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7"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8" style:family="paragraph" style:parent-style-name="Text_20_body">
      <style:text-properties fo:language="cs" fo:country="CZ" officeooo:rsid="121a4227" officeooo:paragraph-rsid="2599cbac"/>
    </style:style>
    <style:style style:name="P29" style:family="paragraph" style:parent-style-name="Text_20_body">
      <style:text-properties fo:language="cs" fo:country="CZ" officeooo:rsid="283b5b27" officeooo:paragraph-rsid="283b5b27"/>
    </style:style>
    <style:style style:name="P30" style:family="paragraph" style:parent-style-name="Text_20_body">
      <style:text-properties fo:language="cs" fo:country="CZ" officeooo:rsid="28445bcb" officeooo:paragraph-rsid="28445bcb"/>
    </style:style>
    <style:style style:name="P31" style:family="paragraph" style:parent-style-name="Text_20_body">
      <style:text-properties fo:language="cs" fo:country="CZ" officeooo:rsid="3166aaa1" officeooo:paragraph-rsid="3166aaa1"/>
    </style:style>
    <style:style style:name="P32" style:family="paragraph" style:parent-style-name="Text_20_body">
      <style:text-properties fo:language="cs" fo:country="CZ" officeooo:rsid="31af9a68" officeooo:paragraph-rsid="31af9a68"/>
    </style:style>
    <style:style style:name="P33" style:family="paragraph" style:parent-style-name="Text_20_body">
      <style:text-properties fo:language="cs" fo:country="CZ" officeooo:rsid="17870ee9" officeooo:paragraph-rsid="34ff8fb2"/>
    </style:style>
    <style:style style:name="P34" style:family="paragraph" style:parent-style-name="Text_20_body">
      <style:text-properties fo:language="cs" fo:country="CZ" officeooo:rsid="35079fda" officeooo:paragraph-rsid="35079fda"/>
    </style:style>
    <style:style style:name="P35" style:family="paragraph" style:parent-style-name="Text_20_body">
      <style:text-properties fo:language="cs" fo:country="CZ" officeooo:rsid="350a6692" officeooo:paragraph-rsid="350a6692"/>
    </style:style>
    <style:style style:name="P36" style:family="paragraph" style:parent-style-name="Text_20_body">
      <style:text-properties fo:language="cs" fo:country="CZ" officeooo:rsid="287adeee" officeooo:paragraph-rsid="287adeee" fo:background-color="#fff200"/>
    </style:style>
    <style:style style:name="P37" style:family="paragraph" style:parent-style-name="Text_20_body">
      <style:text-properties fo:language="cs" fo:country="CZ" officeooo:rsid="202364ac" fo:background-color="#fff200" style:language-asian="cs" style:country-asian="CZ"/>
    </style:style>
    <style:style style:name="P38" style:family="paragraph" style:parent-style-name="Text_20_body">
      <style:text-properties fo:language="cs" fo:country="CZ" officeooo:rsid="287f4470" officeooo:paragraph-rsid="287f4470" fo:background-color="#fff200" style:language-asian="cs" style:country-asian="CZ"/>
    </style:style>
    <style:style style:name="P39" style:family="paragraph" style:parent-style-name="Text_20_body">
      <style:text-properties fo:language="cs" fo:country="CZ" officeooo:rsid="20267c2c" officeooo:paragraph-rsid="20267c2c" fo:background-color="#fff200" style:language-asian="cs" style:country-asian="CZ"/>
    </style:style>
    <style:style style:name="P40" style:family="paragraph" style:parent-style-name="Text_20_body">
      <style:text-properties fo:language="cs" fo:country="CZ" officeooo:rsid="202b1bc4" officeooo:paragraph-rsid="202b1bc4" fo:background-color="#fff200" style:language-asian="cs" style:country-asian="CZ"/>
    </style:style>
    <style:style style:name="P41" style:family="paragraph" style:parent-style-name="Text_20_body">
      <style:text-properties fo:language="cs" fo:country="CZ" officeooo:rsid="2033ec3f" officeooo:paragraph-rsid="2033ec3f" fo:background-color="#fff200" style:language-asian="cs" style:country-asian="CZ"/>
    </style:style>
    <style:style style:name="P42" style:family="paragraph" style:parent-style-name="Text_20_body">
      <style:text-properties fo:language="cs" fo:country="CZ" officeooo:rsid="20228d7e" officeooo:paragraph-rsid="203bcdb4" fo:background-color="#fff200" style:language-asian="cs" style:country-asian="CZ"/>
    </style:style>
    <style:style style:name="P43" style:family="paragraph" style:parent-style-name="Text_20_body">
      <style:text-properties fo:language="cs" fo:country="CZ" officeooo:rsid="2038b19c" officeooo:paragraph-rsid="2038b19c" fo:background-color="#fff200" style:language-asian="cs" style:country-asian="CZ"/>
    </style:style>
    <style:style style:name="P44" style:family="paragraph" style:parent-style-name="Text_20_body">
      <style:text-properties fo:language="cs" fo:country="CZ" officeooo:rsid="28aea984" officeooo:paragraph-rsid="28b0c8e6" fo:background-color="#fff200" style:language-asian="cs" style:country-asian="CZ"/>
    </style:style>
    <style:style style:name="P45" style:family="paragraph" style:parent-style-name="Text_20_body">
      <style:text-properties fo:language="cs" fo:country="CZ" officeooo:rsid="28aefe7f" officeooo:paragraph-rsid="28aefe7f"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8deb3e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officeooo:rsid="244b657c" officeooo:paragraph-rsid="374921a2"/>
    </style:style>
    <style:style style:name="P108" style:family="paragraph" style:parent-style-name="Text_20_body">
      <style:text-properties style:text-line-through-style="none" style:text-line-through-type="none" officeooo:rsid="21279893" officeooo:paragraph-rsid="295955da"/>
    </style:style>
    <style:style style:name="P109" style:family="paragraph" style:parent-style-name="Text_20_body">
      <style:text-properties style:text-line-through-style="none" style:text-line-through-type="none" officeooo:rsid="29995bff" officeooo:paragraph-rsid="299bc094"/>
    </style:style>
    <style:style style:name="P110" style:family="paragraph" style:parent-style-name="Text_20_body">
      <style:text-properties style:text-line-through-style="none" style:text-line-through-type="none" officeooo:rsid="3010f516" officeooo:paragraph-rsid="3010f516"/>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officeooo:rsid="21537a33" officeooo:paragraph-rsid="21537a33"/>
    </style:style>
    <style:style style:name="P119" style:family="paragraph" style:parent-style-name="Text_20_body">
      <style:text-properties officeooo:rsid="21537a33" officeooo:paragraph-rsid="215a0579"/>
    </style:style>
    <style:style style:name="P120" style:family="paragraph" style:parent-style-name="Text_20_body">
      <style:text-properties officeooo:rsid="21537a33" officeooo:paragraph-rsid="215a7955"/>
    </style:style>
    <style:style style:name="P121" style:family="paragraph" style:parent-style-name="Text_20_body">
      <style:text-properties officeooo:rsid="21537a33" officeooo:paragraph-rsid="22e7a051"/>
    </style:style>
    <style:style style:name="P122" style:family="paragraph" style:parent-style-name="Text_20_body">
      <style:text-properties officeooo:rsid="21537a33" officeooo:paragraph-rsid="23c30856"/>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8327ad" officeooo:paragraph-rsid="2284bf97"/>
    </style:style>
    <style:style style:name="P141" style:family="paragraph" style:parent-style-name="Text_20_body">
      <style:text-properties officeooo:rsid="2297affa" officeooo:paragraph-rsid="229b2d63"/>
    </style:style>
    <style:style style:name="P142" style:family="paragraph" style:parent-style-name="Text_20_body">
      <style:text-properties officeooo:rsid="21577601" officeooo:paragraph-rsid="21577601"/>
    </style:style>
    <style:style style:name="P143" style:family="paragraph" style:parent-style-name="Text_20_body">
      <style:text-properties officeooo:rsid="21577601" officeooo:paragraph-rsid="22fc745d"/>
    </style:style>
    <style:style style:name="P144" style:family="paragraph" style:parent-style-name="Text_20_body">
      <style:text-properties officeooo:rsid="21577601" officeooo:paragraph-rsid="22fd30c1"/>
    </style:style>
    <style:style style:name="P145" style:family="paragraph" style:parent-style-name="Text_20_body">
      <style:text-properties officeooo:rsid="21577601" officeooo:paragraph-rsid="23c30856"/>
    </style:style>
    <style:style style:name="P146" style:family="paragraph" style:parent-style-name="Text_20_body">
      <style:text-properties officeooo:rsid="22d6a232" officeooo:paragraph-rsid="22d9bedb"/>
    </style:style>
    <style:style style:name="P147" style:family="paragraph" style:parent-style-name="Text_20_body">
      <style:text-properties officeooo:rsid="2024c342" officeooo:paragraph-rsid="2024c342"/>
    </style:style>
    <style:style style:name="P148" style:family="paragraph" style:parent-style-name="Text_20_body">
      <style:text-properties officeooo:rsid="21a77545" officeooo:paragraph-rsid="21a77545"/>
    </style:style>
    <style:style style:name="P149" style:family="paragraph" style:parent-style-name="Text_20_body">
      <style:text-properties officeooo:rsid="2058902b" officeooo:paragraph-rsid="22f1aa78"/>
    </style:style>
    <style:style style:name="P150" style:family="paragraph" style:parent-style-name="Text_20_body">
      <style:text-properties officeooo:rsid="207831ef" officeooo:paragraph-rsid="23033a35"/>
    </style:style>
    <style:style style:name="P151" style:family="paragraph" style:parent-style-name="Text_20_body">
      <style:text-properties officeooo:rsid="20774db6" officeooo:paragraph-rsid="23033a35"/>
    </style:style>
    <style:style style:name="P152" style:family="paragraph" style:parent-style-name="Text_20_body">
      <style:text-properties officeooo:rsid="20879cf5" officeooo:paragraph-rsid="23033a35"/>
    </style:style>
    <style:style style:name="P153" style:family="paragraph" style:parent-style-name="Text_20_body">
      <style:text-properties officeooo:rsid="20ca50b1"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paragraph-rsid="20af97d2"/>
    </style:style>
    <style:style style:name="P178" style:family="paragraph" style:parent-style-name="Text_20_body">
      <style:text-properties officeooo:rsid="2500ef65" officeooo:paragraph-rsid="2500ef65"/>
    </style:style>
    <style:style style:name="P179" style:family="paragraph" style:parent-style-name="Text_20_body">
      <style:text-properties officeooo:rsid="2512ec2a" officeooo:paragraph-rsid="2512ec2a"/>
    </style:style>
    <style:style style:name="P180" style:family="paragraph" style:parent-style-name="Text_20_body">
      <style:text-properties officeooo:rsid="1e05f260" officeooo:paragraph-rsid="2557ae3b"/>
    </style:style>
    <style:style style:name="P181" style:family="paragraph" style:parent-style-name="Text_20_body">
      <style:text-properties officeooo:rsid="18e685e5" officeooo:paragraph-rsid="2560f252"/>
    </style:style>
    <style:style style:name="P182" style:family="paragraph" style:parent-style-name="Text_20_body">
      <style:text-properties officeooo:rsid="19263f66" officeooo:paragraph-rsid="25616a1b"/>
    </style:style>
    <style:style style:name="P183" style:family="paragraph" style:parent-style-name="Text_20_body">
      <style:text-properties officeooo:rsid="2554a1de" officeooo:paragraph-rsid="25b07de2"/>
    </style:style>
    <style:style style:name="P184" style:family="paragraph" style:parent-style-name="Text_20_body">
      <style:text-properties officeooo:rsid="1d536beb" officeooo:paragraph-rsid="259f0425"/>
    </style:style>
    <style:style style:name="P185" style:family="paragraph" style:parent-style-name="Text_20_body">
      <style:text-properties officeooo:paragraph-rsid="25a0872c"/>
    </style:style>
    <style:style style:name="P186" style:family="paragraph" style:parent-style-name="Text_20_body">
      <style:text-properties officeooo:rsid="25a5346e" officeooo:paragraph-rsid="25a5346e"/>
    </style:style>
    <style:style style:name="P187" style:family="paragraph" style:parent-style-name="Text_20_body">
      <style:text-properties officeooo:rsid="1d1682b7" officeooo:paragraph-rsid="25b31656"/>
    </style:style>
    <style:style style:name="P188" style:family="paragraph" style:parent-style-name="Text_20_body">
      <style:text-properties officeooo:paragraph-rsid="25b9334e"/>
    </style:style>
    <style:style style:name="P189" style:family="paragraph" style:parent-style-name="Text_20_body">
      <style:text-properties officeooo:paragraph-rsid="25bb2127"/>
    </style:style>
    <style:style style:name="P190" style:family="paragraph" style:parent-style-name="Text_20_body">
      <style:text-properties officeooo:rsid="023fd48c" officeooo:paragraph-rsid="2554a1d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217d02ee" officeooo:paragraph-rsid="26a758d5" fo:background-color="transparent"/>
    </style:style>
    <style:style style:name="P193" style:family="paragraph" style:parent-style-name="Text_20_body">
      <style:text-properties officeooo:rsid="217d02ee" officeooo:paragraph-rsid="274785d5" fo:background-color="transparent"/>
    </style:style>
    <style:style style:name="P194" style:family="paragraph" style:parent-style-name="Text_20_body">
      <style:text-properties officeooo:rsid="1f9c2383" officeooo:paragraph-rsid="266c7af0" fo:background-color="transparent"/>
    </style:style>
    <style:style style:name="P195" style:family="paragraph" style:parent-style-name="Text_20_body">
      <style:text-properties officeooo:rsid="1f765eb8" officeooo:paragraph-rsid="26722ac6" fo:background-color="transparent"/>
    </style:style>
    <style:style style:name="P196" style:family="paragraph" style:parent-style-name="Text_20_body">
      <style:text-properties officeooo:rsid="25c44266" officeooo:paragraph-rsid="26d10de3" fo:background-color="transparent"/>
    </style:style>
    <style:style style:name="P197" style:family="paragraph" style:parent-style-name="Text_20_body">
      <style:text-properties officeooo:rsid="26d8fde5" officeooo:paragraph-rsid="26d8fde5" fo:background-color="transparent"/>
    </style:style>
    <style:style style:name="P198" style:family="paragraph" style:parent-style-name="Text_20_body">
      <style:text-properties officeooo:rsid="2128d94f" officeooo:paragraph-rsid="27283b99" fo:background-color="transparent"/>
    </style:style>
    <style:style style:name="P199" style:family="paragraph" style:parent-style-name="Text_20_body">
      <style:text-properties officeooo:rsid="273ba786" officeooo:paragraph-rsid="273ba786" fo:background-color="transparent"/>
    </style:style>
    <style:style style:name="P200" style:family="paragraph" style:parent-style-name="Text_20_body">
      <style:text-properties officeooo:rsid="27ace2b1" officeooo:paragraph-rsid="27ace2b1" fo:background-color="transparent"/>
    </style:style>
    <style:style style:name="P201" style:family="paragraph" style:parent-style-name="Text_20_body">
      <style:text-properties officeooo:rsid="280aa77e" officeooo:paragraph-rsid="280aa77e" fo:background-color="transparent"/>
    </style:style>
    <style:style style:name="P202" style:family="paragraph" style:parent-style-name="Text_20_body">
      <style:text-properties officeooo:rsid="280d8053" officeooo:paragraph-rsid="280d8053" fo:background-color="transparent"/>
    </style:style>
    <style:style style:name="P203" style:family="paragraph" style:parent-style-name="Text_20_body">
      <style:text-properties officeooo:rsid="28175705" officeooo:paragraph-rsid="28175705" fo:background-color="transparent"/>
    </style:style>
    <style:style style:name="P204" style:family="paragraph" style:parent-style-name="Text_20_body">
      <style:text-properties officeooo:rsid="37191ec2" officeooo:paragraph-rsid="37191ec2" fo:background-color="transparent"/>
    </style:style>
    <style:style style:name="P205" style:family="paragraph" style:parent-style-name="Text_20_body">
      <style:text-properties officeooo:rsid="3720d26d" officeooo:paragraph-rsid="3720d26d" fo:background-color="transparent"/>
    </style:style>
    <style:style style:name="P206" style:family="paragraph" style:parent-style-name="Text_20_body">
      <style:text-properties officeooo:rsid="3721f663" officeooo:paragraph-rsid="3721f663" fo:background-color="transparent"/>
    </style:style>
    <style:style style:name="P207" style:family="paragraph" style:parent-style-name="Text_20_body">
      <style:text-properties officeooo:rsid="371f5048" officeooo:paragraph-rsid="371f5048" fo:background-color="transparent"/>
    </style:style>
    <style:style style:name="P208" style:family="paragraph" style:parent-style-name="Text_20_body">
      <style:text-properties officeooo:rsid="38d00731" officeooo:paragraph-rsid="38d00731" fo:background-color="transparent"/>
    </style:style>
    <style:style style:name="P209" style:family="paragraph" style:parent-style-name="Text_20_body">
      <style:text-properties officeooo:rsid="217d02ee" officeooo:paragraph-rsid="25eb4898"/>
    </style:style>
    <style:style style:name="P210" style:family="paragraph" style:parent-style-name="Text_20_body">
      <style:text-properties officeooo:rsid="2569af57" officeooo:paragraph-rsid="25f0f872"/>
    </style:style>
    <style:style style:name="P211" style:family="paragraph" style:parent-style-name="Text_20_body">
      <style:text-properties officeooo:rsid="25f91fac" officeooo:paragraph-rsid="25f91fac"/>
    </style:style>
    <style:style style:name="P212" style:family="paragraph" style:parent-style-name="Text_20_body">
      <style:text-properties officeooo:rsid="25f948cb" officeooo:paragraph-rsid="25f948cb"/>
    </style:style>
    <style:style style:name="P213" style:family="paragraph" style:parent-style-name="Text_20_body">
      <style:text-properties officeooo:rsid="25b9334e" officeooo:paragraph-rsid="25bb2127"/>
    </style:style>
    <style:style style:name="P214" style:family="paragraph" style:parent-style-name="Text_20_body">
      <style:text-properties officeooo:rsid="25c73a8f" officeooo:paragraph-rsid="2615345a"/>
    </style:style>
    <style:style style:name="P215" style:family="paragraph" style:parent-style-name="Text_20_body">
      <style:text-properties officeooo:rsid="1f41bc33" officeooo:paragraph-rsid="2656844a"/>
    </style:style>
    <style:style style:name="P21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7" style:family="paragraph" style:parent-style-name="Text_20_body">
      <style:text-properties fo:font-style="normal" officeooo:rsid="27c4ff00" officeooo:paragraph-rsid="27f3e5ba" fo:background-color="transparent" style:font-style-asian="normal" style:font-style-complex="normal"/>
    </style:style>
    <style:style style:name="P218" style:family="paragraph" style:parent-style-name="Text_20_body">
      <style:text-properties fo:font-style="normal" officeooo:rsid="287f4470" officeooo:paragraph-rsid="287f4470" style:font-style-asian="normal" style:font-style-complex="normal"/>
    </style:style>
    <style:style style:name="P219" style:family="paragraph" style:parent-style-name="Text_20_body">
      <style:text-properties fo:font-style="normal" officeooo:rsid="1bdc3c6c" officeooo:paragraph-rsid="2849de42" style:font-style-asian="normal" style:font-style-complex="normal"/>
    </style:style>
    <style:style style:name="P220" style:family="paragraph" style:parent-style-name="Text_20_body">
      <style:text-properties fo:font-style="normal" officeooo:rsid="312d477f" officeooo:paragraph-rsid="312d477f" style:font-style-asian="normal" style:font-style-complex="normal"/>
    </style:style>
    <style:style style:name="P221" style:family="paragraph" style:parent-style-name="Text_20_body">
      <style:text-properties fo:font-style="normal" officeooo:rsid="32a07628" officeooo:paragraph-rsid="37d46557" style:font-style-asian="normal" style:font-style-complex="normal"/>
    </style:style>
    <style:style style:name="P222" style:family="paragraph" style:parent-style-name="Text_20_body">
      <style:text-properties fo:font-style="normal" officeooo:rsid="3560f8ae" officeooo:paragraph-rsid="3954aa69" fo:background-color="#fff200" style:font-style-asian="normal" style:font-style-complex="normal"/>
    </style:style>
    <style:style style:name="P223" style:family="paragraph" style:parent-style-name="Text_20_body">
      <style:text-properties officeooo:rsid="1d1d9988" officeooo:paragraph-rsid="26639cdc"/>
    </style:style>
    <style:style style:name="P224" style:family="paragraph" style:parent-style-name="Text_20_body">
      <style:text-properties officeooo:rsid="1f724502" officeooo:paragraph-rsid="2673633b"/>
    </style:style>
    <style:style style:name="P225" style:family="paragraph" style:parent-style-name="Text_20_body">
      <style:text-properties officeooo:rsid="247aa9fe" officeooo:paragraph-rsid="269668ef"/>
    </style:style>
    <style:style style:name="P226" style:family="paragraph" style:parent-style-name="Text_20_body">
      <style:text-properties officeooo:rsid="26992d29" officeooo:paragraph-rsid="26992d29"/>
    </style:style>
    <style:style style:name="P227" style:family="paragraph" style:parent-style-name="Text_20_body">
      <style:text-properties officeooo:rsid="269b258f" officeooo:paragraph-rsid="269b258f"/>
    </style:style>
    <style:style style:name="P228" style:family="paragraph" style:parent-style-name="Text_20_body">
      <style:text-properties officeooo:rsid="26a3593b" officeooo:paragraph-rsid="26a3593b"/>
    </style:style>
    <style:style style:name="P229" style:family="paragraph" style:parent-style-name="Text_20_body">
      <style:text-properties officeooo:rsid="26b07eff" officeooo:paragraph-rsid="26b07eff"/>
    </style:style>
    <style:style style:name="P230" style:family="paragraph" style:parent-style-name="Text_20_body">
      <style:text-properties officeooo:rsid="1fc06964" officeooo:paragraph-rsid="27283b99"/>
    </style:style>
    <style:style style:name="P231" style:family="paragraph" style:parent-style-name="Text_20_body">
      <style:text-properties officeooo:rsid="272e2044" officeooo:paragraph-rsid="272e2044"/>
    </style:style>
    <style:style style:name="P232" style:family="paragraph" style:parent-style-name="Text_20_body">
      <style:text-properties officeooo:rsid="1fce4b29" officeooo:paragraph-rsid="273b9d1e"/>
    </style:style>
    <style:style style:name="P233" style:family="paragraph" style:parent-style-name="Text_20_body">
      <style:text-properties officeooo:rsid="273dc687" officeooo:paragraph-rsid="273dc687"/>
    </style:style>
    <style:style style:name="P234" style:family="paragraph" style:parent-style-name="Text_20_body">
      <style:text-properties officeooo:rsid="275149cc" officeooo:paragraph-rsid="275149cc"/>
    </style:style>
    <style:style style:name="P235" style:family="paragraph" style:parent-style-name="Text_20_body">
      <style:text-properties officeooo:rsid="276b8729" officeooo:paragraph-rsid="276b8729"/>
    </style:style>
    <style:style style:name="P236" style:family="paragraph" style:parent-style-name="Text_20_body">
      <style:text-properties officeooo:rsid="26c93516" officeooo:paragraph-rsid="27742e6c"/>
    </style:style>
    <style:style style:name="P237" style:family="paragraph" style:parent-style-name="Text_20_body">
      <style:text-properties officeooo:rsid="277dff14" officeooo:paragraph-rsid="277dff14"/>
    </style:style>
    <style:style style:name="P238" style:family="paragraph" style:parent-style-name="Text_20_body">
      <style:text-properties officeooo:rsid="25bfd212" officeooo:paragraph-rsid="26586c92"/>
    </style:style>
    <style:style style:name="P239" style:family="paragraph" style:parent-style-name="Text_20_body">
      <style:text-properties officeooo:rsid="2795358b" officeooo:paragraph-rsid="2795358b"/>
    </style:style>
    <style:style style:name="P240" style:family="paragraph" style:parent-style-name="Text_20_body">
      <style:text-properties officeooo:rsid="279e46b6" officeooo:paragraph-rsid="279e46b6"/>
    </style:style>
    <style:style style:name="P241" style:family="paragraph" style:parent-style-name="Text_20_body">
      <style:text-properties officeooo:rsid="218cfb73" officeooo:paragraph-rsid="27f3e5ba"/>
    </style:style>
    <style:style style:name="P242" style:family="paragraph" style:parent-style-name="Text_20_body">
      <style:text-properties officeooo:rsid="27c1a74d" officeooo:paragraph-rsid="27c1a74d"/>
    </style:style>
    <style:style style:name="P243" style:family="paragraph" style:parent-style-name="Text_20_body">
      <style:text-properties officeooo:rsid="27c703fc" officeooo:paragraph-rsid="27c703fc"/>
    </style:style>
    <style:style style:name="P244" style:family="paragraph" style:parent-style-name="Text_20_body">
      <style:text-properties officeooo:rsid="27de6c88" officeooo:paragraph-rsid="27dfeaae"/>
    </style:style>
    <style:style style:name="P245" style:family="paragraph" style:parent-style-name="Text_20_body">
      <style:text-properties officeooo:rsid="27dfeaae" officeooo:paragraph-rsid="27dfeaae"/>
    </style:style>
    <style:style style:name="P246" style:family="paragraph" style:parent-style-name="Text_20_body">
      <style:text-properties officeooo:rsid="27e201ac" officeooo:paragraph-rsid="27e201ac"/>
    </style:style>
    <style:style style:name="P247" style:family="paragraph" style:parent-style-name="Text_20_body">
      <style:text-properties officeooo:rsid="27ea0ea6" officeooo:paragraph-rsid="27eb7acb"/>
    </style:style>
    <style:style style:name="P248" style:family="paragraph" style:parent-style-name="Text_20_body">
      <style:text-properties officeooo:rsid="27ebd5a0" officeooo:paragraph-rsid="27ebd5a0"/>
    </style:style>
    <style:style style:name="P249" style:family="paragraph" style:parent-style-name="Text_20_body">
      <style:text-properties officeooo:rsid="27eea8c9" officeooo:paragraph-rsid="27eea8c9"/>
    </style:style>
    <style:style style:name="P250" style:family="paragraph" style:parent-style-name="Text_20_body">
      <style:text-properties officeooo:rsid="27f4fa7b" officeooo:paragraph-rsid="27f4fa7b"/>
    </style:style>
    <style:style style:name="P251" style:family="paragraph" style:parent-style-name="Text_20_body">
      <style:text-properties officeooo:rsid="27f58c0f" officeooo:paragraph-rsid="27f58c0f"/>
    </style:style>
    <style:style style:name="P252" style:family="paragraph" style:parent-style-name="Text_20_body">
      <style:text-properties officeooo:rsid="27f58cff" officeooo:paragraph-rsid="27f58cff"/>
    </style:style>
    <style:style style:name="P253" style:family="paragraph" style:parent-style-name="Text_20_body">
      <style:text-properties officeooo:rsid="27ff85eb" officeooo:paragraph-rsid="27ff85eb"/>
    </style:style>
    <style:style style:name="P254" style:family="paragraph" style:parent-style-name="Text_20_body">
      <style:text-properties officeooo:rsid="2800826c" officeooo:paragraph-rsid="2800826c"/>
    </style:style>
    <style:style style:name="P255" style:family="paragraph" style:parent-style-name="Text_20_body">
      <style:text-properties officeooo:rsid="2801dd04" officeooo:paragraph-rsid="2801dd04"/>
    </style:style>
    <style:style style:name="P256" style:family="paragraph" style:parent-style-name="Text_20_body">
      <style:text-properties officeooo:rsid="28064983" officeooo:paragraph-rsid="28064983"/>
    </style:style>
    <style:style style:name="P257" style:family="paragraph" style:parent-style-name="Text_20_body">
      <style:text-properties officeooo:rsid="281025f2" officeooo:paragraph-rsid="28113e50"/>
    </style:style>
    <style:style style:name="P258" style:family="paragraph" style:parent-style-name="Text_20_body">
      <style:text-properties officeooo:rsid="28159ee9" officeooo:paragraph-rsid="28159ee9"/>
    </style:style>
    <style:style style:name="P259" style:family="paragraph" style:parent-style-name="Text_20_body">
      <style:text-properties officeooo:rsid="27bcad0c" officeooo:paragraph-rsid="26c705ee"/>
    </style:style>
    <style:style style:name="P260" style:family="paragraph" style:parent-style-name="Text_20_body">
      <style:text-properties officeooo:rsid="27be212f" officeooo:paragraph-rsid="27be212f"/>
    </style:style>
    <style:style style:name="P261" style:family="paragraph" style:parent-style-name="Text_20_body">
      <style:text-properties officeooo:rsid="217800a7" officeooo:paragraph-rsid="259f0425"/>
    </style:style>
    <style:style style:name="P262" style:family="paragraph" style:parent-style-name="Text_20_body">
      <style:text-properties officeooo:rsid="27f6cc8e" officeooo:paragraph-rsid="27f6cc8e"/>
    </style:style>
    <style:style style:name="P263" style:family="paragraph" style:parent-style-name="Text_20_body">
      <style:text-properties fo:font-style="italic" officeooo:rsid="2ffe26dc" officeooo:paragraph-rsid="3003c8ab" style:font-style-asian="italic" style:font-style-complex="italic"/>
    </style:style>
    <style:style style:name="P264" style:family="paragraph" style:parent-style-name="Text_20_body">
      <style:text-properties fo:font-style="italic" officeooo:rsid="15fad1cc" officeooo:paragraph-rsid="31451aff" style:font-style-asian="italic" style:font-style-complex="italic"/>
    </style:style>
    <style:style style:name="P265" style:family="paragraph" style:parent-style-name="Text_20_body">
      <style:text-properties fo:font-style="italic" officeooo:rsid="314f7ee7" officeooo:paragraph-rsid="314f7ee7" style:font-style-asian="italic" style:font-style-complex="italic"/>
    </style:style>
    <style:style style:name="P266" style:family="paragraph" style:parent-style-name="Text_20_body">
      <style:text-properties fo:font-style="italic" officeooo:rsid="314f7ee7" officeooo:paragraph-rsid="317b35b8" style:font-style-asian="italic" style:font-style-complex="italic"/>
    </style:style>
    <style:style style:name="P267" style:family="paragraph" style:parent-style-name="Text_20_body">
      <style:text-properties fo:font-style="italic" officeooo:rsid="316bc840" officeooo:paragraph-rsid="316bc840" style:font-style-asian="italic" style:font-style-complex="italic"/>
    </style:style>
    <style:style style:name="P268" style:family="paragraph" style:parent-style-name="Text_20_body">
      <style:text-properties fo:font-style="italic" officeooo:rsid="316bc840" officeooo:paragraph-rsid="317a36dd" style:font-style-asian="italic" style:font-style-complex="italic"/>
    </style:style>
    <style:style style:name="P269" style:family="paragraph" style:parent-style-name="Text_20_body">
      <style:text-properties fo:font-style="italic" officeooo:rsid="317b35b8" officeooo:paragraph-rsid="317b35b8" style:font-style-asian="italic" style:font-style-complex="italic"/>
    </style:style>
    <style:style style:name="P270" style:family="paragraph" style:parent-style-name="Text_20_body">
      <style:text-properties officeooo:rsid="1743cb1d" officeooo:paragraph-rsid="283d4ef9"/>
    </style:style>
    <style:style style:name="P271" style:family="paragraph" style:parent-style-name="Text_20_body">
      <style:text-properties officeooo:rsid="19e5887b" officeooo:paragraph-rsid="283d4ef9"/>
    </style:style>
    <style:style style:name="P272" style:family="paragraph" style:parent-style-name="Text_20_body">
      <style:text-properties officeooo:rsid="14c8a310" officeooo:paragraph-rsid="28400f36"/>
    </style:style>
    <style:style style:name="P273" style:family="paragraph" style:parent-style-name="Text_20_body">
      <style:text-properties officeooo:rsid="10ef4032" officeooo:paragraph-rsid="2842b948"/>
    </style:style>
    <style:style style:name="P274" style:family="paragraph" style:parent-style-name="Text_20_body">
      <style:text-properties officeooo:rsid="1ac05084" officeooo:paragraph-rsid="2842b948"/>
    </style:style>
    <style:style style:name="P275" style:family="paragraph" style:parent-style-name="Text_20_body">
      <style:text-properties officeooo:rsid="137b1378" officeooo:paragraph-rsid="2842b948"/>
    </style:style>
    <style:style style:name="P276" style:family="paragraph" style:parent-style-name="Text_20_body">
      <style:text-properties officeooo:rsid="109943b2" officeooo:paragraph-rsid="2842b948"/>
    </style:style>
    <style:style style:name="P277" style:family="paragraph" style:parent-style-name="Text_20_body">
      <style:text-properties officeooo:rsid="1ac27fde" officeooo:paragraph-rsid="2842b948"/>
    </style:style>
    <style:style style:name="P278" style:family="paragraph" style:parent-style-name="Text_20_body">
      <style:text-properties officeooo:rsid="10a2cf85" officeooo:paragraph-rsid="2842b948"/>
    </style:style>
    <style:style style:name="P279" style:family="paragraph" style:parent-style-name="Text_20_body">
      <style:text-properties officeooo:rsid="1a1cdfe0" officeooo:paragraph-rsid="28445bcb"/>
    </style:style>
    <style:style style:name="P280" style:family="paragraph" style:parent-style-name="Text_20_body">
      <style:text-properties officeooo:rsid="284482c7" officeooo:paragraph-rsid="284482c7"/>
    </style:style>
    <style:style style:name="P281" style:family="paragraph" style:parent-style-name="Text_20_body">
      <style:text-properties officeooo:rsid="14763b02" officeooo:paragraph-rsid="2849de42"/>
    </style:style>
    <style:style style:name="P282" style:family="paragraph" style:parent-style-name="Text_20_body">
      <style:text-properties officeooo:rsid="14763b02" officeooo:paragraph-rsid="31ff992b"/>
    </style:style>
    <style:style style:name="P283" style:family="paragraph" style:parent-style-name="Text_20_body">
      <style:text-properties officeooo:rsid="134243ab" officeooo:paragraph-rsid="284f60f7"/>
    </style:style>
    <style:style style:name="P284" style:family="paragraph" style:parent-style-name="Text_20_body">
      <style:text-properties officeooo:rsid="0f3e2872" officeooo:paragraph-rsid="284f60f7"/>
    </style:style>
    <style:style style:name="P285" style:family="paragraph" style:parent-style-name="Text_20_body">
      <style:text-properties officeooo:rsid="20cb160c" officeooo:paragraph-rsid="20cb160c"/>
    </style:style>
    <style:style style:name="P286" style:family="paragraph" style:parent-style-name="Text_20_body">
      <style:text-properties officeooo:rsid="28550227" officeooo:paragraph-rsid="28550227"/>
    </style:style>
    <style:style style:name="P287" style:family="paragraph" style:parent-style-name="Text_20_body">
      <style:text-properties officeooo:rsid="28550227" officeooo:paragraph-rsid="285506bd"/>
    </style:style>
    <style:style style:name="P288" style:family="paragraph" style:parent-style-name="Text_20_body">
      <style:text-properties officeooo:rsid="20b59c5a" officeooo:paragraph-rsid="236a9e26"/>
    </style:style>
    <style:style style:name="P289" style:family="paragraph" style:parent-style-name="Text_20_body">
      <style:text-properties officeooo:rsid="285c2fe7" officeooo:paragraph-rsid="285c2fe7"/>
    </style:style>
    <style:style style:name="P290" style:family="paragraph" style:parent-style-name="Text_20_body">
      <style:text-properties officeooo:paragraph-rsid="2860138b"/>
    </style:style>
    <style:style style:name="P291" style:family="paragraph" style:parent-style-name="Text_20_body">
      <style:text-properties officeooo:paragraph-rsid="202364ac"/>
    </style:style>
    <style:style style:name="P292" style:family="paragraph" style:parent-style-name="Text_20_body">
      <style:text-properties officeooo:rsid="287f4470" officeooo:paragraph-rsid="287f4470"/>
    </style:style>
    <style:style style:name="P293" style:family="paragraph" style:parent-style-name="Text_20_body">
      <style:text-properties officeooo:rsid="2883472f" officeooo:paragraph-rsid="2883472f"/>
    </style:style>
    <style:style style:name="P294" style:family="paragraph" style:parent-style-name="Text_20_body">
      <style:text-properties officeooo:paragraph-rsid="288afecb"/>
    </style:style>
    <style:style style:name="P295" style:family="paragraph" style:parent-style-name="Text_20_body">
      <style:text-properties officeooo:rsid="28a8f94c" officeooo:paragraph-rsid="28a8f94c"/>
    </style:style>
    <style:style style:name="P296" style:family="paragraph" style:parent-style-name="Text_20_body">
      <style:text-properties officeooo:rsid="215d4e07" officeooo:paragraph-rsid="28f28620"/>
    </style:style>
    <style:style style:name="P297" style:family="paragraph" style:parent-style-name="Text_20_body">
      <style:text-properties officeooo:rsid="28dfd528" officeooo:paragraph-rsid="28dfd528"/>
    </style:style>
    <style:style style:name="P298" style:family="paragraph" style:parent-style-name="Text_20_body">
      <style:text-properties officeooo:rsid="28dfd528" officeooo:paragraph-rsid="28e40697"/>
    </style:style>
    <style:style style:name="P299" style:family="paragraph" style:parent-style-name="Text_20_body">
      <style:text-properties officeooo:rsid="28e9a78f" officeooo:paragraph-rsid="28e9a78f"/>
    </style:style>
    <style:style style:name="P300" style:family="paragraph" style:parent-style-name="Text_20_body">
      <style:text-properties officeooo:rsid="215e7a47" officeooo:paragraph-rsid="28f28620"/>
    </style:style>
    <style:style style:name="P301" style:family="paragraph" style:parent-style-name="Text_20_body">
      <style:text-properties officeooo:rsid="28e2de2a" officeooo:paragraph-rsid="28e2de2a"/>
    </style:style>
    <style:style style:name="P302" style:family="paragraph" style:parent-style-name="Text_20_body">
      <style:text-properties officeooo:rsid="2848fd51" officeooo:paragraph-rsid="2848fd51"/>
    </style:style>
    <style:style style:name="P303" style:family="paragraph" style:parent-style-name="Text_20_body">
      <style:text-properties officeooo:paragraph-rsid="29739d0f"/>
    </style:style>
    <style:style style:name="P304" style:family="paragraph" style:parent-style-name="Text_20_body">
      <style:text-properties officeooo:rsid="2999581b" officeooo:paragraph-rsid="2999581b"/>
    </style:style>
    <style:style style:name="P305" style:family="paragraph" style:parent-style-name="Text_20_body">
      <style:text-properties officeooo:rsid="29995bff" officeooo:paragraph-rsid="299bc094"/>
    </style:style>
    <style:style style:name="P306" style:family="paragraph" style:parent-style-name="Text_20_body">
      <style:text-properties officeooo:rsid="299bc094" officeooo:paragraph-rsid="29a34dba"/>
    </style:style>
    <style:style style:name="P307" style:family="paragraph" style:parent-style-name="Text_20_body">
      <style:text-properties officeooo:rsid="299bc094" officeooo:paragraph-rsid="29a7205d"/>
    </style:style>
    <style:style style:name="P308" style:family="paragraph" style:parent-style-name="Text_20_body">
      <style:text-properties officeooo:paragraph-rsid="22ba960b"/>
    </style:style>
    <style:style style:name="P309" style:family="paragraph" style:parent-style-name="Text_20_body">
      <style:text-properties officeooo:paragraph-rsid="2ab0c64f"/>
    </style:style>
    <style:style style:name="P310" style:family="paragraph" style:parent-style-name="Text_20_body">
      <style:text-properties officeooo:rsid="2ab2f4c4" officeooo:paragraph-rsid="2ab2f4c4"/>
    </style:style>
    <style:style style:name="P311" style:family="paragraph" style:parent-style-name="Text_20_body">
      <style:text-properties officeooo:rsid="2ab504dd" officeooo:paragraph-rsid="2ab504dd"/>
    </style:style>
    <style:style style:name="P312" style:family="paragraph" style:parent-style-name="Text_20_body">
      <style:text-properties officeooo:rsid="2ad946a0" officeooo:paragraph-rsid="2adf01e2"/>
    </style:style>
    <style:style style:name="P313" style:family="paragraph" style:parent-style-name="Text_20_body">
      <style:text-properties officeooo:rsid="2ae0e0fb" officeooo:paragraph-rsid="2ae1d984"/>
    </style:style>
    <style:style style:name="P314" style:family="paragraph" style:parent-style-name="Text_20_body">
      <style:text-properties officeooo:rsid="2af2c3a9" officeooo:paragraph-rsid="2af2c3a9"/>
    </style:style>
    <style:style style:name="P315" style:family="paragraph" style:parent-style-name="Text_20_body">
      <style:text-properties officeooo:rsid="20735a6d" officeooo:paragraph-rsid="20735a6d"/>
    </style:style>
    <style:style style:name="P316" style:family="paragraph" style:parent-style-name="Text_20_body">
      <style:text-properties officeooo:rsid="20642488" officeooo:paragraph-rsid="2afd3de0"/>
    </style:style>
    <style:style style:name="P317" style:family="paragraph" style:parent-style-name="Text_20_body">
      <style:text-properties officeooo:rsid="206449e7" officeooo:paragraph-rsid="2afd3de0"/>
    </style:style>
    <style:style style:name="P318" style:family="paragraph" style:parent-style-name="Text_20_body">
      <style:text-properties officeooo:rsid="2afd3de0" officeooo:paragraph-rsid="2afd3de0"/>
    </style:style>
    <style:style style:name="P319" style:family="paragraph" style:parent-style-name="Text_20_body">
      <style:text-properties officeooo:rsid="221a0527" officeooo:paragraph-rsid="221a0527"/>
    </style:style>
    <style:style style:name="P320" style:family="paragraph" style:parent-style-name="Text_20_body">
      <style:text-properties officeooo:rsid="226394fa" officeooo:paragraph-rsid="2b0035d5"/>
    </style:style>
    <style:style style:name="P321" style:family="paragraph" style:parent-style-name="Text_20_body">
      <style:text-properties officeooo:rsid="2b05b4e8" officeooo:paragraph-rsid="2b59c36f"/>
    </style:style>
    <style:style style:name="P322" style:family="paragraph" style:parent-style-name="Text_20_body">
      <style:text-properties officeooo:rsid="2b06eaf6" officeooo:paragraph-rsid="2b089e62"/>
    </style:style>
    <style:style style:name="P323" style:family="paragraph" style:parent-style-name="Text_20_body">
      <style:text-properties officeooo:rsid="2b102a27" officeooo:paragraph-rsid="2b1589f6"/>
    </style:style>
    <style:style style:name="P324" style:family="paragraph" style:parent-style-name="Text_20_body">
      <style:text-properties officeooo:rsid="2b4276f8" officeooo:paragraph-rsid="2b459676"/>
    </style:style>
    <style:style style:name="P325" style:family="paragraph" style:parent-style-name="Text_20_body">
      <style:text-properties officeooo:rsid="20a19e91" officeooo:paragraph-rsid="20a19e91"/>
    </style:style>
    <style:style style:name="P326" style:family="paragraph" style:parent-style-name="Text_20_body">
      <style:text-properties officeooo:rsid="20a19e91" officeooo:paragraph-rsid="2b5c6e39"/>
    </style:style>
    <style:style style:name="P327" style:family="paragraph" style:parent-style-name="Text_20_body">
      <style:text-properties officeooo:rsid="2b5c6e39" officeooo:paragraph-rsid="2b5c6e39"/>
    </style:style>
    <style:style style:name="P328" style:family="paragraph" style:parent-style-name="Text_20_body">
      <style:text-properties officeooo:paragraph-rsid="2bb744ac"/>
    </style:style>
    <style:style style:name="P329" style:family="paragraph" style:parent-style-name="Text_20_body">
      <style:text-properties officeooo:rsid="27567664" officeooo:paragraph-rsid="288afecb"/>
    </style:style>
    <style:style style:name="P330" style:family="paragraph" style:parent-style-name="Text_20_body">
      <style:text-properties officeooo:rsid="2bd3e1b8" officeooo:paragraph-rsid="2bd3e1b8"/>
    </style:style>
    <style:style style:name="P331" style:family="paragraph" style:parent-style-name="Text_20_body">
      <style:text-properties officeooo:paragraph-rsid="2ab504dd"/>
    </style:style>
    <style:style style:name="P332" style:family="paragraph" style:parent-style-name="Text_20_body">
      <style:text-properties officeooo:rsid="2c93ea46" officeooo:paragraph-rsid="2cefea23"/>
    </style:style>
    <style:style style:name="P333" style:family="paragraph" style:parent-style-name="Text_20_body">
      <style:text-properties officeooo:rsid="1bf4e358" officeooo:paragraph-rsid="2dd10b15"/>
    </style:style>
    <style:style style:name="P334" style:family="paragraph" style:parent-style-name="Text_20_body">
      <style:text-properties officeooo:rsid="18a69eb1" officeooo:paragraph-rsid="2e081869"/>
    </style:style>
    <style:style style:name="P335" style:family="paragraph" style:parent-style-name="Text_20_body">
      <style:text-properties officeooo:rsid="2e0f2eca" officeooo:paragraph-rsid="2e19265d"/>
    </style:style>
    <style:style style:name="P336" style:family="paragraph" style:parent-style-name="Text_20_body">
      <style:text-properties officeooo:rsid="18b03c24" officeooo:paragraph-rsid="2e37bf1b"/>
    </style:style>
    <style:style style:name="P337" style:family="paragraph" style:parent-style-name="Text_20_body">
      <style:text-properties officeooo:rsid="18c84115" officeooo:paragraph-rsid="2e37bf1b"/>
    </style:style>
    <style:style style:name="P338" style:family="paragraph" style:parent-style-name="Text_20_body">
      <style:text-properties officeooo:paragraph-rsid="2e4d3905"/>
    </style:style>
    <style:style style:name="P339" style:family="paragraph" style:parent-style-name="Text_20_body">
      <style:text-properties officeooo:rsid="2e682b1d" officeooo:paragraph-rsid="2e682b1d"/>
    </style:style>
    <style:style style:name="P340" style:family="paragraph" style:parent-style-name="Text_20_body">
      <style:text-properties officeooo:rsid="2ee52f0b" officeooo:paragraph-rsid="2ee52f0b"/>
    </style:style>
    <style:style style:name="P341" style:family="paragraph" style:parent-style-name="Text_20_body">
      <style:text-properties officeooo:paragraph-rsid="2fc6be98"/>
    </style:style>
    <style:style style:name="P342" style:family="paragraph" style:parent-style-name="Text_20_body">
      <style:text-properties officeooo:rsid="2fe6c248" officeooo:paragraph-rsid="2fe6c248"/>
    </style:style>
    <style:style style:name="P343" style:family="paragraph" style:parent-style-name="Text_20_body">
      <style:text-properties officeooo:rsid="300263a7" officeooo:paragraph-rsid="3003c8ab"/>
    </style:style>
    <style:style style:name="P344" style:family="paragraph" style:parent-style-name="Text_20_body">
      <style:text-properties officeooo:rsid="3003c8ab" officeooo:paragraph-rsid="3003c8ab"/>
    </style:style>
    <style:style style:name="P345" style:family="paragraph" style:parent-style-name="Text_20_body">
      <style:text-properties officeooo:rsid="24969cfe" officeooo:paragraph-rsid="300fc138"/>
    </style:style>
    <style:style style:name="P346" style:family="paragraph" style:parent-style-name="Text_20_body">
      <style:text-properties officeooo:rsid="1bd786c4" officeooo:paragraph-rsid="2849de42"/>
    </style:style>
    <style:style style:name="P347" style:family="paragraph" style:parent-style-name="Text_20_body">
      <style:text-properties officeooo:rsid="3075c191" officeooo:paragraph-rsid="3075c191"/>
    </style:style>
    <style:style style:name="P348" style:family="paragraph" style:parent-style-name="Text_20_body">
      <style:text-properties officeooo:rsid="147b0296" officeooo:paragraph-rsid="2849de42"/>
    </style:style>
    <style:style style:name="P349" style:family="paragraph" style:parent-style-name="Text_20_body">
      <style:text-properties officeooo:paragraph-rsid="3086ceba"/>
    </style:style>
    <style:style style:name="P350" style:family="paragraph" style:parent-style-name="Text_20_body">
      <style:text-properties officeooo:rsid="1b1133f5" officeooo:paragraph-rsid="30c03f57"/>
    </style:style>
    <style:style style:name="P351" style:family="paragraph" style:parent-style-name="Text_20_body">
      <style:text-properties officeooo:rsid="309fb69b" officeooo:paragraph-rsid="30a15871"/>
    </style:style>
    <style:style style:name="P352" style:family="paragraph" style:parent-style-name="Text_20_body">
      <style:text-properties officeooo:rsid="309fb69b" officeooo:paragraph-rsid="30eb4a6e"/>
    </style:style>
    <style:style style:name="P353" style:family="paragraph" style:parent-style-name="Text_20_body">
      <style:text-properties officeooo:rsid="309fb69b" officeooo:paragraph-rsid="3113bcb5"/>
    </style:style>
    <style:style style:name="P354" style:family="paragraph" style:parent-style-name="Text_20_body">
      <style:text-properties officeooo:rsid="30a7bc95" officeooo:paragraph-rsid="30a7bc95"/>
    </style:style>
    <style:style style:name="P355" style:family="paragraph" style:parent-style-name="Text_20_body">
      <style:text-properties officeooo:rsid="30aacd80" officeooo:paragraph-rsid="30aacd80"/>
    </style:style>
    <style:style style:name="P356" style:family="paragraph" style:parent-style-name="Text_20_body">
      <style:text-properties officeooo:rsid="30b893ef" officeooo:paragraph-rsid="30b893ef"/>
    </style:style>
    <style:style style:name="P357" style:family="paragraph" style:parent-style-name="Text_20_body">
      <style:text-properties officeooo:rsid="14780134" officeooo:paragraph-rsid="30bdcb79"/>
    </style:style>
    <style:style style:name="P358" style:family="paragraph" style:parent-style-name="Text_20_body">
      <style:text-properties officeooo:paragraph-rsid="30c03f57"/>
    </style:style>
    <style:style style:name="P359" style:family="paragraph" style:parent-style-name="Text_20_body">
      <style:text-properties officeooo:rsid="30c539b3" officeooo:paragraph-rsid="34f3694a"/>
    </style:style>
    <style:style style:name="P360" style:family="paragraph" style:parent-style-name="Text_20_body">
      <style:text-properties officeooo:rsid="30cdefe6" officeooo:paragraph-rsid="30cdefe6"/>
    </style:style>
    <style:style style:name="P361" style:family="paragraph" style:parent-style-name="Text_20_body">
      <style:text-properties officeooo:rsid="30d0b7be" officeooo:paragraph-rsid="34f3694a"/>
    </style:style>
    <style:style style:name="P362" style:family="paragraph" style:parent-style-name="Text_20_body">
      <style:text-properties officeooo:rsid="2e32271c" officeooo:paragraph-rsid="34f3694a"/>
    </style:style>
    <style:style style:name="P363" style:family="paragraph" style:parent-style-name="Text_20_body">
      <style:text-properties officeooo:rsid="30d3d3b8" officeooo:paragraph-rsid="34f3694a"/>
    </style:style>
    <style:style style:name="P364" style:family="paragraph" style:parent-style-name="Text_20_body">
      <style:text-properties officeooo:rsid="30cf44d3" officeooo:paragraph-rsid="34f3694a"/>
    </style:style>
    <style:style style:name="P365" style:family="paragraph" style:parent-style-name="Text_20_body">
      <style:text-properties officeooo:rsid="30f1c3ba" officeooo:paragraph-rsid="30f1c3ba"/>
    </style:style>
    <style:style style:name="P366" style:family="paragraph" style:parent-style-name="Text_20_body">
      <style:text-properties officeooo:rsid="30f2ad64" officeooo:paragraph-rsid="30f2ad64"/>
    </style:style>
    <style:style style:name="P367" style:family="paragraph" style:parent-style-name="Text_20_body">
      <style:text-properties officeooo:rsid="30f48d43" officeooo:paragraph-rsid="30f48d43"/>
    </style:style>
    <style:style style:name="P368" style:family="paragraph" style:parent-style-name="Text_20_body">
      <style:text-properties officeooo:rsid="30f72f55" officeooo:paragraph-rsid="30f72f55"/>
    </style:style>
    <style:style style:name="P369" style:family="paragraph" style:parent-style-name="Text_20_body">
      <style:text-properties officeooo:rsid="3073b9bc" officeooo:paragraph-rsid="3122ab57"/>
    </style:style>
    <style:style style:name="P370" style:family="paragraph" style:parent-style-name="Text_20_body">
      <style:text-properties officeooo:paragraph-rsid="3130ab20"/>
    </style:style>
    <style:style style:name="P371" style:family="paragraph" style:parent-style-name="Text_20_body">
      <style:text-properties officeooo:rsid="313a5a5c" officeooo:paragraph-rsid="31560202"/>
    </style:style>
    <style:style style:name="P372" style:family="paragraph" style:parent-style-name="Text_20_body">
      <style:text-properties officeooo:rsid="314e26a5" officeooo:paragraph-rsid="31560202"/>
    </style:style>
    <style:style style:name="P373" style:family="paragraph" style:parent-style-name="Text_20_body">
      <style:text-properties officeooo:rsid="31520442" officeooo:paragraph-rsid="31520442"/>
    </style:style>
    <style:style style:name="P374" style:family="paragraph" style:parent-style-name="Text_20_body">
      <style:text-properties officeooo:rsid="31560202" officeooo:paragraph-rsid="31560202"/>
    </style:style>
    <style:style style:name="P375" style:family="paragraph" style:parent-style-name="Text_20_body">
      <style:text-properties officeooo:rsid="31560202" officeooo:paragraph-rsid="3158bd62"/>
    </style:style>
    <style:style style:name="P376" style:family="paragraph" style:parent-style-name="Text_20_body">
      <style:text-properties officeooo:rsid="313ebac7" officeooo:paragraph-rsid="31560202"/>
    </style:style>
    <style:style style:name="P377" style:family="paragraph" style:parent-style-name="Text_20_body">
      <style:text-properties officeooo:rsid="3158bd62" officeooo:paragraph-rsid="3158bd62"/>
    </style:style>
    <style:style style:name="P378" style:family="paragraph" style:parent-style-name="Text_20_body">
      <style:text-properties officeooo:rsid="315b6403" officeooo:paragraph-rsid="315b6403"/>
    </style:style>
    <style:style style:name="P379" style:family="paragraph" style:parent-style-name="Text_20_body">
      <style:text-properties officeooo:rsid="31632910" officeooo:paragraph-rsid="31632910"/>
    </style:style>
    <style:style style:name="P380" style:family="paragraph" style:parent-style-name="Text_20_body">
      <style:text-properties officeooo:rsid="3173a9fa" officeooo:paragraph-rsid="3173a9fa"/>
    </style:style>
    <style:style style:name="P381" style:family="paragraph" style:parent-style-name="Text_20_body">
      <style:text-properties officeooo:rsid="319678a1" officeooo:paragraph-rsid="319678a1"/>
    </style:style>
    <style:style style:name="P382" style:family="paragraph" style:parent-style-name="Text_20_body">
      <style:text-properties officeooo:rsid="31986595" officeooo:paragraph-rsid="31986595"/>
    </style:style>
    <style:style style:name="P383" style:family="paragraph" style:parent-style-name="Text_20_body">
      <style:text-properties officeooo:rsid="319f581b" officeooo:paragraph-rsid="319f581b"/>
    </style:style>
    <style:style style:name="P384" style:family="paragraph" style:parent-style-name="Text_20_body">
      <style:text-properties officeooo:rsid="31b177d2" officeooo:paragraph-rsid="31b40637"/>
    </style:style>
    <style:style style:name="P385" style:family="paragraph" style:parent-style-name="Text_20_body">
      <style:text-properties officeooo:rsid="31cb13ea" officeooo:paragraph-rsid="31cb13ea"/>
    </style:style>
    <style:style style:name="P386" style:family="paragraph" style:parent-style-name="Text_20_body">
      <style:text-properties officeooo:rsid="31cd9d36" officeooo:paragraph-rsid="31cd9d36"/>
    </style:style>
    <style:style style:name="P387" style:family="paragraph" style:parent-style-name="Text_20_body">
      <style:text-properties officeooo:rsid="31dd7b66" officeooo:paragraph-rsid="31dd7b66"/>
    </style:style>
    <style:style style:name="P388" style:family="paragraph" style:parent-style-name="Text_20_body">
      <style:text-properties officeooo:rsid="30b52973" officeooo:paragraph-rsid="31edfdf1"/>
    </style:style>
    <style:style style:name="P389" style:family="paragraph" style:parent-style-name="Text_20_body">
      <style:text-properties officeooo:rsid="31f5eaf8" officeooo:paragraph-rsid="31f5eaf8"/>
    </style:style>
    <style:style style:name="P390" style:family="paragraph" style:parent-style-name="Text_20_body">
      <style:text-properties officeooo:paragraph-rsid="3202d433"/>
    </style:style>
    <style:style style:name="P391" style:family="paragraph" style:parent-style-name="Text_20_body">
      <style:text-properties officeooo:rsid="1be22b86" officeooo:paragraph-rsid="320de796"/>
    </style:style>
    <style:style style:name="P392" style:family="paragraph" style:parent-style-name="Text_20_body">
      <style:text-properties officeooo:rsid="1bce3dd3" officeooo:paragraph-rsid="31df5bde"/>
    </style:style>
    <style:style style:name="P393" style:family="paragraph" style:parent-style-name="Text_20_body">
      <style:text-properties officeooo:rsid="32038948" officeooo:paragraph-rsid="3202d433"/>
    </style:style>
    <style:style style:name="P394" style:family="paragraph" style:parent-style-name="Text_20_body">
      <style:text-properties officeooo:rsid="31c1ea6d" officeooo:paragraph-rsid="3211cd51"/>
    </style:style>
    <style:style style:name="P395" style:family="paragraph" style:parent-style-name="Text_20_body">
      <style:text-properties officeooo:rsid="322faae2" officeooo:paragraph-rsid="322faae2"/>
    </style:style>
    <style:style style:name="P396" style:family="paragraph" style:parent-style-name="Text_20_body">
      <style:text-properties officeooo:rsid="3233256b" officeooo:paragraph-rsid="3233256b"/>
    </style:style>
    <style:style style:name="P397" style:family="paragraph" style:parent-style-name="Text_20_body">
      <style:text-properties officeooo:paragraph-rsid="33302b7a"/>
    </style:style>
    <style:style style:name="P398" style:family="paragraph" style:parent-style-name="Text_20_body">
      <style:text-properties officeooo:rsid="32452bf8" officeooo:paragraph-rsid="33302b7a"/>
    </style:style>
    <style:style style:name="P399" style:family="paragraph" style:parent-style-name="Text_20_body">
      <style:text-properties officeooo:rsid="32eefff6" officeooo:paragraph-rsid="3316ce46"/>
    </style:style>
    <style:style style:name="P400" style:family="paragraph" style:parent-style-name="Text_20_body">
      <style:text-properties officeooo:rsid="32eefff6" officeooo:paragraph-rsid="33524e01"/>
    </style:style>
    <style:style style:name="P401" style:family="paragraph" style:parent-style-name="Text_20_body">
      <style:text-properties officeooo:rsid="3301366b" officeooo:paragraph-rsid="33051774"/>
    </style:style>
    <style:style style:name="P402" style:family="paragraph" style:parent-style-name="Text_20_body">
      <style:text-properties officeooo:rsid="3309b033" officeooo:paragraph-rsid="3309b033"/>
    </style:style>
    <style:style style:name="P403" style:family="paragraph" style:parent-style-name="Text_20_body">
      <style:text-properties officeooo:rsid="3309cb8d" officeooo:paragraph-rsid="3309cb8d"/>
    </style:style>
    <style:style style:name="P404" style:family="paragraph" style:parent-style-name="Text_20_body">
      <style:text-properties officeooo:rsid="332a82ed" officeooo:paragraph-rsid="332a82ed"/>
    </style:style>
    <style:style style:name="P405" style:family="paragraph" style:parent-style-name="Text_20_body">
      <style:text-properties officeooo:rsid="32319192" officeooo:paragraph-rsid="33302b7a"/>
    </style:style>
    <style:style style:name="P406" style:family="paragraph" style:parent-style-name="Text_20_body">
      <style:text-properties officeooo:rsid="32365947" officeooo:paragraph-rsid="33302b7a"/>
    </style:style>
    <style:style style:name="P407" style:family="paragraph" style:parent-style-name="Text_20_body">
      <style:text-properties officeooo:rsid="325b5d9a" officeooo:paragraph-rsid="33302b7a"/>
    </style:style>
    <style:style style:name="P408" style:family="paragraph" style:parent-style-name="Text_20_body">
      <style:text-properties officeooo:rsid="32423dd8" officeooo:paragraph-rsid="33302b7a"/>
    </style:style>
    <style:style style:name="P409" style:family="paragraph" style:parent-style-name="Text_20_body">
      <style:text-properties officeooo:rsid="32521a01" officeooo:paragraph-rsid="33302b7a"/>
    </style:style>
    <style:style style:name="P410" style:family="paragraph" style:parent-style-name="Text_20_body">
      <style:text-properties officeooo:rsid="32eba680" officeooo:paragraph-rsid="32ec9622"/>
    </style:style>
    <style:style style:name="P411" style:family="paragraph" style:parent-style-name="Text_20_body">
      <style:text-properties officeooo:rsid="32f7921c" officeooo:paragraph-rsid="3300eea4"/>
    </style:style>
    <style:style style:name="P412" style:family="paragraph" style:parent-style-name="Text_20_body">
      <style:text-properties officeooo:rsid="333b2b21" officeooo:paragraph-rsid="333b2b21"/>
    </style:style>
    <style:style style:name="P413" style:family="paragraph" style:parent-style-name="Text_20_body">
      <style:text-properties officeooo:rsid="337b1234" officeooo:paragraph-rsid="337b1234"/>
    </style:style>
    <style:style style:name="P414" style:family="paragraph" style:parent-style-name="Text_20_body">
      <style:text-properties officeooo:rsid="338618e8" officeooo:paragraph-rsid="33883e91"/>
    </style:style>
    <style:style style:name="P415" style:family="paragraph" style:parent-style-name="Text_20_body">
      <style:text-properties officeooo:rsid="33883e91" officeooo:paragraph-rsid="33883e91"/>
    </style:style>
    <style:style style:name="P416" style:family="paragraph" style:parent-style-name="Text_20_body">
      <style:text-properties officeooo:rsid="338ae010" officeooo:paragraph-rsid="338ae010"/>
    </style:style>
    <style:style style:name="P417" style:family="paragraph" style:parent-style-name="Text_20_body">
      <style:text-properties officeooo:rsid="24ffc69a" officeooo:paragraph-rsid="24ffc69a"/>
    </style:style>
    <style:style style:name="P418" style:family="paragraph" style:parent-style-name="Text_20_body">
      <style:text-properties officeooo:rsid="3454e30e" officeooo:paragraph-rsid="34584474"/>
    </style:style>
    <style:style style:name="P419" style:family="paragraph" style:parent-style-name="Text_20_body">
      <style:text-properties officeooo:rsid="345e0beb" officeooo:paragraph-rsid="345e0beb"/>
    </style:style>
    <style:style style:name="P420" style:family="paragraph" style:parent-style-name="Text_20_body">
      <style:text-properties officeooo:rsid="33bdf2b7" officeooo:paragraph-rsid="34913587"/>
    </style:style>
    <style:style style:name="P421" style:family="paragraph" style:parent-style-name="Text_20_body">
      <style:text-properties officeooo:rsid="346e403d" officeooo:paragraph-rsid="34b0a8a7"/>
    </style:style>
    <style:style style:name="P422" style:family="paragraph" style:parent-style-name="Text_20_body">
      <style:text-properties officeooo:rsid="3432f0a1" officeooo:paragraph-rsid="34f3694a"/>
    </style:style>
    <style:style style:name="P423" style:family="paragraph" style:parent-style-name="Text_20_body">
      <style:text-properties officeooo:rsid="34837c6d" officeooo:paragraph-rsid="34846bd9"/>
    </style:style>
    <style:style style:name="P424" style:family="paragraph" style:parent-style-name="Text_20_body">
      <style:text-properties officeooo:rsid="34868f9f" officeooo:paragraph-rsid="34868f9f"/>
    </style:style>
    <style:style style:name="P425" style:family="paragraph" style:parent-style-name="Text_20_body">
      <style:text-properties officeooo:rsid="30cc17dd" officeooo:paragraph-rsid="34f3694a"/>
    </style:style>
    <style:style style:name="P426" style:family="paragraph" style:parent-style-name="Text_20_body">
      <style:text-properties officeooo:rsid="34425210" officeooo:paragraph-rsid="34f3694a"/>
    </style:style>
    <style:style style:name="P427" style:family="paragraph" style:parent-style-name="Text_20_body">
      <style:text-properties officeooo:rsid="34103cb2" officeooo:paragraph-rsid="34b30b4f"/>
    </style:style>
    <style:style style:name="P428" style:family="paragraph" style:parent-style-name="Text_20_body">
      <style:text-properties officeooo:rsid="2be46d33" officeooo:paragraph-rsid="34b30b4f"/>
    </style:style>
    <style:style style:name="P429" style:family="paragraph" style:parent-style-name="Text_20_body">
      <style:text-properties officeooo:rsid="33ed3061" officeooo:paragraph-rsid="34c61058"/>
    </style:style>
    <style:style style:name="P430" style:family="paragraph" style:parent-style-name="Text_20_body">
      <style:text-properties officeooo:rsid="33ed3061" officeooo:paragraph-rsid="34d0e020"/>
    </style:style>
    <style:style style:name="P431" style:family="paragraph" style:parent-style-name="Text_20_body">
      <style:text-properties officeooo:rsid="2a8d2813" officeooo:paragraph-rsid="34b30b4f"/>
    </style:style>
    <style:style style:name="P432" style:family="paragraph" style:parent-style-name="Text_20_body">
      <style:text-properties officeooo:rsid="33ee8eae" officeooo:paragraph-rsid="34d0e020"/>
    </style:style>
    <style:style style:name="P433" style:family="paragraph" style:parent-style-name="Text_20_body">
      <style:text-properties officeooo:rsid="33e6b55a" officeooo:paragraph-rsid="34b30b4f"/>
    </style:style>
    <style:style style:name="P434" style:family="paragraph" style:parent-style-name="Text_20_body">
      <style:text-properties officeooo:rsid="33b2d0ec" officeooo:paragraph-rsid="34dec3b4"/>
    </style:style>
    <style:style style:name="P435" style:family="paragraph" style:parent-style-name="Text_20_body">
      <style:text-properties officeooo:rsid="34bc16ed" officeooo:paragraph-rsid="34bc16ed"/>
    </style:style>
    <style:style style:name="P436" style:family="paragraph" style:parent-style-name="Text_20_body">
      <style:text-properties officeooo:paragraph-rsid="34c34473"/>
    </style:style>
    <style:style style:name="P437" style:family="paragraph" style:parent-style-name="Text_20_body">
      <style:text-properties officeooo:rsid="34e9e04f" officeooo:paragraph-rsid="34e9e04f"/>
    </style:style>
    <style:style style:name="P438" style:family="paragraph" style:parent-style-name="Text_20_body">
      <style:text-properties officeooo:rsid="33c78df0" officeooo:paragraph-rsid="34b30b4f"/>
    </style:style>
    <style:style style:name="P439" style:family="paragraph" style:parent-style-name="Text_20_body">
      <style:text-properties officeooo:rsid="3441bbba" officeooo:paragraph-rsid="34e7b522"/>
    </style:style>
    <style:style style:name="P440" style:family="paragraph" style:parent-style-name="Text_20_body">
      <style:text-properties officeooo:paragraph-rsid="34f62a4f"/>
    </style:style>
    <style:style style:name="P441" style:family="paragraph" style:parent-style-name="Text_20_body">
      <style:text-properties officeooo:rsid="34fb5fd4" officeooo:paragraph-rsid="34fb5fd4"/>
    </style:style>
    <style:style style:name="P442" style:family="paragraph" style:parent-style-name="Text_20_body">
      <style:text-properties officeooo:rsid="350bfa48" officeooo:paragraph-rsid="350bfa48"/>
    </style:style>
    <style:style style:name="P443" style:family="paragraph" style:parent-style-name="Text_20_body">
      <style:text-properties officeooo:rsid="330a4420" officeooo:paragraph-rsid="351ee1af"/>
    </style:style>
    <style:style style:name="P444" style:family="paragraph" style:parent-style-name="Text_20_body">
      <style:text-properties officeooo:rsid="30d51de5" officeooo:paragraph-rsid="3579a8cc"/>
    </style:style>
    <style:style style:name="P445" style:family="paragraph" style:parent-style-name="Text_20_body">
      <style:text-properties officeooo:rsid="35263a80" officeooo:paragraph-rsid="35263a80"/>
    </style:style>
    <style:style style:name="P446" style:family="paragraph" style:parent-style-name="Text_20_body">
      <style:text-properties officeooo:paragraph-rsid="35263a80"/>
    </style:style>
    <style:style style:name="P447" style:family="paragraph" style:parent-style-name="Text_20_body">
      <style:text-properties officeooo:rsid="3527f06e" officeooo:paragraph-rsid="3527f06e"/>
    </style:style>
    <style:style style:name="P448" style:family="paragraph" style:parent-style-name="Text_20_body">
      <style:text-properties officeooo:rsid="3533afcb" officeooo:paragraph-rsid="3533afcb"/>
    </style:style>
    <style:style style:name="P449" style:family="paragraph" style:parent-style-name="Text_20_body">
      <style:text-properties officeooo:paragraph-rsid="3533afcb"/>
    </style:style>
    <style:style style:name="P450" style:family="paragraph" style:parent-style-name="Text_20_body">
      <style:text-properties officeooo:paragraph-rsid="353642c5"/>
    </style:style>
    <style:style style:name="P451" style:family="paragraph" style:parent-style-name="Text_20_body">
      <style:text-properties officeooo:rsid="3536e164" officeooo:paragraph-rsid="3536e164"/>
    </style:style>
    <style:style style:name="P452" style:family="paragraph" style:parent-style-name="Text_20_body">
      <style:text-properties officeooo:rsid="224a4c61" officeooo:paragraph-rsid="340397bf"/>
    </style:style>
    <style:style style:name="P453" style:family="paragraph" style:parent-style-name="Text_20_body">
      <style:text-properties officeooo:rsid="224a4c61" officeooo:paragraph-rsid="353b2020"/>
    </style:style>
    <style:style style:name="P454" style:family="paragraph" style:parent-style-name="Text_20_body">
      <style:text-properties officeooo:paragraph-rsid="353b2020"/>
    </style:style>
    <style:style style:name="P455" style:family="paragraph" style:parent-style-name="Text_20_body">
      <style:text-properties officeooo:rsid="353b2020" officeooo:paragraph-rsid="353b2020"/>
    </style:style>
    <style:style style:name="P456" style:family="paragraph" style:parent-style-name="Text_20_body">
      <style:text-properties officeooo:rsid="342c942f" officeooo:paragraph-rsid="34f3694a"/>
    </style:style>
    <style:style style:name="P457" style:family="paragraph" style:parent-style-name="Text_20_body">
      <style:text-properties officeooo:rsid="342c942f" officeooo:paragraph-rsid="353d1d6a"/>
    </style:style>
    <style:style style:name="P458" style:family="paragraph" style:parent-style-name="Text_20_body">
      <style:text-properties officeooo:rsid="353d1d6a" officeooo:paragraph-rsid="353d1d6a"/>
    </style:style>
    <style:style style:name="P459" style:family="paragraph" style:parent-style-name="Text_20_body">
      <style:text-properties officeooo:paragraph-rsid="357140eb"/>
    </style:style>
    <style:style style:name="P460" style:family="paragraph" style:parent-style-name="Text_20_body">
      <style:text-properties officeooo:paragraph-rsid="357cff6a"/>
    </style:style>
    <style:style style:name="P461" style:family="paragraph" style:parent-style-name="Text_20_body">
      <style:text-properties officeooo:rsid="357db9f0" officeooo:paragraph-rsid="357db9f0"/>
    </style:style>
    <style:style style:name="P462" style:family="paragraph" style:parent-style-name="Text_20_body">
      <style:text-properties officeooo:rsid="1bcc61dd" officeooo:paragraph-rsid="3534c52c"/>
    </style:style>
    <style:style style:name="P463" style:family="paragraph" style:parent-style-name="Text_20_body">
      <style:text-properties officeooo:rsid="357e40dd" officeooo:paragraph-rsid="357e40dd"/>
    </style:style>
    <style:style style:name="P464" style:family="paragraph" style:parent-style-name="Text_20_body">
      <style:text-properties officeooo:rsid="35e1540e" officeooo:paragraph-rsid="35e1540e"/>
    </style:style>
    <style:style style:name="P465" style:family="paragraph" style:parent-style-name="Text_20_body">
      <style:text-properties officeooo:rsid="35e437ec" officeooo:paragraph-rsid="35e437ec"/>
    </style:style>
    <style:style style:name="P466" style:family="paragraph" style:parent-style-name="Text_20_body">
      <style:text-properties officeooo:rsid="35e77276" officeooo:paragraph-rsid="35e77276"/>
    </style:style>
    <style:style style:name="P467" style:family="paragraph" style:parent-style-name="Text_20_body">
      <style:text-properties officeooo:rsid="2cc7c413" officeooo:paragraph-rsid="364d7f46"/>
    </style:style>
    <style:style style:name="P468" style:family="paragraph" style:parent-style-name="Text_20_body">
      <style:text-properties officeooo:rsid="2c88089a" officeooo:paragraph-rsid="364d7f46"/>
    </style:style>
    <style:style style:name="P469" style:family="paragraph" style:parent-style-name="Text_20_body">
      <style:text-properties officeooo:rsid="3647a3c8" officeooo:paragraph-rsid="364d40ec"/>
    </style:style>
    <style:style style:name="P470" style:family="paragraph" style:parent-style-name="Text_20_body">
      <style:text-properties officeooo:rsid="364b21c5" officeooo:paragraph-rsid="364d40ec"/>
    </style:style>
    <style:style style:name="P471" style:family="paragraph" style:parent-style-name="Text_20_body">
      <style:text-properties officeooo:paragraph-rsid="364d7f46"/>
    </style:style>
    <style:style style:name="P472" style:family="paragraph" style:parent-style-name="Text_20_body">
      <style:text-properties officeooo:rsid="244802c2" officeooo:paragraph-rsid="364ef481"/>
    </style:style>
    <style:style style:name="P473" style:family="paragraph" style:parent-style-name="Text_20_body">
      <style:text-properties officeooo:rsid="364ef481" officeooo:paragraph-rsid="364ef481"/>
    </style:style>
    <style:style style:name="P474" style:family="paragraph" style:parent-style-name="Text_20_body">
      <style:text-properties officeooo:rsid="3652317c" officeooo:paragraph-rsid="3652317c"/>
    </style:style>
    <style:style style:name="P475" style:family="paragraph" style:parent-style-name="Text_20_body">
      <style:text-properties style:text-line-through-style="solid" style:text-line-through-type="single" officeooo:rsid="36012760" officeooo:paragraph-rsid="365116fa"/>
    </style:style>
    <style:style style:name="P476" style:family="paragraph" style:parent-style-name="Text_20_body">
      <style:text-properties style:text-line-through-style="solid" style:text-line-through-type="single" officeooo:rsid="2098b342" officeooo:paragraph-rsid="250683f3"/>
    </style:style>
    <style:style style:name="P477" style:family="paragraph" style:parent-style-name="Text_20_body">
      <style:text-properties style:text-line-through-style="solid" style:text-line-through-type="single" officeooo:rsid="20b7a83f" officeooo:paragraph-rsid="23688ba4"/>
    </style:style>
    <style:style style:name="P478" style:family="paragraph" style:parent-style-name="Text_20_body">
      <style:text-properties officeooo:rsid="3653cea7" officeooo:paragraph-rsid="3653cea7"/>
    </style:style>
    <style:style style:name="P479" style:family="paragraph" style:parent-style-name="Text_20_body">
      <style:text-properties fo:background-color="#fff200"/>
    </style:style>
    <style:style style:name="P480" style:family="paragraph" style:parent-style-name="Text_20_body">
      <style:text-properties officeooo:rsid="142dd805" officeooo:paragraph-rsid="2bc30301" fo:background-color="#fff200"/>
    </style:style>
    <style:style style:name="P481" style:family="paragraph" style:parent-style-name="Text_20_body">
      <style:text-properties officeooo:rsid="18552efa" officeooo:paragraph-rsid="2b2a7dc2" fo:background-color="#fff200"/>
    </style:style>
    <style:style style:name="P482" style:family="paragraph" style:parent-style-name="Text_20_body">
      <style:text-properties officeooo:rsid="2a1cd60e" officeooo:paragraph-rsid="2b22c1b3" fo:background-color="#fff200"/>
    </style:style>
    <style:style style:name="P483" style:family="paragraph" style:parent-style-name="Text_20_body">
      <style:text-properties officeooo:rsid="2a1cd60e" officeooo:paragraph-rsid="2d4c4067" fo:background-color="#fff200"/>
    </style:style>
    <style:style style:name="P484" style:family="paragraph" style:parent-style-name="Text_20_body">
      <style:text-properties officeooo:rsid="292ff4b3" officeooo:paragraph-rsid="2d4c4067" fo:background-color="#fff200"/>
    </style:style>
    <style:style style:name="P485" style:family="paragraph" style:parent-style-name="Text_20_body">
      <style:text-properties officeooo:rsid="14585935" officeooo:paragraph-rsid="2b22bc82" fo:background-color="#fff200"/>
    </style:style>
    <style:style style:name="P486" style:family="paragraph" style:parent-style-name="Text_20_body">
      <style:text-properties officeooo:rsid="2a2a576c" officeooo:paragraph-rsid="2ac39226" fo:background-color="#fff200"/>
    </style:style>
    <style:style style:name="P487" style:family="paragraph" style:parent-style-name="Text_20_body">
      <style:text-properties officeooo:rsid="240b9cc4" officeooo:paragraph-rsid="2ac39226" fo:background-color="#fff200"/>
    </style:style>
    <style:style style:name="P488" style:family="paragraph" style:parent-style-name="Text_20_body">
      <style:text-properties officeooo:rsid="29edc12d" officeooo:paragraph-rsid="29edc12d" fo:background-color="#fff200"/>
    </style:style>
    <style:style style:name="P489" style:family="paragraph" style:parent-style-name="Text_20_body">
      <style:text-properties officeooo:rsid="2a58db68" officeooo:paragraph-rsid="2a58db68" fo:background-color="#fff200"/>
    </style:style>
    <style:style style:name="P490" style:family="paragraph" style:parent-style-name="Text_20_body">
      <style:text-properties officeooo:rsid="2aeaa996" officeooo:paragraph-rsid="359a1444" fo:background-color="#fff200"/>
    </style:style>
    <style:style style:name="P491" style:family="paragraph" style:parent-style-name="Text_20_body">
      <style:text-properties officeooo:rsid="35a3996b" officeooo:paragraph-rsid="35d2fc5e" fo:background-color="#fff200"/>
    </style:style>
    <style:style style:name="P492" style:family="paragraph" style:parent-style-name="Text_20_body">
      <style:text-properties officeooo:rsid="35ea90b2" officeooo:paragraph-rsid="363fba45" fo:background-color="#fff200"/>
    </style:style>
    <style:style style:name="P493" style:family="paragraph" style:parent-style-name="Text_20_body">
      <style:text-properties officeooo:rsid="35ea90b2" officeooo:paragraph-rsid="36351a40" fo:background-color="#fff200"/>
    </style:style>
    <style:style style:name="P494" style:family="paragraph" style:parent-style-name="Text_20_body">
      <style:text-properties officeooo:rsid="362c2d14" officeooo:paragraph-rsid="36351a40" fo:background-color="#fff200"/>
    </style:style>
    <style:style style:name="P495" style:family="paragraph" style:parent-style-name="Text_20_body">
      <style:text-properties officeooo:rsid="36012760" officeooo:paragraph-rsid="363fdadd" fo:background-color="#fff200"/>
    </style:style>
    <style:style style:name="P496" style:family="paragraph" style:parent-style-name="Text_20_body">
      <style:text-properties officeooo:paragraph-rsid="2cf5c33e" fo:background-color="#fff200"/>
    </style:style>
    <style:style style:name="P497" style:family="paragraph" style:parent-style-name="Text_20_body">
      <style:text-properties officeooo:paragraph-rsid="359c9f7d" fo:background-color="#fff200"/>
    </style:style>
    <style:style style:name="P498" style:family="paragraph" style:parent-style-name="Text_20_body">
      <style:text-properties officeooo:paragraph-rsid="363fba45" fo:background-color="#fff200"/>
    </style:style>
    <style:style style:name="P499" style:family="paragraph" style:parent-style-name="Text_20_body">
      <style:text-properties officeooo:paragraph-rsid="286ee754" fo:background-color="#fff200"/>
    </style:style>
    <style:style style:name="P500" style:family="paragraph" style:parent-style-name="Text_20_body">
      <style:text-properties officeooo:paragraph-rsid="2033ec3f" fo:background-color="#fff200"/>
    </style:style>
    <style:style style:name="P501" style:family="paragraph" style:parent-style-name="Text_20_body">
      <style:text-properties officeooo:paragraph-rsid="2038b19c" fo:background-color="#fff200"/>
    </style:style>
    <style:style style:name="P502" style:family="paragraph" style:parent-style-name="Text_20_body">
      <style:text-properties officeooo:rsid="114dc1c6" officeooo:paragraph-rsid="2830e9f4" fo:background-color="#fff200"/>
    </style:style>
    <style:style style:name="P503" style:family="paragraph" style:parent-style-name="Text_20_body">
      <style:text-properties officeooo:rsid="2832e265" officeooo:paragraph-rsid="2832e265" fo:background-color="#fff200"/>
    </style:style>
    <style:style style:name="P504" style:family="paragraph" style:parent-style-name="Text_20_body">
      <style:text-properties officeooo:rsid="0d679da4" officeooo:paragraph-rsid="2830e9f4" fo:background-color="#fff200"/>
    </style:style>
    <style:style style:name="P505" style:family="paragraph" style:parent-style-name="Text_20_body">
      <style:text-properties officeooo:rsid="0df8ab2d" officeooo:paragraph-rsid="2830e9f4" fo:background-color="#fff200"/>
    </style:style>
    <style:style style:name="P506" style:family="paragraph" style:parent-style-name="Text_20_body">
      <style:text-properties officeooo:rsid="20267c2c" officeooo:paragraph-rsid="20267c2c" fo:background-color="#fff200"/>
    </style:style>
    <style:style style:name="P507" style:family="paragraph" style:parent-style-name="Text_20_body">
      <style:text-properties officeooo:rsid="2035891f" officeooo:paragraph-rsid="2035891f" fo:background-color="#fff200"/>
    </style:style>
    <style:style style:name="P508" style:family="paragraph" style:parent-style-name="Text_20_body">
      <style:text-properties officeooo:rsid="203a16d8" officeooo:paragraph-rsid="203a16d8" fo:background-color="#fff200"/>
    </style:style>
    <style:style style:name="P509" style:family="paragraph" style:parent-style-name="Text_20_body">
      <style:text-properties officeooo:rsid="203ece63" officeooo:paragraph-rsid="203ece63" fo:background-color="#fff200"/>
    </style:style>
    <style:style style:name="P510" style:family="paragraph" style:parent-style-name="Text_20_body">
      <style:text-properties officeooo:rsid="21e9668e" officeooo:paragraph-rsid="2c9a41f2" fo:background-color="#fff200"/>
    </style:style>
    <style:style style:name="P511" style:family="paragraph" style:parent-style-name="Text_20_body">
      <style:text-properties officeooo:rsid="3654fb68" officeooo:paragraph-rsid="3654fb68" fo:background-color="#fff200"/>
    </style:style>
    <style:style style:name="P512" style:family="paragraph" style:parent-style-name="Text_20_body">
      <style:text-properties officeooo:rsid="2d26b34e" officeooo:paragraph-rsid="2eeeca56" fo:background-color="#fff200"/>
    </style:style>
    <style:style style:name="P513" style:family="paragraph" style:parent-style-name="Text_20_body">
      <style:text-properties officeooo:rsid="2bf5ffd2" officeooo:paragraph-rsid="2eeeca56" fo:background-color="#fff200"/>
    </style:style>
    <style:style style:name="P514" style:family="paragraph" style:parent-style-name="Text_20_body">
      <style:text-properties officeooo:rsid="2c26565d" officeooo:paragraph-rsid="2eeeca56" fo:background-color="#fff200"/>
    </style:style>
    <style:style style:name="P515" style:family="paragraph" style:parent-style-name="Text_20_body">
      <style:text-properties officeooo:rsid="29be751c" officeooo:paragraph-rsid="2eeeca56" fo:background-color="#fff200"/>
    </style:style>
    <style:style style:name="P516" style:family="paragraph" style:parent-style-name="Text_20_body">
      <style:text-properties officeooo:rsid="2d24ffe7" officeooo:paragraph-rsid="2eeeca56" fo:background-color="#fff200"/>
    </style:style>
    <style:style style:name="P517" style:family="paragraph" style:parent-style-name="Text_20_body">
      <style:text-properties officeooo:rsid="29b4fce0" officeooo:paragraph-rsid="365667bc" fo:background-color="#fff200"/>
    </style:style>
    <style:style style:name="P518" style:family="paragraph" style:parent-style-name="Text_20_body">
      <style:text-properties officeooo:paragraph-rsid="2eeeca56" fo:background-color="#fff200"/>
    </style:style>
    <style:style style:name="P519" style:family="paragraph" style:parent-style-name="Text_20_body">
      <style:text-properties officeooo:paragraph-rsid="37abea82" fo:background-color="#fff200"/>
    </style:style>
    <style:style style:name="P520" style:family="paragraph" style:parent-style-name="Text_20_body">
      <style:text-properties officeooo:rsid="188aab53" officeooo:paragraph-rsid="29ec35f4" fo:background-color="#fff200"/>
    </style:style>
    <style:style style:name="P521" style:family="paragraph" style:parent-style-name="Text_20_body">
      <style:text-properties officeooo:rsid="286a31ba" officeooo:paragraph-rsid="37b38dca" fo:background-color="#fff200"/>
    </style:style>
    <style:style style:name="P522" style:family="paragraph" style:parent-style-name="Text_20_body">
      <style:text-properties officeooo:rsid="245d908c" officeooo:paragraph-rsid="2c61150d" fo:background-color="#fff200"/>
    </style:style>
    <style:style style:name="P523" style:family="paragraph" style:parent-style-name="Text_20_body">
      <style:text-properties officeooo:rsid="246911ff" officeooo:paragraph-rsid="37bb59ea" fo:background-color="#fff200"/>
    </style:style>
    <style:style style:name="P524" style:family="paragraph" style:parent-style-name="Text_20_body">
      <style:text-properties officeooo:rsid="37eaefef" officeooo:paragraph-rsid="380c1ece" fo:background-color="#fff200"/>
    </style:style>
    <style:style style:name="P525" style:family="paragraph" style:parent-style-name="Text_20_body">
      <style:text-properties officeooo:rsid="37ebef6b" officeooo:paragraph-rsid="37ebef6b" fo:background-color="#fff200"/>
    </style:style>
    <style:style style:name="P526" style:family="paragraph" style:parent-style-name="Text_20_body">
      <style:text-properties officeooo:rsid="37ebef6b" officeooo:paragraph-rsid="3812fb43" fo:background-color="#fff200"/>
    </style:style>
    <style:style style:name="P527" style:family="paragraph" style:parent-style-name="Text_20_body">
      <style:text-properties officeooo:rsid="2c488b9d" officeooo:paragraph-rsid="37ea44d7" fo:background-color="#fff200"/>
    </style:style>
    <style:style style:name="P528" style:family="paragraph" style:parent-style-name="Text_20_body">
      <style:text-properties officeooo:rsid="2c488b9d" officeooo:paragraph-rsid="2c4dc19f" fo:background-color="#fff200"/>
    </style:style>
    <style:style style:name="P529" style:family="paragraph" style:parent-style-name="Text_20_body">
      <style:text-properties officeooo:rsid="2b836d75" officeooo:paragraph-rsid="2b8357f7" fo:background-color="#fff200"/>
    </style:style>
    <style:style style:name="P530" style:family="paragraph" style:parent-style-name="Text_20_body">
      <style:text-properties officeooo:rsid="2caeee03" officeooo:paragraph-rsid="2caeee03" fo:background-color="#fff200"/>
    </style:style>
    <style:style style:name="P531" style:family="paragraph" style:parent-style-name="Text_20_body">
      <style:text-properties officeooo:rsid="2fea595b" officeooo:paragraph-rsid="37e45d74" fo:background-color="#fff200"/>
    </style:style>
    <style:style style:name="P532" style:family="paragraph" style:parent-style-name="Text_20_body">
      <style:text-properties officeooo:rsid="2febf9b9" officeooo:paragraph-rsid="380297f9" fo:background-color="#fff200"/>
    </style:style>
    <style:style style:name="P533" style:family="paragraph" style:parent-style-name="Text_20_body">
      <style:text-properties officeooo:rsid="300964a8" officeooo:paragraph-rsid="37e45d74" fo:background-color="#fff200"/>
    </style:style>
    <style:style style:name="P534" style:family="paragraph" style:parent-style-name="Text_20_body">
      <style:text-properties officeooo:rsid="24ad076f" officeooo:paragraph-rsid="37fec3ca" fo:background-color="#fff200"/>
    </style:style>
    <style:style style:name="P535" style:family="paragraph" style:parent-style-name="Text_20_body">
      <style:text-properties officeooo:rsid="25204fbc" officeooo:paragraph-rsid="2aa87f50" fo:background-color="#fff200"/>
    </style:style>
    <style:style style:name="P536" style:family="paragraph" style:parent-style-name="Text_20_body">
      <style:text-properties officeooo:rsid="1a5209d2" officeooo:paragraph-rsid="2aaa4bfe" fo:background-color="#fff200"/>
    </style:style>
    <style:style style:name="P537" style:family="paragraph" style:parent-style-name="Text_20_body">
      <style:text-properties officeooo:rsid="1877b3ae" officeooo:paragraph-rsid="2aaa4bfe" fo:background-color="#fff200"/>
    </style:style>
    <style:style style:name="P538" style:family="paragraph" style:parent-style-name="Text_20_body">
      <style:text-properties officeooo:rsid="382b96b6" officeooo:paragraph-rsid="382b96b6" fo:background-color="#fff200"/>
    </style:style>
    <style:style style:name="P539" style:family="paragraph" style:parent-style-name="Text_20_body">
      <style:text-properties officeooo:rsid="02787535" officeooo:paragraph-rsid="356b2115" fo:background-color="#fff200"/>
    </style:style>
    <style:style style:name="P540" style:family="paragraph" style:parent-style-name="Text_20_body">
      <style:text-properties officeooo:rsid="2947b2f5" officeooo:paragraph-rsid="2aaa4bfe" fo:background-color="#fff200"/>
    </style:style>
    <style:style style:name="P541" style:family="paragraph" style:parent-style-name="Text_20_body">
      <style:text-properties officeooo:rsid="24b51085" officeooo:paragraph-rsid="2aaa4bfe" fo:background-color="#fff200"/>
    </style:style>
    <style:style style:name="P542" style:family="paragraph" style:parent-style-name="Text_20_body">
      <style:text-properties officeooo:rsid="293a810a" officeooo:paragraph-rsid="2ce9bd95" fo:background-color="#fff200"/>
    </style:style>
    <style:style style:name="P543" style:family="paragraph" style:parent-style-name="Text_20_body">
      <style:text-properties officeooo:rsid="293bcf6c" officeooo:paragraph-rsid="2ce9bd95" fo:background-color="#fff200"/>
    </style:style>
    <style:style style:name="P544" style:family="paragraph" style:parent-style-name="Text_20_body">
      <style:text-properties officeooo:paragraph-rsid="361b02a0" fo:background-color="#fff200"/>
    </style:style>
    <style:style style:name="P545" style:family="paragraph" style:parent-style-name="Text_20_body">
      <style:text-properties officeooo:paragraph-rsid="2aaa4bfe" fo:background-color="#fff200"/>
    </style:style>
    <style:style style:name="P546" style:family="paragraph" style:parent-style-name="Text_20_body">
      <style:text-properties officeooo:paragraph-rsid="3744e099" fo:background-color="#fff200"/>
    </style:style>
    <style:style style:name="P547" style:family="paragraph" style:parent-style-name="Text_20_body">
      <style:text-properties officeooo:paragraph-rsid="373d448c" fo:background-color="#fff200"/>
    </style:style>
    <style:style style:name="P548" style:family="paragraph" style:parent-style-name="Text_20_body">
      <style:text-properties officeooo:paragraph-rsid="37551713" fo:background-color="#fff200"/>
    </style:style>
    <style:style style:name="P549" style:family="paragraph" style:parent-style-name="Text_20_body">
      <style:text-properties officeooo:paragraph-rsid="375bedec" fo:background-color="#fff200"/>
    </style:style>
    <style:style style:name="P550" style:family="paragraph" style:parent-style-name="Text_20_body">
      <style:text-properties officeooo:paragraph-rsid="36d698bc" fo:background-color="#fff200"/>
    </style:style>
    <style:style style:name="P551" style:family="paragraph" style:parent-style-name="Text_20_body">
      <style:text-properties officeooo:paragraph-rsid="378fe0fc" fo:background-color="#fff200"/>
    </style:style>
    <style:style style:name="P552" style:family="paragraph" style:parent-style-name="Text_20_body">
      <style:text-properties officeooo:paragraph-rsid="376a8610" fo:background-color="#fff200"/>
    </style:style>
    <style:style style:name="P553" style:family="paragraph" style:parent-style-name="Text_20_body">
      <style:text-properties officeooo:paragraph-rsid="379751c1" fo:background-color="#fff200"/>
    </style:style>
    <style:style style:name="P554" style:family="paragraph" style:parent-style-name="Text_20_body">
      <style:text-properties officeooo:rsid="376b0fce" officeooo:paragraph-rsid="376b0fce" fo:background-color="#fff200"/>
    </style:style>
    <style:style style:name="P555" style:family="paragraph" style:parent-style-name="Text_20_body">
      <style:text-properties officeooo:rsid="2f602897" officeooo:paragraph-rsid="36d698bc" fo:background-color="#fff200"/>
    </style:style>
    <style:style style:name="P556" style:family="paragraph" style:parent-style-name="Text_20_body">
      <style:text-properties officeooo:rsid="2ec654fd" officeooo:paragraph-rsid="36d698bc" fo:background-color="#fff200"/>
    </style:style>
    <style:style style:name="P557" style:family="paragraph" style:parent-style-name="Text_20_body">
      <style:text-properties officeooo:paragraph-rsid="36d2dcdd" fo:background-color="#fff200"/>
    </style:style>
    <style:style style:name="P558" style:family="paragraph" style:parent-style-name="Text_20_body">
      <style:text-properties officeooo:paragraph-rsid="377f7b23" fo:background-color="#fff200"/>
    </style:style>
    <style:style style:name="P559" style:family="paragraph" style:parent-style-name="Text_20_body">
      <style:text-properties officeooo:rsid="36d2dcdd" officeooo:paragraph-rsid="36d36c29" fo:background-color="#fff200"/>
    </style:style>
    <style:style style:name="P560" style:family="paragraph" style:parent-style-name="Text_20_body">
      <style:text-properties officeooo:rsid="289d2cb7" officeooo:paragraph-rsid="289d2cb7" fo:background-color="#fff200"/>
    </style:style>
    <style:style style:name="P561" style:family="paragraph" style:parent-style-name="Text_20_body">
      <style:text-properties officeooo:rsid="369b35f1" officeooo:paragraph-rsid="36c01aef" fo:background-color="#fff200"/>
    </style:style>
    <style:style style:name="P562" style:family="paragraph" style:parent-style-name="Text_20_body">
      <style:text-properties officeooo:rsid="36ce2905" officeooo:paragraph-rsid="36c01aef" fo:background-color="#fff200"/>
    </style:style>
    <style:style style:name="P563" style:family="paragraph" style:parent-style-name="Text_20_body">
      <style:text-properties officeooo:rsid="3736ce92" officeooo:paragraph-rsid="37794584" fo:background-color="#fff200"/>
    </style:style>
    <style:style style:name="P564" style:family="paragraph" style:parent-style-name="Text_20_body">
      <style:text-properties officeooo:rsid="36c16614" officeooo:paragraph-rsid="36c16614" fo:background-color="#fff200"/>
    </style:style>
    <style:style style:name="P565" style:family="paragraph" style:parent-style-name="Text_20_body">
      <style:text-properties officeooo:rsid="2f305e9d" officeooo:paragraph-rsid="373d448c" fo:background-color="#fff200"/>
    </style:style>
    <style:style style:name="P566" style:family="paragraph" style:parent-style-name="Text_20_body">
      <style:text-properties officeooo:rsid="2ecca205" officeooo:paragraph-rsid="373d448c" fo:background-color="#fff200"/>
    </style:style>
    <style:style style:name="P567" style:family="paragraph" style:parent-style-name="Text_20_body">
      <style:text-properties officeooo:rsid="360e16f2" officeooo:paragraph-rsid="38dcae90" fo:background-color="#fff200"/>
    </style:style>
    <style:style style:name="P568" style:family="paragraph" style:parent-style-name="Text_20_body">
      <style:text-properties officeooo:rsid="360f26cf" officeooo:paragraph-rsid="38d58481" fo:background-color="#fff200"/>
    </style:style>
    <style:style style:name="P569" style:family="paragraph" style:parent-style-name="Text_20_body">
      <style:text-properties officeooo:rsid="113240ec" officeooo:paragraph-rsid="29739d0f" fo:background-color="#fff200"/>
    </style:style>
    <style:style style:name="P570" style:family="paragraph" style:parent-style-name="Text_20_body">
      <style:text-properties officeooo:rsid="2dc093b6" officeooo:paragraph-rsid="38e58bf5" fo:background-color="#fff200"/>
    </style:style>
    <style:style style:name="P571" style:family="paragraph" style:parent-style-name="Text_20_body">
      <style:text-properties officeooo:rsid="29901351" officeooo:paragraph-rsid="29901351" fo:background-color="#fff200"/>
    </style:style>
    <style:style style:name="P572" style:family="paragraph" style:parent-style-name="Text_20_body">
      <style:text-properties officeooo:rsid="38eb1b69" officeooo:paragraph-rsid="38eb1b69" fo:background-color="#fff200"/>
    </style:style>
    <style:style style:name="P573" style:family="paragraph" style:parent-style-name="Text_20_body">
      <style:text-properties officeooo:rsid="2dc4b494" officeooo:paragraph-rsid="39019ddb" fo:background-color="#fff200"/>
    </style:style>
    <style:style style:name="P574" style:family="paragraph" style:parent-style-name="Text_20_body">
      <style:text-properties officeooo:rsid="18d09906" officeooo:paragraph-rsid="38f2ca3f" fo:background-color="#fff200"/>
    </style:style>
    <style:style style:name="P575" style:family="paragraph" style:parent-style-name="Text_20_body">
      <style:text-properties officeooo:rsid="38f76c01" officeooo:paragraph-rsid="38f76c01" fo:background-color="#fff200"/>
    </style:style>
    <style:style style:name="P576" style:family="paragraph" style:parent-style-name="Text_20_body">
      <style:text-properties officeooo:rsid="1658caa3" officeooo:paragraph-rsid="3905935e" fo:background-color="#fff200"/>
    </style:style>
    <style:style style:name="P577" style:family="paragraph" style:parent-style-name="Text_20_body">
      <style:text-properties officeooo:paragraph-rsid="3222a2e1" fo:background-color="#fff200"/>
    </style:style>
    <style:style style:name="P578" style:family="paragraph" style:parent-style-name="Text_20_body">
      <style:text-properties officeooo:rsid="29175b96" officeooo:paragraph-rsid="3954aa69" fo:background-color="#fff200"/>
    </style:style>
    <style:style style:name="P579" style:family="paragraph" style:parent-style-name="Text_20_body">
      <style:text-properties officeooo:rsid="2918a14f" officeooo:paragraph-rsid="3954aa69" fo:background-color="#fff200"/>
    </style:style>
    <style:style style:name="P580" style:family="paragraph" style:parent-style-name="Text_20_body">
      <style:text-properties officeooo:rsid="30506a00" officeooo:paragraph-rsid="3954aa69" fo:background-color="#fff200"/>
    </style:style>
    <style:style style:name="P581" style:family="paragraph" style:parent-style-name="Text_20_body">
      <style:text-properties officeooo:rsid="2d315a88" officeooo:paragraph-rsid="3954aa69" fo:background-color="#fff200"/>
    </style:style>
    <style:style style:name="P582" style:family="paragraph" style:parent-style-name="Text_20_body">
      <style:text-properties officeooo:rsid="2d316e09" officeooo:paragraph-rsid="3954aa69" fo:background-color="#fff200"/>
    </style:style>
    <style:style style:name="P583" style:family="paragraph" style:parent-style-name="Text_20_body">
      <style:text-properties officeooo:rsid="3050a354" officeooo:paragraph-rsid="3954aa69" fo:background-color="#fff200"/>
    </style:style>
    <style:style style:name="P584" style:family="paragraph" style:parent-style-name="Text_20_body">
      <style:text-properties officeooo:rsid="303f9b7c" officeooo:paragraph-rsid="3954aa69" fo:background-color="#fff200"/>
    </style:style>
    <style:style style:name="P585" style:family="paragraph" style:parent-style-name="Text_20_body">
      <style:text-properties officeooo:rsid="3899bbbf" officeooo:paragraph-rsid="3954aa69" fo:background-color="#fff200"/>
    </style:style>
    <style:style style:name="P586" style:family="paragraph" style:parent-style-name="Text_20_body">
      <style:text-properties officeooo:rsid="389bdaf3" officeooo:paragraph-rsid="3954aa69" fo:background-color="#fff200"/>
    </style:style>
    <style:style style:name="P587" style:family="paragraph" style:parent-style-name="Text_20_body">
      <style:text-properties officeooo:rsid="38a52ed9" officeooo:paragraph-rsid="3954aa69" fo:background-color="#fff200"/>
    </style:style>
    <style:style style:name="P588" style:family="paragraph" style:parent-style-name="Text_20_body">
      <style:text-properties officeooo:rsid="38a278f0" officeooo:paragraph-rsid="3954aa69" fo:background-color="#fff200"/>
    </style:style>
    <style:style style:name="P589" style:family="paragraph" style:parent-style-name="Text_20_body">
      <style:text-properties officeooo:rsid="2ccd087b" officeooo:paragraph-rsid="3954aa69" fo:background-color="#fff200"/>
    </style:style>
    <style:style style:name="P590" style:family="paragraph" style:parent-style-name="Text_20_body">
      <style:text-properties officeooo:rsid="2cce6533" officeooo:paragraph-rsid="3954aa69" fo:background-color="#fff200"/>
    </style:style>
    <style:style style:name="P591" style:family="paragraph" style:parent-style-name="Text_20_body">
      <style:text-properties officeooo:rsid="38c5266a" officeooo:paragraph-rsid="3954aa69" fo:background-color="#fff200"/>
    </style:style>
    <style:style style:name="P592" style:family="paragraph" style:parent-style-name="Text_20_body">
      <style:text-properties officeooo:paragraph-rsid="3954aa69" fo:background-color="#fff200"/>
    </style:style>
    <style:style style:name="P593" style:family="paragraph" style:parent-style-name="Text_20_body">
      <style:text-properties officeooo:rsid="2cf780b1" officeooo:paragraph-rsid="3954aa69" fo:background-color="#fff200"/>
    </style:style>
    <style:style style:name="P594" style:family="paragraph" style:parent-style-name="Text_20_body">
      <style:text-properties officeooo:rsid="290c43f4" officeooo:paragraph-rsid="3954aa69" fo:background-color="#fff200"/>
    </style:style>
    <style:style style:name="P595" style:family="paragraph" style:parent-style-name="Text_20_body">
      <style:text-properties officeooo:rsid="29166430" officeooo:paragraph-rsid="3954aa69" fo:background-color="#fff200"/>
    </style:style>
    <style:style style:name="P596" style:family="paragraph" style:parent-style-name="Text_20_body">
      <style:text-properties officeooo:rsid="35504bdc" officeooo:paragraph-rsid="3954aa69" fo:background-color="#fff200"/>
    </style:style>
    <style:style style:name="P597" style:family="paragraph" style:parent-style-name="Text_20_body">
      <style:text-properties officeooo:rsid="2d090591" officeooo:paragraph-rsid="3954aa69" fo:background-color="#fff200"/>
    </style:style>
    <style:style style:name="P598" style:family="paragraph" style:parent-style-name="Text_20_body">
      <style:text-properties officeooo:rsid="35572fb2" officeooo:paragraph-rsid="3954aa69" fo:background-color="#fff200"/>
    </style:style>
    <style:style style:name="P599" style:family="paragraph" style:parent-style-name="Text_20_body">
      <style:text-properties officeooo:rsid="3557ed75" officeooo:paragraph-rsid="3954aa69" fo:background-color="#fff200"/>
    </style:style>
    <style:style style:name="P600" style:family="paragraph" style:parent-style-name="Text_20_body">
      <style:text-properties officeooo:rsid="2d1ffb87" officeooo:paragraph-rsid="3954aa69" fo:background-color="#fff200"/>
    </style:style>
    <style:style style:name="P601" style:family="paragraph" style:parent-style-name="Text_20_body">
      <style:text-properties officeooo:rsid="1a4c9a67" officeooo:paragraph-rsid="3954aa69" fo:background-color="#fff200"/>
    </style:style>
    <style:style style:name="P602" style:family="paragraph" style:parent-style-name="Text_20_body">
      <style:text-properties officeooo:rsid="1a44020f" officeooo:paragraph-rsid="3954aa69" fo:background-color="#fff200"/>
    </style:style>
    <style:style style:name="P603" style:family="paragraph" style:parent-style-name="Text_20_body">
      <style:text-properties officeooo:rsid="384d265b" officeooo:paragraph-rsid="3954aa69" fo:background-color="#fff200"/>
    </style:style>
    <style:style style:name="P604" style:family="paragraph" style:parent-style-name="Text_20_body">
      <style:text-properties officeooo:rsid="302789dc" officeooo:paragraph-rsid="3954aa69" fo:background-color="#fff200"/>
    </style:style>
    <style:style style:name="P605" style:family="paragraph" style:parent-style-name="Text_20_body">
      <style:text-properties officeooo:rsid="30290701" officeooo:paragraph-rsid="3954aa69" fo:background-color="#fff200"/>
    </style:style>
    <style:style style:name="P606" style:family="paragraph" style:parent-style-name="Text_20_body">
      <style:text-properties officeooo:rsid="302c57d5" officeooo:paragraph-rsid="3954aa69" fo:background-color="#fff200"/>
    </style:style>
    <style:style style:name="P607" style:family="paragraph" style:parent-style-name="Text_20_body">
      <style:text-properties officeooo:rsid="302e6921" officeooo:paragraph-rsid="3954aa69" fo:background-color="#fff200"/>
    </style:style>
    <style:style style:name="P608" style:family="paragraph" style:parent-style-name="Text_20_body">
      <style:text-properties officeooo:rsid="38abb9f3" officeooo:paragraph-rsid="3954aa69" fo:background-color="#fff200"/>
    </style:style>
    <style:style style:name="P609" style:family="paragraph" style:parent-style-name="Text_20_body">
      <style:text-properties officeooo:rsid="38960636" officeooo:paragraph-rsid="3954aa69" fo:background-color="#fff200"/>
    </style:style>
    <style:style style:name="P610" style:family="paragraph" style:parent-style-name="Text_20_body">
      <style:text-properties officeooo:rsid="30349331" officeooo:paragraph-rsid="3954aa69" fo:background-color="#fff200"/>
    </style:style>
    <style:style style:name="P611" style:family="paragraph" style:parent-style-name="Text_20_body">
      <style:text-properties officeooo:rsid="35632929" officeooo:paragraph-rsid="3954aa69" fo:background-color="#fff200"/>
    </style:style>
    <style:style style:name="P612" style:family="paragraph" style:parent-style-name="Text_20_body">
      <style:text-properties officeooo:rsid="30b2d1ef" officeooo:paragraph-rsid="3954aa69" fo:background-color="#fff200"/>
    </style:style>
    <style:style style:name="P613" style:family="paragraph" style:parent-style-name="Text_20_body">
      <style:text-properties officeooo:rsid="3869f061" officeooo:paragraph-rsid="3954aa69" fo:background-color="#fff200"/>
    </style:style>
    <style:style style:name="P614" style:family="paragraph" style:parent-style-name="Text_20_body">
      <style:text-properties officeooo:rsid="30555c7b" officeooo:paragraph-rsid="3954aa69" fo:background-color="#fff200"/>
    </style:style>
    <style:style style:name="P615" style:family="paragraph" style:parent-style-name="Text_20_body">
      <style:text-properties officeooo:rsid="3043cb6f" officeooo:paragraph-rsid="3954aa69" fo:background-color="#fff200"/>
    </style:style>
    <style:style style:name="P616" style:family="paragraph" style:parent-style-name="Text_20_body">
      <style:text-properties officeooo:rsid="388ba370" officeooo:paragraph-rsid="3954aa69" fo:background-color="#fff200"/>
    </style:style>
    <style:style style:name="P617" style:family="paragraph" style:parent-style-name="Text_20_body">
      <style:text-properties officeooo:rsid="30c6fd70" officeooo:paragraph-rsid="3954aa69" fo:background-color="#fff200"/>
    </style:style>
    <style:style style:name="P618" style:family="paragraph" style:parent-style-name="Text_20_body">
      <style:text-properties officeooo:rsid="30caeb45" officeooo:paragraph-rsid="3954aa69" fo:background-color="#fff200"/>
    </style:style>
    <style:style style:name="P619" style:family="paragraph" style:parent-style-name="Text_20_body">
      <style:text-properties officeooo:rsid="303b2f5a" officeooo:paragraph-rsid="3954aa69" fo:background-color="#fff200"/>
    </style:style>
    <style:style style:name="P620" style:family="paragraph" style:parent-style-name="Text_20_body">
      <style:text-properties officeooo:rsid="3045cb8d" officeooo:paragraph-rsid="3954aa69" fo:background-color="#fff200"/>
    </style:style>
    <style:style style:name="P621" style:family="paragraph" style:parent-style-name="Text_20_body">
      <style:text-properties officeooo:rsid="30587971" officeooo:paragraph-rsid="3954aa69" fo:background-color="#fff200"/>
    </style:style>
    <style:style style:name="P622" style:family="paragraph" style:parent-style-name="Text_20_body">
      <style:text-properties officeooo:rsid="305a7080" officeooo:paragraph-rsid="3954aa69" fo:background-color="#fff200"/>
    </style:style>
    <style:style style:name="P623" style:family="paragraph" style:parent-style-name="Text_20_body">
      <style:text-properties officeooo:rsid="389fac8c" officeooo:paragraph-rsid="3954aa69" fo:background-color="#fff200"/>
    </style:style>
    <style:style style:name="P624" style:family="paragraph" style:parent-style-name="Text_20_body">
      <style:text-properties officeooo:rsid="38a83680" officeooo:paragraph-rsid="3954aa69" fo:background-color="#fff200"/>
    </style:style>
    <style:style style:name="P625" style:family="paragraph" style:parent-style-name="Text_20_body">
      <style:text-properties officeooo:paragraph-rsid="289be73f"/>
    </style:style>
    <style:style style:name="P626" style:family="paragraph" style:parent-style-name="Text_20_body">
      <style:text-properties officeooo:rsid="36e1cfb7" officeooo:paragraph-rsid="36e1cfb7"/>
    </style:style>
    <style:style style:name="P627" style:family="paragraph" style:parent-style-name="Text_20_body">
      <style:text-properties officeooo:rsid="330e2b7e" officeooo:paragraph-rsid="330e2b7e"/>
    </style:style>
    <style:style style:name="P628" style:family="paragraph" style:parent-style-name="Text_20_body">
      <style:text-properties officeooo:rsid="35e0484a" officeooo:paragraph-rsid="35e0484a"/>
    </style:style>
    <style:style style:name="P629" style:family="paragraph" style:parent-style-name="Text_20_body">
      <style:text-properties officeooo:rsid="341922ca" officeooo:paragraph-rsid="341922ca"/>
    </style:style>
    <style:style style:name="P630" style:family="paragraph" style:parent-style-name="Text_20_body">
      <style:text-properties officeooo:rsid="2efb28ef" officeooo:paragraph-rsid="37343e58"/>
    </style:style>
    <style:style style:name="P631" style:family="paragraph" style:parent-style-name="Text_20_body">
      <style:text-properties officeooo:rsid="20bc2715" officeooo:paragraph-rsid="2366bc69"/>
    </style:style>
    <style:style style:name="P632" style:family="paragraph" style:parent-style-name="Text_20_body">
      <style:text-properties officeooo:rsid="370218e5" officeooo:paragraph-rsid="370218e5"/>
    </style:style>
    <style:style style:name="P633" style:family="paragraph" style:parent-style-name="Text_20_body">
      <style:text-properties officeooo:rsid="37054b75" officeooo:paragraph-rsid="37054b75"/>
    </style:style>
    <style:style style:name="P634" style:family="paragraph" style:parent-style-name="Text_20_body">
      <style:text-properties officeooo:rsid="37061743" officeooo:paragraph-rsid="37061743"/>
    </style:style>
    <style:style style:name="P635" style:family="paragraph" style:parent-style-name="Text_20_body">
      <style:text-properties officeooo:rsid="37078124" officeooo:paragraph-rsid="37078124"/>
    </style:style>
    <style:style style:name="P636" style:family="paragraph" style:parent-style-name="Text_20_body">
      <style:text-properties officeooo:rsid="2762e78e" officeooo:paragraph-rsid="2762e78e"/>
    </style:style>
    <style:style style:name="P637" style:family="paragraph" style:parent-style-name="Text_20_body">
      <style:text-properties officeooo:rsid="37126635" officeooo:paragraph-rsid="37126635"/>
    </style:style>
    <style:style style:name="P638" style:family="paragraph" style:parent-style-name="Text_20_body">
      <style:text-properties officeooo:rsid="37126635" officeooo:paragraph-rsid="3712f270"/>
    </style:style>
    <style:style style:name="P639" style:family="paragraph" style:parent-style-name="Text_20_body">
      <style:text-properties officeooo:paragraph-rsid="37343e58"/>
    </style:style>
    <style:style style:name="P640" style:family="paragraph" style:parent-style-name="Text_20_body">
      <style:text-properties officeooo:rsid="24a87c3c" officeooo:paragraph-rsid="24d09203"/>
    </style:style>
    <style:style style:name="P641" style:family="paragraph" style:parent-style-name="Text_20_body">
      <style:text-properties officeooo:rsid="373820a8" officeooo:paragraph-rsid="373820a8"/>
    </style:style>
    <style:style style:name="P642" style:family="paragraph" style:parent-style-name="Text_20_body">
      <style:text-properties officeooo:rsid="2b991a2f" officeooo:paragraph-rsid="373d448c"/>
    </style:style>
    <style:style style:name="P643" style:family="paragraph" style:parent-style-name="Text_20_body">
      <style:text-properties officeooo:rsid="374921a2" officeooo:paragraph-rsid="374921a2"/>
    </style:style>
    <style:style style:name="P644" style:family="paragraph" style:parent-style-name="Text_20_body">
      <style:text-properties officeooo:rsid="244ac7da" officeooo:paragraph-rsid="364ef481"/>
    </style:style>
    <style:style style:name="P645" style:family="paragraph" style:parent-style-name="Text_20_body">
      <style:text-properties officeooo:paragraph-rsid="37d46557"/>
    </style:style>
    <style:style style:name="P646" style:family="paragraph" style:parent-style-name="Text_20_body">
      <style:text-properties officeooo:rsid="2107ada6" officeooo:paragraph-rsid="37d46557"/>
    </style:style>
    <style:style style:name="P647" style:family="paragraph" style:parent-style-name="Text_20_body">
      <style:text-properties officeooo:rsid="329bec38" officeooo:paragraph-rsid="37d46557"/>
    </style:style>
    <style:style style:name="P648" style:family="paragraph" style:parent-style-name="Text_20_body">
      <style:text-properties officeooo:rsid="210ceec1" officeooo:paragraph-rsid="37d46557"/>
    </style:style>
    <style:style style:name="P649" style:family="paragraph" style:parent-style-name="Text_20_body">
      <style:text-properties officeooo:rsid="374ad17d" officeooo:paragraph-rsid="374ad17d"/>
    </style:style>
    <style:style style:name="P650" style:family="paragraph" style:parent-style-name="Text_20_body">
      <style:text-properties officeooo:rsid="21050cb4" officeooo:paragraph-rsid="37d46557"/>
    </style:style>
    <style:style style:name="P651" style:family="paragraph" style:parent-style-name="Text_20_body">
      <style:text-properties officeooo:rsid="17efa3a4" officeooo:paragraph-rsid="37d46557"/>
    </style:style>
    <style:style style:name="P652" style:family="paragraph" style:parent-style-name="Text_20_body">
      <style:text-properties officeooo:rsid="329c13f1" officeooo:paragraph-rsid="37d46557"/>
    </style:style>
    <style:style style:name="P653" style:family="paragraph" style:parent-style-name="Text_20_body">
      <style:text-properties officeooo:rsid="212150a4" officeooo:paragraph-rsid="37d46557"/>
    </style:style>
    <style:style style:name="P654" style:family="paragraph" style:parent-style-name="Text_20_body">
      <style:text-properties officeooo:rsid="1bc04f01" officeooo:paragraph-rsid="37d46557"/>
    </style:style>
    <style:style style:name="P655" style:family="paragraph" style:parent-style-name="Text_20_body">
      <style:text-properties officeooo:rsid="32cefa94" officeooo:paragraph-rsid="37d46557"/>
    </style:style>
    <style:style style:name="P656" style:family="paragraph" style:parent-style-name="Text_20_body">
      <style:text-properties officeooo:rsid="32aebe42" officeooo:paragraph-rsid="37d46557"/>
    </style:style>
    <style:style style:name="P657" style:family="paragraph" style:parent-style-name="Text_20_body">
      <style:text-properties officeooo:rsid="32b1c651" officeooo:paragraph-rsid="37d46557"/>
    </style:style>
    <style:style style:name="P658" style:family="paragraph" style:parent-style-name="Text_20_body">
      <style:text-properties officeooo:rsid="3372cdf8" officeooo:paragraph-rsid="37d46557"/>
    </style:style>
    <style:style style:name="P659" style:family="paragraph" style:parent-style-name="Text_20_body">
      <style:text-properties officeooo:rsid="32cb9adc" officeooo:paragraph-rsid="37d46557"/>
    </style:style>
    <style:style style:name="P660" style:family="paragraph" style:parent-style-name="Text_20_body">
      <style:text-properties officeooo:rsid="381ba151" officeooo:paragraph-rsid="381ba151"/>
    </style:style>
    <style:style style:name="P661" style:family="paragraph" style:parent-style-name="Text_20_body">
      <style:text-properties officeooo:rsid="2d6f8a45" officeooo:paragraph-rsid="38deb3e0"/>
    </style:style>
    <style:style style:name="P662" style:family="paragraph" style:parent-style-name="Text_20_body">
      <style:text-properties officeooo:rsid="29763f4f" officeooo:paragraph-rsid="38deb3e0"/>
    </style:style>
    <style:style style:name="P663" style:family="paragraph" style:parent-style-name="Text_20_body">
      <style:text-properties officeooo:rsid="2d7b2348" officeooo:paragraph-rsid="38deb3e0"/>
    </style:style>
    <style:style style:name="P664" style:family="paragraph" style:parent-style-name="Text_20_body">
      <style:text-properties officeooo:rsid="21e0d06b" officeooo:paragraph-rsid="38deb3e0"/>
    </style:style>
    <style:style style:name="P665" style:family="paragraph" style:parent-style-name="Text_20_body">
      <style:text-properties officeooo:rsid="2977bc9f" officeooo:paragraph-rsid="38deb3e0"/>
    </style:style>
    <style:style style:name="P666" style:family="paragraph" style:parent-style-name="Text_20_body">
      <style:text-properties officeooo:paragraph-rsid="38deb3e0"/>
    </style:style>
    <style:style style:name="P667" style:family="paragraph" style:parent-style-name="Text_20_body">
      <style:text-properties officeooo:rsid="24a005f2" officeooo:paragraph-rsid="24a005f2"/>
    </style:style>
    <style:style style:name="P668" style:family="paragraph" style:parent-style-name="Text_20_body">
      <style:text-properties officeooo:rsid="39174737" officeooo:paragraph-rsid="39174737"/>
    </style:style>
    <style:style style:name="P669" style:family="paragraph" style:parent-style-name="Text_20_body">
      <style:text-properties officeooo:rsid="2e081869" officeooo:paragraph-rsid="2e0cb0f8"/>
    </style:style>
    <style:style style:name="P670" style:family="paragraph" style:parent-style-name="Text_20_body">
      <style:text-properties officeooo:rsid="3927897c" officeooo:paragraph-rsid="3927897c"/>
    </style:style>
    <style:style style:name="P671" style:family="paragraph" style:parent-style-name="Text_20_body">
      <style:text-properties officeooo:rsid="2dfe6218" officeooo:paragraph-rsid="2dfff89b"/>
    </style:style>
    <style:style style:name="P672" style:family="paragraph" style:parent-style-name="Text_20_body">
      <style:text-properties officeooo:rsid="2dd978ae" officeooo:paragraph-rsid="2dd978ae"/>
    </style:style>
    <style:style style:name="P673" style:family="paragraph" style:parent-style-name="Text_20_body">
      <style:text-properties officeooo:rsid="392a38b7" officeooo:paragraph-rsid="392a7bb8"/>
    </style:style>
    <style:style style:name="P674" style:family="paragraph" style:parent-style-name="Text_20_body">
      <style:text-properties officeooo:paragraph-rsid="2e1a2de8"/>
    </style:style>
    <style:style style:name="P675" style:family="paragraph" style:parent-style-name="Text_20_body">
      <style:text-properties officeooo:rsid="2e0cb0f8" officeooo:paragraph-rsid="2e0cb0f8"/>
    </style:style>
    <style:style style:name="P676" style:family="paragraph" style:parent-style-name="Text_20_body">
      <style:text-properties officeooo:rsid="18b7ca6c" officeooo:paragraph-rsid="392be1a4"/>
    </style:style>
    <style:style style:name="P677" style:family="paragraph" style:parent-style-name="Text_20_body">
      <style:text-properties officeooo:rsid="166573f1" officeooo:paragraph-rsid="392be1a4"/>
    </style:style>
    <style:style style:name="P678" style:family="paragraph" style:parent-style-name="Text_20_body">
      <style:text-properties officeooo:rsid="39355981" officeooo:paragraph-rsid="39355981"/>
    </style:style>
    <style:style style:name="P679" style:family="paragraph" style:parent-style-name="Text_20_body">
      <style:text-properties officeooo:rsid="3010f516" officeooo:paragraph-rsid="301688e6"/>
    </style:style>
    <style:style style:name="P680" style:family="paragraph" style:parent-style-name="Text_20_body">
      <style:text-properties officeooo:rsid="393d6e7c" officeooo:paragraph-rsid="393d6e7c"/>
    </style:style>
    <style:style style:name="P681" style:family="paragraph" style:parent-style-name="Text_20_body">
      <style:text-properties officeooo:paragraph-rsid="3941bbf3"/>
    </style:style>
    <style:style style:name="P682" style:family="paragraph" style:parent-style-name="Text_20_body">
      <style:text-properties officeooo:rsid="339f8655" officeooo:paragraph-rsid="33a6cd36"/>
    </style:style>
    <style:style style:name="P683" style:family="paragraph" style:parent-style-name="Text_20_body">
      <style:text-properties officeooo:rsid="2ffabd0d"/>
    </style:style>
    <style:style style:name="P684" style:family="paragraph" style:parent-style-name="Text_20_body">
      <style:text-properties officeooo:paragraph-rsid="394b4b34"/>
    </style:style>
    <style:style style:name="P685" style:family="paragraph" style:parent-style-name="Text_20_body">
      <style:text-properties officeooo:rsid="3954569e" officeooo:paragraph-rsid="3954aa69"/>
    </style:style>
    <style:style style:name="P686" style:family="paragraph" style:parent-style-name="Text_20_body">
      <style:text-properties officeooo:rsid="1bc71b76" officeooo:paragraph-rsid="37d46557"/>
    </style:style>
    <style:style style:name="P687" style:family="paragraph" style:parent-style-name="Text_20_body">
      <style:text-properties officeooo:rsid="3955f7aa" officeooo:paragraph-rsid="3955f7aa"/>
    </style:style>
    <style:style style:name="P688" style:family="paragraph" style:parent-style-name="Standard">
      <style:paragraph-properties fo:text-align="center" style:justify-single-word="false"/>
      <style:text-properties officeooo:rsid="057aae1d" officeooo:paragraph-rsid="057aae1d"/>
    </style:style>
    <style:style style:name="P68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9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9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9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9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9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95" style:family="paragraph" style:parent-style-name="Standard">
      <style:text-properties officeooo:paragraph-rsid="35263a80"/>
    </style:style>
    <style:style style:name="P696" style:family="paragraph" style:parent-style-name="Example_20_Header">
      <style:text-properties officeooo:paragraph-rsid="0ce95318"/>
    </style:style>
    <style:style style:name="P697" style:family="paragraph" style:parent-style-name="Example_20_Header">
      <style:text-properties officeooo:paragraph-rsid="2049b142"/>
    </style:style>
    <style:style style:name="P698" style:family="paragraph" style:parent-style-name="Example_20_Header">
      <style:text-properties officeooo:rsid="21d5baa3" officeooo:paragraph-rsid="21d5baa3"/>
    </style:style>
    <style:style style:name="P699" style:family="paragraph" style:parent-style-name="Example_20_Header">
      <style:text-properties officeooo:paragraph-rsid="256b3a1f"/>
    </style:style>
    <style:style style:name="P700" style:family="paragraph" style:parent-style-name="Example_20_Header">
      <style:text-properties officeooo:paragraph-rsid="2583568e"/>
    </style:style>
    <style:style style:name="P701" style:family="paragraph" style:parent-style-name="Example_20_Header">
      <style:text-properties officeooo:paragraph-rsid="259f0425"/>
    </style:style>
    <style:style style:name="P702" style:family="paragraph" style:parent-style-name="Example_20_Header">
      <style:text-properties officeooo:paragraph-rsid="25a0872c"/>
    </style:style>
    <style:style style:name="P703" style:family="paragraph" style:parent-style-name="Example_20_Header">
      <style:text-properties officeooo:paragraph-rsid="2601f6bf"/>
    </style:style>
    <style:style style:name="P704" style:family="paragraph" style:parent-style-name="Example_20_Header">
      <style:text-properties officeooo:paragraph-rsid="26270f32"/>
    </style:style>
    <style:style style:name="P705" style:family="paragraph" style:parent-style-name="Example_20_Header">
      <style:text-properties officeooo:paragraph-rsid="266ff55f"/>
    </style:style>
    <style:style style:name="P706" style:family="paragraph" style:parent-style-name="Example_20_Header">
      <style:text-properties officeooo:paragraph-rsid="269668ef"/>
    </style:style>
    <style:style style:name="P707" style:family="paragraph" style:parent-style-name="Example_20_Header">
      <style:text-properties officeooo:paragraph-rsid="27283b99"/>
    </style:style>
    <style:style style:name="P708" style:family="paragraph" style:parent-style-name="Example_20_Header">
      <style:text-properties officeooo:paragraph-rsid="273b9d1e"/>
    </style:style>
    <style:style style:name="P709" style:family="paragraph" style:parent-style-name="Example_20_Header">
      <style:text-properties officeooo:paragraph-rsid="273ba786"/>
    </style:style>
    <style:style style:name="P710" style:family="paragraph" style:parent-style-name="Example_20_Header">
      <style:text-properties officeooo:paragraph-rsid="274cfdd4"/>
    </style:style>
    <style:style style:name="P711" style:family="paragraph" style:parent-style-name="Example_20_Header">
      <style:text-properties officeooo:paragraph-rsid="275f9bed"/>
    </style:style>
    <style:style style:name="P712" style:family="paragraph" style:parent-style-name="Example_20_Header">
      <style:text-properties officeooo:paragraph-rsid="27742e6c"/>
    </style:style>
    <style:style style:name="P713" style:family="paragraph" style:parent-style-name="Example_20_Header">
      <style:text-properties officeooo:paragraph-rsid="2712130b"/>
    </style:style>
    <style:style style:name="P714" style:family="paragraph" style:parent-style-name="Example_20_Header">
      <style:text-properties officeooo:paragraph-rsid="2796ff13"/>
    </style:style>
    <style:style style:name="P715" style:family="paragraph" style:parent-style-name="Example_20_Header">
      <style:text-properties officeooo:rsid="279e46b6" officeooo:paragraph-rsid="279e46b6"/>
    </style:style>
    <style:style style:name="P716" style:family="paragraph" style:parent-style-name="Example_20_Header">
      <style:text-properties officeooo:rsid="279e46b6" officeooo:paragraph-rsid="27ace2b1"/>
    </style:style>
    <style:style style:name="P717" style:family="paragraph" style:parent-style-name="Example_20_Header">
      <style:text-properties officeooo:rsid="279e46b6" officeooo:paragraph-rsid="27ff85eb"/>
    </style:style>
    <style:style style:name="P718" style:family="paragraph" style:parent-style-name="Example_20_Header">
      <style:text-properties officeooo:rsid="27e08a27" officeooo:paragraph-rsid="27e08a27"/>
    </style:style>
    <style:style style:name="P719" style:family="paragraph" style:parent-style-name="Example_20_Header">
      <style:text-properties officeooo:rsid="27e08a27" officeooo:paragraph-rsid="27e201ac"/>
    </style:style>
    <style:style style:name="P720" style:family="paragraph" style:parent-style-name="Example_20_Header">
      <style:text-properties officeooo:rsid="27e08a27" officeooo:paragraph-rsid="27e80366"/>
    </style:style>
    <style:style style:name="P721" style:family="paragraph" style:parent-style-name="Example_20_Header">
      <style:text-properties officeooo:rsid="27e08a27" officeooo:paragraph-rsid="27eb7acb"/>
    </style:style>
    <style:style style:name="P722" style:family="paragraph" style:parent-style-name="Example_20_Header">
      <style:text-properties officeooo:rsid="27e08a27" officeooo:paragraph-rsid="27ef31c1"/>
    </style:style>
    <style:style style:name="P723" style:family="paragraph" style:parent-style-name="Example_20_Header">
      <style:text-properties officeooo:rsid="27e08a27" officeooo:paragraph-rsid="27f58c0f"/>
    </style:style>
    <style:style style:name="P724" style:family="paragraph" style:parent-style-name="Example_20_Header">
      <style:text-properties officeooo:paragraph-rsid="27f261ba"/>
    </style:style>
    <style:style style:name="P725" style:family="paragraph" style:parent-style-name="Example_20_Header">
      <style:text-properties officeooo:paragraph-rsid="27f3e5ba"/>
    </style:style>
    <style:style style:name="P726" style:family="paragraph" style:parent-style-name="Example_20_Header">
      <style:text-properties officeooo:paragraph-rsid="2805168e"/>
    </style:style>
    <style:style style:name="P727" style:family="paragraph" style:parent-style-name="Example_20_Header">
      <style:text-properties officeooo:paragraph-rsid="28064983"/>
    </style:style>
    <style:style style:name="P728" style:family="paragraph" style:parent-style-name="Example_20_Header">
      <style:text-properties officeooo:paragraph-rsid="280aa77e"/>
    </style:style>
    <style:style style:name="P729" style:family="paragraph" style:parent-style-name="Example_20_Header">
      <style:text-properties officeooo:paragraph-rsid="280d8053"/>
    </style:style>
    <style:style style:name="P730" style:family="paragraph" style:parent-style-name="Example_20_Header">
      <style:text-properties style:text-line-through-style="none" style:text-line-through-type="none" officeooo:rsid="2801dd04" officeooo:paragraph-rsid="2801dd04" fo:background-color="transparent"/>
    </style:style>
    <style:style style:name="P731" style:family="paragraph" style:parent-style-name="Example_20_Header">
      <style:text-properties officeooo:paragraph-rsid="282211ed"/>
    </style:style>
    <style:style style:name="P732" style:family="paragraph" style:parent-style-name="Example_20_Header">
      <style:text-properties officeooo:paragraph-rsid="283b5b27"/>
    </style:style>
    <style:style style:name="P733" style:family="paragraph" style:parent-style-name="Example_20_Header">
      <style:text-properties officeooo:paragraph-rsid="2842b948"/>
    </style:style>
    <style:style style:name="P734" style:family="paragraph" style:parent-style-name="Example_20_Header">
      <style:text-properties officeooo:paragraph-rsid="28445bcb"/>
    </style:style>
    <style:style style:name="P735" style:family="paragraph" style:parent-style-name="Example_20_Header">
      <style:text-properties officeooo:paragraph-rsid="2ae1d984"/>
    </style:style>
    <style:style style:name="P736" style:family="paragraph" style:parent-style-name="Example_20_Header">
      <style:text-properties officeooo:paragraph-rsid="2e100a8b"/>
    </style:style>
    <style:style style:name="P737" style:family="paragraph" style:parent-style-name="Example_20_Header">
      <style:text-properties officeooo:rsid="166573f1" officeooo:paragraph-rsid="2e37bf1b"/>
    </style:style>
    <style:style style:name="P738" style:family="paragraph" style:parent-style-name="Example_20_Header">
      <style:text-properties officeooo:rsid="166573f1" officeooo:paragraph-rsid="392be1a4"/>
    </style:style>
    <style:style style:name="P739" style:family="paragraph" style:parent-style-name="Example_20_Header">
      <style:text-properties officeooo:paragraph-rsid="2fbb83f7"/>
    </style:style>
    <style:style style:name="P740" style:family="paragraph" style:parent-style-name="Example_20_Header">
      <style:text-properties officeooo:rsid="1bd786c4" officeooo:paragraph-rsid="30868245"/>
    </style:style>
    <style:style style:name="P741" style:family="paragraph" style:parent-style-name="Example_20_Header">
      <style:text-properties officeooo:rsid="1bd786c4" officeooo:paragraph-rsid="320de796"/>
    </style:style>
    <style:style style:name="P742" style:family="paragraph" style:parent-style-name="Example_20_Header">
      <style:text-properties officeooo:rsid="30b893ef" officeooo:paragraph-rsid="30b95f57"/>
    </style:style>
    <style:style style:name="P743" style:family="paragraph" style:parent-style-name="Example_20_Header">
      <style:text-properties officeooo:paragraph-rsid="30c03f57"/>
    </style:style>
    <style:style style:name="P744" style:family="paragraph" style:parent-style-name="Example_20_Header">
      <style:text-properties officeooo:paragraph-rsid="312132e6"/>
    </style:style>
    <style:style style:name="P745" style:family="paragraph" style:parent-style-name="Example_20_Header">
      <style:text-properties fo:language="cs" fo:country="CZ" officeooo:rsid="313e3b34" officeooo:paragraph-rsid="31560202"/>
    </style:style>
    <style:style style:name="P746" style:family="paragraph" style:parent-style-name="Example_20_Header">
      <style:text-properties fo:language="cs" fo:country="CZ" officeooo:rsid="314f7ee7" officeooo:paragraph-rsid="314f7ee7"/>
    </style:style>
    <style:style style:name="P747" style:family="paragraph" style:parent-style-name="Example_20_Header">
      <style:text-properties fo:language="cs" fo:country="CZ" officeooo:rsid="314f7ee7" officeooo:paragraph-rsid="317a36dd"/>
    </style:style>
    <style:style style:name="P748" style:family="paragraph" style:parent-style-name="Example_20_Header">
      <style:text-properties fo:language="cs" fo:country="CZ" officeooo:rsid="314f7ee7" officeooo:paragraph-rsid="316bc840"/>
    </style:style>
    <style:style style:name="P749" style:family="paragraph" style:parent-style-name="Example_20_Header">
      <style:text-properties fo:language="cs" fo:country="CZ" officeooo:rsid="314f7ee7" officeooo:paragraph-rsid="316ecb2d"/>
    </style:style>
    <style:style style:name="P750" style:family="paragraph" style:parent-style-name="Example_20_Header">
      <style:text-properties officeooo:paragraph-rsid="314f7ee7"/>
    </style:style>
    <style:style style:name="P751" style:family="paragraph" style:parent-style-name="Example_20_Header">
      <style:text-properties officeooo:paragraph-rsid="31560202"/>
    </style:style>
    <style:style style:name="P752" style:family="paragraph" style:parent-style-name="Example_20_Header">
      <style:text-properties officeooo:paragraph-rsid="3158bd62"/>
    </style:style>
    <style:style style:name="P753" style:family="paragraph" style:parent-style-name="Example_20_Header">
      <style:text-properties officeooo:paragraph-rsid="315b6403"/>
    </style:style>
    <style:style style:name="P754" style:family="paragraph" style:parent-style-name="Example_20_Header">
      <style:text-properties officeooo:paragraph-rsid="31cbff1e"/>
    </style:style>
    <style:style style:name="P755" style:family="paragraph" style:parent-style-name="Example_20_Header">
      <style:text-properties officeooo:paragraph-rsid="338ae010"/>
    </style:style>
    <style:style style:name="P756" style:family="paragraph" style:parent-style-name="Example_20_Header">
      <style:text-properties officeooo:paragraph-rsid="33929ecf"/>
    </style:style>
    <style:style style:name="P757" style:family="paragraph" style:parent-style-name="Example_20_Header">
      <style:text-properties officeooo:paragraph-rsid="34b30b4f"/>
    </style:style>
    <style:style style:name="P758" style:family="paragraph" style:parent-style-name="Example_20_Header">
      <style:text-properties officeooo:paragraph-rsid="34f3694a"/>
    </style:style>
    <style:style style:name="P759" style:family="paragraph" style:parent-style-name="Example_20_Header">
      <style:text-properties officeooo:paragraph-rsid="35018ce2"/>
    </style:style>
    <style:style style:name="P760" style:family="paragraph" style:parent-style-name="Example_20_Header">
      <style:text-properties officeooo:paragraph-rsid="3502ed5d"/>
    </style:style>
    <style:style style:name="P761" style:family="paragraph" style:parent-style-name="Example_20_Header">
      <style:text-properties officeooo:paragraph-rsid="350a6692"/>
    </style:style>
    <style:style style:name="P762" style:family="paragraph" style:parent-style-name="Example_20_Header">
      <style:text-properties fo:font-style="normal" officeooo:rsid="353121c0" officeooo:paragraph-rsid="353121c0" style:font-style-asian="normal" style:font-style-complex="normal"/>
    </style:style>
    <style:style style:name="P763" style:family="paragraph" style:parent-style-name="Example_20_Header">
      <style:text-properties officeooo:paragraph-rsid="364d40ec"/>
    </style:style>
    <style:style style:name="P764" style:family="paragraph" style:parent-style-name="Example_20_Header">
      <style:text-properties officeooo:paragraph-rsid="364d7f46"/>
    </style:style>
    <style:style style:name="P765" style:family="paragraph" style:parent-style-name="Example_20_Header">
      <style:text-properties officeooo:paragraph-rsid="364ef481"/>
    </style:style>
    <style:style style:name="P766" style:family="paragraph" style:parent-style-name="Example_20_Header">
      <style:text-properties fo:background-color="#fff200"/>
    </style:style>
    <style:style style:name="P767" style:family="paragraph" style:parent-style-name="Example_20_Header">
      <style:text-properties officeooo:paragraph-rsid="3629367f" fo:background-color="#fff200"/>
    </style:style>
    <style:style style:name="P768" style:family="paragraph" style:parent-style-name="Example_20_Header">
      <style:text-properties officeooo:paragraph-rsid="2c1562ff" fo:background-color="#fff200"/>
    </style:style>
    <style:style style:name="P769" style:family="paragraph" style:parent-style-name="Example_20_Header">
      <style:text-properties officeooo:paragraph-rsid="2eeeca56" fo:background-color="#fff200"/>
    </style:style>
    <style:style style:name="P770" style:family="paragraph" style:parent-style-name="Example_20_Header">
      <style:text-properties officeooo:paragraph-rsid="365667bc" fo:background-color="#fff200"/>
    </style:style>
    <style:style style:name="P771" style:family="paragraph" style:parent-style-name="Example_20_Header">
      <style:text-properties officeooo:rsid="37ebef6b" officeooo:paragraph-rsid="382e8694" fo:background-color="#fff200"/>
    </style:style>
    <style:style style:name="P772" style:family="paragraph" style:parent-style-name="Example_20_Header">
      <style:text-properties officeooo:rsid="1877b3ae" officeooo:paragraph-rsid="2aaa4bfe" fo:background-color="#fff200"/>
    </style:style>
    <style:style style:name="P773" style:family="paragraph" style:parent-style-name="Example_20_Header">
      <style:text-properties officeooo:paragraph-rsid="2aa45f8b" fo:background-color="#fff200"/>
    </style:style>
    <style:style style:name="P774" style:family="paragraph" style:parent-style-name="Example_20_Header">
      <style:text-properties officeooo:paragraph-rsid="37e8dcdb" fo:background-color="#fff200"/>
    </style:style>
    <style:style style:name="P775" style:family="paragraph" style:parent-style-name="Example_20_Header">
      <style:text-properties officeooo:paragraph-rsid="2c67e17b" fo:background-color="#fff200"/>
    </style:style>
    <style:style style:name="P776" style:family="paragraph" style:parent-style-name="Example_20_Header">
      <style:text-properties officeooo:paragraph-rsid="2c6a45e7" fo:background-color="#fff200"/>
    </style:style>
    <style:style style:name="P777" style:family="paragraph" style:parent-style-name="Example_20_Header">
      <style:text-properties officeooo:paragraph-rsid="37e45d74" fo:background-color="#fff200"/>
    </style:style>
    <style:style style:name="P778" style:family="paragraph" style:parent-style-name="Example_20_Header">
      <style:text-properties officeooo:paragraph-rsid="2aaa4bfe" fo:background-color="#fff200"/>
    </style:style>
    <style:style style:name="P779" style:family="paragraph" style:parent-style-name="Example_20_Header">
      <style:text-properties officeooo:paragraph-rsid="36d698bc" fo:background-color="#fff200"/>
    </style:style>
    <style:style style:name="P780" style:family="paragraph" style:parent-style-name="Example_20_Header">
      <style:text-properties officeooo:paragraph-rsid="36d36c29" fo:background-color="#fff200"/>
    </style:style>
    <style:style style:name="P781" style:family="paragraph" style:parent-style-name="Example_20_Header">
      <style:text-properties officeooo:paragraph-rsid="3736ce92" fo:background-color="#fff200"/>
    </style:style>
    <style:style style:name="P782" style:family="paragraph" style:parent-style-name="Example_20_Header">
      <style:text-properties officeooo:paragraph-rsid="373d448c" fo:background-color="#fff200"/>
    </style:style>
    <style:style style:name="P783" style:family="paragraph" style:parent-style-name="Example_20_Header">
      <style:text-properties officeooo:rsid="36c63abf" officeooo:paragraph-rsid="3736ce92" fo:background-color="#fff200"/>
    </style:style>
    <style:style style:name="P784" style:family="paragraph" style:parent-style-name="Example_20_Header">
      <style:text-properties officeooo:paragraph-rsid="29739d0f" fo:background-color="#fff200"/>
    </style:style>
    <style:style style:name="P785" style:family="paragraph" style:parent-style-name="Example_20_Header">
      <style:text-properties officeooo:paragraph-rsid="2fb2ba2c" fo:background-color="#fff200"/>
    </style:style>
    <style:style style:name="P786" style:family="paragraph" style:parent-style-name="Example_20_Header">
      <style:text-properties officeooo:paragraph-rsid="2fb6894b" fo:background-color="#fff200"/>
    </style:style>
    <style:style style:name="P787" style:family="paragraph" style:parent-style-name="Example_20_Header">
      <style:text-properties officeooo:rsid="2d090591" officeooo:paragraph-rsid="3954aa69" fo:background-color="#fff200"/>
    </style:style>
    <style:style style:name="P788" style:family="paragraph" style:parent-style-name="Example_20_Header">
      <style:text-properties officeooo:rsid="30c6fd70" officeooo:paragraph-rsid="3954aa69" fo:background-color="#fff200"/>
    </style:style>
    <style:style style:name="P789" style:family="paragraph" style:parent-style-name="Example_20_Header">
      <style:text-properties officeooo:paragraph-rsid="3954aa69" fo:background-color="#fff200"/>
    </style:style>
    <style:style style:name="P790" style:family="paragraph" style:parent-style-name="Example_20_Header">
      <style:text-properties officeooo:paragraph-rsid="374921a2"/>
    </style:style>
    <style:style style:name="P791" style:family="paragraph" style:parent-style-name="Example_20_Header">
      <style:text-properties officeooo:paragraph-rsid="37d46557"/>
    </style:style>
    <style:style style:name="P792" style:family="paragraph" style:parent-style-name="Example_20_Header">
      <style:text-properties officeooo:paragraph-rsid="392be1a4"/>
    </style:style>
    <style:style style:name="P793" style:family="paragraph" style:parent-style-name="Example_20_Header">
      <style:text-properties officeooo:paragraph-rsid="2ff9e629"/>
    </style:style>
    <style:style style:name="P794" style:family="paragraph" style:parent-style-name="Example">
      <style:text-properties officeooo:rsid="21d5baa3" officeooo:paragraph-rsid="21d5baa3"/>
    </style:style>
    <style:style style:name="P795" style:family="paragraph" style:parent-style-name="Example">
      <style:text-properties officeooo:paragraph-rsid="2576dfad"/>
    </style:style>
    <style:style style:name="P796" style:family="paragraph" style:parent-style-name="Example">
      <style:text-properties officeooo:paragraph-rsid="2583568e"/>
    </style:style>
    <style:style style:name="P797" style:family="paragraph" style:parent-style-name="Example">
      <style:text-properties fo:language="cs" fo:country="CZ" officeooo:rsid="25612f74" officeooo:paragraph-rsid="25a0872c" style:language-asian="zxx" style:country-asian="none" style:language-complex="ar" style:country-complex="SA"/>
    </style:style>
    <style:style style:name="P79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99" style:family="paragraph" style:parent-style-name="Example">
      <style:text-properties fo:language="cs" fo:country="CZ" officeooo:rsid="350a6692" officeooo:paragraph-rsid="350a6692"/>
    </style:style>
    <style:style style:name="P800" style:family="paragraph" style:parent-style-name="Example">
      <style:text-properties officeooo:rsid="122861d3" officeooo:paragraph-rsid="259f0425"/>
    </style:style>
    <style:style style:name="P801" style:family="paragraph" style:parent-style-name="Example">
      <style:text-properties officeooo:rsid="122861d3" officeooo:paragraph-rsid="25a63f6d"/>
    </style:style>
    <style:style style:name="P802" style:family="paragraph" style:parent-style-name="Example">
      <style:text-properties officeooo:paragraph-rsid="259f0425"/>
    </style:style>
    <style:style style:name="P803" style:family="paragraph" style:parent-style-name="Example">
      <style:text-properties officeooo:paragraph-rsid="2597a654"/>
    </style:style>
    <style:style style:name="P804" style:family="paragraph" style:parent-style-name="Example">
      <style:text-properties officeooo:paragraph-rsid="25a63f6d"/>
    </style:style>
    <style:style style:name="P805" style:family="paragraph" style:parent-style-name="Example">
      <style:text-properties officeooo:paragraph-rsid="256b3a1f"/>
    </style:style>
    <style:style style:name="P806" style:family="paragraph" style:parent-style-name="Example">
      <style:text-properties officeooo:paragraph-rsid="258abddb"/>
    </style:style>
    <style:style style:name="P807" style:family="paragraph" style:parent-style-name="Example">
      <style:text-properties officeooo:rsid="217800a7" officeooo:paragraph-rsid="25f2d04a"/>
    </style:style>
    <style:style style:name="P808" style:family="paragraph" style:parent-style-name="Example">
      <style:text-properties officeooo:paragraph-rsid="26080d49"/>
    </style:style>
    <style:style style:name="P809" style:family="paragraph" style:parent-style-name="Example">
      <style:text-properties officeooo:rsid="25c61070" officeooo:paragraph-rsid="266ff55f" fo:background-color="transparent"/>
    </style:style>
    <style:style style:name="P810" style:family="paragraph" style:parent-style-name="Example">
      <style:text-properties officeooo:rsid="2632c719" officeooo:paragraph-rsid="27283b99" fo:background-color="transparent"/>
    </style:style>
    <style:style style:name="P811" style:family="paragraph" style:parent-style-name="Example">
      <style:text-properties officeooo:rsid="273ba786" officeooo:paragraph-rsid="273ba786" fo:background-color="transparent"/>
    </style:style>
    <style:style style:name="P812" style:family="paragraph" style:parent-style-name="Example">
      <style:text-properties officeooo:rsid="266fc3c7" officeooo:paragraph-rsid="27283b99" fo:background-color="transparent"/>
    </style:style>
    <style:style style:name="P813" style:family="paragraph" style:parent-style-name="Example">
      <style:text-properties officeooo:rsid="2795358b" officeooo:paragraph-rsid="2795358b" fo:background-color="transparent"/>
    </style:style>
    <style:style style:name="P814" style:family="paragraph" style:parent-style-name="Example">
      <style:text-properties officeooo:rsid="2795358b" officeooo:paragraph-rsid="2799384d" fo:background-color="transparent"/>
    </style:style>
    <style:style style:name="P815" style:family="paragraph" style:parent-style-name="Example">
      <style:text-properties officeooo:rsid="2795358b" officeooo:paragraph-rsid="27f261ba" fo:background-color="transparent"/>
    </style:style>
    <style:style style:name="P816" style:family="paragraph" style:parent-style-name="Example">
      <style:text-properties officeooo:rsid="279a808c" officeooo:paragraph-rsid="279a808c" fo:background-color="transparent"/>
    </style:style>
    <style:style style:name="P817" style:family="paragraph" style:parent-style-name="Example">
      <style:text-properties officeooo:rsid="279e46b6" officeooo:paragraph-rsid="279e46b6" fo:background-color="transparent"/>
    </style:style>
    <style:style style:name="P818" style:family="paragraph" style:parent-style-name="Example">
      <style:text-properties officeooo:rsid="280d8053" officeooo:paragraph-rsid="280d8053" fo:background-color="transparent"/>
    </style:style>
    <style:style style:name="P819" style:family="paragraph" style:parent-style-name="Example">
      <style:text-properties officeooo:rsid="280aa77e" officeooo:paragraph-rsid="280aa77e" fo:background-color="transparent"/>
    </style:style>
    <style:style style:name="P820" style:family="paragraph" style:parent-style-name="Example">
      <style:text-properties officeooo:paragraph-rsid="2684f7d7"/>
    </style:style>
    <style:style style:name="P821" style:family="paragraph" style:parent-style-name="Example">
      <style:text-properties officeooo:paragraph-rsid="269668ef"/>
    </style:style>
    <style:style style:name="P822" style:family="paragraph" style:parent-style-name="Example">
      <style:text-properties officeooo:rsid="26d10de3" officeooo:paragraph-rsid="26d10de3"/>
    </style:style>
    <style:style style:name="P823" style:family="paragraph" style:parent-style-name="Example">
      <style:text-properties officeooo:paragraph-rsid="27283b99"/>
    </style:style>
    <style:style style:name="P824" style:family="paragraph" style:parent-style-name="Example">
      <style:text-properties officeooo:paragraph-rsid="2734f380"/>
    </style:style>
    <style:style style:name="P825" style:family="paragraph" style:parent-style-name="Example">
      <style:text-properties officeooo:paragraph-rsid="273b9d1e"/>
    </style:style>
    <style:style style:name="P826" style:family="paragraph" style:parent-style-name="Example">
      <style:text-properties officeooo:rsid="274cfdd4" officeooo:paragraph-rsid="274e343c"/>
    </style:style>
    <style:style style:name="P827" style:family="paragraph" style:parent-style-name="Example">
      <style:text-properties officeooo:paragraph-rsid="27742e6c"/>
    </style:style>
    <style:style style:name="P828" style:family="paragraph" style:parent-style-name="Example">
      <style:text-properties fo:font-style="italic" officeooo:paragraph-rsid="27f3e5ba" fo:background-color="transparent" style:font-style-asian="italic" style:font-style-complex="italic"/>
    </style:style>
    <style:style style:name="P829" style:family="paragraph" style:parent-style-name="Example">
      <style:text-properties fo:font-style="italic" officeooo:rsid="313a5a5c" officeooo:paragraph-rsid="3146de2f" style:font-style-asian="italic" style:font-style-complex="italic"/>
    </style:style>
    <style:style style:name="P830" style:family="paragraph" style:parent-style-name="Example">
      <style:text-properties fo:font-style="italic" officeooo:rsid="313a5a5c" officeooo:paragraph-rsid="314f7ee7" style:font-style-asian="italic" style:font-style-complex="italic"/>
    </style:style>
    <style:style style:name="P831" style:family="paragraph" style:parent-style-name="Example">
      <style:text-properties fo:font-style="italic" officeooo:rsid="313a5a5c" officeooo:paragraph-rsid="316bc840" style:font-style-asian="italic" style:font-style-complex="italic"/>
    </style:style>
    <style:style style:name="P832" style:family="paragraph" style:parent-style-name="Example">
      <style:text-properties fo:font-style="italic" officeooo:rsid="313a5a5c" officeooo:paragraph-rsid="316ecb2d" style:font-style-asian="italic" style:font-style-complex="italic"/>
    </style:style>
    <style:style style:name="P833" style:family="paragraph" style:parent-style-name="Example">
      <style:text-properties fo:font-style="italic" officeooo:rsid="313a5a5c" officeooo:paragraph-rsid="317a36dd" style:font-style-asian="italic" style:font-style-complex="italic"/>
    </style:style>
    <style:style style:name="P834" style:family="paragraph" style:parent-style-name="Example">
      <style:text-properties fo:font-style="italic" officeooo:rsid="314f7ee7" officeooo:paragraph-rsid="314f7ee7" style:font-style-asian="italic" style:font-style-complex="italic"/>
    </style:style>
    <style:style style:name="P835" style:family="paragraph" style:parent-style-name="Example">
      <style:text-properties fo:font-style="italic" officeooo:paragraph-rsid="29ec35f4" fo:background-color="#fff200" style:font-style-asian="italic" style:font-style-complex="italic"/>
    </style:style>
    <style:style style:name="P836" style:family="paragraph" style:parent-style-name="Example">
      <style:text-properties officeooo:rsid="279e46b6" officeooo:paragraph-rsid="279e46b6"/>
    </style:style>
    <style:style style:name="P837" style:family="paragraph" style:parent-style-name="Example">
      <style:text-properties officeooo:rsid="27ace2b1" officeooo:paragraph-rsid="27ace2b1"/>
    </style:style>
    <style:style style:name="P838" style:family="paragraph" style:parent-style-name="Example">
      <style:text-properties officeooo:paragraph-rsid="27c703fc"/>
    </style:style>
    <style:style style:name="P839" style:family="paragraph" style:parent-style-name="Example">
      <style:text-properties officeooo:paragraph-rsid="27c86e38"/>
    </style:style>
    <style:style style:name="P840" style:family="paragraph" style:parent-style-name="Example">
      <style:text-properties officeooo:rsid="27e08a27" officeooo:paragraph-rsid="27e08a27"/>
    </style:style>
    <style:style style:name="P841" style:family="paragraph" style:parent-style-name="Example">
      <style:text-properties officeooo:rsid="27e201ac" officeooo:paragraph-rsid="27e201ac"/>
    </style:style>
    <style:style style:name="P842" style:family="paragraph" style:parent-style-name="Example">
      <style:text-properties officeooo:rsid="27e201ac" officeooo:paragraph-rsid="27ef31c1"/>
    </style:style>
    <style:style style:name="P843" style:family="paragraph" style:parent-style-name="Example">
      <style:text-properties officeooo:paragraph-rsid="27f3e5ba"/>
    </style:style>
    <style:style style:name="P844" style:family="paragraph" style:parent-style-name="Example">
      <style:text-properties officeooo:rsid="27f58c0f" officeooo:paragraph-rsid="27f58c0f"/>
    </style:style>
    <style:style style:name="P845" style:family="paragraph" style:parent-style-name="Example">
      <style:text-properties officeooo:rsid="26c93516" officeooo:paragraph-rsid="2805168e"/>
    </style:style>
    <style:style style:name="P846" style:family="paragraph" style:parent-style-name="Example">
      <style:text-properties officeooo:rsid="2805168e" officeooo:paragraph-rsid="2805168e"/>
    </style:style>
    <style:style style:name="P847" style:family="paragraph" style:parent-style-name="Example">
      <style:text-properties officeooo:rsid="2808ebbf" officeooo:paragraph-rsid="2808ebbf"/>
    </style:style>
    <style:style style:name="P848" style:family="paragraph" style:parent-style-name="Example">
      <style:text-properties officeooo:rsid="280aa77e" officeooo:paragraph-rsid="280aa77e"/>
    </style:style>
    <style:style style:name="P849" style:family="paragraph" style:parent-style-name="Example">
      <style:text-properties officeooo:rsid="27ea0ea6" officeooo:paragraph-rsid="27eb7acb"/>
    </style:style>
    <style:style style:name="P850" style:family="paragraph" style:parent-style-name="Example">
      <style:text-properties style:text-line-through-style="none" style:text-line-through-type="none" officeooo:rsid="2795358b" officeooo:paragraph-rsid="2795358b" fo:background-color="transparent"/>
    </style:style>
    <style:style style:name="P851" style:family="paragraph" style:parent-style-name="Example">
      <style:text-properties style:text-line-through-style="none" style:text-line-through-type="none" officeooo:rsid="27ff85eb" officeooo:paragraph-rsid="27ff85eb" fo:background-color="transparent"/>
    </style:style>
    <style:style style:name="P852" style:family="paragraph" style:parent-style-name="Example">
      <style:text-properties style:text-line-through-style="none" style:text-line-through-type="none" officeooo:rsid="24969cfe" officeooo:paragraph-rsid="33929ecf"/>
    </style:style>
    <style:style style:name="P853" style:family="paragraph" style:parent-style-name="Example">
      <style:text-properties style:text-line-through-style="none" style:text-line-through-type="none" officeooo:rsid="2fb6894b" officeooo:paragraph-rsid="2fb6894b" fo:background-color="#fff200"/>
    </style:style>
    <style:style style:name="P854" style:family="paragraph" style:parent-style-name="Example">
      <style:text-properties officeooo:rsid="261b77fd" officeooo:paragraph-rsid="261b77fd"/>
    </style:style>
    <style:style style:name="P855" style:family="paragraph" style:parent-style-name="Example">
      <style:text-properties officeooo:rsid="2823eee8" officeooo:paragraph-rsid="2823eee8"/>
    </style:style>
    <style:style style:name="P856" style:family="paragraph" style:parent-style-name="Example">
      <style:text-properties officeooo:rsid="2823eee8" officeooo:paragraph-rsid="2842b948"/>
    </style:style>
    <style:style style:name="P857" style:family="paragraph" style:parent-style-name="Example">
      <style:text-properties officeooo:paragraph-rsid="28445bcb"/>
    </style:style>
    <style:style style:name="P858" style:family="paragraph" style:parent-style-name="Example">
      <style:text-properties officeooo:paragraph-rsid="284482c7"/>
    </style:style>
    <style:style style:name="P859" style:family="paragraph" style:parent-style-name="Example">
      <style:text-properties officeooo:rsid="14641de2" officeooo:paragraph-rsid="29ec35f4"/>
    </style:style>
    <style:style style:name="P860" style:family="paragraph" style:parent-style-name="Example">
      <style:text-properties officeooo:paragraph-rsid="29ec35f4"/>
    </style:style>
    <style:style style:name="P861" style:family="paragraph" style:parent-style-name="Example">
      <style:text-properties officeooo:rsid="275f9bed" officeooo:paragraph-rsid="275f9bed"/>
    </style:style>
    <style:style style:name="P862" style:family="paragraph" style:parent-style-name="Example">
      <style:text-properties officeooo:rsid="2601f6bf" officeooo:paragraph-rsid="26270f32"/>
    </style:style>
    <style:style style:name="P863" style:family="paragraph" style:parent-style-name="Example">
      <style:text-properties officeooo:paragraph-rsid="2b47301d"/>
    </style:style>
    <style:style style:name="P864" style:family="paragraph" style:parent-style-name="Example">
      <style:text-properties officeooo:rsid="2b51d712" officeooo:paragraph-rsid="2b54f678"/>
    </style:style>
    <style:style style:name="P865" style:family="paragraph" style:parent-style-name="Example">
      <style:text-properties officeooo:paragraph-rsid="2c2e6e7f"/>
    </style:style>
    <style:style style:name="P866" style:family="paragraph" style:parent-style-name="Example">
      <style:text-properties officeooo:rsid="2ddfffc5" officeooo:paragraph-rsid="2e100a8b"/>
    </style:style>
    <style:style style:name="P867" style:family="paragraph" style:parent-style-name="Example">
      <style:text-properties officeooo:rsid="2ddfffc5" officeooo:paragraph-rsid="2e37bf1b"/>
    </style:style>
    <style:style style:name="P868" style:family="paragraph" style:parent-style-name="Example">
      <style:text-properties officeooo:rsid="2ddfffc5" officeooo:paragraph-rsid="392be1a4"/>
    </style:style>
    <style:style style:name="P869" style:family="paragraph" style:parent-style-name="Example">
      <style:text-properties officeooo:rsid="2de0ec95" officeooo:paragraph-rsid="2e100a8b"/>
    </style:style>
    <style:style style:name="P870" style:family="paragraph" style:parent-style-name="Example">
      <style:text-properties officeooo:rsid="2e37bf1b" officeooo:paragraph-rsid="2e37bf1b"/>
    </style:style>
    <style:style style:name="P871" style:family="paragraph" style:parent-style-name="Example">
      <style:text-properties officeooo:rsid="2fbb83f7" officeooo:paragraph-rsid="2fbb83f7"/>
    </style:style>
    <style:style style:name="P872" style:family="paragraph" style:parent-style-name="Example">
      <style:text-properties officeooo:rsid="2fc363e5" officeooo:paragraph-rsid="2fc363e5"/>
    </style:style>
    <style:style style:name="P873" style:family="paragraph" style:parent-style-name="Example">
      <style:text-properties officeooo:rsid="2febf9b9" officeooo:paragraph-rsid="2ff9e629"/>
    </style:style>
    <style:style style:name="P874" style:family="paragraph" style:parent-style-name="Example">
      <style:text-properties officeooo:rsid="2febf9b9" officeooo:paragraph-rsid="2ffabd0d"/>
    </style:style>
    <style:style style:name="P875" style:family="paragraph" style:parent-style-name="Example">
      <style:text-properties officeooo:rsid="2febf9b9" officeooo:paragraph-rsid="3003c8ab"/>
    </style:style>
    <style:style style:name="P876" style:family="paragraph" style:parent-style-name="Example">
      <style:text-properties officeooo:rsid="307dae94" officeooo:paragraph-rsid="307dae94"/>
    </style:style>
    <style:style style:name="P877" style:family="paragraph" style:parent-style-name="Example">
      <style:text-properties officeooo:rsid="30b893ef" officeooo:paragraph-rsid="30b95f57"/>
    </style:style>
    <style:style style:name="P878" style:family="paragraph" style:parent-style-name="Example">
      <style:text-properties officeooo:paragraph-rsid="30c03f57"/>
    </style:style>
    <style:style style:name="P879" style:family="paragraph" style:parent-style-name="Example">
      <style:text-properties officeooo:paragraph-rsid="312c1d99"/>
    </style:style>
    <style:style style:name="P880" style:family="paragraph" style:parent-style-name="Example">
      <style:text-properties fo:font-style="normal" officeooo:rsid="312d477f" officeooo:paragraph-rsid="312d477f" style:font-style-asian="normal" style:font-style-complex="normal"/>
    </style:style>
    <style:style style:name="P881" style:family="paragraph" style:parent-style-name="Example">
      <style:text-properties officeooo:paragraph-rsid="314d108c"/>
    </style:style>
    <style:style style:name="P882" style:family="paragraph" style:parent-style-name="Example">
      <style:text-properties officeooo:rsid="313a5a5c" officeooo:paragraph-rsid="314f7ee7"/>
    </style:style>
    <style:style style:name="P883" style:family="paragraph" style:parent-style-name="Example">
      <style:text-properties officeooo:rsid="313a5a5c" officeooo:paragraph-rsid="31560202"/>
    </style:style>
    <style:style style:name="P884" style:family="paragraph" style:parent-style-name="Example">
      <style:text-properties officeooo:rsid="313a5a5c" officeooo:paragraph-rsid="315b6403"/>
    </style:style>
    <style:style style:name="P885" style:family="paragraph" style:parent-style-name="Example">
      <style:text-properties officeooo:paragraph-rsid="314f7ee7"/>
    </style:style>
    <style:style style:name="P886" style:family="paragraph" style:parent-style-name="Example">
      <style:text-properties officeooo:rsid="314f7ee7" officeooo:paragraph-rsid="314f7ee7"/>
    </style:style>
    <style:style style:name="P887" style:family="paragraph" style:parent-style-name="Example">
      <style:text-properties officeooo:paragraph-rsid="31560202"/>
    </style:style>
    <style:style style:name="P888" style:family="paragraph" style:parent-style-name="Example">
      <style:text-properties officeooo:rsid="31541e23" officeooo:paragraph-rsid="3158bd62"/>
    </style:style>
    <style:style style:name="P889" style:family="paragraph" style:parent-style-name="Example">
      <style:text-properties officeooo:paragraph-rsid="315b6403"/>
    </style:style>
    <style:style style:name="P890" style:family="paragraph" style:parent-style-name="Example">
      <style:text-properties officeooo:paragraph-rsid="316bc840"/>
    </style:style>
    <style:style style:name="P891" style:family="paragraph" style:parent-style-name="Example">
      <style:text-properties officeooo:paragraph-rsid="316ecb2d"/>
    </style:style>
    <style:style style:name="P892" style:family="paragraph" style:parent-style-name="Example">
      <style:text-properties officeooo:paragraph-rsid="31b8c150"/>
    </style:style>
    <style:style style:name="P893" style:family="paragraph" style:parent-style-name="Example">
      <style:text-properties officeooo:rsid="31cb13ea" officeooo:paragraph-rsid="31cbff1e"/>
    </style:style>
    <style:style style:name="P894" style:family="paragraph" style:parent-style-name="Example">
      <style:text-properties officeooo:rsid="308bd0c7" officeooo:paragraph-rsid="320de796"/>
    </style:style>
    <style:style style:name="P895" style:family="paragraph" style:parent-style-name="Example">
      <style:text-properties officeooo:paragraph-rsid="33929ecf"/>
    </style:style>
    <style:style style:name="P896" style:family="paragraph" style:parent-style-name="Example">
      <style:text-properties officeooo:paragraph-rsid="34b30b4f"/>
    </style:style>
    <style:style style:name="P897" style:family="paragraph" style:parent-style-name="Example">
      <style:text-properties officeooo:rsid="34fa64fc" officeooo:paragraph-rsid="34fa64fc"/>
    </style:style>
    <style:style style:name="P898" style:family="paragraph" style:parent-style-name="Example">
      <style:text-properties officeooo:paragraph-rsid="34fa64fc"/>
    </style:style>
    <style:style style:name="P899" style:family="paragraph" style:parent-style-name="Example">
      <style:text-properties officeooo:rsid="2ae0e0fb" officeooo:paragraph-rsid="2ae1d984"/>
    </style:style>
    <style:style style:name="P900" style:family="paragraph" style:parent-style-name="Example">
      <style:text-properties officeooo:paragraph-rsid="34fdb4b9"/>
    </style:style>
    <style:style style:name="P901" style:family="paragraph" style:parent-style-name="Example">
      <style:text-properties officeooo:paragraph-rsid="35018ce2"/>
    </style:style>
    <style:style style:name="P902" style:family="paragraph" style:parent-style-name="Example">
      <style:text-properties officeooo:paragraph-rsid="3502ed5d"/>
    </style:style>
    <style:style style:name="P903" style:family="paragraph" style:parent-style-name="Example">
      <style:text-properties officeooo:rsid="35079fda" officeooo:paragraph-rsid="35079fda"/>
    </style:style>
    <style:style style:name="P904" style:family="paragraph" style:parent-style-name="Example">
      <style:text-properties officeooo:rsid="30cc17dd" officeooo:paragraph-rsid="34f3694a"/>
    </style:style>
    <style:style style:name="P905" style:family="paragraph" style:parent-style-name="Example">
      <style:text-properties officeooo:paragraph-rsid="364d40ec"/>
    </style:style>
    <style:style style:name="P906" style:family="paragraph" style:parent-style-name="Example">
      <style:text-properties officeooo:paragraph-rsid="364ef481"/>
    </style:style>
    <style:style style:name="P907" style:family="paragraph" style:parent-style-name="Example">
      <style:text-properties fo:background-color="#fff200"/>
    </style:style>
    <style:style style:name="P908" style:family="paragraph" style:parent-style-name="Example">
      <style:text-properties officeooo:paragraph-rsid="36270b72" fo:background-color="#fff200"/>
    </style:style>
    <style:style style:name="P909" style:family="paragraph" style:parent-style-name="Example">
      <style:text-properties officeooo:paragraph-rsid="363fba45" fo:background-color="#fff200"/>
    </style:style>
    <style:style style:name="P910" style:family="paragraph" style:parent-style-name="Example">
      <style:text-properties officeooo:paragraph-rsid="2c1562ff" fo:background-color="#fff200"/>
    </style:style>
    <style:style style:name="P911" style:family="paragraph" style:parent-style-name="Example">
      <style:text-properties officeooo:rsid="21e9668e" officeooo:paragraph-rsid="2c1562ff" fo:background-color="#fff200"/>
    </style:style>
    <style:style style:name="P912" style:family="paragraph" style:parent-style-name="Example">
      <style:text-properties officeooo:rsid="29b4fce0" officeooo:paragraph-rsid="365667bc" fo:background-color="#fff200"/>
    </style:style>
    <style:style style:name="P913" style:family="paragraph" style:parent-style-name="Example">
      <style:text-properties officeooo:paragraph-rsid="2eeeca56" fo:background-color="#fff200"/>
    </style:style>
    <style:style style:name="P914" style:family="paragraph" style:parent-style-name="Example">
      <style:text-properties officeooo:paragraph-rsid="365667bc" fo:background-color="#fff200"/>
    </style:style>
    <style:style style:name="P915" style:family="paragraph" style:parent-style-name="Example">
      <style:text-properties officeooo:rsid="246911ff" officeooo:paragraph-rsid="2aa45f8b" fo:background-color="#fff200"/>
    </style:style>
    <style:style style:name="P916" style:family="paragraph" style:parent-style-name="Example">
      <style:text-properties officeooo:rsid="246911ff" officeooo:paragraph-rsid="2c63dcdd" fo:background-color="#fff200"/>
    </style:style>
    <style:style style:name="P917" style:family="paragraph" style:parent-style-name="Example">
      <style:text-properties officeooo:rsid="246911ff" officeooo:paragraph-rsid="37ba16ee" fo:background-color="#fff200"/>
    </style:style>
    <style:style style:name="P918" style:family="paragraph" style:parent-style-name="Example">
      <style:text-properties officeooo:rsid="246911ff" officeooo:paragraph-rsid="37e8dcdb" fo:background-color="#fff200"/>
    </style:style>
    <style:style style:name="P919" style:family="paragraph" style:parent-style-name="Example">
      <style:text-properties officeooo:rsid="2febf9b9" officeooo:paragraph-rsid="3812fb43" fo:background-color="#fff200"/>
    </style:style>
    <style:style style:name="P920" style:family="paragraph" style:parent-style-name="Example">
      <style:text-properties officeooo:rsid="2febf9b9" officeooo:paragraph-rsid="37e45d74" fo:background-color="#fff200"/>
    </style:style>
    <style:style style:name="P921" style:family="paragraph" style:parent-style-name="Example">
      <style:text-properties officeooo:rsid="2b836d75" officeooo:paragraph-rsid="2c67e17b" fo:background-color="#fff200"/>
    </style:style>
    <style:style style:name="P922" style:family="paragraph" style:parent-style-name="Example">
      <style:text-properties officeooo:rsid="2b836d75" officeooo:paragraph-rsid="2c6e338e" fo:background-color="#fff200"/>
    </style:style>
    <style:style style:name="P923" style:family="paragraph" style:parent-style-name="Example">
      <style:text-properties officeooo:rsid="2fee27d1" officeooo:paragraph-rsid="380297f9" fo:background-color="#fff200"/>
    </style:style>
    <style:style style:name="P924" style:family="paragraph" style:parent-style-name="Example">
      <style:text-properties officeooo:rsid="2fee27d1" officeooo:paragraph-rsid="37e45d74" fo:background-color="#fff200"/>
    </style:style>
    <style:style style:name="P925" style:family="paragraph" style:parent-style-name="Example">
      <style:text-properties officeooo:rsid="2cdb7044" officeooo:paragraph-rsid="2cdb7044" fo:background-color="#fff200"/>
    </style:style>
    <style:style style:name="P926" style:family="paragraph" style:parent-style-name="Example">
      <style:text-properties officeooo:rsid="2cdb7044" officeooo:paragraph-rsid="37c838d4" fo:background-color="#fff200"/>
    </style:style>
    <style:style style:name="P927" style:family="paragraph" style:parent-style-name="Example">
      <style:text-properties officeooo:paragraph-rsid="28f98aba" fo:background-color="#fff200"/>
    </style:style>
    <style:style style:name="P928" style:family="paragraph" style:parent-style-name="Example">
      <style:text-properties officeooo:paragraph-rsid="37baa06d" fo:background-color="#fff200"/>
    </style:style>
    <style:style style:name="P929" style:family="paragraph" style:parent-style-name="Example">
      <style:text-properties officeooo:paragraph-rsid="37e8dcdb" fo:background-color="#fff200"/>
    </style:style>
    <style:style style:name="P930" style:family="paragraph" style:parent-style-name="Example">
      <style:text-properties officeooo:paragraph-rsid="37ff8a5a" fo:background-color="#fff200"/>
    </style:style>
    <style:style style:name="P931" style:family="paragraph" style:parent-style-name="Example">
      <style:text-properties officeooo:paragraph-rsid="37e45d74" fo:background-color="#fff200"/>
    </style:style>
    <style:style style:name="P932" style:family="paragraph" style:parent-style-name="Example">
      <style:text-properties officeooo:paragraph-rsid="2aaa4bfe" fo:background-color="#fff200"/>
    </style:style>
    <style:style style:name="P933" style:family="paragraph" style:parent-style-name="Example">
      <style:text-properties officeooo:paragraph-rsid="3790eed6" fo:background-color="#fff200"/>
    </style:style>
    <style:style style:name="P934" style:family="paragraph" style:parent-style-name="Example">
      <style:text-properties officeooo:paragraph-rsid="36d36c29" fo:background-color="#fff200"/>
    </style:style>
    <style:style style:name="P935" style:family="paragraph" style:parent-style-name="Example">
      <style:text-properties officeooo:paragraph-rsid="377636a8" fo:background-color="#fff200"/>
    </style:style>
    <style:style style:name="P936" style:family="paragraph" style:parent-style-name="Example">
      <style:text-properties officeooo:paragraph-rsid="3736ce92" fo:background-color="#fff200"/>
    </style:style>
    <style:style style:name="P937" style:family="paragraph" style:parent-style-name="Example">
      <style:text-properties officeooo:paragraph-rsid="36cd3264" fo:background-color="#fff200"/>
    </style:style>
    <style:style style:name="P938" style:family="paragraph" style:parent-style-name="Example">
      <style:text-properties officeooo:paragraph-rsid="373d448c" fo:background-color="#fff200"/>
    </style:style>
    <style:style style:name="P939" style:family="paragraph" style:parent-style-name="Example">
      <style:text-properties officeooo:rsid="36c63abf" officeooo:paragraph-rsid="36c7953a" fo:background-color="#fff200"/>
    </style:style>
    <style:style style:name="P940" style:family="paragraph" style:parent-style-name="Example">
      <style:text-properties officeooo:rsid="21ddad74" officeooo:paragraph-rsid="29739d0f" fo:background-color="#fff200"/>
    </style:style>
    <style:style style:name="P941" style:family="paragraph" style:parent-style-name="Example">
      <style:text-properties officeooo:rsid="2fad38aa" officeooo:paragraph-rsid="2fad38aa" fo:background-color="#fff200"/>
    </style:style>
    <style:style style:name="P942" style:family="paragraph" style:parent-style-name="Example">
      <style:text-properties officeooo:rsid="2fad38aa" officeooo:paragraph-rsid="2fae1a1e" fo:background-color="#fff200"/>
    </style:style>
    <style:style style:name="P943" style:family="paragraph" style:parent-style-name="Example">
      <style:text-properties officeooo:rsid="2fad38aa" officeooo:paragraph-rsid="2fae3382" fo:background-color="#fff200"/>
    </style:style>
    <style:style style:name="P944" style:family="paragraph" style:parent-style-name="Example">
      <style:text-properties officeooo:rsid="2fad38aa" officeooo:paragraph-rsid="2fb2ba2c" fo:background-color="#fff200"/>
    </style:style>
    <style:style style:name="P945" style:family="paragraph" style:parent-style-name="Example">
      <style:text-properties officeooo:rsid="2fad38aa" officeooo:paragraph-rsid="2fb34d2d" fo:background-color="#fff200"/>
    </style:style>
    <style:style style:name="P946" style:family="paragraph" style:parent-style-name="Example">
      <style:text-properties officeooo:rsid="2fad38aa" officeooo:paragraph-rsid="390628eb" fo:background-color="#fff200"/>
    </style:style>
    <style:style style:name="P947" style:family="paragraph" style:parent-style-name="Example">
      <style:text-properties officeooo:paragraph-rsid="29739d0f" fo:background-color="#fff200"/>
    </style:style>
    <style:style style:name="P948" style:family="paragraph" style:parent-style-name="Example">
      <style:text-properties officeooo:paragraph-rsid="2fb2ba2c" fo:background-color="#fff200"/>
    </style:style>
    <style:style style:name="P949" style:family="paragraph" style:parent-style-name="Example">
      <style:text-properties officeooo:rsid="1a44020f" officeooo:paragraph-rsid="3954aa69" fo:background-color="#fff200"/>
    </style:style>
    <style:style style:name="P950" style:family="paragraph" style:parent-style-name="Example">
      <style:text-properties officeooo:paragraph-rsid="3954aa69" fo:background-color="#fff200"/>
    </style:style>
    <style:style style:name="P951" style:family="paragraph" style:parent-style-name="Example">
      <style:text-properties officeooo:paragraph-rsid="374921a2"/>
    </style:style>
    <style:style style:name="P952" style:family="paragraph" style:parent-style-name="Example">
      <style:text-properties officeooo:paragraph-rsid="37b38dca"/>
    </style:style>
    <style:style style:name="P953" style:family="paragraph" style:parent-style-name="Example">
      <style:text-properties officeooo:paragraph-rsid="37d46557"/>
    </style:style>
    <style:style style:name="P954" style:family="paragraph" style:parent-style-name="Example">
      <style:text-properties officeooo:rsid="2e0cb0f8" officeooo:paragraph-rsid="392be1a4"/>
    </style:style>
    <style:style style:name="P955" style:family="paragraph" style:parent-style-name="Example">
      <style:text-properties officeooo:paragraph-rsid="392be1a4"/>
    </style:style>
    <style:style style:name="P956" style:family="paragraph" style:parent-style-name="Example">
      <style:text-properties officeooo:paragraph-rsid="393b8952"/>
    </style:style>
    <style:style style:name="P957" style:family="paragraph" style:parent-style-name="Text_20_body">
      <style:paragraph-properties fo:margin-left="0cm" fo:margin-right="0cm" fo:text-indent="0cm" style:auto-text-indent="false"/>
      <style:text-properties officeooo:rsid="261e8383" officeooo:paragraph-rsid="26270f32"/>
    </style:style>
    <style:style style:name="P958" style:family="paragraph" style:parent-style-name="Text_20_body">
      <style:paragraph-properties fo:margin-left="0cm" fo:margin-right="0cm" fo:text-indent="0cm" style:auto-text-indent="false"/>
      <style:text-properties officeooo:rsid="2632c719" officeooo:paragraph-rsid="263a2851"/>
    </style:style>
    <style:style style:name="P959" style:family="paragraph" style:parent-style-name="Text_20_body">
      <style:paragraph-properties fo:margin-left="0cm" fo:margin-right="0cm" fo:text-indent="0cm" style:auto-text-indent="false"/>
      <style:text-properties officeooo:rsid="263958db" officeooo:paragraph-rsid="263958db"/>
    </style:style>
    <style:style style:name="P960" style:family="paragraph" style:parent-style-name="Text_20_body">
      <style:paragraph-properties fo:margin-left="0cm" fo:margin-right="0cm" fo:text-indent="0cm" style:auto-text-indent="false"/>
      <style:text-properties officeooo:rsid="263cd0cf" officeooo:paragraph-rsid="263cd0cf"/>
    </style:style>
    <style:style style:name="P961"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62" style:family="paragraph" style:parent-style-name="Properties">
      <style:paragraph-properties fo:margin-left="0cm" fo:margin-right="0cm" fo:text-indent="0cm" style:auto-text-indent="false"/>
      <style:text-properties officeooo:paragraph-rsid="36d698bc" fo:background-color="#fff200"/>
    </style:style>
    <style:style style:name="P963" style:family="paragraph" style:parent-style-name="Properties">
      <style:paragraph-properties fo:margin-left="0cm" fo:margin-right="0cm" fo:text-indent="0cm" style:auto-text-indent="false"/>
      <style:text-properties officeooo:paragraph-rsid="37724fcd" fo:background-color="#fff200"/>
    </style:style>
    <style:style style:name="P964" style:family="paragraph" style:parent-style-name="Text_20_Body_20_Full_20_Page">
      <style:text-properties officeooo:rsid="1f43b011" officeooo:paragraph-rsid="2656844a"/>
    </style:style>
    <style:style style:name="P965" style:family="paragraph" style:parent-style-name="Text_20_Body_20_Full_20_Page">
      <style:text-properties officeooo:paragraph-rsid="282f1ba6" fo:background-color="#fff200"/>
    </style:style>
    <style:style style:name="P96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7" style:family="paragraph" style:parent-style-name="Text_20_body" style:master-page-name="">
      <style:paragraph-properties style:page-number="auto" fo:keep-with-next="always"/>
      <style:text-properties officeooo:paragraph-rsid="353b2020"/>
    </style:style>
    <style:style style:name="P968" style:family="paragraph" style:parent-style-name="Contents_20_1">
      <style:paragraph-properties>
        <style:tab-stops>
          <style:tab-stop style:position="14.801cm" style:type="right" style:leader-style="dotted" style:leader-text="."/>
        </style:tab-stops>
      </style:paragraph-properties>
    </style:style>
    <style:style style:name="P969" style:family="paragraph" style:parent-style-name="Contents_20_2">
      <style:paragraph-properties>
        <style:tab-stops>
          <style:tab-stop style:position="14.801cm" style:type="right" style:leader-style="dotted" style:leader-text="."/>
        </style:tab-stops>
      </style:paragraph-properties>
    </style:style>
    <style:style style:name="P970" style:family="paragraph" style:parent-style-name="Example" style:list-style-name="L33">
      <style:text-properties officeooo:rsid="215eb081" officeooo:paragraph-rsid="28cbd7ae"/>
    </style:style>
    <style:style style:name="P971" style:family="paragraph" style:parent-style-name="Example" style:list-style-name="L35"/>
    <style:style style:name="P972" style:family="paragraph" style:parent-style-name="Example" style:list-style-name="L38"/>
    <style:style style:name="P973" style:family="paragraph" style:parent-style-name="Example" style:list-style-name="L95"/>
    <style:style style:name="P974" style:family="paragraph" style:parent-style-name="Example" style:list-style-name="L95">
      <style:text-properties officeooo:paragraph-rsid="2673633b"/>
    </style:style>
    <style:style style:name="P975" style:family="paragraph" style:parent-style-name="Example" style:list-style-name="L95">
      <style:text-properties officeooo:rsid="26785863" officeooo:paragraph-rsid="26785863"/>
    </style:style>
    <style:style style:name="P976" style:family="paragraph" style:parent-style-name="Example" style:list-style-name="L95">
      <style:text-properties officeooo:rsid="26ca73a0" officeooo:paragraph-rsid="26ca73a0"/>
    </style:style>
    <style:style style:name="P977" style:family="paragraph" style:parent-style-name="Example" style:list-style-name="L95">
      <style:text-properties officeooo:rsid="26ca73a0" officeooo:paragraph-rsid="26ca9064"/>
    </style:style>
    <style:style style:name="P978" style:family="paragraph" style:parent-style-name="Example" style:list-style-name="L95">
      <style:text-properties officeooo:rsid="2713eaed" officeooo:paragraph-rsid="2713eaed"/>
    </style:style>
    <style:style style:name="P979" style:family="paragraph" style:parent-style-name="Example" style:list-style-name="L119">
      <style:text-properties officeooo:paragraph-rsid="364d7f46"/>
    </style:style>
    <style:style style:name="P980" style:family="paragraph" style:parent-style-name="Example" style:list-style-name="L119">
      <style:text-properties officeooo:rsid="2cc3f8e5" officeooo:paragraph-rsid="364d7f46"/>
    </style:style>
    <style:style style:name="P981" style:family="paragraph" style:parent-style-name="Heading_20_4">
      <style:text-properties officeooo:rsid="237eccd0" officeooo:paragraph-rsid="237eccd0"/>
    </style:style>
    <style:style style:name="P982" style:family="paragraph" style:parent-style-name="Heading_20_4">
      <style:text-properties style:text-line-through-style="none" style:text-line-through-type="none" officeooo:rsid="21f79b9f" officeooo:paragraph-rsid="21f79b9f"/>
    </style:style>
    <style:style style:name="P98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984" style:family="paragraph" style:parent-style-name="Heading_20_4">
      <style:text-properties officeooo:paragraph-rsid="392be1a4"/>
    </style:style>
    <style:style style:name="P985" style:family="paragraph" style:parent-style-name="Heading_20_4">
      <style:text-properties fo:language="cs" fo:country="CZ" officeooo:rsid="300964a8" officeooo:paragraph-rsid="300964a8"/>
    </style:style>
    <style:style style:name="P986" style:family="paragraph" style:parent-style-name="Heading_20_4">
      <style:text-properties fo:language="cs" fo:country="CZ" officeooo:rsid="2745b86e" officeooo:paragraph-rsid="274785d5"/>
    </style:style>
    <style:style style:name="P987" style:family="paragraph" style:parent-style-name="Heading_20_4">
      <style:text-properties officeooo:paragraph-rsid="26270f32"/>
    </style:style>
    <style:style style:name="P988" style:family="paragraph" style:parent-style-name="Heading_20_4">
      <style:text-properties fo:background-color="transparent"/>
    </style:style>
    <style:style style:name="P989" style:family="paragraph" style:parent-style-name="Heading_20_4">
      <style:text-properties officeooo:paragraph-rsid="25d65836"/>
    </style:style>
    <style:style style:name="P990" style:family="paragraph" style:parent-style-name="Heading_20_4">
      <style:text-properties officeooo:rsid="273dc687" officeooo:paragraph-rsid="273dc687"/>
    </style:style>
    <style:style style:name="P991" style:family="paragraph" style:parent-style-name="Heading_20_4">
      <style:text-properties officeooo:rsid="275149cc" officeooo:paragraph-rsid="275149cc"/>
    </style:style>
    <style:style style:name="P992" style:family="paragraph" style:parent-style-name="Heading_20_4">
      <style:text-properties officeooo:rsid="2783d3ac" officeooo:paragraph-rsid="2783d3ac"/>
    </style:style>
    <style:style style:name="P993" style:family="paragraph" style:parent-style-name="Heading_20_4">
      <style:text-properties officeooo:paragraph-rsid="27bfdf9b"/>
    </style:style>
    <style:style style:name="P994" style:family="paragraph" style:parent-style-name="Heading_20_4">
      <style:text-properties officeooo:rsid="27ff7c41" officeooo:paragraph-rsid="27ff7c41"/>
    </style:style>
    <style:style style:name="P995" style:family="paragraph" style:parent-style-name="Heading_20_4">
      <style:text-properties officeooo:paragraph-rsid="2842b948"/>
    </style:style>
    <style:style style:name="P996" style:family="paragraph" style:parent-style-name="Heading_20_4">
      <style:text-properties officeooo:rsid="14e0c600" officeooo:paragraph-rsid="28dfd528"/>
    </style:style>
    <style:style style:name="P997" style:family="paragraph" style:parent-style-name="Heading_20_4">
      <style:text-properties officeooo:rsid="28dfd528" officeooo:paragraph-rsid="28dfd528"/>
    </style:style>
    <style:style style:name="P998" style:family="paragraph" style:parent-style-name="Heading_20_4">
      <style:text-properties officeooo:paragraph-rsid="2958d1ed"/>
    </style:style>
    <style:style style:name="P999" style:family="paragraph" style:parent-style-name="Heading_20_4">
      <style:text-properties officeooo:paragraph-rsid="29739d0f"/>
    </style:style>
    <style:style style:name="P1000" style:family="paragraph" style:parent-style-name="Heading_20_4">
      <style:text-properties officeooo:paragraph-rsid="37d46557"/>
    </style:style>
    <style:style style:name="P1001" style:family="paragraph" style:parent-style-name="Heading_20_4">
      <style:text-properties officeooo:paragraph-rsid="34b30b4f"/>
    </style:style>
    <style:style style:name="P1002" style:family="paragraph" style:parent-style-name="Heading_20_4">
      <style:text-properties officeooo:rsid="34389a0e" officeooo:paragraph-rsid="34b30b4f"/>
    </style:style>
    <style:style style:name="P1003" style:family="paragraph" style:parent-style-name="Heading_20_4">
      <style:text-properties officeooo:rsid="33b5ca66" officeooo:paragraph-rsid="34b30b4f"/>
    </style:style>
    <style:style style:name="P1004" style:family="paragraph" style:parent-style-name="Heading_20_4">
      <style:text-properties officeooo:paragraph-rsid="34f3694a"/>
    </style:style>
    <style:style style:name="P1005" style:family="paragraph" style:parent-style-name="Heading_20_4">
      <style:text-properties officeooo:paragraph-rsid="3533afcb"/>
    </style:style>
    <style:style style:name="P1006" style:family="paragraph" style:parent-style-name="Heading_20_1">
      <style:text-properties officeooo:rsid="24ffc69a" officeooo:paragraph-rsid="24fb15e5"/>
    </style:style>
    <style:style style:name="P1007" style:family="paragraph" style:parent-style-name="Heading_20_1">
      <style:text-properties officeooo:rsid="108bcbf7" officeooo:paragraph-rsid="282f1ba6" fo:background-color="#fff200"/>
    </style:style>
    <style:style style:name="P1008" style:family="paragraph" style:parent-style-name="Heading_20_1">
      <style:text-properties officeooo:rsid="108bcbf7" officeooo:paragraph-rsid="202197c0" fo:background-color="#fff200"/>
    </style:style>
    <style:style style:name="P1009" style:family="paragraph" style:parent-style-name="Heading_20_1">
      <style:text-properties officeooo:paragraph-rsid="2ac39226" fo:background-color="#fff200"/>
    </style:style>
    <style:style style:name="P1010" style:family="paragraph" style:parent-style-name="Heading_20_1">
      <style:text-properties officeooo:paragraph-rsid="36d698bc"/>
    </style:style>
    <style:style style:name="P1011" style:family="paragraph" style:parent-style-name="Heading_20_1">
      <style:text-properties officeooo:rsid="2fe23513" officeooo:paragraph-rsid="2fe23513"/>
    </style:style>
    <style:style style:name="P1012" style:family="paragraph" style:parent-style-name="Heading_20_1">
      <style:text-properties officeooo:paragraph-rsid="3954aa69"/>
    </style:style>
    <style:style style:name="P1013" style:family="paragraph" style:parent-style-name="Heading_20_1">
      <style:text-properties officeooo:rsid="38cc6f51" officeooo:paragraph-rsid="3954aa69"/>
    </style:style>
    <style:style style:name="P1014" style:family="paragraph" style:parent-style-name="Heading_20_1">
      <style:text-properties officeooo:paragraph-rsid="29739d0f"/>
    </style:style>
    <style:style style:name="P1015" style:family="paragraph" style:parent-style-name="Heading_20_1">
      <style:text-properties officeooo:rsid="215d4e07" officeooo:paragraph-rsid="28f28620"/>
    </style:style>
    <style:style style:name="P1016" style:family="paragraph" style:parent-style-name="Heading_20_3">
      <style:text-properties fo:background-color="#fff200"/>
    </style:style>
    <style:style style:name="P1017" style:family="paragraph" style:parent-style-name="Heading_20_3">
      <style:text-properties officeooo:paragraph-rsid="2eeeca56" fo:background-color="#fff200"/>
    </style:style>
    <style:style style:name="P1018" style:family="paragraph" style:parent-style-name="Heading_20_3">
      <style:text-properties officeooo:rsid="2c09625b" officeooo:paragraph-rsid="2eeeca56" fo:background-color="#fff200"/>
    </style:style>
    <style:style style:name="P1019" style:family="paragraph" style:parent-style-name="Heading_20_3">
      <style:text-properties officeooo:paragraph-rsid="373d448c" fo:background-color="#fff200"/>
    </style:style>
    <style:style style:name="P1020" style:family="paragraph" style:parent-style-name="Heading_20_3">
      <style:text-properties officeooo:rsid="381646ca" officeooo:paragraph-rsid="381646ca" fo:background-color="#fff200"/>
    </style:style>
    <style:style style:name="P1021" style:family="paragraph" style:parent-style-name="Heading_20_3">
      <style:text-properties officeooo:paragraph-rsid="38d58481" fo:background-color="#fff200"/>
    </style:style>
    <style:style style:name="P1022" style:family="paragraph" style:parent-style-name="Heading_20_3">
      <style:text-properties officeooo:paragraph-rsid="3954aa69" fo:background-color="#fff200"/>
    </style:style>
    <style:style style:name="P1023" style:family="paragraph" style:parent-style-name="Heading_20_3">
      <style:text-properties officeooo:rsid="2d6468d4" officeooo:paragraph-rsid="3954aa69" fo:background-color="#fff200"/>
    </style:style>
    <style:style style:name="P1024" style:family="paragraph" style:parent-style-name="Heading_20_3">
      <style:text-properties officeooo:paragraph-rsid="202197c0"/>
    </style:style>
    <style:style style:name="P1025" style:family="paragraph" style:parent-style-name="Heading_20_3">
      <style:text-properties fo:language="cs" fo:country="CZ" officeooo:paragraph-rsid="202197c0" fo:background-color="#fff200" style:language-asian="cs" style:country-asian="CZ"/>
    </style:style>
    <style:style style:name="P1026" style:family="paragraph" style:parent-style-name="Heading_20_3">
      <style:text-properties fo:language="cs" fo:country="CZ" officeooo:paragraph-rsid="288afecb" style:language-asian="cs" style:country-asian="CZ"/>
    </style:style>
    <style:style style:name="P1027" style:family="paragraph" style:parent-style-name="Heading_20_3">
      <style:text-properties fo:language="cs" fo:country="CZ" officeooo:rsid="2bb744ac" officeooo:paragraph-rsid="2bb744ac" style:language-asian="cs" style:country-asian="CZ"/>
    </style:style>
    <style:style style:name="P1028" style:family="paragraph" style:parent-style-name="Heading_20_3">
      <style:text-properties officeooo:paragraph-rsid="288afecb"/>
    </style:style>
    <style:style style:name="P1029" style:family="paragraph" style:parent-style-name="Heading_20_3">
      <style:text-properties officeooo:paragraph-rsid="2afd3de0"/>
    </style:style>
    <style:style style:name="P1030" style:family="paragraph" style:parent-style-name="Heading_20_3">
      <style:text-properties officeooo:rsid="221a0527" officeooo:paragraph-rsid="2aff1d7c"/>
    </style:style>
    <style:style style:name="P1031" style:family="paragraph" style:parent-style-name="Heading_20_3">
      <style:text-properties officeooo:rsid="18e685e5" officeooo:paragraph-rsid="25611652"/>
    </style:style>
    <style:style style:name="P1032" style:family="paragraph" style:parent-style-name="Heading_20_3">
      <style:text-properties officeooo:rsid="18e6729c" officeooo:paragraph-rsid="25616a1b"/>
    </style:style>
    <style:style style:name="P1033" style:family="paragraph" style:parent-style-name="Heading_20_3">
      <style:text-properties officeooo:rsid="212b88ed" officeooo:paragraph-rsid="252a5a54"/>
    </style:style>
    <style:style style:name="P1034" style:family="paragraph" style:parent-style-name="Heading_20_3">
      <style:text-properties officeooo:rsid="1cd61472" officeooo:paragraph-rsid="25b688d0"/>
    </style:style>
    <style:style style:name="P1035" style:family="paragraph" style:parent-style-name="Heading_20_3">
      <style:text-properties officeooo:rsid="284482c7" officeooo:paragraph-rsid="284482c7"/>
    </style:style>
    <style:style style:name="P1036" style:family="paragraph" style:parent-style-name="Heading_20_3">
      <style:text-properties officeooo:paragraph-rsid="2842b948"/>
    </style:style>
    <style:style style:name="P1037" style:family="paragraph" style:parent-style-name="Heading_20_3">
      <style:text-properties officeooo:paragraph-rsid="364d7f46"/>
    </style:style>
    <style:style style:name="P1038" style:family="paragraph" style:parent-style-name="Heading_20_3">
      <style:text-properties officeooo:paragraph-rsid="38deb3e0"/>
    </style:style>
    <style:style style:name="P1039" style:family="paragraph" style:parent-style-name="Heading_20_3">
      <style:text-properties officeooo:rsid="2d79252c" officeooo:paragraph-rsid="38deb3e0"/>
    </style:style>
    <style:style style:name="P1040" style:family="paragraph" style:parent-style-name="Heading_20_3">
      <style:text-properties officeooo:rsid="21e0d06b" officeooo:paragraph-rsid="38deb3e0"/>
    </style:style>
    <style:style style:name="P1041" style:family="paragraph" style:parent-style-name="Heading_20_3">
      <style:text-properties officeooo:paragraph-rsid="37d46557"/>
    </style:style>
    <style:style style:name="P1042" style:family="paragraph" style:parent-style-name="Heading_20_3">
      <style:text-properties officeooo:rsid="3120ecb9" officeooo:paragraph-rsid="3120ecb9"/>
    </style:style>
    <style:style style:name="P1043" style:family="paragraph" style:parent-style-name="Heading_20_3">
      <style:text-properties officeooo:rsid="299bc094" officeooo:paragraph-rsid="299bc094"/>
    </style:style>
    <style:style style:name="P1044" style:family="paragraph" style:parent-style-name="Heading_20_3">
      <style:text-properties officeooo:rsid="3159b081"/>
    </style:style>
    <style:style style:name="P1045" style:family="paragraph" style:parent-style-name="Heading_20_3">
      <style:text-properties officeooo:rsid="315e5956" officeooo:paragraph-rsid="315e5956"/>
    </style:style>
    <style:style style:name="P1046" style:family="paragraph" style:parent-style-name="Heading_20_3">
      <style:text-properties officeooo:rsid="314f7ee7" officeooo:paragraph-rsid="314f7ee7"/>
    </style:style>
    <style:style style:name="P1047" style:family="paragraph" style:parent-style-name="Heading_20_3">
      <style:text-properties officeooo:paragraph-rsid="316a1c75"/>
    </style:style>
    <style:style style:name="P1048" style:family="paragraph" style:parent-style-name="Heading_20_3">
      <style:text-properties officeooo:rsid="3383e34d" officeooo:paragraph-rsid="3383e34d"/>
    </style:style>
    <style:style style:name="P1049" style:family="paragraph" style:parent-style-name="Heading_20_3">
      <style:text-properties officeooo:paragraph-rsid="284eff00"/>
    </style:style>
    <style:style style:name="P1050" style:family="paragraph" style:parent-style-name="Heading_20_3">
      <style:text-properties officeooo:rsid="34f73a35" officeooo:paragraph-rsid="34f73a35"/>
    </style:style>
    <style:style style:name="P1051" style:family="paragraph" style:parent-style-name="Heading_20_3">
      <style:text-properties officeooo:paragraph-rsid="30c03f57"/>
    </style:style>
    <style:style style:name="P1052" style:family="paragraph" style:parent-style-name="Heading_20_3">
      <style:text-properties officeooo:rsid="31af9a68" officeooo:paragraph-rsid="31af9a68"/>
    </style:style>
    <style:style style:name="P1053" style:family="paragraph" style:parent-style-name="Heading_20_3">
      <style:text-properties officeooo:rsid="2ad946a0" officeooo:paragraph-rsid="2ad946a0"/>
    </style:style>
    <style:style style:name="P1054" style:family="paragraph" style:parent-style-name="Heading_20_3">
      <style:text-properties officeooo:paragraph-rsid="284f60f7"/>
    </style:style>
    <style:style style:name="P1055" style:family="paragraph" style:parent-style-name="Heading_20_3">
      <style:text-properties officeooo:rsid="2be33c5d" officeooo:paragraph-rsid="34b30b4f"/>
    </style:style>
    <style:style style:name="P1056" style:family="paragraph" style:parent-style-name="Heading_20_3">
      <style:text-properties officeooo:rsid="33b5ca66" officeooo:paragraph-rsid="34b30b4f"/>
    </style:style>
    <style:style style:name="P1057" style:family="paragraph" style:parent-style-name="Heading_20_3">
      <style:text-properties officeooo:rsid="34e99ebe"/>
    </style:style>
    <style:style style:name="P1058" style:family="paragraph" style:parent-style-name="Heading_20_3">
      <style:text-properties officeooo:paragraph-rsid="345c832f"/>
    </style:style>
    <style:style style:name="P1059" style:family="paragraph" style:parent-style-name="Heading_20_3">
      <style:text-properties officeooo:rsid="346d7b29" officeooo:paragraph-rsid="346d7b29"/>
    </style:style>
    <style:style style:name="P1060" style:family="paragraph" style:parent-style-name="Heading_20_3">
      <style:text-properties officeooo:paragraph-rsid="353b2020"/>
    </style:style>
    <style:style style:name="P1061" style:family="paragraph" style:parent-style-name="Heading_20_3">
      <style:text-properties officeooo:paragraph-rsid="34f3694a"/>
    </style:style>
    <style:style style:name="P1062" style:family="paragraph" style:parent-style-name="Heading_20_3">
      <style:text-properties officeooo:paragraph-rsid="353d1d6a"/>
    </style:style>
    <style:style style:name="P1063" style:family="paragraph" style:parent-style-name="Heading_20_3">
      <style:text-properties officeooo:rsid="3533afcb" officeooo:paragraph-rsid="3533afcb"/>
    </style:style>
    <style:style style:name="P1064" style:family="paragraph" style:parent-style-name="Heading_20_3">
      <style:text-properties officeooo:paragraph-rsid="3300eea4"/>
    </style:style>
    <style:style style:name="P1065" style:family="paragraph" style:parent-style-name="Heading_20_3">
      <style:text-properties officeooo:paragraph-rsid="332a82ed"/>
    </style:style>
    <style:style style:name="P1066" style:family="paragraph" style:parent-style-name="Heading_20_3">
      <style:text-properties officeooo:paragraph-rsid="3309b033"/>
    </style:style>
    <style:style style:name="P1067" style:family="paragraph" style:parent-style-name="Heading_20_3">
      <style:text-properties officeooo:paragraph-rsid="33302b7a"/>
    </style:style>
    <style:style style:name="P1068" style:family="paragraph" style:parent-style-name="Heading_20_2">
      <style:text-properties fo:background-color="#fff200"/>
    </style:style>
    <style:style style:name="P1069" style:family="paragraph" style:parent-style-name="Heading_20_2">
      <style:text-properties officeooo:rsid="18495320" officeooo:paragraph-rsid="2b2a7dc2" fo:background-color="#fff200"/>
    </style:style>
    <style:style style:name="P1070" style:family="paragraph" style:parent-style-name="Heading_20_2">
      <style:text-properties officeooo:rsid="2b29bd54" officeooo:paragraph-rsid="2b29bd54" fo:background-color="#fff200"/>
    </style:style>
    <style:style style:name="P1071" style:family="paragraph" style:parent-style-name="Heading_20_2">
      <style:text-properties officeooo:rsid="2853fcde" officeooo:paragraph-rsid="2d4c4067" fo:background-color="#fff200"/>
    </style:style>
    <style:style style:name="P1072" style:family="paragraph" style:parent-style-name="Heading_20_2">
      <style:text-properties officeooo:paragraph-rsid="2d4c4067" fo:background-color="#fff200"/>
    </style:style>
    <style:style style:name="P1073" style:family="paragraph" style:parent-style-name="Heading_20_2">
      <style:text-properties officeooo:paragraph-rsid="2a2bb3f3" fo:background-color="#fff200"/>
    </style:style>
    <style:style style:name="P1074" style:family="paragraph" style:parent-style-name="Heading_20_2">
      <style:text-properties officeooo:rsid="181f7fed" officeooo:paragraph-rsid="2830e9f4" fo:background-color="#fff200"/>
    </style:style>
    <style:style style:name="P1075" style:family="paragraph" style:parent-style-name="Heading_20_2">
      <style:text-properties officeooo:paragraph-rsid="2eeeca56" fo:background-color="#fff200"/>
    </style:style>
    <style:style style:name="P1076" style:family="paragraph" style:parent-style-name="Heading_20_2">
      <style:text-properties officeooo:rsid="29ac4c0b" officeooo:paragraph-rsid="365667bc" fo:background-color="#fff200"/>
    </style:style>
    <style:style style:name="P1077" style:family="paragraph" style:parent-style-name="Heading_20_2">
      <style:text-properties officeooo:rsid="369a6bc2" officeooo:paragraph-rsid="369a6bc2" fo:background-color="#fff200"/>
    </style:style>
    <style:style style:name="P1078" style:family="paragraph" style:parent-style-name="Heading_20_2">
      <style:text-properties officeooo:paragraph-rsid="29ec35f4" fo:background-color="#fff200"/>
    </style:style>
    <style:style style:name="P1079" style:family="paragraph" style:parent-style-name="Heading_20_2">
      <style:text-properties officeooo:paragraph-rsid="37fec3ca" fo:background-color="#fff200"/>
    </style:style>
    <style:style style:name="P1080" style:family="paragraph" style:parent-style-name="Heading_20_2">
      <style:text-properties officeooo:paragraph-rsid="2aaa4bfe" fo:background-color="#fff200"/>
    </style:style>
    <style:style style:name="P1081" style:family="paragraph" style:parent-style-name="Heading_20_2">
      <style:text-properties officeooo:paragraph-rsid="356a1a2e" fo:background-color="#fff200"/>
    </style:style>
    <style:style style:name="P1082" style:family="paragraph" style:parent-style-name="Heading_20_2">
      <style:text-properties officeooo:paragraph-rsid="2aac1b25" fo:background-color="#fff200"/>
    </style:style>
    <style:style style:name="P1083" style:family="paragraph" style:parent-style-name="Heading_20_2">
      <style:text-properties officeooo:rsid="354af369" officeooo:paragraph-rsid="3954aa69" fo:background-color="#fff200"/>
    </style:style>
    <style:style style:name="P1084" style:family="paragraph" style:parent-style-name="Heading_20_2">
      <style:text-properties officeooo:paragraph-rsid="3954aa69" fo:background-color="#fff200"/>
    </style:style>
    <style:style style:name="P1085" style:family="paragraph" style:parent-style-name="Heading_20_2">
      <style:text-properties officeooo:rsid="2d3e9f32" officeooo:paragraph-rsid="3954aa69" fo:background-color="#fff200"/>
    </style:style>
    <style:style style:name="P1086" style:family="paragraph" style:parent-style-name="Heading_20_2">
      <style:text-properties officeooo:rsid="302789dc" officeooo:paragraph-rsid="3954aa69" fo:background-color="#fff200"/>
    </style:style>
    <style:style style:name="P1087" style:family="paragraph" style:parent-style-name="Heading_20_2">
      <style:text-properties officeooo:rsid="2d3e3a28" officeooo:paragraph-rsid="3954aa69" fo:background-color="#fff200"/>
    </style:style>
    <style:style style:name="P1088" style:family="paragraph" style:parent-style-name="Heading_20_2">
      <style:text-properties officeooo:rsid="302e6921" officeooo:paragraph-rsid="3954aa69" fo:background-color="#fff200"/>
    </style:style>
    <style:style style:name="P1089" style:family="paragraph" style:parent-style-name="Heading_20_2">
      <style:text-properties officeooo:rsid="38ac575a" officeooo:paragraph-rsid="3954aa69" fo:background-color="#fff200"/>
    </style:style>
    <style:style style:name="P1090" style:family="paragraph" style:parent-style-name="Heading_20_2">
      <style:text-properties officeooo:rsid="302c57d5" officeooo:paragraph-rsid="3954aa69" fo:background-color="#fff200"/>
    </style:style>
    <style:style style:name="P1091" style:family="paragraph" style:parent-style-name="Heading_20_2">
      <style:text-properties officeooo:rsid="303f830e" officeooo:paragraph-rsid="3954aa69" fo:background-color="#fff200"/>
    </style:style>
    <style:style style:name="P1092" style:family="paragraph" style:parent-style-name="Heading_20_2">
      <style:text-properties officeooo:rsid="3053998e" officeooo:paragraph-rsid="3954aa69" fo:background-color="#fff200"/>
    </style:style>
    <style:style style:name="P1093" style:family="paragraph" style:parent-style-name="Heading_20_2">
      <style:text-properties officeooo:rsid="30c6fd70" officeooo:paragraph-rsid="3954aa69" fo:background-color="#fff200"/>
    </style:style>
    <style:style style:name="P1094" style:family="paragraph" style:parent-style-name="Heading_20_2">
      <style:text-properties officeooo:paragraph-rsid="21e9668e"/>
    </style:style>
    <style:style style:name="P1095" style:family="paragraph" style:parent-style-name="Heading_20_2">
      <style:text-properties officeooo:rsid="21597f75" officeooo:paragraph-rsid="21e9668e"/>
    </style:style>
    <style:style style:name="P1096" style:family="paragraph" style:parent-style-name="Heading_20_2">
      <style:text-properties fo:language="cs" fo:country="CZ" officeooo:rsid="28aea984" officeooo:paragraph-rsid="28aefe7f" style:language-asian="cs" style:country-asian="CZ"/>
    </style:style>
    <style:style style:name="P1097" style:family="paragraph" style:parent-style-name="Heading_20_2">
      <style:text-properties officeooo:rsid="2b991a2f" officeooo:paragraph-rsid="373d448c"/>
    </style:style>
    <style:style style:name="P1098" style:family="paragraph" style:parent-style-name="Heading_20_2">
      <style:text-properties officeooo:rsid="2861b7f6" officeooo:paragraph-rsid="2860138b"/>
    </style:style>
    <style:style style:name="P1099" style:family="paragraph" style:parent-style-name="Heading_20_2">
      <style:text-properties officeooo:paragraph-rsid="272051e0"/>
    </style:style>
    <style:style style:name="P1100" style:family="paragraph" style:parent-style-name="Heading_20_2">
      <style:text-properties officeooo:paragraph-rsid="28dfd528"/>
    </style:style>
    <style:style style:name="P1101" style:family="paragraph" style:parent-style-name="Heading_20_2">
      <style:text-properties officeooo:paragraph-rsid="364d7f46"/>
    </style:style>
    <style:style style:name="P1102" style:family="paragraph" style:parent-style-name="Heading_20_2">
      <style:text-properties officeooo:rsid="2415a15d" officeooo:paragraph-rsid="364ef481"/>
    </style:style>
    <style:style style:name="P1103" style:family="paragraph" style:parent-style-name="Heading_20_2">
      <style:text-properties officeooo:rsid="2d182286" officeooo:paragraph-rsid="38deb3e0"/>
    </style:style>
    <style:style style:name="P1104" style:family="paragraph" style:parent-style-name="Heading_20_2">
      <style:text-properties officeooo:paragraph-rsid="37d46557"/>
    </style:style>
    <style:style style:name="P1105" style:family="paragraph" style:parent-style-name="Heading_20_2">
      <style:text-properties officeooo:rsid="1bcc61dd" officeooo:paragraph-rsid="31df5bde"/>
    </style:style>
    <style:style style:name="P1106" style:family="paragraph" style:parent-style-name="Heading_20_2">
      <style:text-properties officeooo:rsid="2999581b" officeooo:paragraph-rsid="2999581b"/>
    </style:style>
    <style:style style:name="P1107" style:family="paragraph" style:parent-style-name="Heading_20_2">
      <style:text-properties officeooo:rsid="15f5671d" officeooo:paragraph-rsid="284eff00"/>
    </style:style>
    <style:style style:name="P1108" style:family="paragraph" style:parent-style-name="Heading_20_2">
      <style:text-properties officeooo:paragraph-rsid="300a8c94"/>
    </style:style>
    <style:style style:name="P1109" style:family="paragraph" style:parent-style-name="Heading_20_2">
      <style:text-properties officeooo:rsid="300fc138" officeooo:paragraph-rsid="300fc138"/>
    </style:style>
    <style:style style:name="P1110" style:family="paragraph" style:parent-style-name="Heading_20_2">
      <style:text-properties officeooo:rsid="283b5b27" officeooo:paragraph-rsid="283b5b27"/>
    </style:style>
    <style:style style:name="P1111" style:family="paragraph" style:parent-style-name="Heading_20_2">
      <style:text-properties officeooo:paragraph-rsid="364d40ec"/>
    </style:style>
    <style:style style:name="P1112" style:family="paragraph" style:parent-style-name="Heading_20_2">
      <style:text-properties officeooo:rsid="36012760" officeooo:paragraph-rsid="364d40ec"/>
    </style:style>
    <style:style style:name="P1113" style:family="paragraph" style:parent-style-name="Heading_20_2">
      <style:text-properties officeooo:rsid="346ba65b" officeooo:paragraph-rsid="346ba65b"/>
    </style:style>
    <style:style style:name="P1114" style:family="paragraph" style:parent-style-name="Heading_20_2">
      <style:text-properties officeooo:paragraph-rsid="34f3694a"/>
    </style:style>
    <style:style style:name="P1115" style:family="paragraph" style:parent-style-name="Heading_20_2">
      <style:text-properties officeooo:rsid="35263a80" officeooo:paragraph-rsid="35263a80"/>
    </style:style>
    <style:style style:name="P1116" style:family="paragraph" style:parent-style-name="Heading_20_2">
      <style:text-properties officeooo:rsid="30e924d6" officeooo:paragraph-rsid="30e924d6"/>
    </style:style>
    <style:style style:name="P1117" style:family="paragraph" style:parent-style-name="Heading_20_2">
      <style:text-properties officeooo:rsid="30c40c40" officeooo:paragraph-rsid="30c40c40"/>
    </style:style>
    <style:style style:name="P1118" style:family="paragraph" style:parent-style-name="Heading_20_5">
      <style:text-properties officeooo:paragraph-rsid="205aec31"/>
    </style:style>
    <style:style style:name="P1119" style:family="paragraph" style:parent-style-name="Heading_20_5">
      <style:text-properties officeooo:paragraph-rsid="21ab8207"/>
    </style:style>
    <style:style style:name="P1120" style:family="paragraph" style:parent-style-name="Heading_20_5">
      <style:text-properties officeooo:paragraph-rsid="22f1aa78"/>
    </style:style>
    <style:style style:name="P1121" style:family="paragraph" style:parent-style-name="Heading_20_5">
      <style:text-properties fo:language="cs" fo:country="CZ" officeooo:rsid="23a11401" officeooo:paragraph-rsid="23a11401" style:language-asian="cs" style:country-asian="CZ"/>
    </style:style>
    <style:style style:name="P1122" style:family="paragraph" style:parent-style-name="Heading_20_5">
      <style:text-properties fo:language="cs" fo:country="CZ" officeooo:rsid="20a56c6b" officeooo:paragraph-rsid="20aac5d0" style:language-asian="cs" style:country-asian="CZ"/>
    </style:style>
    <style:style style:name="P112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2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25" style:family="paragraph" style:parent-style-name="Heading_20_5">
      <style:text-properties officeooo:rsid="20768cfb" officeooo:paragraph-rsid="23033a35"/>
    </style:style>
    <style:style style:name="P1126" style:family="paragraph" style:parent-style-name="Heading_20_5">
      <style:text-properties officeooo:paragraph-rsid="23033a35"/>
    </style:style>
    <style:style style:name="P1127" style:family="paragraph" style:parent-style-name="Heading_20_5">
      <style:text-properties officeooo:paragraph-rsid="230337f0"/>
    </style:style>
    <style:style style:name="P1128" style:family="paragraph" style:parent-style-name="Heading_20_5">
      <style:text-properties officeooo:paragraph-rsid="2afd3de0"/>
    </style:style>
    <style:style style:name="P1129" style:family="paragraph" style:parent-style-name="Heading_20_5">
      <style:text-properties officeooo:rsid="206449e7" officeooo:paragraph-rsid="2afd3de0"/>
    </style:style>
    <style:style style:name="P113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4" style:family="paragraph" style:parent-style-name="Heading_20_5">
      <style:text-properties officeooo:paragraph-rsid="2366bc69"/>
    </style:style>
    <style:style style:name="P114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6" style:family="paragraph" style:parent-style-name="Heading_20_5">
      <style:text-properties officeooo:rsid="20a1bc0a" officeooo:paragraph-rsid="20ace839"/>
    </style:style>
    <style:style style:name="P1147" style:family="paragraph" style:parent-style-name="Heading_20_5">
      <style:text-properties officeooo:paragraph-rsid="21ac324b"/>
    </style:style>
    <style:style style:name="P1148" style:family="paragraph" style:parent-style-name="Heading_20_5">
      <style:text-properties officeooo:paragraph-rsid="220231cf"/>
    </style:style>
    <style:style style:name="P1149" style:family="paragraph" style:parent-style-name="Heading_20_5">
      <style:text-properties officeooo:paragraph-rsid="236db2ab"/>
    </style:style>
    <style:style style:name="P1150" style:family="paragraph" style:parent-style-name="Heading_20_5">
      <style:text-properties officeooo:paragraph-rsid="236e204c"/>
    </style:style>
    <style:style style:name="P1151" style:family="paragraph" style:parent-style-name="Heading_20_5">
      <style:text-properties officeooo:paragraph-rsid="237364a0"/>
    </style:style>
    <style:style style:name="P1152" style:family="paragraph" style:parent-style-name="Heading_20_5">
      <style:text-properties officeooo:paragraph-rsid="236f6335"/>
    </style:style>
    <style:style style:name="P1153" style:family="paragraph" style:parent-style-name="Heading_20_5">
      <style:text-properties officeooo:paragraph-rsid="22800e48"/>
    </style:style>
    <style:style style:name="P1154" style:family="paragraph" style:parent-style-name="Heading_20_5">
      <style:text-properties officeooo:paragraph-rsid="2202b942"/>
    </style:style>
    <style:style style:name="P1155" style:family="paragraph" style:parent-style-name="Heading_20_5">
      <style:text-properties officeooo:paragraph-rsid="22035c33"/>
    </style:style>
    <style:style style:name="P1156" style:family="paragraph" style:parent-style-name="Heading_20_5">
      <style:text-properties officeooo:paragraph-rsid="2b0035d5"/>
    </style:style>
    <style:style style:name="P1157" style:family="paragraph" style:parent-style-name="Heading_20_5">
      <style:text-properties officeooo:paragraph-rsid="237987a4"/>
    </style:style>
    <style:style style:name="P1158" style:family="paragraph" style:parent-style-name="Heading_20_5">
      <style:text-properties officeooo:paragraph-rsid="2195aae2"/>
    </style:style>
    <style:style style:name="P1159" style:family="paragraph" style:parent-style-name="Heading_20_5">
      <style:text-properties officeooo:paragraph-rsid="23ded328"/>
    </style:style>
    <style:style style:name="P1160" style:family="paragraph" style:parent-style-name="Heading_20_5">
      <style:text-properties officeooo:rsid="239baad3" officeooo:paragraph-rsid="239baad3"/>
    </style:style>
    <style:style style:name="P1161" style:family="paragraph" style:parent-style-name="Heading_20_5">
      <style:text-properties officeooo:rsid="2395a884" officeooo:paragraph-rsid="2395a884"/>
    </style:style>
    <style:style style:name="P1162" style:family="paragraph" style:parent-style-name="Heading_20_5">
      <style:text-properties officeooo:rsid="2397efe5" officeooo:paragraph-rsid="23a113dd"/>
    </style:style>
    <style:style style:name="P1163" style:family="paragraph" style:parent-style-name="Heading_20_5">
      <style:text-properties officeooo:rsid="23c804c5" officeooo:paragraph-rsid="23c97ddf"/>
    </style:style>
    <style:style style:name="P1164" style:family="paragraph" style:parent-style-name="Heading_20_5">
      <style:text-properties officeooo:rsid="28400f36"/>
    </style:style>
    <style:style style:name="P1165" style:family="paragraph" style:parent-style-name="Heading_20_5">
      <style:text-properties officeooo:paragraph-rsid="27283b99"/>
    </style:style>
    <style:style style:name="P1166" style:family="paragraph" style:parent-style-name="Heading_20_5">
      <style:text-properties officeooo:rsid="25a98614" officeooo:paragraph-rsid="27ee83d7"/>
    </style:style>
    <style:style style:name="P1167" style:family="paragraph" style:parent-style-name="Heading_20_5">
      <style:text-properties officeooo:rsid="25a98614" officeooo:paragraph-rsid="27de6c88"/>
    </style:style>
    <style:style style:name="P1168" style:family="paragraph" style:parent-style-name="Heading_20_5">
      <style:text-properties officeooo:paragraph-rsid="27f3e5ba"/>
    </style:style>
    <style:style style:name="P1169" style:family="paragraph" style:parent-style-name="Heading_20_5">
      <style:text-properties officeooo:rsid="27925bf3" officeooo:paragraph-rsid="27bfdf9b"/>
    </style:style>
    <style:style style:name="P1170" style:family="paragraph" style:parent-style-name="Heading_20_5">
      <style:text-properties officeooo:rsid="27f58cff" officeooo:paragraph-rsid="27f58cff"/>
    </style:style>
    <style:style style:name="P1171" style:family="paragraph" style:parent-style-name="Text_20_body" style:master-page-name="Standard">
      <style:paragraph-properties fo:text-align="end" style:justify-single-word="false" style:page-number="auto"/>
      <style:text-properties officeooo:rsid="1efe6072" officeooo:paragraph-rsid="2590605e"/>
    </style:style>
    <style:style style:name="P1172" style:family="paragraph" style:parent-style-name="Text_20_body" style:list-style-name="L1">
      <style:text-properties officeooo:rsid="381ba151" officeooo:paragraph-rsid="381ba151"/>
    </style:style>
    <style:style style:name="P1173" style:family="paragraph" style:parent-style-name="Text_20_body" style:list-style-name="L1">
      <style:text-properties officeooo:rsid="381bdf6f" officeooo:paragraph-rsid="381bdf6f"/>
    </style:style>
    <style:style style:name="P1174" style:family="paragraph" style:parent-style-name="Text_20_body" style:list-style-name="L2">
      <style:text-properties officeooo:paragraph-rsid="37aef7e5"/>
    </style:style>
    <style:style style:name="P1175" style:family="paragraph" style:parent-style-name="Text_20_body" style:list-style-name="L2">
      <style:text-properties officeooo:rsid="37385ef0" officeooo:paragraph-rsid="37385ef0"/>
    </style:style>
    <style:style style:name="P1176" style:family="paragraph" style:parent-style-name="Text_20_body" style:list-style-name="L2">
      <style:text-properties officeooo:rsid="37389b89" officeooo:paragraph-rsid="37389b89"/>
    </style:style>
    <style:style style:name="P1177" style:family="paragraph" style:parent-style-name="Text_20_body" style:list-style-name="L3"/>
    <style:style style:name="P1178" style:family="paragraph" style:parent-style-name="Text_20_body" style:list-style-name="L4">
      <style:text-properties fo:language="en" fo:country="US" officeooo:rsid="37afcdf1" officeooo:paragraph-rsid="37afcdf1"/>
    </style:style>
    <style:style style:name="P1179" style:family="paragraph" style:parent-style-name="Text_20_body" style:list-style-name="L5">
      <style:text-properties officeooo:rsid="37054b75" officeooo:paragraph-rsid="37054b75"/>
    </style:style>
    <style:style style:name="P1180" style:family="paragraph" style:parent-style-name="Text_20_body" style:list-style-name="L6">
      <style:text-properties officeooo:rsid="3948088a" officeooo:paragraph-rsid="3948088a"/>
    </style:style>
    <style:style style:name="P1181" style:family="paragraph" style:parent-style-name="Text_20_body" style:list-style-name="L7">
      <style:text-properties officeooo:rsid="36feed1e" officeooo:paragraph-rsid="36feed1e"/>
    </style:style>
    <style:style style:name="P1182" style:family="paragraph" style:parent-style-name="Text_20_body" style:list-style-name="L7">
      <style:text-properties officeooo:rsid="339f8655" officeooo:paragraph-rsid="36feed1e"/>
    </style:style>
    <style:style style:name="P1183" style:family="paragraph" style:parent-style-name="Text_20_body" style:list-style-name="L8">
      <style:text-properties officeooo:rsid="339f8655" officeooo:paragraph-rsid="339f8655"/>
    </style:style>
    <style:style style:name="P1184" style:family="paragraph" style:parent-style-name="Text_20_body" style:list-style-name="L9">
      <style:text-properties officeooo:rsid="339f8655" officeooo:paragraph-rsid="33acd1eb"/>
    </style:style>
    <style:style style:name="P1185" style:family="paragraph" style:parent-style-name="Text_20_body" style:list-style-name="L7">
      <style:text-properties officeooo:rsid="37b016f0" officeooo:paragraph-rsid="37b016f0"/>
    </style:style>
    <style:style style:name="P1186" style:family="paragraph" style:parent-style-name="Text_20_body" style:list-style-name="L7">
      <style:text-properties officeooo:rsid="339fccc0" officeooo:paragraph-rsid="36feed1e"/>
    </style:style>
    <style:style style:name="P1187" style:family="paragraph" style:parent-style-name="Text_20_body" style:list-style-name="L7">
      <style:text-properties officeooo:rsid="3279e20a" officeooo:paragraph-rsid="36feed1e"/>
    </style:style>
    <style:style style:name="P1188"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89"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90" style:family="paragraph" style:parent-style-name="Text_20_body" style:list-style-name="L8">
      <style:text-properties officeooo:rsid="2c9bc398" officeooo:paragraph-rsid="36fd79c9"/>
    </style:style>
    <style:style style:name="P1191" style:family="paragraph" style:parent-style-name="Text_20_body" style:list-style-name="L8">
      <style:text-properties officeooo:rsid="33bbf52c" officeooo:paragraph-rsid="33bbf52c"/>
    </style:style>
    <style:style style:name="P1192" style:family="paragraph" style:parent-style-name="Text_20_body" style:list-style-name="L8">
      <style:text-properties officeooo:rsid="33a80abc" officeooo:paragraph-rsid="33a80abc"/>
    </style:style>
    <style:style style:name="P1193" style:family="paragraph" style:parent-style-name="Text_20_body" style:list-style-name="L8">
      <style:text-properties officeooo:rsid="36fca773" officeooo:paragraph-rsid="36fca773"/>
    </style:style>
    <style:style style:name="P1194" style:family="paragraph" style:parent-style-name="Text_20_body" style:list-style-name="L8">
      <style:text-properties officeooo:rsid="36e750fe" officeooo:paragraph-rsid="36e750fe"/>
    </style:style>
    <style:style style:name="P1195" style:family="paragraph" style:parent-style-name="Text_20_body" style:list-style-name="L8">
      <style:text-properties officeooo:rsid="3414ccfe" officeooo:paragraph-rsid="36e80b4f"/>
    </style:style>
    <style:style style:name="P1196" style:family="paragraph" style:parent-style-name="Text_20_body" style:list-style-name="L8">
      <style:text-properties officeooo:rsid="341741c8" officeooo:paragraph-rsid="37b1dde5"/>
    </style:style>
    <style:style style:name="P1197" style:family="paragraph" style:parent-style-name="Text_20_body" style:list-style-name="L8">
      <style:text-properties officeooo:rsid="36e80b4f" officeooo:paragraph-rsid="36e80b4f"/>
    </style:style>
    <style:style style:name="P1198" style:family="paragraph" style:parent-style-name="Text_20_body" style:list-style-name="L8">
      <style:text-properties officeooo:rsid="36e80b4f" officeooo:paragraph-rsid="37b1dde5"/>
    </style:style>
    <style:style style:name="P1199" style:family="paragraph" style:parent-style-name="Text_20_body" style:list-style-name="L8">
      <style:text-properties officeooo:rsid="341922ca" officeooo:paragraph-rsid="36e80b4f"/>
    </style:style>
    <style:style style:name="P1200" style:family="paragraph" style:parent-style-name="Text_20_body" style:list-style-name="L8">
      <style:text-properties officeooo:rsid="38ce9fdb" officeooo:paragraph-rsid="38ce9fdb"/>
    </style:style>
    <style:style style:name="P1201" style:family="paragraph" style:parent-style-name="Text_20_body" style:list-style-name="L8">
      <style:text-properties officeooo:rsid="38cb10ee" officeooo:paragraph-rsid="38cb10ee"/>
    </style:style>
    <style:style style:name="P1202" style:family="paragraph" style:parent-style-name="Text_20_body" style:list-style-name="L8">
      <style:text-properties officeooo:rsid="3915fa4e" officeooo:paragraph-rsid="3915fa4e"/>
    </style:style>
    <style:style style:name="P1203" style:family="paragraph" style:parent-style-name="Text_20_body" style:list-style-name="L8">
      <style:text-properties officeooo:rsid="36bf326d" officeooo:paragraph-rsid="36bfbf9e"/>
    </style:style>
    <style:style style:name="P1204" style:family="paragraph" style:parent-style-name="Text_20_body" style:list-style-name="L8">
      <style:text-properties officeooo:rsid="3697c503" officeooo:paragraph-rsid="3697c503"/>
    </style:style>
    <style:style style:name="P1205" style:family="paragraph" style:parent-style-name="Text_20_body" style:list-style-name="L8">
      <style:text-properties officeooo:rsid="33a6cd36" officeooo:paragraph-rsid="33a6cd36"/>
    </style:style>
    <style:style style:name="P1206" style:family="paragraph" style:parent-style-name="Text_20_body" style:list-style-name="L8">
      <style:text-properties fo:font-style="italic" officeooo:rsid="33a6cd36" officeooo:paragraph-rsid="33a6cd36" style:font-style-asian="italic" style:font-style-complex="italic"/>
    </style:style>
    <style:style style:name="P1207" style:family="paragraph" style:parent-style-name="Text_20_body" style:list-style-name="L35">
      <style:text-properties fo:font-style="italic" style:font-style-asian="italic" style:font-style-complex="italic"/>
    </style:style>
    <style:style style:name="P1208" style:family="paragraph" style:parent-style-name="Text_20_body" style:list-style-name="L32">
      <style:text-properties fo:font-style="italic" officeooo:rsid="2e7668e4" officeooo:paragraph-rsid="379751c1" fo:background-color="#fff200" style:font-style-asian="italic" style:font-style-complex="italic"/>
    </style:style>
    <style:style style:name="P1209" style:family="paragraph" style:parent-style-name="Text_20_body" style:list-style-name="L8">
      <style:text-properties fo:font-style="normal" officeooo:rsid="33a6cd36" officeooo:paragraph-rsid="33a6cd36" style:font-style-asian="normal" style:font-style-complex="normal"/>
    </style:style>
    <style:style style:name="P1210" style:family="paragraph" style:parent-style-name="Text_20_body" style:list-style-name="L8">
      <style:text-properties fo:font-style="normal" officeooo:rsid="33a90648" officeooo:paragraph-rsid="33a90648" style:font-style-asian="normal" style:font-style-complex="normal"/>
    </style:style>
    <style:style style:name="P1211" style:family="paragraph" style:parent-style-name="Text_20_body" style:list-style-name="L8">
      <style:text-properties fo:font-style="normal" officeooo:rsid="33a8d05b" officeooo:paragraph-rsid="33a90648" style:font-style-asian="normal" style:font-style-complex="normal"/>
    </style:style>
    <style:style style:name="P1212" style:family="paragraph" style:parent-style-name="Text_20_body" style:list-style-name="L8">
      <style:text-properties fo:font-style="normal" officeooo:rsid="33ac13ca" officeooo:paragraph-rsid="33ac13ca" style:font-style-asian="normal" style:font-style-complex="normal"/>
    </style:style>
    <style:style style:name="P1213" style:family="paragraph" style:parent-style-name="Text_20_body" style:list-style-name="L155">
      <style:text-properties fo:font-style="normal" officeooo:rsid="3309b033" officeooo:paragraph-rsid="3309b033" style:font-style-asian="normal" style:font-style-complex="normal"/>
    </style:style>
    <style:style style:name="P1214" style:family="paragraph" style:parent-style-name="Text_20_body" style:list-style-name="L155">
      <style:text-properties fo:font-style="normal" officeooo:rsid="332936c3" officeooo:paragraph-rsid="332936c3" style:font-style-asian="normal" style:font-style-complex="normal"/>
    </style:style>
    <style:style style:name="P1215" style:family="paragraph" style:parent-style-name="Text_20_body" style:list-style-name="L88">
      <style:text-properties fo:font-style="normal" fo:font-weight="normal" officeooo:rsid="1f41bc33" officeooo:paragraph-rsid="2656844a" style:font-style-asian="normal" style:font-weight-asian="normal" style:font-style-complex="normal" style:font-weight-complex="normal"/>
    </style:style>
    <style:style style:name="P1216" style:family="paragraph" style:parent-style-name="Text_20_body" style:list-style-name="L89">
      <style:text-properties fo:font-style="normal" fo:font-weight="normal" officeooo:rsid="1f41bc33" officeooo:paragraph-rsid="2656844a" style:font-style-asian="normal" style:font-weight-asian="normal" style:font-style-complex="normal" style:font-weight-complex="normal"/>
    </style:style>
    <style:style style:name="P1217" style:family="paragraph" style:parent-style-name="Text_20_body" style:list-style-name="L88">
      <style:text-properties fo:font-style="normal" fo:font-weight="normal" officeooo:rsid="1f788c88" officeooo:paragraph-rsid="2656844a" style:font-style-asian="normal" style:font-weight-asian="normal" style:font-style-complex="normal" style:font-weight-complex="normal"/>
    </style:style>
    <style:style style:name="P1218" style:family="paragraph" style:parent-style-name="Text_20_body" style:list-style-name="L89">
      <style:text-properties fo:font-style="normal" fo:font-weight="normal" officeooo:rsid="265b4d36" officeooo:paragraph-rsid="265b4d36" style:font-style-asian="normal" style:font-weight-asian="normal" style:font-style-complex="normal" style:font-weight-complex="normal"/>
    </style:style>
    <style:style style:name="P1219" style:family="paragraph" style:parent-style-name="Text_20_body" style:list-style-name="L89">
      <style:text-properties fo:font-style="normal" fo:font-weight="normal" officeooo:rsid="265b32cf" officeooo:paragraph-rsid="265b32cf" style:font-style-asian="normal" style:font-weight-asian="normal" style:font-style-complex="normal" style:font-weight-complex="normal"/>
    </style:style>
    <style:style style:name="P1220" style:family="paragraph" style:parent-style-name="Text_20_body" style:list-style-name="L7">
      <style:text-properties officeooo:rsid="3020b1f3" officeooo:paragraph-rsid="3020b1f3"/>
    </style:style>
    <style:style style:name="P1221" style:family="paragraph" style:parent-style-name="Text_20_body" style:list-style-name="L7">
      <style:text-properties officeooo:rsid="30578b9f" officeooo:paragraph-rsid="30578b9f"/>
    </style:style>
    <style:style style:name="P1222" style:family="paragraph" style:parent-style-name="Text_20_body" style:list-style-name="L7">
      <style:text-properties officeooo:rsid="35e9c591" officeooo:paragraph-rsid="35e9c591"/>
    </style:style>
    <style:style style:name="P1223" style:family="paragraph" style:parent-style-name="Text_20_body" style:list-style-name="L7">
      <style:text-properties officeooo:rsid="36e655ab" officeooo:paragraph-rsid="36e655ab"/>
    </style:style>
    <style:style style:name="P1224" style:family="paragraph" style:parent-style-name="Text_20_body" style:list-style-name="L10">
      <style:text-properties officeooo:rsid="2e68a41c" officeooo:paragraph-rsid="2e68a41c"/>
    </style:style>
    <style:style style:name="P1225" style:family="paragraph" style:parent-style-name="Text_20_body" style:list-style-name="L11">
      <style:text-properties fo:language="cs" fo:country="CZ" officeooo:rsid="36ed2054" officeooo:paragraph-rsid="36ed2054"/>
    </style:style>
    <style:style style:name="P1226" style:family="paragraph" style:parent-style-name="Text_20_body" style:list-style-name="L17">
      <style:text-properties fo:language="cs" fo:country="CZ" officeooo:rsid="2a4e5a57" officeooo:paragraph-rsid="2ac42a68" fo:background-color="#fff200"/>
    </style:style>
    <style:style style:name="P1227" style:family="paragraph" style:parent-style-name="Text_20_body" style:list-style-name="L17">
      <style:text-properties fo:language="cs" fo:country="CZ" officeooo:rsid="2aee7385" officeooo:paragraph-rsid="2aee7385" fo:background-color="#fff200"/>
    </style:style>
    <style:style style:name="P1228" style:family="paragraph" style:parent-style-name="Text_20_body" style:list-style-name="L17">
      <style:text-properties fo:language="cs" fo:country="CZ" officeooo:rsid="2968b071" officeooo:paragraph-rsid="2ad07b49" fo:background-color="#fff200"/>
    </style:style>
    <style:style style:name="P1229" style:family="paragraph" style:parent-style-name="Text_20_body" style:list-style-name="L27">
      <style:text-properties fo:language="cs" fo:country="CZ" officeooo:rsid="2eeb2c9d" officeooo:paragraph-rsid="2eeeca56" fo:background-color="#fff200" style:language-asian="cs" style:country-asian="CZ"/>
    </style:style>
    <style:style style:name="P1230" style:family="paragraph" style:parent-style-name="Text_20_body" style:list-style-name="L29">
      <style:text-properties fo:language="cs" fo:country="CZ" officeooo:rsid="28b0c8e6" officeooo:paragraph-rsid="28b0c8e6" fo:background-color="#fff200" style:language-asian="cs" style:country-asian="CZ"/>
    </style:style>
    <style:style style:name="P1231" style:family="paragraph" style:parent-style-name="Text_20_body" style:list-style-name="L33">
      <style:text-properties fo:language="cs" fo:country="CZ" officeooo:rsid="2022d038" officeooo:paragraph-rsid="2349b8a1" style:language-asian="cs" style:country-asian="CZ"/>
    </style:style>
    <style:style style:name="P1232" style:family="paragraph" style:parent-style-name="Text_20_body" style:list-style-name="L33">
      <style:text-properties fo:language="cs" fo:country="CZ" officeooo:rsid="2022d038" officeooo:paragraph-rsid="22e7537f" style:language-asian="cs" style:country-asian="CZ"/>
    </style:style>
    <style:style style:name="P1233" style:family="paragraph" style:parent-style-name="Text_20_body" style:list-style-name="L33">
      <style:text-properties fo:language="cs" fo:country="CZ" officeooo:rsid="2022d038" officeooo:paragraph-rsid="22e7a051" style:language-asian="cs" style:country-asian="CZ"/>
    </style:style>
    <style:style style:name="P1234" style:family="paragraph" style:parent-style-name="Text_20_body" style:list-style-name="L33">
      <style:text-properties fo:language="cs" fo:country="CZ" officeooo:rsid="2022d038" officeooo:paragraph-rsid="22e50c1a" style:language-asian="cs" style:country-asian="CZ"/>
    </style:style>
    <style:style style:name="P1235" style:family="paragraph" style:parent-style-name="Text_20_body" style:list-style-name="L33">
      <style:text-properties fo:language="cs" fo:country="CZ" officeooo:rsid="2022d038" officeooo:paragraph-rsid="22eaa210" style:language-asian="cs" style:country-asian="CZ"/>
    </style:style>
    <style:style style:name="P1236" style:family="paragraph" style:parent-style-name="Text_20_body" style:list-style-name="L33">
      <style:text-properties fo:language="cs" fo:country="CZ" officeooo:rsid="2022d038" officeooo:paragraph-rsid="22eb0b83" style:language-asian="cs" style:country-asian="CZ"/>
    </style:style>
    <style:style style:name="P1237" style:family="paragraph" style:parent-style-name="Text_20_body" style:list-style-name="L33">
      <style:text-properties fo:language="cs" fo:country="CZ" officeooo:rsid="2022d038" officeooo:paragraph-rsid="22efc542" style:language-asian="cs" style:country-asian="CZ"/>
    </style:style>
    <style:style style:name="P1238" style:family="paragraph" style:parent-style-name="Text_20_body" style:list-style-name="L33">
      <style:text-properties fo:language="cs" fo:country="CZ" officeooo:rsid="2022d038" officeooo:paragraph-rsid="22f36276" style:language-asian="cs" style:country-asian="CZ"/>
    </style:style>
    <style:style style:name="P1239" style:family="paragraph" style:parent-style-name="Text_20_body" style:list-style-name="L43">
      <style:text-properties fo:language="cs" fo:country="CZ" officeooo:rsid="2022d038" officeooo:paragraph-rsid="216fef7d" style:language-asian="cs" style:country-asian="CZ"/>
    </style:style>
    <style:style style:name="P1240" style:family="paragraph" style:parent-style-name="Text_20_body" style:list-style-name="L46">
      <style:text-properties fo:language="cs" fo:country="CZ" officeooo:rsid="2022d038" officeooo:paragraph-rsid="21996beb" style:language-asian="cs" style:country-asian="CZ"/>
    </style:style>
    <style:style style:name="P1241" style:family="paragraph" style:parent-style-name="Text_20_body" style:list-style-name="L33">
      <style:text-properties fo:language="cs" fo:country="CZ" officeooo:rsid="22f4aacb" officeooo:paragraph-rsid="22f4aacb" style:language-asian="cs" style:country-asian="CZ"/>
    </style:style>
    <style:style style:name="P1242" style:family="paragraph" style:parent-style-name="Text_20_body" style:list-style-name="L33">
      <style:text-properties fo:language="cs" fo:country="CZ" officeooo:rsid="22e976b1" officeooo:paragraph-rsid="22e976b1" style:language-asian="cs" style:country-asian="CZ"/>
    </style:style>
    <style:style style:name="P1243" style:family="paragraph" style:parent-style-name="Text_20_body" style:list-style-name="L33">
      <style:text-properties fo:language="cs" fo:country="CZ" officeooo:rsid="22e976b1" officeooo:paragraph-rsid="22f36276" style:language-asian="cs" style:country-asian="CZ"/>
    </style:style>
    <style:style style:name="P1244" style:family="paragraph" style:parent-style-name="Text_20_body" style:list-style-name="L48">
      <style:text-properties fo:language="cs" fo:country="CZ" officeooo:rsid="22e976b1" officeooo:paragraph-rsid="23c30856" style:language-asian="cs" style:country-asian="CZ"/>
    </style:style>
    <style:style style:name="P1245" style:family="paragraph" style:parent-style-name="Text_20_body" style:list-style-name="L33">
      <style:text-properties fo:language="cs" fo:country="CZ" officeooo:rsid="22e50c1a" officeooo:paragraph-rsid="22eaa210" style:language-asian="cs" style:country-asian="CZ"/>
    </style:style>
    <style:style style:name="P1246" style:family="paragraph" style:parent-style-name="Text_20_body" style:list-style-name="L35">
      <style:text-properties fo:language="cs" fo:country="CZ" officeooo:rsid="21537a33" officeooo:paragraph-rsid="21537a33" style:language-asian="cs" style:country-asian="CZ"/>
    </style:style>
    <style:style style:name="P1247" style:family="paragraph" style:parent-style-name="Text_20_body" style:list-style-name="L35">
      <style:text-properties fo:language="cs" fo:country="CZ" officeooo:rsid="21537a33" officeooo:paragraph-rsid="23c30856" style:language-asian="cs" style:country-asian="CZ"/>
    </style:style>
    <style:style style:name="P1248" style:family="paragraph" style:parent-style-name="Text_20_body" style:list-style-name="L35">
      <style:text-properties fo:language="cs" fo:country="CZ" officeooo:rsid="2065d056" officeooo:paragraph-rsid="2065d056" style:language-asian="cs" style:country-asian="CZ"/>
    </style:style>
    <style:style style:name="P1249" style:family="paragraph" style:parent-style-name="Text_20_body" style:list-style-name="L35">
      <style:text-properties fo:language="cs" fo:country="CZ" officeooo:rsid="2065d056" officeooo:paragraph-rsid="23c30856" style:language-asian="cs" style:country-asian="CZ"/>
    </style:style>
    <style:style style:name="P1250" style:family="paragraph" style:parent-style-name="Text_20_body" style:list-style-name="L39">
      <style:text-properties fo:language="cs" fo:country="CZ" officeooo:rsid="216a5f13" officeooo:paragraph-rsid="216a5f13" style:language-asian="cs" style:country-asian="CZ"/>
    </style:style>
    <style:style style:name="P1251" style:family="paragraph" style:parent-style-name="Text_20_body" style:list-style-name="L43">
      <style:text-properties fo:language="cs" fo:country="CZ" officeooo:rsid="216fef7d" officeooo:paragraph-rsid="216fef7d" style:language-asian="cs" style:country-asian="CZ"/>
    </style:style>
    <style:style style:name="P1252" style:family="paragraph" style:parent-style-name="Text_20_body" style:list-style-name="L43">
      <style:text-properties fo:language="cs" fo:country="CZ" officeooo:rsid="216fef7d" officeooo:paragraph-rsid="23637825" style:language-asian="cs" style:country-asian="CZ"/>
    </style:style>
    <style:style style:name="P1253" style:family="paragraph" style:parent-style-name="Text_20_body" style:list-style-name="L35">
      <style:text-properties fo:language="cs" fo:country="CZ" officeooo:rsid="216fef7d" officeooo:paragraph-rsid="23637825" style:language-asian="cs" style:country-asian="CZ"/>
    </style:style>
    <style:style style:name="P1254"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55"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56"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57"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58"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59"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60"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61"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62"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263"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264"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265"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266"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267"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268"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269"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270"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271" style:family="paragraph" style:parent-style-name="Text_20_body" style:list-style-name="L11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72" style:family="paragraph" style:parent-style-name="Text_20_body" style:list-style-name="L80">
      <style:text-properties fo:language="cs" fo:country="CZ" officeooo:rsid="3005dead" officeooo:paragraph-rsid="3005dead"/>
    </style:style>
    <style:style style:name="P1273" style:family="paragraph" style:parent-style-name="Text_20_body" style:list-style-name="L107">
      <style:text-properties fo:language="cs" fo:country="CZ" officeooo:rsid="1a1cdfe0" officeooo:paragraph-rsid="28445bcb"/>
    </style:style>
    <style:style style:name="P1274" style:family="paragraph" style:parent-style-name="Text_20_body" style:list-style-name="L107">
      <style:text-properties fo:language="cs" fo:country="CZ" officeooo:rsid="1a224a2d" officeooo:paragraph-rsid="28445bcb"/>
    </style:style>
    <style:style style:name="P1275" style:family="paragraph" style:parent-style-name="Text_20_body" style:list-style-name="L107">
      <style:text-properties fo:language="cs" fo:country="CZ" officeooo:rsid="16b81fd2" officeooo:paragraph-rsid="28445bcb"/>
    </style:style>
    <style:style style:name="P1276" style:family="paragraph" style:parent-style-name="Text_20_body" style:list-style-name="L110">
      <style:text-properties fo:language="cs" fo:country="CZ" fo:font-weight="normal" officeooo:paragraph-rsid="353121c0" style:language-asian="zxx" style:country-asian="none" style:font-weight-asian="normal" style:font-weight-complex="normal"/>
    </style:style>
    <style:style style:name="P1277" style:family="paragraph" style:parent-style-name="Text_20_body" style:list-style-name="L110">
      <style:text-properties fo:language="cs" fo:country="CZ" fo:font-weight="normal" officeooo:rsid="023ac2b7" officeooo:paragraph-rsid="353121c0" style:language-asian="zxx" style:country-asian="none" style:font-weight-asian="normal" style:font-weight-complex="normal"/>
    </style:style>
    <style:style style:name="P1278" style:family="paragraph" style:parent-style-name="Text_20_body" style:list-style-name="L110">
      <style:text-properties fo:language="cs" fo:country="CZ" fo:font-weight="normal" officeooo:rsid="023d1f5a" officeooo:paragraph-rsid="353121c0" style:language-asian="zxx" style:country-asian="none" style:font-weight-asian="normal" style:font-weight-complex="normal"/>
    </style:style>
    <style:style style:name="P1279" style:family="paragraph" style:parent-style-name="Text_20_body" style:list-style-name="L110">
      <style:text-properties fo:language="cs" fo:country="CZ" fo:font-weight="normal" officeooo:rsid="023e936f" officeooo:paragraph-rsid="353121c0" style:language-asian="zxx" style:country-asian="none" style:font-weight-asian="normal" style:font-weight-complex="normal"/>
    </style:style>
    <style:style style:name="P1280" style:family="paragraph" style:parent-style-name="Text_20_body" style:list-style-name="L110">
      <style:text-properties fo:language="cs" fo:country="CZ" fo:font-weight="normal" officeooo:rsid="023b25e2" officeooo:paragraph-rsid="353121c0" style:language-asian="zxx" style:country-asian="none" style:font-weight-asian="normal" style:font-weight-complex="normal"/>
    </style:style>
    <style:style style:name="P1281" style:family="paragraph" style:parent-style-name="Text_20_body" style:list-style-name="L125">
      <style:text-properties fo:language="cs" fo:country="CZ" officeooo:rsid="2f2860f9" officeooo:paragraph-rsid="38deb3e0"/>
    </style:style>
    <style:style style:name="P1282" style:family="paragraph" style:parent-style-name="Text_20_body" style:list-style-name="L12">
      <style:text-properties officeooo:rsid="37189b7a" officeooo:paragraph-rsid="37189b7a"/>
    </style:style>
    <style:style style:name="P1283" style:family="paragraph" style:parent-style-name="Text_20_body" style:list-style-name="L13">
      <style:text-properties officeooo:rsid="3309b033" officeooo:paragraph-rsid="33b25fb0"/>
    </style:style>
    <style:style style:name="P1284" style:family="paragraph" style:parent-style-name="Text_20_body" style:list-style-name="L13">
      <style:text-properties officeooo:rsid="35e3f9d0" officeooo:paragraph-rsid="35e3f9d0"/>
    </style:style>
    <style:style style:name="P1285" style:family="paragraph" style:parent-style-name="Text_20_body" style:list-style-name="L14">
      <style:text-properties officeooo:rsid="14585935" officeooo:paragraph-rsid="282f1ba6" fo:background-color="#fff200"/>
    </style:style>
    <style:style style:name="P1286" style:family="paragraph" style:parent-style-name="Text_20_body" style:list-style-name="L15">
      <style:text-properties officeooo:rsid="145722f9" officeooo:paragraph-rsid="282f1ba6" fo:background-color="#fff200"/>
    </style:style>
    <style:style style:name="P1287" style:family="paragraph" style:parent-style-name="Text_20_body" style:list-style-name="L15">
      <style:text-properties officeooo:rsid="14d3e335" officeooo:paragraph-rsid="282f1ba6" fo:background-color="#fff200"/>
    </style:style>
    <style:style style:name="P1288" style:family="paragraph" style:parent-style-name="Text_20_body" style:list-style-name="L15">
      <style:text-properties officeooo:rsid="14641de2" officeooo:paragraph-rsid="282f1ba6" fo:background-color="#fff200"/>
    </style:style>
    <style:style style:name="P1289" style:family="paragraph" style:parent-style-name="Text_20_body" style:list-style-name="L16">
      <style:text-properties officeooo:rsid="2a2a576c" officeooo:paragraph-rsid="2ad07b49" fo:background-color="#fff200"/>
    </style:style>
    <style:style style:name="P1290" style:family="paragraph" style:parent-style-name="Text_20_body" style:list-style-name="L16">
      <style:text-properties officeooo:rsid="2a84aab1" officeooo:paragraph-rsid="2ac39226" fo:background-color="#fff200"/>
    </style:style>
    <style:style style:name="P1291" style:family="paragraph" style:parent-style-name="Text_20_body" style:list-style-name="L18">
      <style:text-properties officeooo:rsid="29fe042f" officeooo:paragraph-rsid="2a55b2e6" fo:background-color="#fff200"/>
    </style:style>
    <style:style style:name="P1292" style:family="paragraph" style:parent-style-name="Text_20_body" style:list-style-name="L18">
      <style:text-properties officeooo:rsid="29ffc963" officeooo:paragraph-rsid="2a54390c" fo:background-color="#fff200"/>
    </style:style>
    <style:style style:name="P1293" style:family="paragraph" style:parent-style-name="Text_20_body" style:list-style-name="L18">
      <style:text-properties officeooo:rsid="2a01ea90" officeooo:paragraph-rsid="35972e8f" fo:background-color="#fff200"/>
    </style:style>
    <style:style style:name="P1294" style:family="paragraph" style:parent-style-name="Text_20_body" style:list-style-name="L19">
      <style:text-properties officeooo:rsid="2a59df94" officeooo:paragraph-rsid="2a59df94" fo:background-color="#fff200"/>
    </style:style>
    <style:style style:name="P1295" style:family="paragraph" style:parent-style-name="Text_20_body" style:list-style-name="L19">
      <style:text-properties officeooo:rsid="2a5b281e" officeooo:paragraph-rsid="2a5b281e" fo:background-color="#fff200"/>
    </style:style>
    <style:style style:name="P1296" style:family="paragraph" style:parent-style-name="Text_20_body" style:list-style-name="L20">
      <style:text-properties officeooo:rsid="0d649d1e" officeooo:paragraph-rsid="2830e9f4" fo:background-color="#fff200"/>
    </style:style>
    <style:style style:name="P1297" style:family="paragraph" style:parent-style-name="Text_20_body" style:list-style-name="L21">
      <style:text-properties officeooo:rsid="2832e265" officeooo:paragraph-rsid="2832e265" fo:background-color="#fff200"/>
    </style:style>
    <style:style style:name="P1298" style:family="paragraph" style:parent-style-name="Text_20_body" style:list-style-name="L22">
      <style:text-properties officeooo:rsid="0db82cab" officeooo:paragraph-rsid="2830e9f4" fo:background-color="#fff200"/>
    </style:style>
    <style:style style:name="P1299" style:family="paragraph" style:parent-style-name="Text_20_body" style:list-style-name="L24">
      <style:text-properties officeooo:rsid="2d24ffe7" officeooo:paragraph-rsid="2eeeca56" fo:background-color="#fff200"/>
    </style:style>
    <style:style style:name="P1300" style:family="paragraph" style:parent-style-name="Text_20_body" style:list-style-name="L25">
      <style:text-properties officeooo:rsid="2d24ffe7" officeooo:paragraph-rsid="2eeeca56" fo:background-color="#fff200"/>
    </style:style>
    <style:style style:name="P1301" style:family="paragraph" style:parent-style-name="Text_20_body" style:list-style-name="L25">
      <style:text-properties officeooo:rsid="2d4fea61" officeooo:paragraph-rsid="2eeeca56" fo:background-color="#fff200"/>
    </style:style>
    <style:style style:name="P1302" style:family="paragraph" style:parent-style-name="Text_20_body" style:list-style-name="L25">
      <style:text-properties officeooo:rsid="2d4f62f1" officeooo:paragraph-rsid="2eeeca56" fo:background-color="#fff200"/>
    </style:style>
    <style:style style:name="P1303" style:family="paragraph" style:parent-style-name="Text_20_body" style:list-style-name="L25">
      <style:text-properties officeooo:rsid="37048f6f" officeooo:paragraph-rsid="37048f6f" fo:background-color="#fff200"/>
    </style:style>
    <style:style style:name="P1304" style:family="paragraph" style:parent-style-name="Text_20_body" style:list-style-name="L26">
      <style:text-properties officeooo:rsid="2d2af642" officeooo:paragraph-rsid="2eeeca56" fo:background-color="#fff200"/>
    </style:style>
    <style:style style:name="P1305" style:family="paragraph" style:parent-style-name="Text_20_body" style:list-style-name="L27">
      <style:text-properties officeooo:rsid="2004c7fc" officeooo:paragraph-rsid="2eeeca56" fo:background-color="#fff200"/>
    </style:style>
    <style:style style:name="P1306" style:family="paragraph" style:parent-style-name="Text_20_body" style:list-style-name="L27">
      <style:text-properties officeooo:rsid="1f7d75fb" officeooo:paragraph-rsid="2eeeca56" fo:background-color="#fff200"/>
    </style:style>
    <style:style style:name="P1307" style:family="paragraph" style:parent-style-name="Text_20_body" style:list-style-name="L27">
      <style:text-properties officeooo:rsid="20147782" officeooo:paragraph-rsid="2eeeca56" fo:background-color="#fff200"/>
    </style:style>
    <style:style style:name="P1308" style:family="paragraph" style:parent-style-name="Text_20_body" style:list-style-name="L27">
      <style:text-properties officeooo:rsid="20177120" officeooo:paragraph-rsid="2eeeca56" fo:background-color="#fff200"/>
    </style:style>
    <style:style style:name="P1309" style:family="paragraph" style:parent-style-name="Text_20_body" style:list-style-name="L27">
      <style:text-properties officeooo:rsid="1ff30acd" officeooo:paragraph-rsid="2eeeca56" fo:background-color="#fff200"/>
    </style:style>
    <style:style style:name="P1310" style:family="paragraph" style:parent-style-name="Text_20_body" style:list-style-name="L27">
      <style:text-properties officeooo:rsid="1ff24342" officeooo:paragraph-rsid="2eeeca56" fo:background-color="#fff200"/>
    </style:style>
    <style:style style:name="P1311" style:family="paragraph" style:parent-style-name="Text_20_body" style:list-style-name="L27">
      <style:text-properties officeooo:rsid="1ff1bd16" officeooo:paragraph-rsid="2eeeca56" fo:background-color="#fff200"/>
    </style:style>
    <style:style style:name="P1312" style:family="paragraph" style:parent-style-name="Text_20_body" style:list-style-name="L27">
      <style:text-properties officeooo:rsid="200b719d" officeooo:paragraph-rsid="2eeeca56" fo:background-color="#fff200"/>
    </style:style>
    <style:style style:name="P1313" style:family="paragraph" style:parent-style-name="Text_20_body" style:list-style-name="L27">
      <style:text-properties officeooo:rsid="2018b107" officeooo:paragraph-rsid="2eeeca56" fo:background-color="#fff200"/>
    </style:style>
    <style:style style:name="P1314" style:family="paragraph" style:parent-style-name="Text_20_body" style:list-style-name="L27">
      <style:text-properties officeooo:rsid="1ff4d6e7" officeooo:paragraph-rsid="2eeeca56" fo:background-color="#fff200"/>
    </style:style>
    <style:style style:name="P1315" style:family="paragraph" style:parent-style-name="Text_20_body" style:list-style-name="L27">
      <style:text-properties officeooo:rsid="20192bd4" officeooo:paragraph-rsid="2eeeca56" fo:background-color="#fff200"/>
    </style:style>
    <style:style style:name="P1316" style:family="paragraph" style:parent-style-name="Text_20_body" style:list-style-name="L27">
      <style:text-properties officeooo:rsid="1ff4dbd9" officeooo:paragraph-rsid="2eeeca56" fo:background-color="#fff200"/>
    </style:style>
    <style:style style:name="P1317" style:family="paragraph" style:parent-style-name="Text_20_body" style:list-style-name="L27">
      <style:text-properties officeooo:rsid="1ff57b82" officeooo:paragraph-rsid="2eeeca56" fo:background-color="#fff200"/>
    </style:style>
    <style:style style:name="P1318" style:family="paragraph" style:parent-style-name="Text_20_body" style:list-style-name="L27">
      <style:text-properties officeooo:rsid="20152acd" officeooo:paragraph-rsid="2eeeca56" fo:background-color="#fff200"/>
    </style:style>
    <style:style style:name="P1319" style:family="paragraph" style:parent-style-name="Text_20_body" style:list-style-name="L27">
      <style:text-properties officeooo:rsid="1ffdc37c" officeooo:paragraph-rsid="2eeeca56" fo:background-color="#fff200"/>
    </style:style>
    <style:style style:name="P1320" style:family="paragraph" style:parent-style-name="Text_20_body" style:list-style-name="L27">
      <style:text-properties officeooo:rsid="1fffae91" officeooo:paragraph-rsid="2eeeca56" fo:background-color="#fff200"/>
    </style:style>
    <style:style style:name="P1321" style:family="paragraph" style:parent-style-name="Text_20_body" style:list-style-name="L27">
      <style:text-properties officeooo:rsid="20008eeb" officeooo:paragraph-rsid="2eeeca56" fo:background-color="#fff200"/>
    </style:style>
    <style:style style:name="P1322" style:family="paragraph" style:parent-style-name="Text_20_body" style:list-style-name="L27">
      <style:text-properties officeooo:rsid="20019f83" officeooo:paragraph-rsid="2eeeca56" fo:background-color="#fff200"/>
    </style:style>
    <style:style style:name="P1323" style:family="paragraph" style:parent-style-name="Text_20_body" style:list-style-name="L27">
      <style:text-properties officeooo:rsid="2008463a" officeooo:paragraph-rsid="2eeeca56" fo:background-color="#fff200"/>
    </style:style>
    <style:style style:name="P1324" style:family="paragraph" style:parent-style-name="Text_20_body" style:list-style-name="L27">
      <style:text-properties officeooo:rsid="1ff6f841" officeooo:paragraph-rsid="2eeeca56" fo:background-color="#fff200"/>
    </style:style>
    <style:style style:name="P1325" style:family="paragraph" style:parent-style-name="Text_20_body" style:list-style-name="L27">
      <style:text-properties officeooo:rsid="1ffc8454" officeooo:paragraph-rsid="2eeeca56" fo:background-color="#fff200"/>
    </style:style>
    <style:style style:name="P1326" style:family="paragraph" style:parent-style-name="Text_20_body" style:list-style-name="L27">
      <style:text-properties officeooo:rsid="2010390f" officeooo:paragraph-rsid="2eeeca56" fo:background-color="#fff200"/>
    </style:style>
    <style:style style:name="P1327" style:family="paragraph" style:parent-style-name="Text_20_body" style:list-style-name="L27">
      <style:text-properties officeooo:rsid="1ff86ef0" officeooo:paragraph-rsid="2eeeca56" fo:background-color="#fff200"/>
    </style:style>
    <style:style style:name="P1328" style:family="paragraph" style:parent-style-name="Text_20_body" style:list-style-name="L27">
      <style:text-properties officeooo:rsid="200a5e30" officeooo:paragraph-rsid="2eeeca56" fo:background-color="#fff200"/>
    </style:style>
    <style:style style:name="P1329" style:family="paragraph" style:parent-style-name="Text_20_body" style:list-style-name="L27">
      <style:text-properties officeooo:rsid="200e3d4b" officeooo:paragraph-rsid="2eeeca56" fo:background-color="#fff200"/>
    </style:style>
    <style:style style:name="P1330" style:family="paragraph" style:parent-style-name="Text_20_body" style:list-style-name="L27">
      <style:text-properties officeooo:rsid="200fc94e" officeooo:paragraph-rsid="2eeeca56" fo:background-color="#fff200"/>
    </style:style>
    <style:style style:name="P1331" style:family="paragraph" style:parent-style-name="Text_20_body" style:list-style-name="L27">
      <style:text-properties officeooo:rsid="20107045" officeooo:paragraph-rsid="2eeeca56" fo:background-color="#fff200"/>
    </style:style>
    <style:style style:name="P1332" style:family="paragraph" style:parent-style-name="Text_20_body" style:list-style-name="L27">
      <style:text-properties officeooo:rsid="20126b1e" officeooo:paragraph-rsid="2eeeca56" fo:background-color="#fff200"/>
    </style:style>
    <style:style style:name="P1333" style:family="paragraph" style:parent-style-name="Text_20_body" style:list-style-name="L30">
      <style:text-properties officeooo:rsid="36c01aef" officeooo:paragraph-rsid="36c01aef" fo:background-color="#fff200"/>
    </style:style>
    <style:style style:name="P1334" style:family="paragraph" style:parent-style-name="Text_20_body" style:list-style-name="L31">
      <style:text-properties officeooo:paragraph-rsid="3744e099" fo:background-color="#fff200"/>
    </style:style>
    <style:style style:name="P1335" style:family="paragraph" style:parent-style-name="Text_20_body" style:list-style-name="L52">
      <style:text-properties officeooo:paragraph-rsid="37b38dca" fo:background-color="#fff200"/>
    </style:style>
    <style:style style:name="P1336" style:family="paragraph" style:parent-style-name="Text_20_body" style:list-style-name="L52">
      <style:text-properties officeooo:paragraph-rsid="37b4eaf1" fo:background-color="#fff200"/>
    </style:style>
    <style:style style:name="P1337" style:family="paragraph" style:parent-style-name="Text_20_body" style:list-style-name="L53">
      <style:text-properties officeooo:rsid="37ccf22e" officeooo:paragraph-rsid="37ccf22e" fo:background-color="#fff200"/>
    </style:style>
    <style:style style:name="P1338" style:family="paragraph" style:parent-style-name="Text_20_body" style:list-style-name="L53">
      <style:text-properties officeooo:rsid="293d5d30" officeooo:paragraph-rsid="2ce9bd95" fo:background-color="#fff200"/>
    </style:style>
    <style:style style:name="P1339" style:family="paragraph" style:parent-style-name="Text_20_body" style:list-style-name="L53">
      <style:text-properties officeooo:rsid="293bcf6c" officeooo:paragraph-rsid="2ce9bd95" fo:background-color="#fff200"/>
    </style:style>
    <style:style style:name="P1340" style:family="paragraph" style:parent-style-name="Text_20_body" style:list-style-name="L54">
      <style:text-properties officeooo:rsid="293bcf6c" officeooo:paragraph-rsid="2aac1b25" fo:background-color="#fff200"/>
    </style:style>
    <style:style style:name="P1341" style:family="paragraph" style:parent-style-name="Text_20_body" style:list-style-name="L55">
      <style:text-properties officeooo:rsid="3607f474" officeooo:paragraph-rsid="38d58481" fo:background-color="#fff200"/>
    </style:style>
    <style:style style:name="P1342" style:family="paragraph" style:parent-style-name="Text_20_body" style:list-style-name="L55">
      <style:text-properties officeooo:rsid="3607f474" officeooo:paragraph-rsid="38d9ca91" fo:background-color="#fff200"/>
    </style:style>
    <style:style style:name="P1343" style:family="paragraph" style:parent-style-name="Text_20_body" style:list-style-name="L55">
      <style:text-properties officeooo:rsid="360e16f2" officeooo:paragraph-rsid="38d58481" fo:background-color="#fff200"/>
    </style:style>
    <style:style style:name="P1344" style:family="paragraph" style:parent-style-name="Text_20_body" style:list-style-name="L56">
      <style:text-properties officeooo:rsid="29175b96" officeooo:paragraph-rsid="3954aa69" fo:background-color="#fff200"/>
    </style:style>
    <style:style style:name="P1345" style:family="paragraph" style:parent-style-name="Text_20_body" style:list-style-name="L56">
      <style:text-properties officeooo:rsid="2918a14f" officeooo:paragraph-rsid="3954aa69" fo:background-color="#fff200"/>
    </style:style>
    <style:style style:name="P1346" style:family="paragraph" style:parent-style-name="Text_20_body" style:list-style-name="L57">
      <style:text-properties officeooo:rsid="291f3f49" officeooo:paragraph-rsid="3954aa69" fo:background-color="#fff200"/>
    </style:style>
    <style:style style:name="P1347" style:family="paragraph" style:parent-style-name="Text_20_body" style:list-style-name="L57">
      <style:text-properties officeooo:rsid="29205610" officeooo:paragraph-rsid="3954aa69" fo:background-color="#fff200"/>
    </style:style>
    <style:style style:name="P1348" style:family="paragraph" style:parent-style-name="Text_20_body" style:list-style-name="L58">
      <style:text-properties officeooo:rsid="3025b673" officeooo:paragraph-rsid="3954aa69" fo:background-color="#fff200"/>
    </style:style>
    <style:style style:name="P1349" style:family="paragraph" style:parent-style-name="Text_20_body" style:list-style-name="L59">
      <style:text-properties officeooo:rsid="302d66c3" officeooo:paragraph-rsid="3954aa69" fo:background-color="#fff200"/>
    </style:style>
    <style:style style:name="P1350" style:family="paragraph" style:parent-style-name="Text_20_body" style:list-style-name="L60">
      <style:text-properties officeooo:paragraph-rsid="3954aa69" fo:background-color="#fff200"/>
    </style:style>
    <style:style style:name="P1351" style:family="paragraph" style:parent-style-name="Text_20_body" style:list-style-name="L61">
      <style:text-properties officeooo:rsid="30506a00" officeooo:paragraph-rsid="3954aa69" fo:background-color="#fff200"/>
    </style:style>
    <style:style style:name="P1352" style:family="paragraph" style:parent-style-name="Text_20_body" style:list-style-name="L62">
      <style:text-properties officeooo:rsid="30506a00" officeooo:paragraph-rsid="3954aa69" fo:background-color="#fff200"/>
    </style:style>
    <style:style style:name="P1353" style:family="paragraph" style:parent-style-name="Text_20_body" style:list-style-name="L63">
      <style:text-properties officeooo:rsid="30506a00" officeooo:paragraph-rsid="3954aa69" fo:background-color="#fff200"/>
    </style:style>
    <style:style style:name="P1354" style:family="paragraph" style:parent-style-name="Text_20_body" style:list-style-name="L62">
      <style:text-properties officeooo:rsid="2d315a88" officeooo:paragraph-rsid="3954aa69" fo:background-color="#fff200"/>
    </style:style>
    <style:style style:name="P1355" style:family="paragraph" style:parent-style-name="Text_20_body" style:list-style-name="L64">
      <style:text-properties officeooo:rsid="2d316e09" officeooo:paragraph-rsid="3954aa69" fo:background-color="#fff200"/>
    </style:style>
    <style:style style:name="P1356" style:family="paragraph" style:parent-style-name="Text_20_body" style:list-style-name="L64">
      <style:text-properties officeooo:rsid="3050a354" officeooo:paragraph-rsid="3954aa69" fo:background-color="#fff200"/>
    </style:style>
    <style:style style:name="P1357" style:family="paragraph" style:parent-style-name="Text_20_body" style:list-style-name="L65">
      <style:text-properties officeooo:rsid="303f9b7c" officeooo:paragraph-rsid="3954aa69" fo:background-color="#fff200"/>
    </style:style>
    <style:style style:name="P1358" style:family="paragraph" style:parent-style-name="Text_20_body" style:list-style-name="L65">
      <style:text-properties officeooo:rsid="3041e365" officeooo:paragraph-rsid="3954aa69" fo:background-color="#fff200"/>
    </style:style>
    <style:style style:name="P1359" style:family="paragraph" style:parent-style-name="Text_20_body" style:list-style-name="L66">
      <style:text-properties officeooo:rsid="305c4f12" officeooo:paragraph-rsid="3954aa69" fo:background-color="#fff200"/>
    </style:style>
    <style:style style:name="P1360" style:family="paragraph" style:parent-style-name="Text_20_body" style:list-style-name="L66">
      <style:text-properties officeooo:rsid="306ab5ea" officeooo:paragraph-rsid="3954aa69" fo:background-color="#fff200"/>
    </style:style>
    <style:style style:name="P1361" style:family="paragraph" style:parent-style-name="Text_20_body" style:list-style-name="L67">
      <style:text-properties officeooo:rsid="38a8df89" officeooo:paragraph-rsid="3954aa69" fo:background-color="#fff200"/>
    </style:style>
    <style:style style:name="P1362" style:family="paragraph" style:parent-style-name="Text_20_body" style:list-style-name="L68">
      <style:text-properties officeooo:rsid="389cb7ab" officeooo:paragraph-rsid="3954aa69" fo:background-color="#fff200"/>
    </style:style>
    <style:style style:name="P1363" style:family="paragraph" style:parent-style-name="Text_20_body" style:list-style-name="L69">
      <style:text-properties officeooo:rsid="389cb7ab" officeooo:paragraph-rsid="3954aa69" fo:background-color="#fff200"/>
    </style:style>
    <style:style style:name="P1364" style:family="paragraph" style:parent-style-name="Text_20_body" style:list-style-name="L69">
      <style:text-properties officeooo:rsid="389a4dc3" officeooo:paragraph-rsid="3954aa69" fo:background-color="#fff200"/>
    </style:style>
    <style:style style:name="P1365" style:family="paragraph" style:parent-style-name="Text_20_body" style:list-style-name="L69">
      <style:text-properties officeooo:rsid="3899bbbf" officeooo:paragraph-rsid="3954aa69" fo:background-color="#fff200"/>
    </style:style>
    <style:style style:name="P1366" style:family="paragraph" style:parent-style-name="Text_20_body" style:list-style-name="L71">
      <style:text-properties officeooo:rsid="3899bbbf" officeooo:paragraph-rsid="3954aa69" fo:background-color="#fff200"/>
    </style:style>
    <style:style style:name="P1367" style:family="paragraph" style:parent-style-name="Text_20_body" style:list-style-name="L69">
      <style:text-properties officeooo:rsid="389bdaf3" officeooo:paragraph-rsid="3954aa69" fo:background-color="#fff200"/>
    </style:style>
    <style:style style:name="P1368" style:family="paragraph" style:parent-style-name="Text_20_body" style:list-style-name="L70">
      <style:text-properties officeooo:rsid="38995a96" officeooo:paragraph-rsid="3954aa69" fo:background-color="#fff200"/>
    </style:style>
    <style:style style:name="P1369" style:family="paragraph" style:parent-style-name="Text_20_body" style:list-style-name="L70">
      <style:text-properties officeooo:rsid="38a52ed9" officeooo:paragraph-rsid="3954aa69" fo:background-color="#fff200"/>
    </style:style>
    <style:style style:name="P1370" style:family="paragraph" style:parent-style-name="Text_20_body" style:list-style-name="L71">
      <style:text-properties officeooo:rsid="38a52ed9" officeooo:paragraph-rsid="3954aa69" fo:background-color="#fff200"/>
    </style:style>
    <style:style style:name="P1371" style:family="paragraph" style:parent-style-name="Text_20_body" style:list-style-name="L72">
      <style:text-properties officeooo:rsid="2ccd087b" officeooo:paragraph-rsid="3954aa69" fo:background-color="#fff200"/>
    </style:style>
    <style:style style:name="P1372" style:family="paragraph" style:parent-style-name="Text_20_body" style:list-style-name="L72">
      <style:text-properties officeooo:paragraph-rsid="3954aa69" fo:background-color="#fff200"/>
    </style:style>
    <style:style style:name="P1373" style:family="paragraph" style:parent-style-name="Text_20_body" style:list-style-name="L73">
      <style:text-properties officeooo:rsid="2543b6e6" officeooo:paragraph-rsid="3954aa69" fo:background-color="#fff200"/>
    </style:style>
    <style:style style:name="P1374" style:family="paragraph" style:parent-style-name="Text_20_body" style:list-style-name="L73">
      <style:text-properties officeooo:rsid="2545656a" officeooo:paragraph-rsid="3954aa69" fo:background-color="#fff200"/>
    </style:style>
    <style:style style:name="P1375" style:family="paragraph" style:parent-style-name="Text_20_body" style:list-style-name="L75">
      <style:text-properties officeooo:rsid="39019ddb" officeooo:paragraph-rsid="39019ddb" fo:background-color="#fff200"/>
    </style:style>
    <style:style style:name="P1376" style:family="paragraph" style:parent-style-name="Text_20_body" style:list-style-name="L23">
      <style:text-properties officeooo:rsid="2024c342" officeooo:paragraph-rsid="23f3e835"/>
    </style:style>
    <style:style style:name="P1377" style:family="paragraph" style:parent-style-name="Text_20_body" style:list-style-name="L28">
      <style:text-properties officeooo:rsid="21597f75" officeooo:paragraph-rsid="21e9668e"/>
    </style:style>
    <style:style style:name="P1378" style:family="paragraph" style:parent-style-name="Text_20_body" style:list-style-name="L33"/>
    <style:style style:name="P1379" style:family="paragraph" style:parent-style-name="Text_20_body" style:list-style-name="L33">
      <style:text-properties officeooo:paragraph-rsid="221e937b"/>
    </style:style>
    <style:style style:name="P1380" style:family="paragraph" style:parent-style-name="Text_20_body" style:list-style-name="L33">
      <style:text-properties officeooo:paragraph-rsid="28caaa0a"/>
    </style:style>
    <style:style style:name="P1381" style:family="paragraph" style:parent-style-name="Text_20_body" style:list-style-name="L33">
      <style:text-properties officeooo:rsid="215eb081" officeooo:paragraph-rsid="215eb081"/>
    </style:style>
    <style:style style:name="P1382" style:family="paragraph" style:parent-style-name="Text_20_body" style:list-style-name="L33">
      <style:text-properties officeooo:rsid="21605ebf" officeooo:paragraph-rsid="21ab8207"/>
    </style:style>
    <style:style style:name="P1383" style:family="paragraph" style:parent-style-name="Text_20_body" style:list-style-name="L34">
      <style:text-properties officeooo:rsid="2052d536" officeooo:paragraph-rsid="205aec31"/>
    </style:style>
    <style:style style:name="P1384" style:family="paragraph" style:parent-style-name="Text_20_body" style:list-style-name="L35">
      <style:text-properties officeooo:paragraph-rsid="2234d0ce"/>
    </style:style>
    <style:style style:name="P1385" style:family="paragraph" style:parent-style-name="Text_20_body" style:list-style-name="L35">
      <style:text-properties officeooo:paragraph-rsid="2332e601"/>
    </style:style>
    <style:style style:name="P1386" style:family="paragraph" style:parent-style-name="Text_20_body" style:list-style-name="L35">
      <style:text-properties officeooo:paragraph-rsid="2065d056"/>
    </style:style>
    <style:style style:name="P1387" style:family="paragraph" style:parent-style-name="Text_20_body" style:list-style-name="L35">
      <style:text-properties officeooo:paragraph-rsid="23c30856"/>
    </style:style>
    <style:style style:name="P1388" style:family="paragraph" style:parent-style-name="Text_20_body" style:list-style-name="L35">
      <style:text-properties officeooo:paragraph-rsid="23e6ad01"/>
    </style:style>
    <style:style style:name="P1389" style:family="paragraph" style:parent-style-name="Text_20_body" style:list-style-name="L35">
      <style:text-properties officeooo:rsid="21556a76" officeooo:paragraph-rsid="221e54e3"/>
    </style:style>
    <style:style style:name="P1390" style:family="paragraph" style:parent-style-name="Text_20_body" style:list-style-name="L35">
      <style:text-properties officeooo:rsid="21556a76" officeooo:paragraph-rsid="23c30856"/>
    </style:style>
    <style:style style:name="P1391" style:family="paragraph" style:parent-style-name="Text_20_body" style:list-style-name="L38">
      <style:text-properties officeooo:rsid="21556a76" officeooo:paragraph-rsid="231e8445"/>
    </style:style>
    <style:style style:name="P1392" style:family="paragraph" style:parent-style-name="Text_20_body" style:list-style-name="L38">
      <style:text-properties officeooo:rsid="21556a76" officeooo:paragraph-rsid="232057a1"/>
    </style:style>
    <style:style style:name="P1393" style:family="paragraph" style:parent-style-name="Text_20_body" style:list-style-name="L38">
      <style:text-properties officeooo:rsid="21556a76" officeooo:paragraph-rsid="232231a2"/>
    </style:style>
    <style:style style:name="P1394"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95"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96"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97"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98"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99"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00"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01"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02"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03"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04"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05"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06"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07"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08"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09"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10"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11"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12"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13"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14"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15"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16"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17"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18"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19"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20"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21"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22"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423"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424"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425"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26" style:family="paragraph" style:parent-style-name="Text_20_body" style:list-style-name="L127">
      <style:text-properties style:text-line-through-style="none" style:text-line-through-type="none" fo:language="cs" fo:country="CZ" officeooo:rsid="2f2860f9" officeooo:paragraph-rsid="38deb3e0"/>
    </style:style>
    <style:style style:name="P1427"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28" style:family="paragraph" style:parent-style-name="Text_20_body" style:list-style-name="L74">
      <style:text-properties style:text-line-through-style="none" style:text-line-through-type="none" officeooo:rsid="29901351" officeooo:paragraph-rsid="29901351" fo:background-color="#fff200"/>
    </style:style>
    <style:style style:name="P1429" style:family="paragraph" style:parent-style-name="Text_20_body" style:list-style-name="L111">
      <style:text-properties style:text-line-through-style="none" style:text-line-through-type="none" officeooo:rsid="212834b8" officeooo:paragraph-rsid="212834b8"/>
    </style:style>
    <style:style style:name="P1430" style:family="paragraph" style:parent-style-name="Text_20_body" style:list-style-name="L117">
      <style:text-properties style:text-line-through-style="none" style:text-line-through-type="none" officeooo:rsid="295955da" officeooo:paragraph-rsid="295955da"/>
    </style:style>
    <style:style style:name="P1431" style:family="paragraph" style:parent-style-name="Text_20_body" style:list-style-name="L124">
      <style:text-properties style:text-line-through-style="none" style:text-line-through-type="none" officeooo:rsid="297fc3d3" officeooo:paragraph-rsid="38deb3e0"/>
    </style:style>
    <style:style style:name="P1432" style:family="paragraph" style:parent-style-name="Text_20_body" style:list-style-name="L140">
      <style:text-properties style:text-line-through-style="none" style:text-line-through-type="none" officeooo:rsid="2999581b" officeooo:paragraph-rsid="2999581b"/>
    </style:style>
    <style:style style:name="P1433" style:family="paragraph" style:parent-style-name="Text_20_body" style:list-style-name="L157">
      <style:text-properties style:text-line-through-style="none" style:text-line-through-type="none" officeooo:rsid="32452bf8" officeooo:paragraph-rsid="33302b7a"/>
    </style:style>
    <style:style style:name="P1434" style:family="paragraph" style:parent-style-name="Text_20_body" style:list-style-name="L158">
      <style:text-properties style:text-line-through-style="none" style:text-line-through-type="none" officeooo:rsid="32501259" officeooo:paragraph-rsid="33302b7a"/>
    </style:style>
    <style:style style:name="P1435" style:family="paragraph" style:parent-style-name="Text_20_body" style:list-style-name="L159">
      <style:text-properties style:text-line-through-style="none" style:text-line-through-type="none" officeooo:rsid="32345ba8" officeooo:paragraph-rsid="33388329"/>
    </style:style>
    <style:style style:name="P1436" style:family="paragraph" style:parent-style-name="Text_20_body" style:list-style-name="L159">
      <style:text-properties style:text-line-through-style="none" style:text-line-through-type="none" officeooo:rsid="32d12c14" officeooo:paragraph-rsid="32d12c14"/>
    </style:style>
    <style:style style:name="P1437" style:family="paragraph" style:parent-style-name="Text_20_body" style:list-style-name="L159">
      <style:text-properties style:text-line-through-style="none" style:text-line-through-type="none" officeooo:rsid="32d12c14" officeooo:paragraph-rsid="3339de32"/>
    </style:style>
    <style:style style:name="P1438" style:family="paragraph" style:parent-style-name="Text_20_body" style:list-style-name="L35">
      <style:text-properties officeooo:rsid="20dd41c4" officeooo:paragraph-rsid="21537a33"/>
    </style:style>
    <style:style style:name="P1439" style:family="paragraph" style:parent-style-name="Text_20_body" style:list-style-name="L35">
      <style:text-properties officeooo:rsid="20dd41c4" officeooo:paragraph-rsid="216ba9fc"/>
    </style:style>
    <style:style style:name="P1440" style:family="paragraph" style:parent-style-name="Text_20_body" style:list-style-name="L35">
      <style:text-properties officeooo:rsid="21211fb4" officeooo:paragraph-rsid="23631931"/>
    </style:style>
    <style:style style:name="P1441" style:family="paragraph" style:parent-style-name="Text_20_body" style:list-style-name="L35">
      <style:text-properties officeooo:rsid="21211fb4" officeooo:paragraph-rsid="23c30856"/>
    </style:style>
    <style:style style:name="P1442" style:family="paragraph" style:parent-style-name="Text_20_body" style:list-style-name="L35">
      <style:text-properties officeooo:rsid="21537a33" officeooo:paragraph-rsid="2307f958"/>
    </style:style>
    <style:style style:name="P1443" style:family="paragraph" style:parent-style-name="Text_20_body" style:list-style-name="L35">
      <style:text-properties officeooo:rsid="21537a33" officeooo:paragraph-rsid="21537a33"/>
    </style:style>
    <style:style style:name="P1444" style:family="paragraph" style:parent-style-name="Text_20_body" style:list-style-name="L35">
      <style:text-properties officeooo:rsid="21537a33" officeooo:paragraph-rsid="23e690ea"/>
    </style:style>
    <style:style style:name="P1445" style:family="paragraph" style:parent-style-name="Text_20_body" style:list-style-name="L35">
      <style:text-properties officeooo:rsid="21537a33" officeooo:paragraph-rsid="23c30856"/>
    </style:style>
    <style:style style:name="P1446" style:family="paragraph" style:parent-style-name="Text_20_body" style:list-style-name="L36">
      <style:text-properties officeooo:paragraph-rsid="21577601"/>
    </style:style>
    <style:style style:name="P1447" style:family="paragraph" style:parent-style-name="Text_20_body" style:list-style-name="L35">
      <style:text-properties officeooo:rsid="21577601" officeooo:paragraph-rsid="232f7481"/>
    </style:style>
    <style:style style:name="P1448" style:family="paragraph" style:parent-style-name="Text_20_body" style:list-style-name="L35">
      <style:text-properties officeooo:rsid="21577601" officeooo:paragraph-rsid="23c30856"/>
    </style:style>
    <style:style style:name="P1449" style:family="paragraph" style:parent-style-name="Text_20_body" style:list-style-name="L37">
      <style:text-properties officeooo:paragraph-rsid="2331678d"/>
    </style:style>
    <style:style style:name="P1450" style:family="paragraph" style:parent-style-name="Text_20_body" style:list-style-name="L38">
      <style:text-properties officeooo:paragraph-rsid="2165869a"/>
    </style:style>
    <style:style style:name="P1451" style:family="paragraph" style:parent-style-name="Text_20_body" style:list-style-name="L38">
      <style:text-properties officeooo:paragraph-rsid="2332e601"/>
    </style:style>
    <style:style style:name="P1452" style:family="paragraph" style:parent-style-name="Text_20_body" style:list-style-name="L38">
      <style:text-properties officeooo:rsid="216a235d" officeooo:paragraph-rsid="216a235d"/>
    </style:style>
    <style:style style:name="P1453" style:family="paragraph" style:parent-style-name="Text_20_body" style:list-style-name="L39">
      <style:text-properties officeooo:paragraph-rsid="216a5f13"/>
    </style:style>
    <style:style style:name="P1454" style:family="paragraph" style:parent-style-name="Text_20_body" style:list-style-name="L40">
      <style:text-properties officeooo:rsid="20d16baa" officeooo:paragraph-rsid="211d0b7d"/>
    </style:style>
    <style:style style:name="P1455" style:family="paragraph" style:parent-style-name="Text_20_body" style:list-style-name="L40">
      <style:text-properties officeooo:rsid="21d96890" officeooo:paragraph-rsid="21d96890"/>
    </style:style>
    <style:style style:name="P1456" style:family="paragraph" style:parent-style-name="Text_20_body" style:list-style-name="L40">
      <style:text-properties officeooo:rsid="20cbce30" officeooo:paragraph-rsid="211d0b7d"/>
    </style:style>
    <style:style style:name="P1457" style:family="paragraph" style:parent-style-name="Text_20_body" style:list-style-name="L41">
      <style:text-properties officeooo:paragraph-rsid="2b09058d"/>
    </style:style>
    <style:style style:name="P1458" style:family="paragraph" style:parent-style-name="Text_20_body" style:list-style-name="L41">
      <style:text-properties officeooo:paragraph-rsid="2b05b4e8"/>
    </style:style>
    <style:style style:name="P1459"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60"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461" style:family="paragraph" style:parent-style-name="Text_20_body" style:list-style-name="L42">
      <style:text-properties officeooo:rsid="2b09058d" officeooo:paragraph-rsid="2b09058d"/>
    </style:style>
    <style:style style:name="P1462" style:family="paragraph" style:parent-style-name="Text_20_body" style:list-style-name="L42">
      <style:text-properties officeooo:rsid="2b05b4e8" officeooo:paragraph-rsid="2b59c36f"/>
    </style:style>
    <style:style style:name="P1463" style:family="paragraph" style:parent-style-name="Text_20_body" style:list-style-name="L38">
      <style:text-properties officeooo:rsid="369937c1" officeooo:paragraph-rsid="369937c1"/>
    </style:style>
    <style:style style:name="P1464" style:family="paragraph" style:parent-style-name="Text_20_body" style:list-style-name="L35">
      <style:text-properties officeooo:rsid="237ee0db" officeooo:paragraph-rsid="237ee0db"/>
    </style:style>
    <style:style style:name="P1465" style:family="paragraph" style:parent-style-name="Text_20_body" style:list-style-name="L43">
      <style:text-properties officeooo:rsid="216fef7d" officeooo:paragraph-rsid="216fef7d"/>
    </style:style>
    <style:style style:name="P1466" style:family="paragraph" style:parent-style-name="Text_20_body" style:list-style-name="L35">
      <style:text-properties officeooo:rsid="216fef7d" officeooo:paragraph-rsid="23625b74"/>
    </style:style>
    <style:style style:name="P1467" style:family="paragraph" style:parent-style-name="Text_20_body" style:list-style-name="L44">
      <style:text-properties officeooo:rsid="21f79b9f" officeooo:paragraph-rsid="2202c6b8"/>
    </style:style>
    <style:style style:name="P1468" style:family="paragraph" style:parent-style-name="Text_20_body" style:list-style-name="L44">
      <style:text-properties officeooo:rsid="21f79eda" officeooo:paragraph-rsid="21f79eda"/>
    </style:style>
    <style:style style:name="P1469" style:family="paragraph" style:parent-style-name="Text_20_body" style:list-style-name="L45">
      <style:text-properties officeooo:rsid="22107167" officeooo:paragraph-rsid="22107167"/>
    </style:style>
    <style:style style:name="P1470" style:family="paragraph" style:parent-style-name="Text_20_body" style:list-style-name="L46">
      <style:text-properties officeooo:paragraph-rsid="233724c6"/>
    </style:style>
    <style:style style:name="P1471" style:family="paragraph" style:parent-style-name="Text_20_body" style:list-style-name="L46">
      <style:text-properties officeooo:rsid="21996beb" officeooo:paragraph-rsid="21996beb"/>
    </style:style>
    <style:style style:name="P1472" style:family="paragraph" style:parent-style-name="Text_20_body" style:list-style-name="L49">
      <style:text-properties officeooo:paragraph-rsid="23c30856"/>
    </style:style>
    <style:style style:name="P1473" style:family="paragraph" style:parent-style-name="Text_20_body" style:list-style-name="L50">
      <style:text-properties officeooo:paragraph-rsid="23c30856"/>
    </style:style>
    <style:style style:name="P1474" style:family="paragraph" style:parent-style-name="Text_20_body" style:list-style-name="L51">
      <style:text-properties officeooo:rsid="214d1197" officeooo:paragraph-rsid="28627fc3"/>
    </style:style>
    <style:style style:name="P1475" style:family="paragraph" style:parent-style-name="Text_20_body" style:list-style-name="L51">
      <style:text-properties officeooo:rsid="214e4d42" officeooo:paragraph-rsid="28627fc3"/>
    </style:style>
    <style:style style:name="P1476" style:family="paragraph" style:parent-style-name="Text_20_body" style:list-style-name="L76">
      <style:text-properties officeooo:rsid="1bf6438f" officeooo:paragraph-rsid="2839ac60"/>
    </style:style>
    <style:style style:name="P1477" style:family="paragraph" style:parent-style-name="Text_20_body" style:list-style-name="L77">
      <style:text-properties officeooo:rsid="25604653" officeooo:paragraph-rsid="2fbad244"/>
    </style:style>
    <style:style style:name="P1478" style:family="paragraph" style:parent-style-name="Text_20_body" style:list-style-name="L78">
      <style:text-properties officeooo:rsid="18b1f501" officeooo:paragraph-rsid="2e19265d"/>
    </style:style>
    <style:style style:name="P1479" style:family="paragraph" style:parent-style-name="Text_20_body" style:list-style-name="L78">
      <style:text-properties officeooo:rsid="2e19265d" officeooo:paragraph-rsid="2e19265d"/>
    </style:style>
    <style:style style:name="P1480" style:family="paragraph" style:parent-style-name="Text_20_body" style:list-style-name="L79">
      <style:text-properties officeooo:rsid="2fe6c248" officeooo:paragraph-rsid="2fe6c248"/>
    </style:style>
    <style:style style:name="P1481" style:family="paragraph" style:parent-style-name="Text_20_body" style:list-style-name="L81">
      <style:text-properties officeooo:rsid="24a005f2" officeooo:paragraph-rsid="24a005f2"/>
    </style:style>
    <style:style style:name="P1482" style:family="paragraph" style:parent-style-name="Text_20_body" style:list-style-name="L82">
      <style:text-properties officeooo:rsid="023fd48c" officeooo:paragraph-rsid="2554a1de"/>
    </style:style>
    <style:style style:name="P1483" style:family="paragraph" style:parent-style-name="Text_20_body" style:list-style-name="L83">
      <style:text-properties officeooo:rsid="023fd48c" officeooo:paragraph-rsid="2554a1de"/>
    </style:style>
    <style:style style:name="P1484" style:family="paragraph" style:parent-style-name="Text_20_body" style:list-style-name="L83">
      <style:text-properties officeooo:rsid="1cff432a" officeooo:paragraph-rsid="2554a1de"/>
    </style:style>
    <style:style style:name="P1485" style:family="paragraph" style:parent-style-name="Text_20_body" style:list-style-name="L83">
      <style:text-properties officeooo:rsid="2554a1de" officeooo:paragraph-rsid="2554a1de"/>
    </style:style>
    <style:style style:name="P1486" style:family="paragraph" style:parent-style-name="Text_20_body" style:list-style-name="L83">
      <style:text-properties officeooo:rsid="1cf61bf5" officeooo:paragraph-rsid="2554a1de"/>
    </style:style>
    <style:style style:name="P1487" style:family="paragraph" style:parent-style-name="Text_20_body" style:list-style-name="L83">
      <style:text-properties officeooo:rsid="1cf214c9" officeooo:paragraph-rsid="2554a1de"/>
    </style:style>
    <style:style style:name="P1488" style:family="paragraph" style:parent-style-name="Text_20_body" style:list-style-name="L83">
      <style:text-properties officeooo:rsid="1f3ea2e3" officeooo:paragraph-rsid="2554a1de"/>
    </style:style>
    <style:style style:name="P1489" style:family="paragraph" style:parent-style-name="Text_20_body" style:list-style-name="L83">
      <style:text-properties officeooo:rsid="1cf2501e" officeooo:paragraph-rsid="2554a1de"/>
    </style:style>
    <style:style style:name="P1490" style:family="paragraph" style:parent-style-name="Text_20_body" style:list-style-name="L83">
      <style:text-properties officeooo:rsid="1d0d8164" officeooo:paragraph-rsid="2554a1de"/>
    </style:style>
    <style:style style:name="P1491" style:family="paragraph" style:parent-style-name="Text_20_body" style:list-style-name="L83">
      <style:text-properties officeooo:rsid="1cf512fc" officeooo:paragraph-rsid="2554a1de"/>
    </style:style>
    <style:style style:name="P1492" style:family="paragraph" style:parent-style-name="Text_20_body" style:list-style-name="L83">
      <style:text-properties officeooo:rsid="1e0f14ff" officeooo:paragraph-rsid="2554a1de"/>
    </style:style>
    <style:style style:name="P1493" style:family="paragraph" style:parent-style-name="Text_20_body" style:list-style-name="L83">
      <style:text-properties officeooo:rsid="1d05d909" officeooo:paragraph-rsid="2554a1de"/>
    </style:style>
    <style:style style:name="P1494" style:family="paragraph" style:parent-style-name="Text_20_body" style:list-style-name="L84">
      <style:text-properties officeooo:rsid="17e3a390" officeooo:paragraph-rsid="25b31656"/>
    </style:style>
    <style:style style:name="P1495" style:family="paragraph" style:parent-style-name="Text_20_body" style:list-style-name="L84">
      <style:text-properties officeooo:rsid="25258903" officeooo:paragraph-rsid="25b31656"/>
    </style:style>
    <style:style style:name="P1496" style:family="paragraph" style:parent-style-name="Text_20_body" style:list-style-name="L84">
      <style:text-properties officeooo:rsid="19e29a33" officeooo:paragraph-rsid="25f6013d"/>
    </style:style>
    <style:style style:name="P1497" style:family="paragraph" style:parent-style-name="Text_20_body" style:list-style-name="L84">
      <style:text-properties officeooo:rsid="19e29a33" officeooo:paragraph-rsid="25b31656"/>
    </style:style>
    <style:style style:name="P1498" style:family="paragraph" style:parent-style-name="Text_20_body" style:list-style-name="L85">
      <style:text-properties officeooo:rsid="25b9334e" officeooo:paragraph-rsid="25b9334e"/>
    </style:style>
    <style:style style:name="P1499" style:family="paragraph" style:parent-style-name="Text_20_body" style:list-style-name="L86">
      <style:text-properties officeooo:rsid="1d1d9988" officeooo:paragraph-rsid="266616ba"/>
    </style:style>
    <style:style style:name="P1500" style:family="paragraph" style:parent-style-name="Text_20_body" style:list-style-name="L87">
      <style:text-properties officeooo:rsid="1cdbb04f" officeooo:paragraph-rsid="25bf67a6"/>
    </style:style>
    <style:style style:name="P1501" style:family="paragraph" style:parent-style-name="Text_20_body" style:list-style-name="L87">
      <style:text-properties officeooo:rsid="25e547a7" officeooo:paragraph-rsid="2603b79d"/>
    </style:style>
    <style:style style:name="P1502" style:family="paragraph" style:parent-style-name="Text_20_body" style:list-style-name="L87">
      <style:text-properties officeooo:rsid="25bf67a6" officeooo:paragraph-rsid="25bf67a6"/>
    </style:style>
    <style:style style:name="P1503" style:family="paragraph" style:parent-style-name="Text_20_body" style:list-style-name="L88">
      <style:text-properties officeooo:rsid="1f41bc33" officeooo:paragraph-rsid="2656844a"/>
    </style:style>
    <style:style style:name="P1504" style:family="paragraph" style:parent-style-name="Text_20_body" style:list-style-name="L89">
      <style:text-properties officeooo:rsid="1f41bc33" officeooo:paragraph-rsid="2656844a"/>
    </style:style>
    <style:style style:name="P1505" style:family="paragraph" style:parent-style-name="Text_20_body" style:list-style-name="L90">
      <style:text-properties officeooo:rsid="25f91fac" officeooo:paragraph-rsid="25f91fac"/>
    </style:style>
    <style:style style:name="P1506" style:family="paragraph" style:parent-style-name="Text_20_body" style:list-style-name="L91">
      <style:text-properties officeooo:rsid="19e05936" officeooo:paragraph-rsid="28400f36"/>
    </style:style>
    <style:style style:name="P1507" style:family="paragraph" style:parent-style-name="Text_20_body" style:list-style-name="L92">
      <style:text-properties officeooo:paragraph-rsid="263a2851"/>
    </style:style>
    <style:style style:name="P1508" style:family="paragraph" style:parent-style-name="Text_20_body" style:list-style-name="L93">
      <style:text-properties fo:font-weight="normal" officeooo:rsid="1f9eac7b" officeooo:paragraph-rsid="266e20aa" fo:background-color="transparent" style:font-weight-asian="normal" style:font-weight-complex="normal"/>
    </style:style>
    <style:style style:name="P1509" style:family="paragraph" style:parent-style-name="Text_20_body" style:list-style-name="L94">
      <style:text-properties officeooo:rsid="25c44266" officeooo:paragraph-rsid="25c44266" fo:background-color="transparent"/>
    </style:style>
    <style:style style:name="P1510" style:family="paragraph" style:parent-style-name="Text_20_body" style:list-style-name="L94">
      <style:text-properties officeooo:rsid="25d1238f" officeooo:paragraph-rsid="25c44266" fo:background-color="transparent"/>
    </style:style>
    <style:style style:name="P1511" style:family="paragraph" style:parent-style-name="Text_20_body" style:list-style-name="L94">
      <style:text-properties officeooo:rsid="25cb9d66" officeooo:paragraph-rsid="25cb9d66" fo:background-color="transparent"/>
    </style:style>
    <style:style style:name="P1512" style:family="paragraph" style:parent-style-name="Text_20_body" style:list-style-name="L96">
      <style:text-properties officeooo:rsid="271575e8" officeooo:paragraph-rsid="271575e8" fo:background-color="transparent"/>
    </style:style>
    <style:style style:name="P1513" style:family="paragraph" style:parent-style-name="Text_20_body" style:list-style-name="L96">
      <style:text-properties officeooo:rsid="27183685" officeooo:paragraph-rsid="2718b236" fo:background-color="transparent"/>
    </style:style>
    <style:style style:name="P1514" style:family="paragraph" style:parent-style-name="Text_20_body" style:list-style-name="L96">
      <style:text-properties officeooo:rsid="27157765" officeooo:paragraph-rsid="27157765" fo:background-color="transparent"/>
    </style:style>
    <style:style style:name="P1515" style:family="paragraph" style:parent-style-name="Text_20_body" style:list-style-name="L96">
      <style:text-properties officeooo:rsid="268dc65d" officeooo:paragraph-rsid="272b592c" fo:background-color="transparent"/>
    </style:style>
    <style:style style:name="P1516" style:family="paragraph" style:parent-style-name="Text_20_body" style:list-style-name="L100">
      <style:text-properties officeooo:rsid="25dd9674" officeooo:paragraph-rsid="27487751" fo:background-color="transparent"/>
    </style:style>
    <style:style style:name="P1517" style:family="paragraph" style:parent-style-name="Text_20_body" style:list-style-name="L101">
      <style:text-properties officeooo:rsid="25dd9674" officeooo:paragraph-rsid="274785d5" fo:background-color="transparent"/>
    </style:style>
    <style:style style:name="P1518" style:family="paragraph" style:parent-style-name="Text_20_body" style:list-style-name="L100">
      <style:text-properties officeooo:rsid="217d02ee" officeooo:paragraph-rsid="27487751" fo:background-color="transparent"/>
    </style:style>
    <style:style style:name="P1519" style:family="paragraph" style:parent-style-name="Text_20_body" style:list-style-name="L95">
      <style:text-properties officeooo:rsid="1fa4b8bf" officeooo:paragraph-rsid="2673633b"/>
    </style:style>
    <style:style style:name="P1520" style:family="paragraph" style:parent-style-name="Text_20_body" style:list-style-name="L95">
      <style:text-properties officeooo:rsid="1fa59f87" officeooo:paragraph-rsid="2673633b"/>
    </style:style>
    <style:style style:name="P1521" style:family="paragraph" style:parent-style-name="Text_20_body" style:list-style-name="L95">
      <style:text-properties officeooo:rsid="1ef8a4eb" officeooo:paragraph-rsid="2673633b"/>
    </style:style>
    <style:style style:name="P1522" style:family="paragraph" style:parent-style-name="Text_20_body" style:list-style-name="L95">
      <style:text-properties officeooo:rsid="28420f89" officeooo:paragraph-rsid="28420f89"/>
    </style:style>
    <style:style style:name="P1523" style:family="paragraph" style:parent-style-name="Text_20_body" style:list-style-name="L95">
      <style:text-properties officeooo:rsid="1fddbc8a" officeooo:paragraph-rsid="2673633b"/>
    </style:style>
    <style:style style:name="P1524" style:family="paragraph" style:parent-style-name="Text_20_body" style:list-style-name="L95">
      <style:text-properties officeooo:rsid="1fb10ae9" officeooo:paragraph-rsid="2673633b"/>
    </style:style>
    <style:style style:name="P1525" style:family="paragraph" style:parent-style-name="Text_20_body" style:list-style-name="L95">
      <style:text-properties officeooo:rsid="26785863" officeooo:paragraph-rsid="26785863"/>
    </style:style>
    <style:style style:name="P1526" style:family="paragraph" style:parent-style-name="Text_20_body" style:list-style-name="L95">
      <style:text-properties officeooo:rsid="1fb564f3" officeooo:paragraph-rsid="2673633b"/>
    </style:style>
    <style:style style:name="P1527" style:family="paragraph" style:parent-style-name="Text_20_body" style:list-style-name="L95">
      <style:text-properties officeooo:rsid="1fe12da0" officeooo:paragraph-rsid="2673633b"/>
    </style:style>
    <style:style style:name="P1528" style:family="paragraph" style:parent-style-name="Text_20_body" style:list-style-name="L95">
      <style:text-properties officeooo:rsid="26ca73a0" officeooo:paragraph-rsid="26ca73a0"/>
    </style:style>
    <style:style style:name="P1529" style:family="paragraph" style:parent-style-name="Text_20_body" style:list-style-name="L95">
      <style:text-properties officeooo:rsid="2713eaed" officeooo:paragraph-rsid="2713eaed"/>
    </style:style>
    <style:style style:name="P1530" style:family="paragraph" style:parent-style-name="Text_20_body" style:list-style-name="L95">
      <style:text-properties officeooo:rsid="1fe5ba75" officeooo:paragraph-rsid="2673633b"/>
    </style:style>
    <style:style style:name="P1531" style:family="paragraph" style:parent-style-name="Text_20_body" style:list-style-name="L96">
      <style:text-properties officeooo:paragraph-rsid="268dc65d"/>
    </style:style>
    <style:style style:name="P1532" style:family="paragraph" style:parent-style-name="Text_20_body" style:list-style-name="L97">
      <style:text-properties officeooo:paragraph-rsid="27190835"/>
    </style:style>
    <style:style style:name="P1533" style:family="paragraph" style:parent-style-name="Text_20_body" style:list-style-name="L98">
      <style:text-properties officeooo:rsid="273dc687" officeooo:paragraph-rsid="273dc687"/>
    </style:style>
    <style:style style:name="P1534" style:family="paragraph" style:parent-style-name="Text_20_body" style:list-style-name="L98">
      <style:text-properties officeooo:rsid="273eb589" officeooo:paragraph-rsid="273eb589"/>
    </style:style>
    <style:style style:name="P1535" style:family="paragraph" style:parent-style-name="Text_20_body" style:list-style-name="L99">
      <style:text-properties officeooo:paragraph-rsid="275a9103"/>
    </style:style>
    <style:style style:name="P1536" style:family="paragraph" style:parent-style-name="Text_20_body" style:list-style-name="L100">
      <style:text-properties officeooo:paragraph-rsid="26a758d5"/>
    </style:style>
    <style:style style:name="P1537" style:family="paragraph" style:parent-style-name="Text_20_body" style:list-style-name="L101">
      <style:text-properties officeooo:paragraph-rsid="27683dd9"/>
    </style:style>
    <style:style style:name="P1538" style:family="paragraph" style:parent-style-name="Text_20_body" style:list-style-name="L102">
      <style:text-properties officeooo:rsid="19e5887b" officeooo:paragraph-rsid="283d4ef9"/>
    </style:style>
    <style:style style:name="P1539" style:family="paragraph" style:parent-style-name="Text_20_body" style:list-style-name="L103">
      <style:text-properties officeooo:rsid="26992d29" officeooo:paragraph-rsid="26992d29"/>
    </style:style>
    <style:style style:name="P1540" style:family="paragraph" style:parent-style-name="Text_20_body" style:list-style-name="L104">
      <style:text-properties officeooo:rsid="269cbd15" officeooo:paragraph-rsid="269cbd15"/>
    </style:style>
    <style:style style:name="P1541" style:family="paragraph" style:parent-style-name="Text_20_body" style:list-style-name="L104">
      <style:text-properties officeooo:rsid="269f5c8a" officeooo:paragraph-rsid="269f5c8a"/>
    </style:style>
    <style:style style:name="P1542" style:family="paragraph" style:parent-style-name="Text_20_body" style:list-style-name="L104">
      <style:text-properties officeooo:rsid="269e503f" officeooo:paragraph-rsid="269e503f"/>
    </style:style>
    <style:style style:name="P1543" style:family="paragraph" style:parent-style-name="Text_20_body" style:list-style-name="L104">
      <style:text-properties officeooo:rsid="269e503f" officeooo:paragraph-rsid="26a3593b"/>
    </style:style>
    <style:style style:name="P1544" style:family="paragraph" style:parent-style-name="Text_20_body" style:list-style-name="L104">
      <style:text-properties officeooo:rsid="27b1fd4b" officeooo:paragraph-rsid="27b1fd4b"/>
    </style:style>
    <style:style style:name="P1545" style:family="paragraph" style:parent-style-name="Text_20_body" style:list-style-name="L104">
      <style:text-properties officeooo:rsid="2181dc18" officeooo:paragraph-rsid="26a3593b"/>
    </style:style>
    <style:style style:name="P1546" style:family="paragraph" style:parent-style-name="Text_20_body" style:list-style-name="L105">
      <style:text-properties officeooo:rsid="27c1a74d" officeooo:paragraph-rsid="27c1a74d"/>
    </style:style>
    <style:style style:name="P1547" style:family="paragraph" style:parent-style-name="Text_20_body" style:list-style-name="L106">
      <style:text-properties officeooo:rsid="27dfeaae" officeooo:paragraph-rsid="27dfeaae"/>
    </style:style>
    <style:style style:name="P1548" style:family="paragraph" style:parent-style-name="Text_20_body" style:list-style-name="L107">
      <style:text-properties officeooo:rsid="1a224a2d" officeooo:paragraph-rsid="28445bcb"/>
    </style:style>
    <style:style style:name="P1549" style:family="paragraph" style:parent-style-name="Text_20_body" style:list-style-name="L108">
      <style:text-properties officeooo:rsid="27f58cff" officeooo:paragraph-rsid="27f58cff"/>
    </style:style>
    <style:style style:name="P1550" style:family="paragraph" style:parent-style-name="Text_20_body" style:list-style-name="L109">
      <style:text-properties officeooo:rsid="2811e5a0" officeooo:paragraph-rsid="2812b376"/>
    </style:style>
    <style:style style:name="P1551" style:family="paragraph" style:parent-style-name="Text_20_body" style:list-style-name="L112">
      <style:text-properties officeooo:rsid="176dcc34" officeooo:paragraph-rsid="2842b948"/>
    </style:style>
    <style:style style:name="P1552" style:family="paragraph" style:parent-style-name="Text_20_body" style:list-style-name="L112">
      <style:text-properties officeooo:rsid="1a2b313c" officeooo:paragraph-rsid="2842b948"/>
    </style:style>
    <style:style style:name="P1553" style:family="paragraph" style:parent-style-name="Text_20_body" style:list-style-name="L112">
      <style:text-properties officeooo:rsid="176f2ef9" officeooo:paragraph-rsid="2842b948"/>
    </style:style>
    <style:style style:name="P1554" style:family="paragraph" style:parent-style-name="Text_20_body" style:list-style-name="L113">
      <style:text-properties officeooo:paragraph-rsid="2842b948"/>
    </style:style>
    <style:style style:name="P1555" style:family="paragraph" style:parent-style-name="Text_20_body" style:list-style-name="L114">
      <style:text-properties officeooo:paragraph-rsid="2842b948"/>
    </style:style>
    <style:style style:name="P1556" style:family="paragraph" style:parent-style-name="Text_20_body" style:list-style-name="L112">
      <style:text-properties officeooo:rsid="137b4eb5" officeooo:paragraph-rsid="2842b948"/>
    </style:style>
    <style:style style:name="P1557" style:family="paragraph" style:parent-style-name="Text_20_body" style:list-style-name="L115">
      <style:text-properties officeooo:rsid="1ac27fde" officeooo:paragraph-rsid="2842b948"/>
    </style:style>
    <style:style style:name="P1558" style:family="paragraph" style:parent-style-name="Text_20_body" style:list-style-name="L115">
      <style:text-properties officeooo:rsid="1ac363d4" officeooo:paragraph-rsid="2842b948"/>
    </style:style>
    <style:style style:name="P1559" style:family="paragraph" style:parent-style-name="Text_20_body" style:list-style-name="L116">
      <style:text-properties officeooo:rsid="1b23bb2a" officeooo:paragraph-rsid="28dfd528"/>
    </style:style>
    <style:style style:name="P1560" style:family="paragraph" style:parent-style-name="Text_20_body" style:list-style-name="L116">
      <style:text-properties officeooo:rsid="28ebbe8d" officeooo:paragraph-rsid="28ebbe8d"/>
    </style:style>
    <style:style style:name="P1561" style:family="paragraph" style:parent-style-name="Text_20_body" style:list-style-name="L116">
      <style:text-properties officeooo:rsid="28ed4af8" officeooo:paragraph-rsid="28ed4af8"/>
    </style:style>
    <style:style style:name="P1562" style:family="paragraph" style:parent-style-name="Text_20_body" style:list-style-name="L116">
      <style:text-properties officeooo:rsid="28e2de2a" officeooo:paragraph-rsid="28e2de2a"/>
    </style:style>
    <style:style style:name="P1563" style:family="paragraph" style:parent-style-name="Text_20_body" style:list-style-name="L117">
      <style:text-properties officeooo:paragraph-rsid="295955da"/>
    </style:style>
    <style:style style:name="P1564" style:family="paragraph" style:parent-style-name="Text_20_body" style:list-style-name="L117">
      <style:text-properties officeooo:rsid="295955da" officeooo:paragraph-rsid="295dbffe"/>
    </style:style>
    <style:style style:name="P1565" style:family="paragraph" style:parent-style-name="Text_20_body" style:list-style-name="L117">
      <style:text-properties officeooo:rsid="2959d93c" officeooo:paragraph-rsid="2959d93c"/>
    </style:style>
    <style:style style:name="P1566" style:family="paragraph" style:parent-style-name="Text_20_body" style:list-style-name="L118">
      <style:text-properties officeooo:rsid="364ef481" officeooo:paragraph-rsid="364ef481"/>
    </style:style>
    <style:style style:name="P1567" style:family="paragraph" style:parent-style-name="Text_20_body" style:list-style-name="L120">
      <style:text-properties officeooo:rsid="2cc7c413" officeooo:paragraph-rsid="364d7f46"/>
    </style:style>
    <style:style style:name="P1568" style:family="paragraph" style:parent-style-name="Text_20_body" style:list-style-name="L121">
      <style:text-properties officeooo:rsid="2c89f8f7" officeooo:paragraph-rsid="364d7f46"/>
    </style:style>
    <style:style style:name="P1569" style:family="paragraph" style:parent-style-name="Text_20_body" style:list-style-name="L122">
      <style:text-properties officeooo:paragraph-rsid="375fc3c0"/>
    </style:style>
    <style:style style:name="P1570" style:family="paragraph" style:parent-style-name="Text_20_body" style:list-style-name="L122">
      <style:text-properties officeooo:rsid="3748c339" officeooo:paragraph-rsid="374921a2"/>
    </style:style>
    <style:style style:name="P1571" style:family="paragraph" style:parent-style-name="Text_20_body" style:list-style-name="L122">
      <style:text-properties officeooo:rsid="374921a2" officeooo:paragraph-rsid="374921a2"/>
    </style:style>
    <style:style style:name="P1572" style:family="paragraph" style:parent-style-name="Text_20_body" style:list-style-name="L122">
      <style:text-properties officeooo:rsid="3753e658" officeooo:paragraph-rsid="3753e658"/>
    </style:style>
    <style:style style:name="P1573" style:family="paragraph" style:parent-style-name="Text_20_body" style:list-style-name="L122">
      <style:text-properties officeooo:rsid="37612e1d" officeooo:paragraph-rsid="37612e1d"/>
    </style:style>
    <style:style style:name="P1574" style:family="paragraph" style:parent-style-name="Text_20_body" style:list-style-name="L122">
      <style:text-properties officeooo:rsid="375fc3c0" officeooo:paragraph-rsid="375fc3c0"/>
    </style:style>
    <style:style style:name="P1575" style:family="paragraph" style:parent-style-name="Text_20_body" style:list-style-name="L122">
      <style:text-properties officeooo:rsid="375fb09b" officeooo:paragraph-rsid="375fc3c0"/>
    </style:style>
    <style:style style:name="P1576" style:family="paragraph" style:parent-style-name="Text_20_body" style:list-style-name="L123">
      <style:text-properties officeooo:rsid="2d766400" officeooo:paragraph-rsid="38deb3e0"/>
    </style:style>
    <style:style style:name="P1577" style:family="paragraph" style:parent-style-name="Text_20_body" style:list-style-name="L124">
      <style:text-properties officeooo:paragraph-rsid="38deb3e0"/>
    </style:style>
    <style:style style:name="P1578" style:family="paragraph" style:parent-style-name="Text_20_body" style:list-style-name="L124">
      <style:text-properties officeooo:rsid="21e40ee3" officeooo:paragraph-rsid="38deb3e0"/>
    </style:style>
    <style:style style:name="P1579" style:family="paragraph" style:parent-style-name="Text_20_body" style:list-style-name="L126">
      <style:text-properties officeooo:paragraph-rsid="38deb3e0"/>
    </style:style>
    <style:style style:name="P1580" style:family="paragraph" style:parent-style-name="Text_20_body" style:list-style-name="L126">
      <style:text-properties officeooo:rsid="2f2cbaf1" officeooo:paragraph-rsid="38deb3e0"/>
    </style:style>
    <style:style style:name="P1581" style:family="paragraph" style:parent-style-name="Text_20_body" style:list-style-name="L125">
      <style:text-properties style:text-line-through-style="solid" style:text-line-through-type="single" fo:language="cs" fo:country="CZ" officeooo:rsid="2f2860f9" officeooo:paragraph-rsid="38deb3e0"/>
    </style:style>
    <style:style style:name="P1582" style:family="paragraph" style:parent-style-name="Text_20_body" style:list-style-name="L128">
      <style:text-properties officeooo:rsid="218cfb5a" officeooo:paragraph-rsid="29739d0f"/>
    </style:style>
    <style:style style:name="P1583" style:family="paragraph" style:parent-style-name="Text_20_body" style:list-style-name="L128">
      <style:text-properties officeooo:rsid="218eee67" officeooo:paragraph-rsid="29739d0f"/>
    </style:style>
    <style:style style:name="P1584" style:family="paragraph" style:parent-style-name="Text_20_body" style:list-style-name="L128">
      <style:text-properties officeooo:rsid="219226d3" officeooo:paragraph-rsid="29739d0f"/>
    </style:style>
    <style:style style:name="P1585" style:family="paragraph" style:parent-style-name="Text_20_body" style:list-style-name="L128">
      <style:text-properties officeooo:rsid="218f7dde" officeooo:paragraph-rsid="29739d0f"/>
    </style:style>
    <style:style style:name="P1586" style:family="paragraph" style:parent-style-name="Text_20_body" style:list-style-name="L129">
      <style:text-properties officeooo:paragraph-rsid="28f28620"/>
    </style:style>
    <style:style style:name="P1587" style:family="paragraph" style:parent-style-name="Text_20_body" style:list-style-name="L129">
      <style:text-properties officeooo:rsid="215d4e07" officeooo:paragraph-rsid="28f28620"/>
    </style:style>
    <style:style style:name="P1588" style:family="paragraph" style:parent-style-name="Text_20_body" style:list-style-name="L130">
      <style:text-properties officeooo:paragraph-rsid="28f28620"/>
    </style:style>
    <style:style style:name="P1589" style:family="paragraph" style:parent-style-name="Text_20_body" style:list-style-name="L131">
      <style:text-properties officeooo:paragraph-rsid="37d46557"/>
    </style:style>
    <style:style style:name="P1590" style:family="paragraph" style:parent-style-name="Text_20_body" style:list-style-name="L131">
      <style:text-properties officeooo:rsid="210a62bf" officeooo:paragraph-rsid="37d46557"/>
    </style:style>
    <style:style style:name="P1591" style:family="paragraph" style:parent-style-name="Text_20_body" style:list-style-name="L132">
      <style:text-properties officeooo:rsid="2107ada6" officeooo:paragraph-rsid="37d46557"/>
    </style:style>
    <style:style style:name="P1592" style:family="paragraph" style:parent-style-name="Text_20_body" style:list-style-name="L133">
      <style:text-properties officeooo:rsid="329dda25" officeooo:paragraph-rsid="37d46557"/>
    </style:style>
    <style:style style:name="P1593" style:family="paragraph" style:parent-style-name="Text_20_body" style:list-style-name="L133">
      <style:text-properties officeooo:rsid="329bec38" officeooo:paragraph-rsid="37d46557"/>
    </style:style>
    <style:style style:name="P1594" style:family="paragraph" style:parent-style-name="Text_20_body" style:list-style-name="L134">
      <style:text-properties officeooo:rsid="21223c73" officeooo:paragraph-rsid="37d46557"/>
    </style:style>
    <style:style style:name="P1595" style:family="paragraph" style:parent-style-name="Text_20_body" style:list-style-name="L135">
      <style:text-properties officeooo:rsid="210ceec1" officeooo:paragraph-rsid="37d46557"/>
    </style:style>
    <style:style style:name="P1596" style:family="paragraph" style:parent-style-name="Text_20_body" style:list-style-name="L136">
      <style:text-properties officeooo:rsid="210ceec1" officeooo:paragraph-rsid="37d46557"/>
    </style:style>
    <style:style style:name="P1597" style:family="paragraph" style:parent-style-name="Text_20_body" style:list-style-name="L135">
      <style:text-properties officeooo:rsid="1bc52482" officeooo:paragraph-rsid="37d46557"/>
    </style:style>
    <style:style style:name="P1598" style:family="paragraph" style:parent-style-name="Text_20_body" style:list-style-name="L137">
      <style:text-properties officeooo:rsid="30a906d8" officeooo:paragraph-rsid="31ec1c47"/>
    </style:style>
    <style:style style:name="P1599" style:family="paragraph" style:parent-style-name="Text_20_body" style:list-style-name="L137">
      <style:text-properties officeooo:rsid="30a90de2" officeooo:paragraph-rsid="30a90de2"/>
    </style:style>
    <style:style style:name="P1600" style:family="paragraph" style:parent-style-name="Text_20_body" style:list-style-name="L138">
      <style:text-properties officeooo:rsid="1be09be4" officeooo:paragraph-rsid="31dbd16e"/>
    </style:style>
    <style:style style:name="P1601" style:family="paragraph" style:parent-style-name="Text_20_body" style:list-style-name="L138">
      <style:text-properties officeooo:rsid="1be09be4" officeooo:paragraph-rsid="31dc9cde"/>
    </style:style>
    <style:style style:name="P1602" style:family="paragraph" style:parent-style-name="Text_20_body" style:list-style-name="L138">
      <style:text-properties officeooo:rsid="31dd7b66" officeooo:paragraph-rsid="31dd7b66"/>
    </style:style>
    <style:style style:name="P1603" style:family="paragraph" style:parent-style-name="Text_20_body" style:list-style-name="L139">
      <style:text-properties officeooo:paragraph-rsid="3086ceba"/>
    </style:style>
    <style:style style:name="P1604" style:family="paragraph" style:parent-style-name="Text_20_body" style:list-style-name="L141">
      <style:text-properties officeooo:rsid="1b403fd8" officeooo:paragraph-rsid="284eff00"/>
    </style:style>
    <style:style style:name="P1605" style:family="paragraph" style:parent-style-name="Text_20_body" style:list-style-name="L142">
      <style:text-properties officeooo:rsid="1dbb2aa5" officeooo:paragraph-rsid="283b5b27"/>
    </style:style>
    <style:style style:name="P1606" style:family="paragraph" style:parent-style-name="Text_20_body" style:list-style-name="L143">
      <style:text-properties officeooo:rsid="0f3e2872" officeooo:paragraph-rsid="284f60f7"/>
    </style:style>
    <style:style style:name="P1607" style:family="paragraph" style:parent-style-name="Text_20_body" style:list-style-name="L144">
      <style:text-properties officeooo:rsid="13bcbb86" officeooo:paragraph-rsid="284f60f7"/>
    </style:style>
    <style:style style:name="P1608" style:family="paragraph" style:parent-style-name="Text_20_body" style:list-style-name="L144">
      <style:text-properties officeooo:rsid="15d332f9" officeooo:paragraph-rsid="284f60f7"/>
    </style:style>
    <style:style style:name="P1609" style:family="paragraph" style:parent-style-name="Text_20_body" style:list-style-name="L144">
      <style:text-properties officeooo:rsid="350aa81f" officeooo:paragraph-rsid="350aa81f"/>
    </style:style>
    <style:style style:name="P1610" style:family="paragraph" style:parent-style-name="Text_20_body" style:list-style-name="L145">
      <style:text-properties officeooo:rsid="2432a1ec" officeooo:paragraph-rsid="2444f0d8"/>
    </style:style>
    <style:style style:name="P1611" style:family="paragraph" style:parent-style-name="Text_20_body" style:list-style-name="L146">
      <style:text-properties officeooo:paragraph-rsid="353b2020"/>
    </style:style>
    <style:style style:name="P1612" style:family="paragraph" style:parent-style-name="Text_20_body" style:list-style-name="L147">
      <style:text-properties officeooo:rsid="3517391c" officeooo:paragraph-rsid="3517391c"/>
    </style:style>
    <style:style style:name="P1613" style:family="paragraph" style:parent-style-name="Text_20_body" style:list-style-name="L147">
      <style:text-properties officeooo:rsid="351855d3" officeooo:paragraph-rsid="351855d3"/>
    </style:style>
    <style:style style:name="P1614" style:family="paragraph" style:parent-style-name="Text_20_body" style:list-style-name="L147">
      <style:text-properties officeooo:rsid="35186bf4" officeooo:paragraph-rsid="35186bf4"/>
    </style:style>
    <style:style style:name="P1615" style:family="paragraph" style:parent-style-name="Text_20_body" style:list-style-name="L147">
      <style:text-properties officeooo:rsid="351ba054" officeooo:paragraph-rsid="351ba054"/>
    </style:style>
    <style:style style:name="P1616" style:family="paragraph" style:parent-style-name="Text_20_body" style:list-style-name="L147">
      <style:text-properties officeooo:rsid="3519ddcc" officeooo:paragraph-rsid="3519ddcc"/>
    </style:style>
    <style:style style:name="P1617" style:family="paragraph" style:parent-style-name="Text_20_body" style:list-style-name="L147">
      <style:text-properties officeooo:rsid="351b7825" officeooo:paragraph-rsid="351b7825"/>
    </style:style>
    <style:style style:name="P1618" style:family="paragraph" style:parent-style-name="Text_20_body" style:list-style-name="L148">
      <style:text-properties officeooo:paragraph-rsid="35263a80"/>
    </style:style>
    <style:style style:name="P1619" style:family="paragraph" style:parent-style-name="Text_20_body" style:list-style-name="L149">
      <style:text-properties officeooo:paragraph-rsid="35263a80"/>
    </style:style>
    <style:style style:name="P1620" style:family="paragraph" style:parent-style-name="Text_20_body" style:list-style-name="L149">
      <style:text-properties officeooo:rsid="35263a80" officeooo:paragraph-rsid="35263a80"/>
    </style:style>
    <style:style style:name="P1621" style:family="paragraph" style:parent-style-name="Text_20_body" style:list-style-name="L150">
      <style:text-properties officeooo:rsid="35263a80" officeooo:paragraph-rsid="35263a80"/>
    </style:style>
    <style:style style:name="P1622" style:family="paragraph" style:parent-style-name="Text_20_body" style:list-style-name="L150">
      <style:text-properties officeooo:paragraph-rsid="35263a80"/>
    </style:style>
    <style:style style:name="P1623" style:family="paragraph" style:parent-style-name="Text_20_body" style:list-style-name="L150">
      <style:text-properties officeooo:rsid="00a17d4a" officeooo:paragraph-rsid="35263a80"/>
    </style:style>
    <style:style style:name="P1624" style:family="paragraph" style:parent-style-name="Text_20_body" style:list-style-name="L151">
      <style:text-properties officeooo:rsid="30d51de5" officeooo:paragraph-rsid="34f3694a"/>
    </style:style>
    <style:style style:name="P1625" style:family="paragraph" style:parent-style-name="Text_20_body" style:list-style-name="L152">
      <style:text-properties officeooo:rsid="32eba680" officeooo:paragraph-rsid="32ec9622"/>
    </style:style>
    <style:style style:name="P1626" style:family="paragraph" style:parent-style-name="Text_20_body" style:list-style-name="L153">
      <style:text-properties officeooo:rsid="3316ce46" officeooo:paragraph-rsid="3316ce46"/>
    </style:style>
    <style:style style:name="P1627" style:family="paragraph" style:parent-style-name="Text_20_body" style:list-style-name="L154">
      <style:text-properties officeooo:rsid="32f001d3" officeooo:paragraph-rsid="32f001d3"/>
    </style:style>
    <style:style style:name="P1628" style:family="paragraph" style:parent-style-name="Text_20_body" style:list-style-name="L154">
      <style:text-properties officeooo:rsid="32f2a852" officeooo:paragraph-rsid="32f2a852"/>
    </style:style>
    <style:style style:name="P1629" style:family="paragraph" style:parent-style-name="Text_20_body" style:list-style-name="L154">
      <style:text-properties officeooo:rsid="3353643a" officeooo:paragraph-rsid="32f66684"/>
    </style:style>
    <style:style style:name="P1630" style:family="paragraph" style:parent-style-name="Text_20_body" style:list-style-name="L156">
      <style:text-properties officeooo:rsid="30e924d6" officeooo:paragraph-rsid="33302b7a"/>
    </style:style>
    <style:style style:name="P1631" style:family="paragraph" style:parent-style-name="Text_20_body" style:list-style-name="L156">
      <style:text-properties officeooo:rsid="32452bf8" officeooo:paragraph-rsid="33302b7a"/>
    </style:style>
    <style:style style:name="P1632" style:family="paragraph" style:parent-style-name="Text_20_body" style:list-style-name="L159">
      <style:text-properties officeooo:paragraph-rsid="33302b7a"/>
    </style:style>
    <style:style style:name="P1633" style:family="paragraph" style:parent-style-name="Text_20_body" style:list-style-name="L159">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5"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6"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7"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8" style:family="text">
      <style:text-properties style:text-line-through-style="none" style:text-line-through-type="none" fo:language="cs" fo:country="CZ" officeooo:rsid="11354dcd"/>
    </style:style>
    <style:style style:name="T39" style:family="text">
      <style:text-properties style:text-line-through-style="none" style:text-line-through-type="none" fo:language="cs" fo:country="CZ" officeooo:rsid="2481b530"/>
    </style:style>
    <style:style style:name="T40" style:family="text">
      <style:text-properties style:text-line-through-style="none" style:text-line-through-type="none" fo:language="cs" fo:country="CZ" officeooo:rsid="2b3794eb"/>
    </style:style>
    <style:style style:name="T41" style:family="text">
      <style:text-properties style:text-line-through-style="none" style:text-line-through-type="none" fo:language="cs" fo:country="CZ" officeooo:rsid="2b7e4432"/>
    </style:style>
    <style:style style:name="T42" style:family="text">
      <style:text-properties style:text-line-through-style="none" style:text-line-through-type="none" fo:language="cs" fo:country="CZ" officeooo:rsid="2b8c5b54"/>
    </style:style>
    <style:style style:name="T43" style:family="text">
      <style:text-properties style:text-line-through-style="none" style:text-line-through-type="none" fo:language="cs" fo:country="CZ" officeooo:rsid="2bba64a0"/>
    </style:style>
    <style:style style:name="T44" style:family="text">
      <style:text-properties style:text-line-through-style="none" style:text-line-through-type="none" fo:language="cs" fo:country="CZ" officeooo:rsid="2bf7609a"/>
    </style:style>
    <style:style style:name="T45" style:family="text">
      <style:text-properties style:text-line-through-style="none" style:text-line-through-type="none" fo:language="cs" fo:country="CZ" officeooo:rsid="2bf9241e"/>
    </style:style>
    <style:style style:name="T46" style:family="text">
      <style:text-properties style:text-line-through-style="none" style:text-line-through-type="none" fo:language="cs" fo:country="CZ" fo:font-weight="bold" officeooo:rsid="2c3c0ad1" style:font-weight-asian="bold" style:font-weight-complex="bold"/>
    </style:style>
    <style:style style:name="T47" style:family="text">
      <style:text-properties style:text-line-through-style="none" style:text-line-through-type="none" fo:language="cs" fo:country="CZ" fo:font-weight="bold" officeooo:rsid="28f98aba" style:font-weight-asian="bold" style:font-weight-complex="bold"/>
    </style:style>
    <style:style style:name="T48" style:family="text">
      <style:text-properties style:text-line-through-style="none" style:text-line-through-type="none" fo:language="cs" fo:country="CZ" fo:font-weight="bold" officeooo:rsid="2c3ee333" style:font-weight-asian="bold" style:font-weight-complex="bold"/>
    </style:style>
    <style:style style:name="T49" style:family="text">
      <style:text-properties style:text-line-through-style="none" style:text-line-through-type="none" fo:language="cs" fo:country="CZ" fo:font-weight="bold" officeooo:rsid="2c67e17b" style:font-weight-asian="bold" style:font-weight-complex="bold"/>
    </style:style>
    <style:style style:name="T50" style:family="text">
      <style:text-properties style:text-line-through-style="none" style:text-line-through-type="none" fo:language="cs" fo:country="CZ" fo:font-weight="bold" officeooo:rsid="2c354258" style:font-weight-asian="bold" style:font-weight-complex="bold"/>
    </style:style>
    <style:style style:name="T51" style:family="text">
      <style:text-properties style:text-line-through-style="none" style:text-line-through-type="none" fo:language="cs" fo:country="CZ" fo:font-weight="bold" officeooo:rsid="24c92b39" style:font-weight-asian="bold" style:font-weight-complex="bold"/>
    </style:style>
    <style:style style:name="T52" style:family="text">
      <style:text-properties style:text-line-through-style="none" style:text-line-through-type="none" fo:language="cs" fo:country="CZ" fo:font-weight="bold" officeooo:rsid="37ef2590" style:font-weight-asian="bold" style:font-weight-complex="bold"/>
    </style:style>
    <style:style style:name="T53" style:family="text">
      <style:text-properties style:text-line-through-style="none" style:text-line-through-type="none" fo:language="cs" fo:country="CZ" fo:font-weight="bold" officeooo:rsid="38e1e8b2" style:font-weight-asian="bold" style:font-weight-complex="bold"/>
    </style:style>
    <style:style style:name="T5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5" style:family="text">
      <style:text-properties style:text-line-through-style="none" style:text-line-through-type="none" fo:language="cs" fo:country="CZ" officeooo:rsid="28f98aba"/>
    </style:style>
    <style:style style:name="T56" style:family="text">
      <style:text-properties style:text-line-through-style="none" style:text-line-through-type="none" fo:language="cs" fo:country="CZ" officeooo:rsid="246a6250"/>
    </style:style>
    <style:style style:name="T57" style:family="text">
      <style:text-properties style:text-line-through-style="none" style:text-line-through-type="none" fo:language="cs" fo:country="CZ" officeooo:rsid="2c3c0ad1"/>
    </style:style>
    <style:style style:name="T58" style:family="text">
      <style:text-properties style:text-line-through-style="none" style:text-line-through-type="none" fo:language="cs" fo:country="CZ" officeooo:rsid="2c3d559c"/>
    </style:style>
    <style:style style:name="T59" style:family="text">
      <style:text-properties style:text-line-through-style="none" style:text-line-through-type="none" fo:language="cs" fo:country="CZ" officeooo:rsid="2c3ee333"/>
    </style:style>
    <style:style style:name="T60" style:family="text">
      <style:text-properties style:text-line-through-style="none" style:text-line-through-type="none" fo:language="cs" fo:country="CZ" officeooo:rsid="2c558f8a"/>
    </style:style>
    <style:style style:name="T61" style:family="text">
      <style:text-properties style:text-line-through-style="none" style:text-line-through-type="none" fo:language="cs" fo:country="CZ" officeooo:rsid="2c560557"/>
    </style:style>
    <style:style style:name="T62" style:family="text">
      <style:text-properties style:text-line-through-style="none" style:text-line-through-type="none" fo:language="cs" fo:country="CZ" officeooo:rsid="2c563d31"/>
    </style:style>
    <style:style style:name="T63" style:family="text">
      <style:text-properties style:text-line-through-style="none" style:text-line-through-type="none" fo:language="cs" fo:country="CZ" officeooo:rsid="2c67e17b"/>
    </style:style>
    <style:style style:name="T64" style:family="text">
      <style:text-properties style:text-line-through-style="none" style:text-line-through-type="none" fo:language="cs" fo:country="CZ" officeooo:rsid="2c67fb79"/>
    </style:style>
    <style:style style:name="T65" style:family="text">
      <style:text-properties style:text-line-through-style="none" style:text-line-through-type="none" fo:language="cs" fo:country="CZ" officeooo:rsid="24c92b39"/>
    </style:style>
    <style:style style:name="T66" style:family="text">
      <style:text-properties style:text-line-through-style="none" style:text-line-through-type="none" fo:language="cs" fo:country="CZ" officeooo:rsid="2c6a45e7"/>
    </style:style>
    <style:style style:name="T67" style:family="text">
      <style:text-properties style:text-line-through-style="none" style:text-line-through-type="none" fo:language="cs" fo:country="CZ" officeooo:rsid="2c6ac70f"/>
    </style:style>
    <style:style style:name="T68" style:family="text">
      <style:text-properties style:text-line-through-style="none" style:text-line-through-type="none" fo:language="cs" fo:country="CZ" officeooo:rsid="2c6ca70b"/>
    </style:style>
    <style:style style:name="T69" style:family="text">
      <style:text-properties style:text-line-through-style="none" style:text-line-through-type="none" fo:language="cs" fo:country="CZ" officeooo:rsid="2c6e338e"/>
    </style:style>
    <style:style style:name="T70" style:family="text">
      <style:text-properties style:text-line-through-style="none" style:text-line-through-type="none" fo:language="cs" fo:country="CZ" officeooo:rsid="2c6fd1e6"/>
    </style:style>
    <style:style style:name="T71" style:family="text">
      <style:text-properties style:text-line-through-style="none" style:text-line-through-type="none" fo:language="cs" fo:country="CZ" officeooo:rsid="2c6fd902"/>
    </style:style>
    <style:style style:name="T72" style:family="text">
      <style:text-properties style:text-line-through-style="none" style:text-line-through-type="none" fo:language="cs" fo:country="CZ" officeooo:rsid="2dc276f2"/>
    </style:style>
    <style:style style:name="T73"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2c3c0ad1" style:font-weight-asian="normal" style:font-weight-complex="normal"/>
    </style:style>
    <style:style style:name="T82" style:family="text">
      <style:text-properties style:text-line-through-style="none" style:text-line-through-type="none" fo:language="cs" fo:country="CZ" fo:font-weight="normal" officeooo:rsid="37ff8a5a" style:font-weight-asian="normal" style:font-weight-complex="normal"/>
    </style:style>
    <style:style style:name="T83" style:family="text">
      <style:text-properties style:text-line-through-style="none" style:text-line-through-type="none" fo:language="cs" fo:country="CZ" fo:font-weight="normal" officeooo:rsid="28f98aba" style:font-weight-asian="normal" style:font-weight-complex="normal"/>
    </style:style>
    <style:style style:name="T84" style:family="text">
      <style:text-properties style:text-line-through-style="none" style:text-line-through-type="none" fo:language="cs" fo:country="CZ" fo:font-weight="normal" officeooo:rsid="246a6250" style:font-weight-asian="normal" style:font-weight-complex="normal"/>
    </style:style>
    <style:style style:name="T85" style:family="text">
      <style:text-properties style:text-line-through-style="none" style:text-line-through-type="none" fo:language="cs" fo:country="CZ" fo:font-weight="normal" officeooo:rsid="38002a71" style:font-weight-asian="normal" style:font-weight-complex="normal"/>
    </style:style>
    <style:style style:name="T86" style:family="text">
      <style:text-properties style:text-line-through-style="none" style:text-line-through-type="none" fo:language="cs" fo:country="CZ" fo:font-weight="normal" officeooo:rsid="390cd3d9" style:font-weight-asian="normal" style:font-weight-complex="normal"/>
    </style:style>
    <style:style style:name="T87" style:family="text">
      <style:text-properties style:text-line-through-style="none" style:text-line-through-type="none" fo:language="cs" fo:country="CZ" officeooo:rsid="244b657c"/>
    </style:style>
    <style:style style:name="T88" style:family="text">
      <style:text-properties style:text-line-through-style="none" style:text-line-through-type="none" fo:language="cs" fo:country="CZ" officeooo:rsid="240b1c6e"/>
    </style:style>
    <style:style style:name="T89" style:family="text">
      <style:text-properties style:text-line-through-style="none" style:text-line-through-type="none" fo:language="cs" fo:country="CZ" officeooo:rsid="326ca4a0"/>
    </style:style>
    <style:style style:name="T90" style:family="text">
      <style:text-properties style:text-line-through-style="none" style:text-line-through-type="none" fo:language="cs" fo:country="CZ" officeooo:rsid="333c14ca"/>
    </style:style>
    <style:style style:name="T91" style:family="text">
      <style:text-properties style:text-line-through-style="none" style:text-line-through-type="none" fo:language="cs" fo:country="CZ" officeooo:rsid="335dd52c"/>
    </style:style>
    <style:style style:name="T92" style:family="text">
      <style:text-properties style:text-line-through-style="none" style:text-line-through-type="none" fo:language="cs" fo:country="CZ" officeooo:rsid="335e921b"/>
    </style:style>
    <style:style style:name="T93" style:family="text">
      <style:text-properties style:text-line-through-style="none" style:text-line-through-type="none" fo:language="cs" fo:country="CZ" officeooo:rsid="333f4c4b"/>
    </style:style>
    <style:style style:name="T94" style:family="text">
      <style:text-properties style:text-line-through-style="none" style:text-line-through-type="none" fo:language="cs" fo:country="CZ" officeooo:rsid="3019647f"/>
    </style:style>
    <style:style style:name="T95" style:family="text">
      <style:text-properties style:text-line-through-style="none" style:text-line-through-type="none" fo:language="cs" fo:country="CZ" officeooo:rsid="35ec84ef"/>
    </style:style>
    <style:style style:name="T96" style:family="text">
      <style:text-properties style:text-line-through-style="none" style:text-line-through-type="none" fo:language="cs" fo:country="CZ" officeooo:rsid="2c8b55f1"/>
    </style:style>
    <style:style style:name="T97" style:family="text">
      <style:text-properties style:text-line-through-style="none" style:text-line-through-type="none" fo:language="cs" fo:country="CZ" officeooo:rsid="371db25d"/>
    </style:style>
    <style:style style:name="T98" style:family="text">
      <style:text-properties style:text-line-through-style="none" style:text-line-through-type="none" fo:language="cs" fo:country="CZ" officeooo:rsid="37c2154e"/>
    </style:style>
    <style:style style:name="T99" style:family="text">
      <style:text-properties style:text-line-through-style="none" style:text-line-through-type="none" fo:language="cs" fo:country="CZ" officeooo:rsid="37c0c58b"/>
    </style:style>
    <style:style style:name="T100" style:family="text">
      <style:text-properties style:text-line-through-style="none" style:text-line-through-type="none" fo:language="cs" fo:country="CZ" officeooo:rsid="30b49a5e"/>
    </style:style>
    <style:style style:name="T101" style:family="text">
      <style:text-properties style:text-line-through-style="none" style:text-line-through-type="none" fo:language="cs" fo:country="CZ" officeooo:rsid="2c38556f"/>
    </style:style>
    <style:style style:name="T102" style:family="text">
      <style:text-properties style:text-line-through-style="none" style:text-line-through-type="none" fo:language="cs" fo:country="CZ" officeooo:rsid="37d6fd87"/>
    </style:style>
    <style:style style:name="T103" style:family="text">
      <style:text-properties style:text-line-through-style="none" style:text-line-through-type="none" fo:language="cs" fo:country="CZ" officeooo:rsid="37d9f727"/>
    </style:style>
    <style:style style:name="T104" style:family="text">
      <style:text-properties style:text-line-through-style="none" style:text-line-through-type="none" fo:language="cs" fo:country="CZ" officeooo:rsid="37db5b2a"/>
    </style:style>
    <style:style style:name="T105" style:family="text">
      <style:text-properties style:text-line-through-style="none" style:text-line-through-type="none" fo:language="cs" fo:country="CZ" officeooo:rsid="2c396f6a"/>
    </style:style>
    <style:style style:name="T106" style:family="text">
      <style:text-properties style:text-line-through-style="none" style:text-line-through-type="none" fo:language="cs" fo:country="CZ" officeooo:rsid="37e460c7"/>
    </style:style>
    <style:style style:name="T107" style:family="text">
      <style:text-properties style:text-line-through-style="none" style:text-line-through-type="none" fo:language="cs" fo:country="CZ" officeooo:rsid="37dd2019"/>
    </style:style>
    <style:style style:name="T108" style:family="text">
      <style:text-properties style:text-line-through-style="none" style:text-line-through-type="none" fo:language="cs" fo:country="CZ" officeooo:rsid="37bed77a"/>
    </style:style>
    <style:style style:name="T109" style:family="text">
      <style:text-properties style:text-line-through-style="none" style:text-line-through-type="none" fo:language="cs" fo:country="CZ" officeooo:rsid="37de8462"/>
    </style:style>
    <style:style style:name="T110" style:family="text">
      <style:text-properties style:text-line-through-style="none" style:text-line-through-type="none" fo:language="cs" fo:country="CZ" officeooo:rsid="37de3fe1"/>
    </style:style>
    <style:style style:name="T111" style:family="text">
      <style:text-properties style:text-line-through-style="none" style:text-line-through-type="none" fo:language="cs" fo:country="CZ" officeooo:rsid="37ea6e4d"/>
    </style:style>
    <style:style style:name="T112" style:family="text">
      <style:text-properties style:text-line-through-style="none" style:text-line-through-type="none" fo:language="cs" fo:country="CZ" officeooo:rsid="246a92cc"/>
    </style:style>
    <style:style style:name="T113" style:family="text">
      <style:text-properties style:text-line-through-style="none" style:text-line-through-type="none" fo:language="cs" fo:country="CZ" officeooo:rsid="37bc4b7a"/>
    </style:style>
    <style:style style:name="T114" style:family="text">
      <style:text-properties style:text-line-through-style="none" style:text-line-through-type="none" fo:language="cs" fo:country="CZ" officeooo:rsid="37e69cff"/>
    </style:style>
    <style:style style:name="T115" style:family="text">
      <style:text-properties style:text-line-through-style="none" style:text-line-through-type="none" fo:language="cs" fo:country="CZ" officeooo:rsid="37e1cdd2"/>
    </style:style>
    <style:style style:name="T116" style:family="text">
      <style:text-properties style:text-line-through-style="none" style:text-line-through-type="none" fo:language="cs" fo:country="CZ" officeooo:rsid="37ef2590"/>
    </style:style>
    <style:style style:name="T117" style:family="text">
      <style:text-properties style:text-line-through-style="none" style:text-line-through-type="none" fo:language="cs" fo:country="CZ" officeooo:rsid="37f0c034"/>
    </style:style>
    <style:style style:name="T118" style:family="text">
      <style:text-properties style:text-line-through-style="none" style:text-line-through-type="none" fo:language="cs" fo:country="CZ" officeooo:rsid="37f169e6"/>
    </style:style>
    <style:style style:name="T119" style:family="text">
      <style:text-properties style:text-line-through-style="none" style:text-line-through-type="none" fo:language="cs" fo:country="CZ" officeooo:rsid="37f16fdf"/>
    </style:style>
    <style:style style:name="T120" style:family="text">
      <style:text-properties style:text-line-through-style="none" style:text-line-through-type="none" fo:language="cs" fo:country="CZ" officeooo:rsid="37f94f5d"/>
    </style:style>
    <style:style style:name="T121" style:family="text">
      <style:text-properties style:text-line-through-style="none" style:text-line-through-type="none" fo:language="cs" fo:country="CZ" officeooo:rsid="37f5ea97"/>
    </style:style>
    <style:style style:name="T122" style:family="text">
      <style:text-properties style:text-line-through-style="none" style:text-line-through-type="none" fo:language="cs" fo:country="CZ" officeooo:rsid="2ff09c19"/>
    </style:style>
    <style:style style:name="T123" style:family="text">
      <style:text-properties style:text-line-through-style="none" style:text-line-through-type="none" fo:language="cs" fo:country="CZ" officeooo:rsid="3810bac4"/>
    </style:style>
    <style:style style:name="T124" style:family="text">
      <style:text-properties style:text-line-through-style="none" style:text-line-through-type="none" fo:language="cs" fo:country="CZ" officeooo:rsid="2fefc37c"/>
    </style:style>
    <style:style style:name="T125" style:family="text">
      <style:text-properties style:text-line-through-style="none" style:text-line-through-type="none" fo:language="cs" fo:country="CZ" officeooo:rsid="3817c1cb"/>
    </style:style>
    <style:style style:name="T126" style:family="text">
      <style:text-properties style:text-line-through-style="none" style:text-line-through-type="none" fo:language="cs" fo:country="CZ" officeooo:rsid="381d32de"/>
    </style:style>
    <style:style style:name="T127" style:family="text">
      <style:text-properties style:text-line-through-style="none" style:text-line-through-type="none" fo:language="cs" fo:country="CZ" officeooo:rsid="381e0edb"/>
    </style:style>
    <style:style style:name="T128" style:family="text">
      <style:text-properties style:text-line-through-style="none" style:text-line-through-type="none" fo:language="cs" fo:country="CZ" officeooo:rsid="381ff0d3"/>
    </style:style>
    <style:style style:name="T129" style:family="text">
      <style:text-properties style:text-line-through-style="none" style:text-line-through-type="none" fo:language="cs" fo:country="CZ" officeooo:rsid="3821aaf4"/>
    </style:style>
    <style:style style:name="T130" style:family="text">
      <style:text-properties style:text-line-through-style="none" style:text-line-through-type="none" fo:language="cs" fo:country="CZ" officeooo:rsid="3824d3cc"/>
    </style:style>
    <style:style style:name="T131" style:family="text">
      <style:text-properties style:text-line-through-style="none" style:text-line-through-type="none" fo:language="cs" fo:country="CZ" officeooo:rsid="38263ad3"/>
    </style:style>
    <style:style style:name="T132" style:family="text">
      <style:text-properties style:text-line-through-style="none" style:text-line-through-type="none" fo:language="cs" fo:country="CZ" officeooo:rsid="3826508d"/>
    </style:style>
    <style:style style:name="T133" style:family="text">
      <style:text-properties style:text-line-through-style="none" style:text-line-through-type="none" fo:language="cs" fo:country="CZ" officeooo:rsid="38271d87"/>
    </style:style>
    <style:style style:name="T134" style:family="text">
      <style:text-properties style:text-line-through-style="none" style:text-line-through-type="none" fo:language="cs" fo:country="CZ" officeooo:rsid="38cc78f6"/>
    </style:style>
    <style:style style:name="T135" style:family="text">
      <style:text-properties style:text-line-through-style="none" style:text-line-through-type="none" fo:language="cs" fo:country="CZ" officeooo:rsid="38e002b0"/>
    </style:style>
    <style:style style:name="T136" style:family="text">
      <style:text-properties style:text-line-through-style="none" style:text-line-through-type="none" fo:language="cs" fo:country="CZ" officeooo:rsid="38e1e8b2"/>
    </style:style>
    <style:style style:name="T137" style:family="text">
      <style:text-properties style:text-line-through-style="none" style:text-line-through-type="none" fo:language="cs" fo:country="CZ" officeooo:rsid="38e336a3"/>
    </style:style>
    <style:style style:name="T138" style:family="text">
      <style:text-properties style:text-line-through-style="none" style:text-line-through-type="none" fo:language="cs" fo:country="CZ" officeooo:rsid="38e4eeb1"/>
    </style:style>
    <style:style style:name="T139" style:family="text">
      <style:text-properties style:text-line-through-style="none" style:text-line-through-type="none" fo:language="cs" fo:country="CZ" officeooo:rsid="38e58bf5"/>
    </style:style>
    <style:style style:name="T140" style:family="text">
      <style:text-properties style:text-line-through-style="none" style:text-line-through-type="none" fo:language="cs" fo:country="CZ" officeooo:rsid="390cd3d9"/>
    </style:style>
    <style:style style:name="T141" style:family="text">
      <style:text-properties style:text-line-through-style="none" style:text-line-through-type="none" fo:language="cs" fo:country="CZ" officeooo:rsid="390e72a4"/>
    </style:style>
    <style:style style:name="T142" style:family="text">
      <style:text-properties style:text-line-through-style="none" style:text-line-through-type="none" officeooo:rsid="2128d94f"/>
    </style:style>
    <style:style style:name="T143" style:family="text">
      <style:text-properties style:text-line-through-style="none" style:text-line-through-type="none" officeooo:rsid="24636339"/>
    </style:style>
    <style:style style:name="T144" style:family="text">
      <style:text-properties style:text-line-through-style="none" style:text-line-through-type="none" officeooo:rsid="2464ee38"/>
    </style:style>
    <style:style style:name="T145" style:family="text">
      <style:text-properties style:text-line-through-style="none" style:text-line-through-type="none" officeooo:rsid="2465aaea"/>
    </style:style>
    <style:style style:name="T146" style:family="text">
      <style:text-properties style:text-line-through-style="none" style:text-line-through-type="none" officeooo:rsid="2466c53a"/>
    </style:style>
    <style:style style:name="T147" style:family="text">
      <style:text-properties style:text-line-through-style="none" style:text-line-through-type="none" officeooo:rsid="24687981"/>
    </style:style>
    <style:style style:name="T148" style:family="text">
      <style:text-properties style:text-line-through-style="none" style:text-line-through-type="none" officeooo:rsid="246911ff"/>
    </style:style>
    <style:style style:name="T149" style:family="text">
      <style:text-properties style:text-line-through-style="none" style:text-line-through-type="none" officeooo:rsid="246a6250"/>
    </style:style>
    <style:style style:name="T150" style:family="text">
      <style:text-properties style:text-line-through-style="none" style:text-line-through-type="none" officeooo:rsid="246a92cc"/>
    </style:style>
    <style:style style:name="T151" style:family="text">
      <style:text-properties style:text-line-through-style="none" style:text-line-through-type="none" officeooo:rsid="246ee417"/>
    </style:style>
    <style:style style:name="T152" style:family="text">
      <style:text-properties style:text-line-through-style="none" style:text-line-through-type="none" fo:font-style="italic" style:font-style-asian="italic" style:font-style-complex="italic"/>
    </style:style>
    <style:style style:name="T153" style:family="text">
      <style:text-properties style:text-line-through-style="none" style:text-line-through-type="none" fo:font-style="italic" officeooo:rsid="247aa9fe" style:font-style-asian="italic" style:font-style-complex="italic"/>
    </style:style>
    <style:style style:name="T154" style:family="text">
      <style:text-properties style:text-line-through-style="none" style:text-line-through-type="none" fo:font-style="italic" officeooo:rsid="3252f1a6" style:font-style-asian="italic" style:font-style-complex="italic"/>
    </style:style>
    <style:style style:name="T155" style:family="text">
      <style:text-properties style:text-line-through-style="none" style:text-line-through-type="none" fo:font-style="italic" officeooo:rsid="3282355f" style:font-style-asian="italic" style:font-style-complex="italic"/>
    </style:style>
    <style:style style:name="T156" style:family="text">
      <style:text-properties style:text-line-through-style="none" style:text-line-through-type="none" officeooo:rsid="247ab094"/>
    </style:style>
    <style:style style:name="T157" style:family="text">
      <style:text-properties style:text-line-through-style="none" style:text-line-through-type="none" officeooo:rsid="2481b530"/>
    </style:style>
    <style:style style:name="T158" style:family="text">
      <style:text-properties style:text-line-through-style="none" style:text-line-through-type="none" officeooo:rsid="2486d86e"/>
    </style:style>
    <style:style style:name="T159" style:family="text">
      <style:text-properties style:text-line-through-style="none" style:text-line-through-type="none" officeooo:rsid="24888590"/>
    </style:style>
    <style:style style:name="T160" style:family="text">
      <style:text-properties style:text-line-through-style="none" style:text-line-through-type="none" officeooo:rsid="2488a13c"/>
    </style:style>
    <style:style style:name="T161" style:family="text">
      <style:text-properties style:text-line-through-style="none" style:text-line-through-type="none" officeooo:rsid="24898e49"/>
    </style:style>
    <style:style style:name="T162" style:family="text">
      <style:text-properties style:text-line-through-style="none" style:text-line-through-type="none" officeooo:rsid="2490d87c"/>
    </style:style>
    <style:style style:name="T163" style:family="text">
      <style:text-properties style:text-line-through-style="none" style:text-line-through-type="none" officeooo:rsid="24928a21"/>
    </style:style>
    <style:style style:name="T164" style:family="text">
      <style:text-properties style:text-line-through-style="none" style:text-line-through-type="none" officeooo:rsid="2498f3a8"/>
    </style:style>
    <style:style style:name="T165" style:family="text">
      <style:text-properties style:text-line-through-style="none" style:text-line-through-type="none" officeooo:rsid="2499edbb"/>
    </style:style>
    <style:style style:name="T166" style:family="text">
      <style:text-properties style:text-line-through-style="none" style:text-line-through-type="none" officeooo:rsid="24c510fe"/>
    </style:style>
    <style:style style:name="T167" style:family="text">
      <style:text-properties style:text-line-through-style="none" style:text-line-through-type="none" officeooo:rsid="24c7e578"/>
    </style:style>
    <style:style style:name="T168" style:family="text">
      <style:text-properties style:text-line-through-style="none" style:text-line-through-type="none" officeooo:rsid="24c92b39"/>
    </style:style>
    <style:style style:name="T169" style:family="text">
      <style:text-properties style:text-line-through-style="none" style:text-line-through-type="none" fo:font-weight="bold" style:font-weight-asian="bold" style:font-weight-complex="bold"/>
    </style:style>
    <style:style style:name="T170" style:family="text">
      <style:text-properties style:text-line-through-style="none" style:text-line-through-type="none" fo:font-weight="bold" officeooo:rsid="24888590" style:font-weight-asian="bold" style:font-weight-complex="bold"/>
    </style:style>
    <style:style style:name="T171" style:family="text">
      <style:text-properties style:text-line-through-style="none" style:text-line-through-type="none" fo:font-weight="bold" officeooo:rsid="247cebc3" style:font-weight-asian="bold" style:font-weight-complex="bold"/>
    </style:style>
    <style:style style:name="T172" style:family="text">
      <style:text-properties style:text-line-through-style="none" style:text-line-through-type="none" fo:font-weight="bold" officeooo:rsid="2799384d" style:font-weight-asian="bold" style:font-weight-complex="bold"/>
    </style:style>
    <style:style style:name="T173" style:family="text">
      <style:text-properties style:text-line-through-style="none" style:text-line-through-type="none" fo:font-weight="bold" officeooo:rsid="28f98aba" style:font-weight-asian="bold" style:font-weight-complex="bold"/>
    </style:style>
    <style:style style:name="T174" style:family="text">
      <style:text-properties style:text-line-through-style="none" style:text-line-through-type="none" fo:font-weight="bold" officeooo:rsid="2b7bfcfd" style:font-weight-asian="bold" style:font-weight-complex="bold"/>
    </style:style>
    <style:style style:name="T175" style:family="text">
      <style:text-properties style:text-line-through-style="none" style:text-line-through-type="none" fo:font-weight="bold" officeooo:rsid="2bba64a0" style:font-weight-asian="bold" style:font-weight-complex="bold"/>
    </style:style>
    <style:style style:name="T176" style:family="text">
      <style:text-properties style:text-line-through-style="none" style:text-line-through-type="none" fo:font-weight="bold" officeooo:rsid="2c335c33" style:font-weight-asian="bold" style:font-weight-complex="bold"/>
    </style:style>
    <style:style style:name="T177" style:family="text">
      <style:text-properties style:text-line-through-style="none" style:text-line-through-type="none" fo:font-weight="bold" officeooo:rsid="2c33731b" style:font-weight-asian="bold" style:font-weight-complex="bold"/>
    </style:style>
    <style:style style:name="T178" style:family="text">
      <style:text-properties style:text-line-through-style="none" style:text-line-through-type="none" fo:font-weight="bold" officeooo:rsid="2c71d3fe" style:font-weight-asian="bold" style:font-weight-complex="bold"/>
    </style:style>
    <style:style style:name="T179" style:family="text">
      <style:text-properties style:text-line-through-style="none" style:text-line-through-type="none" fo:font-weight="bold" officeooo:rsid="333f529e" style:font-weight-asian="bold" style:font-weight-complex="bold"/>
    </style:style>
    <style:style style:name="T180" style:family="text">
      <style:text-properties style:text-line-through-style="none" style:text-line-through-type="none" officeooo:rsid="24d95970"/>
    </style:style>
    <style:style style:name="T181" style:family="text">
      <style:text-properties style:text-line-through-style="none" style:text-line-through-type="none" officeooo:rsid="24dab1d3"/>
    </style:style>
    <style:style style:name="T182" style:family="text">
      <style:text-properties style:text-line-through-style="none" style:text-line-through-type="none" officeooo:rsid="24f10ba4"/>
    </style:style>
    <style:style style:name="T183" style:family="text">
      <style:text-properties style:text-line-through-style="none" style:text-line-through-type="none" officeooo:rsid="25217927"/>
    </style:style>
    <style:style style:name="T184" style:family="text">
      <style:text-properties style:text-line-through-style="none" style:text-line-through-type="none" officeooo:rsid="1904c501"/>
    </style:style>
    <style:style style:name="T185" style:family="text">
      <style:text-properties style:text-line-through-style="none" style:text-line-through-type="none" officeooo:rsid="25611652"/>
    </style:style>
    <style:style style:name="T186" style:family="text">
      <style:text-properties style:text-line-through-style="none" style:text-line-through-type="none" officeooo:rsid="247bd336"/>
    </style:style>
    <style:style style:name="T187" style:family="text">
      <style:text-properties style:text-line-through-style="none" style:text-line-through-type="none" officeooo:rsid="269668ef"/>
    </style:style>
    <style:style style:name="T188" style:family="text">
      <style:text-properties style:text-line-through-style="none" style:text-line-through-type="none" officeooo:rsid="272051e0"/>
    </style:style>
    <style:style style:name="T189" style:family="text">
      <style:text-properties style:text-line-through-style="none" style:text-line-through-type="none" officeooo:rsid="247aa9fe"/>
    </style:style>
    <style:style style:name="T190" style:family="text">
      <style:text-properties style:text-line-through-style="none" style:text-line-through-type="none" fo:background-color="transparent" loext:char-shading-value="0"/>
    </style:style>
    <style:style style:name="T191" style:family="text">
      <style:text-properties style:text-line-through-style="none" style:text-line-through-type="none" officeooo:rsid="27afbcb5" fo:background-color="transparent" loext:char-shading-value="0"/>
    </style:style>
    <style:style style:name="T192" style:family="text">
      <style:text-properties style:text-line-through-style="none" style:text-line-through-type="none" officeooo:rsid="27b04583" fo:background-color="transparent" loext:char-shading-value="0"/>
    </style:style>
    <style:style style:name="T193" style:family="text">
      <style:text-properties style:text-line-through-style="none" style:text-line-through-type="none" officeooo:rsid="27aedea8" fo:background-color="transparent" loext:char-shading-value="0"/>
    </style:style>
    <style:style style:name="T194" style:family="text">
      <style:text-properties style:text-line-through-style="none" style:text-line-through-type="none" officeooo:rsid="2796ff13"/>
    </style:style>
    <style:style style:name="T195" style:family="text">
      <style:text-properties style:text-line-through-style="none" style:text-line-through-type="none" officeooo:rsid="2797f29e"/>
    </style:style>
    <style:style style:name="T196" style:family="text">
      <style:text-properties style:text-line-through-style="none" style:text-line-through-type="none" fo:font-weight="normal" style:font-weight-asian="normal" style:font-weight-complex="normal"/>
    </style:style>
    <style:style style:name="T197" style:family="text">
      <style:text-properties style:text-line-through-style="none" style:text-line-through-type="none" fo:font-weight="normal" officeooo:rsid="2799384d" style:font-weight-asian="normal" style:font-weight-complex="normal"/>
    </style:style>
    <style:style style:name="T198" style:family="text">
      <style:text-properties style:text-line-through-style="none" style:text-line-through-type="none" fo:font-weight="normal" officeooo:rsid="2795358b" style:font-weight-asian="normal" style:font-weight-complex="normal"/>
    </style:style>
    <style:style style:name="T199" style:family="text">
      <style:text-properties style:text-line-through-style="none" style:text-line-through-type="none" fo:font-weight="normal" officeooo:rsid="27fa3184" style:font-weight-asian="normal" style:font-weight-complex="normal"/>
    </style:style>
    <style:style style:name="T200" style:family="text">
      <style:text-properties style:text-line-through-style="none" style:text-line-through-type="none" fo:font-weight="normal" officeooo:rsid="390ffbd8" style:font-weight-asian="normal" style:font-weight-complex="normal"/>
    </style:style>
    <style:style style:name="T201" style:family="text">
      <style:text-properties style:text-line-through-style="none" style:text-line-through-type="none" fo:font-style="normal" style:font-style-asian="normal" style:font-style-complex="normal"/>
    </style:style>
    <style:style style:name="T202" style:family="text">
      <style:text-properties style:text-line-through-style="none" style:text-line-through-type="none" fo:font-style="normal" officeooo:rsid="27a6175d" style:font-style-asian="normal" style:font-style-complex="normal"/>
    </style:style>
    <style:style style:name="T203" style:family="text">
      <style:text-properties style:text-line-through-style="none" style:text-line-through-type="none" fo:font-style="normal" officeooo:rsid="2465aaea" style:font-style-asian="normal" style:font-style-complex="normal"/>
    </style:style>
    <style:style style:name="T204" style:family="text">
      <style:text-properties style:text-line-through-style="none" style:text-line-through-type="none" fo:font-style="normal" officeooo:rsid="286bd658" style:font-style-asian="normal" style:font-style-complex="normal"/>
    </style:style>
    <style:style style:name="T205" style:family="text">
      <style:text-properties style:text-line-through-style="none" style:text-line-through-type="none" fo:font-style="normal" officeooo:rsid="28f54263" style:font-style-asian="normal" style:font-style-complex="normal"/>
    </style:style>
    <style:style style:name="T206" style:family="text">
      <style:text-properties style:text-line-through-style="none" style:text-line-through-type="none" fo:font-style="normal" officeooo:rsid="28f56b6a" style:font-style-asian="normal" style:font-style-complex="normal"/>
    </style:style>
    <style:style style:name="T207" style:family="text">
      <style:text-properties style:text-line-through-style="none" style:text-line-through-type="none" fo:font-style="normal" officeooo:rsid="18552efa" style:font-style-asian="normal" style:font-style-complex="normal"/>
    </style:style>
    <style:style style:name="T208" style:family="text">
      <style:text-properties style:text-line-through-style="none" style:text-line-through-type="none" fo:font-style="normal" officeooo:rsid="29c96723" style:font-style-asian="normal" style:font-style-complex="normal"/>
    </style:style>
    <style:style style:name="T209" style:family="text">
      <style:text-properties style:text-line-through-style="none" style:text-line-through-type="none" fo:font-style="normal" officeooo:rsid="29ca5043" style:font-style-asian="normal" style:font-style-complex="normal"/>
    </style:style>
    <style:style style:name="T210" style:family="text">
      <style:text-properties style:text-line-through-style="none" style:text-line-through-type="none" fo:font-style="normal" officeooo:rsid="29cb7018" style:font-style-asian="normal" style:font-style-complex="normal"/>
    </style:style>
    <style:style style:name="T211" style:family="text">
      <style:text-properties style:text-line-through-style="none" style:text-line-through-type="none" fo:font-style="normal" officeooo:rsid="29d033ae" style:font-style-asian="normal" style:font-style-complex="normal"/>
    </style:style>
    <style:style style:name="T212" style:family="text">
      <style:text-properties style:text-line-through-style="none" style:text-line-through-type="none" fo:font-style="normal" officeooo:rsid="29d242b3" style:font-style-asian="normal" style:font-style-complex="normal"/>
    </style:style>
    <style:style style:name="T213" style:family="text">
      <style:text-properties style:text-line-through-style="none" style:text-line-through-type="none" fo:font-style="normal" officeooo:rsid="29d3a316" style:font-style-asian="normal" style:font-style-complex="normal"/>
    </style:style>
    <style:style style:name="T214" style:family="text">
      <style:text-properties style:text-line-through-style="none" style:text-line-through-type="none" fo:font-style="normal" officeooo:rsid="29d3d2c1" style:font-style-asian="normal" style:font-style-complex="normal"/>
    </style:style>
    <style:style style:name="T215" style:family="text">
      <style:text-properties style:text-line-through-style="none" style:text-line-through-type="none" fo:font-style="normal" officeooo:rsid="29ec9d30" style:font-style-asian="normal" style:font-style-complex="normal"/>
    </style:style>
    <style:style style:name="T216" style:family="text">
      <style:text-properties style:text-line-through-style="none" style:text-line-through-type="none" fo:font-style="normal" officeooo:rsid="297070ea" style:font-style-asian="normal" style:font-style-complex="normal"/>
    </style:style>
    <style:style style:name="T217" style:family="text">
      <style:text-properties style:text-line-through-style="none" style:text-line-through-type="none" fo:font-style="normal" officeooo:rsid="2499edbb" style:font-style-asian="normal" style:font-style-complex="normal"/>
    </style:style>
    <style:style style:name="T218" style:family="text">
      <style:text-properties style:text-line-through-style="none" style:text-line-through-type="none" fo:font-style="normal" officeooo:rsid="24b75ee0" style:font-style-asian="normal" style:font-style-complex="normal"/>
    </style:style>
    <style:style style:name="T219" style:family="text">
      <style:text-properties style:text-line-through-style="none" style:text-line-through-type="none" fo:font-style="normal" officeooo:rsid="2948e1b1" style:font-style-asian="normal" style:font-style-complex="normal"/>
    </style:style>
    <style:style style:name="T220" style:family="text">
      <style:text-properties style:text-line-through-style="none" style:text-line-through-type="none" fo:font-style="normal" officeooo:rsid="24bb23ec" style:font-style-asian="normal" style:font-style-complex="normal"/>
    </style:style>
    <style:style style:name="T221" style:family="text">
      <style:text-properties style:text-line-through-style="none" style:text-line-through-type="none" fo:font-style="normal" officeooo:rsid="24b803aa" style:font-style-asian="normal" style:font-style-complex="normal"/>
    </style:style>
    <style:style style:name="T222" style:family="text">
      <style:text-properties style:text-line-through-style="none" style:text-line-through-type="none" fo:font-style="normal" officeooo:rsid="294a412d" style:font-style-asian="normal" style:font-style-complex="normal"/>
    </style:style>
    <style:style style:name="T223" style:family="text">
      <style:text-properties style:text-line-through-style="none" style:text-line-through-type="none" fo:font-style="normal" officeooo:rsid="294b2f09" style:font-style-asian="normal" style:font-style-complex="normal"/>
    </style:style>
    <style:style style:name="T224" style:family="text">
      <style:text-properties style:text-line-through-style="none" style:text-line-through-type="none" fo:font-style="normal" officeooo:rsid="297185f3" style:font-style-asian="normal" style:font-style-complex="normal"/>
    </style:style>
    <style:style style:name="T225" style:family="text">
      <style:text-properties style:text-line-through-style="none" style:text-line-through-type="none" fo:font-style="normal" officeooo:rsid="24bcd44c" style:font-style-asian="normal" style:font-style-complex="normal"/>
    </style:style>
    <style:style style:name="T226" style:family="text">
      <style:text-properties style:text-line-through-style="none" style:text-line-through-type="none" fo:font-style="normal" officeooo:rsid="2ce09417" style:font-style-asian="normal" style:font-style-complex="normal"/>
    </style:style>
    <style:style style:name="T227" style:family="text">
      <style:text-properties style:text-line-through-style="none" style:text-line-through-type="none" fo:font-style="normal" officeooo:rsid="2977e592" style:font-style-asian="normal" style:font-style-complex="normal"/>
    </style:style>
    <style:style style:name="T228" style:family="text">
      <style:text-properties style:text-line-through-style="none" style:text-line-through-type="none" fo:font-style="normal" officeooo:rsid="298ecf06" style:font-style-asian="normal" style:font-style-complex="normal"/>
    </style:style>
    <style:style style:name="T229" style:family="text">
      <style:text-properties style:text-line-through-style="none" style:text-line-through-type="none" fo:font-style="normal" officeooo:rsid="298f3600" style:font-style-asian="normal" style:font-style-complex="normal"/>
    </style:style>
    <style:style style:name="T230" style:family="text">
      <style:text-properties style:text-line-through-style="none" style:text-line-through-type="none" fo:font-style="normal" officeooo:rsid="37b38dca" style:font-style-asian="normal" style:font-style-complex="normal"/>
    </style:style>
    <style:style style:name="T231" style:family="text">
      <style:text-properties style:text-line-through-style="none" style:text-line-through-type="none" fo:font-style="normal" officeooo:rsid="37b4eaf1" style:font-style-asian="normal" style:font-style-complex="normal"/>
    </style:style>
    <style:style style:name="T232" style:family="text">
      <style:text-properties style:text-line-through-style="none" style:text-line-through-type="none" fo:font-style="normal" officeooo:rsid="37b688df" style:font-style-asian="normal" style:font-style-complex="normal"/>
    </style:style>
    <style:style style:name="T233" style:family="text">
      <style:text-properties style:text-line-through-style="none" style:text-line-through-type="none" officeooo:rsid="279f02ea"/>
    </style:style>
    <style:style style:name="T234" style:family="text">
      <style:text-properties style:text-line-through-style="none" style:text-line-through-type="none" officeooo:rsid="27a6175d"/>
    </style:style>
    <style:style style:name="T235" style:family="text">
      <style:text-properties style:text-line-through-style="none" style:text-line-through-type="none" officeooo:rsid="27a804db"/>
    </style:style>
    <style:style style:name="T236" style:family="text">
      <style:text-properties style:text-line-through-style="none" style:text-line-through-type="none" officeooo:rsid="27b6f898"/>
    </style:style>
    <style:style style:name="T237" style:family="text">
      <style:text-properties style:text-line-through-style="none" style:text-line-through-type="none" officeooo:rsid="27b7fd17"/>
    </style:style>
    <style:style style:name="T238" style:family="text">
      <style:text-properties style:text-line-through-style="none" style:text-line-through-type="none" officeooo:rsid="286d74af"/>
    </style:style>
    <style:style style:name="T239" style:family="text">
      <style:text-properties style:text-line-through-style="none" style:text-line-through-type="none" fo:language="en" fo:country="US"/>
    </style:style>
    <style:style style:name="T24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41" style:family="text">
      <style:text-properties style:text-line-through-style="none" style:text-line-through-type="none" fo:language="en" fo:country="US" officeooo:rsid="2a7e2415"/>
    </style:style>
    <style:style style:name="T242" style:family="text">
      <style:text-properties style:text-line-through-style="none" style:text-line-through-type="none" fo:language="en" fo:country="US" officeooo:rsid="2bba64a0"/>
    </style:style>
    <style:style style:name="T243" style:family="text">
      <style:text-properties style:text-line-through-style="none" style:text-line-through-type="none" fo:language="en" fo:country="US" officeooo:rsid="2dc276f2"/>
    </style:style>
    <style:style style:name="T244" style:family="text">
      <style:text-properties style:text-line-through-style="none" style:text-line-through-type="none" fo:language="en" fo:country="US" officeooo:rsid="326ca4a0"/>
    </style:style>
    <style:style style:name="T245" style:family="text">
      <style:text-properties style:text-line-through-style="none" style:text-line-through-type="none" fo:language="en" fo:country="US" officeooo:rsid="326dd7a7"/>
    </style:style>
    <style:style style:name="T246" style:family="text">
      <style:text-properties style:text-line-through-style="none" style:text-line-through-type="none" officeooo:rsid="28f98aba"/>
    </style:style>
    <style:style style:name="T247" style:family="text">
      <style:text-properties style:text-line-through-style="none" style:text-line-through-type="none" officeooo:rsid="24b1429a"/>
    </style:style>
    <style:style style:name="T248" style:family="text">
      <style:text-properties style:text-line-through-style="none" style:text-line-through-type="none" officeooo:rsid="28fe9422"/>
    </style:style>
    <style:style style:name="T249" style:family="text">
      <style:text-properties style:text-line-through-style="none" style:text-line-through-type="none" officeooo:rsid="290035c8"/>
    </style:style>
    <style:style style:name="T250" style:family="text">
      <style:text-properties style:text-line-through-style="none" style:text-line-through-type="none" officeooo:rsid="2903e21d"/>
    </style:style>
    <style:style style:name="T251" style:family="text">
      <style:text-properties style:text-line-through-style="none" style:text-line-through-type="none" officeooo:rsid="29057b5a"/>
    </style:style>
    <style:style style:name="T252" style:family="text">
      <style:text-properties style:text-line-through-style="none" style:text-line-through-type="none" officeooo:rsid="2924b3c4"/>
    </style:style>
    <style:style style:name="T253" style:family="text">
      <style:text-properties style:text-line-through-style="none" style:text-line-through-type="none" officeooo:rsid="295955da"/>
    </style:style>
    <style:style style:name="T254" style:family="text">
      <style:text-properties style:text-line-through-style="none" style:text-line-through-type="none" officeooo:rsid="295dbffe"/>
    </style:style>
    <style:style style:name="T255" style:family="text">
      <style:text-properties style:text-line-through-style="none" style:text-line-through-type="none" officeooo:rsid="295dfa68"/>
    </style:style>
    <style:style style:name="T256" style:family="text">
      <style:text-properties style:text-line-through-style="none" style:text-line-through-type="none" officeooo:rsid="295f4291"/>
    </style:style>
    <style:style style:name="T257" style:family="text">
      <style:text-properties style:text-line-through-style="none" style:text-line-through-type="none" officeooo:rsid="297fc3d3"/>
    </style:style>
    <style:style style:name="T258" style:family="text">
      <style:text-properties style:text-line-through-style="none" style:text-line-through-type="none" officeooo:rsid="298948b9"/>
    </style:style>
    <style:style style:name="T259" style:family="text">
      <style:text-properties style:text-line-through-style="none" style:text-line-through-type="none" officeooo:rsid="298d23fe"/>
    </style:style>
    <style:style style:name="T260" style:family="text">
      <style:text-properties style:text-line-through-style="none" style:text-line-through-type="none" officeooo:rsid="299ac7f6"/>
    </style:style>
    <style:style style:name="T261" style:family="text">
      <style:text-properties style:text-line-through-style="none" style:text-line-through-type="none" officeooo:rsid="299b5317"/>
    </style:style>
    <style:style style:name="T262" style:family="text">
      <style:text-properties style:text-line-through-style="none" style:text-line-through-type="none" officeooo:rsid="299b6334"/>
    </style:style>
    <style:style style:name="T263" style:family="text">
      <style:text-properties style:text-line-through-style="none" style:text-line-through-type="none" officeooo:rsid="299bc094"/>
    </style:style>
    <style:style style:name="T264" style:family="text">
      <style:text-properties style:text-line-through-style="none" style:text-line-through-type="none" officeooo:rsid="299eef2d"/>
    </style:style>
    <style:style style:name="T265" style:family="text">
      <style:text-properties style:text-line-through-style="none" style:text-line-through-type="none" officeooo:rsid="299f2c25"/>
    </style:style>
    <style:style style:name="T266" style:family="text">
      <style:text-properties style:text-line-through-style="none" style:text-line-through-type="none" officeooo:rsid="29a0868d"/>
    </style:style>
    <style:style style:name="T267" style:family="text">
      <style:text-properties style:text-line-through-style="none" style:text-line-through-type="none" officeooo:rsid="29a2e20d"/>
    </style:style>
    <style:style style:name="T268" style:family="text">
      <style:text-properties style:text-line-through-style="none" style:text-line-through-type="none" officeooo:rsid="29a53b3b"/>
    </style:style>
    <style:style style:name="T269" style:family="text">
      <style:text-properties style:text-line-through-style="none" style:text-line-through-type="none" officeooo:rsid="29a7205d"/>
    </style:style>
    <style:style style:name="T270" style:family="text">
      <style:text-properties style:text-line-through-style="none" style:text-line-through-type="none" officeooo:rsid="29a83033"/>
    </style:style>
    <style:style style:name="T271" style:family="text">
      <style:text-properties style:text-line-through-style="none" style:text-line-through-type="none" officeooo:rsid="29d9d883"/>
    </style:style>
    <style:style style:name="T272" style:family="text">
      <style:text-properties style:text-line-through-style="none" style:text-line-through-type="none" officeooo:rsid="29dae639"/>
    </style:style>
    <style:style style:name="T273" style:family="text">
      <style:text-properties style:text-line-through-style="none" style:text-line-through-type="none" officeooo:rsid="29dcd891"/>
    </style:style>
    <style:style style:name="T274" style:family="text">
      <style:text-properties style:text-line-through-style="none" style:text-line-through-type="none" officeooo:rsid="29dd335b"/>
    </style:style>
    <style:style style:name="T275" style:family="text">
      <style:text-properties style:text-line-through-style="none" style:text-line-through-type="none" officeooo:rsid="29de9013"/>
    </style:style>
    <style:style style:name="T276" style:family="text">
      <style:text-properties style:text-line-through-style="none" style:text-line-through-type="none" officeooo:rsid="29ea66bb"/>
    </style:style>
    <style:style style:name="T277" style:family="text">
      <style:text-properties style:text-line-through-style="none" style:text-line-through-type="none" officeooo:rsid="29f4c98b"/>
    </style:style>
    <style:style style:name="T278" style:family="text">
      <style:text-properties style:text-line-through-style="none" style:text-line-through-type="none" officeooo:rsid="29f5d46f"/>
    </style:style>
    <style:style style:name="T279" style:family="text">
      <style:text-properties style:text-line-through-style="none" style:text-line-through-type="none" officeooo:rsid="29f62c31"/>
    </style:style>
    <style:style style:name="T280" style:family="text">
      <style:text-properties style:text-line-through-style="none" style:text-line-through-type="none" officeooo:rsid="29f7523c"/>
    </style:style>
    <style:style style:name="T281" style:family="text">
      <style:text-properties style:text-line-through-style="none" style:text-line-through-type="none" officeooo:rsid="29ff1cc5"/>
    </style:style>
    <style:style style:name="T282" style:family="text">
      <style:text-properties style:text-line-through-style="none" style:text-line-through-type="none" officeooo:rsid="2a003ff6"/>
    </style:style>
    <style:style style:name="T283" style:family="text">
      <style:text-properties style:text-line-through-style="none" style:text-line-through-type="none" officeooo:rsid="2a07a172"/>
    </style:style>
    <style:style style:name="T284" style:family="text">
      <style:text-properties style:text-line-through-style="none" style:text-line-through-type="none" officeooo:rsid="2a0902a7"/>
    </style:style>
    <style:style style:name="T285" style:family="text">
      <style:text-properties style:text-line-through-style="none" style:text-line-through-type="none" officeooo:rsid="2a0a03e6"/>
    </style:style>
    <style:style style:name="T286" style:family="text">
      <style:text-properties style:text-line-through-style="none" style:text-line-through-type="none" officeooo:rsid="2a0b9bc6"/>
    </style:style>
    <style:style style:name="T287" style:family="text">
      <style:text-properties style:text-line-through-style="none" style:text-line-through-type="none" officeooo:rsid="2a0c5e21"/>
    </style:style>
    <style:style style:name="T288" style:family="text">
      <style:text-properties style:text-line-through-style="none" style:text-line-through-type="none" officeooo:rsid="2a0ccdc5"/>
    </style:style>
    <style:style style:name="T289" style:family="text">
      <style:text-properties style:text-line-through-style="none" style:text-line-through-type="none" officeooo:rsid="2a0df7ab"/>
    </style:style>
    <style:style style:name="T290" style:family="text">
      <style:text-properties style:text-line-through-style="none" style:text-line-through-type="none" officeooo:rsid="2a0e1735"/>
    </style:style>
    <style:style style:name="T291" style:family="text">
      <style:text-properties style:text-line-through-style="none" style:text-line-through-type="none" officeooo:rsid="2a10b778"/>
    </style:style>
    <style:style style:name="T292" style:family="text">
      <style:text-properties style:text-line-through-style="none" style:text-line-through-type="none" officeooo:rsid="2a143e40"/>
    </style:style>
    <style:style style:name="T293" style:family="text">
      <style:text-properties style:text-line-through-style="none" style:text-line-through-type="none" officeooo:rsid="2a17affe"/>
    </style:style>
    <style:style style:name="T294" style:family="text">
      <style:text-properties style:text-line-through-style="none" style:text-line-through-type="none" officeooo:rsid="2a229b3f"/>
    </style:style>
    <style:style style:name="T295" style:family="text">
      <style:text-properties style:text-line-through-style="none" style:text-line-through-type="none" officeooo:rsid="2a23bacf"/>
    </style:style>
    <style:style style:name="T296" style:family="text">
      <style:text-properties style:text-line-through-style="none" style:text-line-through-type="none" officeooo:rsid="2a51b4a8"/>
    </style:style>
    <style:style style:name="T297" style:family="text">
      <style:text-properties style:text-line-through-style="none" style:text-line-through-type="none" officeooo:rsid="2a527400"/>
    </style:style>
    <style:style style:name="T298" style:family="text">
      <style:text-properties style:text-line-through-style="none" style:text-line-through-type="none" officeooo:rsid="2a54390c"/>
    </style:style>
    <style:style style:name="T299" style:family="text">
      <style:text-properties style:text-line-through-style="none" style:text-line-through-type="none" officeooo:rsid="2a54fb21"/>
    </style:style>
    <style:style style:name="T300" style:family="text">
      <style:text-properties style:text-line-through-style="none" style:text-line-through-type="none" officeooo:rsid="2a55b2e6"/>
    </style:style>
    <style:style style:name="T301" style:family="text">
      <style:text-properties style:text-line-through-style="none" style:text-line-through-type="none" officeooo:rsid="2a574759"/>
    </style:style>
    <style:style style:name="T302" style:family="text">
      <style:text-properties style:text-line-through-style="none" style:text-line-through-type="none" officeooo:rsid="2a583442"/>
    </style:style>
    <style:style style:name="T303" style:family="text">
      <style:text-properties style:text-line-through-style="none" style:text-line-through-type="none" officeooo:rsid="2a5b281e"/>
    </style:style>
    <style:style style:name="T304" style:family="text">
      <style:text-properties style:text-line-through-style="none" style:text-line-through-type="none" officeooo:rsid="2a5d8d12"/>
    </style:style>
    <style:style style:name="T305" style:family="text">
      <style:text-properties style:text-line-through-style="none" style:text-line-through-type="none" officeooo:rsid="2a5f66b7"/>
    </style:style>
    <style:style style:name="T306" style:family="text">
      <style:text-properties style:text-line-through-style="none" style:text-line-through-type="none" officeooo:rsid="2a628b1c"/>
    </style:style>
    <style:style style:name="T307" style:family="text">
      <style:text-properties style:text-line-through-style="none" style:text-line-through-type="none" officeooo:rsid="2a6324c9"/>
    </style:style>
    <style:style style:name="T308" style:family="text">
      <style:text-properties style:text-line-through-style="none" style:text-line-through-type="none" officeooo:rsid="2a674e99"/>
    </style:style>
    <style:style style:name="T309" style:family="text">
      <style:text-properties style:text-line-through-style="none" style:text-line-through-type="none" officeooo:rsid="2a680dc7"/>
    </style:style>
    <style:style style:name="T310" style:family="text">
      <style:text-properties style:text-line-through-style="none" style:text-line-through-type="none" officeooo:rsid="2a690695"/>
    </style:style>
    <style:style style:name="T311" style:family="text">
      <style:text-properties style:text-line-through-style="none" style:text-line-through-type="none" officeooo:rsid="2a6a764c"/>
    </style:style>
    <style:style style:name="T312" style:family="text">
      <style:text-properties style:text-line-through-style="none" style:text-line-through-type="none" officeooo:rsid="2a9054de"/>
    </style:style>
    <style:style style:name="T313" style:family="text">
      <style:text-properties style:text-line-through-style="none" style:text-line-through-type="none" officeooo:rsid="2a9307b8"/>
    </style:style>
    <style:style style:name="T314" style:family="text">
      <style:text-properties style:text-line-through-style="none" style:text-line-through-type="none" officeooo:rsid="2a84aab1"/>
    </style:style>
    <style:style style:name="T315" style:family="text">
      <style:text-properties style:text-line-through-style="none" style:text-line-through-type="none" officeooo:rsid="2a7d184f"/>
    </style:style>
    <style:style style:name="T316" style:family="text">
      <style:text-properties style:text-line-through-style="none" style:text-line-through-type="none" officeooo:rsid="2aa56ab1"/>
    </style:style>
    <style:style style:name="T317" style:family="text">
      <style:text-properties style:text-line-through-style="none" style:text-line-through-type="none" officeooo:rsid="2aa6241b"/>
    </style:style>
    <style:style style:name="T318" style:family="text">
      <style:text-properties style:text-line-through-style="none" style:text-line-through-type="none" officeooo:rsid="2aa72c88"/>
    </style:style>
    <style:style style:name="T319" style:family="text">
      <style:text-properties style:text-line-through-style="none" style:text-line-through-type="none" officeooo:rsid="2ac48c04"/>
    </style:style>
    <style:style style:name="T320" style:family="text">
      <style:text-properties style:text-line-through-style="none" style:text-line-through-type="none" officeooo:rsid="29fe042f"/>
    </style:style>
    <style:style style:name="T321" style:family="text">
      <style:text-properties style:text-line-through-style="none" style:text-line-through-type="none" officeooo:rsid="2ad3e1f6"/>
    </style:style>
    <style:style style:name="T322" style:family="text">
      <style:text-properties style:text-line-through-style="none" style:text-line-through-type="none" officeooo:rsid="2ad479f5"/>
    </style:style>
    <style:style style:name="T323" style:family="text">
      <style:text-properties style:text-line-through-style="none" style:text-line-through-type="none" officeooo:rsid="2b1e4613"/>
    </style:style>
    <style:style style:name="T324" style:family="text">
      <style:text-properties style:text-line-through-style="none" style:text-line-through-type="none" officeooo:rsid="2b1f92f9"/>
    </style:style>
    <style:style style:name="T325" style:family="text">
      <style:text-properties style:text-line-through-style="none" style:text-line-through-type="none" officeooo:rsid="2b1d73de"/>
    </style:style>
    <style:style style:name="T326" style:family="text">
      <style:text-properties style:text-line-through-style="none" style:text-line-through-type="none" officeooo:rsid="2b21f8bf"/>
    </style:style>
    <style:style style:name="T327" style:family="text">
      <style:text-properties style:text-line-through-style="none" style:text-line-through-type="none" officeooo:rsid="2b373912"/>
    </style:style>
    <style:style style:name="T328" style:family="text">
      <style:text-properties style:text-line-through-style="none" style:text-line-through-type="none" officeooo:rsid="2b3769e4"/>
    </style:style>
    <style:style style:name="T329" style:family="text">
      <style:text-properties style:text-line-through-style="none" style:text-line-through-type="none" officeooo:rsid="2b76ef14"/>
    </style:style>
    <style:style style:name="T330" style:family="text">
      <style:text-properties style:text-line-through-style="none" style:text-line-through-type="none" officeooo:rsid="2b77f75f"/>
    </style:style>
    <style:style style:name="T331" style:family="text">
      <style:text-properties style:text-line-through-style="none" style:text-line-through-type="none" officeooo:rsid="2b7c6f3d"/>
    </style:style>
    <style:style style:name="T332" style:family="text">
      <style:text-properties style:text-line-through-style="none" style:text-line-through-type="none" officeooo:rsid="2b7e4400"/>
    </style:style>
    <style:style style:name="T333" style:family="text">
      <style:text-properties style:text-line-through-style="none" style:text-line-through-type="none" officeooo:rsid="2b816e4d"/>
    </style:style>
    <style:style style:name="T334" style:family="text">
      <style:text-properties style:text-line-through-style="none" style:text-line-through-type="none" officeooo:rsid="29f5c0d7"/>
    </style:style>
    <style:style style:name="T335" style:family="text">
      <style:text-properties style:text-line-through-style="none" style:text-line-through-type="none" officeooo:rsid="2bb17cc4"/>
    </style:style>
    <style:style style:name="T336" style:family="text">
      <style:text-properties style:text-line-through-style="none" style:text-line-through-type="none" officeooo:rsid="2bba64a0"/>
    </style:style>
    <style:style style:name="T337" style:family="text">
      <style:text-properties style:text-line-through-style="none" style:text-line-through-type="none" officeooo:rsid="2c2ee050"/>
    </style:style>
    <style:style style:name="T338" style:family="text">
      <style:text-properties style:text-line-through-style="none" style:text-line-through-type="none" officeooo:rsid="2c30a093"/>
    </style:style>
    <style:style style:name="T339" style:family="text">
      <style:text-properties style:text-line-through-style="none" style:text-line-through-type="none" officeooo:rsid="2c30f959"/>
    </style:style>
    <style:style style:name="T340" style:family="text">
      <style:text-properties style:text-line-through-style="none" style:text-line-through-type="none" officeooo:rsid="2c33422c"/>
    </style:style>
    <style:style style:name="T341" style:family="text">
      <style:text-properties style:text-line-through-style="none" style:text-line-through-type="none" officeooo:rsid="2c5f42bc"/>
    </style:style>
    <style:style style:name="T342" style:family="text">
      <style:text-properties style:text-line-through-style="none" style:text-line-through-type="none" officeooo:rsid="2c61150d"/>
    </style:style>
    <style:style style:name="T343" style:family="text">
      <style:text-properties style:text-line-through-style="none" style:text-line-through-type="none" officeooo:rsid="2c63dcdd"/>
    </style:style>
    <style:style style:name="T344" style:family="text">
      <style:text-properties style:text-line-through-style="none" style:text-line-through-type="none" officeooo:rsid="246de800"/>
    </style:style>
    <style:style style:name="T345" style:family="text">
      <style:text-properties style:text-line-through-style="none" style:text-line-through-type="none" officeooo:rsid="2cb4dc90"/>
    </style:style>
    <style:style style:name="T346" style:family="text">
      <style:text-properties style:text-line-through-style="none" style:text-line-through-type="none" officeooo:rsid="2cb5c9a1"/>
    </style:style>
    <style:style style:name="T347" style:family="text">
      <style:text-properties style:text-line-through-style="none" style:text-line-through-type="none" officeooo:rsid="2cb70958"/>
    </style:style>
    <style:style style:name="T348" style:family="text">
      <style:text-properties style:text-line-through-style="none" style:text-line-through-type="none" officeooo:rsid="2dfff89b"/>
    </style:style>
    <style:style style:name="T349" style:family="text">
      <style:text-properties style:text-line-through-style="none" style:text-line-through-type="none" officeooo:rsid="2237b1e2"/>
    </style:style>
    <style:style style:name="T350" style:family="text">
      <style:text-properties style:text-line-through-style="none" style:text-line-through-type="none" officeooo:rsid="2e1be81c"/>
    </style:style>
    <style:style style:name="T351" style:family="text">
      <style:text-properties style:text-line-through-style="none" style:text-line-through-type="none" officeooo:rsid="301688e6"/>
    </style:style>
    <style:style style:name="T352" style:family="text">
      <style:text-properties style:text-line-through-style="none" style:text-line-through-type="none" officeooo:rsid="3018a986"/>
    </style:style>
    <style:style style:name="T353" style:family="text">
      <style:text-properties style:text-line-through-style="none" style:text-line-through-type="none" officeooo:rsid="3225fa0d"/>
    </style:style>
    <style:style style:name="T354" style:family="text">
      <style:text-properties style:text-line-through-style="none" style:text-line-through-type="none" officeooo:rsid="29edc12d"/>
    </style:style>
    <style:style style:name="T355" style:family="text">
      <style:text-properties style:text-line-through-style="none" style:text-line-through-type="none" officeooo:rsid="32319192"/>
    </style:style>
    <style:style style:name="T356" style:family="text">
      <style:text-properties style:text-line-through-style="none" style:text-line-through-type="none" officeooo:rsid="3232e2d4"/>
    </style:style>
    <style:style style:name="T357" style:family="text">
      <style:text-properties style:text-line-through-style="none" style:text-line-through-type="none" officeooo:rsid="32345ba8"/>
    </style:style>
    <style:style style:name="T358" style:family="text">
      <style:text-properties style:text-line-through-style="none" style:text-line-through-type="none" officeooo:rsid="32381109"/>
    </style:style>
    <style:style style:name="T359" style:family="text">
      <style:text-properties style:text-line-through-style="none" style:text-line-through-type="none" officeooo:rsid="324079c9"/>
    </style:style>
    <style:style style:name="T360" style:family="text">
      <style:text-properties style:text-line-through-style="none" style:text-line-through-type="none" officeooo:rsid="3241912b"/>
    </style:style>
    <style:style style:name="T361" style:family="text">
      <style:text-properties style:text-line-through-style="none" style:text-line-through-type="none" officeooo:rsid="3243b223"/>
    </style:style>
    <style:style style:name="T362" style:family="text">
      <style:text-properties style:text-line-through-style="none" style:text-line-through-type="none" officeooo:rsid="32452bf8"/>
    </style:style>
    <style:style style:name="T363" style:family="text">
      <style:text-properties style:text-line-through-style="none" style:text-line-through-type="none" officeooo:rsid="30e924d6"/>
    </style:style>
    <style:style style:name="T364" style:family="text">
      <style:text-properties style:text-line-through-style="none" style:text-line-through-type="none" officeooo:rsid="324699e9"/>
    </style:style>
    <style:style style:name="T365" style:family="text">
      <style:text-properties style:text-line-through-style="none" style:text-line-through-type="none" officeooo:rsid="3246efd6"/>
    </style:style>
    <style:style style:name="T366" style:family="text">
      <style:text-properties style:text-line-through-style="none" style:text-line-through-type="none" officeooo:rsid="3247e501"/>
    </style:style>
    <style:style style:name="T367" style:family="text">
      <style:text-properties style:text-line-through-style="none" style:text-line-through-type="none" officeooo:rsid="3249e3da"/>
    </style:style>
    <style:style style:name="T368" style:family="text">
      <style:text-properties style:text-line-through-style="none" style:text-line-through-type="none" officeooo:rsid="324be2bf"/>
    </style:style>
    <style:style style:name="T369" style:family="text">
      <style:text-properties style:text-line-through-style="none" style:text-line-through-type="none" officeooo:rsid="324e7916"/>
    </style:style>
    <style:style style:name="T370" style:family="text">
      <style:text-properties style:text-line-through-style="none" style:text-line-through-type="none" officeooo:rsid="32501259"/>
    </style:style>
    <style:style style:name="T371" style:family="text">
      <style:text-properties style:text-line-through-style="none" style:text-line-through-type="none" officeooo:rsid="325089ba"/>
    </style:style>
    <style:style style:name="T372" style:family="text">
      <style:text-properties style:text-line-through-style="none" style:text-line-through-type="none" officeooo:rsid="32511f34"/>
    </style:style>
    <style:style style:name="T373" style:family="text">
      <style:text-properties style:text-line-through-style="none" style:text-line-through-type="none" officeooo:rsid="32537c8e"/>
    </style:style>
    <style:style style:name="T374" style:family="text">
      <style:text-properties style:text-line-through-style="none" style:text-line-through-type="none" officeooo:rsid="3255a98a"/>
    </style:style>
    <style:style style:name="T375" style:family="text">
      <style:text-properties style:text-line-through-style="none" style:text-line-through-type="none" officeooo:rsid="32596542"/>
    </style:style>
    <style:style style:name="T376" style:family="text">
      <style:text-properties style:text-line-through-style="none" style:text-line-through-type="none" officeooo:rsid="3259f318"/>
    </style:style>
    <style:style style:name="T377" style:family="text">
      <style:text-properties style:text-line-through-style="none" style:text-line-through-type="none" officeooo:rsid="325c0456"/>
    </style:style>
    <style:style style:name="T378" style:family="text">
      <style:text-properties style:text-line-through-style="none" style:text-line-through-type="none" officeooo:rsid="325c51eb"/>
    </style:style>
    <style:style style:name="T379" style:family="text">
      <style:text-properties style:text-line-through-style="none" style:text-line-through-type="none" officeooo:rsid="325e8f85"/>
    </style:style>
    <style:style style:name="T380" style:family="text">
      <style:text-properties style:text-line-through-style="none" style:text-line-through-type="none" officeooo:rsid="325f4c41"/>
    </style:style>
    <style:style style:name="T381" style:family="text">
      <style:text-properties style:text-line-through-style="none" style:text-line-through-type="none" officeooo:rsid="325fcad4"/>
    </style:style>
    <style:style style:name="T382" style:family="text">
      <style:text-properties style:text-line-through-style="none" style:text-line-through-type="none" officeooo:rsid="326773a6"/>
    </style:style>
    <style:style style:name="T383" style:family="text">
      <style:text-properties style:text-line-through-style="none" style:text-line-through-type="none" officeooo:rsid="326cd310"/>
    </style:style>
    <style:style style:name="T384" style:family="text">
      <style:text-properties style:text-line-through-style="none" style:text-line-through-type="none" officeooo:rsid="326f19c2"/>
    </style:style>
    <style:style style:name="T385" style:family="text">
      <style:text-properties style:text-line-through-style="none" style:text-line-through-type="none" officeooo:rsid="3270f0da"/>
    </style:style>
    <style:style style:name="T386" style:family="text">
      <style:text-properties style:text-line-through-style="none" style:text-line-through-type="none" officeooo:rsid="327105d2"/>
    </style:style>
    <style:style style:name="T387" style:family="text">
      <style:text-properties style:text-line-through-style="none" style:text-line-through-type="none" officeooo:rsid="32720745"/>
    </style:style>
    <style:style style:name="T388" style:family="text">
      <style:text-properties style:text-line-through-style="none" style:text-line-through-type="none" officeooo:rsid="3273da82"/>
    </style:style>
    <style:style style:name="T389" style:family="text">
      <style:text-properties style:text-line-through-style="none" style:text-line-through-type="none" officeooo:rsid="32756a5d"/>
    </style:style>
    <style:style style:name="T390" style:family="text">
      <style:text-properties style:text-line-through-style="none" style:text-line-through-type="none" officeooo:rsid="3282355f"/>
    </style:style>
    <style:style style:name="T391" style:family="text">
      <style:text-properties style:text-line-through-style="none" style:text-line-through-type="none" officeooo:rsid="3283429e"/>
    </style:style>
    <style:style style:name="T392" style:family="text">
      <style:text-properties style:text-line-through-style="none" style:text-line-through-type="none" officeooo:rsid="328522bf"/>
    </style:style>
    <style:style style:name="T393" style:family="text">
      <style:text-properties style:text-line-through-style="none" style:text-line-through-type="none" officeooo:rsid="32863a66"/>
    </style:style>
    <style:style style:name="T394" style:family="text">
      <style:text-properties style:text-line-through-style="none" style:text-line-through-type="none" officeooo:rsid="32880634"/>
    </style:style>
    <style:style style:name="T395" style:family="text">
      <style:text-properties style:text-line-through-style="none" style:text-line-through-type="none" officeooo:rsid="32884f17"/>
    </style:style>
    <style:style style:name="T396" style:family="text">
      <style:text-properties style:text-line-through-style="none" style:text-line-through-type="none" officeooo:rsid="3289209e"/>
    </style:style>
    <style:style style:name="T397" style:family="text">
      <style:text-properties style:text-line-through-style="none" style:text-line-through-type="none" officeooo:rsid="3289afde"/>
    </style:style>
    <style:style style:name="T398" style:family="text">
      <style:text-properties style:text-line-through-style="none" style:text-line-through-type="none" officeooo:rsid="328b09cc"/>
    </style:style>
    <style:style style:name="T399" style:family="text">
      <style:text-properties style:text-line-through-style="none" style:text-line-through-type="none" officeooo:rsid="328baf0e"/>
    </style:style>
    <style:style style:name="T400" style:family="text">
      <style:text-properties style:text-line-through-style="none" style:text-line-through-type="none" officeooo:rsid="328d6f66"/>
    </style:style>
    <style:style style:name="T401" style:family="text">
      <style:text-properties style:text-line-through-style="none" style:text-line-through-type="none" officeooo:rsid="328e9945"/>
    </style:style>
    <style:style style:name="T402" style:family="text">
      <style:text-properties style:text-line-through-style="none" style:text-line-through-type="none" officeooo:rsid="32d13f13"/>
    </style:style>
    <style:style style:name="T403" style:family="text">
      <style:text-properties style:text-line-through-style="none" style:text-line-through-type="none" officeooo:rsid="32d2c79d"/>
    </style:style>
    <style:style style:name="T404" style:family="text">
      <style:text-properties style:text-line-through-style="none" style:text-line-through-type="none" officeooo:rsid="32d447a8"/>
    </style:style>
    <style:style style:name="T405" style:family="text">
      <style:text-properties style:text-line-through-style="none" style:text-line-through-type="none" officeooo:rsid="32d5b412"/>
    </style:style>
    <style:style style:name="T406" style:family="text">
      <style:text-properties style:text-line-through-style="none" style:text-line-through-type="none" officeooo:rsid="32d7326c"/>
    </style:style>
    <style:style style:name="T407" style:family="text">
      <style:text-properties style:text-line-through-style="none" style:text-line-through-type="none" officeooo:rsid="32d9a96a"/>
    </style:style>
    <style:style style:name="T408" style:family="text">
      <style:text-properties style:text-line-through-style="none" style:text-line-through-type="none" officeooo:rsid="32dab6c6"/>
    </style:style>
    <style:style style:name="T409" style:family="text">
      <style:text-properties style:text-line-through-style="none" style:text-line-through-type="none" officeooo:rsid="32dc207c"/>
    </style:style>
    <style:style style:name="T410" style:family="text">
      <style:text-properties style:text-line-through-style="none" style:text-line-through-type="none" officeooo:rsid="32dd2c5f"/>
    </style:style>
    <style:style style:name="T411" style:family="text">
      <style:text-properties style:text-line-through-style="none" style:text-line-through-type="none" officeooo:rsid="32dd66fc"/>
    </style:style>
    <style:style style:name="T412" style:family="text">
      <style:text-properties style:text-line-through-style="none" style:text-line-through-type="none" officeooo:rsid="32deea59"/>
    </style:style>
    <style:style style:name="T413" style:family="text">
      <style:text-properties style:text-line-through-style="none" style:text-line-through-type="none" officeooo:rsid="32e00b4f"/>
    </style:style>
    <style:style style:name="T414" style:family="text">
      <style:text-properties style:text-line-through-style="none" style:text-line-through-type="none" officeooo:rsid="32e079a3"/>
    </style:style>
    <style:style style:name="T415" style:family="text">
      <style:text-properties style:text-line-through-style="none" style:text-line-through-type="none" officeooo:rsid="32d12c14"/>
    </style:style>
    <style:style style:name="T416" style:family="text">
      <style:text-properties style:text-line-through-style="none" style:text-line-through-type="none" officeooo:rsid="33302b7a"/>
    </style:style>
    <style:style style:name="T417" style:family="text">
      <style:text-properties style:text-line-through-style="none" style:text-line-through-type="none" officeooo:rsid="333036cc"/>
    </style:style>
    <style:style style:name="T418" style:family="text">
      <style:text-properties style:text-line-through-style="none" style:text-line-through-type="none" officeooo:rsid="33320cb8"/>
    </style:style>
    <style:style style:name="T419" style:family="text">
      <style:text-properties style:text-line-through-style="none" style:text-line-through-type="none" officeooo:rsid="3333342c"/>
    </style:style>
    <style:style style:name="T420" style:family="text">
      <style:text-properties style:text-line-through-style="none" style:text-line-through-type="none" officeooo:rsid="33334ce1"/>
    </style:style>
    <style:style style:name="T421" style:family="text">
      <style:text-properties style:text-line-through-style="none" style:text-line-through-type="none" officeooo:rsid="3334dec7"/>
    </style:style>
    <style:style style:name="T422" style:family="text">
      <style:text-properties style:text-line-through-style="none" style:text-line-through-type="none" officeooo:rsid="3336cbd9"/>
    </style:style>
    <style:style style:name="T423" style:family="text">
      <style:text-properties style:text-line-through-style="none" style:text-line-through-type="none" officeooo:rsid="335653d9"/>
    </style:style>
    <style:style style:name="T424" style:family="text">
      <style:text-properties style:text-line-through-style="none" style:text-line-through-type="none" officeooo:rsid="339aac84"/>
    </style:style>
    <style:style style:name="T425" style:family="text">
      <style:text-properties style:text-line-through-style="none" style:text-line-through-type="none" officeooo:rsid="35982db9"/>
    </style:style>
    <style:style style:name="T426" style:family="text">
      <style:text-properties style:text-line-through-style="none" style:text-line-through-type="none" officeooo:rsid="3599204c"/>
    </style:style>
    <style:style style:name="T427" style:family="text">
      <style:text-properties style:text-line-through-style="none" style:text-line-through-type="none" officeooo:rsid="359ed47d"/>
    </style:style>
    <style:style style:name="T428" style:family="text">
      <style:text-properties style:text-line-through-style="none" style:text-line-through-type="none" officeooo:rsid="35a807d2"/>
    </style:style>
    <style:style style:name="T429" style:family="text">
      <style:text-properties style:text-line-through-style="none" style:text-line-through-type="none" officeooo:rsid="35a88a73"/>
    </style:style>
    <style:style style:name="T430" style:family="text">
      <style:text-properties style:text-line-through-style="none" style:text-line-through-type="none" officeooo:rsid="35aa4add"/>
    </style:style>
    <style:style style:name="T431" style:family="text">
      <style:text-properties style:text-line-through-style="none" style:text-line-through-type="none" officeooo:rsid="35ac690a"/>
    </style:style>
    <style:style style:name="T432" style:family="text">
      <style:text-properties style:text-line-through-style="none" style:text-line-through-type="none" officeooo:rsid="35af0cc9"/>
    </style:style>
    <style:style style:name="T433" style:family="text">
      <style:text-properties style:text-line-through-style="none" style:text-line-through-type="none" officeooo:rsid="35b4b119"/>
    </style:style>
    <style:style style:name="T434" style:family="text">
      <style:text-properties style:text-line-through-style="none" style:text-line-through-type="none" officeooo:rsid="35bbded7"/>
    </style:style>
    <style:style style:name="T435" style:family="text">
      <style:text-properties style:text-line-through-style="none" style:text-line-through-type="none" officeooo:rsid="35bd74e2"/>
    </style:style>
    <style:style style:name="T436" style:family="text">
      <style:text-properties style:text-line-through-style="none" style:text-line-through-type="none" officeooo:rsid="35c55bb0"/>
    </style:style>
    <style:style style:name="T437" style:family="text">
      <style:text-properties style:text-line-through-style="none" style:text-line-through-type="none" officeooo:rsid="35c5db37"/>
    </style:style>
    <style:style style:name="T438" style:family="text">
      <style:text-properties style:text-line-through-style="none" style:text-line-through-type="none" officeooo:rsid="35c754b5"/>
    </style:style>
    <style:style style:name="T439" style:family="text">
      <style:text-properties style:text-line-through-style="none" style:text-line-through-type="none" officeooo:rsid="35c8e8fe"/>
    </style:style>
    <style:style style:name="T440" style:family="text">
      <style:text-properties style:text-line-through-style="none" style:text-line-through-type="none" officeooo:rsid="35c9153b"/>
    </style:style>
    <style:style style:name="T441" style:family="text">
      <style:text-properties style:text-line-through-style="none" style:text-line-through-type="none" officeooo:rsid="35cac551"/>
    </style:style>
    <style:style style:name="T442" style:family="text">
      <style:text-properties style:text-line-through-style="none" style:text-line-through-type="none" officeooo:rsid="35ccb1dc"/>
    </style:style>
    <style:style style:name="T443" style:family="text">
      <style:text-properties style:text-line-through-style="none" style:text-line-through-type="none" officeooo:rsid="35d0b098"/>
    </style:style>
    <style:style style:name="T444" style:family="text">
      <style:text-properties style:text-line-through-style="none" style:text-line-through-type="none" officeooo:rsid="35d23953"/>
    </style:style>
    <style:style style:name="T445" style:family="text">
      <style:text-properties style:text-line-through-style="none" style:text-line-through-type="none" officeooo:rsid="35d2fc5e"/>
    </style:style>
    <style:style style:name="T446" style:family="text">
      <style:text-properties style:text-line-through-style="none" style:text-line-through-type="none" officeooo:rsid="35d46908"/>
    </style:style>
    <style:style style:name="T447" style:family="text">
      <style:text-properties style:text-line-through-style="none" style:text-line-through-type="none" officeooo:rsid="35d5ac45"/>
    </style:style>
    <style:style style:name="T448" style:family="text">
      <style:text-properties style:text-line-through-style="none" style:text-line-through-type="none" officeooo:rsid="35d7dc7c"/>
    </style:style>
    <style:style style:name="T449" style:family="text">
      <style:text-properties style:text-line-through-style="none" style:text-line-through-type="none" officeooo:rsid="3610c771"/>
    </style:style>
    <style:style style:name="T450" style:family="text">
      <style:text-properties style:text-line-through-style="none" style:text-line-through-type="none" officeooo:rsid="37b77900"/>
    </style:style>
    <style:style style:name="T451" style:family="text">
      <style:text-properties style:text-line-through-style="none" style:text-line-through-type="none" officeooo:rsid="37b8cd4a"/>
    </style:style>
    <style:style style:name="T452" style:family="text">
      <style:text-properties style:text-line-through-style="none" style:text-line-through-type="none" officeooo:rsid="37ba16ee"/>
    </style:style>
    <style:style style:name="T453" style:family="text">
      <style:text-properties style:text-line-through-style="none" style:text-line-through-type="none" officeooo:rsid="37baa06d"/>
    </style:style>
    <style:style style:name="T454" style:family="text">
      <style:text-properties style:text-line-through-style="none" style:text-line-through-type="none" officeooo:rsid="37bb4865"/>
    </style:style>
    <style:style style:name="T455" style:family="text">
      <style:text-properties style:text-line-through-style="none" style:text-line-through-type="none" officeooo:rsid="2ff09c19"/>
    </style:style>
    <style:style style:name="T456" style:family="text">
      <style:text-properties style:text-line-through-style="none" style:text-line-through-type="none" officeooo:rsid="37e4bdfb"/>
    </style:style>
    <style:style style:name="T457" style:family="text">
      <style:text-properties style:text-line-through-style="none" style:text-line-through-type="none" officeooo:rsid="37fec3ca"/>
    </style:style>
    <style:style style:name="T458" style:family="text">
      <style:text-properties style:text-line-through-style="none" style:text-line-through-type="none" officeooo:rsid="37ff54ef"/>
    </style:style>
    <style:style style:name="T459" style:family="text">
      <style:text-properties style:text-line-through-style="none" style:text-line-through-type="none" officeooo:rsid="3807fa2a"/>
    </style:style>
    <style:style style:name="T460" style:family="text">
      <style:text-properties style:text-line-through-style="none" style:text-line-through-type="none" officeooo:rsid="380938ce"/>
    </style:style>
    <style:style style:name="T461" style:family="text">
      <style:text-properties style:text-line-through-style="none" style:text-line-through-type="none" officeooo:rsid="380adc71"/>
    </style:style>
    <style:style style:name="T462" style:family="text">
      <style:text-properties style:text-line-through-style="none" style:text-line-through-type="none" officeooo:rsid="380d7986"/>
    </style:style>
    <style:style style:name="T463" style:family="text">
      <style:text-properties style:text-line-through-style="none" style:text-line-through-type="none" officeooo:rsid="38cc78f6"/>
    </style:style>
    <style:style style:name="T464" style:family="text">
      <style:text-properties style:text-line-through-style="none" style:text-line-through-type="none" officeooo:rsid="38dd035b"/>
    </style:style>
    <style:style style:name="T465" style:family="text">
      <style:text-properties style:text-line-through-style="none" style:text-line-through-type="none" officeooo:rsid="38deb88f"/>
    </style:style>
    <style:style style:name="T466" style:family="text">
      <style:text-properties style:text-line-through-style="none" style:text-line-through-type="none" officeooo:rsid="38e68280"/>
    </style:style>
    <style:style style:name="T467" style:family="text">
      <style:text-properties style:text-line-through-style="none" style:text-line-through-type="none" officeooo:rsid="390cd3d9"/>
    </style:style>
    <style:style style:name="T468" style:family="text">
      <style:text-properties style:text-line-through-style="none" style:text-line-through-type="none" officeooo:rsid="390e72a4"/>
    </style:style>
    <style:style style:name="T469" style:family="text">
      <style:text-properties style:text-line-through-style="none" style:text-line-through-type="none" officeooo:rsid="392a37b4"/>
    </style:style>
    <style:style style:name="T470" style:family="text">
      <style:text-properties style:text-line-through-style="none" style:text-line-through-type="none" officeooo:rsid="394a174a"/>
    </style:style>
    <style:style style:name="T471" style:family="text">
      <style:text-properties style:text-line-through-style="none" style:text-line-through-type="none" officeooo:rsid="3954aa69"/>
    </style:style>
    <style:style style:name="T472" style:family="text">
      <style:text-properties fo:language="cs" fo:country="CZ"/>
    </style:style>
    <style:style style:name="T473" style:family="text">
      <style:text-properties fo:language="cs" fo:country="CZ" fo:font-style="italic" style:language-asian="cs" style:country-asian="CZ" style:font-style-asian="italic" style:font-style-complex="italic"/>
    </style:style>
    <style:style style:name="T474" style:family="text">
      <style:text-properties fo:language="cs" fo:country="CZ" fo:font-style="italic" officeooo:rsid="20759c9f" style:language-asian="cs" style:country-asian="CZ" style:font-style-asian="italic" style:font-style-complex="italic"/>
    </style:style>
    <style:style style:name="T475" style:family="text">
      <style:text-properties fo:language="cs" fo:country="CZ" fo:font-style="italic" officeooo:rsid="20a75113" style:language-asian="cs" style:country-asian="CZ" style:font-style-asian="italic" style:font-style-complex="italic"/>
    </style:style>
    <style:style style:name="T476" style:family="text">
      <style:text-properties fo:language="cs" fo:country="CZ" fo:font-style="italic" officeooo:rsid="21966d5f" style:language-asian="cs" style:country-asian="CZ" style:font-style-asian="italic" style:font-style-complex="italic"/>
    </style:style>
    <style:style style:name="T477" style:family="text">
      <style:text-properties fo:language="cs" fo:country="CZ" fo:font-style="italic" officeooo:rsid="21b1e115" style:language-asian="cs" style:country-asian="CZ" style:font-style-asian="italic" style:font-style-complex="italic"/>
    </style:style>
    <style:style style:name="T478" style:family="text">
      <style:text-properties fo:language="cs" fo:country="CZ" fo:font-style="italic" officeooo:rsid="22197097" style:language-asian="cs" style:country-asian="CZ" style:font-style-asian="italic" style:font-style-complex="italic"/>
    </style:style>
    <style:style style:name="T479" style:family="text">
      <style:text-properties fo:language="cs" fo:country="CZ" fo:font-style="italic" officeooo:rsid="20e96c9d" style:language-asian="cs" style:country-asian="CZ" style:font-style-asian="italic" style:font-style-complex="italic"/>
    </style:style>
    <style:style style:name="T480" style:family="text">
      <style:text-properties fo:language="cs" fo:country="CZ" fo:font-style="italic" officeooo:rsid="223e7fa9" style:language-asian="cs" style:country-asian="CZ" style:font-style-asian="italic" style:font-style-complex="italic"/>
    </style:style>
    <style:style style:name="T481" style:family="text">
      <style:text-properties fo:language="cs" fo:country="CZ" fo:font-style="italic" officeooo:rsid="22404075" style:language-asian="cs" style:country-asian="CZ" style:font-style-asian="italic" style:font-style-complex="italic"/>
    </style:style>
    <style:style style:name="T482" style:family="text">
      <style:text-properties fo:language="cs" fo:country="CZ" fo:font-style="italic" officeooo:rsid="224ad8f1" style:language-asian="cs" style:country-asian="CZ" style:font-style-asian="italic" style:font-style-complex="italic"/>
    </style:style>
    <style:style style:name="T483" style:family="text">
      <style:text-properties fo:language="cs" fo:country="CZ" fo:font-style="italic" officeooo:rsid="224b196c" style:language-asian="cs" style:country-asian="CZ" style:font-style-asian="italic" style:font-style-complex="italic"/>
    </style:style>
    <style:style style:name="T484" style:family="text">
      <style:text-properties fo:language="cs" fo:country="CZ" fo:font-style="italic" officeooo:rsid="2257a472" style:language-asian="cs" style:country-asian="CZ" style:font-style-asian="italic" style:font-style-complex="italic"/>
    </style:style>
    <style:style style:name="T485" style:family="text">
      <style:text-properties fo:language="cs" fo:country="CZ" fo:font-style="italic" officeooo:rsid="16077e11" style:language-asian="cs" style:country-asian="CZ" style:font-style-asian="italic" style:font-style-complex="italic"/>
    </style:style>
    <style:style style:name="T486" style:family="text">
      <style:text-properties fo:language="cs" fo:country="CZ" fo:font-style="italic" officeooo:rsid="2264f721" style:language-asian="cs" style:country-asian="CZ" style:font-style-asian="italic" style:font-style-complex="italic"/>
    </style:style>
    <style:style style:name="T487" style:family="text">
      <style:text-properties fo:language="cs" fo:country="CZ" fo:font-style="italic" officeooo:rsid="2262950f" style:language-asian="cs" style:country-asian="CZ" style:font-style-asian="italic" style:font-style-complex="italic"/>
    </style:style>
    <style:style style:name="T488" style:family="text">
      <style:text-properties fo:language="cs" fo:country="CZ" fo:font-style="italic" officeooo:rsid="2270d6b1" style:language-asian="cs" style:country-asian="CZ" style:font-style-asian="italic" style:font-style-complex="italic"/>
    </style:style>
    <style:style style:name="T489" style:family="text">
      <style:text-properties fo:language="cs" fo:country="CZ" fo:font-style="italic" officeooo:rsid="2270e0f8" style:language-asian="cs" style:country-asian="CZ" style:font-style-asian="italic" style:font-style-complex="italic"/>
    </style:style>
    <style:style style:name="T490" style:family="text">
      <style:text-properties fo:language="cs" fo:country="CZ" fo:font-style="italic" officeooo:rsid="227187a1" style:language-asian="cs" style:country-asian="CZ" style:font-style-asian="italic" style:font-style-complex="italic"/>
    </style:style>
    <style:style style:name="T491" style:family="text">
      <style:text-properties fo:language="cs" fo:country="CZ" fo:font-style="italic" officeooo:rsid="227200b6" style:language-asian="cs" style:country-asian="CZ" style:font-style-asian="italic" style:font-style-complex="italic"/>
    </style:style>
    <style:style style:name="T492" style:family="text">
      <style:text-properties fo:language="cs" fo:country="CZ" fo:font-style="italic" officeooo:rsid="22800e48" style:language-asian="cs" style:country-asian="CZ" style:font-style-asian="italic" style:font-style-complex="italic"/>
    </style:style>
    <style:style style:name="T493" style:family="text">
      <style:text-properties fo:language="cs" fo:country="CZ" fo:font-style="italic" officeooo:rsid="2282078d" style:language-asian="cs" style:country-asian="CZ" style:font-style-asian="italic" style:font-style-complex="italic"/>
    </style:style>
    <style:style style:name="T494" style:family="text">
      <style:text-properties fo:language="cs" fo:country="CZ" fo:font-style="italic" officeooo:rsid="228a945e" style:language-asian="cs" style:country-asian="CZ" style:font-style-asian="italic" style:font-style-complex="italic"/>
    </style:style>
    <style:style style:name="T495" style:family="text">
      <style:text-properties fo:language="cs" fo:country="CZ" fo:font-style="italic" officeooo:rsid="228dc0f3" style:language-asian="cs" style:country-asian="CZ" style:font-style-asian="italic" style:font-style-complex="italic"/>
    </style:style>
    <style:style style:name="T496" style:family="text">
      <style:text-properties fo:language="cs" fo:country="CZ" fo:font-style="italic" officeooo:rsid="228eef0d" style:language-asian="cs" style:country-asian="CZ" style:font-style-asian="italic" style:font-style-complex="italic"/>
    </style:style>
    <style:style style:name="T497" style:family="text">
      <style:text-properties fo:language="cs" fo:country="CZ" fo:font-style="italic" officeooo:rsid="2297aba1" style:language-asian="cs" style:country-asian="CZ" style:font-style-asian="italic" style:font-style-complex="italic"/>
    </style:style>
    <style:style style:name="T498" style:family="text">
      <style:text-properties fo:language="cs" fo:country="CZ" fo:font-style="italic" officeooo:rsid="2297affa" style:language-asian="cs" style:country-asian="CZ" style:font-style-asian="italic" style:font-style-complex="italic"/>
    </style:style>
    <style:style style:name="T499" style:family="text">
      <style:text-properties fo:language="cs" fo:country="CZ" fo:font-style="italic" officeooo:rsid="229c2711" style:language-asian="cs" style:country-asian="CZ" style:font-style-asian="italic" style:font-style-complex="italic"/>
    </style:style>
    <style:style style:name="T500" style:family="text">
      <style:text-properties fo:language="cs" fo:country="CZ" fo:font-style="italic" officeooo:rsid="22a49575" style:language-asian="cs" style:country-asian="CZ" style:font-style-asian="italic" style:font-style-complex="italic"/>
    </style:style>
    <style:style style:name="T501" style:family="text">
      <style:text-properties fo:language="cs" fo:country="CZ" fo:font-style="italic" officeooo:rsid="2070f8c1" style:language-asian="cs" style:country-asian="CZ" style:font-style-asian="italic" style:font-style-complex="italic"/>
    </style:style>
    <style:style style:name="T502" style:family="text">
      <style:text-properties fo:language="cs" fo:country="CZ" fo:font-style="italic" officeooo:rsid="233a4c33" style:language-asian="cs" style:country-asian="CZ" style:font-style-asian="italic" style:font-style-complex="italic"/>
    </style:style>
    <style:style style:name="T503" style:family="text">
      <style:text-properties fo:language="cs" fo:country="CZ" fo:font-style="italic" officeooo:rsid="2395a884" style:language-asian="cs" style:country-asian="CZ" style:font-style-asian="italic" style:font-style-complex="italic"/>
    </style:style>
    <style:style style:name="T504" style:family="text">
      <style:text-properties fo:language="cs" fo:country="CZ" fo:font-style="italic" officeooo:rsid="2397efe5" style:language-asian="cs" style:country-asian="CZ" style:font-style-asian="italic" style:font-style-complex="italic"/>
    </style:style>
    <style:style style:name="T505" style:family="text">
      <style:text-properties fo:language="cs" fo:country="CZ" fo:font-style="italic" officeooo:rsid="239baad3" style:language-asian="cs" style:country-asian="CZ" style:font-style-asian="italic" style:font-style-complex="italic"/>
    </style:style>
    <style:style style:name="T506" style:family="text">
      <style:text-properties fo:language="cs" fo:country="CZ" fo:font-style="italic" officeooo:rsid="239f3212" style:language-asian="cs" style:country-asian="CZ" style:font-style-asian="italic" style:font-style-complex="italic"/>
    </style:style>
    <style:style style:name="T507" style:family="text">
      <style:text-properties fo:language="cs" fo:country="CZ" fo:font-style="italic" officeooo:rsid="23a66355" style:language-asian="cs" style:country-asian="CZ" style:font-style-asian="italic" style:font-style-complex="italic"/>
    </style:style>
    <style:style style:name="T508" style:family="text">
      <style:text-properties fo:language="cs" fo:country="CZ" fo:font-style="italic" officeooo:rsid="23a68aaa" style:language-asian="cs" style:country-asian="CZ" style:font-style-asian="italic" style:font-style-complex="italic"/>
    </style:style>
    <style:style style:name="T509" style:family="text">
      <style:text-properties fo:language="cs" fo:country="CZ" fo:font-style="italic" officeooo:rsid="23b742fd" style:language-asian="cs" style:country-asian="CZ" style:font-style-asian="italic" style:font-style-complex="italic"/>
    </style:style>
    <style:style style:name="T510" style:family="text">
      <style:text-properties fo:language="cs" fo:country="CZ" fo:font-style="italic" officeooo:rsid="23bc305e" style:language-asian="cs" style:country-asian="CZ" style:font-style-asian="italic" style:font-style-complex="italic"/>
    </style:style>
    <style:style style:name="T511" style:family="text">
      <style:text-properties fo:language="cs" fo:country="CZ" fo:font-style="italic" officeooo:rsid="239ee6d2" style:language-asian="cs" style:country-asian="CZ" style:font-style-asian="italic" style:font-style-complex="italic"/>
    </style:style>
    <style:style style:name="T512" style:family="text">
      <style:text-properties fo:language="cs" fo:country="CZ" fo:font-style="italic" officeooo:rsid="23cb1884" style:language-asian="cs" style:country-asian="CZ" style:font-style-asian="italic" style:font-style-complex="italic"/>
    </style:style>
    <style:style style:name="T513" style:family="text">
      <style:text-properties fo:language="cs" fo:country="CZ" fo:font-style="italic" officeooo:rsid="23cc4087" style:language-asian="cs" style:country-asian="CZ" style:font-style-asian="italic" style:font-style-complex="italic"/>
    </style:style>
    <style:style style:name="T514" style:family="text">
      <style:text-properties fo:language="cs" fo:country="CZ" fo:font-style="italic" officeooo:rsid="23d24716" style:language-asian="cs" style:country-asian="CZ" style:font-style-asian="italic" style:font-style-complex="italic"/>
    </style:style>
    <style:style style:name="T515" style:family="text">
      <style:text-properties fo:language="cs" fo:country="CZ" fo:font-style="italic" officeooo:rsid="23e9cc18" style:language-asian="cs" style:country-asian="CZ" style:font-style-asian="italic" style:font-style-complex="italic"/>
    </style:style>
    <style:style style:name="T516" style:family="text">
      <style:text-properties fo:language="cs" fo:country="CZ" fo:font-style="italic" officeooo:rsid="27e08a27" style:language-asian="cs" style:country-asian="CZ" style:font-style-asian="italic" style:font-style-complex="italic"/>
    </style:style>
    <style:style style:name="T517" style:family="text">
      <style:text-properties fo:language="cs" fo:country="CZ" fo:font-style="italic" officeooo:rsid="27e72a02" style:language-asian="cs" style:country-asian="CZ" style:font-style-asian="italic" style:font-style-complex="italic"/>
    </style:style>
    <style:style style:name="T518" style:family="text">
      <style:text-properties fo:language="cs" fo:country="CZ" fo:font-style="italic" officeooo:rsid="207d25a9" style:language-asian="cs" style:country-asian="CZ" style:font-style-asian="italic" style:font-style-complex="italic"/>
    </style:style>
    <style:style style:name="T519" style:family="text">
      <style:text-properties fo:language="cs" fo:country="CZ" fo:font-style="italic" officeooo:rsid="20834f4f" style:language-asian="cs" style:country-asian="CZ" style:font-style-asian="italic" style:font-style-complex="italic"/>
    </style:style>
    <style:style style:name="T520" style:family="text">
      <style:text-properties fo:language="cs" fo:country="CZ" fo:font-style="italic" officeooo:rsid="377636a8" style:language-asian="cs" style:country-asian="CZ" style:font-style-asian="italic" style:font-style-complex="italic"/>
    </style:style>
    <style:style style:name="T521" style:family="text">
      <style:text-properties fo:language="cs" fo:country="CZ" fo:font-style="italic" officeooo:rsid="37984a94" style:language-asian="cs" style:country-asian="CZ" style:font-style-asian="italic" style:font-style-complex="italic"/>
    </style:style>
    <style:style style:name="T522" style:family="text">
      <style:text-properties fo:language="cs" fo:country="CZ" fo:font-style="italic" style:font-style-asian="italic" style:font-style-complex="italic"/>
    </style:style>
    <style:style style:name="T523" style:family="text">
      <style:text-properties fo:language="cs" fo:country="CZ" fo:font-style="italic" officeooo:rsid="120adea7" style:font-style-asian="italic" style:font-style-complex="italic"/>
    </style:style>
    <style:style style:name="T524" style:family="text">
      <style:text-properties fo:language="cs" fo:country="CZ" fo:font-style="italic" officeooo:rsid="134c3978" style:font-style-asian="italic" style:font-style-complex="italic"/>
    </style:style>
    <style:style style:name="T525" style:family="text">
      <style:text-properties fo:language="cs" fo:country="CZ" fo:font-style="italic" officeooo:rsid="1219fef8" style:font-style-asian="italic" style:font-style-complex="italic"/>
    </style:style>
    <style:style style:name="T526" style:family="text">
      <style:text-properties fo:language="cs" fo:country="CZ" fo:font-style="italic" officeooo:rsid="120b53e2" style:font-style-asian="italic" style:font-style-complex="italic"/>
    </style:style>
    <style:style style:name="T527" style:family="text">
      <style:text-properties fo:language="cs" fo:country="CZ" fo:font-style="italic" officeooo:rsid="121a2aad" style:font-style-asian="italic" style:font-style-complex="italic"/>
    </style:style>
    <style:style style:name="T528" style:family="text">
      <style:text-properties fo:language="cs" fo:country="CZ" fo:font-style="italic" officeooo:rsid="256ef27a" style:font-style-asian="italic" style:font-style-complex="italic"/>
    </style:style>
    <style:style style:name="T529" style:family="text">
      <style:text-properties fo:language="cs" fo:country="CZ" fo:font-style="italic" officeooo:rsid="25733ca9" style:font-style-asian="italic" style:font-style-complex="italic"/>
    </style:style>
    <style:style style:name="T530" style:family="text">
      <style:text-properties fo:language="cs" fo:country="CZ" fo:font-style="italic" officeooo:rsid="2576dfad" style:font-style-asian="italic" style:font-style-complex="italic"/>
    </style:style>
    <style:style style:name="T531" style:family="text">
      <style:text-properties fo:language="cs" fo:country="CZ" fo:font-style="italic" officeooo:rsid="25796d8b" style:font-style-asian="italic" style:font-style-complex="italic"/>
    </style:style>
    <style:style style:name="T532" style:family="text">
      <style:text-properties fo:language="cs" fo:country="CZ" fo:font-style="italic" officeooo:rsid="1f23f6d8" style:font-style-asian="italic" style:font-style-complex="italic"/>
    </style:style>
    <style:style style:name="T533" style:family="text">
      <style:text-properties fo:language="cs" fo:country="CZ" fo:font-style="italic" officeooo:rsid="1a67d4d3" style:font-style-asian="italic" style:font-style-complex="italic"/>
    </style:style>
    <style:style style:name="T534" style:family="text">
      <style:text-properties fo:language="cs" fo:country="CZ" fo:font-style="italic" officeooo:rsid="1f24bc92" style:font-style-asian="italic" style:font-style-complex="italic"/>
    </style:style>
    <style:style style:name="T535" style:family="text">
      <style:text-properties fo:language="cs" fo:country="CZ" fo:font-style="italic" officeooo:rsid="2582dc7c" style:font-style-asian="italic" style:font-style-complex="italic"/>
    </style:style>
    <style:style style:name="T536" style:family="text">
      <style:text-properties fo:language="cs" fo:country="CZ" fo:font-style="italic" officeooo:rsid="2569af57" style:font-style-asian="italic" style:font-style-complex="italic"/>
    </style:style>
    <style:style style:name="T537" style:family="text">
      <style:text-properties fo:language="cs" fo:country="CZ" fo:font-style="italic" officeooo:rsid="1dfd222d" style:font-style-asian="italic" style:font-style-complex="italic"/>
    </style:style>
    <style:style style:name="T538" style:family="text">
      <style:text-properties fo:language="cs" fo:country="CZ" fo:font-style="italic" officeooo:rsid="258b9ec7" style:font-style-asian="italic" style:font-style-complex="italic"/>
    </style:style>
    <style:style style:name="T539" style:family="text">
      <style:text-properties fo:language="cs" fo:country="CZ" fo:font-style="italic" officeooo:rsid="25a63f6d" style:font-style-asian="italic" style:font-style-complex="italic"/>
    </style:style>
    <style:style style:name="T540" style:family="text">
      <style:text-properties fo:language="cs" fo:country="CZ" fo:font-style="italic" officeooo:rsid="25ab7249" style:font-style-asian="italic" style:font-style-complex="italic"/>
    </style:style>
    <style:style style:name="T541" style:family="text">
      <style:text-properties fo:language="cs" fo:country="CZ" fo:font-style="italic" officeooo:rsid="25ee5055" style:font-style-asian="italic" style:font-style-complex="italic"/>
    </style:style>
    <style:style style:name="T542" style:family="text">
      <style:text-properties fo:language="cs" fo:country="CZ" fo:font-style="italic" officeooo:rsid="25f1c2f6" style:font-style-asian="italic" style:font-style-complex="italic"/>
    </style:style>
    <style:style style:name="T543" style:family="text">
      <style:text-properties fo:language="cs" fo:country="CZ" fo:font-style="italic" officeooo:rsid="256ff369" style:font-style-asian="italic" style:font-style-complex="italic"/>
    </style:style>
    <style:style style:name="T544" style:family="text">
      <style:text-properties fo:language="cs" fo:country="CZ" fo:font-style="italic" officeooo:rsid="25a87d4c" style:font-style-asian="italic" style:font-style-complex="italic"/>
    </style:style>
    <style:style style:name="T545" style:family="text">
      <style:text-properties fo:language="cs" fo:country="CZ" fo:font-style="italic" officeooo:rsid="26b8725f" style:font-style-asian="italic" style:font-style-complex="italic"/>
    </style:style>
    <style:style style:name="T546" style:family="text">
      <style:text-properties fo:language="cs" fo:country="CZ" fo:font-style="italic" officeooo:rsid="1aa8fb70" style:font-style-asian="italic" style:font-style-complex="italic"/>
    </style:style>
    <style:style style:name="T547" style:family="text">
      <style:text-properties fo:language="cs" fo:country="CZ" fo:font-style="italic" officeooo:rsid="1aaaf7b3" style:font-style-asian="italic" style:font-style-complex="italic"/>
    </style:style>
    <style:style style:name="T548" style:family="text">
      <style:text-properties fo:language="cs" fo:country="CZ" fo:font-style="italic" officeooo:rsid="304c584d" style:font-style-asian="italic" style:font-style-complex="italic"/>
    </style:style>
    <style:style style:name="T549" style:family="text">
      <style:text-properties fo:language="cs" fo:country="CZ" fo:font-style="italic" officeooo:rsid="3182657b" style:font-style-asian="italic" style:font-style-complex="italic"/>
    </style:style>
    <style:style style:name="T550" style:family="text">
      <style:text-properties fo:language="cs" fo:country="CZ" fo:font-style="italic" officeooo:rsid="391178b6" style:font-style-asian="italic" style:font-style-complex="italic"/>
    </style:style>
    <style:style style:name="T551" style:family="text">
      <style:text-properties fo:language="cs" fo:country="CZ" fo:font-style="normal" style:language-asian="cs" style:country-asian="CZ" style:font-style-asian="normal" style:font-style-complex="normal"/>
    </style:style>
    <style:style style:name="T552" style:family="text">
      <style:text-properties fo:language="cs" fo:country="CZ" fo:font-style="normal" officeooo:rsid="2157048b" style:language-asian="cs" style:country-asian="CZ" style:font-style-asian="normal" style:font-style-complex="normal"/>
    </style:style>
    <style:style style:name="T553" style:family="text">
      <style:text-properties fo:language="cs" fo:country="CZ" fo:font-style="normal" officeooo:rsid="2195aae2" style:language-asian="cs" style:country-asian="CZ" style:font-style-asian="normal" style:font-style-complex="normal"/>
    </style:style>
    <style:style style:name="T554" style:family="text">
      <style:text-properties fo:language="cs" fo:country="CZ" fo:font-style="normal" officeooo:rsid="2195b040" style:language-asian="cs" style:country-asian="CZ" style:font-style-asian="normal" style:font-style-complex="normal"/>
    </style:style>
    <style:style style:name="T555" style:family="text">
      <style:text-properties fo:language="cs" fo:country="CZ" fo:font-style="normal" officeooo:rsid="20e96c9d" style:language-asian="cs" style:country-asian="CZ" style:font-style-asian="normal" style:font-style-complex="normal"/>
    </style:style>
    <style:style style:name="T556" style:family="text">
      <style:text-properties fo:language="cs" fo:country="CZ" fo:font-style="normal" officeooo:rsid="2231cc63" style:language-asian="cs" style:country-asian="CZ" style:font-style-asian="normal" style:font-style-complex="normal"/>
    </style:style>
    <style:style style:name="T557" style:family="text">
      <style:text-properties fo:language="cs" fo:country="CZ" fo:font-style="normal" officeooo:rsid="16077e11" style:language-asian="cs" style:country-asian="CZ" style:font-style-asian="normal" style:font-style-complex="normal"/>
    </style:style>
    <style:style style:name="T558" style:family="text">
      <style:text-properties fo:language="cs" fo:country="CZ" fo:font-style="normal" officeooo:rsid="1445805e" style:language-asian="cs" style:country-asian="CZ" style:font-style-asian="normal" style:font-style-complex="normal"/>
    </style:style>
    <style:style style:name="T559" style:family="text">
      <style:text-properties fo:language="cs" fo:country="CZ" fo:font-style="normal" officeooo:rsid="15fcf686" style:language-asian="cs" style:country-asian="CZ" style:font-style-asian="normal" style:font-style-complex="normal"/>
    </style:style>
    <style:style style:name="T560" style:family="text">
      <style:text-properties fo:language="cs" fo:country="CZ" fo:font-style="normal" officeooo:rsid="1612c537" style:language-asian="cs" style:country-asian="CZ" style:font-style-asian="normal" style:font-style-complex="normal"/>
    </style:style>
    <style:style style:name="T561" style:family="text">
      <style:text-properties fo:language="cs" fo:country="CZ" fo:font-style="normal" officeooo:rsid="2262950f" style:language-asian="cs" style:country-asian="CZ" style:font-style-asian="normal" style:font-style-complex="normal"/>
    </style:style>
    <style:style style:name="T562" style:family="text">
      <style:text-properties fo:language="cs" fo:country="CZ" fo:font-style="normal" officeooo:rsid="2264f721" style:language-asian="cs" style:country-asian="CZ" style:font-style-asian="normal" style:font-style-complex="normal"/>
    </style:style>
    <style:style style:name="T563" style:family="text">
      <style:text-properties fo:language="cs" fo:country="CZ" fo:font-style="normal" officeooo:rsid="2265ef66" style:language-asian="cs" style:country-asian="CZ" style:font-style-asian="normal" style:font-style-complex="normal"/>
    </style:style>
    <style:style style:name="T564" style:family="text">
      <style:text-properties fo:language="cs" fo:country="CZ" fo:font-style="normal" officeooo:rsid="22e5d946" style:language-asian="cs" style:country-asian="CZ" style:font-style-asian="normal" style:font-style-complex="normal"/>
    </style:style>
    <style:style style:name="T565" style:family="text">
      <style:text-properties fo:language="cs" fo:country="CZ" fo:font-style="normal" officeooo:rsid="2065d056" style:language-asian="cs" style:country-asian="CZ" style:font-style-asian="normal" style:font-style-complex="normal"/>
    </style:style>
    <style:style style:name="T566" style:family="text">
      <style:text-properties fo:language="cs" fo:country="CZ" fo:font-style="normal" officeooo:rsid="22fc745d" style:language-asian="cs" style:country-asian="CZ" style:font-style-asian="normal" style:font-style-complex="normal"/>
    </style:style>
    <style:style style:name="T567" style:family="text">
      <style:text-properties fo:language="cs" fo:country="CZ" fo:font-style="normal" officeooo:rsid="21537a33" style:language-asian="cs" style:country-asian="CZ" style:font-style-asian="normal" style:font-style-complex="normal"/>
    </style:style>
    <style:style style:name="T568" style:family="text">
      <style:text-properties fo:language="cs" fo:country="CZ" fo:font-style="normal" officeooo:rsid="230ba10e" style:language-asian="cs" style:country-asian="CZ" style:font-style-asian="normal" style:font-style-complex="normal"/>
    </style:style>
    <style:style style:name="T569" style:family="text">
      <style:text-properties fo:language="cs" fo:country="CZ" fo:font-style="normal" officeooo:rsid="232dc870" style:language-asian="cs" style:country-asian="CZ" style:font-style-asian="normal" style:font-style-complex="normal"/>
    </style:style>
    <style:style style:name="T570" style:family="text">
      <style:text-properties fo:language="cs" fo:country="CZ" fo:font-style="normal" officeooo:rsid="2351a1c2" style:language-asian="cs" style:country-asian="CZ" style:font-style-asian="normal" style:font-style-complex="normal"/>
    </style:style>
    <style:style style:name="T571" style:family="text">
      <style:text-properties fo:language="cs" fo:country="CZ" fo:font-style="normal" officeooo:rsid="235399e7" style:language-asian="cs" style:country-asian="CZ" style:font-style-asian="normal" style:font-style-complex="normal"/>
    </style:style>
    <style:style style:name="T572" style:family="text">
      <style:text-properties fo:language="cs" fo:country="CZ" fo:font-style="normal" officeooo:rsid="235a9de7" style:language-asian="cs" style:country-asian="CZ" style:font-style-asian="normal" style:font-style-complex="normal"/>
    </style:style>
    <style:style style:name="T573" style:family="text">
      <style:text-properties fo:language="cs" fo:country="CZ" fo:font-style="normal" officeooo:rsid="219805d8" style:language-asian="cs" style:country-asian="CZ" style:font-style-asian="normal" style:font-style-complex="normal"/>
    </style:style>
    <style:style style:name="T574" style:family="text">
      <style:text-properties fo:language="cs" fo:country="CZ" fo:font-style="normal" officeooo:rsid="21e767d4" style:language-asian="cs" style:country-asian="CZ" style:font-style-asian="normal" style:font-style-complex="normal"/>
    </style:style>
    <style:style style:name="T575" style:family="text">
      <style:text-properties fo:language="cs" fo:country="CZ" fo:font-style="normal" officeooo:rsid="237987a4" style:language-asian="cs" style:country-asian="CZ" style:font-style-asian="normal" style:font-style-complex="normal"/>
    </style:style>
    <style:style style:name="T576" style:family="text">
      <style:text-properties fo:language="cs" fo:country="CZ" fo:font-style="normal" officeooo:rsid="2197e806" style:language-asian="cs" style:country-asian="CZ" style:font-style-asian="normal" style:font-style-complex="normal"/>
    </style:style>
    <style:style style:name="T577" style:family="text">
      <style:text-properties fo:language="cs" fo:country="CZ" fo:font-style="normal" officeooo:rsid="2395a884" style:language-asian="cs" style:country-asian="CZ" style:font-style-asian="normal" style:font-style-complex="normal"/>
    </style:style>
    <style:style style:name="T578" style:family="text">
      <style:text-properties fo:language="cs" fo:country="CZ" fo:font-style="normal" officeooo:rsid="23963425" style:language-asian="cs" style:country-asian="CZ" style:font-style-asian="normal" style:font-style-complex="normal"/>
    </style:style>
    <style:style style:name="T579" style:family="text">
      <style:text-properties fo:language="cs" fo:country="CZ" fo:font-style="normal" officeooo:rsid="239baad3" style:language-asian="cs" style:country-asian="CZ" style:font-style-asian="normal" style:font-style-complex="normal"/>
    </style:style>
    <style:style style:name="T580" style:family="text">
      <style:text-properties fo:language="cs" fo:country="CZ" fo:font-style="normal" officeooo:rsid="239d5616" style:language-asian="cs" style:country-asian="CZ" style:font-style-asian="normal" style:font-style-complex="normal"/>
    </style:style>
    <style:style style:name="T581" style:family="text">
      <style:text-properties fo:language="cs" fo:country="CZ" fo:font-style="normal" officeooo:rsid="239d9eb9" style:language-asian="cs" style:country-asian="CZ" style:font-style-asian="normal" style:font-style-complex="normal"/>
    </style:style>
    <style:style style:name="T582" style:family="text">
      <style:text-properties fo:language="cs" fo:country="CZ" fo:font-style="normal" officeooo:rsid="239ee6d2" style:language-asian="cs" style:country-asian="CZ" style:font-style-asian="normal" style:font-style-complex="normal"/>
    </style:style>
    <style:style style:name="T583" style:family="text">
      <style:text-properties fo:language="cs" fo:country="CZ" fo:font-style="normal" officeooo:rsid="2397efe5" style:language-asian="cs" style:country-asian="CZ" style:font-style-asian="normal" style:font-style-complex="normal"/>
    </style:style>
    <style:style style:name="T584" style:family="text">
      <style:text-properties fo:language="cs" fo:country="CZ" fo:font-style="normal" officeooo:rsid="239ee9e8" style:language-asian="cs" style:country-asian="CZ" style:font-style-asian="normal" style:font-style-complex="normal"/>
    </style:style>
    <style:style style:name="T585" style:family="text">
      <style:text-properties fo:language="cs" fo:country="CZ" fo:font-style="normal" officeooo:rsid="239f3212" style:language-asian="cs" style:country-asian="CZ" style:font-style-asian="normal" style:font-style-complex="normal"/>
    </style:style>
    <style:style style:name="T586" style:family="text">
      <style:text-properties fo:language="cs" fo:country="CZ" fo:font-style="normal" officeooo:rsid="23a5525d" style:language-asian="cs" style:country-asian="CZ" style:font-style-asian="normal" style:font-style-complex="normal"/>
    </style:style>
    <style:style style:name="T587" style:family="text">
      <style:text-properties fo:language="cs" fo:country="CZ" fo:font-style="normal" officeooo:rsid="23a66355" style:language-asian="cs" style:country-asian="CZ" style:font-style-asian="normal" style:font-style-complex="normal"/>
    </style:style>
    <style:style style:name="T588" style:family="text">
      <style:text-properties fo:language="cs" fo:country="CZ" fo:font-style="normal" officeooo:rsid="23a68aaa" style:language-asian="cs" style:country-asian="CZ" style:font-style-asian="normal" style:font-style-complex="normal"/>
    </style:style>
    <style:style style:name="T589" style:family="text">
      <style:text-properties fo:language="cs" fo:country="CZ" fo:font-style="normal" officeooo:rsid="23acc3e5" style:language-asian="cs" style:country-asian="CZ" style:font-style-asian="normal" style:font-style-complex="normal"/>
    </style:style>
    <style:style style:name="T590" style:family="text">
      <style:text-properties fo:language="cs" fo:country="CZ" fo:font-style="normal" officeooo:rsid="23aecfed" style:language-asian="cs" style:country-asian="CZ" style:font-style-asian="normal" style:font-style-complex="normal"/>
    </style:style>
    <style:style style:name="T591" style:family="text">
      <style:text-properties fo:language="cs" fo:country="CZ" fo:font-style="normal" officeooo:rsid="23b28370" style:language-asian="cs" style:country-asian="CZ" style:font-style-asian="normal" style:font-style-complex="normal"/>
    </style:style>
    <style:style style:name="T592" style:family="text">
      <style:text-properties fo:language="cs" fo:country="CZ" fo:font-style="normal" officeooo:rsid="23b4563e" style:language-asian="cs" style:country-asian="CZ" style:font-style-asian="normal" style:font-style-complex="normal"/>
    </style:style>
    <style:style style:name="T593" style:family="text">
      <style:text-properties fo:language="cs" fo:country="CZ" fo:font-style="normal" officeooo:rsid="23b61cad" style:language-asian="cs" style:country-asian="CZ" style:font-style-asian="normal" style:font-style-complex="normal"/>
    </style:style>
    <style:style style:name="T594" style:family="text">
      <style:text-properties fo:language="cs" fo:country="CZ" fo:font-style="normal" officeooo:rsid="23b742fd" style:language-asian="cs" style:country-asian="CZ" style:font-style-asian="normal" style:font-style-complex="normal"/>
    </style:style>
    <style:style style:name="T595" style:family="text">
      <style:text-properties fo:language="cs" fo:country="CZ" fo:font-style="normal" officeooo:rsid="23b95478" style:language-asian="cs" style:country-asian="CZ" style:font-style-asian="normal" style:font-style-complex="normal"/>
    </style:style>
    <style:style style:name="T596" style:family="text">
      <style:text-properties fo:language="cs" fo:country="CZ" fo:font-style="normal" officeooo:rsid="23ba6ab9" style:language-asian="cs" style:country-asian="CZ" style:font-style-asian="normal" style:font-style-complex="normal"/>
    </style:style>
    <style:style style:name="T597" style:family="text">
      <style:text-properties fo:language="cs" fo:country="CZ" fo:font-style="normal" officeooo:rsid="23bc305e" style:language-asian="cs" style:country-asian="CZ" style:font-style-asian="normal" style:font-style-complex="normal"/>
    </style:style>
    <style:style style:name="T598" style:family="text">
      <style:text-properties fo:language="cs" fo:country="CZ" fo:font-style="normal" officeooo:rsid="23be1e85" style:language-asian="cs" style:country-asian="CZ" style:font-style-asian="normal" style:font-style-complex="normal"/>
    </style:style>
    <style:style style:name="T599" style:family="text">
      <style:text-properties fo:language="cs" fo:country="CZ" fo:font-style="normal" officeooo:rsid="23be7e05" style:language-asian="cs" style:country-asian="CZ" style:font-style-asian="normal" style:font-style-complex="normal"/>
    </style:style>
    <style:style style:name="T600" style:family="text">
      <style:text-properties fo:language="cs" fo:country="CZ" fo:font-style="normal" officeooo:rsid="23c07497" style:language-asian="cs" style:country-asian="CZ" style:font-style-asian="normal" style:font-style-complex="normal"/>
    </style:style>
    <style:style style:name="T601" style:family="text">
      <style:text-properties fo:language="cs" fo:country="CZ" fo:font-style="normal" officeooo:rsid="23c21e07" style:language-asian="cs" style:country-asian="CZ" style:font-style-asian="normal" style:font-style-complex="normal"/>
    </style:style>
    <style:style style:name="T602" style:family="text">
      <style:text-properties fo:language="cs" fo:country="CZ" fo:font-style="normal" officeooo:rsid="23c804c5" style:language-asian="cs" style:country-asian="CZ" style:font-style-asian="normal" style:font-style-complex="normal"/>
    </style:style>
    <style:style style:name="T603" style:family="text">
      <style:text-properties fo:language="cs" fo:country="CZ" fo:font-style="normal" officeooo:rsid="23cb1884" style:language-asian="cs" style:country-asian="CZ" style:font-style-asian="normal" style:font-style-complex="normal"/>
    </style:style>
    <style:style style:name="T604" style:family="text">
      <style:text-properties fo:language="cs" fo:country="CZ" fo:font-style="normal" officeooo:rsid="23cc4087" style:language-asian="cs" style:country-asian="CZ" style:font-style-asian="normal" style:font-style-complex="normal"/>
    </style:style>
    <style:style style:name="T605" style:family="text">
      <style:text-properties fo:language="cs" fo:country="CZ" fo:font-style="normal" officeooo:rsid="23cd9f0a" style:language-asian="cs" style:country-asian="CZ" style:font-style-asian="normal" style:font-style-complex="normal"/>
    </style:style>
    <style:style style:name="T606" style:family="text">
      <style:text-properties fo:language="cs" fo:country="CZ" fo:font-style="normal" officeooo:rsid="23ce8c77" style:language-asian="cs" style:country-asian="CZ" style:font-style-asian="normal" style:font-style-complex="normal"/>
    </style:style>
    <style:style style:name="T607" style:family="text">
      <style:text-properties fo:language="cs" fo:country="CZ" fo:font-style="normal" officeooo:rsid="23cf6590" style:language-asian="cs" style:country-asian="CZ" style:font-style-asian="normal" style:font-style-complex="normal"/>
    </style:style>
    <style:style style:name="T608" style:family="text">
      <style:text-properties fo:language="cs" fo:country="CZ" fo:font-style="normal" officeooo:rsid="23cfd7be" style:language-asian="cs" style:country-asian="CZ" style:font-style-asian="normal" style:font-style-complex="normal"/>
    </style:style>
    <style:style style:name="T609" style:family="text">
      <style:text-properties fo:language="cs" fo:country="CZ" fo:font-style="normal" officeooo:rsid="23d0e82c" style:language-asian="cs" style:country-asian="CZ" style:font-style-asian="normal" style:font-style-complex="normal"/>
    </style:style>
    <style:style style:name="T610" style:family="text">
      <style:text-properties fo:language="cs" fo:country="CZ" fo:font-style="normal" officeooo:rsid="23d24716" style:language-asian="cs" style:country-asian="CZ" style:font-style-asian="normal" style:font-style-complex="normal"/>
    </style:style>
    <style:style style:name="T611" style:family="text">
      <style:text-properties fo:language="cs" fo:country="CZ" fo:font-style="normal" officeooo:rsid="23d41b6c" style:language-asian="cs" style:country-asian="CZ" style:font-style-asian="normal" style:font-style-complex="normal"/>
    </style:style>
    <style:style style:name="T612" style:family="text">
      <style:text-properties fo:language="cs" fo:country="CZ" fo:font-style="normal" officeooo:rsid="23d523ff" style:language-asian="cs" style:country-asian="CZ" style:font-style-asian="normal" style:font-style-complex="normal"/>
    </style:style>
    <style:style style:name="T613" style:family="text">
      <style:text-properties fo:language="cs" fo:country="CZ" fo:font-style="normal" officeooo:rsid="23d5646f" style:language-asian="cs" style:country-asian="CZ" style:font-style-asian="normal" style:font-style-complex="normal"/>
    </style:style>
    <style:style style:name="T614" style:family="text">
      <style:text-properties fo:language="cs" fo:country="CZ" fo:font-style="normal" officeooo:rsid="23d8d5f9" style:language-asian="cs" style:country-asian="CZ" style:font-style-asian="normal" style:font-style-complex="normal"/>
    </style:style>
    <style:style style:name="T615" style:family="text">
      <style:text-properties fo:language="cs" fo:country="CZ" fo:font-style="normal" officeooo:rsid="23d917ad" style:language-asian="cs" style:country-asian="CZ" style:font-style-asian="normal" style:font-style-complex="normal"/>
    </style:style>
    <style:style style:name="T616" style:family="text">
      <style:text-properties fo:language="cs" fo:country="CZ" fo:font-style="normal" officeooo:rsid="23d97dc5" style:language-asian="cs" style:country-asian="CZ" style:font-style-asian="normal" style:font-style-complex="normal"/>
    </style:style>
    <style:style style:name="T617" style:family="text">
      <style:text-properties fo:language="cs" fo:country="CZ" fo:font-style="normal" officeooo:rsid="23d9858a" style:language-asian="cs" style:country-asian="CZ" style:font-style-asian="normal" style:font-style-complex="normal"/>
    </style:style>
    <style:style style:name="T618" style:family="text">
      <style:text-properties fo:language="cs" fo:country="CZ" fo:font-style="normal" officeooo:rsid="23dd2eaa" style:language-asian="cs" style:country-asian="CZ" style:font-style-asian="normal" style:font-style-complex="normal"/>
    </style:style>
    <style:style style:name="T619" style:family="text">
      <style:text-properties fo:language="cs" fo:country="CZ" fo:font-style="normal" officeooo:rsid="207e1207" style:language-asian="cs" style:country-asian="CZ" style:font-style-asian="normal" style:font-style-complex="normal"/>
    </style:style>
    <style:style style:name="T620" style:family="text">
      <style:text-properties fo:language="cs" fo:country="CZ" fo:font-style="normal" officeooo:rsid="208751d0" style:language-asian="cs" style:country-asian="CZ" style:font-style-asian="normal" style:font-style-complex="normal"/>
    </style:style>
    <style:style style:name="T621" style:family="text">
      <style:text-properties fo:language="cs" fo:country="CZ" fo:font-style="normal" officeooo:rsid="207fb675" style:language-asian="cs" style:country-asian="CZ" style:font-style-asian="normal" style:font-style-complex="normal"/>
    </style:style>
    <style:style style:name="T622" style:family="text">
      <style:text-properties fo:language="cs" fo:country="CZ" fo:font-style="normal" officeooo:rsid="23ded328"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3e9cc18" style:language-asian="cs" style:country-asian="CZ" style:font-style-asian="normal" style:font-style-complex="normal"/>
    </style:style>
    <style:style style:name="T625" style:family="text">
      <style:text-properties fo:language="cs" fo:country="CZ" fo:font-style="normal" officeooo:rsid="23efea3c" style:language-asian="cs" style:country-asian="CZ" style:font-style-asian="normal" style:font-style-complex="normal"/>
    </style:style>
    <style:style style:name="T626" style:family="text">
      <style:text-properties fo:language="cs" fo:country="CZ" fo:font-style="normal" officeooo:rsid="27e08a27" style:language-asian="cs" style:country-asian="CZ" style:font-style-asian="normal" style:font-style-complex="normal"/>
    </style:style>
    <style:style style:name="T627" style:family="text">
      <style:text-properties fo:language="cs" fo:country="CZ" fo:font-style="normal" officeooo:rsid="22404075" style:language-asian="cs" style:country-asian="CZ" style:font-style-asian="normal" style:font-style-complex="normal"/>
    </style:style>
    <style:style style:name="T628" style:family="text">
      <style:text-properties fo:language="cs" fo:country="CZ" fo:font-style="normal" officeooo:rsid="27e2941a" style:language-asian="cs" style:country-asian="CZ" style:font-style-asian="normal" style:font-style-complex="normal"/>
    </style:style>
    <style:style style:name="T629" style:family="text">
      <style:text-properties fo:language="cs" fo:country="CZ" fo:font-style="normal" officeooo:rsid="27e72a02" style:language-asian="cs" style:country-asian="CZ" style:font-style-asian="normal" style:font-style-complex="normal"/>
    </style:style>
    <style:style style:name="T630" style:family="text">
      <style:text-properties fo:language="cs" fo:country="CZ" fo:font-style="normal" officeooo:rsid="27ef31c1" style:language-asian="cs" style:country-asian="CZ" style:font-style-asian="normal" style:font-style-complex="normal"/>
    </style:style>
    <style:style style:name="T631" style:family="text">
      <style:text-properties fo:language="cs" fo:country="CZ" fo:font-style="normal" officeooo:rsid="27f0e6cd" style:language-asian="cs" style:country-asian="CZ" style:font-style-asian="normal" style:font-style-complex="normal"/>
    </style:style>
    <style:style style:name="T632" style:family="text">
      <style:text-properties fo:language="cs" fo:country="CZ" fo:font-style="normal" fo:font-weight="normal" officeooo:rsid="1f0953c4" style:font-style-asian="normal" style:font-weight-asian="normal" style:font-style-complex="normal" style:font-weight-complex="normal"/>
    </style:style>
    <style:style style:name="T633" style:family="text">
      <style:text-properties fo:language="cs" fo:country="CZ" fo:font-style="normal" fo:font-weight="normal" officeooo:rsid="1e07a243" style:font-style-asian="normal" style:font-weight-asian="normal" style:font-style-complex="normal" style:font-weight-complex="normal"/>
    </style:style>
    <style:style style:name="T634" style:family="text">
      <style:text-properties fo:language="cs" fo:country="CZ" fo:font-style="normal" fo:font-weight="normal" officeooo:rsid="1e08667a" style:font-style-asian="normal" style:font-weight-asian="normal" style:font-style-complex="normal" style:font-weight-complex="normal"/>
    </style:style>
    <style:style style:name="T635" style:family="text">
      <style:text-properties fo:language="cs" fo:country="CZ" fo:font-style="normal" fo:font-weight="normal" officeooo:rsid="1e05f260" style:font-style-asian="normal" style:font-weight-asian="normal" style:font-style-complex="normal" style:font-weight-complex="normal"/>
    </style:style>
    <style:style style:name="T636" style:family="text">
      <style:text-properties fo:language="cs" fo:country="CZ" fo:font-style="normal" fo:font-weight="normal" officeooo:rsid="257c02ea" style:font-style-asian="normal" style:font-weight-asian="normal" style:font-style-complex="normal" style:font-weight-complex="normal"/>
    </style:style>
    <style:style style:name="T637" style:family="text">
      <style:text-properties fo:language="cs" fo:country="CZ" fo:font-style="normal" fo:font-weight="normal" officeooo:rsid="257e1516" style:font-style-asian="normal" style:font-weight-asian="normal" style:font-style-complex="normal" style:font-weight-complex="normal"/>
    </style:style>
    <style:style style:name="T638" style:family="text">
      <style:text-properties fo:language="cs" fo:country="CZ" fo:font-style="normal" fo:font-weight="normal" officeooo:rsid="257f20c1" style:font-style-asian="normal" style:font-weight-asian="normal" style:font-style-complex="normal" style:font-weight-complex="normal"/>
    </style:style>
    <style:style style:name="T639" style:family="text">
      <style:text-properties fo:language="cs" fo:country="CZ" fo:font-style="normal" fo:font-weight="normal" officeooo:rsid="258efb2f" style:font-style-asian="normal" style:font-weight-asian="normal" style:font-style-complex="normal" style:font-weight-complex="normal"/>
    </style:style>
    <style:style style:name="T640" style:family="text">
      <style:text-properties fo:language="cs" fo:country="CZ" fo:font-style="normal" fo:font-weight="normal" officeooo:rsid="258f3419" style:font-style-asian="normal" style:font-weight-asian="normal" style:font-style-complex="normal" style:font-weight-complex="normal"/>
    </style:style>
    <style:style style:name="T641" style:family="text">
      <style:text-properties fo:language="cs" fo:country="CZ" fo:font-style="normal" fo:font-weight="normal" officeooo:rsid="259f0425" style:font-style-asian="normal" style:font-weight-asian="normal" style:font-style-complex="normal" style:font-weight-complex="normal"/>
    </style:style>
    <style:style style:name="T642" style:family="text">
      <style:text-properties fo:language="cs" fo:country="CZ" fo:font-style="normal" fo:font-weight="normal" officeooo:rsid="26bcff23" style:font-style-asian="normal" style:font-weight-asian="normal" style:font-style-complex="normal" style:font-weight-complex="normal"/>
    </style:style>
    <style:style style:name="T643" style:family="text">
      <style:text-properties fo:language="cs" fo:country="CZ" fo:font-style="normal" fo:font-weight="bold" style:font-style-asian="normal" style:font-weight-asian="bold" style:font-style-complex="normal" style:font-weight-complex="bold"/>
    </style:style>
    <style:style style:name="T644" style:family="text">
      <style:text-properties fo:language="cs" fo:country="CZ" fo:font-style="normal" fo:font-weight="bold" officeooo:rsid="11d44a88" style:font-style-asian="normal" style:font-weight-asian="bold" style:font-style-complex="normal" style:font-weight-complex="bold"/>
    </style:style>
    <style:style style:name="T645" style:family="text">
      <style:text-properties fo:language="cs" fo:country="CZ" fo:font-style="normal" fo:font-weight="bold" officeooo:rsid="2569af57" style:font-style-asian="normal" style:font-weight-asian="bold" style:font-style-complex="normal" style:font-weight-complex="bold"/>
    </style:style>
    <style:style style:name="T646" style:family="text">
      <style:text-properties fo:language="cs" fo:country="CZ" fo:font-style="normal" fo:font-weight="bold" officeooo:rsid="1dfd222d" style:font-style-asian="normal" style:font-weight-asian="bold" style:font-style-complex="normal" style:font-weight-complex="bold"/>
    </style:style>
    <style:style style:name="T647" style:family="text">
      <style:text-properties fo:language="cs" fo:country="CZ" fo:font-style="normal" fo:font-weight="bold" officeooo:rsid="183e0810" style:font-style-asian="normal" style:font-weight-asian="bold" style:font-style-complex="normal" style:font-weight-complex="bold"/>
    </style:style>
    <style:style style:name="T648" style:family="text">
      <style:text-properties fo:language="cs" fo:country="CZ" fo:font-style="normal" fo:font-weight="bold" officeooo:rsid="11354dcd" style:font-style-asian="normal" style:font-weight-asian="bold" style:font-style-complex="normal" style:font-weight-complex="bold"/>
    </style:style>
    <style:style style:name="T649" style:family="text">
      <style:text-properties fo:language="cs" fo:country="CZ" fo:font-style="normal" fo:font-weight="bold" officeooo:rsid="28f385a2" style:font-style-asian="normal" style:font-weight-asian="bold" style:font-style-complex="normal" style:font-weight-complex="bold"/>
    </style:style>
    <style:style style:name="T650" style:family="text">
      <style:text-properties fo:language="cs" fo:country="CZ" fo:font-style="normal" fo:font-weight="bold" officeooo:rsid="2d7f9d3a" style:font-style-asian="normal" style:font-weight-asian="bold" style:font-style-complex="normal" style:font-weight-complex="bold"/>
    </style:style>
    <style:style style:name="T651" style:family="text">
      <style:text-properties fo:language="cs" fo:country="CZ" fo:font-style="normal" fo:font-weight="bold" officeooo:rsid="313e3b34" style:font-style-asian="normal" style:font-weight-asian="bold" style:font-style-complex="normal" style:font-weight-complex="bold"/>
    </style:style>
    <style:style style:name="T652" style:family="text">
      <style:text-properties fo:language="cs" fo:country="CZ" fo:font-style="normal" fo:font-weight="bold" officeooo:rsid="3146de2f" style:font-style-asian="normal" style:font-weight-asian="bold" style:font-style-complex="normal" style:font-weight-complex="bold"/>
    </style:style>
    <style:style style:name="T653" style:family="text">
      <style:text-properties fo:language="cs" fo:country="CZ" fo:font-style="normal" fo:font-weight="bold" officeooo:rsid="316b7fe3" style:font-style-asian="normal" style:font-weight-asian="bold" style:font-style-complex="normal" style:font-weight-complex="bold"/>
    </style:style>
    <style:style style:name="T65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5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56" style:family="text">
      <style:text-properties fo:language="cs" fo:country="CZ" fo:font-style="normal" style:font-style-asian="normal" style:font-style-complex="normal"/>
    </style:style>
    <style:style style:name="T657" style:family="text">
      <style:text-properties fo:language="cs" fo:country="CZ" fo:font-style="normal" officeooo:rsid="1dbdf5ee" style:font-style-asian="normal" style:font-style-complex="normal"/>
    </style:style>
    <style:style style:name="T658" style:family="text">
      <style:text-properties fo:language="cs" fo:country="CZ" fo:font-style="normal" officeooo:rsid="1dfd222d" style:font-style-asian="normal" style:font-style-complex="normal"/>
    </style:style>
    <style:style style:name="T659" style:family="text">
      <style:text-properties fo:language="cs" fo:country="CZ" fo:font-style="normal" officeooo:rsid="1dc2ae84" style:font-style-asian="normal" style:font-style-complex="normal"/>
    </style:style>
    <style:style style:name="T660" style:family="text">
      <style:text-properties fo:language="cs" fo:country="CZ" fo:font-style="normal" officeooo:rsid="1f8f71f4" style:font-style-asian="normal" style:font-style-complex="normal"/>
    </style:style>
    <style:style style:name="T661" style:family="text">
      <style:text-properties fo:language="cs" fo:country="CZ" fo:font-style="normal" officeooo:rsid="2569af57" style:font-style-asian="normal" style:font-style-complex="normal"/>
    </style:style>
    <style:style style:name="T662" style:family="text">
      <style:text-properties fo:language="cs" fo:country="CZ" fo:font-style="normal" officeooo:rsid="259f0425" style:font-style-asian="normal" style:font-style-complex="normal"/>
    </style:style>
    <style:style style:name="T663" style:family="text">
      <style:text-properties fo:language="cs" fo:country="CZ" fo:font-style="normal" officeooo:rsid="1dfdd6ef" style:font-style-asian="normal" style:font-style-complex="normal"/>
    </style:style>
    <style:style style:name="T664" style:family="text">
      <style:text-properties fo:language="cs" fo:country="CZ" fo:font-style="normal" officeooo:rsid="25a0872c" style:font-style-asian="normal" style:font-style-complex="normal"/>
    </style:style>
    <style:style style:name="T665" style:family="text">
      <style:text-properties fo:language="cs" fo:country="CZ" fo:font-style="normal" officeooo:rsid="25a63f6d" style:font-style-asian="normal" style:font-style-complex="normal"/>
    </style:style>
    <style:style style:name="T666" style:family="text">
      <style:text-properties fo:language="cs" fo:country="CZ" fo:font-style="normal" officeooo:rsid="25f2cf8b" style:font-style-asian="normal" style:font-style-complex="normal"/>
    </style:style>
    <style:style style:name="T667" style:family="text">
      <style:text-properties fo:language="cs" fo:country="CZ" fo:font-style="normal" officeooo:rsid="26b92a3f" style:font-style-asian="normal" style:font-style-complex="normal"/>
    </style:style>
    <style:style style:name="T668" style:family="text">
      <style:text-properties fo:language="cs" fo:country="CZ" fo:font-style="normal" officeooo:rsid="26bb1452" style:font-style-asian="normal" style:font-style-complex="normal"/>
    </style:style>
    <style:style style:name="T669" style:family="text">
      <style:text-properties fo:language="cs" fo:country="CZ" fo:font-style="normal" officeooo:rsid="3003c8ab" style:font-style-asian="normal" style:font-style-complex="normal"/>
    </style:style>
    <style:style style:name="T670" style:family="text">
      <style:text-properties fo:language="cs" fo:country="CZ" fo:font-style="normal" officeooo:rsid="2ffe26dc" style:font-style-asian="normal" style:font-style-complex="normal"/>
    </style:style>
    <style:style style:name="T671" style:family="text">
      <style:text-properties fo:language="cs" fo:country="CZ" fo:font-style="normal" officeooo:rsid="2ffe7ee1" style:font-style-asian="normal" style:font-style-complex="normal"/>
    </style:style>
    <style:style style:name="T672" style:family="text">
      <style:text-properties fo:language="cs" fo:country="CZ" fo:font-style="normal" officeooo:rsid="313e3b34" style:font-style-asian="normal" style:font-style-complex="normal"/>
    </style:style>
    <style:style style:name="T673" style:family="text">
      <style:text-properties fo:language="cs" fo:country="CZ" fo:font-style="normal" officeooo:rsid="3146de2f" style:font-style-asian="normal" style:font-style-complex="normal"/>
    </style:style>
    <style:style style:name="T674" style:family="text">
      <style:text-properties fo:language="cs" fo:country="CZ" fo:font-style="normal" officeooo:rsid="314f7ee7" style:font-style-asian="normal" style:font-style-complex="normal"/>
    </style:style>
    <style:style style:name="T675" style:family="text">
      <style:text-properties fo:language="cs" fo:country="CZ" fo:font-style="normal" officeooo:rsid="31514aa3" style:font-style-asian="normal" style:font-style-complex="normal"/>
    </style:style>
    <style:style style:name="T676" style:family="text">
      <style:text-properties fo:language="cs" fo:country="CZ" fo:font-style="normal" officeooo:rsid="3161c2ca" style:font-style-asian="normal" style:font-style-complex="normal"/>
    </style:style>
    <style:style style:name="T677" style:family="text">
      <style:text-properties fo:language="cs" fo:country="CZ" fo:font-style="normal" officeooo:rsid="1628b02c" style:font-style-asian="normal" style:font-style-complex="normal"/>
    </style:style>
    <style:style style:name="T678" style:family="text">
      <style:text-properties fo:language="cs" fo:country="CZ" fo:font-style="normal" officeooo:rsid="1628b066" style:font-style-asian="normal" style:font-style-complex="normal"/>
    </style:style>
    <style:style style:name="T679" style:family="text">
      <style:text-properties fo:language="cs" fo:country="CZ" fo:font-style="normal" officeooo:rsid="316b7fe3" style:font-style-asian="normal" style:font-style-complex="normal"/>
    </style:style>
    <style:style style:name="T680" style:family="text">
      <style:text-properties fo:language="cs" fo:country="CZ" fo:font-style="normal" officeooo:rsid="316bc840" style:font-style-asian="normal" style:font-style-complex="normal"/>
    </style:style>
    <style:style style:name="T681" style:family="text">
      <style:text-properties fo:language="cs" fo:country="CZ" fo:font-style="normal" officeooo:rsid="316dadd3" style:font-style-asian="normal" style:font-style-complex="normal"/>
    </style:style>
    <style:style style:name="T682" style:family="text">
      <style:text-properties fo:language="cs" fo:country="CZ" fo:font-style="normal" officeooo:rsid="316ecb2d" style:font-style-asian="normal" style:font-style-complex="normal"/>
    </style:style>
    <style:style style:name="T683" style:family="text">
      <style:text-properties fo:language="cs" fo:country="CZ" fo:font-style="normal" officeooo:rsid="3170a3f8" style:font-style-asian="normal" style:font-style-complex="normal"/>
    </style:style>
    <style:style style:name="T684" style:family="text">
      <style:text-properties fo:language="cs" fo:country="CZ" fo:font-style="normal" officeooo:rsid="31767357" style:font-style-asian="normal" style:font-style-complex="normal"/>
    </style:style>
    <style:style style:name="T685" style:family="text">
      <style:text-properties fo:language="cs" fo:country="CZ" fo:font-style="normal" officeooo:rsid="3177ef2d" style:font-style-asian="normal" style:font-style-complex="normal"/>
    </style:style>
    <style:style style:name="T686" style:family="text">
      <style:text-properties fo:language="cs" fo:country="CZ" fo:font-style="normal" officeooo:rsid="3178ec3c" style:font-style-asian="normal" style:font-style-complex="normal"/>
    </style:style>
    <style:style style:name="T687" style:family="text">
      <style:text-properties fo:language="cs" fo:country="CZ" fo:font-style="normal" officeooo:rsid="317a36dd" style:font-style-asian="normal" style:font-style-complex="normal"/>
    </style:style>
    <style:style style:name="T688" style:family="text">
      <style:text-properties fo:language="cs" fo:country="CZ" fo:font-style="normal" officeooo:rsid="317b1aaf" style:font-style-asian="normal" style:font-style-complex="normal"/>
    </style:style>
    <style:style style:name="T689" style:family="text">
      <style:text-properties fo:language="cs" fo:country="CZ" fo:font-style="normal" officeooo:rsid="317e46bf" style:font-style-asian="normal" style:font-style-complex="normal"/>
    </style:style>
    <style:style style:name="T690" style:family="text">
      <style:text-properties fo:language="cs" fo:country="CZ" fo:font-style="normal" officeooo:rsid="337e5a5d" style:font-style-asian="normal" style:font-style-complex="normal"/>
    </style:style>
    <style:style style:name="T691" style:family="text">
      <style:text-properties fo:language="cs" fo:country="CZ" fo:font-style="normal" officeooo:rsid="337ff2d9" style:font-style-asian="normal" style:font-style-complex="normal"/>
    </style:style>
    <style:style style:name="T692" style:family="text">
      <style:text-properties fo:language="cs" fo:country="CZ" fo:font-style="normal" officeooo:rsid="33826987" style:font-style-asian="normal" style:font-style-complex="normal"/>
    </style:style>
    <style:style style:name="T693" style:family="text">
      <style:text-properties fo:language="cs" fo:country="CZ" fo:font-style="normal" officeooo:rsid="3382a7d9" style:font-style-asian="normal" style:font-style-complex="normal"/>
    </style:style>
    <style:style style:name="T694" style:family="text">
      <style:text-properties fo:language="cs" fo:country="CZ" fo:font-style="normal" officeooo:rsid="36d36c29" style:font-style-asian="normal" style:font-style-complex="normal"/>
    </style:style>
    <style:style style:name="T695" style:family="text">
      <style:text-properties fo:language="cs" fo:country="CZ" fo:font-style="normal" officeooo:rsid="391178b6" style:font-style-asian="normal" style:font-style-complex="normal"/>
    </style:style>
    <style:style style:name="T696" style:family="text">
      <style:text-properties fo:language="cs" fo:country="CZ" fo:font-style="normal" officeooo:rsid="394b4b34" style:font-style-asian="normal" style:font-style-complex="normal"/>
    </style:style>
    <style:style style:name="T697" style:family="text">
      <style:text-properties fo:language="cs" fo:country="CZ" fo:font-style="normal" officeooo:rsid="1f05e202" style:language-asian="zxx" style:country-asian="none" style:font-style-asian="normal" style:language-complex="ar" style:country-complex="SA" style:font-style-complex="normal"/>
    </style:style>
    <style:style style:name="T698" style:family="text">
      <style:text-properties fo:language="cs" fo:country="CZ" fo:font-style="normal" officeooo:rsid="1f803185" style:language-asian="zxx" style:country-asian="none" style:font-style-asian="normal" style:language-complex="ar" style:country-complex="SA" style:font-style-complex="normal"/>
    </style:style>
    <style:style style:name="T699" style:family="text">
      <style:text-properties fo:language="cs" fo:country="CZ" fo:font-style="normal" officeooo:rsid="256e38d1" style:language-asian="zxx" style:country-asian="none" style:font-style-asian="normal" style:language-complex="ar" style:country-complex="SA" style:font-style-complex="normal"/>
    </style:style>
    <style:style style:name="T700" style:family="text">
      <style:text-properties fo:language="cs" fo:country="CZ" fo:font-style="normal" officeooo:rsid="25612f74" style:language-asian="zxx" style:country-asian="none" style:font-style-asian="normal" style:language-complex="ar" style:country-complex="SA" style:font-style-complex="normal"/>
    </style:style>
    <style:style style:name="T701" style:family="text">
      <style:text-properties fo:language="cs" fo:country="CZ" fo:font-style="normal" officeooo:rsid="2594f3bd" style:language-asian="zxx" style:country-asian="none" style:font-style-asian="normal" style:language-complex="ar" style:country-complex="SA" style:font-style-complex="normal"/>
    </style:style>
    <style:style style:name="T702" style:family="text">
      <style:text-properties fo:language="cs" fo:country="CZ" fo:font-style="normal" officeooo:rsid="1f1b0fd4" style:language-asian="zxx" style:country-asian="none" style:font-style-asian="normal" style:language-complex="ar" style:country-complex="SA" style:font-style-complex="normal"/>
    </style:style>
    <style:style style:name="T703" style:family="text">
      <style:text-properties fo:language="cs" fo:country="CZ" fo:font-style="normal" officeooo:rsid="2597a654" style:language-asian="zxx" style:country-asian="none" style:font-style-asian="normal" style:language-complex="ar" style:country-complex="SA" style:font-style-complex="normal"/>
    </style:style>
    <style:style style:name="T704" style:family="text">
      <style:text-properties fo:language="cs" fo:country="CZ" fo:font-style="normal" officeooo:rsid="25988030" style:language-asian="zxx" style:country-asian="none" style:font-style-asian="normal" style:language-complex="ar" style:country-complex="SA" style:font-style-complex="normal"/>
    </style:style>
    <style:style style:name="T705" style:family="text">
      <style:text-properties fo:language="cs" fo:country="CZ" style:language-asian="cs" style:country-asian="CZ"/>
    </style:style>
    <style:style style:name="T706" style:family="text">
      <style:text-properties fo:language="cs" fo:country="CZ" officeooo:rsid="20228d7e" style:language-asian="cs" style:country-asian="CZ"/>
    </style:style>
    <style:style style:name="T707" style:family="text">
      <style:text-properties fo:language="cs" fo:country="CZ" officeooo:rsid="2022d038" style:language-asian="cs" style:country-asian="CZ"/>
    </style:style>
    <style:style style:name="T708" style:family="text">
      <style:text-properties fo:language="cs" fo:country="CZ" officeooo:rsid="202364ac" style:language-asian="cs" style:country-asian="CZ"/>
    </style:style>
    <style:style style:name="T709" style:family="text">
      <style:text-properties fo:language="cs" fo:country="CZ" officeooo:rsid="20267c2c" style:language-asian="cs" style:country-asian="CZ"/>
    </style:style>
    <style:style style:name="T710" style:family="text">
      <style:text-properties fo:language="cs" fo:country="CZ" officeooo:rsid="202b1bc4" style:language-asian="cs" style:country-asian="CZ"/>
    </style:style>
    <style:style style:name="T711" style:family="text">
      <style:text-properties fo:language="cs" fo:country="CZ" officeooo:rsid="202b31b7" style:language-asian="cs" style:country-asian="CZ"/>
    </style:style>
    <style:style style:name="T712" style:family="text">
      <style:text-properties fo:language="cs" fo:country="CZ" officeooo:rsid="202c217c" style:language-asian="cs" style:country-asian="CZ"/>
    </style:style>
    <style:style style:name="T713" style:family="text">
      <style:text-properties fo:language="cs" fo:country="CZ" officeooo:rsid="202ffbff" style:language-asian="cs" style:country-asian="CZ"/>
    </style:style>
    <style:style style:name="T714" style:family="text">
      <style:text-properties fo:language="cs" fo:country="CZ" officeooo:rsid="203187de" style:language-asian="cs" style:country-asian="CZ"/>
    </style:style>
    <style:style style:name="T715" style:family="text">
      <style:text-properties fo:language="cs" fo:country="CZ" officeooo:rsid="2033ec3f" style:language-asian="cs" style:country-asian="CZ"/>
    </style:style>
    <style:style style:name="T716" style:family="text">
      <style:text-properties fo:language="cs" fo:country="CZ" officeooo:rsid="203781ed" style:language-asian="cs" style:country-asian="CZ"/>
    </style:style>
    <style:style style:name="T717" style:family="text">
      <style:text-properties fo:language="cs" fo:country="CZ" officeooo:rsid="2038b19c" style:language-asian="cs" style:country-asian="CZ"/>
    </style:style>
    <style:style style:name="T718" style:family="text">
      <style:text-properties fo:language="cs" fo:country="CZ" officeooo:rsid="2065d056" style:language-asian="cs" style:country-asian="CZ"/>
    </style:style>
    <style:style style:name="T719" style:family="text">
      <style:text-properties fo:language="cs" fo:country="CZ" officeooo:rsid="206d0113" style:language-asian="cs" style:country-asian="CZ"/>
    </style:style>
    <style:style style:name="T720" style:family="text">
      <style:text-properties fo:language="cs" fo:country="CZ" officeooo:rsid="2070f8c1" style:language-asian="cs" style:country-asian="CZ"/>
    </style:style>
    <style:style style:name="T721" style:family="text">
      <style:text-properties fo:language="cs" fo:country="CZ" officeooo:rsid="206f2028" style:language-asian="cs" style:country-asian="CZ"/>
    </style:style>
    <style:style style:name="T722" style:family="text">
      <style:text-properties fo:language="cs" fo:country="CZ" officeooo:rsid="20759c9f" style:language-asian="cs" style:country-asian="CZ"/>
    </style:style>
    <style:style style:name="T723" style:family="text">
      <style:text-properties fo:language="cs" fo:country="CZ" officeooo:rsid="20834f4f" style:language-asian="cs" style:country-asian="CZ"/>
    </style:style>
    <style:style style:name="T724" style:family="text">
      <style:text-properties fo:language="cs" fo:country="CZ" officeooo:rsid="20a3122c" style:language-asian="cs" style:country-asian="CZ"/>
    </style:style>
    <style:style style:name="T725" style:family="text">
      <style:text-properties fo:language="cs" fo:country="CZ" officeooo:rsid="20a3c511" style:language-asian="cs" style:country-asian="CZ"/>
    </style:style>
    <style:style style:name="T726" style:family="text">
      <style:text-properties fo:language="cs" fo:country="CZ" officeooo:rsid="20a56c6b" style:language-asian="cs" style:country-asian="CZ"/>
    </style:style>
    <style:style style:name="T727" style:family="text">
      <style:text-properties fo:language="cs" fo:country="CZ" officeooo:rsid="20a75113" style:language-asian="cs" style:country-asian="CZ"/>
    </style:style>
    <style:style style:name="T728" style:family="text">
      <style:text-properties fo:language="cs" fo:country="CZ" officeooo:rsid="20aac5d0" style:language-asian="cs" style:country-asian="CZ"/>
    </style:style>
    <style:style style:name="T729" style:family="text">
      <style:text-properties fo:language="cs" fo:country="CZ" officeooo:rsid="20ace839" style:language-asian="cs" style:country-asian="CZ"/>
    </style:style>
    <style:style style:name="T730" style:family="text">
      <style:text-properties fo:language="cs" fo:country="CZ" officeooo:rsid="2122963b" style:language-asian="cs" style:country-asian="CZ"/>
    </style:style>
    <style:style style:name="T731" style:family="text">
      <style:text-properties fo:language="cs" fo:country="CZ" officeooo:rsid="207b8e54" style:language-asian="cs" style:country-asian="CZ"/>
    </style:style>
    <style:style style:name="T732" style:family="text">
      <style:text-properties fo:language="cs" fo:country="CZ" officeooo:rsid="21537a33" style:language-asian="cs" style:country-asian="CZ"/>
    </style:style>
    <style:style style:name="T733" style:family="text">
      <style:text-properties fo:language="cs" fo:country="CZ" officeooo:rsid="215a0579" style:language-asian="cs" style:country-asian="CZ"/>
    </style:style>
    <style:style style:name="T734" style:family="text">
      <style:text-properties fo:language="cs" fo:country="CZ" officeooo:rsid="2165869a" style:language-asian="cs" style:country-asian="CZ"/>
    </style:style>
    <style:style style:name="T735" style:family="text">
      <style:text-properties fo:language="cs" fo:country="CZ" officeooo:rsid="21667c9e" style:language-asian="cs" style:country-asian="CZ"/>
    </style:style>
    <style:style style:name="T736" style:family="text">
      <style:text-properties fo:language="cs" fo:country="CZ" officeooo:rsid="216a5f13" style:language-asian="cs" style:country-asian="CZ"/>
    </style:style>
    <style:style style:name="T737" style:family="text">
      <style:text-properties fo:language="cs" fo:country="CZ" officeooo:rsid="21716f32" style:language-asian="cs" style:country-asian="CZ"/>
    </style:style>
    <style:style style:name="T738" style:family="text">
      <style:text-properties fo:language="cs" fo:country="CZ" officeooo:rsid="2194fb18" style:language-asian="cs" style:country-asian="CZ"/>
    </style:style>
    <style:style style:name="T739" style:family="text">
      <style:text-properties fo:language="cs" fo:country="CZ" officeooo:rsid="21966d5f" style:language-asian="cs" style:country-asian="CZ"/>
    </style:style>
    <style:style style:name="T740" style:family="text">
      <style:text-properties fo:language="cs" fo:country="CZ" officeooo:rsid="2196dca8" style:language-asian="cs" style:country-asian="CZ"/>
    </style:style>
    <style:style style:name="T741" style:family="text">
      <style:text-properties fo:language="cs" fo:country="CZ" officeooo:rsid="219aa5af" style:language-asian="cs" style:country-asian="CZ"/>
    </style:style>
    <style:style style:name="T742" style:family="text">
      <style:text-properties fo:language="cs" fo:country="CZ" officeooo:rsid="21ab8207" style:language-asian="cs" style:country-asian="CZ"/>
    </style:style>
    <style:style style:name="T743" style:family="text">
      <style:text-properties fo:language="cs" fo:country="CZ" officeooo:rsid="21b78951" style:language-asian="cs" style:country-asian="CZ"/>
    </style:style>
    <style:style style:name="T744" style:family="text">
      <style:text-properties fo:language="cs" fo:country="CZ" officeooo:rsid="21b1e115" style:language-asian="cs" style:country-asian="CZ"/>
    </style:style>
    <style:style style:name="T745" style:family="text">
      <style:text-properties fo:language="cs" fo:country="CZ" officeooo:rsid="21c502f0" style:language-asian="cs" style:country-asian="CZ"/>
    </style:style>
    <style:style style:name="T746" style:family="text">
      <style:text-properties fo:language="cs" fo:country="CZ" officeooo:rsid="21ca4657" style:language-asian="cs" style:country-asian="CZ"/>
    </style:style>
    <style:style style:name="T747" style:family="text">
      <style:text-properties fo:language="cs" fo:country="CZ" officeooo:rsid="21ca843b" style:language-asian="cs" style:country-asian="CZ"/>
    </style:style>
    <style:style style:name="T748" style:family="text">
      <style:text-properties fo:language="cs" fo:country="CZ" officeooo:rsid="21cc25a8" style:language-asian="cs" style:country-asian="CZ"/>
    </style:style>
    <style:style style:name="T749" style:family="text">
      <style:text-properties fo:language="cs" fo:country="CZ" officeooo:rsid="21cc6043" style:language-asian="cs" style:country-asian="CZ"/>
    </style:style>
    <style:style style:name="T750" style:family="text">
      <style:text-properties fo:language="cs" fo:country="CZ" officeooo:rsid="21d0ba1e" style:language-asian="cs" style:country-asian="CZ"/>
    </style:style>
    <style:style style:name="T751" style:family="text">
      <style:text-properties fo:language="cs" fo:country="CZ" officeooo:rsid="21d106c2" style:language-asian="cs" style:country-asian="CZ"/>
    </style:style>
    <style:style style:name="T752" style:family="text">
      <style:text-properties fo:language="cs" fo:country="CZ" officeooo:rsid="21d1cb1f" style:language-asian="cs" style:country-asian="CZ"/>
    </style:style>
    <style:style style:name="T753" style:family="text">
      <style:text-properties fo:language="cs" fo:country="CZ" officeooo:rsid="21d3385f" style:language-asian="cs" style:country-asian="CZ"/>
    </style:style>
    <style:style style:name="T754" style:family="text">
      <style:text-properties fo:language="cs" fo:country="CZ" officeooo:rsid="21d3dbb1" style:language-asian="cs" style:country-asian="CZ"/>
    </style:style>
    <style:style style:name="T755" style:family="text">
      <style:text-properties fo:language="cs" fo:country="CZ" officeooo:rsid="22069267" style:language-asian="cs" style:country-asian="CZ"/>
    </style:style>
    <style:style style:name="T756" style:family="text">
      <style:text-properties fo:language="cs" fo:country="CZ" officeooo:rsid="2209386b" style:language-asian="cs" style:country-asian="CZ"/>
    </style:style>
    <style:style style:name="T757" style:family="text">
      <style:text-properties fo:language="cs" fo:country="CZ" officeooo:rsid="220f5aec" style:language-asian="cs" style:country-asian="CZ"/>
    </style:style>
    <style:style style:name="T758" style:family="text">
      <style:text-properties fo:language="cs" fo:country="CZ" officeooo:rsid="2212f493" style:language-asian="cs" style:country-asian="CZ"/>
    </style:style>
    <style:style style:name="T759" style:family="text">
      <style:text-properties fo:language="cs" fo:country="CZ" officeooo:rsid="22147956" style:language-asian="cs" style:country-asian="CZ"/>
    </style:style>
    <style:style style:name="T760" style:family="text">
      <style:text-properties fo:language="cs" fo:country="CZ" officeooo:rsid="2215a714" style:language-asian="cs" style:country-asian="CZ"/>
    </style:style>
    <style:style style:name="T761" style:family="text">
      <style:text-properties fo:language="cs" fo:country="CZ" officeooo:rsid="221657ce" style:language-asian="cs" style:country-asian="CZ"/>
    </style:style>
    <style:style style:name="T762" style:family="text">
      <style:text-properties fo:language="cs" fo:country="CZ" officeooo:rsid="22197097" style:language-asian="cs" style:country-asian="CZ"/>
    </style:style>
    <style:style style:name="T763" style:family="text">
      <style:text-properties fo:language="cs" fo:country="CZ" officeooo:rsid="221a0527" style:language-asian="cs" style:country-asian="CZ"/>
    </style:style>
    <style:style style:name="T764" style:family="text">
      <style:text-properties fo:language="cs" fo:country="CZ" officeooo:rsid="221e54e3" style:language-asian="cs" style:country-asian="CZ"/>
    </style:style>
    <style:style style:name="T765" style:family="text">
      <style:text-properties fo:language="cs" fo:country="CZ" officeooo:rsid="221e937b" style:language-asian="cs" style:country-asian="CZ"/>
    </style:style>
    <style:style style:name="T766" style:family="text">
      <style:text-properties fo:language="cs" fo:country="CZ" officeooo:rsid="2229be1f" style:language-asian="cs" style:country-asian="CZ"/>
    </style:style>
    <style:style style:name="T767" style:family="text">
      <style:text-properties fo:language="cs" fo:country="CZ" officeooo:rsid="223126e4" style:language-asian="cs" style:country-asian="CZ"/>
    </style:style>
    <style:style style:name="T768" style:family="text">
      <style:text-properties fo:language="cs" fo:country="CZ" officeooo:rsid="22334148" style:language-asian="cs" style:country-asian="CZ"/>
    </style:style>
    <style:style style:name="T769" style:family="text">
      <style:text-properties fo:language="cs" fo:country="CZ" officeooo:rsid="223e7fa9" style:language-asian="cs" style:country-asian="CZ"/>
    </style:style>
    <style:style style:name="T770" style:family="text">
      <style:text-properties fo:language="cs" fo:country="CZ" officeooo:rsid="22404075" style:language-asian="cs" style:country-asian="CZ"/>
    </style:style>
    <style:style style:name="T771" style:family="text">
      <style:text-properties fo:language="cs" fo:country="CZ" officeooo:rsid="2242ceb5" style:language-asian="cs" style:country-asian="CZ"/>
    </style:style>
    <style:style style:name="T772" style:family="text">
      <style:text-properties fo:language="cs" fo:country="CZ" officeooo:rsid="22447983" style:language-asian="cs" style:country-asian="CZ"/>
    </style:style>
    <style:style style:name="T773" style:family="text">
      <style:text-properties fo:language="cs" fo:country="CZ" officeooo:rsid="224a5cc5" style:language-asian="cs" style:country-asian="CZ"/>
    </style:style>
    <style:style style:name="T774" style:family="text">
      <style:text-properties fo:language="cs" fo:country="CZ" officeooo:rsid="224b196c" style:language-asian="cs" style:country-asian="CZ"/>
    </style:style>
    <style:style style:name="T775" style:family="text">
      <style:text-properties fo:language="cs" fo:country="CZ" officeooo:rsid="224c7800" style:language-asian="cs" style:country-asian="CZ"/>
    </style:style>
    <style:style style:name="T776" style:family="text">
      <style:text-properties fo:language="cs" fo:country="CZ" officeooo:rsid="224de8a4" style:language-asian="cs" style:country-asian="CZ"/>
    </style:style>
    <style:style style:name="T777" style:family="text">
      <style:text-properties fo:language="cs" fo:country="CZ" officeooo:rsid="224f2e6b" style:language-asian="cs" style:country-asian="CZ"/>
    </style:style>
    <style:style style:name="T778" style:family="text">
      <style:text-properties fo:language="cs" fo:country="CZ" officeooo:rsid="224faa8c" style:language-asian="cs" style:country-asian="CZ"/>
    </style:style>
    <style:style style:name="T779" style:family="text">
      <style:text-properties fo:language="cs" fo:country="CZ" officeooo:rsid="2250e708" style:language-asian="cs" style:country-asian="CZ"/>
    </style:style>
    <style:style style:name="T780" style:family="text">
      <style:text-properties fo:language="cs" fo:country="CZ" officeooo:rsid="2257a472" style:language-asian="cs" style:country-asian="CZ"/>
    </style:style>
    <style:style style:name="T781" style:family="text">
      <style:text-properties fo:language="cs" fo:country="CZ" officeooo:rsid="22593a1f" style:language-asian="cs" style:country-asian="CZ"/>
    </style:style>
    <style:style style:name="T782" style:family="text">
      <style:text-properties fo:language="cs" fo:country="CZ" officeooo:rsid="2262950f" style:language-asian="cs" style:country-asian="CZ"/>
    </style:style>
    <style:style style:name="T783" style:family="text">
      <style:text-properties fo:language="cs" fo:country="CZ" officeooo:rsid="2270d6b1" style:language-asian="cs" style:country-asian="CZ"/>
    </style:style>
    <style:style style:name="T784" style:family="text">
      <style:text-properties fo:language="cs" fo:country="CZ" officeooo:rsid="2270e0f8" style:language-asian="cs" style:country-asian="CZ"/>
    </style:style>
    <style:style style:name="T785" style:family="text">
      <style:text-properties fo:language="cs" fo:country="CZ" officeooo:rsid="227187a1" style:language-asian="cs" style:country-asian="CZ"/>
    </style:style>
    <style:style style:name="T786" style:family="text">
      <style:text-properties fo:language="cs" fo:country="CZ" officeooo:rsid="227200b6" style:language-asian="cs" style:country-asian="CZ"/>
    </style:style>
    <style:style style:name="T787" style:family="text">
      <style:text-properties fo:language="cs" fo:country="CZ" officeooo:rsid="22727396" style:language-asian="cs" style:country-asian="CZ"/>
    </style:style>
    <style:style style:name="T788" style:family="text">
      <style:text-properties fo:language="cs" fo:country="CZ" officeooo:rsid="227303f0" style:language-asian="cs" style:country-asian="CZ"/>
    </style:style>
    <style:style style:name="T789" style:family="text">
      <style:text-properties fo:language="cs" fo:country="CZ" officeooo:rsid="22735bcd" style:language-asian="cs" style:country-asian="CZ"/>
    </style:style>
    <style:style style:name="T790" style:family="text">
      <style:text-properties fo:language="cs" fo:country="CZ" officeooo:rsid="2274e3d9" style:language-asian="cs" style:country-asian="CZ"/>
    </style:style>
    <style:style style:name="T791" style:family="text">
      <style:text-properties fo:language="cs" fo:country="CZ" officeooo:rsid="227aef80" style:language-asian="cs" style:country-asian="CZ"/>
    </style:style>
    <style:style style:name="T792" style:family="text">
      <style:text-properties fo:language="cs" fo:country="CZ" officeooo:rsid="22800e48" style:language-asian="cs" style:country-asian="CZ"/>
    </style:style>
    <style:style style:name="T793" style:family="text">
      <style:text-properties fo:language="cs" fo:country="CZ" officeooo:rsid="2282078d" style:language-asian="cs" style:country-asian="CZ"/>
    </style:style>
    <style:style style:name="T794" style:family="text">
      <style:text-properties fo:language="cs" fo:country="CZ" officeooo:rsid="2283fdc0" style:language-asian="cs" style:country-asian="CZ"/>
    </style:style>
    <style:style style:name="T795" style:family="text">
      <style:text-properties fo:language="cs" fo:country="CZ" officeooo:rsid="2284bf97" style:language-asian="cs" style:country-asian="CZ"/>
    </style:style>
    <style:style style:name="T796" style:family="text">
      <style:text-properties fo:language="cs" fo:country="CZ" officeooo:rsid="2285b6a1" style:language-asian="cs" style:country-asian="CZ"/>
    </style:style>
    <style:style style:name="T797" style:family="text">
      <style:text-properties fo:language="cs" fo:country="CZ" officeooo:rsid="228809ae" style:language-asian="cs" style:country-asian="CZ"/>
    </style:style>
    <style:style style:name="T798" style:family="text">
      <style:text-properties fo:language="cs" fo:country="CZ" officeooo:rsid="161b024d" style:language-asian="cs" style:country-asian="CZ"/>
    </style:style>
    <style:style style:name="T799" style:family="text">
      <style:text-properties fo:language="cs" fo:country="CZ" officeooo:rsid="228a0369" style:language-asian="cs" style:country-asian="CZ"/>
    </style:style>
    <style:style style:name="T800" style:family="text">
      <style:text-properties fo:language="cs" fo:country="CZ" officeooo:rsid="228a2f29" style:language-asian="cs" style:country-asian="CZ"/>
    </style:style>
    <style:style style:name="T801" style:family="text">
      <style:text-properties fo:language="cs" fo:country="CZ" officeooo:rsid="228a945e" style:language-asian="cs" style:country-asian="CZ"/>
    </style:style>
    <style:style style:name="T802" style:family="text">
      <style:text-properties fo:language="cs" fo:country="CZ" officeooo:rsid="228dc0f3" style:language-asian="cs" style:country-asian="CZ"/>
    </style:style>
    <style:style style:name="T803" style:family="text">
      <style:text-properties fo:language="cs" fo:country="CZ" officeooo:rsid="22908664" style:language-asian="cs" style:country-asian="CZ"/>
    </style:style>
    <style:style style:name="T804" style:family="text">
      <style:text-properties fo:language="cs" fo:country="CZ" officeooo:rsid="22925ac4" style:language-asian="cs" style:country-asian="CZ"/>
    </style:style>
    <style:style style:name="T805" style:family="text">
      <style:text-properties fo:language="cs" fo:country="CZ" officeooo:rsid="2293f1b1" style:language-asian="cs" style:country-asian="CZ"/>
    </style:style>
    <style:style style:name="T806" style:family="text">
      <style:text-properties fo:language="cs" fo:country="CZ" officeooo:rsid="2297aba1" style:language-asian="cs" style:country-asian="CZ"/>
    </style:style>
    <style:style style:name="T807" style:family="text">
      <style:text-properties fo:language="cs" fo:country="CZ" officeooo:rsid="2297affa" style:language-asian="cs" style:country-asian="CZ"/>
    </style:style>
    <style:style style:name="T808" style:family="text">
      <style:text-properties fo:language="cs" fo:country="CZ" officeooo:rsid="229c2711" style:language-asian="cs" style:country-asian="CZ"/>
    </style:style>
    <style:style style:name="T809" style:family="text">
      <style:text-properties fo:language="cs" fo:country="CZ" officeooo:rsid="22a49575" style:language-asian="cs" style:country-asian="CZ"/>
    </style:style>
    <style:style style:name="T810" style:family="text">
      <style:text-properties fo:language="cs" fo:country="CZ" officeooo:rsid="22ae25cb" style:language-asian="cs" style:country-asian="CZ"/>
    </style:style>
    <style:style style:name="T811" style:family="text">
      <style:text-properties fo:language="cs" fo:country="CZ" officeooo:rsid="22b022b7" style:language-asian="cs" style:country-asian="CZ"/>
    </style:style>
    <style:style style:name="T812" style:family="text">
      <style:text-properties fo:language="cs" fo:country="CZ" officeooo:rsid="22b20bb0" style:language-asian="cs" style:country-asian="CZ"/>
    </style:style>
    <style:style style:name="T813" style:family="text">
      <style:text-properties fo:language="cs" fo:country="CZ" officeooo:rsid="22ba960b" style:language-asian="cs" style:country-asian="CZ"/>
    </style:style>
    <style:style style:name="T814" style:family="text">
      <style:text-properties fo:language="cs" fo:country="CZ" officeooo:rsid="22c1f3e0" style:language-asian="cs" style:country-asian="CZ"/>
    </style:style>
    <style:style style:name="T815" style:family="text">
      <style:text-properties fo:language="cs" fo:country="CZ" officeooo:rsid="22d09261" style:language-asian="cs" style:country-asian="CZ"/>
    </style:style>
    <style:style style:name="T816" style:family="text">
      <style:text-properties fo:language="cs" fo:country="CZ" officeooo:rsid="22e5d946" style:language-asian="cs" style:country-asian="CZ"/>
    </style:style>
    <style:style style:name="T817" style:family="text">
      <style:text-properties fo:language="cs" fo:country="CZ" officeooo:rsid="22e7a051" style:language-asian="cs" style:country-asian="CZ"/>
    </style:style>
    <style:style style:name="T818" style:family="text">
      <style:text-properties fo:language="cs" fo:country="CZ" officeooo:rsid="22ec9b08" style:language-asian="cs" style:country-asian="CZ"/>
    </style:style>
    <style:style style:name="T819" style:family="text">
      <style:text-properties fo:language="cs" fo:country="CZ" officeooo:rsid="22f1962f" style:language-asian="cs" style:country-asian="CZ"/>
    </style:style>
    <style:style style:name="T820" style:family="text">
      <style:text-properties fo:language="cs" fo:country="CZ" officeooo:rsid="21a77545" style:language-asian="cs" style:country-asian="CZ"/>
    </style:style>
    <style:style style:name="T821" style:family="text">
      <style:text-properties fo:language="cs" fo:country="CZ" officeooo:rsid="2059a202" style:language-asian="cs" style:country-asian="CZ"/>
    </style:style>
    <style:style style:name="T822" style:family="text">
      <style:text-properties fo:language="cs" fo:country="CZ" officeooo:rsid="22f92fef" style:language-asian="cs" style:country-asian="CZ"/>
    </style:style>
    <style:style style:name="T823" style:family="text">
      <style:text-properties fo:language="cs" fo:country="CZ" officeooo:rsid="22fd6eed" style:language-asian="cs" style:country-asian="CZ"/>
    </style:style>
    <style:style style:name="T824" style:family="text">
      <style:text-properties fo:language="cs" fo:country="CZ" officeooo:rsid="22fe0d01" style:language-asian="cs" style:country-asian="CZ"/>
    </style:style>
    <style:style style:name="T825" style:family="text">
      <style:text-properties fo:language="cs" fo:country="CZ" officeooo:rsid="2302436a" style:language-asian="cs" style:country-asian="CZ"/>
    </style:style>
    <style:style style:name="T826" style:family="text">
      <style:text-properties fo:language="cs" fo:country="CZ" officeooo:rsid="230ba10e" style:language-asian="cs" style:country-asian="CZ"/>
    </style:style>
    <style:style style:name="T827" style:family="text">
      <style:text-properties fo:language="cs" fo:country="CZ" officeooo:rsid="232dc870" style:language-asian="cs" style:country-asian="CZ"/>
    </style:style>
    <style:style style:name="T828" style:family="text">
      <style:text-properties fo:language="cs" fo:country="CZ" officeooo:rsid="233a4c33" style:language-asian="cs" style:country-asian="CZ"/>
    </style:style>
    <style:style style:name="T829" style:family="text">
      <style:text-properties fo:language="cs" fo:country="CZ" officeooo:rsid="233bf6f9" style:language-asian="cs" style:country-asian="CZ"/>
    </style:style>
    <style:style style:name="T830" style:family="text">
      <style:text-properties fo:language="cs" fo:country="CZ" officeooo:rsid="233de38f" style:language-asian="cs" style:country-asian="CZ"/>
    </style:style>
    <style:style style:name="T831" style:family="text">
      <style:text-properties fo:language="cs" fo:country="CZ" officeooo:rsid="233e2e2f" style:language-asian="cs" style:country-asian="CZ"/>
    </style:style>
    <style:style style:name="T832" style:family="text">
      <style:text-properties fo:language="cs" fo:country="CZ" officeooo:rsid="233ef26f" style:language-asian="cs" style:country-asian="CZ"/>
    </style:style>
    <style:style style:name="T833" style:family="text">
      <style:text-properties fo:language="cs" fo:country="CZ" officeooo:rsid="2340d566" style:language-asian="cs" style:country-asian="CZ"/>
    </style:style>
    <style:style style:name="T834" style:family="text">
      <style:text-properties fo:language="cs" fo:country="CZ" officeooo:rsid="2342c918" style:language-asian="cs" style:country-asian="CZ"/>
    </style:style>
    <style:style style:name="T835" style:family="text">
      <style:text-properties fo:language="cs" fo:country="CZ" officeooo:rsid="2349a476" style:language-asian="cs" style:country-asian="CZ"/>
    </style:style>
    <style:style style:name="T836" style:family="text">
      <style:text-properties fo:language="cs" fo:country="CZ" officeooo:rsid="234ed141" style:language-asian="cs" style:country-asian="CZ"/>
    </style:style>
    <style:style style:name="T837" style:family="text">
      <style:text-properties fo:language="cs" fo:country="CZ" officeooo:rsid="2350b240" style:language-asian="cs" style:country-asian="CZ"/>
    </style:style>
    <style:style style:name="T838" style:family="text">
      <style:text-properties fo:language="cs" fo:country="CZ" officeooo:rsid="2351a1c2" style:language-asian="cs" style:country-asian="CZ"/>
    </style:style>
    <style:style style:name="T839" style:family="text">
      <style:text-properties fo:language="cs" fo:country="CZ" officeooo:rsid="235399e7" style:language-asian="cs" style:country-asian="CZ"/>
    </style:style>
    <style:style style:name="T840" style:family="text">
      <style:text-properties fo:language="cs" fo:country="CZ" officeooo:rsid="2354ebb9" style:language-asian="cs" style:country-asian="CZ"/>
    </style:style>
    <style:style style:name="T841" style:family="text">
      <style:text-properties fo:language="cs" fo:country="CZ" officeooo:rsid="2358e570" style:language-asian="cs" style:country-asian="CZ"/>
    </style:style>
    <style:style style:name="T842" style:family="text">
      <style:text-properties fo:language="cs" fo:country="CZ" officeooo:rsid="235ad2ff" style:language-asian="cs" style:country-asian="CZ"/>
    </style:style>
    <style:style style:name="T843" style:family="text">
      <style:text-properties fo:language="cs" fo:country="CZ" officeooo:rsid="235d5154" style:language-asian="cs" style:country-asian="CZ"/>
    </style:style>
    <style:style style:name="T844" style:family="text">
      <style:text-properties fo:language="cs" fo:country="CZ" officeooo:rsid="236348de" style:language-asian="cs" style:country-asian="CZ"/>
    </style:style>
    <style:style style:name="T845" style:family="text">
      <style:text-properties fo:language="cs" fo:country="CZ" officeooo:rsid="23637825" style:language-asian="cs" style:country-asian="CZ"/>
    </style:style>
    <style:style style:name="T846" style:family="text">
      <style:text-properties fo:language="cs" fo:country="CZ" officeooo:rsid="23640718" style:language-asian="cs" style:country-asian="CZ"/>
    </style:style>
    <style:style style:name="T847" style:family="text">
      <style:text-properties fo:language="cs" fo:country="CZ" officeooo:rsid="2370a0a3" style:language-asian="cs" style:country-asian="CZ"/>
    </style:style>
    <style:style style:name="T848" style:family="text">
      <style:text-properties fo:language="cs" fo:country="CZ" officeooo:rsid="23711f9a" style:language-asian="cs" style:country-asian="CZ"/>
    </style:style>
    <style:style style:name="T849" style:family="text">
      <style:text-properties fo:language="cs" fo:country="CZ" officeooo:rsid="23751612" style:language-asian="cs" style:country-asian="CZ"/>
    </style:style>
    <style:style style:name="T850" style:family="text">
      <style:text-properties fo:language="cs" fo:country="CZ" officeooo:rsid="237987a4" style:language-asian="cs" style:country-asian="CZ"/>
    </style:style>
    <style:style style:name="T851" style:family="text">
      <style:text-properties fo:language="cs" fo:country="CZ" officeooo:rsid="237e2cb7" style:language-asian="cs" style:country-asian="CZ"/>
    </style:style>
    <style:style style:name="T852" style:family="text">
      <style:text-properties fo:language="cs" fo:country="CZ" officeooo:rsid="23c614f4" style:language-asian="cs" style:country-asian="CZ"/>
    </style:style>
    <style:style style:name="T853" style:family="text">
      <style:text-properties fo:language="cs" fo:country="CZ" officeooo:rsid="23e20368" style:language-asian="cs" style:country-asian="CZ"/>
    </style:style>
    <style:style style:name="T854" style:family="text">
      <style:text-properties fo:language="cs" fo:country="CZ" officeooo:rsid="23e38e31" style:language-asian="cs" style:country-asian="CZ"/>
    </style:style>
    <style:style style:name="T855" style:family="text">
      <style:text-properties fo:language="cs" fo:country="CZ" officeooo:rsid="23e5863d" style:language-asian="cs" style:country-asian="CZ"/>
    </style:style>
    <style:style style:name="T856" style:family="text">
      <style:text-properties fo:language="cs" fo:country="CZ" officeooo:rsid="207d25a9" style:language-asian="cs" style:country-asian="CZ"/>
    </style:style>
    <style:style style:name="T857" style:family="text">
      <style:text-properties fo:language="cs" fo:country="CZ" officeooo:rsid="2451a4bf" style:language-asian="cs" style:country-asian="CZ"/>
    </style:style>
    <style:style style:name="T858" style:family="text">
      <style:text-properties fo:language="cs" fo:country="CZ" officeooo:rsid="2451cc85" style:language-asian="cs" style:country-asian="CZ"/>
    </style:style>
    <style:style style:name="T859" style:family="text">
      <style:text-properties fo:language="cs" fo:country="CZ" officeooo:rsid="206bafad" style:language-asian="cs" style:country-asian="CZ"/>
    </style:style>
    <style:style style:name="T860" style:family="text">
      <style:text-properties fo:language="cs" fo:country="CZ" officeooo:rsid="2454e91c" style:language-asian="cs" style:country-asian="CZ"/>
    </style:style>
    <style:style style:name="T861" style:family="text">
      <style:text-properties fo:language="cs" fo:country="CZ" officeooo:rsid="2452f1d3" style:language-asian="cs" style:country-asian="CZ"/>
    </style:style>
    <style:style style:name="T862" style:family="text">
      <style:text-properties fo:language="cs" fo:country="CZ" officeooo:rsid="2455efb8" style:language-asian="cs" style:country-asian="CZ"/>
    </style:style>
    <style:style style:name="T863" style:family="text">
      <style:text-properties fo:language="cs" fo:country="CZ" officeooo:rsid="24576df1" style:language-asian="cs" style:country-asian="CZ"/>
    </style:style>
    <style:style style:name="T864" style:family="text">
      <style:text-properties fo:language="cs" fo:country="CZ" officeooo:rsid="24aba3ac" style:language-asian="cs" style:country-asian="CZ"/>
    </style:style>
    <style:style style:name="T865" style:family="text">
      <style:text-properties fo:language="cs" fo:country="CZ" officeooo:rsid="2046eb88" style:language-asian="cs" style:country-asian="CZ"/>
    </style:style>
    <style:style style:name="T866" style:family="text">
      <style:text-properties fo:language="cs" fo:country="CZ" officeooo:rsid="204851d8" style:language-asian="cs" style:country-asian="CZ"/>
    </style:style>
    <style:style style:name="T867" style:family="text">
      <style:text-properties fo:language="cs" fo:country="CZ" officeooo:rsid="2884d194" style:language-asian="cs" style:country-asian="CZ"/>
    </style:style>
    <style:style style:name="T868" style:family="text">
      <style:text-properties fo:language="cs" fo:country="CZ" officeooo:rsid="2885db4c" style:language-asian="cs" style:country-asian="CZ"/>
    </style:style>
    <style:style style:name="T869" style:family="text">
      <style:text-properties fo:language="cs" fo:country="CZ" officeooo:rsid="2885e3dc" style:language-asian="cs" style:country-asian="CZ"/>
    </style:style>
    <style:style style:name="T870" style:family="text">
      <style:text-properties fo:language="cs" fo:country="CZ" officeooo:rsid="289656e2" style:language-asian="cs" style:country-asian="CZ"/>
    </style:style>
    <style:style style:name="T871" style:family="text">
      <style:text-properties fo:language="cs" fo:country="CZ" officeooo:rsid="2896fc41" style:language-asian="cs" style:country-asian="CZ"/>
    </style:style>
    <style:style style:name="T872" style:family="text">
      <style:text-properties fo:language="cs" fo:country="CZ" officeooo:rsid="289a0b55" style:language-asian="cs" style:country-asian="CZ"/>
    </style:style>
    <style:style style:name="T873" style:family="text">
      <style:text-properties fo:language="cs" fo:country="CZ" officeooo:rsid="22e50c1a" style:language-asian="cs" style:country-asian="CZ"/>
    </style:style>
    <style:style style:name="T874" style:family="text">
      <style:text-properties fo:language="cs" fo:country="CZ" officeooo:rsid="28cb58c3" style:language-asian="cs" style:country-asian="CZ"/>
    </style:style>
    <style:style style:name="T875" style:family="text">
      <style:text-properties fo:language="cs" fo:country="CZ" officeooo:rsid="28cbd7ae" style:language-asian="cs" style:country-asian="CZ"/>
    </style:style>
    <style:style style:name="T876" style:family="text">
      <style:text-properties fo:language="cs" fo:country="CZ" officeooo:rsid="28caaa0a" style:language-asian="cs" style:country-asian="CZ"/>
    </style:style>
    <style:style style:name="T877" style:family="text">
      <style:text-properties fo:language="cs" fo:country="CZ" officeooo:rsid="2aad0771" style:language-asian="cs" style:country-asian="CZ"/>
    </style:style>
    <style:style style:name="T878" style:family="text">
      <style:text-properties fo:language="cs" fo:country="CZ" officeooo:rsid="2386816f" style:language-asian="cs" style:country-asian="CZ"/>
    </style:style>
    <style:style style:name="T879" style:family="text">
      <style:text-properties fo:language="cs" fo:country="CZ" officeooo:rsid="22c10484" style:language-asian="cs" style:country-asian="CZ"/>
    </style:style>
    <style:style style:name="T880" style:family="text">
      <style:text-properties fo:language="cs" fo:country="CZ" officeooo:rsid="22c58244" style:language-asian="cs" style:country-asian="CZ"/>
    </style:style>
    <style:style style:name="T881" style:family="text">
      <style:text-properties fo:language="cs" fo:country="CZ" officeooo:rsid="2aaeffdc" style:language-asian="cs" style:country-asian="CZ"/>
    </style:style>
    <style:style style:name="T882" style:family="text">
      <style:text-properties fo:language="cs" fo:country="CZ" officeooo:rsid="2ab07721" style:language-asian="cs" style:country-asian="CZ"/>
    </style:style>
    <style:style style:name="T883" style:family="text">
      <style:text-properties fo:language="cs" fo:country="CZ" officeooo:rsid="2ab0c64f" style:language-asian="cs" style:country-asian="CZ"/>
    </style:style>
    <style:style style:name="T884" style:family="text">
      <style:text-properties fo:language="cs" fo:country="CZ" officeooo:rsid="2ab1ad4e" style:language-asian="cs" style:country-asian="CZ"/>
    </style:style>
    <style:style style:name="T885" style:family="text">
      <style:text-properties fo:language="cs" fo:country="CZ" officeooo:rsid="2ab1fb60" style:language-asian="cs" style:country-asian="CZ"/>
    </style:style>
    <style:style style:name="T886" style:family="text">
      <style:text-properties fo:language="cs" fo:country="CZ" officeooo:rsid="2ab70726" style:language-asian="cs" style:country-asian="CZ"/>
    </style:style>
    <style:style style:name="T887" style:family="text">
      <style:text-properties fo:language="cs" fo:country="CZ" officeooo:rsid="2ab7d2af" style:language-asian="cs" style:country-asian="CZ"/>
    </style:style>
    <style:style style:name="T888" style:family="text">
      <style:text-properties fo:language="cs" fo:country="CZ" officeooo:rsid="2ab87fd9" style:language-asian="cs" style:country-asian="CZ"/>
    </style:style>
    <style:style style:name="T889" style:family="text">
      <style:text-properties fo:language="cs" fo:country="CZ" officeooo:rsid="2ab94276" style:language-asian="cs" style:country-asian="CZ"/>
    </style:style>
    <style:style style:name="T890" style:family="text">
      <style:text-properties fo:language="cs" fo:country="CZ" officeooo:rsid="2abc4521" style:language-asian="cs" style:country-asian="CZ"/>
    </style:style>
    <style:style style:name="T891" style:family="text">
      <style:text-properties fo:language="cs" fo:country="CZ" officeooo:rsid="2ab504dd" style:language-asian="cs" style:country-asian="CZ"/>
    </style:style>
    <style:style style:name="T892" style:family="text">
      <style:text-properties fo:language="cs" fo:country="CZ" officeooo:rsid="2abccaf1" style:language-asian="cs" style:country-asian="CZ"/>
    </style:style>
    <style:style style:name="T893" style:family="text">
      <style:text-properties fo:language="cs" fo:country="CZ" officeooo:rsid="2abd5672" style:language-asian="cs" style:country-asian="CZ"/>
    </style:style>
    <style:style style:name="T894" style:family="text">
      <style:text-properties fo:language="cs" fo:country="CZ" officeooo:rsid="236db2ab" style:language-asian="cs" style:country-asian="CZ"/>
    </style:style>
    <style:style style:name="T895" style:family="text">
      <style:text-properties fo:language="cs" fo:country="CZ" officeooo:rsid="2aff1d7c" style:language-asian="cs" style:country-asian="CZ"/>
    </style:style>
    <style:style style:name="T896" style:family="text">
      <style:text-properties fo:language="cs" fo:country="CZ" officeooo:rsid="2b42f385" style:language-asian="cs" style:country-asian="CZ"/>
    </style:style>
    <style:style style:name="T897" style:family="text">
      <style:text-properties fo:language="cs" fo:country="CZ" officeooo:rsid="2b431ffa" style:language-asian="cs" style:country-asian="CZ"/>
    </style:style>
    <style:style style:name="T898" style:family="text">
      <style:text-properties fo:language="cs" fo:country="CZ" officeooo:rsid="2b43a66c" style:language-asian="cs" style:country-asian="CZ"/>
    </style:style>
    <style:style style:name="T899" style:family="text">
      <style:text-properties fo:language="cs" fo:country="CZ" officeooo:rsid="2b459676" style:language-asian="cs" style:country-asian="CZ"/>
    </style:style>
    <style:style style:name="T900" style:family="text">
      <style:text-properties fo:language="cs" fo:country="CZ" officeooo:rsid="2b46ec9f" style:language-asian="cs" style:country-asian="CZ"/>
    </style:style>
    <style:style style:name="T901" style:family="text">
      <style:text-properties fo:language="cs" fo:country="CZ" officeooo:rsid="2b47301d" style:language-asian="cs" style:country-asian="CZ"/>
    </style:style>
    <style:style style:name="T902" style:family="text">
      <style:text-properties fo:language="cs" fo:country="CZ" officeooo:rsid="2b47f2e0" style:language-asian="cs" style:country-asian="CZ"/>
    </style:style>
    <style:style style:name="T903" style:family="text">
      <style:text-properties fo:language="cs" fo:country="CZ" officeooo:rsid="2b48543d" style:language-asian="cs" style:country-asian="CZ"/>
    </style:style>
    <style:style style:name="T904" style:family="text">
      <style:text-properties fo:language="cs" fo:country="CZ" officeooo:rsid="2b49947a" style:language-asian="cs" style:country-asian="CZ"/>
    </style:style>
    <style:style style:name="T905" style:family="text">
      <style:text-properties fo:language="cs" fo:country="CZ" officeooo:rsid="2b4a5406" style:language-asian="cs" style:country-asian="CZ"/>
    </style:style>
    <style:style style:name="T906" style:family="text">
      <style:text-properties fo:language="cs" fo:country="CZ" officeooo:rsid="2b4ac5c2" style:language-asian="cs" style:country-asian="CZ"/>
    </style:style>
    <style:style style:name="T907" style:family="text">
      <style:text-properties fo:language="cs" fo:country="CZ" officeooo:rsid="2b4beb57" style:language-asian="cs" style:country-asian="CZ"/>
    </style:style>
    <style:style style:name="T908" style:family="text">
      <style:text-properties fo:language="cs" fo:country="CZ" officeooo:rsid="2b4bf71b" style:language-asian="cs" style:country-asian="CZ"/>
    </style:style>
    <style:style style:name="T909" style:family="text">
      <style:text-properties fo:language="cs" fo:country="CZ" officeooo:rsid="2b4ddd6d" style:language-asian="cs" style:country-asian="CZ"/>
    </style:style>
    <style:style style:name="T910" style:family="text">
      <style:text-properties fo:language="cs" fo:country="CZ" officeooo:rsid="2bb6757a" style:language-asian="cs" style:country-asian="CZ"/>
    </style:style>
    <style:style style:name="T911" style:family="text">
      <style:text-properties fo:language="cs" fo:country="CZ" officeooo:rsid="2bce777d" style:language-asian="cs" style:country-asian="CZ"/>
    </style:style>
    <style:style style:name="T912" style:family="text">
      <style:text-properties fo:language="cs" fo:country="CZ" officeooo:rsid="2cf2a3f4" style:language-asian="cs" style:country-asian="CZ"/>
    </style:style>
    <style:style style:name="T913" style:family="text">
      <style:text-properties fo:language="cs" fo:country="CZ" officeooo:rsid="2ee6f52a" style:language-asian="cs" style:country-asian="CZ"/>
    </style:style>
    <style:style style:name="T914" style:family="text">
      <style:text-properties fo:language="cs" fo:country="CZ" officeooo:rsid="2ee866f4" style:language-asian="cs" style:country-asian="CZ"/>
    </style:style>
    <style:style style:name="T915" style:family="text">
      <style:text-properties fo:language="cs" fo:country="CZ" officeooo:rsid="2ee8ecd3" style:language-asian="cs" style:country-asian="CZ"/>
    </style:style>
    <style:style style:name="T916" style:family="text">
      <style:text-properties fo:language="cs" fo:country="CZ" officeooo:rsid="2ee9bb76" style:language-asian="cs" style:country-asian="CZ"/>
    </style:style>
    <style:style style:name="T917" style:family="text">
      <style:text-properties fo:language="cs" fo:country="CZ" officeooo:rsid="2eeb2c9d" style:language-asian="cs" style:country-asian="CZ"/>
    </style:style>
    <style:style style:name="T918" style:family="text">
      <style:text-properties fo:language="cs" fo:country="CZ" officeooo:rsid="2ef1ac69" style:language-asian="cs" style:country-asian="CZ"/>
    </style:style>
    <style:style style:name="T919" style:family="text">
      <style:text-properties fo:language="cs" fo:country="CZ" officeooo:rsid="2ef2df58" style:language-asian="cs" style:country-asian="CZ"/>
    </style:style>
    <style:style style:name="T920" style:family="text">
      <style:text-properties fo:language="cs" fo:country="CZ" officeooo:rsid="2ef4f4fc" style:language-asian="cs" style:country-asian="CZ"/>
    </style:style>
    <style:style style:name="T921" style:family="text">
      <style:text-properties fo:language="cs" fo:country="CZ" officeooo:rsid="2f069119" style:language-asian="cs" style:country-asian="CZ"/>
    </style:style>
    <style:style style:name="T922" style:family="text">
      <style:text-properties fo:language="cs" fo:country="CZ" officeooo:rsid="2f058116" style:language-asian="cs" style:country-asian="CZ"/>
    </style:style>
    <style:style style:name="T923" style:family="text">
      <style:text-properties fo:language="cs" fo:country="CZ" officeooo:rsid="11354dcd"/>
    </style:style>
    <style:style style:name="T924" style:family="text">
      <style:text-properties fo:language="cs" fo:country="CZ" officeooo:rsid="12a7fb9d"/>
    </style:style>
    <style:style style:name="T925" style:family="text">
      <style:text-properties fo:language="cs" fo:country="CZ" officeooo:rsid="117240dd"/>
    </style:style>
    <style:style style:name="T926" style:family="text">
      <style:text-properties fo:language="cs" fo:country="CZ" officeooo:rsid="119bf22f"/>
    </style:style>
    <style:style style:name="T927" style:family="text">
      <style:text-properties fo:language="cs" fo:country="CZ" officeooo:rsid="11326cea"/>
    </style:style>
    <style:style style:name="T928" style:family="text">
      <style:text-properties fo:language="cs" fo:country="CZ" officeooo:rsid="119dffd6"/>
    </style:style>
    <style:style style:name="T929" style:family="text">
      <style:text-properties fo:language="cs" fo:country="CZ" officeooo:rsid="21de3bfb"/>
    </style:style>
    <style:style style:name="T930" style:family="text">
      <style:text-properties fo:language="cs" fo:country="CZ" officeooo:rsid="1dfd222d"/>
    </style:style>
    <style:style style:name="T931" style:family="text">
      <style:text-properties fo:language="cs" fo:country="CZ" officeooo:rsid="1906384c"/>
    </style:style>
    <style:style style:name="T932" style:family="text">
      <style:text-properties fo:language="cs" fo:country="CZ" officeooo:rsid="1217208f"/>
    </style:style>
    <style:style style:name="T933" style:family="text">
      <style:text-properties fo:language="cs" fo:country="CZ" officeooo:rsid="19263f66"/>
    </style:style>
    <style:style style:name="T934" style:family="text">
      <style:text-properties fo:language="cs" fo:country="CZ" officeooo:rsid="256e38d1"/>
    </style:style>
    <style:style style:name="T935" style:family="text">
      <style:text-properties fo:language="cs" fo:country="CZ" fo:font-weight="bold" style:font-weight-asian="bold" style:font-weight-complex="bold"/>
    </style:style>
    <style:style style:name="T936" style:family="text">
      <style:text-properties fo:language="cs" fo:country="CZ" fo:font-weight="bold" officeooo:rsid="1dbdf5ee" style:font-weight-asian="bold" style:font-weight-complex="bold"/>
    </style:style>
    <style:style style:name="T937" style:family="text">
      <style:text-properties fo:language="cs" fo:country="CZ" fo:font-weight="bold" officeooo:rsid="1dfd222d" style:font-weight-asian="bold" style:font-weight-complex="bold"/>
    </style:style>
    <style:style style:name="T938" style:family="text">
      <style:text-properties fo:language="cs" fo:country="CZ" fo:font-weight="bold" officeooo:rsid="2ffe26dc" style:font-weight-asian="bold" style:font-weight-complex="bold"/>
    </style:style>
    <style:style style:name="T939" style:family="text">
      <style:text-properties fo:language="cs" fo:country="CZ" fo:font-weight="bold" officeooo:rsid="2ffe7ee1" style:font-weight-asian="bold" style:font-weight-complex="bold"/>
    </style:style>
    <style:style style:name="T940" style:family="text">
      <style:text-properties fo:language="cs" fo:country="CZ" fo:font-weight="bold" officeooo:rsid="313e3b34" style:font-weight-asian="bold" style:font-weight-complex="bold"/>
    </style:style>
    <style:style style:name="T941" style:family="text">
      <style:text-properties fo:language="cs" fo:country="CZ" fo:font-weight="bold" officeooo:rsid="314d108c" style:font-weight-asian="bold" style:font-weight-complex="bold"/>
    </style:style>
    <style:style style:name="T942" style:family="text">
      <style:text-properties fo:language="cs" fo:country="CZ" fo:font-weight="bold" officeooo:rsid="314f7ee7" style:font-weight-asian="bold" style:font-weight-complex="bold"/>
    </style:style>
    <style:style style:name="T943" style:family="text">
      <style:text-properties fo:language="cs" fo:country="CZ" fo:font-weight="bold" officeooo:rsid="25612f74" style:language-asian="zxx" style:country-asian="none" style:font-weight-asian="bold" style:language-complex="ar" style:country-complex="SA" style:font-weight-complex="bold"/>
    </style:style>
    <style:style style:name="T944" style:family="text">
      <style:text-properties fo:language="cs" fo:country="CZ" fo:font-weight="bold" officeooo:rsid="27190835" fo:background-color="transparent" loext:char-shading-value="0" style:font-weight-asian="bold" style:font-weight-complex="bold"/>
    </style:style>
    <style:style style:name="T945" style:family="text">
      <style:text-properties fo:language="cs" fo:country="CZ" officeooo:rsid="25612f74" style:language-asian="zxx" style:country-asian="none" style:language-complex="ar" style:country-complex="SA"/>
    </style:style>
    <style:style style:name="T946" style:family="text">
      <style:text-properties fo:language="cs" fo:country="CZ" officeooo:rsid="26b25225"/>
    </style:style>
    <style:style style:name="T947" style:family="text">
      <style:text-properties fo:language="cs" fo:country="CZ" officeooo:rsid="27190835" fo:background-color="transparent" loext:char-shading-value="0"/>
    </style:style>
    <style:style style:name="T948" style:family="text">
      <style:text-properties fo:language="cs" fo:country="CZ" officeooo:rsid="2791a04d"/>
    </style:style>
    <style:style style:name="T949" style:family="text">
      <style:text-properties fo:language="cs" fo:country="CZ" officeooo:rsid="0eaac3f1"/>
    </style:style>
    <style:style style:name="T950" style:family="text">
      <style:text-properties fo:language="cs" fo:country="CZ" officeooo:rsid="0de85b3b"/>
    </style:style>
    <style:style style:name="T951" style:family="text">
      <style:text-properties fo:language="cs" fo:country="CZ" officeooo:rsid="0dfa8c96"/>
    </style:style>
    <style:style style:name="T952" style:family="text">
      <style:text-properties fo:language="cs" fo:country="CZ" officeooo:rsid="0e4039ce"/>
    </style:style>
    <style:style style:name="T953" style:family="text">
      <style:text-properties fo:language="cs" fo:country="CZ" officeooo:rsid="2832e265"/>
    </style:style>
    <style:style style:name="T954" style:family="text">
      <style:text-properties fo:language="cs" fo:country="CZ" officeooo:rsid="28343638"/>
    </style:style>
    <style:style style:name="T955" style:family="text">
      <style:text-properties fo:language="cs" fo:country="CZ" officeooo:rsid="28357bc6"/>
    </style:style>
    <style:style style:name="T956" style:family="text">
      <style:text-properties fo:language="cs" fo:country="CZ" officeooo:rsid="1db0ffcb"/>
    </style:style>
    <style:style style:name="T957" style:family="text">
      <style:text-properties fo:language="cs" fo:country="CZ" officeooo:rsid="1db21e23"/>
    </style:style>
    <style:style style:name="T958" style:family="text">
      <style:text-properties fo:language="cs" fo:country="CZ" officeooo:rsid="1db7691e"/>
    </style:style>
    <style:style style:name="T959" style:family="text">
      <style:text-properties fo:language="cs" fo:country="CZ" officeooo:rsid="1db92161"/>
    </style:style>
    <style:style style:name="T960" style:family="text">
      <style:text-properties fo:language="cs" fo:country="CZ" officeooo:rsid="1db36cd0"/>
    </style:style>
    <style:style style:name="T961" style:family="text">
      <style:text-properties fo:language="cs" fo:country="CZ" officeooo:rsid="1db29c50"/>
    </style:style>
    <style:style style:name="T962" style:family="text">
      <style:text-properties fo:language="cs" fo:country="CZ" officeooo:rsid="1db9a601"/>
    </style:style>
    <style:style style:name="T963" style:family="text">
      <style:text-properties fo:language="cs" fo:country="CZ" officeooo:rsid="1dbc2461"/>
    </style:style>
    <style:style style:name="T964" style:family="text">
      <style:text-properties fo:language="cs" fo:country="CZ" officeooo:rsid="1b1c6d53"/>
    </style:style>
    <style:style style:name="T965" style:family="text">
      <style:text-properties fo:language="cs" fo:country="CZ" officeooo:rsid="1ab052d1"/>
    </style:style>
    <style:style style:name="T966" style:family="text">
      <style:text-properties fo:language="cs" fo:country="CZ" officeooo:rsid="1b1ca47e"/>
    </style:style>
    <style:style style:name="T967" style:family="text">
      <style:text-properties fo:language="cs" fo:country="CZ" officeooo:rsid="1ab2f360"/>
    </style:style>
    <style:style style:name="T968" style:family="text">
      <style:text-properties fo:language="cs" fo:country="CZ" officeooo:rsid="27925bf3"/>
    </style:style>
    <style:style style:name="T969" style:family="text">
      <style:text-properties fo:language="cs" fo:country="CZ" officeooo:rsid="16b81fd2"/>
    </style:style>
    <style:style style:name="T970" style:family="text">
      <style:text-properties fo:language="cs" fo:country="CZ" officeooo:rsid="1aa8fb70"/>
    </style:style>
    <style:style style:name="T971" style:family="text">
      <style:text-properties fo:language="cs" fo:country="CZ" officeooo:rsid="1a230bad"/>
    </style:style>
    <style:style style:name="T972" style:family="text">
      <style:text-properties fo:language="cs" fo:country="CZ" officeooo:rsid="1aaaf7b3"/>
    </style:style>
    <style:style style:name="T973" style:family="text">
      <style:text-properties fo:language="cs" fo:country="CZ" officeooo:rsid="28b276ea"/>
    </style:style>
    <style:style style:name="T974" style:family="text">
      <style:text-properties fo:language="cs" fo:country="CZ" officeooo:rsid="296dddab"/>
    </style:style>
    <style:style style:name="T975" style:family="text">
      <style:text-properties fo:language="cs" fo:country="CZ" officeooo:rsid="2988648a"/>
    </style:style>
    <style:style style:name="T976" style:family="text">
      <style:text-properties fo:language="cs" fo:country="CZ" officeooo:rsid="2a37b45c"/>
    </style:style>
    <style:style style:name="T977" style:family="text">
      <style:text-properties fo:language="cs" fo:country="CZ" officeooo:rsid="2a410826"/>
    </style:style>
    <style:style style:name="T978" style:family="text">
      <style:text-properties fo:language="cs" fo:country="CZ" officeooo:rsid="2a6ebe3f"/>
    </style:style>
    <style:style style:name="T979" style:family="text">
      <style:text-properties fo:language="cs" fo:country="CZ" officeooo:rsid="2b54f678"/>
    </style:style>
    <style:style style:name="T980" style:family="text">
      <style:text-properties fo:language="cs" fo:country="CZ" officeooo:rsid="2bcbceeb"/>
    </style:style>
    <style:style style:name="T981" style:family="text">
      <style:text-properties fo:language="cs" fo:country="CZ" officeooo:rsid="2d7f9d3a"/>
    </style:style>
    <style:style style:name="T982" style:family="text">
      <style:text-properties fo:language="cs" fo:country="CZ" officeooo:rsid="2dc06e87"/>
    </style:style>
    <style:style style:name="T983" style:family="text">
      <style:text-properties fo:language="cs" fo:country="CZ" officeooo:rsid="2f2860f9"/>
    </style:style>
    <style:style style:name="T984" style:family="text">
      <style:text-properties fo:language="cs" fo:country="CZ" officeooo:rsid="2f28f0b3"/>
    </style:style>
    <style:style style:name="T985" style:family="text">
      <style:text-properties fo:language="cs" fo:country="CZ" officeooo:rsid="2f29f798"/>
    </style:style>
    <style:style style:name="T986" style:family="text">
      <style:text-properties fo:language="cs" fo:country="CZ" officeooo:rsid="2f2ceb82"/>
    </style:style>
    <style:style style:name="T987" style:family="text">
      <style:text-properties fo:language="cs" fo:country="CZ" officeooo:rsid="2f2e2225"/>
    </style:style>
    <style:style style:name="T988" style:family="text">
      <style:text-properties fo:language="cs" fo:country="CZ" officeooo:rsid="2f30b130"/>
    </style:style>
    <style:style style:name="T989" style:family="text">
      <style:text-properties fo:language="cs" fo:country="CZ" officeooo:rsid="2f325896"/>
    </style:style>
    <style:style style:name="T990" style:family="text">
      <style:text-properties fo:language="cs" fo:country="CZ" officeooo:rsid="2f32656c"/>
    </style:style>
    <style:style style:name="T991" style:family="text">
      <style:text-properties fo:language="cs" fo:country="CZ" officeooo:rsid="2f337339"/>
    </style:style>
    <style:style style:name="T992" style:family="text">
      <style:text-properties fo:language="cs" fo:country="CZ" officeooo:rsid="2f8b04a4"/>
    </style:style>
    <style:style style:name="T993" style:family="text">
      <style:text-properties fo:language="cs" fo:country="CZ" officeooo:rsid="2ffe7ee1"/>
    </style:style>
    <style:style style:name="T994" style:family="text">
      <style:text-properties fo:language="cs" fo:country="CZ" officeooo:rsid="2fff0ace"/>
    </style:style>
    <style:style style:name="T995" style:family="text">
      <style:text-properties fo:language="cs" fo:country="CZ" officeooo:rsid="30004955"/>
    </style:style>
    <style:style style:name="T996" style:family="text">
      <style:text-properties fo:language="cs" fo:country="CZ" officeooo:rsid="2ffe26dc"/>
    </style:style>
    <style:style style:name="T997" style:family="text">
      <style:text-properties fo:language="cs" fo:country="CZ" officeooo:rsid="3004ab55"/>
    </style:style>
    <style:style style:name="T998" style:family="text">
      <style:text-properties fo:language="cs" fo:country="CZ" officeooo:rsid="3005dead"/>
    </style:style>
    <style:style style:name="T999" style:family="text">
      <style:text-properties fo:language="cs" fo:country="CZ" officeooo:rsid="302bd7c0"/>
    </style:style>
    <style:style style:name="T1000" style:family="text">
      <style:text-properties fo:language="cs" fo:country="CZ" officeooo:rsid="30310a13"/>
    </style:style>
    <style:style style:name="T1001" style:family="text">
      <style:text-properties fo:language="cs" fo:country="CZ" officeooo:rsid="3032c939"/>
    </style:style>
    <style:style style:name="T1002" style:family="text">
      <style:text-properties fo:language="cs" fo:country="CZ" officeooo:rsid="30747be6"/>
    </style:style>
    <style:style style:name="T1003" style:family="text">
      <style:text-properties fo:language="cs" fo:country="CZ" officeooo:rsid="30b6b188"/>
    </style:style>
    <style:style style:name="T1004" style:family="text">
      <style:text-properties fo:language="cs" fo:country="CZ" officeooo:rsid="30b7b5bd"/>
    </style:style>
    <style:style style:name="T1005" style:family="text">
      <style:text-properties fo:language="cs" fo:country="CZ" officeooo:rsid="30b893ef"/>
    </style:style>
    <style:style style:name="T1006" style:family="text">
      <style:text-properties fo:language="cs" fo:country="CZ" officeooo:rsid="30cc51d2"/>
    </style:style>
    <style:style style:name="T1007" style:family="text">
      <style:text-properties fo:language="cs" fo:country="CZ" officeooo:rsid="311bcae8"/>
    </style:style>
    <style:style style:name="T1008" style:family="text">
      <style:text-properties fo:language="cs" fo:country="CZ" officeooo:rsid="311ca82e"/>
    </style:style>
    <style:style style:name="T1009" style:family="text">
      <style:text-properties fo:language="cs" fo:country="CZ" officeooo:rsid="311e0ceb"/>
    </style:style>
    <style:style style:name="T1010" style:family="text">
      <style:text-properties fo:language="cs" fo:country="CZ" officeooo:rsid="31268bc4"/>
    </style:style>
    <style:style style:name="T1011" style:family="text">
      <style:text-properties fo:language="cs" fo:country="CZ" officeooo:rsid="3138eb18"/>
    </style:style>
    <style:style style:name="T1012" style:family="text">
      <style:text-properties fo:language="cs" fo:country="CZ" officeooo:rsid="313e3b34"/>
    </style:style>
    <style:style style:name="T1013" style:family="text">
      <style:text-properties fo:language="cs" fo:country="CZ" officeooo:rsid="313ebac7"/>
    </style:style>
    <style:style style:name="T1014" style:family="text">
      <style:text-properties fo:language="cs" fo:country="CZ" officeooo:rsid="31414e10"/>
    </style:style>
    <style:style style:name="T1015" style:family="text">
      <style:text-properties fo:language="cs" fo:country="CZ" officeooo:rsid="313c4053"/>
    </style:style>
    <style:style style:name="T1016" style:family="text">
      <style:text-properties fo:language="cs" fo:country="CZ" officeooo:rsid="31426c9c"/>
    </style:style>
    <style:style style:name="T1017" style:family="text">
      <style:text-properties fo:language="cs" fo:country="CZ" officeooo:rsid="314d108c"/>
    </style:style>
    <style:style style:name="T1018" style:family="text">
      <style:text-properties fo:language="cs" fo:country="CZ" officeooo:rsid="314e26a5"/>
    </style:style>
    <style:style style:name="T1019" style:family="text">
      <style:text-properties fo:language="cs" fo:country="CZ" officeooo:rsid="314e7f05"/>
    </style:style>
    <style:style style:name="T1020" style:family="text">
      <style:text-properties fo:language="cs" fo:country="CZ" officeooo:rsid="314eba6c"/>
    </style:style>
    <style:style style:name="T1021" style:family="text">
      <style:text-properties fo:language="cs" fo:country="CZ" officeooo:rsid="314f7ee7"/>
    </style:style>
    <style:style style:name="T1022" style:family="text">
      <style:text-properties fo:language="cs" fo:country="CZ" officeooo:rsid="3158bd62"/>
    </style:style>
    <style:style style:name="T1023" style:family="text">
      <style:text-properties fo:language="cs" fo:country="CZ" officeooo:rsid="315b6403"/>
    </style:style>
    <style:style style:name="T1024" style:family="text">
      <style:text-properties fo:language="cs" fo:country="CZ" officeooo:rsid="31753ebd"/>
    </style:style>
    <style:style style:name="T1025" style:family="text">
      <style:text-properties fo:language="cs" fo:country="CZ" officeooo:rsid="31af9a68"/>
    </style:style>
    <style:style style:name="T1026" style:family="text">
      <style:text-properties fo:language="cs" fo:country="CZ" officeooo:rsid="31b31b57"/>
    </style:style>
    <style:style style:name="T1027" style:family="text">
      <style:text-properties fo:language="cs" fo:country="CZ" officeooo:rsid="31b348bd"/>
    </style:style>
    <style:style style:name="T1028" style:family="text">
      <style:text-properties fo:language="cs" fo:country="CZ" officeooo:rsid="31b40637"/>
    </style:style>
    <style:style style:name="T1029" style:family="text">
      <style:text-properties fo:language="cs" fo:country="CZ" officeooo:rsid="31b5153b"/>
    </style:style>
    <style:style style:name="T1030" style:family="text">
      <style:text-properties fo:language="cs" fo:country="CZ" officeooo:rsid="31b8c150"/>
    </style:style>
    <style:style style:name="T1031" style:family="text">
      <style:text-properties fo:language="cs" fo:country="CZ" officeooo:rsid="31bb144e"/>
    </style:style>
    <style:style style:name="T1032" style:family="text">
      <style:text-properties fo:language="cs" fo:country="CZ" officeooo:rsid="31bb2316"/>
    </style:style>
    <style:style style:name="T1033" style:family="text">
      <style:text-properties fo:language="cs" fo:country="CZ" officeooo:rsid="31bb383f"/>
    </style:style>
    <style:style style:name="T1034" style:family="text">
      <style:text-properties fo:language="cs" fo:country="CZ" officeooo:rsid="31bd245b"/>
    </style:style>
    <style:style style:name="T1035" style:family="text">
      <style:text-properties fo:language="cs" fo:country="CZ" officeooo:rsid="31edfdf1"/>
    </style:style>
    <style:style style:name="T1036" style:family="text">
      <style:text-properties fo:language="cs" fo:country="CZ" officeooo:rsid="31f0837e"/>
    </style:style>
    <style:style style:name="T1037" style:family="text">
      <style:text-properties fo:language="cs" fo:country="CZ" officeooo:rsid="31f3f579"/>
    </style:style>
    <style:style style:name="T1038" style:family="text">
      <style:text-properties fo:language="cs" fo:country="CZ" officeooo:rsid="31f54507"/>
    </style:style>
    <style:style style:name="T1039" style:family="text">
      <style:text-properties fo:language="cs" fo:country="CZ" officeooo:rsid="322644c4"/>
    </style:style>
    <style:style style:name="T1040" style:family="text">
      <style:text-properties fo:language="cs" fo:country="CZ" officeooo:rsid="3290db6e"/>
    </style:style>
    <style:style style:name="T1041" style:family="text">
      <style:text-properties fo:language="cs" fo:country="CZ" officeooo:rsid="326e13b8"/>
    </style:style>
    <style:style style:name="T1042" style:family="text">
      <style:text-properties fo:language="cs" fo:country="CZ" officeooo:rsid="33883e91"/>
    </style:style>
    <style:style style:name="T1043" style:family="text">
      <style:text-properties fo:language="cs" fo:country="CZ" officeooo:rsid="3386bd80"/>
    </style:style>
    <style:style style:name="T1044" style:family="text">
      <style:text-properties fo:language="cs" fo:country="CZ" officeooo:rsid="33d8aadc"/>
    </style:style>
    <style:style style:name="T1045" style:family="text">
      <style:text-properties fo:language="cs" fo:country="CZ" officeooo:rsid="33dbb27c"/>
    </style:style>
    <style:style style:name="T1046" style:family="text">
      <style:text-properties fo:language="cs" fo:country="CZ" officeooo:rsid="33e45ffe"/>
    </style:style>
    <style:style style:name="T1047" style:family="text">
      <style:text-properties fo:language="cs" fo:country="CZ" officeooo:rsid="33e453d3"/>
    </style:style>
    <style:style style:name="T1048" style:family="text">
      <style:text-properties fo:language="cs" fo:country="CZ" officeooo:rsid="33e3b41f"/>
    </style:style>
    <style:style style:name="T1049" style:family="text">
      <style:text-properties fo:language="cs" fo:country="CZ" officeooo:rsid="33e819f3"/>
    </style:style>
    <style:style style:name="T1050" style:family="text">
      <style:text-properties fo:language="cs" fo:country="CZ" officeooo:rsid="33e9861f"/>
    </style:style>
    <style:style style:name="T1051" style:family="text">
      <style:text-properties fo:language="cs" fo:country="CZ" officeooo:rsid="33eb037b"/>
    </style:style>
    <style:style style:name="T1052" style:family="text">
      <style:text-properties fo:language="cs" fo:country="CZ" officeooo:rsid="33eb1980"/>
    </style:style>
    <style:style style:name="T1053" style:family="text">
      <style:text-properties fo:language="cs" fo:country="CZ" officeooo:rsid="33ecbb36"/>
    </style:style>
    <style:style style:name="T1054" style:family="text">
      <style:text-properties fo:language="cs" fo:country="CZ" officeooo:rsid="33f3a07a"/>
    </style:style>
    <style:style style:name="T1055" style:family="text">
      <style:text-properties fo:language="cs" fo:country="CZ" officeooo:rsid="33f61d35"/>
    </style:style>
    <style:style style:name="T1056" style:family="text">
      <style:text-properties fo:language="cs" fo:country="CZ" officeooo:rsid="33f8a4c7"/>
    </style:style>
    <style:style style:name="T1057" style:family="text">
      <style:text-properties fo:language="cs" fo:country="CZ" officeooo:rsid="33f98d18"/>
    </style:style>
    <style:style style:name="T1058" style:family="text">
      <style:text-properties fo:language="cs" fo:country="CZ" officeooo:rsid="33fb4ae6"/>
    </style:style>
    <style:style style:name="T1059" style:family="text">
      <style:text-properties fo:language="cs" fo:country="CZ" officeooo:rsid="33fbb4d2"/>
    </style:style>
    <style:style style:name="T1060" style:family="text">
      <style:text-properties fo:language="cs" fo:country="CZ" officeooo:rsid="34c4ac9e"/>
    </style:style>
    <style:style style:name="T1061" style:family="text">
      <style:text-properties fo:language="cs" fo:country="CZ" officeooo:rsid="34d6a3c4"/>
    </style:style>
    <style:style style:name="T1062" style:family="text">
      <style:text-properties fo:language="cs" fo:country="CZ" officeooo:rsid="34d82a7c"/>
    </style:style>
    <style:style style:name="T1063" style:family="text">
      <style:text-properties fo:language="cs" fo:country="CZ" officeooo:rsid="34d9c689"/>
    </style:style>
    <style:style style:name="T1064" style:family="text">
      <style:text-properties fo:language="cs" fo:country="CZ" officeooo:rsid="34db82df"/>
    </style:style>
    <style:style style:name="T1065" style:family="text">
      <style:text-properties fo:language="cs" fo:country="CZ" officeooo:rsid="34dbf069"/>
    </style:style>
    <style:style style:name="T1066" style:family="text">
      <style:text-properties fo:language="cs" fo:country="CZ" officeooo:rsid="34ebb3c0"/>
    </style:style>
    <style:style style:name="T1067" style:family="text">
      <style:text-properties fo:language="cs" fo:country="CZ" officeooo:rsid="34edadb4"/>
    </style:style>
    <style:style style:name="T1068" style:family="text">
      <style:text-properties fo:language="cs" fo:country="CZ" officeooo:rsid="34ee1028"/>
    </style:style>
    <style:style style:name="T1069" style:family="text">
      <style:text-properties fo:language="cs" fo:country="CZ" officeooo:rsid="34ee95a6"/>
    </style:style>
    <style:style style:name="T1070" style:family="text">
      <style:text-properties fo:language="cs" fo:country="CZ" officeooo:rsid="34f0e4d5"/>
    </style:style>
    <style:style style:name="T1071" style:family="text">
      <style:text-properties fo:language="cs" fo:country="CZ" officeooo:rsid="34f70885"/>
    </style:style>
    <style:style style:name="T1072" style:family="text">
      <style:text-properties fo:language="cs" fo:country="CZ" officeooo:rsid="35ec84ef"/>
    </style:style>
    <style:style style:name="T1073" style:family="text">
      <style:text-properties fo:language="cs" fo:country="CZ" officeooo:rsid="35fa032b"/>
    </style:style>
    <style:style style:name="T1074" style:family="text">
      <style:text-properties fo:language="cs" fo:country="CZ" officeooo:rsid="3605a9e1"/>
    </style:style>
    <style:style style:name="T1075" style:family="text">
      <style:text-properties fo:language="cs" fo:country="CZ" officeooo:rsid="3629367f"/>
    </style:style>
    <style:style style:name="T1076" style:family="text">
      <style:text-properties fo:language="cs" fo:country="CZ" officeooo:rsid="3629e339"/>
    </style:style>
    <style:style style:name="T1077" style:family="text">
      <style:text-properties fo:language="cs" fo:country="CZ" officeooo:rsid="362b0885"/>
    </style:style>
    <style:style style:name="T1078" style:family="text">
      <style:text-properties fo:language="cs" fo:country="CZ" officeooo:rsid="365ea103"/>
    </style:style>
    <style:style style:name="T1079" style:family="text">
      <style:text-properties fo:language="cs" fo:country="CZ" officeooo:rsid="36b308f9"/>
    </style:style>
    <style:style style:name="T1080" style:family="text">
      <style:text-properties fo:language="cs" fo:country="CZ" officeooo:rsid="36d9fb86"/>
    </style:style>
    <style:style style:name="T1081" style:family="text">
      <style:text-properties fo:language="cs" fo:country="CZ" officeooo:rsid="373d448c"/>
    </style:style>
    <style:style style:name="T1082" style:family="text">
      <style:text-properties fo:language="cs" fo:country="CZ" officeooo:rsid="373e5c2b"/>
    </style:style>
    <style:style style:name="T1083" style:family="text">
      <style:text-properties fo:language="cs" fo:country="CZ" officeooo:rsid="37404415"/>
    </style:style>
    <style:style style:name="T1084" style:family="text">
      <style:text-properties fo:language="cs" fo:country="CZ" officeooo:rsid="37413c1c"/>
    </style:style>
    <style:style style:name="T1085" style:family="text">
      <style:text-properties fo:language="cs" fo:country="CZ" officeooo:rsid="3744e099"/>
    </style:style>
    <style:style style:name="T1086" style:family="text">
      <style:text-properties fo:language="cs" fo:country="CZ" officeooo:rsid="37800cb9"/>
    </style:style>
    <style:style style:name="T1087" style:family="text">
      <style:text-properties fo:language="cs" fo:country="CZ" officeooo:rsid="3780a4d0"/>
    </style:style>
    <style:style style:name="T1088" style:family="text">
      <style:text-properties fo:language="cs" fo:country="CZ" officeooo:rsid="378232ff"/>
    </style:style>
    <style:style style:name="T1089" style:family="text">
      <style:text-properties fo:language="cs" fo:country="CZ" officeooo:rsid="3784c8a3"/>
    </style:style>
    <style:style style:name="T1090" style:family="text">
      <style:text-properties fo:language="cs" fo:country="CZ" officeooo:rsid="37856ff6"/>
    </style:style>
    <style:style style:name="T1091" style:family="text">
      <style:text-properties fo:language="cs" fo:country="CZ" officeooo:rsid="3880135e"/>
    </style:style>
    <style:style style:name="T1092" style:family="text">
      <style:text-properties fo:language="cs" fo:country="CZ" officeooo:rsid="38e002b0"/>
    </style:style>
    <style:style style:name="T1093" style:family="text">
      <style:text-properties fo:language="cs" fo:country="CZ" officeooo:rsid="390ab8de"/>
    </style:style>
    <style:style style:name="T1094" style:family="text">
      <style:text-properties fo:language="cs" fo:country="CZ" officeooo:rsid="391178b6"/>
    </style:style>
    <style:style style:name="T1095" style:family="text">
      <style:text-properties fo:language="cs" fo:country="CZ" officeooo:rsid="39385ec3"/>
    </style:style>
    <style:style style:name="T1096" style:family="text">
      <style:text-properties fo:language="cs" fo:country="CZ" officeooo:rsid="393e48a9"/>
    </style:style>
    <style:style style:name="T1097" style:family="text">
      <style:text-properties fo:font-style="italic" style:font-style-asian="italic" style:font-style-complex="italic"/>
    </style:style>
    <style:style style:name="T1098" style:family="text">
      <style:text-properties fo:font-style="italic" officeooo:rsid="2068fff3" style:font-style-asian="italic" style:font-style-complex="italic"/>
    </style:style>
    <style:style style:name="T1099" style:family="text">
      <style:text-properties fo:font-style="italic" officeooo:rsid="20768cfb" style:font-style-asian="italic" style:font-style-complex="italic"/>
    </style:style>
    <style:style style:name="T1100" style:family="text">
      <style:text-properties fo:font-style="italic" officeooo:rsid="20889469" style:font-style-asian="italic" style:font-style-complex="italic"/>
    </style:style>
    <style:style style:name="T1101" style:family="text">
      <style:text-properties fo:font-style="italic" officeooo:rsid="20a19e91" style:font-style-asian="italic" style:font-style-complex="italic"/>
    </style:style>
    <style:style style:name="T1102" style:family="text">
      <style:text-properties fo:font-style="italic" officeooo:rsid="20f7086f" style:font-style-asian="italic" style:font-style-complex="italic"/>
    </style:style>
    <style:style style:name="T1103" style:family="text">
      <style:text-properties fo:font-style="italic" officeooo:rsid="21b430db" style:font-style-asian="italic" style:font-style-complex="italic"/>
    </style:style>
    <style:style style:name="T1104" style:family="text">
      <style:text-properties fo:font-style="italic" officeooo:rsid="21b1e115" style:font-style-asian="italic" style:font-style-complex="italic"/>
    </style:style>
    <style:style style:name="T1105" style:family="text">
      <style:text-properties fo:font-style="italic" officeooo:rsid="2209a5d2" style:font-style-asian="italic" style:font-style-complex="italic"/>
    </style:style>
    <style:style style:name="T1106" style:family="text">
      <style:text-properties fo:font-style="italic" officeooo:rsid="2264f721" style:font-style-asian="italic" style:font-style-complex="italic"/>
    </style:style>
    <style:style style:name="T1107" style:family="text">
      <style:text-properties fo:font-style="italic" officeooo:rsid="2298b5b6" style:font-style-asian="italic" style:font-style-complex="italic"/>
    </style:style>
    <style:style style:name="T1108" style:family="text">
      <style:text-properties fo:font-style="italic" officeooo:rsid="21adb664" style:font-style-asian="italic" style:font-style-complex="italic"/>
    </style:style>
    <style:style style:name="T1109" style:family="text">
      <style:text-properties fo:font-style="italic" officeooo:rsid="22bd1088" style:font-style-asian="italic" style:font-style-complex="italic"/>
    </style:style>
    <style:style style:name="T1110" style:family="text">
      <style:text-properties fo:font-style="italic" officeooo:rsid="22ac30f8" style:font-style-asian="italic" style:font-style-complex="italic"/>
    </style:style>
    <style:style style:name="T1111" style:family="text">
      <style:text-properties fo:font-style="italic" officeooo:rsid="22a871c9" style:font-style-asian="italic" style:font-style-complex="italic"/>
    </style:style>
    <style:style style:name="T1112" style:family="text">
      <style:text-properties fo:font-style="italic" officeooo:rsid="22c85621" style:font-style-asian="italic" style:font-style-complex="italic"/>
    </style:style>
    <style:style style:name="T1113" style:family="text">
      <style:text-properties fo:font-style="italic" officeooo:rsid="22c8d110" style:font-style-asian="italic" style:font-style-complex="italic"/>
    </style:style>
    <style:style style:name="T1114" style:family="text">
      <style:text-properties fo:font-style="italic" officeooo:rsid="23ac06b8" style:font-style-asian="italic" style:font-style-complex="italic"/>
    </style:style>
    <style:style style:name="T1115" style:family="text">
      <style:text-properties fo:font-style="italic" officeooo:rsid="23b0ce43" style:font-style-asian="italic" style:font-style-complex="italic"/>
    </style:style>
    <style:style style:name="T1116" style:family="text">
      <style:text-properties fo:font-style="italic" officeooo:rsid="23981548" style:font-style-asian="italic" style:font-style-complex="italic"/>
    </style:style>
    <style:style style:name="T1117" style:family="text">
      <style:text-properties fo:font-style="italic" officeooo:rsid="24ffc69a" style:font-style-asian="italic" style:font-style-complex="italic"/>
    </style:style>
    <style:style style:name="T1118" style:family="text">
      <style:text-properties fo:font-style="italic" officeooo:rsid="250c1d04" style:font-style-asian="italic" style:font-style-complex="italic"/>
    </style:style>
    <style:style style:name="T1119" style:family="text">
      <style:text-properties fo:font-style="italic" officeooo:rsid="252d7cd4" style:font-style-asian="italic" style:font-style-complex="italic"/>
    </style:style>
    <style:style style:name="T1120" style:family="text">
      <style:text-properties fo:font-style="italic" officeooo:rsid="2571d9c7" style:font-style-asian="italic" style:font-style-complex="italic"/>
    </style:style>
    <style:style style:name="T1121" style:family="text">
      <style:text-properties fo:font-style="italic" officeooo:rsid="2576dfad" style:font-style-asian="italic" style:font-style-complex="italic"/>
    </style:style>
    <style:style style:name="T1122" style:family="text">
      <style:text-properties fo:font-style="italic" officeooo:rsid="1f356719" style:font-style-asian="italic" style:font-style-complex="italic"/>
    </style:style>
    <style:style style:name="T1123" style:family="text">
      <style:text-properties fo:font-style="italic" officeooo:rsid="229f4bef" style:font-style-asian="italic" style:font-style-complex="italic"/>
    </style:style>
    <style:style style:name="T1124" style:family="text">
      <style:text-properties fo:font-style="italic" officeooo:rsid="1cd8d774" style:font-style-asian="italic" style:font-style-complex="italic"/>
    </style:style>
    <style:style style:name="T1125" style:family="text">
      <style:text-properties fo:font-style="italic" officeooo:rsid="25e5fd83" style:font-style-asian="italic" style:font-style-complex="italic"/>
    </style:style>
    <style:style style:name="T1126" style:family="text">
      <style:text-properties fo:font-style="italic" officeooo:rsid="25f2d04a" style:font-style-asian="italic" style:font-style-complex="italic"/>
    </style:style>
    <style:style style:name="T1127" style:family="text">
      <style:text-properties fo:font-style="italic" officeooo:rsid="25f31ebd" style:font-style-asian="italic" style:font-style-complex="italic"/>
    </style:style>
    <style:style style:name="T1128" style:family="text">
      <style:text-properties fo:font-style="italic" officeooo:rsid="25f3c728" style:font-style-asian="italic" style:font-style-complex="italic"/>
    </style:style>
    <style:style style:name="T1129" style:family="text">
      <style:text-properties fo:font-style="italic" officeooo:rsid="2603a14f" style:font-style-asian="italic" style:font-style-complex="italic"/>
    </style:style>
    <style:style style:name="T1130" style:family="text">
      <style:text-properties fo:font-style="italic" officeooo:rsid="2619167c" style:font-style-asian="italic" style:font-style-complex="italic"/>
    </style:style>
    <style:style style:name="T1131" style:family="text">
      <style:text-properties fo:font-style="italic" officeooo:rsid="26270f32" style:font-style-asian="italic" style:font-style-complex="italic"/>
    </style:style>
    <style:style style:name="T1132" style:family="text">
      <style:text-properties fo:font-style="italic" officeooo:rsid="264dcf99" style:font-style-asian="italic" style:font-style-complex="italic"/>
    </style:style>
    <style:style style:name="T1133" style:family="text">
      <style:text-properties fo:font-style="italic" officeooo:rsid="265e265c" style:font-style-asian="italic" style:font-style-complex="italic"/>
    </style:style>
    <style:style style:name="T1134" style:family="text">
      <style:text-properties fo:font-style="italic" officeooo:rsid="1d631bec" style:font-style-asian="italic" style:font-style-complex="italic"/>
    </style:style>
    <style:style style:name="T1135" style:family="text">
      <style:text-properties fo:font-style="italic" officeooo:rsid="266616ba" style:font-style-asian="italic" style:font-style-complex="italic"/>
    </style:style>
    <style:style style:name="T1136" style:family="text">
      <style:text-properties fo:font-style="italic" officeooo:rsid="266ff55f" style:font-style-asian="italic" style:font-style-complex="italic"/>
    </style:style>
    <style:style style:name="T1137" style:family="text">
      <style:text-properties fo:font-style="italic" officeooo:rsid="2683345e" style:font-style-asian="italic" style:font-style-complex="italic"/>
    </style:style>
    <style:style style:name="T1138" style:family="text">
      <style:text-properties fo:font-style="italic" officeooo:rsid="2684f7d7" style:font-style-asian="italic" style:font-style-complex="italic"/>
    </style:style>
    <style:style style:name="T1139" style:family="text">
      <style:text-properties fo:font-style="italic" officeooo:rsid="26d6747e" style:font-style-asian="italic" style:font-style-complex="italic"/>
    </style:style>
    <style:style style:name="T1140" style:family="text">
      <style:text-properties fo:font-style="italic" officeooo:rsid="26d67ad6" style:font-style-asian="italic" style:font-style-complex="italic"/>
    </style:style>
    <style:style style:name="T1141" style:family="text">
      <style:text-properties fo:font-style="italic" officeooo:rsid="26f112c4" style:font-style-asian="italic" style:font-style-complex="italic"/>
    </style:style>
    <style:style style:name="T1142" style:family="text">
      <style:text-properties fo:font-style="italic" officeooo:rsid="275149cc" style:font-style-asian="italic" style:font-style-complex="italic"/>
    </style:style>
    <style:style style:name="T1143" style:family="text">
      <style:text-properties fo:font-style="italic" officeooo:rsid="275da196" style:font-style-asian="italic" style:font-style-complex="italic"/>
    </style:style>
    <style:style style:name="T1144" style:family="text">
      <style:text-properties fo:font-style="italic" officeooo:rsid="276d93f6" style:font-style-asian="italic" style:font-style-complex="italic"/>
    </style:style>
    <style:style style:name="T1145" style:family="text">
      <style:text-properties fo:font-style="italic" officeooo:rsid="280f0850" style:font-style-asian="italic" style:font-style-complex="italic"/>
    </style:style>
    <style:style style:name="T1146" style:family="text">
      <style:text-properties fo:font-style="italic" officeooo:rsid="281b7f63" style:font-style-asian="italic" style:font-style-complex="italic"/>
    </style:style>
    <style:style style:name="T1147" style:family="text">
      <style:text-properties fo:font-style="italic" officeooo:rsid="176cb349" style:font-style-asian="italic" style:font-style-complex="italic"/>
    </style:style>
    <style:style style:name="T1148" style:family="text">
      <style:text-properties fo:font-style="italic" officeooo:rsid="1a2b313c" style:font-style-asian="italic" style:font-style-complex="italic"/>
    </style:style>
    <style:style style:name="T1149" style:family="text">
      <style:text-properties fo:font-style="italic" officeooo:rsid="1ac04dff" style:font-style-asian="italic" style:font-style-complex="italic"/>
    </style:style>
    <style:style style:name="T1150" style:family="text">
      <style:text-properties fo:font-style="italic" officeooo:rsid="1ac1f010" style:font-style-asian="italic" style:font-style-complex="italic"/>
    </style:style>
    <style:style style:name="T1151" style:family="text">
      <style:text-properties fo:font-style="italic" officeooo:rsid="1bddadae" style:font-style-asian="italic" style:font-style-complex="italic"/>
    </style:style>
    <style:style style:name="T1152" style:family="text">
      <style:text-properties fo:font-style="italic" officeooo:rsid="17b00c43" style:font-style-asian="italic" style:font-style-complex="italic"/>
    </style:style>
    <style:style style:name="T1153" style:family="text">
      <style:text-properties fo:font-style="italic" officeooo:rsid="2111f746" style:font-style-asian="italic" style:font-style-complex="italic"/>
    </style:style>
    <style:style style:name="T1154" style:family="text">
      <style:text-properties fo:font-style="italic" officeooo:rsid="210d8ae5" style:font-style-asian="italic" style:font-style-complex="italic"/>
    </style:style>
    <style:style style:name="T1155" style:family="text">
      <style:text-properties fo:font-style="italic" officeooo:rsid="210b2273" style:font-style-asian="italic" style:font-style-complex="italic"/>
    </style:style>
    <style:style style:name="T1156" style:family="text">
      <style:text-properties fo:font-style="italic" officeooo:rsid="2845c25f" style:font-style-asian="italic" style:font-style-complex="italic"/>
    </style:style>
    <style:style style:name="T1157" style:family="text">
      <style:text-properties fo:font-style="italic" officeooo:rsid="2adab1f3" style:font-style-asian="italic" style:font-style-complex="italic"/>
    </style:style>
    <style:style style:name="T1158" style:family="text">
      <style:text-properties fo:font-style="italic" officeooo:rsid="2adbdfb5" style:font-style-asian="italic" style:font-style-complex="italic"/>
    </style:style>
    <style:style style:name="T1159" style:family="text">
      <style:text-properties fo:font-style="italic" officeooo:rsid="290d12d8" style:font-style-asian="italic" style:font-style-complex="italic"/>
    </style:style>
    <style:style style:name="T1160" style:family="text">
      <style:text-properties fo:font-style="italic" officeooo:rsid="2e7734a6" style:font-style-asian="italic" style:font-style-complex="italic"/>
    </style:style>
    <style:style style:name="T1161" style:family="text">
      <style:text-properties fo:font-style="italic" officeooo:rsid="2efde2c6" style:font-style-asian="italic" style:font-style-complex="italic"/>
    </style:style>
    <style:style style:name="T1162" style:family="text">
      <style:text-properties fo:font-style="italic" officeooo:rsid="253baab1" style:font-style-asian="italic" style:font-style-complex="italic"/>
    </style:style>
    <style:style style:name="T1163" style:family="text">
      <style:text-properties fo:font-style="italic" officeooo:rsid="2fd8965d" style:font-style-asian="italic" style:font-style-complex="italic"/>
    </style:style>
    <style:style style:name="T1164" style:family="text">
      <style:text-properties fo:font-style="italic" officeooo:rsid="2fe6c248" style:font-style-asian="italic" style:font-style-complex="italic"/>
    </style:style>
    <style:style style:name="T1165" style:family="text">
      <style:text-properties fo:font-style="italic" officeooo:rsid="2ff9e629" style:font-style-asian="italic" style:font-style-complex="italic"/>
    </style:style>
    <style:style style:name="T1166" style:family="text">
      <style:text-properties fo:font-style="italic" officeooo:rsid="2ffabd0d" style:font-style-asian="italic" style:font-style-complex="italic"/>
    </style:style>
    <style:style style:name="T1167" style:family="text">
      <style:text-properties fo:font-style="italic" officeooo:rsid="300f39c7" style:font-style-asian="italic" style:font-style-complex="italic"/>
    </style:style>
    <style:style style:name="T1168" style:family="text">
      <style:text-properties fo:font-style="italic" officeooo:rsid="3012ec92" style:font-style-asian="italic" style:font-style-complex="italic"/>
    </style:style>
    <style:style style:name="T1169" style:family="text">
      <style:text-properties fo:font-style="italic" officeooo:rsid="3036e840" style:font-style-asian="italic" style:font-style-complex="italic"/>
    </style:style>
    <style:style style:name="T1170" style:family="text">
      <style:text-properties fo:font-style="italic" officeooo:rsid="30352bd2" style:font-style-asian="italic" style:font-style-complex="italic"/>
    </style:style>
    <style:style style:name="T1171" style:family="text">
      <style:text-properties fo:font-style="italic" officeooo:rsid="30383944" style:font-style-asian="italic" style:font-style-complex="italic"/>
    </style:style>
    <style:style style:name="T1172" style:family="text">
      <style:text-properties fo:font-style="italic" officeooo:rsid="304ef7fc" style:font-style-asian="italic" style:font-style-complex="italic"/>
    </style:style>
    <style:style style:name="T1173" style:family="text">
      <style:text-properties fo:font-style="italic" officeooo:rsid="3058e364" style:font-style-asian="italic" style:font-style-complex="italic"/>
    </style:style>
    <style:style style:name="T1174" style:family="text">
      <style:text-properties fo:font-style="italic" officeooo:rsid="305e2618" style:font-style-asian="italic" style:font-style-complex="italic"/>
    </style:style>
    <style:style style:name="T1175" style:family="text">
      <style:text-properties fo:font-style="italic" officeooo:rsid="305f8735" style:font-style-asian="italic" style:font-style-complex="italic"/>
    </style:style>
    <style:style style:name="T1176" style:family="text">
      <style:text-properties fo:font-style="italic" officeooo:rsid="30609787" style:font-style-asian="italic" style:font-style-complex="italic"/>
    </style:style>
    <style:style style:name="T1177" style:family="text">
      <style:text-properties fo:font-style="italic" officeooo:rsid="30f48d43" style:font-style-asian="italic" style:font-style-complex="italic"/>
    </style:style>
    <style:style style:name="T1178" style:family="text">
      <style:text-properties fo:font-style="italic" officeooo:rsid="15f90d02" style:font-style-asian="italic" style:font-style-complex="italic"/>
    </style:style>
    <style:style style:name="T1179" style:family="text">
      <style:text-properties fo:font-style="italic" officeooo:rsid="317d3c49" style:font-style-asian="italic" style:font-style-complex="italic"/>
    </style:style>
    <style:style style:name="T1180" style:family="text">
      <style:text-properties fo:font-style="italic" officeooo:rsid="1bdbbaf9" style:font-style-asian="italic" style:font-style-complex="italic"/>
    </style:style>
    <style:style style:name="T1181" style:family="text">
      <style:text-properties fo:font-style="italic" officeooo:rsid="32e1c60f" style:font-style-asian="italic" style:font-style-complex="italic"/>
    </style:style>
    <style:style style:name="T1182" style:family="text">
      <style:text-properties fo:font-style="italic" officeooo:rsid="336c6ebe" style:font-style-asian="italic" style:font-style-complex="italic"/>
    </style:style>
    <style:style style:name="T1183" style:family="text">
      <style:text-properties fo:font-style="italic" officeooo:rsid="3372cdf8" style:font-style-asian="italic" style:font-style-complex="italic"/>
    </style:style>
    <style:style style:name="T1184" style:family="text">
      <style:text-properties fo:font-style="italic" officeooo:rsid="33929ecf" style:font-style-asian="italic" style:font-style-complex="italic"/>
    </style:style>
    <style:style style:name="T1185" style:family="text">
      <style:text-properties fo:font-style="italic" officeooo:rsid="33ed3061" style:font-style-asian="italic" style:font-style-complex="italic"/>
    </style:style>
    <style:style style:name="T1186" style:family="text">
      <style:text-properties fo:font-style="italic" officeooo:rsid="34fdb4b9" style:font-style-asian="italic" style:font-style-complex="italic"/>
    </style:style>
    <style:style style:name="T1187" style:family="text">
      <style:text-properties fo:font-style="italic" officeooo:rsid="350cc312" style:font-style-asian="italic" style:font-style-complex="italic"/>
    </style:style>
    <style:style style:name="T1188" style:family="text">
      <style:text-properties fo:font-style="italic" officeooo:rsid="351367dc" style:font-style-asian="italic" style:font-style-complex="italic"/>
    </style:style>
    <style:style style:name="T1189" style:family="text">
      <style:text-properties fo:font-style="italic" officeooo:rsid="1bcc61dd" style:font-style-asian="italic" style:font-style-complex="italic"/>
    </style:style>
    <style:style style:name="T1190" style:family="text">
      <style:text-properties fo:font-style="italic" officeooo:rsid="291f3f49" style:font-style-asian="italic" style:font-style-complex="italic"/>
    </style:style>
    <style:style style:name="T1191" style:family="text">
      <style:text-properties fo:font-style="italic" officeooo:rsid="3560f8ae" style:font-style-asian="italic" style:font-style-complex="italic"/>
    </style:style>
    <style:style style:name="T1192" style:family="text">
      <style:text-properties fo:font-style="italic" officeooo:rsid="027a496b" style:font-style-asian="italic" style:font-style-complex="italic"/>
    </style:style>
    <style:style style:name="T1193" style:family="text">
      <style:text-properties fo:font-style="italic" officeooo:rsid="36806d61" style:font-style-asian="italic" style:font-style-complex="italic"/>
    </style:style>
    <style:style style:name="T1194" style:family="text">
      <style:text-properties fo:font-style="italic" officeooo:rsid="36d36c29" style:font-style-asian="italic" style:font-style-complex="italic"/>
    </style:style>
    <style:style style:name="T1195" style:family="text">
      <style:text-properties fo:font-style="italic" officeooo:rsid="2efb28ef" style:font-style-asian="italic" style:font-style-complex="italic"/>
    </style:style>
    <style:style style:name="T1196" style:family="text">
      <style:text-properties fo:font-style="italic" officeooo:rsid="2bd5f3d4" style:font-style-asian="italic" style:font-style-complex="italic"/>
    </style:style>
    <style:style style:name="T1197" style:family="text">
      <style:text-properties fo:font-style="italic" officeooo:rsid="385a6627" style:font-style-asian="italic" style:font-style-complex="italic"/>
    </style:style>
    <style:style style:name="T1198" style:family="text">
      <style:text-properties fo:font-style="italic" officeooo:rsid="385aeade" style:font-style-asian="italic" style:font-style-complex="italic"/>
    </style:style>
    <style:style style:name="T1199" style:family="text">
      <style:text-properties fo:font-style="italic" officeooo:rsid="38f5e42f" style:font-style-asian="italic" style:font-style-complex="italic"/>
    </style:style>
    <style:style style:name="T1200" style:family="text">
      <style:text-properties fo:font-style="italic" officeooo:rsid="3220d486" style:font-style-asian="italic" style:font-style-complex="italic"/>
    </style:style>
    <style:style style:name="T1201" style:family="text">
      <style:text-properties fo:font-style="italic" officeooo:rsid="390628eb" style:font-style-asian="italic" style:font-style-complex="italic"/>
    </style:style>
    <style:style style:name="T1202" style:family="text">
      <style:text-properties fo:font-style="italic" officeooo:rsid="391178b6" style:font-style-asian="italic" style:font-style-complex="italic"/>
    </style:style>
    <style:style style:name="T1203" style:family="text">
      <style:text-properties fo:font-style="italic" officeooo:rsid="3933889e" style:font-style-asian="italic" style:font-style-complex="italic"/>
    </style:style>
    <style:style style:name="T1204" style:family="text">
      <style:text-properties fo:font-style="italic" fo:font-weight="bold" style:font-style-asian="italic" style:font-weight-asian="bold" style:font-style-complex="italic" style:font-weight-complex="bold"/>
    </style:style>
    <style:style style:name="T1205" style:family="text">
      <style:text-properties fo:font-style="italic" fo:font-weight="bold" officeooo:rsid="2576dfad" style:font-style-asian="italic" style:font-weight-asian="bold" style:font-style-complex="italic" style:font-weight-complex="bold"/>
    </style:style>
    <style:style style:name="T1206" style:family="text">
      <style:text-properties fo:font-style="italic" fo:font-weight="bold" officeooo:rsid="2ff9e629" style:font-style-asian="italic" style:font-weight-asian="bold" style:font-style-complex="italic" style:font-weight-complex="bold"/>
    </style:style>
    <style:style style:name="T1207" style:family="text">
      <style:text-properties fo:font-style="italic" fo:font-weight="bold" officeooo:rsid="2ffabd0d" style:font-style-asian="italic" style:font-weight-asian="bold" style:font-style-complex="italic" style:font-weight-complex="bold"/>
    </style:style>
    <style:style style:name="T1208" style:family="text">
      <style:text-properties fo:font-style="italic" fo:background-color="transparent" loext:char-shading-value="0" style:font-style-asian="italic" style:font-style-complex="italic"/>
    </style:style>
    <style:style style:name="T1209" style:family="text">
      <style:text-properties fo:font-style="italic" officeooo:rsid="274e343c" fo:background-color="transparent" loext:char-shading-value="0" style:font-style-asian="italic" style:font-style-complex="italic"/>
    </style:style>
    <style:style style:name="T1210" style:family="text">
      <style:text-properties fo:font-style="italic" officeooo:rsid="27677566" fo:background-color="transparent" loext:char-shading-value="0" style:font-style-asian="italic" style:font-style-complex="italic"/>
    </style:style>
    <style:style style:name="T1211" style:family="text">
      <style:text-properties fo:font-style="italic" officeooo:rsid="274785d5" fo:background-color="transparent" loext:char-shading-value="0" style:font-style-asian="italic" style:font-style-complex="italic"/>
    </style:style>
    <style:style style:name="T1212" style:family="text">
      <style:text-properties fo:font-style="italic" officeooo:rsid="28113e50" fo:background-color="transparent" loext:char-shading-value="0" style:font-style-asian="italic" style:font-style-complex="italic"/>
    </style:style>
    <style:style style:name="T1213" style:family="text">
      <style:text-properties fo:font-style="italic" fo:font-weight="normal" style:font-style-asian="italic" style:font-weight-asian="normal" style:font-style-complex="italic" style:font-weight-complex="normal"/>
    </style:style>
    <style:style style:name="T1214" style:family="text">
      <style:text-properties fo:font-style="italic" fo:font-weight="normal" officeooo:rsid="30577479" style:font-style-asian="italic" style:font-weight-asian="normal" style:font-style-complex="italic" style:font-weight-complex="normal"/>
    </style:style>
    <style:style style:name="T1215" style:family="text">
      <style:text-properties fo:font-style="italic" fo:font-weight="normal" officeooo:rsid="00184b0e" style:font-style-asian="italic" style:font-weight-asian="normal" style:font-style-complex="italic" style:font-weight-complex="normal"/>
    </style:style>
    <style:style style:name="T1216" style:family="text">
      <style:text-properties fo:font-style="italic" fo:font-weight="normal" officeooo:rsid="302c57d5" style:font-style-asian="italic" style:font-weight-asian="normal" style:font-style-complex="italic" style:font-weight-complex="normal"/>
    </style:style>
    <style:style style:name="T1217" style:family="text">
      <style:text-properties fo:font-style="italic" fo:font-weight="normal" officeooo:rsid="3560f8ae" style:font-style-asian="italic" style:font-weight-asian="normal" style:font-style-complex="italic" style:font-weight-complex="normal"/>
    </style:style>
    <style:style style:name="T1218" style:family="text">
      <style:text-properties fo:font-style="italic" fo:font-weight="normal" officeooo:rsid="38648677" style:font-style-asian="italic" style:font-weight-asian="normal" style:font-style-complex="italic" style:font-weight-complex="normal"/>
    </style:style>
    <style:style style:name="T1219" style:family="text">
      <style:text-properties fo:font-style="italic" fo:font-weight="normal" officeooo:rsid="38727048" style:font-style-asian="italic" style:font-weight-asian="normal" style:font-style-complex="italic" style:font-weight-complex="normal"/>
    </style:style>
    <style:style style:name="T1220" style:family="text">
      <style:text-properties fo:font-style="italic" fo:font-weight="normal" officeooo:rsid="391178b6" style:font-style-asian="italic" style:font-weight-asian="normal" style:font-style-complex="italic" style:font-weight-complex="normal"/>
    </style:style>
    <style:style style:name="T1221" style:family="text">
      <style:text-properties fo:font-style="italic" fo:font-weight="normal" officeooo:rsid="391409e3" style:font-style-asian="italic" style:font-weight-asian="normal" style:font-style-complex="italic" style:font-weight-complex="normal"/>
    </style:style>
    <style:style style:name="T1222" style:family="text">
      <style:text-properties fo:font-style="italic" style:text-underline-style="none" officeooo:rsid="36806d61" style:font-style-asian="italic" style:font-style-complex="italic"/>
    </style:style>
    <style:style style:name="T1223" style:family="text">
      <style:text-properties fo:font-style="italic" fo:background-color="#fff200" loext:char-shading-value="0" style:font-style-asian="italic" style:font-style-complex="italic"/>
    </style:style>
    <style:style style:name="T1224" style:family="text">
      <style:text-properties fo:font-style="italic" officeooo:rsid="37b38dca" fo:background-color="#fff200" loext:char-shading-value="0" style:font-style-asian="italic" style:font-style-complex="italic"/>
    </style:style>
    <style:style style:name="T1225" style:family="text">
      <style:text-properties fo:font-style="italic" officeooo:rsid="365ba67e" fo:background-color="#fff200" loext:char-shading-value="0" style:font-style-asian="italic" style:font-style-complex="italic"/>
    </style:style>
    <style:style style:name="T1226" style:family="text">
      <style:text-properties fo:font-style="normal" style:font-style-asian="normal" style:font-style-complex="normal"/>
    </style:style>
    <style:style style:name="T1227" style:family="text">
      <style:text-properties fo:font-style="normal" officeooo:rsid="2231cc63" style:font-style-asian="normal" style:font-style-complex="normal"/>
    </style:style>
    <style:style style:name="T1228" style:family="text">
      <style:text-properties fo:font-style="normal" officeooo:rsid="25a0872c" style:font-style-asian="normal" style:font-style-complex="normal"/>
    </style:style>
    <style:style style:name="T1229" style:family="text">
      <style:text-properties fo:font-style="normal" officeooo:rsid="2619167c" style:font-style-asian="normal" style:font-style-complex="normal"/>
    </style:style>
    <style:style style:name="T1230" style:family="text">
      <style:text-properties fo:font-style="normal" officeooo:rsid="261d5b91" style:font-style-asian="normal" style:font-style-complex="normal"/>
    </style:style>
    <style:style style:name="T1231" style:family="text">
      <style:text-properties fo:font-style="normal" officeooo:rsid="2625577c" style:font-style-asian="normal" style:font-style-complex="normal"/>
    </style:style>
    <style:style style:name="T1232" style:family="text">
      <style:text-properties fo:font-style="normal" officeooo:rsid="26270f32" style:font-style-asian="normal" style:font-style-complex="normal"/>
    </style:style>
    <style:style style:name="T1233" style:family="text">
      <style:text-properties fo:font-style="normal" officeooo:rsid="26303892" style:font-style-asian="normal" style:font-style-complex="normal"/>
    </style:style>
    <style:style style:name="T1234" style:family="text">
      <style:text-properties fo:font-style="normal" officeooo:rsid="2632c719" style:font-style-asian="normal" style:font-style-complex="normal"/>
    </style:style>
    <style:style style:name="T1235" style:family="text">
      <style:text-properties fo:font-style="normal" officeooo:rsid="26363661" style:font-style-asian="normal" style:font-style-complex="normal"/>
    </style:style>
    <style:style style:name="T1236" style:family="text">
      <style:text-properties fo:font-style="normal" officeooo:rsid="26377c64" style:font-style-asian="normal" style:font-style-complex="normal"/>
    </style:style>
    <style:style style:name="T1237" style:family="text">
      <style:text-properties fo:font-style="normal" officeooo:rsid="263463a9" style:font-style-asian="normal" style:font-style-complex="normal"/>
    </style:style>
    <style:style style:name="T1238" style:family="text">
      <style:text-properties fo:font-style="normal" officeooo:rsid="263854a4" style:font-style-asian="normal" style:font-style-complex="normal"/>
    </style:style>
    <style:style style:name="T1239" style:family="text">
      <style:text-properties fo:font-style="normal" officeooo:rsid="263b2c2b" style:font-style-asian="normal" style:font-style-complex="normal"/>
    </style:style>
    <style:style style:name="T1240" style:family="text">
      <style:text-properties fo:font-style="normal" officeooo:rsid="2640eef9" style:font-style-asian="normal" style:font-style-complex="normal"/>
    </style:style>
    <style:style style:name="T1241" style:family="text">
      <style:text-properties fo:font-style="normal" officeooo:rsid="2643a342" style:font-style-asian="normal" style:font-style-complex="normal"/>
    </style:style>
    <style:style style:name="T1242" style:family="text">
      <style:text-properties fo:font-style="normal" officeooo:rsid="2645a2f0" style:font-style-asian="normal" style:font-style-complex="normal"/>
    </style:style>
    <style:style style:name="T1243" style:family="text">
      <style:text-properties fo:font-style="normal" officeooo:rsid="2648edf7" style:font-style-asian="normal" style:font-style-complex="normal"/>
    </style:style>
    <style:style style:name="T1244" style:family="text">
      <style:text-properties fo:font-style="normal" officeooo:rsid="264aa090" style:font-style-asian="normal" style:font-style-complex="normal"/>
    </style:style>
    <style:style style:name="T1245" style:family="text">
      <style:text-properties fo:font-style="normal" officeooo:rsid="264bc209" style:font-style-asian="normal" style:font-style-complex="normal"/>
    </style:style>
    <style:style style:name="T1246" style:family="text">
      <style:text-properties fo:font-style="normal" officeooo:rsid="264f0438" style:font-style-asian="normal" style:font-style-complex="normal"/>
    </style:style>
    <style:style style:name="T1247" style:family="text">
      <style:text-properties fo:font-style="normal" officeooo:rsid="26610347" style:font-style-asian="normal" style:font-style-complex="normal"/>
    </style:style>
    <style:style style:name="T1248" style:family="text">
      <style:text-properties fo:font-style="normal" officeooo:rsid="2662f301" style:font-style-asian="normal" style:font-style-complex="normal"/>
    </style:style>
    <style:style style:name="T1249" style:family="text">
      <style:text-properties fo:font-style="normal" officeooo:rsid="1dc8db78" style:font-style-asian="normal" style:font-style-complex="normal"/>
    </style:style>
    <style:style style:name="T1250" style:family="text">
      <style:text-properties fo:font-style="normal" officeooo:rsid="266616ba" style:font-style-asian="normal" style:font-style-complex="normal"/>
    </style:style>
    <style:style style:name="T1251" style:family="text">
      <style:text-properties fo:font-style="normal" officeooo:rsid="26cc3c6e" style:font-style-asian="normal" style:font-style-complex="normal"/>
    </style:style>
    <style:style style:name="T1252" style:family="text">
      <style:text-properties fo:font-style="normal" officeooo:rsid="26cd86fe" style:font-style-asian="normal" style:font-style-complex="normal"/>
    </style:style>
    <style:style style:name="T1253" style:family="text">
      <style:text-properties fo:font-style="normal" officeooo:rsid="26cf9a46" style:font-style-asian="normal" style:font-style-complex="normal"/>
    </style:style>
    <style:style style:name="T1254" style:family="text">
      <style:text-properties fo:font-style="normal" officeooo:rsid="188b13b1" style:font-style-asian="normal" style:font-style-complex="normal"/>
    </style:style>
    <style:style style:name="T1255" style:family="text">
      <style:text-properties fo:font-style="normal" officeooo:rsid="183e0810" style:font-style-asian="normal" style:font-style-complex="normal"/>
    </style:style>
    <style:style style:name="T1256" style:family="text">
      <style:text-properties fo:font-style="normal" officeooo:rsid="18e1fc6c" style:font-style-asian="normal" style:font-style-complex="normal"/>
    </style:style>
    <style:style style:name="T1257" style:family="text">
      <style:text-properties fo:font-style="normal" officeooo:rsid="18b83d31" style:font-style-asian="normal" style:font-style-complex="normal"/>
    </style:style>
    <style:style style:name="T1258" style:family="text">
      <style:text-properties fo:font-style="normal" officeooo:rsid="18c4e1d8" style:font-style-asian="normal" style:font-style-complex="normal"/>
    </style:style>
    <style:style style:name="T1259" style:family="text">
      <style:text-properties fo:font-style="normal" officeooo:rsid="18ba1be0" style:font-style-asian="normal" style:font-style-complex="normal"/>
    </style:style>
    <style:style style:name="T1260" style:family="text">
      <style:text-properties fo:font-style="normal" officeooo:rsid="18c38b6b" style:font-style-asian="normal" style:font-style-complex="normal"/>
    </style:style>
    <style:style style:name="T1261" style:family="text">
      <style:text-properties fo:font-style="normal" officeooo:rsid="18bfea3d" style:font-style-asian="normal" style:font-style-complex="normal"/>
    </style:style>
    <style:style style:name="T1262" style:family="text">
      <style:text-properties fo:font-style="normal" officeooo:rsid="18ecaf8e" style:font-style-asian="normal" style:font-style-complex="normal"/>
    </style:style>
    <style:style style:name="T1263" style:family="text">
      <style:text-properties fo:font-style="normal" officeooo:rsid="18c8760e" style:font-style-asian="normal" style:font-style-complex="normal"/>
    </style:style>
    <style:style style:name="T1264" style:family="text">
      <style:text-properties fo:font-style="normal" officeooo:rsid="1a4594f8" style:font-style-asian="normal" style:font-style-complex="normal"/>
    </style:style>
    <style:style style:name="T1265" style:family="text">
      <style:text-properties fo:font-style="normal" officeooo:rsid="1a4749e8" style:font-style-asian="normal" style:font-style-complex="normal"/>
    </style:style>
    <style:style style:name="T1266" style:family="text">
      <style:text-properties fo:font-style="normal" officeooo:rsid="1ba0195d" style:font-style-asian="normal" style:font-style-complex="normal"/>
    </style:style>
    <style:style style:name="T1267" style:family="text">
      <style:text-properties fo:font-style="normal" officeooo:rsid="210d8ae5" style:font-style-asian="normal" style:font-style-complex="normal"/>
    </style:style>
    <style:style style:name="T1268" style:family="text">
      <style:text-properties fo:font-style="normal" officeooo:rsid="1bc0908c" style:font-style-asian="normal" style:font-style-complex="normal"/>
    </style:style>
    <style:style style:name="T1269" style:family="text">
      <style:text-properties fo:font-style="normal" officeooo:rsid="16038801" style:font-style-asian="normal" style:font-style-complex="normal"/>
    </style:style>
    <style:style style:name="T1270" style:family="text">
      <style:text-properties fo:font-style="normal" officeooo:rsid="295485bb" style:font-style-asian="normal" style:font-style-complex="normal"/>
    </style:style>
    <style:style style:name="T1271" style:family="text">
      <style:text-properties fo:font-style="normal" officeooo:rsid="2af4476d" style:font-style-asian="normal" style:font-style-complex="normal"/>
    </style:style>
    <style:style style:name="T1272" style:family="text">
      <style:text-properties fo:font-style="normal" officeooo:rsid="2af580b5" style:font-style-asian="normal" style:font-style-complex="normal"/>
    </style:style>
    <style:style style:name="T1273" style:family="text">
      <style:text-properties fo:font-style="normal" officeooo:rsid="2d125348" style:font-style-asian="normal" style:font-style-complex="normal"/>
    </style:style>
    <style:style style:name="T1274" style:family="text">
      <style:text-properties fo:font-style="normal" officeooo:rsid="1a4dc0d9" style:font-style-asian="normal" style:font-style-complex="normal"/>
    </style:style>
    <style:style style:name="T1275" style:family="text">
      <style:text-properties fo:font-style="normal" officeooo:rsid="2e01a388" style:font-style-asian="normal" style:font-style-complex="normal"/>
    </style:style>
    <style:style style:name="T1276" style:family="text">
      <style:text-properties fo:font-style="normal" officeooo:rsid="18b7ca6c" style:font-style-asian="normal" style:font-style-complex="normal"/>
    </style:style>
    <style:style style:name="T1277" style:family="text">
      <style:text-properties fo:font-style="normal" officeooo:rsid="2e2a68df" style:font-style-asian="normal" style:font-style-complex="normal"/>
    </style:style>
    <style:style style:name="T1278" style:family="text">
      <style:text-properties fo:font-style="normal" officeooo:rsid="166df4b7" style:font-style-asian="normal" style:font-style-complex="normal"/>
    </style:style>
    <style:style style:name="T1279" style:family="text">
      <style:text-properties fo:font-style="normal" officeooo:rsid="1874e701" style:font-style-asian="normal" style:font-style-complex="normal"/>
    </style:style>
    <style:style style:name="T1280" style:family="text">
      <style:text-properties fo:font-style="normal" officeooo:rsid="166d686a" style:font-style-asian="normal" style:font-style-complex="normal"/>
    </style:style>
    <style:style style:name="T1281" style:family="text">
      <style:text-properties fo:font-style="normal" officeooo:rsid="166573f1" style:font-style-asian="normal" style:font-style-complex="normal"/>
    </style:style>
    <style:style style:name="T1282" style:family="text">
      <style:text-properties fo:font-style="normal" officeooo:rsid="166b8d4a" style:font-style-asian="normal" style:font-style-complex="normal"/>
    </style:style>
    <style:style style:name="T1283" style:family="text">
      <style:text-properties fo:font-style="normal" officeooo:rsid="2e2c99b2" style:font-style-asian="normal" style:font-style-complex="normal"/>
    </style:style>
    <style:style style:name="T1284" style:family="text">
      <style:text-properties fo:font-style="normal" officeooo:rsid="2e2d6819" style:font-style-asian="normal" style:font-style-complex="normal"/>
    </style:style>
    <style:style style:name="T1285" style:family="text">
      <style:text-properties fo:font-style="normal" officeooo:rsid="2e2ede37" style:font-style-asian="normal" style:font-style-complex="normal"/>
    </style:style>
    <style:style style:name="T1286" style:family="text">
      <style:text-properties fo:font-style="normal" officeooo:rsid="2e3084a9" style:font-style-asian="normal" style:font-style-complex="normal"/>
    </style:style>
    <style:style style:name="T1287" style:family="text">
      <style:text-properties fo:font-style="normal" officeooo:rsid="2e386d43" style:font-style-asian="normal" style:font-style-complex="normal"/>
    </style:style>
    <style:style style:name="T1288" style:family="text">
      <style:text-properties fo:font-style="normal" officeooo:rsid="2e3a2f92" style:font-style-asian="normal" style:font-style-complex="normal"/>
    </style:style>
    <style:style style:name="T1289" style:family="text">
      <style:text-properties fo:font-style="normal" officeooo:rsid="2e40c9f0" style:font-style-asian="normal" style:font-style-complex="normal"/>
    </style:style>
    <style:style style:name="T1290" style:family="text">
      <style:text-properties fo:font-style="normal" officeooo:rsid="2e450f13" style:font-style-asian="normal" style:font-style-complex="normal"/>
    </style:style>
    <style:style style:name="T1291" style:family="text">
      <style:text-properties fo:font-style="normal" officeooo:rsid="2e46773a" style:font-style-asian="normal" style:font-style-complex="normal"/>
    </style:style>
    <style:style style:name="T1292" style:family="text">
      <style:text-properties fo:font-style="normal" officeooo:rsid="2e87d34e" style:font-style-asian="normal" style:font-style-complex="normal"/>
    </style:style>
    <style:style style:name="T1293" style:family="text">
      <style:text-properties fo:font-style="normal" officeooo:rsid="2fc1966a" style:font-style-asian="normal" style:font-style-complex="normal"/>
    </style:style>
    <style:style style:name="T1294" style:family="text">
      <style:text-properties fo:font-style="normal" officeooo:rsid="2fc65321" style:font-style-asian="normal" style:font-style-complex="normal"/>
    </style:style>
    <style:style style:name="T1295" style:family="text">
      <style:text-properties fo:font-style="normal" officeooo:rsid="2fc911ab" style:font-style-asian="normal" style:font-style-complex="normal"/>
    </style:style>
    <style:style style:name="T1296" style:family="text">
      <style:text-properties fo:font-style="normal" officeooo:rsid="2fcc77c2" style:font-style-asian="normal" style:font-style-complex="normal"/>
    </style:style>
    <style:style style:name="T1297" style:family="text">
      <style:text-properties fo:font-style="normal" officeooo:rsid="2fd3d35f" style:font-style-asian="normal" style:font-style-complex="normal"/>
    </style:style>
    <style:style style:name="T1298" style:family="text">
      <style:text-properties fo:font-style="normal" officeooo:rsid="2fd65338" style:font-style-asian="normal" style:font-style-complex="normal"/>
    </style:style>
    <style:style style:name="T1299" style:family="text">
      <style:text-properties fo:font-style="normal" officeooo:rsid="2fe6c248" style:font-style-asian="normal" style:font-style-complex="normal"/>
    </style:style>
    <style:style style:name="T1300" style:family="text">
      <style:text-properties fo:font-style="normal" officeooo:rsid="30609787" style:font-style-asian="normal" style:font-style-complex="normal"/>
    </style:style>
    <style:style style:name="T1301" style:family="text">
      <style:text-properties fo:font-style="normal" officeooo:rsid="30623206" style:font-style-asian="normal" style:font-style-complex="normal"/>
    </style:style>
    <style:style style:name="T1302" style:family="text">
      <style:text-properties fo:font-style="normal" officeooo:rsid="1b1133f5" style:font-style-asian="normal" style:font-style-complex="normal"/>
    </style:style>
    <style:style style:name="T1303" style:family="text">
      <style:text-properties fo:font-style="normal" officeooo:rsid="31451aff" style:font-style-asian="normal" style:font-style-complex="normal"/>
    </style:style>
    <style:style style:name="T1304" style:family="text">
      <style:text-properties fo:font-style="normal" officeooo:rsid="3146de2f" style:font-style-asian="normal" style:font-style-complex="normal"/>
    </style:style>
    <style:style style:name="T1305" style:family="text">
      <style:text-properties fo:font-style="normal" officeooo:rsid="1b41fd68" style:font-style-asian="normal" style:font-style-complex="normal"/>
    </style:style>
    <style:style style:name="T1306" style:family="text">
      <style:text-properties fo:font-style="normal" officeooo:rsid="317e46bf" style:font-style-asian="normal" style:font-style-complex="normal"/>
    </style:style>
    <style:style style:name="T1307" style:family="text">
      <style:text-properties fo:font-style="normal" officeooo:rsid="1bdbbaf9" style:font-style-asian="normal" style:font-style-complex="normal"/>
    </style:style>
    <style:style style:name="T1308" style:family="text">
      <style:text-properties fo:font-style="normal" officeooo:rsid="1bddadae" style:font-style-asian="normal" style:font-style-complex="normal"/>
    </style:style>
    <style:style style:name="T1309" style:family="text">
      <style:text-properties fo:font-style="normal" officeooo:rsid="3202d433" style:font-style-asian="normal" style:font-style-complex="normal"/>
    </style:style>
    <style:style style:name="T1310" style:family="text">
      <style:text-properties fo:font-style="normal" officeooo:rsid="32a07628" style:font-style-asian="normal" style:font-style-complex="normal"/>
    </style:style>
    <style:style style:name="T1311" style:family="text">
      <style:text-properties fo:font-style="normal" officeooo:rsid="351367dc" style:font-style-asian="normal" style:font-style-complex="normal"/>
    </style:style>
    <style:style style:name="T1312" style:family="text">
      <style:text-properties fo:font-style="normal" officeooo:rsid="3514d13d" style:font-style-asian="normal" style:font-style-complex="normal"/>
    </style:style>
    <style:style style:name="T1313" style:family="text">
      <style:text-properties fo:font-style="normal" officeooo:rsid="2e7734a6" style:font-style-asian="normal" style:font-style-complex="normal"/>
    </style:style>
    <style:style style:name="T1314" style:family="text">
      <style:text-properties fo:font-style="normal" officeooo:rsid="367573da" style:font-style-asian="normal" style:font-style-complex="normal"/>
    </style:style>
    <style:style style:name="T1315" style:family="text">
      <style:text-properties fo:font-style="normal" officeooo:rsid="36772676" style:font-style-asian="normal" style:font-style-complex="normal"/>
    </style:style>
    <style:style style:name="T1316" style:family="text">
      <style:text-properties fo:font-style="normal" officeooo:rsid="36791e48" style:font-style-asian="normal" style:font-style-complex="normal"/>
    </style:style>
    <style:style style:name="T1317" style:family="text">
      <style:text-properties fo:font-style="normal" officeooo:rsid="36c86be9" style:font-style-asian="normal" style:font-style-complex="normal"/>
    </style:style>
    <style:style style:name="T1318" style:family="text">
      <style:text-properties fo:font-style="normal" officeooo:rsid="36d36c29" style:font-style-asian="normal" style:font-style-complex="normal"/>
    </style:style>
    <style:style style:name="T1319" style:family="text">
      <style:text-properties fo:font-style="normal" officeooo:rsid="372f96e8" style:font-style-asian="normal" style:font-style-complex="normal"/>
    </style:style>
    <style:style style:name="T1320" style:family="text">
      <style:text-properties fo:font-style="normal" officeooo:rsid="36dbeff6" style:font-style-asian="normal" style:font-style-complex="normal"/>
    </style:style>
    <style:style style:name="T1321" style:family="text">
      <style:text-properties fo:font-style="normal" officeooo:rsid="36cbc152" style:font-style-asian="normal" style:font-style-complex="normal"/>
    </style:style>
    <style:style style:name="T1322" style:family="text">
      <style:text-properties fo:font-style="normal" officeooo:rsid="3736fefd" style:font-style-asian="normal" style:font-style-complex="normal"/>
    </style:style>
    <style:style style:name="T1323" style:family="text">
      <style:text-properties fo:font-style="normal" officeooo:rsid="374bcbfe" style:font-style-asian="normal" style:font-style-complex="normal"/>
    </style:style>
    <style:style style:name="T1324" style:family="text">
      <style:text-properties fo:font-style="normal" officeooo:rsid="374c59fc" style:font-style-asian="normal" style:font-style-complex="normal"/>
    </style:style>
    <style:style style:name="T1325" style:family="text">
      <style:text-properties fo:font-style="normal" officeooo:rsid="374e31cd" style:font-style-asian="normal" style:font-style-complex="normal"/>
    </style:style>
    <style:style style:name="T1326" style:family="text">
      <style:text-properties fo:font-style="normal" officeooo:rsid="3764dad6" style:font-style-asian="normal" style:font-style-complex="normal"/>
    </style:style>
    <style:style style:name="T1327" style:family="text">
      <style:text-properties fo:font-style="normal" officeooo:rsid="376fa9db" style:font-style-asian="normal" style:font-style-complex="normal"/>
    </style:style>
    <style:style style:name="T1328" style:family="text">
      <style:text-properties fo:font-style="normal" officeooo:rsid="377636a8" style:font-style-asian="normal" style:font-style-complex="normal"/>
    </style:style>
    <style:style style:name="T1329" style:family="text">
      <style:text-properties fo:font-style="normal" officeooo:rsid="3838e4da" style:font-style-asian="normal" style:font-style-complex="normal"/>
    </style:style>
    <style:style style:name="T1330" style:family="text">
      <style:text-properties fo:font-style="normal" officeooo:rsid="384d265b" style:font-style-asian="normal" style:font-style-complex="normal"/>
    </style:style>
    <style:style style:name="T1331" style:family="text">
      <style:text-properties fo:font-style="normal" officeooo:rsid="386059f7" style:font-style-asian="normal" style:font-style-complex="normal"/>
    </style:style>
    <style:style style:name="T1332" style:family="text">
      <style:text-properties fo:font-style="normal" officeooo:rsid="3860eae1" style:font-style-asian="normal" style:font-style-complex="normal"/>
    </style:style>
    <style:style style:name="T1333" style:family="text">
      <style:text-properties fo:font-style="normal" officeooo:rsid="38c26221" style:font-style-asian="normal" style:font-style-complex="normal"/>
    </style:style>
    <style:style style:name="T1334" style:family="text">
      <style:text-properties fo:font-style="normal" officeooo:rsid="390cb999" style:font-style-asian="normal" style:font-style-complex="normal"/>
    </style:style>
    <style:style style:name="T1335" style:family="text">
      <style:text-properties fo:font-style="normal" officeooo:rsid="390ee940" style:font-style-asian="normal" style:font-style-complex="normal"/>
    </style:style>
    <style:style style:name="T1336" style:family="text">
      <style:text-properties fo:font-style="normal" officeooo:rsid="39100b81" style:font-style-asian="normal" style:font-style-complex="normal"/>
    </style:style>
    <style:style style:name="T1337" style:family="text">
      <style:text-properties fo:font-style="normal" officeooo:rsid="391012f9" style:font-style-asian="normal" style:font-style-complex="normal"/>
    </style:style>
    <style:style style:name="T1338" style:family="text">
      <style:text-properties fo:font-style="normal" officeooo:rsid="391178b6" style:font-style-asian="normal" style:font-style-complex="normal"/>
    </style:style>
    <style:style style:name="T1339" style:family="text">
      <style:text-properties fo:font-style="normal" officeooo:rsid="18f6469d" style:font-style-asian="normal" style:font-style-complex="normal"/>
    </style:style>
    <style:style style:name="T1340" style:family="text">
      <style:text-properties fo:font-style="normal" officeooo:rsid="392e071c" style:font-style-asian="normal" style:font-style-complex="normal"/>
    </style:style>
    <style:style style:name="T1341" style:family="text">
      <style:text-properties fo:font-style="normal" officeooo:rsid="392e8f37" style:font-style-asian="normal" style:font-style-complex="normal"/>
    </style:style>
    <style:style style:name="T1342" style:family="text">
      <style:text-properties fo:font-style="normal" officeooo:rsid="1f05e202" style:font-style-asian="normal" style:font-style-complex="normal"/>
    </style:style>
    <style:style style:name="T1343" style:family="text">
      <style:text-properties fo:font-style="normal" officeooo:rsid="390ffbd8" style:font-style-asian="normal" style:font-style-complex="normal"/>
    </style:style>
    <style:style style:name="T1344" style:family="text">
      <style:text-properties fo:font-style="normal" officeooo:rsid="256e38d1" style:font-style-asian="normal" style:font-style-complex="normal"/>
    </style:style>
    <style:style style:name="T1345" style:family="text">
      <style:text-properties fo:font-style="normal" style:text-underline-style="none" style:font-style-asian="normal" style:font-style-complex="normal"/>
    </style:style>
    <style:style style:name="T1346" style:family="text">
      <style:text-properties fo:font-style="normal" style:text-underline-style="none" officeooo:rsid="22f7ad49" style:font-style-asian="normal" style:font-style-complex="normal"/>
    </style:style>
    <style:style style:name="T1347" style:family="text">
      <style:text-properties fo:font-style="normal" fo:font-weight="bold" style:font-style-asian="normal" style:font-weight-asian="bold" style:font-style-complex="normal" style:font-weight-complex="bold"/>
    </style:style>
    <style:style style:name="T1348" style:family="text">
      <style:text-properties fo:font-style="normal" fo:font-weight="bold" officeooo:rsid="25a0872c" style:font-style-asian="normal" style:font-weight-asian="bold" style:font-style-complex="normal" style:font-weight-complex="bold"/>
    </style:style>
    <style:style style:name="T1349" style:family="text">
      <style:text-properties fo:font-style="normal" fo:font-weight="bold" officeooo:rsid="2cd8dc3f" style:font-style-asian="normal" style:font-weight-asian="bold" style:font-style-complex="normal" style:font-weight-complex="bold"/>
    </style:style>
    <style:style style:name="T1350" style:family="text">
      <style:text-properties fo:font-style="normal" fo:font-weight="bold" officeooo:rsid="2de0ec95" style:font-style-asian="normal" style:font-weight-asian="bold" style:font-style-complex="normal" style:font-weight-complex="bold"/>
    </style:style>
    <style:style style:name="T1351" style:family="text">
      <style:text-properties fo:font-style="normal" fo:font-weight="bold" officeooo:rsid="2e100a8b" style:font-style-asian="normal" style:font-weight-asian="bold" style:font-style-complex="normal" style:font-weight-complex="bold"/>
    </style:style>
    <style:style style:name="T1352" style:family="text">
      <style:text-properties fo:font-style="normal" fo:font-weight="bold" officeooo:rsid="2e1631b2" style:font-style-asian="normal" style:font-weight-asian="bold" style:font-style-complex="normal" style:font-weight-complex="bold"/>
    </style:style>
    <style:style style:name="T1353" style:family="text">
      <style:text-properties fo:font-style="normal" fo:font-weight="bold" officeooo:rsid="2e2c817f" style:font-style-asian="normal" style:font-weight-asian="bold" style:font-style-complex="normal" style:font-weight-complex="bold"/>
    </style:style>
    <style:style style:name="T1354" style:family="text">
      <style:text-properties fo:font-style="normal" fo:font-weight="bold" officeooo:rsid="2e3084a9" style:font-style-asian="normal" style:font-weight-asian="bold" style:font-style-complex="normal" style:font-weight-complex="bold"/>
    </style:style>
    <style:style style:name="T1355" style:family="text">
      <style:text-properties fo:font-style="normal" fo:font-weight="bold" officeooo:rsid="30577479" style:font-style-asian="normal" style:font-weight-asian="bold" style:font-style-complex="normal" style:font-weight-complex="bold"/>
    </style:style>
    <style:style style:name="T1356" style:family="text">
      <style:text-properties fo:font-style="normal" fo:font-weight="bold" officeooo:rsid="305e2618" style:font-style-asian="normal" style:font-weight-asian="bold" style:font-style-complex="normal" style:font-weight-complex="bold"/>
    </style:style>
    <style:style style:name="T1357" style:family="text">
      <style:text-properties fo:font-style="normal" fo:font-weight="bold" officeooo:rsid="3036e840" style:font-style-asian="normal" style:font-weight-asian="bold" style:font-style-complex="normal" style:font-weight-complex="bold"/>
    </style:style>
    <style:style style:name="T1358" style:family="text">
      <style:text-properties fo:font-style="normal" fo:font-weight="bold" officeooo:rsid="30609787" style:font-style-asian="normal" style:font-weight-asian="bold" style:font-style-complex="normal" style:font-weight-complex="bold"/>
    </style:style>
    <style:style style:name="T1359" style:family="text">
      <style:text-properties fo:font-style="normal" fo:font-weight="bold" officeooo:rsid="30623206" style:font-style-asian="normal" style:font-weight-asian="bold" style:font-style-complex="normal" style:font-weight-complex="bold"/>
    </style:style>
    <style:style style:name="T1360" style:family="text">
      <style:text-properties fo:font-style="normal" fo:font-weight="bold" officeooo:rsid="24393486" style:font-style-asian="normal" style:font-weight-asian="bold" style:font-style-complex="normal" style:font-weight-complex="bold"/>
    </style:style>
    <style:style style:name="T1361" style:family="text">
      <style:text-properties fo:font-style="normal" fo:font-weight="bold" officeooo:rsid="30c0c537" style:font-style-asian="normal" style:font-weight-asian="bold" style:font-style-complex="normal" style:font-weight-complex="bold"/>
    </style:style>
    <style:style style:name="T1362" style:family="text">
      <style:text-properties fo:font-style="normal" fo:font-weight="bold" officeooo:rsid="317e46bf" style:font-style-asian="normal" style:font-weight-asian="bold" style:font-style-complex="normal" style:font-weight-complex="bold"/>
    </style:style>
    <style:style style:name="T1363" style:family="text">
      <style:text-properties fo:font-style="normal" fo:font-weight="bold" officeooo:rsid="3560f8ae" style:font-style-asian="normal" style:font-weight-asian="bold" style:font-style-complex="normal" style:font-weight-complex="bold"/>
    </style:style>
    <style:style style:name="T1364" style:family="text">
      <style:text-properties fo:font-style="normal" fo:font-weight="bold" officeooo:rsid="36d36c29" style:font-style-asian="normal" style:font-weight-asian="bold" style:font-style-complex="normal" style:font-weight-complex="bold"/>
    </style:style>
    <style:style style:name="T1365" style:family="text">
      <style:text-properties fo:font-style="normal" fo:font-weight="bold" officeooo:rsid="36c86be9" style:font-style-asian="normal" style:font-weight-asian="bold" style:font-style-complex="normal" style:font-weight-complex="bold"/>
    </style:style>
    <style:style style:name="T1366" style:family="text">
      <style:text-properties fo:font-style="normal" fo:font-weight="bold" officeooo:rsid="1a4594f8" style:font-style-asian="normal" style:font-weight-asian="bold" style:font-style-complex="normal" style:font-weight-complex="bold"/>
    </style:style>
    <style:style style:name="T1367" style:family="text">
      <style:text-properties fo:font-style="normal" fo:font-weight="bold" officeooo:rsid="2d112704" style:font-style-asian="normal" style:font-weight-asian="bold" style:font-style-complex="normal" style:font-weight-complex="bold"/>
    </style:style>
    <style:style style:name="T1368" style:family="text">
      <style:text-properties fo:font-style="normal" fo:font-weight="bold" officeooo:rsid="384d265b" style:font-style-asian="normal" style:font-weight-asian="bold" style:font-style-complex="normal" style:font-weight-complex="bold"/>
    </style:style>
    <style:style style:name="T1369" style:family="text">
      <style:text-properties fo:font-style="normal" fo:font-weight="bold" officeooo:rsid="394cffbd" style:font-style-asian="normal" style:font-weight-asian="bold" style:font-style-complex="normal" style:font-weight-complex="bold"/>
    </style:style>
    <style:style style:name="T1370" style:family="text">
      <style:text-properties fo:font-style="normal" fo:font-weight="bold" fo:background-color="#fff200" loext:char-shading-value="0" style:font-style-asian="normal" style:font-weight-asian="bold" style:font-style-complex="normal" style:font-weight-complex="bold"/>
    </style:style>
    <style:style style:name="T1371"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72" style:family="text">
      <style:text-properties fo:font-style="normal" fo:font-weight="normal" style:font-style-asian="normal" style:font-weight-asian="normal" style:font-style-complex="normal" style:font-weight-complex="normal"/>
    </style:style>
    <style:style style:name="T1373" style:family="text">
      <style:text-properties fo:font-style="normal" fo:font-weight="normal" officeooo:rsid="19865a9c" style:font-style-asian="normal" style:font-weight-asian="normal" style:font-style-complex="normal" style:font-weight-complex="normal"/>
    </style:style>
    <style:style style:name="T1374" style:family="text">
      <style:text-properties fo:font-style="normal" fo:font-weight="normal" officeooo:rsid="1f4c3fae" style:font-style-asian="normal" style:font-weight-asian="normal" style:font-style-complex="normal" style:font-weight-complex="normal"/>
    </style:style>
    <style:style style:name="T1375" style:family="text">
      <style:text-properties fo:font-style="normal" fo:font-weight="normal" officeooo:rsid="1f4cbbd5" style:font-style-asian="normal" style:font-weight-asian="normal" style:font-style-complex="normal" style:font-weight-complex="normal"/>
    </style:style>
    <style:style style:name="T1376" style:family="text">
      <style:text-properties fo:font-style="normal" fo:font-weight="normal" officeooo:rsid="1f4d0110" style:font-style-asian="normal" style:font-weight-asian="normal" style:font-style-complex="normal" style:font-weight-complex="normal"/>
    </style:style>
    <style:style style:name="T1377" style:family="text">
      <style:text-properties fo:font-style="normal" fo:font-weight="normal" officeooo:rsid="1f78a846" style:font-style-asian="normal" style:font-weight-asian="normal" style:font-style-complex="normal" style:font-weight-complex="normal"/>
    </style:style>
    <style:style style:name="T1378" style:family="text">
      <style:text-properties fo:font-style="normal" fo:font-weight="normal" officeooo:rsid="26586c92" style:font-style-asian="normal" style:font-weight-asian="normal" style:font-style-complex="normal" style:font-weight-complex="normal"/>
    </style:style>
    <style:style style:name="T1379" style:family="text">
      <style:text-properties fo:font-style="normal" fo:font-weight="normal" officeooo:rsid="2b0a79aa" style:font-style-asian="normal" style:font-weight-asian="normal" style:font-style-complex="normal" style:font-weight-complex="normal"/>
    </style:style>
    <style:style style:name="T1380" style:family="text">
      <style:text-properties fo:font-style="normal" fo:font-weight="normal" officeooo:rsid="2b0b9663" style:font-style-asian="normal" style:font-weight-asian="normal" style:font-style-complex="normal" style:font-weight-complex="normal"/>
    </style:style>
    <style:style style:name="T1381" style:family="text">
      <style:text-properties fo:font-style="normal" fo:font-weight="normal" officeooo:rsid="2c188f63" style:font-style-asian="normal" style:font-weight-asian="normal" style:font-style-complex="normal" style:font-weight-complex="normal"/>
    </style:style>
    <style:style style:name="T1382" style:family="text">
      <style:text-properties fo:font-style="normal" fo:font-weight="normal" officeooo:rsid="1a583429" style:font-style-asian="normal" style:font-weight-asian="normal" style:font-style-complex="normal" style:font-weight-complex="normal"/>
    </style:style>
    <style:style style:name="T1383" style:family="text">
      <style:text-properties fo:font-style="normal" fo:font-weight="normal" officeooo:rsid="1a58f3e6" style:font-style-asian="normal" style:font-weight-asian="normal" style:font-style-complex="normal" style:font-weight-complex="normal"/>
    </style:style>
    <style:style style:name="T1384" style:family="text">
      <style:text-properties fo:font-style="normal" fo:font-weight="normal" officeooo:rsid="2de2908b" style:font-style-asian="normal" style:font-weight-asian="normal" style:font-style-complex="normal" style:font-weight-complex="normal"/>
    </style:style>
    <style:style style:name="T1385" style:family="text">
      <style:text-properties fo:font-style="normal" fo:font-weight="normal" officeooo:rsid="2e100a8b" style:font-style-asian="normal" style:font-weight-asian="normal" style:font-style-complex="normal" style:font-weight-complex="normal"/>
    </style:style>
    <style:style style:name="T1386" style:family="text">
      <style:text-properties fo:font-style="normal" fo:font-weight="normal" officeooo:rsid="2e11ab20" style:font-style-asian="normal" style:font-weight-asian="normal" style:font-style-complex="normal" style:font-weight-complex="normal"/>
    </style:style>
    <style:style style:name="T1387" style:family="text">
      <style:text-properties fo:font-style="normal" fo:font-weight="normal" officeooo:rsid="2e1454a6" style:font-style-asian="normal" style:font-weight-asian="normal" style:font-style-complex="normal" style:font-weight-complex="normal"/>
    </style:style>
    <style:style style:name="T1388" style:family="text">
      <style:text-properties fo:font-style="normal" fo:font-weight="normal" officeooo:rsid="2e1631b2" style:font-style-asian="normal" style:font-weight-asian="normal" style:font-style-complex="normal" style:font-weight-complex="normal"/>
    </style:style>
    <style:style style:name="T1389" style:family="text">
      <style:text-properties fo:font-style="normal" fo:font-weight="normal" officeooo:rsid="2e17aec4" style:font-style-asian="normal" style:font-weight-asian="normal" style:font-style-complex="normal" style:font-weight-complex="normal"/>
    </style:style>
    <style:style style:name="T1390" style:family="text">
      <style:text-properties fo:font-style="normal" fo:font-weight="normal" officeooo:rsid="2e18035d" style:font-style-asian="normal" style:font-weight-asian="normal" style:font-style-complex="normal" style:font-weight-complex="normal"/>
    </style:style>
    <style:style style:name="T1391" style:family="text">
      <style:text-properties fo:font-style="normal" fo:font-weight="normal" officeooo:rsid="2e1a2de8" style:font-style-asian="normal" style:font-weight-asian="normal" style:font-style-complex="normal" style:font-weight-complex="normal"/>
    </style:style>
    <style:style style:name="T1392" style:family="text">
      <style:text-properties fo:font-style="normal" fo:font-weight="normal" officeooo:rsid="2e1b27dc" style:font-style-asian="normal" style:font-weight-asian="normal" style:font-style-complex="normal" style:font-weight-complex="normal"/>
    </style:style>
    <style:style style:name="T1393" style:family="text">
      <style:text-properties fo:font-style="normal" fo:font-weight="normal" officeooo:rsid="2fc4b85e" style:font-style-asian="normal" style:font-weight-asian="normal" style:font-style-complex="normal" style:font-weight-complex="normal"/>
    </style:style>
    <style:style style:name="T1394" style:family="text">
      <style:text-properties fo:font-style="normal" fo:font-weight="normal" officeooo:rsid="2fd288b9" style:font-style-asian="normal" style:font-weight-asian="normal" style:font-style-complex="normal" style:font-weight-complex="normal"/>
    </style:style>
    <style:style style:name="T1395" style:family="text">
      <style:text-properties fo:font-style="normal" fo:font-weight="normal" officeooo:rsid="30577479" style:font-style-asian="normal" style:font-weight-asian="normal" style:font-style-complex="normal" style:font-weight-complex="normal"/>
    </style:style>
    <style:style style:name="T1396" style:family="text">
      <style:text-properties fo:font-style="normal" fo:font-weight="normal" officeooo:rsid="390ee940" style:font-style-asian="normal" style:font-weight-asian="normal" style:font-style-complex="normal" style:font-weight-complex="normal"/>
    </style:style>
    <style:style style:name="T1397" style:family="text">
      <style:text-properties fo:font-style="normal" fo:font-weight="normal" officeooo:rsid="2e12ea87" style:font-style-asian="normal" style:font-weight-asian="normal" style:font-style-complex="normal" style:font-weight-complex="normal"/>
    </style:style>
    <style:style style:name="T1398" style:family="text">
      <style:text-properties fo:font-style="normal" fo:background-color="#fff200" loext:char-shading-value="0" style:font-style-asian="normal" style:font-style-complex="normal"/>
    </style:style>
    <style:style style:name="T1399" style:family="text">
      <style:text-properties fo:font-style="normal" officeooo:rsid="29d53365" fo:background-color="#fff200" loext:char-shading-value="0" style:font-style-asian="normal" style:font-style-complex="normal"/>
    </style:style>
    <style:style style:name="T1400" style:family="text">
      <style:text-properties fo:font-style="normal" officeooo:rsid="38349c6f" fo:background-color="#fff200" loext:char-shading-value="0" style:font-style-asian="normal" style:font-style-complex="normal"/>
    </style:style>
    <style:style style:name="T1401" style:family="text">
      <style:text-properties fo:font-style="normal" officeooo:rsid="29d5cdc0" fo:background-color="#fff200" loext:char-shading-value="0" style:font-style-asian="normal" style:font-style-complex="normal"/>
    </style:style>
    <style:style style:name="T1402" style:family="text">
      <style:text-properties fo:font-style="normal" officeooo:rsid="37b38dca" fo:background-color="#fff200" loext:char-shading-value="0" style:font-style-asian="normal" style:font-style-complex="normal"/>
    </style:style>
    <style:style style:name="T1403" style:family="text">
      <style:text-properties fo:font-style="normal" officeooo:rsid="37b4eaf1" fo:background-color="#fff200" loext:char-shading-value="0" style:font-style-asian="normal" style:font-style-complex="normal"/>
    </style:style>
    <style:style style:name="T1404" style:family="text">
      <style:text-properties fo:font-style="normal" officeooo:rsid="188b13b1" fo:background-color="#fff200" loext:char-shading-value="0" style:font-style-asian="normal" style:font-style-complex="normal"/>
    </style:style>
    <style:style style:name="T1405" style:family="text">
      <style:text-properties fo:font-style="normal" officeooo:rsid="29d6df68" fo:background-color="#fff200" loext:char-shading-value="0" style:font-style-asian="normal" style:font-style-complex="normal"/>
    </style:style>
    <style:style style:name="T1406" style:family="text">
      <style:text-properties fo:font-style="normal" officeooo:rsid="183e0810" fo:background-color="#fff200" loext:char-shading-value="0" style:font-style-asian="normal" style:font-style-complex="normal"/>
    </style:style>
    <style:style style:name="T1407" style:family="text">
      <style:text-properties fo:font-style="normal" officeooo:rsid="29c85d15" fo:background-color="#fff200" loext:char-shading-value="0" style:font-style-asian="normal" style:font-style-complex="normal"/>
    </style:style>
    <style:style style:name="T1408" style:family="text">
      <style:text-properties fo:font-style="normal" officeooo:rsid="111b4dc3" fo:background-color="#fff200" loext:char-shading-value="0" style:font-style-asian="normal" style:font-style-complex="normal"/>
    </style:style>
    <style:style style:name="T1409" style:family="text">
      <style:text-properties fo:font-style="normal" officeooo:rsid="183e2f5c" fo:background-color="#fff200" loext:char-shading-value="0" style:font-style-asian="normal" style:font-style-complex="normal"/>
    </style:style>
    <style:style style:name="T1410" style:family="text">
      <style:text-properties fo:font-style="normal" officeooo:rsid="289be73f" fo:background-color="#fff200" loext:char-shading-value="0" style:font-style-asian="normal" style:font-style-complex="normal"/>
    </style:style>
    <style:style style:name="T1411" style:family="text">
      <style:text-properties officeooo:rsid="201d0560"/>
    </style:style>
    <style:style style:name="T1412" style:family="text">
      <style:text-properties officeooo:rsid="20270e3e"/>
    </style:style>
    <style:style style:name="T1413" style:family="text">
      <style:text-properties officeooo:rsid="2027dbf6"/>
    </style:style>
    <style:style style:name="T1414" style:family="text">
      <style:text-properties officeooo:rsid="20298579"/>
    </style:style>
    <style:style style:name="T1415" style:family="text">
      <style:text-properties officeooo:rsid="203a73cb"/>
    </style:style>
    <style:style style:name="T1416" style:family="text">
      <style:text-properties officeooo:rsid="205345cd"/>
    </style:style>
    <style:style style:name="T1417" style:family="text">
      <style:text-properties officeooo:rsid="2058902b"/>
    </style:style>
    <style:style style:name="T1418" style:family="text">
      <style:text-properties officeooo:rsid="205cb6a1"/>
    </style:style>
    <style:style style:name="T1419" style:family="text">
      <style:text-properties officeooo:rsid="2065587c"/>
    </style:style>
    <style:style style:name="T1420" style:family="text">
      <style:text-properties officeooo:rsid="2068fff3"/>
    </style:style>
    <style:style style:name="T1421" style:family="text">
      <style:text-properties officeooo:rsid="206acc77"/>
    </style:style>
    <style:style style:name="T1422" style:family="text">
      <style:text-properties officeooo:rsid="20768cfb"/>
    </style:style>
    <style:style style:name="T1423" style:family="text">
      <style:text-properties officeooo:rsid="207a19a7"/>
    </style:style>
    <style:style style:name="T1424" style:family="text">
      <style:text-properties officeooo:rsid="207e1207"/>
    </style:style>
    <style:style style:name="T1425" style:family="text">
      <style:text-properties officeooo:rsid="208751d0"/>
    </style:style>
    <style:style style:name="T1426" style:family="text">
      <style:text-properties officeooo:rsid="20889469"/>
    </style:style>
    <style:style style:name="T1427" style:family="text">
      <style:text-properties officeooo:rsid="209a6c6f"/>
    </style:style>
    <style:style style:name="T1428" style:family="text">
      <style:text-properties officeooo:rsid="20a19e91"/>
    </style:style>
    <style:style style:name="T1429" style:family="text">
      <style:text-properties fo:font-size="9.5pt" fo:letter-spacing="0.009cm" fo:language="cs" fo:country="CZ" style:font-size-asian="9.5pt" style:language-asian="cs" style:country-asian="CZ"/>
    </style:style>
    <style:style style:name="T1430" style:family="text">
      <style:text-properties fo:font-size="9.5pt" fo:letter-spacing="0.009cm" fo:language="cs" fo:country="CZ" officeooo:rsid="20aac5d0" style:font-size-asian="9.5pt" style:language-asian="cs" style:country-asian="CZ"/>
    </style:style>
    <style:style style:name="T1431" style:family="text">
      <style:text-properties fo:font-size="9.5pt" fo:letter-spacing="0.009cm" fo:language="cs" fo:country="CZ" officeooo:rsid="20ace839" style:font-size-asian="9.5pt" style:language-asian="cs" style:country-asian="CZ"/>
    </style:style>
    <style:style style:name="T1432" style:family="text">
      <style:text-properties fo:font-size="9.5pt" fo:letter-spacing="0.009cm" fo:language="cs" fo:country="CZ" officeooo:rsid="20a56c6b" style:font-size-asian="9.5pt" style:language-asian="cs" style:country-asian="CZ"/>
    </style:style>
    <style:style style:name="T1433" style:family="text">
      <style:text-properties fo:font-size="9.5pt" fo:letter-spacing="0.009cm" fo:language="cs" fo:country="CZ" officeooo:rsid="20a75113" style:font-size-asian="9.5pt" style:language-asian="cs" style:country-asian="CZ"/>
    </style:style>
    <style:style style:name="T1434" style:family="text">
      <style:text-properties fo:font-size="9.5pt" fo:letter-spacing="0.009cm" fo:language="cs" fo:country="CZ" officeooo:rsid="20af97d2" style:font-size-asian="9.5pt" style:language-asian="cs" style:country-asian="CZ"/>
    </style:style>
    <style:style style:name="T1435" style:family="text">
      <style:text-properties fo:font-size="9.5pt" fo:letter-spacing="0.009cm" fo:language="cs" fo:country="CZ" officeooo:rsid="20b19335" style:font-size-asian="9.5pt" style:language-asian="cs" style:country-asian="CZ"/>
    </style:style>
    <style:style style:name="T1436" style:family="text">
      <style:text-properties fo:font-size="9.5pt" fo:letter-spacing="0.009cm" fo:language="cs" fo:country="CZ" officeooo:rsid="20b85116" style:font-size-asian="9.5pt" style:language-asian="cs" style:country-asian="CZ"/>
    </style:style>
    <style:style style:name="T1437" style:family="text">
      <style:text-properties fo:font-size="9.5pt" fo:letter-spacing="0.009cm" fo:language="cs" fo:country="CZ" officeooo:rsid="20c1c0ac" style:font-size-asian="9.5pt" style:language-asian="cs" style:country-asian="CZ"/>
    </style:style>
    <style:style style:name="T1438" style:family="text">
      <style:text-properties fo:font-size="9.5pt" fo:letter-spacing="0.009cm" fo:language="cs" fo:country="CZ" officeooo:rsid="20c7ab34" style:font-size-asian="9.5pt" style:language-asian="cs" style:country-asian="CZ"/>
    </style:style>
    <style:style style:name="T1439" style:family="text">
      <style:text-properties fo:font-size="9.5pt" fo:letter-spacing="0.009cm" fo:language="cs" fo:country="CZ" officeooo:rsid="20c7e044" style:font-size-asian="9.5pt" style:language-asian="cs" style:country-asian="CZ"/>
    </style:style>
    <style:style style:name="T1440" style:family="text">
      <style:text-properties fo:font-size="9.5pt" fo:letter-spacing="0.009cm" fo:language="cs" fo:country="CZ" officeooo:rsid="20ca50b1" style:font-size-asian="9.5pt" style:language-asian="cs" style:country-asian="CZ"/>
    </style:style>
    <style:style style:name="T1441" style:family="text">
      <style:text-properties fo:font-size="9.5pt" fo:letter-spacing="0.009cm" fo:language="cs" fo:country="CZ" officeooo:rsid="20caf294" style:font-size-asian="9.5pt" style:language-asian="cs" style:country-asian="CZ"/>
    </style:style>
    <style:style style:name="T1442" style:family="text">
      <style:text-properties fo:font-size="9.5pt" fo:letter-spacing="0.009cm" fo:language="cs" fo:country="CZ" officeooo:rsid="21fc73fc" style:font-size-asian="9.5pt" style:language-asian="cs" style:country-asian="CZ"/>
    </style:style>
    <style:style style:name="T1443" style:family="text">
      <style:text-properties fo:font-size="9.5pt" fo:letter-spacing="0.009cm" fo:language="cs" fo:country="CZ" officeooo:rsid="223e7fa9" style:font-size-asian="9.5pt" style:language-asian="cs" style:country-asian="CZ"/>
    </style:style>
    <style:style style:name="T1444" style:family="text">
      <style:text-properties fo:font-size="9.5pt" fo:letter-spacing="0.009cm" fo:language="cs" fo:country="CZ" officeooo:rsid="22462321" style:font-size-asian="9.5pt" style:language-asian="cs" style:country-asian="CZ"/>
    </style:style>
    <style:style style:name="T1445" style:family="text">
      <style:text-properties fo:font-size="9.5pt" fo:letter-spacing="0.009cm" fo:language="cs" fo:country="CZ" officeooo:rsid="2366bc69" style:font-size-asian="9.5pt" style:language-asian="cs" style:country-asian="CZ"/>
    </style:style>
    <style:style style:name="T1446" style:family="text">
      <style:text-properties fo:font-size="9.5pt" fo:letter-spacing="0.009cm" fo:language="cs" fo:country="CZ" officeooo:rsid="236a0e98" style:font-size-asian="9.5pt" style:language-asian="cs" style:country-asian="CZ"/>
    </style:style>
    <style:style style:name="T1447" style:family="text">
      <style:text-properties fo:font-size="9.5pt" fo:letter-spacing="0.009cm" fo:language="cs" fo:country="CZ" officeooo:rsid="24fd5613" style:font-size-asian="9.5pt" style:language-asian="cs" style:country-asian="CZ"/>
    </style:style>
    <style:style style:name="T1448" style:family="text">
      <style:text-properties fo:font-size="9.5pt" fo:letter-spacing="0.009cm" fo:language="cs" fo:country="CZ" officeooo:rsid="24fd7573" style:font-size-asian="9.5pt" style:language-asian="cs" style:country-asian="CZ"/>
    </style:style>
    <style:style style:name="T1449" style:family="text">
      <style:text-properties fo:font-size="9.5pt" fo:letter-spacing="0.009cm" fo:language="cs" fo:country="CZ" officeooo:rsid="2503d268" style:font-size-asian="9.5pt" style:language-asian="cs" style:country-asian="CZ"/>
    </style:style>
    <style:style style:name="T1450" style:family="text">
      <style:text-properties fo:font-size="9.5pt" fo:letter-spacing="0.009cm" fo:language="cs" fo:country="CZ" officeooo:rsid="25047196" style:font-size-asian="9.5pt" style:language-asian="cs" style:country-asian="CZ"/>
    </style:style>
    <style:style style:name="T1451" style:family="text">
      <style:text-properties fo:font-size="9.5pt" fo:letter-spacing="0.009cm" fo:language="cs" fo:country="CZ" officeooo:rsid="25057cc0" style:font-size-asian="9.5pt" style:language-asian="cs" style:country-asian="CZ"/>
    </style:style>
    <style:style style:name="T1452" style:family="text">
      <style:text-properties fo:font-size="9.5pt" fo:letter-spacing="0.009cm" fo:language="cs" fo:country="CZ" officeooo:rsid="25085263" style:font-size-asian="9.5pt" style:language-asian="cs" style:country-asian="CZ"/>
    </style:style>
    <style:style style:name="T1453" style:family="text">
      <style:text-properties fo:font-size="9.5pt" fo:letter-spacing="0.009cm" fo:language="cs" fo:country="CZ" officeooo:rsid="250854d9" style:font-size-asian="9.5pt" style:language-asian="cs" style:country-asian="CZ"/>
    </style:style>
    <style:style style:name="T1454" style:family="text">
      <style:text-properties fo:font-size="9.5pt" fo:letter-spacing="0.009cm" fo:language="cs" fo:country="CZ" officeooo:rsid="2511aac7" style:font-size-asian="9.5pt" style:language-asian="cs" style:country-asian="CZ"/>
    </style:style>
    <style:style style:name="T1455" style:family="text">
      <style:text-properties fo:font-size="9.5pt" fo:letter-spacing="0.009cm" fo:language="cs" fo:country="CZ" officeooo:rsid="2514d94b" style:font-size-asian="9.5pt" style:language-asian="cs" style:country-asian="CZ"/>
    </style:style>
    <style:style style:name="T1456" style:family="text">
      <style:text-properties fo:font-size="9.5pt" fo:letter-spacing="0.009cm" fo:language="cs" fo:country="CZ" officeooo:rsid="25172e89" style:font-size-asian="9.5pt" style:language-asian="cs" style:country-asian="CZ"/>
    </style:style>
    <style:style style:name="T1457" style:family="text">
      <style:text-properties fo:font-size="9.5pt" fo:letter-spacing="0.009cm" fo:language="cs" fo:country="CZ" officeooo:rsid="2517543e" style:font-size-asian="9.5pt" style:language-asian="cs" style:country-asian="CZ"/>
    </style:style>
    <style:style style:name="T1458" style:family="text">
      <style:text-properties fo:font-size="9.5pt" fo:letter-spacing="0.009cm" fo:language="cs" fo:country="CZ" officeooo:rsid="2518ab17" style:font-size-asian="9.5pt" style:language-asian="cs" style:country-asian="CZ"/>
    </style:style>
    <style:style style:name="T1459" style:family="text">
      <style:text-properties fo:font-size="9.5pt" fo:letter-spacing="0.009cm" fo:language="cs" fo:country="CZ" officeooo:rsid="25193a8d" style:font-size-asian="9.5pt" style:language-asian="cs" style:country-asian="CZ"/>
    </style:style>
    <style:style style:name="T1460" style:family="text">
      <style:text-properties fo:font-size="9.5pt" fo:letter-spacing="0.009cm" fo:language="cs" fo:country="CZ" officeooo:rsid="251a8563" style:font-size-asian="9.5pt" style:language-asian="cs" style:country-asian="CZ"/>
    </style:style>
    <style:style style:name="T1461" style:family="text">
      <style:text-properties fo:font-size="9.5pt" fo:letter-spacing="0.009cm" fo:language="cs" fo:country="CZ" officeooo:rsid="251b4fd4" style:font-size-asian="9.5pt" style:language-asian="cs" style:country-asian="CZ"/>
    </style:style>
    <style:style style:name="T1462" style:family="text">
      <style:text-properties fo:font-size="9.5pt" fo:letter-spacing="0.009cm" fo:language="cs" fo:country="CZ" officeooo:rsid="251c1b9b" style:font-size-asian="9.5pt" style:language-asian="cs" style:country-asian="CZ"/>
    </style:style>
    <style:style style:name="T1463" style:family="text">
      <style:text-properties fo:font-size="9.5pt" fo:letter-spacing="0.009cm" fo:language="cs" fo:country="CZ" officeooo:rsid="251cc7bb" style:font-size-asian="9.5pt" style:language-asian="cs" style:country-asian="CZ"/>
    </style:style>
    <style:style style:name="T1464" style:family="text">
      <style:text-properties fo:font-size="9.5pt" fo:letter-spacing="0.009cm" fo:language="cs" fo:country="CZ" officeooo:rsid="251d440f" style:font-size-asian="9.5pt" style:language-asian="cs" style:country-asian="CZ"/>
    </style:style>
    <style:style style:name="T1465" style:family="text">
      <style:text-properties fo:font-size="9.5pt" fo:letter-spacing="0.009cm" fo:language="cs" fo:country="CZ" officeooo:rsid="2855eaa6" style:font-size-asian="9.5pt" style:language-asian="cs" style:country-asian="CZ"/>
    </style:style>
    <style:style style:name="T1466" style:family="text">
      <style:text-properties fo:font-size="9.5pt" fo:letter-spacing="0.009cm" fo:language="cs" fo:country="CZ" officeooo:rsid="285c2fe7" style:font-size-asian="9.5pt" style:language-asian="cs" style:country-asian="CZ"/>
    </style:style>
    <style:style style:name="T1467" style:family="text">
      <style:text-properties fo:font-size="9.5pt" fo:letter-spacing="0.009cm" fo:language="cs" fo:country="CZ" officeooo:rsid="2b05b4e8" style:font-size-asian="9.5pt" style:language-asian="cs" style:country-asian="CZ"/>
    </style:style>
    <style:style style:name="T1468" style:family="text">
      <style:text-properties fo:font-size="9.5pt" fo:letter-spacing="0.009cm" fo:language="cs" fo:country="CZ" officeooo:rsid="2b06eaf6" style:font-size-asian="9.5pt" style:language-asian="cs" style:country-asian="CZ"/>
    </style:style>
    <style:style style:name="T1469" style:family="text">
      <style:text-properties fo:font-size="9.5pt" fo:letter-spacing="0.009cm" fo:language="cs" fo:country="CZ" officeooo:rsid="2b088f1e" style:font-size-asian="9.5pt" style:language-asian="cs" style:country-asian="CZ"/>
    </style:style>
    <style:style style:name="T1470" style:family="text">
      <style:text-properties fo:font-size="9.5pt" fo:letter-spacing="0.009cm" fo:language="cs" fo:country="CZ" officeooo:rsid="2b089e62" style:font-size-asian="9.5pt" style:language-asian="cs" style:country-asian="CZ"/>
    </style:style>
    <style:style style:name="T1471" style:family="text">
      <style:text-properties fo:font-size="9.5pt" fo:letter-spacing="0.009cm" fo:language="cs" fo:country="CZ" officeooo:rsid="2b09058d" style:font-size-asian="9.5pt" style:language-asian="cs" style:country-asian="CZ"/>
    </style:style>
    <style:style style:name="T1472" style:family="text">
      <style:text-properties fo:font-size="9.5pt" fo:letter-spacing="0.009cm" fo:language="cs" fo:country="CZ" officeooo:rsid="2b0ec9f3" style:font-size-asian="9.5pt" style:language-asian="cs" style:country-asian="CZ"/>
    </style:style>
    <style:style style:name="T1473" style:family="text">
      <style:text-properties fo:font-size="9.5pt" fo:letter-spacing="0.009cm" fo:language="cs" fo:country="CZ" officeooo:rsid="2b1179df" style:font-size-asian="9.5pt" style:language-asian="cs" style:country-asian="CZ"/>
    </style:style>
    <style:style style:name="T1474" style:family="text">
      <style:text-properties fo:font-size="9.5pt" fo:letter-spacing="0.009cm" fo:language="cs" fo:country="CZ" officeooo:rsid="2b13cc28" style:font-size-asian="9.5pt" style:language-asian="cs" style:country-asian="CZ"/>
    </style:style>
    <style:style style:name="T1475" style:family="text">
      <style:text-properties fo:font-size="9.5pt" fo:letter-spacing="0.009cm" fo:language="cs" fo:country="CZ" officeooo:rsid="2b4e1284" style:font-size-asian="9.5pt" style:language-asian="cs" style:country-asian="CZ"/>
    </style:style>
    <style:style style:name="T1476" style:family="text">
      <style:text-properties fo:font-size="9.5pt" fo:letter-spacing="0.009cm" fo:language="cs" fo:country="CZ" officeooo:rsid="2b4ec87f" style:font-size-asian="9.5pt" style:language-asian="cs" style:country-asian="CZ"/>
    </style:style>
    <style:style style:name="T1477" style:family="text">
      <style:text-properties fo:font-size="9.5pt" fo:letter-spacing="0.009cm" fo:language="cs" fo:country="CZ" officeooo:rsid="2b5134e3" style:font-size-asian="9.5pt" style:language-asian="cs" style:country-asian="CZ"/>
    </style:style>
    <style:style style:name="T1478" style:family="text">
      <style:text-properties fo:font-size="9.5pt" fo:letter-spacing="0.009cm" fo:language="cs" fo:country="CZ" officeooo:rsid="2bbfd1e0" style:font-size-asian="9.5pt" style:language-asian="cs" style:country-asian="CZ"/>
    </style:style>
    <style:style style:name="T1479" style:family="text">
      <style:text-properties fo:font-size="9.5pt" fo:letter-spacing="0.009cm" fo:language="cs" fo:country="CZ" officeooo:rsid="36ba82dd" style:font-size-asian="9.5pt" style:language-asian="cs" style:country-asian="CZ"/>
    </style:style>
    <style:style style:name="T1480" style:family="text">
      <style:text-properties fo:font-size="9.5pt" fo:letter-spacing="0.009cm" fo:language="cs" fo:country="CZ" officeooo:rsid="36bdeb47" style:font-size-asian="9.5pt" style:language-asian="cs" style:country-asian="CZ"/>
    </style:style>
    <style:style style:name="T1481" style:family="text">
      <style:text-properties fo:font-size="9.5pt" fo:letter-spacing="0.009cm" fo:language="cs" fo:country="CZ" officeooo:rsid="36eeb930" style:font-size-asian="9.5pt" style:language-asian="cs" style:country-asian="CZ"/>
    </style:style>
    <style:style style:name="T1482" style:family="text">
      <style:text-properties fo:font-size="9.5pt" fo:letter-spacing="0.009cm" fo:language="cs" fo:country="CZ" officeooo:rsid="36f544f2" style:font-size-asian="9.5pt" style:language-asian="cs" style:country-asian="CZ"/>
    </style:style>
    <style:style style:name="T1483" style:family="text">
      <style:text-properties fo:font-size="9.5pt" fo:letter-spacing="0.009cm" fo:language="cs" fo:country="CZ" officeooo:rsid="36f69b26" style:font-size-asian="9.5pt" style:language-asian="cs" style:country-asian="CZ"/>
    </style:style>
    <style:style style:name="T1484" style:family="text">
      <style:text-properties fo:font-size="9.5pt" fo:letter-spacing="0.009cm" fo:language="cs" fo:country="CZ" officeooo:rsid="36f6b437" style:font-size-asian="9.5pt" style:language-asian="cs" style:country-asian="CZ"/>
    </style:style>
    <style:style style:name="T1485" style:family="text">
      <style:text-properties fo:font-size="9.5pt" fo:letter-spacing="0.009cm" fo:language="cs" fo:country="CZ" officeooo:rsid="36f73569" style:font-size-asian="9.5pt" style:language-asian="cs" style:country-asian="CZ"/>
    </style:style>
    <style:style style:name="T1486" style:family="text">
      <style:text-properties fo:font-size="9.5pt" fo:letter-spacing="0.009cm" fo:language="cs" fo:country="CZ" fo:font-style="italic"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9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9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9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9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9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9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0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01" style:family="text">
      <style:text-properties fo:font-size="9.5pt" fo:letter-spacing="0.009cm" fo:language="cs" fo:country="CZ" fo:font-style="normal" style:font-size-asian="9.5pt" style:language-asian="cs" style:country-asian="CZ" style:font-style-asian="normal" style:font-style-complex="normal"/>
    </style:style>
    <style:style style:name="T150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0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04" style:family="text">
      <style:text-properties fo:font-size="9.5pt" fo:letter-spacing="0.009cm" fo:language="en" fo:country="US" officeooo:rsid="20b19335" style:font-size-asian="9.5pt" style:language-asian="cs" style:country-asian="CZ"/>
    </style:style>
    <style:style style:name="T1505" style:family="text">
      <style:text-properties fo:font-size="9.5pt" fo:language="cs" fo:country="CZ" style:font-size-asian="9.5pt" style:language-asian="cs" style:country-asian="CZ"/>
    </style:style>
    <style:style style:name="T1506" style:family="text">
      <style:text-properties fo:font-size="9.5pt" fo:language="cs" fo:country="CZ" officeooo:rsid="227d5938" style:font-size-asian="9.5pt" style:language-asian="cs" style:country-asian="CZ"/>
    </style:style>
    <style:style style:name="T1507" style:family="text">
      <style:text-properties fo:font-size="9.5pt" fo:language="cs" fo:country="CZ" officeooo:rsid="2858b2e9" style:font-size-asian="9.5pt" style:language-asian="cs" style:country-asian="CZ"/>
    </style:style>
    <style:style style:name="T1508" style:family="text">
      <style:text-properties fo:font-size="9.5pt" fo:language="cs" fo:country="CZ" officeooo:rsid="285a490a" style:font-size-asian="9.5pt" style:language-asian="cs" style:country-asian="CZ"/>
    </style:style>
    <style:style style:name="T1509" style:family="text">
      <style:text-properties fo:language="en" fo:country="US"/>
    </style:style>
    <style:style style:name="T1510" style:family="text">
      <style:text-properties fo:language="en" fo:country="US" officeooo:rsid="20f1f757"/>
    </style:style>
    <style:style style:name="T1511" style:family="text">
      <style:text-properties fo:language="en" fo:country="US" officeooo:rsid="2718b236"/>
    </style:style>
    <style:style style:name="T1512" style:family="text">
      <style:text-properties fo:language="en" fo:country="US" fo:font-weight="normal" officeooo:rsid="2718b236" style:font-weight-asian="normal" style:font-weight-complex="normal"/>
    </style:style>
    <style:style style:name="T1513" style:family="text">
      <style:text-properties fo:language="en" fo:country="US" officeooo:rsid="2718f0f3"/>
    </style:style>
    <style:style style:name="T1514" style:family="text">
      <style:text-properties fo:language="en" fo:country="US" officeooo:rsid="2718b236" fo:background-color="transparent" loext:char-shading-value="0"/>
    </style:style>
    <style:style style:name="T1515" style:family="text">
      <style:text-properties fo:language="en" fo:country="US" officeooo:rsid="2cf2a3f4" style:language-asian="cs" style:country-asian="CZ"/>
    </style:style>
    <style:style style:name="T1516" style:family="text">
      <style:text-properties fo:language="en" fo:country="US" officeooo:rsid="2a3f98d4"/>
    </style:style>
    <style:style style:name="T1517" style:family="text">
      <style:text-properties fo:language="en" fo:country="US" officeooo:rsid="2b54f678"/>
    </style:style>
    <style:style style:name="T1518" style:family="text">
      <style:text-properties fo:language="en" fo:country="US" officeooo:rsid="2ea7775a"/>
    </style:style>
    <style:style style:name="T1519" style:family="text">
      <style:text-properties fo:language="en" fo:country="US" officeooo:rsid="2f28f0b3"/>
    </style:style>
    <style:style style:name="T1520" style:family="text">
      <style:text-properties fo:language="en" fo:country="US" officeooo:rsid="2f995592"/>
    </style:style>
    <style:style style:name="T1521" style:family="text">
      <style:text-properties fo:language="en" fo:country="US" officeooo:rsid="2ffe26dc"/>
    </style:style>
    <style:style style:name="T1522" style:family="text">
      <style:text-properties fo:language="en" fo:country="US" officeooo:rsid="30310a13"/>
    </style:style>
    <style:style style:name="T1523" style:family="text">
      <style:text-properties fo:language="en" fo:country="US" fo:font-style="italic" style:font-style-asian="italic" style:font-style-complex="italic"/>
    </style:style>
    <style:style style:name="T1524" style:family="text">
      <style:text-properties fo:language="en" fo:country="US" fo:font-style="italic" officeooo:rsid="387f7a99" style:font-style-asian="italic" style:font-style-complex="italic"/>
    </style:style>
    <style:style style:name="T1525" style:family="text">
      <style:text-properties fo:language="en" fo:country="US" officeooo:rsid="30747be6"/>
    </style:style>
    <style:style style:name="T1526" style:family="text">
      <style:text-properties fo:language="en" fo:country="US" officeooo:rsid="30cc51d2"/>
    </style:style>
    <style:style style:name="T1527" style:family="text">
      <style:text-properties fo:language="en" fo:country="US" officeooo:rsid="31282e0a"/>
    </style:style>
    <style:style style:name="T1528" style:family="text">
      <style:text-properties fo:language="en" fo:country="US" officeooo:rsid="3138eb18"/>
    </style:style>
    <style:style style:name="T1529" style:family="text">
      <style:text-properties fo:language="en" fo:country="US" fo:font-style="normal" officeooo:rsid="317e46bf" style:font-style-asian="normal" style:font-style-complex="normal"/>
    </style:style>
    <style:style style:name="T1530" style:family="text">
      <style:text-properties fo:language="en" fo:country="US" fo:font-style="normal" officeooo:rsid="36d36c29" style:font-style-asian="normal" style:font-style-complex="normal"/>
    </style:style>
    <style:style style:name="T1531" style:family="text">
      <style:text-properties fo:language="en" fo:country="US" officeooo:rsid="332974ae"/>
    </style:style>
    <style:style style:name="T1532" style:family="text">
      <style:text-properties fo:language="en" fo:country="US" officeooo:rsid="3386bd80"/>
    </style:style>
    <style:style style:name="T1533" style:family="text">
      <style:text-properties fo:language="en" fo:country="US" officeooo:rsid="33d8aadc"/>
    </style:style>
    <style:style style:name="T1534" style:family="text">
      <style:text-properties fo:language="en" fo:country="US" officeooo:rsid="33e819f3"/>
    </style:style>
    <style:style style:name="T1535" style:family="text">
      <style:text-properties fo:language="en" fo:country="US" officeooo:rsid="340e76e5"/>
    </style:style>
    <style:style style:name="T1536" style:family="text">
      <style:text-properties fo:language="en" fo:country="US" officeooo:rsid="3604b7d7"/>
    </style:style>
    <style:style style:name="T1537" style:family="text">
      <style:text-properties fo:language="en" fo:country="US" officeooo:rsid="3605a9e1"/>
    </style:style>
    <style:style style:name="T1538" style:family="text">
      <style:text-properties fo:language="en" fo:country="US" officeooo:rsid="36b0544e"/>
    </style:style>
    <style:style style:name="T1539" style:family="text">
      <style:text-properties fo:language="en" fo:country="US" officeooo:rsid="36c86be9"/>
    </style:style>
    <style:style style:name="T1540" style:family="text">
      <style:text-properties fo:language="en" fo:country="US" officeooo:rsid="37aef7e5"/>
    </style:style>
    <style:style style:name="T1541" style:family="text">
      <style:text-properties fo:language="en" fo:country="US" officeooo:rsid="30609787"/>
    </style:style>
    <style:style style:name="T1542" style:family="text">
      <style:text-properties fo:language="en" fo:country="US" officeooo:rsid="387f7a99"/>
    </style:style>
    <style:style style:name="T1543" style:family="text">
      <style:text-properties fo:language="en" fo:country="US" officeooo:rsid="3880135e"/>
    </style:style>
    <style:style style:name="T1544" style:family="text">
      <style:text-properties fo:language="en" fo:country="US" officeooo:rsid="39076eb1"/>
    </style:style>
    <style:style style:name="T1545" style:family="text">
      <style:text-properties fo:language="en" fo:country="US" officeooo:rsid="3908d961"/>
    </style:style>
    <style:style style:name="T1546" style:family="text">
      <style:text-properties fo:language="en" fo:country="US" officeooo:rsid="3908def9"/>
    </style:style>
    <style:style style:name="T1547" style:family="text">
      <style:text-properties officeooo:rsid="20f7086f"/>
    </style:style>
    <style:style style:name="T1548" style:family="text">
      <style:text-properties officeooo:rsid="211e75b5"/>
    </style:style>
    <style:style style:name="T1549" style:family="text">
      <style:text-properties officeooo:rsid="213d0be9"/>
    </style:style>
    <style:style style:name="T1550" style:family="text">
      <style:text-properties officeooo:rsid="214ce48d"/>
    </style:style>
    <style:style style:name="T1551" style:family="text">
      <style:text-properties officeooo:rsid="2163e5a4"/>
    </style:style>
    <style:style style:name="T1552" style:family="text">
      <style:text-properties officeooo:rsid="2164a9a6"/>
    </style:style>
    <style:style style:name="T1553" style:family="text">
      <style:text-properties officeooo:rsid="218eee67"/>
    </style:style>
    <style:style style:name="T1554" style:family="text">
      <style:text-properties officeooo:rsid="2195b040"/>
    </style:style>
    <style:style style:name="T1555" style:family="text">
      <style:text-properties officeooo:rsid="2197e806"/>
    </style:style>
    <style:style style:name="T1556" style:family="text">
      <style:text-properties officeooo:rsid="2198b31a"/>
    </style:style>
    <style:style style:name="T1557" style:family="text">
      <style:text-properties officeooo:rsid="21996beb"/>
    </style:style>
    <style:style style:name="T1558" style:family="text">
      <style:text-properties officeooo:rsid="21a922d0"/>
    </style:style>
    <style:style style:name="T1559" style:family="text">
      <style:text-properties officeooo:rsid="21adb664"/>
    </style:style>
    <style:style style:name="T1560" style:family="text">
      <style:text-properties officeooo:rsid="21b1e115"/>
    </style:style>
    <style:style style:name="T1561" style:family="text">
      <style:text-properties officeooo:rsid="21b3d0c4"/>
    </style:style>
    <style:style style:name="T1562" style:family="text">
      <style:text-properties officeooo:rsid="21b6cacf"/>
    </style:style>
    <style:style style:name="T1563" style:family="text">
      <style:text-properties officeooo:rsid="21d6f3b6"/>
    </style:style>
    <style:style style:name="T1564" style:family="text">
      <style:text-properties officeooo:rsid="21d77dca"/>
    </style:style>
    <style:style style:name="T1565" style:family="text">
      <style:text-properties officeooo:rsid="21d784b3"/>
    </style:style>
    <style:style style:name="T1566" style:family="text">
      <style:text-properties officeooo:rsid="21d9cbd9"/>
    </style:style>
    <style:style style:name="T1567" style:family="text">
      <style:text-properties officeooo:rsid="21e28bc8"/>
    </style:style>
    <style:style style:name="T1568" style:family="text">
      <style:text-properties officeooo:rsid="21e40ee3"/>
    </style:style>
    <style:style style:name="T1569" style:family="text">
      <style:text-properties officeooo:rsid="2209a5d2"/>
    </style:style>
    <style:style style:name="T1570" style:family="text">
      <style:text-properties officeooo:rsid="220b2653"/>
    </style:style>
    <style:style style:name="T1571" style:family="text">
      <style:text-properties officeooo:rsid="220d11cf"/>
    </style:style>
    <style:style style:name="T1572" style:family="text">
      <style:text-properties officeooo:rsid="220e90a3"/>
    </style:style>
    <style:style style:name="T1573" style:family="text">
      <style:text-properties officeooo:rsid="20f1f757"/>
    </style:style>
    <style:style style:name="T1574" style:family="text">
      <style:text-properties officeooo:rsid="22439781"/>
    </style:style>
    <style:style style:name="T1575" style:family="text">
      <style:text-properties officeooo:rsid="22447983"/>
    </style:style>
    <style:style style:name="T1576" style:family="text">
      <style:text-properties officeooo:rsid="224eb86c"/>
    </style:style>
    <style:style style:name="T1577" style:family="text">
      <style:text-properties officeooo:rsid="2264f721"/>
    </style:style>
    <style:style style:name="T1578" style:family="text">
      <style:text-properties officeooo:rsid="228a945e"/>
    </style:style>
    <style:style style:name="T1579" style:family="text">
      <style:text-properties officeooo:rsid="2298b5b6"/>
    </style:style>
    <style:style style:name="T1580" style:family="text">
      <style:text-properties officeooo:rsid="229b2d63"/>
    </style:style>
    <style:style style:name="T1581" style:family="text">
      <style:text-properties officeooo:rsid="22a758fa"/>
    </style:style>
    <style:style style:name="T1582" style:family="text">
      <style:text-properties officeooo:rsid="22ac7656"/>
    </style:style>
    <style:style style:name="T1583" style:family="text">
      <style:text-properties officeooo:rsid="22b85964"/>
    </style:style>
    <style:style style:name="T1584" style:family="text">
      <style:text-properties officeooo:rsid="22ba25be"/>
    </style:style>
    <style:style style:name="T1585" style:family="text">
      <style:text-properties officeooo:rsid="22bd1088"/>
    </style:style>
    <style:style style:name="T1586" style:family="text">
      <style:text-properties officeooo:rsid="22d30b1a"/>
    </style:style>
    <style:style style:name="T1587" style:family="text">
      <style:text-properties officeooo:rsid="204f4e25"/>
    </style:style>
    <style:style style:name="T1588" style:family="text">
      <style:text-properties officeooo:rsid="22d854a9"/>
    </style:style>
    <style:style style:name="T1589" style:family="text">
      <style:text-properties officeooo:rsid="22dd5c36"/>
    </style:style>
    <style:style style:name="T1590" style:family="text">
      <style:text-properties officeooo:rsid="22defc71"/>
    </style:style>
    <style:style style:name="T1591" style:family="text">
      <style:text-properties officeooo:rsid="22e50c1a"/>
    </style:style>
    <style:style style:name="T1592" style:family="text">
      <style:text-properties officeooo:rsid="2022d038"/>
    </style:style>
    <style:style style:name="T1593" style:family="text">
      <style:text-properties officeooo:rsid="22e5bb83"/>
    </style:style>
    <style:style style:name="T1594" style:family="text">
      <style:text-properties officeooo:rsid="22e7537f"/>
    </style:style>
    <style:style style:name="T1595" style:family="text">
      <style:text-properties officeooo:rsid="22f5da9a"/>
    </style:style>
    <style:style style:name="T1596" style:family="text">
      <style:text-properties officeooo:rsid="2304ad9b"/>
    </style:style>
    <style:style style:name="T1597" style:family="text">
      <style:text-properties officeooo:rsid="2305469b"/>
    </style:style>
    <style:style style:name="T1598" style:family="text">
      <style:text-properties officeooo:rsid="2305659e"/>
    </style:style>
    <style:style style:name="T1599" style:family="text">
      <style:text-properties officeooo:rsid="232f7481"/>
    </style:style>
    <style:style style:name="T1600" style:family="text">
      <style:text-properties officeooo:rsid="2331678d"/>
    </style:style>
    <style:style style:name="T1601" style:family="text">
      <style:text-properties officeooo:rsid="2332d987"/>
    </style:style>
    <style:style style:name="T1602" style:family="text">
      <style:text-properties officeooo:rsid="2332e601"/>
    </style:style>
    <style:style style:name="T1603" style:family="text">
      <style:text-properties officeooo:rsid="2349a476"/>
    </style:style>
    <style:style style:name="T1604" style:family="text">
      <style:text-properties officeooo:rsid="2349b8a1"/>
    </style:style>
    <style:style style:name="T1605" style:family="text">
      <style:text-properties officeooo:rsid="234a7ac3"/>
    </style:style>
    <style:style style:name="T1606" style:family="text">
      <style:text-properties officeooo:rsid="234c1eda"/>
    </style:style>
    <style:style style:name="T1607" style:family="text">
      <style:text-properties officeooo:rsid="234c7f7d"/>
    </style:style>
    <style:style style:name="T1608" style:family="text">
      <style:text-properties officeooo:rsid="234e0d17"/>
    </style:style>
    <style:style style:name="T1609" style:family="text">
      <style:text-properties officeooo:rsid="235399e7"/>
    </style:style>
    <style:style style:name="T1610" style:family="text">
      <style:text-properties officeooo:rsid="2356c6ea"/>
    </style:style>
    <style:style style:name="T1611" style:family="text">
      <style:text-properties officeooo:rsid="23585241"/>
    </style:style>
    <style:style style:name="T1612" style:family="text">
      <style:text-properties officeooo:rsid="2358e570"/>
    </style:style>
    <style:style style:name="T1613" style:family="text">
      <style:text-properties officeooo:rsid="235b4c7d"/>
    </style:style>
    <style:style style:name="T1614" style:family="text">
      <style:text-properties officeooo:rsid="23637825"/>
    </style:style>
    <style:style style:name="T1615" style:family="text">
      <style:text-properties officeooo:rsid="236484a9"/>
    </style:style>
    <style:style style:name="T1616" style:family="text">
      <style:text-properties officeooo:rsid="236c8ad4"/>
    </style:style>
    <style:style style:name="T1617" style:family="text">
      <style:text-properties officeooo:rsid="2295c09f"/>
    </style:style>
    <style:style style:name="T1618" style:family="text">
      <style:text-properties officeooo:rsid="22a655ef"/>
    </style:style>
    <style:style style:name="T1619" style:family="text">
      <style:text-properties officeooo:rsid="21c8752c"/>
    </style:style>
    <style:style style:name="T1620" style:family="text">
      <style:text-properties officeooo:rsid="236db2ab"/>
    </style:style>
    <style:style style:name="T1621" style:family="text">
      <style:text-properties officeooo:rsid="22cc5d09"/>
    </style:style>
    <style:style style:name="T1622" style:family="text">
      <style:text-properties officeooo:rsid="22c85621"/>
    </style:style>
    <style:style style:name="T1623" style:family="text">
      <style:text-properties officeooo:rsid="22c8d110"/>
    </style:style>
    <style:style style:name="T1624" style:family="text">
      <style:text-properties officeooo:rsid="22a871c9"/>
    </style:style>
    <style:style style:name="T1625" style:family="text">
      <style:text-properties officeooo:rsid="23751612"/>
    </style:style>
    <style:style style:name="T1626" style:family="text">
      <style:text-properties officeooo:rsid="2376cc3a"/>
    </style:style>
    <style:style style:name="T1627" style:family="text">
      <style:text-properties officeooo:rsid="2376f410"/>
    </style:style>
    <style:style style:name="T1628" style:family="text">
      <style:text-properties officeooo:rsid="237987a4"/>
    </style:style>
    <style:style style:name="T1629" style:family="text">
      <style:text-properties officeooo:rsid="23ac06b8"/>
    </style:style>
    <style:style style:name="T1630" style:family="text">
      <style:text-properties officeooo:rsid="23adf46b"/>
    </style:style>
    <style:style style:name="T1631" style:family="text">
      <style:text-properties officeooo:rsid="23b0ce43"/>
    </style:style>
    <style:style style:name="T1632" style:family="text">
      <style:text-properties officeooo:rsid="23c07497"/>
    </style:style>
    <style:style style:name="T1633" style:family="text">
      <style:text-properties officeooo:rsid="23c30856"/>
    </style:style>
    <style:style style:name="T1634" style:family="text">
      <style:text-properties officeooo:rsid="23e1443b"/>
    </style:style>
    <style:style style:name="T1635" style:family="text">
      <style:text-properties officeooo:rsid="23f9895c"/>
    </style:style>
    <style:style style:name="T1636" style:family="text">
      <style:text-properties officeooo:rsid="23fb23e7"/>
    </style:style>
    <style:style style:name="T1637" style:family="text">
      <style:text-properties officeooo:rsid="2432a1ec"/>
    </style:style>
    <style:style style:name="T1638" style:family="text">
      <style:text-properties officeooo:rsid="2436a92f"/>
    </style:style>
    <style:style style:name="T1639" style:family="text">
      <style:text-properties officeooo:rsid="24393486"/>
    </style:style>
    <style:style style:name="T1640" style:family="text">
      <style:text-properties officeooo:rsid="243a354b"/>
    </style:style>
    <style:style style:name="T1641" style:family="text">
      <style:text-properties officeooo:rsid="243e32f5"/>
    </style:style>
    <style:style style:name="T1642" style:family="text">
      <style:text-properties officeooo:rsid="243e4498"/>
    </style:style>
    <style:style style:name="T1643" style:family="text">
      <style:text-properties officeooo:rsid="2445badc"/>
    </style:style>
    <style:style style:name="T1644" style:family="text">
      <style:text-properties officeooo:rsid="2447010a"/>
    </style:style>
    <style:style style:name="T1645" style:family="text">
      <style:text-properties officeooo:rsid="2459ac89"/>
    </style:style>
    <style:style style:name="T1646" style:family="text">
      <style:text-properties fo:font-weight="bold" style:font-weight-asian="bold" style:font-weight-complex="bold"/>
    </style:style>
    <style:style style:name="T1647" style:family="text">
      <style:text-properties fo:font-weight="bold" officeooo:rsid="2459ac89" style:font-weight-asian="bold" style:font-weight-complex="bold"/>
    </style:style>
    <style:style style:name="T1648" style:family="text">
      <style:text-properties fo:font-weight="bold" officeooo:rsid="25f2d04a" style:font-weight-asian="bold" style:font-weight-complex="bold"/>
    </style:style>
    <style:style style:name="T1649" style:family="text">
      <style:text-properties fo:font-weight="bold" officeooo:rsid="26f112c4" style:font-weight-asian="bold" style:font-weight-complex="bold"/>
    </style:style>
    <style:style style:name="T1650" style:family="text">
      <style:text-properties fo:font-weight="bold" officeooo:rsid="2718b236" style:font-weight-asian="bold" style:font-weight-complex="bold"/>
    </style:style>
    <style:style style:name="T1651" style:family="text">
      <style:text-properties fo:font-weight="bold" officeooo:rsid="27911d11" style:font-weight-asian="bold" style:font-weight-complex="bold"/>
    </style:style>
    <style:style style:name="T1652" style:family="text">
      <style:text-properties fo:font-weight="bold" officeooo:rsid="27c86e38" style:font-weight-asian="bold" style:font-weight-complex="bold"/>
    </style:style>
    <style:style style:name="T1653" style:family="text">
      <style:text-properties fo:font-weight="bold" officeooo:rsid="282f1ba6" style:font-weight-asian="bold" style:font-weight-complex="bold"/>
    </style:style>
    <style:style style:name="T1654" style:family="text">
      <style:text-properties fo:font-weight="bold" officeooo:rsid="1a4594f8" style:font-weight-asian="bold" style:font-weight-complex="bold"/>
    </style:style>
    <style:style style:name="T1655" style:family="text">
      <style:text-properties fo:font-weight="bold" officeooo:rsid="1ba0195d" style:font-weight-asian="bold" style:font-weight-complex="bold"/>
    </style:style>
    <style:style style:name="T1656" style:family="text">
      <style:text-properties fo:font-weight="bold" officeooo:rsid="2950f66b" style:font-weight-asian="bold" style:font-weight-complex="bold"/>
    </style:style>
    <style:style style:name="T1657" style:family="text">
      <style:text-properties fo:font-weight="bold" officeooo:rsid="29601fa7" style:font-weight-asian="bold" style:font-weight-complex="bold"/>
    </style:style>
    <style:style style:name="T1658" style:family="text">
      <style:text-properties fo:font-weight="bold" officeooo:rsid="2a3baf2e" style:font-weight-asian="bold" style:font-weight-complex="bold"/>
    </style:style>
    <style:style style:name="T1659" style:family="text">
      <style:text-properties fo:font-weight="bold" officeooo:rsid="2adab1f3" style:font-weight-asian="bold" style:font-weight-complex="bold"/>
    </style:style>
    <style:style style:name="T1660" style:family="text">
      <style:text-properties fo:font-weight="bold" officeooo:rsid="2c13b2bd" style:font-weight-asian="bold" style:font-weight-complex="bold"/>
    </style:style>
    <style:style style:name="T1661" style:family="text">
      <style:text-properties fo:font-weight="bold" officeooo:rsid="2c1562ff" style:font-weight-asian="bold" style:font-weight-complex="bold"/>
    </style:style>
    <style:style style:name="T1662" style:family="text">
      <style:text-properties fo:font-weight="bold" officeooo:rsid="2c188f63" style:font-weight-asian="bold" style:font-weight-complex="bold"/>
    </style:style>
    <style:style style:name="T1663" style:family="text">
      <style:text-properties fo:font-weight="bold" officeooo:rsid="2cd8dc3f" style:font-weight-asian="bold" style:font-weight-complex="bold"/>
    </style:style>
    <style:style style:name="T1664" style:family="text">
      <style:text-properties fo:font-weight="bold" officeooo:rsid="2cdacbe5" style:font-weight-asian="bold" style:font-weight-complex="bold"/>
    </style:style>
    <style:style style:name="T1665" style:family="text">
      <style:text-properties fo:font-weight="bold" officeooo:rsid="2d0bafad" style:font-weight-asian="bold" style:font-weight-complex="bold"/>
    </style:style>
    <style:style style:name="T1666" style:family="text">
      <style:text-properties fo:font-weight="bold" officeooo:rsid="2d112704" style:font-weight-asian="bold" style:font-weight-complex="bold"/>
    </style:style>
    <style:style style:name="T1667" style:family="text">
      <style:text-properties fo:font-weight="bold" officeooo:rsid="2dba7a68" style:font-weight-asian="bold" style:font-weight-complex="bold"/>
    </style:style>
    <style:style style:name="T1668" style:family="text">
      <style:text-properties fo:font-weight="bold" officeooo:rsid="2e13be44" style:font-weight-asian="bold" style:font-weight-complex="bold"/>
    </style:style>
    <style:style style:name="T1669" style:family="text">
      <style:text-properties fo:font-weight="bold" officeooo:rsid="2ea7775a" style:font-weight-asian="bold" style:font-weight-complex="bold"/>
    </style:style>
    <style:style style:name="T1670" style:family="text">
      <style:text-properties fo:font-weight="bold" officeooo:rsid="2f995592" style:font-weight-asian="bold" style:font-weight-complex="bold"/>
    </style:style>
    <style:style style:name="T1671" style:family="text">
      <style:text-properties fo:font-weight="bold" officeooo:rsid="2fae3382" style:font-weight-asian="bold" style:font-weight-complex="bold"/>
    </style:style>
    <style:style style:name="T1672" style:family="text">
      <style:text-properties fo:font-weight="bold" officeooo:rsid="2fad38aa" style:font-weight-asian="bold" style:font-weight-complex="bold"/>
    </style:style>
    <style:style style:name="T1673" style:family="text">
      <style:text-properties fo:font-weight="bold" officeooo:rsid="2fb34d2d" style:font-weight-asian="bold" style:font-weight-complex="bold"/>
    </style:style>
    <style:style style:name="T1674" style:family="text">
      <style:text-properties fo:font-weight="bold" officeooo:rsid="2fd8965d" style:font-weight-asian="bold" style:font-weight-complex="bold"/>
    </style:style>
    <style:style style:name="T1675" style:family="text">
      <style:text-properties fo:font-weight="bold" officeooo:rsid="2fefc37c" style:font-weight-asian="bold" style:font-weight-complex="bold"/>
    </style:style>
    <style:style style:name="T1676" style:family="text">
      <style:text-properties fo:font-weight="bold" officeooo:rsid="2ffe26dc" style:font-weight-asian="bold" style:font-weight-complex="bold"/>
    </style:style>
    <style:style style:name="T1677" style:family="text">
      <style:text-properties fo:font-weight="bold" officeooo:rsid="300964a8" style:font-weight-asian="bold" style:font-weight-complex="bold"/>
    </style:style>
    <style:style style:name="T1678" style:family="text">
      <style:text-properties fo:font-weight="bold" officeooo:rsid="302c57d5" style:font-weight-asian="bold" style:font-weight-complex="bold"/>
    </style:style>
    <style:style style:name="T1679" style:family="text">
      <style:text-properties fo:font-weight="bold" officeooo:rsid="30352bd2" style:font-weight-asian="bold" style:font-weight-complex="bold"/>
    </style:style>
    <style:style style:name="T1680" style:family="text">
      <style:text-properties fo:font-weight="bold" officeooo:rsid="30577479" style:font-weight-asian="bold" style:font-weight-complex="bold"/>
    </style:style>
    <style:style style:name="T1681" style:family="text">
      <style:text-properties fo:font-weight="bold" officeooo:rsid="30609787" style:font-weight-asian="bold" style:font-weight-complex="bold"/>
    </style:style>
    <style:style style:name="T1682" style:family="text">
      <style:text-properties fo:font-weight="bold" officeooo:rsid="30747be6" style:font-weight-asian="bold" style:font-weight-complex="bold"/>
    </style:style>
    <style:style style:name="T1683" style:family="text">
      <style:text-properties fo:font-weight="bold" officeooo:rsid="308f8660" style:font-weight-asian="bold" style:font-weight-complex="bold"/>
    </style:style>
    <style:style style:name="T1684" style:family="text">
      <style:text-properties fo:font-weight="bold" officeooo:rsid="3092e2ee" style:font-weight-asian="bold" style:font-weight-complex="bold"/>
    </style:style>
    <style:style style:name="T1685" style:family="text">
      <style:text-properties fo:font-weight="bold" officeooo:rsid="30cc17dd" style:font-weight-asian="bold" style:font-weight-complex="bold"/>
    </style:style>
    <style:style style:name="T1686" style:family="text">
      <style:text-properties fo:font-weight="bold" officeooo:rsid="31282e0a" style:font-weight-asian="bold" style:font-weight-complex="bold"/>
    </style:style>
    <style:style style:name="T1687" style:family="text">
      <style:text-properties fo:font-weight="bold" officeooo:rsid="312c1d99" style:font-weight-asian="bold" style:font-weight-complex="bold"/>
    </style:style>
    <style:style style:name="T1688" style:family="text">
      <style:text-properties fo:font-weight="bold" officeooo:rsid="3138eb18" style:font-weight-asian="bold" style:font-weight-complex="bold"/>
    </style:style>
    <style:style style:name="T1689" style:family="text">
      <style:text-properties fo:font-weight="bold" officeooo:rsid="33037c71" style:font-weight-asian="bold" style:font-weight-complex="bold"/>
    </style:style>
    <style:style style:name="T1690" style:family="text">
      <style:text-properties fo:font-weight="bold" officeooo:rsid="336fafac" style:font-weight-asian="bold" style:font-weight-complex="bold"/>
    </style:style>
    <style:style style:name="T1691" style:family="text">
      <style:text-properties fo:font-weight="bold" officeooo:rsid="32c7ecb8" style:font-weight-asian="bold" style:font-weight-complex="bold"/>
    </style:style>
    <style:style style:name="T1692" style:family="text">
      <style:text-properties fo:font-weight="bold" officeooo:rsid="3386bd80" style:font-weight-asian="bold" style:font-weight-complex="bold"/>
    </style:style>
    <style:style style:name="T1693" style:family="text">
      <style:text-properties fo:font-weight="bold" officeooo:rsid="33929ecf" style:font-weight-asian="bold" style:font-weight-complex="bold"/>
    </style:style>
    <style:style style:name="T1694" style:family="text">
      <style:text-properties fo:font-weight="bold" officeooo:rsid="33d34b69" style:font-weight-asian="bold" style:font-weight-complex="bold"/>
    </style:style>
    <style:style style:name="T1695" style:family="text">
      <style:text-properties fo:font-weight="bold" officeooo:rsid="33b401ce" style:font-weight-asian="bold" style:font-weight-complex="bold"/>
    </style:style>
    <style:style style:name="T1696" style:family="text">
      <style:text-properties fo:font-weight="bold" officeooo:rsid="33d298d7" style:font-weight-asian="bold" style:font-weight-complex="bold"/>
    </style:style>
    <style:style style:name="T1697" style:family="text">
      <style:text-properties fo:font-weight="bold" officeooo:rsid="2c07d1f1" style:font-weight-asian="bold" style:font-weight-complex="bold"/>
    </style:style>
    <style:style style:name="T1698" style:family="text">
      <style:text-properties fo:font-weight="bold" officeooo:rsid="2c12857b" style:font-weight-asian="bold" style:font-weight-complex="bold"/>
    </style:style>
    <style:style style:name="T1699" style:family="text">
      <style:text-properties fo:font-weight="bold" officeooo:rsid="34fa64fc" style:font-weight-asian="bold" style:font-weight-complex="bold"/>
    </style:style>
    <style:style style:name="T1700" style:family="text">
      <style:text-properties fo:font-weight="bold" officeooo:rsid="00184b0e" style:font-weight-asian="bold" style:font-weight-complex="bold"/>
    </style:style>
    <style:style style:name="T1701" style:family="text">
      <style:text-properties fo:font-weight="bold" officeooo:rsid="29b4fce0" style:font-weight-asian="bold" style:font-weight-complex="bold"/>
    </style:style>
    <style:style style:name="T1702" style:family="text">
      <style:text-properties fo:font-weight="bold" officeooo:rsid="2f224864" style:font-weight-asian="bold" style:font-weight-complex="bold"/>
    </style:style>
    <style:style style:name="T1703" style:family="text">
      <style:text-properties fo:font-weight="bold" officeooo:rsid="36c7953a" style:font-weight-asian="bold" style:font-weight-complex="bold"/>
    </style:style>
    <style:style style:name="T1704" style:family="text">
      <style:text-properties fo:font-weight="bold" officeooo:rsid="36c63abf" style:font-weight-asian="bold" style:font-weight-complex="bold"/>
    </style:style>
    <style:style style:name="T1705" style:family="text">
      <style:text-properties fo:font-weight="bold" officeooo:rsid="380297f9" style:font-weight-asian="bold" style:font-weight-complex="bold"/>
    </style:style>
    <style:style style:name="T1706" style:family="text">
      <style:text-properties fo:font-weight="bold" officeooo:rsid="38ed1cec" style:font-weight-asian="bold" style:font-weight-complex="bold"/>
    </style:style>
    <style:style style:name="T1707" style:family="text">
      <style:text-properties fo:font-weight="bold" officeooo:rsid="3936e0f8" style:font-weight-asian="bold" style:font-weight-complex="bold"/>
    </style:style>
    <style:style style:name="T1708" style:family="text">
      <style:text-properties officeooo:rsid="24a28b99"/>
    </style:style>
    <style:style style:name="T1709" style:family="text">
      <style:text-properties officeooo:rsid="24e3898b"/>
    </style:style>
    <style:style style:name="T1710" style:family="text">
      <style:text-properties officeooo:rsid="250c1d04"/>
    </style:style>
    <style:style style:name="T1711" style:family="text">
      <style:text-properties officeooo:rsid="24ffc69a"/>
    </style:style>
    <style:style style:name="T1712" style:family="text">
      <style:text-properties officeooo:rsid="250cd62e"/>
    </style:style>
    <style:style style:name="T1713" style:family="text">
      <style:text-properties officeooo:rsid="2527754f"/>
    </style:style>
    <style:style style:name="T1714" style:family="text">
      <style:text-properties officeooo:rsid="2533b5ae"/>
    </style:style>
    <style:style style:name="T1715" style:family="text">
      <style:text-properties officeooo:rsid="2534c700"/>
    </style:style>
    <style:style style:name="T1716" style:family="text">
      <style:text-properties officeooo:rsid="2538c7b4"/>
    </style:style>
    <style:style style:name="T1717" style:family="text">
      <style:text-properties officeooo:rsid="254b58a5"/>
    </style:style>
    <style:style style:name="T1718" style:family="text">
      <style:text-properties officeooo:rsid="2554a1de"/>
    </style:style>
    <style:style style:name="T1719" style:family="text">
      <style:text-properties officeooo:rsid="1d3a4787"/>
    </style:style>
    <style:style style:name="T1720" style:family="text">
      <style:text-properties officeooo:rsid="1f3a5e21"/>
    </style:style>
    <style:style style:name="T1721" style:family="text">
      <style:text-properties officeooo:rsid="1f31535e"/>
    </style:style>
    <style:style style:name="T1722" style:family="text">
      <style:text-properties officeooo:rsid="1f331a4f"/>
    </style:style>
    <style:style style:name="T1723" style:family="text">
      <style:text-properties officeooo:rsid="1d1bab64"/>
    </style:style>
    <style:style style:name="T1724" style:family="text">
      <style:text-properties officeooo:rsid="1cee05c8"/>
    </style:style>
    <style:style style:name="T1725" style:family="text">
      <style:text-properties officeooo:rsid="1cfa83a5"/>
    </style:style>
    <style:style style:name="T1726" style:family="text">
      <style:text-properties officeooo:rsid="1f2d49e7"/>
    </style:style>
    <style:style style:name="T1727" style:family="text">
      <style:text-properties officeooo:rsid="1d0d8164"/>
    </style:style>
    <style:style style:name="T1728" style:family="text">
      <style:text-properties officeooo:rsid="19239c11"/>
    </style:style>
    <style:style style:name="T1729" style:family="text">
      <style:text-properties officeooo:rsid="1f05e202"/>
    </style:style>
    <style:style style:name="T1730" style:family="text">
      <style:text-properties officeooo:rsid="259a1df0"/>
    </style:style>
    <style:style style:name="T1731" style:family="text">
      <style:text-properties officeooo:rsid="25aea8f0"/>
    </style:style>
    <style:style style:name="T1732" style:family="text">
      <style:text-properties officeooo:rsid="1f34f748"/>
    </style:style>
    <style:style style:name="T1733" style:family="text">
      <style:text-properties officeooo:rsid="1d17f2b0"/>
    </style:style>
    <style:style style:name="T1734" style:family="text">
      <style:text-properties officeooo:rsid="1d14e3d8"/>
    </style:style>
    <style:style style:name="T1735" style:family="text">
      <style:text-properties officeooo:rsid="19e52a5d"/>
    </style:style>
    <style:style style:name="T1736" style:family="text">
      <style:text-properties officeooo:rsid="25b31656"/>
    </style:style>
    <style:style style:name="T1737" style:family="text">
      <style:text-properties officeooo:rsid="1f356719"/>
    </style:style>
    <style:style style:name="T1738" style:family="text">
      <style:text-properties officeooo:rsid="229f4bef"/>
    </style:style>
    <style:style style:name="T1739" style:family="text">
      <style:text-properties officeooo:rsid="1f3ed1fc"/>
    </style:style>
    <style:style style:name="T1740" style:family="text">
      <style:text-properties officeooo:rsid="1cd8d774"/>
    </style:style>
    <style:style style:name="T1741" style:family="text">
      <style:text-properties officeooo:rsid="25b825af"/>
    </style:style>
    <style:style style:name="T1742" style:family="text">
      <style:text-properties officeooo:rsid="25b8c8b6"/>
    </style:style>
    <style:style style:name="T1743" style:family="text">
      <style:text-properties officeooo:rsid="1f350f43"/>
    </style:style>
    <style:style style:name="T1744" style:family="text">
      <style:text-properties officeooo:rsid="25b9334e"/>
    </style:style>
    <style:style style:name="T1745" style:family="text">
      <style:text-properties officeooo:rsid="25c73a8f"/>
    </style:style>
    <style:style style:name="T1746" style:family="text">
      <style:text-properties officeooo:rsid="25cb9d66"/>
    </style:style>
    <style:style style:name="T1747" style:family="text">
      <style:text-properties officeooo:rsid="25d1fb93"/>
    </style:style>
    <style:style style:name="T1748" style:family="text">
      <style:text-properties officeooo:rsid="25dd9674"/>
    </style:style>
    <style:style style:name="T1749" style:family="text">
      <style:text-properties fo:background-color="transparent" loext:char-shading-value="0"/>
    </style:style>
    <style:style style:name="T1750" style:family="text">
      <style:text-properties officeooo:rsid="25dd9674" fo:background-color="transparent" loext:char-shading-value="0"/>
    </style:style>
    <style:style style:name="T1751" style:family="text">
      <style:text-properties officeooo:rsid="2683345e" fo:background-color="transparent" loext:char-shading-value="0"/>
    </style:style>
    <style:style style:name="T1752" style:family="text">
      <style:text-properties officeooo:rsid="217d02ee" fo:background-color="transparent" loext:char-shading-value="0"/>
    </style:style>
    <style:style style:name="T1753" style:family="text">
      <style:text-properties officeooo:rsid="268c50a4" fo:background-color="transparent" loext:char-shading-value="0"/>
    </style:style>
    <style:style style:name="T1754" style:family="text">
      <style:text-properties officeooo:rsid="268dc65d" fo:background-color="transparent" loext:char-shading-value="0"/>
    </style:style>
    <style:style style:name="T1755" style:family="text">
      <style:text-properties officeooo:rsid="27156c24" fo:background-color="transparent" loext:char-shading-value="0"/>
    </style:style>
    <style:style style:name="T1756" style:family="text">
      <style:text-properties officeooo:rsid="27157765" fo:background-color="transparent" loext:char-shading-value="0"/>
    </style:style>
    <style:style style:name="T1757" style:family="text">
      <style:text-properties officeooo:rsid="2632c719" fo:background-color="transparent" loext:char-shading-value="0"/>
    </style:style>
    <style:style style:name="T1758" style:family="text">
      <style:text-properties officeooo:rsid="26e47adb" fo:background-color="transparent" loext:char-shading-value="0"/>
    </style:style>
    <style:style style:name="T1759" style:family="text">
      <style:text-properties officeooo:rsid="1fc51bdc" fo:background-color="transparent" loext:char-shading-value="0"/>
    </style:style>
    <style:style style:name="T1760" style:family="text">
      <style:text-properties officeooo:rsid="26e5fbb8" fo:background-color="transparent" loext:char-shading-value="0"/>
    </style:style>
    <style:style style:name="T1761" style:family="text">
      <style:text-properties officeooo:rsid="1fc23eee" fo:background-color="transparent" loext:char-shading-value="0"/>
    </style:style>
    <style:style style:name="T1762" style:family="text">
      <style:text-properties officeooo:rsid="272b165f" fo:background-color="transparent" loext:char-shading-value="0"/>
    </style:style>
    <style:style style:name="T1763" style:family="text">
      <style:text-properties officeooo:rsid="25c44266" fo:background-color="transparent" loext:char-shading-value="0"/>
    </style:style>
    <style:style style:name="T1764" style:family="text">
      <style:text-properties officeooo:rsid="1fd00e63" fo:background-color="transparent" loext:char-shading-value="0"/>
    </style:style>
    <style:style style:name="T1765" style:family="text">
      <style:text-properties officeooo:rsid="273b9d1e" fo:background-color="transparent" loext:char-shading-value="0"/>
    </style:style>
    <style:style style:name="T1766" style:family="text">
      <style:text-properties officeooo:rsid="273cd2c7" fo:background-color="transparent" loext:char-shading-value="0"/>
    </style:style>
    <style:style style:name="T1767" style:family="text">
      <style:text-properties officeooo:rsid="27487751" fo:background-color="transparent" loext:char-shading-value="0"/>
    </style:style>
    <style:style style:name="T1768" style:family="text">
      <style:text-properties officeooo:rsid="26ae8a95" fo:background-color="transparent" loext:char-shading-value="0"/>
    </style:style>
    <style:style style:name="T1769" style:family="text">
      <style:text-properties officeooo:rsid="274e343c" fo:background-color="transparent" loext:char-shading-value="0"/>
    </style:style>
    <style:style style:name="T1770" style:family="text">
      <style:text-properties officeooo:rsid="27677566" fo:background-color="transparent" loext:char-shading-value="0"/>
    </style:style>
    <style:style style:name="T1771" style:family="text">
      <style:text-properties officeooo:rsid="274785d5" fo:background-color="transparent" loext:char-shading-value="0"/>
    </style:style>
    <style:style style:name="T1772" style:family="text">
      <style:text-properties officeooo:rsid="273b9497" fo:background-color="transparent" loext:char-shading-value="0"/>
    </style:style>
    <style:style style:name="T1773" style:family="text">
      <style:text-properties officeooo:rsid="280ba99a" fo:background-color="transparent" loext:char-shading-value="0"/>
    </style:style>
    <style:style style:name="T1774" style:family="text">
      <style:text-properties officeooo:rsid="28113e50" fo:background-color="transparent" loext:char-shading-value="0"/>
    </style:style>
    <style:style style:name="T1775" style:family="text">
      <style:text-properties officeooo:rsid="2812b376" fo:background-color="transparent" loext:char-shading-value="0"/>
    </style:style>
    <style:style style:name="T1776" style:family="text">
      <style:text-properties officeooo:rsid="2815127c" fo:background-color="transparent" loext:char-shading-value="0"/>
    </style:style>
    <style:style style:name="T1777" style:family="text">
      <style:text-properties officeooo:rsid="37126635" fo:background-color="transparent" loext:char-shading-value="0"/>
    </style:style>
    <style:style style:name="T1778" style:family="text">
      <style:text-properties officeooo:rsid="3712f270" fo:background-color="transparent" loext:char-shading-value="0"/>
    </style:style>
    <style:style style:name="T1779" style:family="text">
      <style:text-properties officeooo:rsid="37139788" fo:background-color="transparent" loext:char-shading-value="0"/>
    </style:style>
    <style:style style:name="T1780" style:family="text">
      <style:text-properties officeooo:rsid="3714b132" fo:background-color="transparent" loext:char-shading-value="0"/>
    </style:style>
    <style:style style:name="T1781" style:family="text">
      <style:text-properties officeooo:rsid="25e1b87e"/>
    </style:style>
    <style:style style:name="T1782" style:family="text">
      <style:text-properties officeooo:rsid="25e5fd83"/>
    </style:style>
    <style:style style:name="T1783" style:family="text">
      <style:text-properties officeooo:rsid="25e77626"/>
    </style:style>
    <style:style style:name="T1784" style:family="text">
      <style:text-properties officeooo:rsid="25efa4d0"/>
    </style:style>
    <style:style style:name="T1785" style:family="text">
      <style:text-properties officeooo:rsid="25f765f3"/>
    </style:style>
    <style:style style:name="T1786" style:family="text">
      <style:text-properties officeooo:rsid="25fefa96"/>
    </style:style>
    <style:style style:name="T1787" style:family="text">
      <style:text-properties officeooo:rsid="26020f58"/>
    </style:style>
    <style:style style:name="T1788" style:family="text">
      <style:text-properties officeooo:rsid="2603a14f"/>
    </style:style>
    <style:style style:name="T1789" style:family="text">
      <style:text-properties officeooo:rsid="2605fe73"/>
    </style:style>
    <style:style style:name="T1790" style:family="text">
      <style:text-properties officeooo:rsid="26066da8"/>
    </style:style>
    <style:style style:name="T1791" style:family="text">
      <style:text-properties officeooo:rsid="26080d49"/>
    </style:style>
    <style:style style:name="T1792" style:family="text">
      <style:text-properties officeooo:rsid="260bd706"/>
    </style:style>
    <style:style style:name="T1793" style:family="text">
      <style:text-properties officeooo:rsid="260dddd8"/>
    </style:style>
    <style:style style:name="T1794" style:family="text">
      <style:text-properties officeooo:rsid="2619167c"/>
    </style:style>
    <style:style style:name="T1795" style:family="text">
      <style:text-properties officeooo:rsid="26270f32"/>
    </style:style>
    <style:style style:name="T1796" style:family="text">
      <style:text-properties officeooo:rsid="262eb23f"/>
    </style:style>
    <style:style style:name="T1797" style:family="text">
      <style:text-properties officeooo:rsid="263f1733"/>
    </style:style>
    <style:style style:name="T1798" style:family="text">
      <style:text-properties officeooo:rsid="264dcf99"/>
    </style:style>
    <style:style style:name="T1799" style:family="text">
      <style:text-properties officeooo:rsid="1f4b2485"/>
    </style:style>
    <style:style style:name="T1800" style:family="text">
      <style:text-properties officeooo:rsid="26586c92"/>
    </style:style>
    <style:style style:name="T1801" style:family="text">
      <style:text-properties officeooo:rsid="265a28b6"/>
    </style:style>
    <style:style style:name="T1802" style:family="text">
      <style:text-properties officeooo:rsid="265df33b"/>
    </style:style>
    <style:style style:name="T1803" style:family="text">
      <style:text-properties officeooo:rsid="1dc8db78"/>
    </style:style>
    <style:style style:name="T1804" style:family="text">
      <style:text-properties officeooo:rsid="1d631bec"/>
    </style:style>
    <style:style style:name="T1805" style:family="text">
      <style:text-properties officeooo:rsid="2668bbe5"/>
    </style:style>
    <style:style style:name="T1806" style:family="text">
      <style:text-properties officeooo:rsid="1f9cbe3e"/>
    </style:style>
    <style:style style:name="T1807" style:family="text">
      <style:text-properties officeooo:rsid="266fc3c7"/>
    </style:style>
    <style:style style:name="T1808" style:family="text">
      <style:text-properties officeooo:rsid="266ff55f"/>
    </style:style>
    <style:style style:name="T1809" style:family="text">
      <style:text-properties officeooo:rsid="1fa9862b"/>
    </style:style>
    <style:style style:name="T1810" style:family="text">
      <style:text-properties officeooo:rsid="26722ac6"/>
    </style:style>
    <style:style style:name="T1811" style:family="text">
      <style:text-properties officeooo:rsid="1fade0ed"/>
    </style:style>
    <style:style style:name="T1812" style:family="text">
      <style:text-properties officeooo:rsid="1faf23fb"/>
    </style:style>
    <style:style style:name="T1813" style:family="text">
      <style:text-properties officeooo:rsid="1fa5f3ed"/>
    </style:style>
    <style:style style:name="T1814" style:family="text">
      <style:text-properties officeooo:rsid="2673633b"/>
    </style:style>
    <style:style style:name="T1815" style:family="text">
      <style:text-properties officeooo:rsid="2676798e"/>
    </style:style>
    <style:style style:name="T1816" style:family="text">
      <style:text-properties officeooo:rsid="26776c49"/>
    </style:style>
    <style:style style:name="T1817" style:family="text">
      <style:text-properties officeooo:rsid="267b3a1f"/>
    </style:style>
    <style:style style:name="T1818" style:family="text">
      <style:text-properties officeooo:rsid="267fcd8b"/>
    </style:style>
    <style:style style:name="T1819" style:family="text">
      <style:text-properties officeooo:rsid="2683345e"/>
    </style:style>
    <style:style style:name="T1820" style:family="text">
      <style:text-properties officeooo:rsid="2684f7d7"/>
    </style:style>
    <style:style style:name="T1821" style:family="text">
      <style:text-properties officeooo:rsid="26989c8b"/>
    </style:style>
    <style:style style:name="T1822" style:family="text">
      <style:text-properties officeooo:rsid="269cbd15"/>
    </style:style>
    <style:style style:name="T1823" style:family="text">
      <style:text-properties officeooo:rsid="26a0a888"/>
    </style:style>
    <style:style style:name="T1824" style:family="text">
      <style:text-properties officeooo:rsid="26a0d4ee"/>
    </style:style>
    <style:style style:name="T1825" style:family="text">
      <style:text-properties officeooo:rsid="26a3c57e"/>
    </style:style>
    <style:style style:name="T1826" style:family="text">
      <style:text-properties officeooo:rsid="26a480f1"/>
    </style:style>
    <style:style style:name="T1827" style:family="text">
      <style:text-properties officeooo:rsid="26a52ed7"/>
    </style:style>
    <style:style style:name="T1828" style:family="text">
      <style:text-properties officeooo:rsid="26ae8a95"/>
    </style:style>
    <style:style style:name="T1829" style:family="text">
      <style:text-properties officeooo:rsid="26b7b3d9"/>
    </style:style>
    <style:style style:name="T1830" style:family="text">
      <style:text-properties officeooo:rsid="26bd9371"/>
    </style:style>
    <style:style style:name="T1831" style:family="text">
      <style:text-properties officeooo:rsid="26c07b6f"/>
    </style:style>
    <style:style style:name="T1832" style:family="text">
      <style:text-properties officeooo:rsid="26c472e1"/>
    </style:style>
    <style:style style:name="T1833" style:family="text">
      <style:text-properties officeooo:rsid="26c8ee92"/>
    </style:style>
    <style:style style:name="T1834" style:family="text">
      <style:text-properties officeooo:rsid="26ca9064"/>
    </style:style>
    <style:style style:name="T1835" style:family="text">
      <style:text-properties officeooo:rsid="26d2142e"/>
    </style:style>
    <style:style style:name="T1836" style:family="text">
      <style:text-properties officeooo:rsid="26d3dc8d"/>
    </style:style>
    <style:style style:name="T1837" style:family="text">
      <style:text-properties officeooo:rsid="26d5a06b"/>
    </style:style>
    <style:style style:name="T1838" style:family="text">
      <style:text-properties officeooo:rsid="26d6747e"/>
    </style:style>
    <style:style style:name="T1839" style:family="text">
      <style:text-properties officeooo:rsid="26dac5ef"/>
    </style:style>
    <style:style style:name="T1840" style:family="text">
      <style:text-properties officeooo:rsid="26dbf83e"/>
    </style:style>
    <style:style style:name="T1841" style:family="text">
      <style:text-properties officeooo:rsid="26dfd7f5"/>
    </style:style>
    <style:style style:name="T1842" style:family="text">
      <style:text-properties officeooo:rsid="26ee6688"/>
    </style:style>
    <style:style style:name="T1843" style:family="text">
      <style:text-properties officeooo:rsid="26ef4d1b"/>
    </style:style>
    <style:style style:name="T1844" style:family="text">
      <style:text-properties officeooo:rsid="26f112c4"/>
    </style:style>
    <style:style style:name="T1845" style:family="text">
      <style:text-properties officeooo:rsid="270d29dd"/>
    </style:style>
    <style:style style:name="T1846" style:family="text">
      <style:text-properties officeooo:rsid="27142c5c"/>
    </style:style>
    <style:style style:name="T1847" style:family="text">
      <style:text-properties officeooo:rsid="27166f7c"/>
    </style:style>
    <style:style style:name="T1848" style:family="text">
      <style:text-properties officeooo:rsid="2718b236"/>
    </style:style>
    <style:style style:name="T1849" style:family="text">
      <style:text-properties fo:font-weight="normal" style:font-weight-asian="normal" style:font-weight-complex="normal"/>
    </style:style>
    <style:style style:name="T1850" style:family="text">
      <style:text-properties fo:font-weight="normal" officeooo:rsid="2cdbaf2d" style:font-weight-asian="normal" style:font-weight-complex="normal"/>
    </style:style>
    <style:style style:name="T1851" style:family="text">
      <style:text-properties fo:font-weight="normal" officeooo:rsid="2feef8b9" style:font-weight-asian="normal" style:font-weight-complex="normal"/>
    </style:style>
    <style:style style:name="T1852" style:family="text">
      <style:text-properties fo:font-weight="normal" officeooo:rsid="300964a8" style:font-weight-asian="normal" style:font-weight-complex="normal"/>
    </style:style>
    <style:style style:name="T1853" style:family="text">
      <style:text-properties fo:font-weight="normal" officeooo:rsid="312ed14f" style:font-weight-asian="normal" style:font-weight-complex="normal"/>
    </style:style>
    <style:style style:name="T1854" style:family="text">
      <style:text-properties fo:font-weight="normal" officeooo:rsid="34d2d00f" style:font-weight-asian="normal" style:font-weight-complex="normal"/>
    </style:style>
    <style:style style:name="T1855" style:family="text">
      <style:text-properties fo:font-weight="normal" officeooo:rsid="37c77db1" style:font-weight-asian="normal" style:font-weight-complex="normal"/>
    </style:style>
    <style:style style:name="T1856" style:family="text">
      <style:text-properties fo:font-weight="normal" officeooo:rsid="37c7f20b" style:font-weight-asian="normal" style:font-weight-complex="normal"/>
    </style:style>
    <style:style style:name="T1857" style:family="text">
      <style:text-properties fo:font-weight="normal" officeooo:rsid="380297f9" style:font-weight-asian="normal" style:font-weight-complex="normal"/>
    </style:style>
    <style:style style:name="T1858" style:family="text">
      <style:text-properties fo:font-weight="normal" officeooo:rsid="382c4ef4" style:font-weight-asian="normal" style:font-weight-complex="normal"/>
    </style:style>
    <style:style style:name="T1859" style:family="text">
      <style:text-properties fo:font-weight="normal" officeooo:rsid="382c7b55" style:font-weight-asian="normal" style:font-weight-complex="normal"/>
    </style:style>
    <style:style style:name="T1860" style:family="text">
      <style:text-properties fo:font-weight="normal" officeooo:rsid="391409e3" style:font-weight-asian="normal" style:font-weight-complex="normal"/>
    </style:style>
    <style:style style:name="T1861" style:family="text">
      <style:text-properties officeooo:rsid="2719e06b"/>
    </style:style>
    <style:style style:name="T1862" style:family="text">
      <style:text-properties officeooo:rsid="2725b06c"/>
    </style:style>
    <style:style style:name="T1863" style:family="text">
      <style:text-properties officeooo:rsid="2727156d"/>
    </style:style>
    <style:style style:name="T1864" style:family="text">
      <style:text-properties officeooo:rsid="272ff773"/>
    </style:style>
    <style:style style:name="T1865" style:family="text">
      <style:text-properties officeooo:rsid="2730f552"/>
    </style:style>
    <style:style style:name="T1866" style:family="text">
      <style:text-properties officeooo:rsid="2739c00b"/>
    </style:style>
    <style:style style:name="T1867" style:family="text">
      <style:text-properties officeooo:rsid="273ba786"/>
    </style:style>
    <style:style style:name="T1868" style:family="text">
      <style:text-properties officeooo:rsid="273bb229"/>
    </style:style>
    <style:style style:name="T1869" style:family="text">
      <style:text-properties officeooo:rsid="27487751"/>
    </style:style>
    <style:style style:name="T1870" style:family="text">
      <style:text-properties officeooo:rsid="2748c9de"/>
    </style:style>
    <style:style style:name="T1871" style:family="text">
      <style:text-properties officeooo:rsid="2749bf0a"/>
    </style:style>
    <style:style style:name="T1872" style:family="text">
      <style:text-properties officeooo:rsid="275149cc"/>
    </style:style>
    <style:style style:name="T1873" style:family="text">
      <style:text-properties officeooo:rsid="27584768"/>
    </style:style>
    <style:style style:name="T1874" style:family="text">
      <style:text-properties officeooo:rsid="275960e8"/>
    </style:style>
    <style:style style:name="T1875" style:family="text">
      <style:text-properties officeooo:rsid="275da196"/>
    </style:style>
    <style:style style:name="T1876" style:family="text">
      <style:text-properties officeooo:rsid="27657ad4"/>
    </style:style>
    <style:style style:name="T1877" style:family="text">
      <style:text-properties officeooo:rsid="276d93f6"/>
    </style:style>
    <style:style style:name="T1878" style:family="text">
      <style:text-properties officeooo:rsid="2771fb77"/>
    </style:style>
    <style:style style:name="T1879" style:family="text">
      <style:text-properties officeooo:rsid="277393fc"/>
    </style:style>
    <style:style style:name="T1880" style:family="text">
      <style:text-properties officeooo:rsid="2773a9d1"/>
    </style:style>
    <style:style style:name="T1881" style:family="text">
      <style:text-properties officeooo:rsid="277a00f7"/>
    </style:style>
    <style:style style:name="T1882" style:family="text">
      <style:text-properties officeooo:rsid="277f84d2"/>
    </style:style>
    <style:style style:name="T1883" style:family="text">
      <style:text-properties officeooo:rsid="2780a676"/>
    </style:style>
    <style:style style:name="T1884" style:family="text">
      <style:text-properties officeooo:rsid="27811011"/>
    </style:style>
    <style:style style:name="T1885" style:family="text">
      <style:text-properties officeooo:rsid="27880124"/>
    </style:style>
    <style:style style:name="T1886" style:family="text">
      <style:text-properties officeooo:rsid="27897b12"/>
    </style:style>
    <style:style style:name="T1887" style:family="text">
      <style:text-properties officeooo:rsid="278b0b58"/>
    </style:style>
    <style:style style:name="T1888" style:family="text">
      <style:text-properties officeooo:rsid="27911d11"/>
    </style:style>
    <style:style style:name="T1889" style:family="text">
      <style:text-properties officeooo:rsid="279fe9ba"/>
    </style:style>
    <style:style style:name="T1890" style:family="text">
      <style:text-properties officeooo:rsid="27a1d455"/>
    </style:style>
    <style:style style:name="T1891" style:family="text">
      <style:text-properties officeooo:rsid="27a31630"/>
    </style:style>
    <style:style style:name="T1892" style:family="text">
      <style:text-properties officeooo:rsid="27b1fd4b"/>
    </style:style>
    <style:style style:name="T1893" style:family="text">
      <style:text-properties officeooo:rsid="27b9f7ba"/>
    </style:style>
    <style:style style:name="T1894" style:family="text">
      <style:text-properties officeooo:rsid="27bb8499"/>
    </style:style>
    <style:style style:name="T1895" style:family="text">
      <style:text-properties officeooo:rsid="27bd7b0c"/>
    </style:style>
    <style:style style:name="T1896" style:family="text">
      <style:text-properties officeooo:rsid="27be212f"/>
    </style:style>
    <style:style style:name="T1897" style:family="text">
      <style:text-properties officeooo:rsid="27c281d0"/>
    </style:style>
    <style:style style:name="T1898" style:family="text">
      <style:text-properties officeooo:rsid="27c4ff00"/>
    </style:style>
    <style:style style:name="T1899" style:family="text">
      <style:text-properties officeooo:rsid="27c703fc"/>
    </style:style>
    <style:style style:name="T1900" style:family="text">
      <style:text-properties officeooo:rsid="27c86e38"/>
    </style:style>
    <style:style style:name="T1901" style:family="text">
      <style:text-properties officeooo:rsid="27c9fd73"/>
    </style:style>
    <style:style style:name="T1902" style:family="text">
      <style:text-properties officeooo:rsid="27ca0434"/>
    </style:style>
    <style:style style:name="T1903" style:family="text">
      <style:text-properties officeooo:rsid="27d96928"/>
    </style:style>
    <style:style style:name="T1904" style:family="text">
      <style:text-properties officeooo:rsid="27dab443"/>
    </style:style>
    <style:style style:name="T1905" style:family="text">
      <style:text-properties officeooo:rsid="27db2d0d"/>
    </style:style>
    <style:style style:name="T1906" style:family="text">
      <style:text-properties officeooo:rsid="27dce3bb"/>
    </style:style>
    <style:style style:name="T1907" style:family="text">
      <style:text-properties officeooo:rsid="27ddf15f"/>
    </style:style>
    <style:style style:name="T1908" style:family="text">
      <style:text-properties officeooo:rsid="27dfeaae"/>
    </style:style>
    <style:style style:name="T1909" style:family="text">
      <style:text-properties officeooo:rsid="27e57063"/>
    </style:style>
    <style:style style:name="T1910" style:family="text">
      <style:text-properties officeooo:rsid="27e72a02"/>
    </style:style>
    <style:style style:name="T1911" style:family="text">
      <style:text-properties officeooo:rsid="27f3cab3"/>
    </style:style>
    <style:style style:name="T1912" style:family="text">
      <style:text-properties officeooo:rsid="27f6cc8e"/>
    </style:style>
    <style:style style:name="T1913" style:family="text">
      <style:text-properties officeooo:rsid="27f6d90e"/>
    </style:style>
    <style:style style:name="T1914" style:family="text">
      <style:text-properties officeooo:rsid="27f7964f"/>
    </style:style>
    <style:style style:name="T1915" style:family="text">
      <style:text-properties officeooo:rsid="27fae8d2"/>
    </style:style>
    <style:style style:name="T1916" style:family="text">
      <style:text-properties officeooo:rsid="27faf707"/>
    </style:style>
    <style:style style:name="T1917" style:family="text">
      <style:text-properties officeooo:rsid="27fcebd3"/>
    </style:style>
    <style:style style:name="T1918" style:family="text">
      <style:text-properties officeooo:rsid="27fe4e02"/>
    </style:style>
    <style:style style:name="T1919" style:family="text">
      <style:text-properties officeooo:rsid="27ff85eb"/>
    </style:style>
    <style:style style:name="T1920" style:family="text">
      <style:text-properties officeooo:rsid="2801dd04"/>
    </style:style>
    <style:style style:name="T1921" style:family="text">
      <style:text-properties officeooo:rsid="2805168e"/>
    </style:style>
    <style:style style:name="T1922" style:family="text">
      <style:text-properties officeooo:rsid="28064983"/>
    </style:style>
    <style:style style:name="T1923" style:family="text">
      <style:text-properties officeooo:rsid="2806c222"/>
    </style:style>
    <style:style style:name="T1924" style:family="text">
      <style:text-properties officeooo:rsid="280aa77e"/>
    </style:style>
    <style:style style:name="T1925" style:family="text">
      <style:text-properties officeooo:rsid="280f0850"/>
    </style:style>
    <style:style style:name="T1926" style:family="text">
      <style:text-properties officeooo:rsid="281b7f63"/>
    </style:style>
    <style:style style:name="T1927" style:family="text">
      <style:text-properties officeooo:rsid="281cc27a"/>
    </style:style>
    <style:style style:name="T1928" style:family="text">
      <style:text-properties officeooo:rsid="2820053f"/>
    </style:style>
    <style:style style:name="T1929" style:family="text">
      <style:text-properties officeooo:rsid="2820152a"/>
    </style:style>
    <style:style style:name="T1930" style:family="text">
      <style:text-properties officeooo:rsid="2824814a"/>
    </style:style>
    <style:style style:name="T1931" style:family="text">
      <style:text-properties officeooo:rsid="2826cb94"/>
    </style:style>
    <style:style style:name="T1932" style:family="text">
      <style:text-properties officeooo:rsid="28283694"/>
    </style:style>
    <style:style style:name="T1933" style:family="text">
      <style:text-properties officeooo:rsid="28291887"/>
    </style:style>
    <style:style style:name="T1934" style:family="text">
      <style:text-properties officeooo:rsid="2829c726"/>
    </style:style>
    <style:style style:name="T1935" style:family="text">
      <style:text-properties officeooo:rsid="282b36cc"/>
    </style:style>
    <style:style style:name="T1936" style:family="text">
      <style:text-properties officeooo:rsid="282d6ef1"/>
    </style:style>
    <style:style style:name="T1937" style:family="text">
      <style:text-properties officeooo:rsid="18859a18"/>
    </style:style>
    <style:style style:name="T1938" style:family="text">
      <style:text-properties officeooo:rsid="14545d88"/>
    </style:style>
    <style:style style:name="T1939" style:family="text">
      <style:text-properties officeooo:rsid="14d3e335"/>
    </style:style>
    <style:style style:name="T1940" style:family="text">
      <style:text-properties officeooo:rsid="282f1ba6"/>
    </style:style>
    <style:style style:name="T1941" style:family="text">
      <style:text-properties officeooo:rsid="183e0810"/>
    </style:style>
    <style:style style:name="T1942" style:family="text">
      <style:text-properties officeooo:rsid="17d5718d"/>
    </style:style>
    <style:style style:name="T1943" style:family="text">
      <style:text-properties officeooo:rsid="20150b29"/>
    </style:style>
    <style:style style:name="T1944" style:family="text">
      <style:text-properties officeooo:rsid="1ffdc37c"/>
    </style:style>
    <style:style style:name="T1945" style:family="text">
      <style:text-properties officeooo:rsid="20163df5"/>
    </style:style>
    <style:style style:name="T1946" style:family="text">
      <style:text-properties officeooo:rsid="2830e9f4"/>
    </style:style>
    <style:style style:name="T1947" style:family="text">
      <style:text-properties officeooo:rsid="2831bfd1"/>
    </style:style>
    <style:style style:name="T1948" style:family="text">
      <style:text-properties officeooo:rsid="18d62670"/>
    </style:style>
    <style:style style:name="T1949" style:family="text">
      <style:text-properties officeooo:rsid="18a52896"/>
    </style:style>
    <style:style style:name="T1950" style:family="text">
      <style:text-properties officeooo:rsid="165ce3ce"/>
    </style:style>
    <style:style style:name="T1951" style:family="text">
      <style:text-properties officeooo:rsid="187b6b26"/>
    </style:style>
    <style:style style:name="T1952" style:family="text">
      <style:text-properties officeooo:rsid="165fa1e0"/>
    </style:style>
    <style:style style:name="T1953" style:family="text">
      <style:text-properties officeooo:rsid="165aad9b"/>
    </style:style>
    <style:style style:name="T1954" style:family="text">
      <style:text-properties officeooo:rsid="1bf6438f"/>
    </style:style>
    <style:style style:name="T1955" style:family="text">
      <style:text-properties officeooo:rsid="18b1f501"/>
    </style:style>
    <style:style style:name="T1956" style:family="text">
      <style:text-properties officeooo:rsid="18e0ba59"/>
    </style:style>
    <style:style style:name="T1957" style:family="text">
      <style:text-properties officeooo:rsid="1879d9ee"/>
    </style:style>
    <style:style style:name="T1958" style:family="text">
      <style:text-properties officeooo:rsid="1672345d"/>
    </style:style>
    <style:style style:name="T1959" style:family="text">
      <style:text-properties officeooo:rsid="1672b443"/>
    </style:style>
    <style:style style:name="T1960" style:family="text">
      <style:text-properties officeooo:rsid="1667579d"/>
    </style:style>
    <style:style style:name="T1961" style:family="text">
      <style:text-properties officeooo:rsid="18f44339"/>
    </style:style>
    <style:style style:name="T1962" style:family="text">
      <style:text-properties officeooo:rsid="1a5155d7"/>
    </style:style>
    <style:style style:name="T1963" style:family="text">
      <style:text-properties officeooo:rsid="1877b3ae"/>
    </style:style>
    <style:style style:name="T1964" style:family="text">
      <style:text-properties officeooo:rsid="1a499580"/>
    </style:style>
    <style:style style:name="T1965" style:family="text">
      <style:text-properties officeooo:rsid="1a4594f8"/>
    </style:style>
    <style:style style:name="T1966" style:family="text">
      <style:text-properties officeooo:rsid="283d2796"/>
    </style:style>
    <style:style style:name="T1967" style:family="text">
      <style:text-properties officeooo:rsid="19deae58"/>
    </style:style>
    <style:style style:name="T1968" style:family="text">
      <style:text-properties officeooo:rsid="28400f36"/>
    </style:style>
    <style:style style:name="T1969" style:family="text">
      <style:text-properties officeooo:rsid="1a269de7"/>
    </style:style>
    <style:style style:name="T1970" style:family="text">
      <style:text-properties officeooo:rsid="17803e14"/>
    </style:style>
    <style:style style:name="T1971" style:family="text">
      <style:text-properties officeooo:rsid="177977b7"/>
    </style:style>
    <style:style style:name="T1972" style:family="text">
      <style:text-properties officeooo:rsid="176cb349"/>
    </style:style>
    <style:style style:name="T1973" style:family="text">
      <style:text-properties officeooo:rsid="1a29dc0b"/>
    </style:style>
    <style:style style:name="T1974" style:family="text">
      <style:text-properties officeooo:rsid="17797c87"/>
    </style:style>
    <style:style style:name="T1975" style:family="text">
      <style:text-properties officeooo:rsid="1a2b313c"/>
    </style:style>
    <style:style style:name="T1976" style:family="text">
      <style:text-properties officeooo:rsid="1abf290e"/>
    </style:style>
    <style:style style:name="T1977" style:family="text">
      <style:text-properties officeooo:rsid="1abad9a5"/>
    </style:style>
    <style:style style:name="T1978" style:family="text">
      <style:text-properties officeooo:rsid="1abba150"/>
    </style:style>
    <style:style style:name="T1979" style:family="text">
      <style:text-properties officeooo:rsid="1abc08d4"/>
    </style:style>
    <style:style style:name="T1980" style:family="text">
      <style:text-properties officeooo:rsid="1ac0b799"/>
    </style:style>
    <style:style style:name="T1981" style:family="text">
      <style:text-properties officeooo:rsid="1abca89e"/>
    </style:style>
    <style:style style:name="T1982" style:family="text">
      <style:text-properties officeooo:rsid="1ac04dff"/>
    </style:style>
    <style:style style:name="T1983" style:family="text">
      <style:text-properties officeooo:rsid="1ac6f16f"/>
    </style:style>
    <style:style style:name="T1984" style:family="text">
      <style:text-properties officeooo:rsid="10a95430"/>
    </style:style>
    <style:style style:name="T1985" style:family="text">
      <style:text-properties officeooo:rsid="10aa56af"/>
    </style:style>
    <style:style style:name="T1986" style:family="text">
      <style:text-properties officeooo:rsid="12e923c4"/>
    </style:style>
    <style:style style:name="T1987" style:family="text">
      <style:text-properties officeooo:rsid="138d8f86"/>
    </style:style>
    <style:style style:name="T1988" style:family="text">
      <style:text-properties officeooo:rsid="138f2ce6"/>
    </style:style>
    <style:style style:name="T1989" style:family="text">
      <style:text-properties officeooo:rsid="14a7a394"/>
    </style:style>
    <style:style style:name="T1990" style:family="text">
      <style:text-properties officeooo:rsid="14a7d6c9"/>
    </style:style>
    <style:style style:name="T1991" style:family="text">
      <style:text-properties officeooo:rsid="1ac1f010"/>
    </style:style>
    <style:style style:name="T1992" style:family="text">
      <style:text-properties officeooo:rsid="15dce0d2"/>
    </style:style>
    <style:style style:name="T1993" style:family="text">
      <style:text-properties officeooo:rsid="1aca85a4"/>
    </style:style>
    <style:style style:name="T1994" style:family="text">
      <style:text-properties officeooo:rsid="12dbf0b7"/>
    </style:style>
    <style:style style:name="T1995" style:family="text">
      <style:text-properties officeooo:rsid="1acb326a"/>
    </style:style>
    <style:style style:name="T1996" style:family="text">
      <style:text-properties officeooo:rsid="17c4e1f7"/>
    </style:style>
    <style:style style:name="T1997" style:family="text">
      <style:text-properties officeooo:rsid="1ac8ae52"/>
    </style:style>
    <style:style style:name="T1998" style:family="text">
      <style:text-properties officeooo:rsid="12e74283"/>
    </style:style>
    <style:style style:name="T1999" style:family="text">
      <style:text-properties officeooo:rsid="1ac54bc5"/>
    </style:style>
    <style:style style:name="T2000" style:family="text">
      <style:text-properties officeooo:rsid="10a7e4d4"/>
    </style:style>
    <style:style style:name="T2001" style:family="text">
      <style:text-properties fo:color="#6482ff" fo:language="cs" fo:country="CZ"/>
    </style:style>
    <style:style style:name="T2002" style:family="text">
      <style:text-properties fo:color="#6482ff" fo:language="cs" fo:country="CZ" officeooo:rsid="1a1cdfe0"/>
    </style:style>
    <style:style style:name="T2003" style:family="text">
      <style:text-properties fo:color="#6482ff" fo:language="cs" fo:country="CZ" officeooo:rsid="27925bf3"/>
    </style:style>
    <style:style style:name="T2004" style:family="text">
      <style:text-properties officeooo:rsid="1b1aed4f"/>
    </style:style>
    <style:style style:name="T2005" style:family="text">
      <style:text-properties officeooo:rsid="1aae1c93"/>
    </style:style>
    <style:style style:name="T2006" style:family="text">
      <style:text-properties officeooo:rsid="1ab00e25"/>
    </style:style>
    <style:style style:name="T2007" style:family="text">
      <style:text-properties officeooo:rsid="2845c25f"/>
    </style:style>
    <style:style style:name="T2008" style:family="text">
      <style:text-properties officeooo:rsid="28476206"/>
    </style:style>
    <style:style style:name="T2009" style:family="text">
      <style:text-properties officeooo:rsid="1902e02a"/>
    </style:style>
    <style:style style:name="T2010" style:family="text">
      <style:text-properties officeooo:rsid="190285b5"/>
    </style:style>
    <style:style style:name="T2011" style:family="text">
      <style:text-properties officeooo:rsid="14763b02"/>
    </style:style>
    <style:style style:name="T2012" style:family="text">
      <style:text-properties officeooo:rsid="1493b5f7"/>
    </style:style>
    <style:style style:name="T2013" style:family="text">
      <style:text-properties officeooo:rsid="1bddadae"/>
    </style:style>
    <style:style style:name="T2014" style:family="text">
      <style:text-properties officeooo:rsid="1bb57343"/>
    </style:style>
    <style:style style:name="T2015" style:family="text">
      <style:text-properties officeooo:rsid="1baa6882"/>
    </style:style>
    <style:style style:name="T2016" style:family="text">
      <style:text-properties officeooo:rsid="1ba0195d"/>
    </style:style>
    <style:style style:name="T2017" style:family="text">
      <style:text-properties officeooo:rsid="1bad021f"/>
    </style:style>
    <style:style style:name="T2018" style:family="text">
      <style:text-properties officeooo:rsid="21185469"/>
    </style:style>
    <style:style style:name="T2019" style:family="text">
      <style:text-properties officeooo:rsid="17b00c43"/>
    </style:style>
    <style:style style:name="T2020" style:family="text">
      <style:text-properties officeooo:rsid="2111f746"/>
    </style:style>
    <style:style style:name="T2021" style:family="text">
      <style:text-properties officeooo:rsid="2116942b"/>
    </style:style>
    <style:style style:name="T2022" style:family="text">
      <style:text-properties officeooo:rsid="17b19a96"/>
    </style:style>
    <style:style style:name="T2023" style:family="text">
      <style:text-properties officeooo:rsid="210a360a"/>
    </style:style>
    <style:style style:name="T2024" style:family="text">
      <style:text-properties officeooo:rsid="1b305ff0"/>
    </style:style>
    <style:style style:name="T2025" style:family="text">
      <style:text-properties officeooo:rsid="212c219f"/>
    </style:style>
    <style:style style:name="T2026" style:family="text">
      <style:text-properties officeooo:rsid="1b5413ee"/>
    </style:style>
    <style:style style:name="T2027" style:family="text">
      <style:text-properties officeooo:rsid="21234565"/>
    </style:style>
    <style:style style:name="T2028" style:family="text">
      <style:text-properties officeooo:rsid="210d8ae5"/>
    </style:style>
    <style:style style:name="T2029" style:family="text">
      <style:text-properties officeooo:rsid="210b2273"/>
    </style:style>
    <style:style style:name="T2030" style:family="text">
      <style:text-properties officeooo:rsid="284e03ae"/>
    </style:style>
    <style:style style:name="T2031" style:family="text">
      <style:text-properties officeooo:rsid="1618951c"/>
    </style:style>
    <style:style style:name="T2032" style:family="text">
      <style:text-properties officeooo:rsid="1b47e4a7"/>
    </style:style>
    <style:style style:name="T2033" style:family="text">
      <style:text-properties officeooo:rsid="1b41fd68"/>
    </style:style>
    <style:style style:name="T2034" style:family="text">
      <style:text-properties officeooo:rsid="1becb894"/>
    </style:style>
    <style:style style:name="T2035" style:family="text">
      <style:text-properties officeooo:rsid="134332a4"/>
    </style:style>
    <style:style style:name="T2036" style:family="text">
      <style:text-properties officeooo:rsid="134518f6"/>
    </style:style>
    <style:style style:name="T2037" style:family="text">
      <style:text-properties officeooo:rsid="1a0f9434"/>
    </style:style>
    <style:style style:name="T2038" style:family="text">
      <style:text-properties officeooo:rsid="2044b278"/>
    </style:style>
    <style:style style:name="T2039" style:family="text">
      <style:text-properties officeooo:rsid="2045cf92"/>
    </style:style>
    <style:style style:name="T2040" style:family="text">
      <style:text-properties officeooo:rsid="2861b7f6"/>
    </style:style>
    <style:style style:name="T2041" style:family="text">
      <style:text-properties officeooo:rsid="214e4d42"/>
    </style:style>
    <style:style style:name="T2042" style:family="text">
      <style:text-properties officeooo:rsid="28627fc3"/>
    </style:style>
    <style:style style:name="T2043" style:family="text">
      <style:text-properties officeooo:rsid="286dcff8"/>
    </style:style>
    <style:style style:name="T2044" style:family="text">
      <style:text-properties officeooo:rsid="286ee754"/>
    </style:style>
    <style:style style:name="T2045" style:family="text">
      <style:text-properties officeooo:rsid="286ee754" fo:background-color="#ffffff" loext:char-shading-value="0"/>
    </style:style>
    <style:style style:name="T2046" style:family="text">
      <style:text-properties officeooo:rsid="2871d102"/>
    </style:style>
    <style:style style:name="T2047" style:family="text">
      <style:text-properties officeooo:rsid="28766b36"/>
    </style:style>
    <style:style style:name="T2048" style:family="text">
      <style:text-properties officeooo:rsid="2876ecbd"/>
    </style:style>
    <style:style style:name="T2049" style:family="text">
      <style:text-properties officeooo:rsid="287873d9"/>
    </style:style>
    <style:style style:name="T2050" style:family="text">
      <style:text-properties officeooo:rsid="287adeee"/>
    </style:style>
    <style:style style:name="T2051" style:family="text">
      <style:text-properties officeooo:rsid="287d94f3"/>
    </style:style>
    <style:style style:name="T2052" style:family="text">
      <style:text-properties officeooo:rsid="287e5b2b"/>
    </style:style>
    <style:style style:name="T2053" style:family="text">
      <style:text-properties officeooo:rsid="288afecb"/>
    </style:style>
    <style:style style:name="T2054" style:family="text">
      <style:text-properties officeooo:rsid="288ded12"/>
    </style:style>
    <style:style style:name="T2055" style:family="text">
      <style:text-properties officeooo:rsid="288f69b4"/>
    </style:style>
    <style:style style:name="T2056" style:family="text">
      <style:text-properties officeooo:rsid="2890662a"/>
    </style:style>
    <style:style style:name="T2057" style:family="text">
      <style:text-properties officeooo:rsid="28916dd4"/>
    </style:style>
    <style:style style:name="T2058" style:family="text">
      <style:text-properties officeooo:rsid="2893171e"/>
    </style:style>
    <style:style style:name="T2059" style:family="text">
      <style:text-properties officeooo:rsid="28935d8b"/>
    </style:style>
    <style:style style:name="T2060" style:family="text">
      <style:text-properties officeooo:rsid="28938250"/>
    </style:style>
    <style:style style:name="T2061" style:family="text">
      <style:text-properties officeooo:rsid="28a02d50"/>
    </style:style>
    <style:style style:name="T2062" style:family="text">
      <style:text-properties officeooo:rsid="28a780cb"/>
    </style:style>
    <style:style style:name="T2063" style:family="text">
      <style:text-properties officeooo:rsid="28ac1690"/>
    </style:style>
    <style:style style:name="T2064" style:family="text">
      <style:text-properties officeooo:rsid="21a37882"/>
    </style:style>
    <style:style style:name="T2065" style:family="text">
      <style:text-properties officeooo:rsid="28ba1758"/>
    </style:style>
    <style:style style:name="T2066" style:family="text">
      <style:text-properties officeooo:rsid="28ba4526"/>
    </style:style>
    <style:style style:name="T2067" style:family="text">
      <style:text-properties officeooo:rsid="28ce4623"/>
    </style:style>
    <style:style style:name="T2068" style:family="text">
      <style:text-properties officeooo:rsid="28ce8db9"/>
    </style:style>
    <style:style style:name="T2069" style:family="text">
      <style:text-properties officeooo:rsid="28dfd528"/>
    </style:style>
    <style:style style:name="T2070" style:family="text">
      <style:text-properties officeooo:rsid="28e0860b"/>
    </style:style>
    <style:style style:name="T2071" style:family="text">
      <style:text-properties officeooo:rsid="28e2628c"/>
    </style:style>
    <style:style style:name="T2072" style:family="text">
      <style:text-properties officeooo:rsid="28e4019d"/>
    </style:style>
    <style:style style:name="T2073" style:family="text">
      <style:text-properties officeooo:rsid="28e7f44c"/>
    </style:style>
    <style:style style:name="T2074" style:family="text">
      <style:text-properties officeooo:rsid="28ef31b0"/>
    </style:style>
    <style:style style:name="T2075" style:family="text">
      <style:text-properties officeooo:rsid="28fb28db"/>
    </style:style>
    <style:style style:name="T2076" style:family="text">
      <style:text-properties officeooo:rsid="28fc5a9a"/>
    </style:style>
    <style:style style:name="T2077" style:family="text">
      <style:text-properties officeooo:rsid="290035c8"/>
    </style:style>
    <style:style style:name="T2078" style:family="text">
      <style:text-properties officeooo:rsid="29075282"/>
    </style:style>
    <style:style style:name="T2079" style:family="text">
      <style:text-properties officeooo:rsid="290d12d8"/>
    </style:style>
    <style:style style:name="T2080" style:family="text">
      <style:text-properties officeooo:rsid="2915030e"/>
    </style:style>
    <style:style style:name="T2081" style:family="text">
      <style:text-properties officeooo:rsid="29175b96"/>
    </style:style>
    <style:style style:name="T2082" style:family="text">
      <style:text-properties officeooo:rsid="293044db"/>
    </style:style>
    <style:style style:name="T2083" style:family="text">
      <style:text-properties officeooo:rsid="29335792"/>
    </style:style>
    <style:style style:name="T2084" style:family="text">
      <style:text-properties officeooo:rsid="2934b58e"/>
    </style:style>
    <style:style style:name="T2085" style:family="text">
      <style:text-properties officeooo:rsid="293bdb02"/>
    </style:style>
    <style:style style:name="T2086" style:family="text">
      <style:text-properties officeooo:rsid="293e33ce"/>
    </style:style>
    <style:style style:name="T2087" style:family="text">
      <style:text-properties officeooo:rsid="294f4b59"/>
    </style:style>
    <style:style style:name="T2088" style:family="text">
      <style:text-properties officeooo:rsid="294f4ce7"/>
    </style:style>
    <style:style style:name="T2089" style:family="text">
      <style:text-properties officeooo:rsid="2950f66b"/>
    </style:style>
    <style:style style:name="T2090" style:family="text">
      <style:text-properties officeooo:rsid="2958d1ed"/>
    </style:style>
    <style:style style:name="T2091" style:family="text">
      <style:text-properties officeooo:rsid="29601fa7"/>
    </style:style>
    <style:style style:name="T2092" style:family="text">
      <style:text-properties officeooo:rsid="296594e6"/>
    </style:style>
    <style:style style:name="T2093" style:family="text">
      <style:text-properties officeooo:rsid="297aa911"/>
    </style:style>
    <style:style style:name="T2094" style:family="text">
      <style:text-properties officeooo:rsid="29b4fce0"/>
    </style:style>
    <style:style style:name="T2095" style:family="text">
      <style:text-properties officeooo:rsid="29b56b55"/>
    </style:style>
    <style:style style:name="T2096" style:family="text">
      <style:text-properties officeooo:rsid="29c06837"/>
    </style:style>
    <style:style style:name="T2097" style:family="text">
      <style:text-properties officeooo:rsid="29c0dc06"/>
    </style:style>
    <style:style style:name="T2098" style:family="text">
      <style:text-properties officeooo:rsid="2a209c82"/>
    </style:style>
    <style:style style:name="T2099" style:family="text">
      <style:text-properties officeooo:rsid="2a2487bf"/>
    </style:style>
    <style:style style:name="T2100" style:family="text">
      <style:text-properties officeooo:rsid="2a3baf2e"/>
    </style:style>
    <style:style style:name="T2101" style:family="text">
      <style:text-properties officeooo:rsid="2a49436d"/>
    </style:style>
    <style:style style:name="T2102" style:family="text">
      <style:text-properties officeooo:rsid="2a503bae"/>
    </style:style>
    <style:style style:name="T2103" style:family="text">
      <style:text-properties officeooo:rsid="2a6b1264"/>
    </style:style>
    <style:style style:name="T2104" style:family="text">
      <style:text-properties officeooo:rsid="2a9b6e91"/>
    </style:style>
    <style:style style:name="T2105" style:family="text">
      <style:text-properties officeooo:rsid="2a9b7b2e"/>
    </style:style>
    <style:style style:name="T2106" style:family="text">
      <style:text-properties officeooo:rsid="2aa18a28"/>
    </style:style>
    <style:style style:name="T2107" style:family="text">
      <style:text-properties officeooo:rsid="2a3361d2"/>
    </style:style>
    <style:style style:name="T2108" style:family="text">
      <style:text-properties officeooo:rsid="296dddab"/>
    </style:style>
    <style:style style:name="T2109" style:family="text">
      <style:text-properties officeooo:rsid="2adab1f3"/>
    </style:style>
    <style:style style:name="T2110" style:family="text">
      <style:text-properties officeooo:rsid="2adbdfb5"/>
    </style:style>
    <style:style style:name="T2111" style:family="text">
      <style:text-properties officeooo:rsid="2adce754"/>
    </style:style>
    <style:style style:name="T2112" style:family="text">
      <style:text-properties officeooo:rsid="2add1d0f"/>
    </style:style>
    <style:style style:name="T2113" style:family="text">
      <style:text-properties officeooo:rsid="2add6c74"/>
    </style:style>
    <style:style style:name="T2114" style:family="text">
      <style:text-properties officeooo:rsid="2ae1d984"/>
    </style:style>
    <style:style style:name="T2115" style:family="text">
      <style:text-properties officeooo:rsid="2ae2c1e9"/>
    </style:style>
    <style:style style:name="T2116" style:family="text">
      <style:text-properties officeooo:rsid="2ae3d6ba"/>
    </style:style>
    <style:style style:name="T2117" style:family="text">
      <style:text-properties officeooo:rsid="2ae48ea0"/>
    </style:style>
    <style:style style:name="T2118" style:family="text">
      <style:text-properties officeooo:rsid="2b0497dc"/>
    </style:style>
    <style:style style:name="T2119" style:family="text">
      <style:text-properties officeooo:rsid="2b06eaf6"/>
    </style:style>
    <style:style style:name="T2120" style:family="text">
      <style:text-properties officeooo:rsid="2b0f127b"/>
    </style:style>
    <style:style style:name="T2121" style:family="text">
      <style:text-properties officeooo:rsid="2b110e78"/>
    </style:style>
    <style:style style:name="T2122" style:family="text">
      <style:text-properties officeooo:rsid="2b2391c2"/>
    </style:style>
    <style:style style:name="T2123" style:family="text">
      <style:text-properties officeooo:rsid="2b355a2b"/>
    </style:style>
    <style:style style:name="T2124" style:family="text">
      <style:text-properties officeooo:rsid="2b53750b"/>
    </style:style>
    <style:style style:name="T2125" style:family="text">
      <style:text-properties officeooo:rsid="2b577a10"/>
    </style:style>
    <style:style style:name="T2126" style:family="text">
      <style:text-properties officeooo:rsid="2b5c6e39"/>
    </style:style>
    <style:style style:name="T2127" style:family="text">
      <style:text-properties officeooo:rsid="2b5e5ac4"/>
    </style:style>
    <style:style style:name="T2128" style:family="text">
      <style:text-properties officeooo:rsid="2ba81448"/>
    </style:style>
    <style:style style:name="T2129" style:family="text">
      <style:text-properties officeooo:rsid="2bb21fad"/>
    </style:style>
    <style:style style:name="T2130" style:family="text">
      <style:text-properties officeooo:rsid="2bb47ec3"/>
    </style:style>
    <style:style style:name="T2131" style:family="text">
      <style:text-properties officeooo:rsid="2bbdf69d"/>
    </style:style>
    <style:style style:name="T2132" style:family="text">
      <style:text-properties officeooo:rsid="2bcfc366"/>
    </style:style>
    <style:style style:name="T2133" style:family="text">
      <style:text-properties officeooo:rsid="2bd2f54c"/>
    </style:style>
    <style:style style:name="T2134" style:family="text">
      <style:text-properties officeooo:rsid="2bd506f8"/>
    </style:style>
    <style:style style:name="T2135" style:family="text">
      <style:text-properties officeooo:rsid="2bd66f8c"/>
    </style:style>
    <style:style style:name="T2136" style:family="text">
      <style:text-properties officeooo:rsid="2be5ddac"/>
    </style:style>
    <style:style style:name="T2137" style:family="text">
      <style:text-properties officeooo:rsid="2c07d1f1"/>
    </style:style>
    <style:style style:name="T2138" style:family="text">
      <style:text-properties officeooo:rsid="2c0f8df0"/>
    </style:style>
    <style:style style:name="T2139" style:family="text">
      <style:text-properties officeooo:rsid="2c12857b"/>
    </style:style>
    <style:style style:name="T2140" style:family="text">
      <style:text-properties officeooo:rsid="2c13b2bd"/>
    </style:style>
    <style:style style:name="T2141" style:family="text">
      <style:text-properties officeooo:rsid="2c155e1f"/>
    </style:style>
    <style:style style:name="T2142" style:family="text">
      <style:text-properties officeooo:rsid="2c1562ff"/>
    </style:style>
    <style:style style:name="T2143" style:family="text">
      <style:text-properties officeooo:rsid="2c188f63"/>
    </style:style>
    <style:style style:name="T2144" style:family="text">
      <style:text-properties officeooo:rsid="2c1aae2c"/>
    </style:style>
    <style:style style:name="T2145" style:family="text">
      <style:text-properties officeooo:rsid="2c1ba15e"/>
    </style:style>
    <style:style style:name="T2146" style:family="text">
      <style:text-properties officeooo:rsid="2c1c3c11"/>
    </style:style>
    <style:style style:name="T2147" style:family="text">
      <style:text-properties officeooo:rsid="2c21fc90"/>
    </style:style>
    <style:style style:name="T2148" style:family="text">
      <style:text-properties officeooo:rsid="2c248245"/>
    </style:style>
    <style:style style:name="T2149" style:family="text">
      <style:text-properties officeooo:rsid="2c270c61"/>
    </style:style>
    <style:style style:name="T2150" style:family="text">
      <style:text-properties officeooo:rsid="2c2b500f"/>
    </style:style>
    <style:style style:name="T2151" style:family="text">
      <style:text-properties officeooo:rsid="2c4b1c91"/>
    </style:style>
    <style:style style:name="T2152" style:family="text">
      <style:text-properties officeooo:rsid="2c4f8480"/>
    </style:style>
    <style:style style:name="T2153" style:family="text">
      <style:text-properties officeooo:rsid="2c511deb"/>
    </style:style>
    <style:style style:name="T2154" style:family="text">
      <style:text-properties officeooo:rsid="2c7e2bf9"/>
    </style:style>
    <style:style style:name="T2155" style:family="text">
      <style:text-properties officeooo:rsid="2c86e1a0"/>
    </style:style>
    <style:style style:name="T2156" style:family="text">
      <style:text-properties officeooo:rsid="2c9a41f2"/>
    </style:style>
    <style:style style:name="T2157" style:family="text">
      <style:text-properties officeooo:rsid="2c9ab5c5"/>
    </style:style>
    <style:style style:name="T2158" style:family="text">
      <style:text-properties officeooo:rsid="2c9e4c87"/>
    </style:style>
    <style:style style:name="T2159" style:family="text">
      <style:text-properties officeooo:rsid="2c9ed0db"/>
    </style:style>
    <style:style style:name="T2160" style:family="text">
      <style:text-properties officeooo:rsid="2caaa06a"/>
    </style:style>
    <style:style style:name="T2161" style:family="text">
      <style:text-properties officeooo:rsid="2cac260c"/>
    </style:style>
    <style:style style:name="T2162" style:family="text">
      <style:text-properties officeooo:rsid="2cae02b8"/>
    </style:style>
    <style:style style:name="T2163" style:family="text">
      <style:text-properties officeooo:rsid="2cb11997"/>
    </style:style>
    <style:style style:name="T2164" style:family="text">
      <style:text-properties officeooo:rsid="2cc6170e"/>
    </style:style>
    <style:style style:name="T2165" style:family="text">
      <style:text-properties officeooo:rsid="2ce9bd95"/>
    </style:style>
    <style:style style:name="T2166" style:family="text">
      <style:text-properties officeooo:rsid="2ceb7713"/>
    </style:style>
    <style:style style:name="T2167" style:family="text">
      <style:text-properties officeooo:rsid="2af9ce22"/>
    </style:style>
    <style:style style:name="T2168" style:family="text">
      <style:text-properties officeooo:rsid="2cfae33a"/>
    </style:style>
    <style:style style:name="T2169" style:family="text">
      <style:text-properties officeooo:rsid="2d079e71"/>
    </style:style>
    <style:style style:name="T2170" style:family="text">
      <style:text-properties officeooo:rsid="2d08956d"/>
    </style:style>
    <style:style style:name="T2171" style:family="text">
      <style:text-properties officeooo:rsid="2d090591"/>
    </style:style>
    <style:style style:name="T2172" style:family="text">
      <style:text-properties officeooo:rsid="2d0bafad"/>
    </style:style>
    <style:style style:name="T2173" style:family="text">
      <style:text-properties officeooo:rsid="2d0d59eb"/>
    </style:style>
    <style:style style:name="T2174" style:family="text">
      <style:text-properties officeooo:rsid="2d20ed2d"/>
    </style:style>
    <style:style style:name="T2175" style:family="text">
      <style:text-properties officeooo:rsid="2d2157fa"/>
    </style:style>
    <style:style style:name="T2176" style:family="text">
      <style:text-properties officeooo:rsid="2d24ffe7"/>
    </style:style>
    <style:style style:name="T2177" style:family="text">
      <style:text-properties officeooo:rsid="2d2871fb"/>
    </style:style>
    <style:style style:name="T2178" style:family="text">
      <style:text-properties officeooo:rsid="2d3473ec"/>
    </style:style>
    <style:style style:name="T2179" style:family="text">
      <style:text-properties officeooo:rsid="2d35d370"/>
    </style:style>
    <style:style style:name="T2180" style:family="text">
      <style:text-properties officeooo:rsid="2d3906b9"/>
    </style:style>
    <style:style style:name="T2181" style:family="text">
      <style:text-properties officeooo:rsid="2d3af0f3"/>
    </style:style>
    <style:style style:name="T2182" style:family="text">
      <style:text-properties officeooo:rsid="2d3c06c2"/>
    </style:style>
    <style:style style:name="T2183" style:family="text">
      <style:text-properties officeooo:rsid="2d4047a9"/>
    </style:style>
    <style:style style:name="T2184" style:family="text">
      <style:text-properties officeooo:rsid="2d421853"/>
    </style:style>
    <style:style style:name="T2185" style:family="text">
      <style:text-properties officeooo:rsid="2d44d6e3"/>
    </style:style>
    <style:style style:name="T2186" style:family="text">
      <style:text-properties officeooo:rsid="2d4deee1"/>
    </style:style>
    <style:style style:name="T2187" style:family="text">
      <style:text-properties officeooo:rsid="2d51a99c"/>
    </style:style>
    <style:style style:name="T2188" style:family="text">
      <style:text-properties officeooo:rsid="2d51dbde"/>
    </style:style>
    <style:style style:name="T2189" style:family="text">
      <style:text-properties officeooo:rsid="2d52c057"/>
    </style:style>
    <style:style style:name="T2190" style:family="text">
      <style:text-properties officeooo:rsid="2d5a5d3c"/>
    </style:style>
    <style:style style:name="T2191" style:family="text">
      <style:text-properties officeooo:rsid="2d6d36f8"/>
    </style:style>
    <style:style style:name="T2192" style:family="text">
      <style:text-properties officeooo:rsid="2d715dec"/>
    </style:style>
    <style:style style:name="T2193" style:family="text">
      <style:text-properties officeooo:rsid="2d726c9f"/>
    </style:style>
    <style:style style:name="T2194" style:family="text">
      <style:text-properties officeooo:rsid="2d7449ce"/>
    </style:style>
    <style:style style:name="T2195" style:family="text">
      <style:text-properties officeooo:rsid="2d751ed0"/>
    </style:style>
    <style:style style:name="T2196" style:family="text">
      <style:text-properties officeooo:rsid="2d766400"/>
    </style:style>
    <style:style style:name="T2197" style:family="text">
      <style:text-properties officeooo:rsid="2d770224"/>
    </style:style>
    <style:style style:name="T2198" style:family="text">
      <style:text-properties officeooo:rsid="2d7755d7"/>
    </style:style>
    <style:style style:name="T2199" style:family="text">
      <style:text-properties officeooo:rsid="2d78c47c"/>
    </style:style>
    <style:style style:name="T2200" style:family="text">
      <style:text-properties officeooo:rsid="2d8071ed"/>
    </style:style>
    <style:style style:name="T2201" style:family="text">
      <style:text-properties officeooo:rsid="2d81ba95"/>
    </style:style>
    <style:style style:name="T2202" style:family="text">
      <style:text-properties officeooo:rsid="2d822b0d"/>
    </style:style>
    <style:style style:name="T2203" style:family="text">
      <style:text-properties officeooo:rsid="2d837253"/>
    </style:style>
    <style:style style:name="T2204" style:family="text">
      <style:text-properties officeooo:rsid="2dba7a68"/>
    </style:style>
    <style:style style:name="T2205" style:family="text">
      <style:text-properties officeooo:rsid="2dc3daa4"/>
    </style:style>
    <style:style style:name="T2206" style:family="text">
      <style:text-properties officeooo:rsid="2dcba3b1"/>
    </style:style>
    <style:style style:name="T2207" style:family="text">
      <style:text-properties officeooo:rsid="2dd10b15"/>
    </style:style>
    <style:style style:name="T2208" style:family="text">
      <style:text-properties officeooo:rsid="2dda1e90"/>
    </style:style>
    <style:style style:name="T2209" style:family="text">
      <style:text-properties officeooo:rsid="2df759f9"/>
    </style:style>
    <style:style style:name="T2210" style:family="text">
      <style:text-properties officeooo:rsid="2df88740"/>
    </style:style>
    <style:style style:name="T2211" style:family="text">
      <style:text-properties officeooo:rsid="2dfb5a7a"/>
    </style:style>
    <style:style style:name="T2212" style:family="text">
      <style:text-properties officeooo:rsid="2dfd35cd"/>
    </style:style>
    <style:style style:name="T2213" style:family="text">
      <style:text-properties officeooo:rsid="18a73f57"/>
    </style:style>
    <style:style style:name="T2214" style:family="text">
      <style:text-properties officeooo:rsid="2e03d43e"/>
    </style:style>
    <style:style style:name="T2215" style:family="text">
      <style:text-properties officeooo:rsid="2e081869"/>
    </style:style>
    <style:style style:name="T2216" style:family="text">
      <style:text-properties officeooo:rsid="2e09a661"/>
    </style:style>
    <style:style style:name="T2217" style:family="text">
      <style:text-properties officeooo:rsid="2e0cb0f8"/>
    </style:style>
    <style:style style:name="T2218" style:family="text">
      <style:text-properties officeooo:rsid="18a7e032"/>
    </style:style>
    <style:style style:name="T2219" style:family="text">
      <style:text-properties officeooo:rsid="2e0d4ecb"/>
    </style:style>
    <style:style style:name="T2220" style:family="text">
      <style:text-properties officeooo:rsid="2e1fcbd6"/>
    </style:style>
    <style:style style:name="T2221" style:family="text">
      <style:text-properties officeooo:rsid="2e224faf"/>
    </style:style>
    <style:style style:name="T2222" style:family="text">
      <style:text-properties officeooo:rsid="2e25e42a"/>
    </style:style>
    <style:style style:name="T2223" style:family="text">
      <style:text-properties officeooo:rsid="2e326450"/>
    </style:style>
    <style:style style:name="T2224" style:family="text">
      <style:text-properties officeooo:rsid="2e4b956a"/>
    </style:style>
    <style:style style:name="T2225" style:family="text">
      <style:text-properties officeooo:rsid="2e4fea91"/>
    </style:style>
    <style:style style:name="T2226" style:family="text">
      <style:text-properties officeooo:rsid="2e65b018"/>
    </style:style>
    <style:style style:name="T2227" style:family="text">
      <style:text-properties officeooo:rsid="2e68a41c"/>
    </style:style>
    <style:style style:name="T2228" style:family="text">
      <style:text-properties officeooo:rsid="2e7668e4"/>
    </style:style>
    <style:style style:name="T2229" style:family="text">
      <style:text-properties officeooo:rsid="2e771983"/>
    </style:style>
    <style:style style:name="T2230" style:family="text">
      <style:text-properties officeooo:rsid="2e7734a6"/>
    </style:style>
    <style:style style:name="T2231" style:family="text">
      <style:text-properties officeooo:rsid="2e7a1a66"/>
    </style:style>
    <style:style style:name="T2232" style:family="text">
      <style:text-properties officeooo:rsid="2eaa2e81"/>
    </style:style>
    <style:style style:name="T2233" style:family="text">
      <style:text-properties officeooo:rsid="2eac529d"/>
    </style:style>
    <style:style style:name="T2234" style:family="text">
      <style:text-properties officeooo:rsid="2eb94ae6"/>
    </style:style>
    <style:style style:name="T2235" style:family="text">
      <style:text-properties officeooo:rsid="2ec654fd"/>
    </style:style>
    <style:style style:name="T2236" style:family="text">
      <style:text-properties officeooo:rsid="2ea7775a"/>
    </style:style>
    <style:style style:name="T2237" style:family="text">
      <style:text-properties officeooo:rsid="2ee1a042"/>
    </style:style>
    <style:style style:name="T2238" style:family="text">
      <style:text-properties officeooo:rsid="2ef6b76d"/>
    </style:style>
    <style:style style:name="T2239" style:family="text">
      <style:text-properties officeooo:rsid="2ef8d8ab"/>
    </style:style>
    <style:style style:name="T2240" style:family="text">
      <style:text-properties officeooo:rsid="2efde2c6"/>
    </style:style>
    <style:style style:name="T2241" style:family="text">
      <style:text-properties officeooo:rsid="2f031337"/>
    </style:style>
    <style:style style:name="T2242" style:family="text">
      <style:text-properties officeooo:rsid="2f224864"/>
    </style:style>
    <style:style style:name="T2243" style:family="text">
      <style:text-properties officeooo:rsid="2f35b97a"/>
    </style:style>
    <style:style style:name="T2244" style:family="text">
      <style:text-properties officeooo:rsid="2f77e536"/>
    </style:style>
    <style:style style:name="T2245" style:family="text">
      <style:text-properties officeooo:rsid="2f878164"/>
    </style:style>
    <style:style style:name="T2246" style:family="text">
      <style:text-properties officeooo:rsid="2f995592"/>
    </style:style>
    <style:style style:name="T2247" style:family="text">
      <style:text-properties officeooo:rsid="2f9a3ae5"/>
    </style:style>
    <style:style style:name="T2248" style:family="text">
      <style:text-properties officeooo:rsid="2fad38aa"/>
    </style:style>
    <style:style style:name="T2249" style:family="text">
      <style:text-properties officeooo:rsid="2fae1a1e"/>
    </style:style>
    <style:style style:name="T2250" style:family="text">
      <style:text-properties officeooo:rsid="2fae3382"/>
    </style:style>
    <style:style style:name="T2251" style:family="text">
      <style:text-properties officeooo:rsid="2fb2ba2c"/>
    </style:style>
    <style:style style:name="T2252" style:family="text">
      <style:text-properties officeooo:rsid="2fb34d2d"/>
    </style:style>
    <style:style style:name="T2253" style:family="text">
      <style:text-properties officeooo:rsid="2fbbadcd"/>
    </style:style>
    <style:style style:name="T2254" style:family="text">
      <style:text-properties officeooo:rsid="2fcf6b29"/>
    </style:style>
    <style:style style:name="T2255" style:family="text">
      <style:text-properties officeooo:rsid="2fe038f7"/>
    </style:style>
    <style:style style:name="T2256" style:family="text">
      <style:text-properties officeooo:rsid="2fe0d122"/>
    </style:style>
    <style:style style:name="T2257" style:family="text">
      <style:text-properties officeooo:rsid="2fe15eef"/>
    </style:style>
    <style:style style:name="T2258" style:family="text">
      <style:text-properties officeooo:rsid="2fe6c248"/>
    </style:style>
    <style:style style:name="T2259" style:family="text">
      <style:text-properties officeooo:rsid="2fea939f"/>
    </style:style>
    <style:style style:name="T2260" style:family="text">
      <style:text-properties officeooo:rsid="2fee27d1"/>
    </style:style>
    <style:style style:name="T2261" style:family="text">
      <style:text-properties officeooo:rsid="2fefc37c"/>
    </style:style>
    <style:style style:name="T2262" style:family="text">
      <style:text-properties officeooo:rsid="2ffe26dc"/>
    </style:style>
    <style:style style:name="T2263" style:family="text">
      <style:text-properties officeooo:rsid="300263a7"/>
    </style:style>
    <style:style style:name="T2264" style:family="text">
      <style:text-properties officeooo:rsid="24a005f2"/>
    </style:style>
    <style:style style:name="T2265" style:family="text">
      <style:text-properties officeooo:rsid="3008096c"/>
    </style:style>
    <style:style style:name="T2266" style:family="text">
      <style:text-properties officeooo:rsid="3012ec92"/>
    </style:style>
    <style:style style:name="T2267" style:family="text">
      <style:text-properties officeooo:rsid="3018a986"/>
    </style:style>
    <style:style style:name="T2268" style:family="text">
      <style:text-properties officeooo:rsid="30192658"/>
    </style:style>
    <style:style style:name="T2269" style:family="text">
      <style:text-properties officeooo:rsid="3019cbc9"/>
    </style:style>
    <style:style style:name="T2270" style:family="text">
      <style:text-properties officeooo:rsid="301b4787"/>
    </style:style>
    <style:style style:name="T2271" style:family="text">
      <style:text-properties officeooo:rsid="3022a04c"/>
    </style:style>
    <style:style style:name="T2272" style:family="text">
      <style:text-properties officeooo:rsid="30242247"/>
    </style:style>
    <style:style style:name="T2273" style:family="text">
      <style:text-properties officeooo:rsid="302c57d5"/>
    </style:style>
    <style:style style:name="T2274" style:family="text">
      <style:text-properties officeooo:rsid="302d66c3"/>
    </style:style>
    <style:style style:name="T2275" style:family="text">
      <style:text-properties officeooo:rsid="302effdc"/>
    </style:style>
    <style:style style:name="T2276" style:family="text">
      <style:text-properties officeooo:rsid="302f7121"/>
    </style:style>
    <style:style style:name="T2277" style:family="text">
      <style:text-properties officeooo:rsid="303a34c1"/>
    </style:style>
    <style:style style:name="T2278" style:family="text">
      <style:text-properties officeooo:rsid="303b2f96"/>
    </style:style>
    <style:style style:name="T2279" style:family="text">
      <style:text-properties officeooo:rsid="303cfa67"/>
    </style:style>
    <style:style style:name="T2280" style:family="text">
      <style:text-properties officeooo:rsid="304730bf"/>
    </style:style>
    <style:style style:name="T2281" style:family="text">
      <style:text-properties officeooo:rsid="3048f6e0"/>
    </style:style>
    <style:style style:name="T2282" style:family="text">
      <style:text-properties officeooo:rsid="304a7a7b"/>
    </style:style>
    <style:style style:name="T2283" style:family="text">
      <style:text-properties officeooo:rsid="3056448a"/>
    </style:style>
    <style:style style:name="T2284" style:family="text">
      <style:text-properties officeooo:rsid="30577479"/>
    </style:style>
    <style:style style:name="T2285" style:family="text">
      <style:text-properties officeooo:rsid="30578b9f"/>
    </style:style>
    <style:style style:name="T2286" style:family="text">
      <style:text-properties officeooo:rsid="305f8735"/>
    </style:style>
    <style:style style:name="T2287" style:family="text">
      <style:text-properties officeooo:rsid="30609787"/>
    </style:style>
    <style:style style:name="T2288" style:family="text">
      <style:text-properties officeooo:rsid="3062f6a3"/>
    </style:style>
    <style:style style:name="T2289" style:family="text">
      <style:text-properties officeooo:rsid="306a5647"/>
    </style:style>
    <style:style style:name="T2290" style:family="text">
      <style:text-properties officeooo:rsid="30747be6"/>
    </style:style>
    <style:style style:name="T2291" style:family="text">
      <style:text-properties officeooo:rsid="3077c971"/>
    </style:style>
    <style:style style:name="T2292" style:family="text">
      <style:text-properties officeooo:rsid="307d52e5"/>
    </style:style>
    <style:style style:name="T2293" style:family="text">
      <style:text-properties officeooo:rsid="307de307"/>
    </style:style>
    <style:style style:name="T2294" style:family="text">
      <style:text-properties officeooo:rsid="307ea1ac"/>
    </style:style>
    <style:style style:name="T2295" style:family="text">
      <style:text-properties officeooo:rsid="308068e9"/>
    </style:style>
    <style:style style:name="T2296" style:family="text">
      <style:text-properties officeooo:rsid="30847f02"/>
    </style:style>
    <style:style style:name="T2297" style:family="text">
      <style:text-properties officeooo:rsid="30868245"/>
    </style:style>
    <style:style style:name="T2298" style:family="text">
      <style:text-properties officeooo:rsid="1b1133f5"/>
    </style:style>
    <style:style style:name="T2299" style:family="text">
      <style:text-properties officeooo:rsid="3092e2ee"/>
    </style:style>
    <style:style style:name="T2300" style:family="text">
      <style:text-properties officeooo:rsid="309ce757"/>
    </style:style>
    <style:style style:name="T2301" style:family="text">
      <style:text-properties officeooo:rsid="309d15fa"/>
    </style:style>
    <style:style style:name="T2302" style:family="text">
      <style:text-properties officeooo:rsid="309f0ae6"/>
    </style:style>
    <style:style style:name="T2303" style:family="text">
      <style:text-properties officeooo:rsid="30a0b974"/>
    </style:style>
    <style:style style:name="T2304" style:family="text">
      <style:text-properties officeooo:rsid="30a29636"/>
    </style:style>
    <style:style style:name="T2305" style:family="text">
      <style:text-properties officeooo:rsid="30a6739f"/>
    </style:style>
    <style:style style:name="T2306" style:family="text">
      <style:text-properties officeooo:rsid="30a6e60d"/>
    </style:style>
    <style:style style:name="T2307" style:family="text">
      <style:text-properties officeooo:rsid="30a7bc95"/>
    </style:style>
    <style:style style:name="T2308" style:family="text">
      <style:text-properties officeooo:rsid="30a8bc1d"/>
    </style:style>
    <style:style style:name="T2309" style:family="text">
      <style:text-properties officeooo:rsid="30ab2493"/>
    </style:style>
    <style:style style:name="T2310" style:family="text">
      <style:text-properties officeooo:rsid="30acc85b"/>
    </style:style>
    <style:style style:name="T2311" style:family="text">
      <style:text-properties officeooo:rsid="30af6fd6"/>
    </style:style>
    <style:style style:name="T2312" style:family="text">
      <style:text-properties officeooo:rsid="30b95f57"/>
    </style:style>
    <style:style style:name="T2313" style:family="text">
      <style:text-properties officeooo:rsid="30c0c537"/>
    </style:style>
    <style:style style:name="T2314" style:family="text">
      <style:text-properties officeooo:rsid="30c539b3"/>
    </style:style>
    <style:style style:name="T2315" style:family="text">
      <style:text-properties officeooo:rsid="30c7088b"/>
    </style:style>
    <style:style style:name="T2316" style:family="text">
      <style:text-properties officeooo:rsid="30cc17dd"/>
    </style:style>
    <style:style style:name="T2317" style:family="text">
      <style:text-properties officeooo:rsid="30d16782"/>
    </style:style>
    <style:style style:name="T2318" style:family="text">
      <style:text-properties officeooo:rsid="30d51de5"/>
    </style:style>
    <style:style style:name="T2319" style:family="text">
      <style:text-properties officeooo:rsid="30e40aa8"/>
    </style:style>
    <style:style style:name="T2320" style:family="text">
      <style:text-properties officeooo:rsid="30ea72cb"/>
    </style:style>
    <style:style style:name="T2321" style:family="text">
      <style:text-properties officeooo:rsid="30f2ad64"/>
    </style:style>
    <style:style style:name="T2322" style:family="text">
      <style:text-properties officeooo:rsid="30f84f23"/>
    </style:style>
    <style:style style:name="T2323" style:family="text">
      <style:text-properties officeooo:rsid="30fab534"/>
    </style:style>
    <style:style style:name="T2324" style:family="text">
      <style:text-properties officeooo:rsid="30fc856e"/>
    </style:style>
    <style:style style:name="T2325" style:family="text">
      <style:text-properties officeooo:rsid="30fcad78"/>
    </style:style>
    <style:style style:name="T2326" style:family="text">
      <style:text-properties officeooo:rsid="30febfe1"/>
    </style:style>
    <style:style style:name="T2327" style:family="text">
      <style:text-properties officeooo:rsid="310085aa"/>
    </style:style>
    <style:style style:name="T2328" style:family="text">
      <style:text-properties officeooo:rsid="310098b5"/>
    </style:style>
    <style:style style:name="T2329" style:family="text">
      <style:text-properties officeooo:rsid="3105733f"/>
    </style:style>
    <style:style style:name="T2330" style:family="text">
      <style:text-properties officeooo:rsid="31083167"/>
    </style:style>
    <style:style style:name="T2331" style:family="text">
      <style:text-properties officeooo:rsid="31092ef2"/>
    </style:style>
    <style:style style:name="T2332" style:family="text">
      <style:text-properties officeooo:rsid="310adfc6"/>
    </style:style>
    <style:style style:name="T2333" style:family="text">
      <style:text-properties officeooo:rsid="310c0820"/>
    </style:style>
    <style:style style:name="T2334" style:family="text">
      <style:text-properties officeooo:rsid="310e8370"/>
    </style:style>
    <style:style style:name="T2335" style:family="text">
      <style:text-properties officeooo:rsid="3111c155"/>
    </style:style>
    <style:style style:name="T2336" style:family="text">
      <style:text-properties officeooo:rsid="3111e2bb"/>
    </style:style>
    <style:style style:name="T2337" style:family="text">
      <style:text-properties officeooo:rsid="3113bcb5"/>
    </style:style>
    <style:style style:name="T2338" style:family="text">
      <style:text-properties officeooo:rsid="311aae52"/>
    </style:style>
    <style:style style:name="T2339" style:family="text">
      <style:text-properties officeooo:rsid="311edf4a"/>
    </style:style>
    <style:style style:name="T2340" style:family="text">
      <style:text-properties officeooo:rsid="311f71f8"/>
    </style:style>
    <style:style style:name="T2341" style:family="text">
      <style:text-properties officeooo:rsid="3121d222"/>
    </style:style>
    <style:style style:name="T2342" style:family="text">
      <style:text-properties officeooo:rsid="31282e0a"/>
    </style:style>
    <style:style style:name="T2343" style:family="text">
      <style:text-properties officeooo:rsid="312b933e"/>
    </style:style>
    <style:style style:name="T2344" style:family="text">
      <style:text-properties officeooo:rsid="312c1d99"/>
    </style:style>
    <style:style style:name="T2345" style:family="text">
      <style:text-properties officeooo:rsid="15f90d02"/>
    </style:style>
    <style:style style:name="T2346" style:family="text">
      <style:text-properties officeooo:rsid="3138eb18"/>
    </style:style>
    <style:style style:name="T2347" style:family="text">
      <style:text-properties officeooo:rsid="315261f6"/>
    </style:style>
    <style:style style:name="T2348" style:family="text">
      <style:text-properties officeooo:rsid="315f10f7"/>
    </style:style>
    <style:style style:name="T2349" style:family="text">
      <style:text-properties officeooo:rsid="315fbe7d"/>
    </style:style>
    <style:style style:name="T2350" style:family="text">
      <style:text-properties officeooo:rsid="3164cee4"/>
    </style:style>
    <style:style style:name="T2351" style:family="text">
      <style:text-properties officeooo:rsid="316a1c75"/>
    </style:style>
    <style:style style:name="T2352" style:family="text">
      <style:text-properties officeooo:rsid="317c8281"/>
    </style:style>
    <style:style style:name="T2353" style:family="text">
      <style:text-properties officeooo:rsid="317d3c49"/>
    </style:style>
    <style:style style:name="T2354" style:family="text">
      <style:text-properties officeooo:rsid="317ee72c"/>
    </style:style>
    <style:style style:name="T2355" style:family="text">
      <style:text-properties officeooo:rsid="31851cb7"/>
    </style:style>
    <style:style style:name="T2356" style:family="text">
      <style:text-properties officeooo:rsid="3186ed4f"/>
    </style:style>
    <style:style style:name="T2357" style:family="text">
      <style:text-properties officeooo:rsid="31873ea9"/>
    </style:style>
    <style:style style:name="T2358" style:family="text">
      <style:text-properties officeooo:rsid="31926f5b"/>
    </style:style>
    <style:style style:name="T2359" style:family="text">
      <style:text-properties officeooo:rsid="31934a08"/>
    </style:style>
    <style:style style:name="T2360" style:family="text">
      <style:text-properties officeooo:rsid="31986595"/>
    </style:style>
    <style:style style:name="T2361" style:family="text">
      <style:text-properties officeooo:rsid="31998e61"/>
    </style:style>
    <style:style style:name="T2362" style:family="text">
      <style:text-properties officeooo:rsid="319cf4ad"/>
    </style:style>
    <style:style style:name="T2363" style:family="text">
      <style:text-properties officeooo:rsid="319d2ad7"/>
    </style:style>
    <style:style style:name="T2364" style:family="text">
      <style:text-properties officeooo:rsid="319e4719"/>
    </style:style>
    <style:style style:name="T2365" style:family="text">
      <style:text-properties officeooo:rsid="319e7d19"/>
    </style:style>
    <style:style style:name="T2366" style:family="text">
      <style:text-properties officeooo:rsid="319f581b"/>
    </style:style>
    <style:style style:name="T2367" style:family="text">
      <style:text-properties officeooo:rsid="31a1af71"/>
    </style:style>
    <style:style style:name="T2368" style:family="text">
      <style:text-properties officeooo:rsid="31a61f8c"/>
    </style:style>
    <style:style style:name="T2369" style:family="text">
      <style:text-properties officeooo:rsid="31a812a2"/>
    </style:style>
    <style:style style:name="T2370" style:family="text">
      <style:text-properties officeooo:rsid="31a9aeaf"/>
    </style:style>
    <style:style style:name="T2371" style:family="text">
      <style:text-properties officeooo:rsid="31a9dc69"/>
    </style:style>
    <style:style style:name="T2372" style:family="text">
      <style:text-properties officeooo:rsid="31ac247e"/>
    </style:style>
    <style:style style:name="T2373" style:family="text">
      <style:text-properties officeooo:rsid="31b8c150"/>
    </style:style>
    <style:style style:name="T2374" style:family="text">
      <style:text-properties officeooo:rsid="31cb1cf1"/>
    </style:style>
    <style:style style:name="T2375" style:family="text">
      <style:text-properties officeooo:rsid="31cbff1e"/>
    </style:style>
    <style:style style:name="T2376" style:family="text">
      <style:text-properties officeooo:rsid="31cf0974"/>
    </style:style>
    <style:style style:name="T2377" style:family="text">
      <style:text-properties officeooo:rsid="31da0ed4"/>
    </style:style>
    <style:style style:name="T2378" style:family="text">
      <style:text-properties officeooo:rsid="31debd9e"/>
    </style:style>
    <style:style style:name="T2379" style:family="text">
      <style:text-properties officeooo:rsid="31e74d5f"/>
    </style:style>
    <style:style style:name="T2380" style:family="text">
      <style:text-properties officeooo:rsid="31e76ec8"/>
    </style:style>
    <style:style style:name="T2381" style:family="text">
      <style:text-properties officeooo:rsid="31e9467a"/>
    </style:style>
    <style:style style:name="T2382" style:family="text">
      <style:text-properties officeooo:rsid="31e9e24a"/>
    </style:style>
    <style:style style:name="T2383" style:family="text">
      <style:text-properties officeooo:rsid="31ea754b"/>
    </style:style>
    <style:style style:name="T2384" style:family="text">
      <style:text-properties officeooo:rsid="31ec1e47"/>
    </style:style>
    <style:style style:name="T2385" style:family="text">
      <style:text-properties officeooo:rsid="31f5eaf8"/>
    </style:style>
    <style:style style:name="T2386" style:family="text">
      <style:text-properties officeooo:rsid="31f92967"/>
    </style:style>
    <style:style style:name="T2387" style:family="text">
      <style:text-properties officeooo:rsid="31fa3d1c"/>
    </style:style>
    <style:style style:name="T2388" style:family="text">
      <style:text-properties officeooo:rsid="31fe4b66"/>
    </style:style>
    <style:style style:name="T2389" style:family="text">
      <style:text-properties officeooo:rsid="31ffd8f6"/>
    </style:style>
    <style:style style:name="T2390" style:family="text">
      <style:text-properties officeooo:rsid="320030af"/>
    </style:style>
    <style:style style:name="T2391" style:family="text">
      <style:text-properties officeooo:rsid="320124ff"/>
    </style:style>
    <style:style style:name="T2392" style:family="text">
      <style:text-properties officeooo:rsid="32038948"/>
    </style:style>
    <style:style style:name="T2393" style:family="text">
      <style:text-properties officeooo:rsid="320de796"/>
    </style:style>
    <style:style style:name="T2394" style:family="text">
      <style:text-properties officeooo:rsid="32162a76"/>
    </style:style>
    <style:style style:name="T2395" style:family="text">
      <style:text-properties officeooo:rsid="321ad2f2"/>
    </style:style>
    <style:style style:name="T2396" style:family="text">
      <style:text-properties officeooo:rsid="3220d486"/>
    </style:style>
    <style:style style:name="T2397" style:family="text">
      <style:text-properties officeooo:rsid="3226a42b"/>
    </style:style>
    <style:style style:name="T2398" style:family="text">
      <style:text-properties officeooo:rsid="32319192"/>
    </style:style>
    <style:style style:name="T2399" style:family="text">
      <style:text-properties officeooo:rsid="32900b61"/>
    </style:style>
    <style:style style:name="T2400" style:family="text">
      <style:text-properties officeooo:rsid="3291e142"/>
    </style:style>
    <style:style style:name="T2401" style:family="text">
      <style:text-properties officeooo:rsid="329217b0"/>
    </style:style>
    <style:style style:name="T2402" style:family="text">
      <style:text-properties officeooo:rsid="3296a883"/>
    </style:style>
    <style:style style:name="T2403" style:family="text">
      <style:text-properties officeooo:rsid="329720b3"/>
    </style:style>
    <style:style style:name="T2404" style:family="text">
      <style:text-properties officeooo:rsid="329975ba"/>
    </style:style>
    <style:style style:name="T2405" style:family="text">
      <style:text-properties officeooo:rsid="329c13f1"/>
    </style:style>
    <style:style style:name="T2406" style:family="text">
      <style:text-properties officeooo:rsid="329dda25"/>
    </style:style>
    <style:style style:name="T2407" style:family="text">
      <style:text-properties officeooo:rsid="329e9350"/>
    </style:style>
    <style:style style:name="T2408" style:family="text">
      <style:text-properties officeooo:rsid="214801ec"/>
    </style:style>
    <style:style style:name="T2409" style:family="text">
      <style:text-properties officeooo:rsid="32a21bd5"/>
    </style:style>
    <style:style style:name="T2410" style:family="text">
      <style:text-properties officeooo:rsid="32a24ba7"/>
    </style:style>
    <style:style style:name="T2411" style:family="text">
      <style:text-properties officeooo:rsid="32aac7ae"/>
    </style:style>
    <style:style style:name="T2412" style:family="text">
      <style:text-properties officeooo:rsid="32abea18"/>
    </style:style>
    <style:style style:name="T2413" style:family="text">
      <style:text-properties officeooo:rsid="32aee740"/>
    </style:style>
    <style:style style:name="T2414" style:family="text">
      <style:text-properties officeooo:rsid="32b1c651"/>
    </style:style>
    <style:style style:name="T2415" style:family="text">
      <style:text-properties officeooo:rsid="32b4827b"/>
    </style:style>
    <style:style style:name="T2416" style:family="text">
      <style:text-properties officeooo:rsid="32b60618"/>
    </style:style>
    <style:style style:name="T2417" style:family="text">
      <style:text-properties officeooo:rsid="32b71add"/>
    </style:style>
    <style:style style:name="T2418" style:family="text">
      <style:text-properties officeooo:rsid="32b82698"/>
    </style:style>
    <style:style style:name="T2419" style:family="text">
      <style:text-properties officeooo:rsid="32ba0444"/>
    </style:style>
    <style:style style:name="T2420" style:family="text">
      <style:text-properties officeooo:rsid="32c7ecb8"/>
    </style:style>
    <style:style style:name="T2421" style:family="text">
      <style:text-properties officeooo:rsid="32dac5cb"/>
    </style:style>
    <style:style style:name="T2422" style:family="text">
      <style:text-properties officeooo:rsid="32e1c60f"/>
    </style:style>
    <style:style style:name="T2423" style:family="text">
      <style:text-properties officeooo:rsid="32e39e5c"/>
    </style:style>
    <style:style style:name="T2424" style:family="text">
      <style:text-properties officeooo:rsid="32ec9622"/>
    </style:style>
    <style:style style:name="T2425" style:family="text">
      <style:text-properties officeooo:rsid="32f1da6b"/>
    </style:style>
    <style:style style:name="T2426" style:family="text">
      <style:text-properties officeooo:rsid="32f2a852"/>
    </style:style>
    <style:style style:name="T2427" style:family="text">
      <style:text-properties officeooo:rsid="32fcd270"/>
    </style:style>
    <style:style style:name="T2428" style:family="text">
      <style:text-properties officeooo:rsid="33024afa"/>
    </style:style>
    <style:style style:name="T2429" style:family="text">
      <style:text-properties officeooo:rsid="33037c71"/>
    </style:style>
    <style:style style:name="T2430" style:family="text">
      <style:text-properties officeooo:rsid="33080b95"/>
    </style:style>
    <style:style style:name="T2431" style:family="text">
      <style:text-properties officeooo:rsid="3309d2f0"/>
    </style:style>
    <style:style style:name="T2432" style:family="text">
      <style:text-properties officeooo:rsid="3316ce46"/>
    </style:style>
    <style:style style:name="T2433" style:family="text">
      <style:text-properties officeooo:rsid="3317ac8a"/>
    </style:style>
    <style:style style:name="T2434" style:family="text">
      <style:text-properties officeooo:rsid="331afd56"/>
    </style:style>
    <style:style style:name="T2435" style:family="text">
      <style:text-properties officeooo:rsid="33212904"/>
    </style:style>
    <style:style style:name="T2436" style:family="text">
      <style:text-properties officeooo:rsid="332273b9"/>
    </style:style>
    <style:style style:name="T2437" style:family="text">
      <style:text-properties officeooo:rsid="33265e57"/>
    </style:style>
    <style:style style:name="T2438" style:family="text">
      <style:text-properties officeooo:rsid="33268fa1"/>
    </style:style>
    <style:style style:name="T2439" style:family="text">
      <style:text-properties officeooo:rsid="332936c3"/>
    </style:style>
    <style:style style:name="T2440" style:family="text">
      <style:text-properties officeooo:rsid="332b01a7"/>
    </style:style>
    <style:style style:name="T2441" style:family="text">
      <style:text-properties officeooo:rsid="332b9e10"/>
    </style:style>
    <style:style style:name="T2442" style:family="text">
      <style:text-properties officeooo:rsid="33388329"/>
    </style:style>
    <style:style style:name="T2443" style:family="text">
      <style:text-properties officeooo:rsid="333f529e"/>
    </style:style>
    <style:style style:name="T2444" style:family="text">
      <style:text-properties officeooo:rsid="334d8a87"/>
    </style:style>
    <style:style style:name="T2445" style:family="text">
      <style:text-properties officeooo:rsid="334e415b"/>
    </style:style>
    <style:style style:name="T2446" style:family="text">
      <style:text-properties officeooo:rsid="33538212"/>
    </style:style>
    <style:style style:name="T2447" style:family="text">
      <style:text-properties officeooo:rsid="33553e51"/>
    </style:style>
    <style:style style:name="T2448" style:family="text">
      <style:text-properties officeooo:rsid="3355807a"/>
    </style:style>
    <style:style style:name="T2449" style:family="text">
      <style:text-properties officeooo:rsid="335614f9"/>
    </style:style>
    <style:style style:name="T2450" style:family="text">
      <style:text-properties officeooo:rsid="335aa3bd"/>
    </style:style>
    <style:style style:name="T2451" style:family="text">
      <style:text-properties officeooo:rsid="33683e68"/>
    </style:style>
    <style:style style:name="T2452" style:family="text">
      <style:text-properties officeooo:rsid="336b1478"/>
    </style:style>
    <style:style style:name="T2453" style:family="text">
      <style:text-properties officeooo:rsid="336c6ebe"/>
    </style:style>
    <style:style style:name="T2454" style:family="text">
      <style:text-properties officeooo:rsid="336e1002"/>
    </style:style>
    <style:style style:name="T2455" style:family="text">
      <style:text-properties officeooo:rsid="336fafac"/>
    </style:style>
    <style:style style:name="T2456" style:family="text">
      <style:text-properties officeooo:rsid="3370c2ba"/>
    </style:style>
    <style:style style:name="T2457" style:family="text">
      <style:text-properties officeooo:rsid="3371aeb5"/>
    </style:style>
    <style:style style:name="T2458" style:family="text">
      <style:text-properties officeooo:rsid="3372cdf8"/>
    </style:style>
    <style:style style:name="T2459" style:family="text">
      <style:text-properties officeooo:rsid="33797b31"/>
    </style:style>
    <style:style style:name="T2460" style:family="text">
      <style:text-properties officeooo:rsid="337acbfe"/>
    </style:style>
    <style:style style:name="T2461" style:family="text">
      <style:text-properties officeooo:rsid="337bde7a"/>
    </style:style>
    <style:style style:name="T2462" style:family="text">
      <style:text-properties officeooo:rsid="337c4de3"/>
    </style:style>
    <style:style style:name="T2463" style:family="text">
      <style:text-properties officeooo:rsid="337e5a5d"/>
    </style:style>
    <style:style style:name="T2464" style:family="text">
      <style:text-properties officeooo:rsid="3386bd80"/>
    </style:style>
    <style:style style:name="T2465" style:family="text">
      <style:text-properties officeooo:rsid="33883e91"/>
    </style:style>
    <style:style style:name="T2466" style:family="text">
      <style:text-properties officeooo:rsid="33893ef4"/>
    </style:style>
    <style:style style:name="T2467" style:family="text">
      <style:text-properties officeooo:rsid="338a78b8"/>
    </style:style>
    <style:style style:name="T2468" style:family="text">
      <style:text-properties officeooo:rsid="338ae010"/>
    </style:style>
    <style:style style:name="T2469" style:family="text">
      <style:text-properties officeooo:rsid="338c9f55"/>
    </style:style>
    <style:style style:name="T2470" style:family="text">
      <style:text-properties officeooo:rsid="338caf5f"/>
    </style:style>
    <style:style style:name="T2471" style:family="text">
      <style:text-properties officeooo:rsid="338eeda1"/>
    </style:style>
    <style:style style:name="T2472" style:family="text">
      <style:text-properties officeooo:rsid="3390acee"/>
    </style:style>
    <style:style style:name="T2473" style:family="text">
      <style:text-properties officeooo:rsid="33929ecf"/>
    </style:style>
    <style:style style:name="T2474" style:family="text">
      <style:text-properties officeooo:rsid="3395ef95"/>
    </style:style>
    <style:style style:name="T2475" style:family="text">
      <style:text-properties officeooo:rsid="33a04702"/>
    </style:style>
    <style:style style:name="T2476" style:family="text">
      <style:text-properties officeooo:rsid="33a8d05b"/>
    </style:style>
    <style:style style:name="T2477" style:family="text">
      <style:text-properties officeooo:rsid="33aaf01c"/>
    </style:style>
    <style:style style:name="T2478" style:family="text">
      <style:text-properties officeooo:rsid="33af9f43"/>
    </style:style>
    <style:style style:name="T2479" style:family="text">
      <style:text-properties officeooo:rsid="33b401ce"/>
    </style:style>
    <style:style style:name="T2480" style:family="text">
      <style:text-properties officeooo:rsid="33b9574e"/>
    </style:style>
    <style:style style:name="T2481" style:family="text">
      <style:text-properties officeooo:rsid="33d34b69"/>
    </style:style>
    <style:style style:name="T2482" style:family="text">
      <style:text-properties officeooo:rsid="2beaa784"/>
    </style:style>
    <style:style style:name="T2483" style:family="text">
      <style:text-properties officeooo:rsid="33e0c43a"/>
    </style:style>
    <style:style style:name="T2484" style:family="text">
      <style:text-properties officeooo:rsid="33ed3061"/>
    </style:style>
    <style:style style:name="T2485" style:family="text">
      <style:text-properties officeooo:rsid="2beb666c"/>
    </style:style>
    <style:style style:name="T2486" style:family="text">
      <style:text-properties officeooo:rsid="33efc93a"/>
    </style:style>
    <style:style style:name="T2487" style:family="text">
      <style:text-properties officeooo:rsid="33f5474b"/>
    </style:style>
    <style:style style:name="T2488" style:family="text">
      <style:text-properties officeooo:rsid="3401a08c"/>
    </style:style>
    <style:style style:name="T2489" style:family="text">
      <style:text-properties officeooo:rsid="340397bf"/>
    </style:style>
    <style:style style:name="T2490" style:family="text">
      <style:text-properties officeooo:rsid="3406626c"/>
    </style:style>
    <style:style style:name="T2491" style:family="text">
      <style:text-properties officeooo:rsid="3415bbcf"/>
    </style:style>
    <style:style style:name="T2492" style:family="text">
      <style:text-properties officeooo:rsid="341ae9f8"/>
    </style:style>
    <style:style style:name="T2493" style:family="text">
      <style:text-properties officeooo:rsid="34430dce"/>
    </style:style>
    <style:style style:name="T2494" style:family="text">
      <style:text-properties officeooo:rsid="3447bb16"/>
    </style:style>
    <style:style style:name="T2495" style:family="text">
      <style:text-properties officeooo:rsid="34498781"/>
    </style:style>
    <style:style style:name="T2496" style:family="text">
      <style:text-properties officeooo:rsid="34563617"/>
    </style:style>
    <style:style style:name="T2497" style:family="text">
      <style:text-properties officeooo:rsid="34569a6a"/>
    </style:style>
    <style:style style:name="T2498" style:family="text">
      <style:text-properties officeooo:rsid="345c21e9"/>
    </style:style>
    <style:style style:name="T2499" style:family="text">
      <style:text-properties officeooo:rsid="345f5545"/>
    </style:style>
    <style:style style:name="T2500" style:family="text">
      <style:text-properties officeooo:rsid="3465b5fe"/>
    </style:style>
    <style:style style:name="T2501" style:family="text">
      <style:text-properties officeooo:rsid="347171ea"/>
    </style:style>
    <style:style style:name="T2502" style:family="text">
      <style:text-properties officeooo:rsid="3478fb03"/>
    </style:style>
    <style:style style:name="T2503" style:family="text">
      <style:text-properties officeooo:rsid="34846bd9"/>
    </style:style>
    <style:style style:name="T2504" style:family="text">
      <style:text-properties officeooo:rsid="3486f117"/>
    </style:style>
    <style:style style:name="T2505" style:family="text">
      <style:text-properties officeooo:rsid="348aceb9"/>
    </style:style>
    <style:style style:name="T2506" style:family="text">
      <style:text-properties officeooo:rsid="348c91fb"/>
    </style:style>
    <style:style style:name="T2507" style:family="text">
      <style:text-properties officeooo:rsid="348f8cf0"/>
    </style:style>
    <style:style style:name="T2508" style:family="text">
      <style:text-properties officeooo:rsid="3491bf94"/>
    </style:style>
    <style:style style:name="T2509" style:family="text">
      <style:text-properties officeooo:rsid="34953786"/>
    </style:style>
    <style:style style:name="T2510" style:family="text">
      <style:text-properties officeooo:rsid="3497f9c3"/>
    </style:style>
    <style:style style:name="T2511" style:family="text">
      <style:text-properties officeooo:rsid="349d4005"/>
    </style:style>
    <style:style style:name="T2512" style:family="text">
      <style:text-properties officeooo:rsid="349fafad"/>
    </style:style>
    <style:style style:name="T2513" style:family="text">
      <style:text-properties officeooo:rsid="34a1ac0d"/>
    </style:style>
    <style:style style:name="T2514" style:family="text">
      <style:text-properties officeooo:rsid="34a330f4"/>
    </style:style>
    <style:style style:name="T2515" style:family="text">
      <style:text-properties officeooo:rsid="34a3a8bf"/>
    </style:style>
    <style:style style:name="T2516" style:family="text">
      <style:text-properties officeooo:rsid="34a8eefc"/>
    </style:style>
    <style:style style:name="T2517" style:family="text">
      <style:text-properties officeooo:rsid="34ad0f47"/>
    </style:style>
    <style:style style:name="T2518" style:family="text">
      <style:text-properties officeooo:rsid="34af1c9a"/>
    </style:style>
    <style:style style:name="T2519" style:family="text">
      <style:text-properties officeooo:rsid="34b0a8a7"/>
    </style:style>
    <style:style style:name="T2520" style:family="text">
      <style:text-properties officeooo:rsid="34b273aa"/>
    </style:style>
    <style:style style:name="T2521" style:family="text">
      <style:text-properties officeooo:rsid="34b2d03d"/>
    </style:style>
    <style:style style:name="T2522" style:family="text">
      <style:text-properties officeooo:rsid="34bd8131"/>
    </style:style>
    <style:style style:name="T2523" style:family="text">
      <style:text-properties officeooo:rsid="33d298d7"/>
    </style:style>
    <style:style style:name="T2524" style:family="text">
      <style:text-properties officeooo:rsid="34c58e28"/>
    </style:style>
    <style:style style:name="T2525" style:family="text">
      <style:text-properties officeooo:rsid="34c61058"/>
    </style:style>
    <style:style style:name="T2526" style:family="text">
      <style:text-properties officeooo:rsid="34c8c2b3"/>
    </style:style>
    <style:style style:name="T2527" style:family="text">
      <style:text-properties officeooo:rsid="34c96229"/>
    </style:style>
    <style:style style:name="T2528" style:family="text">
      <style:text-properties officeooo:rsid="34ca7be7"/>
    </style:style>
    <style:style style:name="T2529" style:family="text">
      <style:text-properties officeooo:rsid="34d52492"/>
    </style:style>
    <style:style style:name="T2530" style:family="text">
      <style:text-properties officeooo:rsid="34d5c399"/>
    </style:style>
    <style:style style:name="T2531" style:family="text">
      <style:text-properties officeooo:rsid="34f4f7b4"/>
    </style:style>
    <style:style style:name="T2532" style:family="text">
      <style:text-properties officeooo:rsid="34f950db"/>
    </style:style>
    <style:style style:name="T2533" style:family="text">
      <style:text-properties officeooo:rsid="34f9859c"/>
    </style:style>
    <style:style style:name="T2534" style:family="text">
      <style:text-properties officeooo:rsid="34fa64fc"/>
    </style:style>
    <style:style style:name="T2535" style:family="text">
      <style:text-properties officeooo:rsid="34fb5fd4"/>
    </style:style>
    <style:style style:name="T2536" style:family="text">
      <style:text-properties officeooo:rsid="1e60abaa"/>
    </style:style>
    <style:style style:name="T2537" style:family="text">
      <style:text-properties officeooo:rsid="34fd70e8"/>
    </style:style>
    <style:style style:name="T2538" style:family="text">
      <style:text-properties officeooo:rsid="34fdb4b9"/>
    </style:style>
    <style:style style:name="T2539" style:family="text">
      <style:text-properties officeooo:rsid="34ff8fb2"/>
    </style:style>
    <style:style style:name="T2540" style:family="text">
      <style:text-properties officeooo:rsid="35018ce2"/>
    </style:style>
    <style:style style:name="T2541" style:family="text">
      <style:text-properties officeooo:rsid="3502ed5d"/>
    </style:style>
    <style:style style:name="T2542" style:family="text">
      <style:text-properties officeooo:rsid="3505b84a"/>
    </style:style>
    <style:style style:name="T2543" style:family="text">
      <style:text-properties officeooo:rsid="350873e9"/>
    </style:style>
    <style:style style:name="T2544" style:family="text">
      <style:text-properties officeooo:rsid="350c828d"/>
    </style:style>
    <style:style style:name="T2545" style:family="text">
      <style:text-properties officeooo:rsid="350cc312"/>
    </style:style>
    <style:style style:name="T2546" style:family="text">
      <style:text-properties officeooo:rsid="35172e28"/>
    </style:style>
    <style:style style:name="T2547" style:family="text">
      <style:text-properties officeooo:rsid="351cefbf"/>
    </style:style>
    <style:style style:name="T2548" style:family="text">
      <style:text-properties officeooo:rsid="351ee1af"/>
    </style:style>
    <style:style style:name="T2549" style:family="text">
      <style:text-properties officeooo:rsid="351f54fd"/>
    </style:style>
    <style:style style:name="T2550" style:family="text">
      <style:text-properties officeooo:rsid="00a100f6"/>
    </style:style>
    <style:style style:name="T2551" style:family="text">
      <style:text-properties officeooo:rsid="00b00467"/>
    </style:style>
    <style:style style:name="T2552" style:family="text">
      <style:text-properties officeooo:rsid="3529511e"/>
    </style:style>
    <style:style style:name="T2553" style:family="text">
      <style:text-properties officeooo:rsid="023a7fbc"/>
    </style:style>
    <style:style style:name="T2554" style:family="text">
      <style:text-properties officeooo:rsid="023ac2b7"/>
    </style:style>
    <style:style style:name="T2555" style:family="text">
      <style:text-properties officeooo:rsid="023d1f5a"/>
    </style:style>
    <style:style style:name="T2556" style:family="text">
      <style:text-properties officeooo:rsid="02f9773d"/>
    </style:style>
    <style:style style:name="T2557" style:family="text">
      <style:text-properties officeooo:rsid="023e936f"/>
    </style:style>
    <style:style style:name="T2558" style:family="text">
      <style:text-properties officeooo:rsid="02f99f62"/>
    </style:style>
    <style:style style:name="T2559" style:family="text">
      <style:text-properties officeooo:rsid="00184b0e"/>
    </style:style>
    <style:style style:name="T2560" style:family="text">
      <style:text-properties officeooo:rsid="35322024"/>
    </style:style>
    <style:style style:name="T2561" style:family="text">
      <style:text-properties officeooo:rsid="027a496b"/>
    </style:style>
    <style:style style:name="T2562" style:family="text">
      <style:text-properties officeooo:rsid="0307bf1d"/>
    </style:style>
    <style:style style:name="T2563" style:family="text">
      <style:text-properties officeooo:rsid="01ae24ab"/>
    </style:style>
    <style:style style:name="T2564" style:family="text">
      <style:text-properties officeooo:rsid="1bcc61dd"/>
    </style:style>
    <style:style style:name="T2565" style:family="text">
      <style:text-properties officeooo:rsid="3534c52c"/>
    </style:style>
    <style:style style:name="T2566" style:family="text">
      <style:text-properties officeooo:rsid="353ae019"/>
    </style:style>
    <style:style style:name="T2567" style:family="text">
      <style:text-properties officeooo:rsid="0311ae2f"/>
    </style:style>
    <style:style style:name="T2568" style:family="text">
      <style:text-properties officeooo:rsid="354582ed"/>
    </style:style>
    <style:style style:name="T2569" style:family="text">
      <style:text-properties officeooo:rsid="35461285"/>
    </style:style>
    <style:style style:name="T2570" style:family="text">
      <style:text-properties officeooo:rsid="3546e7cb"/>
    </style:style>
    <style:style style:name="T2571" style:family="text">
      <style:text-properties officeooo:rsid="3548a238"/>
    </style:style>
    <style:style style:name="T2572" style:family="text">
      <style:text-properties officeooo:rsid="3548d7c8"/>
    </style:style>
    <style:style style:name="T2573" style:family="text">
      <style:text-properties officeooo:rsid="3549958a"/>
    </style:style>
    <style:style style:name="T2574" style:family="text">
      <style:text-properties officeooo:rsid="354d2d13"/>
    </style:style>
    <style:style style:name="T2575" style:family="text">
      <style:text-properties officeooo:rsid="3551f982"/>
    </style:style>
    <style:style style:name="T2576" style:family="text">
      <style:text-properties officeooo:rsid="29205610"/>
    </style:style>
    <style:style style:name="T2577" style:family="text">
      <style:text-properties officeooo:rsid="291f3f49"/>
    </style:style>
    <style:style style:name="T2578" style:family="text">
      <style:text-properties officeooo:rsid="355ea3d4"/>
    </style:style>
    <style:style style:name="T2579" style:family="text">
      <style:text-properties officeooo:rsid="355f0206"/>
    </style:style>
    <style:style style:name="T2580" style:family="text">
      <style:text-properties officeooo:rsid="3560bdf4"/>
    </style:style>
    <style:style style:name="T2581" style:family="text">
      <style:text-properties officeooo:rsid="3561f3ec"/>
    </style:style>
    <style:style style:name="T2582" style:family="text">
      <style:text-properties officeooo:rsid="356b11f2"/>
    </style:style>
    <style:style style:name="T2583" style:family="text">
      <style:text-properties officeooo:rsid="357140eb"/>
    </style:style>
    <style:style style:name="T2584" style:family="text">
      <style:text-properties officeooo:rsid="35720b1a"/>
    </style:style>
    <style:style style:name="T2585" style:family="text">
      <style:text-properties officeooo:rsid="35730ce6"/>
    </style:style>
    <style:style style:name="T2586" style:family="text">
      <style:text-properties officeooo:rsid="3573ea96"/>
    </style:style>
    <style:style style:name="T2587" style:family="text">
      <style:text-properties officeooo:rsid="357687c9"/>
    </style:style>
    <style:style style:name="T2588" style:family="text">
      <style:text-properties officeooo:rsid="357c5893"/>
    </style:style>
    <style:style style:name="T2589" style:family="text">
      <style:text-properties officeooo:rsid="357cff6a"/>
    </style:style>
    <style:style style:name="T2590" style:family="text">
      <style:text-properties officeooo:rsid="357dbdce"/>
    </style:style>
    <style:style style:name="T2591" style:family="text">
      <style:text-properties officeooo:rsid="35878cfe"/>
    </style:style>
    <style:style style:name="T2592" style:family="text">
      <style:text-properties officeooo:rsid="358cbfd2"/>
    </style:style>
    <style:style style:name="T2593" style:family="text">
      <style:text-properties officeooo:rsid="35e24b1f"/>
    </style:style>
    <style:style style:name="T2594" style:family="text">
      <style:text-properties officeooo:rsid="35e37636"/>
    </style:style>
    <style:style style:name="T2595" style:family="text">
      <style:text-properties officeooo:rsid="35e57e9c"/>
    </style:style>
    <style:style style:name="T2596" style:family="text">
      <style:text-properties fo:font-variant="normal" fo:text-transform="none" fo:color="#000000" style:font-name="Verdana" fo:font-size="7.19999980926514pt" fo:letter-spacing="normal" fo:font-style="normal" fo:font-weight="normal"/>
    </style:style>
    <style:style style:name="T2597" style:family="text">
      <style:text-properties fo:font-variant="normal" fo:text-transform="none" fo:color="#000000" style:font-name="Verdana" fo:font-size="7.19999980926514pt" fo:letter-spacing="normal" fo:font-style="normal" fo:font-weight="normal" officeooo:rsid="36ffdfcb"/>
    </style:style>
    <style:style style:name="T2598" style:family="text">
      <style:text-properties fo:font-variant="normal" fo:text-transform="none" fo:color="#000000" style:font-name="CharisSILW" fo:font-size="9pt" fo:letter-spacing="normal" fo:font-style="normal" fo:font-weight="normal"/>
    </style:style>
    <style:style style:name="T2599" style:family="text">
      <style:text-properties officeooo:rsid="35ea90b2"/>
    </style:style>
    <style:style style:name="T2600" style:family="text">
      <style:text-properties officeooo:rsid="240e4950"/>
    </style:style>
    <style:style style:name="T2601" style:family="text">
      <style:text-properties officeooo:rsid="35ffcec4"/>
    </style:style>
    <style:style style:name="T2602" style:family="text">
      <style:text-properties officeooo:rsid="3602e46a"/>
    </style:style>
    <style:style style:name="T2603" style:family="text">
      <style:text-properties officeooo:rsid="3613c426"/>
    </style:style>
    <style:style style:name="T2604" style:family="text">
      <style:text-properties officeooo:rsid="3626d8f3"/>
    </style:style>
    <style:style style:name="T2605" style:family="text">
      <style:text-properties officeooo:rsid="36270b72"/>
    </style:style>
    <style:style style:name="T2606" style:family="text">
      <style:text-properties officeooo:rsid="363fba45"/>
    </style:style>
    <style:style style:name="T2607" style:family="text">
      <style:text-properties officeooo:rsid="36012760"/>
    </style:style>
    <style:style style:name="T2608" style:family="text">
      <style:text-properties officeooo:rsid="36435b1b"/>
    </style:style>
    <style:style style:name="T2609" style:family="text">
      <style:text-properties officeooo:rsid="3648b8d5"/>
    </style:style>
    <style:style style:name="T2610" style:family="text">
      <style:text-properties officeooo:rsid="364b21c5"/>
    </style:style>
    <style:style style:name="T2611" style:family="text">
      <style:text-properties officeooo:rsid="364ef481"/>
    </style:style>
    <style:style style:name="T2612" style:family="text">
      <style:text-properties officeooo:rsid="3650c08a"/>
    </style:style>
    <style:style style:name="T2613" style:family="text">
      <style:text-properties officeooo:rsid="365116fa"/>
    </style:style>
    <style:style style:name="T2614" style:family="text">
      <style:text-properties officeooo:rsid="3654fb68"/>
    </style:style>
    <style:style style:name="T2615" style:family="text">
      <style:text-properties officeooo:rsid="29be751c"/>
    </style:style>
    <style:style style:name="T2616" style:family="text">
      <style:text-properties officeooo:rsid="3658b583"/>
    </style:style>
    <style:style style:name="T2617" style:family="text">
      <style:text-properties officeooo:rsid="3659e456"/>
    </style:style>
    <style:style style:name="T2618" style:family="text">
      <style:text-properties officeooo:rsid="365cade8"/>
    </style:style>
    <style:style style:name="T2619" style:family="text">
      <style:text-properties officeooo:rsid="365ea103"/>
    </style:style>
    <style:style style:name="T2620" style:family="text">
      <style:text-properties officeooo:rsid="36602395"/>
    </style:style>
    <style:style style:name="T2621" style:family="text">
      <style:text-properties officeooo:rsid="3679e1c5"/>
    </style:style>
    <style:style style:name="T2622" style:family="text">
      <style:text-properties officeooo:rsid="367d3e66"/>
    </style:style>
    <style:style style:name="T2623" style:family="text">
      <style:text-properties officeooo:rsid="367ede18"/>
    </style:style>
    <style:style style:name="T2624" style:family="text">
      <style:text-properties officeooo:rsid="367efb87"/>
    </style:style>
    <style:style style:name="T2625" style:family="text">
      <style:text-properties officeooo:rsid="36806d61"/>
    </style:style>
    <style:style style:name="T2626" style:family="text">
      <style:text-properties officeooo:rsid="36894c31"/>
    </style:style>
    <style:style style:name="T2627" style:family="text">
      <style:text-properties officeooo:rsid="368a0408"/>
    </style:style>
    <style:style style:name="T2628" style:family="text">
      <style:text-properties officeooo:rsid="36982b62"/>
    </style:style>
    <style:style style:name="T2629" style:family="text">
      <style:text-properties officeooo:rsid="369fbd86"/>
    </style:style>
    <style:style style:name="T2630" style:family="text">
      <style:text-properties officeooo:rsid="28b0c8e6"/>
    </style:style>
    <style:style style:name="T2631" style:family="text">
      <style:text-properties officeooo:rsid="36a86c87"/>
    </style:style>
    <style:style style:name="T2632" style:family="text">
      <style:text-properties officeooo:rsid="36c63abf"/>
    </style:style>
    <style:style style:name="T2633" style:family="text">
      <style:text-properties officeooo:rsid="36c7953a"/>
    </style:style>
    <style:style style:name="T2634" style:family="text">
      <style:text-properties officeooo:rsid="36ca31d4"/>
    </style:style>
    <style:style style:name="T2635" style:family="text">
      <style:text-properties officeooo:rsid="36d2dcdd"/>
    </style:style>
    <style:style style:name="T2636" style:family="text">
      <style:text-properties officeooo:rsid="36d36c29"/>
    </style:style>
    <style:style style:name="T2637" style:family="text">
      <style:text-properties officeooo:rsid="36d53c06"/>
    </style:style>
    <style:style style:name="T2638" style:family="text">
      <style:text-properties officeooo:rsid="36dd652d"/>
    </style:style>
    <style:style style:name="T2639" style:family="text">
      <style:text-properties officeooo:rsid="36e80b4f"/>
    </style:style>
    <style:style style:name="T2640" style:family="text">
      <style:text-properties officeooo:rsid="36e92b1f"/>
    </style:style>
    <style:style style:name="T2641" style:family="text">
      <style:text-properties officeooo:rsid="36ed2054"/>
    </style:style>
    <style:style style:name="T2642" style:family="text">
      <style:text-properties officeooo:rsid="36f08bf9"/>
    </style:style>
    <style:style style:name="T2643" style:family="text">
      <style:text-properties officeooo:rsid="36f8f99e"/>
    </style:style>
    <style:style style:name="T2644" style:family="text">
      <style:text-properties officeooo:rsid="37070849"/>
    </style:style>
    <style:style style:name="T2645" style:family="text">
      <style:text-properties officeooo:rsid="370fb7fb"/>
    </style:style>
    <style:style style:name="T2646" style:family="text">
      <style:text-properties officeooo:rsid="3711bcda"/>
    </style:style>
    <style:style style:name="T2647" style:family="text">
      <style:text-properties officeooo:rsid="37126635"/>
    </style:style>
    <style:style style:name="T2648" style:family="text">
      <style:text-properties officeooo:rsid="37168525"/>
    </style:style>
    <style:style style:name="T2649" style:family="text">
      <style:text-properties officeooo:rsid="181f7fed"/>
    </style:style>
    <style:style style:name="T2650" style:family="text">
      <style:text-properties officeooo:rsid="371ac74d"/>
    </style:style>
    <style:style style:name="T2651" style:family="text">
      <style:text-properties officeooo:rsid="371c938d"/>
    </style:style>
    <style:style style:name="T2652" style:family="text">
      <style:text-properties officeooo:rsid="3720d0fb"/>
    </style:style>
    <style:style style:name="T2653" style:family="text">
      <style:text-properties officeooo:rsid="3723ded2"/>
    </style:style>
    <style:style style:name="T2654" style:family="text">
      <style:text-properties officeooo:rsid="2efb28ef"/>
    </style:style>
    <style:style style:name="T2655" style:family="text">
      <style:text-properties officeooo:rsid="3728c3b1"/>
    </style:style>
    <style:style style:name="T2656" style:family="text">
      <style:text-properties officeooo:rsid="3728f3c2"/>
    </style:style>
    <style:style style:name="T2657" style:family="text">
      <style:text-properties officeooo:rsid="3730f8b9"/>
    </style:style>
    <style:style style:name="T2658" style:family="text">
      <style:text-properties style:text-line-through-style="solid" style:text-line-through-type="single" fo:language="cs" fo:country="CZ" officeooo:rsid="2f2860f9"/>
    </style:style>
    <style:style style:name="T2659" style:family="text">
      <style:text-properties style:text-line-through-style="solid" style:text-line-through-type="single" fo:language="cs" fo:country="CZ" officeooo:rsid="2f2b302e"/>
    </style:style>
    <style:style style:name="T2660" style:family="text">
      <style:text-properties style:text-line-through-style="solid" style:text-line-through-type="single" officeooo:rsid="244b657c"/>
    </style:style>
    <style:style style:name="T2661" style:family="text">
      <style:text-properties style:text-line-through-style="solid" style:text-line-through-type="single" officeooo:rsid="2f28aed2"/>
    </style:style>
    <style:style style:name="T2662" style:family="text">
      <style:text-properties style:text-line-through-style="solid" style:text-line-through-type="single" officeooo:rsid="2f28bd94"/>
    </style:style>
    <style:style style:name="T2663" style:family="text">
      <style:text-properties officeooo:rsid="374921a2"/>
    </style:style>
    <style:style style:name="T2664" style:family="text">
      <style:text-properties officeooo:rsid="37495649"/>
    </style:style>
    <style:style style:name="T2665" style:family="text">
      <style:text-properties officeooo:rsid="37591f8a"/>
    </style:style>
    <style:style style:name="T2666" style:family="text">
      <style:text-properties officeooo:rsid="375fb09b"/>
    </style:style>
    <style:style style:name="T2667" style:family="text">
      <style:text-properties officeooo:rsid="3764dad6"/>
    </style:style>
    <style:style style:name="T2668" style:family="text">
      <style:text-properties officeooo:rsid="376c538a"/>
    </style:style>
    <style:style style:name="T2669" style:family="text">
      <style:text-properties officeooo:rsid="3771434c"/>
    </style:style>
    <style:style style:name="T2670" style:family="text">
      <style:text-properties officeooo:rsid="377549d5"/>
    </style:style>
    <style:style style:name="T2671" style:family="text">
      <style:text-properties officeooo:rsid="377636a8"/>
    </style:style>
    <style:style style:name="T2672" style:family="text">
      <style:text-properties officeooo:rsid="37790186"/>
    </style:style>
    <style:style style:name="T2673" style:family="text">
      <style:text-properties officeooo:rsid="378947b8"/>
    </style:style>
    <style:style style:name="T2674" style:family="text">
      <style:text-properties officeooo:rsid="3792ebad"/>
    </style:style>
    <style:style style:name="T2675" style:family="text">
      <style:text-properties officeooo:rsid="3798fd4e"/>
    </style:style>
    <style:style style:name="T2676" style:family="text">
      <style:text-properties officeooo:rsid="37389b89"/>
    </style:style>
    <style:style style:name="T2677" style:family="text">
      <style:text-properties officeooo:rsid="37b016f0"/>
    </style:style>
    <style:style style:name="T2678" style:family="text">
      <style:text-properties officeooo:rsid="37b1dde5"/>
    </style:style>
    <style:style style:name="T2679" style:family="text">
      <style:text-properties officeooo:rsid="37cc7717"/>
    </style:style>
    <style:style style:name="T2680" style:family="text">
      <style:text-properties officeooo:rsid="37d39a32"/>
    </style:style>
    <style:style style:name="T2681" style:family="text">
      <style:text-properties officeooo:rsid="37dd2019"/>
    </style:style>
    <style:style style:name="T2682" style:family="text">
      <style:text-properties officeooo:rsid="37e3882d"/>
    </style:style>
    <style:style style:name="T2683" style:family="text">
      <style:text-properties officeooo:rsid="37e45d74"/>
    </style:style>
    <style:style style:name="T2684" style:family="text">
      <style:text-properties officeooo:rsid="2c42ac88"/>
    </style:style>
    <style:style style:name="T2685" style:family="text">
      <style:text-properties officeooo:rsid="37ea44d7"/>
    </style:style>
    <style:style style:name="T2686" style:family="text">
      <style:text-properties officeooo:rsid="37ef2590"/>
    </style:style>
    <style:style style:name="T2687" style:family="text">
      <style:text-properties officeooo:rsid="37fabb21"/>
    </style:style>
    <style:style style:name="T2688" style:family="text">
      <style:text-properties officeooo:rsid="37fca82e"/>
    </style:style>
    <style:style style:name="T2689" style:family="text">
      <style:text-properties officeooo:rsid="37fdcae9"/>
    </style:style>
    <style:style style:name="T2690" style:family="text">
      <style:text-properties officeooo:rsid="3800bb03"/>
    </style:style>
    <style:style style:name="T2691" style:family="text">
      <style:text-properties officeooo:rsid="380297f9"/>
    </style:style>
    <style:style style:name="T2692" style:family="text">
      <style:text-properties officeooo:rsid="380c1ece"/>
    </style:style>
    <style:style style:name="T2693" style:family="text">
      <style:text-properties officeooo:rsid="3812fb43"/>
    </style:style>
    <style:style style:name="T2694" style:family="text">
      <style:text-properties officeooo:rsid="382a32f3"/>
    </style:style>
    <style:style style:name="T2695" style:family="text">
      <style:text-properties officeooo:rsid="383132bc"/>
    </style:style>
    <style:style style:name="T2696" style:family="text">
      <style:text-properties officeooo:rsid="383a7d89"/>
    </style:style>
    <style:style style:name="T2697" style:family="text">
      <style:text-properties officeooo:rsid="383b152a"/>
    </style:style>
    <style:style style:name="T2698" style:family="text">
      <style:text-properties officeooo:rsid="3840ce37"/>
    </style:style>
    <style:style style:name="T2699" style:family="text">
      <style:text-properties officeooo:rsid="3841fc69"/>
    </style:style>
    <style:style style:name="T2700" style:family="text">
      <style:text-properties officeooo:rsid="38443683"/>
    </style:style>
    <style:style style:name="T2701" style:family="text">
      <style:text-properties officeooo:rsid="384f71c3"/>
    </style:style>
    <style:style style:name="T2702" style:family="text">
      <style:text-properties officeooo:rsid="3850aecc"/>
    </style:style>
    <style:style style:name="T2703" style:family="text">
      <style:text-properties officeooo:rsid="38518885"/>
    </style:style>
    <style:style style:name="T2704" style:family="text">
      <style:text-properties officeooo:rsid="3851991b"/>
    </style:style>
    <style:style style:name="T2705" style:family="text">
      <style:text-properties officeooo:rsid="3852d773"/>
    </style:style>
    <style:style style:name="T2706" style:family="text">
      <style:text-properties officeooo:rsid="38537434"/>
    </style:style>
    <style:style style:name="T2707" style:family="text">
      <style:text-properties officeooo:rsid="3854c85b"/>
    </style:style>
    <style:style style:name="T2708" style:family="text">
      <style:text-properties officeooo:rsid="385e4208"/>
    </style:style>
    <style:style style:name="T2709" style:family="text">
      <style:text-properties officeooo:rsid="385f997f"/>
    </style:style>
    <style:style style:name="T2710" style:family="text">
      <style:text-properties officeooo:rsid="385faf20"/>
    </style:style>
    <style:style style:name="T2711" style:family="text">
      <style:text-properties officeooo:rsid="38639890"/>
    </style:style>
    <style:style style:name="T2712" style:family="text">
      <style:text-properties officeooo:rsid="386a0584"/>
    </style:style>
    <style:style style:name="T2713" style:family="text">
      <style:text-properties officeooo:rsid="386cc8ca"/>
    </style:style>
    <style:style style:name="T2714" style:family="text">
      <style:text-properties officeooo:rsid="386e44e0"/>
    </style:style>
    <style:style style:name="T2715" style:family="text">
      <style:text-properties officeooo:rsid="387015c8"/>
    </style:style>
    <style:style style:name="T2716" style:family="text">
      <style:text-properties officeooo:rsid="387542d5"/>
    </style:style>
    <style:style style:name="T2717" style:family="text">
      <style:text-properties officeooo:rsid="3875e94a"/>
    </style:style>
    <style:style style:name="T2718" style:family="text">
      <style:text-properties officeooo:rsid="3876e9e9"/>
    </style:style>
    <style:style style:name="T2719" style:family="text">
      <style:text-properties officeooo:rsid="387703ef"/>
    </style:style>
    <style:style style:name="T2720" style:family="text">
      <style:text-properties officeooo:rsid="387a29f3"/>
    </style:style>
    <style:style style:name="T2721" style:family="text">
      <style:text-properties officeooo:rsid="387a490b"/>
    </style:style>
    <style:style style:name="T2722" style:family="text">
      <style:text-properties officeooo:rsid="387b318a"/>
    </style:style>
    <style:style style:name="T2723" style:family="text">
      <style:text-properties officeooo:rsid="387c0810"/>
    </style:style>
    <style:style style:name="T2724" style:family="text">
      <style:text-properties officeooo:rsid="3881a79f"/>
    </style:style>
    <style:style style:name="T2725" style:family="text">
      <style:text-properties officeooo:rsid="3883f93d"/>
    </style:style>
    <style:style style:name="T2726" style:family="text">
      <style:text-properties officeooo:rsid="38850e9b"/>
    </style:style>
    <style:style style:name="T2727" style:family="text">
      <style:text-properties officeooo:rsid="38874556"/>
    </style:style>
    <style:style style:name="T2728" style:family="text">
      <style:text-properties officeooo:rsid="388af45a"/>
    </style:style>
    <style:style style:name="T2729" style:family="text">
      <style:text-properties officeooo:rsid="388d8636"/>
    </style:style>
    <style:style style:name="T2730" style:family="text">
      <style:text-properties officeooo:rsid="38923307"/>
    </style:style>
    <style:style style:name="T2731" style:family="text">
      <style:text-properties officeooo:rsid="3893038f"/>
    </style:style>
    <style:style style:name="T2732" style:family="text">
      <style:text-properties officeooo:rsid="3894b91c"/>
    </style:style>
    <style:style style:name="T2733" style:family="text">
      <style:text-properties officeooo:rsid="38977ad3"/>
    </style:style>
    <style:style style:name="T2734" style:family="text">
      <style:text-properties officeooo:rsid="3898b23b"/>
    </style:style>
    <style:style style:name="T2735" style:family="text">
      <style:text-properties officeooo:rsid="3899bbbf"/>
    </style:style>
    <style:style style:name="T2736" style:family="text">
      <style:text-properties officeooo:rsid="389a4dc3"/>
    </style:style>
    <style:style style:name="T2737" style:family="text">
      <style:text-properties officeooo:rsid="389bdaf3"/>
    </style:style>
    <style:style style:name="T2738" style:family="text">
      <style:text-properties officeooo:rsid="389d4ea5"/>
    </style:style>
    <style:style style:name="T2739" style:family="text">
      <style:text-properties officeooo:rsid="389ec34b"/>
    </style:style>
    <style:style style:name="T2740" style:family="text">
      <style:text-properties officeooo:rsid="3069b99e"/>
    </style:style>
    <style:style style:name="T2741" style:family="text">
      <style:text-properties officeooo:rsid="38a278f0"/>
    </style:style>
    <style:style style:name="T2742" style:family="text">
      <style:text-properties officeooo:rsid="38a3e2cc"/>
    </style:style>
    <style:style style:name="T2743" style:family="text">
      <style:text-properties officeooo:rsid="38a52847"/>
    </style:style>
    <style:style style:name="T2744" style:family="text">
      <style:text-properties officeooo:rsid="38a52ed9"/>
    </style:style>
    <style:style style:name="T2745" style:family="text">
      <style:text-properties officeooo:rsid="38a6c1e4"/>
    </style:style>
    <style:style style:name="T2746" style:family="text">
      <style:text-properties officeooo:rsid="38a94037"/>
    </style:style>
    <style:style style:name="T2747" style:family="text">
      <style:text-properties officeooo:rsid="38ac575a"/>
    </style:style>
    <style:style style:name="T2748" style:family="text">
      <style:text-properties officeooo:rsid="38b1a804"/>
    </style:style>
    <style:style style:name="T2749" style:family="text">
      <style:text-properties officeooo:rsid="38b99e6a"/>
    </style:style>
    <style:style style:name="T2750" style:family="text">
      <style:text-properties officeooo:rsid="38bb3d15"/>
    </style:style>
    <style:style style:name="T2751" style:family="text">
      <style:text-properties officeooo:rsid="38bc343c"/>
    </style:style>
    <style:style style:name="T2752" style:family="text">
      <style:text-properties officeooo:rsid="38be1e18"/>
    </style:style>
    <style:style style:name="T2753" style:family="text">
      <style:text-properties officeooo:rsid="38c69352"/>
    </style:style>
    <style:style style:name="T2754" style:family="text">
      <style:text-properties officeooo:rsid="38c79b06"/>
    </style:style>
    <style:style style:name="T2755" style:family="text">
      <style:text-properties officeooo:rsid="38c8f08c"/>
    </style:style>
    <style:style style:name="T2756" style:family="text">
      <style:text-properties officeooo:rsid="38cc6f51"/>
    </style:style>
    <style:style style:name="T2757" style:family="text">
      <style:text-properties officeooo:rsid="38cc70d3"/>
    </style:style>
    <style:style style:name="T2758" style:family="text">
      <style:text-properties fo:background-color="#fff200" loext:char-shading-value="0"/>
    </style:style>
    <style:style style:name="T2759" style:family="text">
      <style:text-properties officeooo:rsid="21e88bb8" fo:background-color="#fff200" loext:char-shading-value="0"/>
    </style:style>
    <style:style style:name="T2760" style:family="text">
      <style:text-properties officeooo:rsid="365ba67e" fo:background-color="#fff200" loext:char-shading-value="0"/>
    </style:style>
    <style:style style:name="T2761" style:family="text">
      <style:text-properties officeooo:rsid="38cc78f6"/>
    </style:style>
    <style:style style:name="T2762" style:family="text">
      <style:text-properties officeooo:rsid="38d1bafa"/>
    </style:style>
    <style:style style:name="T2763" style:family="text">
      <style:text-properties officeooo:rsid="38d38e0b"/>
    </style:style>
    <style:style style:name="T2764" style:family="text">
      <style:text-properties officeooo:rsid="38d94cd5"/>
    </style:style>
    <style:style style:name="T2765" style:family="text">
      <style:text-properties officeooo:rsid="38d9ca91"/>
    </style:style>
    <style:style style:name="T2766" style:family="text">
      <style:text-properties officeooo:rsid="38da20cb"/>
    </style:style>
    <style:style style:name="T2767" style:family="text">
      <style:text-properties officeooo:rsid="38deb88f"/>
    </style:style>
    <style:style style:name="T2768" style:family="text">
      <style:text-properties officeooo:rsid="2d92ea18"/>
    </style:style>
    <style:style style:name="T2769" style:family="text">
      <style:text-properties officeooo:rsid="38ebc41c"/>
    </style:style>
    <style:style style:name="T2770" style:family="text">
      <style:text-properties officeooo:rsid="38ed1cec"/>
    </style:style>
    <style:style style:name="T2771" style:family="text">
      <style:text-properties officeooo:rsid="38f13bc0"/>
    </style:style>
    <style:style style:name="T2772" style:family="text">
      <style:text-properties officeooo:rsid="38f2152c"/>
    </style:style>
    <style:style style:name="T2773" style:family="text">
      <style:text-properties officeooo:rsid="38f2ca3f"/>
    </style:style>
    <style:style style:name="T2774" style:family="text">
      <style:text-properties officeooo:rsid="38f7c7de"/>
    </style:style>
    <style:style style:name="T2775" style:family="text">
      <style:text-properties officeooo:rsid="38f87b11"/>
    </style:style>
    <style:style style:name="T2776" style:family="text">
      <style:text-properties officeooo:rsid="38fc64a7"/>
    </style:style>
    <style:style style:name="T2777" style:family="text">
      <style:text-properties officeooo:rsid="38fdcff0"/>
    </style:style>
    <style:style style:name="T2778" style:family="text">
      <style:text-properties officeooo:rsid="38ff3348"/>
    </style:style>
    <style:style style:name="T2779" style:family="text">
      <style:text-properties officeooo:rsid="39019ddb"/>
    </style:style>
    <style:style style:name="T2780" style:family="text">
      <style:text-properties officeooo:rsid="39042a6a"/>
    </style:style>
    <style:style style:name="T2781" style:family="text">
      <style:text-properties officeooo:rsid="39055161"/>
    </style:style>
    <style:style style:name="T2782" style:family="text">
      <style:text-properties officeooo:rsid="390628eb"/>
    </style:style>
    <style:style style:name="T2783" style:family="text">
      <style:text-properties officeooo:rsid="390b777a"/>
    </style:style>
    <style:style style:name="T2784" style:family="text">
      <style:text-properties officeooo:rsid="390b9d39"/>
    </style:style>
    <style:style style:name="T2785" style:family="text">
      <style:text-properties officeooo:rsid="391178b6"/>
    </style:style>
    <style:style style:name="T2786" style:family="text">
      <style:text-properties officeooo:rsid="391409e3"/>
    </style:style>
    <style:style style:name="T2787" style:family="text">
      <style:text-properties officeooo:rsid="3918cee9"/>
    </style:style>
    <style:style style:name="T2788" style:family="text">
      <style:text-properties officeooo:rsid="391dea39"/>
    </style:style>
    <style:style style:name="T2789" style:family="text">
      <style:text-properties officeooo:rsid="391f8b7c"/>
    </style:style>
    <style:style style:name="T2790" style:family="text">
      <style:text-properties officeooo:rsid="39214589"/>
    </style:style>
    <style:style style:name="T2791" style:family="text">
      <style:text-properties officeooo:rsid="3923c0b8"/>
    </style:style>
    <style:style style:name="T2792" style:family="text">
      <style:text-properties officeooo:rsid="392a37b4"/>
    </style:style>
    <style:style style:name="T2793" style:family="text">
      <style:text-properties officeooo:rsid="392a7bb8"/>
    </style:style>
    <style:style style:name="T2794" style:family="text">
      <style:text-properties officeooo:rsid="392b6098"/>
    </style:style>
    <style:style style:name="T2795" style:family="text">
      <style:text-properties officeooo:rsid="3931a709"/>
    </style:style>
    <style:style style:name="T2796" style:family="text">
      <style:text-properties officeooo:rsid="3933889e"/>
    </style:style>
    <style:style style:name="T2797" style:family="text">
      <style:text-properties officeooo:rsid="3936192c"/>
    </style:style>
    <style:style style:name="T2798" style:family="text">
      <style:text-properties officeooo:rsid="39364276"/>
    </style:style>
    <style:style style:name="T2799" style:family="text">
      <style:text-properties officeooo:rsid="39385ec3"/>
    </style:style>
    <style:style style:name="T2800" style:family="text">
      <style:text-properties officeooo:rsid="393949d0"/>
    </style:style>
    <style:style style:name="T2801" style:family="text">
      <style:text-properties officeooo:rsid="3939f9ba"/>
    </style:style>
    <style:style style:name="T2802" style:family="text">
      <style:text-properties officeooo:rsid="3941bbf3"/>
    </style:style>
    <style:style style:name="T2803" style:family="text">
      <style:text-properties officeooo:rsid="3951b96f"/>
    </style:style>
    <style:style style:name="T2804" style:family="text">
      <style:text-properties officeooo:rsid="39529750"/>
    </style:style>
    <style:style style:name="T2805" style:family="text">
      <style:text-properties officeooo:rsid="395494df"/>
    </style:style>
    <style:style style:name="T2806" style:family="text">
      <style:text-properties officeooo:rsid="395601f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1"/>
      <text:p text:style-name="P4"/>
      <text:p text:style-name="Text_20_body"/>
      <text:p text:style-name="Text_20_body"/>
      <text:p text:style-name="P693">Dračák</text:p>
      <text:p text:style-name="P688"/>
      <text:p text:style-name="P688"/>
      <text:p text:style-name="P694">podle staré školy</text:p>
      <text:p text:style-name="P689"/>
      <text:p text:style-name="P690"/>
      <text:p text:style-name="P689"/>
      <text:p text:style-name="P689"/>
      <text:p text:style-name="P689"/>
      <text:p text:style-name="P689"/>
      <text:p text:style-name="P689"/>
      <text:p text:style-name="P691">Společenská hra na prožívání příběhů</text:p>
      <text:p text:style-name="P691"/>
      <text:p text:style-name="P692"/>
      <text:p text:style-name="P1">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68"><text:a xlink:type="simple" xlink:href="#__RefHeading___Toc12772_4230435934" text:style-name="Internet_20_link" text:visited-style-name="Internet_20_link">TODO:</text:a><text:tab/>7</text:p>
          <text:p text:style-name="P968"><text:a xlink:type="simple" xlink:href="#__RefHeading___Toc19862_998592596" text:style-name="Internet_20_link" text:visited-style-name="Internet_20_link">Dungeoncrawl TODO</text:a><text:tab/>15</text:p>
          <text:p text:style-name="P968"><text:a xlink:type="simple" xlink:href="#__RefHeading___Toc12774_4230435934" text:style-name="Internet_20_link" text:visited-style-name="Internet_20_link">+Úvod</text:a><text:tab/>16</text:p>
          <text:p text:style-name="P969"><text:a xlink:type="simple" xlink:href="#__RefHeading___Toc12776_4230435934" text:style-name="Internet_20_link" text:visited-style-name="Internet_20_link">+Pán jeskyně a hráči postav</text:a><text:tab/>17</text:p>
          <text:p text:style-name="P969"><text:a xlink:type="simple" xlink:href="#__RefHeading___Toc12778_4230435934" text:style-name="Internet_20_link" text:visited-style-name="Internet_20_link">+Příběhy Dračáku</text:a><text:tab/>17</text:p>
          <text:p text:style-name="P969"><text:a xlink:type="simple" xlink:href="#__RefHeading___Toc12780_4230435934" text:style-name="Internet_20_link" text:visited-style-name="Internet_20_link">+Cíl hry</text:a><text:tab/>17</text:p>
          <text:p text:style-name="P969"><text:a xlink:type="simple" xlink:href="#__RefHeading___Toc12782_4230435934" text:style-name="Internet_20_link" text:visited-style-name="Internet_20_link">+Cíle vašich postav</text:a><text:tab/>18</text:p>
          <text:p text:style-name="P969"><text:a xlink:type="simple" xlink:href="#__RefHeading___Toc12784_4230435934" text:style-name="Internet_20_link" text:visited-style-name="Internet_20_link">+Pomůcky a rekvizity</text:a><text:tab/>18</text:p>
          <text:p text:style-name="P968"><text:a xlink:type="simple" xlink:href="#__RefHeading___Toc12786_4230435934" text:style-name="Internet_20_link" text:visited-style-name="Internet_20_link">+Než začnete hrát</text:a><text:tab/>19</text:p>
          <text:p text:style-name="P969"><text:a xlink:type="simple" xlink:href="#__RefHeading___Toc20140_1502512718" text:style-name="Internet_20_link" text:visited-style-name="Internet_20_link">+Čtení pravidel</text:a><text:tab/>19</text:p>
          <text:p text:style-name="P969"><text:a xlink:type="simple" xlink:href="#__RefHeading___Toc20142_1502512718" text:style-name="Internet_20_link" text:visited-style-name="Internet_20_link">+Váš herní svět</text:a><text:tab/>20</text:p>
          <text:p text:style-name="P969"><text:a xlink:type="simple" xlink:href="#__RefHeading___Toc20144_1502512718" text:style-name="Internet_20_link" text:visited-style-name="Internet_20_link">+Stačí začít s málem</text:a><text:tab/>21</text:p>
          <text:p text:style-name="P969"><text:a xlink:type="simple" xlink:href="#__RefHeading___Toc20146_1502512718" text:style-name="Internet_20_link" text:visited-style-name="Internet_20_link">+Sdílený svět Dračáku</text:a><text:tab/>21</text:p>
          <text:p text:style-name="P969"><text:a xlink:type="simple" xlink:href="#__RefHeading___Toc20148_1502512718" text:style-name="Internet_20_link" text:visited-style-name="Internet_20_link">+Vaše postavy</text:a><text:tab/>22</text:p>
          <text:p text:style-name="P969"><text:a xlink:type="simple" xlink:href="#__RefHeading___Toc20150_1502512718" text:style-name="Internet_20_link" text:visited-style-name="Internet_20_link">+Domluva o příběhové imunitě</text:a><text:tab/>23</text:p>
          <text:p text:style-name="P968"><text:a xlink:type="simple" xlink:href="#__RefHeading___Toc21875_1991418811" text:style-name="Internet_20_link" text:visited-style-name="Internet_20_link">.Tvoje postava</text:a><text:tab/>25</text:p>
          <text:p text:style-name="P969"><text:a xlink:type="simple" xlink:href="#__RefHeading___Toc12788_4230435934" text:style-name="Internet_20_link" text:visited-style-name="Internet_20_link">.Vlastnosti</text:a><text:tab/>25</text:p>
          <text:p text:style-name="P969"><text:a xlink:type="simple" xlink:href="#__RefHeading___Toc21879_1991418811" text:style-name="Internet_20_link" text:visited-style-name="Internet_20_link">.Rasa tvé postavy</text:a><text:tab/>26</text:p>
          <text:p text:style-name="P969"><text:a xlink:type="simple" xlink:href="#__RefHeading___Toc21881_1991418811" text:style-name="Internet_20_link" text:visited-style-name="Internet_20_link">Povolání tvé postavy</text:a><text:tab/>32</text:p>
          <text:p text:style-name="P969"><text:a xlink:type="simple" xlink:href="#__RefHeading___Toc14782_2806536736" text:style-name="Internet_20_link" text:visited-style-name="Internet_20_link">+Minulost</text:a><text:tab/>37</text:p>
          <text:p text:style-name="P969"><text:a xlink:type="simple" xlink:href="#__RefHeading___Toc12798_4230435934" text:style-name="Internet_20_link" text:visited-style-name="Internet_20_link">Rysy</text:a><text:tab/>40</text:p>
          <text:p text:style-name="P969"><text:a xlink:type="simple" xlink:href="#__RefHeading___Toc20152_1502512718" text:style-name="Internet_20_link" text:visited-style-name="Internet_20_link">+Jméno nebo přezdívka</text:a><text:tab/>43</text:p>
          <text:p text:style-name="P969"><text:a xlink:type="simple" xlink:href="#__RefHeading___Toc36196_611713307" text:style-name="Internet_20_link" text:visited-style-name="Internet_20_link">+Určení vlastností</text:a><text:tab/>44</text:p>
          <text:p text:style-name="P969"><text:a xlink:type="simple" xlink:href="#__RefHeading___Toc36198_611713307" text:style-name="Internet_20_link" text:visited-style-name="Internet_20_link">Určení počtu životů</text:a><text:tab/>44</text:p>
          <text:p text:style-name="P969"><text:a xlink:type="simple" xlink:href="#__RefHeading___Toc12790_4230435934" text:style-name="Internet_20_link" text:visited-style-name="Internet_20_link">+Úroveň</text:a><text:tab/>45</text:p>
          <text:p text:style-name="P969"><text:a xlink:type="simple" xlink:href="#__RefHeading___Toc20154_1502512718" text:style-name="Internet_20_link" text:visited-style-name="Internet_20_link">+Určení schopností</text:a><text:tab/>45</text:p>
          <text:p text:style-name="P969"><text:a xlink:type="simple" xlink:href="#__RefHeading___Toc19864_998592596" text:style-name="Internet_20_link" text:visited-style-name="Internet_20_link">Výbava</text:a><text:tab/>48</text:p>
          <text:p text:style-name="P968"><text:a xlink:type="simple" xlink:href="#__RefHeading___Toc14784_2806536736" text:style-name="Internet_20_link" text:visited-style-name="Internet_20_link">+Vrozené schopnosti</text:a><text:tab/>50</text:p>
          <text:p text:style-name="P968"><text:a xlink:type="simple" xlink:href="#__RefHeading___Toc20156_1502512718" text:style-name="Internet_20_link" text:visited-style-name="Internet_20_link">+Dovednosti</text:a><text:tab/>51</text:p>
          <text:p text:style-name="P968"><text:a xlink:type="simple" xlink:href="#__RefHeading___Toc36200_611713307" text:style-name="Internet_20_link" text:visited-style-name="Internet_20_link">Schopnosti povolání</text:a><text:tab/>57</text:p>
          <text:p text:style-name="P969"><text:a xlink:type="simple" xlink:href="#__RefHeading___Toc6999_1015327784" text:style-name="Internet_20_link" text:visited-style-name="Internet_20_link">Válečník</text:a><text:tab/>57</text:p>
          <text:p text:style-name="P969"><text:a xlink:type="simple" xlink:href="#__RefHeading___Toc7001_1015327784" text:style-name="Internet_20_link" text:visited-style-name="Internet_20_link">Hraničář</text:a><text:tab/>60</text:p>
          <text:p text:style-name="P969"><text:a xlink:type="simple" xlink:href="#__RefHeading___Toc7003_1015327784" text:style-name="Internet_20_link" text:visited-style-name="Internet_20_link">Alchymista</text:a><text:tab/>65</text:p>
          <text:p text:style-name="P969"><text:a xlink:type="simple" xlink:href="#__RefHeading___Toc7005_1015327784" text:style-name="Internet_20_link" text:visited-style-name="Internet_20_link">Kouzelník</text:a><text:tab/>75</text:p>
          <text:p text:style-name="P969"><text:a xlink:type="simple" xlink:href="#__RefHeading___Toc7007_1015327784" text:style-name="Internet_20_link" text:visited-style-name="Internet_20_link">Zloděj</text:a><text:tab/>91</text:p>
          <text:p text:style-name="P969"><text:a xlink:type="simple" xlink:href="#__RefHeading___Toc7009_1015327784" text:style-name="Internet_20_link" text:visited-style-name="Internet_20_link">Druid</text:a><text:tab/>94</text:p>
          <text:p text:style-name="P969"><text:soft-page-break/><text:a xlink:type="simple" xlink:href="#__RefHeading___Toc12800_4230435934" text:style-name="Internet_20_link" text:visited-style-name="Internet_20_link">Šaman</text:a><text:tab/>100</text:p>
          <text:p text:style-name="P968"><text:a xlink:type="simple" xlink:href="#__RefHeading___Toc12802_4230435934" text:style-name="Internet_20_link" text:visited-style-name="Internet_20_link">.Hraní Dračáku</text:a><text:tab/>101</text:p>
          <text:p text:style-name="P969"><text:a xlink:type="simple" xlink:href="#__RefHeading___Toc12804_4230435934" text:style-name="Internet_20_link" text:visited-style-name="Internet_20_link">+Hraje se ve vašich hlavách</text:a><text:tab/>102</text:p>
          <text:p text:style-name="P969"><text:a xlink:type="simple" xlink:href="#__RefHeading___Toc12806_4230435934" text:style-name="Internet_20_link" text:visited-style-name="Internet_20_link">+Vytváření společné představy</text:a><text:tab/>103</text:p>
          <text:p text:style-name="P969"><text:a xlink:type="simple" xlink:href="#__RefHeading___Toc12810_4230435934" text:style-name="Internet_20_link" text:visited-style-name="Internet_20_link">+Společná tvorba světa</text:a><text:tab/>104</text:p>
          <text:p text:style-name="P969"><text:a xlink:type="simple" xlink:href="#__RefHeading___Toc19866_998592596" text:style-name="Internet_20_link" text:visited-style-name="Internet_20_link">+Kdo má kdy konečné slovo</text:a><text:tab/>108</text:p>
          <text:p text:style-name="P969"><text:a xlink:type="simple" xlink:href="#__RefHeading___Toc12814_4230435934" text:style-name="Internet_20_link" text:visited-style-name="Internet_20_link">+Snaž se nápady svých spoluhráčů využívat</text:a><text:tab/>108</text:p>
          <text:p text:style-name="P969"><text:a xlink:type="simple" xlink:href="#__RefHeading___Toc12824_4230435934" text:style-name="Internet_20_link" text:visited-style-name="Internet_20_link">+Chyby a nedorozumění</text:a><text:tab/>109</text:p>
          <text:p text:style-name="P969"><text:a xlink:type="simple" xlink:href="#__RefHeading___Toc20184_1502512718" text:style-name="Internet_20_link" text:visited-style-name="Internet_20_link">+Když se ti cokoliv nezdá, řekni to nahlas</text:a><text:tab/>110</text:p>
          <text:p text:style-name="P969"><text:a xlink:type="simple" xlink:href="#__RefHeading___Toc12826_4230435934" text:style-name="Internet_20_link" text:visited-style-name="Internet_20_link">+Rozhodování a řešení sporů</text:a><text:tab/>110</text:p>
          <text:p text:style-name="P969"><text:a xlink:type="simple" xlink:href="#__RefHeading___Toc12830_4230435934" text:style-name="Internet_20_link" text:visited-style-name="Internet_20_link">+Co dělat, když tě hra nebaví</text:a><text:tab/>111</text:p>
          <text:p text:style-name="P969"><text:a xlink:type="simple" xlink:href="#__RefHeading___Toc18399_2593964349" text:style-name="Internet_20_link" text:visited-style-name="Internet_20_link">+Citlivá témata</text:a><text:tab/>112</text:p>
          <text:p text:style-name="P969"><text:a xlink:type="simple" xlink:href="#__RefHeading___Toc12834_4230435934" text:style-name="Internet_20_link" text:visited-style-name="Internet_20_link">+Náhodný hod</text:a><text:tab/>114</text:p>
          <text:p text:style-name="P969"><text:a xlink:type="simple" xlink:href="#__RefHeading___Toc12836_4230435934" text:style-name="Internet_20_link" text:visited-style-name="Internet_20_link">+Putování</text:a><text:tab/>114</text:p>
          <text:p text:style-name="P969"><text:a xlink:type="simple" xlink:href="#__RefHeading___Toc12844_4230435934" text:style-name="Internet_20_link" text:visited-style-name="Internet_20_link">+Překonávání překážek</text:a><text:tab/>116</text:p>
          <text:p text:style-name="P969"><text:a xlink:type="simple" xlink:href="#__RefHeading___Toc19868_998592596" text:style-name="Internet_20_link" text:visited-style-name="Internet_20_link">Průzkum</text:a><text:tab/>118</text:p>
          <text:p text:style-name="P969"><text:a xlink:type="simple" xlink:href="#__RefHeading___Toc12850_4230435934" text:style-name="Internet_20_link" text:visited-style-name="Internet_20_link">Infiltrace</text:a><text:tab/>125</text:p>
          <text:p text:style-name="P969"><text:a xlink:type="simple" xlink:href="#__RefHeading___Toc12852_4230435934" text:style-name="Internet_20_link" text:visited-style-name="Internet_20_link">Zjišťování informací</text:a><text:tab/>126</text:p>
          <text:p text:style-name="P969"><text:a xlink:type="simple" xlink:href="#__RefHeading___Toc12854_4230435934" text:style-name="Internet_20_link" text:visited-style-name="Internet_20_link">Rozhovory</text:a><text:tab/>128</text:p>
          <text:p text:style-name="P969"><text:a xlink:type="simple" xlink:href="#__RefHeading___Toc1652_4210766435" text:style-name="Internet_20_link" text:visited-style-name="Internet_20_link">Boj</text:a><text:tab/>129</text:p>
          <text:p text:style-name="P969"><text:a xlink:type="simple" xlink:href="#__RefHeading___Toc12874_4230435934" text:style-name="Internet_20_link" text:visited-style-name="Internet_20_link">Jiná nebezpečí</text:a><text:tab/>164</text:p>
          <text:p text:style-name="P969"><text:a xlink:type="simple" xlink:href="#__RefHeading___Toc12880_4230435934" text:style-name="Internet_20_link" text:visited-style-name="Internet_20_link">Léčení zranění</text:a><text:tab/>168</text:p>
          <text:p text:style-name="P969"><text:a xlink:type="simple" xlink:href="#__RefHeading___Toc20186_1502512718" text:style-name="Internet_20_link" text:visited-style-name="Internet_20_link">Umírání hráčských postav</text:a><text:tab/>171</text:p>
          <text:p text:style-name="P969"><text:a xlink:type="simple" xlink:href="#__RefHeading___Toc20188_1502512718" text:style-name="Internet_20_link" text:visited-style-name="Internet_20_link">Umírání protivníků</text:a><text:tab/>172</text:p>
          <text:p text:style-name="P969"><text:a xlink:type="simple" xlink:href="#__RefHeading___Toc19872_998592596" text:style-name="Internet_20_link" text:visited-style-name="Internet_20_link">Soupeření (plížení, pronásledování)</text:a><text:tab/>173</text:p>
          <text:p text:style-name="P968"><text:a xlink:type="simple" xlink:href="#__RefHeading___Toc19874_998592596" text:style-name="Internet_20_link" text:visited-style-name="Internet_20_link">Zlepšování postavy</text:a><text:tab/>175</text:p>
          <text:p text:style-name="P969"><text:a xlink:type="simple" xlink:href="#__RefHeading___Toc19876_998592596" text:style-name="Internet_20_link" text:visited-style-name="Internet_20_link">Postup po úrovních</text:a><text:tab/>175</text:p>
          <text:p text:style-name="P969"><text:a xlink:type="simple" xlink:href="#__RefHeading___Toc14788_2806536736" text:style-name="Internet_20_link" text:visited-style-name="Internet_20_link">Získávání nových dovedností</text:a><text:tab/>177</text:p>
          <text:p text:style-name="P968"><text:a xlink:type="simple" xlink:href="#__RefHeading___Toc12882_4230435934" text:style-name="Internet_20_link" text:visited-style-name="Internet_20_link">Výbava</text:a><text:tab/>179</text:p>
          <text:p text:style-name="P968"><text:a xlink:type="simple" xlink:href="#__RefHeading___Toc12884_4230435934" text:style-name="Internet_20_link" text:visited-style-name="Internet_20_link">Magické předměty</text:a><text:tab/>181</text:p>
          <text:p text:style-name="P969"><text:a xlink:type="simple" xlink:href="#__RefHeading___Toc19878_998592596" text:style-name="Internet_20_link" text:visited-style-name="Internet_20_link">Použití kouzelných předmětů</text:a><text:tab/>181</text:p>
          <text:p text:style-name="P968"><text:a xlink:type="simple" xlink:href="#__RefHeading___Toc12886_4230435934" text:style-name="Internet_20_link" text:visited-style-name="Internet_20_link">+Hraní za postavu</text:a><text:tab/>187</text:p>
          <text:p text:style-name="P969"><text:a xlink:type="simple" xlink:href="#__RefHeading___Toc12888_4230435934" text:style-name="Internet_20_link" text:visited-style-name="Internet_20_link">Nejsi tvoje postava</text:a><text:tab/>187</text:p>
          <text:p text:style-name="P969"><text:a xlink:type="simple" xlink:href="#__RefHeading___Toc20190_1502512718" text:style-name="Internet_20_link" text:visited-style-name="Internet_20_link">Nenechávej si své informace pro sebe!</text:a><text:tab/>189</text:p>
          <text:p text:style-name="P969"><text:a xlink:type="simple" xlink:href="#__RefHeading___Toc20192_1502512718" text:style-name="Internet_20_link" text:visited-style-name="Internet_20_link">Rozhodování v roli a mimo ni</text:a><text:tab/>190</text:p>
          <text:p text:style-name="P969"><text:a xlink:type="simple" xlink:href="#__RefHeading___Toc12890_4230435934" text:style-name="Internet_20_link" text:visited-style-name="Internet_20_link">Říkej rovnou, čeho se snažíš dosáhnout</text:a><text:tab/>191</text:p>
          <text:p text:style-name="P969"><text:a xlink:type="simple" xlink:href="#__RefHeading___Toc15351_3133622682" text:style-name="Internet_20_link" text:visited-style-name="Internet_20_link">Nevyřazuj se z děje</text:a><text:tab/>192</text:p>
          <text:p text:style-name="P969"><text:a xlink:type="simple" xlink:href="#__RefHeading___Toc15353_3133622682" text:style-name="Internet_20_link" text:visited-style-name="Internet_20_link">Nevyřazuj ostatní z děje</text:a><text:tab/>193</text:p>
          <text:p text:style-name="P969"><text:a xlink:type="simple" xlink:href="#__RefHeading___Toc12894_4230435934" text:style-name="Internet_20_link" text:visited-style-name="Internet_20_link">Stav svou postavu do nepříjemných situací</text:a><text:tab/>193</text:p>
          <text:p text:style-name="P969"><text:a xlink:type="simple" xlink:href="#__RefHeading___Toc15355_3133622682" text:style-name="Internet_20_link" text:visited-style-name="Internet_20_link">Zapojuj do svých problémů ostatní</text:a><text:tab/>194</text:p>
          <text:p text:style-name="P969"><text:soft-page-break/><text:a xlink:type="simple" xlink:href="#__RefHeading___Toc19880_998592596" text:style-name="Internet_20_link" text:visited-style-name="Internet_20_link">Počítej s důsledky svých činů</text:a><text:tab/>194</text:p>
          <text:p text:style-name="P969"><text:a xlink:type="simple" xlink:href="#__RefHeading___Toc19882_998592596" text:style-name="Internet_20_link" text:visited-style-name="Internet_20_link">Chovej se tak, abys chtěl se svou vlastní postavou spolupracovat</text:a><text:tab/>195</text:p>
          <text:p text:style-name="P969"><text:a xlink:type="simple" xlink:href="#__RefHeading___Toc20194_1502512718" text:style-name="Internet_20_link" text:visited-style-name="Internet_20_link">Uvažuj nahlas</text:a><text:tab/>195</text:p>
          <text:p text:style-name="P969"><text:a xlink:type="simple" xlink:href="#__RefHeading___Toc15357_3133622682" text:style-name="Internet_20_link" text:visited-style-name="Internet_20_link">Buď aktivní</text:a><text:tab/>196</text:p>
          <text:p text:style-name="P969"><text:a xlink:type="simple" xlink:href="#__RefHeading___Toc15359_3133622682" text:style-name="Internet_20_link" text:visited-style-name="Internet_20_link">Když s něčím nesouhlasíš, navrhni alternativu</text:a><text:tab/>196</text:p>
          <text:p text:style-name="P969"><text:a xlink:type="simple" xlink:href="#__RefHeading___Toc18403_2593964349" text:style-name="Internet_20_link" text:visited-style-name="Internet_20_link">Vyvaruj se mimoherních hlášek</text:a><text:tab/>197</text:p>
          <text:p text:style-name="P969"><text:a xlink:type="simple" xlink:href="#__RefHeading___Toc20196_1502512718" text:style-name="Internet_20_link" text:visited-style-name="Internet_20_link">Nezapomínej hrát roli</text:a><text:tab/>198</text:p>
          <text:p text:style-name="P969"><text:a xlink:type="simple" xlink:href="#__RefHeading___Toc19884_998592596" text:style-name="Internet_20_link" text:visited-style-name="Internet_20_link">Vyprávěj příběh své postavy</text:a><text:tab/>198</text:p>
          <text:p text:style-name="P968"><text:a xlink:type="simple" xlink:href="#__RefHeading___Toc12896_4230435934" text:style-name="Internet_20_link" text:visited-style-name="Internet_20_link">+Hraní družiny</text:a><text:tab/>199</text:p>
          <text:p text:style-name="P969"><text:a xlink:type="simple" xlink:href="#__RefHeading___Toc12898_4230435934" text:style-name="Internet_20_link" text:visited-style-name="Internet_20_link">Určujte si společné cíle</text:a><text:tab/>199</text:p>
          <text:p text:style-name="P969"><text:a xlink:type="simple" xlink:href="#__RefHeading___Toc15361_3133622682" text:style-name="Internet_20_link" text:visited-style-name="Internet_20_link">Domluvte se na dělení pokladů</text:a><text:tab/>201</text:p>
          <text:p text:style-name="P969"><text:a xlink:type="simple" xlink:href="#__RefHeading___Toc15363_3133622682" text:style-name="Internet_20_link" text:visited-style-name="Internet_20_link">Rozhodování v družině</text:a><text:tab/>201</text:p>
          <text:p text:style-name="P969"><text:a xlink:type="simple" xlink:href="#__RefHeading___Toc19886_998592596" text:style-name="Internet_20_link" text:visited-style-name="Internet_20_link">Budujte si pověst</text:a><text:tab/>202</text:p>
          <text:p text:style-name="P968"><text:a xlink:type="simple" xlink:href="#__RefHeading___Toc19888_998592596" text:style-name="Internet_20_link" text:visited-style-name="Internet_20_link">+Plánování</text:a><text:tab/>203</text:p>
          <text:p text:style-name="P969"><text:a xlink:type="simple" xlink:href="#__RefHeading___Toc19890_998592596" text:style-name="Internet_20_link" text:visited-style-name="Internet_20_link">Držte se toho, co si Pán jeskyně připravil</text:a><text:tab/>203</text:p>
          <text:p text:style-name="P969"><text:a xlink:type="simple" xlink:href="#__RefHeading___Toc15365_3133622682" text:style-name="Internet_20_link" text:visited-style-name="Internet_20_link">Nebojte se jednat, i když nemáte perfektní plán</text:a><text:tab/>204</text:p>
          <text:p text:style-name="P969"><text:a xlink:type="simple" xlink:href="#__RefHeading___Toc15367_3133622682" text:style-name="Internet_20_link" text:visited-style-name="Internet_20_link">Nepromýšlejte všechny možnosti</text:a><text:tab/>205</text:p>
          <text:p text:style-name="P969"><text:a xlink:type="simple" xlink:href="#__RefHeading___Toc15369_3133622682" text:style-name="Internet_20_link" text:visited-style-name="Internet_20_link">Postavy nemají mobily</text:a><text:tab/>205</text:p>
          <text:p text:style-name="P969"><text:a xlink:type="simple" xlink:href="#__RefHeading___Toc15371_3133622682" text:style-name="Internet_20_link" text:visited-style-name="Internet_20_link">Nechte plánovat jen postavy</text:a><text:tab/>205</text:p>
          <text:p text:style-name="P968"><text:a xlink:type="simple" xlink:href="#__RefHeading___Toc19892_998592596" text:style-name="Internet_20_link" text:visited-style-name="Internet_20_link">+Organizace hraní</text:a><text:tab/>208</text:p>
          <text:p text:style-name="P969"><text:a xlink:type="simple" xlink:href="#__RefHeading___Toc20007_1586965872" text:style-name="Internet_20_link" text:visited-style-name="Internet_20_link">+Hledání spoluhráčů</text:a><text:tab/>208</text:p>
          <text:p text:style-name="P969"><text:a xlink:type="simple" xlink:href="#__RefHeading___Toc20200_1502512718" text:style-name="Internet_20_link" text:visited-style-name="Internet_20_link">+Zakládání nové skupiny</text:a><text:tab/>209</text:p>
          <text:p text:style-name="P969"><text:a xlink:type="simple" xlink:href="#__RefHeading___Toc19894_998592596" text:style-name="Internet_20_link" text:visited-style-name="Internet_20_link">+Hledání skupiny</text:a><text:tab/>209</text:p>
          <text:p text:style-name="P969"><text:a xlink:type="simple" xlink:href="#__RefHeading___Toc20202_1502512718" text:style-name="Internet_20_link" text:visited-style-name="Internet_20_link">+Shánění hráčů do rozjeté hry</text:a><text:tab/>210</text:p>
          <text:p text:style-name="P969"><text:a xlink:type="simple" xlink:href="#__RefHeading___Toc20204_1502512718" text:style-name="Internet_20_link" text:visited-style-name="Internet_20_link">+Zapojení nového hráče</text:a><text:tab/>210</text:p>
          <text:p text:style-name="P969"><text:a xlink:type="simple" xlink:href="#__RefHeading___Toc20206_1502512718" text:style-name="Internet_20_link" text:visited-style-name="Internet_20_link">+Domlouvání hry</text:a><text:tab/>211</text:p>
          <text:p text:style-name="P968"><text:a xlink:type="simple" xlink:href="#__RefHeading___Toc12900_4230435934" text:style-name="Internet_20_link" text:visited-style-name="Internet_20_link">Vedení hry</text:a><text:tab/>212</text:p>
          <text:p text:style-name="P969"><text:a xlink:type="simple" xlink:href="#__RefHeading___Toc18407_2593964349" text:style-name="Internet_20_link" text:visited-style-name="Internet_20_link">Dbej na to, aby si všichni hráči zahráli</text:a><text:tab/>212</text:p>
          <text:p text:style-name="P969"><text:a xlink:type="simple" xlink:href="#__RefHeading___Toc18409_2593964349" text:style-name="Internet_20_link" text:visited-style-name="Internet_20_link">Ujisti se, že tě hráčské postavy zajímají</text:a><text:tab/>217</text:p>
          <text:p text:style-name="P969"><text:a xlink:type="simple" xlink:href="#__RefHeading___Toc18411_2593964349" text:style-name="Internet_20_link" text:visited-style-name="Internet_20_link">Buď fér</text:a><text:tab/>218</text:p>
          <text:p text:style-name="P969"><text:a xlink:type="simple" xlink:href="#__RefHeading___Toc18413_2593964349" text:style-name="Internet_20_link" text:visited-style-name="Internet_20_link">Hraj otevřeně</text:a><text:tab/>218</text:p>
          <text:p text:style-name="P969"><text:a xlink:type="simple" xlink:href="#__RefHeading___Toc18415_2593964349" text:style-name="Internet_20_link" text:visited-style-name="Internet_20_link">Když někdo udělá chybu</text:a><text:tab/>218</text:p>
          <text:p text:style-name="P969"><text:a xlink:type="simple" xlink:href="#__RefHeading___Toc18417_2593964349" text:style-name="Internet_20_link" text:visited-style-name="Internet_20_link">Pomáhej hráčům, ale ne postavám</text:a><text:tab/>219</text:p>
          <text:p text:style-name="P969"><text:a xlink:type="simple" xlink:href="#__RefHeading___Toc18419_2593964349" text:style-name="Internet_20_link" text:visited-style-name="Internet_20_link">Neraď hráčům, co mají dělat jejich postavy</text:a><text:tab/>220</text:p>
          <text:p text:style-name="P969"><text:a xlink:type="simple" xlink:href="#__RefHeading___Toc20208_1502512718" text:style-name="Internet_20_link" text:visited-style-name="Internet_20_link">Nikdy nepředpokládej, co hráči udělají</text:a><text:tab/>221</text:p>
          <text:p text:style-name="P969"><text:a xlink:type="simple" xlink:href="#__RefHeading__25675_1009303451" text:style-name="Internet_20_link" text:visited-style-name="Internet_20_link">Nech hráče reagovat co nejdříve</text:a><text:tab/>221</text:p>
          <text:p text:style-name="P969"><text:a xlink:type="simple" xlink:href="#__RefHeading___Toc18421_2593964349" text:style-name="Internet_20_link" text:visited-style-name="Internet_20_link">Situační rozhodnutí</text:a><text:tab/>222</text:p>
          <text:p text:style-name="P969"><text:a xlink:type="simple" xlink:href="#__RefHeading___Toc18423_2593964349" text:style-name="Internet_20_link" text:visited-style-name="Internet_20_link">Kdy se hází</text:a><text:tab/>225</text:p>
          <text:p text:style-name="P969"><text:a xlink:type="simple" xlink:href="#__RefHeading___Toc12906_4230435934" text:style-name="Internet_20_link" text:visited-style-name="Internet_20_link">Putování</text:a><text:tab/>226</text:p>
          <text:p text:style-name="P969"><text:soft-page-break/><text:a xlink:type="simple" xlink:href="#__RefHeading___Toc12908_4230435934" text:style-name="Internet_20_link" text:visited-style-name="Internet_20_link">Překonávání překážek</text:a><text:tab/>227</text:p>
          <text:p text:style-name="P969"><text:a xlink:type="simple" xlink:href="#__RefHeading___Toc15373_3133622682" text:style-name="Internet_20_link" text:visited-style-name="Internet_20_link">Zjišťování informací</text:a><text:tab/>234</text:p>
          <text:p text:style-name="P969"><text:a xlink:type="simple" xlink:href="#__RefHeading___Toc15375_3133622682" text:style-name="Internet_20_link" text:visited-style-name="Internet_20_link">Rozhovory</text:a><text:tab/>235</text:p>
          <text:p text:style-name="P969"><text:a xlink:type="simple" xlink:href="#__RefHeading___Toc12910_4230435934" text:style-name="Internet_20_link" text:visited-style-name="Internet_20_link">Vedení soubojů</text:a><text:tab/>237</text:p>
          <text:p text:style-name="P969"><text:a xlink:type="simple" xlink:href="#__RefHeading___Toc20210_1502512718" text:style-name="Internet_20_link" text:visited-style-name="Internet_20_link">Boj s nestvůrami</text:a><text:tab/>241</text:p>
          <text:p text:style-name="P969"><text:a xlink:type="simple" xlink:href="#__RefHeading___Toc12912_4230435934" text:style-name="Internet_20_link" text:visited-style-name="Internet_20_link">Umírání hráčských postav</text:a><text:tab/>243</text:p>
          <text:p text:style-name="P969"><text:a xlink:type="simple" xlink:href="#__RefHeading___Toc20212_1502512718" text:style-name="Internet_20_link" text:visited-style-name="Internet_20_link">Vedení hry s příběhovou imunitou</text:a><text:tab/>245</text:p>
          <text:p text:style-name="P969"><text:a xlink:type="simple" xlink:href="#__RefHeading___Toc20214_1502512718" text:style-name="Internet_20_link" text:visited-style-name="Internet_20_link">Vedení hry bez příběhové imunity</text:a><text:tab/>245</text:p>
          <text:p text:style-name="P969"><text:a xlink:type="simple" xlink:href="#__RefHeading___Toc20216_1502512718" text:style-name="Internet_20_link" text:visited-style-name="Internet_20_link">Hlavními postavami příběhu jsou hráčské postavy</text:a><text:tab/>246</text:p>
          <text:p text:style-name="P969"><text:a xlink:type="simple" xlink:href="#__RefHeading___Toc20218_1502512718" text:style-name="Internet_20_link" text:visited-style-name="Internet_20_link">Jednorázová hra</text:a><text:tab/>251</text:p>
          <text:p text:style-name="P969"><text:a xlink:type="simple" xlink:href="#__RefHeading___Toc20220_1502512718" text:style-name="Internet_20_link" text:visited-style-name="Internet_20_link">Epizodní hraní</text:a><text:tab/>251</text:p>
          <text:p text:style-name="P969"><text:a xlink:type="simple" xlink:href="#__RefHeading___Toc12914_4230435934" text:style-name="Internet_20_link" text:visited-style-name="Internet_20_link">Kampaň</text:a><text:tab/>252</text:p>
          <text:p text:style-name="P969"><text:a xlink:type="simple" xlink:href="#__RefHeading___Toc20222_1502512718" text:style-name="Internet_20_link" text:visited-style-name="Internet_20_link">Příprava</text:a><text:tab/>256</text:p>
          <text:p text:style-name="P969"><text:a xlink:type="simple" xlink:href="#__RefHeading___Toc18433_2593964349" text:style-name="Internet_20_link" text:visited-style-name="Internet_20_link">Improvizace</text:a><text:tab/>258</text:p>
          <text:p text:style-name="P969"><text:a xlink:type="simple" xlink:href="#__RefHeading___Toc18435_2593964349" text:style-name="Internet_20_link" text:visited-style-name="Internet_20_link">Hraní podle scénáře</text:a><text:tab/>263</text:p>
          <text:p text:style-name="P969"><text:a xlink:type="simple" xlink:href="#__RefHeading___Toc20224_1502512718" text:style-name="Internet_20_link" text:visited-style-name="Internet_20_link">Struktura příběhu</text:a><text:tab/>264</text:p>
          <text:p text:style-name="P969"><text:a xlink:type="simple" xlink:href="#__RefHeading___Toc20226_1502512718" text:style-name="Internet_20_link" text:visited-style-name="Internet_20_link">Práce s časem</text:a><text:tab/>265</text:p>
          <text:p text:style-name="P969"><text:a xlink:type="simple" xlink:href="#__RefHeading___Toc18425_2593964349" text:style-name="Internet_20_link" text:visited-style-name="Internet_20_link">Přidělování kouzelných předmětů</text:a><text:tab/>265</text:p>
          <text:p text:style-name="P969"><text:a xlink:type="simple" xlink:href="#__RefHeading___Toc18427_2593964349" text:style-name="Internet_20_link" text:visited-style-name="Internet_20_link">Svět Dračáku</text:a><text:tab/>269</text:p>
          <text:p text:style-name="P969"><text:a xlink:type="simple" xlink:href="#__RefHeading___Toc18429_2593964349" text:style-name="Internet_20_link" text:visited-style-name="Internet_20_link">Příprava a improvizace</text:a><text:tab/>275</text:p>
          <text:p text:style-name="P968"><text:a xlink:type="simple" xlink:href="#__RefHeading___Toc18437_2593964349" text:style-name="Internet_20_link" text:visited-style-name="Internet_20_link">Bestiář</text:a><text:tab/>276</text:p>
          <text:p text:style-name="P969"><text:a xlink:type="simple" xlink:href="#__RefHeading___Toc18439_2593964349" text:style-name="Internet_20_link" text:visited-style-name="Internet_20_link">Velikost</text:a><text:tab/>276</text:p>
        </text:index-body>
      </text:table-of-content>
      <text:p text:style-name="P696"/>
      <text:p text:style-name="P3"/>
      <text:p text:style-name="P3"/>
      <text:p text:style-name="P3"/>
      <text:p text:style-name="P2">Verze 0.<text:span text:style-name="T2806">8</text:span></text:p>
      <text:p text:style-name="P696">Poděkování</text:p>
      <text:p text:style-name="Example">Tato příručka <text:span text:style-name="T1411">je silně inspirovaná titulem</text:span> Dračí Doupě vydan<text:span text:style-name="T1549">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98">Nápady a připomínkami přispěli:</text:p>
      <text:p text:style-name="P794">eerieBaatezu, Jezus, Pracující logaritmus, <text:span text:style-name="T249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06" text:outline-level="1"><text:bookmark-start text:name="__RefHeading___Toc12772_4230435934"/>TODO:<text:bookmark-end text:name="__RefHeading___Toc12772_4230435934"/></text:h>
      <text:p text:style-name="P660">TODO: Sandboxové prvky, moduly a podobně.</text:p>
      <text:list xml:id="list2209895058" text:style-name="L1">
        <text:list-item>
          <text:p text:style-name="P1172">Asi jen návod pro PJe, jak to použít.</text:p>
          <text:list>
            <text:list-item>
              <text:p text:style-name="P1173">musíš o tom dát hráčům vědět.</text:p>
            </text:list-item>
          </text:list>
        </text:list-item>
      </text:list>
      <text:p text:style-name="P641">TODO: Zvážit, jestli by Velikost (a tedy počet životů) neměl mít nějakou explicitní counterbalance.</text:p>
      <text:list xml:id="list1091995946" text:style-name="L2">
        <text:list-item>
          <text:p text:style-name="P1175">Otázka je, jakou. Kroll je velkej a ještě navíc má ultrasluch.</text:p>
        </text:list-item>
        <text:list-item>
          <text:p text:style-name="P1176"><text:span text:style-name="T1540">[done] </text:span>Možná napsat, že Velikost je dvousečná – dává víc životů, ale v nízkých chodbách se budeš muset krčit a budeš tudíž bojovat s nevýhodou.</text:p>
        </text:list-item>
        <text:list-item>
          <text:p text:style-name="P1174"><text:span text:style-name="T1540">[done] </text:span><text:span text:style-name="T2676">TODO: Zmínit taky, že jsou různé velikosti vybavení.</text:span></text:p>
        </text:list-item>
      </text:list>
      <text:p text:style-name="Text_20_body"><text:span text:style-name="T2655">TODO: Znovu zvážit odstavec</text:span> <text:span text:style-name="Strong_20_Emphasis">Vedení hry bez příběhové imunity</text:span></text:p>
      <text:list xml:id="list2318207617" text:style-name="L3">
        <text:list-item>
          <text:p text:style-name="P1177"><text:span text:style-name="Strong_20_Emphasis"><text:span text:style-name="T1849">Mezi paranoidní hrou plnou sviní a hrou bez imunity může být docela velkej rozdíl... ...a proto bych řekl, že tam nějaký takový odstavec určitě patří. </text:span></text:span></text:p>
        </text:list-item>
      </text:list>
      <text:p text:style-name="P649">TODO: Sloučit plnou obranu a únik z nevýhody?</text:p>
      <text:list xml:id="list1156363616" text:style-name="L4">
        <text:list-item>
          <text:p text:style-name="P1178">Asi jo – <text:span text:style-name="T472">čím míň pravidel, tím líp.</text:span></text:p>
        </text:list-item>
      </text:list>
      <text:p text:style-name="P634">TODO: <text:span text:style-name="T2644">Zmínit, že kouzlení je vyčerpávájící, podobně jako boj (čistě fikční efekt).</text:span></text:p>
      <text:p text:style-name="P635">TODO: Zmínit někde koncept magenergie (v popisu světa?)</text:p>
      <text:p text:style-name="P629"><text:soft-page-break/>TODO: Známosti - možná je explicitně vypisovat na deník?</text:p>
      <text:p text:style-name="P632">TODO: Měl by mít hobit čich jako pes?</text:p>
      <text:p text:style-name="P633">TODO: Rozhodnout, jak se budou počítat životy.</text:p>
      <text:list xml:id="list3539235019" text:style-name="L5">
        <text:list-item>
          <text:p text:style-name="P1179">Jen podle velikosti? (Takže debuff Síly nesníží životy?)</text:p>
        </text:list-item>
      </text:list>
      <text:p text:style-name="P682">Celkové TODO:</text:p>
      <text:list xml:id="list535195639" text:style-name="L6">
        <text:list-item>
          <text:p text:style-name="P1180">Tvorba postavy</text:p>
          <text:list>
            <text:list-item>
              <text:p text:style-name="P1180">TODO: V kapitole Minulost zmínit, kým postava být nemůže - strop na společenské postavení?</text:p>
            </text:list-item>
          </text:list>
        </text:list-item>
      </text:list>
      <text:list xml:id="list3615241250" text:style-name="L7">
        <text:list-item>
          <text:p text:style-name="P1181">Dovednosti</text:p>
          <text:list>
            <text:list-item>
              <text:p text:style-name="P1182">Předělat dovednosti</text:p>
              <text:list>
                <text:list-item>
                  <text:p text:style-name="P1185">Kapitola Dovednosti je přepsaná, ale ještě bude potřeba vyřešit Soupeření (TODO).</text:p>
                </text:list-item>
              </text:list>
            </text:list-item>
            <text:list-item>
              <text:p text:style-name="P1186">Všichni si vybírají 2 dovednosti</text:p>
              <text:list>
                <text:list-item>
                  <text:p text:style-name="P1185">Tímhle si nejsem úplně jistej, u kouzelníka jsem už na první úrovni měl problém, co za druhou dovednost si vybrat (ok, zapomněl jsem na jazyky, tam se asi dá vyřádit).</text:p>
                </text:list-item>
              </text:list>
            </text:list-item>
            <text:list-item>
              <text:p text:style-name="P1187">TODO: Plížení</text:p>
              <text:list>
                <text:list-item>
                  <text:p text:style-name="P118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9"><text:soft-page-break/>TODO: Pokud se bude házet na Finesu (a při pronásledování na Sílu), tak to opravit ve Vedení hry – Kdy se hází. <text:span text:style-name="T2677">A pokud ne, tak to opravit v představení vlastností v tvorbě postavy.</text:span></text:p>
                </text:list-item>
              </text:list>
            </text:list-item>
          </text:list>
        </text:list-item>
      </text:list>
      <text:list xml:id="list1433674250" text:style-name="L8">
        <text:list-item>
          <text:p text:style-name="P1183">Živobytí</text:p>
        </text:list-item>
        <text:list-item>
          <text:p text:style-name="P1183">Výbava</text:p>
          <text:list>
            <text:list-item>
              <text:p text:style-name="P1190">TODO: Tvoje postava - Výbava</text:p>
            </text:list-item>
            <text:list-item>
              <text:p text:style-name="P1191">Startovní výbava</text:p>
            </text:list-item>
            <text:list-item>
              <text:p text:style-name="P1192">Tabulka zbraní</text:p>
              <text:list>
                <text:list-item>
                  <text:p text:style-name="P1193">Možná ji spíš dát do kapitoly Boj?</text:p>
                </text:list-item>
              </text:list>
            </text:list-item>
          </text:list>
        </text:list-item>
        <text:list-item>
          <text:p text:style-name="P1194">Hraní Dračáku</text:p>
          <text:list>
            <text:list-item>
              <text:p text:style-name="P1194">Boj</text:p>
              <text:list>
                <text:list-item>
                  <text:p text:style-name="P1194">TODO: Příklad s vyžitím úspěchu na vytvoření nevýhody někomu dalšímu.</text:p>
                  <text:list>
                    <text:list-item>
                      <text:p text:style-name="P1194">Válečník má proti skřetovi 2 úspěchy. Za jeden ho zraní a za druhej ho strčí na lučištníky za ním.</text:p>
                    </text:list-item>
                  </text:list>
                </text:list-item>
                <text:list-item>
                  <text:p text:style-name="P1195">TODO: Pořadí podle výsledků hodů (příklad se srážením z <text:span text:style-name="T2602">naší</text:span> <text:span text:style-name="T2602">kampaně. Zejád si dovoloval na Bimba, Orbin skočil na Zejáda, aby ho srazil k zemi, Zejád chtěl Orbina chytit pod krkem a Bimbo chtěl současně Zejádovi podrazit nohy.</text:span>)</text:p>
                </text:list-item>
                <text:list-item>
                  <text:p text:style-name="P1196"><text:span text:style-name="T1540">[done]</text:span> <text:span text:style-name="T2639">Zrušit všechny +2 bonusy.</text:span></text:p>
                  <text:list>
                    <text:list-item>
                      <text:p text:style-name="P1197"><text:soft-page-break/><text:span text:style-name="T2648">TODO: Napsat příklad: </text:span>Plná obrana <text:span text:style-name="T2648">+</text:span> využi<text:span text:style-name="T2648">tí</text:span> prostředí (<text:span text:style-name="T2648">využiju </text:span>prostor k ústupu, schovám se za sloupem, atd.).</text:p>
                    </text:list-item>
                    <text:list-item>
                      <text:p text:style-name="P1197"><text:span text:style-name="T2648">TODO: Napsat příklad: </text:span>míření <text:span text:style-name="T2648">+</text:span> překvapení</text:p>
                    </text:list-item>
                  </text:list>
                </text:list-item>
                <text:list-item>
                  <text:p text:style-name="P1199">TODO: Když si všechny postihy a bonusy počítá hráč, tak pravidlo „nejhorší možná obrana je nulová“ není úplně dobré, <text:span text:style-name="T2492">protože funguje jinak pro postavy a pro protivníky</text:span>.</text:p>
                  <text:list>
                    <text:list-item>
                      <text:p text:style-name="P1198">Ee, je to v pohodě, jen je to potřeba jinak formulovat:</text:p>
                      <text:list>
                        <text:list-item>
                          <text:p text:style-name="P1198"><text:span text:style-name="T2678">TODO: </text:span>Když se protivník nebrání, nevztahujou se na něj nevýhody (<text:span text:style-name="T2640">a </text:span>obránce si může <text:span text:style-name="T2640">vždycky</text:span> vybrat, že se vůbec nebude bránit).</text:p>
                        </text:list-item>
                      </text:list>
                    </text:list-item>
                  </text:list>
                </text:list-item>
              </text:list>
            </text:list-item>
          </text:list>
        </text:list-item>
        <text:list-item>
          <text:p text:style-name="P1183">Vedení hry</text:p>
          <text:list>
            <text:list-item>
              <text:p text:style-name="P1200">TODO: Tvorba NPCček (jeden charakterovej rys, jeden vizuální, jeden rys chování – hláška, gestikulace, styl řeči a pod.)</text:p>
              <text:list>
                <text:list-item>
                  <text:p text:style-name="P1200">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201">TODO: Pestrost hry (střídat prostředí, druhy zápletek, klidně i žánry)...</text:p>
              <text:list>
                <text:list-item>
                  <text:p text:style-name="P1202">Na tohle už dokonce kapitolu založenou mám (asi ze Hry bez přípravy).</text:p>
                </text:list-item>
              </text:list>
            </text:list-item>
            <text:list-item>
              <text:p text:style-name="P1203"><text:soft-page-break/>TODO: Když postava spustí past, musíš vždycky říct: „Stalo se to a to, co děláš?“ Nikdy nesmíš rovnou říct: „Hoď si na obranu!“ Výjimkou jsou situace, kdy postava do pasti rovnou vběhne.</text:p>
            </text:list-item>
            <text:list-item>
              <text:p text:style-name="P1183">Vedení soubojů</text:p>
              <text:list>
                <text:list-item>
                  <text:p text:style-name="P1204">TODO: Popisné „dohrávání“ <text:span text:style-name="T2628">souboje</text:span> nebo kosení slabých protivníků.</text:p>
                </text:list-item>
              </text:list>
            </text:list-item>
            <text:list-item>
              <text:p text:style-name="P1205"><text:span text:style-name="T2531">+</text:span>Vedení kampaně</text:p>
            </text:list-item>
            <text:list-item>
              <text:p text:style-name="P1205">Příprava</text:p>
            </text:list-item>
            <text:list-item>
              <text:p text:style-name="P1205">Impr<text:span text:style-name="T2476">o</text:span>v<text:span text:style-name="T2476">i</text:span>zace</text:p>
            </text:list-item>
            <text:list-item>
              <text:p text:style-name="P1206">Projít Hru bez přípravy a vytáhnout z ní vše, na co jsem zapomněl <text:span text:style-name="T1536">[done]</text:span></text:p>
            </text:list-item>
          </text:list>
        </text:list-item>
        <text:list-item>
          <text:p text:style-name="P1209">Bestiář</text:p>
        </text:list-item>
        <text:list-item>
          <text:p text:style-name="P1210">Poklady</text:p>
          <text:list>
            <text:list-item>
              <text:p text:style-name="P1210">Magické předměty</text:p>
              <text:list>
                <text:list-item>
                  <text:p text:style-name="P1210">Ceny magických předmětů</text:p>
                </text:list-item>
              </text:list>
            </text:list-item>
            <text:list-item>
              <text:p text:style-name="P1211">Přidělování cenností (money flow)</text:p>
            </text:list-item>
          </text:list>
        </text:list-item>
        <text:list-item>
          <text:p text:style-name="P1212">Class design</text:p>
        </text:list-item>
      </text:list>
      <text:p text:style-name="P229"/>
      <text:p text:style-name="P229">Postavy v příkladech:</text:p>
      <text:p text:style-name="P417">Pavel - válečník Gorondar (trpaslík)<text:line-break/>Katka - hraničářka Naria – <text:span text:style-name="T1966">spíš asi Nera, líp se to skloňuje...</text:span> (elfka)<text:line-break/>Jana - kouzelnice Kara (člověk? <text:span text:style-name="T2478">hobitka</text:span>)</text:p>
      <text:list xml:id="list2911232041" text:style-name="L9">
        <text:list-item>
          <text:p text:style-name="P1184"><text:soft-page-break/>Opravit uvozovky</text:p>
        </text:list-item>
        <text:list-item>
          <text:p text:style-name="P1184">Vysvělit, že italikou mluví hráči za postavu a normálním písmem za hráče.<text:line-break/>/<text:span text:style-name="T2477">* Někde vysvětlit, co v příkladech znamená přímá řeč v kurzívě (asi do kapitoly, kde se mluví o hraní v roli a mimo ni). */</text:span></text:p>
          <text:list>
            <text:list-item>
              <text:p text:style-name="P1184">Všude zkontrolovat, že to tak opravdu je.</text:p>
            </text:list-item>
          </text:list>
        </text:list-item>
      </text:list>
      <text:list xml:id="list192653689693329" text:continue-list="list3615241250" text:style-name="L7">
        <text:list-item>
          <text:p text:style-name="P1220">TODO: Co se stane, když některá z vlastností klesne na 0 nebo níž.</text:p>
          <text:list>
            <text:list-item>
              <text:p text:style-name="P1220">Síla: Vysílení nebo vyčerpání (bezvědomí).</text:p>
            </text:list-item>
            <text:list-item>
              <text:p text:style-name="P1220">Finesa: <text:span text:style-name="T2271">Točení hlavy, ztráta koordinace a rovnováhy.</text:span></text:p>
            </text:list-item>
            <text:list-item>
              <text:p text:style-name="P1220">Duše: Apatie, ztráta příčetnosti nebo zdivočení (kontrolu převezmou instinkty).</text:p>
            </text:list-item>
          </text:list>
        </text:list-item>
        <text:list-item>
          <text:p text:style-name="P1221">TODO: Skupinové živobytí (sleva za každou postavu nad první?)</text:p>
        </text:list-item>
        <text:list-item>
          <text:p text:style-name="P1222">TODO: Explicitně napsat, že životy můžou jít do záporu, a že se pak všechny musejí vyléčit.</text:p>
        </text:list-item>
        <text:list-item>
          <text:p text:style-name="P1223">TODO: Pravidla pro svitky s rituálem (nedají se připoutat, mohou vyžadovat ingredience, mohou být na jedno použití).</text:p>
        </text:list-item>
      </text:list>
      <text:p text:style-name="P339">IDEA: Démoni se nezaklínají do předmětů, místo toho pomáhají theurgovi s výrobou. Kouzelný předmět je pak s tímto démonem magicky spojený, <text:span text:style-name="T2227">ale démon do něj není „zakletý“.</text:span></text:p>
      <text:list xml:id="list4060805483" text:style-name="L10">
        <text:list-item>
          <text:p text:style-name="P1224">Theurg se vypraví do sfér a uzavře obchod s démonem-kovářem.</text:p>
        </text:list-item>
      </text:list>
      <text:p text:style-name="P403"><text:soft-page-break/>TODO: Zvedat limit na počet připoutaných předmětů hned na 2. úrovni možná není dobře – znamená to, že na prvních dvou úrovních budou postavy získávat předměty mnohem rychlejš než později.<text:line-break/><text:tab/><text:span text:style-name="T2431">(Chtěl jsem se ale trefit mimo úrovně, kde se zvedají atributy...)</text:span></text:p>
      <text:p text:style-name="P627">TODO: Flagy (co chtějí hráči zažít, získat, atd.) <text:span text:style-name="T1537">(To jsem mo</text:span><text:span text:style-name="T1074">žná už trochu naznačil</text:span><text:span text:style-name="T1537">)</text:span></text:p>
      <text:p text:style-name="P46">IDEA: Vzácné suroviny umožní alchymistovi vyrobit i předmět, který neumí <text:span text:style-name="T2641">vyrábět</text:span>.</text:p>
      <text:list xml:id="list3716396385" text:style-name="L11">
        <text:list-item>
          <text:p text:style-name="P1225">A pokud ho umí, mohl by bejt znatelně silnější (to bych ale musel ke každému předmětu napsat, co to posílení znamená).</text:p>
          <text:p text:style-name="P1225">(Každopádně tak, jak je mám teď, jsou ty suroviny nudný.)</text:p>
        </text:list-item>
      </text:list>
      <text:p text:style-name="P628">TODO: Alchymistický recept: Tvárná pasta<text:line-break/>(Umožní přemodelovat pevné věci na něco jinýho).</text:p>
      <text:p text:style-name="P464">TODO: Válečnická schopnost „ocelový stisk“<text:line-break/><text:span text:style-name="T2593">(Máš ve stisku sílu jako svěrák)</text:span><text:line-break/>(Nejde disarmnout, nedá se mu vytrhnout ze sevření, atd.)<text:line-break/><text:span text:style-name="T2594">(Když někoho chytneš <text:s/>- dostaneš ho do nevýhody, máš proti němu holou rukou zranění +3).</text:span></text:p>
      <text:p text:style-name="P465">TODO: Vždycky dej hráčům možnost reagovat <text:span text:style-name="T2595">(leda by na ně někdo připravil léčku)</text:span>.</text:p>
      <text:p text:style-name="P466">TODO:</text:p>
      <text:p text:style-name="P466"><text:span text:style-name="T2596">Napjatá situace jen něco úderného, třeba: "Na ambasádě je bomba!" Může to navrhnout kterýkoliv hráč. Potom společně vymyslíte, proč tam zrovna jsou postavy a jak se jich to týká.</text:span><text:line-break/><text:line-break/><text:soft-page-break/><text:span text:style-name="T259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6">TODO:</text:p>
      <text:p text:style-name="P626"><text:span text:style-name="T259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9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96">S tím zjišťováním informací je to podobný. Když postava zajde do knihovny, informaci tam najde. Je to zjevně fun</text:span><text:span text:style-name="T2597">k</text:span><text:span text:style-name="T2596">ční řešení a já tu informaci chci dostat do hry, takže win-win. Failnutý hod by vedl jen k frustraci jak na straně hráčů (nedaří se nám nic zjistit) tak na mojí (nedaří se mi dostávat informace k hráčům).</text:span><text:line-break/><text:line-break/><text:span text:style-name="T2596">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list xml:id="list3006167478" text:style-name="L12">
        <text:list-item>
          <text:p text:style-name="P1282">TODO: V hlavičce dungeonu zmínit, pro jaké úrovně je určený (začátečnické, pokročilé, mistrovské).</text:p>
        </text:list-item>
      </text:list>
      <text:list xml:id="list858856942" text:style-name="L13">
        <text:list-item>
          <text:p text:style-name="P1283">TODO: Dát na začátek dungeonů přehled, kolik se tam dá získat kouzelných předmětů (a jakých) a kolik se tam dá celkem vydělat.</text:p>
        </text:list-item>
        <text:list-item>
          <text:p text:style-name="P1284">TODO: Všechny pasti a tajné věci by měly být telegrafované (průvan, mech, obraz na stěně atd.)</text:p>
        </text:list-item>
      </text:list>
      <text:h text:style-name="P1007" text:outline-level="1"><text:bookmark-start text:name="__RefHeading___Toc12774_4230435934"/><text:span text:style-name="T2756">+</text:span>Úvod<text:bookmark-end text:name="__RefHeading___Toc12774_4230435934"/></text:h>
      <text:p text:style-name="P965">Vítej, <text:span text:style-name="T1937">dobrodruhu</text:span>!</text:p>
      <text:p text:style-name="P480"><text:span text:style-name="T1938">Před sebou máš pravidla stolní rolové hry</text:span> <text:span text:style-name="T1653">Dračák podle staré školy</text:span>. <text:span text:style-name="T2122">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2">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69" text:outline-level="2"><text:bookmark-start text:name="__RefHeading___Toc12776_4230435934"/><text:span text:style-name="T2767">+Pán jeskyně a h</text:span>ráči postav<text:bookmark-end text:name="__RefHeading___Toc12776_4230435934"/></text:h>
      <text:p text:style-name="P481">Jeden z vás se ujme role Pána jeskyně (zkracujeme PJ). Jeho úkolem je hru připravit a vést. Ostatní si vytvoří postavy a budou za ně hrát. Hráči postav při hře popisují, co dělají, <text:span text:style-name="T2592">a</text:span> Pán jeskyně říká, jak to dopadlo a co dělají případné nestvůry nebo nehráčské postavy.</text:p>
      <text:h text:style-name="P1070" text:outline-level="2"><text:bookmark-start text:name="__RefHeading___Toc12778_4230435934"/><text:span text:style-name="T2767">+</text:span>Příběhy Dračáku<text:bookmark-end text:name="__RefHeading___Toc12778_4230435934"/></text:h>
      <text:p text:style-name="P482">Jak<text:span text:style-name="T2099">á</text:span> <text:span text:style-name="T2099">dobrodružství</text:span> budete <text:span text:style-name="T2098">zažívat</text:span>, záleží <text:span text:style-name="T2103">na vás a</text:span> na tom, kdo budou <text:span text:style-name="T2098">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71" text:outline-level="2"><text:bookmark-start text:name="__RefHeading___Toc12780_4230435934"/><text:span text:style-name="T2767">+</text:span>Cíl hry<text:bookmark-end text:name="__RefHeading___Toc12780_4230435934"/></text:h>
      <text:p text:style-name="P484"><text:span text:style-name="T2083">C</text:span>ílem hry je společně s přáteli příjemně strávit čas <text:span text:style-name="T2082">hraním hry, prožíváním příběhů svých postav a prokreslováním jejich charakterů.</text:span></text:p>
      <text:h text:style-name="P1072" text:outline-level="2"><text:bookmark-start text:name="__RefHeading___Toc12782_4230435934"/><text:soft-page-break/><text:span text:style-name="T2767">+</text:span>Cíl<text:span text:style-name="T2084">e vašich</text:span> postav<text:bookmark-end text:name="__RefHeading___Toc12782_4230435934"/></text:h>
      <text:p text:style-name="P483"><text:span text:style-name="T208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88">a ve skutečnosti nehraje proti vám</text:span>. <text:span text:style-name="T2076">Stejně tak se z vás nestávají protihráči, když se dostanou do sporu vaše postavy.</text:span></text:p>
      <text:h text:style-name="P1068" text:outline-level="2"><text:bookmark-start text:name="__RefHeading___Toc12784_4230435934"/><text:span text:style-name="T2767">+</text:span>Pomůcky a rekvizity<text:bookmark-end text:name="__RefHeading___Toc12784_4230435934"/></text:h>
      <text:p text:style-name="P485">Kromě této příručky potřebuješ ještě:</text:p>
      <text:list xml:id="list3274012179" text:style-name="L14">
        <text:list-item>
          <text:p text:style-name="P1285">2-5 spoluhráčů.</text:p>
        </text:list-item>
      </text:list>
      <text:list xml:id="list2315134341" text:style-name="L15">
        <text:list-item>
          <text:p text:style-name="P1286"><text:span text:style-name="T1939">Šestistěnné k</text:span>ostky.</text:p>
          <text:list>
            <text:list-item>
              <text:p text:style-name="P1287">V⁠ zásadě stačí jedna <text:span text:style-name="T2102">pro celou skupinu</text:span>, ale pohodlnější je, když má každý hráč šest vlastních.</text:p>
            </text:list-item>
          </text:list>
        </text:list-item>
        <text:list-item>
          <text:p text:style-name="P1288"><text:span text:style-name="T1940">N</text:span>ěco na psaní <text:span text:style-name="T1940">poznámek a kreslení ilustrativních náčrtů.</text:span></text:p>
        </text:list-item>
      </text:list>
      <text:h text:style-name="P1009" text:outline-level="1"><text:bookmark-start text:name="__RefHeading___Toc12786_4230435934"/><text:span text:style-name="T2756">+</text:span>Než začnete hrát<text:bookmark-end text:name="__RefHeading___Toc12786_4230435934"/></text:h>
      <text:p text:style-name="P486"><text:span text:style-name="T2123">N</text:span>ež se pustíte do vašeho prvního příběhu, je třeba udělat několik věcí:</text:p>
      <text:list xml:id="list765656411" text:style-name="L16">
        <text:list-item>
          <text:p text:style-name="P1289">Pročtěte si pravidla.</text:p>
        </text:list-item>
        <text:list-item>
          <text:p text:style-name="P1290"><text:span text:style-name="T974">V</text:span><text:span text:style-name="T472">yberte si, v jaké světě budete hrát.</text:span></text:p>
        </text:list-item>
      </text:list>
      <text:list xml:id="list1086288895" text:style-name="L17">
        <text:list-item>
          <text:p text:style-name="P1226"><text:span text:style-name="T2107">Domluvte se, kdo jsou vaše postavy a společně je vytvořte</text:span>.</text:p>
        </text:list-item>
        <text:list-item>
          <text:p text:style-name="P1227">Pán jeskyně připraví hru.</text:p>
        </text:list-item>
        <text:list-item>
          <text:p text:style-name="P1228"><text:span text:style-name="T2107">Rozhodněte se, zda budete mít p</text:span>říběhov<text:span text:style-name="T2108">ou</text:span> imunit<text:span text:style-name="T2108">u.</text:span></text:p>
        </text:list-item>
      </text:list>
      <text:p text:style-name="P487"><text:span text:style-name="T976">Nemusíte se toho bát – k</text:span><text:span text:style-name="T948">dykoliv </text:span><text:span text:style-name="T975">později</text:span><text:span text:style-name="T948"> v průběhu hraní můžete </text:span><text:span text:style-name="T975">cokoliv </text:span><text:span text:style-name="T978">z toho</text:span><text:span text:style-name="T975"> </text:span><text:span text:style-name="T978">změnit nebo doplnit</text:span><text:span text:style-name="T948">, aby vám to co nejlépe vyhovovalo.</text:span></text:p>
      <text:h text:style-name="P1068" text:outline-level="2"><text:bookmark-start text:name="__RefHeading___Toc20140_1502512718"/><text:span text:style-name="T2767">+</text:span>Čtení pravidel<text:bookmark-end text:name="__RefHeading___Toc20140_1502512718"/></text:h>
      <text:p text:style-name="P496"><text:span text:style-name="T216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58">Vedení hry</text:span><text:span text:style-name="T2100"> </text:span><text:span text:style-name="T1516">&lt;ODKAZ&gt;</text:span><text:span text:style-name="T2100">.<text:line-break/><text:tab/>Zbylé kapitoly obsahují seznamy kouzel, schopností, předmětů, nestvůr a podobně. Něco z nich budete potřebovat hned, ale velkou </text:span><text:soft-page-break/><text:span text:style-name="T2100">většinu až za několik týdnů nebo měsíců. Pokud budeš hrát postavu, stačí, když si pročteš vždy jen ta kouzla a schopnosti, kter</text:span><text:span text:style-name="T977">á</text:span><text:span text:style-name="T2100">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68" text:outline-level="2"><text:bookmark-start text:name="__RefHeading___Toc20142_1502512718"/><text:span text:style-name="T2767">+Váš h</text:span>erní svět<text:bookmark-end text:name="__RefHeading___Toc20142_1502512718"/></text:h>
      <text:p text:style-name="P488"><text:span text:style-name="T312">V této</text:span><text:span text:style-name="T302"> příruč</text:span><text:span text:style-name="T312">ce</text:span><text:span text:style-name="T302"> </text:span><text:span text:style-name="T312">najdeš</text:span><text:span text:style-name="T302"> jen</text:span><text:span text:style-name="T1"> hrubé obrysy světa, </text:span><text:span text:style-name="T302">kde</text:span><text:span text:style-name="T1"> se budou vaše příběhy odehrávat:</text:span></text:p>
      <text:list xml:id="list1189942158" text:style-name="L18">
        <text:list-item>
          <text:p text:style-name="P1291"><text:span text:style-name="T1">Žijí v </text:span><text:span text:style-name="T300">něm</text:span><text:span text:style-name="T1"> fantasy rasy jako elfové, hobiti nebo trpaslíci, ale také</text:span><text:span text:style-name="T281"> divoké kmeny skřetů a nebezpečné nestvůry jako zlobři, draci </text:span><text:span text:style-name="T300">nebo</text:span><text:span text:style-name="T281"> upíři.</text:span></text:p>
        </text:list-item>
        <text:list-item>
          <text:p text:style-name="P1292"><text:span text:style-name="T281">J</text:span><text:span text:style-name="T1">sou v </text:span><text:span text:style-name="T301">něm</text:span><text:span text:style-name="T1"> běžná kouzla a </text:span><text:span text:style-name="T282">kouzelné předměty.</text:span></text:p>
        </text:list-item>
        <text:list-item>
          <text:p text:style-name="P1293"><text:span text:style-name="T319">Podobá se </text:span><text:span text:style-name="T298">starověku nebo středověku.</text:span></text:p>
        </text:list-item>
      </text:list>
      <text:p text:style-name="P489"><text:span text:style-name="T298">V</text:span><text:span text:style-name="T1">šechno ostatní, jako třeba jaká j</text:span><text:span text:style-name="T298">sou v něm města a království </text:span><text:span text:style-name="T296">a</text:span><text:span text:style-name="T298"> kdo jim vládne, </text:span><text:span text:style-name="T1">nebo</text:span><text:span text:style-name="T298"> jaké mají </text:span><text:span text:style-name="T297">jejich </text:span><text:span text:style-name="T298">obyvatelé zvyky, tradice a historii, </text:span><text:span text:style-name="T1">je na vás.</text:span></text:p>
      <text:list xml:id="list3366559219" text:style-name="L19">
        <text:list-item>
          <text:p text:style-name="P1294"><text:span text:style-name="T306">Můžete</text:span><text:span text:style-name="T1"> </text:span><text:span text:style-name="T303">použít nějaký existují svět, ať už určený přímo pro hraní Dračáku nebo jiného fantasy RPGčka, nebo se třeba inspirovat nějakým filmem nebo knihou.</text:span></text:p>
        </text:list-item>
        <text:list-item>
          <text:p text:style-name="P1295"><text:span text:style-name="T311">Nebo si</text:span><text:span text:style-name="T1"> jej postupně sami vytvořit.</text:span></text:p>
        </text:list-item>
      </text:list>
      <text:p text:style-name="P490"><text:soft-page-break/><text:span text:style-name="T323">Pokud se </text:span><text:span text:style-name="T329">inspirujete</text:span><text:span text:style-name="T323"> knihou nebo filmem, v</text:span><text:span text:style-name="T325">áš herní svět nebude </text:span><text:span text:style-name="T330">úplně</text:span><text:span text:style-name="T325"> stejný, </text:span><text:span text:style-name="T323">protože </text:span><text:span text:style-name="T314">p</text:span><text:span text:style-name="T278">ostavy v Dračáku </text:span><text:span text:style-name="T425">mají</text:span><text:span text:style-name="T278"> schopnosti, kter</text:span><text:span text:style-name="T327">é</text:span><text:span text:style-name="T278"> ve vámi zvoleném světě nemusí být, </text:span><text:span text:style-name="T426">nebo mohou fungovat jinak,</text:span><text:span text:style-name="T278"> a</text:span><text:span text:style-name="T426"> některé schopnosti a nestvůry, které jsou tam běžné, zase nejsou v pravidlech Dračáku</text:span><text:span text:style-name="T278">. </text:span><text:span text:style-name="T323">To</text:span><text:span text:style-name="T325"> ale ničemu nevadí – ba právě naopak, vytvoříte tím vaši vlastní, jedinečnou kombinaci Dračáku a </text:span><text:span text:style-name="T324">vašeho oblíbeného</text:span><text:span text:style-name="T325"> světa.</text:span><text:span text:style-name="T315"><text:line-break/><text:tab/>Když se rozhodnete vytvořit si vlastní svět </text:span><text:span text:style-name="T326">úplně od základů</text:span><text:span text:style-name="T315">, v kapitole </text:span><text:span text:style-name="T174">Společná tvorba světa</text:span><text:span text:style-name="T315"> </text:span><text:span text:style-name="T241">&lt;TODO: odkaz&gt;</text:span><text:span text:style-name="T315"> najdete pár rad, jak na to.</text:span></text:p>
      <text:h text:style-name="P1068" text:outline-level="2"><text:bookmark-start text:name="__RefHeading___Toc20144_1502512718"/><text:span text:style-name="T2767">+</text:span>Stačí začít s málem<text:bookmark-end text:name="__RefHeading___Toc20144_1502512718"/></text:h>
      <text:p text:style-name="P490"><text:span text:style-name="T277">K </text:span><text:span text:style-name="T334">tomu, abys</text:span><text:span text:style-name="T279">te</text:span><text:span text:style-name="T334"> mohl</text:span><text:span text:style-name="T279">i začít</text:span><text:span text:style-name="T334"> </text:span><text:span text:style-name="T278">hrát</text:span><text:span text:style-name="T334">, nemusí</text:span><text:span text:style-name="T279">te </text:span><text:span text:style-name="T304">svůj herní svět</text:span><text:span text:style-name="T279"> </text:span><text:span text:style-name="T334">znát</text:span><text:span text:style-name="T299"> celý</text:span><text:span text:style-name="T334">. Stačí jen malý kousek, </text:span><text:span text:style-name="T293">kde</text:span><text:span text:style-name="T334"> se bude váš příběh odehrávat, třeba jedna vesnice a její okolí. </text:span><text:span text:style-name="T280">Při svých výpravách za dobrodružstvím pak bude</text:span><text:span text:style-name="T305">te</text:span><text:span text:style-name="T280"> postupně poznávat nové kraje, jejich obyvatele a zajímavá místa</text:span><text:span text:style-name="T278">.</text:span></text:p>
      <text:h text:style-name="P1068" text:outline-level="2"><text:bookmark-start text:name="__RefHeading___Toc20146_1502512718"/><text:span text:style-name="T465">+</text:span><text:span text:style-name="T278">S</text:span><text:span text:style-name="T1">dílený svět Dračáku</text:span><text:bookmark-end text:name="__RefHeading___Toc20146_1502512718"/></text:h>
      <text:p text:style-name="P491"><text:span text:style-name="T429">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36">áv</text:span><text:span text:style-name="T429">at obsah, který vytvořil někdo jiný.<text:line-break/><text:tab/></text:span><text:span text:style-name="T434">Pokud se</text:span><text:span text:style-name="T428"> budete chtít </text:span><text:span text:style-name="T434">na jeho tvorbě podílet,</text:span><text:span text:style-name="T431"> měli byste se držet toho, co je napsáno v pravidlech – tedy jaká existují kouzla, schopnosti, </text:span><text:span text:style-name="T437">rasy,</text:span><text:span text:style-name="T431"> nestvůry, magické předměty a tak dále, </text:span><text:span text:style-name="T445">a také</text:span><text:span text:style-name="T443"> že v minulosti civilizaci budovaly starší rasy – elfové, trpaslíci, orkové a goblini, a že v současnosti </text:span><text:span text:style-name="T444">z těchto</text:span><text:span text:style-name="T443"> dávn</text:span><text:span text:style-name="T444">ých říší zbývají jen ruiny</text:span><text:span text:style-name="T443"> a </text:span><text:soft-page-break/><text:span text:style-name="T443">nahrazuj</text:span><text:span text:style-name="T448">e</text:span><text:span text:style-name="T443"> je nov</text:span><text:span text:style-name="T448">á civilizace</text:span><text:span text:style-name="T443">, </text:span><text:span text:style-name="T448">budovaná</text:span><text:span text:style-name="T443"> převážně lidmi.</text:span><text:span text:style-name="T431"> Můžete si ale samozřejmě přidávat vlastní </text:span><text:span text:style-name="T446">kouzla, schopnosti, předměty, </text:span><text:span text:style-name="T447">nestvůry</text:span><text:span text:style-name="T446"> či starší rasy</text:span><text:span text:style-name="T431">, případně říct, že ve vaší </text:span><text:span text:style-name="T435">oblasti</text:span><text:span text:style-name="T431"> někter</text:span><text:span text:style-name="T433">é z nich</text:span><text:span text:style-name="T431"> nejsou běžné.<text:line-break/><text:tab/></text:span><text:span text:style-name="T439">Astronomie sdíleného světa se moc neliší od pozemské: Je jen jedno Slunce a jeden Měsíc. </text:span><text:span text:style-name="T442">D</text:span><text:span text:style-name="T439">en a rok trvají tak, jak jsme zvyklí. </text:span><text:span text:style-name="T430"><text:s/></text:span><text:span text:style-name="T439">N</text:span><text:span text:style-name="T430">a severu je jasná hvězda, podle které se nejčastěji naviguje</text:span><text:span text:style-name="T439">,</text:span><text:span text:style-name="T430"> </text:span><text:span text:style-name="T439">s</text:span><text:span text:style-name="T430">ouhvězdím </text:span><text:span text:style-name="T432">však</text:span><text:span text:style-name="T430"> mohou různé národy říkat různě. </text:span><text:span text:style-name="T439">Kromě rozličných fantastických tvorů zde žijí stejná zvířata jako na Zemi a rostou zde stejné rostliny, </text:span><text:span text:style-name="T440">samozřejmě v závislosti na konkrétní poloze.</text:span><text:span text:style-name="T430"><text:line-break/><text:tab/></text:span><text:span text:style-name="T438">Všechno ostatní, </text:span><text:span text:style-name="T441">jako kde se vaše oblast nachází,</text:span><text:span text:style-name="T438"> </text:span><text:span text:style-name="T441">jakou má</text:span><text:span text:style-name="T438"> historii, božstva, kulturu, státní zřízení a tak dále, je na vás.</text:span></text:p>
      <text:h text:style-name="P1068" text:outline-level="2"><text:bookmark-start text:name="__RefHeading___Toc20148_1502512718"/><text:span text:style-name="T465">+</text:span><text:span text:style-name="T310">Vaše p</text:span><text:span text:style-name="T1">ostavy</text:span><text:bookmark-end text:name="__RefHeading___Toc20148_1502512718"/></text:h>
      <text:p text:style-name="P497"><text:span text:style-name="T335">Vaše p</text:span><text:span text:style-name="T320">ostavy </text:span><text:span text:style-name="T327">budou</text:span><text:span text:style-name="T283"> </text:span><text:span text:style-name="T288">už od začátku</text:span><text:span text:style-name="T320"> zdatné v boji, ať už zbraněmi nebo kouzly, </text:span><text:span text:style-name="T327">dokáží přežít</text:span><text:span text:style-name="T283"> v nebezpečn</text:span><text:span text:style-name="T288">é</text:span><text:span text:style-name="T283"> divočině </text:span><text:span text:style-name="T291">a</text:span><text:span text:style-name="T283"> prozkoumávat ztracené ruiny plné dávno zapomenutých pokladů, tajemství, nástrah a kouzel. </text:span><text:span text:style-name="T288">P</text:span><text:span text:style-name="T287">ostupně</text:span><text:span text:style-name="T288"> budou získávat </text:span><text:span text:style-name="T307">nové</text:span><text:span text:style-name="T288"> schopnosti a magické předměty, až</text:span><text:span text:style-name="T287"> se z nich stanou mocní mágové </text:span><text:span text:style-name="T331">či </text:span><text:span text:style-name="T307">zkušení</text:span><text:span text:style-name="T287"> válečníci a budou schopny ovlivňovat významné události ve vašem herním světě.</text:span><text:span text:style-name="T321"><text:line-break/><text:tab/>Obvyklé je</text:span><text:span text:style-name="T328"> začít jako</text:span><text:span text:style-name="T321"> </text:span><text:span text:style-name="T294">skupin</text:span><text:span text:style-name="T328">a</text:span><text:span text:style-name="T294"> dobrodruhů</text:span><text:span text:style-name="T284">, kteří se vydávají na </text:span><text:span text:style-name="T321">průzkum opuštěného podzemí</text:span><text:span text:style-name="T284"> v touze po </text:span><text:span text:style-name="T308">moci a</text:span><text:span text:style-name="T284"> pokladech, </text:span><text:span text:style-name="T286">a postupně se proprac</text:span><text:span text:style-name="T292">ují</text:span><text:span text:style-name="T286"> k vlastním cílům a zájmům.</text:span><text:span text:style-name="T284"> </text:span><text:span text:style-name="T294">M</text:span><text:span text:style-name="T288">ůžete </text:span><text:span text:style-name="T294">ale </text:span><text:span text:style-name="T322">také</text:span><text:span text:style-name="T294"> </text:span><text:span text:style-name="T295">hrát</text:span><text:span text:style-name="T322"> </text:span><text:span text:style-name="T285">t</text:span><text:span text:style-name="T309">řeba </text:span><text:span text:style-name="T285">agent</text:span><text:span text:style-name="T295">y</text:span><text:span text:style-name="T285"> ve službách krále či </text:span><text:span text:style-name="T289">význam</text:span><text:span text:style-name="T290">n</text:span><text:span text:style-name="T289">ého</text:span><text:span text:style-name="T285"> šlechtice,</text:span><text:span text:style-name="T290"> </text:span><text:span text:style-name="T286">průzkumní</text:span><text:span text:style-name="T295">ky</text:span><text:span text:style-name="T286"> a dobyvatel</text:span><text:span text:style-name="T295">e</text:span><text:span text:style-name="T286"> nově objeveného kontinentu, </text:span><text:span text:style-name="T294">nebo </text:span><text:span text:style-name="T295">cokoliv jiného</text:span><text:span text:style-name="T313"> </text:span><text:span text:style-name="T322">vás napadne</text:span><text:span text:style-name="T294">.<text:line-break/><text:tab/></text:span><text:span text:style-name="T336">Až se domluvíte, </text:span><text:span text:style-name="T43">jakou skupinu chcete hrát</text:span><text:span text:style-name="T336">, </text:span><text:span text:style-name="T427">vytvořte si postavy</text:span><text:span text:style-name="T336"> podle kapitoly </text:span><text:span text:style-name="T175">Tvoje postava</text:span><text:span text:style-name="T336"> </text:span><text:span text:style-name="T242">&lt;ODKAZ&gt;.</text:span></text:p>
      <text:h text:style-name="P1073" text:outline-level="2"><text:bookmark-start text:name="__RefHeading___Toc20150_1502512718"/><text:soft-page-break/><text:span text:style-name="T2767">+</text:span>Domluva o příběhové imunitě<text:bookmark-end text:name="__RefHeading___Toc20150_1502512718"/></text:h>
      <text:p text:style-name="P492">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16" text:outline-level="3"><text:span text:style-name="T2767">+</text:span>Hraní s příběhovou imunitou</text:h>
      <text:p text:style-name="P493">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6">Příklad:</text:p>
      <text:p text:style-name="P908">Hráči se dohodli, že budou hrát s příběhovou imunitou. <text:span text:style-name="T2605">P</text:span>ozději při hře Gorondar sám brání tábor proti smečce vlků. <text:span text:style-name="T2604">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94"><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95">/* TODO: Pokud bude mít kouzelník přítele, tak to tady zmínit taky */</text:p>
      <text:h text:style-name="P1016" text:outline-level="3"><text:span text:style-name="T2767">+</text:span>Hraní bez příběhové imunity</text:h>
      <text:p text:style-name="P494">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7">Příklad:</text:p>
      <text:p text:style-name="P909"><text:span text:style-name="T1075">Pokud by se hráči na začátku hry dohodli, že budou hrát bez příběhové imunity, a Gorondar by </text:span><text:span text:style-name="T1076">později</text:span><text:span text:style-name="T1075"> při při souboji se smečkou p</text:span><text:span text:style-name="T1076">rohrál</text:span><text:span text:style-name="T1075">, vlci by ho roztrhali.</text:span></text:p>
      <text:p text:style-name="P498"><text:span text:style-name="T2606">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72">Pokud nevíte, </text:span><text:span text:style-name="T1077">kterou variantu</text:span><text:span text:style-name="T1072"> si máte vybrat, nebo se nemůžete dohodnout, hrajte </text:span><text:span text:style-name="T1073">s příběhovou imunitou</text:span><text:span text:style-name="T1072">.</text:span></text:p>
      <text:h text:style-name="P1008" text:outline-level="1"><text:bookmark-start text:name="__RefHeading___Toc21875_1991418811"/>.Tvoje postava<text:bookmark-end text:name="__RefHeading___Toc21875_1991418811"/></text:h>
      <text:p text:style-name="P499"><text:span text:style-name="T2043">Pokud ses rozhodl hrát za jednu z postav</text:span>, musíš si <text:span text:style-name="T2051">ji</text:span> <text:span text:style-name="T2043">nejprve vytvořit</text:span>.</text:p>
      <text:h text:style-name="P1074" text:outline-level="2"><text:bookmark-start text:name="__RefHeading___Toc12788_4230435934"/>.Vlastnosti<text:bookmark-end text:name="__RefHeading___Toc12788_4230435934"/></text:h>
      <text:p text:style-name="P204"><text:span text:style-name="T2649">T</text:span>ODO: Tenhle text <text:span text:style-name="T2670">budu muset</text:span> ještě zrevidovat. Např. Finesa vs plížení závisí na tom, jak dopadnou pravidla pro plížení.</text:p>
      <text:p text:style-name="P502">Tvoji postavu popisují tři <text:span text:style-name="T1942">vlastnosti</text:span>:</text:p>
      <text:p text:style-name="P503">Síla</text:p>
      <text:list xml:id="list651312092" text:style-name="L20">
        <text:list-item>
          <text:p text:style-name="P1296">Síla představuje tvou hrubou, fyzickou sílu, ale také výdrž, schopnost odolávat jedům, zranění a nepříznivým podmínkám a schopnost bojovat v těžké zbroji a s těžkými zbraněmi.</text:p>
        </text:list-item>
      </text:list>
      <text:p text:style-name="P504">Finesa</text:p>
      <text:list xml:id="list313954889" text:style-name="L21">
        <text:list-item>
          <text:p text:style-name="P1297">Finesa představuje tvou mrštnost, hbitost a šikovnost, ale také postřeh, přesnost, výřečnost a vystupování. Hraje roli zejména při střelbě, při uhýbání před pastmi a útoky nepřátel a také při plížení.</text:p>
        </text:list-item>
      </text:list>
      <text:p text:style-name="P505">Duše</text:p>
      <text:list xml:id="list2357511009" text:style-name="L22">
        <text:list-item>
          <text:p text:style-name="P1298"><text:span text:style-name="T953">Duše představuje odolnost proti</text:span><text:span text:style-name="T472"> </text:span><text:span text:style-name="T949">magii</text:span><text:span text:style-name="T472"> působící na </text:span><text:span text:style-name="T950">m</text:span><text:span text:style-name="T472">ysl </text:span><text:span text:style-name="T951">nebo duši </text:span><text:span text:style-name="T952">a útokům </text:span><text:span text:style-name="T955">duchů a jiných nehmotných bytostí.</text:span><text:span text:style-name="T954"> </text:span><text:span text:style-name="T980">U</text:span><text:span text:style-name="T954">rčuje také sílu </text:span><text:span text:style-name="T980">všech</text:span><text:span text:style-name="T954"> tvých kouzel, </text:span><text:span text:style-name="T955">ať už je sesíláš sám, nebo pomocí hůlek, prstenů či jiných kouzelných předmětů</text:span><text:span text:style-name="T954">.</text:span></text:p>
        </text:list-item>
      </text:list>
      <text:p text:style-name="P36"><text:soft-page-break/>Abys mohl určit hodnoty vlastností své postavy, musíš si nejprve zvolit rasu a povolání.</text:p>
      <text:h text:style-name="P1068" text:outline-level="2"><text:bookmark-start text:name="__RefHeading___Toc21879_1991418811"/>.Ras<text:span text:style-name="T2050">a tvé postavy</text:span><text:bookmark-end text:name="__RefHeading___Toc21879_1991418811"/></text:h>
      <text:p text:style-name="P519"><text:span text:style-name="T2043">Příběhy Dračáku se odehrávají ve fantastickém světě, takže</text:span> tvoje postava nemusí být pouze člověk. <text:span text:style-name="T2044">Můžeš si vybrat, jestli jsi člověk, barbar, hobit, kudůk, elf, trpaslík nebo kroll.<text:line-break/></text:span><text:span text:style-name="T204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75">také</text:span> <text:span text:style-name="T204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46">neobratného</text:span>, <text:span text:style-name="T2044">ale</text:span> zato silného zloděje.<text:line-break/><text:tab/>Pečlivě si proto přečti následující stránky, <text:span text:style-name="T2048">kde</text:span> najdeš charakte<text:soft-page-break/>ristiky jednotlivých ras, <text:span text:style-name="T2049">včetně toho, v jakém rozsahu se mohou pohybovat hodnoty jejich vlastností. Projdi si také popis jednotlivých povolání v následující kapitole.</text:span> Potom zvaž, jaká <text:span text:style-name="T2052">kombinace</text:span> ras<text:span text:style-name="T2052">y a povolání ti bude nejvíce</text:span> vyhovova<text:span text:style-name="T2052">t</text:span>.</text:p>
      <text:h text:style-name="P1024" text:outline-level="3">Člověk</text:h>
      <text:p text:style-name="Text_20_body"><text:span text:style-name="T706">VELIKOST: 6<text:line-break/></text:span><text:span text:style-name="T705">VLASTNOSTI: Síla 1-3, Finesa 1-3, Duše 1-3 </text:span><text:span text:style-name="T707"><text:line-break/></text:span><text:span text:style-name="T708">SCHOPNOST: Všestrannost</text:span></text:p>
      <text:p text:style-name="P37">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97">Všestrannost</text:p>
      <text:p text:style-name="P147">Jako člověk si můžeš <text:span text:style-name="T1589">vybrat jednu z následujících schopností, i když nemáš příslušné povolání:</text:span></text:p>
      <text:list xml:id="list547911968" text:style-name="L23">
        <text:list-item>
          <text:p text:style-name="P1376"><text:span text:style-name="T1590">Od válečníka: </text:span><text:span text:style-name="T1097">Zastrašení, Útok na dva cíle, Ochránce</text:span></text:p>
        </text:list-item>
        <text:list-item>
          <text:p text:style-name="P1376"><text:span text:style-name="T1590">Od hraničáře: </text:span><text:span text:style-name="T1097">Pouto se zvířetem, Mluvení se zvířaty</text:span></text:p>
        </text:list-item>
        <text:list-item>
          <text:p text:style-name="P1376"><text:span text:style-name="T1590">Od zloděje: </text:span><text:span text:style-name="T1097">Získání důvěry, Bezpečný dopad, Obří skoky, Chytání střel</text:span></text:p>
        </text:list-item>
      </text:list>
      <text:p text:style-name="P218">Tuto schopnost budeš mít navíc k těm, které získáš díky svému povolání.</text:p>
      <text:h text:style-name="Heading_20_4" text:outline-level="4"><text:soft-page-break/>Barbar</text:h>
      <text:p text:style-name="P291"><text:span text:style-name="T706">VELIKOST: 6<text:line-break/>VLASTNOSTI: Síla 2-3, Finesa 1-3, Duše 1-3</text:span><text:span text:style-name="T707"><text:line-break/></text:span><text:span text:style-name="T708">SCHOPNOST: Všestrannost (stejně jako ostatní lidé)</text:span></text:p>
      <text:p text:style-name="P292"><text:span text:style-name="T708">T</text:span><text:span text:style-name="T705">ODO: Dát barbarovi výběr z jiných schopností než člověku.</text:span></text:p>
      <text:p text:style-name="P38">Barbaři jsou lidé žijící daleko v odloučení od civilizace. Tyto tvrdé podmínky z nich dělají skvělé válečníky, ale uplatní se i ve všech ostatních povoláních.</text:p>
      <text:h text:style-name="P1024" text:outline-level="3">Hobit</text:h>
      <text:p text:style-name="P5"><text:span text:style-name="T706">VELIKOST: </text:span><text:span text:style-name="T709">5</text:span><text:span text:style-name="T706"><text:line-break/>VLASTNOSTI: </text:span><text:span text:style-name="T711">Síla 1-2, Finesa 2-3, Duše 1-3</text:span><text:span text:style-name="T707"><text:line-break/></text:span><text:span text:style-name="T708">SCHOPNOST: </text:span><text:span text:style-name="T709">Vytříbená chuť a čich</text:span></text:p>
      <text:p text:style-name="P39">Hobiti jsou malým, veselým nárůdkem. Jsou ještě menší než trpaslíci, chlupatí a jaksi „dobrácky kulaťoučcí“. Žijí zpravidla v úrodných údolích, kde si ve stráních budují komfortní nory a doupata. <text:span text:style-name="T2616">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6"><text:soft-page-break/>Vytříbená chuť a čich</text:p>
      <text:p text:style-name="P506">Hobiti mají citlivější chuť a čich než příslušníci ostatních ras. Jsou <text:span text:style-name="T1412">to </text:span>díky tomu známí labužníci a velcí znalci různých nápojů, pokrmů a jiných poživatin, ale dává jim to výhodu i na dobrodružných výpravách: Neumí sice stopovat tak dobře jako psi, ale dokáží <text:span text:style-name="T1413">například</text:span> čich<text:span text:style-name="T1413">em poznat převlečenou osobu</text:span> a pouhým ochutnáním odhalí přítomnost jedů <text:span text:style-name="T1414">nebo jiných nežádoucích přísad</text:span>.</text:p>
      <text:h text:style-name="Heading_20_4" text:outline-level="4">Kudůk</text:h>
      <text:p text:style-name="P6"><text:span text:style-name="T706">VELIKOST: </text:span><text:span text:style-name="T709">5</text:span><text:span text:style-name="T706"><text:line-break/>VLASTNOSTI: </text:span><text:span text:style-name="T712">Síla 1-2, Finesa 2-3, Duše 1-3</text:span><text:span text:style-name="T707"><text:line-break/></text:span><text:span text:style-name="T708">SCHOPNOST: </text:span><text:span text:style-name="T709">Vytříbená chuť a čich </text:span><text:span text:style-name="T710">(jako hobit)</text:span></text:p>
      <text:p text:style-name="P293"><text:span text:style-name="T710">/</text:span><text:span text:style-name="T869">* </text:span><text:span text:style-name="T710">T</text:span><text:span text:style-name="T705">ODO: </text:span><text:span text:style-name="T867">Ideálně u</text:span><text:span text:style-name="T705">nikátní raciálka. </text:span><text:span text:style-name="T868">Možná dát přece jen hobitům „čich“ z DrD a kudůkům nechat vylepšení smyslů? Bude se to pak ale plést... </text:span><text:span text:style-name="T911">Šlo by ale hobití „čich“ pojmenovat „šestý smysl“.</text:span><text:span text:style-name="T868"> </text:span><text:span text:style-name="T869">*/</text:span></text:p>
      <text:p text:style-name="P40">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25" text:outline-level="3">Elf</text:h>
      <text:p text:style-name="P500"><text:span text:style-name="T706">VELIKOST: </text:span><text:span text:style-name="T713">6</text:span><text:span text:style-name="T706"><text:line-break/>VLASTNOSTI: Síla 1-2, Finesa 2-3, Duše 2-3</text:span><text:span text:style-name="T712"><text:line-break/></text:span><text:span text:style-name="T708">SCHOPNOST: </text:span><text:span text:style-name="T715">Ostrý zrak</text:span></text:p>
      <text:p text:style-name="P41"><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6"><text:span text:style-name="T714">O</text:span><text:span text:style-name="T705">strý zrak</text:span></text:p>
      <text:p text:style-name="P507"><text:span text:style-name="T705">Elfové mají ostřejší a citlivější zrak než ostatní rasy. Vidí dobře i za šera (ale ne v naprosté tmě) a rozeznají detaily </text:span><text:span text:style-name="T716">i </text:span><text:span text:style-name="T705">na v</text:span><text:span text:style-name="T716">elkou</text:span><text:span text:style-name="T705"> vzdálenost.</text:span></text:p>
      <text:h text:style-name="P1025" text:outline-level="3">Trpaslík</text:h>
      <text:p text:style-name="P501"><text:span text:style-name="T706">VELIKOST: </text:span><text:span text:style-name="T713">6</text:span><text:span text:style-name="T706"><text:line-break/>VLASTNOSTI: Síla 2-3, Finesa 1-2, Duše 1-3</text:span><text:span text:style-name="T712"><text:line-break/></text:span><text:span text:style-name="T708">SCHOPNOST: </text:span><text:span text:style-name="T717">Infravidění</text:span></text:p>
      <text:p text:style-name="P43">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6">Infravidění</text:p>
      <text:p text:style-name="P508">Trpaslíci dokáží rozeznat teplejší předměty od studenějších. <text:span text:style-name="T1415">I v naprosté tmě tedy například uvidí teplokrevné tvory. Nedokáží ale rozeznat barvy ani detaily, nevidí skrz překážky a pokud má v podzemí všechno stejnou teplotu, musí tápat stejně jako všichni ostatní.</text:span></text:p>
      <text:h text:style-name="P1025" text:outline-level="3">Kroll</text:h>
      <text:p text:style-name="P42">VELIKOST: 7<text:line-break/>VLASTNOSTI: Síla 3, Finesa 1-2, Duše 1-2<text:line-break/>SCHOPNOST: Ultrasluch</text:p>
      <text:p text:style-name="P42">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6"><text:soft-page-break/>Ultrasluch</text:p>
      <text:p text:style-name="P509">Krol<text:span text:style-name="T155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97">Ultrasluch</text:span> nefunguje v prostředí hlučnějším než obyčejný hovor, nebo když kroll z nějakých důvodů nemůže vydávat zvuky.</text:p>
      <text:h text:style-name="P1068" text:outline-level="2"><text:bookmark-start text:name="__RefHeading___Toc21881_1991418811"/>Povolání tvé postavy<text:bookmark-end text:name="__RefHeading___Toc21881_1991418811"/></text:h>
      <text:p text:style-name="P510">Nyní, když víš, zda ses narodil jako sličný elf, robustní trpaslík nebo urostlý barbar, přišel čas vybrat <text:span text:style-name="T2129">si</text:span> dobrodružné povolání. <text:span text:style-name="T2156">Na výběr máš z těchto možností: válečník, hraničář, alchymista, kouzelník, zloděj a druid.<text:line-break/></text:span><text:tab/><text:span text:style-name="T213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3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8">Příklad:</text:p>
      <text:p text:style-name="P910"><text:span text:style-name="T1646">Pán jeskyně:</text:span> „<text:span text:style-name="T2142">Máte už rozmyšleno, jaké si kdo vezmete postavy?</text:span>“</text:p>
      <text:p text:style-name="P911"><text:span text:style-name="T1661">Pavel</text:span><text:span text:style-name="T1646">:</text:span> „Já <text:span text:style-name="T2142">jdu rozhodně do válečníka, chci si pořádně zafajtit. Samozřejmě trpaslík.“</text:span></text:p>
      <text:p text:style-name="P911"><text:soft-page-break/><text:span text:style-name="T1661">Katka</text:span><text:span text:style-name="T1646">:</text:span> „<text:span text:style-name="T2142">Mě láká hraničář. Asi to bude elfka.“</text:span></text:p>
      <text:p text:style-name="P911"><text:span text:style-name="T1661">Jana</text:span><text:span text:style-name="T1646">:</text:span> „<text:span text:style-name="T2142">Já jsem uvažovala o hraničářovi nebo kouzelníkovi. Takže jsi mi usnadnila rozhodování, udělám si kouzelníka. S rasou si nejsem jistá. Na hraničáře by se mi líbila hobitka, ale ke kouzelníkovi mi to nesedí. Asi budu člověk.“</text:span></text:p>
      <text:p text:style-name="P474">TODO:</text:p>
      <text:p text:style-name="P474"><text:span text:style-name="T259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28" text:outline-level="3">Válečník</text:h>
      <text:p text:style-name="P294"><text:span text:style-name="T910">POŽADAVKY</text:span><text:span text:style-name="T706">: </text:span><text:span text:style-name="T707">Síla</text:span><text:span text:style-name="T910"> alespoň</text:span><text:span text:style-name="T707"> 2</text:span></text:p>
      <text:p text:style-name="P19">Válečník je silný a houževnatý. <text:span text:style-name="T2038">Obvykle bojuje těžkými zbraněmi a nosí těžkou zbroj a v boji tedy hodně vydrží a dokáže rozdávat tvrdé rány</text:span>. <text:span text:style-name="T2057">Jako jediný také boj a zbraně skutečně studuje a dokáže skupinu dovést k vítězství i ve zdánlivě beznadějných situacích.</text:span> A vzhledem k tomu, že bitvy a souboje jsou <text:span text:style-name="T2055">pro hrdiny</text:span> v Drač<text:span text:style-name="T2053">áku</text:span> <text:span text:style-name="T2055">takřka denním chlebem</text:span>, <text:span text:style-name="T2054">družina bez válečníka to bude mít hodně těžké</text:span>.</text:p>
      <text:h text:style-name="P1028" text:outline-level="3">Hraničář</text:h>
      <text:p text:style-name="P328"><text:span text:style-name="T910">POŽADAVKY</text:span><text:span text:style-name="T706">: </text:span><text:span text:style-name="T865">Finesa </text:span><text:span text:style-name="T910">alespoň</text:span><text:span text:style-name="T707"> 2</text:span></text:p>
      <text:p text:style-name="P20"><text:soft-page-break/>Hraničář <text:span text:style-name="T2237">z</text:span>ná přírodu a tvory, kteří ji obývají, a umí svých znalostí využívat. <text:span text:style-name="T2056">Nesoustředí se sice jen na trénink a studium boje</text:span>, ale <text:span text:style-name="T2056">v případě potřeby dokáže stát</text:span> po boku válečníka, <text:span text:style-name="T2056">nebo jej podporovat přesnými ranami z luku nebo kuše</text:span>.<text:line-break/><text:tab/>Hraničáři <text:span text:style-name="T2056">nejčastěji provádí výpravy nebezpečnou divočinou, případně</text:span> střeží stezky a pomáhají těm, kdo pomoc potřebují. Proto jsou takřka všude vítanými hosty. <text:span text:style-name="T205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28" text:outline-level="3">Alchymista</text:h>
      <text:p text:style-name="P328"><text:span text:style-name="T910">POŽADAVKY</text:span><text:span text:style-name="T706">: </text:span><text:span text:style-name="T865">Finesa </text:span><text:span text:style-name="T910">alespoň</text:span><text:span text:style-name="T707"> 2</text:span></text:p>
      <text:p text:style-name="P19">Alchymista je šikovný a leccos vydrží. Zabývá se výrobou lektvarů, <text:span text:style-name="T205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59">takový</text:span> strach. Přesto mají svým způsobem mnohem důvěrnější vztah k magenergii než jiná povolání nadaná schopností kouzlit.<text:line-break/><text:soft-page-break/><text:tab/>Alchymistovy <text:span text:style-name="T2060">lektvary a kouzelné</text:span> předměty mohou být užitečné v mnoha různých situacích. Jejich účinky se často liší od účinků kouzelníkových kouzel a žádná družina neprodělá, když bude mít alchymistu ve svém středu.</text:p>
      <text:h text:style-name="P1028" text:outline-level="3">Kouzelník</text:h>
      <text:p text:style-name="P328"><text:span text:style-name="T910">POŽADAVKY</text:span><text:span text:style-name="T706">: </text:span><text:span text:style-name="T865">Duše </text:span><text:span text:style-name="T910">alespoň</text:span><text:span text:style-name="T707">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3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26" text:outline-level="3">Zloděj</text:h>
      <text:p text:style-name="P328"><text:span text:style-name="T910">POŽADAVKY</text:span><text:span text:style-name="T706">: </text:span><text:span text:style-name="T866">Finesa </text:span><text:span text:style-name="T910">alespoň</text:span><text:span text:style-name="T707"> 2</text:span></text:p>
      <text:p text:style-name="P329"><text:span text:style-name="T70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70">S</text:span><text:span text:style-name="T705">vé řemeslo </text:span><text:span text:style-name="T870">studují</text:span><text:span text:style-name="T705"> v obávaném zlodějském cechu a prostí lidé si vyprávějí bájné zkazky o jejich umění. O zlodějích, kteří pronikli do přísně střežených pevností nebo zakletých hrobek a ukradli královské poklady, </text:span><text:span text:style-name="T871">nebo</text:span><text:span text:style-name="T705"> </text:span><text:soft-page-break/><text:span text:style-name="T705">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72">odhalovat</text:span><text:span text:style-name="T705"> tajné vchody či skrýše je nenahraditelné při průzkumu opuštěných hradů či podzemních komplexů a činí z nich žádané členy každé družiny.</text:span></text:p>
      <text:h text:style-name="P1027" text:outline-level="3">Druid</text:h>
      <text:p text:style-name="P328"><text:span text:style-name="T910">POŽADAVKY</text:span><text:span text:style-name="T706">: </text:span><text:span text:style-name="T918">Duše</text:span><text:span text:style-name="T866"> </text:span><text:span text:style-name="T910">alespoň</text:span><text:span text:style-name="T707"> 2</text:span></text:p>
      <text:p text:style-name="P340"><text:span text:style-name="T705">Druid je </text:span><text:span text:style-name="T913">kněz</text:span><text:span text:style-name="T705"> a přírodní čaroděj. </text:span><text:span text:style-name="T913">Jeho kouzla pracují s živými tvory a rostlinami – dokáže se dívat očima ptáků a zvířat, přimět rostliny růst před očima a také se v různá zvířata měnit. Podobně jako hraničář </text:span><text:span text:style-name="T915">zná léčivé byliny a</text:span><text:span text:style-name="T913"> ovládá </text:span><text:span text:style-name="T915">hojivá</text:span><text:span text:style-name="T913"> kouzla a asi není třeba říkat, že rozzuřený medvěd nebo vlk může být vítaným pomocníkem v boji.<text:line-break/><text:tab/></text:span><text:span text:style-name="T919">S</text:span><text:span text:style-name="T914">vé tajné umění </text:span><text:span text:style-name="T919">druidi</text:span><text:span text:style-name="T914"> studují hluboko v lesích, rozhodně to ale nejsou žádní divoši či poustevníci. </text:span><text:span text:style-name="T917">Mají hluboké znalosti </text:span><text:span text:style-name="T921">místní</text:span><text:span text:style-name="T917"> historie, politiky, astronomie a dalších věd, předávané z generace na generaci.</text:span><text:span text:style-name="T914"> </text:span><text:span text:style-name="T915">Jejich posláním je provádět obřady a pomáhat obyčejným lidem. </text:span><text:span text:style-name="T920">Mezi nimi</text:span><text:span text:style-name="T915"> se těší značné vážnosti: Jsou známé </text:span><text:span text:style-name="T916">případy</text:span><text:span text:style-name="T915">, kdy </text:span><text:span text:style-name="T917">kmenoví náčelníci na přání druidů ukončili probíhající bitvu a rozešli se v míru.</text:span></text:p>
      <text:h text:style-name="P1075" text:outline-level="2"><text:bookmark-start text:name="__RefHeading___Toc14782_2806536736"/><text:soft-page-break/><text:span text:style-name="T2761">+</text:span>Minulost<text:bookmark-end text:name="__RefHeading___Toc14782_2806536736"/></text:h>
      <text:p text:style-name="P511">Předtím, než ses vydal na svou první dobrodružnou výpravu, <text:span text:style-name="T2650">ses musel něčím živit, </text:span>někde <text:span text:style-name="T2650">ses</text:span> <text:span text:style-name="T2650">učil</text:span> své povolání, seznámil ses se spoustou lidí a možná jsi i zažil něco zajímavého.<text:span text:style-name="T2615"> Podobně jako u tvorby světa ale ani svou minulost nepotřebuješ znát hned celou – stačí vždycky jen malá část, která se týká aktuálního příběhu.</text:span></text:p>
      <text:h text:style-name="P1017" text:outline-level="3"><text:span text:style-name="T2767">+Hraj</text:span> postavu, která má co ztratit</text:h>
      <text:p text:style-name="P51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90">ostatní</text:span> spoluhráče.<text:line-break/><text:tab/>Mnohem zajímavější jsou postavy, které co ztratit mají: Na někom jim záleží, mají k něčemu vztah, <text:span text:style-name="T2614">případně</text:span> <text:span text:style-name="T2614">m</text:span>ají nějaké problémy, <text:span text:style-name="T2651">před kterými</text:span> nemohou jen tak utéct a nechat je za hlavou, <text:span text:style-name="T2651">ale musí se jim postavit čelem</text:span>.</text:p>
      <text:h text:style-name="P1017" text:outline-level="3"><text:span text:style-name="T2767">+</text:span>Vytv<text:span text:style-name="T2137">oření</text:span> minulosti <text:span text:style-name="T2139">do začátku</text:span></text:h>
      <text:p text:style-name="P513">Až bude mít Pán jeskyně představu, jak váš příběh začne, zeptá se vás na pár věcí, které s tím nějak souvisí.</text:p>
      <text:p text:style-name="P769">Příklad:</text:p>
      <text:p text:style-name="P913"><text:span text:style-name="T1646">Pán jeskyně:</text:span> „Kdo z vás zná star<text:span text:style-name="T2784">é</text:span>ho druida Bělovouse <text:span text:style-name="T2158">ze</text:span> Zálesí?“</text:p>
      <text:p text:style-name="P913"><text:span text:style-name="T1646">Katka:</text:span> „Já jsem hraničářka, takže s druidem bych se znát mohla. Možná mě učil <text:span text:style-name="T2145">znát</text:span> léčivé byliny?“</text:p>
      <text:p text:style-name="P913"><text:span text:style-name="T1646">Pán jeskyně:</text:span> „Jasně, to dává smysl.“</text:p>
      <text:p text:style-name="P913"><text:soft-page-break/><text:span text:style-name="T1646">Jana:</text:span> „Co je zač Zálesí, nějaká vesnice na kraji velkého lesa?“</text:p>
      <text:p text:style-name="P913"><text:span text:style-name="T1646">Pán jeskyně:</text:span> „Asi jo, zatím mě napadlo jen to jméno.“</text:p>
      <text:p text:style-name="P913"><text:span text:style-name="T1646">Jana:</text:span> „Tak to ho asi znát nebudu, Kara určitě studovala magii ve městě.“</text:p>
      <text:p text:style-name="P913"><text:span text:style-name="T1646">Katka:</text:span> „<text:span text:style-name="T2146">Naria se nejspíš v nějaké vesnici</text:span> na kraji velkého lesa <text:span text:style-name="T2146">narodila. Může to být klidně Zálesí.</text:span>“</text:p>
      <text:p text:style-name="P913"><text:span text:style-name="T1660">Pavel</text:span><text:span text:style-name="T1646">:</text:span> „<text:span text:style-name="T214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13"><text:span text:style-name="T1646">Katka:</text:span> „Tak že bychom byli všichni ze <text:span text:style-name="T2147">Z</text:span>álesí? <text:span text:style-name="T2159">Já jsem sice</text:span> odešla studovat do města, ale jako úplně malá <text:span text:style-name="T2148">jsme</text:span> si mohla klidně hrát s váma.“</text:p>
      <text:p text:style-name="P913"><text:span text:style-name="T1646">Pán jeskyně:</text:span> „<text:span text:style-name="T2141">To zní dobře. Jste všichni pro?</text:span>“</text:p>
      <text:p text:style-name="P514">V tomto krátkém rozhovoru hráči <text:span text:style-name="T2150">vy</text:span>tvořili část minulosti svých postav, ale také část herního světa. <text:span text:style-name="T214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18" text:outline-level="3"><text:span text:style-name="T2767">+</text:span>Detailní minulost</text:h>
      <text:p text:style-name="P515"><text:span text:style-name="T2096">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32">Hru totiž chcete hrát </text:span><text:span text:style-name="T333">společně</text:span><text:span text:style-name="T40"> a to se mnohem snáze dělá, </text:span><text:soft-page-break/><text:span text:style-name="T40">když </text:span><text:span text:style-name="T44">bud</text:span><text:span text:style-name="T97">ete</text:span><text:span text:style-name="T44"> mít</text:span><text:span text:style-name="T42"> </text:span><text:span text:style-name="T41">nějaké styčné body, </text:span><text:span text:style-name="T40">než když </text:span><text:span text:style-name="T97">budete hrát</text:span><text:span text:style-name="T40"> náhodn</text:span><text:span text:style-name="T97">ou</text:span><text:span text:style-name="T40"> skupin</text:span><text:span text:style-name="T97">u</text:span><text:span text:style-name="T40"> jednotlivců, kteří se vzájemně neznají a </text:span><text:span text:style-name="T41">nemají nic společného. </text:span><text:span text:style-name="T45">Není také od věci nechat v minulosti postav „nevyplněné stránky“, které dopíšete až v průběhu hry.</text:span></text:p>
      <text:h text:style-name="P1017" text:outline-level="3"><text:span text:style-name="T2767">+</text:span>Vytvoř aktivní postavu</text:h>
      <text:p text:style-name="P516">Pasivní postavy jsou nudné a ostatní hráče by navíc začalo brzo otravovat, když by tě museli pořád k něčemu přemlouvat. Proč je tvoje postava aktivní, je na tobě:</text:p>
      <text:list xml:id="list1269582465" text:style-name="L24">
        <text:list-item>
          <text:p text:style-name="P1299">Může být třeba zvědavá.</text:p>
        </text:list-item>
        <text:list-item>
          <text:p text:style-name="P1299">Možná chce jít ostatním příkladem.</text:p>
        </text:list-item>
        <text:list-item>
          <text:p text:style-name="P1299">Možná má ráda adrenalin.</text:p>
        </text:list-item>
        <text:list-item>
          <text:p text:style-name="P1299">Možná chce něco zažít nebo cestovat.</text:p>
        </text:list-item>
        <text:list-item>
          <text:p text:style-name="P1299">Možná chce zbohatnout a je ochotná pro to něco dělat.</text:p>
        </text:list-item>
        <text:list-item>
          <text:p text:style-name="P1299">Dost možná prostě nerada jen tak stojí a nic nedělá.</text:p>
        </text:list-item>
      </text:list>
      <text:h text:style-name="P1017" text:outline-level="3"><text:span text:style-name="T2767">+</text:span>V<text:span text:style-name="T2617">ymysli</text:span> důvod<text:span text:style-name="T2176">y,</text:span> proč <text:span text:style-name="T2176">jsi ochoten</text:span> riskovat</text:h>
      <text:p text:style-name="P516">Rozmysli si, <text:span text:style-name="T2187">proč</text:span> bude tvá postava ochotna <text:span text:style-name="T2186">podstoupit nebezpečí</text:span>. Může <text:span text:style-name="T2187">k tomu mít klidně i více důvodů. Zde je pár příkladů:</text:span></text:p>
      <text:list xml:id="list1649536009" text:style-name="L25">
        <text:list-item>
          <text:p text:style-name="P1300">Pro přátele</text:p>
        </text:list-item>
        <text:list-item>
          <text:p text:style-name="P1300">Za peníze</text:p>
        </text:list-item>
        <text:list-item>
          <text:p text:style-name="P1300">Pro krále nebo království</text:p>
        </text:list-item>
        <text:list-item>
          <text:p text:style-name="P1300">Aby se ukázala před ostatními</text:p>
        </text:list-item>
        <text:list-item>
          <text:p text:style-name="P1301">Aby si dokázala, že na to má</text:p>
        </text:list-item>
        <text:list-item>
          <text:p text:style-name="P1300"><text:soft-page-break/>Když někdo urazí její čest</text:p>
        </text:list-item>
        <text:list-item>
          <text:p text:style-name="P1300">Když někdo ubližuje slabším</text:p>
        </text:list-item>
        <text:list-item>
          <text:p text:style-name="P1302">Má nějaký dlouhodobý cíl a potřebuje prostředky na jeho dosažení</text:p>
        </text:list-item>
        <text:list-item>
          <text:p text:style-name="P1303">Chce vymýtit skřety a nestvůry, které ohrožují civilizaci</text:p>
        </text:list-item>
      </text:list>
      <text:h text:style-name="P1017" text:outline-level="3"><text:span text:style-name="T2767">+</text:span>Netvoř sólistu ani samotáře</text:h>
      <text:p text:style-name="P512">Povolání jsou záměrně vytvořena tak, aby se vzájemně doplňovala a různorodá skupina měla víc možností. Důvodem k tomu je, aby každý <text:span text:style-name="T2188">z vás</text:span> měl <text:span text:style-name="T2188">při hře</text:span> čím přispět. Ze stejného důvodu není dobrý nápad vytvořit si postavu, která všechno zvládne sama a nikoho nepotřebuje. <text:span text:style-name="T2177">Někdo takový by ostatně nejspíš vůbec neměl důvod přidávat se k nějaké skupině.</text:span></text:p>
      <text:list xml:id="list3577781295" text:style-name="L26">
        <text:list-item>
          <text:p text:style-name="P1304">Tvoje postava by měla být zvyklá spolupracovat.</text:p>
        </text:list-item>
        <text:list-item>
          <text:p text:style-name="P1304">Měla by být ochotna spolehnout se na ostatní a důvěřovat <text:span text:style-name="T2189">jim</text:span>.</text:p>
        </text:list-item>
      </text:list>
      <text:h text:style-name="P1075" text:outline-level="2"><text:bookmark-start text:name="__RefHeading___Toc12798_4230435934"/>Rysy<text:bookmark-end text:name="__RefHeading___Toc12798_4230435934"/></text:h>
      <text:p text:style-name="P518">/<text:span text:style-name="T1946">* Experimentální pravidlo. Nutno důkladně otestovat. Možná bude zrušeno. */</text:span></text:p>
      <text:p text:style-name="P207">TODO: Návod k použití (nejdřív se losuje, co se ti nelíbí si můžeš vytáhnout znovu, když ani tak nejsi spokojený, tak si buď vyber, nebo vymysli vlastní rysy). <text:span text:style-name="T2652">(TODO: Rysy by neměly být otravné pro ostatní).</text:span></text:p>
      <text:p text:style-name="P208">TODO: Některým hráčům vyhovuje, když si vylosují či vyberou jen jeden nebo dva rysy a další z něj pak odvodí.</text:p>
      <text:p text:style-name="P208"><text:soft-page-break/><text:span text:style-name="T1097">Příklad:</text:span> maska na tváři tě může inspirovat k tomu, že je tvoje postava paranoidní a neustále se ohlíží.</text:p>
      <text:p text:style-name="P208">TODO: Z některých rysů se dají odvozovat další zajímavé informace o postavě. Kdo <text:span text:style-name="T2762">ti</text:span> udělal <text:span text:style-name="T1097">jizvu na tváři</text:span>, čím a proč? Chce<text:span text:style-name="T2762">š</text:span> se mu <text:span text:style-name="T2763">za to</text:span> pomstít?</text:p>
      <text:p text:style-name="P205">TODO: Dát mezi rysy hlášky? <text:span text:style-name="T2653">Asi jo (viz Zejád – „Jsem ve všem nejlepší“, nebo „Důležitý je hlavně je znehybnit.“).</text:span></text:p>
      <text:p text:style-name="P206">TODO: Výrazný předmět (všude nosí loutnu).</text:p>
      <text:list xml:id="list3938582873" text:style-name="L27">
        <text:list-item>
          <text:p text:style-name="P1305">Maska na tváři</text:p>
        </text:list-item>
        <text:list-item>
          <text:p text:style-name="P1306">Páska přes oko</text:p>
        </text:list-item>
        <text:list-item>
          <text:p text:style-name="P1306">Zavalitý</text:p>
        </text:list-item>
        <text:list-item>
          <text:p text:style-name="P1306">Hrbatý</text:p>
        </text:list-item>
        <text:list-item>
          <text:p text:style-name="P1307">Vždy hladový</text:p>
        </text:list-item>
        <text:list-item>
          <text:p text:style-name="P1306">Vysoký</text:p>
        </text:list-item>
        <text:list-item>
          <text:p text:style-name="P1308">Malý</text:p>
        </text:list-item>
        <text:list-item>
          <text:p text:style-name="P1306">Jizvy od popálenin</text:p>
        </text:list-item>
        <text:list-item>
          <text:p text:style-name="P1306">Jizvy z boje</text:p>
        </text:list-item>
        <text:list-item>
          <text:p text:style-name="P1306">Albín</text:p>
        </text:list-item>
        <text:list-item>
          <text:p text:style-name="P1306">Zlomený nos</text:p>
        </text:list-item>
        <text:list-item>
          <text:p text:style-name="P1306">Chybějící prst</text:p>
        </text:list-item>
        <text:list-item>
          <text:p text:style-name="P1309">Chybějící ucho</text:p>
        </text:list-item>
        <text:list-item>
          <text:p text:style-name="P1310">Holohlavý</text:p>
        </text:list-item>
        <text:list-item>
          <text:p text:style-name="P1306"><text:soft-page-break/>Rituální tetování</text:p>
        </text:list-item>
        <text:list-item>
          <text:p text:style-name="P1306">Námořnické tetování</text:p>
        </text:list-item>
        <text:list-item>
          <text:p text:style-name="P1306">Otrocký cejch</text:p>
        </text:list-item>
        <text:list-item>
          <text:p text:style-name="P1306">Exotický přízvuk</text:p>
        </text:list-item>
        <text:list-item>
          <text:p text:style-name="P1311">Ráčk<text:span text:style-name="T1943">uje</text:span></text:p>
        </text:list-item>
        <text:list-item>
          <text:p text:style-name="P1312">Šišlá</text:p>
        </text:list-item>
        <text:list-item>
          <text:p text:style-name="P1313">Veselý</text:p>
        </text:list-item>
        <text:list-item>
          <text:p text:style-name="P1314">Strohý</text:p>
        </text:list-item>
        <text:list-item>
          <text:p text:style-name="P1315">Všem vyká</text:p>
        </text:list-item>
        <text:list-item>
          <text:p text:style-name="P1316">Sprostý</text:p>
        </text:list-item>
        <text:list-item>
          <text:p text:style-name="P1316">Květnatá mluva</text:p>
        </text:list-item>
        <text:list-item>
          <text:p text:style-name="P1317">Flegmati<text:span text:style-name="T1944">cký</text:span></text:p>
        </text:list-item>
        <text:list-item>
          <text:p text:style-name="P1318">Vznětlivý</text:p>
        </text:list-item>
        <text:list-item>
          <text:p text:style-name="P1319">Paranoidní</text:p>
        </text:list-item>
        <text:list-item>
          <text:p text:style-name="P1320">Pomstychtivý</text:p>
        </text:list-item>
        <text:list-item>
          <text:p text:style-name="P1321">Odvážný</text:p>
        </text:list-item>
        <text:list-item>
          <text:p text:style-name="P1322">Družný</text:p>
        </text:list-item>
        <text:list-item>
          <text:p text:style-name="P1323">Vůdčí typ</text:p>
        </text:list-item>
        <text:list-item>
          <text:p text:style-name="P1324">Mluví sám k sobě</text:p>
        </text:list-item>
        <text:list-item>
          <text:p text:style-name="P1325">Svůdník</text:p>
        </text:list-item>
        <text:list-item>
          <text:p text:style-name="P1326"><text:soft-page-break/>Muž činu</text:p>
        </text:list-item>
        <text:list-item>
          <text:p text:style-name="P1327">Přehnaně čistotný</text:p>
        </text:list-item>
        <text:list-item>
          <text:p text:style-name="P1328">Černý humor</text:p>
        </text:list-item>
        <text:list-item>
          <text:p text:style-name="P1329">Milovník alkoholu</text:p>
        </text:list-item>
        <text:list-item>
          <text:p text:style-name="P1330">Gurmán a skvělý kuchař</text:p>
        </text:list-item>
        <text:list-item>
          <text:p text:style-name="P1331">Zvědavý</text:p>
        </text:list-item>
        <text:list-item>
          <text:p text:style-name="P1332">Nenechá <text:span text:style-name="T1945">přítele</text:span> ve štychu</text:p>
        </text:list-item>
        <text:list-item>
          <text:p text:style-name="P1229">Ztratil víru</text:p>
        </text:list-item>
      </text:list>
      <text:h text:style-name="P1076" text:outline-level="2"><text:bookmark-start text:name="__RefHeading___Toc20152_1502512718"/><text:span text:style-name="T2761">+</text:span>Jméno <text:span text:style-name="T2094">nebo přezdívka</text:span><text:bookmark-end text:name="__RefHeading___Toc20152_1502512718"/></text:h>
      <text:p text:style-name="P517">Vymýšlení jména <text:span text:style-name="T2138">nebo přezdívky</text:span> bývá pro některé hráče obtížn<text:span text:style-name="T2128">é</text:span>, přesto je ale důležité, aby ostatní mohli tvé postavě nějak říkat. Pokud tě <text:span text:style-name="T2095">nic</text:span> nenapadá, nech si poradit od spoluhráčů.</text:p>
      <text:p text:style-name="P770">Příklad:</text:p>
      <text:p text:style-name="P914"><text:span text:style-name="T1646">P</text:span><text:span text:style-name="T1662">avel</text:span><text:span text:style-name="T1646">:</text:span> „<text:span text:style-name="T2143">Mně říkají Gorondar.</text:span>“</text:p>
      <text:p text:style-name="P914"><text:span text:style-name="T1646">P</text:span><text:span text:style-name="T1662">án jeskyně:</text:span><text:span text:style-name="T1381"> „Jo, to se k trpaslíkovi hodí.“</text:span></text:p>
      <text:p text:style-name="P912"><text:span text:style-name="T1646">Katka:</text:span> „<text:span text:style-name="T2143">Hm, nějaké elfské jméno. Třeba Naria? Jo, to by šlo.“</text:span></text:p>
      <text:p text:style-name="P912"><text:span text:style-name="T1662">Jana</text:span><text:span text:style-name="T1646">:</text:span> „<text:span text:style-name="T2143">Mně by se hodilo něco krátkého a jednoduchého. Napadá vás něco?</text:span></text:p>
      <text:p text:style-name="P912"><text:span text:style-name="T1662">Pavel</text:span><text:span text:style-name="T1646">:</text:span> „<text:span text:style-name="T2144">Co třeba Kara?“</text:span></text:p>
      <text:p text:style-name="P912"><text:span text:style-name="T1662">Jana</text:span><text:span text:style-name="T1701">:</text:span><text:span text:style-name="T2094"> „To zní dobře, díky.“</text:span></text:p>
      <text:h text:style-name="P1094" text:outline-level="2"><text:bookmark-start text:name="__RefHeading___Toc36196_611713307"/><text:soft-page-break/><text:span text:style-name="T2761">+Určení v</text:span>lastnost<text:span text:style-name="T1947">í</text:span><text:bookmark-end text:name="__RefHeading___Toc36196_611713307"/></text:h>
      <text:p text:style-name="P625"><text:span text:style-name="Emphasis"><text:span text:style-name="T1410">Pokud už víš, jakou budeš mít rasu a povolání, nastal čas rozhodnout o hodnotách tvých vlastností. </text:span></text:span><text:span text:style-name="Emphasis"><text:span text:style-name="T1398">Rozděl celkem 6 bodů mezi Sílu, Finesu a Duši tak, abys splnil následující:</text:span></text:span><text:span text:style-name="T2758"><text:line-break/><text:line-break/></text:span><text:span text:style-name="Emphasis"><text:span text:style-name="T2758">člověk:</text:span></text:span><text:span text:style-name="T2758"> Síla 1-3, Finesa 1-3, Duše 1-3<text:line-break/></text:span><text:span text:style-name="Emphasis"><text:span text:style-name="T2758">barbar:</text:span></text:span><text:span text:style-name="T2758"> Síla 2-3, Finesa 1-3, Duše 1-3<text:line-break/></text:span><text:span text:style-name="Emphasis"><text:span text:style-name="T2758">elf:</text:span></text:span><text:span text:style-name="T2758"> Síla 1-2, Finesa 2-3, Duše 2-3<text:line-break/></text:span><text:span text:style-name="Emphasis"><text:span text:style-name="T2758">hobit:</text:span></text:span><text:span text:style-name="T2758"> Síla 1-2, Finesa 2-3, Duše 1-3<text:line-break/></text:span><text:span text:style-name="Emphasis"><text:span text:style-name="T2758">kudůk:</text:span></text:span><text:span text:style-name="T2758"> Síla 1-2, Finesa 2-3, Duše 1-3<text:line-break/></text:span><text:span text:style-name="Emphasis"><text:span text:style-name="T2758">trpaslík:</text:span></text:span><text:span text:style-name="T2758"> Síla 2-3, Finesa 1-2, Duše 1-3<text:line-break/></text:span><text:span text:style-name="Emphasis"><text:span text:style-name="T2758">kroll:</text:span></text:span><text:span text:style-name="T2758"> Síla 3, Finesa 1-2, Duše 1-2<text:line-break/><text:line-break/></text:span><text:span text:style-name="Emphasis"><text:span text:style-name="T2758">válečník:</text:span></text:span><text:span text:style-name="T2758"> Síla nejméně 2 (doporučeno 3)<text:line-break/></text:span><text:span text:style-name="Emphasis"><text:span text:style-name="T2758">hrani</text:span></text:span><text:span text:style-name="Emphasis"><text:span text:style-name="T2759">č</text:span></text:span><text:span text:style-name="Emphasis"><text:span text:style-name="T2758">á</text:span></text:span><text:span text:style-name="Emphasis"><text:span text:style-name="T2759">ř</text:span></text:span><text:span text:style-name="Emphasis"><text:span text:style-name="T2758">:</text:span></text:span><text:span text:style-name="T2758"> Finesa nejméně 2 (doporučeno 3)<text:line-break/></text:span><text:span text:style-name="Emphasis"><text:span text:style-name="T2758">kouzelník:</text:span></text:span><text:span text:style-name="T2758"> Duše nejméně 2 (doporučeno 3)<text:line-break/></text:span><text:span text:style-name="Emphasis"><text:span text:style-name="T2758">alchymista:</text:span></text:span><text:span text:style-name="T2758"> Finesa nejméně 2 (doporučeno 3)<text:line-break/></text:span><text:span text:style-name="Emphasis"><text:span text:style-name="T2758">zloděj:</text:span></text:span><text:span text:style-name="T2758"> Finesa nejméně 2 (doporučeno 3)<text:line-break/></text:span><text:span text:style-name="T1225">druid:</text:span><text:span text:style-name="T2760"> Duše nejméně 2 (doporučeno 3)</text:span></text:p>
      <text:p text:style-name="P560"><text:span text:style-name="T2238">Jestliže</text:span> <text:span text:style-name="T2065">se chystáš </text:span>hr<text:span text:style-name="T2065">át</text:span> Dračák poprvé, <text:span text:style-name="T2133">uděláš dobře, když budeš mít</text:span> ve vlastnosti požadované tvým povoláním trojku.</text:p>
      <text:p text:style-name="P766">Příklad:</text:p>
      <text:p text:style-name="P907">Pokud ses rozhodl hrát válečníka, vyber si pokud možno mezi člověkem, barbarem, trpaslíkem nebo krollem <text:span text:style-name="T2066">a dej si Sílu 3</text:span>. Když by sis totiž vzal hobita, elfa nebo kudůka, mohl bys mít Sílu jenom 2 <text:span text:style-name="T2061">a</text:span> <text:span text:style-name="T2061">byl bys díky tomu citelně slabší v tom, co se od válečníka obvykle očekává.</text:span></text:p>
      <text:h text:style-name="P1095" text:outline-level="2"><text:bookmark-start text:name="__RefHeading___Toc36198_611713307"/><text:span text:style-name="T2062">Určení p</text:span>očt<text:span text:style-name="T2157">u</text:span> životů<text:bookmark-end text:name="__RefHeading___Toc36198_611713307"/></text:h>
      <text:p text:style-name="P295">Počet životů udává, kolik zranění <text:span text:style-name="T2631">vydržíš</text:span>, než budeš vyřazen z boje.</text:p>
      <text:list xml:id="list2956754491" text:style-name="L28">
        <text:list-item>
          <text:p text:style-name="P1377"><text:soft-page-break/>Tvůj počet životů je roven součtu Velikosti (tu najdeš v popisu své rasy) a Síly.</text:p>
        </text:list-item>
      </text:list>
      <text:p text:style-name="P330">Kdykoliv se změní tvá Velikost nebo Síla, změní se spolu s tím také tvůj stávající i maximální počet životů (po změně budeš <text:span text:style-name="T2134">tedy</text:span> stále zraněn za stejný počet životů jako před ní).</text:p>
      <text:h text:style-name="P1096" text:outline-level="2"><text:bookmark-start text:name="__RefHeading___Toc12790_4230435934"/><text:span text:style-name="T2761">+</text:span>Úroveň<text:bookmark-end text:name="__RefHeading___Toc12790_4230435934"/></text:h>
      <text:p text:style-name="P44">Úroveň představuje tvoj<text:span text:style-name="T2618">i</text:span> celkovou sílu a zkušenosti. Čím více dobrodružství zažiješ, tím více získáš schopností a dovedností a tím obtížnější překážky dokážeš překonat. <text:span text:style-name="T2630">Úrovně rozdělujeme do tří skupin:</text:span></text:p>
      <text:list xml:id="list1255141125" text:style-name="L29">
        <text:list-item>
          <text:p text:style-name="P1230"><text:span text:style-name="T1196">Základní</text:span><text:span text:style-name="T1097">:</text:span> první a druhá</text:p>
        </text:list-item>
        <text:list-item>
          <text:p text:style-name="P1230"><text:span text:style-name="T1097">Pokročilé:</text:span> třetí až šestá</text:p>
        </text:list-item>
        <text:list-item>
          <text:p text:style-name="P1230"><text:span text:style-name="T1097">Mistrovské:</text:span> <text:span text:style-name="T2105">s</text:span>edmá a vyšší</text:p>
        </text:list-item>
      </text:list>
      <text:p text:style-name="P45">Pokud se nedohodnete jinak, začín<text:span text:style-name="T2104">áte všichni</text:span> na první úrovni.</text:p>
      <text:h text:style-name="P1077" text:outline-level="2"><text:bookmark-start text:name="__RefHeading___Toc20154_1502512718"/><text:span text:style-name="T2761">+</text:span>Určení schopností<text:bookmark-end text:name="__RefHeading___Toc20154_1502512718"/></text:h>
      <text:p text:style-name="P561">Schopnosti ti umožní dělat různé věci: <text:span text:style-name="T2629">s</text:span>esílat kouzla, míchat léčivé lektvary, šplhat na příkré stěny, číst texty v dávno zapomenutých jazycích, chovat se jako urozený pán, přestože jím nejsi a podobně.</text:p>
      <text:h text:style-name="P1016" text:outline-level="3"><text:soft-page-break/>Dobrodružné schopnosti</text:h>
      <text:p text:style-name="P56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4247012362" text:style-name="L30">
        <text:list-item>
          <text:p text:style-name="P1333">Vrozená schopnost tvé rasy</text:p>
        </text:list-item>
        <text:list-item>
          <text:p text:style-name="P1333">Schopnosti, kouzla či <text:span text:style-name="T2634">alchymistické </text:span>recepty, které se naučíš díky svému povolání</text:p>
        </text:list-item>
        <text:list-item>
          <text:p text:style-name="P1333">Dovednosti</text:p>
        </text:list-item>
      </text:list>
      <text:p text:style-name="P766">Příklad:</text:p>
      <text:p text:style-name="P935">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97">získání důvěry</text:span>. Jako kouzelnice na první úrovni automaticky umí <text:span text:style-name="T1097">čtení a psaní</text:span>, <text:span text:style-name="T1097">staroelfštinu</text:span> a jeden další starý jazyk podle svého výběru. Dále <text:span text:style-name="T2672">si</text:span> může vybrat libovolné dvě dovednosti a dvě základní kouzla. Ze seznamu v kapitole <text:span text:style-name="T1646">Dovednosti</text:span> <text:span text:style-name="T1539">&lt;</text:span><text:span text:style-name="T1080">ODKAZ</text:span><text:span text:style-name="T1539">&gt;</text:span> si vybere <text:span text:style-name="T1097">starotrpasličtinu</text:span> jako svůj druhý starý jazyk a k tomu <text:span text:style-name="T1097">přetvářku a převleky</text:span> a <text:span text:style-name="T1097">ošetřování zranění</text:span> jako své dvě volitelné dovednosti. Ze seznamu základních kouzelnických kouzel v kapitole <text:span text:style-name="T1646">Schopnosti povolání</text:span> <text:span text:style-name="T1539">&lt;</text:span><text:span text:style-name="T1080">ODKAZ</text:span><text:span text:style-name="T1539">&gt;</text:span> si poté vybere <text:span text:style-name="T1097">modrý blesk</text:span> a <text:span text:style-name="T1097">dým</text:span>.<text:line-break/><text:tab/>Do osobního deníku si tedy do kolonky pro vrozenou schopnost zapíše <text:span text:style-name="T1097">získání důvěry</text:span>, do kolonky pro dovednosti <text:span text:style-name="T1097">starotrpasličtina</text:span>, <text:span text:style-name="T1097">přetvářka a převleky</text:span> a <text:span text:style-name="T1097">ošetřování zranění</text:span> a do kolonky pro kouzla <text:span text:style-name="T1097">modrý blesk</text:span> a <text:span text:style-name="T1097">dým</text:span>.</text:p>
      <text:p text:style-name="P563"><text:span text:style-name="T1317">P</text:span><text:span text:style-name="T1226">ři studiu tvého povolání získáš také různé související znalosti – zloděj například ví, jak funguje městské podsvětí, alchymista zná suroviny, ze kterých pak vyrábí kouzelné lektvary a podobně. </text:span><text:span text:style-name="T1322">Tyto znalosti si nemusíš extra vypisovat, vyplývají automaticky z toho, jaké sis vybral povolání.</text:span></text:p>
      <text:p text:style-name="P781"><text:soft-page-break/>Příklad:</text:p>
      <text:p text:style-name="P936"><text:span text:style-name="T1646">Pán jeskyně:</text:span> „Obchodník vyndal podivnou zbraň. <text:span text:style-name="T2632">V</text:span>ypadá trochu jako srp, ale čepel má jak meč.“</text:p>
      <text:p text:style-name="P936"><text:span text:style-name="T1646">Pavel:</text:span> „Říká mi to něco?“</text:p>
      <text:p text:style-name="P936"><text:span text:style-name="T1365">Pán jeskyně:</text:span><text:span text:style-name="T1317"> „Jasně, </text:span><text:span text:style-name="T1320">j</text:span><text:span text:style-name="T1317">si </text:span><text:span text:style-name="T1321">přece</text:span><text:span text:style-name="T1317"> válečník. Je to chopeš, meč používan</text:span><text:span text:style-name="T1334">ý</text:span><text:span text:style-name="T1317"> v říši boha Slunce daleko na jihu.“</text:span></text:p>
      <text:h text:style-name="P1016" text:outline-level="3"><text:span text:style-name="T2657">Ostatní</text:span> schopnosti</text:h>
      <text:p text:style-name="P56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3">Příklad:</text:p>
      <text:p text:style-name="P939"><text:span text:style-name="T1703">Jana</text:span><text:span text:style-name="T1646">:</text:span> „<text:span text:style-name="T2633">Uvařím našim hostům něco speciálního. Vaření mě vždycky bavilo.“</text:span></text:p>
      <text:p text:style-name="P937"><text:span text:style-name="T1704">Pán jeskyně:</text:span><text:span text:style-name="T2632"> „Dobře. Dva z nich jsou hobiti, ti to určitě ocení.“</text:span></text:p>
      <text:p text:style-name="P558">Pokud ale nějaká dovednost vyplývajících ze tvé minulosti v kapitole <text:span text:style-name="T1702">Dovednosti</text:span><text:span text:style-name="T2242"> </text:span><text:span text:style-name="T1538">&lt;</text:span><text:span text:style-name="T1081">ODKAZ</text:span><text:span text:style-name="T1538">&gt;</text:span> je, musíš si ji pořídit jako jednu z těch, které máš na výběr.</text:p>
      <text:p text:style-name="P782">Příklad:</text:p>
      <text:p text:style-name="P938">Když chceš být námořník a umět plavat, tak si <text:span text:style-name="T2234">kromě námořnické minulosti</text:span> musíš vzít dovednost <text:span text:style-name="T1097">plavání</text:span> jako jednu z těch, které máš na výběr na první úrovni.</text:p>
      <text:p text:style-name="P565">Jak jsme si řekli v kapitole <text:span text:style-name="T1646">Minulost</text:span> <text:span text:style-name="T1509">&lt;ODKAZ&gt;, </text:span><text:span text:style-name="T472">svou historii nemusíš promýšlet hned celou, můžeš </text:span><text:span text:style-name="T1086">ji</text:span><text:span text:style-name="T472"> postupně dotvářet </text:span><text:span text:style-name="T1086">až</text:span><text:span text:style-name="T472"> v průběhu hry. </text:span><text:span text:style-name="T1082">Budeš pak samozřejmě moci používat znalosti a dovednosti</text:span><text:span text:style-name="T472">, které z </text:span><text:span text:style-name="T1087">tvé</text:span><text:span text:style-name="T472"> nové, doplněné minulosti plynou.<text:line-break/><text:tab/></text:span><text:span text:style-name="T1082">Dokud toho o své postavě moc nevíš, tak je naprosto v pořádku </text:span><text:soft-page-break/><text:span text:style-name="T1082">vymýšlet </text:span><text:span text:style-name="T1088">její</text:span><text:span text:style-name="T1082"> minulost podle toho, co se ti zrovna hodí. Pro hru je totiž dobré, když postavy mají schopnosti relevantní k tomu, co se v ní děje. </text:span><text:span text:style-name="T1083">Má to ale své meze – jakmile například určíš, že jsi bývalý námořník, tak se toho drž a nepřidávej znalosti, které s tím vůbec nesouvisí.</text:span><text:span text:style-name="T472"><text:line-break/><text:tab/></text:span><text:span text:style-name="T1079">Kolik toho </text:span><text:span text:style-name="T1090">vaše</text:span><text:span text:style-name="T992"> </text:span><text:span text:style-name="T1089">postavy mohou</text:span><text:span text:style-name="T992"> díky své minulosti umět, není pevně omezeno. </text:span><text:span text:style-name="T1082">S</text:span><text:span text:style-name="T992">nažte se ale, aby všechny měly podobně široké možnosti.</text:span></text:p>
      <text:h text:style-name="P1019" text:outline-level="3">Jazyky</text:h>
      <text:p text:style-name="P56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97" text:outline-level="2"><text:bookmark-start text:name="__RefHeading___Toc19864_998592596"/>Výbava<text:bookmark-end text:name="__RefHeading___Toc19864_998592596"/></text:h>
      <text:p text:style-name="P642">TODO</text:p>
      <text:p text:style-name="P642"><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57">+</text:span>Vrozen<text:span text:style-name="T2635">é</text:span> schopnost<text:span text:style-name="T2635">i</text:span><text:bookmark-end text:name="__RefHeading___Toc14784_2806536736"/></text:h>
      <text:p text:style-name="P557">Každá rasa má jednu <text:span text:style-name="T2233">vrozenou</text:span> schopnost. Trpaslík má například <text:span text:style-name="T1097">infravidění</text:span>, elf má <text:span text:style-name="T1097">ostrý zrak </text:span><text:span text:style-name="T1318">(viz popis ras v kapitole </text:span><text:span text:style-name="T1364">Tvoje postava</text:span><text:span text:style-name="T1318"> </text:span><text:span text:style-name="T1530">&lt;</text:span><text:span text:style-name="T694">ODKAZ</text:span><text:span text:style-name="T1530">&gt;</text:span><text:span text:style-name="T1318">)</text:span>.<text:line-break/><text:tab/>Zvířata a nestvůry také mohou mít zvláštní schopnosti: <text:span text:style-name="T263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32">z</text:span>měníš. <text:span text:style-name="T2233">Při zpětné proměně se vše vrátní do původního stavu.</text:span></text:p>
      <text:p text:style-name="P766">Příklad:</text:p>
      <text:p text:style-name="P907">Když se trpaslík promění v draka, nebude moci používat <text:span text:style-name="T1097">infravidění</text:span>, ale bude moci chrlit oheň.</text:p>
      <text:p text:style-name="P559">Lidé a barbaři si mohou vybrat jednu ze schopností jiných povolání. <text:span text:style-name="T2673">Ta</text:span> pak pro ně bude vrozená.</text:p>
      <text:p text:style-name="P780">Příklad:</text:p>
      <text:p text:style-name="P934"><text:span text:style-name="T2637">Jana si jako svou lidskou vrozenou schopnost vybrala </text:span><text:span text:style-name="T1194">získání důvěry</text:span><text:span text:style-name="T2636">. Když se Kara promění v elfku, nebude moci </text:span><text:span text:style-name="T1194">získání důvěry</text:span><text:span text:style-name="T2636"> používat, zato bude mít </text:span><text:span text:style-name="T1194">ostrý zrak</text:span><text:span text:style-name="T2636">. Když se promění zpět, přijde o </text:span><text:span text:style-name="T1194">ostrý zrak</text:span><text:span text:style-name="T2636"> a vrátí se jí </text:span><text:span text:style-name="T1194">získání důvěry</text:span><text:span text:style-name="T2636">.</text:span></text:p>
      <text:h text:style-name="P1010" text:outline-level="1"><text:bookmark-start text:name="__RefHeading___Toc20156_1502512718"/><text:span text:style-name="T2757">+</text:span>Dovednosti<text:bookmark-end text:name="__RefHeading___Toc20156_1502512718"/></text:h>
      <text:p text:style-name="P546"><text:span text:style-name="T973">Dovednosti se od schopností </text:span><text:span text:style-name="T1085">povolání</text:span><text:span text:style-name="T973"> liší tím, že se </text:span><text:span text:style-name="T1078">se je může naučit kdokoliv</text:span><text:span text:style-name="T2064">. Výběrem povolání ale získáš některé z nich automaticky – všichni kouzelníci například umí číst a psát.</text:span></text:p>
      <text:list xml:id="list779140568" text:style-name="L31">
        <text:list-item>
          <text:p text:style-name="P1334"><text:span text:style-name="T75">Na první úrovni </text:span><text:span text:style-name="T77">umíš všechny dovednosti, které máš automaticky díky svému povolání a k tomu</text:span><text:span text:style-name="T75"> si můžeš vybrat </text:span><text:span text:style-name="T77">libovolné</text:span><text:span text:style-name="T75"> dvě </text:span><text:span text:style-name="T77">další</text:span><text:span text:style-name="T75"> z</text:span><text:span text:style-name="T76"> </text:span><text:span text:style-name="T77">následujícího</text:span><text:span text:style-name="T75"> seznamu.</text:span></text:p>
        </text:list-item>
        <text:list-item>
          <text:p text:style-name="P1334"><text:span text:style-name="T75">D</text:span><text:span text:style-name="T77">alší dovednosti se budeš moci naučit při postupech na určité úrovně, </text:span><text:span text:style-name="T78">viz </text:span><text:span text:style-name="T77">kapitol</text:span><text:span text:style-name="T78">a</text:span><text:span text:style-name="T74"> </text:span><text:span text:style-name="T54">Schopnosti povolání</text:span><text:span text:style-name="T73"> </text:span><text:span text:style-name="T240">&lt;</text:span><text:span text:style-name="T74">ODKAZ</text:span><text:span text:style-name="T240">&gt;</text:span><text:span text:style-name="T74">.</text:span></text:p>
        </text:list-item>
      </text:list>
      <text:p text:style-name="P547"><text:span text:style-name="T74">/</text:span><text:span text:style-name="T79">* </text:span><text:span text:style-name="T74">T</text:span><text:span text:style-name="T80">ODO: Pokud se budou všichni určit dovednosti stejně, tak sem můžu rovnou </text:span><text:span text:style-name="T77">na</text:span><text:span text:style-name="T80">psat, </text:span><text:span text:style-name="T77">na kterých úrovních se dostávají nové</text:span><text:span text:style-name="T80">. </text:span><text:span text:style-name="T79">*/</text:span></text:p>
      <text:h text:style-name="P1016" text:outline-level="3"><text:bookmark-start text:name="__RefHeading___Toc20158_1502512718"/>Čtení a psaní<text:bookmark-end text:name="__RefHeading___Toc20158_1502512718"/></text:h>
      <text:p text:style-name="P548"><text:span text:style-name="T1323">Umíš číst a ps</text:span><text:span text:style-name="T1324">á</text:span><text:span text:style-name="T1323">t</text:span><text:span text:style-name="T1292"> všechna písma používaná k zápisu jazyků, které </text:span><text:span text:style-name="T1323">znáš</text:span><text:span text:style-name="T1292">.</text:span><text:span text:style-name="T1316"> </text:span><text:span text:style-name="T1319">D</text:span><text:span text:style-name="T1316">okážeš také padělat písemnosti, například rozkazy nebo různé záznamy. </text:span><text:span text:style-name="T1329">U důležitých listin ale obvykle budeš muset nejdřív zjistit, jak má vypadat podpis, pečeť a případné další prvky, podle kterých může někdo poznat, že jde o podvrh</text:span><text:span text:style-name="T1316">.<text:line-break/><text:tab/>Velká většina obyvatel světa Dračáku číst ani psát neumí, </text:span><text:span text:style-name="T1324">být gramotný</text:span><text:span text:style-name="T1319"> je tedy velká výhoda </text:span><text:span text:style-name="T1325">a pojí se s tím i určité postavení ve společnosti</text:span><text:span text:style-name="T1316">.</text:span><text:span text:style-name="T1292"><text:line-break/><text:tab/></text:span><text:span text:style-name="T2231">A</text:span>lchymista <text:span text:style-name="T2230">a</text:span> kouzelník<text:span text:style-name="T2230"> umí </text:span><text:span text:style-name="T1160">čtení a psaní</text:span><text:span text:style-name="T2230"> automaticky.</text:span></text:p>
      <text:h text:style-name="P1016" text:outline-level="3"><text:bookmark-start text:name="__RefHeading___Toc20160_1502512718"/><text:soft-page-break/>Lov a stopování<text:bookmark-end text:name="__RefHeading___Toc20160_1502512718"/></text:h>
      <text:p text:style-name="P549"><text:span text:style-name="T2619">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0"> umí </text:span><text:span text:style-name="T1160">lov a stopování</text:span><text:span text:style-name="T1313"> automaticky</text:span><text:span text:style-name="T2230">.</text:span></text:p>
      <text:h text:style-name="P1016" text:outline-level="3"><text:bookmark-start text:name="__RefHeading___Toc20162_1502512718"/>Orientace a přežití v divočině<text:bookmark-end text:name="__RefHeading___Toc20162_1502512718"/></text:h>
      <text:p text:style-name="P550"><text:span text:style-name="T2620">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0">a</text:span> druid<text:span text:style-name="T2230"> umí </text:span><text:span text:style-name="T1160">orientaci a přežití v divočině</text:span><text:span text:style-name="T2230"> automaticky.</text:span></text:p>
      <text:h text:style-name="P1016" text:outline-level="3"><text:bookmark-start text:name="__RefHeading___Toc20164_1502512718"/>Ostražitost a plížení<text:bookmark-end text:name="__RefHeading___Toc20164_1502512718"/></text:h>
      <text:p text:style-name="P551"><text:span text:style-name="T2665">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65">je každopádně potřeba buď tma, nebo něco, za co se dá schovat.<text:line-break/><text:tab/>Můžeš také někoho potají sledovat, nebo se naopak ujistit, že tě nikdo nesleduje a případně ho setřást.<text:line-break/><text:tab/>H</text:span>raničář <text:span text:style-name="T2230">a</text:span> zloděj<text:span text:style-name="T2230"> umí </text:span><text:span text:style-name="T1160">ostražitost a plížení</text:span><text:span text:style-name="T2230"> automaticky.</text:span></text:p>
      <text:h text:style-name="P1016" text:outline-level="3"><text:bookmark-start text:name="__RefHeading___Toc20166_1502512718"/>Ošetřování zranění<text:bookmark-end text:name="__RefHeading___Toc20166_1502512718"/></text:h>
      <text:p text:style-name="P962"><text:span text:style-name="T1326">Ošetřením</text:span><text:span text:style-name="T1314"> v</text:span><text:span text:style-name="T1326">yléčíš</text:span><text:span text:style-name="T1314"> dva životy </text:span><text:span text:style-name="T1326">(bez této dovednosti jen jeden)</text:span><text:span text:style-name="T1314">. </text:span><text:span text:style-name="T1315">Znovu můžeš stejnému pacientovi ošetřením vrátit životy až poté, co se doléčí do plných životů.</text:span><text:span text:style-name="T1314"><text:line-break/><text:tab/></text:span><text:span text:style-name="T2230">V</text:span>álečník, hraničář <text:span text:style-name="T2230">a</text:span> druid<text:span text:style-name="T2230"> umí </text:span><text:span text:style-name="T1160">ošetřování zranění</text:span><text:span text:style-name="T2230"> automaticky.</text:span></text:p>
      <text:h text:style-name="P1016" text:outline-level="3"><text:bookmark-start text:name="__RefHeading___Toc20168_1502512718"/>Otevírání zámků<text:bookmark-end text:name="__RefHeading___Toc20168_1502512718"/></text:h>
      <text:p text:style-name="P552"><text:span text:style-name="T266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0"> umí </text:span><text:span text:style-name="T1160">otevírání zámků</text:span><text:span text:style-name="T2230"> automaticky.</text:span></text:p>
      <text:h text:style-name="P1016" text:outline-level="3"><text:bookmark-start text:name="__RefHeading___Toc20170_1502512718"/>Plavání<text:bookmark-end text:name="__RefHeading___Toc20170_1502512718"/></text:h>
      <text:p text:style-name="P554">Umíš plavat a také se potápět, <text:span text:style-name="T2621">což se může hodit při průzkumu zatopených podzemí. Velká část obyvatel světa Dračáku plavat neumí a v hluboké vodě se tedy bez pomoci utopí.</text:span></text:p>
      <text:h text:style-name="P1016" text:outline-level="3"><text:bookmark-start text:name="__RefHeading___Toc20172_1502512718"/><text:soft-page-break/>Přetvářka a převleky<text:bookmark-end text:name="__RefHeading___Toc20172_1502512718"/></text:h>
      <text:p text:style-name="P555"><text:span text:style-name="T2656">Dokážeš se věrohodně vydávat za někoho jiného. Umíš také dobře napodobovat hlasy. </text:span>Čím důvěrněji <text:span text:style-name="T2668">ale</text:span> <text:span text:style-name="T2626">ten, koho se snažíš oklamat,</text:span> zná toho, za koho se vydáváš, tím lépe se na to musíš připravit.</text:p>
      <text:p text:style-name="P779">Příklad:</text:p>
      <text:p text:style-name="P933">Když se chceš vydávat za bezejmenného žebráka, stačí, když seženeš žebrácké hadry, <text:span text:style-name="T2244">nalíčíš se</text:span> a budeš se jako žebrák chovat. Kdybys ale chtěl přesvědčit <text:span text:style-name="T2674">ženu</text:span> bohatého obchodníka, že jsi její <text:span text:style-name="T2674">manžel</text:span>, tak potřebuješ víc než jen jeho šaty a podobu – musíš nejprve zjistit, jaký měl k ní vztah, jak se choval ke služebnictvu, jak mluvil, jaká gesta používal a podobně.</text:p>
      <text:p text:style-name="P550"><text:span text:style-name="T262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0"> umí </text:span><text:span text:style-name="T1160">přetvářku a převleky</text:span><text:span text:style-name="T2230"> automaticky.</text:span></text:p>
      <text:h text:style-name="P1016" text:outline-level="3"><text:bookmark-start text:name="__RefHeading___Toc20174_1502512718"/><text:span text:style-name="T2235">Skřetí</text:span> jazyk<text:bookmark-end text:name="__RefHeading___Toc20174_1502512718"/></text:h>
      <text:p text:style-name="P55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16" text:outline-level="3"><text:bookmark-start text:name="__RefHeading___Toc20176_1502512718"/><text:span text:style-name="T2229">Starý</text:span> jazyk<text:bookmark-end text:name="__RefHeading___Toc20176_1502512718"/></text:h>
      <text:p text:style-name="P553"><text:span text:style-name="T2239">Starými jazyky se mluvilo v dávných říších, po kterých dnes zbývají jen ruiny. K</text:span>aždý je samostatná dovednost.<text:line-break/><text:tab/><text:span text:style-name="T2625">Starý jazyk v zásadě můžeš umět, přestože neumíš číst a psát, ale není to moc užitečné, protože většina těch, kdo jím mluvili, už </text:span><text:soft-page-break/><text:span text:style-name="T2625">nežije. Je tedy vhodné vzít si také </text:span><text:span text:style-name="T1193">čtení a psaní</text:span><text:span text:style-name="T262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22">čtení a psaní</text:span><text:span text:style-name="T2625">, tak právě znalost příslušného starého jazyka.</text:span><text:line-break/><text:tab/><text:span text:style-name="T2228">Promluvte si o tom, jaké staré jazyky existují ve vašem světě. Pokud nechcete vymýšlet vlastní, použijte následující:</text:span></text:p>
      <text:list xml:id="list440457845" text:style-name="L32">
        <text:list-item>
          <text:p text:style-name="P1208">staroelfština</text:p>
        </text:list-item>
        <text:list-item>
          <text:p text:style-name="P1208">starotrpasličtina</text:p>
        </text:list-item>
        <text:list-item>
          <text:p text:style-name="P1208">staroorkština</text:p>
        </text:list-item>
        <text:list-item>
          <text:p text:style-name="P1208">starogoblinština</text:p>
        </text:list-item>
      </text:list>
      <text:p text:style-name="P553"><text:span text:style-name="T2228">A</text:span>lchymista <text:span text:style-name="T2230">automaticky</text:span> <text:span text:style-name="T2230">umí jeden ze </text:span><text:span text:style-name="T1313">starých jazyků </text:span><text:span text:style-name="T1327">podle svého výběru</text:span><text:span text:style-name="T2230">. Kouzelník automaticky umí </text:span><text:span text:style-name="T1160">staroelfšinu</text:span><text:span text:style-name="T2230"> (v té bývají nejčastěji napsané svitky s kouzly) a jeden další si může vybrat.</text:span></text:p>
      <text:h text:style-name="P1016" text:outline-level="3"><text:bookmark-start text:name="__RefHeading___Toc20178_1502512718"/>Šplhání<text:bookmark-end text:name="__RefHeading___Toc20178_1502512718"/></text:h>
      <text:p text:style-name="P961">Dokážeš vylézt na překážky, které jsou pro ostatní příliš obtížné.</text:p>
      <text:p text:style-name="P963"><text:span text:style-name="T2669"><text:tab/>Z</text:span>loděj<text:span text:style-name="T2230"> umí </text:span><text:span text:style-name="T1160">šplhání</text:span><text:span text:style-name="T2230"> automaticky.</text:span></text:p>
      <text:h text:style-name="P1016" text:outline-level="3"><text:bookmark-start text:name="__RefHeading___Toc20180_1502512718"/><text:span text:style-name="T2622">Líčení</text:span> a odstraňování pastí<text:bookmark-end text:name="__RefHeading___Toc20180_1502512718"/></text:h>
      <text:p text:style-name="P550">Odstranit past znamená bezpečně ji rozebrat tak, aby šla znovu sestavit a nastražit. Když <text:span text:style-name="T2623">ji</text:span> chceš rozbít <text:span text:style-name="T2245">nebo spustit na prázdno</text:span>, nepotřebuješ na to dovednost.<text:line-break/><text:tab/><text:span text:style-name="T2624">Abys mohl past nalíčit, musíš mít příslušný mechanismus. Ten </text:span><text:soft-page-break/><text:span text:style-name="T2624">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69">Jiná nebezpečí</text:span><text:span text:style-name="T2236"> </text:span><text:span text:style-name="T1518">&lt;ODKAZ&gt;.<text:line-break/><text:tab/></text:span><text:span text:style-name="T2230">Z</text:span>loděj <text:span text:style-name="T2230">umí </text:span><text:span text:style-name="T1160">líčení a odstraňování pastí</text:span><text:span text:style-name="T2230"> automaticky.</text:span></text:p>
      <text:h text:style-name="Heading_20_1" text:outline-level="1"><text:bookmark-start text:name="__RefHeading___Toc36200_611713307"/><text:span text:style-name="T206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70">TODO: <text:span text:style-name="T1097">ocelový stisk</text:span>, <text:span text:style-name="T1097">sprint</text:span></text:p>
      <text:p text:style-name="P639"><text:span text:style-name="T1195">Válečník</text:span><text:span text:style-name="T265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23">1. </text:span><text:span text:style-name="T707">úroveň</text:span></text:p>
      <text:list xml:id="list3080231032" text:style-name="L33">
        <text:list-item>
          <text:p text:style-name="P1379"><text:span text:style-name="T816">Umíš </text:span><text:span text:style-name="T828">základy</text:span><text:span text:style-name="T765"> </text:span><text:span text:style-name="T521">o</text:span><text:span text:style-name="T479">šetřov</text:span><text:span text:style-name="T502">ání</text:span><text:span text:style-name="T479"> zranění</text:span><text:span text:style-name="T555"> </text:span><text:span text:style-name="T564">(ošetřením vrátíš 2 životy).</text:span></text:p>
        </text:list-item>
        <text:list-item>
          <text:p text:style-name="P1381"><text:span text:style-name="T875">Nauč se</text:span><text:span text:style-name="T851"> základy dvou dalších dovedností podle svého výběru</text:span><text:span text:style-name="T768">.</text:span></text:p>
          <text:p text:style-name="P970"><text:span text:style-name="T768">(Cizí jazyk, Čtení a psaní, Lov a stopování, Odezírání ze rtů, Orientace a přežití v divočině, Otevírání zámků, Plavání, Přetvářka a převleky, Starý jazyk, Šplhání, Výroba a odstraňování pastí </text:span><text:span text:style-name="T876">nebo</text:span><text:span text:style-name="T768"> Znalost jedů).</text:span></text:p>
        </text:list-item>
        <text:list-item>
          <text:p text:style-name="P1382"><text:span text:style-name="T707">Vyber si jednu z</text:span><text:span text:style-name="T818">e </text:span><text:span text:style-name="T835">základních</text:span><text:span text:style-name="T707"> </text:span><text:span text:style-name="T742">válečnických</text:span><text:span text:style-name="T707"> schopností.</text:span></text:p>
        </text:list-item>
        <text:list-item>
          <text:p text:style-name="P1378">Můžeš si připoutat jeden magický předmět, který <text:span text:style-name="T1601">získáš</text:span> na výpravách za dobrodružstvím.</text:p>
        </text:list-item>
      </text:list>
      <text:p text:style-name="P119"><text:span text:style-name="T733">2</text:span><text:span text:style-name="T723">. </text:span><text:span text:style-name="T707">úroveň</text:span></text:p>
      <text:list xml:id="list192654184669035" text:continue-numbering="true" text:style-name="L33">
        <text:list-item>
          <text:p text:style-name="P1231">Vyber si jednu ze <text:span text:style-name="T1603">základních</text:span> válečnických schopností.</text:p>
        </text:list-item>
        <text:list-item>
          <text:p text:style-name="P1380"><text:span text:style-name="T873">Nauč se</text:span><text:span text:style-name="T707"> </text:span><text:span text:style-name="T874">základy jedné </text:span><text:span text:style-name="T875">další</text:span><text:span text:style-name="T874"> dovednosti.</text:span></text:p>
        </text:list-item>
        <text:list-item>
          <text:p text:style-name="P1241"><text:soft-page-break/><text:span text:style-name="T1592">M</text:span>ůžeš si připoutat <text:span text:style-name="T1595">celkem</text:span> dva magické předměty.</text:p>
        </text:list-item>
      </text:list>
      <text:p text:style-name="P119"><text:span text:style-name="T733">3</text:span><text:span text:style-name="T723">. </text:span><text:span text:style-name="T707">úroveň</text:span></text:p>
      <text:list xml:id="list192655051150668" text:continue-numbering="true" text:style-name="L33">
        <text:list-item>
          <text:p text:style-name="P1242">Zvyš si jednu vlastnost (rozdíl mezi tvou nejvyšší a nejnižší může být nejvýše 3).</text:p>
        </text:list-item>
        <text:list-item>
          <text:p text:style-name="P1232"><text:span text:style-name="T1591">Nauč se základy</text:span> jedn<text:span text:style-name="T1604">é nové</text:span> dovednost<text:span text:style-name="T1604">i</text:span> <text:span text:style-name="T1594">nebo si zvyš jednu dovednost na pokročilou.</text:span></text:p>
        </text:list-item>
      </text:list>
      <text:p text:style-name="P119"><text:span text:style-name="T733">4</text:span><text:span text:style-name="T723">. </text:span><text:span text:style-name="T707">úroveň</text:span></text:p>
      <text:list xml:id="list192655389483814" text:continue-numbering="true" text:style-name="L33">
        <text:list-item>
          <text:p text:style-name="P1233">Vyber si jednu ze <text:span text:style-name="T1605">základních</text:span> nebo pokročilých válečnických schopností.</text:p>
        </text:list-item>
        <text:list-item>
          <text:p text:style-name="P1234">Zvyš si jednu dovednost na pokročilou.</text:p>
        </text:list-item>
        <text:list-item>
          <text:p text:style-name="P1241"><text:span text:style-name="T1592">M</text:span>ůžeš si připoutat <text:span text:style-name="T1595">celkem</text:span> tři magické předměty.</text:p>
        </text:list-item>
      </text:list>
      <text:p text:style-name="P119"><text:span text:style-name="T733">5</text:span><text:span text:style-name="T723">. </text:span><text:span text:style-name="T707">úroveň</text:span></text:p>
      <text:list xml:id="list192655236104403" text:continue-numbering="true" text:style-name="L33">
        <text:list-item>
          <text:p text:style-name="P1235">Zvyš si jednu vlastnost (rozdíl mezi tvou nejvyšší a nejnižší může být nejvýše 3).</text:p>
        </text:list-item>
        <text:list-item>
          <text:p text:style-name="P1236"><text:span text:style-name="T1591">Nauč se základy</text:span> jedn<text:span text:style-name="T1606">é</text:span> dovednost<text:span text:style-name="T1606">i</text:span> <text:span text:style-name="T1594">nebo si zvyš jednu dovednost na pokročilou.</text:span></text:p>
        </text:list-item>
      </text:list>
      <text:p text:style-name="P121"><text:span text:style-name="T817">6</text:span><text:span text:style-name="T723">. </text:span><text:span text:style-name="T707">úroveň</text:span></text:p>
      <text:list xml:id="list192654280233502" text:continue-numbering="true" text:style-name="L33">
        <text:list-item>
          <text:p text:style-name="P1237">Vyber si jednu ze <text:span text:style-name="T1607">základních</text:span> nebo pokročilých válečnických schopností.</text:p>
        </text:list-item>
        <text:list-item>
          <text:p text:style-name="P1245"><text:span text:style-name="T1592">Z</text:span>vyš si <text:span text:style-name="T1593">jednu</text:span> dovednost na pokročil<text:span text:style-name="T1608">ou</text:span>.</text:p>
        </text:list-item>
        <text:list-item>
          <text:p text:style-name="P1241"><text:span text:style-name="T1592">M</text:span>ůžeš si připoutat <text:span text:style-name="T1595">celkem</text:span> čtyři magické předměty.</text:p>
        </text:list-item>
      </text:list>
      <text:h text:style-name="Heading_20_3" text:outline-level="3"><text:soft-page-break/><text:span text:style-name="T819">Z</text:span><text:span text:style-name="T834">ákladní</text:span><text:span text:style-name="T819"> v</text:span><text:span text:style-name="T735">álečnické s</text:span><text:span text:style-name="T705">chopnosti</text:span></text:h>
      <text:h text:style-name="Heading_20_5" text:outline-level="5">Zastrašení</text:h>
      <text:p text:style-name="P146">Zastrašení musíš vždy <text:span text:style-name="T1588">něčím</text:span> spustit: Rozpůlit jednoho z nepřátel, zasadit protivníkovi těžkou ránu, dostat ho do nevýhodné situace, nebo mu třeba připomenout, kolik takových jako on jsi už zabil.<text:line-break/><text:tab/>Zastrašovat můžeš v<text:span text:style-name="T1587">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18" text:outline-level="5">Sehranost</text:h>
      <text:p text:style-name="P48">Vyžaduje alespoň týden společného tréninku a potom průběžné udržování (sem tam si zatrénovat).<text:line-break/><text:tab/><text:span text:style-name="T1551">Kdykoliv</text:span> bojuje<text:span text:style-name="T1551">š</text:span> bok po boku <text:span text:style-name="T1418">někoho, s kým jsi sehraný</text:span>, <text:span text:style-name="T1416">můžeš si v každém kole vybrat:</text:span></text:p>
      <text:list xml:id="list299577335" text:style-name="L34">
        <text:list-item>
          <text:p text:style-name="P1383">Dá<text:span text:style-name="T1551">š</text:span> výhodu <text:span text:style-name="T1416">tomuto spolubojovníkovi</text:span>.</text:p>
        </text:list-item>
        <text:list-item>
          <text:p text:style-name="P1383"><text:span text:style-name="T1552">Nebo získáš výhodu sám</text:span>.</text:p>
        </text:list-item>
      </text:list>
      <text:h text:style-name="P1119" text:outline-level="5">Ochránce</text:h>
      <text:p text:style-name="P127">Můžeš protivníkovi zabránit v útoku, i když není v nevýhodě.</text:p>
      <text:h text:style-name="Heading_20_5" text:outline-level="5">Velení</text:h>
      <text:p text:style-name="P148">V každém kole můžeš dát povel jedné postavě. Pokud tě poslechne, započítá si výhodu. <text:span text:style-name="T1558">Povel musí dávat smysl.</text:span> Tato výhoda se nesčítá s výhodou za <text:span text:style-name="T1097">sehranost</text:span>.</text:p>
      <text:h text:style-name="Heading_20_3" text:outline-level="3"><text:soft-page-break/><text:span text:style-name="T819">Pokročilé v</text:span><text:span text:style-name="T735">álečnické s</text:span><text:span text:style-name="T705">chopnosti</text:span></text:h>
      <text:h text:style-name="P1120" text:outline-level="5">Útok na <text:span text:style-name="T1417">dva cíle</text:span></text:h>
      <text:p text:style-name="P149"><text:span text:style-name="T820">Postih je jen -1. </text:span><text:span text:style-name="T82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9"><text:span text:style-name="T1195">Hraničář</text:span><text:span text:style-name="T265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8"><text:span text:style-name="T723">1. </text:span><text:span text:style-name="T705">úroveň</text:span></text:p>
      <text:list xml:id="list970311428" text:style-name="L35">
        <text:list-item>
          <text:p text:style-name="P1389"><text:span text:style-name="T705">Umíš </text:span><text:span text:style-name="T829">základy</text:span><text:span text:style-name="T705"> </text:span><text:span text:style-name="T822">následující</text:span><text:span text:style-name="T829">ch</text:span><text:span text:style-name="T705"> dovednost</text:span><text:span text:style-name="T829">í</text:span><text:span text:style-name="T764">:</text:span></text:p>
          <text:list>
            <text:list-item>
              <text:p text:style-name="P1254">Orientace a přežití v divočině</text:p>
            </text:list-item>
            <text:list-item>
              <text:p text:style-name="P1207">Ostražitost a plížení</text:p>
            </text:list-item>
            <text:list-item>
              <text:p text:style-name="P1394">Ošetřování zranění<text:span text:style-name="T1345"> </text:span><text:span text:style-name="T1346">(ošetřením vrátíš 2 žt)</text:span></text:p>
            </text:list-item>
            <text:list-item>
              <text:p text:style-name="P1394">Lov a stopování</text:p>
            </text:list-item>
          </text:list>
        </text:list-item>
        <text:list-item>
          <text:p text:style-name="P1384"><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971"><text:span text:style-name="T2067">(</text:span>Cizí jazyk, Čtení a psaní, Odezírání ze rtů, Otevírání zámků, Plavání, Přetvářka a převleky, Starý jazyk, Šplhání, Výroba a odstraňování pastí, Znalost jedů<text:span text:style-name="T2067">)</text:span></text:p>
        </text:list-item>
        <text:list-item>
          <text:p text:style-name="P1438"><text:span text:style-name="T732">Umíš sesílat jedno </text:span><text:span text:style-name="T836">ze základních kouzel</text:span><text:span text:style-name="T732"> podle svého výběru</text:span><text:span text:style-name="T705">.</text:span></text:p>
          <text:list>
            <text:list-item>
              <text:p text:style-name="P1440"><text:span text:style-name="T721">K </text:span><text:span text:style-name="T731">hraničářským kouzlům se nepočítá postih za zbroj.</text:span></text:p>
            </text:list-item>
          </text:list>
        </text:list-item>
        <text:list-item>
          <text:p text:style-name="P1442"><text:soft-page-break/><text:span text:style-name="T705">Vyber si </text:span><text:span text:style-name="T838">jedno ze základních kouzel</text:span><text:span text:style-name="T705"> nebo</text:span><text:span text:style-name="T551"> </text:span><text:span text:style-name="T570">jednu ze základních schopností</text:span><text:span text:style-name="T705">.</text:span></text:p>
        </text:list-item>
        <text:list-item>
          <text:p text:style-name="P1385">Můžeš si připoutat jeden magický předmět, který <text:span text:style-name="T1601">získáš</text:span> na výpravách za dobrodružstvím.</text:p>
        </text:list-item>
      </text:list>
      <text:p text:style-name="P7">2. úroveň</text:p>
      <text:list xml:id="list192654701695304" text:continue-numbering="true" text:style-name="L35">
        <text:list-item>
          <text:p text:style-name="P1443"><text:span text:style-name="T705">Vyber si jedno </text:span><text:span text:style-name="T839">ze základních kouzel </text:span><text:span text:style-name="T571">nebo jednu ze základních schopností</text:span><text:span text:style-name="T705">.</text:span></text:p>
        </text:list-item>
        <text:list-item>
          <text:p text:style-name="P1246">Můžeš si připoutat celkem dva magické předměty.</text:p>
        </text:list-item>
        <text:list-item>
          <text:p text:style-name="P1246">Nauč se <text:span text:style-name="T1609">základy jedné dovednosti</text:span>.</text:p>
        </text:list-item>
      </text:list>
      <text:p text:style-name="P9">3. úroveň</text:p>
      <text:list xml:id="list192653744559079" text:continue-list="list192654280233502" text:style-name="L33">
        <text:list-item>
          <text:p text:style-name="P1243">Zvyš si jednu vlastnost (rozdíl mezi tvou nejvyšší a nejnižší může být nejvýše 3).</text:p>
        </text:list-item>
      </text:list>
      <text:list xml:id="list1623015467" text:style-name="L36">
        <text:list-item>
          <text:p text:style-name="P1446"><text:span text:style-name="T732">Vyber si </text:span><text:span text:style-name="T827">jedno</text:span><text:span text:style-name="T732"> kouzlo </text:span><text:span text:style-name="T826">nebo schopnost </text:span><text:span text:style-name="T827">ze </text:span><text:span text:style-name="T840">základních</text:span><text:span text:style-name="T827"> nebo pokročilých</text:span><text:span text:style-name="T732">.</text:span></text:p>
        </text:list-item>
      </text:list>
      <text:list xml:id="list192654643025460" text:continue-list="list192654701695304" text:style-name="L35">
        <text:list-item>
          <text:p text:style-name="P1256">Nauč se <text:span text:style-name="T1610">základy jedné dovednosti</text:span> nebo si zvyš jednu dovednost na pokročil<text:span text:style-name="T1610">ou</text:span>.</text:p>
        </text:list-item>
      </text:list>
      <text:p text:style-name="P9">4. úroveň</text:p>
      <text:list xml:id="list192655511543370" text:continue-numbering="true" text:style-name="L35">
        <text:list-item>
          <text:p text:style-name="P1386"><text:span text:style-name="T826">N</text:span><text:span text:style-name="T718">auč </text:span><text:span text:style-name="T826">se</text:span><text:span text:style-name="T718"> jednu z mimosmyslových schopností </text:span><text:span text:style-name="T720">(</text:span><text:span text:style-name="T501">telekinezi</text:span><text:span text:style-name="T720">, </text:span><text:span text:style-name="T501">pyrokinezi</text:span><text:span text:style-name="T720"> nebo </text:span><text:span text:style-name="T501">telepatii</text:span><text:span text:style-name="T720">)</text:span><text:span text:style-name="T718">.</text:span></text:p>
        </text:list-item>
        <text:list-item>
          <text:p text:style-name="P1248">Můžeš si připoutat celkem tři magické předměty.</text:p>
        </text:list-item>
        <text:list-item>
          <text:p text:style-name="P1248">Zvyš si jednu dovednost na pokročil<text:span text:style-name="T1611">ou</text:span>.</text:p>
        </text:list-item>
      </text:list>
      <text:p text:style-name="P142"><text:span text:style-name="T718">5. </text:span><text:span text:style-name="T705">úroveň</text:span></text:p>
      <text:list xml:id="list192654001993300" text:continue-list="list192653744559079" text:style-name="L33">
        <text:list-item>
          <text:p text:style-name="P1243"><text:soft-page-break/>Zvyš si jednu vlastnost (rozdíl mezi tvou nejvyšší a nejnižší může být nejvýše 3).</text:p>
        </text:list-item>
      </text:list>
      <text:list xml:id="list192655203552245" text:continue-list="list192655511543370" text:style-name="L35">
        <text:list-item>
          <text:p text:style-name="P1447"><text:span text:style-name="T732">Vyber si </text:span><text:span text:style-name="T827">jedno</text:span><text:span text:style-name="T732"> kouzlo </text:span><text:span text:style-name="T826">nebo schopnost </text:span><text:span text:style-name="T827">ze </text:span><text:span text:style-name="T841">základních</text:span><text:span text:style-name="T827"> nebo pokročilých</text:span><text:span text:style-name="T732">.</text:span></text:p>
        </text:list-item>
        <text:list-item>
          <text:p text:style-name="P1257">Nauč se <text:span text:style-name="T1612">základy jedné</text:span> dovednost<text:span text:style-name="T1612">i</text:span> nebo si zvyš jednu dovednost na pokročil<text:span text:style-name="T1599">ou</text:span>.</text:p>
        </text:list-item>
      </text:list>
      <text:p text:style-name="P143"><text:span text:style-name="T566">6</text:span><text:span text:style-name="T565">. </text:span><text:span text:style-name="T552">úroveň</text:span></text:p>
      <text:list xml:id="list2217361423" text:style-name="L37">
        <text:list-item>
          <text:p text:style-name="P1259">Můžeš si připoutat celkem čtyři magické předměty.</text:p>
        </text:list-item>
        <text:list-item>
          <text:p text:style-name="P1449"><text:span text:style-name="T567">Vyber si </text:span><text:span text:style-name="T569">jedno</text:span><text:span text:style-name="T567"> kouzlo </text:span><text:span text:style-name="T568">nebo schopnost </text:span><text:span text:style-name="T569">ze </text:span><text:span text:style-name="T572">základních</text:span><text:span text:style-name="T569"> nebo pokročilých</text:span><text:span text:style-name="T567">.</text:span></text:p>
        </text:list-item>
        <text:list-item>
          <text:p text:style-name="P1263">Zvyš si jednu dovednost na pokročil<text:span text:style-name="T1600">ou</text:span>.</text:p>
        </text:list-item>
      </text:list>
      <text:h text:style-name="Heading_20_3" text:outline-level="3"><text:span text:style-name="T823">Z</text:span><text:span text:style-name="T833">ákladní</text:span><text:span text:style-name="T823"> </text:span><text:span text:style-name="T824">hraničářské</text:span><text:span text:style-name="T823"> s</text:span><text:span text:style-name="T705">chopnosti</text:span></text:h>
      <text:h text:style-name="P1121" text:outline-level="5">Zvířecí společník</text:h>
      <text:p text:style-name="P176"><text:span text:style-name="T86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57">Hodnota </text:span><text:span text:style-name="T859">Nebezpečnost</text:span><text:span text:style-name="T857">i</text:span><text:span text:style-name="T859"> zvířete může být </text:span><text:span text:style-name="T862">nejvýše</text:span><text:span text:style-name="T859"> rovna tvé úrovni. </text:span><text:span text:style-name="T863">M</text:span><text:span text:style-name="T859">ůže </text:span><text:span text:style-name="T863">to</text:span><text:span text:style-name="T859"> ale </text:span><text:span text:style-name="T863">být</text:span><text:span text:style-name="T859"> mládě –</text:span><text:span text:style-name="T863"> pak </text:span><text:span text:style-name="T859">mu </text:span><text:span text:style-name="T858">N</text:span><text:span text:style-name="T859">ebezpečnost postupně poroste </text:span><text:span text:style-name="T719">s tím, jak se ti bude zvyšovat úroveň</text:span><text:span text:style-name="T859">.</text:span><text:span text:style-name="T860"> </text:span><text:span text:style-name="T705">Vyber si, které zvíře tě provází </text:span><text:span text:style-name="T861">na začátku hry</text:span><text:span text:style-name="T705">.</text:span></text:p>
      <text:h text:style-name="Heading_20_5" text:outline-level="5"><text:soft-page-break/>Mluvení se zvířaty</text:h>
      <text:p text:style-name="P315"><text:span text:style-name="T705">Zvíře dokáže „mluvit“ jen o tom, čemu samo rozumí. </text:span><text:span text:style-name="T857">Může ti tedy například říct, kolik osob vidělo a jestli je zná, ale neřekne ti, o čem si povídali, protože lidské řeči nerozumí.</text:span></text:p>
      <text:h text:style-name="Heading_20_3" text:outline-level="3"><text:span text:style-name="T842">Základní</text:span><text:span text:style-name="T825"> h</text:span><text:span text:style-name="T730">raničářská k</text:span><text:span text:style-name="T705">ouzla</text:span></text:h>
      <text:h text:style-name="Heading_20_5" text:outline-level="5">Uzdrav zranění</text:h>
      <text:p text:style-name="P49"><text:span text:style-name="T1097">Dosah:</text:span> kontaktní<text:line-break/><text:span text:style-name="T1102">Sesílání:</text:span><text:span text:style-name="T1547"> 1 minuta (mimo boj)</text:span></text:p>
      <text:p text:style-name="P75">Vyléčí <text:span text:style-name="T1424">(</text:span>Duše <text:span text:style-name="T1425">hraničáře + k6)</text:span> životů. <text:span text:style-name="T623">Další léčivé kouzlo (ať už ho sešle druid, kněz či hraničář)</text:span><text:span text:style-name="T621"> účinkuje na stejný cíl až poté, co se doléčí do plných životů.</text:span></text:p>
      <text:h text:style-name="P1125" text:outline-level="5">Zpomalení jedu</text:h>
      <text:p text:style-name="P151"><text:span text:style-name="T1099">Dosah:</text:span><text:span text:style-name="T1422"> </text:span>d<text:span text:style-name="T1422">otyk</text:span></text:p>
      <text:p text:style-name="P150">Kouzlo prodlouží latenci jedu <text:span text:style-name="T1423">v cíli</text:span> o 1 den.</text:p>
      <text:h text:style-name="P1126" text:outline-level="5">Najdi pachovou stopu</text:h>
      <text:p text:style-name="P152">Po dobu <text:span text:style-name="T1097">soustředění</text:span> dokážeš stopovat čichem jako pes.</text:p>
      <text:h text:style-name="Heading_20_3" text:outline-level="3"><text:span text:style-name="T825">Pokročilá h</text:span><text:span text:style-name="T730">raničářská k</text:span><text:span text:style-name="T705">ouzla</text:span></text:h>
      <text:h text:style-name="P1127" text:outline-level="5">Uzdrav nemocného</text:h>
      <text:p text:style-name="P68"><text:span text:style-name="T1097">Dosah:</text:span> kontaktní<text:line-break/><text:span text:style-name="T1100">Sesílání:</text:span><text:span text:style-name="T1426">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097">Dosah:</text:span> krátký</text:p>
      <text:p text:style-name="P78">Kouzlo zklidní obyčejné, nemagické zvíře natolik, že ztratí chuť útočit. Pokud je ale něco znovu rozdráždí, účinek pomine.</text:p>
      <text:h text:style-name="P1126" text:outline-level="5"><text:span text:style-name="T721">N</text:span><text:span text:style-name="T705">ajdi zvíře</text:span></text:h>
      <text:p text:style-name="P151"><text:span text:style-name="T474">Dosah:</text:span><text:span text:style-name="T722"> </text:span><text:span text:style-name="T854">několik</text:span><text:span text:style-name="T722"> hodin cesty.</text:span></text:p>
      <text:p text:style-name="P23">Vycítíš směr k nejbližšímu zvířeti druhu, na který pomyslíš.</text:p>
      <text:h text:style-name="P1029" text:outline-level="3">Mimosmyslové schopnosti</text:h>
      <text:p text:style-name="P318">Mimosmyslové schopnosti se neřadí do základních, pokročilých ani mistrovských, můžeš totiž současně umět jen jednu z nich. Která to bude si vybíráš na čtvrté úrovni.</text:p>
      <text:h text:style-name="P1128" text:outline-level="5">Telekineze</text:h>
      <text:p text:style-name="P316"><text:span text:style-name="T1097">Dosah:</text:span> <text:span text:style-name="T1597">krátká vzdálenost</text:span></text:p>
      <text:p text:style-name="P316"><text:span text:style-name="T1420">Pomocí </text:span><text:span text:style-name="T1098">soustředění</text:span> <text:span text:style-name="T1420">můžeš pomalu </text:span>hýbat předměty, <text:span text:style-name="T1596">jako kdybys měl Sílu rovnou tvé Duši</text:span>.</text:p>
      <text:h text:style-name="P1129" text:outline-level="5">Pyrokineze</text:h>
      <text:p text:style-name="P316"><text:span text:style-name="T1097">Dosah:</text:span> <text:span text:style-name="T1597">krátká vzdálenost</text:span></text:p>
      <text:p text:style-name="P317"><text:span text:style-name="T1420">Dokážeš zapálit oheň pomocí </text:span><text:span text:style-name="T1098">soustředění</text:span>. Živé tvory <text:span text:style-name="T1420">pyrokineze</text:span> přímo nezraňuje, následný oheň je <text:span text:style-name="T1598">ale</text:span> zranit může.</text:p>
      <text:h text:style-name="P1128" text:outline-level="5">Tele<text:span text:style-name="T1419">patie</text:span></text:h>
      <text:p text:style-name="P316"><text:span text:style-name="T1097">Dosah:</text:span> <text:span text:style-name="T1597">krátká vzdálenost</text:span></text:p>
      <text:p text:style-name="P24"><text:soft-page-break/><text:span text:style-name="T1420">Po dobu </text:span><text:span text:style-name="T1098">soustředění</text:span><text:span text:style-name="T1420"> můžeš </text:span>s někým „mluvit“ v myšlenkách. Bez znalosti jazyka si nebudete rozum<text:span text:style-name="T1420">ě</text:span>t. <text:span text:style-name="T1421">Cíl se může po navázání spojení vzdálit z dosahu.</text:span></text:p>
      <text:h text:style-name="Heading_20_2" text:outline-level="2"><text:bookmark-start text:name="__RefHeading___Toc7003_1015327784"/>Alchymista<text:bookmark-end text:name="__RefHeading___Toc7003_1015327784"/></text:h>
      <text:p text:style-name="P640"><text:span text:style-name="T723">TODO: „Nevyprchávající“ lektvary a ostatní předměty se vyrábí přidáním vzácných magických surovin, které je povětšinou potřeba najít na výpravách – pro každý lektvar </text:span><text:span text:style-name="T864">bude</text:span><text:span text:style-name="T723"> jiná.</text:span></text:p>
      <text:p text:style-name="P639"><text:span text:style-name="T1195">Alchymist</text:span><text:span text:style-name="T1161">a</text:span><text:span text:style-name="T224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23">1. </text:span><text:span text:style-name="T707">úroveň</text:span></text:p>
      <text:list xml:id="list2006809346" text:style-name="L38">
        <text:list-item>
          <text:p text:style-name="P1391"><text:span text:style-name="T766">Umíš </text:span><text:span text:style-name="T830">základy</text:span><text:span text:style-name="T766"> </text:span><text:span text:style-name="T822">následující</text:span><text:span text:style-name="T830">ch</text:span><text:span text:style-name="T766"> dovednost</text:span><text:span text:style-name="T830">í</text:span><text:span text:style-name="T764">:</text:span></text:p>
          <text:list>
            <text:list-item>
              <text:p text:style-name="P1396">Čtení a psaní</text:p>
            </text:list-item>
            <text:list-item>
              <text:p text:style-name="P1400">Znalost jedů</text:p>
            </text:list-item>
            <text:list-item>
              <text:p text:style-name="P1427"><text:span text:style-name="T556">J</text:span><text:span text:style-name="T551">eden </text:span><text:span text:style-name="T705">Starý jazyk</text:span></text:p>
            </text:list-item>
          </text:list>
        </text:list-item>
        <text:list-item>
          <text:p text:style-name="P1404">Nauč se základy jedné další dovednosti podle svého výběru.</text:p>
          <text:p text:style-name="P972"><text:span text:style-name="T2068">(</text:span>Cizí jazyk, Lov a stopování, Odezírání ze rtů, Orientace a přežití v divočině, Ošetřování zranění, Otevírání zámků, Plavání, Přetvářka a převleky, Starý jazyk, Šplhání, Výroba a odstraňování pastí<text:span text:style-name="T2068">)</text:span></text:p>
        </text:list-item>
        <text:list-item>
          <text:p text:style-name="P1450"><text:span text:style-name="T734">P</text:span><text:span text:style-name="T707">oznáš </text:span><text:span text:style-name="T767">alchymistické</text:span><text:span text:style-name="T707"> suroviny a můžeš z nich vyrábět předměty, jejichž recepty se naučíš.</text:span></text:p>
        </text:list-item>
        <text:list-item>
          <text:p text:style-name="P1452"><text:soft-page-break/><text:span text:style-name="T707">V</text:span><text:span text:style-name="T705">yber si dva </text:span><text:span text:style-name="T846">ze základních receptů</text:span><text:span text:style-name="T705">, </text:span><text:span text:style-name="T831">které umíš používat</text:span><text:span text:style-name="T705">.</text:span></text:p>
        </text:list-item>
        <text:list-item>
          <text:p text:style-name="P1451">Můžeš si připoutat jeden magický předmět, který <text:span text:style-name="T1601">získáš</text:span> na výpravách za dobrodružstvím.</text:p>
        </text:list-item>
      </text:list>
      <text:p text:style-name="P120"><text:span text:style-name="T733">2</text:span><text:span text:style-name="T723">. </text:span><text:span text:style-name="T707">úroveň</text:span></text:p>
      <text:list xml:id="list3416421099" text:style-name="L39">
        <text:list-item>
          <text:p text:style-name="P1453"><text:span text:style-name="T707">V</text:span><text:span text:style-name="T736">yber si další </text:span><text:span text:style-name="T846">ze základních</text:span><text:span text:style-name="T736"> recept</text:span><text:span text:style-name="T846">ů</text:span><text:span text:style-name="T736">.</text:span></text:p>
        </text:list-item>
        <text:list-item>
          <text:p text:style-name="P1250">Můžeš si připoutat celkem dva magické předměty.</text:p>
        </text:list-item>
        <text:list-item>
          <text:p text:style-name="P1250">Nauč se <text:span text:style-name="T1613">základy jedné dovednosti</text:span>.</text:p>
        </text:list-item>
      </text:list>
      <text:p text:style-name="P120"><text:span text:style-name="T733">3</text:span><text:span text:style-name="T723">. </text:span><text:span text:style-name="T707">úroveň</text:span></text:p>
      <text:list xml:id="list192655262636809" text:continue-list="list192654001993300" text:style-name="L33">
        <text:list-item>
          <text:p text:style-name="P1238">Zvyš si jednu vlastnost (rozdíl mezi tvou nejvyšší a nejnižší může být nejvýše 3).</text:p>
        </text:list-item>
      </text:list>
      <text:list xml:id="list192654669808793" text:continue-list="list2006809346" text:style-name="L38">
        <text:list-item>
          <text:p text:style-name="P1408">Vyber si další základní nebo pokročilý recept.</text:p>
        </text:list-item>
        <text:list-item>
          <text:p text:style-name="P1417">Nauč se základy jedné dovednosti nebo si zvyš jednu dovednost na pokročilou.</text:p>
        </text:list-item>
      </text:list>
      <text:p text:style-name="P120"><text:span text:style-name="T733">4</text:span><text:span text:style-name="T723">. </text:span><text:span text:style-name="T707">úroveň</text:span></text:p>
      <text:list xml:id="list192654909778463" text:continue-list="list3416421099" text:style-name="L39">
        <text:list-item>
          <text:p text:style-name="P1409">Vyber si další základní nebo pokročilý recept.</text:p>
        </text:list-item>
        <text:list-item>
          <text:p text:style-name="P1250">Zvyš si jednu dovednost na pokročilou.</text:p>
        </text:list-item>
        <text:list-item>
          <text:p text:style-name="P1250">Můžeš si připoutat celkem tři magické předměty.</text:p>
        </text:list-item>
      </text:list>
      <text:p text:style-name="P120"><text:span text:style-name="T733">5</text:span><text:span text:style-name="T723">. </text:span><text:span text:style-name="T707">úroveň</text:span></text:p>
      <text:list xml:id="list192653688719121" text:continue-list="list192655262636809" text:style-name="L33">
        <text:list-item>
          <text:p text:style-name="P1238">Zvyš si jednu vlastnost (rozdíl mezi tvou nejvyšší a nejnižší může být nejvýše 3).</text:p>
        </text:list-item>
      </text:list>
      <text:list xml:id="list192654738412950" text:continue-list="list192654909778463" text:style-name="L39">
        <text:list-item>
          <text:p text:style-name="P1409">Vyber si další základní nebo pokročilý recept.</text:p>
        </text:list-item>
      </text:list>
      <text:list xml:id="list192654622939357" text:continue-list="list192654669808793" text:style-name="L38">
        <text:list-item>
          <text:p text:style-name="P1411"><text:soft-page-break/>Nauč se základy jedné dovednosti nebo si zvyš jednu dovednost na pokročilou.</text:p>
        </text:list-item>
      </text:list>
      <text:p text:style-name="P144"><text:span text:style-name="T566">6</text:span><text:span text:style-name="T565">. </text:span><text:span text:style-name="T552">úroveň</text:span></text:p>
      <text:list xml:id="list192654116099592" text:continue-list="list2217361423" text:style-name="L37">
        <text:list-item>
          <text:p text:style-name="P1414">Zvyš si jednu dovednost na pokročilou.</text:p>
        </text:list-item>
        <text:list-item>
          <text:p text:style-name="P1410">Vyber si další základní nebo pokročilý recept.</text:p>
        </text:list-item>
        <text:list-item>
          <text:p text:style-name="P1412">Můžeš si připoutat celkem čtyři magické předměty.</text:p>
        </text:list-item>
      </text:list>
      <text:h text:style-name="P981" text:outline-level="4">Výroba magických předmětů</text:h>
      <text:list xml:id="list450063375" text:style-name="L40">
        <text:list-item>
          <text:p text:style-name="P1454">Na výrobu předmětů je potřeba <text:span text:style-name="T1565">alchymistická</text:span> aparatura, která se vejde do malé truhlice <text:span text:style-name="T1563">(dá se pohodlně nosit v ruce nebo v torně)</text:span>. <text:span text:style-name="T1548">V této truhlici se obvykle nosí také suroviny.</text:span></text:p>
        </text:list-item>
        <text:list-item>
          <text:p text:style-name="P1455"><text:span text:style-name="T1566">Předměty se vyrábí z připravených polotovarů, takže v</text:span>ýroba každého <text:span text:style-name="T1566">z nich</text:span> zabere <text:span text:style-name="T1566">jen</text:span> několik minut.</text:p>
        </text:list-item>
        <text:list-item>
          <text:p text:style-name="P1456"><text:span text:style-name="T1564">V</text:span>yrobené <text:span text:style-name="T1564">předměty</text:span> si své magické vlastnosti uchovají jen několik hodin.</text:p>
        </text:list-item>
      </text:list>
      <text:h text:style-name="Heading_20_3" text:outline-level="3"><text:span text:style-name="T1615">Základní alchymistické r</text:span>ecepty</text:h>
      <text:h text:style-name="Heading_20_5" text:outline-level="5">Léčivý lektvar</text:h>
      <text:p text:style-name="P90"><text:span text:style-name="T1427">V průběhu několika minut v</text:span>yléčí (<text:span text:style-name="T2643">Finesa</text:span> <text:span text:style-name="T1427">alchymisty + k6</text:span>) životů <text:span text:style-name="T1427">(životy vrací až po boji)</text:span>. <text:span text:style-name="T1634">Další léčivý lektvar (libovolného druhu) bude na stejný cíl účinkovat až poté, co se doléčí do plných životů.</text:span></text:p>
      <text:p text:style-name="P91">/<text:span text:style-name="T2645">* Je nutně potřeba závislost na Finese? Asi jo, protože účinek kouzel je od Duše a mělo by to bejt stejně. Navíc čistě k6 by byl moc velkej rozptyl. */</text:span></text:p>
      <text:h text:style-name="P1130" text:outline-level="5"><text:soft-page-break/>Megacloumák</text:h>
      <text:p text:style-name="P83"><text:span text:style-name="T1487">Trvání:</text:span><text:span text:style-name="T1433"> </text:span><text:span text:style-name="T1430">Několik minut</text:span></text:p>
      <text:p text:style-name="P82"><text:span text:style-name="T1432">Odstraní mdloby, ochromení, paralýzu </text:span><text:span text:style-name="T1504">a</text:span><text:span text:style-name="T1432"> křeče </text:span><text:span text:style-name="T1504">a </text:span><text:span text:style-name="T1435">po dobu trvání</text:span><text:span text:style-name="T1504"> </text:span><text:span text:style-name="T1485">tě </text:span><text:span text:style-name="T1504">probere z bezv</text:span><text:span text:style-name="T1435">ědomí.</text:span></text:p>
      <text:h text:style-name="P1144" text:outline-level="5">Lakmusový papírek</text:h>
      <text:p text:style-name="P631"><text:span text:style-name="T1484">Odhalí</text:span><text:span text:style-name="T1435"> složení </text:span><text:span text:style-name="T1483">a účinky</text:span><text:span text:style-name="T1435"> jakékoliv kapaliny.</text:span></text:p>
      <text:h text:style-name="P1131" text:outline-level="5">Vlčí mor</text:h>
      <text:p text:style-name="P83"><text:span text:style-name="T1489">S</text:span><text:span text:style-name="T1490">íla jedu:</text:span><text:span text:style-name="T1437"> </text:span><text:span text:style-name="T1440">6 </text:span><text:span text:style-name="T1462">(proti lykantropům 10)</text:span><text:span text:style-name="T1437"><text:line-break/></text:span><text:span text:style-name="T1488">Latence:</text:span><text:span text:style-name="T1438"> </text:span><text:span text:style-name="T1440">30</text:span><text:span text:style-name="T1438"> minut </text:span><text:span text:style-name="T1462">(proti lykantropům 3 minuty)</text:span></text:p>
      <text:p text:style-name="P153"><text:span text:style-name="T1438">J</text:span><text:span text:style-name="T1435">ed na otravu </text:span><text:span text:style-name="T1445">zbraní a</text:span><text:span text:style-name="T1435"> šípů. </text:span><text:span text:style-name="T1454">Velmi účinný proti vlkodlakům a jiným lykantropům.</text:span></text:p>
      <text:h text:style-name="P1145" text:outline-level="5">Detekční hůlka</text:h>
      <text:p text:style-name="P476"><text:span text:style-name="T1487">Trvání:</text:span><text:span text:style-name="T1433"> </text:span><text:span text:style-name="T1430">Několik minut</text:span></text:p>
      <text:p text:style-name="P477"><text:span text:style-name="T1430">/</text:span><text:span text:style-name="T1483">* Tohle asi nepůjde, tajné věci v dungeonech by ztratily smysl. */</text:span></text:p>
      <text:p text:style-name="P477"><text:span text:style-name="T1430">U</text:span><text:span text:style-name="T1435">možní najít tajné vchody nebo schránky. Nedává ale znalost, jak je otevřít, ani jestli jsou zapas</text:span><text:span text:style-name="T1436">tě</text:span><text:span text:style-name="T1435">né.</text:span></text:p>
      <text:h text:style-name="P1132" text:outline-level="5">Pavoučí lektvar</text:h>
      <text:p text:style-name="P83"><text:span text:style-name="T1487">Trvání:</text:span><text:span text:style-name="T1433"> </text:span><text:span text:style-name="T1430">Několik minut</text:span></text:p>
      <text:p text:style-name="P288"><text:span text:style-name="T1430">P</text:span><text:span text:style-name="T1435">o dobu trvání se udrží</text:span><text:span text:style-name="T1482">š</text:span><text:span text:style-name="T1435"> na jakémkoliv pevném povrchu, </text:span><text:span text:style-name="T1446">klidně i hlavou dolů</text:span><text:span text:style-name="T1435">.</text:span></text:p>
      <text:h text:style-name="P1133" text:outline-level="5">Ohnivá hlína</text:h>
      <text:p text:style-name="P87"><text:span text:style-name="T1496">Zranění:</text:span><text:span text:style-name="T1466"> 4kz </text:span><text:span text:style-name="T1496">ohněm</text:span><text:span text:style-name="T1466"> po dobu 3 kol nebo do uhašení</text:span></text:p>
      <text:p text:style-name="P289"><text:span text:style-name="T1464">T</text:span><text:span text:style-name="T1429">ODO</text:span></text:p>
      <text:h text:style-name="P1134" text:outline-level="5"><text:soft-page-break/>Dýmovnice</text:h>
      <text:p text:style-name="P83"><text:span text:style-name="T1487">Trvání:</text:span><text:span text:style-name="T1433"> </text:span><text:span text:style-name="T1430">Několik minut</text:span></text:p>
      <text:p text:style-name="P178"><text:span text:style-name="T1430">D</text:span><text:span text:style-name="T1429">ýmovnice je velká asi jako vlašský ořech. Po nárazu z ní budou několik minut vycházet oblaka řídkého dýmu – je v něm vidět zhruba na střední vzdálenost, </text:span><text:span text:style-name="T1494">infravidění</text:span><text:span text:style-name="T1464"> ani </text:span><text:span text:style-name="T1494">ultrasluch</text:span><text:span text:style-name="T1464"> ale nijak neomezuje</text:span><text:span text:style-name="T1429">. Malou místnost zaplní za jedno kolo, velký sál nebo jeskyni </text:span><text:span text:style-name="T1449">za několik minut</text:span><text:span text:style-name="T1429">. </text:span><text:span text:style-name="T1450">Pokud </text:span><text:span text:style-name="T1451">jej vítr</text:span><text:span text:style-name="T1450"> nerozfouká dříve, rozplyne se za několik hodin.</text:span><text:span text:style-name="T1429"><text:line-break/><text:tab/>Když dýmovnici před použití</text:span><text:span text:style-name="T1452">m</text:span><text:span text:style-name="T1429"> promneš v rukou nebo jinak zahřeješ (1 kolo), dým </text:span><text:span text:style-name="T1453">bude</text:span><text:span text:style-name="T1429"> tak hustý, že v něm bude vidět jen na kontaktní vzdálenost </text:span><text:span text:style-name="T1463">a bude bránit i v </text:span><text:span text:style-name="T1495">infravidění</text:span><text:span text:style-name="T1429"> </text:span><text:span text:style-name="T1464">(</text:span><text:span text:style-name="T1494">ultrasluch</text:span><text:span text:style-name="T1464"> stále funguje bez omezení).</text:span></text:p>
      <text:h text:style-name="P1135" text:outline-level="5">Kýchací prášek</text:h>
      <text:p text:style-name="P84"><text:span text:style-name="T1487">Trvání:</text:span><text:span text:style-name="T1433"> </text:span><text:span text:style-name="T1430">Několik minut<text:line-break/></text:span><text:span text:style-name="T1491">Účinek:</text:span><text:span text:style-name="T1455"> Nevýhoda a vyřazený čich několik minut po nadýchání</text:span></text:p>
      <text:p text:style-name="P179"><text:span text:style-name="T1486">Kýchací prášek</text:span><text:span text:style-name="T142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56">k</text:span><text:span text:style-name="T1429">ýchá je i velmi malé množství.<text:line-break/><text:tab/></text:span><text:span text:style-name="T1460">P</text:span><text:span text:style-name="T1455">oužívá </text:span><text:span text:style-name="T1460">se nejčastěji</text:span><text:span text:style-name="T1455"> k zakrytí pachové stopy. Je ho také možné rozprášit po okolí – kdokoliv pak do tohoto prostoru vstoupí, zaručeně </text:span><text:span text:style-name="T1459">se</text:span><text:span text:style-name="T1455"> prozradí.<text:line-break/><text:tab/></text:span><text:span text:style-name="T1492">Kýchací p</text:span><text:span text:style-name="T1493">rášek</text:span><text:span text:style-name="T1457"> přestane účinkovat po několika hodinách </text:span><text:span text:style-name="T1461">po rozprášení</text:span><text:span text:style-name="T1457">. </text:span><text:span text:style-name="T1458">Z posypané oblasti je jej také možné odstranit vodou.</text:span></text:p>
      <text:h text:style-name="Heading_20_3" text:outline-level="3"><text:span text:style-name="T1615">Pokročilé alchymistické r</text:span>ecepty</text:h>
      <text:h text:style-name="Heading_20_5" text:outline-level="5">Antigravitační cloumák</text:h>
      <text:p text:style-name="P83"><text:span text:style-name="T1101">Trvání:</text:span><text:span text:style-name="T1428"> několik minut</text:span></text:p>
      <text:p text:style-name="P325"><text:soft-page-break/><text:span text:style-name="T2118">P</text:span>o dobu působení <text:span text:style-name="T2118">lektvaru</text:span> <text:span text:style-name="T2118">budeš</text:span> pociťovat slabší gravitaci <text:span text:style-name="T2118">(</text:span>zhruba jako na M<text:span text:style-name="T2118">arsu</text:span>). <text:span text:style-name="T2118">Budeš při tom skákat dvakrát tak vysoko a daleko jako normálně.</text:span></text:p>
      <text:p text:style-name="P326">/<text:span text:style-name="T2126">*</text:span></text:p>
      <text:p text:style-name="P327">K výšce skoků a proč to přirovnávám ke gravitaci na Marsu a ne třeba na Měsíci: dohledal jsem to a na Marsu se skutečně skáče zhruba do dvojnásobné výšky. Na Měsíci by to bylo zhruba 6x výš, to <text:span text:style-name="T2127">by bylo </text:span>asi moc <text:span text:style-name="T2127">silný</text:span>.</text:p>
      <text:p text:style-name="P327">*/</text:p>
      <text:h text:style-name="P1136" text:outline-level="5">Bomba</text:h>
      <text:p text:style-name="P88"><text:span text:style-name="T1498">Základ:</text:span><text:span text:style-name="T1468"> </text:span><text:span text:style-name="T1476">Dutá železná koule</text:span><text:span text:style-name="T1468"> (</text:span><text:span text:style-name="T1472">váží </text:span><text:span text:style-name="T1468">zhruba </text:span><text:span text:style-name="T1472">2</text:span><text:span text:style-name="T1468"> kg)</text:span></text:p>
      <text:p text:style-name="P322"><text:span text:style-name="T1497">Bomba </text:span><text:span text:style-name="T1502">je kovová koule o velikosti </text:span><text:span text:style-name="T1501">kokosového</text:span><text:span text:style-name="T1502"> ořechu. </text:span><text:span text:style-name="T1503">Železný základ</text:span><text:span text:style-name="T1429"> </text:span><text:span text:style-name="T1475">dokážeš</text:span><text:span text:style-name="T1429"> vyrobit sám, ale potřebuješ na to na několik hodin </text:span><text:span text:style-name="T1474">přístup do</text:span><text:span text:style-name="T1429"> plně vybaven</text:span><text:span text:style-name="T1474">é</text:span><text:span text:style-name="T1429"> kovárn</text:span><text:span text:style-name="T1474">y</text:span><text:span text:style-name="T1429">. Můžeš si ho také nechat vyrobit od kováře.<text:line-break/><text:tab/></text:span><text:span text:style-name="T1477">P</text:span><text:span text:style-name="T1476">lášť</text:span><text:span text:style-name="T1469"> je možné vyrobit dvěma možnými způsoby a tomu pak odpovídají dvě varianty bomby: tlaková nebo střepinová. </text:span><text:span text:style-name="T1467">Síla bomby je v obou případech rovna tvé Finese + 2, </text:span><text:span text:style-name="T1470">liší se velikost zasažené oblasti a zranění.<text:line-break/><text:tab/></text:span><text:span text:style-name="T1469">Tlaková bomba zraňuje tlakovou vlnou – má menší dosah, ale větší zranění </text:span><text:span text:style-name="T1473">a dá se také použít na vyrážení dveří, prorážení slabých stěn a podobně</text:span><text:span text:style-name="T1469">. Střepinová bomba zraňuje drobnými střepinami, na které se při výbuchu rozpadne kovový plášť. Střepiny létají na delší vzdálenost, ale mají menší zranění než přímá tlaková vlna.</text:span></text:p>
      <text:p text:style-name="P100">Tlaková bomba:</text:p>
      <text:list xml:id="list139834290" text:style-name="L41">
        <text:list-item>
          <text:p text:style-name="P1457"><text:span text:style-name="T1481">Výbuch:</text:span><text:span text:style-name="T1478"> t</text:span><text:span text:style-name="T1471">voje Finesa + 2, </text:span><text:span text:style-name="T1481">zranění</text:span><text:span text:style-name="T1467"> 4kz </text:span><text:span text:style-name="T1481">(drtivé)</text:span><text:span text:style-name="T1467">.</text:span></text:p>
        </text:list-item>
        <text:list-item>
          <text:p text:style-name="P1459">Zasažení se brání Finesou.</text:p>
        </text:list-item>
        <text:list-item>
          <text:p text:style-name="P1458"><text:soft-page-break/><text:span text:style-name="T1471">Z</text:span><text:span text:style-name="T1467">asáhne všechno v </text:span><text:span text:style-name="T1497">kontaktní</text:span><text:span text:style-name="T1467"> vzdálenosti od místa výbuchu kromě cílů skrytých za masivní překážkou (kamenná stěna, kmen stromu a podobně)</text:span></text:p>
        </text:list-item>
      </text:list>
      <text:p text:style-name="P100">Střepinová bomba:</text:p>
      <text:list xml:id="list568913618" text:style-name="L42">
        <text:list-item>
          <text:p text:style-name="P1461"><text:span text:style-name="T1500">Výbuch:</text:span><text:span text:style-name="T1429"> </text:span><text:span text:style-name="T1478">t</text:span><text:span text:style-name="T1429">voje Finesa + 2, </text:span><text:span text:style-name="T1481">zranění 0 (sečné).</text:span></text:p>
        </text:list-item>
        <text:list-item>
          <text:p text:style-name="P1460">Zasažení se brání Finesou.</text:p>
        </text:list-item>
        <text:list-item>
          <text:p text:style-name="P1462"><text:span text:style-name="T1471">Z</text:span><text:span text:style-name="T1429">asáhne všechno v </text:span><text:span text:style-name="T1486">krátké</text:span><text:span text:style-name="T1429"> vzdálenosti od místa výbuchu kromě cílů skrytých za pevnou překážkou (střepiny zastaví i tenká dřevěná stěna).</text:span></text:p>
        </text:list-item>
      </text:list>
      <text:p text:style-name="P321"><text:span text:style-name="T1379">Bomba se odpaluje doutnákem. Ten můžeš snadno vyrobit ze svých surovin a kusu provazu, nepotřebuješ na to magenergii. </text:span><text:span text:style-name="T1380">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6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24">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17">&lt;TODO: Opravit podle </text:span><text:span text:style-name="T979">statů zlobra v bestiáři, až budou</text:span><text:span text:style-name="T1517">&gt;</text:span><text:span text:style-name="T212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46">Pán jeskyně:</text:span> „<text:span text:style-name="T2125">Zlobr blízké setkání s explodující bombou kupodivu přežil, ale není z toho o nic moudřejší. Výrazně se potácí, zřejmě se mu z toho pořádně motá hlava – bude teď mít několik minut nevýhodu, než to přejde.</text:span>“</text:p>
      <text:p text:style-name="P323">Hotová bomba váží i s obalem zhruba 10 kg. <text:span text:style-name="T212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119">*</text:span></text:p>
      <text:p text:style-name="P99">Výpočet hmotnosti:</text:p>
      <text:p text:style-name="P99">Průměr 25 cm. Z toho vychází objem 0,008 m3, což je 8 litrů. Střelný prach má hustotu zhruba jako voda, takže prachová náplň váží 8 kg. <text:span text:style-name="T2120">K tomu 2kg obal (železo má hustotu zhruba 9x vyšší), dohromady 10 kg.</text:span></text:p>
      <text:p text:style-name="P99">*/</text:p>
      <text:p text:style-name="P99"><text:soft-page-break/>/<text:span text:style-name="T2642">*</text:span></text:p>
      <text:p text:style-name="P101">IDEA: Uneseš tolik bomb, kolik je tvoje Síla? (Kůň samozřejmě víc).</text:p>
      <text:p text:style-name="P101">*/</text:p>
      <text:h text:style-name="Heading_20_5" text:outline-level="5">Čarovná rtuť</text:h>
      <text:p text:style-name="P83"><text:span text:style-name="T475">Trvání:</text:span><text:span text:style-name="T727"> Do prvního úspěšného použití</text:span></text:p>
      <text:p text:style-name="P92"><text:span text:style-name="T705">Jestliže se někde v </text:span><text:span text:style-name="T725">krátké</text:span><text:span text:style-name="T705"> vzdálenosti, vyskytuje zlato, </text:span>stříbro či drahé kamení, kulička<text:span text:style-name="T472"> </text:span><text:span text:style-name="T705">se </text:span><text:span text:style-name="T724">k němu</text:span><text:span text:style-name="T705"> začne kutálet. </text:span><text:span text:style-name="T726">Po úspěšném použití své schopnosti ztrácí.</text:span></text:p>
      <text:h text:style-name="P1122" text:outline-level="5">Lektvar chladných vod</text:h>
      <text:p text:style-name="P83"><text:span text:style-name="T475">Trvání:</text:span><text:span text:style-name="T727"> </text:span><text:span text:style-name="T728">Několik minut</text:span></text:p>
      <text:p text:style-name="P97">Postavě, která tento lektvar vypila, se po dobu jeho působení jakékoliv utrpěné zranění ohněm snižuje o 3.</text:p>
      <text:h text:style-name="P1146" text:outline-level="5"><text:span text:style-name="T726">Lektvar mlhovin</text:span><text:span text:style-name="T729">y</text:span></text:h>
      <text:p text:style-name="P83"><text:span text:style-name="T475">Trvání:</text:span><text:span text:style-name="T727"> </text:span><text:span text:style-name="T728">Několik minut</text:span></text:p>
      <text:p text:style-name="P79"><text:span text:style-name="T1431">Mlžná forma po dobu působení (bez výbavy a oblečení)</text:span><text:span text:style-name="T1430">.</text:span></text:p>
      <text:h text:style-name="P1137" text:outline-level="5">Lektvar zmenšování</text:h>
      <text:p text:style-name="P83"><text:span text:style-name="T1487">Trvání:</text:span><text:span text:style-name="T1433"> </text:span><text:span text:style-name="T1430">Několik minut</text:span></text:p>
      <text:p text:style-name="P177"><text:span text:style-name="T1430">P</text:span><text:span text:style-name="T1434">o dobu trvání se postava zmenší na polovinu spolu se vším, co nese. Na polovinu se jí tím sníží </text:span><text:span text:style-name="T1448">Síla a</text:span><text:span text:style-name="T1434"> Velikost (a tedy počet životů – aktuální i maximální). </text:span><text:span text:style-name="T1447">Finesa a Duše</text:span><text:span text:style-name="T1434"> se nezmění.</text:span></text:p>
      <text:h text:style-name="P1138" text:outline-level="5">Lektvar rychlosti</text:h>
      <text:p text:style-name="P83"><text:span text:style-name="T1487">Trvání:</text:span><text:span text:style-name="T1433"> </text:span><text:span text:style-name="T1430">Několik minut</text:span></text:p>
      <text:p text:style-name="P93"><text:soft-page-break/><text:span text:style-name="T1430">Z</text:span><text:span text:style-name="T1429">dvojnásobí rychlost běhu (postava bude běhat zhruba stejně rychle jako kůň).</text:span></text:p>
      <text:h text:style-name="P1139" text:outline-level="5">Černá zhouba</text:h>
      <text:p text:style-name="P89"><text:span text:style-name="T1499">Vzácná surovina:</text:span><text:span text:style-name="T1479"> Výtažek z masožravé houby </text:span><text:span text:style-name="T1480">(5 zl)</text:span><text:span text:style-name="T1432"><text:line-break/></text:span><text:span text:style-name="T1489">S</text:span><text:span text:style-name="T1490">íla jedu:</text:span><text:span text:style-name="T1437"> 7<text:line-break/></text:span><text:span text:style-name="T1488">Latence:</text:span><text:span text:style-name="T1438"> 1 minuta</text:span></text:p>
      <text:p text:style-name="P95"><text:span text:style-name="T1437">P</text:span><text:span text:style-name="T1429">aralytický jed.</text:span></text:p>
      <text:h text:style-name="P1140" text:outline-level="5">Jablečná vůně</text:h>
      <text:p text:style-name="P80"><text:span text:style-name="T1489">S</text:span><text:span text:style-name="T1490">íla jedu:</text:span><text:span text:style-name="T1437"> </text:span><text:span text:style-name="T1439">6</text:span><text:span text:style-name="T1437"><text:line-break/></text:span><text:span text:style-name="T1488">Latence:</text:span><text:span text:style-name="T1438"> </text:span><text:span text:style-name="T1439">5 kol</text:span></text:p>
      <text:p text:style-name="P96"><text:span text:style-name="T1439">P</text:span><text:span text:style-name="T1429">lynný jed. </text:span><text:span text:style-name="T1442">Oblak zaplní několik metrů chodby nebo malou místnost.</text:span></text:p>
      <text:h text:style-name="P1141" text:outline-level="5">Melenova pomsta</text:h>
      <text:p text:style-name="P81"><text:span text:style-name="T1489">S</text:span><text:span text:style-name="T1490">íla jedu:</text:span><text:span text:style-name="T1437"> </text:span><text:span text:style-name="T1441">7</text:span><text:span text:style-name="T1437"><text:line-break/></text:span><text:span text:style-name="T1488">Latence:</text:span><text:span text:style-name="T1438"> </text:span><text:span text:style-name="T1441">1</text:span><text:span text:style-name="T1438"> </text:span><text:span text:style-name="T1441">hodina</text:span></text:p>
      <text:p text:style-name="P285"><text:span text:style-name="T1441">J</text:span><text:span text:style-name="T1429">ed do nápojů.</text:span></text:p>
      <text:h text:style-name="Heading_20_3" text:outline-level="3">Mistrovské alchymistické předměty</text:h>
      <text:h text:style-name="P1142" text:outline-level="5">Éterický olej</text:h>
      <text:p text:style-name="P85"><text:span text:style-name="T1487">Trvání:</text:span><text:span text:style-name="T1433"> </text:span><text:span text:style-name="T1430">Několik minut</text:span></text:p>
      <text:p text:style-name="P286"><text:span text:style-name="T1430">T</text:span><text:span text:style-name="T1429">ODO</text:span></text:p>
      <text:h text:style-name="P1143" text:outline-level="5">Metamorfóza</text:h>
      <text:p text:style-name="P86"><text:span text:style-name="T1487">Trvání:</text:span><text:span text:style-name="T1433"> </text:span><text:span text:style-name="T1430">Několik minut</text:span></text:p>
      <text:p text:style-name="P287"><text:span text:style-name="T1430">T</text:span><text:span text:style-name="T1429">ODO</text:span></text:p>
      <text:p text:style-name="P287"><text:span text:style-name="T1429">/</text:span><text:span text:style-name="T1465">* Možná to nechat jen kouzelníkovi */</text:span></text:p>
      <text:h text:style-name="Heading_20_2" text:outline-level="2"><text:bookmark-start text:name="__RefHeading___Toc7005_1015327784"/><text:soft-page-break/>Kouzelník<text:bookmark-end text:name="__RefHeading___Toc7005_1015327784"/></text:h>
      <text:p text:style-name="P639"><text:span text:style-name="T1195">Kouzelník</text:span><text:span text:style-name="T2654"> pozná kouzla, která se sám může naučit, a ví, k čemu jsou dobrá. Je také vzdělaný a sečtělý, takže se snadno domluví s různým i učenci a získá od nich informace, kterým by prostý člověk nerozuměl.</text:span></text:p>
      <text:p text:style-name="P120"><text:span text:style-name="T723">1. </text:span><text:span text:style-name="T707">úroveň</text:span></text:p>
      <text:list xml:id="list192655011821160" text:continue-list="list192654622939357" text:style-name="L38">
        <text:list-item>
          <text:p text:style-name="P1392"><text:span text:style-name="T766">Umíš </text:span><text:span text:style-name="T832">základy</text:span><text:span text:style-name="T766"> </text:span><text:span text:style-name="T822">následující</text:span><text:span text:style-name="T832">ch</text:span><text:span text:style-name="T766"> dovednost</text:span><text:span text:style-name="T832">í</text:span><text:span text:style-name="T764">:</text:span></text:p>
          <text:list>
            <text:list-item>
              <text:p text:style-name="P1401">Čtení a psaní</text:p>
            </text:list-item>
            <text:list-item>
              <text:p text:style-name="P1463"><text:span text:style-name="T520">S</text:span><text:span text:style-name="T473">taroelfštinu</text:span></text:p>
            </text:list-item>
            <text:list-item>
              <text:p text:style-name="P1402"><text:span text:style-name="T1227">J</text:span><text:span text:style-name="T1226">eden </text:span><text:span text:style-name="T1328">další</text:span><text:span text:style-name="T1226"> </text:span><text:span text:style-name="T2671">s</text:span>tarý jazyk</text:p>
            </text:list-item>
          </text:list>
        </text:list-item>
        <text:list-item>
          <text:p text:style-name="P1405">Nauč se základy jedné další dovednosti podle svého výběru.</text:p>
          <text:p text:style-name="P972"><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92655139510774" text:continue-list="list192655203552245" text:style-name="L35">
        <text:list-item>
          <text:p text:style-name="P1439"><text:span text:style-name="T732">Umíš sesílat </text:span><text:span text:style-name="T837">dvě ze základních kouzel</text:span><text:span text:style-name="T732"> podle svého výběru</text:span><text:span text:style-name="T707">.</text:span></text:p>
        </text:list-item>
        <text:list-item>
          <text:p text:style-name="P1464"><text:span text:style-name="T707">M</text:span><text:span text:style-name="T705">áš schopnost </text:span><text:span text:style-name="T473">spřádání kouzel</text:span><text:span text:style-name="T705">:</text:span></text:p>
          <text:list>
            <text:list-item>
              <text:p text:style-name="P1419"><text:span text:style-name="T707">Kdykoliv sešleš kouzlo, které jsi v předchozích několika minutách ještě </text:span><text:span text:style-name="T1582">nepoužil</text:span><text:span text:style-name="T707">, bude tě stát o 1 mag méně (nejméně ale 1 mag).</text:span></text:p>
            </text:list-item>
          </text:list>
        </text:list-item>
        <text:list-item>
          <text:p text:style-name="P1385">Můžeš si připoutat jeden magický předmět, který <text:span text:style-name="T1601">získáš</text:span> na výpravách za dobrodružstvím. <text:span text:style-name="T1602">Pokud si takto připoutáš svitek s kouzlem, můžeš toto kouzlo sesílat, jako bys ho uměl.</text:span></text:p>
        </text:list-item>
      </text:list>
      <text:p text:style-name="P120"><text:span text:style-name="T733">2</text:span><text:span text:style-name="T723">. </text:span><text:span text:style-name="T707">úroveň</text:span></text:p>
      <text:list xml:id="list4157597470" text:style-name="L43">
        <text:list-item>
          <text:p text:style-name="P1465"><text:soft-page-break/><text:span text:style-name="T707">V</text:span><text:span text:style-name="T705">yber si </text:span><text:span text:style-name="T844">další</text:span><text:span text:style-name="T705"> dvě </text:span><text:span text:style-name="T844">ze základních kouzel</text:span><text:span text:style-name="T705">.</text:span></text:p>
        </text:list-item>
        <text:list-item>
          <text:p text:style-name="P1251">Můžeš si připoutat celkem dva magické předměty.</text:p>
        </text:list-item>
        <text:list-item>
          <text:p text:style-name="P1251">Nauč se základy jedné dovednosti.</text:p>
        </text:list-item>
      </text:list>
      <text:p text:style-name="P120"><text:span text:style-name="T733">3</text:span><text:span text:style-name="T723">. </text:span><text:span text:style-name="T707">úroveň</text:span></text:p>
      <text:list xml:id="list192653823801417" text:continue-list="list192653688719121" text:style-name="L33">
        <text:list-item>
          <text:p text:style-name="P1238">Zvyš si jednu vlastnost (rozdíl mezi tvou nejvyšší a nejnižší může být nejvýše 3).</text:p>
        </text:list-item>
      </text:list>
      <text:list xml:id="list192654587693539" text:continue-list="list192655139510774" text:style-name="L35">
        <text:list-item>
          <text:p text:style-name="P1466"><text:span text:style-name="T707">V</text:span><text:span text:style-name="T705">yber si dvě </text:span><text:span text:style-name="T845">ze základních nebo pokročilých kouzel</text:span><text:span text:style-name="T705">.</text:span></text:p>
        </text:list-item>
        <text:list-item>
          <text:p text:style-name="P1418">Nauč se základy jedné dovednosti nebo si zvyš jednu dovednost na pokročilou.</text:p>
        </text:list-item>
      </text:list>
      <text:p text:style-name="P120"><text:span text:style-name="T733">4</text:span><text:span text:style-name="T723">. </text:span><text:span text:style-name="T707">úroveň</text:span></text:p>
      <text:list xml:id="list192653971679276" text:continue-list="list4157597470" text:style-name="L43">
        <text:list-item>
          <text:p text:style-name="P1252"><text:span text:style-name="T1592">V</text:span>yber si dvě <text:span text:style-name="T1614">ze základních nebo pokročilých kouzel</text:span>.</text:p>
        </text:list-item>
        <text:list-item>
          <text:p text:style-name="P1239">Můžeš si připoutat celkem tři magické předměty.</text:p>
        </text:list-item>
        <text:list-item>
          <text:p text:style-name="P1239">Zvyš si jednu dovednost na pokročilou.</text:p>
        </text:list-item>
      </text:list>
      <text:p text:style-name="P120"><text:span text:style-name="T733">5</text:span><text:span text:style-name="T723">. </text:span><text:span text:style-name="T707">úroveň</text:span></text:p>
      <text:list xml:id="list192655331011093" text:continue-list="list192653823801417" text:style-name="L33">
        <text:list-item>
          <text:p text:style-name="P1238">Zvyš si jednu vlastnost (rozdíl mezi tvou nejvyšší a nejnižší může být nejvýše 3).</text:p>
        </text:list-item>
      </text:list>
      <text:list xml:id="list192654371527504" text:continue-list="list192654587693539" text:style-name="L35">
        <text:list-item>
          <text:p text:style-name="P1253"><text:span text:style-name="T1592">V</text:span>yber si dvě <text:span text:style-name="T1614">ze základních nebo pokročilých kouzel</text:span>.</text:p>
        </text:list-item>
        <text:list-item>
          <text:p text:style-name="P1413">Nauč se základy jedné dovednosti nebo si zvyš jednu dovednost na pokročilou.</text:p>
        </text:list-item>
      </text:list>
      <text:p text:style-name="P144"><text:span text:style-name="T566">6</text:span><text:span text:style-name="T565">. </text:span><text:span text:style-name="T552">úroveň</text:span></text:p>
      <text:list xml:id="list192653718926940" text:continue-list="list192654116099592" text:style-name="L37">
        <text:list-item>
          <text:p text:style-name="P1416"><text:span text:style-name="T1592">V</text:span>yber si dvě <text:span text:style-name="T1614">ze základních nebo pokročilých kouzel</text:span>.</text:p>
        </text:list-item>
        <text:list-item>
          <text:p text:style-name="P1415">Zvyš si jednu dovednost na pokročilou.</text:p>
        </text:list-item>
        <text:list-item>
          <text:p text:style-name="P1412"><text:soft-page-break/>Můžeš si připoutat celkem čtyři magické předměty.</text:p>
        </text:list-item>
      </text:list>
      <text:h text:style-name="P982" text:outline-level="4"><text:span text:style-name="T737">S</text:span><text:span text:style-name="T705">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527291828" text:style-name="L44">
        <text:list-item>
          <text:p text:style-name="P1420">Připoutaný svitek při sesílání kouzla nemusíš držet v ruce, ale musíš ho mít u sebe (třeba v torně).</text:p>
        </text:list-item>
        <text:list-item>
          <text:p text:style-name="P1467"><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21">Když potřebnou magenergii nemáš nebo nechceš zaplatit, kouzlo stále můžeš seslat, ale svitek se při tom nenávratně zničí.</text:p>
        </text:list-item>
        <text:list-item>
          <text:p text:style-name="P1420">Při přestupu na další úroveň se místo kouzla z pravidel můžeš naučit kouzlo ze svitku. Od té chvíle ho budeš moci sesílat, i když svitek nebudeš mít připoutaný.</text:p>
        </text:list-item>
        <text:list-item>
          <text:p text:style-name="P1468"><text:span text:style-name="T7">Kouzelnická kouzla může ze svitk</text:span><text:span text:style-name="T13">ů</text:span><text:span text:style-name="T7"> sesílat jen kouzelník.</text:span></text:p>
        </text:list-item>
      </text:list>
      <text:h text:style-name="P983"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984587427" text:style-name="L45">
        <text:list-item>
          <text:p text:style-name="P1469"><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16">Základní k</text:span>ouzelnická kouzla</text:h>
      <text:h text:style-name="P1147" text:outline-level="5"><text:span text:style-name="T1575">Dým </text:span>*Fumideó*</text:h>
      <text:p text:style-name="P50"><text:span text:style-name="T1097">Dosah:</text:span> místo ve střední vzdálenosti<text:span text:style-name="T1584"><text:line-break/></text:span><text:span text:style-name="T1108">Trvání:</text:span><text:span text:style-name="T1559"> několik minut</text:span></text:p>
      <text:p text:style-name="P128">Kouzlo vytvoří všude v krátké vzdálenosti <text:span text:style-name="T1583">od cílového místa</text:span> hustý, neprůhledný dým. Kouř je těžší než vzduch, <text:span text:style-name="T1581">ale vítr jej snadno rozfouká</text:span>.</text:p>
      <text:h text:style-name="P1148" text:outline-level="5">Hyperprostor<text:span text:style-name="T705"> *Hye archom*</text:span></text:h>
      <text:p text:style-name="P67"><text:span text:style-name="T1109">Rozsah:</text:span><text:span text:style-name="T1585"> pouze ty a vše, co neseš</text:span></text:p>
      <text:p text:style-name="P308"><text:span text:style-name="T856">Pomocí tohoto kouzla </text:span><text:span text:style-name="T877">se</text:span><text:span text:style-name="T856"> můžeš přemístit na jiné místo v </text:span><text:span text:style-name="T518">krátké vzdálenosti</text:span><text:span text:style-name="T877">.</text:span><text:span text:style-name="T856"><text:line-break/><text:tab/></text:span><text:span text:style-name="T813">Pokud jsi na cílovém místě</text:span><text:span text:style-name="T856"> osobně byl od chvíle, kdy se</text:span><text:span text:style-name="T744">s</text:span><text:span text:style-name="T856"> naposledy probudil, </text:span><text:span text:style-name="T813">tak ho při sesílání nemusíš vidět</text:span><text:span text:style-name="T856">. </text:span><text:span text:style-name="T813">Když</text:span><text:span text:style-name="T856"> je </text:span><text:span text:style-name="T813">ale</text:span><text:span text:style-name="T856"> obsazeno, ať už předmětem nebo jiným tvorem, kouzlo nemá žádný efekt, ale magenergie je stejně spotřebována.<text:line-break/><text:tab/>Když </text:span><text:span text:style-name="T877">se</text:span><text:span text:style-name="T856"> chceš teleportovat někam, kde jsi v uvedené době osobně nebyl, musíš dobře vidět plochu, kam </text:span><text:span text:style-name="T877">se</text:span><text:span text:style-name="T856"> přemístíš. Nemůžeš </text:span><text:span text:style-name="T877">se </text:span><text:span text:style-name="T856">tedy například teleportovat na vrchol skály, když stojíš pod ní, protože tam nevidíš.<text:line-break/><text:tab/>Spolu s </text:span><text:span text:style-name="T877">tebou </text:span><text:span text:style-name="T856">se přemístí vše, co </text:span><text:span text:style-name="T878">neseš, včetně případných živých tvorů</text:span><text:span text:style-name="T856">. To například znamená, že j</text:span><text:span text:style-name="T877">si</text:span><text:span text:style-name="T856">-li svázán, přenese</text:span><text:span text:style-name="T877">š</text:span><text:span text:style-name="T856"> se i s pouty, </text:span><text:span text:style-name="T879">ale</text:span><text:span text:style-name="T856"> </text:span><text:span text:style-name="T879">když jsi</text:span><text:span text:style-name="T856"> někde přivázán nebo připoután, ne</text:span><text:span text:style-name="T877">můžeš se</text:span><text:span text:style-name="T856"> pře</text:span><text:span text:style-name="T877">místit</text:span><text:span text:style-name="T856">.<text:line-break/><text:tab/></text:span><text:span text:style-name="T880">Když se teleportuješ někomu do zad, budeš mít proti němu v příštím kole výhodu.</text:span></text:p>
      <text:p text:style-name="P308"><text:span text:style-name="T880">/</text:span><text:span text:style-name="T881">*</text:span></text:p>
      <text:p text:style-name="P309"><text:soft-page-break/><text:span text:style-name="T88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82">teleportování „se souhlasem cíle“ určitě nechci, to je těžce disociovaná mechanika.</text:span></text:p>
      <text:p text:style-name="P309"><text:span text:style-name="T882">- </text:span><text:span text:style-name="T883">možná by šlo, že musíš cíl pevně chytit (mechanicky ho dostat do nevýhody) a on se nesmí ničeho pevně držet, být k tomu přivázaný a podobně. </text:span><text:span text:style-name="T884">Tím by ale asi šlo někoho drapsnout, teleportovat se na kraj propasti a zase ho pustit, což není ok.</text:span><text:span text:style-name="T882"><text:line-break/>- </text:span><text:span text:style-name="T883">omezení na „náklad, který dokážeš unést“, taky není úplně ideální, kouzelník by neměl muset bejt korba.</text:span></text:p>
      <text:p text:style-name="P311"><text:span text:style-name="T883">- „</text:span><text:span text:style-name="T885">souhlas“ by šlo vyjádřit nějakým hmotným tokenem – dotyčný si ode mne vezme destičku s mojí runou, nebo tak něco.</text:span></text:p>
      <text:p text:style-name="P310"><text:span text:style-name="T885">(</text:span><text:span text:style-name="T705">To by šlo i u portálu – nemusel by bejt „proskakovací“, mohlo by stačit dotknout se teleportovací runy, která se objeví v prostoru.<text:line-break/>- což mi připomíná, že původní myšlenka byla, mít </text:span><text:span text:style-name="T473">hyperprostor</text:span><text:span text:style-name="T705"> self-only a na teleportaci někoho jiného používat </text:span><text:span text:style-name="T473">portál</text:span><text:span text:style-name="T705">.)</text:span></text:p>
      <text:p text:style-name="P21"/>
      <text:p text:style-name="P311"><text:span text:style-name="T705">IDEA </text:span><text:span text:style-name="T889">(inspirovaná Markyho systémem časoprostorové magie)</text:span><text:span text:style-name="T705">: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705">nout, kamkoliv bude chtít </text:span><text:span text:style-name="T887">(tohle se mi fakt líbí – o tom, kam se portne, rozhoduje on. To eliminuje spoustu potenciálních exploitů)</text:span><text:span text:style-name="T705">.<text:line-break/>- automaticky to omezí dosah (za kolo se dá uběhnout jen krátká vzdálenost).<text:line-break/>- asi by to mělo jít kombit s rychlostí – portneš se na dvojnásobnou vzdálenost.<text:line-break/>- </text:span><text:span text:style-name="T893">Obecně se mi líbí interakce s dalšími schopnostmi. Dává třeba smysl vypít pavoučí lektvar a pak hodit teleport.</text:span><text:span text:style-name="T705"><text:line-break/>- spoustaný nebo plazící se kouzelník se moc daleko neportne.<text:line-break/>- když někoho poneseš, tak pak budeš náležitě vyflusanej (tohle je otázka, může to tak bejt a nemusí).<text:line-break/>- </text:span><text:span text:style-name="T888">nemusel bych řešit viditelnost a „teleport na místo, kde jsi nedávno byl“.</text:span><text:span text:style-name="T705"><text:line-break/>Problém: Proč bys za to kolo nemohl někoho rovnou bodnout?<text:line-break/>- </text:span><text:span text:style-name="T886">kouzlo ovlivní pouze tebe. Můžeš sice v průběhu přesunu do někoho „bodnout“, ale nestane </text:span><text:span text:style-name="T892">se to, protože jeho tvoje kouzlo neovlivní</text:span><text:span text:style-name="T886">.<text:line-break/>Problém: Co když „po cestě“ něco upustíš, třeba bombu?<text:line-break/>- to by asi fakt jít nemělo. Věci můžeš pustit buď před nebo až po přesunu, ne v průběhu.</text:span><text:span text:style-name="T705"><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1"><text:span text:style-name="T890">Problém:</text:span><text:span text:style-name="T891">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91">spustí šipkovou past, tak chvíli potrvá, než šipka někam doletí... Což vlastně asi dává smysl - pro tebe ten čas běží, takže po cestě můžeš někam spadnout. Pro šipku čas neběží, takže prolétne, až když už tam nebudeš.</text:span></text:p>
      <text:p text:style-name="P332"><text:span text:style-name="T891">Když se snažíš někomu utéct nebo ho naopak dohonit, tak sesláním hyperprostoru získáš kolo navíc </text:span><text:span text:style-name="T1515">(</text:span><text:span text:style-name="T912">lépe: </text:span><text:span text:style-name="T1515">zkr</text:span><text:span text:style-name="T912">átíš nebo prodloužíš náskok o jedno kolo</text:span><text:span text:style-name="T1515">)</text:span><text:span text:style-name="T891"> – když tedy běžíš obvyklou rychlostí, tak tím zkrátíš nebo prodloužíš náskok o krátkou vzdálenost.</text:span></text:p>
      <text:p text:style-name="P22">*/</text:p>
      <text:h text:style-name="P1149" text:outline-level="5">Magický štít *Magomágen*</text:h>
      <text:p text:style-name="P69"><text:span text:style-name="T477">Dosah:</text:span><text:span text:style-name="T744"> </text:span><text:span text:style-name="T745">krátký</text:span></text:p>
      <text:p text:style-name="P14"><text:span text:style-name="T1560">K</text:span>olem tvého cíle se na okamžik vytvoří neviditelný magický štít. <text:span text:style-name="T1617">Proti</text:span> vše<text:span text:style-name="T1617">m</text:span> útok<text:span text:style-name="T1617">ům</text:span> veden<text:span text:style-name="T1618">ým</text:span> proti němu v tomto kole si házíš na obranu Duší s <text:span text:style-name="T2646">výhodou (+1)</text:span> za plnou obranu. <text:span text:style-name="T1619">Když se brání také, počítá se lepší z výsledků.</text:span></text:p>
      <text:h text:style-name="P1150" text:outline-level="5">Modrý blesk *Artak bárak*</text:h>
      <text:p text:style-name="P70"><text:span text:style-name="T477">Dosah:</text:span><text:span text:style-name="T744"> </text:span><text:span text:style-name="T798">střední</text:span><text:span text:style-name="T745"><text:line-break/></text:span><text:span text:style-name="T480">Rozsah:</text:span><text:span text:style-name="T769"> 1 cíl<text:line-break/></text:span><text:span text:style-name="T481">Hod:</text:span><text:span text:style-name="T770"> Duše + k6 proti Síle</text:span><text:span text:style-name="T769"><text:line-break/></text:span><text:span text:style-name="T481">Zranění:</text:span><text:span text:style-name="T770"> </text:span><text:span text:style-name="T799">4</text:span><text:span text:style-name="T770">kz bleskem</text:span></text:p>
      <text:p text:style-name="P12">Ode zranění se odečítá zbroj a štít.</text:p>
      <text:h text:style-name="P1151" text:outline-level="5">Protoplazma *Prorep tohabet*</text:h>
      <text:p text:style-name="P72"><text:span text:style-name="T477">Dosah:</text:span><text:span text:style-name="T744"> </text:span><text:span text:style-name="T745">k</text:span><text:span text:style-name="T772">o</text:span><text:span text:style-name="T803">n</text:span><text:span text:style-name="T772">taktní</text:span><text:span text:style-name="T745"><text:line-break/></text:span><text:span text:style-name="T480">Rozsah:</text:span><text:span text:style-name="T769"> 1 cíl<text:line-break/></text:span><text:span text:style-name="T495">Trvání:</text:span><text:span text:style-name="T802"> několik minut<text:line-break/></text:span><text:span text:style-name="T848">Hod: Duše + k6 proti Finese</text:span><text:span text:style-name="T744"><text:line-break/></text:span><text:span text:style-name="T494">Možnosti v případě </text:span><text:span text:style-name="T496">zásahu</text:span><text:span text:style-name="T494">:</text:span><text:span text:style-name="T801"> nevýhoda, zpomalení</text:span></text:p>
      <text:p text:style-name="P17"><text:soft-page-break/>Po chvíli soustředění z <text:span text:style-name="T1578">tvých</text:span> rozpažených rukou vytrysknou proudy lepkavého protoplazmatického slizu.</text:p>
      <text:h text:style-name="P1152" text:outline-level="5">Sugesce *Inirinsico*</text:h>
      <text:p text:style-name="P71"><text:span text:style-name="T477">Dosah:</text:span><text:span text:style-name="T744"> </text:span><text:span text:style-name="T804">k</text:span><text:span text:style-name="T814">ontaktní</text:span><text:span text:style-name="T745"><text:line-break/></text:span><text:span text:style-name="T480">Rozsah:</text:span><text:span text:style-name="T769"> 1 </text:span><text:span text:style-name="T805">inteligentní tvor</text:span><text:span text:style-name="T769"><text:line-break/></text:span><text:span text:style-name="T495">Trvání:</text:span><text:span text:style-name="T802"> několik minut<text:line-break/></text:span><text:span text:style-name="T499">Hod:</text:span><text:span text:style-name="T808">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86">si</text:span> pravý stav věcí a vzpomene si, že tě slyšel vyslovit kouzelné slovo. Co z toho vyvodí a jak zareaguje, je na úvaze Pána jeskyně.</text:p>
      <text:h text:style-name="P1152" text:outline-level="5">Světlo <text:span text:style-name="T705">*Luxmen*</text:span></text:h>
      <text:p text:style-name="P71"><text:span text:style-name="T488">Dosah:</text:span><text:span text:style-name="T783"> Dotyk<text:line-break/></text:span><text:span text:style-name="T500">Trvání:</text:span><text:span text:style-name="T809"> několik minut</text:span><text:span text:style-name="T783"><text:line-break/></text:span><text:span text:style-name="T489">Oslepení:</text:span><text:span text:style-name="T784"> Duše + k6 proti Finese</text:span></text:p>
      <text:p text:style-name="P15">Předmět, kterého se dotkneš, bude <text:span text:style-name="T1621">několik minut </text:span>svítit <text:span text:style-name="T1622">asi jako lucerna</text:span>. <text:span text:style-name="T1622">Kdykoliv v průběhu trvání můžeš pomocí </text:span><text:span text:style-name="T1110">s</text:span><text:span text:style-name="T1111">oustředění</text:span><text:span text:style-name="T1624"> libovolně měnit barvu světla a jeho intenzitu. Nejvyšší možná je zhruba jako maják. </text:span><text:span text:style-name="T1112">Světlo</text:span><text:span text:style-name="T1622"> pak ozáří i velký sál a je natolik jasné, že oslepí každého, kdo nemá předem zakryté oči a neuspěje v hodu na odolání. Když se přestaneš </text:span><text:span text:style-name="T1113">soustředit</text:span><text:span text:style-name="T1623">, barva a intenzita světla se vrátí na původní a případné oslepení odezní.</text:span></text:p>
      <text:h text:style-name="Heading_20_3" text:outline-level="3"><text:soft-page-break/><text:span text:style-name="T1620">Pokročilá k</text:span>ouzelnická kouzla</text:h>
      <text:h text:style-name="P1148" text:outline-level="5">Hypnóza *Sómnos*</text:h>
      <text:p text:style-name="P51"><text:span text:style-name="T1104">Vyvolání:</text:span><text:span text:style-name="T1560"> 1 minuta</text:span><text:line-break/><text:span text:style-name="T1097">Dosah:</text:span> <text:span text:style-name="T1562">kontaktní</text:span></text:p>
      <text:p text:style-name="P129">Po dobu <text:span text:style-name="T1103">soustředění</text:span> bude cíl plnit všechny tvoje příkazy a nebude dělat nic jiného. <text:span text:style-name="T1561">Instrukce musí být jednoduché, jednoznačné věty. Může jít o nebezpečný příkaz, ale ne o sebevražedný. Dotyčný neprozradí nic, co považuje za tajemství.<text:line-break/><text:tab/>Můžeš také cíli</text:span><text:span text:style-name="T70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43">cíl</text:span><text:span text:style-name="T705"> všechno pamatuje, ledaže by dostal posthypnotický příkaz, aby na všechno zapomněl. V případě, že dojde ke konfliktu různých posthypnotických příkazů, platit bude ten, který byl zadaný nejpozději.</text:span></text:p>
      <text:h text:style-name="P1148" text:outline-level="5">Levitace *Planere*</text:h>
      <text:p text:style-name="P25"><text:span text:style-name="T1104">Dosah:</text:span><text:span text:style-name="T1560"> dotyk<text:line-break/></text:span><text:span text:style-name="T1104">Rozsah:</text:span><text:span text:style-name="T1560"> 1 osoba nebo předmět<text:line-break/></text:span><text:span text:style-name="T1104">Trvání:</text:span><text:span text:style-name="T1560"> po dobu dotyku a soustředění</text:span></text:p>
      <text:p text:style-name="P324"><text:span text:style-name="T705">T</text:span><text:span text:style-name="T903">ímto</text:span><text:span text:style-name="T705"> kouzl</text:span><text:span text:style-name="T903">e</text:span><text:span text:style-name="T904">m</text:span><text:span text:style-name="T705"> </text:span><text:span text:style-name="T899">můžeš </text:span><text:span text:style-name="T906">libovolně</text:span><text:span text:style-name="T899"> </text:span><text:span text:style-name="T903">zpomalit rychlost pádu</text:span><text:span text:style-name="T899"> osob</text:span><text:span text:style-name="T903">y</text:span><text:span text:style-name="T899"> nebo předmět</text:span><text:span text:style-name="T903">u</text:span><text:span text:style-name="T899">, kter</text:span><text:span text:style-name="T903">ý</text:span><text:span text:style-name="T899"> by dokázal zvednout někdo se stejnou Silou, jakou máš Duši</text:span><text:span text:style-name="T904">.</text:span><text:span text:style-name="T705"> Znamená to, že sice nebude snazší </text:span><text:span text:style-name="T900">cíl</text:span><text:span text:style-name="T705"> zvednout </text:span><text:span text:style-name="T897">nebo někam hodit</text:span><text:span text:style-name="T705">, ale když se ti to podaří </text:span><text:span text:style-name="T906">a zpomalíš rychlost jeho pádu na nulu</text:span><text:span text:style-name="T705">, zůstane „viset ve vzduchu“. </text:span><text:span text:style-name="T905">Dokud </text:span><text:span text:style-name="T907">kouzlo trvá</text:span><text:span text:style-name="T905">, můžeš libovolně měnit, jak pomalu </text:span><text:span text:style-name="T907">cíl</text:span><text:span text:style-name="T905"> padá. J</text:span><text:span text:style-name="T902">akmile se </text:span><text:span text:style-name="T907">přestaneš</text:span><text:span text:style-name="T902"> soustředit nebo dotýkat </text:span><text:span text:style-name="T905">cíle</text:span><text:span text:style-name="T902">, kouzlo </text:span><text:span text:style-name="T908">pomine</text:span><text:span text:style-name="T902"> a cíl</text:span><text:span text:style-name="T705"> spadne </text:span><text:span text:style-name="T902">normální rychlostí</text:span><text:span text:style-name="T705">.</text:span></text:p>
      <text:p text:style-name="Example_20_Header"><text:soft-page-break/><text:span text:style-name="T896">P</text:span><text:span text:style-name="T705">říklady použití:</text:span></text:p>
      <text:p text:style-name="P863"><text:span text:style-name="T705">S pomocí </text:span><text:span text:style-name="T473">levitace</text:span><text:span text:style-name="T705"> se můžeš například odrazit a </text:span><text:span text:style-name="T898">setrvačností</text:span><text:span text:style-name="T705"> „přeplachtit“ propast nebo průrvu, nebo relativně bez námahy přepravovat těžký náklad – pokud ho nějak dokážeš zvednout, bude dál viset ve stejné výšce a budeš ho tedy moci relativně snadno někam odtlačit. </text:span><text:span text:style-name="T901">Postupnou změnou rychlosti pádu cíle m</text:span><text:span text:style-name="T896">ůžeš </text:span><text:span text:style-name="T901">také </text:span><text:span text:style-name="T909">cíl</text:span><text:span text:style-name="T896"> pomalu a bezpečně nechat „snést“ k zemi.</text:span></text:p>
      <text:h text:style-name="P1148" text:outline-level="5">Mágův velký mix<text:span text:style-name="T705"> *Magomegamix*</text:span></text:h>
      <text:p text:style-name="P52"><text:span text:style-name="T477">Dosah:</text:span><text:span text:style-name="T744"> </text:span><text:span text:style-name="T745">krátký<text:line-break/></text:span><text:span text:style-name="T746">Zranění: </text:span><text:span text:style-name="T747">6</text:span><text:span text:style-name="T746">kz </text:span><text:span text:style-name="T747">(cíl si nepočítá zbroj)</text:span></text:p>
      <text:p text:style-name="P123"><text:span text:style-name="T705">Toto kouzlo nejprve vytvoří kolem zvoleného protivníka žlutý mlhovinový opar a posléze se pokusí zcela náhodně prohodit umístění všech molekul jeho těla. </text:span><text:span text:style-name="T749">Kouzlo působí jen na </text:span><text:span text:style-name="T750">tvory z masa a kostí (včetně nemrtvých, </text:span><text:span text:style-name="T751">kteří mají nějaké tělo</text:span><text:span text:style-name="T750">)</text:span><text:span text:style-name="T749">.</text:span><text:span text:style-name="T705"><text:line-break/><text:tab/></text:span><text:span text:style-name="T747">Hází se, jako by šlo o zraňující útok, </text:span><text:span text:style-name="T74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05"><text:line-break/><text:tab/>Seslání dalšího </text:span><text:span text:style-name="T473">mágova velkého mixu</text:span><text:span text:style-name="T705"> na takto vzniklý rosol celý efekt zvrátí, takže se místo rosolu objeví zase původní cíl. </text:span><text:span text:style-name="T748">B</text:span><text:span text:style-name="T705">ude úplně nahý, ve stejné kondici jako před sesláním prvního magomegamixu a z doby, kdy z něj byl rosol, si nebude vůbec nic pamatovat.</text:span></text:p>
      <text:h text:style-name="P1148" text:outline-level="5">Melenina krása *Melenebeau*</text:h>
      <text:p text:style-name="P53"><text:span text:style-name="T477">Dosah:</text:span><text:span text:style-name="T744"> </text:span><text:span text:style-name="T752">dotyk</text:span></text:p>
      <text:p text:style-name="P130"><text:soft-page-break/><text:span text:style-name="T752">T</text:span><text:span text:style-name="T705">oto kouzlo změní vzezření cílové osoby tak, že bude pro ostatní jedince své rasy neobyčejně krásná, </text:span><text:span text:style-name="T754">a to</text:span><text:span text:style-name="T705"> až do chvíle, než </text:span><text:span text:style-name="T753">dotyčný</text:span><text:span text:style-name="T705"> usne.<text:line-break/><text:tab/>Poněkud nepříjemný vedlejší účinek kouzla je, že po celý další den bude cíl naopak vypadat mimořádně odpudivě.</text:span></text:p>
      <text:h text:style-name="P1153" text:outline-level="5">Metamorfóza *Aloiósis*</text:h>
      <text:p text:style-name="P64"><text:span text:style-name="T477">Dosah:</text:span><text:span text:style-name="T744"> </text:span><text:span text:style-name="T792">dotyk</text:span><text:span text:style-name="T745"><text:line-break/></text:span><text:span text:style-name="T480">Rozsah:</text:span><text:span text:style-name="T769"> 1 humanoidní osoba<text:line-break/></text:span><text:span text:style-name="T492">Sesílání:</text:span><text:span text:style-name="T792"> 1 minuta<text:line-break/></text:span><text:span text:style-name="T493">Trvání:</text:span><text:span text:style-name="T793"> několik minut</text:span></text:p>
      <text:p text:style-name="P140"><text:span text:style-name="T70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9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95">nezíská</text:span><text:span text:style-name="T794"> jiné </text:span><text:span text:style-name="T795">než rasové</text:span><text:span text:style-name="T794"> schopnosti ani dovednosti cílového tvora, </text:span><text:span text:style-name="T795">vlastnosti získané kouzlem nebo magickým původem, ani specifické zranitelnosti </text:span><text:span text:style-name="T769">(v podobě lykantropa mu tedy </text:span><text:span text:style-name="T795">například</text:span><text:span text:style-name="T769"> nebude vadit stříbro)</text:span><text:span text:style-name="T794">.<text:line-break/><text:tab/></text:span><text:span text:style-name="T796">Zpětná proměna </text:span><text:span text:style-name="T797">nastane samovolně a</text:span><text:span text:style-name="T796"> trvá stejně dlouho jako sesílání.</text:span></text:p>
      <text:h text:style-name="P1154" text:outline-level="5"><text:soft-page-break/>Montvho čardáš *Montymero*</text:h>
      <text:p text:style-name="P59"><text:span text:style-name="T477">Dosah:</text:span><text:span text:style-name="T744"> </text:span><text:span text:style-name="T745">krátký<text:line-break/></text:span><text:span text:style-name="T480">Rozsah:</text:span><text:span text:style-name="T769"> 1-</text:span><text:span text:style-name="T775">3</text:span><text:span text:style-name="T769"> cíl</text:span><text:span text:style-name="T775">e</text:span><text:span text:style-name="T773"><text:line-break/></text:span><text:span text:style-name="T481">Hod:</text:span><text:span text:style-name="T770"> Duše + k6 proti </text:span><text:span text:style-name="T773">Duši </text:span><text:span text:style-name="T775">(ověření každé kolo)</text:span><text:span text:style-name="T773"><text:line-break/></text:span><text:span text:style-name="T483">Trvání:</text:span><text:span text:style-name="T774"> Soustředění</text:span></text:p>
      <text:p text:style-name="P60"><text:span text:style-name="T773">Toto kouzlo účinkuje pouze na inteligentní cíle (tedy s vyšší než zvířecí inteligencí). Protivníci, kteří neuspějí v hodu na obranu proti kouzlu, jsou postiženi těžkým psychickým šokem a po dobu </text:span><text:span text:style-name="T482">soustředění</text:span><text:span text:style-name="T773"> </text:span><text:span text:style-name="T775">mají potřebu </text:span><text:span text:style-name="T773">zběsile tančit a křepčit. </text:span><text:span text:style-name="T775">Nemohou útočit, kouzlit a podobně a brání se s nevýhodou. </text:span><text:span text:style-name="T776">Každé kolo se hází znovu a cíle tedy mají možnost se probrat. Efekt kouzla také pomine</text:span><text:span text:style-name="T773"> </text:span><text:span text:style-name="T776">p</text:span><text:span text:style-name="T773">ři prvním utrpěném zranění.</text:span></text:p>
      <text:h text:style-name="P1154" text:outline-level="5">Najdi nevid<text:span text:style-name="T1576">itel</text:span>né *Heurískon avidia*</text:h>
      <text:p text:style-name="P61"><text:span text:style-name="T477">Dosah:</text:span><text:span text:style-name="T744"> </text:span><text:span text:style-name="T745">k</text:span><text:span text:style-name="T777">ontaktní</text:span><text:span text:style-name="T745"><text:line-break/></text:span><text:span text:style-name="T480">Rozsah:</text:span><text:span text:style-name="T769"> 1 cíl</text:span><text:span text:style-name="T773"><text:line-break/></text:span><text:span text:style-name="T483">Trvání:</text:span><text:span text:style-name="T774"> </text:span><text:span text:style-name="T781">Několik minut</text:span></text:p>
      <text:p text:style-name="P139"><text:span text:style-name="T774">C</text:span><text:span text:style-name="T705">íl kouzla po dobu tvého soustředění uvidí neviditelné tvory a předměty. Sem patří postavy zneviditel</text:span><text:span text:style-name="T779">ně</text:span><text:span text:style-name="T705">né kouzlem, alchymistickým lektvarem či magickým předmětem, ale také bytosti, které jsou ze své podstaty neviditelné, například nevidění.<text:line-break/><text:tab/></text:span><text:span text:style-name="T778">Kouzlo ale neúčinkuje na bytosti, které nemají hmotnou podstatu (různí duchové a podobně).</text:span></text:p>
      <text:h text:style-name="P1154" text:outline-level="5">Neviditelnost<text:span text:style-name="T705"> *Avidius*</text:span></text:h>
      <text:p text:style-name="P62"><text:span text:style-name="T484">Trvání:</text:span><text:span text:style-name="T780"> Několik minut<text:line-break/></text:span><text:span text:style-name="T480">Rozsah:</text:span><text:span text:style-name="T769"> 1 cíl</text:span></text:p>
      <text:p text:style-name="P18"><text:soft-page-break/>Cíl kouzla spolu se vším, co nes<text:span text:style-name="T1886">l ve chvíli seslání</text:span>, bude po dobu trvání <text:span text:style-name="T1887">kouzla</text:span> neviditelný. <text:span text:style-name="T1886">Odložené věci zůstávají neviditelné po celou dobu působení. Předměty sebrané po seslání kouzla zůstávají viditelné.</text:span><text:line-break/><text:tab/>Dotyčný by se měl mít na pozoru<text:span text:style-name="T1710">, protože ti, kdo jsou zvyklí proti magii bojovat, znají různé triky, jak neviditelného odhalit: Mohou například zaplnit prostor řídkou mlhou nebo dýmem, takže spatří jeho obrys, nebo třeba rozpráší </text:span><text:span text:style-name="T1118">kýchací prášek</text:span><text:span text:style-name="T1710">, takže se pak sám prozradí.</text:span></text:p>
      <text:h text:style-name="P1154" text:outline-level="5">Oheň *Igneum*</text:h>
      <text:p text:style-name="P66"><text:span text:style-name="T484">Trvání:</text:span><text:span text:style-name="T780"> Několik minut<text:line-break/></text:span><text:span text:style-name="T477">Dosah:</text:span><text:span text:style-name="T744"> </text:span><text:span text:style-name="T782">krátký<text:line-break/></text:span><text:span text:style-name="T497">Rozsah:</text:span><text:span text:style-name="T806"> oblast v kontaktní vzdálenosti od cílového místa<text:line-break/></text:span><text:span text:style-name="T498">Zranění</text:span><text:span text:style-name="T807">: každé kolo 4kz ohněm - Zbroj</text:span></text:p>
      <text:p text:style-name="P141">Tímto kouzlem stvoříš na cílovém místě magické plameny. Můžeš jimi například zahradit chodbu nebo zcela zaplnit malou místnost. <text:span text:style-name="T1579">Na cílovém místě nemusí být nic hořlavého, musí tam ale být schopen normální oheň – nelze tedy například vyvolat </text:span><text:span text:style-name="T1107">oheň</text:span><text:span text:style-name="T1579"> pod vodou. </text:span><text:span text:style-name="T109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80">Pokud na tebe při sesílání někdo útočí, musíš se bránit Finesou, i když sesíláš plameny pod něj.</text:span> Kouzlo také zapálí nebo spálí všechno, co by za stejnou dobu zapálil obyčejný oheň.</text:p>
      <text:h text:style-name="P1154" text:outline-level="5">Rychlost *Hyperio*</text:h>
      <text:p text:style-name="P58"><text:span text:style-name="T477">Dosah:</text:span><text:span text:style-name="T744"> </text:span><text:span text:style-name="T745">k</text:span><text:span text:style-name="T772">oktaktní</text:span><text:span text:style-name="T745"><text:line-break/></text:span><text:span text:style-name="T480">Rozsah:</text:span><text:span text:style-name="T769"> 1 cíl</text:span></text:p>
      <text:p text:style-name="P94"><text:soft-page-break/><text:span text:style-name="T1430">Z</text:span><text:span text:style-name="T1443">dvojnásobí rychlost běhu (</text:span><text:span text:style-name="T1444">postava</text:span><text:span text:style-name="T1443"> bude běhat zhruba stejně rychle jako kůň).</text:span></text:p>
      <text:h text:style-name="P1155" text:outline-level="5">Ticho *Silenció*</text:h>
      <text:p text:style-name="P138"><text:span text:style-name="T744">P</text:span><text:span text:style-name="T705">o dobu </text:span><text:span text:style-name="T473">soustředění</text:span><text:span text:style-name="T705"> bude všude kolem tebe až do vzdálenosti (Duše) metrů naprosté ticho. Znamená to mimo jiné, že v tomto prostoru nepůjde sesílat kouzla. </text:span><text:span text:style-name="T760">Slyšet není nic, tedy ani zvuky zvenku.</text:span><text:span text:style-name="T705"> Kroll uvnitř této oblasti nebude moci použít svůj utrasluch vůbec, z vnějšku pro něj bude pouze představovat „temnou“, neprůhlednou </text:span><text:span text:style-name="T761">kouli</text:span><text:span text:style-name="T705">. </text:span></text:p>
      <text:h text:style-name="P1155" text:outline-level="5">Tma *Obscurum*</text:h>
      <text:p text:style-name="P137"><text:span text:style-name="T744">P</text:span><text:span text:style-name="T705">o dobu </text:span><text:span text:style-name="T473">soustředění</text:span><text:span text:style-name="T705"> bude všude kolem tebe až do vzdálenosti (Duše) metrů naprostá tma. Trpaslíkovo </text:span><text:span text:style-name="T473">infravidění</text:span><text:span text:style-name="T705"> je také vyřazeno. </text:span><text:span text:style-name="T758">Lucerny, svíčky a další zdroje světla tím nebudou uhašeny. Když je někdo vynese ven, budou opět svítit. Zvenku bude vidět nepřirozená koule temnoty zakrývající vše, co je za ní. Zevnitř není vidět </text:span><text:span text:style-name="T759">nic, tedy ani</text:span><text:span text:style-name="T758"> ven.</text:span></text:p>
      <text:h text:style-name="P1155" text:outline-level="5">Vodní dech *Aqua spiro*</text:h>
      <text:p text:style-name="P56"><text:span text:style-name="T477">Dosah:</text:span><text:span text:style-name="T744"> </text:span><text:span text:style-name="T757">kontaktní<text:line-break/></text:span><text:span text:style-name="T847">Trvání: několik minut</text:span></text:p>
      <text:p text:style-name="P136"><text:span text:style-name="T757">C</text:span><text:span text:style-name="T705">íl bude po dobu </text:span><text:span text:style-name="T847">trvání </text:span><text:span text:style-name="T705">schopen pod vodou dýchat stejně jako ve vzduchu.</text:span></text:p>
      <text:h text:style-name="P1155" text:outline-level="5">Zaklep *Taptap*</text:h>
      <text:p text:style-name="P55"><text:span text:style-name="T477">Dosah:</text:span><text:span text:style-name="T744"> </text:span><text:span text:style-name="T756">dotyk</text:span></text:p>
      <text:p text:style-name="P134"><text:soft-page-break/><text:span text:style-name="T1569">Kouzlo </text:span><text:span text:style-name="T1105">zaklep</text:span><text:span text:style-name="T1569"> po dobu </text:span><text:span text:style-name="T1105">soustředění</text:span><text:span text:style-name="T1569"> potlačí jakékoliv zamykací kouzlo, které působí na cílový zámek</text:span>. <text:span text:style-name="T1570">Zámek neodemkne, pouze umožní, aby šel</text:span> vypáčit nebo odemknout klíčem. Zamykací kouzlo <text:span text:style-name="T1571">tím navíc není zrušeno</text:span>, takže když <text:span text:style-name="T1572">jej někdo</text:span> <text:span text:style-name="T1569">znovu zamkne</text:span>, bud<text:span text:style-name="T1569">e</text:span> opět <text:span text:style-name="T1569">chráněný proti odemknutí a vypáčení</text:span>.</text:p>
      <text:h text:style-name="P1155" text:outline-level="5">Zamkni *Linol*</text:h>
      <text:p text:style-name="P54"><text:span text:style-name="T477">Dosah:</text:span><text:span text:style-name="T744"> </text:span><text:span text:style-name="T755">dotyk<text:line-break/></text:span><text:span text:style-name="T478">Trvání:</text:span><text:span text:style-name="T762"> </text:span><text:span text:style-name="T810">několik minut </text:span><text:span text:style-name="T811">(</text:span><text:span text:style-name="T810">při pomalém seslání je účinek trvalý</text:span><text:span text:style-name="T811">)</text:span></text:p>
      <text:p text:style-name="P135"><text:span text:style-name="T745">T</text:span><text:span text:style-name="T70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15">sám</text:span><text:span text:style-name="T705"> odemkne.<text:line-break/><text:tab/></text:span><text:span text:style-name="T812">Toto kouzlo můžeš také seslat formou krátkého rituálu. Zabere to </text:span><text:span text:style-name="T813">zhruba minutu</text:span><text:span text:style-name="T812">, ale účinek je pak trvalý.</text:span></text:p>
      <text:h text:style-name="P1155" text:outline-level="5">Zelen<text:span text:style-name="T1574">ý</text:span> blesk *Járak bárak*</text:h>
      <text:p text:style-name="P65"><text:span text:style-name="T477">Dosah:</text:span><text:span text:style-name="T744"> </text:span><text:span text:style-name="T798">střední</text:span><text:span text:style-name="T745"><text:line-break/></text:span><text:span text:style-name="T480">Rozsah:</text:span><text:span text:style-name="T769"> 1-</text:span><text:span text:style-name="T771">2</text:span><text:span text:style-name="T769"> cíl</text:span><text:span text:style-name="T771">e</text:span><text:span text:style-name="T769"><text:line-break/></text:span><text:span text:style-name="T481">Hod:</text:span><text:span text:style-name="T770"> Duše + k6 proti Síle</text:span><text:span text:style-name="T769"><text:line-break/></text:span><text:span text:style-name="T481">Zranění:</text:span><text:span text:style-name="T770"> </text:span><text:span text:style-name="T800">3</text:span><text:span text:style-name="T770">kz bleskem</text:span></text:p>
      <text:p text:style-name="P11">Ode zranění se odečítá zbroj a štít.</text:p>
      <text:h text:style-name="P1155" text:outline-level="5">Zenerova karta<text:span text:style-name="T705"> *Zenerchart*</text:span></text:h>
      <text:p text:style-name="P63"><text:span text:style-name="T490">Dosah:</text:span><text:span text:style-name="T785"> krátký<text:line-break/></text:span><text:span text:style-name="T490">Rozsah:</text:span><text:span text:style-name="T785"> 1 inteligentní tvor<text:line-break/></text:span><text:span text:style-name="T491">Hod:</text:span><text:span text:style-name="T786"> Duše + k6 proti Duši</text:span><text:span text:style-name="T785"><text:line-break/></text:span><text:span text:style-name="T491">Trvání:</text:span><text:span text:style-name="T786"> </text:span><text:span text:style-name="T790">Několik minut</text:span></text:p>
      <text:p text:style-name="P124"><text:soft-page-break/><text:span text:style-name="T787">Toto kouzlo</text:span><text:span text:style-name="T705"> vytvoří opalizující obláček, v němž se začnou zjevovat magické karty. </text:span><text:span text:style-name="T785">Když na něj pohlédne</text:span><text:span text:style-name="T705"> inteligentní tvor, </text:span><text:span text:style-name="T785">hází si </text:span><text:span text:style-name="T787">proti tobě </text:span><text:span text:style-name="T785">Duší</text:span><text:span text:style-name="T705"> a když neuspěje, tak po </text:span><text:span text:style-name="T787">dobu </text:span><text:span text:style-name="T790">trvání kouzla </text:span><text:span text:style-name="T705">ustrne a nebude vůbec vnímat svoje okolí. Pokud bude po tuto dobu cílem útoku, brání se </text:span><text:span text:style-name="T788">s nevýhodou</text:span><text:span text:style-name="T705"> a jakékoliv utrpěné zranění jej z efektu kouzla vysvobodí. Další možností, jak </text:span><text:span text:style-name="T791">cíl vysvobodit</text:span><text:span text:style-name="T705">, je odtáhnout </text:span><text:span text:style-name="T791">jej</text:span><text:span text:style-name="T705"> z výhledu na obláček. Obláček může </text:span><text:span text:style-name="T789">v jednu chvíli</text:span><text:span text:style-name="T705"> „lapit“ pouze jednoho tvora. </text:span><text:span text:style-name="T791">Pokud se ale cíl z jeho vlivu dostane, může se opět někdo chytit.</text:span><text:span text:style-name="T1505"><text:line-break/><text:tab/>Je také dobré poznamenat, že obláček nerozlišuje mezi přáteli a nepřáteli. </text:span><text:span text:style-name="T1507">N</text:span><text:span text:style-name="T1506">a t</text:span><text:span text:style-name="T1508">oho, kdo ho seslal,</text:span><text:span text:style-name="T1506"> </text:span><text:span text:style-name="T1507">ale</text:span><text:span text:style-name="T1506"> nepůsobí.</text:span></text:p>
      <text:h text:style-name="P1155" text:outline-level="5">Zlom kouzlo *Frangoetia*</text:h>
      <text:p text:style-name="P57"><text:span text:style-name="T477">Dosah:</text:span><text:span text:style-name="T744"> </text:span><text:span text:style-name="T763">krátký</text:span></text:p>
      <text:p text:style-name="P319"><text:span text:style-name="T705">Toto kouzlo zruší působení jakéhokoliv kouzla s dlouhodobým účinkem – musíš ale znát zaklínací slovo rušeného kouzla a vyslovit ho při sesílání. Kouzla, jejichž účinek trvá po dobu </text:span><text:span text:style-name="T473">soustředění</text:span><text:span text:style-name="T705">, takto není možné zrušit.</text:span></text:p>
      <text:h text:style-name="P1030" text:outline-level="3"><text:span text:style-name="T895">Mistrovská</text:span><text:span text:style-name="T894"> k</text:span><text:span text:style-name="T705">ouzelnická kouzla</text:span></text:h>
      <text:h text:style-name="P1156" text:outline-level="5">Ohnivý déšť<text:span text:style-name="T705"> *Nefelé ignea*</text:span></text:h>
      <text:p text:style-name="P76"><text:span text:style-name="T477">Dosah:</text:span><text:span text:style-name="T744"> </text:span><text:span text:style-name="T782">krátký</text:span><text:span text:style-name="T745"><text:line-break/></text:span><text:span text:style-name="T485">Rozsah:</text:span><text:span text:style-name="T557"> </text:span><text:span text:style-name="T563">v</text:span><text:span text:style-name="T558">šechno v </text:span><text:span text:style-name="T559">krátké vzdálenosti </text:span><text:span text:style-name="T560">od cílového místa<text:line-break/></text:span><text:span text:style-name="T486">Trvání:</text:span><text:span text:style-name="T562"> </text:span><text:span text:style-name="T563">s</text:span><text:span text:style-name="T562">oustředění</text:span><text:span text:style-name="T560"><text:line-break/></text:span><text:span text:style-name="T487">Zranění:</text:span><text:span text:style-name="T561"> +0</text:span></text:p>
      <text:p text:style-name="P320">V oblasti před tebou začne sršet ohnivý déšť. <text:span text:style-name="T1577">V každém kole </text:span><text:span text:style-name="T1106">soustředění</text:span><text:span text:style-name="T1577"> si znovu házíš.</text:span></text:p>
      <text:h text:style-name="Heading_20_2" text:outline-level="2"><text:bookmark-start text:name="__RefHeading___Toc7007_1015327784"/><text:soft-page-break/>Zloděj<text:bookmark-end text:name="__RefHeading___Toc7007_1015327784"/></text:h>
      <text:p text:style-name="P630"><text:span text:style-name="T1097">Zloděj</text:span> <text:span text:style-name="T224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23">1. </text:span><text:span text:style-name="T707">úroveň</text:span></text:p>
      <text:list xml:id="list192653747110326" text:continue-list="list192655011821160" text:style-name="L38">
        <text:list-item>
          <text:p text:style-name="P1393"><text:span text:style-name="T766">Umíš </text:span><text:span text:style-name="T843">základy </text:span><text:span text:style-name="T822">následující</text:span><text:span text:style-name="T843">ch</text:span><text:span text:style-name="T766"> dovednost</text:span><text:span text:style-name="T843">í</text:span><text:span text:style-name="T764">:</text:span></text:p>
          <text:list>
            <text:list-item>
              <text:p text:style-name="P1397">Ostražitost a plížení</text:p>
            </text:list-item>
            <text:list-item>
              <text:p text:style-name="P1398">Otevírání zámků</text:p>
            </text:list-item>
            <text:list-item>
              <text:p text:style-name="P1397">Přetvářka a převleky</text:p>
            </text:list-item>
            <text:list-item>
              <text:p text:style-name="P1399">Šplhání</text:p>
            </text:list-item>
            <text:list-item>
              <text:p text:style-name="P1403"><text:span text:style-name="T1573">Výroba a o</text:span><text:span text:style-name="T1510">dstra</text:span><text:span text:style-name="T1573">ňování pastí</text:span></text:p>
            </text:list-item>
            <text:list-item>
              <text:p text:style-name="P1398">Znalost jedů</text:p>
            </text:list-item>
          </text:list>
        </text:list-item>
        <text:list-item>
          <text:p text:style-name="P1406">Nauč se základy jedné další dovednosti podle svého výběru.</text:p>
          <text:p text:style-name="P972"><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1283673092" text:style-name="L46">
        <text:list-item>
          <text:p text:style-name="P1471"><text:span text:style-name="T707">V</text:span><text:span text:style-name="T705">yber si </text:span><text:span text:style-name="T741">jednu </text:span><text:span text:style-name="T849">ze základních</text:span><text:span text:style-name="T741"> schopnost</text:span><text:span text:style-name="T849">í</text:span><text:span text:style-name="T705">.</text:span></text:p>
        </text:list-item>
        <text:list-item>
          <text:p text:style-name="P1470">Můžeš si připoutat jeden magický předmět, který <text:span text:style-name="T1601">získáš</text:span> na výpravách za dobrodružstvím.</text:p>
        </text:list-item>
      </text:list>
      <text:p text:style-name="P120"><text:span text:style-name="T733">2</text:span><text:span text:style-name="T723">. </text:span><text:span text:style-name="T707">úroveň</text:span></text:p>
      <text:list xml:id="list2742439374" text:style-name="L47">
        <text:list-item>
          <text:p text:style-name="P1265">Nauč se základy jedné dovednosti.</text:p>
        </text:list-item>
        <text:list-item>
          <text:p text:style-name="P1267"><text:soft-page-break/>Vyber si <text:span text:style-name="T1626">jednu</text:span> <text:span text:style-name="T1625">ze</text:span> <text:span text:style-name="T1625">základních</text:span> schopnost<text:span text:style-name="T1625">í</text:span>.</text:p>
        </text:list-item>
        <text:list-item>
          <text:p text:style-name="P1265">Můžeš si připoutat celkem dva magické předměty.</text:p>
        </text:list-item>
      </text:list>
      <text:p text:style-name="P120"><text:span text:style-name="T733">3</text:span><text:span text:style-name="T723">. </text:span><text:span text:style-name="T707">úroveň</text:span></text:p>
      <text:list xml:id="list192655781810247" text:continue-list="list192655331011093" text:style-name="L33">
        <text:list-item>
          <text:p text:style-name="P1238">Zvyš si jednu vlastnost (rozdíl mezi tvou nejvyšší a nejnižší může být nejvýše 3).</text:p>
        </text:list-item>
      </text:list>
      <text:list xml:id="list192653980057132" text:continue-list="list1283673092" text:style-name="L46">
        <text:list-item>
          <text:p text:style-name="P1240">Nauč se základy jedné dovednosti nebo si zvyš jednu dovednost na pokročilou.</text:p>
        </text:list-item>
      </text:list>
      <text:p text:style-name="P120"><text:span text:style-name="T733">4</text:span><text:span text:style-name="T723">. </text:span><text:span text:style-name="T707">úroveň</text:span></text:p>
      <text:list xml:id="list192655274131206" text:continue-numbering="true" text:style-name="L46">
        <text:list-item>
          <text:p text:style-name="P1266">Zvyš si jednu dovednost na pokročilou.</text:p>
        </text:list-item>
        <text:list-item>
          <text:p text:style-name="P1268">Vyber si jednu <text:span text:style-name="T1627">ze základních nebo pokročilých schopností</text:span>.</text:p>
        </text:list-item>
        <text:list-item>
          <text:p text:style-name="P1266">Můžeš si připoutat celkem tři magické předměty.</text:p>
        </text:list-item>
      </text:list>
      <text:p text:style-name="P120"><text:span text:style-name="T733">5</text:span><text:span text:style-name="T723">. </text:span><text:span text:style-name="T707">úroveň</text:span></text:p>
      <text:list xml:id="list192655710957856" text:continue-list="list192655781810247" text:style-name="L33">
        <text:list-item>
          <text:p text:style-name="P1238">Zvyš si jednu vlastnost (rozdíl mezi tvou nejvyšší a nejnižší může být nejvýše 3).</text:p>
        </text:list-item>
      </text:list>
      <text:list xml:id="list192655497569417" text:continue-list="list192655274131206" text:style-name="L46">
        <text:list-item>
          <text:p text:style-name="P1261">Nauč se základy jedné dovednosti nebo si zvyš jednu dovednost na pokročilou.</text:p>
        </text:list-item>
      </text:list>
      <text:p text:style-name="P144"><text:span text:style-name="T566">6</text:span><text:span text:style-name="T565">. </text:span><text:span text:style-name="T552">úroveň</text:span></text:p>
      <text:list xml:id="list192655620819785" text:continue-list="list192653718926940" text:style-name="L37">
        <text:list-item>
          <text:p text:style-name="P1264">Zvyš si jednu dovednost na pokročilou.</text:p>
        </text:list-item>
        <text:list-item>
          <text:p text:style-name="P1269">Vyber si jednu <text:span text:style-name="T1627">ze základních nebo pokročilých schopností</text:span>.</text:p>
        </text:list-item>
        <text:list-item>
          <text:p text:style-name="P1260">Můžeš si připoutat celkem čtyři magické předměty.</text:p>
        </text:list-item>
      </text:list>
      <text:h text:style-name="Heading_20_3" text:outline-level="3"><text:soft-page-break/><text:span text:style-name="T850">Základní z</text:span><text:span text:style-name="T738">lodějské s</text:span><text:span text:style-name="T705">chopnosti</text:span></text:h>
      <text:h text:style-name="P1157" text:outline-level="5">Bezpečný dopad</text:h>
      <text:p text:style-name="P154"><text:span text:style-name="T553">Dokážeš</text:span><text:span text:style-name="T551"> bezpečně dopadnout z </text:span><text:span text:style-name="T554">dvojnásobné výšky než ostatní</text:span><text:span text:style-name="T551">.</text:span></text:p>
      <text:h text:style-name="P1157" text:outline-level="5">Obří skoky</text:h>
      <text:p text:style-name="P26"><text:span text:style-name="T1554">Vyskočíš dvakrát výše a doskočíš dvakrát dále než ostatní</text:span><text:span text:style-name="T551">.</text:span></text:p>
      <text:h text:style-name="P1158" text:outline-level="5"><text:span text:style-name="T1556">Útok</text:span> ze zálohy</text:h>
      <text:p text:style-name="P125"><text:span text:style-name="T1557">Pokud o tobě cíl nevěděl, počítáš si +2 ke zranění</text:span>.</text:p>
      <text:h text:style-name="P1158" text:outline-level="5">Získání důvěry</text:h>
      <text:p text:style-name="P155"><text:span text:style-name="T573">Když se se tebou bude někdo </text:span><text:span text:style-name="T574">několik minut</text:span><text:span text:style-name="T573"> bavit na nějaké téma, získá pocit, že ti v tomto ohledu může zcela věřit.</text:span></text:p>
      <text:h text:style-name="Heading_20_3" text:outline-level="3"><text:span text:style-name="T1628">Pokročilé zlodějské s</text:span>chopnosti</text:h>
      <text:h text:style-name="P1158" text:outline-level="5">Chůze beze stop</text:h>
      <text:p text:style-name="P125">S výjimkou naprosto nevhodného terénu (bahno, čerstvě napadaný sníh) se dokáže<text:span text:style-name="T1555">š</text:span> pohybovat tak, že nezanechá<text:span text:style-name="T1555">š </text:span>žádné stopy. <text:span text:style-name="T1555">A to včetně pachových, takže tě nevystopují ani psi</text:span> (na krátkou vzdálenost <text:span text:style-name="T1555">tě však</text:span> stále ucítí).</text:p>
      <text:h text:style-name="P1158" text:outline-level="5">Chytání střel</text:h>
      <text:p text:style-name="P126"><text:span text:style-name="T739">Když uspěješ v </text:span><text:span text:style-name="T476">plné obraně</text:span><text:span text:style-name="T739">, </text:span><text:span text:style-name="T740">bezpečně </text:span><text:span text:style-name="T739">chytíš střelu v letu. Pokud máš volné obě ruce, můžeš v jenom kole do každé z nich chytit jednu střelu.</text:span></text:p>
      <text:h text:style-name="P1158" text:outline-level="5"><text:soft-page-break/>Splynutí s okolím</text:h>
      <text:p text:style-name="P27">Dokud jsi nehybný a nevyčníváš, jsi <text:span text:style-name="T1712">prakticky</text:span> neviditelný.<text:line-break/><text:tab/><text:span text:style-name="T1711">Měj se ale na pozoru, protože ti, kdo jsou zvyklí proti magii bojovat, znají různé triky, jak tě odhalit: Mohou například zaplnit prostor řídkou mlhou nebo dýmem, takže spatří tvůj obrys, nebo třeba rozpráší </text:span><text:span text:style-name="T1117">kýchací prášek</text:span><text:span text:style-name="T1711">, takže se pak sám prozradíš.</text:span></text:p>
      <text:h text:style-name="Heading_20_2" text:outline-level="2"><text:bookmark-start text:name="__RefHeading___Toc7009_1015327784"/>Druid<text:bookmark-end text:name="__RefHeading___Toc7009_1015327784"/></text:h>
      <text:p text:style-name="P630"><text:span text:style-name="T519">Druid</text:span><text:span text:style-name="T723"> </text:span><text:span text:style-name="T92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2"><text:span text:style-name="T723">1. </text:span><text:span text:style-name="T705">úroveň</text:span></text:p>
      <text:list xml:id="list192654750890800" text:continue-list="list192654371527504" text:style-name="L35">
        <text:list-item>
          <text:p text:style-name="P1390"><text:span text:style-name="T705">Umíš </text:span><text:span text:style-name="T829">základy</text:span><text:span text:style-name="T705"> </text:span><text:span text:style-name="T822">následující</text:span><text:span text:style-name="T829">ch</text:span><text:span text:style-name="T705"> dovednost</text:span><text:span text:style-name="T829">í</text:span><text:span text:style-name="T764">:</text:span></text:p>
          <text:list>
            <text:list-item>
              <text:p text:style-name="P1255">Orientace a přežití v divočině</text:p>
            </text:list-item>
            <text:list-item>
              <text:p text:style-name="P1395">Ošetřování zranění<text:span text:style-name="T1345"> </text:span><text:span text:style-name="T1346">(ošetřením vrátíš 2 žt)</text:span></text:p>
            </text:list-item>
          </text:list>
        </text:list-item>
        <text:list-item>
          <text:p text:style-name="P1407">Nauč se základy jedné další dovednosti podle svého výběru.</text:p>
          <text:p text:style-name="P971"><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44"><text:span text:style-name="T705">Vyber si </text:span><text:span text:style-name="T855">dvě</text:span><text:span text:style-name="T838"> ze základních kouzel</text:span><text:span text:style-name="T705"> </text:span><text:span text:style-name="T855">a</text:span><text:span text:style-name="T570"> schopností</text:span><text:span text:style-name="T705">.</text:span></text:p>
          <text:list>
            <text:list-item>
              <text:p text:style-name="P1441"><text:soft-page-break/><text:span text:style-name="T852">Když sesíláš druidská kouzla v těžké zbroji, počítáš si postih -2</text:span><text:span text:style-name="T731">. </text:span><text:span text:style-name="T852">Za lehkou zbroj postih ne</text:span><text:span text:style-name="T853">máš</text:span><text:span text:style-name="T852">.</text:span></text:p>
            </text:list-item>
          </text:list>
        </text:list-item>
        <text:list-item>
          <text:p text:style-name="P1387">Můžeš si připoutat jeden magický předmět, který <text:span text:style-name="T1601">získáš</text:span> na výpravách za dobrodružstvím.</text:p>
        </text:list-item>
      </text:list>
      <text:p text:style-name="P8">2. úroveň</text:p>
      <text:list xml:id="list192655339065796" text:continue-numbering="true" text:style-name="L35">
        <text:list-item>
          <text:p text:style-name="P1445"><text:span text:style-name="T705">Vyber si jedno </text:span><text:span text:style-name="T839">ze základních kouzel </text:span><text:span text:style-name="T571">nebo jednu ze základních schopností</text:span><text:span text:style-name="T705">.</text:span></text:p>
        </text:list-item>
        <text:list-item>
          <text:p text:style-name="P1247">Můžeš si připoutat celkem dva magické předměty.</text:p>
        </text:list-item>
        <text:list-item>
          <text:p text:style-name="P1247">Nauč se <text:span text:style-name="T1609">základy jedné dovednosti</text:span>.</text:p>
        </text:list-item>
      </text:list>
      <text:p text:style-name="P10">3. úroveň</text:p>
      <text:list xml:id="list1023167398" text:style-name="L48">
        <text:list-item>
          <text:p text:style-name="P1244">Zvyš si jednu vlastnost (rozdíl mezi tvou nejvyšší a nejnižší může být nejvýše 3).</text:p>
        </text:list-item>
      </text:list>
      <text:list xml:id="list2060682392" text:style-name="L49">
        <text:list-item>
          <text:p text:style-name="P1472"><text:span text:style-name="T732">Vyber si </text:span><text:span text:style-name="T827">jedno</text:span><text:span text:style-name="T732"> kouzlo </text:span><text:span text:style-name="T826">nebo schopnost </text:span><text:span text:style-name="T827">ze </text:span><text:span text:style-name="T840">základních</text:span><text:span text:style-name="T827"> nebo pokročilých</text:span><text:span text:style-name="T732">.</text:span></text:p>
        </text:list-item>
      </text:list>
      <text:list xml:id="list192654625558293" text:continue-list="list192655339065796" text:style-name="L35">
        <text:list-item>
          <text:p text:style-name="P1258">Nauč se <text:span text:style-name="T1610">základy jedné dovednosti</text:span> nebo si zvyš jednu dovednost na pokročil<text:span text:style-name="T1610">ou</text:span>.</text:p>
        </text:list-item>
      </text:list>
      <text:p text:style-name="P10">4. úroveň</text:p>
      <text:list xml:id="list192654198665405" text:continue-numbering="true" text:style-name="L35">
        <text:list-item>
          <text:p text:style-name="P1388"><text:span text:style-name="T567">Vyber si </text:span><text:span text:style-name="T569">jedno</text:span><text:span text:style-name="T567"> kouzlo </text:span><text:span text:style-name="T568">nebo schopnost </text:span><text:span text:style-name="T569">ze </text:span><text:span text:style-name="T572">základních</text:span><text:span text:style-name="T569"> nebo pokročilých</text:span><text:span text:style-name="T567">.</text:span></text:p>
        </text:list-item>
        <text:list-item>
          <text:p text:style-name="P1249">Můžeš si připoutat celkem tři magické předměty.</text:p>
        </text:list-item>
        <text:list-item>
          <text:p text:style-name="P1249">Zvyš si jednu dovednost na pokročil<text:span text:style-name="T1611">ou</text:span>.</text:p>
        </text:list-item>
      </text:list>
      <text:p text:style-name="P145"><text:span text:style-name="T718">5. </text:span><text:span text:style-name="T705">úroveň</text:span></text:p>
      <text:list xml:id="list192653983840485" text:continue-list="list1023167398" text:style-name="L48">
        <text:list-item>
          <text:p text:style-name="P1244"><text:soft-page-break/>Zvyš si jednu vlastnost (rozdíl mezi tvou nejvyšší a nejnižší může být nejvýše 3).</text:p>
        </text:list-item>
      </text:list>
      <text:list xml:id="list192654662754256" text:continue-list="list192654198665405" text:style-name="L35">
        <text:list-item>
          <text:p text:style-name="P1448"><text:span text:style-name="T732">Vyber si </text:span><text:span text:style-name="T827">jedno</text:span><text:span text:style-name="T732"> kouzlo </text:span><text:span text:style-name="T826">nebo schopnost </text:span><text:span text:style-name="T827">ze </text:span><text:span text:style-name="T841">základních</text:span><text:span text:style-name="T827"> nebo pokročilých</text:span><text:span text:style-name="T732">.</text:span></text:p>
        </text:list-item>
        <text:list-item>
          <text:p text:style-name="P1258">Nauč se <text:span text:style-name="T1612">základy jedné</text:span> dovednost<text:span text:style-name="T1612">i</text:span> nebo si zvyš jednu dovednost na pokročil<text:span text:style-name="T1599">ou</text:span>.</text:p>
        </text:list-item>
      </text:list>
      <text:p text:style-name="P145"><text:span text:style-name="T566">6</text:span><text:span text:style-name="T565">. </text:span><text:span text:style-name="T552">úroveň</text:span></text:p>
      <text:list xml:id="list2063553833" text:style-name="L50">
        <text:list-item>
          <text:p text:style-name="P1262">Můžeš si připoutat celkem čtyři magické předměty.</text:p>
        </text:list-item>
        <text:list-item>
          <text:p text:style-name="P1473"><text:span text:style-name="T567">Vyber si </text:span><text:span text:style-name="T569">jedno</text:span><text:span text:style-name="T567"> kouzlo </text:span><text:span text:style-name="T568">nebo schopnost </text:span><text:span text:style-name="T569">ze </text:span><text:span text:style-name="T572">základních</text:span><text:span text:style-name="T569"> nebo pokročilých</text:span><text:span text:style-name="T567">.</text:span></text:p>
        </text:list-item>
        <text:list-item>
          <text:p text:style-name="P1270">Zvyš si jednu dovednost na pokročilou.</text:p>
        </text:list-item>
      </text:list>
      <text:h text:style-name="Heading_20_3" text:outline-level="3"><text:span text:style-name="T575">Základní druidské s</text:span><text:span text:style-name="T576">chopnosti </text:span><text:span text:style-name="T618">a kouzla</text:span></text:h>
      <text:h text:style-name="P1159" text:outline-level="5">Uzdrav zranění</text:h>
      <text:p text:style-name="P73"><text:span text:style-name="T1097">Dosah:</text:span> kontaktní<text:line-break/><text:span text:style-name="T1102">Sesílání:</text:span><text:span text:style-name="T1547"> 1 minuta (mimo boj)</text:span></text:p>
      <text:p text:style-name="P74"><text:span text:style-name="T576">Vyléčí </text:span><text:span text:style-name="T619">(</text:span><text:span text:style-name="T576">Duše </text:span><text:span text:style-name="T622">druida</text:span><text:span text:style-name="T620"> + k6)</text:span><text:span text:style-name="T576"> životů. </text:span><text:span text:style-name="T623">Další léčivé kouzlo (ať už ho sešle druid, kněz či hraničář)</text:span><text:span text:style-name="T621"> účinkuje na stejný cíl až poté, co se doléčí do plných životů.</text:span></text:p>
      <text:h text:style-name="P1160" text:outline-level="5"><text:span text:style-name="T576">Z</text:span><text:span text:style-name="T551">apůjčení</text:span></text:h>
      <text:p text:style-name="P162"><text:span text:style-name="T503">C</text:span><text:span text:style-name="T505">ena:</text:span><text:span text:style-name="T579"> </text:span><text:span text:style-name="T584">1</text:span><text:span text:style-name="T579"> mag<text:line-break/></text:span><text:span text:style-name="T503">Sesílání:</text:span><text:span text:style-name="T577"> </text:span><text:span text:style-name="T580">1 kolo<text:line-break/></text:span><text:span text:style-name="T506">Dosah:</text:span><text:span text:style-name="T585"> dlouhý</text:span></text:p>
      <text:p text:style-name="P165"><text:soft-page-break/><text:span text:style-name="T551">Po dobu </text:span><text:span text:style-name="T473">soustředění</text:span><text:span text:style-name="T551"> uvidíš, uslyšíš a ucítíš vše, co vidí, slyší a cítí zvíře, </text:span><text:span text:style-name="T587">na které jsi </text:span><text:span text:style-name="T507">zapůjčení</text:span><text:span text:style-name="T587"> seslal</text:span><text:span text:style-name="T551">. Nedokážeš při tom ovšem vnímat svými vlastními smysly </text:span><text:span text:style-name="T589">a nemůžeš ovlivnit, co bude </text:span><text:span text:style-name="T590">zapůjčené </text:span><text:span text:style-name="T589">zvíře dělat</text:span><text:span text:style-name="T551">.<text:line-break/><text:tab/></text:span><text:span text:style-name="T588">Ukončení </text:span><text:span text:style-name="T508">zapůjčení</text:span><text:span text:style-name="T582"> vyžaduje 1 kolo soustředění, ale nestojí už žádnou magenergii.</text:span></text:p>
      <text:h text:style-name="P1161" text:outline-level="5"><text:span text:style-name="T576">Č</text:span><text:span text:style-name="T551">ástečná proměna</text:span></text:h>
      <text:p text:style-name="P161"><text:span text:style-name="T503">C</text:span><text:span text:style-name="T473">ena:</text:span><text:span text:style-name="T551"> </text:span><text:span text:style-name="T584">1</text:span><text:span text:style-name="T551"> mag<text:line-break/></text:span><text:span text:style-name="T503">Sesílání:</text:span><text:span text:style-name="T577"> </text:span><text:span text:style-name="T580">1 kolo</text:span></text:p>
      <text:p text:style-name="P160"><text:span text:style-name="T577">M</text:span><text:span text:style-name="T551">ůžeš si takto například nechat narůst ostré zuby nebo drápy (zranění 1), přeměnit své oči, nos či uši (čímž získáš zrak, čich nebo sluch příslušného zvířete) a podobně. </text:span><text:span text:style-name="T591">Proměna je vždycky viditelná – budeš mít zřetelně psí čenich, oči s kočičí zornicí, prodlouženou čelist s vystouplými tesáky a podobně.</text:span><text:span text:style-name="T551"><text:line-break/><text:tab/></text:span><text:span text:style-name="T582">Zpětná proměna vyžaduje 1 kolo </text:span><text:span text:style-name="T511">soustředění</text:span><text:span text:style-name="T582">, ale nestojí už žádnou magenergii.</text:span></text:p>
      <text:h text:style-name="Heading_20_5" text:outline-level="5"><text:span text:style-name="T582">K</text:span><text:span text:style-name="T551">líčení</text:span></text:h>
      <text:p text:style-name="P164"><text:span text:style-name="T503">C</text:span><text:span text:style-name="T473">ena:</text:span><text:span text:style-name="T551"> </text:span><text:span text:style-name="T611">1</text:span><text:span text:style-name="T551"> mag<text:line-break/></text:span><text:span text:style-name="T504">Sesílání:</text:span><text:span text:style-name="T583"> </text:span><text:span text:style-name="T612">několik minut</text:span></text:p>
      <text:p text:style-name="P172"><text:span text:style-name="T551">Toto kouzlo </text:span><text:span text:style-name="T613">způsobí zrychlené klíčení </text:span><text:span text:style-name="T614">existujících</text:span><text:span text:style-name="T551"> semen či pupen</text:span><text:span text:style-name="T613">ů</text:span><text:span text:style-name="T551">. </text:span><text:span text:style-name="T602">Kořínky dokáží roztrhat i kámen, pokud jsem v něm alespoň nějaké pukliny.<text:line-break/><text:tab/></text:span><text:span text:style-name="T615">Pokud se toto kouzlo naučíš, není od věci zvyknout si nosit po kapsách vždy aspoň hrst semínek, abys měl s čím pracovat, </text:span><text:span text:style-name="T617">když v okolí</text:span><text:span text:style-name="T616"> žádná nejsou</text:span><text:span text:style-name="T615">.</text:span></text:p>
      <text:h text:style-name="Heading_20_3" text:outline-level="3"><text:soft-page-break/><text:span text:style-name="T578">Pokročilé druidské schopnosti </text:span><text:span text:style-name="T618">a kouzla</text:span></text:h>
      <text:h text:style-name="P1123" text:outline-level="5">Proměna ve zvíře</text:h>
      <text:p text:style-name="P162"><text:span text:style-name="T504">Sesílání:</text:span><text:span text:style-name="T583"> </text:span><text:span text:style-name="T581">1 kolo</text:span></text:p>
      <text:p text:style-name="P159"><text:span text:style-name="T551">Tímto krátkým rituálem se můžeš proměnit ve </text:span><text:span text:style-name="T592">čtyřnohé</text:span><text:span text:style-name="T551"> zvíře. Mění se pouze tvoje tělo a předměty připoutané skrze </text:span><text:span text:style-name="T473">pouto s předmětem</text:span><text:span text:style-name="T551">. </text:span><text:span text:style-name="T601">Z</text:span><text:span text:style-name="T595">vířete, do kterého se měníš, </text:span><text:span text:style-name="T596">nemůže mít žádnou z vlastností vyšší než je tvoje Duše </text:span><text:span text:style-name="T601">a jeho Velikost</text:span><text:span text:style-name="T595"> se může od tvé Velikosti lišit nejvýše o hodnotu tvé Duše.</text:span><text:span text:style-name="T551"><text:line-break/><text:tab/></text:span><text:span text:style-name="T582">Zpětná proměna vyžaduje 1 kolo </text:span><text:span text:style-name="T511">soustředění</text:span><text:span text:style-name="T582">, ale nestojí už žádnou magenergii.</text:span></text:p>
      <text:h text:style-name="Heading_20_5" text:outline-level="5">Pouto s předmětem</text:h>
      <text:p text:style-name="P158"><text:span text:style-name="T1097">Sesílání:</text:span> několik minut<text:line-break/><text:span text:style-name="T1115">Dosah:</text:span><text:span text:style-name="T1631"> Dotyk</text:span></text:p>
      <text:p text:style-name="P157">Tímto krátkým rituálem si můžeš vytvořit osobní pouto s nějakým předmětem. <text:span text:style-name="T1633">Tento předmět nemůže mít žádnou z částí z kovu – to mimo jiné znamená, že nemůžeš vytvořit pouto s těžkou zbrojí.<text:line-break/><text:tab/></text:span>Všechny takto připoutané předměty se při <text:span text:style-name="T1116">úplně proměně</text:span> do zvířecí podoby mění s tebou.</text:p>
      <text:h text:style-name="P1162" text:outline-level="5">Pouto se zvířetem</text:h>
      <text:p text:style-name="P166"><text:span text:style-name="T1097">Sesílání:</text:span> několik minut<text:line-break/><text:span text:style-name="T1115">Dosah:</text:span><text:span text:style-name="T1631"> Dotyk</text:span></text:p>
      <text:p text:style-name="P168">Na zvíře, se kterým máš vytvořené pouto, můžeš sesílat <text:span text:style-name="T1097">zapůjčení</text:span> na libovolnou vzdálenost <text:span text:style-name="T1630">a když to uděláš, tak se tímto zvířetem doslova staneš – budeš moci rozhodovat, co bude dělat a jak se bude chovat</text:span>.<text:line-break/><text:tab/>V jednu chvíli můžeš mít pouto pouze s jedním zvířetem. <text:span text:style-name="T1629">Nemůžeš vytvořit pouto se zvířetem, se kterým má pouto někdo jiný.</text:span> <text:span text:style-name="T1629">Není </text:span><text:soft-page-break/><text:span text:style-name="T1629">také možné vytvořit pouto se zvířetem, které má někdo zrovna</text:span> <text:span text:style-name="T1114">zapůjčené</text:span>.<text:line-break/><text:tab/><text:span text:style-name="T1632">Zvíře</text:span><text:span text:style-name="T595">, </text:span><text:span text:style-name="T600">se kterým chceš vytvořit pouto</text:span><text:span text:style-name="T595">, </text:span><text:span text:style-name="T596">nemůže mít žádnou z vlastností vyšší než je tvoje Duše </text:span><text:span text:style-name="T600">a jeho velikost</text:span><text:span text:style-name="T595"> se může od tvé Velikosti lišit nejvýše o hodnotu tvé Duše.</text:span></text:p>
      <text:h text:style-name="P1163" text:outline-level="5"><text:span text:style-name="T576">R</text:span><text:span text:style-name="T551">ychlý růst</text:span></text:h>
      <text:p text:style-name="P169"><text:span text:style-name="T512">Dosah:</text:span><text:span text:style-name="T603"> kontaktní<text:line-break/></text:span><text:span text:style-name="T512">Sesílání:</text:span><text:span text:style-name="T603"> několik minut<text:line-break/></text:span><text:span text:style-name="T513">Trvání:</text:span><text:span text:style-name="T604"> několik </text:span><text:span text:style-name="T606">hodin</text:span></text:p>
      <text:p text:style-name="P171"><text:span text:style-name="T604">M</text:span><text:span text:style-name="T551">ůžeš takto například nechat zarůst chodbu, nechat kořeny vyrůst přes propast a vytvořit tak most, a podobně. </text:span><text:span text:style-name="T605">Rostliny mohou zaujmout jen takový tvar a velikost, do jaké by mohly s dostatkem času vyrůst přirozeně. Kořeny stromů tedy mohou například překlenout i několik metrů, tráva to ale nedokáže.</text:span><text:span text:style-name="T551"><text:line-break/><text:tab/>Vegetace roste doslova před očima – nechat zarůst celou chodbu zabere jen několik </text:span><text:span text:style-name="T625">minut</text:span><text:span text:style-name="T551">. </text:span><text:span text:style-name="T605">Růst ale není tak rychlý, aby bylo možné někoho chytit nebo jinak přímo ohrozit.<text:line-break/><text:tab/></text:span><text:span text:style-name="T607">Po skončení trvání </text:span><text:span text:style-name="T608">kouzla</text:span><text:span text:style-name="T607"> narostlá hmota zetlí a v několika dalších hodinách se zcela rozpadne.</text:span></text:p>
      <text:h text:style-name="P1124" text:outline-level="5">Oživlé šlahouny</text:h>
      <text:p text:style-name="P170"><text:span text:style-name="T512">Dosah:</text:span><text:span text:style-name="T603"> </text:span><text:span text:style-name="T609">krátký<text:line-break/></text:span><text:span text:style-name="T514">Rozsah:</text:span><text:span text:style-name="T610"> Až 3 cíle najednou<text:line-break/></text:span><text:span text:style-name="T515">Trvání:</text:span><text:span text:style-name="T624"> soustředění</text:span></text:p>
      <text:p text:style-name="P170"><text:span text:style-name="T551">Po dobu tvého </text:span><text:span text:style-name="T473">soustředění</text:span><text:span text:style-name="T551"> ožij</text:span><text:span text:style-name="T609">í</text:span><text:span text:style-name="T551"> větve nebo šlahouny v dosahu. Mohou někoho zranit (šlahouny mají zranění 1, silné větve 2), chytit a omotat, dokonce i uškrtit.</text:span></text:p>
      <text:h text:style-name="Heading_20_3" text:outline-level="3"><text:soft-page-break/><text:span text:style-name="T586">Mistrovské</text:span><text:span text:style-name="T578"> druidské schopnosti </text:span><text:span text:style-name="T618">a kouzla</text:span></text:h>
      <text:h text:style-name="Heading_20_5" text:outline-level="5"><text:span text:style-name="T597">Mistrovská</text:span><text:span text:style-name="T551"> proměna</text:span></text:h>
      <text:p text:style-name="P163"><text:span text:style-name="T504">Sesílání:</text:span><text:span text:style-name="T583"> </text:span><text:span text:style-name="T581">1 kolo</text:span></text:p>
      <text:p text:style-name="P167"><text:span text:style-name="T510">Mistrovská</text:span><text:span text:style-name="T509"> proměna</text:span><text:span text:style-name="T594"> funguje stejně</text:span><text:span text:style-name="T551"> jako </text:span><text:span text:style-name="T473">proměna </text:span><text:span text:style-name="T510">ve zvíře</text:span><text:span text:style-name="T551">, ale </text:span><text:span text:style-name="T598">umožňuje</text:span><text:span text:style-name="T592"> měnit </text:span><text:span text:style-name="T599">se</text:span><text:span text:style-name="T592"> v jiná než čtyřnohá zvířata – tedy například v ptáky, hady, ryby a podobně. Stále se ale nemůžeš proměňovat v humanoidní tvory </text:span><text:span text:style-name="T593">ani v hmyz</text:span><text:span text:style-name="T592">.</text:span></text:p>
      <text:h text:style-name="P1098" text:outline-level="2"><text:bookmark-start text:name="__RefHeading___Toc12800_4230435934"/>Šaman<text:bookmark-end text:name="__RefHeading___Toc12800_4230435934"/></text:h>
      <text:p text:style-name="P290">/<text:span text:style-name="T2040">* zatím jen koncept */</text:span></text:p>
      <text:list xml:id="list3018563542" text:style-name="L51">
        <text:list-item>
          <text:p text:style-name="P1474">šaman komunikuje s duchy</text:p>
          <text:list>
            <text:list-item>
              <text:p text:style-name="P1474">může <text:span text:style-name="T2041">tedy</text:span> mít <text:span text:style-name="T2041">například</text:span> nějakého spřízněného ducha, který pak posedává zvířata. Díky tomu pak může se zvířetem komunikovat a duch také zvířeti propůjčuje schopnosti.</text:p>
            </text:list-item>
          </text:list>
        </text:list-item>
        <text:list-item>
          <text:p text:style-name="P1475"><text:span text:style-name="T2042">oproti tomu </text:span>druid přenáší své vědomí (zapůjčení), případně se rovnou mění ve zvíře</text:p>
        </text:list-item>
      </text:list>
      <text:h text:style-name="P1011" text:outline-level="1"><text:bookmark-start text:name="__RefHeading___Toc12802_4230435934"/><text:span text:style-name="T471">+</text:span><text:span text:style-name="T276">H</text:span><text:span text:style-name="T1">raní </text:span><text:span text:style-name="T352">D</text:span><text:span text:style-name="T1">račáku</text:span><text:bookmark-end text:name="__RefHeading___Toc12802_4230435934"/></text:h>
      <text:p text:style-name="P520">Kdybys chvíli sledoval rozehranou hru, mohl bys slyšet například něco takového:</text:p>
      <text:p text:style-name="P860"><text:span text:style-name="Emphasis"><text:span text:style-name="T654">Pán jeskyně:</text:span></text:span><text:span text:style-name="T1223"> </text:span><text:span text:style-name="T1398">"</text:span><text:span text:style-name="T1399">Vešel jsi do mal</text:span><text:span text:style-name="T1400">ý</text:span><text:span text:style-name="T1399"> místnosti osvětlen</text:span><text:span text:style-name="T1400">ý</text:span><text:span text:style-name="T1399"> olejovou lampičkou. </text:span><text:span text:style-name="T1398">Je tu stůl a židle, na stěně visí obraz. </text:span><text:span text:style-name="T1401">Místnost nemá žádnej jinej východ a</text:span><text:span text:style-name="T1398"> </text:span><text:span text:style-name="T1401">n</text:span><text:span text:style-name="T1399">ikdo tu není.</text:span><text:span text:style-name="T1398">"</text:span></text:p>
      <text:p text:style-name="P952"><text:span text:style-name="Emphasis"><text:span text:style-name="T1371">Pavel</text:span></text:span><text:span text:style-name="Emphasis"><text:span text:style-name="T1370">:</text:span></text:span><text:span text:style-name="T1398"> „</text:span><text:span text:style-name="T1402">Co je zač ten stůl, jen obyčejná dřevěná deska s nohama?“</text:span></text:p>
      <text:p text:style-name="P952"><text:span text:style-name="Emphasis"><text:span text:style-name="T655">Pán jeskyně:</text:span></text:span><text:span text:style-name="T1224"> </text:span><text:span text:style-name="T1402">„V podstatě jo. Je to ale kvalitní kus nábytku, hodil by se spíš do pracovny nějakýho úředníka než do hospody.“</text:span></text:p>
      <text:p text:style-name="P860"><text:span text:style-name="Emphasis"><text:span text:style-name="T1371">Pavel</text:span></text:span><text:span text:style-name="Emphasis"><text:span text:style-name="T1370">:</text:span></text:span><text:span text:style-name="T1223"> </text:span><text:span text:style-name="T1398">„</text:span><text:span text:style-name="T1403">V tom případě si ho p</text:span><text:span text:style-name="T1402">ůjdu prohlídnout zblízka</text:span><text:span text:style-name="T1398">. Mrknu i pod něj, jestli zespodu není něco přilepen</text:span><text:span text:style-name="T1404">ý</text:span><text:span text:style-name="T1398">ho.“</text:span></text:p>
      <text:p text:style-name="P860"><text:span text:style-name="Emphasis"><text:span text:style-name="T654">Pán jeskyně:</text:span></text:span><text:span text:style-name="T1223"> </text:span><text:span text:style-name="T1398">„</text:span><text:span text:style-name="T1405">Přilepenýho tam nic není, ale všiml sis, že pod deskou je</text:span><text:span text:style-name="T1398"> </text:span><text:span text:style-name="T1402">tenkej </text:span><text:span text:style-name="T1398">šuplík.“</text:span></text:p>
      <text:p text:style-name="P865"><text:span text:style-name="Emphasis"><text:span text:style-name="T1371">Pavel</text:span></text:span><text:span text:style-name="Emphasis"><text:span text:style-name="T1370">:</text:span></text:span><text:span text:style-name="T1223"> </text:span><text:span text:style-name="T1398">„</text:span><text:span text:style-name="T1406">Jde otevřít?</text:span><text:span text:style-name="T1398">“</text:span></text:p>
      <text:p text:style-name="P835"><text:span text:style-name="T647">Pán jeskyně:</text:span><text:span text:style-name="T1941"> </text:span><text:span text:style-name="T1255">„Nejde, zřejmě j</text:span><text:span text:style-name="T1226">e zamčen</text:span><text:span text:style-name="T1254">ej</text:span><text:span text:style-name="T1226">.“</text:span></text:p>
      <text:p text:style-name="P865"><text:span text:style-name="Emphasis"><text:span text:style-name="T1371">Pavel</text:span></text:span><text:span text:style-name="Emphasis"><text:span text:style-name="T1370">:</text:span></text:span><text:span text:style-name="T1223"> „</text:span><text:span text:style-name="T1398">Pořádně si posvítím a zkontroluju, jestli tam není nějaká past.“</text:span></text:p>
      <text:p text:style-name="P860"><text:span text:style-name="Emphasis"><text:span text:style-name="T654">Pán jeskyně:</text:span></text:span><text:span text:style-name="T1223"> „</text:span><text:span text:style-name="T1398">Vedle zámku jsi našel malou dírku. Vešla by se do ní tak akorát jehla, nebo možná malá šipka.“</text:span></text:p>
      <text:p text:style-name="P865"><text:span text:style-name="Emphasis"><text:span text:style-name="T1371">Pavel</text:span></text:span><text:span text:style-name="Emphasis"><text:span text:style-name="T1370">:</text:span></text:span><text:span text:style-name="T1223"> „</text:span><text:span text:style-name="T1398">Půjde ten zámek vypáčit dýkou?“</text:span></text:p>
      <text:p text:style-name="P860"><text:span text:style-name="Emphasis"><text:span text:style-name="T654">Pán jeskyně:</text:span></text:span><text:span text:style-name="T1223"> „</text:span><text:span text:style-name="T1398">Chvíli to asi zabere, ale ten šuplík je dřevěnej, takže </text:span><text:span text:style-name="T1407">to</text:span><text:span text:style-name="T1398"> určitě </text:span><text:span text:style-name="T1408">půjde</text:span><text:span text:style-name="T1398">. Chceš to udělat?“</text:span></text:p>
      <text:p text:style-name="P865"><text:span text:style-name="Emphasis"><text:span text:style-name="T1371">Pavel</text:span></text:span><text:span text:style-name="Emphasis"><text:span text:style-name="T1370">:</text:span></text:span><text:span text:style-name="T1223"> </text:span><text:span text:style-name="T1398">„Jo, pustím se do toho. Dám si při tom pozor, abych nestál před tou dírkou, ani před ni nestrkal ruce.“</text:span></text:p>
      <text:p text:style-name="P859"><text:soft-page-break/><text:span text:style-name="Emphasis"><text:span text:style-name="T654">Pán jeskyně:</text:span></text:span><text:span text:style-name="T1223"> </text:span><text:span text:style-name="T1398">„Po chvíli zápolení jsi zámek vylomil. Opravdu to byla jehlicová past, v pohodě ses jí ale vyhnul. </text:span><text:span text:style-name="T1409">V</text:span><text:span text:style-name="T1398"> šuplíku jsou nějak</text:span><text:span text:style-name="T1404">ý</text:span><text:span text:style-name="T1398"> papíry a mal</text:span><text:span text:style-name="T1404">ej</text:span><text:span text:style-name="T1398"> měšec.“</text:span></text:p>
      <text:p text:style-name="P521"><text:span text:style-name="T205">Tato</text:span><text:span text:style-name="T203"> krátká ukázka zdaleka nezahrnuje všechno, co se </text:span><text:span text:style-name="T210">v Dračáku</text:span><text:span text:style-name="T203"> může dít. </text:span><text:span text:style-name="T232">J</text:span><text:span text:style-name="T203">e na ní </text:span><text:span text:style-name="T215">ale</text:span><text:span text:style-name="T203"> vidět, </text:span><text:span text:style-name="T206">jak</text:span><text:span text:style-name="T203"> hra po většinu času probíhá:</text:span></text:p>
      <text:list xml:id="list4126383041" text:style-name="L52">
        <text:list-item>
          <text:p text:style-name="P1335"><text:span text:style-name="T208">Nejprve Pán jeskyně </text:span><text:span text:style-name="T213">představí </text:span><text:span text:style-name="T230">prostředí,</text:span><text:span text:style-name="T208"> </text:span><text:span text:style-name="T231">popíše</text:span><text:span text:style-name="T209"> </text:span><text:span text:style-name="T230">případné nehráčské postavy a nestvůry </text:span><text:span text:style-name="T231">a řekne, co dělají</text:span><text:span text:style-name="T230">. Hráči se případně mohou zeptat na podrobnosti.</text:span></text:p>
        </text:list-item>
        <text:list-item>
          <text:p text:style-name="P1336"><text:span text:style-name="T208">H</text:span><text:span text:style-name="T204">ráči </text:span><text:span text:style-name="T208">potom </text:span><text:span text:style-name="T214">řeknou</text:span><text:span text:style-name="T204">, co dělají a říkají jejich postavy.</text:span></text:p>
        </text:list-item>
        <text:list-item>
          <text:p text:style-name="P1336"><text:span text:style-name="T211">Pokud postavám nehrozí přímé nebezpečí, </text:span><text:span text:style-name="T209">Pán jeskyně </text:span><text:span text:style-name="T211">rovnou</text:span><text:span text:style-name="T209"> oznámí</text:span><text:span text:style-name="T207">, jak to dopadlo </text:span><text:span text:style-name="T212">a co se děje dál</text:span><text:span text:style-name="T207">. </text:span><text:span text:style-name="T211">V boji nebo jiné nebezpečné situaci o výsledku rozhodují kostky.</text:span></text:p>
        </text:list-item>
      </text:list>
      <text:h text:style-name="P1078" text:outline-level="2"><text:bookmark-start text:name="__RefHeading___Toc12804_4230435934"/><text:span text:style-name="T463">+</text:span><text:span text:style-name="T258">Hraje se</text:span><text:span text:style-name="T1"> ve vašich hlavách</text:span><text:bookmark-end text:name="__RefHeading___Toc12804_4230435934"/></text:h>
      <text:p text:style-name="P522"><text:span text:style-name="T145">Dračák je</text:span><text:span text:style-name="T143"> mnohem blíž dětským hrám „na hasiče“, „na vojáky“ a podobně, než hrám jako „Člověče, nezlob se“. </text:span><text:span text:style-name="T144">Když </text:span><text:span text:style-name="T146">ho</text:span><text:span text:style-name="T144"> jdete hrát, tak vlastně říkáte: „Pojďme si hrát na kouzelníky </text:span><text:span text:style-name="T337">a</text:span><text:span text:style-name="T144"> válečníky ve světě plném kouzel, draků a jiných fantastických tvorů“. </text:span><text:span text:style-name="T338">Podobně </text:span><text:span text:style-name="T272">k</text:span><text:span text:style-name="T271">dyž</text:span><text:span text:style-name="T147"> </text:span><text:span text:style-name="T166">Pán jeskyně</text:span><text:span text:style-name="T147"> </text:span><text:span text:style-name="T271">řekne: </text:span><text:span text:style-name="T158">„Sestupujete do podzemí“, </text:span><text:span text:style-name="T271">tak tím ve skutečnosti myslí:</text:span><text:span text:style-name="T147"> „Představte si, že sestupujete do temného podzemí, kam po staletí nevstoupila noha smrtelníka“.<text:line-break/><text:tab/></text:span><text:span text:style-name="T339">K</text:span><text:span text:style-name="T238"> hraní Dračáku </text:span><text:span text:style-name="T341">tedy</text:span><text:span text:style-name="T238"> nepotřebujete figurky ani hrací plán. Je sice fajn je mít, protože pomáhají představit si situaci v herním světě, ale není to klíčový prvek hry. </text:span><text:span text:style-name="T273">Můžete v pohodě hrát i ve vlaku nebo na výletě, stačí vám na to jen kousek místa na hození kostkou, nebo </text:span><text:span text:style-name="T450">třeba</text:span><text:span text:style-name="T273"> mobilní aplikace</text:span><text:span text:style-name="T274">, </text:span><text:span text:style-name="T340">která umí generovat náhodné hod</text:span><text:span text:style-name="T342">y</text:span><text:span text:style-name="T273">.</text:span></text:p>
      <text:h text:style-name="P1068" text:outline-level="2"><text:bookmark-start text:name="__RefHeading___Toc12806_4230435934"/><text:soft-page-break/><text:span text:style-name="T463">+</text:span><text:span text:style-name="T147">V</text:span><text:span text:style-name="T1">ytváření společné představy</text:span><text:bookmark-end text:name="__RefHeading___Toc12806_4230435934"/></text:h>
      <text:p text:style-name="P112">Přestože <text:span text:style-name="T2106">prostředí a</text:span> situaci obvykle popisuje Pán jeskyně, <text:span text:style-name="T2106">můžeš mu s tím pomáhat</text:span>. Neboj se doplňovat a navrhovat věci, které nezmínil.</text:p>
      <text:p text:style-name="P773"><text:span text:style-name="T149">P</text:span><text:span text:style-name="T1">říklad:</text:span></text:p>
      <text:p text:style-name="P915"><text:span text:style-name="T176">Pavel</text:span><text:span text:style-name="T173">:</text:span><text:span text:style-name="T246"> </text:span><text:span text:style-name="T149">„</text:span><text:span text:style-name="T150">Jestli jsou ti skřeti na lovu, neměli by mít střeln</text:span><text:span text:style-name="T467">é</text:span><text:span text:style-name="T150"> zbraně?</text:span><text:span text:style-name="T149">“</text:span></text:p>
      <text:p text:style-name="P916"><text:span text:style-name="T170">Pán jeskyně:</text:span><text:span text:style-name="T159"> „</text:span><text:span text:style-name="T343">Hmm, jasně. Dva mají krátk</text:span><text:span text:style-name="T467">é</text:span><text:span text:style-name="T343"> luky.“</text:span></text:p>
      <text:p text:style-name="P523"><text:span text:style-name="T1">Ptej se </text:span><text:span text:style-name="T451">také</text:span><text:span text:style-name="T1"> na všechno, co ti není jasné. </text:span><text:span text:style-name="T149">A klidně rovnou navrhni řešení. </text:span><text:span text:style-name="T344">Nikdy si nebudete všichni představovat situaci úplně přesně stejně,</text:span><text:span text:style-name="T1"> </text:span><text:span text:style-name="T344">ale to ani není nutné. Důležité je, abyste si hned vyjasnili případné nejasnosti. </text:span><text:span text:style-name="T167">N</text:span><text:span text:style-name="T344">enech</text:span><text:span text:style-name="T167">ávej</text:span><text:span text:style-name="T344"> si </text:span><text:span text:style-name="T167">je</text:span><text:span text:style-name="T344"> </text:span><text:span text:style-name="T167">tedy</text:span><text:span text:style-name="T344"> pro sebe a hned se pt</text:span><text:span text:style-name="T167">ej.</text:span></text:p>
      <text:p text:style-name="P766"><text:span text:style-name="T149">P</text:span><text:span text:style-name="T1">říklad:</text:span></text:p>
      <text:p text:style-name="P927"><text:span text:style-name="T177">Jana</text:span><text:span text:style-name="T173">:</text:span><text:span text:style-name="T246"> </text:span>„Říkáš, že se v místnosti svítí. Neměli jsme to světlo vidět už z dálky?“</text:p>
      <text:p text:style-name="P917"><text:span text:style-name="T170">Pán jeskyně:</text:span><text:span text:style-name="T159"> „</text:span><text:span text:style-name="T452">A jo, máš pravdu. Půjdete </text:span><text:span text:style-name="T454">se </text:span><text:span text:style-name="T456">tam</text:span><text:span text:style-name="T452"> t</text:span><text:span text:style-name="T456">e</text:span><text:span text:style-name="T452">da podívat, když vidíte, že v ní je světlo?“</text:span></text:p>
      <text:p text:style-name="P928"><text:span text:style-name="T177">Jana</text:span><text:span text:style-name="T173">:</text:span><text:span text:style-name="T246"> </text:span><text:span text:style-name="T452">„</text:span><text:span text:style-name="T453">Půjdeme, ale nejdřív zhasnu naši lucernu.“</text:span></text:p>
      <text:h text:style-name="P1016" text:outline-level="3"><text:bookmark-start text:name="__RefHeading___Toc20182_1502512718"/><text:span text:style-name="T463">+</text:span><text:span text:style-name="T147">P</text:span><text:span text:style-name="T1">lánky, mapy a jiné názorné pomůcky</text:span><text:bookmark-end text:name="__RefHeading___Toc20182_1502512718"/></text:h>
      <text:p text:style-name="P544"><text:span text:style-name="T344">K </text:span><text:span text:style-name="T180">získání</text:span><text:span text:style-name="T344"> představ</text:span><text:span text:style-name="T180">y</text:span><text:span text:style-name="T344"> o situaci </text:span><text:span text:style-name="T347">často</text:span><text:span text:style-name="T344"> pomůže</text:span><text:span text:style-name="T148"> načrtnout mapu </text:span><text:span text:style-name="T181">nebo</text:span><text:span text:style-name="T148"> </text:span><text:span text:style-name="T160">nákres</text:span><text:span text:style-name="T148">. </text:span><text:span text:style-name="T161">K</text:span><text:span text:style-name="T151">reslit </text:span><text:span text:style-name="T161">nemusí jen</text:span><text:span text:style-name="T151"> Pán jeskyně. Obzvlášť pokud je mezi vámi výtvarník, tak je lepší, když to udělá on.</text:span></text:p>
      <text:h text:style-name="P1068" text:outline-level="2"><text:bookmark-start text:name="__RefHeading___Toc12810_4230435934"/><text:soft-page-break/><text:span text:style-name="T2761">+</text:span>Společná tvorba světa<text:bookmark-end text:name="__RefHeading___Toc12810_4230435934"/></text:h>
      <text:p text:style-name="P524">Jak jsme si ukázali už při tvorbě postav, váš herní svět můžete tvořit společně. <text:span text:style-name="T2684">Ve starších RPGčkách </text:span>to dělal<text:span text:style-name="T2684"> výhradně Pán jeskyně a hráči se ho tedy museli ptát, co jejich postavy vědí. Pokud jste na to zvyklí a vyhovuje vám to, klidně tak hrajte dál.<text:line-break/><text:tab/>Dělat to společně má ale několik výhod: </text:span><text:span text:style-name="T459">Když</text:span><text:span text:style-name="T455"> se </text:span><text:span text:style-name="T461">do tvorby vašeho světa</text:span><text:span text:style-name="T455"> zapojíš, </text:span><text:span text:style-name="T459">budeš ho lépe znát a</text:span><text:span text:style-name="T455"> snáze </text:span><text:span text:style-name="T459">si pak</text:span><text:span text:style-name="T455"> dokážeš představit, že v něm opravdu žiješ. Zároveň tím budeš ostatním vyprávět o tom, co souvisí s tvou postavou, takže ji lépe </text:span><text:span text:style-name="T459">poznají</text:span><text:span text:style-name="T455">. </text:span><text:span text:style-name="T461">Společně vytvořený svět</text:span><text:span text:style-name="T455"> bude </text:span><text:span text:style-name="T461">také</text:span><text:span text:style-name="T455"> rozmanitější a zajímavější, </text:span><text:span text:style-name="T459">než když by ho tvořil Pán jeskyně sám</text:span><text:span text:style-name="T455">. </text:span><text:span text:style-name="T462">A v</text:span><text:span text:style-name="T455"> neposlední řadě </text:span><text:span text:style-name="T459">mu</text:span><text:span text:style-name="T455"> tím ulehčí</text:span><text:span text:style-name="T459">te</text:span><text:span text:style-name="T455"> práci </text:span><text:span text:style-name="T460">s přípravou</text:span><text:span text:style-name="T455">, což je vždycky dobře, protože jí má až nad hlavu.</text:span></text:p>
      <text:h text:style-name="P1016" text:outline-level="3"><text:span text:style-name="T2761">+</text:span>Vymýšlej a popisuj to, co bys mohl znát</text:h>
      <text:p text:style-name="P525">Kdykoliv se někam vydáte, nebo <text:span text:style-name="T2692">když</text:span> někoho potká<text:span text:style-name="T2686">š</text:span>, Pán jeskyně se <text:span text:style-name="T2686">tě</text:span> může zeptat, co o <text:span text:style-name="T2686">to místě nebo o dotyčném víš.</text:span></text:p>
      <text:p text:style-name="P774"><text:span text:style-name="T149">P</text:span><text:span text:style-name="T1">říklad:</text:span></text:p>
      <text:p text:style-name="P929"><text:span text:style-name="T46">Pán jeskyně</text:span><text:span text:style-name="T47">:</text:span><text:span text:style-name="T55"> </text:span><text:span text:style-name="T56">„</text:span><text:span text:style-name="T57">Přijíždíte do hlavního města. </text:span><text:span text:style-name="T62">Jano</text:span><text:span text:style-name="T57">, </text:span><text:span text:style-name="T62">Kara</text:span><text:span text:style-name="T57"> tady studovala, </text:span><text:span text:style-name="T61">co o něm ví</text:span><text:span text:style-name="T62">š</text:span><text:span text:style-name="T57">?“</text:span></text:p>
      <text:p text:style-name="P930"><text:span text:style-name="T46">Jana:</text:span><text:span text:style-name="T81"> „</text:span><text:span text:style-name="T82">Nad tím jsem ještě nepřem</text:span><text:span text:style-name="T86">ý</text:span><text:span text:style-name="T82">šlela.</text:span><text:span text:style-name="T81">“</text:span></text:p>
      <text:p text:style-name="P930"><text:span text:style-name="T46">Pán jeskyně</text:span><text:span text:style-name="T47">:</text:span><text:span text:style-name="T83"> </text:span><text:span text:style-name="T84">„</text:span><text:span text:style-name="T85">To nevadí</text:span><text:span text:style-name="T82">. </text:span><text:span text:style-name="T85">Napadá tě něco?</text:span><text:span text:style-name="T84">“</text:span></text:p>
      <text:p text:style-name="P929"><text:span text:style-name="T46">Jana</text:span><text:span text:style-name="T47">:</text:span><text:span text:style-name="T55"> </text:span><text:span text:style-name="T56">„</text:span><text:span text:style-name="T58">Je </text:span><text:span text:style-name="T60">to</text:span><text:span text:style-name="T58"> rušn</text:span><text:span text:style-name="T140">ý</text:span><text:span text:style-name="T58"> námořní přístav. Potkávala jsem tu lidi z různ</text:span><text:span text:style-name="T140">ý</text:span><text:span text:style-name="T58">ch koutů světa a nechávala jsem si od nich vyprávět o jejich domovině.“</text:span></text:p>
      <text:p text:style-name="P929"><text:span text:style-name="T48">Pán jeskyně</text:span><text:span text:style-name="T47">:</text:span><text:span text:style-name="T55"> </text:span><text:span text:style-name="T56">„</text:span><text:span text:style-name="T59">To se mi líbí, jsem pro. Nastřelíš trochu, jak město vypadá?“</text:span></text:p>
      <text:p text:style-name="P918"><text:span text:style-name="T48">Jana</text:span><text:span text:style-name="T47">:</text:span><text:span text:style-name="T55"> </text:span><text:span text:style-name="T56">„</text:span><text:span text:style-name="T112">Je </text:span><text:span text:style-name="T59">tady spousta vysok</text:span><text:span text:style-name="T140">ý</text:span><text:span text:style-name="T59">ch věží a vznosn</text:span><text:span text:style-name="T140">ý</text:span><text:span text:style-name="T59">ch paláců. Asi tu mají sídla </text:span><text:span text:style-name="T126">důležitý</text:span><text:span text:style-name="T59"> šlechtick</text:span><text:span text:style-name="T113">ý</text:span><text:span text:style-name="T59"> rody. Věže patří k různým chrámům, ale taky </text:span><text:span text:style-name="T114">ke</text:span><text:span text:style-name="T59"> královsk</text:span><text:span text:style-name="T140">é</text:span><text:span text:style-name="T59">mu hradu </text:span><text:span text:style-name="T114">a</text:span><text:span text:style-name="T59"> k budově univerzity, </text:span><text:span text:style-name="T115">kde jsem studovala</text:span><text:span text:style-name="T59">.“</text:span></text:p>
      <text:p text:style-name="P526"><text:soft-page-break/><text:span text:style-name="T116">Můžeš s tím </text:span><text:span text:style-name="T127">ale</text:span><text:span text:style-name="T116"> také rovnou přijít sám.</text:span></text:p>
      <text:p text:style-name="P771"><text:span text:style-name="T56">P</text:span><text:span text:style-name="T116">říklad:</text:span></text:p>
      <text:p text:style-name="P919"><text:span text:style-name="T1646">Pán jeskyně:</text:span> „<text:span text:style-name="T2261">Kařin mistr vás přijme ve své pracovně.</text:span>“</text:p>
      <text:p text:style-name="P919"><text:span text:style-name="T1675">Jana</text:span><text:span text:style-name="T1646">:</text:span> „<text:span text:style-name="T2693">Tu určitě dobře znám, mám ji popsat?“</text:span></text:p>
      <text:p text:style-name="P919"><text:span text:style-name="T1646">Pán jeskyně:</text:span> „<text:span text:style-name="T2693">Jasně!“</text:span></text:p>
      <text:p text:style-name="P919"><text:span text:style-name="T1675">Jana</text:span><text:span text:style-name="T1646">:</text:span> „<text:span text:style-name="T2261">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19"><text:span text:style-name="T52">Pán jeskyně:</text:span><text:span text:style-name="T116"> „</text:span><text:span text:style-name="T124">To úplně stačí, díky.“</text:span></text:p>
      <text:p text:style-name="P527"><text:span text:style-name="T116">Tvoje postava</text:span><text:span text:style-name="T111"> samozřejmě nem</text:span><text:span text:style-name="T116">ůže</text:span><text:span text:style-name="T101"> znát </text:span><text:span text:style-name="T111">celý</text:span><text:span text:style-name="T101"> svět. </text:span><text:span text:style-name="T111">P</text:span><text:span text:style-name="T102">ro hru je ale přínosné, když </text:span><text:span text:style-name="T111">se</text:span><text:span text:style-name="T102"> alespoň trochu </text:span><text:span text:style-name="T111">vyzn</text:span><text:span text:style-name="T116">á</text:span><text:span text:style-name="T111"> tam</text:span><text:span text:style-name="T102">, kde </text:span><text:span text:style-name="T104">budete hrát</text:span><text:span text:style-name="T102">, </text:span><text:span text:style-name="T116">a</text:span><text:span text:style-name="T101"> když bud</text:span><text:span text:style-name="T116">e </text:span><text:span text:style-name="T103">potkávat své známé </text:span><text:span text:style-name="T128">i tam, kde to nezná</text:span><text:span text:style-name="T105">. </text:span><text:span text:style-name="T116">Pokud tedy dává smysl, že by</text:span><text:span text:style-name="T131">s</text:span><text:span text:style-name="T116"> něco nebo někoho znát mohl, chop se příležitosti </text:span><text:span text:style-name="T117">a popiš to. </text:span><text:span text:style-name="T118">I když si bude</text:span><text:span text:style-name="T132">š</text:span><text:span text:style-name="T118"> z návštěvy dalekého města pamatovat jen jednu přístavní putyku, </text:span><text:span text:style-name="T120">může to</text:span><text:span text:style-name="T118"> </text:span><text:span text:style-name="T120">Pánovi jeskyně pomoct</text:span><text:span text:style-name="T119">. </text:span><text:span text:style-name="T120">T</text:span><text:span text:style-name="T119">řeba </text:span><text:span text:style-name="T120">tě tam</text:span><text:span text:style-name="T119"> někdo pozn</text:span><text:span text:style-name="T120">á</text:span><text:span text:style-name="T119"> a díky tomu se dozvíte, co se zrovna ve městě děje, případně tím začne nová zápletka.<text:line-break/><text:tab/></text:span><text:span text:style-name="T121">N</text:span><text:span text:style-name="T119">avrhovat </text:span><text:span text:style-name="T121">můžeš</text:span><text:span text:style-name="T119"> úplně cokoliv. </text:span><text:span text:style-name="T121">Když tě třeba napadne, že by město mohlo být uzavřené magickou bariérou, řekni to nahlas. Pamatuj ale, že dokud to neschválí Pán jeskyně </text:span><text:span text:style-name="T123">a</text:span><text:span text:style-name="T121"> hráč</text:span><text:span text:style-name="T123">i</text:span><text:span text:style-name="T121"> postav, kter</text:span><text:span text:style-name="T123">ých</text:span><text:span text:style-name="T121"> se to týká, je to jen návrh. Zamítnout to mohou například proto, že už mají vymyšleno něco jiného a tvůj nápad se k tomu nehodí, </text:span><text:span text:style-name="T129">nebo když jim přijde, že se to do vašeho světa nehodí.</text:span><text:span text:style-name="T121"> Musíš také respektovat to, co už jste odehráli. Pokud jste například zrovna připluli lodí, nedává smysl říct, že město nemá žádný přístav.</text:span><text:span text:style-name="T122"><text:line-break/><text:tab/>Stejný postup můžete použít, když budete potřebovat vědět, jak </text:span><text:soft-page-break/><text:span text:style-name="T122">různé věci fungují. Pavel například může vymyslet, jakou velitelskou strukturu má vojsko, ve kterém Gorondar sloužil. Katka může říct, jaká zvířata žijí v okolních lesích. Jana už </text:span><text:span text:style-name="T130">při popisu města</text:span><text:span text:style-name="T122"> zmínila, že je </text:span><text:span text:style-name="T133">v</text:span><text:span text:style-name="T122"> </text:span><text:span text:style-name="T130">něm</text:span><text:span text:style-name="T122"> univerzita – později ji může popsat podrobněji.</text:span></text:p>
      <text:h text:style-name="P1020" text:outline-level="3"><text:span text:style-name="T134">+</text:span><text:span text:style-name="T6">Popisovat můžeš i to, co </text:span><text:span text:style-name="T125">neznáš</text:span></text:h>
      <text:p text:style-name="P528">Společně můžete tvořit <text:span text:style-name="T2685">i to, co vaše postavy neznají</text:span>. <text:span text:style-name="T215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16" text:outline-level="3"><text:span text:style-name="T2761">+Vymýšlení</text:span> <text:span text:style-name="T2152">nehráčských postav</text:span></text:h>
      <text:p text:style-name="P529"><text:span text:style-name="T2687">Kromě prostředí můžeš vymýšlet také</text:span> <text:span text:style-name="T2135">nehráčské</text:span> postavy. <text:span text:style-name="T2160">Pokud je tvoje postava zná, tak rovnou popiš, co si o nich pamatuje.</text:span></text:p>
      <text:p text:style-name="P775"><text:span text:style-name="T149">P</text:span><text:span text:style-name="T1">říklad:</text:span></text:p>
      <text:p text:style-name="P921"><text:span text:style-name="T46">P</text:span><text:span text:style-name="T49">avel</text:span><text:span text:style-name="T47">:</text:span><text:span text:style-name="T55"> </text:span><text:span text:style-name="T56">„</text:span><text:span text:style-name="T63">Já jsem v tomhle městě nikdy nebyl, ale mistr, který mě učil válečnickému řemeslu, se sem před rokem odstěhoval. B</text:span><text:span text:style-name="T98">ydlí</text:span><text:span text:style-name="T63"> nejspíš v paláci </text:span><text:span text:style-name="T64">nebo někde poblíž</text:span><text:span text:style-name="T63">, </text:span><text:span text:style-name="T64">protože říkal, že bude cvičit královskou gardu</text:span><text:span text:style-name="T63">“.</text:span></text:p>
      <text:p text:style-name="P529">Nezneužívej toho – <text:span text:style-name="T2135">tuto možnost nemáš proto</text:span>, abys <text:span text:style-name="T2135">mohl</text:span> vyřeši<text:span text:style-name="T2135">t</text:span> každý problém tím, že si na to vymysl<text:span text:style-name="T2135">íš</text:span> vhodnou známost, <text:span text:style-name="T2153">ale abys mohl</text:span> postupně doplňovat minulost <text:span text:style-name="T2153">své postavy</text:span> a obohacovat váš <text:span text:style-name="T2161">příběh a </text:span>herní svět. <text:span text:style-name="T2162">Měl bys také vymýšlet i postavy</text:span>, které <text:span text:style-name="T2152">ti</text:span> spíš uškodí než pomohou – své dávné konkurenty, nepřátele a podobně.</text:p>
      <text:p text:style-name="P776"><text:soft-page-break/><text:span text:style-name="T149">P</text:span><text:span text:style-name="T1">říklad:</text:span></text:p>
      <text:p text:style-name="P922"><text:span text:style-name="T50">Katka</text:span><text:span text:style-name="T51">:</text:span><text:span text:style-name="T65"> </text:span><text:span text:style-name="T63">„</text:span><text:span text:style-name="T67">Jednou jsem překazila plány obchodníkovi z města, kter</text:span><text:span text:style-name="T141">ý</text:span><text:span text:style-name="T67"> u nás </text:span><text:span text:style-name="T69">v lese </text:span><text:span text:style-name="T67">vykupoval od pytláků kožešiny</text:span><text:span text:style-name="T66">. Byl to tlust</text:span><text:span text:style-name="T141">ý</text:span><text:span text:style-name="T66">, holohlav</text:span><text:span text:style-name="T141">ý</text:span><text:span text:style-name="T66"> hobit, žv</text:span><text:span text:style-name="T141">ý</text:span><text:span text:style-name="T66">kal tabák a neustále si odplivával. </text:span><text:span text:style-name="T68">Řekl mi, že jestli mě někdy uvidí ve městě, tak na mě poštve stráže a nechá mě zavřít. Jako kdyby</text:span><text:span text:style-name="T71">ch</text:span><text:span text:style-name="T68"> dělala něco špatn</text:span><text:span text:style-name="T141">é</text:span><text:span text:style-name="T68">ho </text:span><text:span text:style-name="T70">já a ne on</text:span><text:span text:style-name="T68">.“</text:span></text:p>
      <text:p text:style-name="P530"><text:span text:style-name="T2163">P</text:span>řidávat nové nehráčské postavy <text:span text:style-name="T2163">sice mohou</text:span> všichni, <text:span text:style-name="T2163">ale</text:span> hraje a rozhoduje pak za ně Pán jeskyně. <text:span text:style-name="T2694">Ačkoliv tedy Pavel řekl, že by ve městě měl bydlet jeho mistr, ale nemusí to tak skutečně být – možná se už odstěhoval někam jinam, nebo se mu třeba něco stalo.</text:span></text:p>
      <text:h text:style-name="P1016" text:outline-level="3"><text:span text:style-name="T2761">+Zapojení přípravy</text:span> Pán<text:span text:style-name="T2690">a</text:span> jeskyně</text:h>
      <text:p text:style-name="P531"><text:span text:style-name="T2688">Když</text:span> <text:span text:style-name="T2259">P</text:span>án jeskyně <text:span text:style-name="T2688">vymyslí něco, co by tvoje postava měla vědět</text:span>, <text:span text:style-name="T2259">musí ti to nějak sdělit. Může si o tom s tebou například promluvit před hrou, dát ti to napsané na papíře, nebo ti to říct, až když na to při hře dojde.</text:span></text:p>
      <text:p text:style-name="P777">Příklad:</text:p>
      <text:p text:style-name="P931"><text:span text:style-name="T1646">Pán jeskyně:</text:span> „<text:span text:style-name="T2259">Druid Bělovous se zrovna baví s nějakým elfím kouzelníkem. Jano, ty ho znáš, je to mistr Arbados. Často navštěvoval tvého učitele magie.“</text:span></text:p>
      <text:p text:style-name="P532">Jana <text:span text:style-name="T2691">ovšem</text:span> mohla mít úplně jinou představu o tom, s kým se její učitel znal, a Pán jeskyně jí teď vnutil někoho jiného. <text:span text:style-name="T2689">Lepší tedy je, když se na tom dohodnete</text:span>.</text:p>
      <text:p text:style-name="P777">Příklad:</text:p>
      <text:p text:style-name="P920"><text:span text:style-name="T1646">Pán jeskyně:</text:span> „<text:span text:style-name="T2260">Jano, s kým se znal tvůj kouzelnický mistr? Stačí mi jedno jméno.“</text:span></text:p>
      <text:p text:style-name="P923"><text:span text:style-name="T1646">Jana:</text:span><text:span text:style-name="T1849"> „</text:span><text:span text:style-name="T1857">Nejspíš s někým</text:span><text:span text:style-name="T1851"> z univerzity. Jmenuje se </text:span><text:span text:style-name="T1857">třeba</text:span><text:span text:style-name="T1851"> Arbados.</text:span><text:span text:style-name="T1849">“</text:span></text:p>
      <text:p text:style-name="P920"><text:span text:style-name="T1646">Pán </text:span><text:span text:style-name="T1705">Jeskyně</text:span><text:span text:style-name="T1646">:</text:span><text:span text:style-name="T1849"> „</text:span><text:span text:style-name="T1857">Tak ten se</text:span><text:span text:style-name="T1851"> zrovna baví s Bělovousem.</text:span><text:span text:style-name="T1849">“</text:span></text:p>
      <text:p text:style-name="P533"><text:soft-page-break/>Na to, že ti Pán jeskyně vždycky řekne všechno, co bys měl vědět, se ale nespoléhej a raději se ho vždycky zeptej.</text:p>
      <text:p text:style-name="P777">Příklad:</text:p>
      <text:p text:style-name="P924"><text:span text:style-name="T1646">Ja</text:span><text:span text:style-name="T1677">na:</text:span><text:span text:style-name="T1852"> „Zná někdo z nás toho elfa, který se baví s Bělovousem?“</text:span></text:p>
      <text:p text:style-name="P920"><text:span text:style-name="T1646">Pán jeskyně:</text:span> „<text:span text:style-name="T2682">Zrovna ty bys ho znát mohla. Je to totiž přítel tvého mistra, nejspíš jsi ho u něj několikrát potkala.“</text:span></text:p>
      <text:h text:style-name="P1079" text:outline-level="2"><text:bookmark-start text:name="__RefHeading___Toc19866_998592596"/><text:span text:style-name="T463">+</text:span><text:span text:style-name="T168">K</text:span><text:span text:style-name="T1">do má </text:span><text:span text:style-name="T251">kdy</text:span><text:span text:style-name="T1"> konečné slovo</text:span><text:bookmark-end text:name="__RefHeading___Toc19866_998592596"/></text:h>
      <text:p text:style-name="P534"><text:span text:style-name="T248">H</text:span><text:span text:style-name="T247">ráči rozhodují </text:span><text:span text:style-name="T248">o</text:span><text:span text:style-name="T247"> všem, co se týká jejich postav: </text:span><text:span text:style-name="T316">koho</text:span><text:span text:style-name="T247"> bud</text:span><text:span text:style-name="T249">ou hrát</text:span><text:span text:style-name="T247">, co </text:span><text:span text:style-name="T249">bud</text:span><text:span text:style-name="T275">ou</text:span><text:span text:style-name="T249"> mít</text:span><text:span text:style-name="T247"> za schopnosti, co bud</text:span><text:span text:style-name="T275">ou</text:span><text:span text:style-name="T247"> říkat</text:span><text:span text:style-name="T275"> a</text:span><text:span text:style-name="T248"> děla</text:span><text:span text:style-name="T252">t, </text:span><text:span text:style-name="T457">koho jejich postavy znají</text:span><text:span text:style-name="T247"> atd. P</text:span><text:span text:style-name="T168">án jeskyně </text:span><text:span text:style-name="T247">rozhoduje všechno ostatní, </text:span><text:span text:style-name="T317">včetně případných nejasností v pravidlech</text:span><text:span text:style-name="T168">.</text:span></text:p>
      <text:h text:style-name="P1068" text:outline-level="2"><text:bookmark-start text:name="__RefHeading___Toc12814_4230435934"/><text:span text:style-name="T2761">+</text:span>Snaž se nápady <text:span text:style-name="T2077">s</text:span>vých spoluhráčů využí<text:span text:style-name="T2078">vat</text:span><text:bookmark-end text:name="__RefHeading___Toc12814_4230435934"/></text:h>
      <text:p text:style-name="P535"><text:span text:style-name="T249">Přestože </text:span><text:span text:style-name="T345">máš pravomoc zamítat </text:span><text:span text:style-name="T458">některé</text:span><text:span text:style-name="T345"> ná</text:span><text:span text:style-name="T346">pady </text:span><text:span text:style-name="T458">ostatních hráčů</text:span><text:span text:style-name="T249">, měl bys to dělat co nejméně. </text:span><text:span text:style-name="T1">Snaž se</text:span><text:span text:style-name="T249"> </text:span><text:span text:style-name="T345">je</text:span><text:span text:style-name="T1"> vždycky nějak využít, i když třeba trochu jinak, než to </text:span><text:span text:style-name="T250">řekli nebo</text:span><text:span text:style-name="T1"> mysleli. </text:span><text:span text:style-name="T318">Platí to jak pro Pána jeskyně, tak pro hráče postav.</text:span></text:p>
      <text:p text:style-name="P766">Příklad:</text:p>
      <text:p text:style-name="P907"><text:span text:style-name="T178">Jana</text:span><text:span text:style-name="T169">:</text:span><text:span text:style-name="T1"> „Co kdyby vládce tohohle města sídlil v pyramidě? Přijde mi, že se vůbec nezajímá o to, co se ve městě děje a tohle by to pěkně symbolizovalo.“</text:span></text:p>
      <text:p text:style-name="P907"><text:span text:style-name="T169">Pán jeskyně:</text:span><text:span text:style-name="T1"> „Pyramidy se sem vůbec nehod</text:span><text:span text:style-name="T468">í</text:span><text:span text:style-name="T1">, všude kolem jsou středověk</text:span><text:span text:style-name="T468">é</text:span><text:span text:style-name="T1"> hrady a města. Mohla by to b</text:span><text:span text:style-name="T468">ý</text:span><text:span text:style-name="T1">t třeba vysoká věž?“</text:span></text:p>
      <text:p text:style-name="P907"><text:span text:style-name="T178">Jana</text:span><text:span text:style-name="T169">:</text:span><text:span text:style-name="T1"> „Jo, to by šlo.“</text:span></text:p>
      <text:h text:style-name="P1080" text:outline-level="2"><text:bookmark-start text:name="__RefHeading___Toc12824_4230435934"/><text:soft-page-break/><text:span text:style-name="T2761">+Chyby a n</text:span>edorozumění<text:bookmark-end text:name="__RefHeading___Toc12824_4230435934"/></text:h>
      <text:p text:style-name="P536">Když uděláš chybu, řekni to nahlas, omluv se a domluv se s Pánem jeskyně a ostatními hráči, jak to vyřešíte.</text:p>
      <text:p text:style-name="P778">Příklad:</text:p>
      <text:p text:style-name="P932"><text:span text:style-name="T1663">Pavel</text:span><text:span text:style-name="T1646">:</text:span> <text:span text:style-name="T1226">„Ehm, omlouvám se, špatně jsem se podíval. Sekeru ve skutečnosti nemám. Takže ten žebřík jsem asi vyrobit nemohl.“</text:span></text:p>
      <text:p text:style-name="P932"><text:span text:style-name="T1646">Pán jeskyně:</text:span> <text:span text:style-name="T1372">„V pohodě, stane se. Máte někdo jin</text:span><text:span text:style-name="T1396">ý</text:span><text:span text:style-name="T1372"> nějak</text:span><text:span text:style-name="T1396">ý</text:span><text:span text:style-name="T1372"> nástroj, kter</text:span><text:span text:style-name="T1396">ý</text:span><text:span text:style-name="T1372"> jste na to mohli použít?“</text:span></text:p>
      <text:p text:style-name="P932"><text:span text:style-name="T1349">Naria</text:span><text:span text:style-name="T1347">:</text:span><text:span text:style-name="T1213"> </text:span><text:span text:style-name="T1372">„Já mám meč, šl</text:span><text:span text:style-name="T1382">o</text:span><text:span text:style-name="T1372"> by </text:span><text:span text:style-name="T1382">to s ním</text:span><text:span text:style-name="T1372">?“</text:span></text:p>
      <text:p text:style-name="P932"><text:span text:style-name="T1347">Pán jeskyně:</text:span><text:span text:style-name="T1213"> </text:span><text:span text:style-name="T1372">„</text:span><text:span text:style-name="T1383">Určitě</text:span><text:span text:style-name="T1372">. Takže jste to udělali mečem.“</text:span></text:p>
      <text:p text:style-name="P545">Když <text:span text:style-name="T1962">něco přeslechne nebo zapomene</text:span> Pán jeskyně, <text:span text:style-name="T1963">nebo třeba když špatně použije nějaké pravidlo, upozorni jej na to.</text:span></text:p>
      <text:p text:style-name="P778">Příklad:</text:p>
      <text:p text:style-name="P925"><text:span text:style-name="T1664">P</text:span><text:span text:style-name="T1646">án jeskyně:</text:span><text:span text:style-name="T1849"> „</text:span><text:span text:style-name="T1850">Jak jdeš chodbou, zakopl jsi o nastražené lanko a spustil jsi past.</text:span><text:span text:style-name="T1849">“</text:span></text:p>
      <text:p text:style-name="P932"><text:span text:style-name="T1664">Pavel</text:span><text:span text:style-name="T1656">:</text:span><text:span text:style-name="T2089"> </text:span>„<text:span text:style-name="T1963">Hele, já jsem ale přece před chvílí říkal, že zapálím lucernu, kleknu si a podlahu v chodbě pomalu prohledám.</text:span>“</text:p>
      <text:p text:style-name="P537">P<text:span text:style-name="T1964">án jeskyně</text:span> by se nad tím měl zamyslet, chybu uznat a buď vrátit hru, nebo se s tebou domluvit na nějakém rozumném řešení.</text:p>
      <text:p text:style-name="P772">Příklad:</text:p>
      <text:p text:style-name="P926"><text:span text:style-name="T1664">P</text:span><text:span text:style-name="T1646">án jeskyně:</text:span><text:span text:style-name="T1849"> „</text:span><text:span text:style-name="T1855">Tak to promiň, to jsem musel přeslechnout. V tom případě sis toho lanka s</text:span><text:span text:style-name="T1856">a</text:span><text:span text:style-name="T1855">mozřejmě všimnul a past jsi nespustil.“</text:span></text:p>
      <text:p text:style-name="P538"><text:span text:style-name="T1855">K</text:span><text:span text:style-name="T1849">dyž bude ale trvat na svém, </text:span><text:span text:style-name="T1858">smiř se s tím a hraj dál tak, jako kdyby to byla pravda. </text:span><text:span text:style-name="T1859">Je lepší se k tomu vrátit po hře, než ji zkazit hádkou.</text:span></text:p>
      <text:h text:style-name="P1081" text:outline-level="2"><text:bookmark-start text:name="__RefHeading___Toc20184_1502512718"/><text:soft-page-break/><text:span text:style-name="T2761">+</text:span>Když se ti cokoliv nezdá, řekni to nahlas<text:bookmark-end text:name="__RefHeading___Toc20184_1502512718"/></text:h>
      <text:p text:style-name="P539"><text:span text:style-name="T2582">Máš pocit, že by kníže neměl pobíhat po městě bez své stráže? Netušíš, proč vlastně pronásledujete uprchlého zločince? Nevíš, jestli tvoje </text:span><text:span text:style-name="T1192">ohnivá koule</text:span><text:span text:style-name="T256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80" text:outline-level="2"><text:bookmark-start text:name="__RefHeading___Toc12826_4230435934"/><text:span text:style-name="T2761">+</text:span>Rozhodování <text:span text:style-name="T2075">a řešení sporů</text:span><text:bookmark-end text:name="__RefHeading___Toc12826_4230435934"/></text:h>
      <text:p text:style-name="P540">Když se do sporu dostanou vaše postavy, tak je na nich, jak si ho vyřeší. Dejte ale pozor, aby se z toho nestal spor mezi hráči.<text:line-break/><text:tab/><text:span text:style-name="T2679">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16" text:outline-level="3"><text:bookmark-start text:name="__RefHeading___Toc12828_4230435934"/><text:soft-page-break/><text:span text:style-name="T2761">+</text:span>Přetrvávající spory<text:bookmark-end text:name="__RefHeading___Toc12828_4230435934"/></text:h>
      <text:p text:style-name="P541"><text:span text:style-name="T216">Pokud</text:span><text:span text:style-name="T217"> </text:span><text:span text:style-name="T216">se budete</text:span><text:span text:style-name="T218"> k nějakému sporu vr</text:span><text:span text:style-name="T216">acet</text:span><text:span text:style-name="T217">, </text:span><text:span text:style-name="T219">pokuste se to</text:span><text:span text:style-name="T217"> </text:span><text:span text:style-name="T220">vyřeš</text:span><text:span text:style-name="T219">it</text:span><text:span text:style-name="T217"> mimo hru – nejlépe úplně mimo herní sezení, nebo alespoň na začátku příštího, než začnete hrát.<text:line-break/><text:tab/></text:span><text:span text:style-name="T221">V ten moment přestanou platit herní rozhodovací pravomoc</text:span><text:span text:style-name="T222">e </text:span><text:span text:style-name="T223">a </text:span><text:span text:style-name="T221">budete si moci promluvit jako přátelé a spoluhráči místo jako Pán jeskyně a hráči postav. Myslete při tom ale na to, že se se s</text:span><text:span text:style-name="T224">cházíte</text:span><text:span text:style-name="T221">, abyste se společně bavili </text:span><text:span text:style-name="T226">hraním Dračáku,</text:span><text:span text:style-name="T221"> takže opravdu nestojí za to se kvůli tomu hádat. Rada „moudřejší ustoupí“ tady platí víc než kde jinde. </text:span><text:span text:style-name="T217">Dejte si </text:span><text:span text:style-name="T225">také</text:span><text:span text:style-name="T217"> pozor, abyste nestrávili víc času dohadováním se než vlastním hraním.</text:span></text:p>
      <text:h text:style-name="P1082" text:outline-level="2"><text:bookmark-start text:name="__RefHeading___Toc12830_4230435934"/><text:span text:style-name="T2761">+</text:span>Co dělat, když tě hra nebaví<text:bookmark-end text:name="__RefHeading___Toc12830_4230435934"/></text:h>
      <text:p text:style-name="P542">Když tě hra nebaví,<text:span text:style-name="T2154"> </text:span>rozhodně si to nenechávej pro sebe. <text:span text:style-name="T2165">Promluvte si o tom a pokuste se s tím něco udělat. Když problém přetrvává dlouhodobě, zvaž následující možnosti:</text:span></text:p>
      <text:list xml:id="list1730806827" text:style-name="L53">
        <text:list-item>
          <text:p text:style-name="P1337">Navrhnout, co by tě ve hře bavilo.</text:p>
        </text:list-item>
        <text:list-item>
          <text:p text:style-name="P1338">Vzít si jinou postavu.</text:p>
        </text:list-item>
        <text:list-item>
          <text:p text:style-name="P1338"><text:span text:style-name="T2086">Nabídnout, že p</text:span>řev<text:span text:style-name="T2086">e</text:span>z<text:span text:style-name="T2086">meš</text:span> vedení hry.</text:p>
        </text:list-item>
        <text:list-item>
          <text:p text:style-name="P1338">Dát si na chvíli pauzu.</text:p>
        </text:list-item>
        <text:list-item>
          <text:p text:style-name="P1339">Najít si jinou skupinu.</text:p>
        </text:list-item>
      </text:list>
      <text:p text:style-name="P543">Pokud má podobný pocit víc hráčů, je možná na místě nějaká větší změna:</text:p>
      <text:list xml:id="list364169518" text:style-name="L54">
        <text:list-item>
          <text:p text:style-name="P1340">Zvažte předčasné ukončení rozehrané kapitoly. Můžete zkusit posunout děj o nějaký čas dopředu, nebo se třeba ve vašem herní světě přesunout na jiné místo.</text:p>
        </text:list-item>
        <text:list-item>
          <text:p text:style-name="P1340"><text:soft-page-break/>Zvažte nový začátek s jinými postavami a v jiném prostředí. Pokud je stávající téma vyčerpané, může vám to zase vrátit nadšení ze hry.</text:p>
        </text:list-item>
        <text:list-item>
          <text:p text:style-name="P1340">Zvažte <text:span text:style-name="T2154">změnu</text:span> Pána jeskyně. Vedení hr<text:span text:style-name="T2085">y</text:span> je náročné a dělat to dlouhodobě může být vyčerpávající. I kdyby to mělo být třeba jen na jedno dobrodružství, může to pomoci.</text:p>
        </text:list-item>
      </text:list>
      <text:p text:style-name="P117"><text:span text:style-name="T2166">Může se stát, že nic z toho nezabere – n</text:span>ěkteří lidé si prostě vzájemně nesednou a některým skupinám není souzeno fungovat. V takovém případě z toho nedělej vědu: poděkuj za hru, rozluč se a zkus to s někým jiným.</text:p>
      <text:h text:style-name="P1068" text:outline-level="2"><text:bookmark-start text:name="__RefHeading___Toc18399_2593964349"/><text:span text:style-name="T2761">+</text:span>Citlivá témata<text:bookmark-end text:name="__RefHeading___Toc18399_2593964349"/></text:h>
      <text:p text:style-name="P479"><text:span text:style-name="T2301">Pokud</text:span> je ti nepříjemné to, co se děje ve hře nebo při ní, ať už z jakýchkoliv důvodů, máš právo říct, že to ve hře nechceš. Nemusíš to obhajovat ani vysvětlovat.<text:line-break/><text:tab/><text:span text:style-name="T2300">Toto pravidlo je opravdu důležité dodržovat. Každý člověk má totiž jiné životní zkušenosti a určitá témata tedy pro něj mohou být mnohem závažnější a citlivější než pro ostatní.</text:span></text:p>
      <text:h text:style-name="P1021" text:outline-level="3">Nepřítomnost hráčů</text:h>
      <text:p text:style-name="P567">Když nějaký hráč <text:span text:style-name="T2754">na hru</text:span> nedorazí, musíte se domluvit, <text:span text:style-name="T2755">co to znamená pro jeho postavu</text:span>. <text:span text:style-name="T2754">Z následujících možností</text:span> můžete <text:span text:style-name="T2754">vždy</text:span> použít tu, která <text:span text:style-name="T2754">zrovna</text:span> dává největší smysl. <text:span text:style-name="T2603">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491364338" text:style-name="L55">
        <text:list-item>
          <text:p text:style-name="P1341"><text:soft-page-break/><text:span text:style-name="T1097">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41"><text:span text:style-name="T1097">Varianta 2:</text:span> Postav<text:span text:style-name="T2764">a</text:span> jd<text:span text:style-name="T2764">e</text:span> dál s vámi, ale neřeší se, co přesně děl<text:span text:style-name="T2764">á</text:span>. V boji se za n<text:span text:style-name="T2764">i</text:span> nehází apod. Pokud ale potřebujete nějaký předmět nebo schopnost, kterou m<text:span text:style-name="T2764">á</text:span> jen on<text:span text:style-name="T2764">a</text:span>, můžete ji využít.</text:p>
        </text:list-item>
        <text:list-item>
          <text:p text:style-name="P1343"><text:span text:style-name="T1097">Varianta 3:</text:span> Postavu zahraje Pán jeskyně nebo jiný hráč. Tohle funguje pouze v případě, že <text:span text:style-name="T2727">se moc nesoustředíte na hraní charakterů</text:span>. Když <text:span text:style-name="T2727">když totiž výraznou postavu</text:span> zkouší hrát někdo jiný, obvykle to působí divně. <text:span text:style-name="T2766">L</text:span>epší <text:span text:style-name="T2766">je pak</text:span> použít variantu 2.</text:p>
        </text:list-item>
        <text:list-item>
          <text:p text:style-name="P1342"><text:span text:style-name="T1097">Varianta 4:</text:span> <text:span text:style-name="T2766">P</text:span>ostava nikdy neexistovala. <text:span text:style-name="T2765">N</text:span>emůžete <text:span text:style-name="T2765">se jí tedy</text:span> na nic ptát ani používat jej<text:span text:style-name="T2765">í</text:span> předměty a schopnosti. Jakmile se její hráč vrátí, zase existovat bude. Tohle je docela obtížné si představit, ale vyžaduje to nejméně násilných zásahů do děje.</text:p>
        </text:list-item>
      </text:list>
      <text:p text:style-name="P568"><text:span text:style-name="T157">Největší problém </text:span><text:span text:style-name="T464">je</text:span><text:span text:style-name="T157">, když na postavě nepřítomného hráče visí pokračování příběhu. Například se čeká na její rozhodnutí, jen ona může otevřít magický portál a podobně. </text:span><text:span text:style-name="T449">V tom případě se buď může Pán jeskyně hráče předem zeptat, jak se v takové situaci rozhodne, nebo můžete udělat střih, hrát chvíli jiný kus děje a k tomu rozehranému se vrátit, až bude klíčový hráč přítomen.</text:span></text:p>
      <text:h text:style-name="P1012" text:outline-level="1"><text:span text:style-name="T2756">+</text:span>Hraní za postavu</text:h>
      <text:p text:style-name="P593">V této kapitole se <text:span text:style-name="T2696">nedozvíš</text:span>, jak co nejlíp pobíjet nestvůry nebo jak překonávat různé překážky. <text:span text:style-name="T2696">T</text:span>o by <text:span text:style-name="T2696">ostatně</text:span> ani nebylo vhodné, protože součástí zábavy ze hry je, přicházet <text:span text:style-name="T2697">na to </text:span>postupně <text:span text:style-name="T2178">spolu se svou postavou</text:span>. Místo toho se podíváme na to, jak hrát za postavu tak, abys tím bavil <text:span text:style-name="T2168">nejen sebe, ale i</text:span> své spoluhráče a Pána jeskyně.</text:p>
      <text:h text:style-name="P1083" text:outline-level="2"><text:bookmark-start text:name="__RefHeading___Toc12888_4230435934"/>Nejsi <text:span text:style-name="T2695">tv</text:span>oje postava<text:bookmark-end text:name="__RefHeading___Toc12888_4230435934"/></text:h>
      <text:p text:style-name="P594">Tvoje postava nezná většinu z toho, co znáš ty. Neumí například pracovat s počítačem a ani netuší, že by něco takového mohlo existovat. Nezná fyzikální zákony a chemické <text:span text:style-name="T2097">reakce</text:span>. <text:span text:style-name="T2079">Snaž se vždycky hrát jen s tím, co by mohl vědět obyvatel fantastického světa.<text:line-break/><text:tab/>Platí to i obráceně. Nemusíš se naučit kouzlit, abys mohl hrát kouzelníka. Stačí, když řekneš: „Sesílám na skřeta </text:span><text:span text:style-name="T1159">modrý blesk</text:span><text:span text:style-name="T2079">!“</text:span></text:p>
      <text:h text:style-name="P1022" text:outline-level="3">Odděl<text:span text:style-name="T2573">uj</text:span> <text:span text:style-name="T2080">informace hráče a postavy</text:span></text:h>
      <text:p text:style-name="P595">Nejen že máš jiné znalosti než tvoje postava, máš také jiné <text:span text:style-name="T2272">herní</text:span> informace. Na rozdíl od <text:span text:style-name="T2698">ní</text:span> například víš, kolik Pánovi jeskyně padlo na kostce, nebo co <text:span text:style-name="T2574">viděla a</text:span> slyšela postava jiného hráče, když byla sama na <text:span text:style-name="T2568">výzvědách</text:span>. <text:span text:style-name="T2081">Při hře by ses ale měl rozhodovat jen podle toho, co opravdu ví tvoje postava.</text:span></text:p>
      <text:p text:style-name="P789">Příklad:</text:p>
      <text:p text:style-name="P950">Naria se oddělila od <text:span text:style-name="T2571">zbytku</text:span> družiny. <text:span text:style-name="T2569">V</text:span> jedné z chodeb našla past a bezpečně se jí vyhnula. V další místnosti ji přepadli skřeti. Gorondar s Karou zaslechli její výkřik a běží j<text:span text:style-name="T2570">í</text:span> na pomoc. Pavel s Janou sice vědí, že je v chodbě past, ale jejich postavy to ne<text:span text:style-name="T2699">tuší</text:span>.</text:p>
      <text:p text:style-name="P950"><text:soft-page-break/><text:span text:style-name="T1646">Pavel:</text:span> „<text:span text:style-name="T2572">Nariin výkřik zněl naléhavě</text:span>, takže tou chodbou prostě proběhnu.“</text:p>
      <text:p text:style-name="P578">Jsou ale případy, kdy to neplatí:</text:p>
      <text:list xml:id="list2880674714" text:style-name="L56">
        <text:list-item>
          <text:p text:style-name="P1344">Vždycky ber v potaz, co bude tvoje rozhodnutí znamenat pro vaše společné hraní. Pokud by ses kvůli tomu například měl rozhádat se svými spoluhráči, rozhodně to nedělej.</text:p>
        </text:list-item>
        <text:list-item>
          <text:p text:style-name="P1345">Měl bys také myslet na to, zda t<text:span text:style-name="T2700">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79">Když si nejsi jistý, jestli je něco dobrý nápad, řekni to nahlas a promluvte si o tom společně.</text:p>
      <text:h text:style-name="P1022" text:outline-level="3">Opakovaní informací, které už hráči znají</text:h>
      <text:p text:style-name="P596">Když se vaše postavy rozdělí, tak poté, co se znovu sejdou, by měly ostatním vlastními slovy shrnout, co zažily.</text:p>
      <text:p text:style-name="P789">Příklad:</text:p>
      <text:p text:style-name="P950">Naria na výzvědách narazí na tábor skřetů. Pán jeskyně popíše, jak to tam vypadá. <text:span text:style-name="T2169">Ostatní postavy ale neví, co tam</text:span> <text:span text:style-name="T2169">viděla</text:span>, takže až se vrátí do tábora, měla by <text:span text:style-name="T2170">to</text:span> Katka svými slovy zopakovat, <text:span text:style-name="T2171">přestože jste to už všichni slyšeli od Pána jeskyně</text:span>. <text:span text:style-name="T2179">Ostatní hráči totiž mohou pracovat jen s tím, co jim řekla Katka, nikoliv s tím, co jí předtím řekl Pán jeskyně.</text:span></text:p>
      <text:p text:style-name="P597"><text:span text:style-name="T257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5">si</text:span> ale pozor, <text:span text:style-name="T2575">aby</text:span> šlo vždy o nedorozumění mezi postavami, nikoliv mezi hráči. Pokud něco špatně pochopil hráč, co nejdřív si to vyjasněte.<text:line-break/><text:soft-page-break/><text:tab/><text:span text:style-name="T217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7">Příklad:</text:p>
      <text:p text:style-name="P950"><text:span text:style-name="T1665">Katka:</text:span><text:span text:style-name="T2172"> </text:span>„Řeknu ostatním, co jsem tam viděla“.</text:p>
      <text:h text:style-name="P1022" text:outline-level="3">Hraní se „společným vědomím“</text:h>
      <text:p text:style-name="P579">Striktní oddělování informací hráče a postavy je sice obvyklý a doporučený styl hry, ale není jediný možný. Někteří hráči r<text:span text:style-name="T2181">a</text:span>ději uvažují v taktické rovině a tolik se nevžívají do rolí postav. Pokud vás to tak baví, není na tom nic špatného – nezapomeňte na to ale upozornit případné zájemce o hru ve vaší skupině, <text:span text:style-name="T2182">protože na to nemusejí být zvyklí</text:span>.</text:p>
      <text:h text:style-name="P1084" text:outline-level="2"><text:bookmark-start text:name="__RefHeading___Toc20190_1502512718"/>Nenechávej si své informace pro sebe!<text:bookmark-end text:name="__RefHeading___Toc20190_1502512718"/></text:h>
      <text:p text:style-name="P59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77">Představ si, že by na dotaz, co </text:span>zjistila<text:span text:style-name="T2577">, řekla: </text:span><text:span text:style-name="T1190">„Nic zajímavýho.“</text:span><text:span text:style-name="T2577"> Ostatní hráči by teď museli hrát s tím, že jejich postavy o skřetím táboru nevědí. To povede ke dvěma věcem:</text:span></text:p>
      <text:list xml:id="list3876797429" text:style-name="L57">
        <text:list-item>
          <text:p text:style-name="P1346">Až na <text:span text:style-name="T2180">tábor</text:span> ostatní postavy narazí, uvědomí si, že jim o něm Naria neřekla, a budou na ni po právu naštvané, protože to je docela důležitá informace.</text:p>
        </text:list-item>
        <text:list-item>
          <text:p text:style-name="P134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99">Dračák je kooperativní, družinová hra, takže by si vaše postavy měly věřit a měly by spolupracovat. <text:span text:style-name="T2576">Hrát tajnůstkářskou postavu sice může znít lákavě, ale není to moc dobrý nápad. Ostatní hráči si toho všimnou a zkazí to důvěru mezi postavami.</text:span> <text:span text:style-name="T2576">Tajemství stále mají ve hře své místo, ale měla by být společná – tedy něco, co vědí vaše postavy a tají to před okolním světem, nikoliv co si neříkají mezi sebou.</text:span></text:p>
      <text:h text:style-name="P1085" text:outline-level="2"><text:bookmark-start text:name="__RefHeading___Toc20192_1502512718"/><text:span text:style-name="T2185">Rozhodování</text:span> v roli a mimo ni<text:bookmark-end text:name="__RefHeading___Toc20192_1502512718"/></text:h>
      <text:p text:style-name="P600">Velká část tvých rozhodnutí <text:span text:style-name="T2183">bude</text:span> „v roli“ <text:span text:style-name="T2175">neboli „za postavu“</text:span>: Co <text:span text:style-name="T2184">tvoje postava udělá</text:span>, jak si poradí s nějakým problémem, jestli bude lhát nebo řekne pravdu atd. <text:span text:style-name="T217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208191157" text:style-name="L58">
        <text:list-item>
          <text:p text:style-name="P1348"><text:soft-page-break/>Kdykoliv děláš hráčské rozhodnutí „mimo roli“, mysli na to, že nehraješ jen proto, aby ses bavil sám, ale také abys bavil své spoluhráče.</text:p>
        </text:list-item>
      </text:list>
      <text:h text:style-name="P1084" text:outline-level="2"><text:bookmark-start text:name="__RefHeading___Toc12890_4230435934"/>Říkej rovnou, čeho se snažíš dosáhnout<text:bookmark-end text:name="__RefHeading___Toc12890_4230435934"/></text:h>
      <text:p text:style-name="P601">Mnoha nedorozuměním můžeš předejít, když nebudeš pouze popisovat, co děláš, ale řekneš také, čeho se tím snažíš dosáhnout. Představ si následující situaci:</text:p>
      <text:p text:style-name="P787">Příklad:</text:p>
      <text:p text:style-name="P950"><text:span text:style-name="T1666">Katka</text:span><text:span text:style-name="T1654">:</text:span> <text:span text:style-name="T1226">„V jedn</text:span><text:span text:style-name="T1336">é</text:span><text:span text:style-name="T1226"> z předchozích místností byla hromada dřeva. Nanosím ho sem.“</text:span></text:p>
      <text:p text:style-name="P950"><text:span text:style-name="T1646">Pán jeskyně:</text:span> <text:span text:style-name="T1226">„Jasně, není problém. Zabere to pár minut.“</text:span></text:p>
      <text:p text:style-name="P950"><text:span text:style-name="T1666">Katka</text:span><text:span text:style-name="T1654">:</text:span><text:span text:style-name="T1965"> </text:span><text:span text:style-name="T1264">„Zapálím ho.“</text:span></text:p>
      <text:p text:style-name="P950"><text:span text:style-name="T1654">Pán jeskyně:</text:span><text:span text:style-name="T1965"> </text:span><text:span text:style-name="T1264">„Hele, to asi nepůjde. </text:span><text:span text:style-name="T1274">T</text:span><text:span text:style-name="T1264">o dřevo tam prakticky leželo ve vodě. Je totálně nasákl</text:span><text:span text:style-name="T1336">é</text:span><text:span text:style-name="T1264"> a napůl shnil</text:span><text:span text:style-name="T1336">é</text:span><text:span text:style-name="T1264">.“</text:span></text:p>
      <text:p text:style-name="P602"><text:span text:style-name="T1273">Naria</text:span><text:span text:style-name="T1264"> by si určitě všimla, že nosí dřevo, které rozhodně nepůjde zapálit. Pán jeskyně ale nevěděl, že </text:span><text:span text:style-name="T1270">zrovna</text:span><text:span text:style-name="T1264"> </text:span><text:span text:style-name="T1270">to chce udělat</text:span><text:span text:style-name="T1264">, takže neměl důvod to </text:span><text:span text:style-name="T1273">Katce</text:span><text:span text:style-name="T1264"> říct. </text:span><text:span text:style-name="T1330">Kdyby rovnou řekla, co zamýšlí, proběhlo by to nějak takhle:</text:span></text:p>
      <text:p text:style-name="P789">Příklad:</text:p>
      <text:p text:style-name="P950"><text:span text:style-name="T1666">Katka</text:span><text:span text:style-name="T1654">:</text:span> <text:span text:style-name="T1226">„</text:span><text:span text:style-name="T1330">Potřebujeme pořádn</text:span><text:span text:style-name="T1337">ý</text:span><text:span text:style-name="T1330"> oheň. </text:span><text:span text:style-name="T1226">Nanosím sem </text:span><text:span text:style-name="T1330">tu hromadu dřeva, kterou jsi popsal v jedn</text:span><text:span text:style-name="T1337">é</text:span><text:span text:style-name="T1330"> z předchozích místností</text:span><text:span text:style-name="T1226">.“</text:span></text:p>
      <text:p text:style-name="P949"><text:span text:style-name="T1366">Pán jeskyně:</text:span><text:span text:style-name="T1264"> „</text:span><text:span text:style-name="T1330">To asi nebude fungovat</text:span><text:span text:style-name="T1264">. </text:span><text:span text:style-name="T1274">T</text:span><text:span text:style-name="T1264">o dřevo tam prakticky leželo ve vodě. Je totálně nasáklý a napůl shnilý.“</text:span></text:p>
      <text:p text:style-name="P603"><text:soft-page-break/><text:span text:style-name="T1265">V</text:span><text:span text:style-name="T1226">ýsledek je sice stejný, ale není potřeba vracet poněkud trapné nošení shnilého dřeva na podpal. Pán jeskyně navíc může rovnou navrhnout alternativu, pokud nějaká existuje. A mohou se k tomu také vyjádřit ostatní hráč</text:span><text:span text:style-name="T1331">i</text:span><text:span text:style-name="T1226">.</text:span></text:p>
      <text:p text:style-name="P789">Příklad:</text:p>
      <text:p text:style-name="P949"><text:span text:style-name="T1366">Pán jeskyně:</text:span><text:span text:style-name="T1264"> „</text:span><text:span text:style-name="T1330">V </text:span><text:span text:style-name="T1332">další</text:span><text:span text:style-name="T1330"> místnosti ale byly dřevěn</text:span><text:span text:style-name="T1337">é</text:span><text:span text:style-name="T1330"> postele. Ty sice budeš muset rozštípat, ale hořet budou dobře.“</text:span></text:p>
      <text:p text:style-name="P949"><text:span text:style-name="T1368">Pavel</text:span><text:span text:style-name="T1366">:</text:span><text:span text:style-name="T1330"> „Rozštípat je nebude problém, mám sekeru.“</text:span></text:p>
      <text:p text:style-name="P949"><text:span text:style-name="T1367">Katka</text:span><text:span text:style-name="T1366">:</text:span><text:span text:style-name="T1330"> „Fajn, tak zajd</text:span><text:span text:style-name="T1337">em</text:span><text:span text:style-name="T1330"> </text:span><text:span text:style-name="T1338">tam</text:span><text:span text:style-name="T1330">.“</text:span></text:p>
      <text:h text:style-name="P1086" text:outline-level="2"><text:bookmark-start text:name="__RefHeading___Toc15351_3133622682"/>Nevyřazuj se z děje<text:bookmark-end text:name="__RefHeading___Toc15351_3133622682"/></text:h>
      <text:p text:style-name="P789">Příklad:</text:p>
      <text:p text:style-name="P950"><text:span text:style-name="T1646">Jana:</text:span> „Půjdu se zeptat svého mistra, přidáte se?“</text:p>
      <text:p text:style-name="P950"><text:span text:style-name="T1646">Katka:</text:span> „Jasně!“</text:p>
      <text:p text:style-name="P950"><text:span text:style-name="T1646">Pavel:</text:span> „Já ne, s kouzelníkama nechci mít nic společn<text:span text:style-name="T2785">é</text:span>ho.“</text:p>
      <text:p text:style-name="P604">Pavel sice věrně hraje trpaslického válečníka, který nemá rád kouzla a magii, ale v tomhle případě to nebylo dobré rozhodnutí, protože <text:span text:style-name="T2701">díky němu</text:span> jeho postava nebude u důležitého rozhovoru. Pavel se tím odsoudil do role tichého pozorovatele a i kdyby ho napadlo něco podstatného, Gorondar to ostatním bude moci říct až později, když se zase někde setkají.</text:p>
      <text:h text:style-name="P1084" text:outline-level="2"><text:bookmark-start text:name="__RefHeading___Toc15353_3133622682"/><text:soft-page-break/>Nevyřazuj ostatní z děje<text:bookmark-end text:name="__RefHeading___Toc15353_3133622682"/></text:h>
      <text:p text:style-name="P605">To samé, co jsme si řekli v předchozím odstavci, platí i obráceně: Když by se Jana ostatních vůbec nezeptala, jestli chtějí jít s ní, a šla na schůzku sama, vyřadila by je tím z děje.<text:line-break/><text:tab/><text:span text:style-name="T2702">Kdykoliv tedy chceš něco udělat, řekni o tom ostatním a dej jim možnost se přidat</text:span><text:span text:style-name="T999">.</text:span></text:p>
      <text:h text:style-name="P1087" text:outline-level="2"><text:bookmark-start text:name="__RefHeading___Toc12894_4230435934"/>Stav svou postavu do nepříjemných situací<text:bookmark-end text:name="__RefHeading___Toc12894_4230435934"/></text:h>
      <text:p text:style-name="P789">Příklad:</text:p>
      <text:p text:style-name="P950"><text:span text:style-name="T1646">Pán jeskyně:</text:span> „Po dvou t<text:span text:style-name="T2785">ý</text:span>dnech plavby jste dorazili do <text:span text:style-name="T2703">přístavu.</text:span> Znáte tady někoho?“</text:p>
      <text:p text:style-name="P950"><text:span text:style-name="T1646">Jana:</text:span> „Když jsem <text:span text:style-name="T2703">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60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74">Proč to tedy dělá?</text:span></text:p>
      <text:list xml:id="list2197475400" text:style-name="L59">
        <text:list-item>
          <text:p text:style-name="P1349">Pomáhá tím Pánovi jeskyně s tvorbou děje. Zápletka se navíc bude osobně týkat jedné z postav, takže bude jasné, proč se tím družina zabývá.</text:p>
        </text:list-item>
        <text:list-item>
          <text:p text:style-name="P1349">Říká tím ostatním něco o své postavě: Kara se zřejmě občas sází a ne vždy se dokáže postavit svým problémům čelem.</text:p>
        </text:list-item>
        <text:list-item>
          <text:p text:style-name="P1349"><text:soft-page-break/>Umožní tím své postavě růst: Když se Kara do dluhu dostala, nedokázala si s ním poradit, teď už to třeba dokáže.</text:p>
        </text:list-item>
        <text:list-item>
          <text:p text:style-name="P1349">Stmelí tím družinu: <text:span text:style-name="T2704">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606">Povšimni si ale, že <text:span text:style-name="T2274">se jedná čistě o hráčské rozhodnutí, mimo roli. Když by se měla rozhodnout Kara (tedy postava), jestli chce dlužit spoustu peněz nějakému pochybnému kudůkovi, samozřejmě by s tím nesouhlasila.</text:span></text:p>
      <text:h text:style-name="P1088" text:outline-level="2"><text:bookmark-start text:name="__RefHeading___Toc15355_3133622682"/>Zapojuj do <text:span text:style-name="T2683">svých</text:span> problémů ostatní<text:bookmark-end text:name="__RefHeading___Toc15355_3133622682"/></text:h>
      <text:p text:style-name="P607">V předchozím příkladě je velice důležité, aby <text:span text:style-name="T2275">se</text:span> Kara ne<text:span text:style-name="T2275">snažila</text:span> sv<text:span text:style-name="T2275">ůj</text:span> <text:span text:style-name="T2275">dluh vyřešit sama</text:span>, ale <text:span text:style-name="T2705">aby</text:span> požádala o pomoc Nariu a Gorondara, <text:span text:style-name="T2276">nebo aby se alespoň nebránila, když jí sami pomoc nabídnou. Pokud by to neudělala, vyřadila by tím své spoluhráče z této zápletky a nijak by tím nepřispěla ke stmelení družiny a budování vzájemné důvěry a přátelství.</text:span></text:p>
      <text:h text:style-name="P1089" text:outline-level="2"><text:bookmark-start text:name="__RefHeading___Toc19880_998592596"/>Počítej s důsledky svých činů<text:bookmark-end text:name="__RefHeading___Toc19880_998592596"/></text:h>
      <text:p text:style-name="P608">To, že hraješ vymyšlenou postavu v imaginárním světě, ještě neznamená, že <text:span text:style-name="T2748">tvoje činy nebudou mít důsledky</text:span>. <text:span text:style-name="T2747">Když například zabiješ ctihodného měšťana, zřejmě to bude někdo vyšetřovat a pokud tě dopadnou, mohou tě odsoudit k smrti, nebo alespoň uvrhnout do </text:span><text:soft-page-break/><text:span text:style-name="T2747">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84" text:outline-level="2"><text:bookmark-start text:name="__RefHeading___Toc19882_998592596"/>Chovej se tak, abys chtěl <text:span text:style-name="T2732">se svou vlastní postavou</text:span> spolupracovat<text:bookmark-end text:name="__RefHeading___Toc19882_998592596"/></text:h>
      <text:p text:style-name="P609">Představ si, že se svými přáteli půjdeš do hospody, a jeden z nich vytáhne pistoli a všem na očích zastřelí číšníka. Chtěl bys s nějakým takovým dál kamarádit?<text:line-break/><text:tab/>Měj vždycky na paměti, že <text:span text:style-name="T2733">jsi</text:span> členem družiny. Aby to fungovalo, tak s tebou ostatní musí být ochotni spolupracovat. To, že je tvoje postava zloděj a vrah, není omluvou. Je sice v pořádku hrát <text:span text:style-name="T2734">někoho</text:span>, <text:span text:style-name="T2734">kdo</text:span> se chová jinak, než jak by ses choval sám, ale Dračák je kooperativní, družinová hra, takže vaše postavy musí být schopné a ochotné spolupracovat.</text:p>
      <text:h text:style-name="P1084" text:outline-level="2"><text:bookmark-start text:name="__RefHeading___Toc20194_1502512718"/>Uvažuj nahlas<text:bookmark-end text:name="__RefHeading___Toc20194_1502512718"/></text:h>
      <text:p text:style-name="P592"><text:span text:style-name="T2579">Přemýšlej</text:span> nahlas <text:span text:style-name="T2578">o tom, co se ve hře děje</text:span>. <text:span text:style-name="T2580">Nejlépe v roli, za postavu.</text:span></text:p>
      <text:p text:style-name="P789">Příklad:</text:p>
      <text:p text:style-name="P950"><text:span text:style-name="T1646">Pavel:</text:span> <text:span text:style-name="T1097">„Čekal bych, že touhle dobou už pomalu dorazí městská stráž.“</text:span></text:p>
      <text:p text:style-name="P950"><text:span text:style-name="T1646">Katka:</text:span><text:span text:style-name="T1849"> </text:span><text:span text:style-name="T1213">„Kolik myslíš, že jich bude?“</text:span></text:p>
      <text:p text:style-name="P950"><text:span text:style-name="T1363">Pavel:</text:span><text:span text:style-name="T1217"> „Posledně mě jich honilo deset. To ale bylo v nejlepší čtvrti</text:span><text:span text:style-name="T1097">, tady by je to nemuselo až tak trápit.“</text:span></text:p>
      <text:p text:style-name="P950"><text:span text:style-name="T1700">Jana</text:span><text:span text:style-name="T1646">:</text:span> <text:span text:style-name="T1097">„No jo, jenže my jsme za sebou nechali mrtvolu, nebyl čas </text:span><text:span text:style-name="T1191">se jí zbavit</text:span><text:span text:style-name="T1097">. Jestli to už někdo nahlásil, tak to nejspíš budou považovat za vraždu.“</text:span></text:p>
      <text:p text:style-name="P950"><text:soft-page-break/><text:span text:style-name="T1646">Pavel</text:span><text:span text:style-name="T1700">:</text:span><text:span text:style-name="T1215"> </text:span><text:span text:style-name="T1216">„Hmm, máš pravdu. Měli bychom rad</text:span><text:span text:style-name="T1218">ši</text:span><text:span text:style-name="T1216"> na čas zmizet, než se to tu trochu uklidní.“</text:span></text:p>
      <text:p text:style-name="P222"><text:span text:style-name="T2273">P</text:span>řemýšlet o všem nahlas a společně je snazší, protože si tím vzájemně nakopáváte fantasii. Současně tím ale také pomáháte Pánovi jeskyně – ten <text:span text:style-name="T2706">teď</text:span> díky <text:span text:style-name="T2706">tomuto</text:span> rozhovoru ví, že hráči <text:span text:style-name="T2707">počítají s tím</text:span>, že se po nich budou shánět stráže, a kolik <text:span text:style-name="T2707">očekávají, že jich</text:span> bude. To ho jednak nemuselo vůbec napadnout a navíc <text:span text:style-name="T258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90" text:outline-level="2"><text:bookmark-start text:name="__RefHeading___Toc15357_3133622682"/>Buď aktivní<text:bookmark-end text:name="__RefHeading___Toc15357_3133622682"/></text:h>
      <text:p text:style-name="P592"><text:span text:style-name="T2276">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73">Mně se nechce“. Už v kapitole </text:span><text:span text:style-name="T1678">Tvoje postava</text:span><text:span text:style-name="T2273"> </text:span><text:span text:style-name="T1522">&lt;ODKAZ&gt; </text:span><text:span text:style-name="T1000">jsme si</text:span><text:span text:style-name="T1522"> </text:span><text:span text:style-name="T1000">řekli, že by sis měl vytvořit aktivní postavu. </text:span><text:span text:style-name="T1001">Jen si ji vytvořit ale nestačí, je třeba ji tak také hrát.</text:span></text:p>
      <text:h text:style-name="P1084" text:outline-level="2"><text:bookmark-start text:name="__RefHeading___Toc15359_3133622682"/><text:span text:style-name="T2278">Když s něčím nesouhlasíš</text:span>, navrhni alternativu<text:bookmark-end text:name="__RefHeading___Toc15359_3133622682"/></text:h>
      <text:p text:style-name="P610">Když někdo z tvých spoluhráčů navrhne postup nebo plán, o kterém si myslíš, že nebude fungovat, nestačí říct, že s tím nesouhlasíš – snaž se vždycky navrhnout, jak by to fungovat mohlo, <text:span text:style-name="T2278">nebo jaké řešení by se ti líbilo víc</text:span>.</text:p>
      <text:p text:style-name="P789"><text:soft-page-break/>Přík<text:span text:style-name="T2711">l</text:span>ad:</text:p>
      <text:p text:style-name="P950"><text:span text:style-name="T1646">Pavel:</text:span> <text:span text:style-name="T1097">„</text:span><text:span text:style-name="T1170">Já bych se s tím kudůkem vůbec nemazlil. Prostě mu </text:span><text:span text:style-name="T1169">řekneme</text:span><text:span text:style-name="T1170">, že si s náma nemá zahrávat a když to nepochopí, tak mu to vysvětlíme ručně.</text:span><text:span text:style-name="T1097">“</text:span></text:p>
      <text:p text:style-name="P950"><text:span text:style-name="T1679">Jana</text:span><text:span text:style-name="T1646">:</text:span> <text:span text:style-name="T1097">„</text:span><text:span text:style-name="T1170">To se mi moc nelíbí. </text:span><text:span text:style-name="T1197">N</text:span><text:span text:style-name="T1171">a rozdíl od nás</text:span><text:span text:style-name="T1170"> se tady vyzná a kdo ví, jestli nemá podplacen</text:span><text:span text:style-name="T1202">é</text:span><text:span text:style-name="T1170"> místní stráže. Radši bych mu udělala to sam</text:span><text:span text:style-name="T1202">é</text:span><text:span text:style-name="T1170">, co udělal on mě – vsadila se s ním o něco, co nemůže vyhrát.“</text:span></text:p>
      <text:p text:style-name="P950"><text:span text:style-name="T1646">Pavel:</text:span> <text:span text:style-name="T1097">„</text:span><text:span text:style-name="T1169">To zní dobře. Je to starej podvodník, takže určitě přijme sázku, když si bude myslet, že je pro něj výhodná. Můžu se s ním navíc vsadit já nebo Naria, aby neměl podezření, že ho chceš oklamat kvůli star</text:span><text:span text:style-name="T1202">é</text:span><text:span text:style-name="T1169">mu dluhu.“</text:span></text:p>
      <text:p text:style-name="P950"><text:span text:style-name="T1356">Jana</text:span><text:span text:style-name="T1357">:</text:span><text:span text:style-name="T1169"> „</text:span><text:span text:style-name="T1174">Mohli bychom na to použít metamo</text:span><text:span text:style-name="T1198">r</text:span><text:span text:style-name="T1174">fózu. Když se například proměním v Gorondara, tak to bude vypadat, jako že je na dvou místech současně.“</text:span></text:p>
      <text:p text:style-name="P950"><text:span text:style-name="T1356">Pavel:</text:span><text:span text:style-name="T1174"> „A nebo že vypij</text:span><text:span text:style-name="T1175">u</text:span><text:span text:style-name="T1174"> mnohem víc, než by</text:span><text:span text:style-name="T1175">ch</text:span><text:span text:style-name="T1174"> měl vydržet...“</text:span></text:p>
      <text:h text:style-name="P1084" text:outline-level="2"><text:bookmark-start text:name="__RefHeading___Toc18403_2593964349"/><text:span text:style-name="T2327">Vyvaruj se m</text:span>imoherní<text:span text:style-name="T2327">ch</text:span> hláš<text:span text:style-name="T2327">ek</text:span><text:bookmark-end text:name="__RefHeading___Toc18403_2593964349"/></text:h>
      <text:p text:style-name="P592"><text:span text:style-name="T232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28">opravdu</text:span> může být zábavné, ale povede k tomu, že to nebude dobrá hra <text:span text:style-name="T232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84" text:outline-level="2"><text:bookmark-start text:name="__RefHeading___Toc20196_1502512718"/><text:soft-page-break/>Nezapomínej hrát roli<text:bookmark-end text:name="__RefHeading___Toc20196_1502512718"/></text:h>
      <text:p text:style-name="P611">Dračák není možné hrát neustále v roli. Občas <text:span text:style-name="T2708">je potřeba probrat, jak funguje nějaké pravidlo či schopnost, vyjasnit si, jak přesně vypadá místnost, nebo říct třeba: </text:span>„Pode<text:span text:style-name="T2683">j</text:span> mi, kostky, prosím“. To je <text:span text:style-name="T2708">samozřejmě</text:span> v pořádku. <text:span text:style-name="T2709">D</text:span>ávej si <text:span text:style-name="T2709">ale</text:span> pozor, ať nevypadáváš z role víc, než je nezbytně nutné.<text:line-break/><text:tab/>Když se například bavíte o tom, co udělat dál, nebo co by mohl znamenat tajemný nápis na zdi, není žádný důvod, proč byste nemohli <text:span text:style-name="T2710">mluvit v přímé řeči</text:span> za postavy.</text:p>
      <text:h text:style-name="P1084" text:outline-level="2"><text:bookmark-start text:name="__RefHeading___Toc19884_998592596"/>Vyprávěj příběh <text:span text:style-name="T2681">své postavy</text:span><text:bookmark-end text:name="__RefHeading___Toc19884_998592596"/></text:h>
      <text:p text:style-name="P612"><text:span text:style-name="T6">Za to, aby se příběh </text:span><text:span text:style-name="T107">t</text:span><text:span text:style-name="T6">vé postavy dostal do hry, jsi zodpovědný ty. </text:span><text:span text:style-name="T100">Pán jeskyně se ti bude snažit vyjít vstříc, ale vymýšlet </text:span><text:span text:style-name="T108">zápletk</text:span><text:span text:style-name="T109">y</text:span><text:span text:style-name="T100"> na míru </text:span><text:span text:style-name="T110">několika</text:span><text:span text:style-name="T100"> různým postavám, je velice obtížné. Ty, na rozdíl od něj, se staráš jen o jednu z nich. </text:span><text:span text:style-name="T106">Snaž se proto využívat</text:span><text:span text:style-name="T100"> příležitost</text:span><text:span text:style-name="T106">i</text:span><text:span text:style-name="T100"> k vyprávění o své postavě:</text:span></text:p>
      <text:list xml:id="list3901254384" text:style-name="L60">
        <text:list-item>
          <text:p text:style-name="P1350"><text:span text:style-name="T106">Když se to hodí, můžeš</text:span><text:span text:style-name="T100"> přímo v roli </text:span><text:span text:style-name="T106">vzpomínat</text:span><text:span text:style-name="T100">, co jsi kdysi zažil a viděl.</text:span></text:p>
        </text:list-item>
        <text:list-item>
          <text:p text:style-name="P1350"><text:span text:style-name="T106">Vkládej do hry místa, které s tvou postavou souvisí</text:span><text:span text:style-name="T100"> – </text:span><text:span text:style-name="T99">jako třeba když Jana při popisu </text:span><text:span text:style-name="T106">hlavního</text:span><text:span text:style-name="T99"> města zmínila univerzitu, kde Kara studovala</text:span><text:span text:style-name="T100">.</text:span></text:p>
        </text:list-item>
        <text:list-item>
          <text:p text:style-name="P1425">Vkládej do hry nehráčské postavy, které tvá postava zná, případně s nimi měla v minulosti co do činění.</text:p>
        </text:list-item>
      </text:list>
      <text:h text:style-name="P1012" text:outline-level="1"><text:bookmark-start text:name="__RefHeading___Toc12896_4230435934"/><text:span text:style-name="T2756">+</text:span>Hraní družiny<text:bookmark-end text:name="__RefHeading___Toc12896_4230435934"/></text:h>
      <text:p text:style-name="P613">V této kapitole si <text:span text:style-name="T2712">projdeme, jak fungovat jako družina a ne jako skupina jednotlivců.</text:span></text:p>
      <text:h text:style-name="P1084" text:outline-level="2"><text:bookmark-start text:name="__RefHeading___Toc12898_4230435934"/><text:span text:style-name="T2728">Určujte</text:span> si <text:span text:style-name="T2728">společné</text:span> cíle<text:bookmark-end text:name="__RefHeading___Toc12898_4230435934"/></text:h>
      <text:p text:style-name="P789">Příklad:</text:p>
      <text:p text:style-name="P950"><text:span text:style-name="T1646">Pavel:</text:span> <text:span text:style-name="T1097">„Rád bych si někdy </text:span><text:span text:style-name="T1172">pořídil</text:span><text:span text:style-name="T1097"> vlastní kovárnu. Když jde o zbraně, tak není nad trpaslickou práci.“</text:span></text:p>
      <text:p text:style-name="P950"><text:span text:style-name="T1646">Jana:</text:span> <text:span text:style-name="T1097">„Ty bys pořád jenom zbrojil. Měl bys taky někdy pěstit svého ducha.“</text:span></text:p>
      <text:p text:style-name="P950"><text:span text:style-name="T1646">Pavel:</text:span> <text:span text:style-name="T1097">„No jo, máš pravdu, proti duchům jsou potřeba kouzelný zbraně.“</text:span></text:p>
      <text:p text:style-name="P950"><text:span text:style-name="T1646">Jana:</text:span> <text:span text:style-name="T1097">„Mizero, takhle jsem to nemyslela.“</text:span></text:p>
      <text:p text:style-name="P950"><text:span text:style-name="T1646">Pavel:</text:span> <text:span text:style-name="T1097">„Já vím :</text:span><text:span text:style-name="T1523">)</text:span><text:span text:style-name="T1097">“</text:span></text:p>
      <text:p text:style-name="P950"><text:span text:style-name="T1646">Katka:</text:span> <text:span text:style-name="T1097">„</text:span><text:span text:style-name="T1523">Ale </text:span><text:span text:style-name="T522">víte, že to není vůbec špatn</text:span><text:span text:style-name="T550">ý</text:span><text:span text:style-name="T522"> nápad? </text:span><text:span text:style-name="T548">Mohli bychom založit novou osadu někde na kraji divočiny. Měli bychom pak základnu na naše výpravy a pom</text:span><text:span text:style-name="T549">á</text:span><text:span text:style-name="T548">h</text:span><text:span text:style-name="T549">a</text:span><text:span text:style-name="T548">li bychom osadníkům s obranou</text:span><text:span text:style-name="T1097">“.</text:span></text:p>
      <text:p text:style-name="P580">Kromě toho, že to za dobrý nápad považují postavy, je to také dobrý nápad <text:span text:style-name="T2713">pro hru</text:span>:</text:p>
      <text:list xml:id="list2925435836" text:style-name="L61">
        <text:list-item>
          <text:p text:style-name="P1351"><text:span text:style-name="T2713">Pomůže to</text:span> Pánovi jeskyně se směřováním příběhu <text:span text:style-name="T2713">a řekne mu to</text:span>, co <text:span text:style-name="T2724">si</text:span> má připravit.</text:p>
        </text:list-item>
        <text:list-item>
          <text:p text:style-name="P1351"><text:span text:style-name="T2713">Postavy tím z</text:span>ískají společný cíl, na jehož dosažení <text:span text:style-name="T2713">budou moci</text:span> pracovat.</text:p>
        </text:list-item>
        <text:list-item>
          <text:p text:style-name="P1351">Příběh se bude <text:span text:style-name="T2713">týkat něčeho, na čem postavám záleží</text:span>.</text:p>
        </text:list-item>
      </text:list>
      <text:h text:style-name="P1023" text:outline-level="3"><text:soft-page-break/>Pracujte na získání společné základny</text:h>
      <text:p text:style-name="P581"><text:span text:style-name="T2713">Určete</text:span> si za svůj cíl, pořídit si dům, tvrz, nebo třeba loď.</text:p>
      <text:list xml:id="list3390374219" text:style-name="L62">
        <text:list-item>
          <text:p text:style-name="P1354">Když budete něco vlastnit, bude vám na tom záležet a budete se také díky tomu zajímat o dění kolem.</text:p>
        </text:list-item>
        <text:list-item>
          <text:p text:style-name="P1352">Získáte tím důvod, proč potřebujete vydělat spoustu peněz. <text:span text:style-name="T2714">T</text:span>o může být dobrá motivace, proč se vydávat na nebezpečn<text:span text:style-name="T2714">é</text:span> výpravy za pokladem, nebo proč plnit náročné úkoly.</text:p>
        </text:list-item>
      </text:list>
      <text:p text:style-name="P580">Nemusí to ale být jen o penězích:</text:p>
      <text:list xml:id="list4124315891" text:style-name="L63">
        <text:list-item>
          <text:p text:style-name="P1353">Král nebo pán vašeho kraje vám může nabídnout kus země nebo malou tvrz výměnou za vaše služby.</text:p>
        </text:list-item>
        <text:list-item>
          <text:p text:style-name="P1353">Můžete třeba zajmout pirátskou loď a získat ji tak pro sebe.</text:p>
        </text:list-item>
      </text:list>
      <text:h text:style-name="P1022" text:outline-level="3">Staňte se součástí nějaké organizace</text:h>
      <text:p text:style-name="P582">Buďte součástí něčeho většího, než je vaše družina: žoldnéřské kumpanie, šlechtického panství, města a podobně.</text:p>
      <text:list xml:id="list1493908575" text:style-name="L64">
        <text:list-item>
          <text:p text:style-name="P1355">Problémy této organizace pak pro vás budou osobní a když ji někdo ohrozí, budete se tím chtít zabývat.</text:p>
        </text:list-item>
        <text:list-item>
          <text:p text:style-name="P1356"><text:span text:style-name="T2714">Budete moci postupovat v hierarchii této organizace</text:span> a získávat na důležitosti.</text:p>
        </text:list-item>
      </text:list>
      <text:p text:style-name="P583">Přestože se postavy v Dračáku obvykle přímo nezapojují do vysoké politiky, mohou se jí nepřímo účastnit v něčích službách.</text:p>
      <text:h text:style-name="P1091" text:outline-level="2"><text:bookmark-start text:name="__RefHeading___Toc15361_3133622682"/><text:soft-page-break/>Domluvte se <text:span text:style-name="T2283">na dělení pokladů</text:span><text:bookmark-end text:name="__RefHeading___Toc15361_3133622682"/></text:h>
      <text:p text:style-name="P614">Vaše postavy si dříve nebo později budou potřebovat rozdělit nalezené poklady. Něco budete moci prodat a utržený zisk <text:span text:style-name="T2284">rozdělit rovným dílem</text:span>, ale kouzelné předměty nejspíš budete chtít používat.<text:line-break/><text:tab/>Čím víc se vaše postavy budou znát a čím víc si budou důvěřovat, tím víc <text:span text:style-name="T2715">bude dávat</text:span> smysl, abyste získané předměty a poklady považoval<text:span text:style-name="T2285">y</text:span> za společné. Kouzelný meč by měl používat ten, komu se zrovna nejvíc hodí, raději než ten, kdo ho zrovna v podzemí našel, nebo kdo ho pro sebe urval.<text:line-break/><text:tab/><text:span text:style-name="T2284">Podobně není od věci mít aspoň část hotovosti společnou, abyste z ní mohli platit běžné výdaje a nemuseli se pokaždé dohadovat, kolik kdo přispěje.</text:span></text:p>
      <text:p text:style-name="P789">Příklad:</text:p>
      <text:p text:style-name="P950"><text:span text:style-name="T1680">Pavel:</text:span><text:span text:style-name="T1395"> </text:span><text:span text:style-name="T1214">„Z prodeje pokladů z poslední výpravy jsme vydělali 12 zlatých. Jak si je rozdělíme?“</text:span></text:p>
      <text:p text:style-name="P950"><text:span text:style-name="T1355">Katka:</text:span><text:span text:style-name="T1395"> </text:span><text:span text:style-name="T1214">„Já bych to klidně všechno nechala ve společn</text:span><text:span text:style-name="T1219">ý</text:span><text:span text:style-name="T1214"> pokladně.“</text:span></text:p>
      <text:p text:style-name="P950"><text:span text:style-name="T1355">Jana:</text:span><text:span text:style-name="T1395"> </text:span><text:span text:style-name="T1214">„Mně by se popravdě nějak</text:span><text:span text:style-name="T1219">ý</text:span><text:span text:style-name="T1214"> peníze hodily, aspoň zlaťák nebo dva.“</text:span></text:p>
      <text:p text:style-name="P950"><text:span text:style-name="T1355">Pavel:</text:span><text:span text:style-name="T1395"> </text:span><text:span text:style-name="T1214">„Takže každ</text:span><text:span text:style-name="T1220">ý</text:span><text:span text:style-name="T1214"> dostane dva zlat</text:span><text:span text:style-name="T1220">é</text:span><text:span text:style-name="T1214"> a zbyl</text:span><text:span text:style-name="T1220">ý</text:span><text:span text:style-name="T1214">ch šest nechám v banku. </text:span><text:span text:style-name="T1219">J</text:span><text:span text:style-name="T1214">ste pro?“</text:span></text:p>
      <text:h text:style-name="P1092" text:outline-level="2"><text:bookmark-start text:name="__RefHeading___Toc15363_3133622682"/>Rozhodování v družině<text:bookmark-end text:name="__RefHeading___Toc15363_3133622682"/></text:h>
      <text:p text:style-name="P584">Většina družin nemá problém se na něčem domluvit. Když se vám to <text:span text:style-name="T2725">ale</text:span> stávat bude, <text:span text:style-name="T2716">měli byste</text:span> se dohodnout, jakým způsobem budete společně rozhodovat, a pak se toho držet. Rozumné možnosti jsou:</text:p>
      <text:list xml:id="list3970952898" text:style-name="L65">
        <text:list-item>
          <text:p text:style-name="P1357"><text:span text:style-name="T2718">Necháte rozhodovat </text:span>vůdce nebo velitele, <text:span text:style-name="T2717">kterého si zvolíte</text:span>.</text:p>
        </text:list-item>
        <text:list-item>
          <text:p text:style-name="P1357"><text:soft-page-break/><text:span text:style-name="T2718">O důležitých věcech budete hlasovat. V</text:span> případě rovnosti hlasů může rozhodovat <text:span text:style-name="T2718">los nebo</text:span> vůdce družiny<text:span text:style-name="T2717">.</text:span></text:p>
        </text:list-item>
        <text:list-item>
          <text:p text:style-name="P1358"><text:span text:style-name="T2718">Méně důležité věci, jako</text:span> třeba kdo bude mít hlídku, nebo kdo bude vařit, <text:span text:style-name="T2718">můžete rozhodovat losem.</text:span></text:p>
        </text:list-item>
      </text:list>
      <text:p text:style-name="P615">Týká se to <text:span text:style-name="T2719">jen</text:span> rozhodování postav v družině. O domluvě mezi hráči pojednává kapitola <text:span text:style-name="T1646">Rozhodování a řešení sporů</text:span> <text:span text:style-name="T1509">&lt;</text:span><text:span text:style-name="T472">ODKAZ</text:span><text:span text:style-name="T1509">&gt;.</text:span></text:p>
      <text:h text:style-name="P1084" text:outline-level="2"><text:bookmark-start text:name="__RefHeading___Toc19886_998592596"/>Budujte si pověst<text:bookmark-end text:name="__RefHeading___Toc19886_998592596"/></text:h>
      <text:p text:style-name="P592"><text:span text:style-name="T2730">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31"><text:line-break/><text:tab/>Jakou pověst si vybudujete, je na vás. Ačkoliv se ale v zásadě dá hrát i družina vyvrhelů, obvyklé je hrát kladné hrdiny, kteří lidem pomáhají a brání je před nebezpečím.</text:span></text:p>
      <text:h text:style-name="P1012" text:outline-level="1"><text:bookmark-start text:name="__RefHeading___Toc19888_998592596"/><text:span text:style-name="T2756">+</text:span>Plánování<text:bookmark-end text:name="__RefHeading___Toc19888_998592596"/></text:h>
      <text:p text:style-name="P616">Občas se vám může stát, že dostanete úkol, nebo si zvolíte cíl, <text:span text:style-name="T2729">u kterého</text:span> bude potřeba vymyslet a naplánovat, jak to uděláte. <text:span text:style-name="T2729">V této kapitole se podíváme na to, jaká úskalí při plánování hrozí a jak se s nimi můžete vypořádat.</text:span></text:p>
      <text:h text:style-name="P1093" text:outline-level="2"><text:bookmark-start text:name="__RefHeading___Toc19890_998592596"/>Držte se toho, co si Pán jeskyně připravil<text:bookmark-end text:name="__RefHeading___Toc19890_998592596"/></text:h>
      <text:p text:style-name="P617">Jestli si Pán jeskyně bude dělat přípravu a jak bude podrobná, je na něm – každému vyhovuje trochu jiný přístup. Pokud ale nějakou udělá, měli byste to respektovat a nepouštět se někam, kde to připravené nemá.</text:p>
      <text:p text:style-name="P789">Příklad:</text:p>
      <text:p text:style-name="P950">Pán jeskyně nakreslil mapu království a vymyslel spoustu zápletek, které se v něm mohou dít. Hráči se následně rozhodnou, že nasednou na loď a odplují někam úplně jinam.</text:p>
      <text:p text:style-name="P617"><text:span text:style-name="T2315">N</text:span>emusí <text:span text:style-name="T2315">to vždycky</text:span> být úplně špatně – postavy se nejspíš časem vrátí, takže <text:span text:style-name="T2315">na to, co je připravené, může stejně dojít</text:span>. Ne každý Pán jeskyně se ale cítí dobře, když má celou hru improvizovat. Proto se v takovém případě nedivte, když vám řekne něco jako:</text:p>
      <text:p text:style-name="P788">Příklad:</text:p>
      <text:p text:style-name="P950"><text:span text:style-name="T1646">Pán jeskyně:</text:span> „Nezlobte se, ale tam nemám vůbec nic připraven<text:span text:style-name="T2785">é</text:span>ho. Jestli se tam opravdu chcete vydat, tak něco vymyslím, ale bude mi to chvíli trvat.“</text:p>
      <text:p text:style-name="P618"><text:soft-page-break/>Tohle je také jeden z důvodů, proč je dobré, abyste se průběžně bavili o svých plánech a cílích – Pán jeskyně pak bude dopředu vědět, co si má připrav<text:span text:style-name="T2715">i</text:span>t.<text:line-break/><text:tab/><text:span text:style-name="T2315">Pokud </text:span>hrajete převážně improvizovanou hru<text:span text:style-name="T2315">, tak samozřejmě tohle omezení neplatí a můžete opravdu dělat cokoliv, co dává smysl.</text:span></text:p>
      <text:h text:style-name="P1084" text:outline-level="2"><text:bookmark-start text:name="__RefHeading___Toc15365_3133622682"/>Ne<text:span text:style-name="T2277">bojte se jednat, i když nemáte perfektní plán</text:span><text:bookmark-end text:name="__RefHeading___Toc15365_3133622682"/></text:h>
      <text:p text:style-name="P619">Vymyslet dokonalý plán je obtížné, zabere to spoustu času a zdaleka ne všechny hráče to baví. <text:span text:style-name="T2279">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84" text:outline-level="2"><text:bookmark-start text:name="__RefHeading___Toc15367_3133622682"/><text:soft-page-break/>Nepromýš<text:span text:style-name="T2726">lejte</text:span> všechny možnosti<text:bookmark-end text:name="__RefHeading___Toc15367_3133622682"/></text:h>
      <text:p text:style-name="P620">Plánování je tím obtížnější, čím více různých variant je třeba promyslet. Když se tedy pro jednu z nich rozhodnete a pustíte se do její realizace, přestože <text:span text:style-name="T2726">ještě</text:span> nemáte jasno, jak přesně ji provedete, výrazně si to tím usnadníte.<text:line-break/><text:tab/><text:span text:style-name="T2282">Ř</text:span>ešte problémy až ve chvíli, kdy nastanou. Je to mnohem jednodušší a <text:span text:style-name="T2281">ve výsledku</text:span> také zábavnější, <text:span text:style-name="T2280">jak jsme si ukázali v minulém odstavci na příkladu s dokonalým plánem.</text:span></text:p>
      <text:h text:style-name="P1084" text:outline-level="2"><text:bookmark-start text:name="__RefHeading___Toc15369_3133622682"/>Postavy nemají mobily<text:bookmark-end text:name="__RefHeading___Toc15369_3133622682"/></text:h>
      <text:p text:style-name="P621">Občas se budete muset rozdělit. <text:span text:style-name="T2720">V</text:span> tom případě je důležité domluvit <text:span text:style-name="T2720">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21">určitě</text:span> nezapomněly. Také není od věci mít nějaké obvyklé místo, kde se nejčastěji scházíte, případně se připravit na nečekaný vývoj událostí.</text:p>
      <text:p text:style-name="P789">Příklad:</text:p>
      <text:p text:style-name="P950"><text:span text:style-name="T1646">Katka:</text:span> <text:span text:style-name="T1097">„Kdybychom se náhodou po cestě rozdělili, sejdeme se v hlavním městě, stejně se tam potřebujeme dostat.“</text:span></text:p>
      <text:p text:style-name="P950"><text:span text:style-name="T1646">Jana:</text:span> <text:span text:style-name="T1097">„</text:span><text:span text:style-name="T1173">Dobře. U hliněného džbánu, jako obvykle.</text:span><text:span text:style-name="T1097">“</text:span></text:p>
      <text:h text:style-name="P1084" text:outline-level="2"><text:bookmark-start text:name="__RefHeading___Toc15371_3133622682"/>Nechte plánovat jen postavy<text:bookmark-end text:name="__RefHeading___Toc15371_3133622682"/></text:h>
      <text:p text:style-name="P622">Zde si představíme techniku, kterou můžete použít, pokud si chcete užít hru, kde postavy vytváří <text:span text:style-name="T2289">a následně realizují</text:span> promyšlené plány, aniž byste <text:span text:style-name="T2289">ale</text:span> sami museli strávit dlouhé hodiny <text:span text:style-name="T2722">jejich vymýšlením</text:span>.</text:p>
      <text:list xml:id="list901031572" text:style-name="L66">
        <text:list-item>
          <text:p text:style-name="P1359"><text:soft-page-break/>Vymyslete, co chcete udělat, ale neřešte, jak přesně to uděláte.</text:p>
        </text:list-item>
        <text:list-item>
          <text:p text:style-name="P1359">Řekněte, jak dlouho vaše postavy plánují a připravují akci.</text:p>
        </text:list-item>
        <text:list-item>
          <text:p text:style-name="P1360">Začněte odehrávat, jak postavy plán realizují.</text:p>
        </text:list-item>
        <text:list-item>
          <text:p text:style-name="P1359"><text:span text:style-name="T2723">Za běhu z</text:span>pětně domýšlejte, co vlastně <text:span text:style-name="T2723">v tom plánu bylo</text:span>.</text:p>
        </text:list-item>
      </text:list>
      <text:p text:style-name="P789">Příklad:</text:p>
      <text:p text:style-name="P950">Postavy <text:span text:style-name="T2288">chtějí</text:span> s kudůkem Balrenem uzavř<text:span text:style-name="T2288">ít</text:span> sázku, kterou nebude moci vyhrát. <text:span text:style-name="T2286">Hráče napadlo, že k tomu využijí kouzlo </text:span><text:span text:style-name="T1175">metamorfóza</text:span><text:span text:style-name="T2286">, díky kterému se Kara promění v Gorondara.</text:span></text:p>
      <text:p text:style-name="P950"><text:span text:style-name="T1646">Pavel:</text:span> „Zbytek odpoledne strávíme plánováním, večer se na to vyrhneme.“</text:p>
      <text:p text:style-name="P950"><text:span text:style-name="T1646">Pán jeskyně:</text:span> „Dobře. Kde začnete?“</text:p>
      <text:p text:style-name="P950"><text:span text:style-name="T1646">Pavel:</text:span> „Zajdu za ním do hospody, kde obvykle vysedává.“</text:p>
      <text:p text:style-name="P950"><text:span text:style-name="T1646">Pán jeskyně:</text:span> „Je to obyčejná přístavní putyka. Balren sedí u velk<text:span text:style-name="T2785">é</text:span>ho stolu, spolu s ním tam jsou dva trpaslíci a jeden barbar.“</text:p>
      <text:p text:style-name="P950"><text:span text:style-name="T1646">Pavel:</text:span> „Jdu přímo k nim. Řeknu: ‚<text:span text:style-name="T1097">Prej tady je někdo, koho nejde přechlastat. Vsadím boty, že na mě nemá!‘</text:span>“</text:p>
      <text:p text:style-name="P950"><text:span text:style-name="T1646">Pán jeskyně:</text:span> „Balren se na tebe otočí a s lišáckým úsměvem říká: <text:span text:style-name="T1097">‚Možná je, možná taky není. O tvoje smradlavý boty tady ale nikdo nestojí. Nic lepšího nenabídneš?‘</text:span>“</text:p>
      <text:p text:style-name="P950"><text:span text:style-name="T1646">Pavel:</text:span> <text:span text:style-name="T1097">„Ha! Proti takovýmu skrčkovi vsadím klidně deset zlatejch!“</text:span></text:p>
      <text:p text:style-name="P950"><text:span text:style-name="T1646">Pán jeskyně:</text:span> „‚<text:span text:style-name="T1097">Platí!‘</text:span> říká Balren a nastavuje ruku, abyste si plácnuli.“</text:p>
      <text:p text:style-name="P950"><text:span text:style-name="T1646">Pavel:</text:span> „<text:span text:style-name="T2287">Jdu do toho.</text:span>“</text:p>
      <text:p text:style-name="P950"><text:span text:style-name="T1646">Pán jeskyně:</text:span> „<text:span text:style-name="T2287">Kudůkův úsměv se ještě víc rozšířil a říká: ‚</text:span><text:span text:style-name="T1176">Ten skrček sedí tady vedle,‘</text:span><text:span text:style-name="T2287"> a ukazuje na </text:span>mohutn<text:span text:style-name="T1094">é</text:span>ho<text:span text:style-name="T2287"> barbara. Celej stůj se rozchechtal.“</text:span></text:p>
      <text:p text:style-name="P950"><text:span text:style-name="T1681">Pavel:</text:span><text:span text:style-name="T2287"> </text:span><text:span text:style-name="T1176">„A sakra!“</text:span></text:p>
      <text:p text:style-name="P950"><text:soft-page-break/><text:span text:style-name="T1681">Pán jeskyně:</text:span><text:span text:style-name="T2287"> </text:span><text:span text:style-name="T1176">„Teď už z toho nevycouváš, hochu, sázka je sázka!“</text:span></text:p>
      <text:p text:style-name="P950"><text:span text:style-name="T1646">Katka:</text:span> „Fajn, máme je tam, kde jsme je chtěli mít. Napadlo mě ale, že oni určitě taky budou chtít podvádět.“</text:p>
      <text:p text:style-name="P950"><text:span text:style-name="T1646">Pavel:</text:span> „To je fakt, na to jsme se určitě připravili. A dokonce vím jak. Řeknu kudůkovi: ‚<text:span text:style-name="T1524">M</text:span><text:span text:style-name="T1097">áš pravdu, už jsme si plácli. Ale v tom případě nebudeme chlastat místní chcánky, ale pořádnej trpasličí špiritus!‘</text:span> a vytáhnu lahev, kterou jsem si kvůli tomu vzal.“</text:p>
      <text:p text:style-name="P950"><text:span text:style-name="T1681">Pán jeskyně:</text:span><text:span text:style-name="T2287"> „Jasně, tu jsi určitě zvládl někde koupit. Kudůkovi trochu poklesly koutky, ale nakonec kývnul. Jak chcete využít tu metamorfózu?“</text:span></text:p>
      <text:p text:style-name="P950"><text:span text:style-name="T1646">Jana:</text:span> „Potřebujeme se někde vyměnit. Asi na záchodě, to by nemuselo bejt nápadný.“</text:p>
      <text:p text:style-name="P950"><text:span text:style-name="T1681">Pán jeskyně:</text:span><text:span text:style-name="T2287"> „Dobře, to </text:span><text:span text:style-name="T1541">js</text:span><text:span text:style-name="T1542">t</text:span><text:span text:style-name="T1541">e</text:span><text:span text:style-name="T2287"> si taky domluvili předem. Jano, Kara tam teda už vysedává?“</text:span></text:p>
      <text:p text:style-name="P950"><text:span text:style-name="T1646">Jana:</text:span> „Jojo, přesně tak.“</text:p>
      <text:p text:style-name="P950"><text:span text:style-name="T1681">Pán jeskyně:</text:span><text:span text:style-name="T2287"> „Dobrá, vrátíme se teda k soutěži. Barbar asi opravdu vydrží hodně, několik rund na něm není vůbec znát.“</text:span></text:p>
      <text:p text:style-name="P950"><text:span text:style-name="T1646">Pavel:</text:span> „Ještě jich pár dáme. Pak bouchnu do stolu a řeknu: ‚<text:span text:style-name="T1097">Ha, tohle začíná bejt zajímavý. Radši se na to skočím vyprázdnit, dokud ještě vidím na cestu!‘</text:span>“</text:p>
      <text:p text:style-name="P950"><text:span text:style-name="T1358">Pán jeskyně:</text:span><text:span text:style-name="T1300"> „‚</text:span><text:span text:style-name="T1176">Ne, že tam budeš dávit!‘</text:span><text:span text:style-name="T2287">, říká kudůk.“</text:span></text:p>
      <text:p text:style-name="P950"><text:span text:style-name="T1359">Pavel:</text:span><text:span text:style-name="T1301"> </text:span><text:span text:style-name="T1097">„Neměj strachu, hned jsem zpátky.“</text:span></text:p>
      <text:p text:style-name="P592"><text:span text:style-name="T1543">V </text:span><text:span text:style-name="T1091">plánu mohou být jen věci, které postavy mohly</text:span><text:span text:style-name="T2740"> stihnout za dobu, kterou strávily přípravou a plánováním. Gorondar například určitě mohl za odpoledne koupit láhev trpasličího špiritusu, ale nestihl by třeba sehnat něco, co se prodává jen v sousedním městě.</text:span></text:p>
      <text:h text:style-name="P1013" text:outline-level="1"><text:bookmark-start text:name="__RefHeading___Toc19892_998592596"/>+Organizace hraní<text:bookmark-end text:name="__RefHeading___Toc19892_998592596"/></text:h>
      <text:p text:style-name="P685">Ať už si chceš Dračák jen vyzkoušet, nebo ho hrát dlouhodobě, <text:span text:style-name="T2805">budeš na to potřebovat čas, spoluhráče a k tomu buď místo, kde budete hrát, nebo <text:s/>připojení k internetu a aplikaci na hlasovou komunikaci, případně na sdílení materiálů ke hře.</text:span></text:p>
      <text:h text:style-name="P1084" text:outline-level="2"><text:bookmark-start text:name="__RefHeading___Toc20007_1586965872"/><text:span text:style-name="T2804">+</text:span>Hledání spoluhráčů<text:bookmark-end text:name="__RefHeading___Toc20007_1586965872"/></text:h>
      <text:p text:style-name="P588">Prvním a nejdůležitějším úkolem na tvé cestě za dobrodružstvím je, najít si spoluhráče.</text:p>
      <text:list xml:id="list4206040245" text:style-name="L67">
        <text:list-item>
          <text:p text:style-name="P1361">Nejjednodušším způsob, jak si vyzkoušet Dračák nebo i jiná RPČka, jsou cony a jiné herní akce. Tam také potkáš spoustu aktivních hráčů a můžeš se s nimi rovnou domluvit na dlouhodobějším hraní.</text:p>
        </text:list-item>
      </text:list>
      <text:list xml:id="list1576765054" text:style-name="L68">
        <text:list-item>
          <text:p text:style-name="P1362">Můžeš <text:span text:style-name="T2746">také</text:span> oslovit své známé, <text:span text:style-name="T2749">příbuzné,</text:span> kamarády, spolužáky a podobně. Možná tě překvapí tím, že RPGčka znají, <text:span text:style-name="T2741">nebo dokonce i hrají</text:span>. <text:span text:style-name="T2741">Pokud ne, máš skvělou příležitost je to naučit.</text:span></text:p>
        </text:list-item>
        <text:list-item>
          <text:p text:style-name="P1362">Dobré místo ke shánění hráčů jsou také <text:span text:style-name="T2741">internetové</text:span> diskusní servery. Některé přijímají nové uživatele jen na pozvání, ale na většinu se můžeš zaregistrovat a rovnou napsat inzerát. </text:p>
        </text:list-item>
      </text:list>
      <text:list xml:id="list431338107" text:style-name="L69">
        <text:list-item>
          <text:p text:style-name="P1363">Když někam píšeš bez přihlášení, případně pokud nechceš lovit odpovědi po různých diskusních fórech, nezapomeň na sebe <text:span text:style-name="T2750">vždy</text:span> uvést kontakt.</text:p>
        </text:list-item>
      </text:list>
      <text:p text:style-name="P623"><text:soft-page-break/>Buď trpělivý a občas se připomeň. <text:span text:style-name="T2742">N</text:span>ež se v nějaké skupině uvolní místo, nebo než se poskládá dost hráčů na novou, <text:span text:style-name="T2742">m</text:span>ůže trvat i několik týdnů nebo měsíců. Obsadí ho pak obvykle ten, kdo se o něj aktivně zajímá.</text:p>
      <text:h text:style-name="P1084" text:outline-level="2"><text:bookmark-start text:name="__RefHeading___Toc20200_1502512718"/><text:span text:style-name="T2804">+</text:span>Zakládání <text:span text:style-name="T2738">nové</text:span> skupiny<text:bookmark-end text:name="__RefHeading___Toc20200_1502512718"/></text:h>
      <text:p text:style-name="P585">Zakládání nové skupiny se rozhodně neboj, <text:span text:style-name="T2736">není to nic těžkého. V případném inzerátu je dobré zmínit:</text:span></text:p>
      <text:list xml:id="list192655440956750" text:continue-numbering="true" text:style-name="L69">
        <text:list-item>
          <text:p text:style-name="P1364"><text:span text:style-name="T2739">K</text:span>de bys chtěl hrát, jak často, jaké by ti vyhovovaly herní dny <text:span text:style-name="T2737">a jestli jsi ochoten hrát i po netu</text:span>.</text:p>
        </text:list-item>
        <text:list-item>
          <text:p text:style-name="P1365"><text:span text:style-name="T2739">J</text:span>estli hledá<text:span text:style-name="T2736">š</text:span> Pána jeskyně, nebo už ho má<text:span text:style-name="T2736">š, případně chceš hru vést sám</text:span>.</text:p>
        </text:list-item>
        <text:list-item>
          <text:p text:style-name="P1367">Pokud už máš připravený svět nebo <text:span text:style-name="T2743">dokonce i</text:span> zápletku, stručně <text:span text:style-name="T2743">t</text:span>o popiš. Nesepisuj <text:span text:style-name="T2739">ale</text:span> romány. <text:span text:style-name="T2739">P</text:span>okud to hráče bude zajímat, sami se tě zeptají na podrobnosti.</text:p>
        </text:list-item>
      </text:list>
      <text:p text:style-name="P586">Úplně nejdůležitější a vlastně jediné podstatné je, shodnout se na místě (případně na hraní po netu) a čase. Všechno ostatní můžete domluvit na prvním setkání.</text:p>
      <text:h text:style-name="P1084" text:outline-level="2"><text:bookmark-start text:name="__RefHeading___Toc19894_998592596"/><text:span text:style-name="T2804">+</text:span>Hledání skupiny<text:bookmark-end text:name="__RefHeading___Toc19894_998592596"/></text:h>
      <text:p text:style-name="P624">Při hledání skupiny nezapomeň zmínit, jakou hru chceš hrát. Stolních RPGček je hodně, takže se ti mohou ozvat <text:span text:style-name="T2751">i</text:span> hráči nebo skupiny, které nehrají Dračák, <text:span text:style-name="T2751">ale nějakou jinou hru</text:span>. V tom případně je samozřejmě na tobě, jestli <text:span text:style-name="T2751">ji</text:span> budeš chtít vyzkoušet. Každé RPGčko se hraje jinak a <text:span text:style-name="T2751">hodně také </text:span>záleží na zkušenostech hráčů, takže pokud by tě náhodou <text:span text:style-name="T2751">první</text:span> hra nebavila, nelámej hned hůl a zkus ještě nějakou jinou.</text:p>
      <text:h text:style-name="P1084" text:outline-level="2"><text:bookmark-start text:name="__RefHeading___Toc20202_1502512718"/><text:soft-page-break/><text:span text:style-name="T2804">+</text:span>Shánění <text:span text:style-name="T2745">hráčů do rozjeté hry</text:span><text:bookmark-end text:name="__RefHeading___Toc20202_1502512718"/></text:h>
      <text:p text:style-name="P587"><text:span text:style-name="T2752">Při shánění nových hráčů do rozehrané hry je</text:span> dobré zmínit:</text:p>
      <text:list xml:id="list178857757" text:style-name="L70">
        <text:list-item>
          <text:p text:style-name="P1368"><text:span text:style-name="T2744">K</text:span>de, <text:span text:style-name="T2735">kdy a jak často</text:span> se scházíte.</text:p>
        </text:list-item>
        <text:list-item>
          <text:p text:style-name="P1369">Jaké nástroje a programy používáte, pokud hrajete po netu.</text:p>
        </text:list-item>
      </text:list>
      <text:list xml:id="list4093904030" text:style-name="L71">
        <text:list-item>
          <text:p text:style-name="P1370">V jakém světě hrajete a v čem se případně vaše hra liší od Dračáku, jak je popsaný v pravidlech.</text:p>
        </text:list-item>
        <text:list-item>
          <text:p text:style-name="P1370">Jestli hrajete s příběhovou imunitou nebo bez ní.</text:p>
        </text:list-item>
        <text:list-item>
          <text:p text:style-name="P1366"><text:span text:style-name="T2744">Zda</text:span> hledáte spíš aktivní hráče, kteří si budou sami určovat cíle pro své postavy, nebo zda příběh spíš směřuje Pán jeskyně a hráči by se jej měli držet.</text:p>
        </text:list-item>
      </text:list>
      <text:h text:style-name="P1084" text:outline-level="2"><text:bookmark-start text:name="__RefHeading___Toc20204_1502512718"/><text:span text:style-name="T2804">+</text:span>Zapojení nového hráče<text:bookmark-end text:name="__RefHeading___Toc20204_1502512718"/></text:h>
      <text:p text:style-name="P589">Když se do vaší rozehrané hry přidá nový hráč, je třeba začlenit jeho postavu do hry a do příběhu. Zde je <text:span text:style-name="T2191">pár tipů</text:span>, jak na to:</text:p>
      <text:list xml:id="list2780501145" text:style-name="L72">
        <text:list-item>
          <text:p text:style-name="P1371">Můžete mu nabídnout, aby převzal nějakou nehráčskou postavu. Výhodou je, že <text:span text:style-name="T2751">pak</text:span> bude rovnou zapojen do děje. Budete mu ale muset říct, co <text:span text:style-name="T2751">je</text:span> <text:span text:style-name="T2751">zač a co všechno</text:span> ví.</text:p>
        </text:list-item>
        <text:list-item>
          <text:p text:style-name="P137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9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84" text:outline-level="2"><text:bookmark-start text:name="__RefHeading___Toc20206_1502512718"/><text:span text:style-name="T2804">+</text:span>Domlouvání hr<text:span text:style-name="T2803">y</text:span><text:bookmark-end text:name="__RefHeading___Toc20206_1502512718"/></text:h>
      <text:p text:style-name="P59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686345150" text:style-name="L73">
        <text:list-item>
          <text:p text:style-name="P1373">Pokud nemůžeš nebo nechceš na hru dorazit, řekni to ostatním co nejdřív, ať si mohou udělat jiné plány.</text:p>
        </text:list-item>
        <text:list-item>
          <text:p text:style-name="P1373">Dejte vždycky všem hráčům vědět, že je hra zrušená, ať se na n<text:span text:style-name="T2753">i</text:span> někdo netrmácí zbytečně.</text:p>
        </text:list-item>
        <text:list-item>
          <text:p text:style-name="P1374">Když máš špatnou náladu, jsi naštvaný, nebo máš zrovna jiné starosti, je lepší se omluvit a hru vynechat.</text:p>
        </text:list-item>
      </text:list>
      <text:h text:style-name="Heading_20_1" text:outline-level="1">Herní postupy</text:h>
      <text:p text:style-name="P687">V této kapitole si projdeme nejčastější situace, na které při hře narazíte, a řekneme si, jak je odehrát, na co si při tom dát pozor a jak určit výsledek.</text:p>
      <text:h text:style-name="P1068" text:outline-level="2"><text:bookmark-start text:name="__RefHeading___Toc12834_4230435934"/><text:span text:style-name="T2792">+</text:span>Náhodný hod<text:bookmark-end text:name="__RefHeading___Toc12834_4230435934"/></text:h>
      <text:p text:style-name="P569"><text:span text:style-name="T472">Náhodný hod </text:span><text:span text:style-name="T924">může</text:span><text:span text:style-name="T981">te</text:span><text:span text:style-name="T925"> </text:span><text:span text:style-name="T924">použít, když chce</text:span><text:span text:style-name="T981">te</text:span><text:span text:style-name="T472"> </text:span><text:span text:style-name="T926">nestranně</text:span><text:span text:style-name="T472"> rozhodnout něco, co nezávisí na schopnostech postav. </text:span><text:span text:style-name="T929">Hází se k6 a</text:span><text:span text:style-name="T927"> </text:span><text:span text:style-name="T981">před hodem je vždycky třeba určit</text:span><text:span text:style-name="T927">, co budou znamenat jednotlivé výsledky.</text:span></text:p>
      <text:p text:style-name="P784"><text:span text:style-name="T927">P</text:span><text:span text:style-name="T472">říklad:</text:span></text:p>
      <text:p text:style-name="P947"><text:span text:style-name="T650">Jana</text:span><text:span text:style-name="T648">:</text:span><text:span text:style-name="T923"> </text:span><text:span text:style-name="T472">„Jak</text:span><text:span text:style-name="T1092">é</text:span><text:span text:style-name="T472"> je zrovna počasí?“<text:line-break/></text:span><text:span text:style-name="T648">P</text:span><text:span text:style-name="T649">án jeskyně</text:span><text:span text:style-name="T648">:</text:span><text:span text:style-name="T923"> </text:span><text:span text:style-name="T472">„</text:span><text:span text:style-name="T928">Nevím, hodím</text:span><text:span text:style-name="T982">e</text:span><text:span text:style-name="T928"> si. </text:span><text:span text:style-name="T472">Jednička – je krásně, šestka – je bouřka.“</text:span></text:p>
      <text:p text:style-name="P940"><text:span text:style-name="T37">Pavel</text:span><text:span text:style-name="T35">:</text:span><text:span text:style-name="T38"> </text:span><text:span text:style-name="T39">„</text:span><text:span text:style-name="T38">Je v t</text:span><text:span text:style-name="T135">é</text:span><text:span text:style-name="T38">hle vesnici zbrojíř?“<text:line-break/></text:span><text:span text:style-name="T35">P</text:span><text:span text:style-name="T36">án jeskyně</text:span><text:span text:style-name="T35">:</text:span><text:span text:style-name="T38"> „To není moc pravděpodobn</text:span><text:span text:style-name="T135">é</text:span><text:span text:style-name="T38"> – jedna z šesti.“</text:span></text:p>
      <text:p text:style-name="P570"><text:span text:style-name="T38">D</text:span><text:span text:style-name="T6">ejte si ale pozor, ať neházíte na věci, které vás ve skutečnosti nezajímají. Ve druhém </text:span><text:span text:style-name="T137">příkladě</text:span><text:span text:style-name="T6"> Pavel zřejmě chce najít zbrojíře, takže lepší otázka by byla: „Kde je tady nejbližší zbrojíř?“ </text:span><text:span text:style-name="T138">Pán jeskyně by mu to pak mohl rovnou říct, </text:span><text:span text:style-name="T139">nebo si na to hodit,</text:span><text:span text:style-name="T138"> místo abyste házeli kostkou v každé vesnici, </text:span><text:span text:style-name="T139">dokud nepadne jednička</text:span><text:span text:style-name="T138">. </text:span><text:span text:style-name="T72">K tomu, jak správně </text:span><text:span text:style-name="T136">formulovat své záměry</text:span><text:span text:style-name="T72">, se </text:span><text:span text:style-name="T243">je</text:span><text:span text:style-name="T72">ště vrátíme v kapitole </text:span><text:span text:style-name="T53">Hraní za postavu</text:span><text:span text:style-name="T72"> </text:span><text:span text:style-name="T243">&lt;ODKAZ&gt;.</text:span></text:p>
      <text:h text:style-name="P1068" text:outline-level="2"><text:bookmark-start text:name="__RefHeading___Toc12836_4230435934"/><text:soft-page-break/><text:span text:style-name="T469">+</text:span><text:span text:style-name="T157">P</text:span><text:span text:style-name="T1">utování</text:span><text:bookmark-end text:name="__RefHeading___Toc12836_4230435934"/></text:h>
      <text:p text:style-name="P571"><text:span text:style-name="T163">P</text:span><text:span text:style-name="T1">utování je běžnou součástí </text:span><text:span text:style-name="T466">fantastických</text:span><text:span text:style-name="T1"> příběhů. Popisovat ale pochod krok za krokem by byla neuvěřitelná nuda, takže ve hře to obvykle přeskakujeme a odehráváme jen to zajímavé, například:</text:span></text:p>
      <text:list xml:id="list2252958129" text:style-name="L74">
        <text:list-item>
          <text:p text:style-name="P1428">Přepadení</text:p>
        </text:list-item>
        <text:list-item>
          <text:p text:style-name="P1428">Překonávání obtížných překážek</text:p>
        </text:list-item>
        <text:list-item>
          <text:p text:style-name="P1428">Průzkum zajímavých míst</text:p>
        </text:list-item>
      </text:list>
      <text:p text:style-name="P113">Můžete také občas někoho potkat a vyměnit si s ním novinky. Ve světě Dračáku je to běžný způsob, jak se šíří informace.</text:p>
      <text:h text:style-name="P1016" text:outline-level="3"><text:bookmark-start text:name="__RefHeading___Toc12838_4230435934"/><text:span text:style-name="T469">+</text:span><text:span text:style-name="T163">Z</text:span><text:span text:style-name="T1">ásoby</text:span><text:bookmark-end text:name="__RefHeading___Toc12838_4230435934"/></text:h>
      <text:p text:style-name="P114">Vaše postavy jsou zkušení dobrodruzi a samozřejmě vědí, že si na výpravu musí <text:span text:style-name="T2201">vzít</text:span> <text:span text:style-name="T2200">vodu a</text:span> <text:span text:style-name="T2202">jídlo</text:span>. Můžete to tedy s klidným srdcem nechat na nich a prostě říct „Bereme si dostatek <text:span text:style-name="T2202">vody</text:span> <text:span text:style-name="T2203">a</text:span> zásob“.<text:span text:style-name="T2768"> Kvalita proviantu záleží na vašem živobytí (viz kapitola </text:span><text:span text:style-name="T1667">TODO</text:span><text:span text:style-name="T2204">).</text:span></text:p>
      <text:h text:style-name="P1016" text:outline-level="3"><text:bookmark-start text:name="__RefHeading___Toc12840_4230435934"/><text:span text:style-name="T2792">+</text:span>Hlídky<text:bookmark-end text:name="__RefHeading___Toc12840_4230435934"/></text:h>
      <text:p text:style-name="P572">Při cestování řekněte, jestli v noci držíte hlídky. V jakém pořadí hlídáte, stačí <text:span text:style-name="T2774">rozhodnout</text:span> až ve chvíli, kdy se něco zajímavého stane. <text:span text:style-name="T2769">Pán jeskyně pak podle toho určí, na čí hlídku to zrovna vyšlo, případně si na to hodí (viz </text:span><text:span text:style-name="T1670">Náhodný hod</text:span><text:span text:style-name="T2246"> </text:span><text:span text:style-name="T1520">&lt;ODKAZ&gt;</text:span><text:span text:style-name="T2246">).</text:span></text:p>
      <text:p text:style-name="P766">Příklad:</text:p>
      <text:p text:style-name="P941"><text:span text:style-name="T1646">Pán jeskyně:</text:span> „<text:span text:style-name="T2249">Cesta k ruině pevnosti vám zabere zhruba dva týdny. Ze začátku jste mohli doplňovat zásoby ve vesnicích a případně přespávat u někoho na seníku, po pár dnech ale civilizace zmizela a dál je jen divočina. Budete držet hlídky?</text:span>“</text:p>
      <text:p text:style-name="P942"><text:soft-page-break/><text:span text:style-name="T1671">Pavel</text:span><text:span text:style-name="T1646">:</text:span> „<text:span text:style-name="T2249">Že se vůbec ptáš.“</text:span></text:p>
      <text:p text:style-name="P942"><text:span text:style-name="T1646">Pán jeskyně:</text:span> „<text:span text:style-name="T2770">Třetí noc se něco stalo. Máte domluvené pořadí, nebo si mám hodit, kdo zrovna hlídá?“</text:span></text:p>
      <text:p text:style-name="P943"><text:span text:style-name="T1706">Jana</text:span><text:span text:style-name="T1646">:</text:span> „<text:span text:style-name="T2250">Asi záleží na tom, kdo byl zrovna jak unavený.“</text:span></text:p>
      <text:p text:style-name="P943"><text:span text:style-name="T1646">Pán jeskyně:</text:span> „<text:span text:style-name="T2250">Dobře. Takže 1-2 je Gorondar, 3-4 Naria, 5-6 Kara.“</text:span></text:p>
      <text:h text:style-name="P1068" text:outline-level="2"><text:bookmark-start text:name="__RefHeading___Toc12844_4230435934"/><text:span text:style-name="T2792">+</text:span>Překonávání překážek<text:bookmark-end text:name="__RefHeading___Toc12844_4230435934"/></text:h>
      <text:p text:style-name="P573">Při svých výpravách často narazíte na různé překážky: Pobořené zdi, zřícené stropy, zamčené dveře, rozbouřené řeky, smrtící pasti, průrvy, propasti a podobně. Vymýšlení, jak si <text:span text:style-name="T2779">nimi</text:span> <text:span text:style-name="T2772">poradíte</text:span>, je důležit<text:span text:style-name="T2772">ým</text:span> <text:span text:style-name="T2772">prvkem</text:span> hry.<text:line-break/><text:tab/><text:span text:style-name="T2779">Překonávání překážek v</text:span> Dračáku není o náhodě. <text:span text:style-name="T2771">Když umíš šplhat, tak na zeď</text:span> prostě vyšplháš. Když je moc strmá a vysoká, <text:span text:style-name="T2771">nebo když šplhat</text:span> neumíš, musíš si nějak pomoct: <text:span text:style-name="T2774">z</text:span>atlouct do ní skoby, vyrobit žebřík, postavit lešení, <text:span text:style-name="T2772">požádat někoho, aby ti pomohl</text:span> a podobně.</text:p>
      <text:list xml:id="list3906298445" text:style-name="L75">
        <text:list-item>
          <text:p text:style-name="P1375">Každou překážku jde překonat, když vymyslíš, jak to udělat.</text:p>
        </text:list-item>
      </text:list>
      <text:h text:style-name="P1016" text:outline-level="3"><text:span text:style-name="T2792">+</text:span>Používej svo<text:span text:style-name="T2664">u</text:span> výbavu a to, co najdeš <text:span text:style-name="T2247">v okolí</text:span></text:h>
      <text:p text:style-name="P574"><text:span text:style-name="T2773">Pokud </text:span>máš šperháky a paklíče <text:span text:style-name="T2773">a umíš to s nimi</text:span>, můžeš<text:span text:style-name="T2773"> zámek otevřít</text:span>. S kladivem a perlíkem je můžeš rozbít, páčidlem vylomit. Se sekerou můžeš rozsekat dveře. Když v podzemí najdeš hromadu dřeva <text:span text:style-name="T2251">a máš příslušné nástroje</text:span>, můžeš z ní vyrobit most, schody nebo třeba žebřík.</text:p>
      <text:p text:style-name="P785"><text:soft-page-break/>Příklad:</text:p>
      <text:p text:style-name="P948"><text:span text:style-name="T1672">Pán jeskyně:</text:span><text:span text:style-name="T2248"> „Nario, jak před sebou proklepáváš podlahu holí, zjistila jsi, že je v ní propadlo. Na délku má asi metr a půl.“</text:span></text:p>
      <text:p text:style-name="P944"><text:span text:style-name="T1673">Katka</text:span><text:span text:style-name="T1646">:</text:span> „<text:span text:style-name="T2251">To asi všichni zvládneme přeskočit, ne? Po jistotu ale před ním udělám křídou čáru, ať víme, kam už nesmíme šlapat. Pak ho přeskočím a udělám ji i na druhé straně.</text:span>“</text:p>
      <text:p text:style-name="P945"><text:span text:style-name="T1646">Pán jeskyně:</text:span> „<text:span text:style-name="T2252">Přeskočit ho není problém, za ním je zase pevná podlaha.“</text:span></text:p>
      <text:p text:style-name="P946"><text:span text:style-name="T1671">Pavel</text:span><text:span text:style-name="T1646">:</text:span> „<text:span text:style-name="T1201">‚Hele, teď to sice přeskočíme, ale kdo ví, v jakém budeme stavu, když tudy budeme potřebovat utéct. Radši to něčím přemostíme.‘</text:span><text:span text:style-name="T2782"> V předchozí místnosti byly dveře, zajdu je vysadit a položím je přes propadlo.“</text:span></text:p>
      <text:p text:style-name="P948"><text:span text:style-name="T1672">Pán jeskyně:</text:span><text:span text:style-name="T2248"> „Dobře. Vysadit šly celkem snadno. Položil jsi je přes propadlo a vypadá to, že vás v pohodě udrží.“</text:span></text:p>
      <text:p text:style-name="P575">Podstatná je také kvalita tvých nástrojů. Jednoduchý zámek jde vypáčit i kusem drátu. Na <text:span text:style-name="T2775">dobrý</text:span> zámek potřebuješ pořádné paklíče. Na mistrovský zámek vyrobený dávnými trpaslíky může být potřeba speciální sada zámečnických nástrojů.</text:p>
      <text:h text:style-name="P1016" text:outline-level="3"><text:span text:style-name="T2792">+</text:span>Používej svoje schopnosti</text:h>
      <text:p text:style-name="P577"><text:span text:style-name="T2396">Při používání kouzel a schopností buď kreativní. Kouzla nejsou jen od toho, aby dávala zranění v boji – </text:span><text:span text:style-name="T1200">modrý</text:span><text:span text:style-name="T1199">m</text:span><text:span text:style-name="T1200"> blesk</text:span><text:span text:style-name="T1199">em</text:span><text:span text:style-name="T2396"> můžeš například přepálit lano, na kterém visí lustr, přestože to není napsané v pravidlech. Když to dává smysl, bude to fungovat.</text:span></text:p>
      <text:h text:style-name="P1016" text:outline-level="3"><text:soft-page-break/><text:span text:style-name="T2792">+N</text:span>áklad <text:span text:style-name="T2664">a</text:span> zranění</text:h>
      <text:p text:style-name="P115"><text:span text:style-name="T1546">B</text:span>er v úvahu, co všechno s sebou neseš a <text:span text:style-name="T2776">jak moc</text:span> jsi zraněn<text:span text:style-name="T2776">ý</text:span>. <text:span text:style-name="T1948">Pokud máš například </text:span><text:span text:style-name="T1544">zlomenou</text:span><text:span text:style-name="T1948"> nohu, tak asi nebudeš chtít skákat přes propast. Neznamená to, že se přes ni nemůžeš dostat – jak jsme si řekli, všechno jde vždycky nějak překonat. Můžete přes ni třeba položit prkno nebo </text:span><text:span text:style-name="T1545">postavit</text:span><text:span text:style-name="T1948"> most, můžeš se zhoupnout na laně a podobně.</text:span></text:p>
      <text:p text:style-name="P786">Příklad:</text:p>
      <text:p text:style-name="P853">Gorondar přes propadlo položil dveře pro případ, že <text:span text:style-name="T2777">by tudy družina</text:span> potřebovala utéct. Po dveřích totiž <text:span text:style-name="T2778">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2780">nečekej</text:span>, <text:span text:style-name="T2780">zda ti</text:span> to Pán jeskyně připomene.</text:p>
      <text:h text:style-name="P1016" text:outline-level="3"><text:span text:style-name="T2792">+</text:span>Když to nejde silou…</text:h>
      <text:p text:style-name="P576">Na rozdíl od počítačových her <text:span text:style-name="T2206">v Dračáku</text:span> není <text:span text:style-name="T2206">předem </text:span>pevn<text:span text:style-name="T1949">ě</text:span> <text:span text:style-name="T2206">určeno</text:span>, jak jdou překážky překonat. <text:span text:style-name="T1950">Fungovat bude c</text:span>okoliv, co dává smysl. Pokud vás tedy nenapadá lepší možnost, můžete se například někam prokopat nebo probourat, <text:span text:style-name="T1951">dveře</text:span> můžete prostě rozmlátit, skálu roz<text:span text:style-name="T2781">lámat</text:span> opakov<text:span text:style-name="T1952">aný</text:span>m rozpalováním a chlazením a podobně. <text:span text:style-name="T2206">Počítejte ovšem s tím, že někam se prokopat, natož třeba rozbít skálu, zabere klidně několik dní nebo i týdnů, bývá </text:span><text:span text:style-name="T1093">to docela hlučné, výsledek pak dost dobře nejde zamaskovat a navíc</text:span><text:span text:style-name="T2206"> je to pořádná fuška.</text:span><text:line-break/><text:tab/><text:span text:style-name="T1953">Dejte si také pozor, aby se z hrubé síly nestal univerzální nástroj na řešení všech problémů – je to sice určitě možné a v mezích pravidel hry, ale nejspíš to brzo začne být docela nuda.</text:span></text:p>
      <text:h text:style-name="Heading_20_2" text:outline-level="2"><text:bookmark-start text:name="__RefHeading___Toc19868_998592596"/><text:soft-page-break/>Průzkum<text:bookmark-end text:name="__RefHeading___Toc19868_998592596"/></text:h>
      <text:p text:style-name="P668">Na vašich výpravách se často dostanete do nebezpečných míst: Ať už to bude hrobka dávného krále, kterou pasti a magičtí strážci chrání před vykradači, hrad plný vojáků, v jehož žaláři je uvězněn váš přítel, nebo třeba podzemní labyrint, kd<text:span text:style-name="T2787">e</text:span> kdysi dávno probíhaly magické experimenty, <text:span text:style-name="T2795">hrozba</text:span> bude číhat na každém kroku a budete tedy muset být neustále ve střehu, <text:span text:style-name="T2787">jen pečlivým prohledáváním se dostanete ke skrytým pokladům</text:span> a vš<text:span text:style-name="T2787">i</text:span>m<text:span text:style-name="T2787">nout</text:span> si <text:span text:style-name="T2787">náznaku nebezpečí bude často znamenat rozdíl mezi životem a smrtí.</text:span></text:p>
      <text:h text:style-name="Heading_20_3" text:outline-level="3"><text:bookmark-start text:name="__RefHeading___Toc13231_3822832400"/>Čím si svítíte?<text:bookmark-end text:name="__RefHeading___Toc13231_3822832400"/></text:h>
      <text:p text:style-name="P333"><text:span text:style-name="T2207">Podobně jako u zásob potravin předpokládáme, že vaše postavy vědí, kolik si mají nakoupit či vyrobit svíček a loučí, aby jim nedošly uprostřed výpravy. Ze stejného důvodu také n</text:span>emusí<text:span text:style-name="T1954">š</text:span> přesně počítat, jak dlouho vydrží louč a kdy je potřeba zapálit novou.<text:line-break/><text:tab/><text:span text:style-name="T2207">Může ale být důležité, čím a jak si vlastně svítíte: lucernu vám může někdo zkusit rozkopnout a zhasnout, případně se od ní můžete v průběhu boje vzdálit, loučí můžeš odhánět vlky a jinou divou zvěř a podobně.</text:span></text:p>
      <text:list xml:id="list2872387026" text:style-name="L76">
        <text:list-item>
          <text:p text:style-name="P1476">Když vstoupíte do temného podzemí, nebo třeba když v noci držíte hlídky, domluvte se, kdo bude svítit a čím.</text:p>
        </text:list-item>
      </text:list>
      <text:list xml:id="list471834910" text:style-name="L77">
        <text:list-item>
          <text:p text:style-name="P1477">Lucerna nebo louč se obvykle drží v ruce, takže při tom nejde dost dobře bojovat se štítem nebo s dvojruční zbraní.</text:p>
        </text:list-item>
      </text:list>
      <text:p text:style-name="P739">Příklad:</text:p>
      <text:p text:style-name="P871"><text:span text:style-name="T1646">Katka:</text:span> „Postavím lucernu na zem, abych mohla střílet z luku.“</text:p>
      <text:h text:style-name="Heading_20_3" text:outline-level="3"><text:bookmark-start text:name="__RefHeading___Toc13233_3822832400"/><text:soft-page-break/>Kreslení mapy<text:bookmark-end text:name="__RefHeading___Toc13233_3822832400"/></text:h>
      <text:p text:style-name="P672">Kreslit si mapu je vhodné zejména při průzkumu podzemí <text:span text:style-name="T2788">či velkých budov, hodí se ale také přehledná mapa oblasti, kde zrovna působíte</text:span>. <text:span text:style-name="T2789">Kromě toho, že bez</text:span> ní by snadno mohly zabloudit, <text:span text:style-name="T2789">je</text:span> ale mapa <text:span text:style-name="T2209">také</text:span> důležitá herní pomůcka a výrazně pomáhá k tomu, abyste si dokázali představit, kde zrovna postavy jsou <text:span text:style-name="T2253">a jak to tam vypadá</text:span>.<text:line-break/><text:tab/>Podobně jako u <text:span text:style-name="T2790">nošení světla</text:span> může být důležité, <text:span text:style-name="T2783">kdo</text:span> mapu kreslí: <text:span text:style-name="T2790">k</text:span>dyž se například rozdělíte, <text:span text:style-name="T2783">někteří do ní nebudou </text:span>moci nahlížet. <text:span text:style-name="T2790">K</text:span>dyž <text:span text:style-name="T2790">vaše</text:span> postavy o mapy přijdou, měli byste si i vy začít kreslit novou od místa, kde zrovna jste, <text:span text:style-name="T2208">a do té staré se nekoukat</text:span>.<text:line-break/><text:tab/><text:span text:style-name="T2210">Reálně</text:span> mapu nemusí nutně <text:span text:style-name="T2212">malovat</text:span> hráč postavy, která ji <text:span text:style-name="T2211">kreslí</text:span> ve hře – zejména při průzkumu podzemí je dokonce lepší, když to dělá Pán jeskyně, protože je to mnohem rychlejší, než kdyby vám měl diktovat tvary místností.</text:p>
      <text:h text:style-name="Heading_20_3" text:outline-level="3"><text:bookmark-start text:name="__RefHeading___Toc12846_4230435934"/><text:span text:style-name="T157">P</text:span><text:span text:style-name="T1">rohledávání</text:span><text:bookmark-end text:name="__RefHeading___Toc12846_4230435934"/></text:h>
      <text:p text:style-name="P671"><text:span text:style-name="T1">V dávno opuštěném podzemí, nebo třeba ve skrýši lapků, mohou být skryté pasti, tajné schránky, průchody a podobně. </text:span><text:span text:style-name="T348">Stejně jako při překonávání překážek, ani při prohledávání se nehází – </text:span><text:span text:style-name="T349">když hledáš tam, kde </text:span><text:span text:style-name="T350">něco</text:span><text:span text:style-name="T349"> skutečně je, tak to najdeš.</text:span></text:p>
      <text:h text:style-name="Heading_20_4" text:outline-level="4"><text:span text:style-name="T2205">T</text:span>ajemství <text:span text:style-name="T2215">bývá</text:span> skryto v popisech</text:h>
      <text:p text:style-name="P334">Snaž se pozorně poslouchat, co Pán jeskyně popisuje. <text:span text:style-name="T2214">Se vším</text:span>, co <text:span text:style-name="T2214">zmíní</text:span>, můžeš dál něco dělat. Když například popíše: <text:span text:style-name="T1226">„V místnosti je stůl, židle a na stěně obraz,“ </text:span><text:span text:style-name="T1275">t</text:span><text:span text:style-name="T2213">ak můžeš zkusit sundat obraz ze stěny, aby ses podíval, jestli pod ním něco není, poklepat na desku stolu, zda není dutá a podobně.</text:span></text:p>
      <text:h text:style-name="Heading_20_4" text:outline-level="4"><text:soft-page-break/>Zjevné věci se nepopisují</text:h>
      <text:p text:style-name="P669"><text:span text:style-name="T2225">Téměř k</text:span>aždá místnost má podlahu, strop a stěny. <text:span text:style-name="T2216">C</text:span>okoliv z toho<text:span text:style-name="T2213"> můžeš </text:span>samozřejmě<text:span text:style-name="T2213"> </text:span>prohledávat, <text:span text:style-name="T2216">i když to Pán jeskyně vysloveně nezmíní – zejména když máš nějakou indícii, že by tam mohlo být něco ukryto. S</text:span>těny <text:span text:style-name="T2217">m</text:span>ůžeš například proklepat, jestli nejsou někde duté, <text:span text:style-name="T2216">zaposlouchat se u nich, nebo třeba vyzkoušet, jestli některý z kamenů nejde zatlačit nebo vytáhnout.</text:span></text:p>
      <text:p text:style-name="Example_20_Header">Příklad:</text:p>
      <text:p text:style-name="Example"><text:span text:style-name="T1646">Pán jeskyně:</text:span> „Místnost je prázdná. Na jedné ze stěn je šmouha, zřejmě tam odněkud prosakuje voda.“</text:p>
      <text:p text:style-name="Example"><text:span text:style-name="T1646">Katka:</text:span> „Přiložím ucho k té stěně s čmouhou.“</text:p>
      <text:p text:style-name="Example"><text:span text:style-name="T1646">Pán jeskyně:</text:span> „Je za ní slyšet tiché syčení vody.“</text:p>
      <text:p text:style-name="Example"><text:span text:style-name="T1646">Katka:</text:span> „Zkusím ji proklepat.“</text:p>
      <text:p text:style-name="Example"><text:span text:style-name="T1646">Pán jeskyně:</text:span> „<text:span text:style-name="T2791">Na jednom místě to zní dutě, zřejmě tam jsou nějaké dveře.“</text:span></text:p>
      <text:p text:style-name="Example"><text:span text:style-name="T1646">Katka:</text:span> „<text:span text:style-name="T2791">Důkladně prohlédnu stěnu kolem, jestli tam nejsou nějaké páčky, tlačítka a podobně.“</text:span></text:p>
      <text:p text:style-name="Example"><text:span text:style-name="T1646">Pán jeskyně:</text:span> „<text:span text:style-name="T2791">Jeden z kamenů jde zatlačit. Chceš to udělat?“</text:span></text:p>
      <text:p text:style-name="Example"><text:span text:style-name="T1646">Katka:</text:span> „<text:span text:style-name="T2791">Jo, ale stoupnu si bokem, ať nejsem přímo přede dveřma.“</text:span></text:p>
      <text:p text:style-name="Example"><text:span text:style-name="T1646">Pán jeskyně:</text:span> „<text:span text:style-name="T2791">Dobře. Zatlačila jsi kámen do zdi, dveře se pomalu otevírají dovnitř do místnosti. Hučení vody je teď mnohem silnější, jinak se nic zvláštního nestalo.“</text:span></text:p>
      <text:h text:style-name="Heading_20_4" text:outline-level="4"><text:soft-page-break/>Při hledání p<text:span text:style-name="T2213">oužívej svou výbavu</text:span></text:h>
      <text:p text:style-name="P675">Když si potřebuješ někam posvítit, můžeš například <text:span text:style-name="T2220">zavěsit lucernu na konec hole, nebo ji přivázat na lano </text:span>a spustit ji tam,<text:span text:style-name="T2218"> nebo tam hodit zapálenou louč. </text:span>Holí můžeš proklepat strop, na který bys jinak nedosáhl, <text:span text:style-name="T2219">nebo z dálky zkoušet, jestli na podlaze není nášlapná dlaždice – když je past nastražená tak, aby zasáhla toho, kdo na dlaždici šlápne, tak tě díky tomu nezasáhne</text:span>.</text:p>
      <text:h text:style-name="P984" text:outline-level="4">Prohledávám místnost</text:h>
      <text:p text:style-name="P676">Když oznámíš, že prohledáváš celou místnost nebo chodbu, tak to znamená, že si pořádně prohlédneš stěny, stop, podlahu a vybavení v místnosti. Pán jeskyně ti <text:span text:style-name="T1956">popíše</text:span> všechno, co jsi našel, ale obvykle ti neřekne, co přesně to je.</text:p>
      <text:p text:style-name="P792">Příklad:</text:p>
      <text:p text:style-name="P868"><text:span text:style-name="T1350">Pán </text:span><text:span text:style-name="T1351">jeskyně:</text:span><text:span text:style-name="T1385"> „</text:span><text:span text:style-name="T1276">Na východní stěně jsi našel spáru ve tvaru čtverce, asi tak půl metru na půl metru“.</text:span></text:p>
      <text:p text:style-name="P676"><text:span text:style-name="T1226">Spáru pak můžeš zkoumat dál: </text:span><text:span text:style-name="T1297">Z</text:span><text:span text:style-name="T1226">kusit do </text:span><text:span text:style-name="T1297">ní</text:span><text:span text:style-name="T1226"> něco strčit, </text:span><text:span text:style-name="T1297">p</text:span><text:span text:style-name="T1226">roklepat ohraničený čtverec, jestli není dutý, </text:span><text:span text:style-name="T1256">nebo třeba</text:span><text:span text:style-name="T1226"> podrobně prohledat stěnu kolem, jestli tam není nějaká páčka nebo tlačítko.<text:line-break/><text:tab/>Popisuj to co nejpodrobněji: Když zmíníš, že hledáš skryté tlačítko a nějaké tam je, automaticky ho najdeš. Nevadí ale, když </text:span><text:span text:style-name="T1277">to</text:span><text:span text:style-name="T1226"> hned přesně neodhadneš – P</text:span><text:span text:style-name="T1277">án jeskyně</text:span><text:span text:style-name="T1226"> ti </text:span><text:span text:style-name="T1257">pak</text:span><text:span text:style-name="T1226"> </text:span><text:span text:style-name="T1257">nejspíš</text:span><text:span text:style-name="T1226"> řekne, </text:span><text:span text:style-name="T1257">třeba</text:span><text:span text:style-name="T1226"> že jsi na stěně našel malou dírku, </text:span><text:span text:style-name="T1277">kterou</text:span><text:span text:style-name="T1226"> pak můžeš zkoumat dál.<text:line-break/><text:tab/></text:span><text:span text:style-name="T1340">Berte také v úvahu, že podrobné prohledávání zabere spoustu času. Projít každý kousek zdí a podlahy v dvacetimetrovém sálu může zabrat klidně i několik hodin. </text:span><text:span text:style-name="T1341">Obvyklé je tedy nejdřív zkoumat různé náznaky a teprve až když jste v koncích, tak se uchýlit k detailnímu prohledání chodeb či místností, kde třeba podle tvaru mapy tušíte, že by mohlo něco být.</text:span></text:p>
      <text:h text:style-name="P984" text:outline-level="4"><text:soft-page-break/>Zapomněli jsme na něco?</text:h>
      <text:p text:style-name="P677"><text:span text:style-name="T1957">Na rozdíl od tvé postavy, která v místnosti skutečně stojí, si ji musíš</text:span> představit <text:span text:style-name="T1958">čistě</text:span> <text:span text:style-name="T1959">podle</text:span> popisu Pána jeskyně. <text:span text:style-name="T1960">Díky tomu se může snadno stát, že zapomeneš nebo přehlédneš něco, co má tvoje postava přímo před očima. Aby se to stávalo co nejméně, můžete se kdykoliv Pána jeskyně zeptat, jestli jste neminuli něco zjevného a důležitého.</text:span></text:p>
      <text:p text:style-name="P738">Příklad:</text:p>
      <text:p text:style-name="P955"><text:span text:style-name="T1350">K</text:span><text:span text:style-name="T1353">atka: </text:span><text:span text:style-name="T1281">„</text:span><text:span text:style-name="T1282">Prohledal</text:span><text:span text:style-name="T1279">i</text:span><text:span text:style-name="T1282"> jsem to tu všechno?</text:span><text:span text:style-name="T1281">“</text:span></text:p>
      <text:p text:style-name="P954"><text:span text:style-name="T1350">Pán </text:span><text:span text:style-name="T1351">jeskyně:</text:span><text:span text:style-name="T1385"> „</text:span><text:span text:style-name="T1278">Pro</text:span><text:span text:style-name="T1298">klepali</text:span><text:span text:style-name="T1278"> js</text:span><text:span text:style-name="T1279">te</text:span><text:span text:style-name="T1278"> důkladně všechny stěny a nic </text:span><text:span text:style-name="T1283">zajímav</text:span><text:span text:style-name="T1335">é</text:span><text:span text:style-name="T1283">ho</text:span><text:span text:style-name="T1278"> js</text:span><text:span text:style-name="T1279">te</text:span><text:span text:style-name="T1278"> nenašl</text:span><text:span text:style-name="T1279">i</text:span><text:span text:style-name="T1278">. Je tu ale ještě stůl se šuplíkem, tomu </text:span><text:span text:style-name="T1279">jste se</text:span><text:span text:style-name="T1278"> zatím nevěnoval</text:span><text:span text:style-name="T1279">i</text:span><text:span text:style-name="T1278">.</text:span><text:span text:style-name="T1280">“</text:span></text:p>
      <text:h text:style-name="Heading_20_3" text:outline-level="3"><text:bookmark-start text:name="__RefHeading___Toc19870_998592596"/>Hledání pastí<text:bookmark-end text:name="__RefHeading___Toc19870_998592596"/></text:h>
      <text:p text:style-name="P336"><text:span text:style-name="T1258">H</text:span><text:span text:style-name="T1259">ledání pastí </text:span><text:span text:style-name="T1284">probíhá stejně </text:span><text:span text:style-name="T1260">jako prohledávání </text:span><text:span text:style-name="T1285">chodeb či</text:span><text:span text:style-name="T1260"> místností</text:span><text:span text:style-name="T1259">.</text:span></text:p>
      <text:p text:style-name="P737">Příklad:</text:p>
      <text:p text:style-name="P872"><text:span text:style-name="T1350">P</text:span><text:span text:style-name="T1347">avel:</text:span><text:span text:style-name="T1372"> „Pomalu a opatrně vyrazím </text:span><text:span text:style-name="T1393">levou</text:span><text:span text:style-name="T1372"> chodbou.“</text:span></text:p>
      <text:p text:style-name="P867"><text:span text:style-name="T1350">Pán </text:span><text:span text:style-name="T1351">jes</text:span><text:span text:style-name="T1354">kyně: </text:span><text:span text:style-name="T1261">„Asi po dvou metrech sis všiml, že v pravé stěně chodby je ve svislé řadě několik </text:span><text:span text:style-name="T1293">malých kulatých</text:span><text:span text:style-name="T1261"> děr, </text:span><text:span text:style-name="T1293">asi tak na prst</text:span><text:span text:style-name="T1261">.“</text:span></text:p>
      <text:h text:style-name="Heading_20_3" text:outline-level="3">Zneškodnění pasti</text:h>
      <text:p text:style-name="P337"><text:span text:style-name="T1226">Když máš pocit, že jsi našel past, </text:span><text:span text:style-name="T1262">můžeš ji </text:span><text:span text:style-name="T1290">obvykle</text:span><text:span text:style-name="T1262"> zkusit zneškodnit </text:span><text:span text:style-name="T1290">nebo</text:span><text:span text:style-name="T1262"> spustit tak, aby tě nezasáhla.</text:span></text:p>
      <text:p text:style-name="P737"><text:soft-page-break/>Příklad:</text:p>
      <text:p text:style-name="P870"><text:span text:style-name="T1261">G</text:span><text:span text:style-name="T1226">orondar v předchozím příkladě našel ve stěně chodby několik děr v řadě nad sebou. </text:span><text:span text:style-name="T1286">Nyní je na Pavlovi</text:span><text:span text:style-name="T1262">, jak s touto informací naloží. </text:span><text:span text:style-name="T1286">Může se třeba pokusit proplazit pod dírami, aby ho nezasáhlo to, co z nich nejspíš vyletí. Může je zkusit něčím ucpat. Může je zakrýt štítem, </text:span><text:span text:style-name="T1294">nebo třeba dveřmi, které před chvílí položil přes propadlo</text:span><text:span text:style-name="T1286">. </text:span><text:span text:style-name="T1288">Může si stoupnout stranou a zkusit past </text:span><text:span text:style-name="T1289">s</text:span><text:span text:style-name="T1288">pustit holí.</text:span></text:p>
      <text:p text:style-name="P341">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Odstra<text:span text:style-name="T2793">nění a odmontování</text:span> pasti</text:h>
      <text:p text:style-name="P673"><text:span text:style-name="T2793">Pokud jsi z</text:span>loděj nebo se<text:span text:style-name="T2793">s</text:span> naučil <text:span text:style-name="T1097">líčení a odstraňování pastí</text:span>, může<text:span text:style-name="T2793">š</text:span> past zneškodnit, aniž by<text:span text:style-name="T2793">s</text:span> ji <text:span text:style-name="T2793">rozbil</text:span> nebo spusti<text:span text:style-name="T2793">l</text:span> naprázdno. <text:span text:style-name="T2793">Musíš se k ní ale samozřejmě nejdříve dostat, což nemusí být jednoduché, když například střílí ze druhé strany propasti, nebo je namontovaná z druhé strany dveří. Když to dává smysl, můžeš ji také celou odmontovat a nalíčit někde jinde.</text:span></text:p>
      <text:h text:style-name="Heading_20_3" text:outline-level="3">Vypínání pastí</text:h>
      <text:p text:style-name="P341"><text:span text:style-name="T1287">Pasti </text:span><text:span text:style-name="T1290">nalíčené v prostorách, které někdo používá,</text:span><text:span text:style-name="T1287"> obvykle jdou vypnout – ten, kdo </text:span><text:span text:style-name="T1295">propadlo</text:span><text:span text:style-name="T1287"> do chodby nalíčil, do něj nejspíš nechtěl spadnout pokaždé, když se v noci vracel domů. </text:span><text:span text:style-name="T1263">Vypínací mechanismus ale většinou bývá dobře schovaný a často je až za vlastní pastí, protože </text:span><text:span text:style-name="T1291">ten,</text:span><text:span text:style-name="T1263"> kdo ji zná, se jí snadno dokáže vyhnout, </text:span><text:span text:style-name="T1296">když se po delší době vrací domů</text:span><text:span text:style-name="T1263">.</text:span></text:p>
      <text:h text:style-name="Heading_20_3" text:outline-level="3"><text:soft-page-break/>Nezneužívej n<text:span text:style-name="T1961">epřím</text:span>é informace</text:h>
      <text:p text:style-name="P338"><text:span text:style-name="T2224">Hraj fér. </text:span>Pán jeskyně může občas položit návodnou otázku, jako třeba: <text:span text:style-name="T1226">„V jakém jdete pořadí?“</text:span> nebo<text:span text:style-name="T1097"> </text:span><text:span text:style-name="T1226">„Kdo prohledává ten stůl?“</text:span>. V tom případě už samozřejmě nemůže<text:span text:style-name="T2794">š</text:span> říct <text:span text:style-name="T1226">„My do té chodby rad</text:span><text:span text:style-name="T1339">š</text:span><text:span text:style-name="T1226">i ani nepůjdeme“</text:span>.</text:p>
      <text:h text:style-name="Heading_20_3" text:outline-level="3">Pořád jdeme opatrně</text:h>
      <text:p text:style-name="P335">Je jasné, že když vstoupíte do podzemí nebo jiného nebezpečného prostoru, půjde<text:span text:style-name="T2221">te</text:span> pomalu a opatrně a budete si u toho dávat pozor na pasti. <text:span text:style-name="T2222">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55">. Opatrný průzkum vám sám o sobě zajistí jen dvě věci:</text:span></text:p>
      <text:list xml:id="list3834470319" text:style-name="L78">
        <text:list-item>
          <text:p text:style-name="P1478">Všimnete si všech <text:span text:style-name="T2254">zjevných</text:span> vodítek.</text:p>
        </text:list-item>
        <text:list-item>
          <text:p text:style-name="P1479">Když něco spustíte, budete na to moci zareagovat.</text:p>
        </text:list-item>
      </text:list>
      <text:p text:style-name="P736">Příklad:</text:p>
      <text:p text:style-name="P869"><text:span text:style-name="T1668">Pavel</text:span><text:span text:style-name="T1646">:</text:span><text:span text:style-name="T1372"> „</text:span><text:span text:style-name="T1385">Půjdu do pravé chodby. Postupuju pomalu a opatrně, Naria mi svítí lucernou</text:span><text:span text:style-name="T1384">“</text:span></text:p>
      <text:p text:style-name="P866"><text:span text:style-name="T1350">Pán </text:span><text:span text:style-name="T1351">jeskyně:</text:span><text:span text:style-name="T1385"> „</text:span><text:span text:style-name="T1386">Po několika krocích jsi </text:span><text:span text:style-name="T1392">stoupl na</text:span><text:span text:style-name="T1386"> nášlapnou dlaždici. V pravé stěně něco cvaklo. Co kdo děláte?</text:span><text:span text:style-name="T1385">“</text:span></text:p>
      <text:p text:style-name="P674"><text:span text:style-name="T1385">N</text:span><text:span text:style-name="T1397">ášlapná dlaždice v tomto případě byla příliš dobře maskovaná na to, aby si jí v mihotavém světle lucerny bylo možné všimnout </text:span><text:span text:style-name="T1390">za</text:span><text:span text:style-name="T1397"> chůz</text:span><text:span text:style-name="T1390">e</text:span><text:span text:style-name="T1397"> – </text:span><text:span text:style-name="T1387">na to by se musel Gorondar plazit po kolenou a zblízka si prohlížet každou spáru, </text:span><text:span text:style-name="T1394">což samozřejmě nemohl tušit</text:span><text:span text:style-name="T1397">.<text:line-break/><text:tab/></text:span><text:span text:style-name="T1388">To, že šel pomalu a opatrně, </text:span><text:span text:style-name="T1390">ale</text:span><text:span text:style-name="T1388"> dá ale všem možnost na </text:span><text:soft-page-break/><text:span text:style-name="T1388">cvaknutí zareagovat a </text:span><text:span text:style-name="T1389">hrozícímu nebezpečí se tím vyhnout</text:span><text:span text:style-name="T1388">. </text:span><text:span text:style-name="T1390">Kdyby Gorondar místo opatrné chůze běžel, tuto možnost by neměl a rovnou by s</text:span><text:span text:style-name="T1391">i</text:span><text:span text:style-name="T1390"> proti pasti házel na obranu (jak se to dělá si řekneme v kapitole </text:span><text:span text:style-name="T1352">Jiná nebezpečí</text:span><text:span text:style-name="T1388"> &lt;ODKAZ&gt;</text:span><text:span text:style-name="T1390">).</text:span></text:p>
      <text:h text:style-name="Heading_20_2" text:outline-level="2"><text:bookmark-start text:name="__RefHeading___Toc12850_4230435934"/>Infiltrace<text:bookmark-end text:name="__RefHeading___Toc12850_4230435934"/></text:h>
      <text:p text:style-name="P342">Když se potřebujete dostat do střežené budovy nebo oblasti, <text:span text:style-name="T2796">můžete</text:span> například:</text:p>
      <text:list xml:id="list791699411" text:style-name="L79">
        <text:list-item>
          <text:p text:style-name="P1480"><text:span text:style-name="T2796">Z</text:span>kusit <text:span text:style-name="T2796">se tam</text:span> proplížit (dovednost <text:span text:style-name="T1097">ostražitost a plížení</text:span>)</text:p>
        </text:list-item>
        <text:list-item>
          <text:p text:style-name="P1480"><text:span text:style-name="T2796">Z</text:span>a někoho <text:span text:style-name="T2796">se</text:span> převléct a tvářit se, že tam <text:span text:style-name="T2796">patříte (dovednost </text:span><text:span text:style-name="T1203">přetvářka a převleky</text:span><text:span text:style-name="T2796">)</text:span></text:p>
        </text:list-item>
        <text:list-item>
          <text:p text:style-name="P1480"><text:span text:style-name="T2796">O</text:span>dvést pozornost</text:p>
        </text:list-item>
      </text:list>
      <text:p text:style-name="P681"><text:span text:style-name="T2802">Kromě dovedností se mohou hodit také kouzla jako </text:span><text:span text:style-name="T1164">neviditelnost</text:span><text:span text:style-name="T2258"> nebo </text:span><text:span text:style-name="T1164">metamorfóza</text:span><text:span text:style-name="T1299"> (proměna v někoho jiného)</text:span><text:span text:style-name="T2258">.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7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3"><text:soft-page-break/>Příklad:</text:p>
      <text:p text:style-name="Example">Když postavy dorazily do domu druida Bělovouse, zrovna se s ním baví <text:span text:style-name="T2798">dva</text:span> <text:span text:style-name="T2797">neznámí muži</text:span>.</text:p>
      <text:p text:style-name="P873"><text:span text:style-name="T1676">Jana</text:span><text:span text:style-name="T1646">:</text:span> „<text:span text:style-name="T1165">Dobrý den ve spolek, já jsem Kara a tohle je Naria a Gorondar. Bělovousi, představíš nám ostatní hosty?“</text:span></text:p>
      <text:p text:style-name="P874"><text:span text:style-name="T1207">Pán jeskyně</text:span><text:span text:style-name="T1206">:</text:span><text:span text:style-name="T1165"> „</text:span><text:span text:style-name="T1166">A, vítejte, přátelé. Tohle jsou dřevorubci Badril a Mant. Narazili v lese na hodně podivné věci. Což je ostatně důvod, proč jsem vás pozval.“</text:span></text:p>
      <text:p text:style-name="P683">Obvykle ale nejdřív musíte najít někoho, kdo o tom něco ví.</text:p>
      <text:h text:style-name="Heading_20_4" text:outline-level="4"><text:span text:style-name="T2263">Doptávání</text:span> se</text:h>
      <text:p text:style-name="P343">Při zjišťování informací obvykle nedává smysl, abyste všude chodili společně. <text:span text:style-name="T2262">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2"> </text:span>Další t<text:span text:style-name="T2262">ipy, </text:span>do jakých prostředí které povolání zapadne,<text:span text:style-name="T2262"> najdete v kapitole </text:span><text:span text:style-name="T1707">Schopnosti</text:span><text:span text:style-name="T1676"> povolání</text:span><text:span text:style-name="T2262"> </text:span><text:span text:style-name="T1521">&lt;</text:span><text:span text:style-name="T996">ODKAZ</text:span><text:span text:style-name="T1521">&gt;. </text:span><text:span text:style-name="T993">Berte také v potaz dovednosti a minulost postav. </text:span><text:span text:style-name="T997">Léčitel se určitě vyzná mezi léčiteli a bývalý námořník nejsnáze zjistí, odkud připlula nějaká loď.</text:span></text:p>
      <text:p text:style-name="P263">Příklad:</text:p>
      <text:p text:style-name="P875"><text:span text:style-name="T1676">Pán jeskyně</text:span><text:span text:style-name="T1646">:</text:span> „<text:span text:style-name="T2262">Mrtvý trpaslík má u sebe zvláštní, zahnutou dýku. Něco takového se v těhle končinách hned tak nevidí.“</text:span></text:p>
      <text:p text:style-name="P875"><text:span text:style-name="T938">Gorondar</text:span><text:span text:style-name="T939">:</text:span><text:span text:style-name="T993"> </text:span><text:span text:style-name="T671">„</text:span><text:span text:style-name="T669">Po</text:span><text:span text:style-name="T670">ptám v armádě, tam urči</text:span><text:span text:style-name="T669">tě bude někdo vědět, kde se takové zbraně vyrábí.“</text:span></text:p>
      <text:p text:style-name="P343"><text:span text:style-name="T994">Podobně jako při použití dovedností, ani při vyptávání se nehá</text:span><text:span text:style-name="T995">zí</text:span><text:span text:style-name="T994">. </text:span><text:span text:style-name="T1095">N</text:span><text:span text:style-name="T472">emusíte </text:span><text:span text:style-name="T1095">to</text:span><text:span text:style-name="T472"> detailně odehrávat, většinou to nebývá moc zajímavé. </text:span><text:span text:style-name="T998">Jsou dvě možnosti, jak to může dopadnout:</text:span></text:p>
      <text:list xml:id="list123979933" text:style-name="L80">
        <text:list-item>
          <text:p text:style-name="P1272"><text:soft-page-break/>Pán jeskyně ti rovnou řekne, co jsi zjistil.</text:p>
        </text:list-item>
        <text:list-item>
          <text:p text:style-name="P1272">Našel jsi někoho, kdo o tom něco ví. V tomto případě se následný rozhovor odehrává.</text:p>
        </text:list-item>
      </text:list>
      <text:h text:style-name="P985" text:outline-level="4">Schůzka s tím, kdo něco ví</text:h>
      <text:p text:style-name="P344">Na schůz<text:span text:style-name="T2265">ku</text:span> s tím, kdo má patřičné informace, by<text:span text:style-name="T2799">ste</text:span> měl<text:span text:style-name="T2799">i jít</text:span> pokud možno vš<text:span text:style-name="T2799">ichni.</text:span> <text:span text:style-name="T2264">Jsou pro to dva dobré důvody:</text:span></text:p>
      <text:list xml:id="list1288640574" text:style-name="L81">
        <text:list-item>
          <text:p text:style-name="P1481">Hráči, jejichž postavy zrovna nejsou na scéně, se nemohou naplno zapojit do hry.</text:p>
        </text:list-item>
        <text:list-item>
          <text:p text:style-name="P1481"><text:span text:style-name="T2800">Snáze si poradíte</text:span> s případnou léčkou či jinou <text:span text:style-name="T1708">nečekanou</text:span> nepříjemností.</text:p>
        </text:list-item>
      </text:list>
      <text:p text:style-name="P667">Bývá ale zvykem nechat vést rozhovor <text:span text:style-name="T2801">toho</text:span>, <text:span text:style-name="T2801">kdo</text:span> schůzku <text:span text:style-name="T2801">zařídil</text:span> – dává to ostatně většinou smysl, protože se v daném prostředí nejlépe vyzná, a kromě toho tím pomůžete tomu, aby se všichni hráči čas od času dostali ke slovu.</text:p>
      <text:h text:style-name="Heading_20_4" text:outline-level="4">P<text:span text:style-name="T472">átrání v knihovnách</text:span></text:h>
      <text:p text:style-name="P680"><text:span text:style-name="T472">Pokud někdo z vás umí číst, může také hledat v knihách, nebo třeba v úředních záznamech. </text:span><text:span text:style-name="T1096">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0">V Dračáku se rozhovory odehrávají.</text:p>
      <text:p text:style-name="Example_20_Header">Příklad:</text:p>
      <text:p text:style-name="P956"><text:span text:style-name="T1646">Pán jeskyně:</text:span> „Večer jste dorazili k městu. Brána je ale zavřená a stojí před ní dva vojáci na stráži. Jeden z nich říká: ‚<text:span text:style-name="T1097">Je nám líto, vstup do města je zakázán. Budete si muset najít nocleh jinde.‘</text:span>“</text:p>
      <text:p text:style-name="Example"><text:soft-page-break/><text:span text:style-name="T1674">Pavel</text:span><text:span text:style-name="T1646">:</text:span> <text:span text:style-name="T1097">„Kdo to nařídil?“</text:span></text:p>
      <text:p text:style-name="Example"><text:span text:style-name="T1646">Pán jeskyně:</text:span> <text:span text:style-name="T1097">„Náš velitel, kapitán Bregund.“</text:span></text:p>
      <text:p text:style-name="Example"><text:span text:style-name="T1674">Pavel</text:span><text:span text:style-name="T1646">:</text:span> <text:s/><text:span text:style-name="T1097">„Tomu ale neseme zprávu! </text:span><text:span text:style-name="T1162">P</text:span><text:span text:style-name="T1097">odívejte, tohle je jeho pečeť.“</text:span></text:p>
      <text:p text:style-name="Example"><text:span text:style-name="T1646">Pán jeskyně:</text:span> <text:span text:style-name="T1097">„Hmm, to </text:span><text:span text:style-name="T1163">je</text:span><text:span text:style-name="T1097"> skutečně </text:span><text:span text:style-name="T1167">kapitánova</text:span><text:span text:style-name="T1097"> pečeť. Andire, otevři bránu!“</text:span></text:p>
      <text:p text:style-name="P679"><text:span text:style-name="T1">V pravidlech není dovednost na vyjednávání, </text:span><text:span text:style-name="T351">ale j</text:span><text:span text:style-name="T2266">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68">metamorfózu</text:span><text:span text:style-name="T2266">,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1"><text:span text:style-name="T142">Když </text:span><text:span text:style-name="T470">jde do tuhého</text:span><text:span text:style-name="T142">, </text:span><text:span text:style-name="T184">přichází na řadu kostky a následující pravidla</text:span><text:span text:style-name="T142">.</text:span></text:p>
      <text:h text:style-name="P1031" text:outline-level="3"><text:bookmark-start text:name="__RefHeading___Toc12860_4230435934"/><text:span text:style-name="T142">P</text:span><text:span text:style-name="T185">ředstavení</text:span><text:span text:style-name="T142"> situace</text:span><text:bookmark-end text:name="__RefHeading___Toc12860_4230435934"/></text:h>
      <text:p text:style-name="P28">Boj vždy začíná <text:span text:style-name="T1730">představením</text:span> situace. <text:span text:style-name="T172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00"><text:soft-page-break/><text:span text:style-name="T142">P</text:span><text:span text:style-name="T1">říklad:</text:span></text:p>
      <text:p text:style-name="P796"><text:span text:style-name="T934">Naria s</text:span><text:span text:style-name="T931"> </text:span><text:span text:style-name="T472">Gorondar</text:span><text:span text:style-name="T934">em</text:span><text:span text:style-name="T472">, </text:span><text:span text:style-name="T932">se snaží dohnat zbytek družiny. Zřejmě při tom ale z</text:span><text:span text:style-name="T946">a</text:span><text:span text:style-name="T932">bloudil</text:span><text:span text:style-name="T934">i</text:span><text:span text:style-name="T932"> do neprozkoumané části podzemí.</text:span></text:p>
      <text:p text:style-name="P803"><text:span text:style-name="T943">Pán jeskyně:</text:span><text:span text:style-name="T945"> </text:span><text:span text:style-name="T697">„</text:span><text:span text:style-name="T698">Vběhl</text:span><text:span text:style-name="T699">i</text:span><text:span text:style-name="T700"> js</text:span><text:span text:style-name="T699">te</text:span><text:span text:style-name="T700"> do obdélníkové místnosti. Na šířku má </text:span><text:span text:style-name="T701">tak čtyři metry</text:span><text:span text:style-name="T700">, na délku </text:span><text:span text:style-name="T701">osm</text:span><text:span text:style-name="T700">. </text:span><text:span text:style-name="T702">Strop podpírají čtyři sloupy.<text:line-break/><text:tab/></text:span><text:span text:style-name="T703">U stěn jsou dlouhé stoly, </text:span><text:span text:style-name="T704">další je uprostřed</text:span><text:span text:style-name="T703">. Na nich jsou </text:span><text:span text:style-name="T704">holé</text:span><text:span text:style-name="T703"> kosti, spousta různých váčků, svázané otýpky bylin </text:span><text:span text:style-name="T704">a velké, čadící svíčky.</text:span><text:span text:style-name="T700"><text:line-break/><text:tab/></text:span><text:span text:style-name="T704">U prostředního stolu</text:span><text:span text:style-name="T700"> </text:span><text:span text:style-name="T701">stojí</text:span><text:span text:style-name="T700"> velký, svalnatý ork a mnohem menší goblin. Ork má zbroj ze silné kůže a dvojruční kyj. Goblin má na sobě plášť z ptačího peří. Nemá žádnou zbraň, v ruce drží lebku.“</text:span></text:p>
      <text:p text:style-name="P684"><text:span text:style-name="T658">Pokud ti z popisu něco není jasné, po</text:span><text:span text:style-name="T663">žádej</text:span><text:span text:style-name="T658"> Pána jeskyně o upřesnění. </text:span><text:span text:style-name="T664">Můžeš mu také návrhy </text:span><text:span text:style-name="T696">nebo</text:span><text:span text:style-name="T664"> návodnými dotazy </text:span><text:span text:style-name="T696">s popisem pomáhat</text:span><text:span text:style-name="T664">.</text:span></text:p>
      <text:p text:style-name="P702"><text:span text:style-name="T142">P</text:span><text:span text:style-name="T1">říklad:</text:span></text:p>
      <text:p text:style-name="P797"><text:span text:style-name="T1369">Katka</text:span><text:span text:style-name="T1348">:</text:span><text:span text:style-name="T1228"> </text:span><text:span text:style-name="T1342">„</text:span><text:span text:style-name="T1228">Čím si svít</text:span><text:span text:style-name="T1343">í</text:span><text:span text:style-name="T1228">, když někam jdou?</text:span><text:span text:style-name="T1344">“</text:span></text:p>
      <text:p text:style-name="P797"><text:span text:style-name="T1348">Pán jeskyně:</text:span><text:span text:style-name="T1228"> </text:span><text:span text:style-name="T1342">„</text:span><text:span text:style-name="T1228">Hmm, něčím by asi měli. Na stole uprostřed jsou dvě lojové lampy. Jedna z nich je zapálená.</text:span><text:span text:style-name="T1342">“</text:span></text:p>
      <text:p text:style-name="P185"><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32" text:outline-level="3"><text:bookmark-start text:name="__RefHeading___Toc12862_4230435934"/>Kola<text:bookmark-end text:name="__RefHeading___Toc12862_4230435934"/></text:h>
      <text:p text:style-name="P182"><text:span text:style-name="T933">Když je jasné, kde se bude bojovat a kdo se boje účastní, začínají bojová kola. </text:span><text:span text:style-name="T1717">Každé představuje zhruba 3 vteřiny. Nejsou to tedy tahy, ve kterých by se hráči střídali, jsou to prostě jen krátké časové úseky a všechno se v nich děje současně.</text:span></text:p>
      <text:h text:style-name="P1033" text:outline-level="3"><text:bookmark-start text:name="__RefHeading___Toc1656_4210766435"/><text:soft-page-break/>Záměry<text:bookmark-end text:name="__RefHeading___Toc1656_4210766435"/></text:h>
      <text:p text:style-name="P210">Na začátku každého kola vám Pán jeskyně popíše, co dělají vaši protivníci. <text:span text:style-name="T1784">Mějte přitom na paměti, že to jsou jenom záměry, a co se opravdu stane, závisí na tom, co budete dělat vy a z části také na náhodě. </text:span></text:p>
      <text:p text:style-name="P699">Příklad<text:span text:style-name="T1729">:</text:span></text:p>
      <text:p text:style-name="P805"><text:span text:style-name="T643">Pán jeskyně:</text:span><text:span text:style-name="T472"> </text:span><text:span text:style-name="T522">„Ork </text:span><text:span text:style-name="T530">zved</text:span><text:span text:style-name="T541">á</text:span><text:span text:style-name="T530"> svůj kyj,</text:span><text:span text:style-name="T522"> </text:span><text:span text:style-name="T541">kousek popojde</text:span><text:span text:style-name="T530"> a zastav</text:span><text:span text:style-name="T541">í</text:span><text:span text:style-name="T530"> se v bojovém postoji</text:span><text:span text:style-name="T522">. </text:span><text:span text:style-name="T524">Goblin</text:span><text:span text:style-name="T522"> se drží </text:span><text:span text:style-name="T523">vzadu</text:span><text:span text:style-name="T522">. </text:span><text:span text:style-name="T525">Jednou</text:span><text:span text:style-name="T526"> rukou </text:span><text:span text:style-name="T522">ukazuje na </text:span><text:span text:style-name="T528">Gorondara</text:span><text:span text:style-name="T522"> a cosi u toho </text:span><text:span text:style-name="T527">mumlá</text:span><text:span text:style-name="T522">. Co dělá</text:span><text:span text:style-name="T542">te</text:span><text:span text:style-name="T522">?“</text:span></text:p>
      <text:p text:style-name="P210">Potom každý hráč popíše, co bude dělat jeho postava.</text:p>
      <text:h text:style-name="Heading_20_4" text:outline-level="4">Proveditelnost záměrů</text:h>
      <text:p text:style-name="P186">Když si nejsi jistý, jestli něco půjde udělat, zeptej se <text:span text:style-name="T1829">Pána jeskyně</text:span>.</text:p>
      <text:p text:style-name="P701">Příklad:</text:p>
      <text:p text:style-name="P802"><text:span text:style-name="T936">Pavel</text:span><text:span text:style-name="T935">:</text:span><text:span text:style-name="T472"> </text:span><text:span text:style-name="T522">„Půjde kolem toho orka proběhnout ke goblinovi?“</text:span></text:p>
      <text:p text:style-name="P800"><text:span text:style-name="T937">Pán jeskyně:</text:span><text:span text:style-name="T930"> </text:span><text:span text:style-name="T537">„</text:span><text:span text:style-name="T532">Určitě, místnost je dost široká.</text:span><text:span text:style-name="T533"> </text:span><text:span text:style-name="T532">Ork se ti v tom ale </text:span><text:span text:style-name="T535">nejspíš</text:span><text:span text:style-name="T532"> </text:span><text:span text:style-name="T534">bude</text:span><text:span text:style-name="T532"> snažit zabránit.</text:span><text:span text:style-name="T537">“</text:span></text:p>
      <text:p text:style-name="P184"><text:span text:style-name="T657">V</text:span><text:span text:style-name="T658">šimni si, že se </text:span><text:span text:style-name="T657">Pavel</text:span><text:span text:style-name="T658"> neptá, </text:span><text:span text:style-name="T666">jak je místnost široká</text:span><text:span text:style-name="T658">, ale </text:span><text:span text:style-name="T659">jestli půjde udělat to, co ho napadlo</text:span><text:span text:style-name="T658">. </text:span><text:span text:style-name="T660">A Pán jeskyně rovnou dodal, jaké to bude mít důsledky, aby s tím Pavel mohl počítat. </text:span><text:span text:style-name="T665">Když by něco udělat nešlo, měl by také navrhnout jiné možnosti:</text:span></text:p>
      <text:p text:style-name="P804"><text:span text:style-name="T936">Pavel</text:span><text:span text:style-name="T935">:</text:span><text:span text:style-name="T472"> </text:span><text:span text:style-name="T522">„</text:span><text:span text:style-name="T539">Zvládnu zvednout jeden z těch stolů, co jsou u stěn, a hodit ho orkovi na hlavu</text:span><text:span text:style-name="T522">?“</text:span></text:p>
      <text:p text:style-name="P801"><text:span text:style-name="T646">Pán jeskyně:</text:span><text:span text:style-name="T658"> </text:span><text:span text:style-name="T537">„</text:span><text:span text:style-name="T539">To asi </text:span><text:span text:style-name="T540">nedáš</text:span><text:span text:style-name="T539">, jsou fakt masivní</text:span><text:span text:style-name="T532">. </text:span><text:span text:style-name="T539">Ten uprostřed je ale mnohem menší, s tím </text:span><text:span text:style-name="T545">by to šlo</text:span><text:span text:style-name="T539">.</text:span><text:span text:style-name="T537">“</text:span></text:p>
      <text:h text:style-name="Heading_20_4" text:outline-level="4"><text:soft-page-break/><text:span text:style-name="T661">Ú</text:span><text:span text:style-name="T656">pravy záměrů</text:span></text:h>
      <text:p text:style-name="P261"><text:span text:style-name="T662">Co kdo chcete udělat, ř</text:span><text:span text:style-name="T661">íkejte samozřejmě postupně, abyste si rozuměli. Vaše postavy a jejich nepřátelé to ale budou dělat současně, takže </text:span><text:span text:style-name="T667">to můžete brát v úvahu</text:span><text:span text:style-name="T661"> a své plány </text:span><text:span text:style-name="T667">upravovat</text:span><text:span text:style-name="T661">. Stejně tak Pán jeskyně může </text:span><text:span text:style-name="T668">měnit</text:span><text:span text:style-name="T661"> záměry protivníků.</text:span></text:p>
      <text:p text:style-name="Example_20_Header">Příklad:</text:p>
      <text:p text:style-name="P807"><text:span text:style-name="T645">Katka:</text:span><text:span text:style-name="T661"> </text:span><text:span text:style-name="T536">„Zavolám </text:span><text:span text:style-name="T543">na Gorondara</text:span><text:span text:style-name="T536">: „</text:span><text:span text:style-name="T529">Utíkáme</text:span><text:span text:style-name="T536">!“ a běžím zp</text:span><text:span text:style-name="T544">átky</text:span><text:span text:style-name="T536">.“</text:span></text:p>
      <text:p text:style-name="P806"><text:span text:style-name="T644">Pavel</text:span><text:span text:style-name="T645">:</text:span><text:span text:style-name="T661"> </text:span><text:span text:style-name="T536">„</text:span><text:span text:style-name="T538">Z</text:span><text:span text:style-name="T531">kusím oběhnout orka a dostat se ke goblinovi, abych mu zabránil v mumlání.</text:span><text:span text:style-name="T536">“</text:span></text:p>
      <text:p text:style-name="Example"><text:span text:style-name="T1648">Katka</text:span><text:span text:style-name="T1646">:</text:span> <text:span text:style-name="T1097">„</text:span><text:span text:style-name="T1120">Aha, </text:span><text:span text:style-name="T1126">tak</text:span><text:span text:style-name="T1120"> v</text:span><text:span text:style-name="T1097"> tom případě </text:span><text:span text:style-name="T1126">se zastavím a připravím si luk</text:span><text:span text:style-name="T1097">. </text:span><text:span text:style-name="T1127">Rozhodně tady Gorondara nenechám.</text:span><text:span text:style-name="T1097">“</text:span></text:p>
      <text:p text:style-name="P795"><text:span text:style-name="T1204">P</text:span><text:span text:style-name="T1205">án jeskyně</text:span><text:span text:style-name="T1204">:</text:span><text:span text:style-name="T1097"> „</text:span><text:span text:style-name="T1121">Dobře. </text:span><text:span text:style-name="T1128">Ork vyráží Gorondarovi naproti, aby mu zablokoval cestu ke goblinovi</text:span><text:span text:style-name="T1121">. Goblin dál mumlá.</text:span><text:span text:style-name="T1097">“</text:span></text:p>
      <text:p text:style-name="P180"><text:span text:style-name="T632">S</text:span><text:span text:style-name="T636">nažte</text:span><text:span text:style-name="T632"> se </text:span><text:span text:style-name="T641">ale</text:span><text:span text:style-name="T632"> své záměry měnit </text:span><text:span text:style-name="T639">co nejméně</text:span><text:span text:style-name="T635">. </text:span><text:span text:style-name="T637">T</text:span><text:span text:style-name="T638">uto možnost máte</text:span><text:span text:style-name="T636">, aby</text:span><text:span text:style-name="T638">ste</text:span><text:span text:style-name="T636"> </text:span><text:span text:style-name="T638">mohli</text:span><text:span text:style-name="T636"> reagovat na </text:span><text:span text:style-name="T642">to, co dělají ostatní</text:span><text:span text:style-name="T636">, nikoliv</text:span><text:span text:style-name="T633"> abys</text:span><text:span text:style-name="T636">te </text:span><text:span text:style-name="T640">se s Pánem jeskyně snažili</text:span><text:span text:style-name="T636"> vzájemně</text:span><text:span text:style-name="T633"> přechytračit</text:span><text:span text:style-name="T634">.</text:span></text:p>
      <text:h text:style-name="Heading_20_4" text:outline-level="4">Co se dá stihnout v jednom kole</text:h>
      <text:p text:style-name="P183">Kolo trvá zhruba tři vteřiny, takže v něm můžeš udělat víc věcí, než jen máchnout mečem. <text:span text:style-name="T1719">Stihneš například:</text:span></text:p>
      <text:list xml:id="list4028598852" text:style-name="L82">
        <text:list-item>
          <text:p text:style-name="P1482"><text:span text:style-name="T1720">T</text:span>asit zbraň a <text:span text:style-name="T1721">rovnou</text:span> zaútočit.</text:p>
        </text:list-item>
      </text:list>
      <text:list xml:id="list1902221297" text:style-name="L83">
        <text:list-item>
          <text:p text:style-name="P1484"><text:span text:style-name="T1720">U</text:span>běhnout <text:span text:style-name="T1097">krátkou vzdálenost</text:span> a <text:span text:style-name="T1722">rovnou</text:span> <text:span text:style-name="T1723">zaútočit</text:span> na blízko.</text:p>
        </text:list-item>
        <text:list-item>
          <text:p text:style-name="P1485">Srazit protivníka k zemi a bodnout ho <text:span text:style-name="T1731">svou</text:span> zbraní.</text:p>
        </text:list-item>
        <text:list-item>
          <text:p text:style-name="P1483"><text:span text:style-name="T1724">N</text:span>abít luk a vystřelit.</text:p>
        </text:list-item>
        <text:list-item>
          <text:p text:style-name="P1486">Vystřelit na někoho z kuše.</text:p>
        </text:list-item>
        <text:list-item>
          <text:p text:style-name="P1487"><text:soft-page-break/>Sundat ze zad luk nebo jinou zbraň.</text:p>
        </text:list-item>
        <text:list-item>
          <text:p text:style-name="P1488">Opatrně něco položit na zem.</text:p>
        </text:list-item>
        <text:list-item>
          <text:p text:style-name="P1487">Vytáhnout z opasku lektvar.</text:p>
        </text:list-item>
        <text:list-item>
          <text:p text:style-name="P1487">Sundat ze zad tornu.</text:p>
        </text:list-item>
        <text:list-item>
          <text:p text:style-name="P1487">Vyndat něco z<text:span text:style-name="T1725">e sundané</text:span> torny.</text:p>
        </text:list-item>
        <text:list-item>
          <text:p text:style-name="P1489">Vypít <text:span text:style-name="T1718">připravený</text:span> lektvar.</text:p>
        </text:list-item>
        <text:list-item>
          <text:p text:style-name="P1489">Seslat kouzlo.</text:p>
        </text:list-item>
        <text:list-item>
          <text:p text:style-name="P1490">Zamířit.</text:p>
        </text:list-item>
        <text:list-item>
          <text:p text:style-name="P1491">Soustředit se na obranu.</text:p>
        </text:list-item>
        <text:list-item>
          <text:p text:style-name="P1492"><text:span text:style-name="T1726">Pokusit se dostat</text:span> z nevýhodné situace.</text:p>
        </text:list-item>
        <text:list-item>
          <text:p text:style-name="P1493"><text:span text:style-name="T1727">P</text:span>očíhat <text:span text:style-name="T1727">si</text:span> na vhodnou chvíli k útoku.</text:p>
        </text:list-item>
      </text:list>
      <text:p text:style-name="P190">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87">Vzdálenost odhadujeme <text:s/><text:span text:style-name="T1732">v počtech kol běhu</text:span>:</text:p>
      <text:list xml:id="list774904499" text:style-name="L84">
        <text:list-item>
          <text:p text:style-name="P1494"><text:span text:style-name="T1646">Kontaktní</text:span> – <text:span text:style-name="T1741">jeden či dva kroky od tebe</text:span></text:p>
          <text:list>
            <text:list-item>
              <text:p text:style-name="P1495">Protivník<text:span text:style-name="T1713">y</text:span> v kontaktní vzdálenosti můžeš <text:span text:style-name="T1714">ohrozit</text:span> zblízka, <text:span text:style-name="T1715">i když se od tebe v tomto kole snaží utéct</text:span>.</text:p>
            </text:list-item>
          </text:list>
        </text:list-item>
        <text:list-item>
          <text:p text:style-name="P1494"><text:span text:style-name="T1646">Krátká</text:span> – v dostřelu malé vrhací zbraně</text:p>
          <text:list>
            <text:list-item>
              <text:p text:style-name="P1496"><text:span text:style-name="T1742">Krátkou vzdálenost můžeš</text:span> uběhnout za 1 kolo a rovnou útočit <text:span text:style-name="T1734">na blízko. Pokud ovšem od tebe protivník utíká, tak ho nejdřív musíš dohonit.</text:span></text:p>
            </text:list-item>
          </text:list>
        </text:list-item>
        <text:list-item>
          <text:p text:style-name="P1494"><text:soft-page-break/><text:span text:style-name="T1646">Střední</text:span> – v dostřelu <text:span text:style-name="T1735">oštěpu</text:span> nebo kuše</text:p>
          <text:list>
            <text:list-item>
              <text:p text:style-name="P1497">Dá se uběhnout za <text:span text:style-name="T1733">2-4</text:span> kola.</text:p>
            </text:list-item>
          </text:list>
        </text:list-item>
        <text:list-item>
          <text:p text:style-name="P1494"><text:span text:style-name="T1646">Dlouhá</text:span> – v dostřelu dlouhého luku</text:p>
          <text:list>
            <text:list-item>
              <text:p text:style-name="P1497">Dá se uběhnout za <text:span text:style-name="T1736">5-16</text:span> kol.</text:p>
            </text:list-item>
          </text:list>
        </text:list-item>
      </text:list>
      <text:p text:style-name="P223">Při běhu nezvládneš dělat nic moc jiného – <text:span text:style-name="T1830">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88"><text:span text:style-name="T174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22">krátkou vzdálenost</text:span><text:span text:style-name="T1737"> jim zabere dvě kola nebo i více.<text:line-break/><text:tab/>K popsání rychlosti různých tvorů proto používáme následující stupnici:</text:span></text:p>
      <text:list xml:id="list477293760" text:style-name="L85">
        <text:list-item>
          <text:p text:style-name="P1498">pomalá chůze – rychlá chůze – běh – koňský běh</text:p>
        </text:list-item>
      </text:list>
      <text:p text:style-name="P213">Každý <text:span text:style-name="T1831">další</text:span> stupeň je dvojnásobkem předchozího. Vzdálenost, kterou pomalu ujdeš za 8 kol, tedy rychlou chůzí zabere jen 4 kola, během 2 kola a kůň nebo vlk ji uběhne za 1 kolo.</text:p>
      <text:list xml:id="list430972394" text:style-name="L86">
        <text:list-item>
          <text:p text:style-name="P1499">Pokud nějaké kouzlo nebo schopnost vyžaduje <text:span text:style-name="T1097">soustředění</text:span>, můžeš se u toho <text:span text:style-name="T1804">pohybovat pouze </text:span><text:span text:style-name="T1134">pomalou chůzí</text:span><text:span text:style-name="T1804">. V jednom kole </text:span><text:span text:style-name="T1134">soustředění</text:span><text:span text:style-name="T1804"> tedy zvládneš ujít jen pár kroků</text:span>.</text:p>
        </text:list-item>
        <text:list-item>
          <text:p text:style-name="P1499"><text:span text:style-name="T1803">Když</text:span> jsi <text:span text:style-name="T1097">vyřazený z boje</text:span><text:span text:style-name="T1226">, </text:span><text:span text:style-name="T1249">zvládneš se jen pomalu plazit, případně se s něčí pomocí belhat</text:span><text:span text:style-name="T1226">. </text:span><text:span text:style-name="T1250">Můžeš se tedy také pohybovat jen rychlostí </text:span><text:span text:style-name="T1135">pomalé chůze</text:span><text:span text:style-name="T1250">.</text:span></text:p>
        </text:list-item>
      </text:list>
      <text:h text:style-name="Heading_20_5" text:outline-level="5"><text:soft-page-break/>Zrychlení a zpomalení</text:h>
      <text:p text:style-name="P189"><text:span text:style-name="T1744">Když nějaká schopnost nebo kouzlo způsobuje </text:span><text:span text:style-name="T1123">zpomalení</text:span><text:span text:style-name="T1738">, znamená to snížení rychlosti na polovinu, tedy posun o stupeň rychlosti dolů. </text:span><text:span text:style-name="T1119">Z</text:span><text:span text:style-name="T1123">rychlující</text:span><text:span text:style-name="T1738"> kouzla a efekty naopak zvyšují rychlost pohybu na dvojnásobek a posouvají tedy o stupeň rychlosti nahoru.</text:span></text:p>
      <text:h text:style-name="P1034" text:outline-level="3"><text:bookmark-start text:name="__RefHeading___Toc12864_4230435934"/>Vyhodnocení<text:bookmark-end text:name="__RefHeading___Toc12864_4230435934"/></text:h>
      <text:p text:style-name="P191"><text:span text:style-name="T1739">Když je jasné, co kdo chce udělat, je třeba určit, jak to dopadne</text:span>.</text:p>
      <text:list xml:id="list2998073862" text:style-name="L87">
        <text:list-item>
          <text:p text:style-name="P1500"><text:span text:style-name="T1740">Když chceš někoho zranit, srazit k zemi, vyrazit mu zbraň, v něčem mu zabránit, ovlivnit ho kouzlem, nebo jej jakkoliv jinak ohrozit nebo omezit, házíš si proti němu </text:span><text:span text:style-name="T1124">na úspěch</text:span><text:span text:style-name="T1740">.</text:span></text:p>
          <text:list>
            <text:list-item>
              <text:p text:style-name="P1501">Když tě tvůj cíl chce také ohrozit,<text:span text:style-name="T1788"> tvůj </text:span><text:span text:style-name="T1129">hod na úspěch</text:span><text:span text:style-name="T1788"> se porovná s jeho </text:span><text:span text:style-name="T1129">hodem</text:span><text:span text:style-name="T1097"> na úspěch</text:span>.</text:p>
            </text:list-item>
            <text:list-item>
              <text:p text:style-name="P1501">Pokud tě v tomto kole ohrozit nechce, třeba proto, že útočí na někoho jiného, hází si proti tobě <text:span text:style-name="T1097">na obranu</text:span>.</text:p>
            </text:list-item>
          </text:list>
        </text:list-item>
        <text:list-item>
          <text:p text:style-name="P1502">Když v tomto kole nikoho neohrožuješ, <text:span text:style-name="T1097">na úspěch</text:span> si <text:span text:style-name="T1787">házet nemusíš. To, co chceš udělat, se ti nepovede pouze v případě, že ti v tom někdo úspěšně zabrání.</text:span></text:p>
        </text:list-item>
      </text:list>
      <text:p text:style-name="P214">Takto se postupně hází za všechny účastníky boje. Za hráčské postavy a jejich pomocníky hází hráči postav, za nestvůry a protivníky hází Pán jeskyně.</text:p>
      <text:h text:style-name="Heading_20_4" text:outline-level="4">Hod <text:span text:style-name="T1716">na úspěch</text:span></text:h>
      <text:p text:style-name="P23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5"><text:soft-page-break/><text:span text:style-name="T1372">Síla se přičítá</text:span><text:span text:style-name="T1378">, když</text:span><text:span text:style-name="T1372">:</text:span></text:p>
      <text:list xml:id="list1231431090" text:style-name="L88">
        <text:list-item>
          <text:p text:style-name="P1215">Snažíš se někomu utéct nebo ho naopak doběhnout.</text:p>
        </text:list-item>
        <text:list-item>
          <text:p text:style-name="P1215">S někým se přetlačuješ nebo přetahuješ.</text:p>
        </text:list-item>
        <text:list-item>
          <text:p text:style-name="P1215">Snažíš se protivníka někam zatlačit nebo ho srazit k zemi.</text:p>
        </text:list-item>
        <text:list-item>
          <text:p text:style-name="P1217">Bojuješ <text:span text:style-name="T1801">na blízko</text:span> v těžké zbroji <text:span text:style-name="T1805">(s libovolnou zbraní)</text:span>.</text:p>
        </text:list-item>
        <text:list-item>
          <text:p text:style-name="P1215">Bojuješ beze zbraně.</text:p>
        </text:list-item>
        <text:list-item>
          <text:p text:style-name="P1215">Bojuješ <text:span text:style-name="T1799">nebo házíš</text:span> těžkou zbraní.</text:p>
        </text:list-item>
        <text:list-item>
          <text:p text:style-name="P1503"><text:span text:style-name="T1372">Bojuješ </text:span><text:span text:style-name="T1374">nebo házíš</text:span><text:span text:style-name="T1372"> lehkou zbraní a spoléháš se spíš na hrubou sílu než na techniku.</text:span></text:p>
        </text:list-item>
      </text:list>
      <text:p text:style-name="P216">Finesa se přičítá, když:</text:p>
      <text:list xml:id="list1903683515" text:style-name="L89">
        <text:list-item>
          <text:p text:style-name="P1216">Střílíš libovolnou zbraní.</text:p>
        </text:list-item>
        <text:list-item>
          <text:p text:style-name="P1216">Snažíš se někomu podrazit nohy.</text:p>
        </text:list-item>
        <text:list-item>
          <text:p text:style-name="P1218">Při útěku kličkuješ nebo využíváš překážky.</text:p>
        </text:list-item>
        <text:list-item>
          <text:p text:style-name="P1219">Chceš se kolem někoho prosmýknout, nebo vyklouznout z nevýhodné pozice.</text:p>
        </text:list-item>
        <text:list-item>
          <text:p text:style-name="P1504"><text:span text:style-name="T1372">Bojuješ </text:span><text:span text:style-name="T1375">nebo házíš</text:span><text:span text:style-name="T1372"> lehkou zbraní a spoléháš se na rychlost, technik</text:span><text:span text:style-name="T1376">u </text:span><text:span text:style-name="T1377">nebo</text:span><text:span text:style-name="T1376"> přesnost.</text:span></text:p>
        </text:list-item>
      </text:list>
      <text:p text:style-name="P216">Duše se počítá, když:</text:p>
      <text:list xml:id="list192655008902235" text:continue-numbering="true" text:style-name="L89">
        <text:list-item>
          <text:p text:style-name="P1216">Sesíláš kouzlo (je jedno jestli ze svitku, z hůlky nebo z čehokoliv jiného).</text:p>
        </text:list-item>
      </text:list>
      <text:p text:style-name="P964"><text:soft-page-break/><text:span text:style-name="T1373">N</text:span><text:span text:style-name="T1372">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08">Když chceš protivníka <text:span text:style-name="T1789">po</text:span>valit, h<text:span text:style-name="T1791">áz</text:span>íš si Silou. Když mu chceš podrazit nohy, h<text:span text:style-name="T1791">áz</text:span>íš si Finesou. <text:span text:style-name="T1790">V obou případech ho v případě úspěchu dostaneš na zem. Rozdíl je jen v tom, jak to uděláš.</text:span></text:p>
      <text:p text:style-name="Text_20_body"><text:span text:style-name="T1832">Stejně postupujte, k</text:span>dyž chceš udělat něco, u čeho pravidla <text:span text:style-name="T1800">použitou vlastnost neurčují.</text:span></text:p>
      <text:h text:style-name="Heading_20_4" text:outline-level="4">Hod na obranu</text:h>
      <text:p text:style-name="P211"><text:span text:style-name="T1097">Na obranu</text:span> se hází stejně jako <text:span text:style-name="T1097">na úspěch</text:span>: 1k6 + vlastnost + postihy a bonusy. Rozdíl je jen v tom, jakou vlastnost si přič<text:span text:style-name="T1802">ítáš</text:span>.</text:p>
      <text:list xml:id="list3162859935" text:style-name="L90">
        <text:list-item>
          <text:p text:style-name="P1505">Když před něčím uhýbáš, ať už před střelbou, před ránou mečem, nebo třeba před letící <text:span text:style-name="T1097">ohnivou koulí</text:span>, házíš si na obranu Finesou.</text:p>
        </text:list-item>
        <text:list-item>
          <text:p text:style-name="P1505"><text:span text:style-name="T1786">Pokud</text:span> se bráníš před něčím, čemu nejde uhnout, třeba <text:span text:style-name="T1786">když</text:span> odoláváš jedu nebo kouzlu, které se sesílá přímo na cíl (například <text:span text:style-name="T1097">vzplanutí</text:span>), házíš si na obranu Silou.</text:p>
        </text:list-item>
        <text:list-item>
          <text:p text:style-name="P1505">Když se bráníš zbraní <text:span text:style-name="T1792">nebo štítem</text:span>, tak si házíš stejnou vlastností jako <text:span text:style-name="T1097">na </text:span><text:span text:style-name="T1133">úspěch</text:span><text:span text:style-name="T1097">.</text:span></text:p>
        </text:list-item>
        <text:list-item>
          <text:p text:style-name="P1505">Když odoláváš psychickému nebo duševnímu kouzlu nebo nehmotnému útoku, házíš si na obranu Duší.</text:p>
        </text:list-item>
      </text:list>
      <text:p text:style-name="P211"><text:span text:style-name="T1231">Mysli na to</text:span>, že na obranu si házíš pouze proti útočníkům, které v tomto <text:span text:style-name="T1793">kole</text:span> neohrožuješ. Když se tedy s někým přetlačuješ, šermuješ s ním, sesíláš na něj kouzlo a podobně, neházíš si proti němu <text:span text:style-name="T1097">na obranu</text:span>, ale <text:span text:style-name="T1097">na úspěch</text:span>.</text:p>
      <text:p text:style-name="P703"><text:soft-page-break/>Příklad:</text:p>
      <text:p text:style-name="P862"><text:span text:style-name="T1794">Gorondar chce proběhnout kolem orka, aby se dostal ke goblinovi. Pavel si tedy proti orkovi bude házet </text:span><text:span text:style-name="T1130">na obranu</text:span><text:span text:style-name="T1229">, </text:span><text:span text:style-name="T1230">protože chce ohrozit goblina, nikoliv orka. </text:span><text:span text:style-name="T1232">Když se mu podaří proběhnout kolem orka, tak si proti goblinovi bude házet </text:span><text:span text:style-name="T1131">na úspěch</text:span><text:span text:style-name="T1232">.</text:span></text:p>
      <text:p text:style-name="P314"><text:span text:style-name="T1232">V</text:span><text:span text:style-name="T1226">ětšinou kouzel se nedá bránit – pokud například sesíláš </text:span><text:span text:style-name="T1097">modrý blesk</text:span><text:span text:style-name="T1226"> na jednoho skřeta, tak proti němu si házíš na úspěch Duší ale proti druhému se musíš bránit Silou nebo Finesou. V některých případech ale obrana kouzlem smysl dává: Když se </text:span><text:span text:style-name="T1271">například</text:span><text:span text:style-name="T1226"> chceš vyhnout útoku tak, že se pomocí kouzla </text:span><text:span text:style-name="T1097">hyperprostor</text:span><text:span text:style-name="T1226"> přemístíš z dosahu </text:span><text:span text:style-name="T1272">útočníka</text:span><text:span text:style-name="T1226">, tak si na obranu házíš Duší.</text:span></text:p>
      <text:h text:style-name="Heading_20_5" text:outline-level="5">Obrana proti kouzlům</text:h>
      <text:p text:style-name="P212">U kouzel je vždy uvedeno, jakou vlastností si cíle hází na obranu. Platí to ale pouze <text:span text:style-name="T1797">pro</text:span> <text:span text:style-name="T1097">hod na obranu</text:span> – pokud kouzelníka v tomto kole ohrožuješ, neházíš si <text:span text:style-name="T1097">na obranu</text:span>, ale <text:span text:style-name="T1097">na úspěch</text:span>, a přičítáš si tedy vlastnost podle toho, co děláš, nikoliv podle toho, proti čemu se bráníš.</text:p>
      <text:p text:style-name="Example_20_Header">Příklad:</text:p>
      <text:p text:style-name="P854"><text:span text:style-name="T1795">Pokud se </text:span>Gorondar <text:span text:style-name="T1795">neubrání před orkem, bude to znamenat, že mu ork zabránil v tom, aby se dostal ke goblinovi. Nebude ho tedy moci ohrozit a místo </text:span><text:span text:style-name="T1131">na úspěch</text:span><text:span text:style-name="T1795"> si proti němu bude házet </text:span><text:span text:style-name="T1131">na obranu</text:span><text:span text:style-name="T1795">.</text:span></text:p>
      <text:h text:style-name="Heading_20_5" text:outline-level="5">Nehybný cíl</text:h>
      <text:p text:style-name="P272">Když se cíl nemůže hýbat, například proto, že je pevně svázaný, je v bezvědomí, nebo je to třeba nehybný sloup, na obranu si hází 0 + k6 <text:span text:style-name="T1967">a nepočítá si žádné postihy ani bonusy</text:span>.</text:p>
      <text:h text:style-name="P1164" text:outline-level="5">Nulová obrana je nejhorší možná</text:h>
      <text:p text:style-name="P272"><text:span text:style-name="T1968">Nemůžeš mít horší obranu, než když se vůbec nebráníš</text:span>.</text:p>
      <text:list xml:id="list379602978" text:style-name="L91">
        <text:list-item>
          <text:p text:style-name="P1506"><text:soft-page-break/>Když máš tak velké postihy, že bys měl na obranu házet méně než 0 + k6, <text:span text:style-name="T1968">házíš</text:span> si místo toho 0 + k6.</text:p>
        </text:list-item>
      </text:list>
      <text:h text:style-name="P987" text:outline-level="4">Pořadí házení</text:h>
      <text:p text:style-name="P957"><text:span text:style-name="T1251">V</text:span><text:span text:style-name="T1233"> některých případech záleží na tom</text:span><text:span text:style-name="T1232">, v jakém pořadí se hází.</text:span></text:p>
      <text:p text:style-name="P704">Příklad:</text:p>
      <text:p text:style-name="Example"><text:span text:style-name="T1796">Předtím, než si budeme moci hodit, jak dopadne střetnutí Gorondara s goblinem, musíme nejprve zjistit</text:span>, jestli se Gorondar <text:span text:style-name="T1796">prosmýkne kolem orka</text:span>. Nejdřív tedy musí Pán jeskyně hodit za orka na úspěch a Pavel za Gorondara na obranu. Výsledek rozhodne o tom, j<text:span text:style-name="T1798">estli</text:span> si Gorondar bude <text:span text:style-name="T1798">proti goblinovi moci hodit </text:span><text:span text:style-name="T1132">na úspěch</text:span><text:span text:style-name="T1798">, nebo si bude házet jen </text:span><text:span text:style-name="T1132">na obranu</text:span>.</text:p>
      <text:p text:style-name="P959"><text:span text:style-name="T1252">Na pořadí hodů může záležet</text:span><text:span text:style-name="T1246">, i když se zrovna nesnažíš</text:span><text:span text:style-name="T1226"> protivníkovi zabránit v zamýšlené akci.</text:span></text:p>
      <text:p text:style-name="Example_20_Header">Příklad:</text:p>
      <text:p text:style-name="Example"><text:span text:style-name="T1226">Když by měla Naria připravený luk a chtěla střílet na orka, mohlo by se jí podařit </text:span><text:span text:style-name="T1239">ho zranit nebo jinak </text:span><text:span text:style-name="T1247">z</text:span><text:span text:style-name="T1248">nevýhodnit</text:span><text:span text:style-name="T1239">. Ork by potom měl nižší šanci zabránit Gorondarovi v tom, aby se dostal ke goblinovi.</text:span></text:p>
      <text:p text:style-name="P960"><text:span text:style-name="T1226">Na tomto příkladu je také vidět, že záměry mohou být zřetězené: Nejdřív si musí hodit Katka, abychom zjistili, jestli se jí podaří orka vyřadit, nebo alespoň </text:span><text:span text:style-name="T1240">znevýhodnit</text:span><text:span text:style-name="T1226">. Pokud orka nevyřadí, bude Pán jeskyně házet na jeho pokus zastavit Gorondara. Když se mu to nepodaří, bude si teprve Pavel moci hodit na Gorondarův pokus zabránit goblinovi v mumlání.</text:span></text:p>
      <text:list xml:id="list2112203538" text:style-name="L92">
        <text:list-item>
          <text:p text:style-name="P1507"><text:span text:style-name="T1238">K</text:span><text:span text:style-name="T1236">dykoliv se někdo snaží ohrozit protivníka, který zamýšlí ohrozit někoho jiného, hází přednostně</text:span><text:span text:style-name="T1234">. </text:span><text:span text:style-name="T1241">A to v pořadí, v jakém na sebe akce logicky navazují.</text:span></text:p>
        </text:list-item>
      </text:list>
      <text:p text:style-name="P958"><text:soft-page-break/><text:span text:style-name="T1237">Když se </text:span><text:span text:style-name="T1242">stejného</text:span><text:span text:style-name="T1237"> protivník</text:span><text:span text:style-name="T1235">a </text:span><text:span text:style-name="T1236">snaží ohrozit více </text:span><text:span text:style-name="T1253">hráčských</text:span><text:span text:style-name="T1236"> postav </text:span><text:span text:style-name="T1245">nebo jejich pomocníků</text:span><text:span text:style-name="T1237">, </text:span><text:span text:style-name="T1243">tak se </text:span><text:span text:style-name="T1236">na</text:span><text:span text:style-name="T1237"> </text:span><text:span text:style-name="T1236">pořadí </text:span><text:span text:style-name="T1243">házení</text:span><text:span text:style-name="T1236"> můžete domluvit</text:span><text:span text:style-name="T1237">. </text:span><text:span text:style-name="T1244">K</text:span><text:span text:style-name="T1237">dyž se více protivníků snaží </text:span><text:span text:style-name="T1235">ohrozit</text:span><text:span text:style-name="T1237"> stejn</text:span><text:span text:style-name="T1235">ou</text:span><text:span text:style-name="T1237"> postav</text:span><text:span text:style-name="T1235">u</text:span><text:span text:style-name="T1237">, o pořadí </text:span><text:span text:style-name="T1236">jejich hodů</text:span><text:span text:style-name="T1237"> rozhoduje Pán jeskyně.</text:span></text:p>
      <text:h text:style-name="P988" text:outline-level="4"><text:span text:style-name="T1781">V</text:span>ýhod<text:span text:style-name="T1781">y</text:span> a nevýhod<text:span text:style-name="T1785">y</text:span></text:h>
      <text:p text:style-name="P194"><text:span text:style-name="T1806">Podmínky při boji nejsou vždycky vyrovnané</text:span>. <text:span text:style-name="T1806">Když například stojíš po pás ve vodě a tvůj protivník je na břehu, budeš mít proti němu nevýhodu.</text:span></text:p>
      <text:list xml:id="list1147018854" text:style-name="L93">
        <text:list-item>
          <text:p text:style-name="P1508">Za každou výhodu si k hodu přičti 1 a za každou nevýhodu si naopak odečti 1.</text:p>
        </text:list-item>
      </text:list>
      <text:p text:style-name="P232">Bonus <text:span text:style-name="T1867">za výhodu</text:span> si počítáš <text:span text:style-name="T1868">až od chvíle, kdy se do ní skutečně dostaneš</text:span>.</text:p>
      <text:p text:style-name="P708">Příklad:</text:p>
      <text:p text:style-name="P825">Když boj začíná popisem že se vykláníš zpoza rohu a někdo na tebe střílí, počítáš si výhodu za kryt. <text:span text:style-name="T1763">Když </text:span><text:span text:style-name="T1765">ale</text:span><text:span text:style-name="T1763"> boj začíná popisem, že jsi uprostřed místnosti a někdo na tebe střílí, a ty ohlásíš, že se </text:span><text:span text:style-name="T1764">skočíš za stůl</text:span><text:span text:style-name="T1763">, </text:span><text:span text:style-name="T1764">tak si výhodu za kryt budeš počítat až od příštího kola, </text:span><text:span text:style-name="T1766">protože do krytu se dostaneš až v průběhu tohoto kola</text:span><text:span text:style-name="T1764">.</text:span></text:p>
      <text:p text:style-name="P199">Postih za nevýhodu si počítáš už od chvíle, kdy se do ní dostaneš.</text:p>
      <text:p text:style-name="P709">Příklad:</text:p>
      <text:p text:style-name="P811">Gorondar chytil skřeta pod krkem a přimáčkne ho ke stěně. Naria na skřeta střílí z luku. Jelikož Katka hází až po Pavlovi, přičte si k hodu bonus za výhodu, protože skřet už je Gorondarem přitisknutý ke zdi.</text:p>
      <text:p text:style-name="P196"><text:span text:style-name="T1745">B</text:span>onus nebo postih si vždy přičítá hráč <text:span text:style-name="T1745">postavy</text:span>. <text:span text:style-name="T1838">Vždycky také říkej nahlas, jaké postihy a bonusy si počítáš a za co jsou.</text:span></text:p>
      <text:p text:style-name="Example_20_Header"><text:soft-page-break/>Příklad:</text:p>
      <text:p text:style-name="P822">Gorondar stojí na břehu řeky a útočí na skřeta, který se z ní snaží vyběhnout. V této situaci můžeme říct, že skřet má proti Gorondarovi nevýhodu, nebo <text:span text:style-name="T1840">také</text:span> že Gorondar má proti skřetovi výhodu – znamená to to samé, <text:span text:style-name="T1835">pořád je to ta samá situace</text:span>. <text:span text:style-name="T1836">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46">Pavel:</text:span> <text:span text:style-name="T1097">„</text:span><text:span text:style-name="T1139">Házím Silou a počítám si +1, </text:span><text:span text:style-name="T1140">proto</text:span><text:span text:style-name="T1139">že jsem na břehu řeky a skřet se brodí vodou.</text:span><text:span text:style-name="T1097">“</text:span></text:p>
      <text:p text:style-name="P196">Jsou k tomu <text:span text:style-name="T1746">tři</text:span> důvody:</text:p>
      <text:list xml:id="list4189352073" text:style-name="L94">
        <text:list-item>
          <text:p text:style-name="P1509">Když <text:span text:style-name="T1837">bonus nebo postih</text:span> <text:span text:style-name="T174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510">Nestane se vám, že byste stejnou okolnost započítali dvakrát.</text:p>
        </text:list-item>
        <text:list-item>
          <text:p text:style-name="P1511">Ulehčíte t<text:span text:style-name="T1747">ím</text:span> práci Pánovi jeskyně, který jí má v boji víc než dost.</text:p>
        </text:list-item>
      </text:list>
      <text:p text:style-name="P195"><text:span text:style-name="T1809">Když se něco vztahuje na tebe stejně jako na tvého protivníka, výhodu za to nebude mít žádný z vás</text:span>.</text:p>
      <text:p text:style-name="P705">Příklad:</text:p>
      <text:p text:style-name="P809">Když bojuješ <text:span text:style-name="T1810">po tmě</text:span> a ani ty ani tvůj protivník nemáte <text:span text:style-name="T1136">infravidění</text:span><text:span text:style-name="T1808"> ani </text:span><text:span text:style-name="T1136">ultrasluch</text:span>, tak vás tma omezuje oba stejně <text:span text:style-name="T1841">a postih ani bonus si nepočítáš</text:span>.</text:p>
      <text:p text:style-name="P197"><text:soft-page-break/>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4">Nejčastější druhy <text:span text:style-name="T1816">výhod a</text:span> nevýhod <text:span text:style-name="T1816">v boji</text:span> jsou:</text:p>
      <text:list xml:id="list430237556" text:style-name="L95">
        <text:list-item>
          <text:p text:style-name="P1519"><text:span text:style-name="T1811">Ztížení</text:span> pohybu</text:p>
          <text:list>
            <text:list-header>
              <text:p text:style-name="P974">Jsi zalehnutý, jsi zatlačený do rohu nebo přimáčknutý ke stěně, jsi po pás ve vodě, brodíš se v bahně, <text:span text:style-name="T1817">balancuješ na hraně propasti,</text:span> <text:span text:style-name="T1812">máš vážně zraněnou nohu, neseš spolubojovníka nebo jiný nadměrný náklad.</text:span></text:p>
            </text:list-header>
          </text:list>
        </text:list-item>
        <text:list-item>
          <text:p text:style-name="P1520"><text:span text:style-name="T1811">Ztížení</text:span> viditelnosti</text:p>
          <text:list>
            <text:list-header>
              <text:p text:style-name="P974">Bojuješ se zavázanýma očima, <text:span text:style-name="T1814">neseš světlo a někdo na tebe střílí ze tmy</text:span>, <text:span text:style-name="T1813">máš písek v očích, protivník je neviditelný, cíl je schovaný v křoví.</text:span></text:p>
            </text:list-header>
          </text:list>
        </text:list-item>
        <text:list-item>
          <text:p text:style-name="P1521">Nevhodná zbraň</text:p>
          <text:list>
            <text:list-header>
              <text:p text:style-name="P974">Bojuješ s kopím v úzkém prostoru, používáš meč při zápasení na zemi.</text:p>
            </text:list-header>
          </text:list>
        </text:list-item>
        <text:list-item>
          <text:p text:style-name="P1522">Nadměrný náklad</text:p>
          <text:list>
            <text:list-header>
              <text:p text:style-name="P973">Neseš těžkou truhlu, táhneš vyřazeného spolubojovníka, neseš několik velkých zbraní.</text:p>
            </text:list-header>
          </text:list>
        </text:list-item>
        <text:list-item>
          <text:p text:style-name="P1523">Kryt</text:p>
          <text:list>
            <text:list-header>
              <text:p text:style-name="P974">Střílíš zpoza rohu, bráníš hradby před ztečí.</text:p>
            </text:list-header>
          </text:list>
        </text:list-item>
        <text:list-item>
          <text:p text:style-name="P1524">Dezorientace</text:p>
          <text:list>
            <text:list-header>
              <text:p text:style-name="P974"><text:span text:style-name="T1817">Máš vážné zranění hlavy, působí na tebe kouzlo nebo schopnost způsobující halucinace, zmatení nebo ztrátu paměti</text:span>.</text:p>
            </text:list-header>
          </text:list>
        </text:list-item>
        <text:list-item>
          <text:p text:style-name="P1525"><text:soft-page-break/>Strach</text:p>
          <text:list>
            <text:list-header>
              <text:p text:style-name="P975">Působí na tebe kouzlo nebo schopnost způsobující magický <text:span text:style-name="T1097">strach</text:span>.</text:p>
            </text:list-header>
          </text:list>
        </text:list-item>
        <text:list-item>
          <text:p text:style-name="P1526">Vyvedení z rovnováhy</text:p>
          <text:list>
            <text:list-header>
              <text:p text:style-name="P974">Dostal jsi těžký zásah, někdo do tebe narazil.</text:p>
            </text:list-header>
          </text:list>
        </text:list-item>
        <text:list-item>
          <text:p text:style-name="P1527">Překvapení</text:p>
          <text:list>
            <text:list-header>
              <text:p text:style-name="P974">O útočníkovi jsi nevěděl a útok jsi nečekal.</text:p>
            </text:list-header>
          </text:list>
        </text:list-item>
        <text:list-item>
          <text:p text:style-name="P1528">Střelba na protivníka, který k tobě běží</text:p>
          <text:list>
            <text:list-header>
              <text:p text:style-name="P976">Když chceš zaútočit zblízka na protivníka, který útočí na dálku (střílí z luku, sesílá <text:span text:style-name="T1097">modrý blesk</text:span> a podobně) a na začátku kola nejste v kontaktní vzdálenosti, takže k němu musíš nejdřív doběhnout, střelec má proti tobě výhodu.</text:p>
            </text:list-header>
          </text:list>
        </text:list-item>
        <text:list-item>
          <text:p text:style-name="P1528">Střelba na <text:span text:style-name="T1846">útočníka zblízka</text:span></text:p>
          <text:list>
            <text:list-header>
              <text:p text:style-name="P977">Když <text:span text:style-name="T1834">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529">Střelba na běžící cíl</text:p>
          <text:list>
            <text:list-header>
              <text:p text:style-name="P978">Běžící cíl se hůře zasahuje, střelec má tedy nevýhodu. Platí to i pro útoky vrhací zbraní nebo kouzlem, kterému se cíl brání Finesou (jde tedy před ním uhýbat).</text:p>
            </text:list-header>
          </text:list>
        </text:list-item>
        <text:list-item>
          <text:p text:style-name="P1530">Útok <text:span text:style-name="T1815">do zad</text:span></text:p>
          <text:list>
            <text:list-header>
              <text:p text:style-name="P974">Protivník utíká z boje nebo probíhá kolem tebe, protivník je obklíčený, v tomto kole tě neohrožuje a máš dost prostoru, aby ses mu dostal do zad.</text:p>
            </text:list-header>
          </text:list>
        </text:list-item>
      </text:list>
      <text:h text:style-name="P1165" text:outline-level="5"><text:soft-page-break/>Sčítání výhod a nevýhod</text:h>
      <text:p text:style-name="P198"><text:span text:style-name="T1862">Postihy a bonusy za v</text:span>ýhody <text:span text:style-name="T1862">nebo</text:span> nevýhody stejného druhu se nesčítají.</text:p>
      <text:p text:style-name="P707">Příklad:</text:p>
      <text:p text:style-name="P823"><text:span text:style-name="T1807">Když</text:span> tě někdo zatlačí do rohu místnosti a pak tě <text:span text:style-name="T1839">přitiskne ke zdi</text:span>, tak si počítáš jen -1, protože obojí ti omezuje pohyb.</text:p>
      <text:p text:style-name="P198"><text:span text:style-name="T1862">Postihy a bonusy za v</text:span>ýhody <text:span text:style-name="T1862">nebo</text:span> nevýhody <text:span text:style-name="T1863">různ</text:span>ého druhu se sčítají.</text:p>
      <text:p text:style-name="P707">Příklad:</text:p>
      <text:p text:style-name="P812">Když Gorondar skočí na skřeta, zalehne ho a mázne mu bláto do očí, tak si skřet bude počítat postih celkem -2, protože zalehnutí mu omezuje pohyb a bláto v očích viditelnost.</text:p>
      <text:p text:style-name="P230"><text:span text:style-name="T1818">Přestože se postihy za nevýhody stejného druhu nesčítají</text:span>, každá z nich <text:span text:style-name="T1818">omezuje, co můžeš dělat, a pokud se chceš zbavit postihu, musíš se zbavit každé z nich.</text:span></text:p>
      <text:p text:style-name="P707">Příklad:</text:p>
      <text:p text:style-name="P810"><text:span text:style-name="T1757">Gorondar srazí goblina k zemi a zalehne ho. Goblin si odteď počítá -1, </text:span><text:span text:style-name="T1758">protože</text:span><text:span text:style-name="T1757"> je zalehnutý, </text:span><text:span text:style-name="T1759">a navíc nemůže vstát, dokud na něm Gorondar leží.</text:span><text:span text:style-name="T1757"> </text:span><text:span text:style-name="T1760">P</text:span><text:span text:style-name="T1757">ořád </text:span><text:span text:style-name="T1760">má ale</text:span><text:span text:style-name="T1757"> volné obě ruce a může s nimi něco dělat – třeba se pokusit Gorondara škrtit.<text:line-break/><text:tab/></text:span><text:span text:style-name="T176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rvání výhod a nevýhod</text:h>
      <text:p text:style-name="P225"><text:span text:style-name="T1">Výhody a nevýhody jsou nedílně spojené </text:span><text:span text:style-name="T187">s nějakým stavem nebo situací</text:span><text:span text:style-name="T1"> ve hře. </text:span><text:span text:style-name="T186">Jakmile </text:span><text:span text:style-name="T187">tento stav nebo</text:span><text:span text:style-name="T186"> </text:span><text:span text:style-name="T162">situace</text:span><text:span text:style-name="T186"> pomine, zmizí i výhoda či nevýhoda z ní plynoucí.</text:span></text:p>
      <text:p text:style-name="P706"><text:soft-page-break/>Příklad:</text:p>
      <text:p text:style-name="P821"><text:span text:style-name="T1">Když </text:span><text:span text:style-name="T1709">ležíš a tvůj protivník stojí</text:span><text:span text:style-name="T1">, máš </text:span><text:span text:style-name="T183">proti němu</text:span><text:span text:style-name="T1"> </text:span><text:span text:style-name="T1709">v boji</text:span><text:span text:style-name="T1"> nevýhodu. Jakmile se postavíš na nohy, </text:span><text:span text:style-name="T187">nevýhody se zbavíš</text:span><text:span text:style-name="T1">.</text:span></text:p>
      <text:list xml:id="list917558402" text:style-name="L96">
        <text:list-item>
          <text:p text:style-name="P1531"><text:span text:style-name="T1753">J</text:span><text:span text:style-name="T1754">ednorázové výhody a nevýhody, jako třeba překvapení, vyvedení z rovnováhy </text:span><text:span text:style-name="T1755">nebo útok do zad se</text:span><text:span text:style-name="T1754"> </text:span><text:span text:style-name="T1755">počítají</text:span><text:span text:style-name="T1754"> pouze </text:span><text:span text:style-name="T1762">na jeden hod</text:span><text:span text:style-name="T1754">.</text:span></text:p>
        </text:list-item>
        <text:list-item>
          <text:p text:style-name="P1512">Situační výhody a nevýhody, jako třeba ztížení pohybu, tma, kryt, nevhodná zbraň, střelba na ležící cíl, střelba na útočníka zblízka a podobně trvají, dokud trvá příslušná situace.</text:p>
        </text:list-item>
        <text:list-item>
          <text:p text:style-name="P1513">Nevýhody plynoucí z pozice v boji, třeba když tě protivník zatlačil do rohu, trvají, dokud se z nich nedostaneš (viz <text:span text:style-name="T1513">kapitola</text:span> <text:span text:style-name="T1646">Prolomení nevýhody</text:span><text:span text:style-name="T1849"> </text:span><text:span text:style-name="T1512">&lt;ODKAZ&gt;</text:span>).</text:p>
        </text:list-item>
        <text:list-item>
          <text:p text:style-name="P1514">Krátkodobá omezení, třeba když ti někdo hodí písek nebo bahno do očí, trvají do té doby, než se jich zbavíš, <text:span text:style-name="T1861">třeba než si bahno z očí otřeš</text:span>. <text:span text:style-name="T1861">To</text:span> obvykle zabere jedno kolo.</text:p>
        </text:list-item>
        <text:list-item>
          <text:p text:style-name="P1515">Výhody a nevýhody plynoucí z účinků kouzel trvají po dobu působení kouzla.</text:p>
        </text:list-item>
        <text:list-item>
          <text:p text:style-name="P1514">Nevýhody plynoucí z působení jedů trvají po dobu působení jedu (<text:span text:style-name="T1847">viz kapitola</text:span> <text:span text:style-name="T1650">Jedy</text:span><text:span text:style-name="T1848"> </text:span><text:span text:style-name="T1511">&lt;ODKAZ&gt;</text:span>).</text:p>
        </text:list-item>
      </text:list>
      <text:list xml:id="list2866471950" text:style-name="L97">
        <text:list-item>
          <text:p text:style-name="P1532"><text:span text:style-name="T1753">Nevýhod</text:span><text:span text:style-name="T1756">y</text:span><text:span text:style-name="T1753"> za v</text:span><text:span text:style-name="T1751">ážn</text:span><text:span text:style-name="T1753">é</text:span><text:span text:style-name="T1751"> zranění trv</text:span><text:span text:style-name="T1756">ají</text:span><text:span text:style-name="T1751">, dokud si nevyléčíš všechny ztracené životy </text:span><text:span text:style-name="T947">(viz kapitola </text:span><text:span text:style-name="T944">Zranění a léčba</text:span><text:span text:style-name="T947"> </text:span><text:span text:style-name="T1514">&lt;ODKAZ&gt;</text:span><text:span text:style-name="T947">)</text:span><text:span text:style-name="T1751">.</text:span></text:p>
        </text:list-item>
      </text:list>
      <text:h text:style-name="Heading_20_3" text:outline-level="3"><text:bookmark-start text:name="__RefHeading___Toc12866_4230435934"/>Speciální akce<text:bookmark-end text:name="__RefHeading___Toc12866_4230435934"/></text:h>
      <text:p text:style-name="P231">V této kapitole si projdeme několik akcí, <text:span text:style-name="T1864">pro která platí zvláštní pravidla</text:span>. „Akcí“ <text:span text:style-name="T1864">myslíme</text:span> <text:span text:style-name="T1865">to</text:span>, co plánuješ udělat v jednom kole.</text:p>
      <text:h text:style-name="P989" text:outline-level="4"><text:soft-page-break/>Ohrožení více protivníků</text:h>
      <text:p text:style-name="P209">Když chceš v jednom kole <text:span text:style-name="T1782">současně</text:span> ohrozit více než jednoho protivníka, počítáš si k hodu postih rovný jejich počtu. <text:span text:style-name="T1125">Na úspěch</text:span><text:span text:style-name="T1782"> si házíš pouze jednou, ale každý soupeř si proti tobě hází zvlášť.</text:span></text:p>
      <text:p text:style-name="Example_20_Header">Příklad:</text:p>
      <text:p text:style-name="P824"><text:span text:style-name="T1819">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37">hodu na úspěch</text:span><text:span text:style-name="T1819"> si tedy započítá postih -2.</text:span></text:p>
      <text:p text:style-name="P209"><text:span text:style-name="T1783">Pokud</text:span> <text:span text:style-name="T1782">útočíš něčím, co zasahuje víc cílů najednou, například granátem, kouzlem s plošným účinkem a podobně</text:span>, <text:span text:style-name="T1866">tento postih si nepočítáš</text:span>.</text:p>
      <text:p text:style-name="Example_20_Header">Příklad:</text:p>
      <text:p text:style-name="P820"><text:span text:style-name="T1828">Kara sesílá </text:span><text:span text:style-name="T1138">ohnivou kouli</text:span><text:span text:style-name="T1820"> na dva skřety. Toto kouzlo zasahuje víc cílů najednou, takže Jana hází </text:span><text:span text:style-name="T1138">na úspěch</text:span><text:span text:style-name="T1820"> bez postihu.</text:span></text:p>
      <text:h text:style-name="P990" text:outline-level="4">Míření</text:h>
      <text:p text:style-name="P233">Když strávíš kolo mířením, <text:span text:style-name="T2647">máš na následující výstřel výhodu</text:span> <text:span text:style-name="T2647">(</text:span>+<text:span text:style-name="T2647">1)</text:span>.</text:p>
      <text:list xml:id="list2397943477" text:style-name="L98">
        <text:list-item>
          <text:p text:style-name="P1533">Mířit jde i <text:span text:style-name="T1873">s</text:span> vrhací zbraní, ale nikoliv <text:span text:style-name="T1874">při sesílání</text:span> kouzl<text:span text:style-name="T1874">a</text:span>.</text:p>
        </text:list-item>
        <text:list-item>
          <text:p text:style-name="P1534">Můžeš si také předem zamířit na místo, kde čekáš, že se někdo objeví, nebo na cíl s tím, že vystřelíš, až když něco udělá (nebo neudělá).</text:p>
        </text:list-item>
      </text:list>
      <text:p text:style-name="P636">Bonus za míření se sčítá s případnými bonusy za výhody a nevýhody.</text:p>
      <text:p text:style-name="P637">TODO: Příklad „míření + překvapení“.</text:p>
      <text:h text:style-name="P991" text:outline-level="4"><text:soft-page-break/>Klamný útok nebo jiná finta v boji</text:h>
      <text:p text:style-name="P234">Když v tomto kole děláš klamný útok, házíš soupeři židli pod nohy, nebo se ho nějak jinak snažíš rozptýlit, rozhodit či odvést jeho pozornost, tak:</text:p>
      <text:list xml:id="list2764886162" text:style-name="L99">
        <text:list-item>
          <text:p text:style-name="P1535"><text:span text:style-name="T1872">Nikoho neohrožuješ, takže si neházíš </text:span><text:span text:style-name="T1142">na úspěch</text:span><text:span text:style-name="T1872">.</text:span></text:p>
        </text:list-item>
        <text:list-item>
          <text:p text:style-name="P1535"><text:span text:style-name="T1872">Pokud ti v tom nikdo nezabrání, protivník bude mít jednorázovou nevýhodu. A to buď už v tomto kole – pak z ní budou moci těžit tví protivníci, nebo až v příštím – pak z ní budeš moci těžit ty při svém následujícím </text:span><text:span text:style-name="T1142">hodu na útok</text:span><text:span text:style-name="T187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75">nesnaží se mu tím ublížit, chce pouze rozptýlit jeho pozornost</text:span>.<text:line-break/><text:tab/>Zlobr bojuje s Gorondarem, takže se ne<text:span text:style-name="T1875">pokouší</text:span> Naraii v házení kamenů bránit. <text:span text:style-name="T1875">Naraia je tedy automaticky úspěšná a Pavel si bude při </text:span><text:span text:style-name="T1143">hodu na úspěch</text:span><text:span text:style-name="T1875"> počítat +1 za to, že je zlobr rozptýlený (tímto si také připomínáme, že bonusy a postihy si vždy přičítá hráč).</text:span></text:p>
      <text:h text:style-name="Heading_20_4" text:outline-level="4">Plná obrana</text:h>
      <text:p text:style-name="P192">Když se soustředíš na obranu, <text:span text:style-name="T1869">tak:</text:span></text:p>
      <text:list xml:id="list956088597" text:style-name="L100">
        <text:list-item>
          <text:p text:style-name="P1516">Nemůžeš v tomto kole nikoho zranit ani jinak ohrozit či omezit.</text:p>
        </text:list-item>
        <text:list-item>
          <text:p text:style-name="P1518"><text:span text:style-name="T1870">N</text:span>emůžeš u toho dělat <text:span text:style-name="T1871">nic</text:span> jiného: utíkat, nabíjet apod.</text:p>
        </text:list-item>
        <text:list-item>
          <text:p text:style-name="P1536"><text:span text:style-name="T1767">N</text:span><text:span text:style-name="T1752">a všechny obrany v tomto kole </text:span><text:span text:style-name="T1777">máš výhodu (</text:span><text:span text:style-name="T1752">+</text:span><text:span text:style-name="T1777">1)</text:span><text:span text:style-name="T1752">.</text:span></text:p>
        </text:list-item>
      </text:list>
      <text:p text:style-name="P711"><text:soft-page-break/>Příklad:</text:p>
      <text:p text:style-name="P861"><text:span text:style-name="T1768">Z</text:span><text:span text:style-name="T1749">lobrovi se podařilo odhodit nebohého Gorondara, takže Naria teď proti němu stojí sama. Má pořád jen dýku, takže se rozhodne raději ustupovat a počkat, až se Gorondar vrátí do boje. </text:span><text:span text:style-name="T1778">Výměnou za to, že zlobra v tomto kole nijak neohrožuje, si </text:span><text:span text:style-name="T1208">na obranu</text:span><text:span text:style-name="T1749"> </text:span><text:span text:style-name="T1778">hodí </text:span><text:span text:style-name="T1749">s </text:span><text:span text:style-name="T1778">výhodou</text:span><text:span text:style-name="T1749"> </text:span><text:span text:style-name="T1778">(+1)</text:span><text:span text:style-name="T1749">.</text:span></text:p>
      <text:p text:style-name="P314"><text:span text:style-name="T1749">Kouzla není možné použít na plnou obranu, leda by to v jejich popisu bylo výslovně povoleno (například </text:span><text:span text:style-name="T1208">magický štít</text:span><text:span text:style-name="T1749">).</text:span></text:p>
      <text:p text:style-name="P638"><text:span text:style-name="T1752">T</text:span><text:span text:style-name="T1749">ODO: Příklad „plná obrana + krytí se za sloupem“.</text:span></text:p>
      <text:h text:style-name="P986" text:outline-level="4">Únik z nevýhody</text:h>
      <text:p text:style-name="P193">Když se soustředíš na <text:span text:style-name="T1635">to, aby ses dostal</text:span> z nevýhody, <text:span text:style-name="T1876">například se</text:span> <text:span text:style-name="T1636">snažíš se </text:span>odstrčit toho, kdo na tebe leží, prorazit z obklíčení, vyčistit si oči od písku a podobně, <text:span text:style-name="T1748">tak:</text:span></text:p>
      <text:list xml:id="list807796427" text:style-name="L101">
        <text:list-item>
          <text:p text:style-name="P1517">Nemůžeš v tomto kole nikoho zranit ani jinak ohrozit či omezit.</text:p>
        </text:list-item>
        <text:list-item>
          <text:p text:style-name="P1537"><text:span text:style-name="T1750">P</text:span><text:span text:style-name="T1752">očítáš si </text:span><text:span text:style-name="T1779">výhodu (+1), když se pokoušíš</text:span><text:span text:style-name="T1770"> dosta</text:span><text:span text:style-name="T1779">t</text:span><text:span text:style-name="T1770"> z nevýhody</text:span><text:span text:style-name="T1752">.</text:span></text:p>
          <text:list>
            <text:list-item>
              <text:p text:style-name="P1537"><text:span text:style-name="T1752">N</text:span><text:span text:style-name="T1771">a rozdíl od </text:span><text:span text:style-name="T1211">plné obrany</text:span><text:span text:style-name="T1771"> si </text:span><text:span text:style-name="T1770">tento </text:span><text:span text:style-name="T1771">bonus nepočítáš k </text:span><text:span text:style-name="T1210">hodům na obranu</text:span><text:span text:style-name="T1771">.</text:span></text:p>
            </text:list-item>
          </text:list>
        </text:list-item>
      </text:list>
      <text:p text:style-name="P710">Příklad:</text:p>
      <text:p text:style-name="P826"><text:span text:style-name="T1768">G</text:span><text:span text:style-name="T1749">orondar drží skřeta přitisknutého ke zdi. Naria na něj střílí. Skřet se snaží Gorondarovi vysmýknout. </text:span><text:span text:style-name="T1780">Započítá si k hodu výhodu (+1), ale když ho přehodí, tak se pouze vyprostí z nevýhody, nezíská proti němu žádné úspěchy.</text:span><text:span text:style-name="T1769"><text:line-break/><text:tab/>Proti Nariině střelbě si bude házet </text:span><text:span text:style-name="T1209">na obranu</text:span><text:span text:style-name="T1769"> bez bonusu, protože Naria mu nebrání v tom, aby se dostal z nevýhody. /</text:span><text:span text:style-name="T178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1">Při boji na dálku, ať už střelnou zbraní, vrhací zbraní, kouzlem, nebo čímkoliv jiným si počítáš postih podle vzdálenosti cíle:</text:p>
      <text:list xml:id="list3325036757" text:style-name="L102">
        <text:list-item>
          <text:p text:style-name="P1538"><text:span text:style-name="T1097">Kontaktní</text:span> nebo <text:span text:style-name="T1097">krátká</text:span>:<text:span text:style-name="T1226"> bez postihu</text:span></text:p>
        </text:list-item>
        <text:list-item>
          <text:p text:style-name="P1538"><text:span text:style-name="T1097">Střední</text:span>:<text:span text:style-name="T1226"> postih -1</text:span></text:p>
        </text:list-item>
        <text:list-item>
          <text:p text:style-name="P1538"><text:span text:style-name="T1097">Dlouhá:</text:span><text:span text:style-name="T1226"> postih -2</text:span></text:p>
        </text:list-item>
      </text:list>
      <text:h text:style-name="Heading_20_4" text:outline-level="4">Munice</text:h>
      <text:p text:style-name="P27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21">výsledku</text:span><text:bookmark-end text:name="__RefHeading___Toc12870_4230435934"/></text:h>
      <text:p text:style-name="P226"><text:span text:style-name="T1845">Zda se ti podaří to, co zamýšlíš, </text:span>závisí na rozdílu tvého hodu a hodu tvého protivníka:</text:p>
      <text:list xml:id="list3013901813" text:style-name="L103">
        <text:list-item>
          <text:p text:style-name="P1539">Pokud jsi hodil stejně, nebo jsi ho přehodil o 1 či 2, máš <text:span text:style-name="T1823">proti němu</text:span> jeden úspěch.</text:p>
        </text:list-item>
        <text:list-item>
          <text:p text:style-name="P1539">Jestliže jsi ho přehodil o 3-5, máš <text:span text:style-name="T1823">proti němu</text:span> <text:span text:style-name="T1824">dva</text:span> úspěchy.</text:p>
        </text:list-item>
        <text:list-item>
          <text:p text:style-name="P1539">Pokud jsi ho přehodil o 6 nebo víc, máš <text:span text:style-name="T1823">proti němu dokonce</text:span> tři úspěchy.</text:p>
        </text:list-item>
      </text:list>
      <text:p text:style-name="P235"><text:soft-page-break/>Když ty i tvůj protivník házíte <text:span text:style-name="T1097">na úspěch</text:span> a padne vám stejně, tak oba máte jeden úspěch <text:span text:style-name="T1877">a můžete ho použít podle následujících pravidel</text:span>. <text:span text:style-name="T1877">Pokud jeden z vás házel </text:span><text:span text:style-name="T1144">na obranu</text:span><text:span text:style-name="T1877">, tak úspěch má jen útočník (protože </text:span><text:span text:style-name="T1144">hodu na obranu</text:span><text:span text:style-name="T1877"> vyjadřuje to, že se nesnažíš protivníka nijak ohrozit, jen se proti němu bráníš).</text:span></text:p>
      <text:h text:style-name="P992" text:outline-level="4">Úspěchy</text:h>
      <text:p text:style-name="P227">Za každý úspěch můžeš <text:span text:style-name="T1822">svému soupeři</text:span> udělat jednu <text:span text:style-name="T1894">věc</text:span>, <text:span text:style-name="T1878">k</text:span>aždou pouze jednou. <text:span text:style-name="T1895">Například:</text:span></text:p>
      <text:list xml:id="list3194134478" text:style-name="L104">
        <text:list-item>
          <text:p text:style-name="P1540">Zranit ho.</text:p>
          <text:list>
            <text:list-item>
              <text:p text:style-name="P1541">Za další úspěch můžeš <text:span text:style-name="T1827">říct, že jsi zasáhnul nějaké citlivé místo (hlavu, kyklopovo oko, ocas obřího štíra a podobně).</text:span></text:p>
            </text:list-item>
          </text:list>
        </text:list-item>
        <text:list-item>
          <text:p text:style-name="P1542">Nějak ho znevýhodnit, <text:span text:style-name="T1892">n</text:span>ěkam ho zatlačit či odtáhnout.</text:p>
          <text:list>
            <text:list-item>
              <text:p text:style-name="P1544">Současně mu tím můžeš zabránit v tom, aby se někam dostal.</text:p>
            </text:list-item>
          </text:list>
        </text:list-item>
        <text:list-item>
          <text:p text:style-name="P1542">Dostat se z nevýhody, ve které tě <text:span text:style-name="T1895">protivník</text:span> drží.</text:p>
        </text:list-item>
        <text:list-item>
          <text:p text:style-name="P1542">Utéct od něj.</text:p>
        </text:list-item>
      </text:list>
      <text:p text:style-name="P228">Pokud je proti tobě v nevýhodě, ať už dané <text:span text:style-name="T1825">okolnostmi</text:span> nebo tím, že ho do ní <text:span text:style-name="T1842">nejdříve</text:span> <text:span text:style-name="T1826">za jeden úspěch</text:span> dosta<text:span text:style-name="T1842">neš</text:span>, tak můžeš <text:span text:style-name="T1885">také</text:span>:</text:p>
      <text:list xml:id="list192655158368449" text:continue-numbering="true" text:style-name="L104">
        <text:list-item>
          <text:p text:style-name="P1543">Odzbrojit <text:span text:style-name="T1879">ho.</text:span></text:p>
        </text:list-item>
        <text:list-item>
          <text:p text:style-name="P1545">Srazit <text:span text:style-name="T1880">ho do propasti</text:span> <text:span text:style-name="T1880">nebo zatlačit</text:span> <text:span text:style-name="T1880">do</text:span> <text:span text:style-name="T1879">pasti.</text:span></text:p>
        </text:list-item>
        <text:list-item>
          <text:p text:style-name="P1544">Zabránit mu, aby něco udělal.</text:p>
        </text:list-item>
      </text:list>
      <text:p text:style-name="P259">Protivníkovi můžeš udělat jen to, co jsi ohlásil na začátku kola.</text:p>
      <text:p text:style-name="Example_20_Header"><text:soft-page-break/>Příklad:</text:p>
      <text:p text:style-name="Example">Když se orkovi podaří Gorondarovi zabránit v tom, aby se dostal ke goblinovi, <text:span text:style-name="T1833">Gorondar</text:span> už v tomto kole nemůže po goblinovi hod<text:span text:style-name="T1833">it</text:span> dýku, protože to nebylo součástí <text:span text:style-name="T1843">Pavlova záměru</text:span>. Může to udělat až v dalším kole a protivníci na to budou moci reagovat.</text:p>
      <text:p text:style-name="P236"><text:span text:style-name="T1881">N</text:span>a začátku kola <text:span text:style-name="T1881">ale nemusíš</text:span> do detailů pop<text:span text:style-name="T1881">isova</text:span>t, jak přesně svůj plán provedeš. <text:span text:style-name="T1881">To stačí udělat, až když víš, kolik máš úspěchů.</text:span></text:p>
      <text:p text:style-name="P712">Příklad:</text:p>
      <text:p text:style-name="P827"><text:span text:style-name="T1649">Pavel:</text:span><text:span text:style-name="T1844"> </text:span><text:span text:style-name="T1141">„Ještě z rozběhu vrazím do goblina, abych ho vyvedl z rovnováhy. Pak mu levou rukou zacpu pusu, aby nemohl mluvit.“</text:span></text:p>
      <text:p text:style-name="P237"><text:span text:style-name="T1896">Nemůžeš popisovat protivníkovy reakce, to je práce Pána jeskyně.</text:span> Popisuj jen to, <text:span text:style-name="T1883">jsi mu udělal</text:span>. <text:span text:style-name="T1884">Stejně tak Pán jeskyně nemůže popisovat, jak zareaguje tvoje postava, protože o tom vždy rozhoduješ ty.</text:span></text:p>
      <text:p text:style-name="Example_20_Header">Příklad:</text:p>
      <text:p text:style-name="Example">Pavel nemůže říct, <text:span text:style-name="T1882">že</text:span> goblin uskočil směrem od orka. Může ale říct, že do něj vrazil tak, <text:span text:style-name="T1882">aby ho</text:span> směrem k orkovi <text:span text:style-name="T1882">strčil</text:span>.</text:p>
      <text:p text:style-name="P260">Tvůj popis také musí dávat smysl vzhledem k situaci ve hře a musí to jít provést nástroji, které máš k dispozici.</text:p>
      <text:h text:style-name="P993" text:outline-level="4">Zranění</text:h>
      <text:p text:style-name="P242">Když se rozhodneš protivníka zranit, ubereš mu počet životů, <text:span text:style-name="T1906">který spočítáš takto</text:span>:</text:p>
      <text:list xml:id="list3737155172" text:style-name="L105">
        <text:list-item>
          <text:p text:style-name="P1546">Základem zranění je to, o kolik jsi protivníka přehodil. Může to být i nula, pokud jste hodili stejně.</text:p>
        </text:list-item>
        <text:list-item>
          <text:p text:style-name="P1546"><text:soft-page-break/>K <text:span text:style-name="T1905">rozdílu hodů</text:span> se přičítá zranění uvedené u zbraně, případně výsledek hodu na zranění kouzla. Jak se hází na zranění kouzla si řekneme v dalším odstavci.</text:p>
        </text:list-item>
        <text:list-item>
          <text:p text:style-name="P1546">Protivník si <text:span text:style-name="T1907">nakonec</text:span> odeč<text:span text:style-name="T1907">te</text:span> kvalitu své zbroje a štítu <text:span text:style-name="T1897">a případnou odolnost proti tomuto druhu zranění</text:span>.</text:p>
        </text:list-item>
      </text:list>
      <text:p text:style-name="P722"><text:span text:style-name="T481">P</text:span><text:span text:style-name="T473">říklad:</text:span></text:p>
      <text:p text:style-name="P842"><text:span text:style-name="T630">Gorondar bojuje se zlobrem. Pavel hodil na úspěch 4 (Gorondar má Sílu 3, Pavlovi na kostce padlo 1)</text:span><text:span text:style-name="T628">. </text:span><text:span text:style-name="T630">Pán jeskyně hodil za zlobra 8 (zlobr má sílu 6, Pánovi jeskyně na kostce padlo 2). </text:span><text:span text:style-name="T63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66" text:outline-level="5">Zranění improvizovanou zbraní</text:h>
      <text:p text:style-name="P249">Improvizované zbraně mají o 1 nižší zranění než odpovídající pořádná zbraň.</text:p>
      <text:h text:style-name="P1168" text:outline-level="5">Hlášení útoku <text:span text:style-name="T1911">zbraní</text:span></text:h>
      <text:p text:style-name="P241">Když chceš protivníka zranit <text:span text:style-name="T1911">zbraní</text:span>, obvykle se <text:span text:style-name="T1903">výsledek hodu</text:span> hlásí rovnou s „plus <text:span text:style-name="T1898">zranění</text:span>“ na konci.</text:p>
      <text:p text:style-name="P725">Příklad:</text:p>
      <text:p text:style-name="P843">Když máš Finesu 3, bojuješ dýkou, která má zranění 1, chceš protivníka zranit a na kostce ti padlo 2, tak řekneš:</text:p>
      <text:p text:style-name="P828">„Mám proti němu pět plus jedna.“</text:p>
      <text:p text:style-name="P217">Pokud zasáhneš, Pán jeskyně pak může rovnou spočítat, o kolik životů tvůj protivník přijde.</text:p>
      <text:h text:style-name="P1167" text:outline-level="5"><text:soft-page-break/>Zranění kouzlem</text:h>
      <text:p text:style-name="P246">Základ zranění kouzlem je rozdíl mezi hody na úspěch (případně na obranu), stejně jako u zbraní.</text:p>
      <text:p text:style-name="P719"><text:span text:style-name="T481">P</text:span><text:span text:style-name="T473">říklad:</text:span></text:p>
      <text:p text:style-name="P841"><text:span text:style-name="T551">Kara sesílá </text:span><text:span text:style-name="T473">modrý blesk</text:span><text:span text:style-name="T551"> na orka. Ork bojuje s Gorondarem, proti Kaře si tedy hází na obranu. Janě na úspěch padlo celkem 7 (Duše 3 + 4 na kostce), Pánovi jeskyně padlo na obranu za orka 6 (Síla 4 + 2 na kostce). </text:span><text:span text:style-name="T628">Jana má tedy jeden úspěch a rozhodne se ho zranit.</text:span></text:p>
      <text:p text:style-name="P244">Kouzla mají zranění uvedeno v počtu „kostek zranění“ <text:span text:style-name="T1908">(zkráceně „kz“)</text:span>. <text:span text:style-name="T1908">Za tím je ještě uvedeno, o jaký druh zranění se jedná – podle toho se pozná, jestli má nestvůra proti tomuto kouzlu odolnost.</text:span></text:p>
      <text:p text:style-name="Example_20_Header"><text:span text:style-name="T481">P</text:span><text:span text:style-name="T473">říklad:</text:span></text:p>
      <text:p text:style-name="Example"><text:span text:style-name="T626">Kouzlo </text:span><text:span text:style-name="T516">modrý blesk</text:span><text:span text:style-name="T626"> má zranění</text:span><text:span text:style-name="T627">:</text:span><text:span text:style-name="T770"> </text:span><text:span text:style-name="T799">4</text:span><text:span text:style-name="T770">kz bleskem.</text:span></text:p>
      <text:p text:style-name="P245">Kostky zranění jsou obyčejné šestistěnné kostky, kolik padlo se ale počítá jinak:</text:p>
      <text:list xml:id="list2889593961" text:style-name="L106">
        <text:list-item>
          <text:p text:style-name="P1547">Zranění kouzla určíš tak, že hodíš příslušný počet kostek <text:span text:style-name="T1909">zranění</text:span> a spočítáš ty, na kterých padlo 4 nebo víc.</text:p>
        </text:list-item>
      </text:list>
      <text:p text:style-name="P718"><text:span text:style-name="T481">P</text:span><text:span text:style-name="T473">říklad:</text:span></text:p>
      <text:p text:style-name="P840"><text:span text:style-name="T517">M</text:span><text:span text:style-name="T473">odrý blesk</text:span><text:span text:style-name="T551"> má zranění 4kz, Jana tedy hodí čtyřmi šestistěnnými kostkami (neb</text:span><text:span text:style-name="T629">o</text:span><text:span text:style-name="T551"> čtyřikrát jednou kostkou). Padne jí: 1, 3, 4 a 6. Na dvou kostkách padlo 4 nebo víc, tento modrý blesk má tedy zranění 2.</text:span></text:p>
      <text:p text:style-name="P246">Číslo hozené na kostkách zranění se přičítá k rozdílu hodů na úspěch (nebo hodu na úspěch a hodu na obranu), stejně jako zranění zbraně. <text:span text:style-name="T1910">Od výsledku se pak odečítá zbroj a štít zasaženého a odolnost proti použitému druhu zranění.</text:span></text:p>
      <text:p text:style-name="P720"><text:soft-page-break/><text:span text:style-name="T481">P</text:span><text:span text:style-name="T473">říklad:</text:span></text:p>
      <text:p text:style-name="P79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7">Některé nestvůry jsou odolné proti určitým druhům zranění.</text:p>
      <text:p text:style-name="P721"><text:span text:style-name="T481">P</text:span><text:span text:style-name="T473">říklad:</text:span></text:p>
      <text:p text:style-name="P849">Bodat do kostlivce nemá moc velký smysl – proto má odolnost 2 proti zranění bodem. Když do něj tedy Naria vystřelí z luku, od zranění si odečte 2.</text:p>
      <text:p text:style-name="P248">U kouzel je vždy napsáno, jaký druh zranění způsobují. U zbraní to výslovně napsané není – šípy způsobují bodné zranění, palice a kladiva drtivé, mečem se dá bodat nebo sekat atd.</text:p>
      <text:h text:style-name="Heading_20_5" text:outline-level="5"><text:span text:style-name="T969">P</text:span><text:span text:style-name="T472">řidané zranění</text:span></text:h>
      <text:p text:style-name="P30">TODO</text:p>
      <text:p text:style-name="P279"><text:span text:style-name="T472">Některá kouzla nebo magické předměty přidávají k útoku další zranění, například </text:span><text:span text:style-name="T2001">bleskem</text:span><text:span text:style-name="T472"> za </text:span><text:span text:style-name="T965">3</text:span><text:span text:style-name="T472">kz </text:span><text:span text:style-name="T970">(tedy </text:span><text:span text:style-name="T965">tři</text:span><text:span text:style-name="T970"> </text:span><text:span text:style-name="T546">kostky zranění</text:span><text:span text:style-name="T970">)</text:span><text:span text:style-name="T472">.</text:span></text:p>
      <text:list xml:id="list933886664" text:style-name="L107">
        <text:list-item>
          <text:p text:style-name="P1273">Přidané zranění se přičítá pouze v případě zásahu, stejně jako obyčejné zranění.</text:p>
        </text:list-item>
        <text:list-item>
          <text:p text:style-name="P1274">Od každé složky zranění s<text:span text:style-name="T2004">i zasažený</text:span> odečte <text:span text:style-name="T2004">Z</text:span>broj<text:span text:style-name="T2005"> proti příslušnému druhu zranění</text:span>.</text:p>
        </text:list-item>
        <text:list-item>
          <text:p text:style-name="P1548"><text:span text:style-name="T472">Každ</text:span><text:span text:style-name="T971">á složka</text:span><text:span text:style-name="T472"> se zvlášť porovná se Silou (pokud je to </text:span><text:span text:style-name="T522">fyzické zranění</text:span><text:span text:style-name="T472">) nebo Duší </text:span><text:span text:style-name="T972">(pokud je to </text:span><text:span text:style-name="T547">duševní zranění</text:span><text:span text:style-name="T972">)</text:span><text:span text:style-name="T472"> cíle, jestli jde o vážné zranění. Rána s přidaným zraněním tedy může způsobit více vážných zranění.</text:span></text:p>
        </text:list-item>
        <text:list-item>
          <text:p text:style-name="P1275"><text:soft-page-break/>Každá složka se také zvlášť porovná s plnou kondicí cíle, jestli jde o <text:span text:style-name="T2006">okamžitou</text:span> smrt.</text:p>
        </text:list-item>
      </text:list>
      <text:p text:style-name="P734">Příklad</text:p>
      <text:p text:style-name="P857"><text:span text:style-name="T968">Gorondar útočí očarovaným kladivem na oživlou sochu. Kladivo má 1/2 a navíc při zásahu způsobí zranění </text:span><text:span text:style-name="T2002">bleskem</text:span><text:span text:style-name="T968"> za 3kz. Socha je z kamene a je tedy těžké ji poškodit – má Zbroj 3. Je ovšem náchylná na drtivá zranění </text:span><text:span text:style-name="T964">a</text:span><text:span text:style-name="T968"> proti Gorondarovu kladivu má Zbroj pouze 1.<text:line-break/><text:tab/>Gorondar ji přehodil o 3. Kladivo má zranění 2, celkem </text:span><text:span text:style-name="T965">tedy</text:span><text:span text:style-name="T968"> 5. </text:span><text:span text:style-name="T966">S</text:span><text:span text:style-name="T968">ocha </text:span><text:span text:style-name="T966">si</text:span><text:span text:style-name="T968"> odečte </text:span><text:span text:style-name="T966">Z</text:span><text:span text:style-name="T968">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02">bleskem</text:span><text:span text:style-name="T968"> 2. Od toho si socha odečte svou zbroj proti </text:span><text:span text:style-name="T2002">blesk</text:span><text:span text:style-name="T2003">u</text:span><text:span text:style-name="T968">, což je 3. Přidaným zraněním tedy není vůbec poškozena. </text:span><text:span text:style-name="T967">Kdyby zraněna byla, tak by si toto číslo opět porovnala se svou Silou, jestli nejde o vážné zranění nebo smrt jednou ranou.</text:span></text:p>
      <text:h text:style-name="P1169" text:outline-level="5">Vyřazení</text:h>
      <text:p text:style-name="P250">Když ti klesnou životy na 0 nebo méně, jsi vyřazený z boje. Pokud jsi ještě neházel, nejspíš ti to také znemožní provést to, co jsi zamýšlel.</text:p>
      <text:p text:style-name="P723"><text:span text:style-name="T481">P</text:span><text:span text:style-name="T473">říklad:</text:span></text:p>
      <text:p text:style-name="P844">Goblin se řítí na Gorondara, Naria na něj ale střílí z luku. Goblin má celkem 4 životy, takže pokud ho Naria zraní alespoň za 4, ke Gorondarovi nedoběhne.</text:p>
      <text:h text:style-name="P1170" text:outline-level="5">Vážný zásah</text:h>
      <text:p text:style-name="P251">Pokud máš alespoň 2 úspěchy <text:span text:style-name="T1915">a</text:span> za první z nich dáš soupeři zranění nejméně za 1 život, <text:span text:style-name="T1915">tak</text:span> můžeš za druhý úspěch říct, že <text:span text:style-name="T1913">jsi mu tímto zásahem vyřadil nějakou část těla</text:span>. <text:span text:style-name="T1914">Nemůžeš ale takhle vyřadit celého protivníka, takže když ho zasáhneš do těla nebo do hlavy, tak sice bude mít nevýhodu, ale bude dál schopen boje.</text:span></text:p>
      <text:p text:style-name="P724"><text:soft-page-break/><text:span text:style-name="T156">P</text:span><text:span text:style-name="T1">říklad:</text:span></text:p>
      <text:p text:style-name="P815"><text:span text:style-name="T169">Katka:</text:span><text:span text:style-name="T1"> „Prostřelila jsem mu levou nohu, takže se na ní nemůže postavit.“</text:span></text:p>
      <text:p text:style-name="P252"><text:span text:style-name="T1916">Vážný zásah</text:span> může způsobit několik věcí:</text:p>
      <text:list xml:id="list1949234086" text:style-name="L108">
        <text:list-item>
          <text:p text:style-name="P1549"><text:span text:style-name="T1917">Protivník</text:span> nebude moci zasaženou část těla používat. Když takto například zasáhneš kyklopovo oko, tak ho tím oslepíš. Když trefíš ocas obřího štíra, nebude <text:span text:style-name="T1918">jím</text:span> moci útočit. S vážně zraněnou nohou se nedá běhat atd.</text:p>
        </text:list-item>
        <text:list-item>
          <text:p text:style-name="P1549">Zasažený díky tomu může mít na některé věci nevýhodu. <text:span text:style-name="T1912">S vážně zraněnou nohou budeš mít například určitě nevýhodu v boji zblízka, ale ne při střelbě z luku.</text:span></text:p>
        </text:list-item>
      </text:list>
      <text:p text:style-name="P262">Důsledky vážného zásahu zmizí ve chvíli, kdy si zasažený doléčí všechny ztracené životy.</text:p>
      <text:h text:style-name="Heading_20_4" text:outline-level="4">Znevýhodnění, <text:span text:style-name="T1919">zatlačení nebo odtažení protivníka</text:span></text:h>
      <text:p text:style-name="P239"><text:span text:style-name="T1">Jak už jsme si řekli, výhody a nevýhody jsou vždy pevně svázané s nějakou situací. Pokud tedy chceš použít jeden ze svých úspěchů na to, abys protivníka znevýhodnil,</text:span><text:span text:style-name="T189"> </text:span><text:span text:style-name="T1">n</text:span><text:span text:style-name="T189">estačí říct: </text:span><text:span text:style-name="T153">„Dostal jsem ho do nevýhody“</text:span><text:span text:style-name="T189">, musíš </text:span><text:span text:style-name="T1">popsat, co přesně to znamená.</text:span></text:p>
      <text:p text:style-name="P714"><text:span text:style-name="T156">P</text:span><text:span text:style-name="T1">říklad:</text:span></text:p>
      <text:p text:style-name="P814"><text:span text:style-name="T172">Katka</text:span><text:span text:style-name="T169">:</text:span><text:span text:style-name="T196"> „</text:span><text:span text:style-name="T197">Jak se ork opírá o dveře, </text:span><text:span text:style-name="T200">přistřelím mu šípem rukáv</text:span><text:span text:style-name="T199"> ke</text:span><text:span text:style-name="T197"> dveří</text:span><text:span text:style-name="T199">m</text:span><text:span text:style-name="T197">.</text:span><text:span text:style-name="T196">“</text:span></text:p>
      <text:p text:style-name="P816"><text:span text:style-name="T198">O</text:span><text:span text:style-name="T196">rk má teď přibodnutou ruku ke dveřím. Dokud s tím něco neudělá, bude si počítat nevýhodu a navíc nebude moci levou ruku používat.</text:span></text:p>
      <text:p text:style-name="P239"><text:span text:style-name="T156">T</text:span><text:span text:style-name="T1">o, co popíšeš, může </text:span><text:span text:style-name="T195">kromě</text:span><text:span text:style-name="T1"> situac</text:span><text:span text:style-name="T195">e</text:span><text:span text:style-name="T1"> tvého protivníka </text:span><text:span text:style-name="T195">změnit</text:span><text:span text:style-name="T1"> tak</text:span><text:span text:style-name="T194">é</text:span><text:span text:style-name="T1"> tvoji </text:span><text:span text:style-name="T237">pozici</text:span><text:span text:style-name="T1">.</text:span></text:p>
      <text:p text:style-name="P713"><text:soft-page-break/><text:span text:style-name="T156">P</text:span><text:span text:style-name="T1">říklad:</text:span></text:p>
      <text:p text:style-name="P813"><text:span text:style-name="T171">P</text:span><text:span text:style-name="T169">avel:</text:span><text:span text:style-name="T1"> „Srazím goblina na zem a zalehnu ho.“</text:span></text:p>
      <text:p text:style-name="P850">Goblin teď bude mít nevýhodu proti Gorondarovi, protože leží pod ním. Současně ale bude mít Gorondar nevýhodu proti orkovi, protože leží na goblinovi, zatímco ork stojí.</text:p>
      <text:p text:style-name="P240">Tvůj popis také určí, jak se bude moci protivník nevýhody <text:span text:style-name="T1893">zbavit</text:span>.</text:p>
      <text:p text:style-name="P715"><text:span text:style-name="T156">P</text:span><text:span text:style-name="T1">říklad:</text:span></text:p>
      <text:p text:style-name="Example">Orkovi s rukou přistřelenou ke dveřím bude stačit například šíp zlomit – to ho nejspíš nijak zvlášť nezpomalí. <text:span text:style-name="T1889">I tak</text:span> si ale bude v příštím kole počítat nevýhodu – když někdo zaplatí úspěchem za znevýhodnění protivníka, tak <text:span text:style-name="T1890">se to musí opravdu započítat jako</text:span> nevýhoda, byť jen na jedno kolo.</text:p>
      <text:p text:style-name="P836">Kdyby Naria chtěl orka v nevýhodě udržet, bude mu muset aktivně bránit v tom, aby šíp zlomil – třeba ho chytit za druhou ruku, kterou to bude chtít udělat. Bude si tedy muset proti orkovi házet, <text:span text:style-name="T1891">mít proti němu alespoň jeden</text:span> úspěch a použít ho na zabránění v orkově akci.</text:p>
      <text:p text:style-name="P715"><text:span text:style-name="T233">Jiný p</text:span><text:span text:style-name="T1">říklad:</text:span></text:p>
      <text:p text:style-name="P817"><text:span text:style-name="T182">G</text:span><text:span text:style-name="T1">oblin zalehnutý Gorondarem to bude mít o dost těžší. Aby mohl vstát, musí nejdřív Gorondara odvalit (tedy si nejspíš proti němu hodit Silou </text:span><text:span text:style-name="T234">a bude potřebovat alespoň jeden úspěch na </text:span><text:span text:style-name="T202">prolomení nevýhody</text:span><text:span text:style-name="T1">), nebo se zpod něj vysmýknout (hodit si proti němu Finesou). Gorondar každopádně </text:span><text:span text:style-name="T235">nepotřebuje</text:span><text:span text:style-name="T1"> další úspěchy na to, aby goblina v nevýhodě udržel – snažit se musí goblin.</text:span></text:p>
      <text:p text:style-name="P200"><text:span text:style-name="T237">Současně se z</text:span><text:span text:style-name="T1">nevýhodněním můžeš </text:span><text:span text:style-name="T236">také</text:span><text:span text:style-name="T1"> protivníkovi zabránit v pohybu a znemožnit mu tím udělat to, co měl v plánu. Musí to ale vyplývat z toho, že se nedostal tam, kam se chtěl dostat.</text:span></text:p>
      <text:p text:style-name="P716"><text:soft-page-break/><text:span text:style-name="T156">P</text:span><text:span text:style-name="T1">říklad:</text:span></text:p>
      <text:p text:style-name="P837"><text:span text:style-name="T190">Goblin </text:span><text:span text:style-name="T191">doběhnout ke stolu a sebrat z něj svou hůl</text:span><text:span text:style-name="T190">. </text:span><text:span text:style-name="T192">Pavel ale hodil víc a za jeden úspěch</text:span><text:span text:style-name="T190"> Gorondar na </text:span><text:span text:style-name="T192">goblina</text:span><text:span text:style-name="T190"> skočí a srazí ho k zemi. Obdobně by ho mohl přimáčknout štítem ke stěně, chytit ho za ruku nebo za nohu, a podobně. </text:span><text:span text:style-name="T193">Goblinovi se každopádně nepodaří </text:span><text:span text:style-name="T192">sebrat hůl, protože se k ní nedostal,</text:span><text:span text:style-name="T193"> a současně bude proti Gorondarovi v nevýhodě.</text:span></text:p>
      <text:p text:style-name="P253"><text:span text:style-name="T193">M</text:span><text:span text:style-name="T190">ůžeš také protivníka zatlačit nebo odtáhnout od jeho zamýšleného cíle:</text:span></text:p>
      <text:p text:style-name="P717"><text:span text:style-name="T156">P</text:span><text:span text:style-name="T1">říklad:</text:span></text:p>
      <text:p text:style-name="P85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94" text:outline-level="4">Bránění v pohybu</text:h>
      <text:p text:style-name="P254">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30"><text:soft-page-break/>Příklad:</text:p>
      <text:p text:style-name="Example">Gorondar chce zabránit goblinovi v mumlání, protože tuší, že goblin sesílá kouzlo. <text:span text:style-name="T1920">Na to mu ale nebude stačit ho někam zatlačit nebo odtáhnout – v tom případě bude goblin prostě mumlat dál.</text:span></text:p>
      <text:p text:style-name="P255">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22">Takto můžeš někomu zabránit například v kouzlení, v nabití či tasení zbraně, nebo také v útoku – třeba tím, že mu chytíš ruku se zbraní.</text:span></text:p>
      <text:p text:style-name="P726">Příklad:</text:p>
      <text:p text:style-name="P845">Gorondar <text:span text:style-name="T1921">chce zabránit goblinovi v mumlání. Bude potřebovat alespoň dva úspěchy: Jeden na to, aby ho dostal do nevýhody a až za druhý mu pak může zabránit v kouzlení. Pavel to pak popíše následovně:</text:span></text:p>
      <text:p text:style-name="P846"><text:span text:style-name="T1646">Pavel:</text:span> „Levou rukou chytnu goblina pod krkem, pravou pustím meč, seberu ze stolu svazek bylin a nacpu mu ho do pusy.“</text:p>
      <text:h text:style-name="Heading_20_5" text:outline-level="5">Rozdíl mezi obranou a zabráněním v útoku</text:h>
      <text:p text:style-name="P256">Když si házíš na obranu, tak to znamená, že se snažíš útoku uhnout, <text:span text:style-name="T1923">nebo ho třeba </text:span>vykrýt <text:span text:style-name="T1923">svou zbraní či štítem.</text:span> <text:span text:style-name="T1923">K</text:span>dyž <text:span text:style-name="T1923">ale</text:span> použiješ úspěch na to, abys protivníkovi v útoku zabránil, tak se vůbec nedostane k máchnutí zbraní, k výstřelu či k seslání kouzla.<text:line-break/><text:tab/>Důležité to je zejména u <text:span text:style-name="T1923">plošných</text:span> kouzel, nebo třeba když se útočník snaží hodit granát<text:span text:style-name="T1923">: Přestože kouzlo či granát nezasáhne tebe, může pořád zranit někoho jiného.</text:span></text:p>
      <text:p text:style-name="P727"><text:soft-page-break/>Příklad:</text:p>
      <text:p text:style-name="P847">Kara sesílá <text:span text:style-name="T109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201">Podobně jako u bránění v pohybu i při prolamování nevýhody musíš protivníka přehodit pouze v případě, když ti v tom brání přímo svou pozicí.</text:p>
      <text:p text:style-name="P728">Příklad:</text:p>
      <text:p text:style-name="P848"><text:span text:style-name="T174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73">Orkovi se tedy stačí ubránit.</text:span></text:p>
      <text:p text:style-name="P728"><text:span text:style-name="T1924">Opačný p</text:span>říklad:</text:p>
      <text:p text:style-name="P819">Orkovi se podařilo Nariu chytit za ruku. Na to, aby se vyprostila, bude tentokrát potřebovat úspěch ona.</text:p>
      <text:p text:style-name="P202">Stejným způsobem můžeš z nevýhody dostat i někoho jiného.</text:p>
      <text:p text:style-name="P729">Příklad:</text:p>
      <text:p text:style-name="P818">Ork stále drží Nariu za ruku. Gorondar jí přispěchá na pomoc. Pavel proti orkovi hodí dva úspěchy a popíše to takto:</text:p>
      <text:p text:style-name="P818"><text:soft-page-break/><text:span text:style-name="T1646">Pavel:</text:span> „<text:span text:style-name="T1925">Seknul jsem orka do ruku, kterou drží Nariu. Zranil jsem ho </text:span><text:span text:style-name="T1145">(za jeden úspěch)</text:span><text:span text:style-name="T1925"> a navíc ji musel pustit </text:span><text:span text:style-name="T1145">(za druhý úspěch)</text:span><text:span text:style-name="T1925">.</text:span>“</text:p>
      <text:h text:style-name="Heading_20_4" text:outline-level="4"><text:span text:style-name="T1772">Ú</text:span><text:span text:style-name="T1749">těk</text:span></text:h>
      <text:p text:style-name="P257"><text:span text:style-name="T1749">Utéct z boje nemusí být vždy jednoduché. Když se protivník rozhodne běžet za tebou a je rychlejší než ty, akorát mu tím vystavíš záda (bude mít proti tobě výhodu).<text:line-break/><text:tab/></text:span><text:span text:style-name="T1774">Když ho přehodíš a použiješ jeden úspěch na útěk, může to znamenat, třeba že jsi do něj strčil, využil jsi vhodné chvíle </text:span><text:span text:style-name="T1776">k útěku</text:span><text:span text:style-name="T1774">, nebo jsi nějak jinak získal malý náskok.<text:line-break/><text:tab/>V řeči pravidel to znamená, že na konci kola mezi vámi bude </text:span><text:span text:style-name="T1212">krátká vzdálenost</text:span><text:span text:style-name="T1774">. Protivník tě stále může pronásledovat, ale nebude tě moci hned v příštím kole ohrozit z blízka, protože to jde jen na </text:span><text:span text:style-name="T1212">kontaktní vzdálenost</text:span><text:span text:style-name="T1774">.</text:span></text:p>
      <text:h text:style-name="Heading_20_5" text:outline-level="5"><text:span text:style-name="T1774">P</text:span><text:span text:style-name="T1749">ronásledování</text:span></text:h>
      <text:p text:style-name="P258"><text:span text:style-name="T1749">Když je jedna strana výrazně rychlejší, třeba když na koni pronásleduješ běžícího, a on se ti nemá kde ztratit, výsledek je zřejmý a jde jen o to, kdy ho dojedeš.<text:line-break/><text:tab/>Když jste oba srovnatelně rychlí, tak </text:span><text:span text:style-name="T1775"><text:s/>popisujte, co děláte, stejně jako v boji. Pokud </text:span><text:span text:style-name="T1749">výsledek vyplyne</text:span><text:span text:style-name="T1775"> z prostředí a situace, nemusíte házet. V opačném případě záleží na tom, o co se bude prchající snažit:</text:span></text:p>
      <text:list xml:id="list3875989380" text:style-name="L109">
        <text:list-item>
          <text:p text:style-name="P1550"><text:span text:style-name="T1775">Pokud se ti snaží z</text:span><text:span text:style-name="T1749">trat</text:span><text:span text:style-name="T1775">it</text:span><text:span text:style-name="T1749"> z dohledu nebo ut</text:span><text:span text:style-name="T1775">éct</text:span><text:span text:style-name="T1749"> někam, kam ty nemůžeš, </text:span><text:span text:style-name="T1775">házíte si oba Finesou.</text:span></text:p>
        </text:list-item>
        <text:list-item>
          <text:p text:style-name="P1550"><text:span text:style-name="T1775">Když takovou možnost nemá, jde o to, komu dřív dojdou síly. V tom případě házíte oba Silou</text:span><text:span text:style-name="T1749">.</text:span></text:p>
        </text:list-item>
      </text:list>
      <text:p text:style-name="P203"><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3">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97">modrým bleskem</text:span> <text:span text:style-name="T1899">přepálit lano, na kterém visí těžký lustr, aby spadl na hlavu zlobrovi, se kterým zrovna Gorondar bojuje.</text:span></text:p>
      <text:p text:style-name="Example"><text:span text:style-name="T1646">Pán jeskyně:</text:span> „Čeho tím chceš dosáhnout? Chceš ho tím zranit? Nebo ho tím jen rozhodit?“</text:p>
      <text:p text:style-name="P838"><text:span text:style-name="T1652">Jana</text:span><text:span text:style-name="T1646">:</text:span> „<text:span text:style-name="T1901">Chtěl bych hlavně, aby se mu lustr zavěsil na hlavu a překážel mu v dalším boji. Pokud ho to zraní, tím líp.“</text:span></text:p>
      <text:p text:style-name="P839"><text:span text:style-name="T1646">Pán jeskyně:</text:span> „<text:span text:style-name="T1900">Ok, to by šlo. Hoď si na úspěch“.</text:span></text:p>
      <text:p text:style-name="P858">Jana by ale také mohla říct, že chce zlobra jen rozptýlit. V tom případě by to byla finta <text:span text:style-name="T1902">(speciální akce)</text:span> a nemusela by si házet vůbec. <text:span text:style-name="T190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35" text:outline-level="3"><text:bookmark-start text:name="__RefHeading___Toc12872_4230435934"/><text:soft-page-break/>Zajímání<text:bookmark-end text:name="__RefHeading___Toc12872_4230435934"/></text:h>
      <text:p text:style-name="P280">TODO:</text:p>
      <text:p text:style-name="P280">- můžeš protivníka vyzvat k tomu, aby se vzdal (nejlépe ho nejdřív dostat do několika nevýhod)</text:p>
      <text:p text:style-name="P280">- nebo ho prostě utlouct do vyřazení (ideálně obuškem, pěstmi a podobně)</text:p>
      <text:h text:style-name="Heading_20_3" text:outline-level="3">Příklady bojových akcí</text:h>
      <text:p text:style-name="P762">/<text:span text:style-name="T2560">* Tohle je jen nápad, možná ne moc dobrý. Alternativa by byla, rozstrkat to do příkladů v průběhu boje. */</text:span></text:p>
      <text:p text:style-name="P762"><text:span text:style-name="T2559">T</text:span>ODO: Ke každému bodu napsat, jak se to vyhodnocuje.</text:p>
      <text:list xml:id="list3555290531" text:style-name="L110">
        <text:list-item>
          <text:p text:style-name="P1276"><text:span text:style-name="T2553">Při boji </text:span>v sevřené formaci <text:span text:style-name="T2553">si </text:span>počkáš na útok spolubojovníka a využiješ toho, že je protivník odkrytý</text:p>
        </text:list-item>
        <text:list-item>
          <text:p text:style-name="P1277">Při boji s protivníkem s delší zbraní se přesuneš do jeho těsné blízkosti</text:p>
        </text:list-item>
        <text:list-item>
          <text:p text:style-name="P1276"><text:span text:style-name="T2554">M</text:span>ísto útoku zbraní rozhodíš protivníka kopem. <text:span text:style-name="T2554">Následně toho využiješ</text:span></text:p>
        </text:list-item>
        <text:list-item>
          <text:p text:style-name="P1276"><text:span text:style-name="T2555">P</text:span>očkáš si, až se protivník odkryje svým vlastním útokem</text:p>
        </text:list-item>
        <text:list-item>
          <text:p text:style-name="P1276">Přeho<text:span text:style-name="T2555">díš si protivníka</text:span> přes rameno a následné využi<text:span text:style-name="T2555">ješ</text:span> toho, že je vyvedený z rovnováhy</text:p>
        </text:list-item>
        <text:list-item>
          <text:p text:style-name="P1278">Přidržíš protivníkovi ruku nebo zbraň</text:p>
        </text:list-item>
        <text:list-item>
          <text:p text:style-name="P1278">Zaútočíš <text:span text:style-name="T2556">nejprve</text:span> štítem, čímž protivníka odkryješ</text:p>
        </text:list-item>
        <text:list-item>
          <text:p text:style-name="P1276"><text:span text:style-name="T2557">Kopneš protivníkovi</text:span> do ruky se zbraní</text:p>
        </text:list-item>
        <text:list-item>
          <text:p text:style-name="P1276"><text:soft-page-break/>Přesun<text:span text:style-name="T2557">eš</text:span> do výhodné pozice</text:p>
        </text:list-item>
        <text:list-item>
          <text:p text:style-name="P1276">Skřípn<text:span text:style-name="T2557">eš soupeři</text:span> ruk<text:span text:style-name="T2557">u svou</text:span> čepelí</text:p>
        </text:list-item>
        <text:list-item>
          <text:p text:style-name="P1276"><text:span text:style-name="T2557">Při útoku s</text:span>kry<text:span text:style-name="T2557">ješ svou zbraň</text:span> za pláštěm</text:p>
        </text:list-item>
        <text:list-item>
          <text:p text:style-name="P1276">Zachy<text:span text:style-name="T2557">tíš</text:span> <text:span text:style-name="T2557">svým </text:span>pláštěm <text:span text:style-name="T2557">protivníkovu zbraň</text:span></text:p>
        </text:list-item>
        <text:list-item>
          <text:p text:style-name="P1279">Využiješ protivníkova zranění</text:p>
        </text:list-item>
        <text:list-item>
          <text:p text:style-name="P1279">Zapůsobíš emotivně – pokusíš se v protivníkovi vzbudit strach nebo třeba soucit</text:p>
        </text:list-item>
        <text:list-item>
          <text:p text:style-name="P1276"><text:span text:style-name="T2557">Využiješ nějakou nebojovou dovednost, třeba Fyzickou zdatnost, abys vyběhnul po stěně,</text:span> zhoupnu<text:span text:style-name="T2557">l</text:span> se na lustru, <text:span text:style-name="T2557">uhnul pomocí salta či přemetu</text:span>, atd.</text:p>
        </text:list-item>
        <text:list-item>
          <text:p text:style-name="P1279">Využiješ výhodnou pozici, například ke skoku na protivníka z výšky</text:p>
        </text:list-item>
        <text:list-item>
          <text:p text:style-name="P1279">Zaútočíš z rozeběhu</text:p>
        </text:list-item>
        <text:list-item>
          <text:p text:style-name="P1279">Rozeběhneš se a srazíš protivníka kopem z výskoku</text:p>
        </text:list-item>
        <text:list-item>
          <text:p text:style-name="P1279">Předstíráš útok, abys rozhodil protivníkovu obranu</text:p>
        </text:list-item>
        <text:list-item>
          <text:p text:style-name="P1279">Necháš zbraň sklouznout po krytu protivníka, abys jej následně ohrozil bodem</text:p>
        </text:list-item>
        <text:list-item>
          <text:p text:style-name="P1279">Odrazíš protivníkovu zbraň nebo štít, aby s ním nestihnul krýt tvou další ránu</text:p>
        </text:list-item>
        <text:list-item>
          <text:p text:style-name="P1276">Vyvede<text:span text:style-name="T2558">š</text:span> protivníka z rovnováhy (například zatlačením štítem) a násled<text:span text:style-name="T2558">ně toho využiješ</text:span></text:p>
        </text:list-item>
        <text:list-item>
          <text:p text:style-name="P1276">Zatlač<text:span text:style-name="T2558">íš</text:span> protivníka do stísněného prostoru</text:p>
        </text:list-item>
        <text:list-item>
          <text:p text:style-name="P1280"><text:span text:style-name="T2557">Oběhneš</text:span> přečísleného protivníka <text:span text:style-name="T2557">a zaútočíš mu do zad</text:span></text:p>
        </text:list-item>
        <text:list-item>
          <text:p text:style-name="P1271"><text:soft-page-break/><text:span text:style-name="T2557">Převrhneš</text:span> protivníkovi <text:span text:style-name="T2557">do cesty stůl, židli nebo jiný vhodný předmět</text:span></text:p>
        </text:list-item>
        <text:list-item>
          <text:p text:style-name="P1279">Rozhodíš soupeře hozením menšího předmětu do tváře</text:p>
        </text:list-item>
        <text:list-item>
          <text:p text:style-name="P1279">Zamíříš střelnou nebo vrhací zbraní</text:p>
        </text:list-item>
      </text:list>
      <text:h text:style-name="P1099" text:outline-level="2"><text:bookmark-start text:name="__RefHeading___Toc12874_4230435934"/><text:span text:style-name="T188">J</text:span><text:span text:style-name="T14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36">í</text:span> nebo jed<text:span text:style-name="T1936">em</text:span></text:h>
      <text:p text:style-name="P103"><text:span text:style-name="T1926">Když spustíš past, nebo </text:span>když jsi otrávený jedem, <text:span text:style-name="T1926">hází se stejně jako v boji</text:span>: Past nebo jed si h<text:span text:style-name="T1927">odí</text:span> <text:span text:style-name="T1097">na </text:span><text:span text:style-name="T1146">úspěch</text:span>, ty si h<text:span text:style-name="T1927">odíš</text:span> <text:span text:style-name="T1097">na obranu</text:span>.</text:p>
      <text:list xml:id="list285705066" text:style-name="L111">
        <text:list-item>
          <text:p text:style-name="P1429">Proti pasti se obvykle hází Finesou. Když máš <text:span text:style-name="T1926">připravený</text:span> štít <text:span text:style-name="T1926">a dává smyl, že ti proti této pasti pomůže</text:span>, můžeš si hodit Silou.</text:p>
        </text:list-item>
        <text:list-item>
          <text:p text:style-name="P1429">Proti jedu se vždy hází Silou.</text:p>
        </text:list-item>
      </text:list>
      <text:p text:style-name="Example_20_Header">Příklad <text:span text:style-name="T193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28">proti ní</text:span> 2 úspěchy. Past si samozřejmě nevybírá, co udělá, to záleží na tom, jak je zkonstruovaná. Šipková past tedy určitě způsobí zranění a druhý úspěch <text:span text:style-name="T1929">z něj pravděpodobně udělá</text:span> vážné zranění. Jiné druhy pastí by mohou třeba zasaženého odhodit, srazit k zemi a podobně.<text:line-break/><text:soft-page-break/><text:tab/>Základem zranění je rozdíl hodů, <text:span text:style-name="T1931">což je v tomto případě</text:span> 3. K tomu se přičte zranění pasti <text:span text:style-name="T1932">(</text:span>+2<text:span text:style-name="T1932">)</text:span>. Naria má na sobě lehkou zbroj, takže si nakonec odečte 1. Celkem je tedy zraněna za 4 životy. A je to vážné zranění, takže Pán jeskyně zásah popíše například takto:</text:p>
      <text:p text:style-name="Example"><text:span text:style-name="T1646">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34">úvahou</text:span> ze situace, nebo náhodně. Když by například past střílela z levé stěny chodby zhruba ve výšce ramen, z<text:span text:style-name="T1935">a</text:span>s<text:span text:style-name="T1935">áhla by nejspíš právě levé rameno</text:span>. Kdyby to chtěl určit náhodně, mohl by říct třeba: „Jednička je hlava, dva až čtyři levá ruka, pět nebo šest je levý bok“ a pak hodit šestistěnnou kostkou.</text:p>
      <text:p text:style-name="P731">Příklad <text:span text:style-name="T1933">zranění jedem</text:span>:</text:p>
      <text:p text:style-name="P855">Gorondar porazil orka a vyváznul jen s několika škrábanci. Po chvíli se ale ukázalo, že orkova zbraň byla otrávená – začal se silně potit a špatně se mu dýchá. Po uplynutí <text:span text:style-name="T1097">latence</text:span> jedu se hází na jeho účinek. Jed má sílu 6 a Pánovi jeskyně padlo 5, celkem je to 11/0. Gorondar má sílu 3 a Pavlovi padlo 4, na obranu má tedy 7.<text:line-break/><text:tab/><text:span text:style-name="T1930">Rozdíl hodů je 4 a jed má tedy proti Gorondarovi 2 úspěchy.</text:span></text:p>
      <text:h text:style-name="P1036" text:outline-level="3"><text:bookmark-start text:name="__RefHeading___Toc12876_4230435934"/>Jed<text:span text:style-name="T1969">y</text:span><text:bookmark-end text:name="__RefHeading___Toc12876_4230435934"/></text:h>
      <text:p text:style-name="P273"><text:span text:style-name="T1970">Jedy nepůsobí okamžitě. U každého trvá různě dlouho, než se otrava projeví</text:span>. <text:span text:style-name="T1971">Této době říkáme </text:span><text:span text:style-name="T1147">latence</text:span><text:span text:style-name="T1972">.</text:span></text:p>
      <text:list xml:id="list86536873" text:style-name="L112">
        <text:list-item>
          <text:p text:style-name="P1551"><text:span text:style-name="T1973">V průběhu</text:span> <text:span text:style-name="T1097">latence</text:span> nemá jed žádný účinek, <text:span text:style-name="T1973">ale otrávený</text:span> začne pociťovat <text:span text:style-name="T1097">příznaky</text:span> <text:span text:style-name="T1974">otravy. P</text:span>odle nich j<text:span text:style-name="T1973">de</text:span> poznat, o jaký jed se jedná.</text:p>
        </text:list-item>
        <text:list-item>
          <text:p text:style-name="P1551">Po skončení <text:span text:style-name="T1097">latence</text:span> <text:span text:style-name="T1975">jed způsobí zranění.</text:span></text:p>
          <text:list>
            <text:list-item>
              <text:p text:style-name="P1552">Hází se stejně jako jakýkoliv jiný <text:span text:style-name="T1097">útok</text:span>, jed má svou vlastní sílu a zranění <text:span text:style-name="T1976">(nepřičítá se žádná vlastnost, pouze hod k6)</text:span>.</text:p>
            </text:list-item>
            <text:list-item>
              <text:p text:style-name="P1551"><text:soft-page-break/><text:span text:style-name="T1975">Otrávený se brání hodem </text:span><text:span text:style-name="T1148">Síla + k6</text:span><text:span text:style-name="T1975">.</text:span></text:p>
              <text:list>
                <text:list-item>
                  <text:p text:style-name="P1553">Od zranění jedem se neodečítá zbroj.</text:p>
                </text:list-item>
              </text:list>
            </text:list-item>
          </text:list>
        </text:list-item>
        <text:list-item>
          <text:p text:style-name="P1552">Některé jedy místo vážného zranění <text:span text:style-name="T1977">způsobují něco jiného</text:span>: Slepotu, paralýzu a podobně.</text:p>
          <text:list>
            <text:list-item>
              <text:p text:style-name="P1552">Tento účinek nahrazuje vážné zranění. Nastane tedy pouze když jed způsobí větší zranění než je Síla otráveného.</text:p>
            </text:list-item>
            <text:list-item>
              <text:p text:style-name="P1552"><text:span text:style-name="T1097">Trvání</text:span> jedu říká, jak dlouho účin<text:span text:style-name="T1978">e</text:span>k působí. Pokud jed pouze zraňuje, <text:span text:style-name="T1097">trvání</text:span> uvedeno nemá. <text:span text:style-name="T1979">Způsobené vážné zranění se léčí jako jakékoliv jiné</text:span>.</text:p>
            </text:list-item>
          </text:list>
        </text:list-item>
      </text:list>
      <text:p text:style-name="P274">Některé jedy můžeš neutralizovat, když máš správné sérum, <text:span text:style-name="T1980">kouzlo</text:span> nebo protijed.</text:p>
      <text:list xml:id="list3219434545" text:style-name="L113">
        <text:list-item>
          <text:p text:style-name="P1554"><text:span text:style-name="T1981">Když je jed neutralizován v době </text:span><text:span text:style-name="T1149">latence</text:span><text:span text:style-name="T1982">, tak vůbec nezačne působit a otrávenému se tedy nic nestane.</text:span></text:p>
        </text:list-item>
        <text:list-item>
          <text:p text:style-name="P1554"><text:span text:style-name="T1982">Neutralizace jiného než zraňujícího jedu po skončení </text:span><text:span text:style-name="T1149">latence</text:span><text:span text:style-name="T1982"> zruší jeho případný účinek ale nevrátí ztracenou kondici.</text:span></text:p>
        </text:list-item>
      </text:list>
      <text:list xml:id="list31241140" text:style-name="L114">
        <text:list-item>
          <text:p text:style-name="P1555"><text:span text:style-name="T1982">Neutralizovat zraňující jed po skončení </text:span><text:span text:style-name="T1149">latence</text:span><text:span text:style-name="T1982"> je zbytečné – jed už způsobil zranění, které je potřeba vyléčit jako každé jiné.</text:span></text:p>
        </text:list-item>
      </text:list>
      <text:p text:style-name="P733">Příklad</text:p>
      <text:p text:style-name="P85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36" text:outline-level="3"><text:bookmark-start text:name="__RefHeading___Toc12878_4230435934"/>Pád<text:bookmark-end text:name="__RefHeading___Toc12878_4230435934"/></text:h>
      <text:p text:style-name="P275"><text:span text:style-name="T1987">Zranění pádem se hází jako ú</text:span>tok se silou 1 za každý metr pádu a zraněním podle toho, kam <text:span text:style-name="T1988">padáš: od</text:span> <text:span text:style-name="T1989">+</text:span>0 za měkkou lesní půdu <text:span text:style-name="T1990">po</text:span> <text:span text:style-name="T1989">+3</text:span> za nastražené bodce.</text:p>
      <text:list xml:id="list192655363087346" text:continue-list="list86536873" text:style-name="L112">
        <text:list-item>
          <text:p text:style-name="P1556">Brání se <text:span text:style-name="T1991">hodem</text:span> <text:span text:style-name="T1097">Fine</text:span><text:span text:style-name="T1150">sa + k6</text:span>.</text:p>
        </text:list-item>
        <text:list-item>
          <text:p text:style-name="P1556">Od zranění se odečítá zbroj.</text:p>
        </text:list-item>
      </text:list>
      <text:h text:style-name="P1036" text:outline-level="3"><text:bookmark-start text:name="__RefHeading___Toc13245_3822832400"/>Pasti<text:bookmark-end text:name="__RefHeading___Toc13245_3822832400"/></text:h>
      <text:p text:style-name="P276"><text:span text:style-name="T1992">Při h</text:span>ledání a zneškodňování <text:span text:style-name="T1993">pastí, nebo i při obyčejném průzkumu podzemí či otevírání dveří</text:span> <text:span text:style-name="T1992">popisuj</text:span> <text:span text:style-name="T1993">co mačkáš</text:span>, kam si <text:span text:style-name="T1993">u toho</text:span> stoupá<text:span text:style-name="T1994">š</text:span> a podobně. <text:span text:style-name="T1994">Když při spuštění pasti nejsi v prostoru, který past zasáhne, nic se ti nestane. Když ale naopak uděláš to, co past spouští, tak si rovnou házíš na obranu.</text:span></text:p>
      <text:h text:style-name="P995" text:outline-level="4"><text:bookmark-start text:name="__RefHeading___Toc1633_1936223890"/>Účinek pasti<text:bookmark-end text:name="__RefHeading___Toc1633_1936223890"/></text:h>
      <text:p text:style-name="P277">Při spuštění pasti <text:span text:style-name="T1995">za ni Pán jeskyně</text:span> hází na <text:span text:style-name="T1097">útok</text:span>:</text:p>
      <text:list xml:id="list2819528629" text:style-name="L115">
        <text:list-item>
          <text:p text:style-name="P1557">Past má vlastní sílu a zranění. Nepřičítá se žádná vlastnost, jen hod k6.</text:p>
          <text:list>
            <text:list-item>
              <text:p text:style-name="P1558">Pasti si nepočítají bonus za přípravu (ani když je nalíčí postava). Jediná výjimka je v případě, že do ní někdo oběť cíleně naláká<text:span text:style-name="T1996">.</text:span></text:p>
            </text:list-item>
          </text:list>
        </text:list-item>
        <text:list-item>
          <text:p text:style-name="P1557"><text:soft-page-break/>Všichni zasažení si hází na obranu. Jakou si počítají vlastnost je vždy uvedeno v popisu pasti, obvykle to je Finesa.</text:p>
          <text:list>
            <text:list-item>
              <text:p text:style-name="P1557">Pokud máš štít a dává smysl, že ti pomůže, můžeš se bránit Silou nebo Finesou a přičíst si za něj +1.</text:p>
            </text:list-item>
          </text:list>
        </text:list-item>
      </text:list>
      <text:h text:style-name="P995" text:outline-level="4"><text:bookmark-start text:name="__RefHeading___Toc1635_1936223890"/>Líčení pastí<text:bookmark-end text:name="__RefHeading___Toc1635_1936223890"/></text:h>
      <text:p text:style-name="P278"><text:span text:style-name="T1997">Když chceš nalíčit past,</text:span> <text:span text:style-name="T1997">popiš</text:span>, jak bude vypadat, z čeho ji vyrábí<text:span text:style-name="T1998">š</text:span> a <text:span text:style-name="T1997">jak</text:span> se bude spouštět. Útok pasti <text:span text:style-name="T1999">bude</text:span> stejný, jako <text:span text:style-name="T2092">kdy</text:span>by<text:span text:style-name="T2000">s</text:span> útočil Finesou s použitím zbraně srovnatelného účinku.</text:p>
      <text:p text:style-name="P733">Příklad</text:p>
      <text:p text:style-name="P856"><text:span text:style-name="T1983">Máš Finesu 3 a vyrobíš</text:span> <text:span text:style-name="T1984">improvizovanou</text:span> past z<text:span text:style-name="T1985">e</text:span> svojí kuše, <text:span text:style-name="T1983">která má 2/3</text:span>. <text:span text:style-name="T1983">Tvoje p</text:span>ast bude mít <text:span text:style-name="T1986">útok</text:span> <text:span text:style-name="T1983">5/3 + k6.</text:span></text:p>
      <text:h text:style-name="P1100" text:outline-level="2"><text:bookmark-start text:name="__RefHeading___Toc12880_4230435934"/>Léčení <text:span text:style-name="T2007">zranění</text:span><text:bookmark-end text:name="__RefHeading___Toc12880_4230435934"/></text:h>
      <text:p text:style-name="P297">Dobrodružný život je plný nástrah a nebezpečí, takže zranění nejsou pro postavy nic vzácného. Na štěstí ale ve světě Dračáku existují léčivá kouzla a lektvary a také byliny, které léčení výrazně zrychlují.</text:p>
      <text:h text:style-name="P996" text:outline-level="4">Ošetření zranění</text:h>
      <text:p text:style-name="P301">Ošetřením můžeš zranění výrazně zmírnit a napomoci jejich rychlejší léčbě. Zabere to několik minut a jsou k tomu potřeba alespoň základní pomůcky a léčitelské potřeby: čistá voda, alkohol na vyčištění ran, obvazy a podobně.</text:p>
      <text:list xml:id="list3628328352" text:style-name="L116">
        <text:list-item>
          <text:p text:style-name="P1559">Ošetření vrátí 1 <text:span text:style-name="T2007">život</text:span> <text:span text:style-name="T2007">plus stupeň dovednosti </text:span><text:span text:style-name="T1156">Ošetřování zranění</text:span>.</text:p>
          <text:list>
            <text:list-item>
              <text:p text:style-name="P1560"><text:soft-page-break/>Ošetřovat zranění tedy můžeš, i když nemáš dovednost <text:span text:style-name="T1097">Ošetřování zranění</text:span>, ale vrátíš tím pouze 1 život.</text:p>
            </text:list-item>
            <text:list-item>
              <text:p text:style-name="P1561">Se začátečnickým <text:span text:style-name="T1097">Ošetřováním zraněním</text:span> vrátíš pacientovi 2 životy, s pokročilým <text:span text:style-name="T2226">3</text:span> a s mistrovským stupněm dokonce <text:span text:style-name="T2226">4</text:span> život<text:span text:style-name="T2226">y</text:span>.</text:p>
            </text:list-item>
          </text:list>
        </text:list-item>
        <text:list-item>
          <text:p text:style-name="P1562">Když při ošetřování použiješ léčivé byliny (jsou běžnou součástí cestovní výbavy nebo léčitelských potřeb), výrazně tím zrychlíš následné hojení (viz odstavec <text:span text:style-name="T1657">Účinek</text:span><text:span text:style-name="T1646"> léčivých bylin</text:span> <text:span text:style-name="T1509">&lt;</text:span><text:span text:style-name="T472">ODKAZ</text:span><text:span text:style-name="T1509">&gt;</text:span>).</text:p>
        </text:list-item>
      </text:list>
      <text:p text:style-name="P298"><text:span text:style-name="T2072">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73">é</text:span> zranění.</text:p>
      <text:p text:style-name="P299">Stále má ale smysl ošetřovat nová zranění pomocí léčivých bylin, protože tím zrychlíš následné hojení.</text:p>
      <text:h text:style-name="P997" text:outline-level="4">Neléčená zranění</text:h>
      <text:p text:style-name="P297">Pokud tvá zranění nejsou ošetřena, <text:span text:style-name="T2070">uzdravení</text:span> se může táhnout týdny <text:span text:style-name="T2070">nebo i měsíce</text:span>. <text:span text:style-name="T2071">Vyléčíš si zhruba jeden život za týden strávený v klidu na lůžku.</text:span></text:p>
      <text:h text:style-name="Heading_20_4" text:outline-level="4"><text:soft-page-break/><text:span text:style-name="T2091">Účinek</text:span> léčivých bylin</text:h>
      <text:p text:style-name="Text_20_body"><text:span text:style-name="T2069">Pokud jsou tvá zranění ošetřena pomocí léčivých bylin, jednou za den se ti p</text:span>o <text:span text:style-name="T200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2">Vážné zásahy (a nevýhody z nich plynoucí) zmizí, až když si doléčíš všechny ztracené životy <text:span text:style-name="T2074">na maximum</text:span>.</text:p>
      <text:h text:style-name="P998" text:outline-level="4"><text:span text:style-name="T5">L</text:span><text:span text:style-name="T1">éčivá kouzla a lektvary</text:span></text:h>
      <text:p text:style-name="P108"><text:span text:style-name="T2090">Jakékoliv léčivé</text:span> kouzlo, i kdyby ho seslal někdo jiný, bude znovu na stejný cíl účinkovat až poté, co se dotyčný doléčí do plných životů. <text:span text:style-name="T2090">Obdobně libovolný léčivý lektvar bude na tebe znovu účinkovat až poté, co si doléčíš životy do maxima</text:span>.</text:p>
      <text:list xml:id="list1406845434" text:style-name="L117">
        <text:list-item>
          <text:p text:style-name="P1430">Spolu s pravidlem pro ošetřování zranění to znamená, že dokud si nedoléčíš všechny ztracené životy do maxima, tak si můžeš životy obnovit vyléčit jen třemi způsoby:</text:p>
          <text:list>
            <text:list-item>
              <text:p text:style-name="P1563"><text:span text:style-name="T253">Jednou ti může někdo </text:span><text:span text:style-name="T254">vyléčit část ztracených životů</text:span><text:span text:style-name="T253"> ošetřením tvých zranění.</text:span></text:p>
            </text:list-item>
            <text:list-item>
              <text:p text:style-name="P1564"><text:span text:style-name="T1">Jednou ti někdo může </text:span><text:span text:style-name="T254">vyléčit část ztracených životů</text:span><text:span text:style-name="T1"> léčivým kouzlem.</text:span></text:p>
            </text:list-item>
            <text:list-item>
              <text:p text:style-name="P1564"><text:span text:style-name="T1">Jednou ti může </text:span><text:span text:style-name="T254">část ztracených životů</text:span><text:span text:style-name="T1"> </text:span><text:span text:style-name="T254">vyléčit</text:span><text:span text:style-name="T1"> léčivý lektvar.</text:span></text:p>
            </text:list-item>
          </text:list>
        </text:list-item>
        <text:list-item>
          <text:p text:style-name="P1565"><text:soft-page-break/><text:span text:style-name="T1">Na přirozené hojení zranění, ať už podpořené léčivými bylinami nebo ne, se toto omezení nevztahuje. </text:span><text:span text:style-name="T255">Č</text:span><text:span text:style-name="T1">asem se </text:span><text:span text:style-name="T255">tedy</text:span><text:span text:style-name="T1"> můžeš </text:span><text:span text:style-name="T256">samovolně</text:span><text:span text:style-name="T1"> doléčit, i když jsi už vyčerpal všechny tři uvedené metody léčby.</text:span></text:p>
        </text:list-item>
      </text:list>
      <text:h text:style-name="P1101" text:outline-level="2"><text:bookmark-start text:name="__RefHeading___Toc20186_1502512718"/>Umírání hráčských postav<text:bookmark-end text:name="__RefHeading___Toc20186_1502512718"/></text:h>
      <text:p text:style-name="P473">Možná sis všiml, že pravidla pro boj říkají, kdy je postava vyřazena, ale ne kdy zemře. Má to dva důvody:</text:p>
      <text:list xml:id="list106217046" text:style-name="L118">
        <text:list-item>
          <text:p text:style-name="P1566">Když hrajete s příběhovou imunitou, tak postavy musí mít možnost boje přežít.</text:p>
        </text:list-item>
        <text:list-item>
          <text:p text:style-name="P1566">I když hrajete bez příběhové imunity, smrt postavy je natolik vážná věc, že není dobrý nápad nechat ji čistě na náhodě.</text:p>
        </text:list-item>
      </text:list>
      <text:p text:style-name="P471"><text:span text:style-name="T2611">Hráčská p</text:span>ostava <text:span text:style-name="T2611">tedy</text:span> zemře, pouze když to jednoznačně vyplývá ze situace.</text:p>
      <text:p text:style-name="P764">Příklady:</text:p>
      <text:list xml:id="list498124533" text:style-name="L119">
        <text:list-item>
          <text:p text:style-name="P979">Rozdrtil <text:span text:style-name="T2101">tě</text:span> několikatunový kamenný blok.</text:p>
        </text:list-item>
        <text:list-item>
          <text:p text:style-name="P979">Spadl jsi do lávového jezírka.</text:p>
        </text:list-item>
        <text:list-item>
          <text:p text:style-name="P979">Zřítil ses do <text:span text:style-name="T2601">bezedné</text:span> propasti.</text:p>
        </text:list-item>
        <text:list-item>
          <text:p text:style-name="P980">Roztrhala tě smečka vlků.</text:p>
        </text:list-item>
      </text:list>
      <text:h text:style-name="P1037" text:outline-level="3"><text:span text:style-name="T2155">Když zemře</text:span> hráčská postava</text:h>
      <text:p text:style-name="P467">Když se rozhodnete hrát bez příběhové imunity, není od věci se rovnou domluvit, jak budete řešit, když něk<text:span text:style-name="T2611">do přijde o postavu</text:span>:</text:p>
      <text:list xml:id="list3387993" text:style-name="L120">
        <text:list-item>
          <text:p text:style-name="P1567"><text:soft-page-break/>Každý hráč si může například hned na začátku vytvořit víc postav a rovnou je zapojit do společné minulosti. Když mu pak postava <text:span text:style-name="T2599">zemře</text:span>, nová snáze zapadne do rozehraného příběhu.</text:p>
        </text:list-item>
        <text:list-item>
          <text:p text:style-name="P1567">Dobře také <text:span text:style-name="T2269">funguje</text:span>, když hráč převezme nějakou nehráčskou postavu. Opět to má výhodu v tom, že <text:span text:style-name="T2270">je</text:span> rovnou zapojený do děje.</text:p>
        </text:list-item>
      </text:list>
      <text:p text:style-name="P468">Pokud se nedohodnete jinak, <text:span text:style-name="T2164">nová postava</text:span> bude na stejné úrovni jako ta <text:span text:style-name="T2164">předchozí</text:span>.</text:p>
      <text:list xml:id="list3355963377" text:style-name="L121">
        <text:list-item>
          <text:p text:style-name="P1568"><text:span text:style-name="T95">V zásadě sice můžete mít v jedné družině postavy na různých úrovních, </text:span><text:span text:style-name="T96">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102" text:outline-level="2"><text:bookmark-start text:name="__RefHeading___Toc20188_1502512718"/><text:span text:style-name="T2267">Umírání</text:span> protivníků<text:bookmark-end text:name="__RefHeading___Toc20188_1502512718"/></text:h>
      <text:p text:style-name="P472">Protivníci a různé nestvůry, na rozdíl od <text:span text:style-name="T2268">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5">Příklad:</text:p>
      <text:p text:style-name="P906"><text:span text:style-name="T1651">Pavel:</text:span><text:span text:style-name="T1888"> </text:span><text:span text:style-name="T1226">„Obejdu vyřazen</text:span><text:span text:style-name="T1336">é</text:span><text:span text:style-name="T1226"> skřety a dám jim všem poslední pomoc.“</text:span></text:p>
      <text:p text:style-name="P644"><text:span text:style-name="T88">Dorazit takto </text:span><text:span text:style-name="T94">obvykle</text:span><text:span text:style-name="T88"> můžeš pouze vyřazeného nebo znehybněného protivníka </text:span><text:span text:style-name="T87">a pouze když ti v tom nikdo nebrání.</text:span></text:p>
      <text:h text:style-name="Heading_20_2" text:outline-level="2"><text:bookmark-start text:name="__RefHeading___Toc19872_998592596"/><text:soft-page-break/>Soupeření (plížení, pronásledování)<text:bookmark-end text:name="__RefHeading___Toc19872_998592596"/></text:h>
      <text:p text:style-name="P643">/* Pokud se bude házet, měla by tohle bejt až za Bojem, ať nemusím znovu vysvětlovat házení a výhody a nevýhody */</text:p>
      <text:p text:style-name="P643">TODO</text:p>
      <text:list xml:id="list2942893927" text:style-name="L122">
        <text:list-item>
          <text:p text:style-name="P1570">Varianta 1:</text:p>
          <text:list>
            <text:list-item>
              <text:p text:style-name="P1571">Když máš dovednost, automaticky vyhraješ proti tomu, kdo ji nemá.</text:p>
              <text:list>
                <text:list-item>
                  <text:p text:style-name="P1570">Když má někdo výhodu, vyhraje.</text:p>
                </text:list-item>
                <text:list-item>
                  <text:p text:style-name="P1572">Nebo: Prostě porovnat Vlastnost (plus případné postihy a bonusy).</text:p>
                  <text:list>
                    <text:list-item>
                      <text:p text:style-name="P1573">Tohle mi přijde fér pro pronásledování.</text:p>
                    </text:list-item>
                    <text:list-item>
                      <text:p text:style-name="P1572">Co ties?</text:p>
                    </text:list-item>
                  </text:list>
                </text:list-item>
              </text:list>
            </text:list-item>
          </text:list>
        </text:list-item>
        <text:list-item>
          <text:p text:style-name="P1570">Varianta 2: Hod na vlastnost (Finesa na plížení, Síla na běh). Výhoda je normálně bonus k hodu.</text:p>
        </text:list-item>
        <text:list-item>
          <text:p text:style-name="P1574">Varianta 3:</text:p>
          <text:list>
            <text:list-item>
              <text:p text:style-name="P1569">/<text:span text:style-name="T2666">* IDEA: Vždycky víš, jak moc se můžeš přiblížit, takže není třeba házet.</text:span></text:p>
            </text:list-item>
            <text:list-item>
              <text:p text:style-name="P1575">The question is always how, not if. */</text:p>
              <text:list>
                <text:list-item>
                  <text:p text:style-name="P1574">Když se potřebuješ dostat blíž, musíš si zajistit nějakou výhodu (odvést jejich pozornost, stát se neviditelným a podobně).</text:p>
                </text:list-item>
              </text:list>
            </text:list-item>
          </text:list>
        </text:list-item>
      </text:list>
      <text:p text:style-name="P790"><text:soft-page-break/>Příklad:</text:p>
      <text:p text:style-name="P951">Když <text:span text:style-name="T2663">umíš</text:span> <text:span text:style-name="T1097">ostražitost a plížení</text:span>, tak tě za normálních okolností někdo jiný s mistrovským stupněm této dovednosti odhalí. Když ale na sebe necháš seslat kouzlo <text:span text:style-name="T1097">neviditelnost</text:span>, tak budeš mít proti němu výhodu a nevšimne si tě.</text:p>
      <text:p text:style-name="P107">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Heading_20_1" text:outline-level="1"><text:bookmark-start text:name="__RefHeading___Toc19874_998592596"/>Zlepšování postavy<text:bookmark-end text:name="__RefHeading___Toc19874_998592596"/></text:h>
      <text:p text:style-name="Text_20_body">TODO</text:p>
      <text:h text:style-name="P1103" text:outline-level="2"><text:bookmark-start text:name="__RefHeading___Toc19876_998592596"/>Postup po úrovních<text:bookmark-end text:name="__RefHeading___Toc19876_998592596"/></text:h>
      <text:p text:style-name="P661">Postup po úrovních <text:span text:style-name="T2192">má významný podíl na tom</text:span>, <text:span text:style-name="T2192">že</text:span> je hraní Dračáku dlouhodobě zábavn<text:span text:style-name="T2194">é</text:span>. <text:span text:style-name="T219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38" text:outline-level="3">Doporučená rychlost <text:span text:style-name="T2196">postupů</text:span></text:h>
      <text:p text:style-name="P662">Pokud se nedomluvíte jinak, <text:span text:style-name="T2196">získáte novou úroveň vždy po tolika měsících hraní, kolik činí vaše stávající úroveň: </text:span></text:p>
      <text:list xml:id="list731872811" text:style-name="L123">
        <text:list-item>
          <text:p text:style-name="P1576">Na druhou úroveň postoupíte po 1 měsíci hraní</text:p>
        </text:list-item>
        <text:list-item>
          <text:p text:style-name="P1576">Na třetí postoupíte po dalších 2 měsících.</text:p>
        </text:list-item>
        <text:list-item>
          <text:p text:style-name="P1576">Na čtvrtou po dalších 3 měsících atd.</text:p>
        </text:list-item>
      </text:list>
      <text:p text:style-name="P662"><text:soft-page-break/>Jde o čas v reálném světě, nikoliv v <text:span text:style-name="T2198">herním</text:span>. Znamená to tedy, že pokud se bude scházet například jednou týdně, tak na první úrovni strávíte zhruba 4 sezení.<text:line-break/><text:tab/><text:span text:style-name="T219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39" text:outline-level="3">Jiné metody získávání úrovní</text:h>
      <text:p text:style-name="P663">Rychlost získávání úrovní si můžete libovolně upravit. Když například<text:span text:style-name="T219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93">. </text:span>P<text:span text:style-name="T2193">okud jste </text:span>například<text:span text:style-name="T2193"> na nějaký zvyklí </text:span>z jiného rpgčka<text:span text:style-name="T2193"> a vyhovuje vám, můžete ho samozřejmě používat i v Dračáku. Myslete ale na to, že v Dračáku je celkem 12 úrovní.</text:span></text:p>
      <text:h text:style-name="P1040" text:outline-level="3">Co <text:span text:style-name="T2093">přestup znamená pravidlově</text:span></text:h>
      <text:p text:style-name="P664">Při přestupu na <text:span text:style-name="T1568">každou</text:span> lichou úroveň <text:span text:style-name="T1568">(třetí, pátou atd.)</text:span> <text:span text:style-name="T1567">se zvyšuje hodnota jedné z vlastností o 1.</text:span></text:p>
      <text:list xml:id="list3206648814" text:style-name="L124">
        <text:list-item>
          <text:p text:style-name="P1578"><text:soft-page-break/><text:span text:style-name="T157">Můžeš si </text:span><text:span text:style-name="T259">zvýšit</text:span><text:span text:style-name="T157"> kterou chceš, ale rozdíl mezi tvou nejvyšší a nejnižší vlastností nemůže být větší než 3.</text:span></text:p>
        </text:list-item>
        <text:list-item>
          <text:p text:style-name="P1577"><text:span text:style-name="T157">P</text:span><text:span text:style-name="T257">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31">Když si zvýšíš Duši, zvedne se tím zároveň i tvá Magenergie (aktuální i maximální).</text:p>
        </text:list-item>
      </text:list>
      <text:h text:style-name="P1038" text:outline-level="3">Co <text:span text:style-name="T2093">přestup znamená příběhově</text:span></text:h>
      <text:p text:style-name="P665"><text:span text:style-name="T20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27">I k</text:span><text:span text:style-name="T201">dyž </text:span><text:span text:style-name="T227">na to ale v kampani dost času nemáte</text:span><text:span text:style-name="T201">, </text:span><text:span text:style-name="T228">třeba proto, že se události valí jedna za druhou a postavy si nemohou dovolit na delší dobu někam zmizet, přestupy</text:span><text:span text:style-name="T201"> kvůli tomu neodkládejte, </text:span><text:span text:style-name="T229">z</text:span><text:span text:style-name="T201">ískávání nových schopností je důležitou součástí </text:span><text:span text:style-name="T228">zážitku</text:span><text:span text:style-name="T201"> hry. </text:span><text:span text:style-name="T228">Prostě si zvyšte úroveň a neřešte, kdy a jak přesně postavy k novým schopnostem přišly.</text:span></text:p>
      <text:h text:style-name="P1103" text:outline-level="2"><text:bookmark-start text:name="__RefHeading___Toc14788_2806536736"/>Získávání nových dovedností<text:bookmark-end text:name="__RefHeading___Toc14788_2806536736"/></text:h>
      <text:p text:style-name="P666">Dovednosti uvedené v seznamu v kapitole <text:span text:style-name="T1646">Tvoje postava</text:span> <text:span text:style-name="T1509">&lt;ODKAZ&gt; </text:span><text:span text:style-name="T984">se</text:span><text:span text:style-name="T1509"> </text:span><text:span text:style-name="T984">vždy</text:span><text:span text:style-name="T1519"> </text:span><text:span text:style-name="T984">pořizují</text:span><text:span text:style-name="T472"> při přestup</text:span><text:span text:style-name="T984">u</text:span><text:span text:style-name="T472"> na novou úroveň – v popisu tvého povolání v kapitole </text:span><text:span text:style-name="T935">Schopnosti povolání</text:span><text:span text:style-name="T472"> </text:span><text:span text:style-name="T1509">&lt;ODKAZ&gt;</text:span><text:span text:style-name="T472"> máš vždy uvedeno, na kterých úrovních </text:span><text:span text:style-name="T985">to můžeš dělat</text:span><text:span text:style-name="T472"> – </text:span><text:span text:style-name="T985">vždy to znamená možnost buď si zlepšit nějakou stávající, nebo si pořídit novou na základní stupeň</text:span><text:span text:style-name="T472">.</text:span></text:p>
      <text:p text:style-name="P47"><text:soft-page-break/>TODO: Zmínit i získávání nedobrodružných dovedností (těch, co nejsou v pravidlech).</text:p>
      <text:p text:style-name="P666"><text:span text:style-name="T1084">TODO: Možnost 2 zrušit.</text:span><text:span text:style-name="T472"><text:line-break/><text:tab/></text:span><text:span text:style-name="T2658">Když se chceš naučit nějakou dovednost, která tam uvedena není, třeba navigaci nebo nějaký </text:span><text:span text:style-name="T2659">cizí</text:span><text:span text:style-name="T2658"> jazyk, máš dvě možnosti:</text:span></text:p>
      <text:list xml:id="list3907225046" text:style-name="L125">
        <text:list-item>
          <text:p text:style-name="P1281">Domluvit se s Pánem jeskyně a ostatními hráči, aby studium nové dovednosti zapadlo do příběhu.</text:p>
        </text:list-item>
      </text:list>
      <text:list xml:id="list2137878326" text:style-name="L126">
        <text:list-item>
          <text:list>
            <text:list-item>
              <text:p text:style-name="P1579"><text:span text:style-name="T983">Když se například domluvíte, že uděláte v příběhu pauzu a budete pokračovat tím, co se stalo po dvou letech, tak v průběhu těchto dvou let mohou postavy dělat různé věci – mimo jiné se </text:span><text:span text:style-name="T988">něco</text:span><text:span text:style-name="T983"> </text:span><text:span text:style-name="T989">na</text:span><text:span text:style-name="T983">učit.</text:span></text:p>
            </text:list-item>
            <text:list-item>
              <text:p text:style-name="P1579"><text:span text:style-name="T983">Tímto vlastně doplníte minulost svých postav a tudíž tím </text:span><text:span text:style-name="T990">získáš</text:span><text:span text:style-name="T983"> znalosti nebo dovednosti plynoucí z minulosti. Tyto dovednosti si nemusíš zvlášť </text:span><text:span text:style-name="T991">za</text:span><text:span text:style-name="T983">pisovat.</text:span></text:p>
            </text:list-item>
            <text:list-item>
              <text:p text:style-name="P1580"><text:span text:style-name="T472">Nové dovednosti také automaticky získáš pokaždé, když se něčemu budeš v rámci příběhu delší dobu věnovat – když například strávíte tři měsíce plavbou jako posádka na lodi, </text:span><text:span text:style-name="T986">určitě</text:span><text:span text:style-name="T472"> se při tom </text:span><text:span text:style-name="T987">přiučíte</text:span><text:span text:style-name="T472"> něco </text:span><text:span text:style-name="T987">z</text:span><text:span text:style-name="T472"> námořnické</text:span><text:span text:style-name="T987">ho</text:span><text:span text:style-name="T472"> řemesl</text:span><text:span text:style-name="T987">a</text:span><text:span text:style-name="T472">.</text:span></text:p>
            </text:list-item>
          </text:list>
        </text:list-item>
      </text:list>
      <text:list xml:id="list192655739078824" text:continue-list="list3907225046" text:style-name="L125">
        <text:list-item>
          <text:p text:style-name="P1581"><text:span text:style-name="T2243">L</text:span>ibovolnou dovednost <text:span text:style-name="T2243">se můžeš</text:span> naučit při přestupu <text:span text:style-name="T2243">na novou úroveň</text:span> místo dovednosti uvedené v pravidlech.</text:p>
        </text:list-item>
      </text:list>
      <text:list xml:id="list758809120" text:style-name="L127">
        <text:list-item>
          <text:list>
            <text:list-item>
              <text:p text:style-name="P1426"><text:span text:style-name="T2660">V </text:span><text:span text:style-name="T2661">tomto</text:span><text:span text:style-name="T2660"> případě si tuto dovednost </text:span><text:span text:style-name="T2662">zapiš k ostatním dovednostem</text:span><text:span text:style-name="T2660">.</text:span></text:p>
            </text:list-item>
          </text:list>
        </text:list-item>
      </text:list>
      <text:h text:style-name="P1014" text:outline-level="1"><text:bookmark-start text:name="__RefHeading___Toc12882_4230435934"/>Výbava<text:bookmark-end text:name="__RefHeading___Toc12882_4230435934"/></text:h>
      <text:h text:style-name="P999" text:outline-level="4">Zbraně, zbroje <text:span text:style-name="T1553">a štíty</text:span></text:h>
      <text:p text:style-name="P303">/<text:span text:style-name="T1904">* Přesunuto z boje, zatím needitováno. Asi by tady mohla bejt tabulka. */</text:span></text:p>
      <text:list xml:id="list41354966" text:style-name="L128">
        <text:list-item>
          <text:p text:style-name="P1582">Zbraně mají zranění, které se přičítá pouze v případě zásahu (tedy když hodíš stejně nebo více než tvůj protivník a jako jednu z možností si vybereš ho zranit).</text:p>
        </text:list-item>
        <text:list-item>
          <text:p text:style-name="P1583">Boj beze zbraně má zranění 0 a hází se vždy Silou.</text:p>
        </text:list-item>
        <text:list-item>
          <text:p text:style-name="P1583">Jednoruční lehké zbraně (například dýka) mají zranění +1, dvojruční lehké zbraně (třeba kopí) mají zranění +2. Můžeš si s nimi počítat <text:s/>Sílu nebo Finesu podle svého výběru.</text:p>
        </text:list-item>
        <text:list-item>
          <text:p text:style-name="P1583">Jednoruční těžké zbraně (například palcát nebo bojová sekera) mají zranění +2, dvojruční těžké zbraně (třeba dvojruční meč) mají zranění +3. Počítáš si s nimi vždy Sílu.</text:p>
        </text:list-item>
        <text:list-item>
          <text:p text:style-name="P1584">Improvizované nebo primitivní zbraně (obušek, hůl, kámen, kyj a podobně) mají zranění o 1 nižší (může být i 0 – v tom případě od pěstí liší jen v tom, co přesně můžeš protivníkovi udělat).</text:p>
        </text:list-item>
        <text:list-item>
          <text:p text:style-name="P1583">Pokud máš dvě jednoruční zbraně, ke zranění té, kterou zrovna útočíš, si přičti 1. Pokud je alespoň jedna z nich těžká, počítáš si Sílu. Když jsou obě lehké, můžeš si vybrat mezi Silou a Finesou.</text:p>
        </text:list-item>
        <text:list-item>
          <text:p text:style-name="P1583">Štít snižuje zranění o 1. Můžeš si s ním počítat Sílu nebo Finesu podle svého výběru.</text:p>
        </text:list-item>
        <text:list-item>
          <text:p text:style-name="P1585"><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15" text:outline-level="1"><text:bookmark-start text:name="__RefHeading___Toc12884_4230435934"/><text:span text:style-name="T5">M</text:span><text:span text:style-name="T1">agické předměty</text:span><text:bookmark-end text:name="__RefHeading___Toc12884_4230435934"/></text:h>
      <text:p text:style-name="P296"><text:span text:style-name="T11">V</text:span><text:span text:style-name="T7">lastnosti magických předmětů se projeví až po jejich připoutání.</text:span></text:p>
      <text:list xml:id="list952188866" text:style-name="L129">
        <text:list-item>
          <text:p text:style-name="P1587"><text:span text:style-name="T11">P</text:span><text:span text:style-name="T7">řipoutání zabere 1 kolo </text:span><text:span text:style-name="T20">soustředění</text:span><text:span text:style-name="T7">.</text:span></text:p>
        </text:list-item>
        <text:list-item>
          <text:p text:style-name="P1422">Není možné připoutat předmět, který má připoutaný někdo jiný.</text:p>
        </text:list-item>
        <text:list-item>
          <text:p text:style-name="P158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0"><text:span text:style-name="T11">L</text:span><text:span text:style-name="T7">ektvary není třeba připoutávat, účinkují automaticky po vypití.</text:span></text:p>
      <text:p text:style-name="P106">Svitky (TODO)</text:p>
      <text:list xml:id="list487584595" text:style-name="L130">
        <text:list-item>
          <text:p text:style-name="P1423">Kouzlo ze svitku může seslat jen povolání, pro které je určeno.</text:p>
        </text:list-item>
        <text:list-item>
          <text:p text:style-name="P1424">Můžeš sesílat jen kouzla, na které máš úroveň (na začátečnických úrovních jen začátečnická, na pokročilých úrovních začátečnická a pokročilá, atd.)</text:p>
        </text:list-item>
        <text:list-item>
          <text:p text:style-name="P158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104" text:outline-level="2"><text:bookmark-start text:name="__RefHeading___Toc19878_998592596"/>Použití <text:span text:style-name="T2401">kouzelných</text:span> předmětů<text:bookmark-end text:name="__RefHeading___Toc19878_998592596"/></text:h>
      <text:p text:style-name="P650">/<text:span text:style-name="T2680">* Tohle dát možná do kapitoly Výbava? */</text:span></text:p>
      <text:p text:style-name="P650"><text:soft-page-break/><text:span text:style-name="T2400">Kouzelné předměty, jako jsou magické meče či zbroje, svitky s kouzly nebo třeba čarovné hůlky a prsteny, snadno poznáš: když se jich dotkneš</text:span> holou rukou, ucítí<text:span text:style-name="T2401">š</text:span> jemné brnění.<text:line-break/><text:tab/><text:span text:style-name="T2018">Předmět se s tebou následně pokusí „sladit“. Můžeš to odmítnout, v tom případě se nic nestane. Když tomu necháš volný průběh, brnění se změní v příjemný, hřejivý pocit. Od té chvíle máš předmět </text:span><text:span text:style-name="T1152">připoutaný</text:span><text:span text:style-name="T2019">.</text:span></text:p>
      <text:list xml:id="list3439917197" text:style-name="L131">
        <text:list-item>
          <text:p text:style-name="P1589"><text:span text:style-name="T2018">Připoutání předmětu zabere jedno kolo </text:span><text:span text:style-name="T1153">soustředění</text:span><text:span text:style-name="T2020">.</text:span></text:p>
        </text:list-item>
        <text:list-item>
          <text:p text:style-name="P1590"><text:span text:style-name="T2021">Na odpoutání stačí pomyslet</text:span>.</text:p>
        </text:list-item>
      </text:list>
      <text:p text:style-name="P646">Některé předměty není možné připoutat. <text:span text:style-name="T2022">Při dotyku sice brní, ale nepokusí se s tebou sladit</text:span>.</text:p>
      <text:list xml:id="list4240848085" text:style-name="L132">
        <text:list-item>
          <text:p text:style-name="P1591"><text:span text:style-name="T2402">Nemůžeš si</text:span> připoutat předmět, který má připoutaný někdo jiný.</text:p>
        </text:list-item>
        <text:list-item>
          <text:p text:style-name="P1591">Připoutat také nejdou různé <text:span text:style-name="T2023">magické</text:span> pasti, <text:span text:style-name="T2023">očarované</text:span> truhly a podobně, které jsou „pořád aktivní“.</text:p>
        </text:list-item>
      </text:list>
      <text:p text:style-name="P651">Předměty přestanou být připoutané, když <text:span text:style-name="T2599">ze</text:span>mře<text:span text:style-name="T2403">š</text:span>. <text:span text:style-name="T2024">Spánek ani bezvědomí ale připoutání nezruší.</text:span></text:p>
      <text:h text:style-name="P1041" text:outline-level="3">Počet připoutaných předmětů</text:h>
      <text:p text:style-name="P647">V jednu chvíli můžeš mít připoutaný jen určitý počet kouzelných předmětů. <text:span text:style-name="T2407">Počítají se všechny, včetně svitků s kouzly.</text:span></text:p>
      <text:list xml:id="list317401479" text:style-name="L133">
        <text:list-item>
          <text:p text:style-name="P1592">Na první úrovni můžeš mít připoutaný jen jeden předmět.</text:p>
        </text:list-item>
        <text:list-item>
          <text:p text:style-name="P1593">Od druhé <text:span text:style-name="T2406">úrovně můžeš mít připoutané 2 předměty.</text:span></text:p>
        </text:list-item>
        <text:list-item>
          <text:p text:style-name="P1593">Od čtvrté <text:span text:style-name="T2406">úrovně si můžeš připoutat 3 předměty.</text:span></text:p>
        </text:list-item>
        <text:list-item>
          <text:p text:style-name="P1593"><text:soft-page-break/>Od šesté <text:span text:style-name="T2406">úrovně si můžeš mít připoutané 4 předměty a tak dále</text:span></text:p>
        </text:list-item>
      </text:list>
      <text:p text:style-name="P652">Když tohoto počtu dosáhneš, nemůžeš si připoutat další předmět, dokud alespoň jeden neodpoutáš.</text:p>
      <text:h text:style-name="P1041" text:outline-level="3">Jak pozná<text:span text:style-name="T2405">š</text:span>, co předmět dělá</text:h>
      <text:p text:style-name="P653"><text:span text:style-name="T2404">Prvním připoutáním kouzelného předmětu</text:span> <text:span text:style-name="T2025">(včetně lektvarů a svitků s kouzly)</text:span> zjistí<text:span text:style-name="T2403">š</text:span>, jak se používá a co dělá. <text:span text:style-name="T2404">Od té budeš mít pocit, že jsi to vždycky věděl.</text:span></text:p>
      <text:list xml:id="list99426137" text:style-name="L134">
        <text:list-item>
          <text:p text:style-name="P1594">Některé magické předměty <text:span text:style-name="T2026">skrývají, co umí</text:span>, případně <text:span text:style-name="T2027">o sobě</text:span> neprozradí úplně všechno. <text:span text:style-name="T2027">Co dělají a jak se používají, musíš zjistit jinak – například si to přečíst v nějaké staré knize.</text:span></text:p>
        </text:list-item>
      </text:list>
      <text:h text:style-name="P1041" text:outline-level="3">Předměty účinkují, jen když jsou připoutané</text:h>
      <text:p text:style-name="P221"><text:span text:style-name="T2409">Většina kouzelných předmětů účinkuje</text:span>, pouze když jsou připoutané. <text:span text:style-name="T241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09">Lektvary, </text:span>tinktury, masti, oleje a podobně <text:span text:style-name="T2409">působí, i když připoutané nejsou –</text:span> <text:span text:style-name="T2409">stačí je vypít, </text:span>potřít se jimi atd<text:span text:style-name="T2408">. </text:span>Můžeš si je ale připoutat, abys zjistil jejich účinky<text:span text:style-name="T2408">.</text:span></text:p>
      <text:h text:style-name="P1041" text:outline-level="3"><text:soft-page-break/>Sesílání kouzel <text:span text:style-name="T2030">ze svitků</text:span></text:h>
      <text:p text:style-name="P645"><text:span text:style-name="T2028">Abys mohl seslat kouzlo ze svitku, musíš si jej nejprve připoutat. Na to se jej musíš dotknout a strávit jedno kolo </text:span><text:span text:style-name="T1154">soustředěním</text:span><text:span text:style-name="T1267">, </text:span><text:span text:style-name="T1268">stejně jako když připoutává</text:span><text:span text:style-name="T1310">š</text:span><text:span text:style-name="T1268"> jakýkoliv jiný magický předmět</text:span><text:span text:style-name="T1267">.<text:line-break/><text:tab/></text:span><text:span text:style-name="T2028">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55">zaklínací formuli</text:span><text:span text:style-name="T2029">. To ovšem nemusíš udělat hned. Kouzlo tedy můžeš mít připravené a kdykoliv později jej seslat vyslovením zaklínací formule, což vyžaduje jen jedno kolo </text:span><text:span text:style-name="T1154">soustředění</text:span><text:span text:style-name="T2028">.</text:span></text:p>
      <text:list xml:id="list566753062" text:style-name="L135">
        <text:list-item>
          <text:p text:style-name="P1595">Při vyslovení zaklínací formule nemusí<text:span text:style-name="T2411">š</text:span> svitek držet, dokonce jej ani nemusí<text:span text:style-name="T2411">š</text:span> mít u sebe (při připoutávání a čtení kouzla samozřejmě ano).</text:p>
        </text:list-item>
        <text:list-item>
          <text:p text:style-name="P1597">Když si <text:span text:style-name="T2411">svitek</text:span> odpoutá<text:span text:style-name="T2411">š</text:span> a znovu připoutá<text:span text:style-name="T2411">š</text:span>, kouzlo přestane být připravené. Před použitím ho musí<text:span text:style-name="T2411">š</text:span> znovu celé přečíst.</text:p>
        </text:list-item>
      </text:list>
      <text:p text:style-name="P648">Když chce<text:span text:style-name="T2411">š</text:span> kouzlo seslat znovu, musí<text:span text:style-name="T2411">š</text:span> opět přečíst celý text svitku.</text:p>
      <text:list xml:id="list2309609121" text:style-name="L136">
        <text:list-item>
          <text:p text:style-name="P1596">Od druhé úrovně si <text:span text:style-name="T2412">můžeš</text:span> připoutat víc magických předmětů současně, takže <text:span text:style-name="T2412">můžeš</text:span> mít připravených víc kouzel a každé z nich seslat v jednom kole.</text:p>
        </text:list-item>
      </text:list>
      <text:p text:style-name="P654">Rituály sesílací formuli nemají, nejdou tedy připravit a dokončit později. Účinkují vždy hned po dokončení sesílání.</text:p>
      <text:p text:style-name="P65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000" text:outline-level="4"><text:soft-page-break/>Čtení svitků s kouzly</text:h>
      <text:p text:style-name="P656">Řekli jsme si, že před sesláním kouzla ze svitku si ho musíš připravit tím, že celý svitek <text:span text:style-name="T2414">nahlas</text:span> přečteš. Na to pochopitelně musíš umět číst a psát a také znát jazyk, ve kterém je kouzlo <text:span text:style-name="T2415">n</text:span>apsané.<text:line-break/><text:tab/>Většina kouzel je <text:span text:style-name="T2415">z</text:span>apsaná v<text:span text:style-name="T2422">e</text:span> <text:span text:style-name="T2422">staro</text:span>elfštině. Kouzelník <text:span text:style-name="T2417">tedy</text:span> <text:span text:style-name="T2418">tyto svitky</text:span> <text:span text:style-name="T2416">určitě</text:span> dokáže přečíst, protože automaticky umí jak <text:span text:style-name="T1181">staro</text:span><text:span text:style-name="T1097">elfštinu</text:span>, tak <text:span text:style-name="T1097">čtení a psaní</text:span>. <text:span text:style-name="T2413">Ostatní povolání se tyto dovednosti musí naučit, pokud chtějí sesílat kouzla ze svitků.</text:span></text:p>
      <text:h text:style-name="P1000" text:outline-level="4">„<text:span text:style-name="T2419">Čtení“ svitků z</text:span> paměti</text:h>
      <text:p text:style-name="P657">Při přípravě kouzla zapsaného na svitku je <text:span text:style-name="T2419">nezbytné</text:span>, mít ho připoutaný a vyslovit správná slova. Nemusíš tedy nutně umět číst příslušný jazyk – pokud ti text přečte někdo jiný a ty to po něm zopakuješ, fungovat to bude také.</text:p>
      <text:p text:style-name="P791">Příklad:</text:p>
      <text:p text:style-name="P953">Hraničářka Naria našla svitek s <text:span text:style-name="T2456">kouzelnickým</text:span> kouzlem <text:span text:style-name="T1097">modrý blesk</text:span>. Neumí <text:span text:style-name="T2457">ovšem</text:span> číst a nezná staroelfštinu, ve které je kouzlo zapsané, takže si kouzlo ze svitku nedokáže připravit sama. Když si ho ale připoutá a poprosí Karu, která staroelfštinu číst umí, aby jí s tím pomohla, může <text:span text:style-name="T2458">text ze svitku přeříkat,</text:span> kouzlo <text:span text:style-name="T2458">si tím</text:span> připravit a následně ho seslat. <text:span text:style-name="T2458">Před dalším použitím bude ale opět muset poprosit Karu, aby jí pomohla s přípravou kouzla.</text:span></text:p>
      <text:p text:style-name="P658">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1"><text:soft-page-break/>Příklad:</text:p>
      <text:p text:style-name="P953"><text:span text:style-name="T1690">Jana:</text:span><text:span text:style-name="T2455"> </text:span>„<text:span text:style-name="T2458">Říkal jsi, že c</text:span>esta nám zabere několik dní. <text:span text:style-name="T2458">Využiju je k tomu, abych Nariu naučila připravovat si </text:span><text:span text:style-name="T1183">modrý blesk</text:span><text:span text:style-name="T2458"> ze svitku.</text:span>“</text:p>
      <text:p text:style-name="P953"><text:span text:style-name="T1691">Pán jeskyně:</text:span><text:span text:style-name="T2420"> </text:span>„<text:span text:style-name="T2420">Dobře. Odteď to tedy Naria zvládne sama.</text:span>“</text:p>
      <text:h text:style-name="P1041" text:outline-level="3">Učení se kouzel ze svitků</text:h>
      <text:p text:style-name="P659">Pokud je kouzlo na svitku určeno pro tvé povolání, tak se ho z něj také můžeš při přestupu na vyšší úroveň <text:span text:style-name="T2452">naučit</text:span> místo kouzla z pravidel. V tom případě jej budeš moci sesílat jako každé jiné naučené kouzlo, tedy za svoji magenergii. Nebudeš na to muset mít připoutaný svitek a nebudeš si kouzlo muset před sesláním připravovat. <text:span text:style-name="T2453">Svitku se při tom nic nestane, bude dál fungovat jako dřív.</text:span></text:p>
      <text:p text:style-name="P791">Příklad:</text:p>
      <text:p text:style-name="P953"><text:span text:style-name="T2453">Když si Naria připoutá svitek s kouzlem </text:span><text:span text:style-name="T1182">modrý blesk</text:span><text:span text:style-name="T2453"> a s Kařinou pomocí ho přečte, může z něj toto kouzlo seslat. Nemůže se z něj ale</text:span> <text:span text:style-name="T1182">modrý blesk</text:span> <text:span text:style-name="T2453">naučit </text:span>při přestupu <text:span text:style-name="T2454">na další úroveň</text:span>, protože to není hraničářské kouzlo.</text:p>
      <text:h text:style-name="P1041" text:outline-level="3">Sesílání kouzel z <text:span text:style-name="T2451">hůlek, prstenů a podobně</text:span></text:h>
      <text:p text:style-name="P686"><text:span text:style-name="T30">Některé kouzelné předměty, </text:span><text:span text:style-name="T31">jako třeba hůlky, prsteny a podobně,</text:span><text:span text:style-name="T30"> </text:span><text:span text:style-name="T32">m</text:span><text:span text:style-name="T30">ají v sobě vsazené drahokamy zářící vnitřním světlem </text:span><text:span text:style-name="T32">a umožňují komukoliv sesílat kouzla bez přípravy a bez znalosti starých jazyků – stačí mít předmět připoutaný, jedno kolo se soustředit a vyslovit příslušnou sesílací formuli.</text:span><text:span text:style-name="T30"> </text:span><text:span text:style-name="T32">J</text:span><text:span text:style-name="T30">eden z</text:span><text:span text:style-name="T32">e vsazených</text:span><text:span text:style-name="T30"> drahokamů </text:span><text:span text:style-name="T33">potom vždy</text:span><text:span text:style-name="T30"> pohasne. </text:span><text:span text:style-name="T32">K</text:span><text:span text:style-name="T30">dyž už žádný nezáří, </text:span><text:span text:style-name="T32">kouzlo není možné seslat</text:span><text:span text:style-name="T30">.<text:line-break/><text:tab/></text:span><text:span text:style-name="T34">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51">Jedním z tvých nejdůležitějších úkolů je zajistit, aby si všichni hráči zahráli. <text:span text:style-name="T2320">V následujících kapitolách si probereme, jaké k tomu máš nástroje a na co by sis měl dávat pozor.</text:span></text:p>
      <text:h text:style-name="Heading_20_3" text:outline-level="3">Přidělování slova a rozdělování tvé pozornosti</text:h>
      <text:p text:style-name="P352"><text:span text:style-name="T2304">V</text:span>šem <text:span text:style-name="T2304">hráčům bys</text:span> měl <text:span text:style-name="T2329">věnovat stejnou míru pozornosti</text:span>. <text:span text:style-name="T233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3">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3">a oslovení jménem – je pak jasné, s kým zrovna mluvíš a kdo tedy má slovo</text:span>. <text:span text:style-name="T2305">Pokud mu budou ostatní skákat do řeči, rázně je okřikni – je to tvoje pravomoc.</text:span> Může také pomoci změnit to, jak sedíte u stolu: <text:span text:style-name="T2306">h</text:span>ráčům, které máš naproti sobě, <text:span text:style-name="T2379">podvědomě věnuješ víc pozornosti než těm, kteří sedí stranou, protože </text:span><text:soft-page-break/><text:span text:style-name="T237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65">Moderátorské zásahy <text:span text:style-name="T2323">bys měl obvykle </text:span>děl<text:span text:style-name="T2321">at</text:span> pouze v případě, že hráči mluví k tobě. <text:span text:style-name="T2330">Pokud</text:span> se <text:span text:style-name="T2380">baví mezi sebou</text:span>, třeba když <text:span text:style-name="T2321">diskutují o tom</text:span>, co udělají dál, <text:span text:style-name="T2321">tak bys do toho obvykle zasahovat neměl. I zde ale existují výjimky.</text:span></text:p>
      <text:h text:style-name="Heading_20_4" text:outline-level="4">Když hráči <text:span text:style-name="T2355">neberou v potaz situaci</text:span></text:h>
      <text:p text:style-name="P366">Hráči občas zapomenou, v jaké situaci jsou zrovna jejich postavy – například se uprostřed audience u krále začnou <text:span text:style-name="T2331">otevřeně</text:span> bavit o tom, co si o něm myslí. V tom případě jim do toho vstup a zeptej se jich, jestli si to uvědomují a opravdu to chtějí udělat. <text:span text:style-name="T2332">Když na tom budou trvat, prostředí na to adekvátně zareaguje – nejspíš se jich chopí stráže.</text:span></text:p>
      <text:h text:style-name="Heading_20_4" text:outline-level="4">Když není jasné, jestli <text:span text:style-name="T2356">hráč mluví za postavu</text:span></text:h>
      <text:p text:style-name="P367">Občas také hráč na něco reag<text:span text:style-name="T2324">uje</text:span>, aniž by si promyslel, jestli by to opravdu udělala je<text:span text:style-name="T2325">ho</text:span> postava, <text:span text:style-name="T2333">případně úplně vypadne z role</text:span>. V tom případě <text:span text:style-name="T2325">jej</text:span> požádej o upřesnění.</text:p>
      <text:p text:style-name="Example_20_Header">Příklad:</text:p>
      <text:p text:style-name="Example">Postavy právě oznámily veliteli městské stráže, že se k městu blíží skřetí vojsko.</text:p>
      <text:p text:style-name="Example"><text:span text:style-name="T1646">Pán jeskyně:</text:span> <text:span text:style-name="T1097">„</text:span><text:span text:style-name="T1177">Žádn</text:span><text:span text:style-name="T1202">ý</text:span><text:span text:style-name="T1177"> poplach rozhodně vyhlašovat nebudu. Kdybych začal panikařit pokaždý, když začnou za mnou přijdou vyděšení civilové, nedělali bychom nic jinýho!</text:span><text:span text:style-name="T1097">“</text:span></text:p>
      <text:p text:style-name="Example"><text:soft-page-break/><text:span text:style-name="T1646">Katka:</text:span> „To je vůl...“</text:p>
      <text:p text:style-name="Example"><text:span text:style-name="T1646">Pán jeskyně:</text:span> „To Naria opravdu řekla?“</text:p>
      <text:p text:style-name="Example"><text:span text:style-name="T1646">Katka:</text:span> „<text:span text:style-name="T2381">Promiň, to mi ujelo</text:span>. <text:span text:style-name="T2381">Naria to určitě neříká, nechce velitele urazit.</text:span>“</text:p>
      <text:p text:style-name="P367">Dávej si ale pozor na to, jak to říkáš – můžeš hráče požádat o potvrzení, ale neříkej jim, co jejich postavy mohou <text:span text:style-name="T2382">nebo</text:span> nemohou <text:span text:style-name="T2382">chtít</text:span> udělat. Věta: „To by tvoje postava určitě neudělala!“ by od tebe nikdy neměla zaznít. <text:span text:style-name="T2326">M</text:span>ísto toho bys měl vždycky říct: „<text:span text:style-name="T2459">Chceš to opravdu udělat</text:span>?“</text:p>
      <text:h text:style-name="Heading_20_3" text:outline-level="3">Mimoherní hlášky</text:h>
      <text:p text:style-name="P36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4">bys je měl</text:span> hráče <text:span text:style-name="T2335">napomenout</text:span>, a to i když se tomu všichni zasmějí. Cílem hry totiž není j<text:span text:style-name="T2336">akákoliv</text:span> společná zábava, ale taková, která pramení z hraní Dračáku. <text:span text:style-name="T2322">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53">Když se nějaký hráč málo zapojuje do hry, přestože mu dáváš stejný prostor jako ostatním, může to mít různé důvody.<text:line-break/><text:tab/><text:span text:style-name="T2302">Některým hráčům vyhovuje hru většinu času jen sledovat a zasahovat do ní minimálně. V</text:span> <text:span text:style-name="T2337">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11">interagovali s jeho postavou</text:span>. Případně můžete zkusit změnit role v družině – <text:span text:style-name="T2307">například udělat z jeho postavy vůdce výpravy, takže se ocitne v centru dění.</text:span></text:p>
      <text:h text:style-name="Heading_20_3" text:outline-level="3">Napl<text:span text:style-name="T2399">ňová</text:span>ní hráčských preferencí</text:h>
      <text:p text:style-name="P3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09">nebo psychologicky vypjatých</text:span> situací.<text:line-break/><text:tab/><text:span text:style-name="T2308">Málokterý hráč samozřejmě spadá přesně do jedné z těchto škatulek, většina v různé míře preferuje několik z těchto směrů. Pro tebe to znamená dvě věci:</text:span></text:p>
      <text:list xml:id="list3316057041" text:style-name="L137">
        <text:list-item>
          <text:p text:style-name="P1598"><text:span text:style-name="T2383">M</text:span>ěl by ses snažit dávat do hry pro každého <text:span text:style-name="T2383">hráče</text:span> aspoň něco z témat, která ho nejvíc zajímají.</text:p>
        </text:list-item>
        <text:list-item>
          <text:p text:style-name="P1599">Tím, že se budeš aspoň trochu věnovat různým tématům, uděláš hru pestřejší a zajímavější pro všechny.</text:p>
        </text:list-item>
      </text:list>
      <text:p text:style-name="P355"><text:span text:style-name="T2338">N</text:span>eplatí <text:span text:style-name="T2338">to</text:span> jen pro <text:span text:style-name="T2310">tebe</text:span> – hráči <text:span text:style-name="T2310">postav také</text:span> mohou ovlivňovat směřování hry a navrhovat různá témata. <text:span text:style-name="T2384">Snaž se je v tom podporovat a jejich nápady využívat</text:span>. Měl <text:span text:style-name="T2384">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88">V kapitole <text:span text:style-name="T1646">Hraní Dračáku</text:span> <text:span text:style-name="T1509">&lt;</text:span><text:span text:style-name="T472">ODKAZ</text:span><text:span text:style-name="T1509">&gt; </text:span><text:span text:style-name="T472">jsme si řekli, že za to, aby se příběh </text:span><text:span text:style-name="T1035">postavy</text:span><text:span text:style-name="T472"> dostal do hry, </text:span><text:span text:style-name="T1035">je odpovědný její hráč</text:span><text:span text:style-name="T472">. To ale není celá pravda – pokud </text:span><text:span text:style-name="T1035">mu</text:span><text:span text:style-name="T472"> totiž nevyjdeš vstříc, tak se můž</text:span><text:span text:style-name="T1035">e</text:span><text:span text:style-name="T472"> klidně rozkrájet, a</text:span><text:span text:style-name="T1040">le</text:span><text:span text:style-name="T472"> nebude to mít znatelný efekt.<text:line-break/><text:tab/></text:span><text:span text:style-name="T1003">Když tedy například zmíní někoho, s kým se jeho postava zná, měl bys </text:span><text:span text:style-name="T1004">tuto </text:span><text:span text:style-name="T1007">osobu</text:span><text:span text:style-name="T1003"> zapojit do hry. </text:span><text:span text:style-name="T1004">Může </text:span><text:span text:style-name="T1008">po </text:span><text:span text:style-name="T1036">družině</text:span><text:span text:style-name="T1004"> něco chtít, může potřebovat pomoc, může být zapletena do toho, co se zrovna děje a podobně.<text:line-break/><text:tab/></text:span><text:span text:style-name="T1005">To samé se týká i míst, která hráči zmíní </text:span><text:span text:style-name="T1009">v minulosti svých postav</text:span><text:span text:style-name="T1005">. Když </text:span><text:span text:style-name="T1038">například zrovna uvažuješ, kde by se mohl nacházet kouzelný meč, a jedna z postav je barbar ze severních plání,</text:span><text:span text:style-name="T1005"> je to skvělá příležitost zapojit ledov</text:span><text:span text:style-name="T1037">é</text:span><text:span text:style-name="T1005"> pláně do hry.</text:span></text:p>
      <text:h text:style-name="P1042" text:outline-level="3"><text:span text:style-name="T2357">Pokládej</text:span> návodné otázky</text:h>
      <text:p text:style-name="P356"><text:span text:style-name="T2385">Předtím, než sám začneš něco vymýšlet nebo popisovat, se na to zeptej hráčů</text:span>. <text:span text:style-name="T2385">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89">Nabádej také hráče k tomu, aby své postavy spojovali s tím, co se zrovna ve hře děje nebo nachází.</text:p>
      <text:p text:style-name="P744">Příklad:</text:p>
      <text:p text:style-name="Example">„Uvítal vás Par<text:span text:style-name="T2339">t</text:span>el, předák místních uhlířů. Kdo z vás ho znáte?“</text:p>
      <text:p text:style-name="P356"><text:soft-page-break/>Povšimni si, jak <text:span text:style-name="T2386">je tato otázka formulovaná</text:span>. Není to „Znáte někdo předáka místních uhlířů?“ ale „Kdo z vás ho znáte?“ V obou případech <text:span text:style-name="T2387">by ses sice zeptal</text:span> na to samé, ale v <text:span text:style-name="T2341">tom</text:span> druhém <text:span text:style-name="T2340">naznačuješ, že by ho někdo znát měl, takže ti hráči spíš vyjdou vstříc</text:span>.<text:line-break/><text:tab/><text:span text:style-name="T2312">Můžeš být dokonce ještě návodnější a zeptat se třeba takhle:</text:span></text:p>
      <text:p text:style-name="P742">Příklad:</text:p>
      <text:p text:style-name="P877">„<text:span text:style-name="T2312">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69">Když budou hráči tvořit svoje postavy, spolupracuj s nimi a ujisti se, že tě jejich postavy zajímají. Nemusí ti být nutně sympatické, ale měl bys mít pocit, že se o nich chceš dozvědět víc. <text:span text:style-name="T229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82">Kdo má kdy konečné slovo</text:span><text:span text:style-name="T2290"> </text:span><text:span text:style-name="T1525">&lt;</text:span><text:span text:style-name="T1002">ODKAZ</text:span><text:span text:style-name="T1525">&gt; – </text:span><text:span text:style-name="T1010">tedy že o tom,</text:span><text:span text:style-name="T229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47">Pokud jeho odpovědi k ničemu zajímavému nepovedou, řekni mu na rovinu, proč se na to ptáš, a pokus se mu dát nějaké návrhy, co by <text:s/>třeba <text:span text:style-name="T2388">mohlo být</text:span> zajímavé. <text:span text:style-name="T2342">Můžeš ho také odkázat na podkapitolu </text:span><text:span text:style-name="T1686">Minulost</text:span><text:span text:style-name="T2342"> v kapitole </text:span><text:span text:style-name="T1686">Tvoje postava</text:span><text:span text:style-name="T2342"> </text:span><text:span text:style-name="T1527">&lt;ODKAZ&gt;</text:span><text:span text:style-name="T234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1">Nikomu nenadržuj, nedělej hráčům <text:span text:style-name="T229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2">Kostky házej <text:span text:style-name="T2009">tak</text:span>, aby na ně hráči dobře viděli. <text:span text:style-name="T229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48">Když uděláš chybu ty, řekni to nahlas a omluv se za to. Když udělá chybu jiný hráč, <text:span text:style-name="T2010">tak ho na to upozorni, ale</text:span> nevyčítej mu to. V každém případě si o tom promluvte a domluvte se, jak náprava chyby změní situaci ve hře.</text:p>
      <text:p text:style-name="Example_20_Header"><text:soft-page-break/>Příklad:</text:p>
      <text:p text:style-name="Example"><text:span text:style-name="T1646">Pán jeskyně:</text:span> „Oops, ta mrtvola nemohla mít u sebe meč, ten je totiž zabodnut<text:span text:style-name="T2785">ý</text:span> nahoře ve skále. Zbodal jsem to, moc se omlouvám.“</text:p>
      <text:p text:style-name="Example"><text:span text:style-name="T1646">Katka:</text:span> „To je v pohodě. Já si ho teda zatím škrtnu.“</text:p>
      <text:p text:style-name="Example"><text:span text:style-name="T1646">Pán jeskyně:</text:span> „<text:span text:style-name="T2296">D</text:span>íky.“</text:p>
      <text:h text:style-name="Heading_20_2" text:outline-level="2"><text:bookmark-start text:name="__RefHeading___Toc18417_2593964349"/>Pomáhej hráčům, <text:span text:style-name="T2011">ale ne postavám</text:span><text:bookmark-end text:name="__RefHeading___Toc18417_2593964349"/></text:h>
      <text:p text:style-name="P357">Kdykoliv budeš mít pocit, že hráči něco špatně pochopili, nebo přeslechli nějakou důležitou informaci, řekni to nahlas a vyjasni to.<text:line-break/><text:tab/>Nedělej ale žádné „zásahy shůry“: když postava vleze do smrtící pasti, nebo <text:span text:style-name="T2343">když</text:span> <text:span text:style-name="T2389">ti padne šestka</text:span>, <text:span text:style-name="T2343">zrovna</text:span> když má <text:span text:style-name="T2343">postava</text:span> málo životů, <text:span text:style-name="T2292">odehraj to přesně podle pravidel</text:span>.<text:line-break/><text:tab/><text:span text:style-name="T2292">Výjimkou je, pokud jste domluveni na příběhové imunitě a postava by měla zemřít. V tom případě se domluv s hráči, jak to vyřešíte.</text:span></text:p>
      <text:p text:style-name="Example_20_Header">Příklad:</text:p>
      <text:p text:style-name="P876"><text:span text:style-name="T1646">Pán jeskyně:</text:span> „Zatraceně, další šestka. Promiň, fakt jsem nečekal, že tě sejme obyčejn<text:span text:style-name="T2785">ý</text:span> vlk. Budeme každopádně muset vymyslet, jak to uděláme, aby tě <text:span text:style-name="T2294">teď nedorazil</text:span>.“</text:p>
      <text:p text:style-name="P876"><text:span text:style-name="T1646">Katka:</text:span> „Slyšely jsme <text:span text:style-name="T2295">něco</text:span>?“</text:p>
      <text:p text:style-name="P876"><text:span text:style-name="T1646">Pavel:</text:span> „Gorondar by asi o pomoc proti jednomu vlkovi nevolal. Ale mohl by vás chtít varovat pro případ, že by jich tu bylo víc.“</text:p>
      <text:p text:style-name="P876"><text:span text:style-name="T1646">Pán jeskyně:</text:span> „Dobře. Zaslechly jste teda Gorondarův varovn<text:span text:style-name="T2785">ý</text:span> <text:span text:style-name="T2293">vý</text:span>křik.“</text:p>
      <text:p text:style-name="P876"><text:span text:style-name="T1646">Jana:</text:span> „<text:span text:style-name="T2293">Běžíme</text:span> mu na pomoc!“</text:p>
      <text:h text:style-name="Heading_20_2" text:outline-level="2"><text:bookmark-start text:name="__RefHeading___Toc18419_2593964349"/><text:soft-page-break/>Neraď hráčům, co mají <text:span text:style-name="T2012">dělat</text:span> jejich postavy<text:bookmark-end text:name="__RefHeading___Toc18419_2593964349"/></text:h>
      <text:p text:style-name="P390">Když se hráči zaseknou, <text:span text:style-name="T2390">neříkej jim, co mají dělat. </text:span><text:span text:style-name="T1307">Kdy</text:span><text:span text:style-name="T1309">bys</text:span><text:span text:style-name="T1307"> </text:span><text:span text:style-name="T1309">totiž </text:span><text:span text:style-name="T1307">řek</text:span><text:span text:style-name="T1309">l</text:span><text:span text:style-name="T1307"> třeba: </text:span><text:span text:style-name="T1180">„</text:span><text:span text:style-name="T1151">P</text:span><text:span text:style-name="T1180">ostav žebřík, jsi přece tesař“</text:span><text:span text:style-name="T1307">, </text:span><text:span text:style-name="T130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93">Můžeš opakovat věci, které postavy vidí nebo vědí.</text:p>
      <text:p text:style-name="Example_20_Header">Příklad:</text:p>
      <text:p text:style-name="Example"><text:span text:style-name="T1687">Pavel:</text:span><text:span text:style-name="T2344"> „Chtělo by to něčím podepřít. Ale čím?“</text:span></text:p>
      <text:p text:style-name="Example"><text:span text:style-name="T1687">Pán jeskyně:</text:span><text:span text:style-name="T2344"> </text:span>„Nahoře byly dřevěn<text:span text:style-name="T2344">ý</text:span> trámy.“</text:p>
      <text:p text:style-name="P879"><text:span text:style-name="T1687">Pavel:</text:span><text:span text:style-name="T2344"> „A jo, na to jsem úplně zapomněl. Díky.“</text:span></text:p>
      <text:p text:style-name="P346"><text:span text:style-name="T2391">Dále můžeš</text:span> připom<text:span text:style-name="T2390">ínat</text:span>, co postavy <text:span text:style-name="T2389">umí</text:span>.</text:p>
      <text:p text:style-name="P740">Příklad:</text:p>
      <text:p text:style-name="Example">„Jsi <text:span text:style-name="T2297">bývalý</text:span> tesař, určitě dokážeš vyrobit žebřík.“</text:p>
      <text:p text:style-name="P219"><text:span text:style-name="T2390">A m</text:span>ůžeš také nápady hráčů rozvádět a <text:span text:style-name="T2392">nabízet jim možnosti, jak by to šlo provést</text:span>.</text:p>
      <text:p text:style-name="Example_20_Header">Příklad:</text:p>
      <text:p text:style-name="Example">„<text:span text:style-name="T2013">Z toho shnilého dřeva asi žebřík nepostavíš, ale o místnost předem byl velký stůl, z toho by to určitě šlo.</text:span>“</text:p>
      <text:p text:style-name="P220"><text:soft-page-break/><text:span text:style-name="T2392">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80"><text:span text:style-name="T1646">Pavel:</text:span><text:span text:style-name="T1849"> „Co teď uděláme?“</text:span></text:p>
      <text:p text:style-name="P880"><text:span text:style-name="T1646">Pán jeskyně:</text:span> „Minule jste se domluvili, že se chcete vydat do hlavního města.“</text:p>
      <text:p text:style-name="P880"><text:span text:style-name="T1646">Pavel:</text:span><text:span text:style-name="T1849"> „A jo, </text:span><text:span text:style-name="T1853">vlastně</text:span><text:span text:style-name="T1849">.“</text:span></text:p>
      <text:h text:style-name="Heading_20_2" text:outline-level="2"><text:bookmark-start text:name="__RefHeading___Toc20208_1502512718"/>Nikdy nepředpokládej, co <text:span text:style-name="T2565">hráči</text:span> udělají<text:bookmark-end text:name="__RefHeading___Toc20208_1502512718"/></text:h>
      <text:p text:style-name="P462">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51">TODO</text:p>
      <text:p text:style-name="P450"><text:span text:style-name="T1097">„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50"><text:span text:style-name="T2564">Hráč tě může kdykoliv požádat, abys mu dal víc prostoru a informací. Na oznámení z předchozího příkladu může například říct: </text:span><text:span text:style-name="T1189">„Počkej a kde se tam tak najednou vzali?“</text:span><text:span text:style-name="T2564"><text:line-break/><text:tab/>Není ve tvé pravomoci vnutit hráčům scénu či situaci, která jim nepřijde uvěřitelná, leda by to mělo nějaké nadpřirozené důvody. Odpověď: </text:span><text:span text:style-name="T1189">„Opravdu se tam z ničeho nic zjevili, je to fakt podezřelé,“</text:span><text:span text:style-name="T2564"> je v pořádku, pokud za tím skutečně nějaký takový důvod stojí. Ve všech ostatních případech se raději vrať v čase, lépe to vysvětli a dej hráči možnost zareagovat.</text:span></text:p>
      <text:h text:style-name="P1105" text:outline-level="2"><text:bookmark-start text:name="__RefHeading___Toc18421_2593964349"/>Situační rozhodnutí<text:bookmark-end text:name="__RefHeading___Toc18421_2593964349"/></text:h>
      <text:p text:style-name="P392">Pravidla jsou jako zákony: <text:span text:style-name="T2358">je třeba se jimi řídit, aby hra byla férová a zábavná,</text:span> <text:span text:style-name="T235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5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91"><text:span text:style-name="T2393">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84">pro ně</text:span><text:span text:style-name="T2299"> dává smysl a co </text:span><text:span text:style-name="T1684">jim</text:span><text:span text:style-name="T2299"> přijde fér, vědí určitě oni mnohem líp než ty.</text:span></text:p>
      <text:p text:style-name="P741">Příklad:</text:p>
      <text:p text:style-name="P894"><text:span text:style-name="T1347">Pán jeskyně:</text:span> „Mokr<text:span text:style-name="T2785">é</text:span> dřevo určitě hořet nebude“.</text:p>
      <text:p text:style-name="P894"><text:span text:style-name="T1646">Pavel:</text:span> „Ale jo, sice bude chvíli čadit, ale nakonec chytne.“</text:p>
      <text:p text:style-name="P894"><text:span text:style-name="T1646">Katka:</text:span> „Je to tak, takhle to na chatě děláme běžně.“</text:p>
      <text:p text:style-name="P894"><text:span text:style-name="T1347">Pán jeskyně:</text:span> „Tak jo, v tom případě máte dost paliva na celou noc.“</text:p>
      <text:h text:style-name="Heading_20_3" text:outline-level="3">Nauč se neříkat ne</text:h>
      <text:p text:style-name="P394">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46">Pán jeskyně:</text:span> „V místnosti jsou čtyři sloupy. Kolem stěn jsou rozestavené malé sudy.“</text:p>
      <text:p text:style-name="Example"><text:span text:style-name="T1646">Katka:</text:span> „Skočím mezi ty sudy.“</text:p>
      <text:p text:style-name="Example"><text:span text:style-name="T1646">Pán jeskyně:</text:span> „To asi nepůjde, jsou naskládané jeden vedle druhého. <text:span text:style-name="T2394">Č</text:span>eho tím chceš dosáhnout?“</text:p>
      <text:p text:style-name="Example"><text:span text:style-name="T1646">Katka:</text:span> „Chci se za nima krýt.“</text:p>
      <text:p text:style-name="P385">Když víš, o co se hráč snaží, zamysli se, jak by toho šlo docílit<text:span text:style-name="T2374">.</text:span> Představ si, že sám vbíháš do místnosti <text:span text:style-name="T2377">se sloupy a sudy</text:span> a chceš se schovat. Co bys mohl udělat?</text:p>
      <text:p text:style-name="P754">Příklad:</text:p>
      <text:p text:style-name="P893"><text:span text:style-name="T1646">Pán jeskyně:</text:span> „<text:span text:style-name="T2375">Ty sloupy, co jsem popisoval, jsou docela široké. Za těma by se šlo krýt mnohem líp.“</text:span></text:p>
      <text:p text:style-name="P893"><text:span text:style-name="T1646">Katka:</text:span> „<text:span text:style-name="T2375">Ok, v tom případě zaběhnu za sloup.“</text:span></text:p>
      <text:h text:style-name="Heading_20_3" text:outline-level="3">Nauč se říkat ano</text:h>
      <text:p text:style-name="P386">Nauč se přijímat hráčské nápady a řešení, přestože se ti nebudou pozdávat. <text:span text:style-name="T237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536235803" text:style-name="L138">
        <text:list-item>
          <text:p text:style-name="P1600">Když budeš hráčům důvěřovat, budou cítit větší odpovědnost za to, co navrhují a budou se tedy sami hlídat, aby nevymýšleli moc velké šílenosti.</text:p>
        </text:list-item>
        <text:list-item>
          <text:p text:style-name="P1601"><text:soft-page-break/>Když jim budeš nápady často zamítat nebo upravovat, získají pocit, že je <text:span text:style-name="T2395">v tvojí hře</text:span> těžké něco vymyslet.</text:p>
        </text:list-item>
        <text:list-item>
          <text:p text:style-name="P1602">Podpoříš tím dojem, že jsou postavy schopné a kompetentní.</text:p>
        </text:list-item>
        <text:list-item>
          <text:p text:style-name="P1602">Předejdeš tím dlouhým a často úmorným debatám o tom, co může a nemůže fungovat.</text:p>
        </text:list-item>
      </text:list>
      <text:p text:style-name="P387">Tento způsob uvažování a vedení hry také souvisí se žánrem vašich příběhů. Mysli na to, že v Dračáku hrajete dobrodružné příběhy ve fantastickém světě, <text:span text:style-name="T237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13">TODO: Možná k tomu přibude pronásledování a plížení.</text:p>
      <text:p text:style-name="P349">V <text:span text:style-name="T2255">Dračáku</text:span> se hází jen ve dvou případech:</text:p>
      <text:list xml:id="list837759815" text:style-name="L139">
        <text:list-item>
          <text:p text:style-name="P1603">Když postavě hrozí nějaká újma (někdo na ni útočí, spustila past, otrávila se jedem, někdo na ni seslal <text:span text:style-name="Emphasis">modrý blesk</text:span>...).</text:p>
        </text:list-item>
        <text:list-item>
          <text:p text:style-name="P1603">Když chcete náhodně rozhodnout něco, co nezávisí na schopnostech postav (jestli zrovna prší, kolik členů má hlídka skřetů apod).</text:p>
        </text:list-item>
      </text:list>
      <text:p text:style-name="P349"><text:span text:style-name="T2257">N</text:span>ejistota <text:span text:style-name="T2257">tedy mimo boj</text:span> pramení téměř výhradně z<text:span text:style-name="T2255">e situace ve hře</text:span>. <text:span text:style-name="T225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106" text:outline-level="2"><text:bookmark-start text:name="__RefHeading___Toc12906_4230435934"/><text:soft-page-break/>Putování<text:bookmark-end text:name="__RefHeading___Toc12906_4230435934"/></text:h>
      <text:p text:style-name="P304"><text:span text:style-name="T163">K</text:span><text:span text:style-name="T1">dyž postavy někam putují, jsou v zásadě tři možnosti, jak k tomu můžeš přistoupit:</text:span></text:p>
      <text:list xml:id="list2347362075" text:style-name="L140">
        <text:list-item>
          <text:p text:style-name="P1432">Shrnout to jednou větou: „Po týdnu jste dorazili do hlavního města. Po cestě se nic zajímav<text:span text:style-name="T2461">ý</text:span>ho nestalo“.</text:p>
        </text:list-item>
        <text:list-item>
          <text:p text:style-name="P1432">Určit úvahou, k čemu po cestě dojde.</text:p>
        </text:list-item>
        <text:list-item>
          <text:p text:style-name="P1432">Hodit si na to kostkou.</text:p>
        </text:list-item>
      </text:list>
      <text:p text:style-name="P109">První možnost se hodí, když <text:span text:style-name="T2462">se cesta</text:span> odehrává se v bezpečných končinách <text:span text:style-name="T2462">a není ničím zajímavá</text:span>. <text:span text:style-name="T2462">Zbylé dvě si probereme v následujících odstavcích.</text:span></text:p>
      <text:h text:style-name="P1043" text:outline-level="3">Připravená událost</text:h>
      <text:p text:style-name="P305"><text:span text:style-name="T263">Setkání nebo událost si připrav předem</text:span><text:span text:style-name="T1">, pokud chceš nějak posunout příběh, </text:span><text:span text:style-name="T262">nebo hráčům sdělit, </text:span><text:span text:style-name="T1">co se děje v kraji, do kterého putují – </text:span><text:span text:style-name="T353">p</text:span><text:span text:style-name="T1">ostavy mohou </text:span><text:span text:style-name="T353">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53">S</text:span><text:span text:style-name="T1">tále </text:span><text:span text:style-name="T353">se o tom ale</text:span><text:span text:style-name="T1"> mohou dozvědět později od někoho, kdo procesí potkal.</text:span></text:p>
      <text:h text:style-name="Heading_20_3" text:outline-level="3">Náhodné setkání</text:h>
      <text:p text:style-name="P307"><text:span text:style-name="T260">N</text:span><text:span text:style-name="T1">áhodné setkání znamená, </text:span><text:span text:style-name="T269">že si </text:span><text:span text:style-name="T1">dopředu </text:span><text:span text:style-name="T269">připravíš</text:span><text:span text:style-name="T1"> několik možností, co se po cestě může stát. Při hře si potom hodíš kostkou a odehraješ to, co padlo. </text:span><text:span text:style-name="T269">N</text:span><text:span text:style-name="T1">apříklad:</text:span></text:p>
      <text:p text:style-name="P966"><text:soft-page-break/>(1)<text:tab/>přepadení postav<text:line-break/>(2)<text:tab/>přepadení jiné výpravy<text:line-break/>(3)<text:tab/>útok nebezpečné nestvůry<text:line-break/>(4 – 6)<text:tab/>nic se nestalo</text:p>
      <text:p text:style-name="P306"><text:span text:style-name="T1">V tomto případě hráčům </text:span><text:span text:style-name="T270">před hodem</text:span><text:span text:style-name="T1"> neříkej, co znamenají jednotlivé možnosti, ale řekni jim, že házíš na náhodné setkání.<text:line-break/><text:tab/></text:span><text:span text:style-name="T264">Smyslem </text:span><text:span text:style-name="T265">tohoto</text:span><text:span text:style-name="T264"> hodu je vytvořit dojem, že herní svět funguje sám o sobě, a že události nezávisí na tvojí libovůli, nebo alespoň ne všechny. </text:span><text:span text:style-name="T266">Hodí se,</text:span><text:span text:style-name="T260"> zejména když se postavy vydávají do nebezpečných končin.<text:line-break/><text:tab/></text:span><text:span text:style-name="T261">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7">příležitost</text:span><text:span text:style-name="T1"> své protivníky přechytračit – můžeš třeba nejdřív zmínit ohořelé pozůstatky vozu, nebo jiné zmínky, že zde v nedávné době došlo k přepadení. </text:span><text:span text:style-name="T268">Hráči pak budou moci</text:span><text:span text:style-name="T1"> vyslat </text:span><text:span text:style-name="T268">zvědy</text:span><text:span text:style-name="T1"> a zjistit předem, že na ně někdo číhá.</text:span></text:p>
      <text:h text:style-name="P1107" text:outline-level="2"><text:bookmark-start text:name="__RefHeading___Toc12908_4230435934"/>Překonávání překážek<text:bookmark-end text:name="__RefHeading___Toc12908_4230435934"/></text:h>
      <text:p text:style-name="P370"><text:span text:style-name="T2345">Podstatnou částí hry je překonávání různých překážek. Cílem při tom není jen určit výsledek, ale hlavně zapojit představivost a kreativitu hráčů. Neměli by si tedy u toho klást otázku: </text:span><text:span text:style-name="T1178">"Povede se mi to překonat?"</text:span><text:span text:style-name="T2345"> ale </text:span><text:span text:style-name="T1178">"Jak si s tím poradíme?"</text:span><text:span text:style-name="T2345"><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7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2">Příklad:</text:p>
      <text:p text:style-name="P888"><text:span text:style-name="T935">Pavel:</text:span><text:span text:style-name="T472"> „</text:span><text:span text:style-name="T1022">Přes celou místnost je v podlaze široká puklina. Je v ní tma a táhne z ní lezavý, nepříjemný chlad.“</text:span></text:p>
      <text:p text:style-name="P377">Vždycky ale dodej, co hráči potřebují vědět, aby mohli přemýšlet o tom, jak překážku překonají.</text:p>
      <text:h text:style-name="P1044" text:outline-level="3">Začni zjevným řešením</text:h>
      <text:p text:style-name="P371"><text:span text:style-name="T1022">Obvykle se hodí</text:span><text:span text:style-name="T472"> </text:span><text:span text:style-name="T1019">říct</text:span><text:span text:style-name="T472">, jak obtížné bude překážku překonat </text:span><text:span text:style-name="T1014">nejjednodušším způsobem, který se nabízí. P</text:span><text:span text:style-name="T1015">ostavy </text:span><text:span text:style-name="T1014">totiž</text:span><text:span text:style-name="T1015"> asi nezačnou stavět most, když vidí, že </text:span><text:span text:style-name="T1039">jámu</text:span><text:span text:style-name="T1015"> dokáží snadno překročit. </text:span><text:span text:style-name="T1013">P</text:span><text:span text:style-name="T1015">okud je </text:span><text:span text:style-name="T1013">tedy</text:span><text:span text:style-name="T1015"> překonání překážky triviální, rovnou to hráčům řekni.</text:span></text:p>
      <text:p text:style-name="P751">Příklad:</text:p>
      <text:p text:style-name="P887"><text:span text:style-name="T935">Pavel:</text:span><text:span text:style-name="T472"> „Jak je ta díra široká?“</text:span></text:p>
      <text:p text:style-name="P883"><text:span text:style-name="T935">Pán jeskyně:</text:span><text:span text:style-name="T472"> „Moc ne, zvládneš ji v pohodě přeskočit.“</text:span></text:p>
      <text:p text:style-name="P378"><text:span text:style-name="T472">Jak si překážka stojí proti zjevnému řešení, má smysl zmínit, i když je nepoužitelné – hráči tak získají představu o </text:span><text:span text:style-name="T1024">její</text:span><text:span text:style-name="T472"> obtížnosti.</text:span></text:p>
      <text:p text:style-name="P753">Příklad:</text:p>
      <text:p text:style-name="P889"><text:span text:style-name="T935">Pavel:</text:span><text:span text:style-name="T472"> „Jak je ta díra široká?“</text:span></text:p>
      <text:p text:style-name="P884"><text:span text:style-name="T935">Pán jeskyně:</text:span><text:span text:style-name="T472"> „</text:span><text:span text:style-name="T1023">Hodně. S rozběhem bys doskočil sotva do půlky.“</text:span></text:p>
      <text:h text:style-name="Heading_20_3" text:outline-level="3"><text:soft-page-break/><text:span text:style-name="T1012">Z</text:span><text:span text:style-name="T472">miň zjevné komplikace</text:span></text:h>
      <text:p text:style-name="P376"><text:span text:style-name="T1023">Následně zmiň</text:span><text:span text:style-name="T472"> všechny zjevné okolnosti, které postavám </text:span><text:span text:style-name="T1016">v překonání</text:span><text:span text:style-name="T472"> nějak brání.</text:span></text:p>
      <text:p text:style-name="P745">Příklad:</text:p>
      <text:p text:style-name="P883"><text:span text:style-name="T940">Pán jeskyně:</text:span><text:span text:style-name="T1012"> „Díra je dost široká. Šla by přeskočit s rozběhem, </text:span><text:span text:style-name="T1017">ale</text:span><text:span text:style-name="T1012"> na ten tu není dost místa.“</text:span></text:p>
      <text:p text:style-name="P372"><text:span text:style-name="T1012">R</text:span><text:span text:style-name="T472">oli také může hrát, jak je postava naložená, případně zraněná.</text:span></text:p>
      <text:p text:style-name="P745">Příklad:</text:p>
      <text:p text:style-name="P883"><text:span text:style-name="T940">Pán jeskyně:</text:span><text:span text:style-name="T1012"> „</text:span><text:span text:style-name="T1013">Tu díru bys dokázal s rozběhem přeskočit, ale ne s nacpanou tornou, kterou máš na zádech. </text:span><text:span text:style-name="T1018">Naria má navíc bodnou ránu v břiše, ta to nepřeskočí ani </text:span><text:span text:style-name="T1020">bez torny</text:span><text:span text:style-name="T1012">.“</text:span></text:p>
      <text:h text:style-name="P1045" text:outline-level="3">Dialog s hráči</text:h>
      <text:p text:style-name="P374">V jednom z předchozích příkladů se Pavel zeptal, jak je díra široká. Všimni si, že odpověd<text:span text:style-name="T2348">í</text:span> není přesné číslo. Pavla totiž ve skutečnosti nezajímá, jestli je to 203 centimetrů nebo 215, ale jestli <text:span text:style-name="T2349">jámu</text:span> dokáže přeskočit, případně jestli bude fungovat nějaké jiné řešení, které ho napadlo.<text:line-break/><text:tab/>Připomeň si podkapitolu <text:span text:style-name="T1688">Říkej rovnou, čeho se snažíš dosáhnout</text:span><text:span text:style-name="T2346"> v kapitole </text:span><text:span text:style-name="T1688">Hraní za postavu</text:span><text:span text:style-name="T2346"> </text:span><text:span text:style-name="T1528">&lt;</text:span><text:span text:style-name="T1011">TODO</text:span><text:span text:style-name="T1528">&gt;. </text:span><text:span text:style-name="T1011">Pokud z toho, co hráč popisuje, nebo na co se ptá, není jasné, čeho se snaží dosáhnout, zeptej se ho na to. </text:span><text:span text:style-name="T1017">Potom mu řekni, jestli to, co zamýšlí, půjde udělat.</text:span></text:p>
      <text:p text:style-name="Example_20_Header">Příklad:</text:p>
      <text:p text:style-name="Example"><text:span text:style-name="T935">Pavel:</text:span><text:span text:style-name="T472"> „Jak je ta díra široká?“</text:span></text:p>
      <text:p text:style-name="Example"><text:span text:style-name="T935">Pán jeskyně:</text:span><text:span text:style-name="T472"> „Proč to chceš vědět, chceš ji přeskočit?“</text:span></text:p>
      <text:p text:style-name="P881"><text:soft-page-break/><text:span text:style-name="T935">Pavel:</text:span><text:span text:style-name="T472"> „</text:span><text:span text:style-name="T1017">Jo.“</text:span></text:p>
      <text:p text:style-name="P881"><text:span text:style-name="T941">Pán jeskyně:</text:span><text:span text:style-name="T1017"> „To nebude problém.“</text:span></text:p>
      <text:h text:style-name="Heading_20_3" text:outline-level="3"><text:span text:style-name="T1269">K</text:span><text:span text:style-name="T1226">dyž hráči chtějí udělat něco </text:span><text:span text:style-name="T1304">divného</text:span></text:h>
      <text:p text:style-name="P264"><text:span text:style-name="T1269">/</text:span><text:span text:style-name="T1333">* TODO: Obráceně: Když chce hráč udělat něco divného, pravděpodobně to znamená, že si špatně vyložil, co jsi svým popisem myslel. */</text:span></text:p>
      <text:p text:style-name="P264"><text:span text:style-name="T1269">Je možné, že si hráči nesprávně vyloží, co jsi </text:span><text:span text:style-name="T1303">svým</text:span><text:span text:style-name="T1269"> popisem myslel, </text:span><text:span text:style-name="T1303">a pokusí se udělat něco nesmyslného nebo sebevražedného</text:span><text:span text:style-name="T1269">. </text:span><text:span text:style-name="T1226">Nikdy nepředpokládej, že chce postava dobrovolně skočit do propasti, vždycky </text:span><text:span text:style-name="T1303">to ber jako znamení, že někde došlo k nedorozumění, a s hráči si to vyjasni.</text:span></text:p>
      <text:p text:style-name="Example_20_Header">Příklad:</text:p>
      <text:p text:style-name="P829"><text:span text:style-name="T651">Pán jeskyně:</text:span><text:span text:style-name="T672"> „</text:span><text:span text:style-name="T673">Vbíháš do místnosti a vidíš, že kus před tebou je přes ni široká trhlina.“</text:span></text:p>
      <text:p text:style-name="P829"><text:span text:style-name="T652">Pavel</text:span><text:span text:style-name="T651">:</text:span><text:span text:style-name="T672"> „</text:span><text:span text:style-name="T673">Už jsem rozběhnut</text:span><text:span text:style-name="T695">ý</text:span><text:span text:style-name="T673">, tak ji rovnou přeskočím.“</text:span></text:p>
      <text:p text:style-name="P829"><text:span text:style-name="T651">Pán jeskyně:</text:span><text:span text:style-name="T672"> „</text:span><text:span text:style-name="T673">Počkej, asi jsem </text:span><text:span text:style-name="T676">to špatně popsal</text:span><text:span text:style-name="T673">. Je fakt hodně široká, tak daleko určitě nedoskočíš. A s tornou na zádech už vůbec ne.“</text:span></text:p>
      <text:p text:style-name="P829"><text:span text:style-name="T652">Pavel</text:span><text:span text:style-name="T651">:</text:span><text:span text:style-name="T672"> „</text:span><text:span text:style-name="T673">Aha, jasně, v tom případě samozřejmě zastavím.“</text:span></text:p>
      <text:h text:style-name="P1046" text:outline-level="3">Nabízej hráčům <text:span text:style-name="T2351">komplikace</text:span></text:h>
      <text:p text:style-name="P379">Pokud to dává smysl, můžeš hráčům nabízet, že se při překonáním překážky dostanou do nepříjemné situace. <text:span text:style-name="T2350">Vždycky ale řekni, co konkrétně to bude znamenat.</text:span></text:p>
      <text:p text:style-name="P750">Příklad:</text:p>
      <text:p text:style-name="P885"><text:span text:style-name="T935">Pavel:</text:span><text:span text:style-name="T472"> „</text:span><text:span text:style-name="T1021">Zvládnu to přeskočit</text:span><text:span text:style-name="T472">?“</text:span></text:p>
      <text:p text:style-name="P882"><text:soft-page-break/><text:span text:style-name="T935">Pán jeskyně:</text:span><text:span text:style-name="T472"> „</text:span><text:span text:style-name="T1021">S tornou na zádech to bude docela problém. Zvládneš to, ale na druhé straně se zachytíš jen rukama, nohy ti budou viset dolů do propasti. Budeš se pak muset nějak vydrápat nahoru“.</text:span></text:p>
      <text:p text:style-name="P882"><text:span text:style-name="T942">Pavel:</text:span><text:span text:style-name="T1021"> „To zvládnu, jdu do toho.“</text:span></text:p>
      <text:p text:style-name="P31">Komplikace také může nabídnout sám hráč – v tom případě je samozřejmě přijmi, pokud to dává aspoň trochu smysl.</text:p>
      <text:p text:style-name="P746">Příklad:</text:p>
      <text:p text:style-name="P886"><text:span text:style-name="T935">Pavel:</text:span><text:span text:style-name="T472"> „Zvládnu to přeskočit?“</text:span></text:p>
      <text:p text:style-name="P830"><text:span text:style-name="T651">Pán jeskyně:</text:span><text:span text:style-name="T672"> „</text:span><text:span text:style-name="T674">Musel bys sundat tornu.“</text:span></text:p>
      <text:p text:style-name="P834"><text:span text:style-name="T643">Pavel:</text:span><text:span text:style-name="T656"> „Ani když se zachytím jen rukama?“</text:span></text:p>
      <text:p text:style-name="P830"><text:span text:style-name="T651">Pán jeskyně:</text:span><text:span text:style-name="T672"> „</text:span><text:span text:style-name="T674">Jako že bys pak visel nohama do propasti?“</text:span></text:p>
      <text:p text:style-name="P834"><text:span text:style-name="T643">Pavel:</text:span><text:span text:style-name="T656"> „Přesně tak.“</text:span></text:p>
      <text:p text:style-name="P830"><text:span text:style-name="T651">Pán jeskyně:</text:span><text:span text:style-name="T672"> „</text:span><text:span text:style-name="T674">Jo, to půjde.“</text:span></text:p>
      <text:h text:style-name="Heading_20_3" text:outline-level="3"><text:span text:style-name="T2463">Říkej hráčům předem</text:span>, do čeho jdou</text:h>
      <text:p text:style-name="P265"><text:span text:style-name="T690">C</text:span><text:span text:style-name="T684">o </text:span><text:span text:style-name="T685">se stane, když </text:span><text:span text:style-name="T690">hráč</text:span><text:span text:style-name="T685"> zvolí nějaké řešení, </text:span><text:span text:style-name="T690">mu musíš vždycky říct předem</text:span><text:span text:style-name="T656">. Pokud tě tedy komplikace napadnou až poté, co </text:span><text:span text:style-name="T691">mu</text:span><text:span text:style-name="T656"> odsouhlasíš, že něco půjde udělat, nemůžeš říct třeba: </text:span><text:span text:style-name="T472">„Přeskočil jsi to, ale na druhé straně ses zachytil jen rukama“</text:span><text:span text:style-name="T656">. </text:span><text:span text:style-name="T675">Ber to jako smlouvu – v popisu </text:span><text:span text:style-name="T686">výsledku</text:span><text:span text:style-name="T675"> může být jen to, co jste si dohodli.</text:span></text:p>
      <text:p text:style-name="P747">Příklad:</text:p>
      <text:p text:style-name="P833"><text:span text:style-name="T651">Pán jeskyně:</text:span><text:span text:style-name="T672"> „</text:span><text:span text:style-name="T679">Je to dost hluboko, ale ty jsi docela mrštná, takže se zvládneš dole překulit tak, aby se ti nic nestalo. Tvoje torna ale dostane zabrat – jestli v ní máš něco křehkého, tak se to rozbije.“</text:span></text:p>
      <text:p text:style-name="P833"><text:span text:style-name="T653">Katka</text:span><text:span text:style-name="T651">:</text:span><text:span text:style-name="T672"> „</text:span><text:span text:style-name="T679">Na to v tuhle chvíli nemyslím, mám v zádech tlupu skřetů. Skáču dolů“.</text:span></text:p>
      <text:p text:style-name="P268"><text:soft-page-break/><text:span text:style-name="T679">V </text:span><text:span text:style-name="T675">tomto příkladě </text:span><text:span text:style-name="T687">je to v pořádku, protože</text:span><text:span text:style-name="T675"> Katka věděla, co se jí stane, a sama se rozhodla, že vzhledem k okolnostem to je pro Nariu přijatelná cena.</text:span></text:p>
      <text:h text:style-name="P1047" text:outline-level="3"><text:span text:style-name="T2034">R</text:span>ozbilo se ti něco?</text:h>
      <text:p text:style-name="P267"><text:span text:style-name="T688">Přestože nemůžeš hráči zpětně vnutit komplikace, se o kterých nevěděl a </text:span><text:span text:style-name="T692">nemohl je tedy odsouhlasit</text:span><text:span text:style-name="T688">, m</text:span><text:span text:style-name="T656">ůžeš </text:span><text:span text:style-name="T688">mu je</text:span><text:span text:style-name="T681"> navrhnout a</text:span><text:span text:style-name="T656"> nechat </text:span><text:span text:style-name="T681">ho</text:span><text:span text:style-name="T656">, ať sám rozhodne, j</text:span><text:span text:style-name="T681">estli</text:span><text:span text:style-name="T656"> </text:span><text:span text:style-name="T692">podle něj dávají smysl</text:span><text:span text:style-name="T656">.</text:span></text:p>
      <text:p text:style-name="P748">Příklad:</text:p>
      <text:p text:style-name="P831"><text:span text:style-name="T651">Pán jeskyně:</text:span><text:span text:style-name="T672"> „</text:span><text:span text:style-name="T679">Je to dost hluboko, ale ty jsi docela mrštná, takže se zvládneš dole překulit tak, aby se ti nic nestalo.“</text:span></text:p>
      <text:p text:style-name="P831"><text:span text:style-name="T653">Katka</text:span><text:span text:style-name="T651">:</text:span><text:span text:style-name="T672"> „</text:span><text:span text:style-name="T680">V tom případě skáču dolů.“</text:span></text:p>
      <text:p text:style-name="P890"><text:span text:style-name="T651">Pán jeskyně:</text:span><text:span text:style-name="T672"> „</text:span><text:span text:style-name="T680">Hmm, tvoje torna při tom asi dostane zabrat. Rozbije se ti při tom něco?“</text:span></text:p>
      <text:p text:style-name="P831"><text:span text:style-name="T653">Katka</text:span><text:span text:style-name="T651">:</text:span><text:span text:style-name="T672"> „</text:span><text:span text:style-name="T680">Ouch. Máš pravdu, flakónky to asi nevydržely, měla jsem je tam jen tak volně hozené“.</text:span></text:p>
      <text:p text:style-name="P266"><text:span text:style-name="T677">Když dáš hráči najevo, že spoléháš na jeho úsudek, </text:span><text:span text:style-name="T678">velmi pravděpodobně si rozbité věci popíše sám. Pokud to ale odmítne, nenuť ho do toho.</text:span></text:p>
      <text:h text:style-name="Heading_20_3" text:outline-level="3"><text:span text:style-name="T678">V</text:span><text:span text:style-name="T656">rácení rozhodnutí</text:span></text:h>
      <text:p text:style-name="P269"><text:span text:style-name="T682">P</text:span><text:span text:style-name="T656">okud si dodatečně uvědomí</text:span><text:span text:style-name="T693">š</text:span><text:span text:style-name="T656"> nějaké důsledky, se kterými jste při domluvě o překonání překážky nepočítali, </text:span><text:span text:style-name="T693">hráč může vzít své rozhodnutí zpět</text:span><text:span text:style-name="T656">.</text:span></text:p>
      <text:p text:style-name="P749">Příklad:</text:p>
      <text:p text:style-name="P891"><text:span text:style-name="T651">Pán jeskyně:</text:span><text:span text:style-name="T672"> „</text:span><text:span text:style-name="T683">T</text:span><text:span text:style-name="T680">voje torna při </text:span><text:span text:style-name="T682">pádu</text:span><text:span text:style-name="T680"> asi dostane zabrat. Rozbije se ti při tom něco?“</text:span></text:p>
      <text:p text:style-name="P832"><text:soft-page-break/><text:span text:style-name="T653">Katka</text:span><text:span text:style-name="T651">:</text:span><text:span text:style-name="T672"> „</text:span><text:span text:style-name="T682">A sakra, úplně jsem zapomněla, že mám v torně volně hozené flakónky. S těma by asi Naria dolů neskákala, můžu udělat něco jin</text:span><text:span text:style-name="T695">é</text:span><text:span text:style-name="T682">ho?“</text:span></text:p>
      <text:p text:style-name="P832"><text:span text:style-name="T651">Pán jeskyně:</text:span><text:span text:style-name="T672"> „</text:span><text:span text:style-name="T682">Jasně.“</text:span></text:p>
      <text:h text:style-name="P1048" text:outline-level="3">Připravuj překážky, ne jejich řešení</text:h>
      <text:p text:style-name="P373">Častou chybou Pánů jeskyně je, <text:span text:style-name="T2347">že zároveň s překážkou vymyslí i</text:span> řešení, třeba: <text:span text:style-name="T1097">„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2">Ve vymýšlení jednoduchých a funkčních řešení bys měl hráče co nejvíc podporovat.</text:span></text:p>
      <text:h text:style-name="P1049" text:outline-level="3">Může vůbec postava <text:span text:style-name="T2031">spadnout</text:span>?</text:h>
      <text:p text:style-name="P380">Řekli jsme si, že hráč <text:span text:style-name="T2353">musí vždy předem vědět, do čeho jde. Nemůžeš tedy říct </text:span><text:span text:style-name="T1179">„Na druhé straně ses zachytl kořenů. Ty tě ale neudržely, takže padáš do propasti“</text:span><text:span text:style-name="T2353">. Postava může někam spadnout jen v jednom z těchto případů:</text:span></text:p>
      <text:list xml:id="list3538908563" text:style-name="L141">
        <text:list-item>
          <text:p text:style-name="P1604"><text:span text:style-name="T2354">Postava spustila past</text:span> <text:span text:style-name="T2032">a neuspěje v hodu na obranu</text:span>.</text:p>
        </text:list-item>
        <text:list-item>
          <text:p text:style-name="P1604">Někdo ji shodí <text:span text:style-name="T2033">(viz</text:span><text:span text:style-name="T1305"> </text:span><text:span text:style-name="T1306">kapitola </text:span><text:span text:style-name="T1362">Boj</text:span><text:span text:style-name="T1306"> </text:span><text:span text:style-name="T1529">&lt;</text:span><text:span text:style-name="T689">ODKAZ</text:span><text:span text:style-name="T1529">&gt;</text:span><text:span text:style-name="T2033">)</text:span>.</text:p>
        </text:list-item>
        <text:list-item>
          <text:p text:style-name="P1604">Rozhodne se tak její hráč.</text:p>
        </text:list-item>
      </text:list>
      <text:h text:style-name="P1108" text:outline-level="2"><text:bookmark-start text:name="__RefHeading___Toc15373_3133622682"/><text:soft-page-break/>Zjišťování informací<text:bookmark-end text:name="__RefHeading___Toc15373_3133622682"/></text:h>
      <text:p text:style-name="P414">Když se postavy pokouší něco zjistit, mysli na to, v čem jsou kompetentní. Nechtěj například po hráči zloděje přesný popis toho, jak se vyptává v městském podsvětí – ne každý tohle dokáže <text:span text:style-name="T246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64">Vyjdi z toho, čeho chce dosáhnout, a zamysli se, jak by to asi zkušený zloděj udělal.<text:line-break/><text:tab/>Jak jsme si řekli v kapitole </text:span><text:span text:style-name="T1692">Hraní Dračáku</text:span><text:span text:style-name="T2464"> </text:span><text:span text:style-name="T1532">&lt;</text:span><text:span text:style-name="T1043">TODO</text:span><text:span text:style-name="T1532">&gt;, </text:span><text:span text:style-name="T1043">netrap hráče odehráváním </text:span><text:span text:style-name="T1042">toho</text:span><text:span text:style-name="T104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46">Pán jeskyně:</text:span> „<text:span text:style-name="T2464">Žebrák, kterého ses vyptával,</text:span> se z tebe nejdřív snažil vymámit prachy, ale poté, co jsi ho zmáčknul, ti rychle prozradil, kde najdeš šéfa téhle čtvrti: <text:span text:style-name="T1097">„Ptej se po Jednozubovi v taverně U rezavý kotvy.“</text:span>“</text:p>
      <text:h text:style-name="Heading_20_3" text:outline-level="3">Pokud nemáš informace připravené, vymýšlej je za běhu</text:h>
      <text:p text:style-name="P41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46">Pavel:</text:span> „Kde byla ta dýka vyrobena? Měl bych to poznat podle tvaru a výzdoby.“</text:p>
      <text:p text:style-name="Example"><text:span text:style-name="T1646">Pán jeskyně:</text:span> „Tak to fakt netuším. Poznat bys to ale měl, <text:span text:style-name="T2467">to je pravda</text:span>. Je to kvalitní práce, máš nějakej tip, kde jsou vyhlášení zbrojíři?“</text:p>
      <text:p text:style-name="Example"><text:span text:style-name="T1646">Pavel:</text:span> „Tak určitě v hlavním městě, pak v trpaslick<text:span text:style-name="T2785">ý</text:span>ch městech a nejspíš taky někde daleko na výhodě.“</text:p>
      <text:p text:style-name="Example"><text:span text:style-name="T1646">Pán jeskyně:</text:span> „Tohle určitě není místní ani trpaslická práce, takže je od jednoho z východních mistrů.“</text:p>
      <text:h text:style-name="Heading_20_3" text:outline-level="3"><text:span text:style-name="T2468">To</text:span>, co <text:span text:style-name="T2468">hráčům</text:span> řekneš, se snaž použít</text:h>
      <text:p text:style-name="P416">Z toho, co se postavy dozví, se stává herní skutečnost. Aby to tak ale opravdu působilo, je důležité, abys tyto informace propojoval s dalším děním.</text:p>
      <text:p text:style-name="P755">Příklad:</text:p>
      <text:p text:style-name="Example">Pán jeskyně sice zatím nepromýšlel, odkud přesně je ten, kdo ztratil dýku, kterou postavy našl<text:span text:style-name="T2468">y</text:span>, ale teď je jasné, že musí mít nějaké spojení s dalekým východem. Buď odtamtud dotyčný přímo pochází, nebo ji třeba mohl od někoho takového dostat darem. <text:span text:style-name="T2472">D</text:span>ruhou možnost může být ale komplikované dostat do hry, takže je lepší určit, že dotyčný je z východu. To postavy poznají, jakmile se s ním potkají, a <text:span text:style-name="T2469">Pán jeskyně</text:span> jim ho popíše. Hráči si <text:span text:style-name="T2471">to</text:span> pak určitě spojí s tím, co vědí o nalezené dýce, a budou <text:span text:style-name="T2470">mít</text:span> díky tomu pocit, <text:span text:style-name="T2471">že to do sebe zapadá a příběh dává smysl</text:span>.</text:p>
      <text:h text:style-name="P1109" text:outline-level="2"><text:bookmark-start text:name="__RefHeading___Toc15375_3133622682"/>Rozhovory<text:bookmark-end text:name="__RefHeading___Toc15375_3133622682"/></text:h>
      <text:p text:style-name="P111">Rozhovory <text:span text:style-name="T2474">v přímé řeči</text:span> jsou kořením hry, dávají spoustu prostoru pro hraní postav. <text:span text:style-name="T2474">Snaž se aspoň trochu hrát různé osoby, se kterými se postavy potkají, i když ti to moc nejde. Je to dovednost jako každá jiná a čím víc to budeš zkoušet, tím lepší v tom budeš.<text:line-break/></text:span><text:soft-page-break/><text:span text:style-name="T247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6">Příklad:</text:p>
      <text:p text:style-name="P852"><text:span text:style-name="T1646">Pán jeskyně:</text:span> „<text:span text:style-name="T2473">Před domem hlídají dva strážní. Tváří se dost nevrle a jeden z nich říká: </text:span><text:span text:style-name="T1184">„Co tu chcete?“</text:span><text:span text:style-name="T2473">“</text:span></text:p>
      <text:p text:style-name="P895"><text:span text:style-name="T1693">Pavel</text:span><text:span text:style-name="T1646">:</text:span> „<text:span text:style-name="T2473">Vytáhnu stříbrňák a říkám: </text:span><text:span text:style-name="T1097">„</text:span><text:span text:style-name="T1184">Potřebujeme si promluvit s pánem domu</text:span><text:span text:style-name="T1097">. </text:span><text:span text:style-name="T1184">Samozřejmě chápu, že otravovat ho teď po obědě není jen tak, takže tohle vám nabízím za ochotu.</text:span><text:span text:style-name="T1097">“</text:span>“</text:p>
      <text:p text:style-name="P852"><text:span text:style-name="T1646">Pán jeskyně:</text:span> „<text:span text:style-name="T1097">„</text:span><text:span text:style-name="T1184">No dobře. Že seš to ty, já vás teda ohlásím,“</text:span><text:span text:style-name="T2473"> říká strážný a bere si nabízenou minci.“</text:span></text:p>
      <text:h text:style-name="Heading_20_3" text:outline-level="3">Nehráčské postavy by měly být sdílné</text:h>
      <text:p text:style-name="P345"><text:span text:style-name="T424">P</text:span><text:span text:style-name="T164">okud ne</text:span><text:span text:style-name="T424">máš</text:span><text:span text:style-name="T164"> </text:span><text:span text:style-name="T165">velmi pádný</text:span><text:span text:style-name="T164"> důvod, proč by </text:span><text:span text:style-name="T424">někdo</text:span><text:span text:style-name="T164"> něco říct neměl, tak </text:span><text:span text:style-name="T165">ať to řekne. Pro hráče je </text:span><text:span text:style-name="T424">totiž</text:span><text:span text:style-name="T165"> velice otravné, když potkávají samé tajemné osoby, ze kterých se nedají vypáčit žádné informace. </text:span><text:span text:style-name="T424">Není také od věci dát čas od času postavám do cesty někoho upovídaného, kdo jim řekne spoustu zajímavých věcí a nich za to nechce.</text:span></text:p>
      <text:h text:style-name="P1110" text:outline-level="2"><text:bookmark-start text:name="__RefHeading___Toc12910_4230435934"/><text:soft-page-break/>Vedení soubojů<text:bookmark-end text:name="__RefHeading___Toc12910_4230435934"/></text:h>
      <text:h text:style-name="P1050" text:outline-level="3">Moderování souboje</text:h>
      <text:p text:style-name="P440"><text:span text:style-name="T957">N</text:span><text:span text:style-name="T960">ěkterým hráčům může být nepříjemné skákat ostatním do řeči, nebo se neustále hlásit o slovo, což vede k tomu, že většinu hry mlčí a nebaví se. J</text:span><text:span text:style-name="T961">edním z tvých hlavních úkolů </text:span><text:span text:style-name="T960">je zajistit, aby k tomu nedošlo</text:span><text:span text:style-name="T961">. Boj je rozdělen na kola právě proto, abys </text:span><text:span text:style-name="T962">to měl jednodušší</text:span><text:span text:style-name="T961">. </text:span><text:span text:style-name="T956">Na začá</text:span><text:span text:style-name="T957">t</text:span><text:span text:style-name="T956">ku každého kola </text:span><text:span text:style-name="T1071">tedy</text:span><text:span text:style-name="T956"> vždycky </text:span><text:span text:style-name="T958">jednoho po druhém projdi všechny hráče, na každého se</text:span><text:span text:style-name="T956"> </text:span><text:span text:style-name="T958">podívej </text:span><text:span text:style-name="T956">zeptej </text:span><text:span text:style-name="T958">se</text:span><text:span text:style-name="T956">, co </text:span><text:span text:style-name="T959">bude jeho postava dělat</text:span><text:span text:style-name="T956">.</text:span></text:p>
      <text:list xml:id="list358543812" text:style-name="L142">
        <text:list-item>
          <text:p text:style-name="P1605"><text:span text:style-name="T961">O</text:span><text:span text:style-name="T472">ční kontakt je velmi důležitý – </text:span><text:span text:style-name="T963">díky němu dáš pasivnějším hráčům jasně najevo, že jsi tam i pro ně. Velice jim tím pomůžeš zapojit se do hry.</text:span></text:p>
        </text:list-item>
      </text:list>
      <text:h text:style-name="P1051" text:outline-level="3">Po<text:span text:style-name="T2014">čítání</text:span> vlastností</text:h>
      <text:p text:style-name="P358"><text:span text:style-name="T201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02">útěk</text:span><text:span text:style-name="T2298"> z boje hodit Finesou, přestože na běh se normálně hází Silou.<text:line-break/><text:tab/></text:span><text:span text:style-name="T1655">Určitě ale neměň, čím se hází </text:span><text:span text:style-name="T1683">při boji se zbraněmi a při sesílání kouzel</text:span><text:span text:style-name="T1266">,</text:span><text:span text:style-name="T201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51" text:outline-level="3"><text:soft-page-break/>Přidělování výhod a nevýhod</text:h>
      <text:p text:style-name="P350">Co se kdy počítá za výhody a nevýhody, <text:span text:style-name="T201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3">Příklad:</text:p>
      <text:p text:style-name="P878"><text:span text:style-name="T963">„V místnosti jsou sloupy, za kter</text:span><text:span text:style-name="T1094">é</text:span><text:span text:style-name="T963"> by se šlo schovat.“</text:span></text:p>
      <text:h text:style-name="P1052" text:outline-level="3"><text:span text:style-name="T963">D</text:span><text:span text:style-name="T472">ám mu nevýhodu</text:span></text:h>
      <text:p text:style-name="P32">Větu „Dám mu nevýhodu“ pravděpodobně uslyšíš od hráčů často – a nikdy by ses s ní neměl spokojit. Vysvětli jim to nějak takhle:</text:p>
      <text:p text:style-name="Example_20_Header">Příklad:</text:p>
      <text:p text:style-name="P892">Naria střílí z dlouhého luku na skřeta, <text:span text:style-name="T2373">který se k ní řítí se šavlí v ruce</text:span>. Přehodila ho o 1.</text:p>
      <text:p text:style-name="Example"><text:span text:style-name="T935">Pán jeskyně:</text:span><text:span text:style-name="T472"> „Máš proti sk</text:span><text:span text:style-name="T1025">ř</text:span><text:span text:style-name="T472">etovi jeden úspěch, co mu uděláš?“</text:span></text:p>
      <text:p text:style-name="Example"><text:span text:style-name="T935">Katka:</text:span><text:span text:style-name="T472"> „Dám mu nevýhodu“.</text:span></text:p>
      <text:p text:style-name="Example"><text:span text:style-name="T935">Pán jeskyně:</text:span><text:span text:style-name="T472"> „Katko, takhle pravidla nefungují. Musíš vymyslet, co konkrétně mu uděláš. Až když ho to bude zjevně znevýhodňovat při tom, co se pokusí udělat, tak za to bude mít nevýhodu.“ </text:span></text:p>
      <text:p text:style-name="Example"><text:span text:style-name="T935">Katka:</text:span><text:span text:style-name="T472"> „Aha, jasně. Mohla bych ho k něčemu přistřelit?“</text:span></text:p>
      <text:p text:style-name="Example"><text:span text:style-name="T935">Pán jeskyně:</text:span><text:span text:style-name="T472"> „To si moc nedokážu představit – běží k </text:span><text:span text:style-name="T1030">tobě</text:span><text:span text:style-name="T472">, takže za ním určitě není žádná stěna nebo tak něco.“</text:span></text:p>
      <text:p text:style-name="Example"><text:span text:style-name="T935">Katka:</text:span><text:span text:style-name="T472"> „Hmm, tak v tom případě ho zraním, no.“</text:span></text:p>
      <text:p text:style-name="Example"><text:soft-page-break/><text:span text:style-name="T935">Pán jeskyně:</text:span><text:span text:style-name="T472"> „Ok.“</text:span></text:p>
      <text:p text:style-name="Example"><text:span text:style-name="T935">Katka:</text:span><text:span text:style-name="T472"> „I když počkej. Můžu střelit šíp do země tak, aby o něj zakopnul?“</text:span></text:p>
      <text:p text:style-name="Example"><text:span text:style-name="T935">Pán jeskyně:</text:span><text:span text:style-name="T472"> „Jasně. To ho určitě rozhodí a trochu zpomalí, ale asi se z toho hned v dalším kole vzpamatuje.“</text:span></text:p>
      <text:p text:style-name="Example"><text:span text:style-name="T935">Katka:</text:span><text:span text:style-name="T472"> „To mi stačí.“</text:span></text:p>
      <text:p text:style-name="P384"><text:span text:style-name="T472">Příklad </text:span><text:span text:style-name="T1033">se</text:span><text:span text:style-name="T472"> záměrně týká se střelby, protože při boji zblízka se snáze vymýšlí, co protivníkovi udělat. </text:span><text:span text:style-name="T1034">O</text:span><text:span text:style-name="T472">bvykle </text:span><text:span text:style-name="T1034">totiž</text:span><text:span text:style-name="T472"> dává největší smysl protivníka šípem zranit, případně mu dát vážné zranění, když má střelec dva úspěchy (za jeden musí dát zranění, aby za druhý mohlo být vážné).<text:line-break/><text:tab/></text:span><text:span text:style-name="T1026">Hráč nemusí nutně </text:span><text:span text:style-name="T1031">uplatnit</text:span><text:span text:style-name="T1026"> všechny úspěchy – když nic rozumného nevymyslí, zůstanou nevyužity. Obvykle ale dává smysl nějaká forma krátkodobé dezorientace nebo ztráty rovnováhy – třeba to za</text:span><text:span text:style-name="T1032">kopn</text:span><text:span text:style-name="T1026">utí v minulém příkladě, nebo rána do hlavy, kterou zastaví helma, ale dotyčného trochu otřese. Takové nevýhody trvají jen jedno kolo.<text:line-break/><text:tab/></text:span><text:span text:style-name="T1028">S každým dalším odehraným soubojem tohle </text:span><text:span text:style-name="T1029">pro vás</text:span><text:span text:style-name="T1028"> bude menší a men</text:span><text:span text:style-name="T1029">š</text:span><text:span text:style-name="T1028">í problém, protože hráči si postupně vytvoří zásobu</text:span><text:span text:style-name="T1027"> různých smysluplných </text:span><text:span text:style-name="T1029">věcí</text:span><text:span text:style-name="T1027">, </text:span><text:span text:style-name="T1029">které</text:span><text:span text:style-name="T1027"> mohou protivníkům v boji dělat.</text:span></text:p>
      <text:h text:style-name="Heading_20_3" text:outline-level="3"><text:span text:style-name="T963">H</text:span><text:span text:style-name="T472">ody</text:span></text:h>
      <text:p text:style-name="P29"><text:span text:style-name="T2532">Postihy a bonusy, ať už za výhody nebo za cokoliv jiného, si k hodu přičítají vždy hráči</text:span>. <text:span text:style-name="T253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2"><text:soft-page-break/>Příklad:</text:p>
      <text:p text:style-name="P897"><text:span text:style-name="T1646">Pavel:</text:span> „Jdu po zraněném skřetovi. Mám čtyřkovou sílu plus jedna za to, že ho Naria tiskne k zemi.“</text:p>
      <text:p text:style-name="Example"><text:span text:style-name="T1646">Pán jeskyně:</text:span> „<text:span text:style-name="T2534">Ještě máš výhodu za to, že má rozpárané břicho.</text:span>“</text:p>
      <text:p text:style-name="P897"><text:span text:style-name="T1646">Pavel:</text:span> „Aha, jasně. Takže <text:span text:style-name="T2535">šest plus</text:span> hod?“</text:p>
      <text:p text:style-name="P898"><text:span text:style-name="T1699">Pán jeskyně:</text:span><text:span text:style-name="T2534"> „Jop.“</text:span></text:p>
      <text:p text:style-name="P441">Říkat nahlas, jaké si kdo počítá postihy a bonusy a za co jsou, je důležité. Odhalíte tím případné chyby a navíc si díky tomu ujasníte, jaké okolnosti hrají roli<text:span text:style-name="T2536">.</text:span></text:p>
      <text:h text:style-name="P1053" text:outline-level="3">Popisy</text:h>
      <text:p text:style-name="P312">Dávej si záležet na popisech <text:span text:style-name="T2111">účinků kouzel, schopností a kouzelných předmětů. Když je totiž zredukuješ na jejich pravidlový efekt, tak nejsou nijak zvlášť zajímavá – </text:span><text:span text:style-name="T1158">modrý blesk</text:span><text:span text:style-name="T2110"> prostě zraňuje, </text:span><text:span text:style-name="T1158">hromový palcát</text:span><text:span text:style-name="T2110"> odhazuje a podobně. Až díky tvým barvitým popisům si hráč řekne: „Tohle vážně umím? To je super!“</text:span></text:p>
      <text:p text:style-name="Example_20_Header">Příklad:</text:p>
      <text:p text:style-name="Example"><text:span text:style-name="T2115">Zásah </text:span><text:span text:style-name="T1157">hromovým palcátem</text:span><text:span text:style-name="T2109">, což je kouzelná zbraň, která protivníka se zahřměním odhodí zpět, bys mohl popsat takhle: „</text:span>Zranil jsi ho za tři a odhodil jsi ho kus zpět“, <text:span text:style-name="T2537">ale takhle je to mnohem lepší: „</text:span>Ozvalo se ohlušující zahřmění, skřet odlítnul přes celou místnost <text:span text:style-name="T2112">a</text:span> se zaduněním <text:span text:style-name="T2112">se rozplácnul o</text:span> protější stěn<text:span text:style-name="T2112">u</text:span>. <text:span text:style-name="T2113">Tváří se poněkud překvapeně.</text:span>“<text:line-break/><text:tab/><text:span text:style-name="T2116">P</text:span>ři zásahu <text:span text:style-name="T1097">modrým bleskem</text:span> můžeš <text:span text:style-name="T2116">zase</text:span> popsat zápach spáleného masa, naježené vlasy a podobně.</text:p>
      <text:h text:style-name="Heading_20_3" text:outline-level="3"><text:soft-page-break/>Nech hráče popisovat výsledek</text:h>
      <text:p text:style-name="P313">Nemusíš všechno popisovat sám. Je dokonce lepší <text:span text:style-name="T2114">hráče vyzvat, ať si </text:span>výsledek <text:span text:style-name="T2114">popíše sám,</text:span> a pak <text:span text:style-name="T2117">to</text:span> případně doplnit, protože <text:span text:style-name="T2114">tím jej víc zapojíš do hry a navíc ho může napadnou něco zajímavého, co by tebe třeba nenapadlo.</text:span></text:p>
      <text:p text:style-name="P735">Příklad:</text:p>
      <text:p text:style-name="P899"><text:span text:style-name="T1659">Pán jeskyně:</text:span><text:span text:style-name="T2109"> „Máš proti němu dva úspěchy. Co jsi mu udělal a jak to vypadalo?“</text:span></text:p>
      <text:p text:style-name="P900"><text:span text:style-name="T1646">Pavel:</text:span> „Srazím ho k zemi, přišlápnu ho levou nohou a sekerou mu vyrazím zbraň z ruky. <text:span text:style-name="T2538">A dodám: </text:span><text:span text:style-name="T1186">‚Vzdej se, hajzle!‘</text:span>“</text:p>
      <text:p text:style-name="P900"><text:span text:style-name="T1659">Pán jeskyně:</text:span><text:span text:style-name="T2109"> „Bojujete těsně vedle</text:span> propast<text:span text:style-name="T2538">i. Chceš, aby jeho šavle spadla dolů?</text:span>“</text:p>
      <text:p text:style-name="P900"><text:span text:style-name="T1646">Pavel:</text:span> „<text:span text:style-name="T2538">Přesně tak.“</text:span></text:p>
      <text:h text:style-name="Heading_20_2" text:outline-level="2"><text:bookmark-start text:name="__RefHeading___Toc20210_1502512718"/>Boj s nestvůrami<text:bookmark-end text:name="__RefHeading___Toc20210_1502512718"/></text:h>
      <text:p text:style-name="P283">Některé <text:span text:style-name="T2035">obzvláště nebezpečné</text:span> nestvůry používají speciální pravidla.</text:p>
      <text:h text:style-name="Heading_20_3" text:outline-level="3"><text:bookmark-start text:name="__RefHeading___Toc2537_690236890"/><text:span text:style-name="T2036">V</text:span>ícenásob<text:span text:style-name="T2036">né</text:span> útoky<text:bookmark-end text:name="__RefHeading___Toc2537_690236890"/></text:h>
      <text:p text:style-name="P284">Některé nestvůry, jako třeba obří štír nebo hydra, mají tělo stavěné tak, že mohou současně útočit z několika směrů.</text:p>
      <text:list xml:id="list2820684614" text:style-name="L143">
        <text:list-item>
          <text:p text:style-name="P1606">Tyto nestvůry <text:span text:style-name="T2542">si v jednom kole hází víckrát. Mohou tedy dokonce zaútočit víckrát na stejný cíl.</text:span></text:p>
        </text:list-item>
      </text:list>
      <text:h text:style-name="P1054" text:outline-level="3"><text:bookmark-start text:name="__RefHeading___Toc2539_690236890"/><text:soft-page-break/>Zranitelnost nestvůr<text:bookmark-end text:name="__RefHeading___Toc2539_690236890"/></text:h>
      <text:p text:style-name="P34">Některé nestvůry jsou snáze nebo naopak hůře zranitelné určitými druhy zbraní nebo útoků. Herně se to projevuje, jako kdyby proti nim měli větší nebo menší zbroj.</text:p>
      <text:p text:style-name="Example_20_Header">Příklad:</text:p>
      <text:p text:style-name="P903">Oživlá socha má zbroj 3, proti drtivým útokům ale jen 1. <text:span text:style-name="T2543">Kostlivec má proti bodu zbroj 2. </text:span>/<text:span text:style-name="T2546">* TODO: Až bude bestiář, tak zkontrolovat, že tahle čísla seděj. */</text:span></text:p>
      <text:p text:style-name="P35">Nestvůra také může být určitými druhy útoku kompletně nezranitelná.</text:p>
      <text:p text:style-name="P761">Příklad:</text:p>
      <text:p text:style-name="P799">Ohnivému elementálovi oheň nic nedělá. Duch je nehmotný, takže nemagické zbraně neškodně projdou skrz něj.</text:p>
      <text:p text:style-name="P33"><text:span text:style-name="T2037">Nezapomeň </text:span>dát hráčům vědět, že jejich <text:span text:style-name="T2037">útok</text:span> má jiný než očekávaný účinek.</text:p>
      <text:p text:style-name="Example_20_Header">Příklad:</text:p>
      <text:p text:style-name="Example"><text:span text:style-name="T1659">Pán jeskyně:</text:span><text:span text:style-name="T2109"> </text:span>„Po zásahu palicí se na soše udělaly pukliny a odpadl z ní velký kus kamene. Vypadá to, že je proti ní <text:span text:style-name="T2539">překvapivě</text:span> účinná.“</text:p>
      <text:p text:style-name="P759"><text:span text:style-name="T2540">Jiný příklad</text:span>:</text:p>
      <text:p text:style-name="P901"><text:span text:style-name="T1659">Pán jeskyně:</text:span><text:span text:style-name="T2109"> </text:span>„<text:span text:style-name="T2540">Trefila jsi kostlivce přesně do srdce – teda spíš tam, kde by bylo, kdyby nějaké měl. Šíp mu proletěl skrz hrudní koš a nic moc mu neudělal.“</text:span></text:p>
      <text:p text:style-name="P760"><text:span text:style-name="T2541">A do třetice</text:span>:</text:p>
      <text:p text:style-name="P902"><text:span text:style-name="T1659">Pán jeskyně:</text:span><text:span text:style-name="T2109"> </text:span>„<text:span text:style-name="T2541">Rána sekerou prošla skrz ducha, jako kdyby tam vůbec nebyl. Zásah na něm není nijak znát.“</text:span></text:p>
      <text:h text:style-name="P1054" text:outline-level="3"><text:soft-page-break/>Boj s nehmotným protivníkem</text:h>
      <text:list xml:id="list1031993451" text:style-name="L144">
        <text:list-item>
          <text:p text:style-name="P1607">Může procházet zdmi nebo se třeba někde vynořit ze země.</text:p>
        </text:list-item>
        <text:list-item>
          <text:p text:style-name="P1608">Nemagické zbraně a jiná než duševní kouzla skrz něj projdou a nic mu neudělají.</text:p>
        </text:list-item>
        <text:list-item>
          <text:p text:style-name="P160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42">Duševní kouzla působí pouze na tvory, kteří mají duši. Zvířata duši nemají, v bestiáři mají tuto hodnotu proškrtnutou. Duševní kouzla tedy na n<text:span text:style-name="T2544">e</text:span> vůbec nepůsobí – nemohou je zranit ani jinak ovlivnit.</text:p>
      <text:p text:style-name="P442">/<text:span text:style-name="T2545">* TODO: Co třeba kouzlo </text:span><text:span text:style-name="T1187">strach</text:span><text:span text:style-name="T2545"> seslané na koně? Není důvod, proč by ho to nemělo vyděsit. Tzn. buď musí mít duši, nebo to nemůže být duševní kouzlo (což je divný). Pokud bude mít duši (malou, nejspíš), tak ho půjde vyřadit </text:span><text:span text:style-name="T1188">mentálním útokem</text:span><text:span text:style-name="T1311"> (což je taky divný – </text:span><text:span text:style-name="T1312">i když, asi proč ne</text:span><text:span text:style-name="T1311">)</text:span><text:span text:style-name="T2545">. */</text:span></text:p>
      <text:h text:style-name="Heading_20_2" text:outline-level="2"><text:bookmark-start text:name="__RefHeading___Toc12912_4230435934"/><text:span text:style-name="T2475">Umírání</text:span> hráčských postav<text:bookmark-end text:name="__RefHeading___Toc12912_4230435934"/></text:h>
      <text:p text:style-name="P173">Pokud jste se dohodli, že ve hře chcete mít možnost smrti hráčských postav, <text:span text:style-name="T163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38">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639">Zeptej se hráče, proč to chce udělat:</text:span></text:p>
      <text:p text:style-name="Example"><text:span text:style-name="T1360">P</text:span><text:span text:style-name="T1361">án jeskyně</text:span><text:span text:style-name="T1360">:</text:span><text:span text:style-name="T1639"> </text:span>„<text:span text:style-name="T1639">Uvědomuješ si, doufám, že tohle nemůžeš v žádném případě přežít?“</text:span></text:p>
      <text:p text:style-name="Example"><text:span text:style-name="T1347">Hráč:</text:span> „<text:span text:style-name="T2313">Aha, v tom případě tam samozřejmě nepolezu. </text:span>Myslel jsem, že si normálně hodím na obranu.“</text:p>
      <text:p text:style-name="P175">Kdybys postavu nechal prostě <text:span text:style-name="T2599">ze</text:span>mřít, hráč by nejspíš měl pocit, že to nebylo fér. On totiž předpokládal, že o výsledku rozhodnou kostky, a že to <text:span text:style-name="T2786">tedy jeho</text:span> postavu nanejvýš vyřadí. Tys mu ale šanci házet vůbec nedal, a navíc jsi ani nevěděl, že to od tebe očekává.</text:p>
      <text:list xml:id="list3424703512" text:style-name="L145">
        <text:list-item>
          <text:p text:style-name="P1610">Aby k takovým situacím nedocházelo, <text:span text:style-name="T1645">tak </text:span><text:span text:style-name="T1647">kdykoliv chce hráč udělat něco zjevně sebevražedného,</text:span><text:span text:style-name="T1646"> vždycky </text:span><text:span text:style-name="T1647">se ho</text:span><text:span text:style-name="T1646"> zeptej, </text:span><text:span text:style-name="T1647">proč to dělá a čeho se tím snaží dosáhnout</text:span>, a ujisti se, že si plně uvědomuje riziko smrti své postavy.</text:p>
        </text:list-item>
      </text:list>
      <text:p text:style-name="P175">Hráč se potom může rozhodnout, že to <text:span text:style-name="T1643">i</text:span> přesto riskne. Může <text:span text:style-name="T1641">to také chtít udělat třeba proto, že</text:span> se <text:span text:style-name="T1641">tím jeho</text:span> postava obětuje za ostatní - <text:span text:style-name="T1644">na takovou smrt </text:span>budete <text:span text:style-name="T1641">jistě</text:span> ještě dlouho vzpomínat. V takov<text:span text:style-name="T1642">ých</text:span> případě postava opravdu <text:span text:style-name="T2599">ze</text:span>mře. <text:span text:style-name="T1640">Vždycky se ale ujisti, že to dělá s plným vědomím rizika a nikoliv proto, že si představuje situaci a její důsledky jinak než ty.</text:span></text:p>
      <text:h text:style-name="P1111" text:outline-level="2"><text:bookmark-start text:name="__RefHeading___Toc20212_1502512718"/><text:soft-page-break/>Vedení hry s příběhovou imunitou<text:bookmark-end text:name="__RefHeading___Toc20212_1502512718"/></text:h>
      <text:p text:style-name="P469">Pokud hrajete s příběhovou imunitou, pasti<text:span text:style-name="T2608"> mohou postavy vyřadit, ochromit, připravit je o vybavení, uvěznit a podobně, </text:span>ale nemohou je na místě zabít. To ve skutečnosti není až tak velké omezení, jak by se mohlo stát. Nemůžeš sice použít například <text:span text:style-name="T2607">padající několikatunový kamenný kvád</text:span>r<text:span text:style-name="T2607">,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09">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3">Příklad:</text:p>
      <text:p text:style-name="P905"><text:span text:style-name="T2609">Když je </text:span>Gorondar vyřazen při boji se smečkou vlků, může<text:span text:style-name="T2609">š například říct, že se mezi sebou začali rvát o právo na kořist, nebo popsat jiné, větší nebezpečí, které </text:span>je<text:span text:style-name="T2600"> zažene a dá </text:span>Kaře s Nariou<text:span text:style-name="T2600"> možnost ho zachránit – třeba medvěda.</text:span></text:p>
      <text:p text:style-name="P470">Když postavu přemůžou zombie nebo jiní nemyslící tvorové, mohou jí třeba jen ukousnout nohu a nechat ji být.</text:p>
      <text:h text:style-name="P1112" text:outline-level="2"><text:bookmark-start text:name="__RefHeading___Toc20214_1502512718"/>Vedení hry <text:span text:style-name="T2610">bez</text:span> příběhov<text:span text:style-name="T2610">é</text:span> imunit<text:span text:style-name="T2610">y</text:span><text:bookmark-end text:name="__RefHeading___Toc20214_1502512718"/></text:h>
      <text:p text:style-name="P478">TODO: Tohle určitě napsat znova. Jde <text:s/>v zásadě o to, aby byl PJ férovej a nikomu nenadržoval.</text:p>
      <text:p text:style-name="P475"><text:soft-page-break/>Při hře bez příběhové imunity buď tvrdý: Jakmile protivníci dostanou šanci postavy zabít, tak to také udělají, leda by měli předem v plánu je zajmout. Když totiž <text:span text:style-name="T2612">někdy</text:span> necháš postavy přežít a někdy ne, bude to působit, jako že <text:span text:style-name="T2613">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38">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55" text:outline-level="3">Zapojení postav do děje</text:h>
      <text:p text:style-name="P428">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01" text:outline-level="4"><text:soft-page-break/>Ohrož <text:span text:style-name="T2136">někoho nebo</text:span> něco, na čem postav<text:span text:style-name="T2483">ám</text:span> záleží</text:h>
      <text:p text:style-name="P435">Když ohrozíš někoho nebo něco, na čem postavám záleží, budou <text:span text:style-name="T252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94">Odkrývání minulosti postav</text:span><text:span text:style-name="T2481">, </text:span><text:span text:style-name="T1694">Společná tvorba světa</text:span><text:span text:style-name="T2481"> a </text:span><text:span text:style-name="T1694">Vymýšlení nehráčských postav</text:span><text:span text:style-name="T2481"> v kapitole </text:span><text:span text:style-name="T1696">Hraní Dračáku</text:span><text:span text:style-name="T2523"> </text:span><text:span text:style-name="T1533">&lt;</text:span><text:span text:style-name="T1044">ODKAZ</text:span><text:span text:style-name="T1533">&gt;. </text:span><text:span text:style-name="T1045">Je to jednak jednodušší, než všechno vymýšlet sám, a navíc tím budeš mít zaručeno, že to hráče opravdu bude zajímat.<text:line-break/><text:tab/>Není také od věci</text:span><text:span text:style-name="T2482"> dát postavám možnost něco hodnotného získat, třeba dům ve městě nebo hrad. <text:s/>Když budou něco vlastnit, budou na tom zainteresované a budou tedy chtít zasáhnout, když to nějak ohrozíš.</text:span></text:p>
      <text:h text:style-name="P1001" text:outline-level="4">Nech někoho, ať postavám zadá úkol</text:h>
      <text:p text:style-name="P436"><text:span text:style-name="T1048">Úkolem může být například nalezení cenného předmětu, artefaktu </text:span><text:span text:style-name="T1046">nebo</text:span><text:span text:style-name="T1048"> vzácné magické suroviny, </text:span><text:span text:style-name="T1047">vyzvídání informací, záchrana uneseného dítěte, doručení důležité zprávy a podobně.<text:line-break/><text:tab/>Postavy obvykle potřebují dobrý důvod, proč se do toho pouštět. Tím je </text:span><text:span text:style-name="T1056">nejčastěji</text:span><text:span text:style-name="T1047"> odměna, ale pokud jsou třeba ve službách velmože, </text:span><text:soft-page-break/><text:span text:style-name="T1047">mohou to klidně dostat rozkazem.<text:line-break/><text:tab/>Buď připraven na to, že mohou úkol odmítnout. Může to být z morálních důvodů, například že </text:span><text:span text:style-name="T1057">nechtějí</text:span><text:span text:style-name="T1047"> vraždit či ubližovat nevinným, nebo třeba mohou dojít k závěru, že je to zatím nad jejich síly. </text:span><text:span text:style-name="T1058">Než</text:span><text:span text:style-name="T1047"> tedy </text:span><text:span text:style-name="T1058">začneš vymýšlet detaily, je</text:span><text:span text:style-name="T1047"> vhodné se hráčů zeptat, jestli budou úkol chtít přijmout. Můžeš například zadání odehrát </text:span><text:span text:style-name="T1060">ještě</text:span><text:span text:style-name="T1047"> na konci sezení. </text:span><text:span text:style-name="T1059">T</text:span><text:span text:style-name="T1047">ím si jednak potvrdíš zájem a současně se hráči budou mít na co těšit.</text:span></text:p>
      <text:h text:style-name="P1001" text:outline-level="4">Předlož před postavy něco zajímavého, co by mohly chtít prozkoumat</text:h>
      <text:p text:style-name="P429">Další možnou zápletkou jsou různé záhady, třeba<text:span text:style-name="T2485"> vražda nebo krádež, tajemný poutník, nebo třeba zmínka o tom, že nedaleko je zřícenina věže slavného mága. </text:span>U tohoto druhu zápletek si <text:span text:style-name="T2524">ale</text:span> nikdy nemůžeš být jistý, že to hráče <text:span text:style-name="T2524">opravdu</text:span> zaujme – popis zříceniny věže mohou snadno pochopit jen jako <text:span text:style-name="T2526">součást</text:span> scenéri<text:span text:style-name="T2526">e</text:span>.</text:p>
      <text:h text:style-name="Heading_20_4" text:outline-level="4">Domluv se s hráčem, aby zápletku pře<text:span text:style-name="T2527">d</text:span>nesla jeho postava</text:h>
      <text:p text:style-name="P429">Nejjistější způsob, <text:span text:style-name="T2528">jak</text:span> <text:span text:style-name="T2525">zajistit, aby postavy chtěly záhadu prozkoumat</text:span>, je domluvit se přímo s ně<text:span text:style-name="T2525">kterým z hráčů</text:span>, aby s tím přišla jeho postava.</text:p>
      <text:p text:style-name="P757">Příklad:</text:p>
      <text:p text:style-name="P896"><text:span text:style-name="T1646">Jana:</text:span> <text:span text:style-name="T1097">„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32"><text:span text:style-name="T2486">Další možností, jak udělat záhadu zajímavější, je zmínka o pokladu. Čím konkrétnější, tím lepší: „Je tam uložen </text:span><text:span text:style-name="T1185">meč posledního soudu</text:span><text:span text:style-name="T248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30">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7">Příklad:</text:p>
      <text:p text:style-name="P896"><text:span text:style-name="T1646">Pán jeskyně:</text:span><text:span text:style-name="T1849"> „Několik dní jste putovali lesem. </text:span><text:span text:style-name="T1854">Na</text:span><text:span text:style-name="T1849"> cestě nebylo nic zajímavého, jen na jednom místě jste mezi vrcholky stromů zahlédli zříceninu nějaké věže.“</text:span></text:p>
      <text:p text:style-name="P896"><text:span text:style-name="T1646">Jana:</text:span><text:span text:style-name="T1849"> „Ha, to mě zajímá. </text:span><text:span text:style-name="T1213">‚Chtěla bych si tu věž prohl</text:span><text:span text:style-name="T1221">é</text:span><text:span text:style-name="T1213">dnout, půjdete se mnou?‘</text:span><text:span text:style-name="T1849">“</text:span></text:p>
      <text:p text:style-name="P896"><text:span text:style-name="T1646">Pavel:</text:span><text:span text:style-name="T1849"> </text:span><text:span text:style-name="T1213">„Jasně, nikam nepospícháme.“</text:span></text:p>
      <text:p text:style-name="P896"><text:span text:style-name="T1646">Pán jeskyně:</text:span><text:span text:style-name="T1849"> „Teď jste mě dostali, s tím jsem nepočítal. Nemám vůbec rozmyšleno, co by tam mohlo b</text:span><text:span text:style-name="T1860">ý</text:span><text:span text:style-name="T1849">t.“</text:span></text:p>
      <text:p text:style-name="P896"><text:span text:style-name="T1646">Katka:</text:span><text:span text:style-name="T1849"> „Beztak potřebujeme doplnit zásoby a určitě by taky bylo fajn, si o ní nejdřív něco zjistit.“</text:span></text:p>
      <text:p text:style-name="P896"><text:span text:style-name="T1646">Pán jeskyně:</text:span><text:span text:style-name="T1849"> „Tak já si to připravím a pak se tam vrátíte, ok?“</text:span></text:p>
      <text:h text:style-name="P1002" text:outline-level="4"><text:soft-page-break/>Postav družinu do nebezpečné nebo dramatické situace</text:h>
      <text:p text:style-name="P431"><text:span text:style-name="T2500">Máloco dokáže stmelit postavy tak dobře, jako když musí čelit společnému problému nebo nebezpečí</text:span>: <text:span text:style-name="T2500">Mohou být</text:span> na potápějící lodi, <text:span text:style-name="T2529">mohou </text:span>doprováz<text:span text:style-name="T2529">et</text:span> karavanu, která je zrovna pod útokem, <text:span text:style-name="T2530">může je někdo okrást nebo podvést</text:span> a podobně. <text:span text:style-name="T2500">Moc to ale nepřeháněj – když bude každé dobrodružství začínat tím, že se pod postavami něco potápí, nebo na ně někdo útočí, bude to asi působit divně.</text:span></text:p>
      <text:h text:style-name="P1003" text:outline-level="4">Věci mohou být jinak, než se zdálo</text:h>
      <text:p text:style-name="P433">Jakoukoliv zápletku můžeš převést na nějakou jinou. Když například postavám někdo zadá úkol, a následně nedorazí na splněné místo, postavy ho nejspíš budou chtít najít, aby dostaly slíbenou odměnu. <text:span text:style-name="T1062">Někdo je může poslat p</text:span><text:span text:style-name="T1049">ro</text:span><text:span text:style-name="T1534"> </text:span><text:span text:style-name="T1054">vzácný</text:span><text:span text:style-name="T1049"> obraz, </text:span><text:span text:style-name="T1050">aby tím odlákal pozornost od toho, co se </text:span><text:span text:style-name="T1063">sám</text:span><text:span text:style-name="T1050"> chystá provést, </text:span><text:span text:style-name="T1063">a případná vina spadla na </text:span><text:span text:style-name="T1064">ně</text:span><text:span text:style-name="T1049">. </text:span><text:span text:style-name="T1050">Unesený syn může </text:span><text:span text:style-name="T1055">být</text:span><text:span text:style-name="T1050"> ve skutečnosti dědic trůnu, kterého se </text:span><text:span text:style-name="T1053">krutý král</text:span><text:span text:style-name="T1050"> chce zbavit.</text:span><text:span text:style-name="T1534"><text:line-break/><text:tab/></text:span><text:span text:style-name="T1050">Se zvraty </text:span><text:span text:style-name="T1051">v</text:span><text:span text:style-name="T1050"> příběhu </text:span><text:span text:style-name="T1065">ale</text:span><text:span text:style-name="T1050"> </text:span><text:span text:style-name="T1061">také raději</text:span><text:span text:style-name="T1050"> </text:span><text:span text:style-name="T1052">šetři.</text:span><text:span text:style-name="T1050"> Mohou to být okamžiky, na které budete ještě dlouho vzpomínat, ale když to </text:span><text:span text:style-name="T1051">s nimi</text:span><text:span text:style-name="T1050"> budeš </text:span><text:span text:style-name="T1051">přehánět, rychle se omrzí a hráči budou čekat zradu úplně všude.</text:span></text:p>
      <text:h text:style-name="P1056" text:outline-level="3">Dej si pozor, aby se zápletka skutečně týkala postav</text:h>
      <text:p text:style-name="P434"><text:span text:style-name="T2479">Hráči s tebou budou do jisté míry spolupracovat, viz kapitola </text:span><text:span text:style-name="T1695">Držte se přípravy Pána jeskyně</text:span><text:span text:style-name="T2479"> </text:span><text:span text:style-name="T1535">&lt;ODKAZ&gt;</text:span><text:span text:style-name="T2479">,měl bys jim ale vždy aspoň trochu vyjít vstříc. Stejně jako by tebe měly zajímat jejich postavy, hráče by měla zajímat zápletka a měla by se skutečně týkat jejich postav.</text:span></text:p>
      <text:p text:style-name="P757"><text:soft-page-break/>Příklad špatně postavené zápletky:</text:p>
      <text:p text:style-name="P896">Hra začala tím, jak se obyčejní, chudí lidé vydávají na výpravu do podzemí. Když <text:span text:style-name="T248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27">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13" text:outline-level="2"><text:bookmark-start text:name="__RefHeading___Toc20218_1502512718"/>Jednorázová hra<text:bookmark-end text:name="__RefHeading___Toc20218_1502512718"/></text:h>
      <text:p text:style-name="P423">Jednorázové hry se obvykle hrají na conech <text:span text:style-name="T2512">nebo</text:span> jiných herních akcích. <text:span text:style-name="T2513">J</text:span>de <text:span text:style-name="T2513">vždy</text:span> o jeden ucelený příběh <text:span text:style-name="T2503">a</text:span> <text:span text:style-name="T250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13" text:outline-level="2"><text:bookmark-start text:name="__RefHeading___Toc20220_1502512718"/>Epizodní hraní<text:bookmark-end text:name="__RefHeading___Toc20220_1502512718"/></text:h>
      <text:p text:style-name="P424">Epizodní hraní sestává z jednotlivých uzavřených příběhů, které <text:span text:style-name="T2506">spolu dějově nesouvisí</text:span> a spojuje je pouze to, že ve všech vystupují <text:span text:style-name="T2511">hráčské </text:span>postavy <text:span text:style-name="T2514">a přenáší si mezi nimi získané předměty</text:span>. <text:span text:style-name="T2504">Nejčastěji se takto hrají jednotlivá vydaná dobrodružství.<text:line-break/><text:tab/>Co postavy dělají mezi jednotlivými výpravami, se obvykle ne</text:span><text:soft-page-break/><text:span text:style-name="T2504">odehrává. Předpokládáme, že v té době trénují v rámci přestupu na novou úroveň, doplňují zásoby, nakupují novou výbavu a podobně. Před začátkem nového dobrodružství se domluvte, co se na postavách od poslední hry změnilo.</text:span></text:p>
      <text:h text:style-name="P1113" text:outline-level="2"><text:bookmark-start text:name="__RefHeading___Toc12914_4230435934"/>Kampaň<text:bookmark-end text:name="__RefHeading___Toc12914_4230435934"/></text:h>
      <text:p text:style-name="P420">Kampaň je dlouhodobá hra na pokračování, kde na sebe jednotlivá sezení dějově navazují. Pravidla podporují hraní kampaně růstem síly postav při postup<text:span text:style-name="T2507">ech</text:span> na vyšší úrovně. To <text:span text:style-name="T2505">jednak</text:span> hráče drží u hry, ale plyne z toho také růst vlivu, věhlasu a postavení postav v herním světě.<text:line-break/><text:tab/>Postup po úrovních nicméně sám o sobě kampaň nedělá, <text:span text:style-name="T2508">postupovat můžete i při epizodním hraní</text:span>. Zajistit, aby <text:span text:style-name="T2508">děj z předchozích sezení pokračoval v tom dalším</text:span>, je na tobě. <text:span text:style-name="T2509">V následujících odstavcích si probereme pár možností, jak toho dosáhnout.</text:span></text:p>
      <text:h text:style-name="P1057" text:outline-level="3">Stav na minulosti postav</text:h>
      <text:p text:style-name="P437">Připomeň si odstavec <text:span text:style-name="T1646">Vytv</text:span><text:span text:style-name="T1697">oření</text:span><text:span text:style-name="T1646"> minulosti </text:span><text:span text:style-name="T1698">do začátku</text:span><text:span text:style-name="T2139"> </text:span>v kapitole <text:span text:style-name="T1646">Tvoje postava</text:span> <text:span text:style-name="T1509">&lt;ODKAZ&gt;</text:span>. <text:span text:style-name="T472">Ta ukazuje jeden z možných směrů, jak můžeš zápletku svázat s tím, kdo postavy jsou a koho znají. Můžeš to ale udělat </text:span><text:span text:style-name="T1069">i</text:span><text:span text:style-name="T472"> obráceně a vyjít rovnou z toho, co si hráči vymysleli.<text:line-break/><text:tab/></text:span><text:span text:style-name="T1066">Zajímavé a dobře vytvořené postavy ti jednak ušetří spoustu práce – hráči v nich zmiňují různé osoby, organizace a místa, které můžeš použít. Zároveň je to pro tebe dobrý zdroj informací, co by </text:span><text:span text:style-name="T1067">mělo být ve vašem herním světě a co by </text:span><text:span text:style-name="T106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68">Měl bys mu také dát možnost se </text:span><text:soft-page-break/><text:span text:style-name="T1068">do arény vrátit, </text:span><text:span text:style-name="T1069">klidně s celou družinou. </text:span><text:span text:style-name="T107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0">Používej stávající</text:span> nehráčské postavy</text:h>
      <text:p text:style-name="P439">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5">Vracej se na</text:span> známá místa</text:h>
      <text:p text:style-name="P418">Máloco dá hráčům pocit, že se jejich činy skutečně zapsaly do vašeho herního světa, jako návrat do <text:span text:style-name="T2497">známých</text:span> míst. <text:span text:style-name="T249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58" text:outline-level="3"><text:soft-page-break/><text:span text:style-name="T2498">Odkazuj se na</text:span> předchozí děj</text:h>
      <text:p text:style-name="P419">Když budou postavy příště něco nakupovat, obchodník jim může dát slevu s <text:span text:style-name="T2499">vysvětlením</text:span>, že pomohli jeho příbuznému dopadnout zloděje. <text:span text:style-name="T251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59" text:outline-level="3">Nepřeháněj to se simulací</text:h>
      <text:p text:style-name="P421"><text:span text:style-name="T2517">H</text:span>raní kampaně svádí k <text:span text:style-name="T2518">o</text:span>dehrá<text:span text:style-name="T2518">vání</text:span> život<text:span text:style-name="T2518">a</text:span> postav den po dni, hodinu po hodině. To ovšem není nutné a <text:span text:style-name="T2517">obvykle</text:span> ani žádoucí. <text:span text:style-name="T2520">N</text:span>apínavé situace tvoří jen malou část <text:span text:style-name="T2520">jejich života</text:span>, většinu zabírá každodenní rutina: <text:span text:style-name="T2520">m</text:span>usí někdy jíst, prát si oblečení, trénovat, učit se nová kouzla a podobně. P<text:span text:style-name="T2519">ro</text:span> <text:span text:style-name="T2519">hru</text:span> to ale není příliš zajímavé, <text:span text:style-name="T2519">takže je vhodné to přeskočit</text:span>.</text:p>
      <text:p text:style-name="Example_20_Header">Příklad:</text:p>
      <text:p text:style-name="Example">„V průběhu plavby se nic zajímavého nestalo.“</text:p>
      <text:p text:style-name="Example">„<text:span text:style-name="T2521">Z</text:span>imu jste strávili studiem u svých mistrů.“</text:p>
      <text:h text:style-name="Heading_20_3" text:outline-level="3">Růst <text:span text:style-name="T2488">moci</text:span> <text:span text:style-name="T2487">a věhlasu</text:span> postav</text:h>
      <text:p text:style-name="P452">Postavy v Dračáku začínají jako čerstvě <text:span text:style-name="T2490">vycvičení novicové</text:span> a jak zažívají dobrodružství, získávají nové, silnější schopnosti a dokáží porazit silnější protivníky. <text:span text:style-name="T2489">Spolu s tím by měl růst také vliv a bohatství osob a organizací, které budou chtít využít jejich služeb, nebo jim postavy zkříží plány.<text:line-break/></text:span><text:soft-page-break/><text:span text:style-name="T248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60" text:outline-level="3">Pestrost a variabilita hry</text:h>
      <text:p text:style-name="P455">TODO</text:p>
      <text:p text:style-name="P454">Při debatě o tom, co by se mělo dít v další kapitole hry, máte takřka nepřeberné možnosti. Využívejte jich! Sebezábavnější téma se dříve nebo později ohraje.</text:p>
      <text:p text:style-name="P454">Můžete například střídat herní prostředí:</text:p>
      <text:list xml:id="list2854633590" text:style-name="L146">
        <text:list-item>
          <text:p text:style-name="P1611">cestu na lodi, průzkum podzemní hrobky, horolezeckou výpravu, přechod přes poušť, potápění v zatopených jeskyních, spleť městských ulic</text:p>
        </text:list-item>
      </text:list>
      <text:p text:style-name="P967">A klidně i žánry, například:</text:p>
      <text:list xml:id="list192654892314667" text:continue-numbering="true" text:style-name="L146">
        <text:list-item>
          <text:p text:style-name="P1611">detektivní pátrání, akční honičku, velkou bitvu, ochranu důležité osoby, zápletku s politickým podtextem, <text:span text:style-name="T2567">vyšetřování zločinu</text:span></text:p>
        </text:list-item>
      </text:list>
      <text:p text:style-name="P45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14" text:outline-level="2"><text:bookmark-start text:name="__RefHeading___Toc20222_1502512718"/>Příprava<text:bookmark-end text:name="__RefHeading___Toc20222_1502512718"/></text:h>
      <text:p text:style-name="P359"><text:span text:style-name="T2316">V kapitole </text:span><text:span text:style-name="T1685">Držte se toho, co si Pán jeskyně připravil</text:span><text:span text:style-name="T2316"> </text:span><text:span text:style-name="T1526">&lt;</text:span><text:span text:style-name="T1006">ODKAZ</text:span><text:span text:style-name="T1526">&gt;</text:span><text:span text:style-name="T2316"> jsme mluvili o tom, že by hráči měli pokud možno respektovat tvou přípravu, a že by se měli průběžně bavit o tom, co budou chtít podnikat dál, abys s tím mohl počítat.</text:span></text:p>
      <text:h text:style-name="P1061" text:outline-level="3">Připravuj zápletku, prostředí a postavy, nikoliv děj</text:h>
      <text:p text:style-name="P422">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56">Zápletka je to, o co v kampani půjde. </text:p>
      <text:h text:style-name="P1062" text:outline-level="3">Důležití protivníci</text:h>
      <text:p text:style-name="P458">TODO</text:p>
      <text:p text:style-name="P45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61" text:outline-level="3">Tvorba podzemí</text:h>
      <text:list xml:id="list1111526947" text:style-name="L147">
        <text:list-item>
          <text:p text:style-name="P1612">Mapa</text:p>
          <text:list>
            <text:list-item>
              <text:p text:style-name="P1613">Více cest</text:p>
            </text:list-item>
            <text:list-item>
              <text:p text:style-name="P1613">Pasti</text:p>
            </text:list-item>
            <text:list-item>
              <text:p text:style-name="P1613">Překážky</text:p>
              <text:list>
                <text:list-item>
                  <text:p text:style-name="P1613">šplhání, plavání</text:p>
                </text:list-item>
              </text:list>
            </text:list-item>
          </text:list>
        </text:list-item>
        <text:list-item>
          <text:p text:style-name="P1613">Obyvatelé</text:p>
          <text:list>
            <text:list-item>
              <text:p text:style-name="P1613">Měl by existovat důvod, proč tam jsou.</text:p>
            </text:list-item>
            <text:list-item>
              <text:p text:style-name="P1614">Co vědí?</text:p>
            </text:list-item>
          </text:list>
        </text:list-item>
        <text:list-item>
          <text:p text:style-name="P1615">Protivníci</text:p>
        </text:list-item>
        <text:list-item>
          <text:p text:style-name="P1612">Příběh</text:p>
          <text:list>
            <text:list-item>
              <text:p text:style-name="P1616">Texty</text:p>
            </text:list-item>
            <text:list-item>
              <text:p text:style-name="P1616"><text:soft-page-break/>Vyprávění obyvatel</text:p>
            </text:list-item>
            <text:list-item>
              <text:p text:style-name="P1616">Dlouho opuštěné podzemí zachycuje nějakou situaci</text:p>
            </text:list-item>
          </text:list>
        </text:list-item>
        <text:list-item>
          <text:p text:style-name="P1617">Poklady</text:p>
        </text:list-item>
        <text:list-item>
          <text:p text:style-name="P1617">Magické předměty</text:p>
        </text:list-item>
      </text:list>
      <text:h text:style-name="P1004" text:outline-level="4">Pasti</text:h>
      <text:p text:style-name="P362">Pasti <text:span text:style-name="T2223">v podzemí, kde někdo žije,</text:span> často mívají deaktivační mechanismus – ten, kdo je nalíčil, tudy nejspíš potřeboval chodit bez toho, aby se do <text:span text:style-name="T2547">nich</text:span> pokaždé sám lapil. <text:span text:style-name="T2223">V zapečetěných hrobkách, tohle většinou neplatí – pohřbený past nespustí a nikdo jiný v hrobce nemá co pohledávat.</text:span></text:p>
      <text:h text:style-name="P1114" text:outline-level="2"><text:bookmark-start text:name="__RefHeading___Toc18433_2593964349"/>Improvizace<text:bookmark-end text:name="__RefHeading___Toc18433_2593964349"/></text:h>
      <text:p text:style-name="P361">TODO</text:p>
      <text:p text:style-name="P364">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25">TODO</text:p>
      <text:h text:style-name="P1061" text:outline-level="3"><text:soft-page-break/><text:span text:style-name="T2495">Přemýšlej</text:span> za antagonisty <text:span text:style-name="T2494">a snaž se využít každé příležitosti, abys o tom dal vědět hráčským postavám</text:span></text:h>
      <text:p text:style-name="P426">/<text:span text:style-name="T2502">* Tohle patří spíš do improvizace. Problém ale je, že to navazuje na příklad s hobitím obchodníkem. (ten je zmíněný v kapitole Kampaň – Zapojuj staré nehráčské postavy) */</text:span></text:p>
      <text:p text:style-name="P426">Šikovná metoda, jak vymýšlet další děj, je vžít se do osoby, které družina maří plány, a přemýšlet, co udělá, jako <text:span text:style-name="T2501">kdyby to byla tvoje postava</text:span>. <text:span text:style-name="T2493">V průběhu hry se pak o tom snaž</text:span> dát vědět hráčským postavám.</text:p>
      <text:p text:style-name="P758">Příklad:</text:p>
      <text:p text:style-name="P904"><text:span text:style-name="T2493">Zápletkou na další hru by mělo být pátrání po zloději, který okradl kupce na náměstí. Pán jeskyně se zamyslí, c</text:span>o <text:span text:style-name="T2493">takový zloděj asi</text:span> udělá: <text:span text:style-name="T249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9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63" text:outline-level="3">Stav na nápadech hráčů</text:h>
      <text:p text:style-name="P448">TODO</text:p>
      <text:h text:style-name="Heading_20_4" text:outline-level="4">Snaž se hráčské návrhy a teorie vysvětlit způsobem, který hráče nenapadl</text:h>
      <text:p text:style-name="P449">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05" text:outline-level="4"><text:span text:style-name="T2563">V</text:span>yužij <text:span text:style-name="T2563">každou</text:span> příležitost, aby se souvislosti projevily a postavy se o nich dozvěděly</text:h>
      <text:p text:style-name="P448">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62">souvislosti</text:span> nechávat pro sebe, hráči budou mít pocit odtažení od děje, a to i přes to, že je budeš mít vymyšlené.</text:p>
      <text:h text:style-name="Heading_20_3" text:outline-level="3">Nech hráče pop<text:span text:style-name="T2583">sat</text:span> scénu</text:h>
      <text:p text:style-name="P459">Nech<text:span text:style-name="T2586">ávej</text:span> hráče popsat <text:span text:style-name="T2584">prostředí</text:span>, zejména když se bude bojovat. Dobré je také nechat je nakreslit situační plánek. Můžeš jim do toho samozřejmě mluvit – například připomínat věci, které <text:span text:style-name="T258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8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45">TODO</text:p>
      <text:p text:style-name="P695">Začněte tím, kde se zrovna nacházíte. Návrhy <text:span text:style-name="T2550">podávejte všichni, není to výhradní úkol</text:span> Vypravěč<text:span text:style-name="T2550">e</text:span>. Může to být například:</text:p>
      <text:list xml:id="list671664398" text:style-name="L148">
        <text:list-item>
          <text:p text:style-name="P1618">V úzké a křivolaké uličce</text:p>
        </text:list-item>
        <text:list-item>
          <text:p text:style-name="P1618">Na náměstí plném stánků se zeleninou</text:p>
        </text:list-item>
        <text:list-item>
          <text:p text:style-name="P1618">Na městských hradbách</text:p>
        </text:list-item>
        <text:list-item>
          <text:p text:style-name="P1618"><text:soft-page-break/>V hlubokém lese</text:p>
        </text:list-item>
      </text:list>
      <text:p text:style-name="P445">O tom, která z navržených variant platí, rozhodne Vypravěč. Měl by při tom přihlédnout k tomu, o co mají hráči největší zájem.</text:p>
      <text:h text:style-name="Heading_20_4" text:outline-level="4">Přidejte detaily</text:h>
      <text:p text:style-name="P446">Vybranou variantu rozpracujte. Představte si, že <text:span text:style-name="T2551">tam</text:span> skutečně <text:span text:style-name="T2551">jste</text:span>. Co vidíte kolem sebe? Co slyšíte a cítíte? Co máte pod nohama?</text:p>
      <text:list xml:id="list1310613031" text:style-name="L149">
        <text:list-item>
          <text:p text:style-name="P1619">Vaše boty klapou o tvrdou kamennou dlažbu</text:p>
        </text:list-item>
        <text:list-item>
          <text:p text:style-name="P1619">Všude se ozývá hlasité volání stánkařů a vzrušené smlouvání</text:p>
        </text:list-item>
        <text:list-item>
          <text:p text:style-name="P1619">V silném vichru se na hradbách jen stěží udržíte</text:p>
        </text:list-item>
        <text:list-item>
          <text:p text:style-name="P1620">Les voní mechem a jehličím, kazí to ale štiplavý zápach kouře</text:p>
        </text:list-item>
      </text:list>
      <text:h text:style-name="Heading_20_4" text:outline-level="4">Spusťte akci</text:h>
      <text:p text:style-name="P446">Něco se děje a týká se to vašich postav. Nemusíte zatím vědět proč. Například:</text:p>
      <text:list xml:id="list432665069" text:style-name="L150">
        <text:list-item>
          <text:p text:style-name="P1622">Někdo vás honí</text:p>
        </text:list-item>
        <text:list-item>
          <text:p text:style-name="P1622">Vy někoho honíte</text:p>
        </text:list-item>
        <text:list-item>
          <text:p text:style-name="P1623">Něco vyšetřujete</text:p>
        </text:list-item>
        <text:list-item>
          <text:p text:style-name="P1622">Před vámi hoří a vy běžíte pomoci</text:p>
        </text:list-item>
        <text:list-item>
          <text:p text:style-name="P1621">Utíkáte z hořící budovy</text:p>
        </text:list-item>
      </text:list>
      <text:h text:style-name="P1114" text:outline-level="2"><text:bookmark-start text:name="__RefHeading___Toc18435_2593964349"/><text:soft-page-break/>Hraní podle scénáře<text:bookmark-end text:name="__RefHeading___Toc18435_2593964349"/></text:h>
      <text:p text:style-name="P363">Specifickým stylem vedení hry je hraní striktně podle scénáře. To znamená, že si <text:span text:style-name="T2319">předem určíš</text:span>, co se bude dít. Hráči pak pochopitelně nemohou dělat rozhodnutí zcela svobodně – pořád je na nich, co řeknou a udělají jejich postavy, ale nemohou tím změnit, <text:span text:style-name="T2318">co se kdy stane</text:span>, ani <text:span text:style-name="T2318">jak příběh nakonec dopadne</text:span>.<text:line-break/><text:tab/><text:span text:style-name="T2318">Pokud to budeš chtít vyzkoušet, měl bys dodržet následující:</text:span></text:p>
      <text:list xml:id="list1595520409" text:style-name="L151">
        <text:list-item>
          <text:p text:style-name="P1624">Předem se na tom domluv se svými spoluhráči.</text:p>
        </text:list-item>
        <text:list-item>
          <text:p text:style-name="P1624">Když se v průběhu hry od tvé přípravy odchýlí, otevřeně jim to řekni a domluvte se, jak se ke scénáři vrátíte.</text:p>
        </text:list-item>
      </text:list>
      <text:h text:style-name="P1061" text:outline-level="3">Rai<text:span text:style-name="T2397">l</text:span>roading</text:h>
      <text:p text:style-name="P444"><text:span text:style-name="T2318">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8"> aktivně spolupracovat, aby se scénáře drželi, takže to budeš mít mnohem jednodušší.</text:span></text:p>
      <text:h text:style-name="P1115" text:outline-level="2"><text:bookmark-start text:name="__RefHeading___Toc20224_1502512718"/><text:soft-page-break/>Struktura pří<text:span text:style-name="T2566">b</text:span>ěhu<text:bookmark-end text:name="__RefHeading___Toc20224_1502512718"/></text:h>
      <text:p text:style-name="P461">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60">Každ<text:span text:style-name="T2590">á zápletka</text:span> někd<text:span text:style-name="T2590">y</text:span> končí. <text:span text:style-name="T2589">Když postavy prozkoumají podzemí, vrátí se do města, prodají nalezené poklady a začnou plánovat další výpravu.</text:span> <text:span text:style-name="T258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88">když se dlouho nic neuzavře, hráči získají pocit, že se ve hře nic neděje.</text:span></text:p>
      <text:h text:style-name="Heading_20_3" text:outline-level="3">Nech postavy občas oddychnout</text:h>
      <text:p text:style-name="P463">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47">- <text:span text:style-name="T255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1">* Patří to sem? */</text:span></text:p>
      <text:h text:style-name="Heading_20_2" text:outline-level="2"><text:bookmark-start text:name="__RefHeading___Toc18425_2593964349"/>Přidělování kouzelných předmětů<text:bookmark-end text:name="__RefHeading___Toc18425_2593964349"/></text:h>
      <text:p text:style-name="P41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10">Dobrým vodítkem, kolik předmětů by postavy měly mít možnost získat, je omezení, kolik si jich mohou současně připoutat:</text:p>
      <text:list xml:id="list2207580024" text:style-name="L152">
        <text:list-item>
          <text:p text:style-name="P1625">Na první úrovni si každá postava může připoutat jeden kouzelný předmět, na druhé dva a dále se tento počet zvyšuje o 1 předmět každé dvě úrovně.</text:p>
        </text:list-item>
      </text:list>
      <text:p text:style-name="P399"><text:soft-page-break/><text:span text:style-name="T2444">V průběhu</text:span> první úrovn<text:span text:style-name="T2432">ě</text:span> by <text:span text:style-name="T2444">tedy například</text:span> postavy měly <text:span text:style-name="T2430">mít možnost</text:span> dohromady najít nebo koupit <text:span text:style-name="T2432">alespoň</text:span> tolik kouzelných předmětů, aby každá měla <text:span text:style-name="T2445">alespoň</text:span> jeden. <text:span text:style-name="T2432">Nevadí, když jich získají o něco víc, protože různé předměty se hodí v různých situacích a naopak to dá hráčům možnost taktizovat, které si kdy připoutají.</text:span></text:p>
      <text:list xml:id="list387396294" text:style-name="L153">
        <text:list-item>
          <text:p text:style-name="P1626">Družina by měla <text:span text:style-name="T2433">mít zhruba</text:span> <text:span text:style-name="T2433">od jednonásobku do dvojnásobku</text:span> kouzelných předmětů, které si postavy mohou <text:span text:style-name="T2434">v součtu</text:span> připoutat.</text:p>
        </text:list-item>
      </text:list>
      <text:p text:style-name="P399">Do tohoto <text:span text:style-name="T2434">počtu</text:span> se nepočítají „spotřební“ předměty, jako jsou lektvary, kouzelné masti a podobně.</text:p>
      <text:h text:style-name="P1064" text:outline-level="3">Dočasné a trvalé spotřební předměty</text:h>
      <text:p text:style-name="P41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400">Lektvary, masti, tinktury a obecně všechny kouzelné předměty, které se nemusí připoutávat, ale zato se použitím spotřebují, se pochopitelně neřídí omezením na počet připoutaných předmětů. <text:span text:style-name="T243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4033062286" text:style-name="L154">
        <text:list-item>
          <text:p text:style-name="P1627">Pokud družina nemá alchymistu, <text:span text:style-name="T2425">spotřební předměty dávej do hry tak, aby jich každá postava měla vždycky několik na výběr.</text:span></text:p>
          <text:list>
            <text:list-item>
              <text:p text:style-name="P1628">Když jich totiž budeš <text:span text:style-name="T2436">hráčům</text:span> dávat málo, budou <text:span text:style-name="T2436">si je</text:span> šetřit pro případ, že je někd<text:span text:style-name="T2427">y budou</text:span> opravdu nutně potřebova<text:span text:style-name="T2427">t – což není dobře, protože ve hře jsou proto, aby je hráči používali</text:span>.</text:p>
            </text:list-item>
          </text:list>
        </text:list-item>
        <text:list-item>
          <text:p text:style-name="P1627">Pokud <text:span text:style-name="T2450">je ve vaší družině alchymista</text:span>, spotřební předměty dávej do hry výjimečně a snaž <text:span text:style-name="T2426">se</text:span> vyb<text:span text:style-name="T2426">í</text:span>rat nebo vym<text:span text:style-name="T2426">ýš</text:span>let takové, které postavy neumí vyrábět.</text:p>
          <text:list>
            <text:list-item>
              <text:p text:style-name="P1629">Stále ale můžeš do hry dávat vzácné magické suroviny, ze kterých postavy alchymistů mohou „trvalé“ lektvary samy vyrobit.</text:p>
            </text:list-item>
          </text:list>
        </text:list-item>
      </text:list>
      <text:h text:style-name="Heading_20_3" text:outline-level="3"><text:span text:style-name="T2443">Nak</text:span>upování kouzelných předmětů</text:h>
      <text:p text:style-name="P401">Hráčské postavy pravděpodobně nejsou <text:span text:style-name="T2437">jediné</text:span>, kdo prohledáv<text:span text:style-name="T2437">á</text:span> ztracené ruiny. A přestože si dobrodruzi kouzelné předměty obecně spíš nechávají, protože jsou <text:span text:style-name="T2446">jim</text:span> na nebezpečných výpravách velice užitečné, čas od času nějak<text:span text:style-name="T2438">é</text:span> prod<text:span text:style-name="T2447">a</text:span>jí – <text:span text:style-name="T2428">a </text:span>hráčské postavy si <text:span text:style-name="T2438">je</text:span> pak <text:soft-page-break/>mohou koupit.<text:line-break/><text:tab/><text:span text:style-name="T242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65" text:outline-level="3">Dávej hráčům vědět, že si mohou kouzelné předměty koupit</text:h>
      <text:p text:style-name="P404">Když už nějakého toho obchodníka s kouzelnými předměty vytvoříš a <text:span text:style-name="T2448">určíš</text:span>, co <text:span text:style-name="T2449">prodává</text:span>, nezapomeň dát postavám vědět, že tuto možnost mají. Obchodník je může sám oslovit a ukázat jim, co nabízí. <text:span text:style-name="T2440">Můžeš to ale také využít jako záminku k výpravě do exotických krajů – postavy se mohou třeba doslechnout, že v dalekém městě sídlí známý obchodník s magickými předměty.</text:span><text:line-break/><text:tab/><text:span text:style-name="T2440">Hráči se také samozřejmě mohou rozhodnout obchodníka přepadnout a okrást – v tom případě ušetří, ale pravděpodobně se to rozkřikne a příště už je nikdo neosloví, nebo si s sebou vezme početnou ochranku.</text:span></text:p>
      <text:h text:style-name="P1066" text:outline-level="3">Zdroje kouzelných předmětů</text:h>
      <text:p text:style-name="P402">Postavy mohou kouzelné předměty získávat různými způsoby, například:</text:p>
      <text:list xml:id="list345234258" text:style-name="L155">
        <text:list-item>
          <text:p text:style-name="P1213">Na<text:span text:style-name="T2439">cházet je</text:span> při průzkumu podzemí či divočiny.</text:p>
        </text:list-item>
        <text:list-item>
          <text:p text:style-name="P1213"><text:span text:style-name="T2439">Porazit</text:span> někoho, kdo <text:span text:style-name="T2439">je vlastní</text:span> – třeba ji<text:span text:style-name="T2439">nou</text:span> skupin<text:span text:style-name="T2439">u</text:span> dobrodruhů.</text:p>
        </text:list-item>
        <text:list-item>
          <text:p text:style-name="P1214"><text:soft-page-break/>Koupit si je od nějakého obchodníka, nebo třeba od jiné družiny.</text:p>
        </text:list-item>
        <text:list-item>
          <text:p text:style-name="P1213">Za odměnu – například za splnění nějakého úkolu.</text:p>
        </text:list-item>
      </text:list>
      <text:p text:style-name="P401"><text:span text:style-name="T2429">Rozmysli si předem, kolik a jakých kouzelných předmětů půjde získat jednotlivými způsoby. Celkem by ses měl vejít do počtu doporučeného v kapitole </text:span><text:span text:style-name="T1689">Kolik kouzelných předmětů dávat do hry</text:span><text:span text:style-name="T2429"> </text:span><text:span text:style-name="T1531">&lt;ODKAZ&gt;</text:span><text:span text:style-name="T2429">.</text:span></text:p>
      <text:h text:style-name="Heading_20_3" text:outline-level="3">Předměty na objednávku</text:h>
      <text:p text:style-name="P443">Když budou hráči toužit po určitých kouzelných předmětech, snaž se jim vyjít vstříc. Můžeš to využít jako příležitost k dalšímu dobrodružství – <text:span text:style-name="T2549">například určit,</text:span> že slavný meč naposledy vlastnil pán dávné elfí tvrze a kde se nacházela.<text:line-break/><text:tab/><text:span text:style-name="T2548">Hráči by se každopádně měli sami aktivně snažit o vysněných předmětech něco zjistit. Klidně jim na rovinu řekni, že po nich musí pátrat.</text:span></text:p>
      <text:h text:style-name="P1116" text:outline-level="2"><text:bookmark-start text:name="__RefHeading___Toc18427_2593964349"/>Svět Dračáku<text:bookmark-end text:name="__RefHeading___Toc18427_2593964349"/></text:h>
      <text:p text:style-name="P395">Jak už jsme si řekli v podkapitole <text:span text:style-name="T1646">Váš herní</text:span> svět kapitoly <text:span text:style-name="T1646">Úvod</text:span> <text:span text:style-name="T1509">&lt;</text:span><text:span text:style-name="T472">TODO</text:span><text:span text:style-name="T1509">&gt;</text:span>, v této příručce není popsaný konkrétní herní svět. <text:span text:style-name="T2441">Najdeš v ní</text:span> ale různé prvky, které napovídají, jak asi bude vypadat.<text:span text:style-name="T354"> </text:span><text:span text:style-name="T355">Zde si je postupně projdeme, abys měl představu, co můžeš očekávat, případně co </text:span><text:span text:style-name="T372">je třeba</text:span><text:span text:style-name="T355"> změnit, pokud </text:span><text:span text:style-name="T372">bude</text:span><text:span text:style-name="T382">š</text:span><text:span text:style-name="T372"> chtít vytvořit</text:span><text:span text:style-name="T355"> výrazně odlišný.</text:span></text:p>
      <text:h text:style-name="P1067" text:outline-level="3"><text:soft-page-break/><text:span text:style-name="T416">Zaniklé</text:span><text:span text:style-name="T1"> civilizace</text:span></text:h>
      <text:p text:style-name="P406"><text:span text:style-name="T35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9">Tento koncept má obdobu ve skutečné historii: Po pádu vyspělé antické civilizace v období starověkého Řecka a Řím</text:span><text:span text:style-name="T374">a</text:span><text:span text:style-name="T359"> nastala dlouhá doba úpadku, </text:span><text:span text:style-name="T384">jíž říkáme středověk</text:span><text:span text:style-name="T359">. </text:span><text:span text:style-name="T360">Ruiny antických měst a památek, které ještě dnes obdivujeme, v té době byly mnohem zachovalejší a na středověké obyvatele musely působit jako pozůstatky něčeho velkého a úžasného, co v jejich současnosti nemá obdoby.</text:span></text:p>
      <text:h text:style-name="P1067" text:outline-level="3"><text:span text:style-name="T358">S</text:span><text:span text:style-name="T1">taré rasy</text:span></text:h>
      <text:p text:style-name="P408"><text:span text:style-name="T1">Starší rasy měly vyspělou civilizaci mnohem dříve – </text:span><text:span text:style-name="T361">zatímco budovaly velkolepá města a paláce, mladší rasy se </text:span><text:span text:style-name="T418">stále</text:span><text:span text:style-name="T361"> živily lovem a sběrem</text:span><text:span text:style-name="T1">. </text:span><text:span text:style-name="T363">K</text:span><text:span text:style-name="T362">romě toho existují ještě „divoké“ rasy, které </text:span><text:span text:style-name="T375">vlastní</text:span><text:span text:style-name="T362"> civilizaci </text:span><text:span text:style-name="T404">nikdy budovat nezačaly</text:span><text:span text:style-name="T362">.</text:span></text:p>
      <text:list xml:id="list1873246120" text:style-name="L156">
        <text:list-item>
          <text:p text:style-name="P1630"><text:span text:style-name="T362">Starší rasy jsou </text:span><text:span text:style-name="T1">elfové, trpaslíci,</text:span><text:span text:style-name="T362"> </text:span><text:span text:style-name="T1">orkové </text:span><text:span text:style-name="T362">a</text:span><text:span text:style-name="T1"> goblini.</text:span></text:p>
        </text:list-item>
        <text:list-item>
          <text:p text:style-name="P1631"><text:span text:style-name="T1">Mladší rasy jsou </text:span><text:span text:style-name="T363">lidé </text:span><text:span text:style-name="T1">a</text:span><text:span text:style-name="T363"> hobiti.</text:span></text:p>
        </text:list-item>
      </text:list>
      <text:list xml:id="list1595310694" text:style-name="L157">
        <text:list-item>
          <text:p text:style-name="P1433">Divoké rasy jsou barbaři, kudůci, krollové a skřeti.</text:p>
        </text:list-item>
      </text:list>
      <text:p text:style-name="P398"><text:soft-page-break/><text:span text:style-name="T363">B</text:span><text:span text:style-name="T1">arbaři </text:span><text:span text:style-name="T376">a</text:span><text:span text:style-name="T364"> kudůci nejsou samostatné rasy v biologickém smyslu: </text:span><text:span text:style-name="T376">b</text:span><text:span text:style-name="T364">arbaři jsou </text:span><text:span text:style-name="T407">necivilizovanou</text:span><text:span text:style-name="T364"> odnoží lidí, kudůci jsou </text:span><text:span text:style-name="T385">divocí</text:span><text:span text:style-name="T364"> příbuzní hobitů. </text:span><text:span text:style-name="T405">Zdaleka ne všichni ale žijí původním, tradičním stylem lovců nebo pastevců, mnozí přesídlili</text:span><text:span text:style-name="T364"> do lidských měst. </text:span><text:span text:style-name="T365">To samé platí pro potomky dávných elfů a trpaslíků – ti mají sice slavnou minulost, ale v současnosti tvoří výraznou menšinu. Moderní civilizaci budují převážně lidé a v některých oblastech hobiti.<text:line-break/><text:tab/></text:span><text:span text:style-name="T366">Ve vašem herním světě si můžete </text:span><text:span text:style-name="T405">mladé, staré a divoké</text:span><text:span text:style-name="T366"> ras</text:span><text:span text:style-name="T405">y</text:span><text:span text:style-name="T366"> libovolně </text:span><text:span text:style-name="T418">změnit</text:span><text:span text:style-name="T366">, případně je nemusíte použít vůbec. </text:span><text:span text:style-name="T367">Můžete si třeba říct, že všechny rasy byly odjakživa promíchané a staré říše se tedy vyznačovaly </text:span><text:span text:style-name="T406">jen specifickou</text:span><text:span text:style-name="T367"> kulturou a nikoliv rasovým složením – podobně jako v reálné historii jak starověcí Řekové tak Římané byli lidé, ale mluvili jiným jazykem, jinak </text:span><text:span text:style-name="T369">spravovali</text:span><text:span text:style-name="T367"> svá města a </text:span><text:span text:style-name="T419">uctívali jiné bohy</text:span><text:span text:style-name="T367">.</text:span></text:p>
      <text:h text:style-name="P1067" text:outline-level="3"><text:span text:style-name="T358">S</text:span><text:span text:style-name="T1">taré jazyky</text:span></text:h>
      <text:p text:style-name="P398"><text:span text:style-name="T368">P</text:span><text:span text:style-name="T366">ravidla </text:span><text:span text:style-name="T368">také</text:span><text:span text:style-name="T366"> pracují se starými jazyky – těmi se mluvilo právě v těch starých, vyspělých říších, po </text:span><text:span text:style-name="T420">nichž</text:span><text:span text:style-name="T366"> zb</text:span><text:span text:style-name="T368">yly</text:span><text:span text:style-name="T366"> ruiny. </text:span><text:span text:style-name="T370">Když si </text:span><text:span text:style-name="T386">tedy</text:span><text:span text:style-name="T370"> budete vytvářet vlastní dávné říše, nezapomeňte změnit nabídku starých jazyků, které se mohou postavy naučit. </text:span><text:span text:style-name="T408">Jejich z</text:span><text:span text:style-name="T370">nalost totiž umožňuje číst a používat svitky s kouzly, </text:span><text:span text:style-name="T408">které po starých říších zbyly</text:span><text:span text:style-name="T370">.</text:span></text:p>
      <text:list xml:id="list3737175714" text:style-name="L158">
        <text:list-item>
          <text:p text:style-name="P1434"><text:span text:style-name="T2421">S</text:span>taré jazyky jsou <text:span text:style-name="T2423">staro</text:span>elfština, <text:span text:style-name="T2423">staro</text:span>trpasličtina, <text:span text:style-name="T2423">staro</text:span>orkština a <text:span text:style-name="T2423">staro</text:span>goblinština.</text:p>
        </text:list-item>
      </text:list>
      <text:p text:style-name="P397"><text:span text:style-name="T370">Za zmínku také stojí, že většina svitků s kouzelnickými kouzly je napsaná v</text:span><text:span text:style-name="T414">e</text:span><text:span text:style-name="T370"> </text:span><text:span text:style-name="T414">staro</text:span><text:span text:style-name="T370">elfštině, </text:span><text:span text:style-name="T409">a že kouzleník </text:span><text:span text:style-name="T410">ji</text:span><text:span text:style-name="T409"> umí automaticky právě proto, aby je </text:span><text:span text:style-name="T411">dokázal</text:span><text:span text:style-name="T409"> používat</text:span><text:span text:style-name="T370">. </text:span><text:span text:style-name="T371">Když </text:span><text:span text:style-name="T412">si</text:span><text:span text:style-name="T371"> tedy </text:span><text:span text:style-name="T412">vytvoříte</text:span><text:span text:style-name="T371"> vlastní staré jazyky, dejte mu místo </text:span><text:span text:style-name="T414">staro</text:span><text:span text:style-name="T371">elfštiny jiný starý jazyk, ideálně ten, ve kterém jsou nejčastěji psaná kouzla, nebo možnost vybrat si libovolnou </text:span><text:span text:style-name="T413">jinou</text:span><text:span text:style-name="T371"> dovednost.</text:span><text:span text:style-name="T376"><text:line-break/></text:span><text:soft-page-break/><text:span text:style-name="T376"><text:tab/></text:span><text:span text:style-name="T381">Staré jazyky nemusí být nutně pojmenované podle starých ras. </text:span><text:span text:style-name="T371">V</text:span><text:span text:style-name="T381">e skutečné</text:span><text:span text:style-name="T371"> historii by </text:span><text:span text:style-name="T387">mezi ně</text:span><text:span text:style-name="T371"> patřila například latina (kterou se mluvilo v Římské říši), starořečtina (kterou se mluvilo v </text:span><text:span text:style-name="T381">Ř</text:span><text:span text:style-name="T371">eckých městských státech) a podobně.</text:span></text:p>
      <text:h text:style-name="P1067" text:outline-level="3"><text:span text:style-name="T376">Současná</text:span><text:span text:style-name="T360"> civilizace</text:span></text:h>
      <text:p text:style-name="P407"><text:span text:style-name="T360">Po úpadku dávných říší elfů, trpaslíků, goblinů a orků začali novou civilizaci budovat lidé. Do ní se vmísili potomci starých elfů a trpaslíků a také příslušníci </text:span><text:span text:style-name="T420">některých</text:span><text:span text:style-name="T360"> divokých ras: Barbaři, kudůci a krollové. Orkové a goblini se nikdy z pádu svých dávných říší nevzpamatovali a promísili se s divokými kmeny skřetů.<text:line-break/><text:tab/></text:span><text:span text:style-name="T377">Jaké budou </text:span><text:span text:style-name="T421">existovat říše a království</text:span><text:span text:style-name="T377"> v </text:span><text:span text:style-name="T388">současnosti</text:span><text:span text:style-name="T377"> vaše</text:span><text:span text:style-name="T388">ho</text:span><text:span text:style-name="T377"> herní</text:span><text:span text:style-name="T388">ho</text:span><text:span text:style-name="T377"> svět</text:span><text:span text:style-name="T388">a</text:span><text:span text:style-name="T377">, je na vás – pravidla s tím nijak nepracují. Rasy v nich mohou být promíchané, ale mohou také vznikat enklávy, kde vládnou příslušníci jedné rasy – </text:span><text:span text:style-name="T389">trpaslická města, </text:span><text:span text:style-name="T377">elfská království, hobití kraje a podobně.</text:span><text:span text:style-name="T371"> </text:span><text:span text:style-name="T37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22">. V</text:span><text:span text:style-name="T378">šechny postavy by ho měly aspoň trochu znát, aby se vzájemně domluvily. </text:span><text:span text:style-name="T422">Pokud vás nic zajímavého nenapadá, nebo to zatím nechcete řešit, říkejte mu prostě „obecná řeč“.</text:span></text:p>
      <text:h text:style-name="P1067" text:outline-level="3">Kouzla</text:h>
      <text:p text:style-name="P409"><text:span text:style-name="T1">Asi nejstriktnějším omezením toho, v jakém světě se dá Dračák hrát, jsou kouzla uvedená v pravidlech </text:span><text:span text:style-name="T393">a způsob jejich sesílání</text:span><text:span text:style-name="T1">.<text:line-break/><text:tab/></text:span><text:span text:style-name="T390">Když si totiž vyberete nějaký knižní nebo filmový fantasy svět, pravděpodobně v něm nebudou</text:span><text:span text:style-name="T1"> </text:span><text:span text:style-name="T154">z</text:span><text:span text:style-name="T152">elené blesky </text:span><text:span text:style-name="T155">a</text:span><text:span text:style-name="T152"> ohnivé koule</text:span><text:span text:style-name="T1">. </text:span><text:span text:style-name="T394">M</text:span><text:span text:style-name="T391">ůže </text:span><text:span text:style-name="T394">tam také</text:span><text:span text:style-name="T391"> být </text:span><text:span text:style-name="T394">úplně</text:span><text:span text:style-name="T391"> jiný systém magie: </text:span><text:span text:style-name="T401">v</text:span><text:span text:style-name="T391"> Dračáku se kouzlí za magenergii, kterou kouzelníci získávají zaostřením vůle, zatímco ve </text:span><text:soft-page-break/><text:span text:style-name="T391">vámi vybraném světě může kouzlení </text:span><text:span text:style-name="T395">například</text:span><text:span text:style-name="T391"> spotřebovávat nějakou vzácnou substanci, </text:span><text:span text:style-name="T395">nebo třeba</text:span><text:span text:style-name="T391"> vyžadovat </text:span><text:span text:style-name="T396">kontakt s božskými bytostmi či</text:span><text:span text:style-name="T391"> přesné provedení nějakého postupu. </text:span><text:span text:style-name="T392">V neposlední řadě se také může lišit, co kouzelníci dokáží. V </text:span><text:span text:style-name="T416">těchto pravidlech</text:span><text:span text:style-name="T392"> jsou nastaveni tak, aby byli v boji zhruba stejně silní jako válečníci a ostatní postavy, zatímco v některých světech mohou být schopni v mžiku zničit celé armády, případně naopak mohou být kouzla vzácná či slabá.</text:span><text:span text:style-name="T391"><text:line-break/><text:tab/></text:span><text:span text:style-name="T392">Když tedy budete chtít hrát ve světě, kde je výrazně jiná magie, máte v zásadě dvě možnosti</text:span><text:span text:style-name="T1">: buď můžete </text:span><text:span text:style-name="T392">hrát v jeho upravené</text:span><text:span text:style-name="T1"> verzi, kde </text:span><text:span text:style-name="T373">místo původní</text:span><text:span text:style-name="T397">ch </text:span><text:span text:style-name="T399">zaklín</text:span><text:span text:style-name="T400">a</text:span><text:span text:style-name="T399">del</text:span><text:span text:style-name="T1"> </text:span><text:span text:style-name="T373">budou </text:span><text:span text:style-name="T397">t</text:span><text:span text:style-name="T373">a z </text:span><text:span text:style-name="T398">těchto</text:span><text:span text:style-name="T373"> pravidel</text:span><text:span text:style-name="T1">, nebo si </text:span><text:span text:style-name="T373">můžete</text:span><text:span text:style-name="T1"> </text:span><text:span text:style-name="T392">vytvořit</text:span><text:span text:style-name="T1"> vlastní kouzla a případně i </text:span><text:span text:style-name="T392">celý</text:span><text:span text:style-name="T1"> magický systém. To </text:span><text:span text:style-name="T373">druhé</text:span><text:span text:style-name="T1"> je ale spousta práce a není jednoduché udělat to herně vyvážené, takže byste se do toho neměli pouštět, dokud nebudete mít dobrou představu, jak pravidla fungují. </text:span><text:span text:style-name="T41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8">a pak se z toho bude týden vzpamatovávat</text:span><text:span text:style-name="T417">.</text:span></text:p>
      <text:h text:style-name="P1067" text:outline-level="3"><text:span text:style-name="T2398">Z</text:span>braně</text:h>
      <text:p text:style-name="P405"><text:span text:style-name="T378">Zbraně uvedené v kapitole TODO </text:span><text:span text:style-name="T244">&lt;</text:span><text:span text:style-name="T89">ODKAZ</text:span><text:span text:style-name="T244">&gt;</text:span><text:span text:style-name="T37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9">oblasti</text:span><text:span text:style-name="T378"> Středo</text:span><text:span text:style-name="T379">zemního moře</text:span><text:span text:style-name="T378">.<text:line-break/><text:tab/></text:span><text:span text:style-name="T356">Při tvorbě vašeho vlastního světa </text:span><text:span text:style-name="T383">historický výskyt zbraní</text:span><text:span text:style-name="T356"> nemu</text:span><text:soft-page-break/><text:span text:style-name="T356">síte brát vůbec v potaz, </text:span><text:span text:style-name="T371">pro hru to není nijak zvlášť důležité.</text:span><text:span text:style-name="T356"> </text:span><text:span text:style-name="T371">K</text:span><text:span text:style-name="T356">dyž se vám do toho </text:span><text:span text:style-name="T371">ale</text:span><text:span text:style-name="T356"> bude chtít, o historii výzbroje a váleční se dá nají</text:span><text:span text:style-name="T383">t</text:span><text:span text:style-name="T356"> spousta </text:span><text:span text:style-name="T371">zajímavých</text:span><text:span text:style-name="T356"> knih, videí a dalších zdrojů. </text:span><text:span text:style-name="T380">N</text:span><text:span text:style-name="T372">ovým zbraním </text:span><text:span text:style-name="T380">dejte</text:span><text:span text:style-name="T372"> stejné zranění, jaké má nějaká podobná zbraň v pravidlech.</text:span></text:p>
      <text:h text:style-name="Heading_20_3" text:outline-level="3"><text:span text:style-name="T2424">Kouzelné</text:span> předměty</text:h>
      <text:p text:style-name="P396"><text:span text:style-name="T1">V kapitole TODO </text:span><text:span text:style-name="T245">&lt;ODKAZ&gt;</text:span><text:span text:style-name="T1"> najdeš příklady kouzelných předmětů, které postavy mohou na svých výpravách najít. </text:span><text:span text:style-name="T357">Z hlediska tvorby herního světa se k nim váž</text:span><text:span text:style-name="T403">í</text:span><text:span text:style-name="T357"> </text:span><text:span text:style-name="T402">následující</text:span><text:span text:style-name="T357"> otázky:</text:span></text:p>
      <text:list xml:id="list2972614700" text:style-name="L159">
        <text:list-item>
          <text:p text:style-name="P1435">Kdo <text:span text:style-name="T2442">a proč</text:span> je vyrobil a <text:span text:style-name="T2442">j</text:span>ak se dostaly do ruin a podzemních komplexů, kde je teď postavy <text:span text:style-name="T1041">budou nacházet</text:span>?</text:p>
          <text:list>
            <text:list-item>
              <text:p text:style-name="P1632"><text:span text:style-name="T423">Základní možnost je</text:span><text:span text:style-name="T416">, že je v dávných dobách vyrobili obyvatelé dnes už zaniklých civilizací, </text:span><text:span text:style-name="T423">ale můžete vymyslet i něco jiného</text:span><text:span text:style-name="T416">.</text:span></text:p>
            </text:list-item>
          </text:list>
        </text:list-item>
        <text:list-item>
          <text:p text:style-name="P1436">Dají se někde koupit?</text:p>
          <text:list>
            <text:list-item>
              <text:p text:style-name="P1633"><text:span text:style-name="T415">J</text:span><text:span text:style-name="T1">ak jsme si řekli v kapitole </text:span><text:span text:style-name="T179">Nak</text:span><text:span text:style-name="T169">upování kouzelných předmětů</text:span><text:span text:style-name="T1"> </text:span><text:span text:style-name="T239">&lt;</text:span><text:span text:style-name="T6">TODO</text:span><text:span text:style-name="T239">&gt;, </text:span><text:span text:style-name="T6">je vhodné, aby kouzelné předměty kupovat šly, ale v omezené míře.</text:span></text:p>
            </text:list-item>
          </text:list>
        </text:list-item>
        <text:list-item>
          <text:p text:style-name="P1437">Jak jsou běžné?</text:p>
          <text:list>
            <text:list-item>
              <text:p text:style-name="P1633"><text:span text:style-name="T41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8">B</text:span><text:span text:style-name="T1">estiář</text:span></text:h>
      <text:p text:style-name="P412"><text:span text:style-name="T1">V kapitole </text:span><text:span text:style-name="T169">Bestiář</text:span><text:span text:style-name="T1"> </text:span><text:span text:style-name="T239">&lt;</text:span><text:span text:style-name="T6">ODKAZ</text:span><text:span text:style-name="T239">&gt; </text:span><text:span text:style-name="T6">najdeš různé tvory, se kterými se </text:span><text:span text:style-name="T90">mohou</text:span><text:span text:style-name="T6"> postavy potýkat. Pobíjení </text:span><text:span text:style-name="T91">skřetů a</text:span><text:span text:style-name="T6"> nestvůr je podstatnou součástí Dračáku – dá se sice hrát úplně bez toho a bojovat třeba jen s nepřátelskými špehy</text:span><text:span text:style-name="T90"> či</text:span><text:span text:style-name="T6"> vojáky, </text:span><text:span text:style-name="T90">nebo dokonce vůbec,</text:span><text:span text:style-name="T6"> ale hra pak </text:span><text:span text:style-name="T90">vyzní úplně jinak, než jak se obvykle hraje</text:span><text:span text:style-name="T6">.<text:line-break/><text:tab/>Pokud se chceš držet toho, že </text:span><text:span text:style-name="T92">skřetí národy a</text:span><text:span text:style-name="T6"> nestvůry z Bestiáře jsou určeny k tomu, aby s nimi mohl</text:span><text:span text:style-name="T92">y</text:span><text:span text:style-name="T6"> hráčské postavy bojovat, je vhodné, aby to běžné obyvatele vašeho herního světa nepohoršovalo</text:span><text:span text:style-name="T93">.</text:span></text:p>
      <text:h text:style-name="P1117" text:outline-level="2"><text:bookmark-start text:name="__RefHeading___Toc18429_2593964349"/>Příprava <text:span text:style-name="T2314">a</text:span> improvizace<text:bookmark-end text:name="__RefHeading___Toc18429_2593964349"/></text:h>
      <text:p text:style-name="P360">Většina Pánů jeskyně používá jak přípravu, tak různé improvizační techniky. <text:span text:style-name="T2317">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82">1 – <text:span text:style-name="T2372">(pod 1 kg) </text:span>myš, <text:span text:style-name="T2371">krysa</text:span></text:p>
      <text:p text:style-name="P382">2 – <text:span text:style-name="T2361">(3 kg)</text:span> kočka, <text:span text:style-name="T2370">orel,</text:span> <text:span text:style-name="T2369">sup</text:span></text:p>
      <text:p text:style-name="P382">3 – <text:span text:style-name="T2361">(10 kg) šakal, liška</text:span></text:p>
      <text:p text:style-name="P382">4 – <text:span text:style-name="T2361">(25 kg) rys</text:span></text:p>
      <text:p text:style-name="P381">5 – <text:span text:style-name="T2361">(50 kg)</text:span> kudůk, hobit, <text:span text:style-name="T2368">šimpanz, hyena, vlk</text:span></text:p>
      <text:p text:style-name="P381">6 – <text:span text:style-name="T2361">(75 kg) </text:span>člověk, elf, barbar, trpaslík, <text:span text:style-name="T2361">velký pes, puma, levhart, orangutan</text:span></text:p>
      <text:p text:style-name="P381">7 – <text:span text:style-name="T2362">(150 kg)</text:span> kroll, <text:span text:style-name="T2364">medvěd, jelen, tygr, lev, gorila</text:span></text:p>
      <text:p text:style-name="P381">8 – <text:span text:style-name="T2363">(300 kg)</text:span> <text:span text:style-name="T2360">poník, grizzly, aligátor</text:span></text:p>
      <text:p text:style-name="P382">9 – <text:span text:style-name="T2365">(600 kg)</text:span> kůň, <text:span text:style-name="T2367">los</text:span></text:p>
      <text:p text:style-name="P382">10 - <text:s/><text:span text:style-name="T2366">(1 tuna) buvol, bizon, krokodýl</text:span></text:p>
      <text:p text:style-name="P382">11 – <text:span text:style-name="T2366">(2 tuny) nosorožec</text:span></text:p>
      <text:p text:style-name="P382">12 – <text:span text:style-name="T2366">(4 tuny) hroch</text:span></text:p>
      <text:p text:style-name="P383">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04T19:26:52.578000000</dc:date>
    <meta:print-date>2113-01-01T00:00:00</meta:print-date>
    <meta:editing-cycles>19233</meta:editing-cycles>
    <meta:editing-duration>P54DT9H9M13S</meta:editing-duration>
    <meta:generator>LibreOffice/6.0.5.2$Windows_X86_64 LibreOffice_project/54c8cbb85f300ac59db32fe8a675ff7683cd5a16</meta:generator>
    <meta:document-statistic meta:table-count="0" meta:image-count="0" meta:object-count="0" meta:page-count="277" meta:paragraph-count="2724" meta:word-count="53793" meta:character-count="322180" meta:non-whitespace-character-count="271263"/>
  </office:meta>
</office:document-meta>
</file>